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Quicksand" svg:font-family="Quicksand" style:font-adornments="Regular" style:font-pitch="variable"/>
    <style:font-face style:name="Rubik" svg:font-family="Rubik" style:font-adornments="Light" style:font-pitch="variable"/>
  </office:font-face-decls>
  <office:automatic-styles>
    <style:style style:name="P1" style:family="paragraph" style:parent-style-name="Text_20_body">
      <style:text-properties officeooo:rsid="04173599" officeooo:paragraph-rsid="04173599"/>
    </style:style>
    <style:style style:name="P2" style:family="paragraph" style:parent-style-name="Text_20_body">
      <style:paragraph-properties fo:text-align="center" style:justify-single-word="false"/>
      <style:text-properties officeooo:rsid="04173599" officeooo:paragraph-rsid="04173599"/>
    </style:style>
    <style:style style:name="P3" style:family="paragraph" style:parent-style-name="Text_20_body">
      <style:text-properties officeooo:rsid="03f0f8a6" officeooo:paragraph-rsid="03f0f8a6"/>
    </style:style>
    <style:style style:name="P4" style:family="paragraph" style:parent-style-name="Math">
      <style:paragraph-properties fo:text-align="center" style:justify-single-word="false"/>
      <style:text-properties officeooo:paragraph-rsid="03f0f8a6"/>
    </style:style>
    <style:style style:name="P5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 style:parent-style-name="Text_20_body">
      <style:text-properties officeooo:rsid="03f0f8a6" officeooo:paragraph-rsid="03f340ad"/>
    </style:style>
    <style:style style:name="P8" style:family="paragraph" style:parent-style-name="Math">
      <style:paragraph-properties fo:text-align="center" style:justify-single-word="false"/>
    </style:style>
    <style:style style:name="P9" style:family="paragraph" style:parent-style-name="Text_20_body">
      <style:text-properties officeooo:rsid="03f1619c" officeooo:paragraph-rsid="03f340ad"/>
    </style:style>
    <style:style style:name="P10" style:family="paragraph" style:parent-style-name="Text_20_body">
      <style:text-properties officeooo:rsid="03f1619c" officeooo:paragraph-rsid="03f1619c"/>
    </style:style>
    <style:style style:name="P11" style:family="paragraph" style:parent-style-name="Text_20_body">
      <style:text-properties officeooo:rsid="03f340ad" officeooo:paragraph-rsid="03f340ad"/>
    </style:style>
    <style:style style:name="P12" style:family="paragraph" style:parent-style-name="Text_20_body" style:list-style-name="L1">
      <style:text-properties officeooo:rsid="03f340ad" officeooo:paragraph-rsid="03f340ad"/>
    </style:style>
    <style:style style:name="P13" style:family="paragraph" style:parent-style-name="Text_20_body">
      <style:paragraph-properties fo:text-align="justify" style:justify-single-word="false" style:writing-mode="lr-tb"/>
    </style:style>
    <style:style style:name="P14" style:family="paragraph" style:parent-style-name="Text_20_body">
      <style:text-properties officeooo:rsid="03f3cf1a" officeooo:paragraph-rsid="03f3cf1a"/>
    </style:style>
    <style:style style:name="P15" style:family="paragraph" style:parent-style-name="Heading_20_3">
      <style:text-properties officeooo:paragraph-rsid="03f0f8a6"/>
    </style:style>
    <style:style style:name="P16" style:family="paragraph" style:parent-style-name="Text_20_body">
      <style:text-properties officeooo:paragraph-rsid="03f3cf1a"/>
    </style:style>
    <style:style style:name="P17" style:family="paragraph" style:parent-style-name="Text_20_body">
      <style:text-properties officeooo:rsid="03f3cf1a" officeooo:paragraph-rsid="04130ba0"/>
    </style:style>
    <style:style style:name="P18" style:family="paragraph" style:parent-style-name="Text_20_body">
      <style:text-properties officeooo:paragraph-rsid="03f54802"/>
    </style:style>
    <style:style style:name="P19" style:family="paragraph" style:parent-style-name="Text_20_body">
      <style:text-properties officeooo:rsid="03f54802" officeooo:paragraph-rsid="03f54802"/>
    </style:style>
    <style:style style:name="P20" style:family="paragraph" style:parent-style-name="Text_20_body">
      <style:text-properties officeooo:rsid="03f5fea0" officeooo:paragraph-rsid="03f5fea0"/>
    </style:style>
    <style:style style:name="P21" style:family="paragraph" style:parent-style-name="Text_20_body">
      <style:text-properties officeooo:rsid="03f7587c" officeooo:paragraph-rsid="03f7587c"/>
    </style:style>
    <style:style style:name="P22" style:family="paragraph" style:parent-style-name="Text_20_body">
      <style:text-properties officeooo:rsid="03f7bacc" officeooo:paragraph-rsid="03f7bacc"/>
    </style:style>
    <style:style style:name="P23" style:family="paragraph" style:parent-style-name="Text_20_body">
      <style:text-properties fo:font-weight="bold" officeooo:rsid="03f7bacc" officeooo:paragraph-rsid="03fbf198" style:font-weight-asian="bold" style:font-weight-complex="bold"/>
    </style:style>
    <style:style style:name="P24" style:family="paragraph" style:parent-style-name="Text_20_body">
      <style:text-properties fo:font-weight="bold" officeooo:rsid="03f960c5" officeooo:paragraph-rsid="03fbf198" style:font-weight-asian="bold" style:font-weight-complex="bold"/>
    </style:style>
    <style:style style:name="P25" style:family="paragraph" style:parent-style-name="Text_20_body">
      <style:text-properties officeooo:rsid="03f960c5" officeooo:paragraph-rsid="03f960c5"/>
    </style:style>
    <style:style style:name="P26" style:family="paragraph" style:parent-style-name="Text_20_body">
      <style:text-properties officeooo:rsid="03fa5610" officeooo:paragraph-rsid="03fa5610"/>
    </style:style>
    <style:style style:name="P27" style:family="paragraph" style:parent-style-name="Text_20_body">
      <style:text-properties fo:font-weight="normal" officeooo:rsid="03fb3a1f" officeooo:paragraph-rsid="03fbf198" style:font-weight-asian="normal" style:font-weight-complex="normal"/>
    </style:style>
    <style:style style:name="P28" style:family="paragraph" style:parent-style-name="Text_20_body">
      <style:text-properties fo:font-weight="bold" officeooo:rsid="03fb3a1f" officeooo:paragraph-rsid="041656dd" style:font-weight-asian="bold" style:font-weight-complex="bold"/>
    </style:style>
    <style:style style:name="P29" style:family="paragraph" style:parent-style-name="Text_20_body">
      <style:text-properties fo:font-weight="bold" officeooo:rsid="03fbf198" officeooo:paragraph-rsid="03fbf198" style:font-weight-asian="bold" style:font-weight-complex="bold"/>
    </style:style>
    <style:style style:name="P30" style:family="paragraph" style:parent-style-name="Text_20_body">
      <style:text-properties officeooo:rsid="03fc8a37" officeooo:paragraph-rsid="03fc8a37"/>
    </style:style>
    <style:style style:name="P31" style:family="paragraph" style:parent-style-name="Text_20_body">
      <style:text-properties officeooo:rsid="0400c770" officeooo:paragraph-rsid="0400c770"/>
    </style:style>
    <style:style style:name="P32" style:family="paragraph" style:parent-style-name="Text_20_body">
      <style:text-properties officeooo:rsid="0400c770" officeooo:paragraph-rsid="04034457"/>
    </style:style>
    <style:style style:name="P33" style:family="paragraph" style:parent-style-name="Text_20_body">
      <style:text-properties officeooo:rsid="04034457" officeooo:paragraph-rsid="04034457"/>
    </style:style>
    <style:style style:name="P34" style:family="paragraph" style:parent-style-name="Text_20_body">
      <style:text-properties officeooo:paragraph-rsid="04034457"/>
    </style:style>
    <style:style style:name="P35" style:family="paragraph" style:parent-style-name="Text_20_body" style:list-style-name="L2">
      <style:text-properties officeooo:rsid="04034457" officeooo:paragraph-rsid="04034457"/>
    </style:style>
    <style:style style:name="P36" style:family="paragraph" style:parent-style-name="Math">
      <style:paragraph-properties fo:text-align="center" style:justify-single-word="false"/>
      <style:text-properties officeooo:paragraph-rsid="04034457"/>
    </style:style>
    <style:style style:name="P37" style:family="paragraph" style:parent-style-name="Text_20_body" style:list-style-name="L3">
      <style:text-properties officeooo:rsid="04034457" officeooo:paragraph-rsid="04034457"/>
    </style:style>
    <style:style style:name="P38" style:family="paragraph" style:parent-style-name="Text_20_body">
      <style:text-properties officeooo:rsid="04047d37" officeooo:paragraph-rsid="04047d37"/>
    </style:style>
    <style:style style:name="P39" style:family="paragraph" style:parent-style-name="Text_20_body">
      <style:text-properties fo:font-weight="bold" officeooo:rsid="040602c3" officeooo:paragraph-rsid="040602c3" style:font-weight-asian="bold" style:font-weight-complex="bold"/>
    </style:style>
    <style:style style:name="P40" style:family="paragraph" style:parent-style-name="Text_20_body" style:list-style-name="L4">
      <style:text-properties officeooo:paragraph-rsid="0408b1ab"/>
    </style:style>
    <style:style style:name="P41" style:family="paragraph" style:parent-style-name="Text_20_body" style:list-style-name="L4">
      <style:text-properties officeooo:rsid="0408b1ab" officeooo:paragraph-rsid="0408b1ab"/>
    </style:style>
    <style:style style:name="P42" style:family="paragraph" style:parent-style-name="Text_20_body" style:list-style-name="L4">
      <style:text-properties officeooo:rsid="040602c3" officeooo:paragraph-rsid="0408b1ab"/>
    </style:style>
    <style:style style:name="P43" style:family="paragraph" style:parent-style-name="Text_20_body" style:list-style-name="L4">
      <style:text-properties officeooo:rsid="0408b1ab" officeooo:paragraph-rsid="040a6ec3"/>
    </style:style>
    <style:style style:name="P44" style:family="paragraph" style:parent-style-name="Text_20_body" style:list-style-name="L4">
      <style:text-properties officeooo:rsid="040a6ec3" officeooo:paragraph-rsid="040ada28"/>
    </style:style>
    <style:style style:name="P45" style:family="paragraph" style:parent-style-name="Text_20_body">
      <style:text-properties fo:font-weight="bold" officeooo:rsid="040c04dc" officeooo:paragraph-rsid="040c04dc" style:font-weight-asian="bold" style:font-weight-complex="bold"/>
    </style:style>
    <style:style style:name="P46" style:family="paragraph" style:parent-style-name="Text_20_body">
      <style:text-properties fo:font-weight="bold" officeooo:rsid="040c04dc" officeooo:paragraph-rsid="040dda71" style:font-weight-asian="bold" style:font-weight-complex="bold"/>
    </style:style>
    <style:style style:name="P47" style:family="paragraph" style:parent-style-name="Text_20_body" style:list-style-name="L5">
      <style:text-properties fo:font-weight="bold" officeooo:rsid="040dda71" officeooo:paragraph-rsid="0410f5ce" style:font-weight-asian="bold" style:font-weight-complex="bold"/>
    </style:style>
    <style:style style:name="P48" style:family="paragraph" style:parent-style-name="Text_20_body" style:list-style-name="L5">
      <style:text-properties fo:font-weight="bold" officeooo:rsid="040dda71" officeooo:paragraph-rsid="040dda71" style:font-weight-asian="bold" style:font-weight-complex="bold"/>
    </style:style>
    <style:style style:name="P49" style:family="paragraph" style:parent-style-name="Math" style:list-style-name="L5">
      <style:paragraph-properties fo:text-align="center" style:justify-single-word="false"/>
    </style:style>
    <style:style style:name="P50" style:family="paragraph" style:parent-style-name="Text_20_body" style:list-style-name="L5">
      <style:text-properties fo:font-weight="bold" officeooo:rsid="040dda71" officeooo:paragraph-rsid="040f7630" style:font-weight-asian="bold" style:font-weight-complex="bold"/>
    </style:style>
    <style:style style:name="P51" style:family="paragraph" style:parent-style-name="Text_20_body" style:list-style-name="L5">
      <style:text-properties fo:font-weight="bold" officeooo:rsid="0410f5ce" officeooo:paragraph-rsid="0411c31d" style:font-weight-asian="bold" style:font-weight-complex="bold"/>
    </style:style>
    <style:style style:name="P52" style:family="paragraph" style:parent-style-name="Text_20_body">
      <style:text-properties officeooo:rsid="0417820b" officeooo:paragraph-rsid="0417820b"/>
    </style:style>
    <style:style style:name="P53" style:family="paragraph" style:parent-style-name="Text_20_body">
      <style:text-properties fo:font-weight="bold" officeooo:rsid="0417820b" officeooo:paragraph-rsid="041a32d2" style:font-weight-asian="bold" style:font-weight-complex="bold"/>
    </style:style>
    <style:style style:name="P54" style:family="paragraph" style:parent-style-name="Text_20_body">
      <style:text-properties officeooo:paragraph-rsid="041a32d2"/>
    </style:style>
    <style:style style:name="P55" style:family="paragraph" style:parent-style-name="Text_20_body">
      <style:text-properties fo:font-weight="bold" officeooo:rsid="041a32d2" officeooo:paragraph-rsid="041a32d2" style:font-weight-asian="bold" style:font-weight-complex="bold"/>
    </style:style>
    <style:style style:name="P56" style:family="paragraph" style:parent-style-name="Text_20_body" style:list-style-name="L6">
      <style:text-properties fo:font-weight="bold" officeooo:rsid="041a32d2" officeooo:paragraph-rsid="041a32d2" style:font-weight-asian="bold" style:font-weight-complex="bold"/>
    </style:style>
    <style:style style:name="P57" style:family="paragraph" style:parent-style-name="Text_20_body">
      <style:text-properties officeooo:rsid="0417820b" officeooo:paragraph-rsid="041a32d2"/>
    </style:style>
    <style:style style:name="P58" style:family="paragraph" style:parent-style-name="Text_20_body">
      <style:text-properties officeooo:rsid="041a7f6f" officeooo:paragraph-rsid="041a7f6f"/>
    </style:style>
    <style:style style:name="P59" style:family="paragraph" style:parent-style-name="Text_20_body">
      <style:text-properties fo:font-weight="bold" officeooo:rsid="041a7f6f" officeooo:paragraph-rsid="041a7f6f" style:font-weight-asian="bold" style:font-weight-complex="bold"/>
    </style:style>
    <style:style style:name="P60" style:family="paragraph" style:parent-style-name="Text_20_body">
      <style:text-properties fo:font-weight="bold" officeooo:rsid="041a7f6f" officeooo:paragraph-rsid="041afd00" style:font-weight-asian="bold" style:font-weight-complex="bold"/>
    </style:style>
    <style:style style:name="P61" style:family="paragraph" style:parent-style-name="Text_20_body" style:list-style-name="L7">
      <style:text-properties fo:font-weight="bold" officeooo:rsid="041afd00" officeooo:paragraph-rsid="041afd00" style:font-weight-asian="bold" style:font-weight-complex="bold"/>
    </style:style>
    <style:style style:name="P62" style:family="paragraph" style:parent-style-name="Heading_20_3">
      <style:text-properties officeooo:rsid="041afd00" officeooo:paragraph-rsid="041afd00"/>
    </style:style>
    <style:style style:name="P63" style:family="paragraph" style:parent-style-name="Text_20_body">
      <style:text-properties officeooo:rsid="041afd00" officeooo:paragraph-rsid="041afd00"/>
    </style:style>
    <style:style style:name="P64" style:family="paragraph" style:parent-style-name="Text_20_body">
      <style:text-properties fo:font-weight="bold" officeooo:rsid="041afd00" officeooo:paragraph-rsid="041afd00" style:font-weight-asian="bold" style:font-weight-complex="bold"/>
    </style:style>
    <style:style style:name="P65" style:family="paragraph" style:parent-style-name="Text_20_body">
      <style:text-properties fo:font-weight="bold" officeooo:rsid="041d44e1" officeooo:paragraph-rsid="041d44e1" style:font-weight-asian="bold" style:font-weight-complex="bold"/>
    </style:style>
    <style:style style:name="P66" style:family="paragraph" style:parent-style-name="Text_20_body" style:list-style-name="L8">
      <style:text-properties fo:font-weight="bold" officeooo:rsid="041d44e1" officeooo:paragraph-rsid="041d44e1" style:font-weight-asian="bold" style:font-weight-complex="bold"/>
    </style:style>
    <style:style style:name="P67" style:family="paragraph" style:parent-style-name="Text_20_body" style:list-style-name="L8">
      <style:paragraph-properties fo:text-align="justify" style:justify-single-word="false"/>
    </style:style>
    <style:style style:name="P68" style:family="paragraph" style:parent-style-name="Text_20_body" style:list-style-name="L8">
      <style:paragraph-properties fo:text-align="justify" style:justify-single-word="false"/>
      <style:text-properties officeooo:rsid="041d44e1" officeooo:paragraph-rsid="041d44e1"/>
    </style:style>
    <style:style style:name="P69" style:family="paragraph" style:parent-style-name="Text_20_body" style:list-style-name="L8">
      <style:paragraph-properties fo:text-align="justify" style:justify-single-word="false"/>
      <style:text-properties officeooo:paragraph-rsid="041d44e1"/>
    </style:style>
    <style:style style:name="P70" style:family="paragraph" style:parent-style-name="Text_20_body" style:list-style-name="L8">
      <style:paragraph-properties fo:text-align="justify" style:justify-single-word="false"/>
      <style:text-properties officeooo:rsid="041d44e1" officeooo:paragraph-rsid="041eb954"/>
    </style:style>
    <style:style style:name="P71" style:family="paragraph" style:parent-style-name="Text_20_body" style:list-style-name="L8">
      <style:paragraph-properties fo:text-align="justify" style:justify-single-word="false"/>
      <style:text-properties officeooo:paragraph-rsid="041eb954"/>
    </style:style>
    <style:style style:name="P72" style:family="paragraph" style:parent-style-name="Math" style:list-style-name="L8">
      <style:paragraph-properties fo:text-align="center" style:justify-single-word="false"/>
    </style:style>
    <style:style style:name="P73" style:family="paragraph" style:parent-style-name="Text_20_body" style:list-style-name="L8">
      <style:text-properties officeooo:rsid="041eb954" officeooo:paragraph-rsid="041eb954"/>
    </style:style>
    <style:style style:name="P74" style:family="paragraph" style:parent-style-name="Text_20_body" style:list-style-name="L8">
      <style:paragraph-properties fo:text-align="justify" style:justify-single-word="false"/>
      <style:text-properties officeooo:rsid="041eb954" officeooo:paragraph-rsid="041eb954"/>
    </style:style>
    <style:style style:name="P75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T1" style:family="text">
      <style:text-properties officeooo:rsid="03f0f8a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3f1619c"/>
    </style:style>
    <style:style style:name="T4" style:family="text">
      <style:text-properties officeooo:rsid="03f340ad"/>
    </style:style>
    <style:style style:name="T5" style:family="text">
      <style:text-properties fo:font-weight="normal" officeooo:rsid="03f340ad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3f5fea0"/>
    </style:style>
    <style:style style:name="T8" style:family="text">
      <style:text-properties fo:font-weight="bold" officeooo:rsid="03f3cf1a" style:font-weight-asian="bold" style:font-weight-complex="bold"/>
    </style:style>
    <style:style style:name="T9" style:family="text">
      <style:text-properties officeooo:rsid="03f3cf1a"/>
    </style:style>
    <style:style style:name="T10" style:family="text">
      <style:text-properties officeooo:rsid="03f54802"/>
    </style:style>
    <style:style style:name="T11" style:family="text">
      <style:text-properties fo:color="#c9211e" loext:opacity="100%"/>
    </style:style>
    <style:style style:name="T12" style:family="text">
      <style:text-properties officeooo:rsid="03f7bacc"/>
    </style:style>
    <style:style style:name="T13" style:family="text">
      <style:text-properties fo:font-weight="normal" officeooo:rsid="03fbf198" style:font-weight-asian="normal" style:font-weight-complex="normal"/>
    </style:style>
    <style:style style:name="T14" style:family="text">
      <style:text-properties officeooo:rsid="03fbf198"/>
    </style:style>
    <style:style style:name="T15" style:family="text">
      <style:text-properties fo:font-weight="normal" officeooo:rsid="041656dd" style:font-weight-asian="normal" style:font-weight-complex="normal"/>
    </style:style>
    <style:style style:name="T16" style:family="text">
      <style:text-properties officeooo:rsid="04034457"/>
    </style:style>
    <style:style style:name="T17" style:family="text">
      <style:text-properties fo:font-weight="normal" officeooo:rsid="04034457" style:font-weight-asian="normal" style:font-weight-complex="normal"/>
    </style:style>
    <style:style style:name="T18" style:family="text">
      <style:text-properties fo:font-weight="normal" officeooo:rsid="040602c3" style:font-weight-asian="normal" style:font-weight-complex="normal"/>
    </style:style>
    <style:style style:name="T19" style:family="text">
      <style:text-properties fo:font-weight="normal" officeooo:rsid="0408b1ab" style:font-weight-asian="normal" style:font-weight-complex="normal"/>
    </style:style>
    <style:style style:name="T20" style:family="text">
      <style:text-properties fo:font-weight="normal" officeooo:rsid="04078861" style:font-weight-asian="normal" style:font-weight-complex="normal"/>
    </style:style>
    <style:style style:name="T21" style:family="text">
      <style:text-properties fo:font-weight="normal" officeooo:rsid="040a6ec3" style:font-weight-asian="normal" style:font-weight-complex="normal"/>
    </style:style>
    <style:style style:name="T22" style:family="text">
      <style:text-properties fo:font-weight="normal" officeooo:rsid="040ada28" style:font-weight-asian="normal" style:font-weight-complex="normal"/>
    </style:style>
    <style:style style:name="T23" style:family="text">
      <style:text-properties fo:font-weight="normal" officeooo:rsid="0410f5ce" style:font-weight-asian="normal" style:font-weight-complex="normal"/>
    </style:style>
    <style:style style:name="T24" style:family="text">
      <style:text-properties fo:font-weight="normal" officeooo:rsid="040f7630" style:font-weight-asian="normal" style:font-weight-complex="normal"/>
    </style:style>
    <style:style style:name="T25" style:family="text">
      <style:text-properties fo:font-weight="normal" officeooo:rsid="0411378f" style:font-weight-asian="normal" style:font-weight-complex="normal"/>
    </style:style>
    <style:style style:name="T26" style:family="text">
      <style:text-properties fo:color="#c9211e" loext:opacity="100%" fo:font-weight="normal" officeooo:rsid="0411378f" style:font-weight-asian="normal" style:font-weight-complex="normal"/>
    </style:style>
    <style:style style:name="T27" style:family="text">
      <style:text-properties fo:font-weight="normal" officeooo:rsid="0411c31d" style:font-weight-asian="normal" style:font-weight-complex="normal"/>
    </style:style>
    <style:style style:name="T28" style:family="text">
      <style:text-properties officeooo:rsid="0417820b"/>
    </style:style>
    <style:style style:name="T29" style:family="text">
      <style:text-properties fo:font-weight="normal" officeooo:rsid="04190cdf" style:font-weight-asian="normal" style:font-weight-complex="normal"/>
    </style:style>
    <style:style style:name="T30" style:family="text">
      <style:text-properties fo:font-weight="normal" officeooo:rsid="041a32d2" style:font-weight-asian="normal" style:font-weight-complex="normal"/>
    </style:style>
    <style:style style:name="T31" style:family="text">
      <style:text-properties officeooo:rsid="041a32d2"/>
    </style:style>
    <style:style style:name="T32" style:family="text">
      <style:text-properties officeooo:rsid="041a7f6f"/>
    </style:style>
    <style:style style:name="T33" style:family="text">
      <style:text-properties fo:font-weight="normal" officeooo:rsid="041a7f6f" style:font-weight-asian="normal" style:font-weight-complex="normal"/>
    </style:style>
    <style:style style:name="T34" style:family="text">
      <style:text-properties fo:font-weight="bold" officeooo:rsid="0417820b" style:font-weight-asian="bold" style:font-weight-complex="bold"/>
    </style:style>
    <style:style style:name="T35" style:family="text">
      <style:text-properties fo:font-weight="normal" officeooo:rsid="041afd00" style:font-weight-asian="normal" style:font-weight-complex="normal"/>
    </style:style>
    <style:style style:name="T36" style:family="text">
      <style:text-properties fo:font-weight="normal" officeooo:rsid="041d44e1" style:font-weight-asian="normal" style:font-weight-complex="normal"/>
    </style:style>
    <style:style style:name="T37" style:family="text">
      <style:text-properties fo:font-weight="normal" officeooo:rsid="041eb954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▫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Title">מתמטיקה בדידה – תרגיל בית 7 <text:span text:style-name="T1">– שחר פרץ</text:span></text:p>
      <text:h text:style-name="Heading_20_2" text:outline-level="2">מידע כללי</text:h>
      <text:p text:style-name="P1">מגיש: שחר פרץ</text:p>
      <text:p text:style-name="P1">תאריך הגשה: 31.4.2024</text:p>
      <text:p text:style-name="P2">~~~ תרגיל בית 7 ~~~</text:p>
      <text:h text:style-name="Heading_20_2" text:outline-level="2">שאלה 1</text:h>
      <text:h text:style-name="Heading_20_3" text:outline-level="3">סעיף (א)</text:h>
      <text:p text:style-name="P3">נתונה הפונקציה: </text:p>
      <text:p text:style-name="P4"><draw:g text:anchor-type="as-char" svg:y="-0.1134in" draw:z-index="1" draw:name="Shape1" draw:style-name="gr1"><svg:title>TexMaths</svg:title><svg:desc>11§display§H = \lambda f \in \Z \to \{0, 1\}. \lambda n \in \N_+. f(n) + f(-n)§svg§600§FALSE§</svg:desc><draw:path draw:style-name="gr2" draw:text-style-name="P5" svg:width="2.9531in" svg:height="0.1354in" svg:x="0.0024in" svg:y="0.0071in" svg:viewBox="0 0 7502 345" svg:d="M0 0c2500 0 5002 0 7502 0 0 115 0 230 0 345-2500 0-5002 0-7502 0 0-115 0-230 0-345z"><text:p/></draw:path><draw:path draw:style-name="gr3" draw:text-style-name="P6" svg:width="0.128in" svg:height="0.1031in" svg:x="0.0004in" svg:y="0.0098in" svg:viewBox="0 0 326 263" svg:d="M279 30c4-13 5-18 33-18 10 0 14 0 14-8 0-4-5-4-6-4-11 0-38 1-49 1-12 0-39-1-51-1-2 0-7 0-7 8 0 4 4 4 11 4 5 0 8 0 15 1 6 1 10 1 10 7 0 1 0 2-1 6-8 32-16 63-24 95-39 0-78 0-117 0 7-31 14-60 22-91 4-13 5-18 33-18 10 0 13 0 13-8 0-4-4-4-6-4-11 0-38 1-49 1s-39-1-50-1c-3 0-7 0-7 8 0 4 3 4 11 4 1 0 7 0 14 1 8 1 11 1 11 7 0 1-1 2-2 6-18 69-34 138-52 206-3 16-4 19-35 19-7 0-10 0-10 8 0 3 4 4 6 4 9 0 37-2 48-2 9 0 16 1 25 1 8 0 17 1 26 1 2 0 7 0 7-9 0-3-4-3-11-3-14 0-25 0-25-8 0-2 1-4 1-6 9-36 18-70 26-105 40 0 79 0 118 0-16 64-25 100-26 106-5 12-11 13-35 13-6 0-10 0-10 8 0 3 3 3 5 4 11 0 39-2 50-2 7 0 16 1 24 1 9 0 17 1 25 1 3 0 8 0 8-9 0-3-3-3-11-3-14 0-24 0-24-8 0-2 0-4 1-6 17-69 34-138 51-207z"><text:p/></draw:path><draw:path draw:style-name="gr3" draw:text-style-name="P6" svg:width="0.1008in" svg:height="0.035in" svg:x="0.1843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48in" svg:height="0.1063in" svg:x="0.3445in" svg:y="0.0071in" svg:viewBox="0 0 191 271" svg:d="M118 154c15 40 34 99 40 108 6 8 10 8 20 8 4 0 6 0 9 0s4-2 4-4c0-1-1-2-2-3-4-4-6-10-9-17-26-73-52-147-79-220-7-22-28-26-47-26-1 0-7 0-7 3 0 4 3 4 4 5 13 2 15 4 25 31 12 34 25 69 37 104-35 35-71 69-106 105-5 4-7 6-7 12s4 11 11 11c6 0 10-5 13-8 31-36 63-73 94-109z"><text:p/></draw:path><draw:path draw:style-name="gr3" draw:text-style-name="P6" svg:width="0.0756in" svg:height="0.137in" svg:x="0.4331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3" draw:text-style-name="P6" svg:width="0.076in" svg:height="0.087in" svg:x="0.5709in" svg:y="0.0307in" svg:viewBox="0 0 194 222" svg:d="M179 120c7 0 15 0 15-8 0-7-8-7-15-7-55 0-109 0-164 0 5-52 50-90 104-90 20 0 41 0 60 0 7 0 15 0 15-7 0-8-8-8-15-8-19 0-40 0-60 0-66 0-119 51-119 112 0 62 53 110 119 110 20 0 41 0 60 0 7 0 15 0 15-7 0-8-8-7-15-7-19 0-40 0-60 0-54 0-99-36-104-88 55 0 109 0 164 0z"><text:p/></draw:path><draw:path draw:style-name="gr3" draw:text-style-name="P6" svg:width="0.0921in" svg:height="0.1031in" svg:x="0.7059in" svg:y="0.0098in" svg:viewBox="0 0 235 263" svg:d="M220 13c3-4 3-5 3-6 0-7-5-7-12-7-59 0-117 0-177 0-13 0-13 1-14 11-2 18-3 34-6 52 0 1-1 3-1 5 0 6 5 7 8 7s5-2 7-6c1-8 4-26 28-40 22-15 49-16 62-16 11 0 21 0 32 0-49 78-97 158-146 236-4 4-4 5-4 6 0 8 7 8 13 8 66 0 133 0 199 0 11 0 11-1 14-11 3-25 6-51 9-75 0-4-3-7-6-7-6 0-7 4-8 12-6 30-36 67-91 67-19 0-36 0-55 0 48-78 97-158 145-236zM33 13c7 0 14 0 21 0-11 7-18 13-23 18 1-6 1-12 2-18zM165 13c13 0 26 0 40 0-49 78-98 158-147 236-13 0-25 0-38 0 48-78 97-158 145-236zM186 249c11-7 21-14 30-25-1 7-3 12-4 25-8 0-17 0-26 0z"><text:p/></draw:path><draw:path draw:style-name="gr3" draw:text-style-name="P6" svg:width="0.1346in" svg:height="0.078in" svg:x="0.8539in" svg:y="0.0362in" svg:viewBox="0 0 343 199" svg:d="M300 108c-21 16-30 32-34 37-17 27-14 33-21 50 0 4 5 4 8 4 7 0 8 0 9-6 9-38 32-70 76-87 4-3 5-4 5-6s-2-4-3-4c-18-7-64-26-78-90-1-5-2-6-9-6-3 0-8 0-8 4 0 2 4 26 20 51 8 12 19 25 35 37-95 0-191 0-287 0-6 0-13 0-13 8s7 8 13 8c96 0 192 0 287 0z"><text:p/></draw:path><draw:path draw:style-name="gr3" draw:text-style-name="P6" svg:width="0.0531in" svg:height="0.1508in" svg:x="1.0512in" svg:y="0in" svg:viewBox="0 0 136 384" svg:d="M81 52c0-16 10-41 52-43 2-1 3-2 3-5 0-4-2-4-6-4-39 0-74 20-75 48 0 29 0 59 0 89 0 14 0 26-15 39-14 11-28 12-37 12-2 0-3 2-3 5 0 2 2 2 6 3 26 1 44 15 48 34 1 5 1 6 1 19 0 25 0 50 0 76 0 16 0 28 19 44 15 11 40 15 56 15 4 0 6 0 6-4 0-3-2-3-5-5-24-1-44-13-48-33-2-3-2-4-2-18 0-27 0-53 0-81 0-17-3-24-15-36-9-9-20-12-31-14 32-9 46-27 46-49 0-31 0-61 0-92z"><text:p/></draw:path><draw:path draw:style-name="gr3" draw:text-style-name="P6" svg:width="0.0638in" svg:height="0.1035in" svg:x="1.122in" svg:y="0.0126in" svg:viewBox="0 0 163 264" svg:d="M163 133c0-31-2-61-16-89-17-37-49-44-66-44-23 0-51 10-67 46-12 27-14 56-14 87 0 30 1 63 18 93 16 31 44 38 63 38 21 0 50-7 68-44 12-27 14-56 14-87zM81 257c-15 0-38-10-45-48-4-22-4-57-4-80 0-24 0-50 3-71 7-46 37-49 46-49 13 0 38 6 46 45 4 22 4 51 4 75 0 30 0 55-4 79-7 36-29 49-46 49z"><text:p/></draw:path><draw:path draw:style-name="gr3" draw:text-style-name="P6" svg:width="0.0173in" svg:height="0.0453in" svg:x="1.2055in" svg:y="0.0972in" svg:viewBox="0 0 45 116" svg:d="M45 41c0-26-10-41-24-41-13 0-21 10-21 21 0 10 8 21 21 21 4 0 9-2 13-6 1-1 1-1 2-1 0 2 0 0 0 6 0 28-12 51-25 65-4 3-4 4-4 5 0 4 1 5 3 5 4 0 35-30 35-75z"><text:p/></draw:path><draw:path draw:style-name="gr3" draw:text-style-name="P6" svg:width="0.05in" svg:height="0.1008in" svg:x="1.2732in" svg:y="0.0126in" svg:viewBox="0 0 128 257" svg:d="M79 10c0-9 0-10-9-10-24 25-57 25-70 25 0 5 0 8 0 12 8 0 31 0 51-9 0 66 0 132 0 198 0 13-1 18-36 18-4 0-8 0-13 0 0 5 0 9 0 13 15-3 48-3 63-3s49 0 63 3c0-4 0-8 0-13-5 0-8 0-12 0-36 0-37-4-37-18 0-72 0-145 0-216z"><text:p/></draw:path><draw:path draw:style-name="gr3" draw:text-style-name="P6" svg:width="0.0539in" svg:height="0.1508in" svg:x="1.3469in" svg:y="0in" svg:viewBox="0 0 138 384" svg:d="M56 333c0 15-11 40-53 42-2 2-3 3-3 5 0 4 4 4 8 4 37 0 73-18 73-48 0-29 0-59 0-88 0-15 0-27 16-40 13-11 28-12 37-12 1-1 4-2 4-3 0-5-3-5-7-5-25-1-44-15-48-34-2-4-2-5-2-19 0-25 0-50 0-76 0-16 0-28-18-44-16-12-42-15-55-15-4 0-8 0-8 4s2 4 7 5c24 1 43 13 48 33 1 3 1 4 1 19 0 26 0 52 0 80 0 18 2 23 16 36 8 8 18 12 29 16-32 7-45 25-45 47 0 31 0 62 0 93z"><text:p/></draw:path><draw:path draw:style-name="gr3" draw:text-style-name="P6" svg:width="0.0157in" svg:height="0.0161in" svg:x="1.4252in" svg:y="0.0972in" svg:viewBox="0 0 41 42" svg:d="M41 21c0-11-10-21-21-21s-20 10-20 21 9 21 20 21 21-10 21-21z"><text:p/></draw:path><draw:path draw:style-name="gr3" draw:text-style-name="P6" svg:width="0.0748in" svg:height="0.1063in" svg:x="1.4626in" svg:y="0.0071in" svg:viewBox="0 0 191 271" svg:d="M117 154c16 40 35 99 40 108 7 8 10 8 21 8 4 0 6 0 9 0s4-2 4-4c0-1-1-2-2-3-4-4-6-10-9-17-26-73-52-147-79-220-7-22-28-26-47-26-2 0-7 0-7 3 0 4 3 4 4 5 13 2 15 4 25 31 12 34 25 69 37 104-35 35-71 69-106 105-5 4-7 6-7 12s4 11 11 11c6 0 10-5 13-8 31-36 62-73 93-109z"><text:p/></draw:path><draw:path draw:style-name="gr3" draw:text-style-name="P6" svg:width="0.0823in" svg:height="0.0681in" svg:x="1.5469in" svg:y="0.0453in" svg:viewBox="0 0 210 174" svg:d="M23 148c-1 5-3 14-3 16 0 7 5 10 11 10 4 0 11-2 14-10 0-1 6-20 8-29 2-12 5-24 8-35 2-9 5-16 6-25 2-7 6-18 6-20 5-12 26-47 62-47 18 0 21 14 21 27 0 24-18 73-25 91-3 8-3 13-3 17 0 18 13 31 32 31 36 0 50-56 50-59 0-4-4-4-5-4-4 0-4 1-6 7-8 26-20 48-39 48-7 0-9-4-9-13 0-10 3-19 6-27 8-20 25-63 25-85 0-26-17-41-46-41-34 0-53 24-60 33-1-21-18-33-35-33-18 0-26 14-29 22-6 13-12 35-12 37 0 4 3 3 4 4 5 0 5 0 7-9 7-28 14-46 29-46 7 0 12 5 12 18 0 8-1 13-7 32-8 30-14 60-22 90z"><text:p/></draw:path><draw:path draw:style-name="gr3" draw:text-style-name="P6" svg:width="0.0756in" svg:height="0.087in" svg:x="1.689in" svg:y="0.0307in" svg:viewBox="0 0 193 222" svg:d="M179 120c7 0 14 0 14-8 0-7-7-7-14-7-55 0-109 0-164 0 5-52 50-90 104-90 20 0 41 0 60 0 7 0 14 0 14-7 0-8-7-8-14-8-19 0-40 0-60 0-67 0-119 51-119 112 0 62 52 110 119 110 20 0 41 0 60 0 7 0 14 0 14-7 0-8-7-7-14-7-19 0-40 0-60 0-54 0-99-36-104-88 55 0 109 0 164 0z"><text:p/></draw:path><draw:path draw:style-name="gr3" draw:text-style-name="P6" svg:width="0.1028in" svg:height="0.1059in" svg:x="1.8236in" svg:y="0.0098in" svg:viewBox="0 0 262 270" svg:d="M34 34c0 63 0 126 0 187 0 21-3 28-23 28-4 0-11 1-11 6 0 8 7 8 13 8 20 0 41 0 61 0 6 0 12 0 12-8 0-5-6-6-11-6-22 0-24-8-24-29 0-58 0-117 0-175 55 73 111 147 166 219 3 5 5 6 9 6 6 0 6-6 6-12 0-72 0-145 0-217 0-22 3-28 21-28 2 0 9 0 9-6 0-7-6-7-13-7-19 0-38 0-56 0-7 0-14 0-14 7 0 6 8 6 11 6 22 0 26 8 26 29 0 39 0 79 0 120-39-53-78-105-117-156-4-6-5-6-14-6-22 0-45 0-67 0-7 0-14 0-14 7 0 5 7 6 9 6 10 1 18 8 21 12 0 4 0 4 0 9zM218 243c-56-73-111-147-167-221-5-4-5-5-9-9 15 0 31 0 46 0 43 59 87 117 130 175 0 18 0 37 0 55z"><text:p/></draw:path><draw:path draw:style-name="gr3" draw:text-style-name="P6" svg:width="0.078in" svg:height="0.0776in" svg:x="1.9374in" svg:y="0.0709in" svg:viewBox="0 0 199 198" svg:d="M107 107c27 0 55 0 82 0 5 0 10 0 10-7 0-6-5-6-10-6-27 0-55 0-82 0 0-29 0-57 0-84 0-3 0-10-7-10-6 0-6 7-6 10 0 27 0 55 0 84-28 0-55 0-83 0-4 0-11 0-11 6 0 7 7 7 11 7 28 0 55 0 83 0 0 27 0 55 0 82 0 4 0 9 6 9 7 0 7-5 7-9 0-27 0-55 0-82z"><text:p/></draw:path><draw:path draw:style-name="gr3" draw:text-style-name="P6" svg:width="0.0157in" svg:height="0.0161in" svg:x="2.0441in" svg:y="0.0972in" svg:viewBox="0 0 41 42" svg:d="M41 21c0-11-10-21-21-21-12 0-20 10-20 21s8 21 20 21c11 0 21-10 21-21z"><text:p/></draw:path><draw:path draw:style-name="gr3" draw:text-style-name="P6" svg:width="0.0756in" svg:height="0.137in" svg:x="2.0815in" svg:y="0.0071in" svg:viewBox="0 0 193 349" svg:d="M121 118c11 0 22 0 33 0 8 0 12 0 12-9 0-3-4-3-11-3-11 0-21 0-32 0 4-16 6-30 9-44 1-9 7-36 9-41 3-7 10-13 17-13 3 0 13 0 20 7-17 2-21 15-21 21 0 9 7 14 15 14 10 0 21-9 21-24 0-17-18-26-35-26-12 0-37 7-48 45-2 8-3 12-13 61-9 0-18 0-27 0-7 0-12 0-12 6s5 6 11 6c9 0 18 0 27 0-10 50-20 100-30 151-7 37-13 72-33 72-2 0-12 0-19-7 18-1 21-15 21-21 0-9-6-14-14-14-10 0-21 9-21 24 0 17 17 26 33 26 21 0 36-22 43-37 13-25 22-71 22-74 8-40 15-81 23-120z"><text:p/></draw:path><draw:path draw:style-name="gr3" draw:text-style-name="P6" svg:width="0.0346in" svg:height="0.1508in" svg:x="2.1795in" svg:y="0in" svg:viewBox="0 0 89 384" svg:d="M89 380c0-1 0-1-6-8-49-48-61-121-61-179 0-67 14-135 63-183 4-4 4-4 4-7 0-2-1-3-3-3-5 0-39 26-62 75-20 43-24 86-24 118 0 28 4 76 25 119 23 47 56 72 61 72 2 0 3-1 3-4z"><text:p/></draw:path><draw:path draw:style-name="gr3" draw:text-style-name="P6" svg:width="0.0819in" svg:height="0.0681in" svg:x="2.228in" svg:y="0.0453in" svg:viewBox="0 0 209 174" svg:d="M23 148c-2 5-4 14-4 16 0 7 5 10 12 10 4 0 11-2 14-10 0-1 5-20 7-29 3-12 5-24 9-35 2-9 4-16 6-25 1-7 5-18 6-20 5-12 25-47 62-47 18 0 21 14 21 27 0 24-18 73-25 91-3 8-4 13-4 17 0 18 14 31 31 31 37 0 51-56 51-59 0-4-3-4-4-4-4 0-4 1-6 7-8 26-21 48-39 48-7 0-9-4-9-13 0-10 3-19 6-27 8-20 23-63 23-85 0-26-16-41-44-41-35 0-53 24-60 33-2-21-18-33-35-33-18 0-26 14-30 22-5 13-11 35-11 37 0 4 3 4 4 4 5 0 5 0 7-9 7-28 14-46 29-46 7 0 12 5 12 18 0 8-2 13-7 32-8 30-14 60-22 90z"><text:p/></draw:path><draw:path draw:style-name="gr3" draw:text-style-name="P6" svg:width="0.0346in" svg:height="0.1508in" svg:x="2.3236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008in" svg:height="0.1008in" svg:x="2.4161in" svg:y="0.0252in" svg:viewBox="0 0 257 257" svg:d="M136 137c37 0 72 0 108 0 6 0 13 0 13-8s-7-8-13-8c-36 0-71 0-108 0 0-36 0-71 0-108 0-5 0-13-7-13-8 0-8 8-8 13 0 37 0 72 0 108-36 0-71 0-108 0-5 0-13 0-13 8s8 8 13 8c37 0 72 0 108 0 0 35 0 71 0 106 0 6 0 14 8 14 7 0 7-8 7-14 0-35 0-71 0-106z"><text:p/></draw:path><draw:path draw:style-name="gr3" draw:text-style-name="P6" svg:width="0.076in" svg:height="0.137in" svg:x="2.5677in" svg:y="0.0071in" svg:viewBox="0 0 194 349" svg:d="M122 118c11 0 22 0 33 0 8 0 11 0 11-9 0-3-3-3-10-3-11 0-21 0-32 0 3-16 6-30 8-44 2-9 7-36 10-41 3-7 10-13 18-13 1 0 12 0 18 7-16 2-21 15-21 21 0 9 8 14 15 14 10 0 22-9 22-24 0-17-19-26-34-26-14 0-38 7-50 45-2 8-3 12-12 61-9 0-18 0-26 0s-13 0-13 6 4 6 11 6c9 0 17 0 26 0-10 50-19 100-29 151-8 37-14 72-34 72-1 0-11 0-19-7 18-1 22-15 22-21 0-9-7-14-14-14-10 0-22 9-22 24 0 17 18 26 33 26 22 0 37-22 44-37 12-25 21-71 22-74 8-40 15-81 23-120z"><text:p/></draw:path><draw:path draw:style-name="gr3" draw:text-style-name="P6" svg:width="0.035in" svg:height="0.1508in" svg:x="2.6657in" svg:y="0in" svg:viewBox="0 0 90 384" svg:d="M90 380c0-1 0-1-6-8-49-48-61-121-61-179 0-67 14-135 62-183 5-4 5-4 5-7 0-2-2-3-4-3-3 0-39 26-62 75-18 43-24 86-24 118 0 28 4 76 26 119 24 47 57 72 60 72 2 0 4-1 4-4z"><text:p/></draw:path><draw:path draw:style-name="gr3" draw:text-style-name="P6" svg:width="0.0929in" svg:height="0.0055in" svg:x="2.7224in" svg:y="0.0717in" svg:viewBox="0 0 237 15" svg:d="M223 15c7 0 14 0 14-7 0-8-7-8-14-8-69 0-139 0-209 0-6 0-14 0-14 8 0 7 8 7 14 7 70 0 140 0 209 0z"><text:p/></draw:path><draw:path draw:style-name="gr3" draw:text-style-name="P6" svg:width="0.0819in" svg:height="0.0681in" svg:x="2.8327in" svg:y="0.0453in" svg:viewBox="0 0 209 174" svg:d="M22 148c-1 5-3 14-3 16 0 7 5 10 11 10 5 0 12-2 14-10 1-1 6-20 8-29 3-12 5-24 9-35 2-9 4-16 6-25 1-7 5-18 5-20 6-12 26-47 63-47 18 0 21 14 21 27 0 24-20 73-25 91-3 8-4 13-4 17 0 18 14 31 31 31 37 0 51-56 51-59 0-4-3-4-4-4-5 0-5 1-6 7-8 26-21 48-39 48-7 0-10-4-10-13 0-10 4-19 7-27 7-20 23-63 23-85 0-26-16-41-44-41-35 0-53 24-60 33-2-21-18-33-35-33-19 0-26 14-30 22-5 13-11 35-11 37 0 4 3 4 4 4 4 0 5 0 7-9 7-28 14-46 29-46 7 0 11 5 11 18 0 8-1 13-6 32-8 30-15 60-23 90z"><text:p/></draw:path><draw:path draw:style-name="gr3" draw:text-style-name="P6" svg:width="0.035in" svg:height="0.1508in" svg:x="2.9283in" svg:y="0in" svg:viewBox="0 0 90 384" svg:d="M90 193c0-30-4-77-25-120-23-48-56-73-61-73-2 0-4 1-4 3 0 3 0 3 8 10 38 38 60 99 60 180 0 65-14 132-62 181-6 5-6 5-6 6 0 3 2 4 4 4 5 0 39-26 62-75 20-43 24-85 24-116z"><text:p/></draw:path></draw:g></text:p>
      <text:p text:style-name="P7">תחום: <draw:g text:anchor-type="as-char" svg:y="-0.1134in" draw:z-index="0" draw:name="Shape2" draw:style-name="gr1"><svg:title>TexMaths</svg:title><svg:desc>11§display§\dom(h) = \Z \to \{0, 1\}§svg§600§FALSE§</svg:desc><draw:path draw:style-name="gr2" draw:text-style-name="P5" svg:width="1.3791in" svg:height="0.1358in" svg:x="0.0031in" svg:y="0.0071in" svg:viewBox="0 0 3504 346" svg:d="M1752 346c-584 0-1168 0-1752 0 0-116 0-230 0-346 1168 0 2335 0 3504 0 0 116 0 230 0 346-584 0-1169 0-1752 0z"><text:p/></draw:path><draw:path draw:style-name="gr3" draw:text-style-name="P6" svg:width="0.0744in" svg:height="0.1063in" svg:x="0.0004in" svg:y="0.0071in" svg:viewBox="0 0 190 271" svg:d="M134 246c0 8 0 17 0 25 19-1 38-2 56-5 0-3 0-7 0-12-26 0-29-2-29-21 0-77 0-155 0-233-19 1-38 3-56 4 0 5 0 8 0 13 27 0 30 2 30 20 0 28 0 55 0 84-11-14-28-24-48-24-46 0-87 38-87 88 0 47 39 86 83 86 24 0 41-13 51-25zM134 143c0 27 0 53 0 78 0 7 0 8-4 15-12 18-29 26-46 26s-31-10-40-24c-11-17-12-38-12-53 0-14 1-37 12-55 9-12 23-24 44-24 13 0 30 5 42 23 4 6 4 8 4 14z"><text:p/></draw:path><draw:path draw:style-name="gr3" draw:text-style-name="P6" svg:width="0.0673in" svg:height="0.0693in" svg:x="0.0839in" svg:y="0.0453in" svg:viewBox="0 0 172 177" svg:d="M172 90c0-49-39-90-86-90-49 0-86 42-86 90 0 50 41 87 86 87 46 0 86-37 86-87zM86 167c-17 0-33-7-44-25-10-18-10-41-10-55s0-35 10-53c10-17 28-25 44-25s33 9 44 25c10 17 10 39 10 53s0 35-9 52-25 28-45 28z"><text:p/></draw:path><draw:path draw:style-name="gr3" draw:text-style-name="P6" svg:width="0.1189in" svg:height="0.0669in" svg:x="0.1606in" svg:y="0.0453in" svg:viewBox="0 0 303 171" svg:d="M31 39c0 34 0 68 0 103 0 17-5 17-31 17 0 3 0 7 0 12 14 0 34-1 44-1s30 1 43 1c0-5 0-9 0-12-25 0-30 0-30-17 0-24 0-48 0-72 0-39 28-61 52-61 25 0 29 21 29 43 0 29 0 59 0 90 0 17-4 17-30 17 0 3 0 7 0 12 13 0 33-1 44-1 10 0 30 1 43 1 0-5 0-9 0-12-27 0-30 0-30-17 0-24 0-48 0-72 0-39 28-61 52-61s28 21 28 43c0 29 0 59 0 90 0 17-4 17-29 17 0 3 0 7 0 12 13 0 33-1 43-1 9 0 30 1 44 1 0-5 0-9 0-12-21 0-30 0-31-11 0-26 0-50 0-74 0-33 0-45-12-60-6-6-18-14-40-14-33 0-49 23-56 39-6-35-34-39-52-39-28 0-46 17-57 41 0-13 0-28 0-41-19 1-36 3-55 4 0 5 0 8 0 13 28 0 31 2 31 22z"><text:p/></draw:path><draw:path draw:style-name="gr3" draw:text-style-name="P6" svg:width="0.0346in" svg:height="0.1512in" svg:x="0.298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4in" svg:height="0.1063in" svg:x="0.3504in" svg:y="0.0071in" svg:viewBox="0 0 189 271" svg:d="M89 4c0-1 0-4-4-4-9 0-38 3-48 3-3 1-7 1-7 8 0 6 3 6 10 6 17 0 18 2 18 6 0 2-1 6-1 8-18 74-37 147-56 220-1 6-1 7-1 9 0 9 8 11 11 11 7 0 12-5 14-10 3-10 6-20 8-30 2-11 6-22 8-33 2-9 5-17 6-26 1-2 5-15 5-18 1-3 13-24 26-35 9-6 21-13 38-13 16 0 20 13 20 26 0 21-15 64-24 86-3 9-5 13-5 21 0 19 14 32 32 32 36 0 50-56 50-60 0-3-3-3-4-3-3 0-3 1-6 7-5 20-18 47-39 47-7 0-9-3-9-12 0-10 3-19 7-28 5-15 23-61 23-83 0-26-16-42-44-42-25 0-43 12-58 30 10-41 20-82 30-123z"><text:p/></draw:path><draw:path draw:style-name="gr3" draw:text-style-name="P6" svg:width="0.0346in" svg:height="0.1512in" svg:x="0.4382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6" svg:width="0.1004in" svg:height="0.0354in" svg:x="0.5398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917in" svg:height="0.1031in" svg:x="0.6957in" svg:y="0.0098in" svg:viewBox="0 0 234 263" svg:d="M219 14c3-5 3-6 3-7 0-7-5-7-12-7-59 0-118 0-177 0-12 0-12 1-13 11-2 18-5 34-7 52 0 2 0 3 0 5 0 6 5 8 7 8 3 0 5-3 6-7 2-8 6-25 29-40 22-15 50-16 63-16 10 0 21 0 31 0-49 79-97 159-146 237-3 4-3 5-3 7 0 6 6 6 13 6 66 0 132 0 198 0 11 0 11-1 13-11 4-25 7-49 10-75 0-4-3-6-6-6-6 0-7 3-8 11-7 30-36 68-91 68-19 0-37 0-55 0 48-78 97-158 145-236zM33 13c7 0 13 0 20 0v1c-10 6-18 12-22 17 1-6 1-12 2-18zM164 13c13 0 26 0 40 0-49 79-97 159-146 237-13 0-26 0-39 0 48-78 97-158 145-237zM185 250c11-7 21-15 30-26-2 7-2 12-4 26-9 0-17 0-26 0z"><text:p/></draw:path><draw:path draw:style-name="gr3" draw:text-style-name="P6" svg:width="0.1346in" svg:height="0.0787in" svg:x="0.8433in" svg:y="0.0362in" svg:viewBox="0 0 343 201" svg:d="M301 109c-22 15-31 32-35 36-17 27-21 51-21 52 0 4 6 4 9 4 6 0 7-1 8-7 9-38 32-71 76-88 4-1 5-4 5-6 0-3-2-3-3-3-17-7-64-27-78-91-1-5-2-6-8-6-3 0-9 0-9 4 0 2 5 26 20 51 8 12 20 25 36 37-95 0-191 0-287 0-7 0-14-1-14 8 0 8 7 9 14 9 96 0 192 0 287 0z"><text:p/></draw:path><draw:path draw:style-name="gr3" draw:text-style-name="P6" svg:width="0.0539in" svg:height="0.1512in" svg:x="1.0402in" svg:y="0in" svg:viewBox="0 0 138 385" svg:d="M81 52c0-16 10-41 52-43 2 0 5-2 5-5 0-4-4-4-8-4-39 0-74 20-74 48 0 29 0 59 0 89 0 15 0 27-16 39-14 12-28 12-37 13-2 0-3 1-3 4 0 4 2 4 7 4 25 2 44 14 47 34 2 4 2 5 2 19 0 25 0 51 0 76 0 16 0 29 18 43 15 12 40 16 56 16 4 0 8 0 8-4s-3-4-7-4c-24-2-43-15-48-33-2-5-2-5-2-19 0-27 0-54 0-82 0-17-3-24-15-35-8-8-20-12-30-15 31-9 45-27 45-49 0-31 0-61 0-92z"><text:p/></draw:path><draw:path draw:style-name="gr3" draw:text-style-name="P6" svg:width="0.0638in" svg:height="0.1035in" svg:x="1.1114in" svg:y="0.013in" svg:viewBox="0 0 163 264" svg:d="M163 133c0-31-2-61-16-90-17-37-49-43-66-43-23 0-51 10-67 45-12 28-14 57-14 88 0 29 1 64 18 92 16 32 45 39 63 39 21 0 50-7 68-45 12-25 14-55 14-86zM81 255c-15 0-38-9-45-46-4-22-4-58-4-80 0-26 0-51 3-72 8-45 37-49 46-49 13 0 39 7 46 45 4 22 4 52 4 76 0 28 0 55-4 79-6 36-28 47-46 47z"><text:p/></draw:path><draw:path draw:style-name="gr3" draw:text-style-name="P6" svg:width="0.0173in" svg:height="0.0453in" svg:x="1.1945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6" svg:width="0.05in" svg:height="0.1in" svg:x="1.2626in" svg:y="0.013in" svg:viewBox="0 0 128 255" svg:d="M79 10c0-10 0-10-9-10-23 24-57 24-70 24 0 5 0 8 0 12 8 0 31 0 51-10 0 66 0 133 0 199 0 14-1 18-36 18-4 0-8 0-13 0 0 5 0 9 0 12 15-1 48-1 63-1s49 0 63 1c0-3 0-7 0-12-5 0-8 0-12 0-36 0-37-4-37-18 0-72 0-144 0-215z"><text:p/></draw:path><draw:path draw:style-name="gr3" draw:text-style-name="P6" svg:width="0.0539in" svg:height="0.1512in" svg:x="1.3362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. טווח: <draw:g text:anchor-type="as-char" svg:y="-0.1134in" draw:z-index="9" draw:name="Shape3" draw:style-name="gr1"><svg:title>TexMaths</svg:title><svg:desc>11§display§\range(H) = \N_+ \to \N§svg§600§FALSE§</svg:desc><draw:path draw:style-name="gr2" draw:text-style-name="P5" svg:width="1.3614in" svg:height="0.1358in" svg:x="0.0031in" svg:y="0.0071in" svg:viewBox="0 0 3459 346" svg:d="M1730 346c-578 0-1154 0-1730 0 0-116 0-230 0-346 1153 0 2306 0 3459 0 0 116 0 230 0 346-576 0-1153 0-1729 0z"><text:p/></draw:path><draw:path draw:style-name="gr3" draw:text-style-name="P6" svg:width="0.0508in" svg:height="0.0669in" svg:x="-0.0004in" svg:y="0.0453in" svg:viewBox="0 0 130 171" svg:d="M54 43c0-14 0-29 0-43-18 1-36 3-54 4 0 5 0 8 0 13 27 0 30 2 30 22 0 34 0 68 0 103 0 17-4 17-30 17 0 3 0 7 0 12 15 0 33-1 44-1 15 0 34 0 49 1 0-5 0-9 0-12-3 0-5 0-8 0-29 0-29-5-29-18 0-20 0-40 0-60 0-38 15-72 45-72 3 0 3 0 5 0-2 1-9 5-9 15 0 11 7 17 16 17 7 0 17-5 17-17 0-13-12-24-29-24-28 0-42 26-47 43z"><text:p/></draw:path><draw:path draw:style-name="gr3" draw:text-style-name="P6" svg:width="0.0681in" svg:height="0.0693in" svg:x="0.0614in" svg:y="0.0453in" svg:viewBox="0 0 174 177" svg:d="M112 144c1 16 12 31 30 31 9 0 32-5 32-36 0-8 0-16 0-22-4 0-7 0-10 0 0 6 0 14 0 22 0 22-10 24-13 24-14 0-15-17-15-19 0-26 0-52 0-77 0-16 0-32-14-46-15-14-34-21-53-21-32 0-58 19-58 44 0 11 8 18 18 18 11 0 17-8 17-18 0-4-2-18-20-18 11-13 30-17 42-17 19 0 41 14 41 49 0 5 0 10 0 15-20 1-46 2-71 13-29 13-38 33-38 51 0 30 37 40 62 40s42-15 50-33zM109 80c0 12 0 26 0 39 0 36-28 49-45 49-19 0-34-13-34-33s15-52 79-55z"><text:p/></draw:path><draw:path draw:style-name="gr3" draw:text-style-name="P6" svg:width="0.076in" svg:height="0.0669in" svg:x="0.1362in" svg:y="0.0453in" svg:viewBox="0 0 194 171" svg:d="M30 39c0 34 0 68 0 103 0 17-5 17-30 17 0 3 0 7 0 12 13 0 33-1 43-1 11 0 31 1 44 1 0-5 0-9 0-12-27 0-31 0-31-17 0-24 0-48 0-72 0-39 28-61 53-61 24 0 28 21 28 43 0 29 0 59 0 90 0 17-4 17-30 17 0 3 0 7 0 12 14 0 34-1 44-1s29 1 43 1c0-5 0-9 0-12-20 0-30 0-30-11 0-26 0-50 0-74 0-33 0-45-12-60-6-6-18-14-41-14-27 0-46 17-57 41 0-13 0-28 0-41-18 1-36 3-54 4 0 5 0 8 0 13 26 0 30 2 30 22z"><text:p/></draw:path><draw:path draw:style-name="gr3" draw:text-style-name="P6" svg:width="0.0693in" svg:height="0.0992in" svg:x="0.2197in" svg:y="0.0449in" svg:viewBox="0 0 177 253" svg:d="M76 109c-34 0-34-39-34-47 0-11 0-23 6-33 4-5 12-16 28-16 33 0 33 39 33 48 0 11 0 23-6 33-3 4-12 15-27 15zM31 124c0-2 0-11 6-18 16 11 31 12 39 12 35 0 63-27 63-56 0-15-7-29-17-38 14-13 28-15 35-15 1 0 2 0 4 0-5 2-6 6-6 11 0 6 4 11 11 11 3 0 11-2 11-11 0-7-4-20-20-20-7 0-24 2-40 19-17-13-33-15-41-15-36 0-63 27-63 57 0 17 8 31 18 39-5 7-12 19-12 33 0 11 5 27 17 34-23 7-36 23-36 39 0 26 38 47 86 47 46 0 86-20 86-48 0-13-6-33-26-44s-43-11-66-11c-10 0-26 0-28 0-14-1-21-13-21-26zM86 244c-39 0-65-19-65-38 0-18 14-32 32-33 7 0 14 0 22 0 34 0 77 0 77 33 0 20-28 38-66 38z"><text:p/></draw:path><draw:path draw:style-name="gr3" draw:text-style-name="P6" svg:width="0.0587in" svg:height="0.0693in" svg:x="0.2957in" svg:y="0.0453in" svg:viewBox="0 0 150 177" svg:d="M33 76c2-57 34-67 47-67 40 0 44 52 44 67-31 0-60 0-91 0zM32 84c36 0 71 0 108 0 8 0 10 0 10-8 0-39-21-76-70-76-45 0-80 40-80 88 0 52 41 89 85 89 47 0 65-43 65-50 0-4-4-5-5-5-4 0-4 2-5 6-14 39-49 39-52 39-20 0-35-11-44-25-12-19-12-44-12-58z"><text:p/></draw:path><draw:path draw:style-name="gr3" draw:text-style-name="P6" svg:width="0.035in" svg:height="0.1512in" svg:x="0.374in" svg:y="0in" svg:viewBox="0 0 90 385" svg:d="M90 381c0-1 0-1-6-8-49-49-61-122-61-180 0-67 14-135 62-182 5-5 5-5 5-7 0-3-2-4-4-4-4 0-39 26-62 76-20 42-24 85-24 117 0 29 4 76 25 120 24 47 57 72 61 72 2 0 4-1 4-4z"><text:p/></draw:path><draw:path draw:style-name="gr3" draw:text-style-name="P6" svg:width="0.1276in" svg:height="0.1028in" svg:x="0.4244in" svg:y="0.0098in" svg:viewBox="0 0 325 262" svg:d="M279 30c4-15 5-18 33-18 10 0 13 0 13-8 0-4-4-4-5-4-11 0-39 1-50 1s-38-1-50-1c-2 0-7 0-7 8 0 4 4 4 11 4 5 0 8 0 15 0 6 1 9 1 9 7 0 1 0 2-1 7-7 31-15 62-23 94-39 0-78 0-117 0 7-31 14-61 22-90 4-15 5-18 33-18 10 0 13 0 13-8 0-4-5-4-6-4-11 0-38 1-49 1s-39-1-50-1c-3 0-7 0-7 8 0 4 3 4 11 4 1 0 7 0 14 0 8 1 11 1 11 7 0 1-1 2-2 7-18 69-34 138-52 206-3 15-4 18-35 18-7 0-10 0-10 8 0 4 4 4 5 4 11 0 38-1 49-1 9 0 16 0 25 0s17 1 25 1c3 0 8 0 8-8 0-4-3-4-11-4-14 0-25 0-25-7 0-2 1-4 1-6 9-34 18-70 26-105 40 0 78 0 118 0-16 64-25 99-26 106-5 12-11 12-36 12-5 0-9 0-9 8 0 4 3 3 5 4 11 0 39-1 50-1 7 0 16 0 24 0 9 0 17 1 25 1 3 0 8 0 8-8 0-4-4-4-11-4-15 0-24 0-24-7 0-2 0-4 1-6 17-69 34-138 51-207z"><text:p/></draw:path><draw:path draw:style-name="gr3" draw:text-style-name="P6" svg:width="0.0346in" svg:height="0.1512in" svg:x="0.5657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6673in" svg:y="0.0571in" svg:viewBox="0 0 256 91" svg:d="M243 17c5 0 13-2 13-9 0-8-8-8-12-8-77 0-155 0-232 0-5 0-12 0-12 8 0 7 7 9 12 9 77 0 154 0 231 0zM244 91c4 0 12 0 12-7 0-9-8-9-13-9-77 0-154 0-231 0-5 0-12 0-12 9 0 7 7 7 12 7 77 0 155 0 232 0z"><text:p/></draw:path><draw:path draw:style-name="gr3" draw:text-style-name="P6" svg:width="0.1028in" svg:height="0.1063in" svg:x="0.822in" svg:y="0.0098in" svg:viewBox="0 0 262 271" svg:d="M34 35c0 63 0 126 0 187 0 20-3 28-23 28-4 0-11 0-11 7 0 6 7 6 13 6 20 0 41 0 61 0 6 0 12 0 12-6 0-7-6-7-11-7-21 0-24-9-24-29 0-58 0-118 0-176 56 74 111 148 167 220 3 5 4 6 7 6 7 0 7-7 7-13 0-72 0-145 0-217 0-21 3-27 21-28 2 0 9 0 9-6 0-7-6-7-12-7-19 0-39 0-58 0-6 0-13 0-13 7 0 6 8 6 12 6 21 1 25 9 25 29 0 39 0 80 0 121-39-53-79-105-117-157-3-6-6-6-14-6-22 0-45 0-67 0-7 0-13 0-13 7 0 6 6 6 8 6 11 1 18 8 22 12-1 4-1 5-1 10zM219 243c-56-72-112-146-168-220-5-5-5-5-9-10 15 0 31 0 46 0 44 59 87 117 131 176 0 18 0 37 0 54z"><text:p/></draw:path><draw:path draw:style-name="gr3" draw:text-style-name="P6" svg:width="0.078in" svg:height="0.078in" svg:x="0.9358in" svg:y="0.0709in" svg:viewBox="0 0 199 199" svg:d="M106 106c27 0 56 0 83 0 3 0 10 0 10-7s-7-7-10-7c-27 0-56 0-83 0 0-27 0-55 0-82 0-3 0-10-7-10s-7 6-7 10c0 27 0 55 0 82-27 0-55 0-82 0-3 0-10 0-10 7s5 7 10 7c27 0 55 0 82 0 0 27 0 55 0 83 0 4 0 10 7 10s7-6 7-10c0-28 0-56 0-83z"><text:p/></draw:path><draw:path draw:style-name="gr3" draw:text-style-name="P6" svg:width="0.1346in" svg:height="0.0787in" svg:x="1.0803in" svg:y="0.0362in" svg:viewBox="0 0 343 201" svg:d="M300 109c-21 15-32 32-34 36-18 27-21 51-21 52 0 4 5 4 8 4 6 0 6-1 9-7 8-38 32-71 74-88 5-1 7-4 7-6 0-3-2-2-3-3-18-7-64-27-79-91-2-5-2-6-8-6-3 0-8 0-8 4 0 2 3 26 20 51 8 12 19 25 35 37-95 0-191 0-287 0-6 0-13-1-13 8 0 8 7 9 13 9 96 0 192 0 287 0z"><text:p/></draw:path><draw:path draw:style-name="gr3" draw:text-style-name="P6" svg:width="0.1028in" svg:height="0.1063in" svg:x="1.2697in" svg:y="0.0098in" svg:viewBox="0 0 262 271" svg:d="M33 35c0 63 0 126 0 187 0 20-2 28-22 28-4 0-11 0-11 7 0 6 7 6 13 6 20 0 40 0 60 0 7 0 13 0 13-6 0-7-7-7-12-7-21 0-25-9-25-29 0-58 0-118 0-176 57 74 112 148 168 220 3 5 5 6 7 6 7 0 7-7 7-13 0-72 0-145 0-217 0-21 4-27 22-28 2 0 9 0 9-6 0-7-6-7-14-7-18 0-37 0-56 0-6 0-13 0-13 7 0 6 7 6 11 6 22 1 26 9 26 29 0 39 0 80 0 121-39-53-79-105-117-157-4-6-6-6-14-6-22 0-45 0-67 0-8 0-14 0-14 7 0 6 6 6 9 6 10 1 18 8 21 12-1 4-1 5-1 10zM218 243c-56-72-112-146-169-220-3-5-3-5-7-10 15 0 31 0 46 0 43 59 87 117 130 176 0 18 0 37 0 54z"><text:p/></draw:path></draw:g></text:p>
      <text:h text:style-name="Heading_20_3" text:outline-level="3">סעיף (ב)</text:h>
      <text:p text:style-name="P3"><text:span text:style-name="T2">טענה: </text:span><text:span text:style-name="T2"><draw:g text:anchor-type="as-char" svg:y="-0.1035in" draw:z-index="2" draw:name="Shape4" draw:style-name="gr1"><svg:title>TexMaths</svg:title><svg:desc>11§display§H§svg§600§FALSE§</svg:desc><draw:path draw:style-name="gr2" draw:text-style-name="P5" svg:width="0.1177in" svg:height="0.0874in" svg:x="0.0024in" svg:y="0.0071in" svg:viewBox="0 0 300 223" svg:d="M0 0c100 0 200 0 300 0 0 74 0 149 0 223-100 0-200 0-300 0 0-74 0-149 0-223z"><text:p/></draw:path><draw:path draw:style-name="gr3" draw:text-style-name="P6" svg:width="0.1272in" svg:height="0.1031in" svg:x="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/>לא חח"ע</text:p>
      <text:p text:style-name="P3"><text:span text:style-name="T2">הוכחה: </text:span>נניח בשלילה ש־<draw:g text:anchor-type="as-char" svg:y="-0.1035in" draw:z-index="3" draw:name="Shape5" draw:style-name="gr1"><svg:title>TexMaths</svg:title><svg:desc>11§display§H§svg§600§FALSE§</svg:desc><draw:path draw:style-name="gr2" draw:text-style-name="P5" svg:width="0.1177in" svg:height="0.0874in" svg:x="0.0024in" svg:y="0.0071in" svg:viewBox="0 0 300 223" svg:d="M0 0c100 0 200 0 300 0 0 74 0 149 0 223-100 0-200 0-300 0 0-74 0-149 0-223z"><text:p/></draw:path><draw:path draw:style-name="gr3" draw:text-style-name="P6" svg:width="0.1272in" svg:height="0.1031in" svg:x="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 הוא חח"ע. <text:span text:style-name="T3">נראה דוגמה נגדית. </text:span></text:p>
      <text:p text:style-name="P8"><draw:g text:anchor-type="as-char" svg:y="-0.1134in" draw:z-index="4" draw:name="Shape6" draw:style-name="gr1"><svg:title>TexMaths</svg:title><svg:desc>11§display§f_1 = \Z_{\le 0} \times \{1\} \cup \Z_{&gt; 0} \times \{0\}§svg§600§FALSE§</svg:desc><draw:path draw:style-name="gr2" draw:text-style-name="P5" svg:width="1.8457in" svg:height="0.1406in" svg:x="-0.0004in" svg:y="0.0071in" svg:viewBox="0 0 4689 358" svg:d="M2344 358c-782 0-1563 0-2344 0 0-119 0-239 0-358 1563 0 3126 0 4689 0 0 119 0 239 0 358-781 0-1563 0-2345 0z"><text:p/></draw:path><draw:path draw:style-name="gr3" draw:text-style-name="P6" svg:width="0.0756in" svg:height="0.1378in" svg:x="0in" svg:y="0.0067in" svg:viewBox="0 0 193 351" svg:d="M121 118c11 0 22 0 33 0 8 0 12 0 12-8 0-4-4-4-11-4-11 0-21 0-32 0 4-16 6-30 9-44 1-8 7-36 9-40 3-8 10-13 19-13 1 0 11 0 18 6-17 2-21 16-21 21 0 9 7 14 15 14 10 0 21-8 21-24 0-17-18-26-33-26-14 0-38 7-50 45-2 8-3 12-13 61-9 0-18 0-27 0-7 0-11 0-11 8 0 4 4 4 10 4 9 0 18 0 27 0-10 51-20 101-30 152-7 38-13 72-33 72-2 0-11 0-19-7 18-1 21-15 21-21 0-8-6-13-14-13-10 0-21 9-21 23 0 18 17 27 33 27 21 0 36-23 43-38 13-24 22-70 22-74 8-39 15-80 23-121z"><text:p/></draw:path><draw:path draw:style-name="gr3" draw:text-style-name="P6" svg:width="0.0386in" svg:height="0.0705in" svg:x="0.078in" svg:y="0.0661in" svg:viewBox="0 0 99 180" svg:d="M62 8c0-8-1-8-9-8-17 17-42 18-53 18 0 3 0 5 0 8 7 0 24 0 40-6 0 46 0 91 0 138 0 9 0 12-28 12-3 0-6 0-10 0 0 3 0 6 0 10 5 0 38-1 49-1 7 0 41 1 48 1 0-4 0-7 0-10-3 0-8 0-11 0-26 0-26-3-26-12 0-51 0-101 0-150z"><text:p/></draw:path><draw:path draw:style-name="gr3" draw:text-style-name="P6" svg:width="0.1008in" svg:height="0.035in" svg:x="0.185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921in" svg:height="0.1035in" svg:x="0.3417in" svg:y="0.0098in" svg:viewBox="0 0 235 264" svg:d="M220 14c3-5 3-6 3-7 0-7-5-7-13-7-59 0-118 0-177 0-12 0-12 1-13 11-2 18-3 35-6 53 0 1-1 3-1 4 0 6 5 8 7 8 4 0 6-3 6-7 3-8 6-25 29-40 22-15 50-16 63-16 10 0 21 0 31 0-49 80-97 159-146 237-3 5-3 6-3 7 0 7 7 7 13 7 66 0 132 0 198 0 12 0 12 0 13-11 4-26 8-50 11-75 0-5-3-7-6-7-6 0-7 4-8 12-6 31-37 67-92 67-18 0-37 0-54 0 48-78 97-157 145-236zM33 13c7 0 14 0 21 0v1c-11 6-19 12-23 17 1-6 1-12 2-18zM165 13c13 0 26 0 40 0-49 80-98 159-147 237-13 0-26 0-39 0 48-78 98-157 146-237zM185 250c11-6 21-15 30-26 0 9-2 12-4 26-9 0-17 0-26 0z"><text:p/></draw:path><draw:path draw:style-name="gr3" draw:text-style-name="P6" svg:width="0.0717in" svg:height="0.0921in" svg:x="0.4504in" svg:y="0.0634in" svg:viewBox="0 0 183 235" svg:d="M177 13c3-1 6-3 6-6 0-5-3-7-7-7-1 0-1 0-4 1-55 27-110 53-165 80-5 2-7 4-7 7 0 2 2 5 7 7 55 26 109 53 164 79 4 2 3 1 5 2 4 0 7-3 7-6 0-5-4-7-6-7-52-25-103-51-155-75 52-25 103-49 155-75zM173 235c3 0 10 0 10-7 0-6-6-6-10-6-54 0-108 0-162 0-4 0-11 0-11 6 0 7 7 7 11 7 54 0 108 0 162 0z"><text:p/></draw:path><draw:path draw:style-name="gr3" draw:text-style-name="P6" svg:width="0.0488in" svg:height="0.0724in" svg:x="0.5398in" svg:y="0.0661in" svg:viewBox="0 0 125 185" svg:d="M125 94c0-30-3-52-15-71-9-12-25-23-47-23-63 0-63 74-63 94 0 18 0 91 63 91 62 0 62-73 62-91zM63 178c-12 0-29-8-34-30-5-16-5-38-5-59 0-20 0-39 5-55 5-21 23-26 34-26 14 0 28 9 33 24 4 14 5 34 5 57 0 21 0 41-4 58-5 25-23 31-34 31z"><text:p/></draw:path><draw:path draw:style-name="gr3" draw:text-style-name="P6" svg:width="0.0732in" svg:height="0.0728in" svg:x="0.6587in" svg:y="0.0394in" svg:viewBox="0 0 187 186" svg:d="M94 83c-26-26-52-52-77-77-5-5-6-6-9-6-4 0-8 3-8 8 0 3 1 3 6 7 25 27 51 52 77 79-26 25-52 50-77 77-5 4-6 5-6 8 0 4 4 7 8 7 3 0 4-1 9-5 25-27 51-52 77-77 26 26 53 53 80 80 1 0 3 2 5 2 5 0 8-3 8-7 0-1 0-3-1-5-28-27-62-61-81-80 24-25 47-48 71-72 1-2 8-7 9-9 1-1 2-2 2-5 0-5-3-8-8-8-3 0-4 1-8 6-26 25-52 51-77 77z"><text:p/></draw:path><draw:path draw:style-name="gr3" draw:text-style-name="P6" svg:width="0.0539in" svg:height="0.1516in" svg:x="0.7992in" svg:y="0in" svg:viewBox="0 0 138 386" svg:d="M83 52c0-16 9-41 51-43 2 0 4-2 4-5 0-4-4-4-7-4-40 0-75 20-75 49 0 28 0 58 0 88 0 15 0 27-15 39-13 13-29 13-37 14-2 0-4 1-4 4s3 3 7 3c25 3 44 16 48 35 1 4 1 4 1 18 0 26 0 51 0 76 0 17 0 29 19 45 15 11 41 15 56 15 3 0 7 0 7-4s-3-4-6-5c-25-1-44-13-48-33-1-3-1-4-1-19 0-26 0-53 0-80 0-19-4-26-16-37-9-8-20-12-31-14 32-9 47-27 47-50 0-30 0-61 0-92z"><text:p/></draw:path><draw:path draw:style-name="gr3" draw:text-style-name="P6" svg:width="0.05in" svg:height="0.1004in" svg:x="0.878in" svg:y="0.013in" svg:viewBox="0 0 128 256" svg:d="M79 10c0-10 0-10-9-10-24 24-58 24-70 24 0 5 0 8 0 12 8 0 31 0 51-10 0 67 0 134 0 200 0 13-1 18-37 18-4 0-7 0-12 0 0 4 0 9 0 12 15-1 48-1 63-1s49 0 63 1c0-3 0-8 0-12-5 0-8 0-12 0-36 0-37-4-37-18 0-72 0-144 0-216z"><text:p/></draw:path><draw:path draw:style-name="gr3" draw:text-style-name="P6" svg:width="0.0539in" svg:height="0.1516in" svg:x="0.9512in" svg:y="0in" svg:viewBox="0 0 138 386" svg:d="M55 334c0 16-10 41-52 43-2 1-3 2-3 5 0 4 4 4 8 4 37 0 73-19 73-48s0-59 0-89c0-15 0-27 16-38 13-12 28-12 36-14 2 0 5-1 5-3 0-4-4-4-7-4-25-2-44-16-48-34-2-5-2-6-2-20 0-26 0-51 0-76 0-17 0-29-18-43-16-13-42-17-55-17-4 0-8 0-8 4 0 5 2 5 6 5 25 1 44 14 48 33 1 4 1 4 1 19 0 26 0 54 0 81 0 18 3 25 15 37 9 7 20 12 31 15-32 9-46 25-46 48 0 30 0 61 0 92z"><text:p/></draw:path><draw:path draw:style-name="gr3" draw:text-style-name="P6" svg:width="0.0843in" svg:height="0.0933in" svg:x="1.0587in" svg:y="0.0217in" svg:viewBox="0 0 215 238" svg:d="M215 13c0-6 0-13-8-13s-8 7-8 13c0 47 0 93 0 140 0 59-63 70-92 70-18 0-42-4-62-16-30-18-30-44-30-54 0-47 0-93 0-140 0-6 0-13-7-13-8 0-8 7-8 13 0 48 0 95 0 143 0 58 58 82 107 82 50 0 108-26 108-82 0-48 0-95 0-143z"><text:p/></draw:path><draw:path draw:style-name="gr3" draw:text-style-name="P6" svg:width="0.0921in" svg:height="0.1035in" svg:x="1.1894in" svg:y="0.0098in" svg:viewBox="0 0 235 264" svg:d="M220 14c3-5 3-6 3-7 0-7-5-7-12-7-59 0-117 0-177 0-13 0-13 1-14 11-2 18-3 35-6 53 0 1-1 3-1 4 0 6 5 8 8 8s5-3 7-7c1-8 4-25 28-40 22-15 49-16 62-16 11 0 21 0 32 0-49 80-97 159-146 237-4 5-4 6-4 7 0 7 7 7 13 7 66 0 133 0 199 0 11 0 11 0 14-11 3-26 6-50 9-75 0-5-3-7-6-7-6 0-7 4-8 12-6 31-36 67-91 67-19 0-36 0-55 0 48-78 97-157 145-236zM33 13c7 0 14 0 21 0v1c-11 6-18 12-23 17 1-6 1-12 2-18zM165 13c13 0 26 0 40 0-49 80-98 159-147 237-13 0-25 0-38 0 48-78 97-157 145-237zM186 250c11-6 21-15 30-26-1 9-3 12-4 26-8 0-17 0-26 0z"><text:p/></draw:path><draw:path draw:style-name="gr3" draw:text-style-name="P6" svg:width="0.072in" svg:height="0.0697in" svg:x="1.298in" svg:y="0.0752in" svg:viewBox="0 0 184 178" svg:d="M177 96c3-2 7-3 7-7s-4-6-7-7c-55-27-110-53-165-80-3-2-4-2-5-2-4 0-7 3-7 7s3 6 7 6c51 26 103 50 155 75-52 24-104 50-155 75-4 1-7 4-7 7 0 4 3 8 7 8 1 0 2 0 5-3 55-26 110-53 165-79z"><text:p/></draw:path><draw:path draw:style-name="gr3" draw:text-style-name="P6" svg:width="0.0488in" svg:height="0.0724in" svg:x="1.3874in" svg:y="0.0661in" svg:viewBox="0 0 125 185" svg:d="M125 94c0-30-3-52-15-71-9-12-25-23-47-23-63 0-63 74-63 94 0 18 0 91 63 91 62 0 62-73 62-91zM63 178c-12 0-29-8-34-30-4-16-4-38-4-59 0-20 0-39 4-55 5-21 23-26 34-26 15 0 28 9 34 24 4 14 4 34 4 57 0 21 0 41-3 58-6 25-24 31-35 31z"><text:p/></draw:path><draw:path draw:style-name="gr3" draw:text-style-name="P6" svg:width="0.0728in" svg:height="0.0728in" svg:x="1.5067in" svg:y="0.0394in" svg:viewBox="0 0 186 186" svg:d="M94 83c-27-26-52-52-79-77-4-5-4-6-7-6-5 0-8 3-8 8 0 3 0 3 4 7 27 27 52 52 79 79-27 25-52 50-79 77-4 4-4 5-4 8 0 4 3 7 8 7 3 0 3-1 7-5 26-27 52-52 77-77 27 26 54 53 81 80 1 0 3 2 5 2 6 0 8-3 8-7 0-1 0-3-1-5-27-27-62-61-80-80 23-25 47-48 70-72 2-2 8-7 10-9 0-1 1-2 1-5 0-5-2-8-8-8-2 0-4 1-9 6-25 25-50 51-75 77z"><text:p/></draw:path><draw:path draw:style-name="gr3" draw:text-style-name="P6" svg:width="0.0531in" svg:height="0.1516in" svg:x="1.6472in" svg:y="0in" svg:viewBox="0 0 136 386" svg:d="M81 52c0-16 10-41 52-43 2 0 3-2 3-5 0-4-2-4-6-4-39 0-74 20-75 49 0 28 0 58 0 88 0 15 0 27-15 39-14 13-28 13-37 14-2 0-3 1-3 4s2 3 6 3c26 3 44 16 48 35 1 4 1 4 1 18 0 26 0 51 0 76 0 17 0 29 19 45 15 11 40 15 56 15 4 0 6 0 6-4s-2-4-5-5c-24-1-44-13-48-33-2-3-2-4-2-19 0-26 0-53 0-80 0-19-3-26-15-37-9-8-20-12-31-14 32-9 46-27 46-50 0-30 0-61 0-92z"><text:p/></draw:path><draw:path draw:style-name="gr3" draw:text-style-name="P6" svg:width="0.0638in" svg:height="0.1039in" svg:x="1.7185in" svg:y="0.013in" svg:viewBox="0 0 163 265" svg:d="M163 133c0-30-2-61-16-90-18-37-49-43-66-43-23 0-51 10-67 45-12 28-14 58-14 88 0 29 1 64 18 93 16 31 44 39 63 39 21 0 50-8 68-46 12-25 14-55 14-86zM81 256c-15 0-38-9-45-45-4-23-4-59-4-82 0-25 0-51 3-72 7-45 37-49 46-49 13 0 38 7 46 45 4 22 4 52 4 76 0 29 0 55-4 79-7 37-29 48-46 48z"><text:p/></draw:path><draw:path draw:style-name="gr3" draw:text-style-name="P6" svg:width="0.0539in" svg:height="0.1516in" svg:x="1.7992in" svg:y="0in" svg:viewBox="0 0 138 386" svg:d="M56 334c0 16-10 41-53 43-2 1-3 2-3 5 0 4 4 4 8 4 37 0 73-19 73-48s0-59 0-89c0-15 0-27 16-38 14-12 28-12 37-14 1 0 4-1 4-3 0-4-3-4-7-4-25-2-44-16-48-34-2-5-2-6-2-20 0-26 0-51 0-76 0-17 0-29-18-43-16-13-42-17-55-17-4 0-8 0-8 4 0 5 2 5 7 5 24 1 43 14 48 33 1 4 1 4 1 19 0 26 0 54 0 81 0 18 2 25 16 37 7 7 18 12 29 15-32 9-45 25-45 48 0 30 0 61 0 92z"><text:p/></draw:path></draw:g></text:p>
      <text:p text:style-name="P8"><draw:g text:anchor-type="as-char" svg:y="-0.1134in" draw:z-index="5" draw:name="Shape7" draw:style-name="gr1"><svg:title>TexMaths</svg:title><svg:desc>11§display§f_2 = \Z_{\le 0} \times \{0\} \cup \Z_{&gt; 0} \times \{1\}§svg§600§FALSE§</svg:desc><draw:path draw:style-name="gr2" draw:text-style-name="P5" svg:width="1.8457in" svg:height="0.1406in" svg:x="-0.0004in" svg:y="0.0071in" svg:viewBox="0 0 4689 358" svg:d="M2344 358c-782 0-1563 0-2344 0 0-119 0-239 0-358 1563 0 3126 0 4689 0 0 119 0 239 0 358-781 0-1563 0-2345 0z"><text:p/></draw:path><draw:path draw:style-name="gr3" draw:text-style-name="P6" svg:width="0.0756in" svg:height="0.1378in" svg:x="0in" svg:y="0.0067in" svg:viewBox="0 0 193 351" svg:d="M121 118c11 0 22 0 33 0 8 0 12 0 12-8 0-4-4-4-11-4-11 0-21 0-32 0 4-16 6-30 9-44 1-8 7-36 9-40 3-8 10-13 19-13 1 0 11 0 18 6-17 2-21 16-21 21 0 9 7 14 15 14 10 0 21-8 21-24 0-17-18-26-33-26-14 0-38 7-50 45-2 8-3 12-13 61-9 0-18 0-27 0-7 0-11 0-11 8 0 4 4 4 10 4 9 0 18 0 27 0-10 51-20 101-30 152-7 38-13 72-33 72-2 0-11 0-19-7 18-1 21-15 21-21 0-8-6-13-14-13-10 0-21 9-21 23 0 18 17 27 33 27 21 0 36-23 43-38 13-24 22-70 22-74 8-39 15-80 23-121z"><text:p/></draw:path><draw:path draw:style-name="gr3" draw:text-style-name="P6" svg:width="0.0465in" svg:height="0.0705in" svg:x="0.0732in" svg:y="0.0661in" svg:viewBox="0 0 119 180" svg:d="M119 130c-3 0-6 0-9 0-1 7-3 22-7 26-2 1-23 1-27 1-17 0-33 0-50 0 29-26 39-33 54-46 20-16 39-33 39-58 0-33-29-53-63-53s-56 23-56 49c0 13 11 15 14 15 7 0 15-6 15-14 0-6-3-15-17-15 9-20 28-25 40-25 27 0 42 21 42 43 0 23-18 42-27 52-22 21-43 42-65 64-2 3-2 3-2 11 37 0 74 0 111 0 2-17 6-33 8-50z"><text:p/></draw:path><draw:path draw:style-name="gr3" draw:text-style-name="P6" svg:width="0.1008in" svg:height="0.035in" svg:x="0.185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921in" svg:height="0.1035in" svg:x="0.3417in" svg:y="0.0098in" svg:viewBox="0 0 235 264" svg:d="M220 14c3-5 3-6 3-7 0-7-5-7-13-7-59 0-118 0-177 0-12 0-12 1-13 11-2 18-3 35-6 53 0 1-1 3-1 4 0 6 5 8 7 8 4 0 6-3 6-7 3-8 6-25 29-40 22-15 50-16 63-16 10 0 21 0 31 0-49 80-97 159-146 237-3 5-3 6-3 7 0 7 7 7 13 7 66 0 132 0 198 0 12 0 12 0 13-11 4-26 8-50 11-75 0-5-3-7-6-7-6 0-7 4-8 12-6 31-37 67-92 67-18 0-37 0-54 0 48-78 97-157 145-236zM33 13c7 0 14 0 21 0v1c-11 6-19 12-23 17 1-6 1-12 2-18zM165 13c13 0 26 0 40 0-49 80-98 159-147 237-13 0-26 0-39 0 48-78 98-157 146-237zM185 250c11-6 21-15 30-26 0 9-2 12-4 26-9 0-17 0-26 0z"><text:p/></draw:path><draw:path draw:style-name="gr3" draw:text-style-name="P6" svg:width="0.0717in" svg:height="0.0921in" svg:x="0.4504in" svg:y="0.0634in" svg:viewBox="0 0 183 235" svg:d="M177 13c3-1 6-3 6-6 0-5-3-7-7-7-1 0-1 0-4 1-55 27-110 53-165 80-5 2-7 4-7 7 0 2 2 5 7 7 55 26 109 53 164 79 4 2 3 1 5 2 4 0 7-3 7-6 0-5-4-7-6-7-52-25-103-51-155-75 52-25 103-49 155-75zM173 235c3 0 10 0 10-7 0-6-6-6-10-6-54 0-108 0-162 0-4 0-11 0-11 6 0 7 7 7 11 7 54 0 108 0 162 0z"><text:p/></draw:path><draw:path draw:style-name="gr3" draw:text-style-name="P6" svg:width="0.0488in" svg:height="0.0724in" svg:x="0.5398in" svg:y="0.0661in" svg:viewBox="0 0 125 185" svg:d="M125 94c0-30-3-52-15-71-9-12-25-23-47-23-63 0-63 74-63 94 0 19 0 91 63 91 62 0 62-72 62-91zM63 178c-12 0-29-8-34-30-5-16-5-38-5-59 0-20 0-39 5-55 5-21 23-26 34-26 14 0 28 9 33 24 4 14 5 34 5 57 0 21 0 41-4 58-5 25-23 31-34 31z"><text:p/></draw:path><draw:path draw:style-name="gr3" draw:text-style-name="P6" svg:width="0.0732in" svg:height="0.0728in" svg:x="0.6587in" svg:y="0.0394in" svg:viewBox="0 0 187 186" svg:d="M94 83c-26-26-52-52-77-77-5-5-6-6-9-6-4 0-8 3-8 8 0 3 1 3 6 7 25 27 51 52 77 79-26 25-52 50-77 77-5 4-6 5-6 8 0 4 4 7 8 7 3 0 4-1 9-5 25-27 51-52 77-77 26 26 53 53 80 80 1 0 3 2 5 2 5 0 8-3 8-7 0-1 0-3-1-5-28-27-62-61-81-80 24-25 47-48 71-72 1-2 8-7 9-9 1-1 2-2 2-5 0-5-3-8-8-8-3 0-4 1-8 6-26 25-52 51-77 77z"><text:p/></draw:path><draw:path draw:style-name="gr3" draw:text-style-name="P6" svg:width="0.0539in" svg:height="0.1516in" svg:x="0.7992in" svg:y="0in" svg:viewBox="0 0 138 386" svg:d="M83 52c0-16 9-41 51-43 2 0 4-2 4-5 0-4-4-4-7-4-40 0-75 20-75 49 0 28 0 58 0 88 0 15 0 27-15 39-13 13-29 13-37 14-2 0-4 1-4 4s3 3 7 3c25 3 44 16 48 35 1 4 1 4 1 18 0 26 0 51 0 76 0 17 0 29 19 45 15 11 41 15 56 15 3 0 7 0 7-4s-3-4-6-5c-25-1-44-13-48-33-1-3-1-4-1-19 0-26 0-53 0-80 0-19-4-26-16-37-9-8-20-12-31-14 32-9 47-27 47-50 0-30 0-61 0-92z"><text:p/></draw:path><draw:path draw:style-name="gr3" draw:text-style-name="P6" svg:width="0.0634in" svg:height="0.1039in" svg:x="0.8709in" svg:y="0.013in" svg:viewBox="0 0 162 265" svg:d="M162 133c0-30-1-61-16-90-17-37-49-43-65-43-23 0-51 10-67 45-13 28-14 58-14 88 0 29 1 64 17 93 16 31 45 39 63 39 21 0 51-8 67-46 14-25 15-55 15-86zM80 256c-14 0-37-9-44-45-4-23-4-59-4-82 0-25 0-51 3-72 7-45 37-49 45-49 14 0 39 7 47 45 3 22 3 52 3 76 0 29 0 55-5 79-5 37-27 48-45 48z"><text:p/></draw:path><draw:path draw:style-name="gr3" draw:text-style-name="P6" svg:width="0.0539in" svg:height="0.1516in" svg:x="0.9512in" svg:y="0in" svg:viewBox="0 0 138 386" svg:d="M55 334c0 16-10 41-52 43-2 1-3 2-3 5 0 4 4 4 8 4 37 0 73-19 73-48s0-59 0-89c0-15 0-27 16-38 13-12 28-12 36-14 2 0 5-1 5-3 0-4-4-4-7-4-25-2-44-16-48-34-2-5-2-6-2-20 0-26 0-51 0-76 0-17 0-29-18-43-16-13-42-17-55-17-4 0-8 0-8 4 0 5 2 5 6 5 25 1 44 14 48 33 1 4 1 4 1 19 0 26 0 54 0 81 0 18 3 25 15 37 9 7 20 12 31 15-32 9-46 25-46 48 0 30 0 61 0 92z"><text:p/></draw:path><draw:path draw:style-name="gr3" draw:text-style-name="P6" svg:width="0.0843in" svg:height="0.0933in" svg:x="1.0587in" svg:y="0.0217in" svg:viewBox="0 0 215 238" svg:d="M215 13c0-6 0-13-8-13s-8 7-8 13c0 47 0 93 0 140 0 59-63 70-92 70-18 0-42-4-62-16-30-18-30-44-30-54 0-47 0-93 0-140 0-6 0-13-7-13-8 0-8 7-8 13 0 48 0 95 0 143 0 58 58 82 107 82 50 0 108-26 108-82 0-48 0-95 0-143z"><text:p/></draw:path><draw:path draw:style-name="gr3" draw:text-style-name="P6" svg:width="0.0921in" svg:height="0.1035in" svg:x="1.1894in" svg:y="0.0098in" svg:viewBox="0 0 235 264" svg:d="M220 14c3-5 3-6 3-7 0-7-5-7-12-7-59 0-117 0-177 0-13 0-13 1-14 11-2 18-3 35-6 53 0 1-1 3-1 4 0 6 5 8 8 8s5-3 7-7c1-8 4-25 28-40 22-15 49-16 62-16 11 0 21 0 32 0-49 80-97 159-146 237-4 5-4 6-4 7 0 7 7 7 13 7 66 0 133 0 199 0 11 0 11 0 14-11 3-26 6-50 9-75 0-5-3-7-6-7-6 0-7 4-8 12-6 31-36 67-91 67-19 0-36 0-55 0 48-78 97-157 145-236zM33 13c7 0 14 0 21 0v1c-11 6-18 12-23 17 1-6 1-12 2-18zM165 13c13 0 26 0 40 0-49 80-98 159-147 237-13 0-25 0-38 0 48-78 97-157 145-237zM186 250c11-6 21-15 30-26-1 9-3 12-4 26-8 0-17 0-26 0z"><text:p/></draw:path><draw:path draw:style-name="gr3" draw:text-style-name="P6" svg:width="0.072in" svg:height="0.0697in" svg:x="1.298in" svg:y="0.0752in" svg:viewBox="0 0 184 178" svg:d="M177 96c3-2 7-3 7-7s-4-6-7-7c-55-27-110-53-165-80-3-2-4-2-5-2-4 0-7 3-7 7s3 6 7 6c51 26 103 50 155 75-52 24-104 50-155 75-4 1-7 4-7 7 0 4 3 8 7 8 1 0 2 0 5-3 55-26 110-53 165-79z"><text:p/></draw:path><draw:path draw:style-name="gr3" draw:text-style-name="P6" svg:width="0.0488in" svg:height="0.0724in" svg:x="1.3874in" svg:y="0.0661in" svg:viewBox="0 0 125 185" svg:d="M125 94c0-30-3-52-15-71-9-12-25-23-47-23-63 0-63 74-63 94 0 19 0 91 63 91 62 0 62-72 62-91zM63 178c-12 0-29-8-34-30-4-16-4-38-4-59 0-20 0-39 4-55 5-21 23-26 34-26 15 0 28 9 34 24 4 14 4 34 4 57 0 21 0 41-3 58-6 25-24 31-35 31z"><text:p/></draw:path><draw:path draw:style-name="gr3" draw:text-style-name="P6" svg:width="0.0728in" svg:height="0.0728in" svg:x="1.5067in" svg:y="0.0394in" svg:viewBox="0 0 186 186" svg:d="M94 83c-27-26-52-52-79-77-4-5-4-6-7-6-5 0-8 3-8 8 0 3 0 3 4 7 27 27 52 52 79 79-27 25-52 50-79 77-4 4-4 5-4 8 0 4 3 7 8 7 3 0 3-1 7-5 26-27 52-52 77-77 27 26 54 53 81 80 1 0 3 2 5 2 6 0 8-3 8-7 0-1 0-3-1-5-27-27-62-61-80-80 23-25 47-48 70-72 2-2 8-7 10-9 0-1 1-2 1-5 0-5-2-8-8-8-2 0-4 1-9 6-25 25-50 51-75 77z"><text:p/></draw:path><draw:path draw:style-name="gr3" draw:text-style-name="P6" svg:width="0.0531in" svg:height="0.1516in" svg:x="1.6472in" svg:y="0in" svg:viewBox="0 0 136 386" svg:d="M81 52c0-16 10-41 52-43 2 0 3-2 3-5 0-4-2-4-6-4-39 0-74 20-75 49 0 28 0 58 0 88 0 15 0 27-15 39-14 13-28 13-37 14-2 0-3 1-3 4s2 3 6 3c26 3 44 16 48 35 1 4 1 4 1 18 0 26 0 51 0 76 0 17 0 29 19 45 15 11 40 15 56 15 4 0 6 0 6-4s-2-4-5-5c-24-1-44-13-48-33-2-3-2-4-2-19 0-26 0-53 0-80 0-19-3-26-15-37-9-8-20-12-31-14 32-9 46-27 46-50 0-30 0-61 0-92z"><text:p/></draw:path><draw:path draw:style-name="gr3" draw:text-style-name="P6" svg:width="0.05in" svg:height="0.1004in" svg:x="1.7256in" svg:y="0.013in" svg:viewBox="0 0 128 256" svg:d="M79 10c0-10 0-10-9-10-23 24-57 24-70 24 0 5 0 8 0 12 8 0 31 0 51-10 0 67 0 134 0 200 0 13-1 18-36 18-4 0-8 0-13 0 0 4 0 9 0 12 15-1 48-1 63-1s49 0 63 1c0-3 0-8 0-12-5 0-8 0-12 0-36 0-37-4-37-18 0-72 0-144 0-216z"><text:p/></draw:path><draw:path draw:style-name="gr3" draw:text-style-name="P6" svg:width="0.0539in" svg:height="0.1516in" svg:x="1.7992in" svg:y="0in" svg:viewBox="0 0 138 386" svg:d="M56 334c0 16-10 41-53 43-2 1-3 2-3 5 0 4 4 4 8 4 37 0 73-19 73-48s0-59 0-89c0-15 0-27 16-38 14-12 28-12 37-14 1 0 4-1 4-3 0-4-3-4-7-4-25-2-44-16-48-34-2-5-2-6-2-20 0-26 0-51 0-76 0-17 0-29-18-43-16-13-42-17-55-17-4 0-8 0-8 4 0 5 2 5 7 5 24 1 43 14 48 33 1 4 1 4 1 19 0 26 0 54 0 81 0 18 2 25 16 37 7 7 18 12 29 15-32 9-45 25-45 48 0 30 0 61 0 92z"><text:p/></draw:path></draw:g></text:p>
      <text:p text:style-name="P8"><draw:g text:anchor-type="as-char" svg:y="0.0209in" draw:z-index="7" draw:name="Shape8" draw:style-name="gr1"><svg:title>TexMaths</svg:title><svg:desc>11§display§H(f_1) = \lambda n \in \N_+. f(n) + f(-n) = 0 + 1 = 1§svg§600§FALSE§</svg:desc><draw:path draw:style-name="gr2" draw:text-style-name="P5" svg:width="2.9189in" svg:height="0.1358in" svg:x="0.0016in" svg:y="0.0075in" svg:viewBox="0 0 7415 346" svg:d="M3709 346c-1236 0-2473 0-3709 0 0-116 0-230 0-346 2471 0 4944 0 7415 0 0 116 0 230 0 346-1235 0-2471 0-3706 0z"><text:p/></draw:path><draw:path draw:style-name="gr3" draw:text-style-name="P6" svg:width="0.128in" svg:height="0.1028in" svg:x="-0.0004in" svg:y="0.0098in" svg:viewBox="0 0 326 262" svg:d="M279 30c5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5 64-25 99-26 106-4 12-11 12-36 12-5 0-8 0-8 8 0 4 4 4 5 4 10 0 38-1 49-1 8 0 16 0 25 0 8 0 16 1 25 1 2 0 8 0 8-8 0-4-5-4-11-4-14 0-25 0-25-7 0-2 1-4 1-6 17-69 34-138 51-207z"><text:p/></draw:path><draw:path draw:style-name="gr3" draw:text-style-name="P6" svg:width="0.0346in" svg:height="0.1512in" svg:x="0.1476in" svg:y="-0.0004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076in" svg:height="0.1374in" svg:x="0.1996in" svg:y="0.0067in" svg:viewBox="0 0 194 350" svg:d="M122 118c11 0 22 0 33 0 8 0 11 0 11-8 0-4-3-4-10-4-11 0-21 0-32 0 2-16 6-30 8-44 1-8 7-36 9-40 4-8 11-13 18-13 2 0 11 0 19 6-16 2-21 16-21 21 0 9 8 14 15 14 9 0 22-9 22-24 0-17-19-26-35-26-13 0-37 7-49 45-2 8-3 12-12 61-9 0-19 0-28 0-6 0-11 0-11 7 0 5 4 5 11 5 9 0 17 0 26 0-10 50-19 100-29 151-8 37-14 72-34 72-1 0-11 0-19-6 18-1 21-16 21-21 0-9-6-13-14-13-10 0-21 8-21 23 0 17 18 26 33 26 21 0 36-23 44-37 12-25 21-71 21-74 8-40 16-80 24-121z"><text:p/></draw:path><draw:path draw:style-name="gr3" draw:text-style-name="P6" svg:width="0.0386in" svg:height="0.0701in" svg:x="0.2776in" svg:y="0.0665in" svg:viewBox="0 0 99 179" svg:d="M62 8c0-8-2-8-8-8-18 17-43 17-54 17 0 3 0 6 0 9 7 0 25 0 40-7 0 46 0 92 0 138 0 9 0 13-28 13-3 0-7 0-10 0 0 3 0 6 0 9 6-1 39-1 49-1 8 0 42 0 48 1 0-3 0-6 0-9-3 0-7 0-10 0-27 0-27-4-27-13 0-50 0-100 0-149z"><text:p/></draw:path><draw:path draw:style-name="gr3" draw:text-style-name="P6" svg:width="0.035in" svg:height="0.1512in" svg:x="0.3429in" svg:y="-0.0004in" svg:viewBox="0 0 90 385" svg:d="M90 193c0-30-4-76-25-120-23-48-57-73-61-73-2 0-4 2-4 4s0 2 8 9c37 38 59 99 59 180 0 65-14 133-62 181-5 6-5 6-5 7 0 2 2 4 4 4 4 0 39-26 62-76 20-41 24-84 24-116z"><text:p/></draw:path><draw:path draw:style-name="gr3" draw:text-style-name="P6" svg:width="0.1008in" svg:height="0.0354in" svg:x="0.4445in" svg:y="0.0579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8in" svg:height="0.1067in" svg:x="0.6047in" svg:y="0.0083in" svg:viewBox="0 0 191 272" svg:d="M118 155c15 41 34 98 40 107s10 9 20 9c3 0 6 0 9 0 4 0 4-1 4-3s-1-3-2-5c-3-4-5-10-9-17-26-73-52-146-79-218-8-24-28-28-46-28-2 0-8 0-8 4 0 3 2 3 4 4 13 2 15 4 25 31 12 35 25 70 37 105-35 35-71 70-106 105-5 4-7 6-7 12 0 7 5 11 12 11 6 0 9-4 12-9 31-36 63-71 94-108z"><text:p/></draw:path><draw:path draw:style-name="gr3" draw:text-style-name="P6" svg:width="0.0819in" svg:height="0.0685in" svg:x="0.6898in" svg:y="0.0465in" svg:viewBox="0 0 209 175" svg:d="M22 148c-1 6-3 15-3 17 0 7 5 10 11 10 5 0 12-3 14-11 1-1 5-19 8-29 3-12 5-23 8-34 3-9 5-17 7-26 1-7 4-18 4-19 7-12 27-47 64-47 17 0 21 14 21 26 0 24-20 74-25 91-3 8-5 13-5 17 0 19 15 32 32 32 37 0 51-56 51-59 0-4-3-4-4-4-5 0-5 1-6 7-8 26-21 47-40 47-6 0-9-3-9-12 0-10 3-19 7-27 7-21 23-63 23-85 0-27-16-42-44-42-35 0-54 25-60 34-2-22-18-34-35-34-19 0-26 15-30 22-6 13-11 36-11 37 0 5 3 5 4 5 4 0 5-1 7-9 7-27 14-46 27-46 8 0 13 4 13 17 0 8-2 13-6 32-8 30-15 60-23 90z"><text:p/></draw:path><draw:path draw:style-name="gr3" draw:text-style-name="P6" svg:width="0.076in" svg:height="0.087in" svg:x="0.8315in" svg:y="0.0319in" svg:viewBox="0 0 194 222" svg:d="M180 120c6 0 14-1 14-9 0-9-8-8-14-8-55 0-109 0-164 0 5-50 49-88 104-88 20 0 41 0 60 0 6 0 14 0 14-7 0-8-8-8-14-8-21 0-40 0-61 0-66 0-119 48-119 111 0 62 53 111 119 111 21 0 40 0 61 0 6 0 14 0 14-7s-8-7-14-7c-19 0-40 0-60 0-55 0-99-37-104-88 55 0 109 0 164 0z"><text:p/></draw:path><draw:path draw:style-name="gr3" draw:text-style-name="P6" svg:width="0.1028in" svg:height="0.1063in" svg:x="0.9665in" svg:y="0.0094in" svg:viewBox="0 0 262 271" svg:d="M33 35c0 63 0 126 0 187 0 20-3 28-23 28-3 0-10 0-10 7 0 6 5 6 13 6 20 0 40 0 60 0 6 0 13 0 13-6 0-7-7-7-12-7-21 0-25-9-25-29 0-58 0-118 0-176 57 74 112 148 168 220 3 5 5 6 7 6 7 0 7-7 7-13 0-72 0-145 0-217 0-21 3-27 21-28 3 0 10 0 10-6 0-7-7-7-13-7-19 0-38 0-57 0-7 0-13 0-13 7 0 6 7 6 11 6 22 1 24 9 24 29 0 39 0 80 0 121-38-53-78-105-116-157-3-6-5-6-13-6-23 0-45 0-69 0-6 0-12 0-12 7 0 6 6 6 8 6 11 1 18 8 22 12-1 4-1 5-1 10zM218 243c-56-72-112-146-169-220-4-5-4-5-7-10 15 0 29 0 45 0 44 59 87 117 131 176 0 18 0 37 0 54z"><text:p/></draw:path><draw:path draw:style-name="gr3" draw:text-style-name="P6" svg:width="0.078in" svg:height="0.078in" svg:x="1.0799in" svg:y="0.0709in" svg:viewBox="0 0 199 199" svg:d="M107 106c27 0 55 0 82 0 3 0 10 0 10-7s-7-7-10-7c-27 0-55 0-82 0 0-27 0-55 0-82 0-3 0-10-7-10-8 0-8 6-8 10 0 27 0 55 0 82-27 0-55 0-82 0-3 0-10 0-10 7s5 7 10 7c27 0 55 0 82 0 0 27 0 55 0 83 0 4 0 10 7 10 8 0 8-6 8-10 0-28 0-56 0-83z"><text:p/></draw:path><draw:path draw:style-name="gr3" draw:text-style-name="P6" svg:width="0.0157in" svg:height="0.0157in" svg:x="1.1866in" svg:y="0.0972in" svg:viewBox="0 0 41 41" svg:d="M41 21c0-12-9-21-20-21s-21 9-21 21c0 11 10 20 21 20s20-9 20-20z"><text:p/></draw:path><draw:path draw:style-name="gr3" draw:text-style-name="P6" svg:width="0.076in" svg:height="0.1374in" svg:x="1.224in" svg:y="0.0067in" svg:viewBox="0 0 194 350" svg:d="M121 118c11 0 23 0 34 0 8 0 11 0 11-8 0-4-3-4-10-4-11 0-21 0-32 0 2-16 6-30 8-44 1-8 7-36 9-40 4-8 11-13 18-13 2 0 11 0 19 6-16 2-21 16-21 21 0 9 8 14 15 14 9 0 22-9 22-24 0-17-19-26-35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6" svg:width="0.035in" svg:height="0.1512in" svg:x="1.3217in" svg:y="-0.0004in" svg:viewBox="0 0 90 385" svg:d="M90 381c0-1 0-1-6-8-49-49-61-122-61-180 0-67 14-135 62-182 5-5 5-5 5-7 0-3-2-4-4-4-4 0-39 26-62 76-20 42-24 85-24 117 0 29 4 76 25 120 23 47 57 72 61 72 2 0 4-1 4-4z"><text:p/></draw:path><draw:path draw:style-name="gr3" draw:text-style-name="P6" svg:width="0.0823in" svg:height="0.0685in" svg:x="1.3701in" svg:y="0.0465in" svg:viewBox="0 0 210 175" svg:d="M23 148c-1 6-3 15-3 17 0 7 5 10 11 10 4 0 12-3 14-11 0-1 6-19 8-29 2-12 5-23 7-34 4-9 6-17 7-26 2-7 6-18 6-19 5-12 26-47 62-47 18 0 21 14 21 26 0 24-19 74-25 91-3 8-3 13-3 17 0 19 13 32 31 32 37 0 51-56 51-59 0-4-3-4-5-4-4 0-4 1-6 7-8 26-20 47-40 47-6 0-8-3-8-12 0-10 3-19 6-27 8-21 24-63 24-85 0-27-16-42-45-42-34 0-54 25-60 34-1-22-18-34-35-34-18 0-26 15-29 22-7 13-12 36-12 37 0 5 3 4 4 5 5 0 5-1 7-9 7-27 14-46 29-46 7 0 12 4 12 17 0 8-1 13-7 32-8 30-14 60-22 90z"><text:p/></draw:path><draw:path draw:style-name="gr3" draw:text-style-name="P6" svg:width="0.035in" svg:height="0.1512in" svg:x="1.4654in" svg:y="-0.0004in" svg:viewBox="0 0 90 385" svg:d="M90 193c0-30-4-76-26-120-23-48-56-73-60-73-3 0-4 2-4 4s0 2 8 9c37 38 59 99 59 180 0 65-14 133-62 181-5 6-5 6-5 7 0 2 1 4 4 4 4 0 39-26 61-76 20-41 25-84 25-116z"><text:p/></draw:path><draw:path draw:style-name="gr3" draw:text-style-name="P6" svg:width="0.1008in" svg:height="0.1in" svg:x="1.5583in" svg:y="0.0256in" svg:viewBox="0 0 257 255" svg:d="M136 137c37 0 72 0 108 0 6 0 13-2 13-9 0-9-7-8-13-8-36 0-71 0-108 0 0-36 0-72 0-108 0-5 0-12-7-12-8 0-8 7-8 12 0 36 0 72 0 108-36 0-72 0-108 0-5 0-13-1-13 8 0 7 8 9 13 9 36 0 72 0 108 0 0 35 0 71 0 106 0 6 0 12 8 12 7 0 7-6 7-12 0-35 0-71 0-106z"><text:p/></draw:path><draw:path draw:style-name="gr3" draw:text-style-name="P6" svg:width="0.0752in" svg:height="0.1374in" svg:x="1.7102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3" draw:text-style-name="P6" svg:width="0.0346in" svg:height="0.1512in" svg:x="1.8079in" svg:y="-0.0004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925in" svg:height="0.0063in" svg:x="1.8646in" svg:y="0.0724in" svg:viewBox="0 0 236 17" svg:d="M222 17c7 0 14-2 14-9 0-8-7-8-14-8-69 0-140 0-209 0-6 0-13 0-13 8 0 7 7 9 13 9 69 0 140 0 209 0z"><text:p/></draw:path><draw:path draw:style-name="gr3" draw:text-style-name="P6" svg:width="0.0823in" svg:height="0.0685in" svg:x="1.9748in" svg:y="0.0465in" svg:viewBox="0 0 210 175" svg:d="M23 148c-1 6-3 15-3 17 0 7 5 10 11 10 4 0 11-3 14-11 0-1 4-19 8-29 2-12 5-23 7-34 3-9 6-17 7-26 2-7 6-18 6-19 5-12 26-47 62-47 18 0 21 14 21 26 0 24-19 74-25 91-3 8-3 13-3 17 0 19 13 32 31 32 37 0 51-56 51-59 0-4-4-4-5-4-4 0-4 1-6 7-8 26-20 47-40 47-6 0-8-3-8-12 0-10 3-19 6-27 8-21 24-63 24-85 0-27-16-42-45-42-34 0-54 25-60 34-1-22-18-34-35-34-18 0-26 15-29 22-7 13-12 36-12 37 0 5 3 4 4 5 5 0 5-1 7-9 7-27 14-46 29-46 7 0 12 4 12 17 0 8-1 13-7 32-8 30-14 60-22 90z"><text:p/></draw:path><draw:path draw:style-name="gr3" draw:text-style-name="P6" svg:width="0.0346in" svg:height="0.1512in" svg:x="2.0705in" svg:y="-0.0004in" svg:viewBox="0 0 89 385" svg:d="M89 193c0-30-3-76-25-120-23-48-56-73-61-73-2 0-3 2-3 4s0 2 8 9c37 38 59 99 59 180 0 65-14 133-62 181-5 6-5 6-5 7 0 2 1 4 3 4 5 0 40-26 62-76 20-41 24-84 24-116z"><text:p/></draw:path><draw:path draw:style-name="gr3" draw:text-style-name="P6" svg:width="0.1008in" svg:height="0.0354in" svg:x="2.1717in" svg:y="0.0579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0638in" svg:height="0.1035in" svg:x="2.3299in" svg:y="0.0138in" svg:viewBox="0 0 163 264" svg:d="M163 133c0-31-2-61-16-90-17-37-49-43-66-43-23 0-51 10-67 45-12 28-14 57-14 88 0 29 1 64 18 92 16 32 44 39 63 39 21 0 50-7 67-45 13-25 15-55 15-86zM81 255c-15 0-38-9-45-46-4-22-4-58-4-80 0-26 0-51 3-72 7-45 36-49 46-49 12 0 38 7 45 45 5 22 5 52 5 76 0 28 0 55-5 79-6 36-28 47-45 47z"><text:p/></draw:path><draw:path draw:style-name="gr3" draw:text-style-name="P6" svg:width="0.1004in" svg:height="0.1in" svg:x="2.4425in" svg:y="0.0256in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3" draw:text-style-name="P6" svg:width="0.05in" svg:height="0.1in" svg:x="2.5996in" svg:y="0.0138in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6" svg:width="0.1008in" svg:height="0.0354in" svg:x="2.7126in" svg:y="0.0579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in" svg:height="0.1in" svg:x="2.8783in" svg:y="0.0138in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/text:p>
      <text:p text:style-name="P8"><draw:g text:anchor-type="as-char" svg:y="-0.1134in" draw:z-index="6" draw:name="Shape9" draw:style-name="gr1"><svg:title>TexMaths</svg:title><svg:desc>11§display§H(f_2) = \lambda n \in \N_+. f(n) + f(-n) = 0 + 1 = 1§svg§600§FALSE§</svg:desc><draw:path draw:style-name="gr2" draw:text-style-name="P5" svg:width="2.9189in" svg:height="0.1358in" svg:x="0.0016in" svg:y="0.0071in" svg:viewBox="0 0 7415 346" svg:d="M3709 346c-1236 0-2473 0-3709 0 0-116 0-230 0-346 2471 0 4944 0 7415 0 0 116 0 230 0 346-1235 0-2471 0-3706 0z"><text:p/></draw:path><draw:path draw:style-name="gr3" draw:text-style-name="P6" svg:width="0.128in" svg:height="0.1028in" svg:x="-0.0004in" svg:y="0.0098in" svg:viewBox="0 0 326 262" svg:d="M279 30c5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5 64-25 99-26 106-4 12-11 12-36 12-5 0-8 0-8 8 0 4 4 4 5 4 10 0 38-1 49-1 8 0 16 0 25 0 8 0 16 1 25 1 2 0 8 0 8-8 0-4-5-4-11-4-14 0-25 0-25-7 0-2 1-4 1-6 17-69 34-138 51-207z"><text:p/></draw:path><draw:path draw:style-name="gr3" draw:text-style-name="P6" svg:width="0.0346in" svg:height="0.1512in" svg:x="0.1476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076in" svg:height="0.1374in" svg:x="0.1996in" svg:y="0.0067in" svg:viewBox="0 0 194 350" svg:d="M122 118c11 0 22 0 33 0 8 0 11 0 11-8 0-4-3-4-10-4-11 0-21 0-32 0 2-16 6-30 8-44 1-8 7-36 9-40 4-8 11-13 18-13 2 0 11 0 19 6-16 2-21 16-21 21 0 9 8 14 15 14 9 0 22-9 22-24 0-17-19-26-35-26-13 0-37 7-49 45-2 8-3 12-12 61-9 0-19 0-28 0-6 0-11 0-11 7 0 5 4 5 11 5 9 0 17 0 26 0-10 50-19 100-29 151-8 37-14 72-34 72-1 0-11 0-19-6 18-1 21-16 21-21 0-9-6-13-14-13-10 0-21 8-21 23 0 17 18 26 33 26 21 0 36-23 44-37 12-25 21-71 21-74 8-40 16-80 24-121z"><text:p/></draw:path><draw:path draw:style-name="gr3" draw:text-style-name="P6" svg:width="0.0469in" svg:height="0.0701in" svg:x="0.2728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3" draw:text-style-name="P6" svg:width="0.035in" svg:height="0.1512in" svg:x="0.3429in" svg:y="0in" svg:viewBox="0 0 90 385" svg:d="M90 193c0-30-4-76-25-120-23-48-57-73-61-73-2 0-4 2-4 4s0 2 8 9c37 38 59 99 59 180 0 65-14 133-62 181-5 6-5 6-5 7 0 2 2 4 4 4 4 0 39-26 62-76 20-41 24-84 24-116z"><text:p/></draw:path><draw:path draw:style-name="gr3" draw:text-style-name="P6" svg:width="0.1008in" svg:height="0.0354in" svg:x="0.444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8in" svg:height="0.1067in" svg:x="0.6047in" svg:y="0.0071in" svg:viewBox="0 0 191 272" svg:d="M118 155c15 41 34 98 40 107s10 9 20 9c3 0 6 0 9 0 4 0 4-1 4-3s-1-3-2-5c-3-4-5-10-9-17-26-73-52-146-79-218-8-24-28-28-46-28-2 0-8 0-8 4 0 3 2 3 4 4 13 2 15 4 25 31 12 35 25 70 37 105-35 35-71 70-106 105-5 4-7 6-7 12 0 7 5 11 12 11 6 0 9-4 12-9 31-36 63-71 94-108z"><text:p/></draw:path><draw:path draw:style-name="gr3" draw:text-style-name="P6" svg:width="0.0819in" svg:height="0.0685in" svg:x="0.6898in" svg:y="0.0453in" svg:viewBox="0 0 209 175" svg:d="M22 148c-1 6-3 15-3 17 0 7 5 10 11 10 5 0 12-3 14-11 1-1 5-19 8-29 3-12 5-23 8-34 3-9 5-17 7-26 1-7 4-18 4-19 7-12 27-47 64-47 17 0 21 14 21 26 0 24-20 74-25 91-3 8-5 13-5 17 0 19 15 32 32 32 37 0 51-56 51-59 0-4-3-4-4-4-5 0-5 1-6 7-8 26-21 47-40 47-6 0-9-3-9-12 0-10 3-19 7-27 7-21 23-63 23-85 0-27-16-42-44-42-35 0-54 25-60 34-2-22-18-34-35-34-19 0-26 15-30 22-6 13-11 36-11 37 0 5 3 5 4 5 4 0 5-1 7-9 7-27 14-46 27-46 8 0 13 4 13 17 0 8-2 13-6 32-8 30-15 60-23 90z"><text:p/></draw:path><draw:path draw:style-name="gr3" draw:text-style-name="P6" svg:width="0.076in" svg:height="0.087in" svg:x="0.8315in" svg:y="0.0307in" svg:viewBox="0 0 194 222" svg:d="M180 120c6 0 14-1 14-9 0-9-8-8-14-8-55 0-109 0-164 0 5-50 49-88 104-88 20 0 41 0 60 0 6 0 14 0 14-7 0-8-8-8-14-8-21 0-40 0-61 0-66 0-119 48-119 111 0 62 53 111 119 111 21 0 40 0 61 0 6 0 14 0 14-7s-8-7-14-7c-19 0-40 0-60 0-55 0-99-37-104-88 55 0 109 0 164 0z"><text:p/></draw:path><draw:path draw:style-name="gr3" draw:text-style-name="P6" svg:width="0.1028in" svg:height="0.1063in" svg:x="0.9665in" svg:y="0.0098in" svg:viewBox="0 0 262 271" svg:d="M33 35c0 63 0 126 0 187 0 20-3 28-23 28-3 0-10 0-10 7 0 6 5 6 13 6 20 0 40 0 60 0 6 0 13 0 13-6 0-7-7-7-12-7-21 0-25-9-25-29 0-58 0-118 0-176 57 74 112 148 168 220 3 5 5 6 7 6 7 0 7-7 7-13 0-72 0-145 0-217 0-21 3-27 21-28 3 0 10 0 10-6 0-7-7-7-13-7-19 0-38 0-57 0-7 0-13 0-13 7 0 6 7 6 11 6 22 1 24 9 24 29 0 39 0 80 0 121-38-53-78-105-116-157-3-6-5-6-13-6-23 0-45 0-69 0-6 0-12 0-12 7 0 6 6 6 8 6 11 1 18 8 22 12-1 4-1 5-1 10zM218 243c-56-72-112-146-169-220-4-5-4-5-7-10 15 0 29 0 45 0 44 59 87 117 131 176 0 18 0 37 0 54z"><text:p/></draw:path><draw:path draw:style-name="gr3" draw:text-style-name="P6" svg:width="0.078in" svg:height="0.078in" svg:x="1.0799in" svg:y="0.0709in" svg:viewBox="0 0 199 199" svg:d="M107 106c27 0 55 0 82 0 3 0 10 0 10-7s-7-7-10-7c-27 0-55 0-82 0 0-27 0-55 0-82 0-3 0-10-7-10-8 0-8 6-8 10 0 27 0 55 0 82-27 0-55 0-82 0-3 0-10 0-10 7s5 7 10 7c27 0 55 0 82 0 0 27 0 55 0 83 0 4 0 10 7 10 8 0 8-6 8-10 0-28 0-56 0-83z"><text:p/></draw:path><draw:path draw:style-name="gr3" draw:text-style-name="P6" svg:width="0.0157in" svg:height="0.0157in" svg:x="1.1866in" svg:y="0.0972in" svg:viewBox="0 0 41 41" svg:d="M41 21c0-12-9-21-20-21s-21 9-21 21c0 11 10 20 21 20s20-9 20-20z"><text:p/></draw:path><draw:path draw:style-name="gr3" draw:text-style-name="P6" svg:width="0.076in" svg:height="0.1374in" svg:x="1.224in" svg:y="0.0067in" svg:viewBox="0 0 194 350" svg:d="M121 118c11 0 23 0 34 0 8 0 11 0 11-8 0-4-3-4-10-4-11 0-21 0-32 0 2-16 6-30 8-44 1-8 7-36 9-40 4-8 11-13 18-13 2 0 11 0 19 6-16 2-21 16-21 21 0 9 8 14 15 14 9 0 22-9 22-24 0-17-19-26-35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6" svg:width="0.035in" svg:height="0.1512in" svg:x="1.3217in" svg:y="0in" svg:viewBox="0 0 90 385" svg:d="M90 381c0-1 0-1-6-8-49-49-61-122-61-180 0-67 14-135 62-182 5-5 5-5 5-7 0-3-2-4-4-4-4 0-39 26-62 76-20 42-24 85-24 117 0 29 4 76 25 120 23 47 57 72 61 72 2 0 4-1 4-4z"><text:p/></draw:path><draw:path draw:style-name="gr3" draw:text-style-name="P6" svg:width="0.0823in" svg:height="0.0685in" svg:x="1.3701in" svg:y="0.0453in" svg:viewBox="0 0 210 175" svg:d="M23 148c-1 6-3 15-3 17 0 7 5 10 11 10 4 0 12-3 14-11 0-1 6-19 8-29 2-12 5-23 7-34 4-9 6-17 7-26 2-7 6-18 6-19 5-12 26-47 62-47 18 0 21 14 21 26 0 24-19 74-25 91-3 8-3 13-3 17 0 19 13 32 31 32 37 0 51-56 51-59 0-4-3-4-5-4-4 0-4 1-6 7-8 26-20 47-40 47-6 0-8-3-8-12 0-10 3-19 6-27 8-21 24-63 24-85 0-27-16-42-45-42-34 0-54 25-60 34-1-22-18-34-35-34-18 0-26 15-29 22-7 13-12 36-12 37 0 5 3 4 4 5 5 0 5-1 7-9 7-27 14-46 29-46 7 0 12 4 12 17 0 8-1 13-7 32-8 30-14 60-22 90z"><text:p/></draw:path><draw:path draw:style-name="gr3" draw:text-style-name="P6" svg:width="0.035in" svg:height="0.1512in" svg:x="1.4654in" svg:y="0in" svg:viewBox="0 0 90 385" svg:d="M90 193c0-30-4-76-26-120-23-48-56-73-60-73-3 0-4 2-4 4s0 2 8 9c37 38 59 99 59 180 0 65-14 133-62 181-5 6-5 6-5 7 0 2 1 4 4 4 4 0 39-26 61-76 20-41 25-84 25-116z"><text:p/></draw:path><draw:path draw:style-name="gr3" draw:text-style-name="P6" svg:width="0.1008in" svg:height="0.1in" svg:x="1.5583in" svg:y="0.0252in" svg:viewBox="0 0 257 255" svg:d="M136 137c37 0 72 0 108 0 6 0 13-2 13-9 0-9-7-8-13-8-36 0-71 0-108 0 0-36 0-72 0-108 0-5 0-12-7-12-8 0-8 7-8 12 0 36 0 72 0 108-36 0-72 0-108 0-5 0-13-1-13 8 0 7 8 9 13 9 36 0 72 0 108 0 0 35 0 71 0 106 0 6 0 12 8 12 7 0 7-6 7-12 0-35 0-71 0-106z"><text:p/></draw:path><draw:path draw:style-name="gr3" draw:text-style-name="P6" svg:width="0.0752in" svg:height="0.1374in" svg:x="1.7102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3" draw:text-style-name="P6" svg:width="0.0346in" svg:height="0.1512in" svg:x="1.8079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925in" svg:height="0.0063in" svg:x="1.8646in" svg:y="0.0717in" svg:viewBox="0 0 236 17" svg:d="M222 17c7 0 14-2 14-9 0-8-7-8-14-8-69 0-140 0-209 0-6 0-13 0-13 8 0 7 7 9 13 9 69 0 140 0 209 0z"><text:p/></draw:path><draw:path draw:style-name="gr3" draw:text-style-name="P6" svg:width="0.0823in" svg:height="0.0685in" svg:x="1.9748in" svg:y="0.0453in" svg:viewBox="0 0 210 175" svg:d="M23 148c-1 6-3 15-3 17 0 7 5 10 11 10 4 0 11-3 14-11 0-1 4-19 8-29 2-12 5-23 7-34 3-9 6-17 7-26 2-7 6-18 6-19 5-12 26-47 62-47 18 0 21 14 21 26 0 24-19 74-25 91-3 8-3 13-3 17 0 19 13 32 31 32 37 0 51-56 51-59 0-4-4-4-5-4-4 0-4 1-6 7-8 26-20 47-40 47-6 0-8-3-8-12 0-10 3-19 6-27 8-21 24-63 24-85 0-27-16-42-45-42-34 0-54 25-60 34-1-22-18-34-35-34-18 0-26 15-29 22-7 13-12 36-12 37 0 5 3 4 4 5 5 0 5-1 7-9 7-27 14-46 29-46 7 0 12 4 12 17 0 8-1 13-7 32-8 30-14 60-22 90z"><text:p/></draw:path><draw:path draw:style-name="gr3" draw:text-style-name="P6" svg:width="0.0346in" svg:height="0.1512in" svg:x="2.0705in" svg:y="0in" svg:viewBox="0 0 89 385" svg:d="M89 193c0-30-3-76-25-120-23-48-56-73-61-73-2 0-3 2-3 4s0 2 8 9c37 38 59 99 59 180 0 65-14 133-62 181-5 6-5 6-5 7 0 2 1 4 3 4 5 0 40-26 62-76 20-41 24-84 24-116z"><text:p/></draw:path><draw:path draw:style-name="gr3" draw:text-style-name="P6" svg:width="0.1008in" svg:height="0.0354in" svg:x="2.1717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0638in" svg:height="0.1035in" svg:x="2.3299in" svg:y="0.013in" svg:viewBox="0 0 163 264" svg:d="M163 133c0-31-2-61-16-90-17-37-49-43-66-43-23 0-51 10-67 45-12 28-14 57-14 88 0 29 1 64 18 92 16 32 44 39 63 39 21 0 50-7 67-45 13-25 15-55 15-86zM81 255c-15 0-38-9-45-46-4-22-4-58-4-80 0-26 0-51 3-72 7-45 36-49 46-49 12 0 38 7 45 45 5 22 5 52 5 76 0 28 0 55-5 79-6 36-28 47-45 47z"><text:p/></draw:path><draw:path draw:style-name="gr3" draw:text-style-name="P6" svg:width="0.1004in" svg:height="0.1in" svg:x="2.4425in" svg:y="0.0252in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3" draw:text-style-name="P6" svg:width="0.05in" svg:height="0.1in" svg:x="2.5996in" svg:y="0.013in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6" svg:width="0.1008in" svg:height="0.0354in" svg:x="2.712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in" svg:height="0.1in" svg:x="2.8783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/text:p>
      <text:p text:style-name="P8"><text:span text:style-name="T2"><draw:g text:anchor-type="as-char" svg:y="-0.1134in" draw:z-index="36" draw:name="Shape10" draw:style-name="gr1"><svg:title>TexMaths</svg:title><svg:desc>11§display§H(f_1) = H(f_2) \land f_1 \neq f_2 \QED§svg§600§FALSE§</svg:desc><draw:path draw:style-name="gr2" draw:text-style-name="P5" svg:width="2.6543in" svg:height="0.1354in" svg:x="0.0016in" svg:y="0.0071in" svg:viewBox="0 0 6743 345" svg:d="M0 0c2248 0 4495 0 6743 0 0 115 0 230 0 345-2248 0-4495 0-6743 0 0-115 0-230 0-345z"><text:p/></draw:path><draw:path draw:style-name="gr3" draw:text-style-name="P6" svg:width="0.128in" svg:height="0.1031in" svg:x="-0.0004in" svg:y="0.0098in" svg:viewBox="0 0 326 263" svg:d="M279 30c4-13 5-18 33-18 10 0 14 0 14-8 0-4-5-4-6-4-11 0-38 1-49 1-13 0-39-1-51-1-2 0-7 0-7 8 0 4 4 4 11 4 5 0 8 0 15 1 6 1 10 1 10 7 0 1 0 2-2 6-7 32-15 63-23 95-39 0-78 0-117 0 7-31 14-60 22-91 4-13 5-18 33-18 10 0 13 0 13-8 0-4-5-4-6-4-11 0-38 1-49 1s-39-1-50-1c-3 0-7 0-7 8 0 4 3 4 11 4 1 0 7 0 14 1 8 1 11 1 11 7 0 1-1 2-2 6-18 69-34 138-52 206-3 16-4 19-35 19-7 0-10 0-10 8 0 4 4 4 5 4 10 0 38-2 49-2 9 0 16 1 25 1 8 0 17 1 25 1 3 0 8 0 8-9 0-3-4-3-11-3-14 0-25 0-25-8 0-2 1-4 1-6 9-36 18-70 26-105 40 0 78 0 118 0-16 64-25 100-26 106-5 12-11 13-36 13-5 0-9 0-9 8 0 4 3 3 5 4 11 0 39-2 50-2 7 0 16 1 24 1 9 0 17 1 25 1 3 0 8 0 8-9 0-3-4-3-11-3-15 0-24 0-24-8 0-2 0-4 1-6 17-69 34-138 51-207z"><text:p/></draw:path><draw:path draw:style-name="gr3" draw:text-style-name="P6" svg:width="0.035in" svg:height="0.1508in" svg:x="0.1472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6" svg:width="0.0752in" svg:height="0.137in" svg:x="0.1996in" svg:y="0.0071in" svg:viewBox="0 0 192 349" svg:d="M121 118c11 0 22 0 33 0 9 0 12 0 12-9 0-3-3-3-10-3-11 0-22 0-33 0 3-16 6-30 9-44 1-9 7-36 9-41 3-7 10-13 18-13 2 0 11 0 19 7-17 2-21 15-21 21 0 9 7 14 15 14 9 0 20-9 20-24 0-17-17-26-33-26-13 0-37 7-49 45-2 8-3 12-13 61-9 0-18 0-27 0-6 0-11 0-11 6s4 6 11 6c9 0 17 0 26 0-10 50-20 100-30 151-7 37-13 72-33 72-2 0-11 0-19-7 18-1 21-15 21-21 0-9-6-14-14-14-10 0-21 9-21 24 0 17 16 26 33 26 21 0 36-22 44-37 12-25 21-71 21-74 8-40 15-81 23-120z"><text:p/></draw:path><draw:path draw:style-name="gr3" draw:text-style-name="P6" svg:width="0.0386in" svg:height="0.0701in" svg:x="0.2776in" svg:y="0.0661in" svg:viewBox="0 0 99 179" svg:d="M62 8c0-7-2-8-9-8-17 18-42 18-53 18 0 3 0 6 0 10 7 0 24 0 40-8 0 45 0 91 0 137 0 9 0 13-28 13-3 0-7 0-10 0 0 3 0 6 0 9 5 0 39-1 49-1 7 0 41 1 48 1 0-3 0-6 0-9-3 0-8 0-11 0-26 0-26-4-26-13 0-50 0-100 0-149z"><text:p/></draw:path><draw:path draw:style-name="gr3" draw:text-style-name="P6" svg:width="0.035in" svg:height="0.1508in" svg:x="0.3429in" svg:y="0in" svg:viewBox="0 0 90 384" svg:d="M90 193c0-30-4-77-26-120-23-48-56-73-60-73-3 0-4 1-4 3 0 3 0 3 8 10 37 38 59 99 59 180 0 65-14 132-62 181-5 5-5 5-5 6 0 3 1 4 4 4 4 0 39-26 61-75 20-43 25-85 25-116z"><text:p/></draw:path><draw:path draw:style-name="gr3" draw:text-style-name="P6" svg:width="0.1008in" svg:height="0.035in" svg:x="0.444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28in" svg:height="0.1031in" svg:x="0.6024in" svg:y="0.0098in" svg:viewBox="0 0 326 263" svg:d="M279 30c4-13 5-18 33-18 10 0 14 0 14-8 0-4-5-4-6-4-11 0-38 1-49 1s-39-1-50-1c-3 0-8 0-8 8 0 4 4 4 11 4 5 0 8 0 15 1 6 1 11 1 11 7 0 1-1 2-3 6-7 32-15 63-23 95-39 0-78 0-117 0 7-31 15-60 23-91 3-13 4-18 32-18 10 0 13 0 13-8 0-4-5-4-6-4-11 0-38 1-49 1s-39-1-50-1c-3 0-7 0-7 8 0 4 3 4 11 4 1 0 7 0 14 1 8 1 11 1 11 7 0 1 0 2-2 6-18 69-34 138-52 206-3 16-4 19-35 19-7 0-10 0-10 8 0 4 4 4 5 4 11 0 39-2 49-2 9 0 17 1 25 1 9 0 17 1 25 1 4 0 8 0 8-9 0-3-3-3-11-3-14 0-25 0-25-8 0-2 1-4 1-6 9-36 18-70 26-105 40 0 78 0 118 0-16 64-25 100-26 106-5 12-11 13-36 13-5 0-8 0-8 8 0 4 4 4 5 4 10 0 38-2 49-2 8 0 16 1 25 1 8 0 16 1 24 1 3 0 9 0 9-9 0-3-5-3-11-3-14 0-25 0-25-8 0-2 1-4 1-6 17-69 34-138 51-207z"><text:p/></draw:path><draw:path draw:style-name="gr3" draw:text-style-name="P6" svg:width="0.0346in" svg:height="0.1508in" svg:x="0.7504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6" svg:width="0.0752in" svg:height="0.137in" svg:x="0.8024in" svg:y="0.0071in" svg:viewBox="0 0 192 349" svg:d="M121 118c11 0 23 0 34 0 8 0 11 0 11-9 0-3-3-3-10-3-11 0-21 0-32 0 2-16 6-30 8-44 1-9 7-36 9-41 4-7 11-13 18-13 2 0 11 0 19 7-16 2-21 15-21 21 0 9 7 14 15 14 9 0 20-9 20-24 0-17-17-26-33-26-13 0-37 7-49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3" draw:text-style-name="P6" svg:width="0.0469in" svg:height="0.0701in" svg:x="0.8756in" svg:y="0.0661in" svg:viewBox="0 0 120 179" svg:d="M120 130c-3 0-7 0-10 0 0 7-3 22-7 25-2 1-23 1-26 1-17 0-34 0-51 0 29-25 39-32 55-45 20-15 39-33 39-58 0-33-29-53-64-53-33 0-56 24-56 48 0 15 12 16 14 16 7 0 15-5 15-14 0-6-3-15-16-15 8-18 27-25 40-25 26 0 40 21 40 43 0 23-16 42-25 52-22 21-43 41-65 63-3 4-3 4-3 11 37 0 74 0 111 0 3-16 6-33 9-49z"><text:p/></draw:path><draw:path draw:style-name="gr3" draw:text-style-name="P6" svg:width="0.035in" svg:height="0.1508in" svg:x="0.9457in" svg:y="0in" svg:viewBox="0 0 90 384" svg:d="M90 193c0-30-4-77-25-120-24-48-57-73-61-73-2 0-4 1-4 3 0 3 0 3 8 10 37 38 59 99 59 180 0 65-14 132-62 181-5 5-5 5-5 6 0 3 2 4 4 4 4 0 39-26 62-75 20-43 24-85 24-116z"><text:p/></draw:path><draw:path draw:style-name="gr3" draw:text-style-name="P6" svg:width="0.0846in" svg:height="0.0933in" svg:x="1.0386in" svg:y="0.0217in" svg:viewBox="0 0 216 238" svg:d="M117 9c-4-7-6-9-9-9-6 0-7 3-9 9-32 71-64 143-96 213-2 6-3 6-3 8 0 5 3 8 8 8 3 0 6-1 8-8 31-67 61-135 92-204 31 69 60 137 91 204 3 8 7 8 9 8 3 0 8-3 8-8-2-1 0-1-3-5-32-72-65-145-96-216z"><text:p/></draw:path><draw:path draw:style-name="gr3" draw:text-style-name="P6" svg:width="0.0752in" svg:height="0.137in" svg:x="1.1736in" svg:y="0.0071in" svg:viewBox="0 0 192 349" svg:d="M121 118c11 0 22 0 33 0 9 0 12 0 12-9 0-3-3-3-10-3-11 0-22 0-33 0 3-16 6-30 9-44 1-9 7-36 9-41 3-7 10-13 18-13 2 0 11 0 19 7-17 2-21 15-21 21 0 9 7 14 15 14 9 0 20-9 20-24 0-17-17-26-33-26-13 0-37 7-49 45-2 8-3 12-13 61-9 0-18 0-27 0-6 0-11 0-11 6s4 6 11 6c9 0 17 0 26 0-10 50-20 100-30 151-7 37-13 72-33 72-2 0-11 0-19-7 18-1 21-15 21-21 0-9-6-14-14-14-10 0-21 9-21 24 0 17 16 26 33 26 21 0 36-22 43-37 13-25 22-71 22-74 8-40 15-81 23-120z"><text:p/></draw:path><draw:path draw:style-name="gr3" draw:text-style-name="P6" svg:width="0.0386in" svg:height="0.0701in" svg:x="1.2516in" svg:y="0.0661in" svg:viewBox="0 0 99 179" svg:d="M62 8c0-7-2-8-9-8-17 18-42 18-53 18 0 3 0 6 0 10 7 0 24 0 40-8 0 45 0 91 0 137 0 9 0 13-28 13-3 0-7 0-10 0 0 3 0 6 0 9 5 0 39-1 49-1 7 0 41 1 48 1 0-3 0-6 0-9-3 0-8 0-11 0-26 0-26-4-26-13 0-50 0-100 0-149z"><text:p/></draw:path><draw:path draw:style-name="gr3" draw:text-style-name="P6" svg:width="0.076in" svg:height="0.1406in" svg:x="1.3709in" svg:y="0.0043in" svg:viewBox="0 0 194 358" svg:d="M190 15c4-5 4-6 4-7 0-4-3-8-8-8s-7 2-9 8c-58 111-115 223-174 334-3 6-3 7-3 8 0 3 3 8 8 8s6-2 8-8c59-111 116-223 174-335z"><text:p/></draw:path><draw:path draw:style-name="gr3" draw:text-style-name="P6" svg:width="0.1008in" svg:height="0.035in" svg:x="1.3583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52in" svg:height="0.137in" svg:x="1.5185in" svg:y="0.0071in" svg:viewBox="0 0 192 349" svg:d="M121 118c11 0 23 0 34 0 8 0 11 0 11-9 0-3-3-3-10-3-11 0-21 0-32 0 2-16 6-30 8-44 1-9 7-36 9-41 4-7 11-13 18-13 2 0 11 0 19 7-16 2-21 15-21 21 0 9 7 14 15 14 9 0 20-9 20-24 0-17-17-26-33-26-13 0-37 7-49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3" draw:text-style-name="P6" svg:width="0.0469in" svg:height="0.0701in" svg:x="1.5917in" svg:y="0.0661in" svg:viewBox="0 0 120 179" svg:d="M120 130c-3 0-7 0-10 0 0 7-3 22-7 25-2 1-23 1-26 1-17 0-34 0-51 0 29-25 39-32 55-45 20-15 39-33 39-58 0-33-29-53-64-53-33 0-56 24-56 48 0 15 12 16 14 16 7 0 15-5 15-14 0-6-3-15-16-15 8-18 27-25 40-25 26 0 40 21 40 43 0 23-16 42-25 52-22 21-43 41-65 63-3 4-3 4-3 11 37 0 74 0 111 0 3-16 6-33 9-49z"><text:p/></draw:path><draw:path draw:style-name="gr3" draw:text-style-name="P6" svg:width="0.126in" svg:height="0.1102in" svg:x="1.9657in" svg:y="0.0043in" svg:viewBox="0 0 321 281" svg:d="M59 220c-8 0-21 2-32 7-7 2-17 6-22 13-4 6-5 10-5 14 0 7 4 12 9 16 11 9 27 11 45 11 23 0 50-6 78-17 21 9 43 17 73 17 14 0 31-8 49-18 18-12 33-25 44-41 0 0 0-1 0-2s-1-2-3-2c-1 0-4 0-5 0s-2 0-2 1c-9 12-22 23-36 32s-30 13-41 13c-21 0-38-4-54-11 8-4 16-9 23-13 45-26 84-61 110-97 20-27 31-55 31-78 0-9-1-15-4-23-10-28-39-42-77-42-23 0-49 7-75 21-24 12-46 31-61 51-13 18-20 37-20 52 0 4 0 7 1 10 4 19 21 29 44 29 15 0 34-4 54-14 15-8 31-20 41-33 9-14 14-26 14-36 0-15-9-28-19-38-1 0-1-1-2-1-3 1-5 1-7 2-1 1-2 2-2 4l1 1c7 7 10 15 10 25 0 11-5 24-16 39-7 11-18 22-31 30-16 8-30 12-42 12-18 0-28-9-29-22 0-1 0-2 0-3 0-14 9-34 23-54 12-18 31-35 52-47 22-14 44-19 62-19 33 0 52 13 56 36 0 2 1 6 1 9 0 23-16 54-38 85-24 34-56 68-95 94-7 5-14 9-20 13-2-2-3-3-6-4-22-11-44-22-77-22zM29 241c1 0 3 0 4 0 5 1 11 1 16 1 27 0 48 8 68 16-22 10-43 14-61 14-15 0-29-1-36-8-4-2-5-5-5-9 0-3 1-6 5-11 1-2 3-2 9-3z"><text:p/></draw:path><draw:path draw:style-name="gr3" draw:text-style-name="P6" svg:width="0.0157in" svg:height="0.0161in" svg:x="2.1098in" svg:y="0.0972in" svg:viewBox="0 0 41 42" svg:d="M41 21c0-11-9-21-20-21s-21 10-21 21 10 21 21 21 20-10 20-21z"><text:p/></draw:path><draw:path draw:style-name="gr3" draw:text-style-name="P6" svg:width="0.1008in" svg:height="0.1075in" svg:x="2.1461in" svg:y="0.0067in" svg:viewBox="0 0 257 274" svg:d="M224 37c1-1 1-1 3-2 0-1 1-1 1-2 0-2-3-3-5-3-6 0-14 3-21 7-7 5-14 11-19 18-6 9-10 18-10 25 0 3 1 5 1 7 3 10 13 14 25 14 8 0 17-3 24-9 9-5 17-13 22-20 8-13 12-24 12-35 0-5-1-12-4-16-9-15-28-21-51-21-15 0-34 6-52 15-18 10-35 25-46 40s-16 31-16 44c0 6 1 10 3 16 0 1 1 4 4 5-9 2-18 6-27 10-19 9-37 23-48 38-13 19-20 37-20 52 0 9 2 16 5 23 11 22 38 31 70 31 16 0 35-4 55-14 17-9 34-21 44-35 6-9 9-18 9-26 0-6-3-12-6-16-10-12-29-17-49-17-27 0-55 34-60 64 0 1 0 1 1 2 0 1 1 3 2 3h2c1 0 2 0 3-2 1-1 2-2 2-3 3-27 28-56 47-56 18 0 31 4 37 13 1 3 2 6 2 8 0 6-3 16-11 26-8 11-20 23-34 32-16 9-30 13-42 13-28 0-46-9-53-27-1-3-1-7-1-11 0-16 9-35 24-56 9-13 21-26 37-35 5-4 12-6 17-8 10 6 23 10 39 10 4 0 8 0 12-1 2-1 6-4 7-7 3-1 3-3 3-5 0-4-5-6-7-7-7-3-15-4-23-4-7 0-13 0-20 1-1-1-1-3-2-5 0-2 0-3 0-4 0-13 9-30 22-49 8-12 18-24 31-34 12-7 25-12 35-12 21 0 37 5 45 16 2 3 3 7 3 13 0 7-3 17-11 27-4 7-10 13-17 18-7 4-12 6-18 6-11 0-17-4-17-12 0-5 4-13 9-22 4-5 9-11 15-14 5-4 11-5 15-5 1 0 1-2 2-2zM130 123c7 0 14 0 18 3 3 0 2 0 3 1 0 1 0 0 0 1-1 0-3 2-4 2-2 1-3 1-5 1-11 0-19-2-24-7 4-1 8-1 12-1z"><text:p/></draw:path><draw:path draw:style-name="gr3" draw:text-style-name="P6" svg:width="0.0161in" svg:height="0.0161in" svg:x="2.2657in" svg:y="0.0972in" svg:viewBox="0 0 42 42" svg:d="M42 21c0-11-10-21-21-21s-21 10-21 21 10 21 21 21 21-10 21-21z"><text:p/></draw:path><draw:path draw:style-name="gr3" draw:text-style-name="P6" svg:width="0.1193in" svg:height="0.111in" svg:x="2.3047in" svg:y="0.0067in" svg:viewBox="0 0 304 283" svg:d="M304 55c0-1-2-2-4-2-6 0-12 1-18 2-11-34-42-55-94-55-45 0-107 26-136 68-16 22-23 44-23 61 0 23 14 38 45 38 27 0 63-26 83-55 12-17 20-35 20-50 0-3-1-5-1-6-1-2-1-2-2-2h-1c-1 0-3 0-4 0-1 1-2 2-2 3 0 15-6 33-20 52-18 26-50 51-72 51-20 0-29-11-29-27 0-15 9-37 27-61 25-36 77-64 114-64 46 0 74 20 84 51-40 18-79 63-108 105-27 36-56 78-82 96-8-3-18-7-30-7-2 0-3 0-4 0-15 0-38 0-46 10-1 2-1 3-1 5 0 8 29 9 46 9 5 0 8 0 12 0 10 0 19-2 29-5 12 5 24 11 39 11 9 0 19-1 30-6 44-15 79-56 99-92s31-70 31-99c0-7-1-14-2-20 5-3 11-5 15-5 1 0 2 0 2-2 1-1 3-2 3-4zM245 182c-17 34-49 72-90 88-10 3-19 5-26 5-14 0-22-3-32-7 36-20 71-63 99-101 26-36 54-75 77-93 0 4 1 9 1 12 0 27-10 60-29 96zM60 269c-35 0-38-3-38-1 3-6 14-6 27-6 9 0 17 1 24 4-5 2-9 3-13 3z"><text:p/></draw:path><draw:path draw:style-name="gr3" draw:text-style-name="P6" svg:width="0.0157in" svg:height="0.0161in" svg:x="2.4406in" svg:y="0.0972in" svg:viewBox="0 0 41 42" svg:d="M41 21c0-11-9-21-20-21-12 0-21 10-21 21s9 21 21 21c11 0 20-10 20-21z"><text:p/></draw:path><draw:path draw:style-name="gr3" draw:text-style-name="P6" svg:width="0.1008in" svg:height="0.1035in" svg:x="2.5626in" svg:y="0.0098in" svg:viewBox="0 0 257 264" svg:d="M257 13c0-12-1-13-13-13-77 0-153 0-230 0-12 0-14 1-14 13 0 79 0 159 0 237 0 12 1 14 14 14 76 0 153 0 229 0 13 0 14-2 14-14 0-78 0-158 0-237z"><text:p/></draw:path></draw:g></text:span></text:p>
      <text:h text:style-name="Heading_20_3" text:outline-level="3">סעיף (ג)</text:h>
      <text:p text:style-name="P9"><text:span text:style-name="T2">טענה: </text:span><draw:g text:anchor-type="as-char" svg:y="-0.1035in" draw:z-index="8" draw:name="Shape11" draw:style-name="gr1"><svg:title>TexMaths</svg:title><svg:desc>11§display§H§svg§600§FALSE§</svg:desc><draw:path draw:style-name="gr2" draw:text-style-name="P5" svg:width="0.1177in" svg:height="0.0874in" svg:x="0.0016in" svg:y="0.0071in" svg:viewBox="0 0 300 223" svg:d="M0 0c100 0 200 0 300 0 0 74 0 149 0 223-100 0-200 0-300 0 0-74 0-149 0-223z"><text:p/></draw:path><draw:path draw:style-name="gr3" draw:text-style-name="P6" svg:width="0.1272in" svg:height="0.1031in" svg:x="-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text:s/><text:span text:style-name="T4">לא על </text:span><text:span text:style-name="T4"><draw:g text:anchor-type="as-char" svg:y="-0.1035in" draw:z-index="14" draw:name="Shape12" draw:style-name="gr1"><svg:title>TexMaths</svg:title><svg:desc>11§display§\N_+ \to \N§svg§600§FALSE§</svg:desc><draw:path draw:style-name="gr2" draw:text-style-name="P5" svg:width="0.5378in" svg:height="0.1224in" svg:x="0.0035in" svg:y="0.0071in" svg:viewBox="0 0 1367 312" svg:d="M0 0c455 0 912 0 1367 0 0 104 0 208 0 312-455 0-912 0-1367 0 0-104 0-208 0-312z"><text:p/></draw:path><draw:path draw:style-name="gr3" draw:text-style-name="P6" svg:width="0.1028in" svg:height="0.1055in" svg:x="-0.0004in" svg:y="0in" svg:viewBox="0 0 262 269" svg:d="M33 34c0 63 0 125 0 187 0 21-2 27-22 27-4 0-11 2-11 7 0 8 6 8 13 8 20 0 40 0 60 0 7 0 13 0 13-8 0-5-7-7-12-7-21 0-25-7-25-28 0-58 0-117 0-175 57 73 112 146 168 219 3 4 5 5 7 5 7 0 7-5 7-12 0-72 0-144 0-216 0-22 3-27 22-28 2 0 9 0 9-6 0-7-7-7-13-7-19 0-38 0-57 0-7 0-13 0-13 7 0 6 7 6 11 6 22 1 24 9 24 29 0 39 0 80 0 121-38-53-78-105-116-158-3-5-4-5-13-5-22 0-45 0-67 0-8 0-14 0-14 7 0 6 6 6 8 6 11 1 19 8 22 12-1 4-1 5-1 9zM218 243c-56-73-112-146-169-220-3-5-3-5-7-10 15 0 31 0 46 0 43 58 87 117 130 174 0 19 0 37 0 56z"><text:p/></draw:path><draw:path draw:style-name="gr3" draw:text-style-name="P6" svg:width="0.078in" svg:height="0.0772in" svg:x="0.113in" svg:y="0.061in" svg:viewBox="0 0 199 197" svg:d="M107 106c27 0 55 0 82 0 4 0 10 0 10-7s-6-7-10-7c-27 0-55 0-82 0 0-27 0-55 0-82 0-5 0-10-7-10-6 0-7 5-7 10 0 27 0 55 0 82-27 0-56 0-83 0-3 0-10 0-10 7s7 7 10 7c27 0 56 0 83 0 0 27 0 55 0 81 0 3 1 10 6 10 8 0 8-7 8-10 0-26 0-54 0-81z"><text:p/></draw:path><draw:path draw:style-name="gr3" draw:text-style-name="P6" svg:width="0.1346in" svg:height="0.078in" svg:x="0.2575in" svg:y="0.0264in" svg:viewBox="0 0 343 199" svg:d="M300 108c-21 16-31 32-34 37-17 27-14 33-21 50 0 4 5 4 8 4 7 0 8 0 9-8 9-36 32-68 76-85 4-3 5-4 5-6 0-3-2-3-3-4-17-7-64-26-78-91-1-4-2-5-9-5-3 0-8 0-8 4 0 1 4 26 20 51 8 12 19 25 35 37-95 0-191 0-287 0-6 0-13 0-13 8s7 8 13 8c96 0 192 0 287 0z"><text:p/></draw:path><draw:path draw:style-name="gr3" draw:text-style-name="P6" svg:width="0.1028in" svg:height="0.1055in" svg:x="0.4465in" svg:y="0in" svg:viewBox="0 0 262 269" svg:d="M34 34c0 63 0 125 0 187 0 21-3 27-23 27-4 0-11 2-11 7 0 8 7 8 13 8 20 0 41 0 61 0 6 0 12 0 12-8 0-5-6-7-11-7-22 0-26-7-26-28 0-58 0-117 0-175 57 73 112 146 168 219 3 4 5 5 9 5 6 0 6-5 6-12 0-72 0-144 0-216 0-22 3-27 21-28 2 0 9 0 9-6 0-7-6-7-13-7-19 0-38 0-56 0-7 0-14 0-14 7 0 6 7 6 11 6 22 1 26 9 26 29 0 39 0 80 0 121-39-53-78-105-117-158-4-5-5-5-14-5-22 0-45 0-67 0-7 0-14 0-14 7 0 6 7 6 9 6 10 1 18 8 21 12 0 4 0 5 0 9zM218 243c-56-73-112-146-169-220-3-5-3-5-7-10 15 0 31 0 46 0 43 58 87 117 130 174 0 19 0 37 0 56z"><text:p/></draw:path></draw:g></text:span></text:p>
      <text:p text:style-name="P10"><text:span text:style-name="T2">הוכחה: </text:span><text:span text:style-name="T5">נראה שאחת ההכלות המהוות תנאי הכרחי לשוויון לא מתקיימת. </text:span></text:p>
      <text:p text:style-name="P11"><text:span text:style-name="T6">נבחר </text:span><text:span text:style-name="T6"><draw:g text:anchor-type="as-char" svg:y="-0.1063in" draw:z-index="13" draw:name="Shape13" draw:style-name="gr1"><svg:title>TexMaths</svg:title><svg:desc>11§display§f = \lambda n \in \N_+. 3 \in \N_+ \to \N§svg§600§FALSE§</svg:desc><draw:path draw:style-name="gr2" draw:text-style-name="P5" svg:width="1.713in" svg:height="0.1264in" svg:x="-0.0004in" svg:y="0.0071in" svg:viewBox="0 0 4352 322" svg:d="M0 0c1451 0 2901 0 4352 0 0 107 0 215 0 322-1451 0-2901 0-4352 0 0-107 0-215 0-322z"><text:p/></draw:path><draw:path draw:style-name="gr3" draw:text-style-name="P6" svg:width="0.0752in" svg:height="0.1374in" svg:x="0in" svg:y="0in" svg:viewBox="0 0 192 350" svg:d="M121 118c11 0 22 0 33 0 8 0 12 0 12-8 0-4-4-4-11-4-11 0-21 0-32 0 2-16 6-30 8-44 2-8 8-36 10-40 3-8 10-13 17-13 3 0 12 0 20 6-17 2-21 16-21 21 0 9 7 14 15 14 9 0 20-8 20-24 0-17-17-26-34-26-13 0-37 7-48 45-2 8-3 12-13 61-9 0-18 0-27 0-7 0-12 0-12 8 0 4 5 4 11 4 9 0 17 0 26 0-10 51-19 101-29 152-7 37-13 73-34 73-1 0-11 0-18-8 18-1 21-14 21-21 0-9-6-13-14-13-10 0-21 9-21 23 0 18 16 26 32 26 22 0 37-22 44-37 12-24 22-71 22-74 8-41 15-80 23-121z"><text:p/></draw:path><draw:path draw:style-name="gr3" draw:text-style-name="P6" svg:width="0.1008in" svg:height="0.035in" svg:x="0.1335in" svg:y="0.051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48in" svg:height="0.1067in" svg:x="0.2937in" svg:y="0.002in" svg:viewBox="0 0 191 272" svg:d="M118 155c15 40 34 98 40 108 6 8 10 8 20 8 3 0 6 0 9 0 4 0 4-2 4-3s-1-2-2-3c-3-5-5-12-9-19-26-73-52-146-79-218-8-24-28-28-46-28-2 0-8 0-8 4s2 3 4 4c13 2 15 4 25 31 12 35 25 70 37 105-35 36-71 70-106 105-5 4-7 7-7 12 0 7 5 11 12 11 6 0 9-4 12-7 31-37 63-73 94-110z"><text:p/></draw:path><draw:path draw:style-name="gr3" draw:text-style-name="P6" svg:width="0.0819in" svg:height="0.0685in" svg:x="0.3791in" svg:y="0.0402in" svg:viewBox="0 0 209 175" svg:d="M22 149c-1 5-3 14-3 16 0 7 5 10 11 10 5 0 12-3 14-11 1 0 5-19 8-28 3-13 5-24 8-35 3-8 5-17 7-26 1-7 4-18 4-19 7-12 27-47 64-47 17 0 21 14 21 27 0 24-20 73-25 90-3 8-5 14-5 17 0 19 14 32 32 32 37 0 51-56 51-59 0-4-3-4-4-4-5 0-5 2-6 7-8 26-21 49-40 49-6 0-9-5-9-14 0-10 3-18 7-27 7-21 23-63 23-85 0-27-16-42-44-42-35 0-54 25-60 34-2-22-19-34-36-34-19 0-25 15-29 22-7 13-11 36-11 38 0 4 3 4 4 4 4 0 5-1 7-9 7-27 14-46 27-46 8 0 13 5 13 17 0 9-2 13-6 34-8 29-15 59-23 89z"><text:p/></draw:path><draw:path draw:style-name="gr3" draw:text-style-name="P6" svg:width="0.076in" svg:height="0.0874in" svg:x="0.5205in" svg:y="0.0252in" svg:viewBox="0 0 194 223" svg:d="M179 120c7 0 15 0 15-8 0-7-8-7-15-7-55 0-109 0-164 0 6-52 50-90 105-90 20 0 39 0 59 0 7 0 15 0 15-7 0-8-8-8-15-8-20 0-40 0-60 0-66 0-119 51-119 112 0 62 53 111 119 111 20 0 40 0 60 0 7 0 15 0 15-8s-8-8-15-8c-20 0-39 0-59 0-55 0-99-35-105-87 55 0 109 0 164 0z"><text:p/></draw:path><draw:path draw:style-name="gr3" draw:text-style-name="P6" svg:width="0.1024in" svg:height="0.1063in" svg:x="0.6555in" svg:y="0.0031in" svg:viewBox="0 0 261 271" svg:d="M33 35c0 63 0 126 0 188 0 19-3 27-23 27-3 0-10 0-10 7 0 6 5 6 13 6 20 0 40 0 60 0 6 0 13 0 13-6 0-7-7-7-12-7-21 0-25-9-25-28 0-59 0-118 0-177 57 74 112 147 168 221 3 4 5 5 7 5 7 0 7-6 7-13 0-73 0-144 0-217 0-21 3-27 21-28 2 0 9 0 9-6 0-7-6-7-12-7-19 0-38 0-57 0-7 0-13 0-13 7 0 6 7 6 11 6 21 1 24 9 24 29 0 40 0 80 0 121-38-53-78-105-116-157-3-6-5-6-13-6-23 0-45 0-69 0-6 0-12 0-12 7 0 6 6 6 8 6 11 1 18 8 22 12-1 4-1 5-1 10zM218 244c-56-73-112-147-169-221-4-4-4-5-7-10 15 0 29 0 45 0 44 59 87 117 131 175 0 19 0 38 0 56z"><text:p/></draw:path><draw:path draw:style-name="gr3" draw:text-style-name="P6" svg:width="0.078in" svg:height="0.0776in" svg:x="0.7693in" svg:y="0.0642in" svg:viewBox="0 0 199 198" svg:d="M106 107c27 0 56 0 83 0 3 0 10 0 10-7s-7-7-10-7c-27 0-56 0-83 0 0-28 0-56 0-83 0-3 0-10-6-10-8 0-8 7-8 10 0 27 0 55 0 83-27 0-55 0-82 0-3 0-10 0-10 6 0 8 5 8 10 8 27 0 55 0 82 0 0 27 0 55 0 81 0 4 0 10 7 10s7-6 7-10c0-26 0-54 0-81z"><text:p/></draw:path><draw:path draw:style-name="gr3" draw:text-style-name="P6" svg:width="0.0157in" svg:height="0.0157in" svg:x="0.8752in" svg:y="0.0906in" svg:viewBox="0 0 41 41" svg:d="M41 21c0-11-9-21-20-21-12 0-21 10-21 21s9 20 21 20c11 0 20-9 20-20z"><text:p/></draw:path><draw:path draw:style-name="gr3" draw:text-style-name="P6" svg:width="0.063in" svg:height="0.1039in" svg:x="0.9106in" svg:y="0.0063in" svg:viewBox="0 0 161 265" svg:d="M96 121c32-11 55-37 55-68 0-32-34-53-72-53-39 0-68 23-68 52 0 13 8 21 20 21s20-9 20-20c0-20-19-20-25-20 12-19 38-24 51-24 16 0 37 9 37 44 0 4 0 26-11 44-11 19-24 20-34 20-3 0-12 1-15 1-2 0-6 1-6 4 0 5 4 5 10 5s11 0 17 0c32 0 46 26 46 63 0 52-26 63-44 63-17 0-45-6-59-28 14 1 26-7 26-22 0-13-11-21-22-21-10 0-22 5-22 22 0 35 36 61 78 61 47 0 83-36 83-75 0-30-25-61-65-69z"><text:p/></draw:path><draw:path draw:style-name="gr3" draw:text-style-name="P6" svg:width="0.076in" svg:height="0.0874in" svg:x="1.0354in" svg:y="0.0252in" svg:viewBox="0 0 194 223" svg:d="M179 120c7 0 15 0 15-8 0-7-8-7-15-7-55 0-109 0-164 0 6-52 50-90 105-90 20 0 39 0 59 0 7 0 15 0 15-7 0-8-8-8-15-8-20 0-40 0-60 0-66 0-119 51-119 112 0 62 53 111 119 111 20 0 40 0 60 0 7 0 15 0 15-8s-8-8-15-8c-20 0-39 0-59 0-55 0-99-35-105-87 55 0 109 0 164 0z"><text:p/></draw:path><draw:path draw:style-name="gr3" draw:text-style-name="P6" svg:width="0.1028in" svg:height="0.1063in" svg:x="1.1701in" svg:y="0.0031in" svg:viewBox="0 0 262 271" svg:d="M34 35c0 63 0 126 0 188 0 19-3 27-23 27-4 0-11 0-11 7 0 6 7 6 13 6 20 0 41 0 61 0 6 0 12 0 12-6 0-7-6-7-11-7-21 0-24-9-24-28 0-59 0-118 0-177 56 74 111 147 167 221 3 4 4 5 7 5 7 0 7-6 7-13 0-73 0-144 0-217 0-21 3-27 21-28 2 0 9 0 9-6 0-7-6-7-12-7-19 0-39 0-58 0-6 0-13 0-13 7 0 6 8 6 12 6 21 1 25 9 25 29 0 40 0 80 0 121-39-53-79-105-117-157-3-6-6-6-14-6-22 0-45 0-67 0-7 0-13 0-13 7 0 6 6 6 8 6 11 1 18 8 22 12-1 4-1 5-1 10zM219 244c-56-73-112-147-168-221-5-4-5-5-9-10 15 0 31 0 46 0 44 59 87 117 131 175 0 19 0 38 0 56z"><text:p/></draw:path><draw:path draw:style-name="gr3" draw:text-style-name="P6" svg:width="0.078in" svg:height="0.0776in" svg:x="1.2839in" svg:y="0.0642in" svg:viewBox="0 0 199 198" svg:d="M106 107c27 0 56 0 83 0 3 0 10 0 10-7s-7-7-10-7c-27 0-56 0-83 0 0-28 0-56 0-83 0-3 0-10-7-10s-7 7-7 10c0 27 0 55 0 83-27 0-55 0-82 0-3 0-10 0-10 6 0 8 5 8 10 8 27 0 55 0 82 0 0 27 0 55 0 81 0 4 0 10 7 10s7-6 7-10c0-26 0-54 0-81z"><text:p/></draw:path><draw:path draw:style-name="gr3" draw:text-style-name="P6" svg:width="0.1346in" svg:height="0.0787in" svg:x="1.4283in" svg:y="0.0295in" svg:viewBox="0 0 343 201" svg:d="M300 109c-21 16-31 32-34 36-17 28-14 35-21 51 0 5 5 5 8 5 7 0 7 0 9-8 9-36 32-70 75-87 5-1 6-2 6-5s-2-4-3-4c-18-7-64-26-78-91-2-5-2-6-9-6-3 0-8 0-8 4 0 2 4 26 20 52 8 11 19 24 35 38-95 0-191 0-287 0-6 0-13 0-13 7 0 8 7 8 13 8 96 0 192 0 287 0z"><text:p/></draw:path><draw:path draw:style-name="gr3" draw:text-style-name="P6" svg:width="0.1028in" svg:height="0.1063in" svg:x="1.6177in" svg:y="0.0031in" svg:viewBox="0 0 262 271" svg:d="M34 35c0 63 0 126 0 188 0 19-3 27-23 27-4 0-11 0-11 7 0 6 7 6 13 6 20 0 41 0 61 0 6 0 12 0 12-6 0-7-7-7-11-7-22 0-26-9-26-28 0-59 0-118 0-177 57 74 112 147 168 221 3 4 5 5 8 5 7 0 7-6 7-13 0-73 0-144 0-217 0-21 3-27 21-28 2 0 9 0 9-6 0-7-6-7-13-7-19 0-38 0-57 0-6 0-13 0-13 7 0 6 7 6 11 6 22 1 26 9 26 29 0 40 0 80 0 121-39-53-79-105-117-157-4-6-6-6-14-6-22 0-45 0-67 0-7 0-14 0-14 7 0 6 7 6 9 6 10 1 18 8 21 12 0 4 0 5 0 10zM218 244c-56-73-112-147-169-221-3-4-3-5-7-10 15 0 31 0 46 0 43 59 87 117 130 175 0 19 0 38 0 56z"><text:p/></draw:path></draw:g></text:span><text:span text:style-name="T6">, נניח בשלילה שקיים </text:span><text:span text:style-name="T6"><draw:g text:anchor-type="as-char" svg:y="-0.1134in" draw:z-index="10" draw:name="Shape14" draw:style-name="gr1"><svg:title>TexMaths</svg:title><svg:desc>11§display§f \in \Z \to \{0, 1\}§svg§600§FALSE§</svg:desc><draw:path draw:style-name="gr2" draw:text-style-name="P5" svg:width="0.9591in" svg:height="0.1358in" svg:x="-0.0004in" svg:y="0.0071in" svg:viewBox="0 0 2437 346" svg:d="M1219 346c-406 0-812 0-1219 0 0-116 0-230 0-346 813 0 1624 0 2437 0 0 116 0 230 0 346-406 0-812 0-1218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752in" svg:height="0.087in" svg:x="0.1378in" svg:y="0.0307in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3" draw:text-style-name="P6" svg:width="0.0921in" svg:height="0.1031in" svg:x="0.2728in" svg:y="0.0098in" svg:viewBox="0 0 235 263" svg:d="M220 14c3-5 3-6 3-7 0-7-5-7-13-7-59 0-118 0-177 0-12 0-12 1-13 11-2 18-4 34-6 52 0 2-1 3-1 5 0 6 5 8 7 8 4 0 6-3 6-7 3-8 6-25 29-40 22-15 49-16 63-16 10 0 21 0 30 0-48 79-96 159-145 237-3 4-3 5-3 7 0 6 7 6 13 6 66 0 132 0 198 0 12 0 12-1 13-11 4-25 8-49 11-75 0-4-3-6-6-6-7 0-7 3-8 11-7 30-37 68-92 68-18 0-37 0-54 0 48-78 97-158 145-236zM33 13c7 0 14 0 21 0v1c-11 6-19 12-23 17 1-6 1-12 2-18zM165 13c13 0 26 0 40 0-49 79-98 159-147 237-13 0-26 0-39 0 48-78 98-158 146-237zM185 250c11-7 21-15 29-26 0 7-1 12-3 26-9 0-17 0-26 0z"><text:p/></draw:path><draw:path draw:style-name="gr3" draw:text-style-name="P6" svg:width="0.1346in" svg:height="0.0787in" svg:x="0.4205in" svg:y="0.0362in" svg:viewBox="0 0 343 201" svg:d="M301 109c-21 15-32 32-35 36-16 27-20 51-20 52 0 4 5 4 8 4 7 0 7-1 8-7 10-38 32-71 76-88 4-1 5-4 5-6 0-3-2-3-3-3-17-7-64-27-78-91-1-5-1-6-8-6-3 0-8 0-8 4 0 2 4 26 20 51 8 12 19 25 35 37-95 0-191 0-287 0-6 0-14-1-14 8 0 8 8 9 14 9 96 0 192 0 287 0z"><text:p/></draw:path><draw:path draw:style-name="gr3" draw:text-style-name="P6" svg:width="0.0535in" svg:height="0.1512in" svg:x="0.6169in" svg:y="0in" svg:viewBox="0 0 137 385" svg:d="M81 52c0-16 10-41 53-43 1 0 3-2 3-5 0-4-3-4-7-4-39 0-74 20-74 48 0 29 0 59 0 89 0 15 0 27-15 39s-29 12-38 13c-1 0-3 1-3 4 0 4 2 4 7 4 25 2 44 14 48 34 1 4 1 5 1 19 0 25 0 51 0 76 0 16 0 29 19 43 14 12 39 16 55 16 4 0 7 0 7-4s-2-4-6-4c-24-2-43-15-49-33-1-5-1-5-1-19 0-27 0-54 0-82 0-17-3-24-15-35-8-8-19-12-30-15 32-9 45-27 45-49 0-31 0-61 0-92z"><text:p/></draw:path><draw:path draw:style-name="gr3" draw:text-style-name="P6" svg:width="0.0638in" svg:height="0.1035in" svg:x="0.6878in" svg:y="0.013in" svg:viewBox="0 0 163 264" svg:d="M163 133c0-31-2-61-16-90-17-37-49-43-66-43-23 0-50 10-67 45-12 28-14 57-14 88 0 29 2 64 18 92 16 32 45 39 63 39 21 0 51-7 67-45 13-25 15-55 15-86zM81 255c-15 0-38-9-45-46-4-22-4-58-4-80 0-26 0-51 3-72 8-45 36-49 46-49 12 0 39 7 45 45 5 22 5 52 5 76 0 28 0 55-5 79-5 36-27 47-45 47z"><text:p/></draw:path><draw:path draw:style-name="gr3" draw:text-style-name="P6" svg:width="0.0173in" svg:height="0.0453in" svg:x="0.7713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5in" svg:height="0.1in" svg:x="0.839in" svg:y="0.013in" svg:viewBox="0 0 128 255" svg:d="M79 10c0-10 0-10-9-10-23 24-57 24-70 24 0 5 0 8 0 12 8 0 31 0 51-10 0 66 0 133 0 199 0 14-2 18-36 18-4 0-7 0-12 0 0 5 0 9 0 12 13-1 46-1 62-1 15 0 49 0 63 1 0-3 0-7 0-12-5 0-8 0-13 0-35 0-36-4-36-18 0-72 0-144 0-215z"><text:p/></draw:path><draw:path draw:style-name="gr3" draw:text-style-name="P6" svg:width="0.0535in" svg:height="0.1512in" svg:x="0.9126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3 15 36 8 7 19 12 30 15-32 10-45 26-45 48 0 31 0 62 0 93z"><text:p/></draw:path></draw:g></text:span><text:span text:style-name="T6"><text:s/>כך ש־</text:span><text:span text:style-name="T6"><draw:g text:anchor-type="as-char" svg:y="-0.1134in" draw:z-index="11" draw:name="Shape15" draw:style-name="gr1"><svg:title>TexMaths</svg:title><svg:desc>11§display§\lambda \N_+. f(n) + f(-n)§svg§600§FALSE§</svg:desc><draw:path draw:style-name="gr2" draw:text-style-name="P5" svg:width="1.2165in" svg:height="0.1358in" svg:x="-0.0004in" svg:y="0.0071in" svg:viewBox="0 0 3091 346" svg:d="M1546 346c-516 0-1031 0-1546 0 0-116 0-230 0-346 1030 0 2061 0 3091 0 0 116 0 230 0 346-515 0-1030 0-1545 0z"><text:p/></draw:path><draw:path draw:style-name="gr3" draw:text-style-name="P6" svg:width="0.0748in" svg:height="0.1067in" svg:x="0in" svg:y="0.0071in" svg:viewBox="0 0 191 272" svg:d="M118 155c15 41 34 98 40 107s10 9 20 9c4 0 6 0 9 0s4-1 4-3-1-3-2-5c-3-4-6-10-9-17-26-73-52-146-79-218-7-24-28-28-47-28-1 0-7 0-7 4 0 3 3 3 4 4 13 2 15 4 25 31 12 35 25 70 37 105-35 35-71 70-106 105-5 4-7 6-7 12 0 7 4 11 11 11 6 0 10-4 13-9 31-36 63-71 94-108z"><text:p/></draw:path><draw:path draw:style-name="gr3" draw:text-style-name="P6" svg:width="0.1028in" svg:height="0.1063in" svg:x="0.0846in" svg:y="0.0098in" svg:viewBox="0 0 262 271" svg:d="M34 35c0 63 0 126 0 187 0 20-3 28-23 28-4 0-11 0-11 7 0 6 7 6 13 6 20 0 40 0 60 0 7 0 13 0 13-6 0-7-7-7-12-7-21 0-24-9-24-29 0-58 0-118 0-176 56 74 111 148 167 220 3 5 5 6 9 6 5 0 5-7 5-13 0-72 0-145 0-217 0-21 5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draw:path draw:style-name="gr3" draw:text-style-name="P6" svg:width="0.078in" svg:height="0.078in" svg:x="0.198in" svg:y="0.0709in" svg:viewBox="0 0 199 199" svg:d="M107 106c27 0 55 0 82 0 4 0 10 0 10-7s-5-7-10-7c-27 0-55 0-82 0 0-27 0-55 0-82 0-3 0-10-7-10-6 0-6 6-6 10 0 27 0 55 0 82-28 0-57 0-84 0-3 0-10 0-10 7s7 7 10 7c27 0 56 0 84 0 0 27 0 55 0 83 0 4 0 10 6 10 7 0 7-6 7-10 0-28 0-56 0-83z"><text:p/></draw:path><draw:path draw:style-name="gr3" draw:text-style-name="P6" svg:width="0.0157in" svg:height="0.0157in" svg:x="0.3051in" svg:y="0.0972in" svg:viewBox="0 0 41 41" svg:d="M41 21c0-12-10-21-21-21s-20 9-20 21c0 11 9 20 20 20s21-9 21-20z"><text:p/></draw:path><draw:path draw:style-name="gr3" draw:text-style-name="P6" svg:width="0.0756in" svg:height="0.1374in" svg:x="0.3425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4 5 11 5 9 0 17 0 26 0-10 50-19 100-29 151-7 37-13 72-34 72-1 0-11 0-18-6 18-1 21-16 21-21 0-9-6-13-14-13-10 0-21 8-21 23 0 17 17 26 32 26 22 0 37-23 44-37 12-25 21-71 22-74 8-40 15-80 23-121z"><text:p/></draw:path><draw:path draw:style-name="gr3" draw:text-style-name="P6" svg:width="0.0346in" svg:height="0.1512in" svg:x="0.4402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819in" svg:height="0.0685in" svg:x="0.489in" svg:y="0.0453in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3-19 7-27 7-21 23-63 23-85 0-27-16-42-44-42-35 0-53 25-60 34-2-22-18-34-35-34-19 0-26 15-30 22-5 13-11 36-11 37 0 5 3 5 4 5 4 0 5-1 7-9 7-27 14-46 28-46 7 0 12 4 12 17 0 8-1 13-6 32-8 30-15 60-23 90z"><text:p/></draw:path><draw:path draw:style-name="gr3" draw:text-style-name="P6" svg:width="0.035in" svg:height="0.1512in" svg:x="0.5843in" svg:y="0in" svg:viewBox="0 0 90 385" svg:d="M90 193c0-30-4-76-25-120-23-48-57-73-61-73-2 0-4 2-4 4s0 2 8 9c37 38 60 99 60 180 0 65-14 133-62 181-6 6-6 6-6 7 0 2 2 4 4 4 4 0 39-26 62-76 20-41 24-84 24-116z"><text:p/></draw:path><draw:path draw:style-name="gr3" draw:text-style-name="P6" svg:width="0.1004in" svg:height="0.1in" svg:x="0.6768in" svg:y="0.0252in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3" draw:text-style-name="P6" svg:width="0.0756in" svg:height="0.1374in" svg:x="0.8283in" svg:y="0.0067in" svg:viewBox="0 0 193 350" svg:d="M121 118c11 0 23 0 34 0 8 0 11 0 11-8 0-4-3-4-10-4-11 0-21 0-32 0 3-16 6-30 8-44 1-8 7-36 9-40 4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6" svg:width="0.035in" svg:height="0.1512in" svg:x="0.9264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6" svg:width="0.0929in" svg:height="0.0063in" svg:x="0.9831in" svg:y="0.0717in" svg:viewBox="0 0 237 17" svg:d="M223 17c7 0 14-2 14-9 0-8-7-8-14-8-70 0-139 0-210 0-6 0-13 0-13 8 0 7 7 9 13 9 71 0 140 0 210 0z"><text:p/></draw:path><draw:path draw:style-name="gr3" draw:text-style-name="P6" svg:width="0.0823in" svg:height="0.0685in" svg:x="1.0933in" svg:y="0.0453in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7-27 7-21 24-63 24-85 0-27-17-42-44-42-36 0-54 25-61 34-2-22-19-34-36-34-19 0-24 15-29 22-6 13-12 36-12 37 0 5 4 5 6 5 3 0 4-1 6-9 7-27 14-46 28-46 7 0 12 4 12 17 0 8-1 13-6 32-7 30-15 60-23 90z"><text:p/></draw:path><draw:path draw:style-name="gr3" draw:text-style-name="P6" svg:width="0.035in" svg:height="0.1512in" svg:x="1.189in" svg:y="0in" svg:viewBox="0 0 90 385" svg:d="M90 193c0-30-4-76-25-120-24-48-57-73-61-73-2 0-4 2-4 4s0 2 8 9c37 38 59 99 59 180 0 65-14 133-61 181-6 6-6 6-6 7 0 2 2 4 4 4 4 0 39-26 62-76 20-41 24-84 24-116z"><text:p/></draw:path></draw:g></text:span><text:span text:style-name="T6"> הוא </text:span><text:span text:style-name="T6"><draw:g text:anchor-type="as-char" svg:y="-0.1075in" draw:z-index="12" draw:name="Shape16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6">. יהי </text:span><text:span text:style-name="T6"><draw:g text:anchor-type="as-char" svg:y="-0.1134in" draw:z-index="15" draw:name="Shape17" draw:style-name="gr1"><svg:title>TexMaths</svg:title><svg:desc>11§display§g \in \Z \to \{0, 1\}§svg§600§FALSE§</svg:desc><draw:path draw:style-name="gr2" draw:text-style-name="P5" svg:width="0.9469in" svg:height="0.1358in" svg:x="0.0051in" svg:y="0.0071in" svg:viewBox="0 0 2406 346" svg:d="M1204 346c-402 0-802 0-1204 0 0-116 0-230 0-346 802 0 1604 0 2406 0 0 116 0 230 0 346-400 0-802 0-1202 0z"><text:p/></draw:path><draw:path draw:style-name="gr3" draw:text-style-name="P6" svg:width="0.0697in" svg:height="0.0976in" svg:x="-0.0004in" svg:y="0.0453in" svg:viewBox="0 0 178 249" svg:d="M177 25c0-2 1-4 1-6 0-7-4-11-11-11-4 0-14 3-16 16-7-14-20-24-37-24-44 0-91 54-91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" svg:width="0.076in" svg:height="0.087in" svg:x="0.1303in" svg:y="0.0307in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" draw:text-style-name="P6" svg:width="0.0917in" svg:height="0.1031in" svg:x="0.2661in" svg:y="0.0098in" svg:viewBox="0 0 234 263" svg:d="M219 14c3-5 3-6 3-7 0-7-5-7-12-7-59 0-118 0-177 0-12 0-12 1-13 11-2 18-5 34-7 52 0 2 0 3 0 5 0 6 4 8 7 8s5-3 6-7c2-8 5-25 29-40 22-15 50-16 62-16 11 0 21 0 32 0-49 79-97 159-146 237-3 4-3 5-3 7 0 6 6 6 13 6 66 0 132 0 198 0 11 0 11-1 13-11 4-25 7-49 10-75 0-4-3-6-6-6-6 0-7 3-8 11-7 30-36 68-91 68-19 0-37 0-55 0 48-78 97-158 145-236zM33 13c7 0 13 0 20 0v1c-10 6-18 12-22 17 1-6 1-12 2-18zM164 13c13 0 26 0 40 0-49 79-97 159-146 237-13 0-26 0-39 0 48-78 97-158 145-237zM185 250c11-7 21-15 30-26-2 7-2 12-4 26-9 0-17 0-26 0z"><text:p/></draw:path><draw:path draw:style-name="gr3" draw:text-style-name="P6" svg:width="0.1346in" svg:height="0.0787in" svg:x="0.4138in" svg:y="0.0362in" svg:viewBox="0 0 343 201" svg:d="M301 109c-22 15-31 32-35 36-17 27-21 51-21 52 0 4 6 4 8 4 7 0 8-1 9-7 9-38 32-71 76-88 4-1 5-3 5-5 0-3-2-4-3-4-17-7-64-27-78-91-1-5-2-6-9-6-2 0-8 0-8 4 0 2 5 26 20 51 8 12 20 25 36 37-95 0-191 0-287 0-7 0-14 0-14 9 0 8 7 8 14 8 96 0 192 0 287 0z"><text:p/></draw:path><draw:path draw:style-name="gr3" draw:text-style-name="P6" svg:width="0.0539in" svg:height="0.1512in" svg:x="0.6102in" svg:y="0in" svg:viewBox="0 0 138 385" svg:d="M81 52c0-16 10-41 52-43 2 0 5-2 5-5 0-4-4-4-8-4-39 0-74 20-75 48 0 29 0 59 0 89 0 15 0 27-15 39-14 12-28 12-37 13-2 0-3 1-3 5 0 3 2 3 7 3 25 2 44 14 47 34 1 4 1 5 1 19 0 25 0 51 0 76 0 16 0 29 19 43 15 12 40 16 56 16 4 0 8 0 8-4s-4-4-7-4c-24-2-43-15-48-33-2-5-2-5-2-19 0-27 0-54 0-82 0-17-3-24-15-35-8-8-20-12-30-14 31-10 45-28 45-50 0-31 0-61 0-92z"><text:p/></draw:path><draw:path draw:style-name="gr3" draw:text-style-name="P6" svg:width="0.0638in" svg:height="0.1035in" svg:x="0.6815in" svg:y="0.013in" svg:viewBox="0 0 163 264" svg:d="M163 133c0-31-2-61-16-90-17-37-49-43-66-43-23 0-51 10-67 45-12 28-14 57-14 88 0 29 1 64 18 92 16 32 45 39 63 39 21 0 50-7 68-45 12-25 14-55 14-86zM81 255c-15 0-38-9-45-46-4-22-4-58-4-80 0-26 0-51 3-72 8-45 37-49 46-49 13 0 39 7 46 45 4 22 4 52 4 76 0 28 0 55-4 79-6 36-28 47-46 47z"><text:p/></draw:path><draw:path draw:style-name="gr3" draw:text-style-name="P6" svg:width="0.0173in" svg:height="0.0453in" svg:x="0.7646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6" svg:width="0.05in" svg:height="0.1in" svg:x="0.8327in" svg:y="0.013in" svg:viewBox="0 0 128 255" svg:d="M79 10c0-10 0-10-9-10-23 24-57 24-70 24 0 5 0 8 0 12 8 0 31 0 51-10 0 66 0 133 0 199 0 14-1 18-36 18-4 0-8 0-13 0 0 5 0 9 0 12 15-1 48-1 63-1s49 0 63 1c0-3 0-7 0-12-5 0-8 0-12 0-36 0-37-4-37-18 0-72 0-144 0-215z"><text:p/></draw:path><draw:path draw:style-name="gr3" draw:text-style-name="P6" svg:width="0.0539in" svg:height="0.1512in" svg:x="0.9063in" svg:y="0in" svg:viewBox="0 0 138 385" svg:d="M56 334c0 15-10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4 16 36 7 8 18 12 29 16-32 9-45 25-45 47 0 31 0 62 0 93z"><text:p/></draw:path></draw:g></text:span><text:span text:style-name="T6">. נפלג למקרים: </text:span></text:p>
      <text:list text:style-name="L1">
        <text:list-item>
          <text:p text:style-name="P12"><text:soft-page-break/><text:span text:style-name="T6">אם </text:span><text:span text:style-name="T6"><draw:g text:anchor-type="as-char" svg:y="-0.1134in" draw:z-index="16" draw:name="Shape18" draw:style-name="gr1"><svg:title>TexMaths</svg:title><svg:desc>11§display§f(n) = 0§svg§600§FALSE§</svg:desc><draw:path draw:style-name="gr2" draw:text-style-name="P5" svg:width="0.5567in" svg:height="0.1354in" svg:x="-0.0004in" svg:y="0.0071in" svg:viewBox="0 0 1415 345" svg:d="M0 0c472 0 943 0 1415 0 0 115 0 230 0 345-472 0-943 0-1415 0 0-115 0-230 0-345z"><text:p/></draw:path><draw:path draw:style-name="gr3" draw:text-style-name="P6" svg:width="0.0756in" svg:height="0.137in" svg:x="0in" svg:y="0.0071in" svg:viewBox="0 0 193 349" svg:d="M121 118c11 0 22 0 33 0 8 0 12 0 12-9 0-3-4-3-11-3-11 0-21 0-32 0 2-16 6-30 8-44 2-9 8-36 10-41 3-7 10-13 17-13 3 0 13 0 19 7-16 2-21 15-21 21 0 9 8 14 15 14 11 0 22-9 22-24 0-17-18-26-35-26-13 0-37 7-48 45-2 8-4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3" draw:text-style-name="P6" svg:width="0.035in" svg:height="0.1508in" svg:x="0.0976in" svg:y="0in" svg:viewBox="0 0 90 384" svg:d="M90 380c0-1 0-1-6-8-49-48-61-121-61-179 0-67 14-135 62-183 5-4 5-4 5-7 0-2-2-3-4-3-3 0-39 26-61 75-19 43-25 86-25 118 0 28 4 76 26 119 24 47 57 72 60 72 2 0 4-1 4-4z"><text:p/></draw:path><draw:path draw:style-name="gr3" draw:text-style-name="P6" svg:width="0.0823in" svg:height="0.0681in" svg:x="0.1461in" svg:y="0.0453in" svg:viewBox="0 0 210 174" svg:d="M23 148c-1 5-3 14-3 16 0 7 5 10 11 10 4 0 12-2 14-10 0-1 6-20 8-29 2-12 5-24 8-35 3-9 5-16 6-25 2-7 6-18 6-20 5-12 26-47 62-47 18 0 21 14 21 27 0 24-18 73-25 91-3 8-3 13-3 17 0 18 13 31 32 31 36 0 50-56 50-59 0-4-4-4-5-4-4 0-4 1-6 7-8 26-20 48-39 48-7 0-9-4-9-13 0-10 3-19 6-27 8-20 25-63 25-85 0-26-17-41-46-41-34 0-53 24-59 33-2-21-19-33-36-33-18 0-26 14-29 22-6 13-12 35-12 37 0 4 4 4 6 4 3 0 3 0 6-9 7-28 14-46 28-46 7 0 12 5 12 18 0 8-1 13-7 32-8 30-14 60-22 90z"><text:p/></draw:path><draw:path draw:style-name="gr3" draw:text-style-name="P6" svg:width="0.0346in" svg:height="0.1508in" svg:x="0.2417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6" svg:width="0.1004in" svg:height="0.035in" svg:x="0.3425in" svg:y="0.0571in" svg:viewBox="0 0 256 90" svg:d="M243 15c6 0 13 0 13-7 0-8-7-8-13-8-77 0-154 0-231 0-5 0-12 0-12 8 0 7 7 7 13 7 77 0 153 0 230 0zM243 90c6 0 13 0 13-7 0-8-7-8-13-8-77 0-153 0-230 0-6 0-13 0-13 8 0 7 7 7 12 7 77 0 154 0 231 0z"><text:p/></draw:path><draw:path draw:style-name="gr3" draw:text-style-name="P6" svg:width="0.0638in" svg:height="0.1035in" svg:x="0.5004in" svg:y="0.0126in" svg:viewBox="0 0 163 264" svg:d="M163 133c0-30-2-61-16-89-17-37-49-44-66-44-23 0-50 10-67 46-12 27-14 57-14 87s2 63 18 93c16 31 45 38 63 38 21 0 51-7 68-44 12-27 14-56 14-87zM81 257c-15 0-37-10-45-48-4-22-4-57-4-80 0-24 0-50 3-71 8-46 37-49 46-49 14 0 39 6 46 45 4 22 4 51 4 75 0 30 0 55-4 79-6 36-28 49-46 49z"><text:p/></draw:path></draw:g></text:span><text:span text:style-name="T6">: אם </text:span><text:span text:style-name="T6"><draw:g text:anchor-type="as-char" svg:y="-0.1134in" draw:z-index="17" draw:name="Shape19" draw:style-name="gr1"><svg:title>TexMaths</svg:title><svg:desc>11§display§f(-n) = 0§svg§600§FALSE§</svg:desc><draw:path draw:style-name="gr2" draw:text-style-name="P5" svg:width="0.6756in" svg:height="0.1358in" svg:x="-0.0004in" svg:y="0.0071in" svg:viewBox="0 0 1717 346" svg:d="M860 346c-288 0-574 0-860 0 0-116 0-230 0-346 572 0 1145 0 1717 0 0 116 0 230 0 346-286 0-572 0-857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925in" svg:height="0.0063in" svg:x="0.1547in" svg:y="0.0717in" svg:viewBox="0 0 236 17" svg:d="M222 17c7 0 14-2 14-9 0-8-7-8-14-8-69 0-139 0-209 0-6 0-13 0-13 8 0 7 7 9 13 9 70 0 140 0 209 0z"><text:p/></draw:path><draw:path draw:style-name="gr3" draw:text-style-name="P6" svg:width="0.0819in" svg:height="0.0685in" svg:x="0.265in" svg:y="0.0453in" svg:viewBox="0 0 209 175" svg:d="M23 148c-1 6-4 15-4 17 0 7 5 10 12 10 4 0 11-3 14-11 0-1 5-19 7-29 3-12 5-23 9-34 2-9 4-17 6-26 1-7 5-18 6-19 5-12 25-47 62-47 18 0 21 14 21 26 0 24-18 74-25 91-3 8-4 13-4 17 0 19 14 32 31 32 37 0 51-56 51-59 0-4-3-4-4-4-5 0-5 1-6 7-7 26-21 47-39 47-7 0-10-3-10-12 0-10 4-19 7-27 7-21 24-63 24-85 0-27-17-42-45-42-35 0-53 25-60 34-2-22-18-34-35-34-18 0-26 15-30 22-5 13-11 36-11 37 0 5 3 5 4 5 5 0 5-1 7-9 7-27 14-46 29-46 7 0 12 4 12 17 0 8-2 13-7 32-8 30-14 60-22 90z"><text:p/></draw:path><draw:path draw:style-name="gr3" draw:text-style-name="P6" svg:width="0.035in" svg:height="0.1512in" svg:x="0.3598in" svg:y="0in" svg:viewBox="0 0 90 385" svg:d="M90 193c0-30-4-76-25-120-23-48-57-73-61-73-2 0-4 2-4 4s0 2 8 9c38 38 60 99 60 180 0 65-14 133-62 181-6 6-6 6-6 7 0 2 2 4 4 4 4 0 39-26 62-76 20-41 24-84 24-116z"><text:p/></draw:path><draw:path draw:style-name="gr3" draw:text-style-name="P6" svg:width="0.1012in" svg:height="0.0354in" svg:x="0.461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638in" svg:height="0.1035in" svg:x="0.6193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6 36-29 47-46 47z"><text:p/></draw:path></draw:g></text:span><text:span text:style-name="T6"><text:s/>אז </text:span><text:span text:style-name="T6"><draw:g text:anchor-type="as-char" svg:y="-0.1134in" draw:z-index="18" draw:name="Shape20" draw:style-name="gr1"><svg:title>TexMaths</svg:title><svg:desc>11§display§ f(n) + f(-n) = 0§svg§600§FALSE§</svg:desc><draw:path draw:style-name="gr2" draw:text-style-name="P5" svg:width="1.1618in" svg:height="0.1358in" svg:x="-0.0004in" svg:y="0.0071in" svg:viewBox="0 0 2952 346" svg:d="M1477 346c-493 0-984 0-1477 0 0-116 0-230 0-346 984 0 1968 0 2952 0 0 116 0 230 0 346-491 0-983 0-1475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8-49-60-122-60-179 0-68 15-136 63-183 4-5 4-5 4-7 0-3-1-4-3-4-5 0-39 26-62 76-20 42-24 85-24 118 0 28 4 75 25 119 23 47 56 72 61 72 2 0 3-1 3-4z"><text:p/></draw:path><draw:path draw:style-name="gr3" draw:text-style-name="P6" svg:width="0.0819in" svg:height="0.0685in" svg:x="0.1465in" svg:y="0.0453in" svg:viewBox="0 0 209 175" svg:d="M23 148c-1 6-4 15-4 17 0 7 5 10 12 10 4 0 11-3 14-11 0-1 4-19 7-29 3-12 5-23 8-34 3-9 5-17 7-26 1-7 4-18 6-19 5-12 25-47 62-47 18 0 21 14 21 26 0 24-19 74-25 91-3 8-5 13-5 17 0 19 15 32 32 32 37 0 51-56 51-59 0-4-3-4-4-4-4 0-4 1-6 7-8 26-21 47-40 47-6 0-8-3-8-12 0-10 3-19 6-27 8-21 23-63 23-85 0-27-16-42-44-42-35 0-54 25-60 34-2-22-18-34-35-34-18 0-26 15-30 22-6 13-11 36-11 37 0 5 3 5 4 5 5 0 5-1 7-9 7-27 14-46 29-46 7 0 12 4 12 17 0 8-1 13-7 32-8 30-14 60-22 90z"><text:p/></draw:path><draw:path draw:style-name="gr3" draw:text-style-name="P6" svg:width="0.0346in" svg:height="0.1512in" svg:x="0.2421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1008in" svg:height="0.1in" svg:x="0.335in" svg:y="0.0252in" svg:viewBox="0 0 257 255" svg:d="M136 137c37 0 72 0 108 0 6 0 13 0 13-8 0-9-7-9-13-9-36 0-71 0-108 0 0-36 0-72 0-108 0-5 0-12-7-12-8 0-8 7-8 12 0 36 0 72 0 108-36 0-72 0-108 0-5 0-13 0-13 9 0 8 8 8 13 8 36 0 72 0 108 0 0 35 0 71 0 106 0 6 0 12 8 12 7 0 7-6 7-12 0-35 0-71 0-106z"><text:p/></draw:path><draw:path draw:style-name="gr3" draw:text-style-name="P6" svg:width="0.0752in" svg:height="0.1374in" svg:x="0.4862in" svg:y="0.0067in" svg:viewBox="0 0 192 350" svg:d="M121 118c11 0 23 0 34 0 8 0 11 0 11-8 0-4-3-4-10-4-11 0-21 0-32 0 2-16 6-30 8-44 1-8 7-36 9-40 4-8 11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6" svg:width="0.035in" svg:height="0.1512in" svg:x="0.5839in" svg:y="0in" svg:viewBox="0 0 90 385" svg:d="M90 381c0-1 0-1-6-8-49-49-61-122-61-179 0-68 14-136 62-183 5-5 5-5 5-7 0-3-2-4-4-4-4 0-39 26-62 76-20 42-24 85-24 118 0 28 4 75 25 119 23 47 57 72 61 72 2 0 4-1 4-4z"><text:p/></draw:path><draw:path draw:style-name="gr3" draw:text-style-name="P6" svg:width="0.0925in" svg:height="0.0063in" svg:x="0.6406in" svg:y="0.0717in" svg:viewBox="0 0 236 17" svg:d="M223 17c6 0 13 0 13-8 0-9-7-9-13-9-70 0-139 0-210 0-6 0-13 0-13 9 0 8 7 8 13 8 71 0 140 0 210 0z"><text:p/></draw:path><draw:path draw:style-name="gr3" draw:text-style-name="P6" svg:width="0.0823in" svg:height="0.0685in" svg:x="0.7504in" svg:y="0.0453in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5-42-34 0-52 25-59 34-2-22-19-34-36-34-18 0-26 15-29 22-7 13-12 36-12 37 0 5 4 5 5 5 4 0 5-1 7-9 7-27 14-46 28-46 7 0 12 4 12 17 0 8-1 13-6 32-8 30-15 60-23 90z"><text:p/></draw:path><draw:path draw:style-name="gr3" draw:text-style-name="P6" svg:width="0.035in" svg:height="0.1512in" svg:x="0.8465in" svg:y="0in" svg:viewBox="0 0 90 385" svg:d="M90 194c0-31-4-77-26-121-23-48-56-73-60-73-2 0-4 2-4 4s0 2 8 9c37 38 59 99 59 181 0 64-14 132-62 180-5 6-5 6-5 7 0 2 2 4 4 4 4 0 39-26 62-76 19-41 24-84 24-115z"><text:p/></draw:path><draw:path draw:style-name="gr3" draw:text-style-name="P6" svg:width="0.1008in" svg:height="0.0354in" svg:x="0.947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1.1055in" svg:y="0.013in" svg:viewBox="0 0 163 264" svg:d="M163 133c0-31-2-61-16-90-17-37-49-43-66-43-23 0-51 10-67 45-12 28-14 57-14 88 0 29 1 64 18 92 16 32 44 39 63 39 21 0 50-7 67-45 13-25 15-55 15-86zM81 255c-15 0-38-9-45-46-4-22-4-58-4-80 0-26 0-51 3-72 8-45 36-49 46-49 12 0 38 7 45 45 5 22 5 52 5 76 0 28 0 55-5 79-6 36-28 47-45 47z"><text:p/></draw:path></draw:g></text:span><text:span text:style-name="T6">, ואם </text:span><text:span text:style-name="T6"><draw:g text:anchor-type="as-char" svg:y="-0.1134in" draw:z-index="19" draw:name="Shape21" draw:style-name="gr1"><svg:title>TexMaths</svg:title><svg:desc>11§display§f(-n) = 1§svg§600§FALSE§</svg:desc><draw:path draw:style-name="gr2" draw:text-style-name="P5" svg:width="0.6693in" svg:height="0.1358in" svg:x="-0.0004in" svg:y="0.0071in" svg:viewBox="0 0 1701 346" svg:d="M852 346c-284 0-568 0-852 0 0-116 0-230 0-346 567 0 1135 0 1701 0 0 116 0 230 0 346-283 0-566 0-849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0921in" svg:height="0.0063in" svg:x="0.1547in" svg:y="0.0717in" svg:viewBox="0 0 235 17" svg:d="M222 17c7 0 13-2 13-9 0-8-6-8-13-8-69 0-139 0-209 0-6 0-13 0-13 8 0 7 7 9 13 9 70 0 140 0 209 0z"><text:p/></draw:path><draw:path draw:style-name="gr3" draw:text-style-name="P6" svg:width="0.0819in" svg:height="0.0685in" svg:x="0.265in" svg:y="0.0453in" svg:viewBox="0 0 209 175" svg:d="M23 148c-1 6-3 15-3 17 0 7 4 10 11 10 4 0 11-3 14-11 0-1 5-19 7-29 3-12 5-23 9-34 2-9 4-17 6-26 2-7 5-18 6-19 5-12 26-47 62-47 18 0 21 14 21 26 0 24-18 74-25 91-3 8-3 13-3 17 0 19 13 32 30 32 37 0 51-56 51-59 0-4-3-4-4-4-4 0-4 1-6 7-8 26-21 47-39 47-7 0-9-3-9-12 0-10 3-19 6-27 8-21 23-63 23-85 0-27-16-42-44-42-35 0-53 25-60 34-2-22-18-34-35-34-18 0-26 15-29 22-6 13-12 36-12 37 0 5 3 4 4 5 5 0 5-1 7-9 7-27 14-46 29-46 7 0 12 4 12 17 0 8-1 13-7 32-8 30-14 60-22 90z"><text:p/></draw:path><draw:path draw:style-name="gr3" draw:text-style-name="P6" svg:width="0.0346in" svg:height="0.1512in" svg:x="0.3602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12in" svg:height="0.0354in" svg:x="0.461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5in" svg:height="0.1in" svg:x="0.6272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/draw:g></text:span><text:span text:style-name="T6"><text:s/>אז </text:span><text:span text:style-name="T6"><draw:g text:anchor-type="as-char" svg:y="-0.1134in" draw:z-index="20" draw:name="Shape22" draw:style-name="gr1"><svg:title>TexMaths</svg:title><svg:desc>11§display§ f(n) + f(-n) = 1§svg§600§FALSE§</svg:desc><draw:path draw:style-name="gr2" draw:text-style-name="P5" svg:width="1.1555in" svg:height="0.1358in" svg:x="-0.0004in" svg:y="0.0071in" svg:viewBox="0 0 2936 346" svg:d="M1468 346c-489 0-979 0-1468 0 0-116 0-230 0-346 979 0 1958 0 2936 0 0 116 0 230 0 346-489 0-978 0-1468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819in" svg:height="0.0685in" svg:x="0.1465in" svg:y="0.0453in" svg:viewBox="0 0 209 175" svg:d="M23 148c-1 6-4 15-4 17 0 7 5 10 12 10 4 0 11-3 14-11 0-1 4-19 7-29 3-12 5-23 8-34 3-9 5-17 7-26 1-7 4-18 6-19 5-12 26-47 62-47 18 0 21 14 21 26 0 24-19 74-25 91-3 8-3 13-3 17 0 19 13 32 30 32 37 0 51-56 51-59 0-4-3-4-4-4-4 0-4 1-6 7-8 26-21 47-40 47-6 0-8-3-8-12 0-10 3-19 6-27 8-21 23-63 23-85 0-27-16-42-44-42-35 0-54 25-60 34-2-22-18-34-35-34-18 0-26 15-30 22-6 13-11 36-11 37 0 5 3 5 4 5 5 0 5-1 7-9 7-27 14-46 29-46 7 0 12 4 12 17 0 8-1 13-7 32-8 30-14 60-22 90z"><text:p/></draw:path><draw:path draw:style-name="gr3" draw:text-style-name="P6" svg:width="0.0346in" svg:height="0.1512in" svg:x="0.2421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8in" svg:height="0.1in" svg:x="0.3346in" svg:y="0.0252in" svg:viewBox="0 0 257 255" svg:d="M136 137c37 0 72 0 108 0 6 0 13-2 13-9 0-9-7-8-13-8-36 0-71 0-108 0 0-36 0-72 0-108 0-5 0-12-7-12-8 0-8 7-8 12 0 36 0 72 0 108-36 0-72 0-108 0-5 0-13-1-13 8 0 7 8 9 13 9 36 0 72 0 108 0 0 35 0 71 0 106 0 6 0 12 8 12 7 0 7-6 7-12 0-35 0-71 0-106z"><text:p/></draw:path><draw:path draw:style-name="gr3" draw:text-style-name="P6" svg:width="0.076in" svg:height="0.1374in" svg:x="0.4862in" svg:y="0.0067in" svg:viewBox="0 0 194 350" svg:d="M122 118c11 0 22 0 33 0 8 0 11 0 11-8 0-4-3-4-10-4-11 0-21 0-32 0 2-16 6-30 8-44 2-8 7-36 10-40 3-8 10-13 17-13 3 0 13 0 19 6-16 2-21 16-21 21 0 9 8 14 15 14 9 0 22-9 22-24 0-17-18-26-35-26-13 0-37 7-49 45-2 8-3 12-12 61-9 0-18 0-27 0-7 0-12 0-12 7 0 5 4 5 11 5 9 0 17 0 26 0-10 50-19 100-29 151-8 37-14 72-34 72-1 0-11 0-19-6 19-1 22-16 22-21 0-9-7-13-14-13-10 0-22 8-22 23 0 17 18 26 33 26 22 0 37-23 44-37 12-25 21-71 22-74 8-40 15-80 23-121z"><text:p/></draw:path><draw:path draw:style-name="gr3" draw:text-style-name="P6" svg:width="0.035in" svg:height="0.1512in" svg:x="0.5839in" svg:y="0in" svg:viewBox="0 0 90 385" svg:d="M90 381c0-1 0-1-6-8-49-49-61-122-61-180 0-67 14-135 62-182 5-5 5-5 5-7 0-3-2-4-4-4-4 0-39 26-62 76-19 42-24 85-24 117 0 29 4 76 26 120 23 47 56 72 60 72 2 0 4-1 4-4z"><text:p/></draw:path><draw:path draw:style-name="gr3" draw:text-style-name="P6" svg:width="0.0925in" svg:height="0.0063in" svg:x="0.6406in" svg:y="0.0717in" svg:viewBox="0 0 236 17" svg:d="M223 17c7 0 13-2 13-9 0-8-6-8-13-8-69 0-139 0-209 0-6 0-14 0-14 8 0 7 8 9 14 9 70 0 140 0 209 0z"><text:p/></draw:path><draw:path draw:style-name="gr3" draw:text-style-name="P6" svg:width="0.0819in" svg:height="0.0685in" svg:x="0.7508in" svg:y="0.0453in" svg:viewBox="0 0 209 175" svg:d="M22 148c-1 6-3 15-3 17 0 7 5 10 11 10 5 0 12-3 14-11 1-1 5-19 8-29 3-12 5-23 8-34 3-9 5-17 7-26 1-7 4-18 4-19 7-12 27-47 64-47 17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0-23 90z"><text:p/></draw:path><draw:path draw:style-name="gr3" draw:text-style-name="P6" svg:width="0.035in" svg:height="0.1512in" svg:x="0.8461in" svg:y="0in" svg:viewBox="0 0 90 385" svg:d="M90 193c0-30-4-76-25-120-23-48-57-73-61-73-2 0-4 2-4 4s0 2 8 9c38 38 60 99 60 180 0 65-14 133-63 181-5 6-5 6-5 7 0 2 2 4 4 4 4 0 39-26 62-76 20-41 24-84 24-116z"><text:p/></draw:path><draw:path draw:style-name="gr3" draw:text-style-name="P6" svg:width="0.1008in" svg:height="0.0354in" svg:x="0.947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in" svg:height="0.1in" svg:x="1.1134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/text:span><text:span text:style-name="T6">.</text:span></text:p>
        </text:list-item>
        <text:list-item>
          <text:p text:style-name="P12"><text:span text:style-name="T6">אם </text:span><text:span text:style-name="T6"><draw:g text:anchor-type="as-char" svg:y="-0.1134in" draw:z-index="23" draw:name="Shape23" draw:style-name="gr1"><svg:title>TexMaths</svg:title><svg:desc>11§display§f(n) = 1§svg§600§FALSE§</svg:desc><draw:path draw:style-name="gr2" draw:text-style-name="P5" svg:width="0.5508in" svg:height="0.1358in" svg:x="-0.0004in" svg:y="0.0071in" svg:viewBox="0 0 1400 346" svg:d="M701 346c-235 0-468 0-701 0 0-116 0-230 0-346 466 0 934 0 1400 0 0 116 0 230 0 346-233 0-466 0-699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8-49-60-122-60-179 0-68 15-136 63-183 4-5 4-5 4-7 0-3-1-4-3-4-5 0-39 26-62 76-20 42-24 85-24 118 0 28 4 75 25 119 23 47 56 72 61 72 2 0 3-1 3-4z"><text:p/></draw:path><draw:path draw:style-name="gr3" draw:text-style-name="P6" svg:width="0.0819in" svg:height="0.0685in" svg:x="0.1465in" svg:y="0.0453in" svg:viewBox="0 0 209 175" svg:d="M23 148c-1 6-4 15-4 17 0 7 5 10 12 10 4 0 11-3 14-11 0-1 4-19 7-29 3-12 5-23 8-34 3-9 5-17 7-26 1-7 4-18 6-19 5-12 25-47 62-47 18 0 21 14 21 26 0 24-19 74-25 91-3 8-5 13-5 17 0 19 15 32 32 32 37 0 51-56 51-59 0-4-3-4-4-4-4 0-4 1-6 7-8 26-21 47-40 47-6 0-8-3-8-12 0-10 3-19 6-27 8-21 23-63 23-85 0-27-16-42-44-42-35 0-54 25-60 34-2-22-18-34-35-34-18 0-26 15-30 22-6 13-11 36-11 37 0 5 3 5 4 5 5 0 5-1 7-9 7-27 14-46 29-46 7 0 12 4 12 17 0 8-1 13-7 32-8 30-14 60-22 90z"><text:p/></draw:path><draw:path draw:style-name="gr3" draw:text-style-name="P6" svg:width="0.0346in" svg:height="0.1512in" svg:x="0.2421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1008in" svg:height="0.0354in" svg:x="0.342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in" svg:height="0.1in" svg:x="0.5083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/text:span><text:span text:style-name="T6">: אם </text:span><text:span text:style-name="T6"><draw:g text:anchor-type="as-char" svg:y="-0.1134in" draw:z-index="21" draw:name="Shape24" draw:style-name="gr1"><svg:title>TexMaths</svg:title><svg:desc>11§display§f(-n) = 0§svg§600§FALSE§</svg:desc><draw:path draw:style-name="gr2" draw:text-style-name="P5" svg:width="0.6756in" svg:height="0.1358in" svg:x="-0.0004in" svg:y="0.0071in" svg:viewBox="0 0 1717 346" svg:d="M860 346c-288 0-574 0-860 0 0-116 0-230 0-346 572 0 1145 0 1717 0 0 116 0 230 0 346-286 0-572 0-857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925in" svg:height="0.0063in" svg:x="0.1547in" svg:y="0.0717in" svg:viewBox="0 0 236 17" svg:d="M222 17c7 0 14-2 14-9 0-8-7-8-14-8-69 0-139 0-209 0-6 0-13 0-13 8 0 7 7 9 13 9 70 0 140 0 209 0z"><text:p/></draw:path><draw:path draw:style-name="gr3" draw:text-style-name="P6" svg:width="0.0819in" svg:height="0.0685in" svg:x="0.265in" svg:y="0.0453in" svg:viewBox="0 0 209 175" svg:d="M23 148c-1 6-4 15-4 17 0 7 5 10 12 10 4 0 11-3 14-11 0-1 5-19 7-29 3-12 5-23 9-34 2-9 4-17 6-26 1-7 5-18 6-19 5-12 25-47 62-47 18 0 21 14 21 26 0 24-18 74-25 91-3 8-4 13-4 17 0 19 14 32 31 32 37 0 51-56 51-59 0-4-3-4-4-4-5 0-5 1-6 7-7 26-21 47-39 47-7 0-10-3-10-12 0-10 4-19 7-27 7-21 24-63 24-85 0-27-17-42-45-42-35 0-53 25-60 34-2-22-18-34-35-34-18 0-26 15-30 22-5 13-11 36-11 37 0 5 3 5 4 5 5 0 5-1 7-9 7-27 14-46 29-46 7 0 12 4 12 17 0 8-2 13-7 32-8 30-14 60-22 90z"><text:p/></draw:path><draw:path draw:style-name="gr3" draw:text-style-name="P6" svg:width="0.035in" svg:height="0.1512in" svg:x="0.3598in" svg:y="0in" svg:viewBox="0 0 90 385" svg:d="M90 193c0-30-4-76-25-120-23-48-57-73-61-73-2 0-4 2-4 4s0 2 8 9c38 38 60 99 60 180 0 65-14 133-62 181-6 6-6 6-6 7 0 2 2 4 4 4 4 0 39-26 62-76 20-41 24-84 24-116z"><text:p/></draw:path><draw:path draw:style-name="gr3" draw:text-style-name="P6" svg:width="0.1012in" svg:height="0.0354in" svg:x="0.461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638in" svg:height="0.1035in" svg:x="0.6193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6 36-29 47-46 47z"><text:p/></draw:path></draw:g></text:span><text:span text:style-name="T6"><text:s/>אז </text:span><text:span text:style-name="T6"><draw:g text:anchor-type="as-char" svg:y="-0.1134in" draw:z-index="24" draw:name="Shape25" draw:style-name="gr1"><svg:title>TexMaths</svg:title><svg:desc>11§display§ f(n) + f(-n) = 1§svg§600§FALSE§</svg:desc><draw:path draw:style-name="gr2" draw:text-style-name="P5" svg:width="1.1555in" svg:height="0.1358in" svg:x="-0.0004in" svg:y="0.0071in" svg:viewBox="0 0 2936 346" svg:d="M1468 346c-489 0-979 0-1468 0 0-116 0-230 0-346 979 0 1958 0 2936 0 0 116 0 230 0 346-489 0-978 0-1468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819in" svg:height="0.0685in" svg:x="0.1465in" svg:y="0.0453in" svg:viewBox="0 0 209 175" svg:d="M23 148c-1 6-4 15-4 17 0 7 5 10 12 10 4 0 11-3 14-11 0-1 4-19 7-29 3-12 5-23 8-34 3-9 5-17 7-26 1-7 4-18 6-19 5-12 26-47 62-47 18 0 21 14 21 26 0 24-19 74-25 91-3 8-3 13-3 17 0 19 13 32 30 32 37 0 51-56 51-59 0-4-3-4-4-4-4 0-4 1-6 7-8 26-21 47-40 47-6 0-8-3-8-12 0-10 3-19 6-27 8-21 23-63 23-85 0-27-16-42-44-42-35 0-54 25-60 34-2-22-18-34-35-34-18 0-26 15-30 22-6 13-11 36-11 37 0 5 3 5 4 5 5 0 5-1 7-9 7-27 14-46 29-46 7 0 12 4 12 17 0 8-1 13-7 32-8 30-14 60-22 90z"><text:p/></draw:path><draw:path draw:style-name="gr3" draw:text-style-name="P6" svg:width="0.0346in" svg:height="0.1512in" svg:x="0.2421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8in" svg:height="0.1in" svg:x="0.3346in" svg:y="0.0252in" svg:viewBox="0 0 257 255" svg:d="M136 137c37 0 72 0 108 0 6 0 13-2 13-9 0-9-7-8-13-8-36 0-71 0-108 0 0-36 0-72 0-108 0-5 0-12-7-12-8 0-8 7-8 12 0 36 0 72 0 108-36 0-72 0-108 0-5 0-13-1-13 8 0 7 8 9 13 9 36 0 72 0 108 0 0 35 0 71 0 106 0 6 0 12 8 12 7 0 7-6 7-12 0-35 0-71 0-106z"><text:p/></draw:path><draw:path draw:style-name="gr3" draw:text-style-name="P6" svg:width="0.076in" svg:height="0.1374in" svg:x="0.4862in" svg:y="0.0067in" svg:viewBox="0 0 194 350" svg:d="M122 118c11 0 22 0 33 0 8 0 11 0 11-8 0-4-3-4-10-4-11 0-21 0-32 0 2-16 6-30 8-44 2-8 7-36 10-40 3-8 10-13 17-13 3 0 13 0 19 6-16 2-21 16-21 21 0 9 8 14 15 14 9 0 22-9 22-24 0-17-18-26-35-26-13 0-37 7-49 45-2 8-3 12-12 61-9 0-18 0-27 0-7 0-12 0-12 7 0 5 4 5 11 5 9 0 17 0 26 0-10 50-19 100-29 151-8 37-14 72-34 72-1 0-11 0-19-6 19-1 22-16 22-21 0-9-7-13-14-13-10 0-22 8-22 23 0 17 18 26 33 26 22 0 37-23 44-37 12-25 21-71 22-74 8-40 15-80 23-121z"><text:p/></draw:path><draw:path draw:style-name="gr3" draw:text-style-name="P6" svg:width="0.035in" svg:height="0.1512in" svg:x="0.5839in" svg:y="0in" svg:viewBox="0 0 90 385" svg:d="M90 381c0-1 0-1-6-8-49-49-61-122-61-180 0-67 14-135 62-182 5-5 5-5 5-7 0-3-2-4-4-4-4 0-39 26-62 76-19 42-24 85-24 117 0 29 4 76 26 120 23 47 56 72 60 72 2 0 4-1 4-4z"><text:p/></draw:path><draw:path draw:style-name="gr3" draw:text-style-name="P6" svg:width="0.0925in" svg:height="0.0063in" svg:x="0.6406in" svg:y="0.0717in" svg:viewBox="0 0 236 17" svg:d="M223 17c7 0 13-2 13-9 0-8-6-8-13-8-69 0-139 0-209 0-6 0-14 0-14 8 0 7 8 9 14 9 70 0 140 0 209 0z"><text:p/></draw:path><draw:path draw:style-name="gr3" draw:text-style-name="P6" svg:width="0.0819in" svg:height="0.0685in" svg:x="0.7508in" svg:y="0.0453in" svg:viewBox="0 0 209 175" svg:d="M22 148c-1 6-3 15-3 17 0 7 5 10 11 10 5 0 12-3 14-11 1-1 5-19 8-29 3-12 5-23 8-34 3-9 5-17 7-26 1-7 4-18 4-19 7-12 27-47 64-47 17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0-23 90z"><text:p/></draw:path><draw:path draw:style-name="gr3" draw:text-style-name="P6" svg:width="0.035in" svg:height="0.1512in" svg:x="0.8461in" svg:y="0in" svg:viewBox="0 0 90 385" svg:d="M90 193c0-30-4-76-25-120-23-48-57-73-61-73-2 0-4 2-4 4s0 2 8 9c38 38 60 99 60 180 0 65-14 133-63 181-5 6-5 6-5 7 0 2 2 4 4 4 4 0 39-26 62-76 20-41 24-84 24-116z"><text:p/></draw:path><draw:path draw:style-name="gr3" draw:text-style-name="P6" svg:width="0.1008in" svg:height="0.0354in" svg:x="0.947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in" svg:height="0.1in" svg:x="1.1134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/text:span><text:span text:style-name="T6">, ואם </text:span><text:span text:style-name="T6"><draw:g text:anchor-type="as-char" svg:y="-0.1134in" draw:z-index="22" draw:name="Shape26" draw:style-name="gr1"><svg:title>TexMaths</svg:title><svg:desc>11§display§f(-n) = 1§svg§600§FALSE§</svg:desc><draw:path draw:style-name="gr2" draw:text-style-name="P5" svg:width="0.6693in" svg:height="0.1358in" svg:x="-0.0004in" svg:y="0.0071in" svg:viewBox="0 0 1701 346" svg:d="M852 346c-284 0-568 0-852 0 0-116 0-230 0-346 567 0 1135 0 1701 0 0 116 0 230 0 346-283 0-566 0-849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0921in" svg:height="0.0063in" svg:x="0.1547in" svg:y="0.0717in" svg:viewBox="0 0 235 17" svg:d="M222 17c7 0 13-2 13-9 0-8-6-8-13-8-69 0-139 0-209 0-6 0-13 0-13 8 0 7 7 9 13 9 70 0 140 0 209 0z"><text:p/></draw:path><draw:path draw:style-name="gr3" draw:text-style-name="P6" svg:width="0.0819in" svg:height="0.0685in" svg:x="0.265in" svg:y="0.0453in" svg:viewBox="0 0 209 175" svg:d="M23 148c-1 6-3 15-3 17 0 7 4 10 11 10 4 0 11-3 14-11 0-1 5-19 7-29 3-12 5-23 9-34 2-9 4-17 6-26 2-7 5-18 6-19 5-12 26-47 62-47 18 0 21 14 21 26 0 24-18 74-25 91-3 8-3 13-3 17 0 19 13 32 30 32 37 0 51-56 51-59 0-4-3-4-4-4-4 0-4 1-6 7-8 26-21 47-39 47-7 0-9-3-9-12 0-10 3-19 6-27 8-21 23-63 23-85 0-27-16-42-44-42-35 0-53 25-60 34-2-22-18-34-35-34-18 0-26 15-29 22-6 13-12 36-12 37 0 5 3 4 4 5 5 0 5-1 7-9 7-27 14-46 29-46 7 0 12 4 12 17 0 8-1 13-7 32-8 30-14 60-22 90z"><text:p/></draw:path><draw:path draw:style-name="gr3" draw:text-style-name="P6" svg:width="0.0346in" svg:height="0.1512in" svg:x="0.3602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12in" svg:height="0.0354in" svg:x="0.461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5in" svg:height="0.1in" svg:x="0.6272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/draw:g></text:span><text:span text:style-name="T6"><text:s/>אז </text:span><text:span text:style-name="T6"><draw:g text:anchor-type="as-char" svg:y="-0.1134in" draw:z-index="25" draw:name="Shape27" draw:style-name="gr1"><svg:title>TexMaths</svg:title><svg:desc>11§display§ f(n) + f(-n) = 2§svg§600§FALSE§</svg:desc><draw:path draw:style-name="gr2" draw:text-style-name="P5" svg:width="1.1602in" svg:height="0.1358in" svg:x="-0.0004in" svg:y="0.0071in" svg:viewBox="0 0 2948 346" svg:d="M1475 346c-492 0-983 0-1475 0 0-116 0-230 0-346 982 0 1966 0 2948 0 0 116 0 230 0 346-490 0-982 0-1473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0819in" svg:height="0.0685in" svg:x="0.1465in" svg:y="0.0453in" svg:viewBox="0 0 209 175" svg:d="M23 148c-1 6-4 15-4 17 0 7 5 10 12 10 4 0 11-3 14-11 0-1 5-19 7-29 3-12 5-23 9-34 2-9 4-17 6-26 1-7 5-18 6-19 5-12 25-47 62-47 18 0 21 14 21 26 0 24-18 74-25 91-3 8-4 13-4 17 0 19 14 32 31 32 37 0 51-56 51-59 0-4-3-4-4-4-4 0-4 1-6 7-8 26-21 47-39 47-7 0-10-3-10-12 0-10 4-19 7-27 7-21 23-63 23-85 0-27-16-42-44-42-35 0-53 25-60 34-2-22-18-34-35-34-18 0-26 15-30 22-5 13-11 36-11 37 0 5 3 5 4 5 5 0 5-1 7-9 7-27 14-46 29-46 7 0 12 4 12 17 0 8-1 13-7 32-8 30-14 60-22 90z"><text:p/></draw:path><draw:path draw:style-name="gr3" draw:text-style-name="P6" svg:width="0.0346in" svg:height="0.1512in" svg:x="0.2421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1in" svg:x="0.335in" svg:y="0.0252in" svg:viewBox="0 0 256 255" svg:d="M136 137c37 0 72 0 108 0 6 0 12-2 12-9 0-9-6-8-12-8-36 0-71 0-108 0 0-36 0-72 0-108 0-5 0-12-7-12-8 0-8 7-8 12 0 36 0 72 0 108-36 0-73 0-109 0-4 0-12-1-12 8 0 7 8 9 12 9 36 0 73 0 109 0 0 35 0 71 0 106 0 6 0 12 8 12 7 0 7-6 7-12 0-35 0-71 0-106z"><text:p/></draw:path><draw:path draw:style-name="gr3" draw:text-style-name="P6" svg:width="0.0756in" svg:height="0.1374in" svg:x="0.4866in" svg:y="0.0067in" svg:viewBox="0 0 193 350" svg:d="M121 118c11 0 23 0 34 0 8 0 11 0 11-8 0-4-3-4-10-4-11 0-21 0-32 0 3-16 6-30 8-44 1-8 7-36 9-40 4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6" svg:width="0.035in" svg:height="0.1512in" svg:x="0.5839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0929in" svg:height="0.0063in" svg:x="0.6406in" svg:y="0.0717in" svg:viewBox="0 0 237 17" svg:d="M222 17c7 0 15-2 15-9 0-8-8-8-15-8-69 0-139 0-209 0-6 0-13 0-13 8 0 7 7 9 13 9 70 0 140 0 209 0z"><text:p/></draw:path><draw:path draw:style-name="gr3" draw:text-style-name="P6" svg:width="0.0823in" svg:height="0.0685in" svg:x="0.7508in" svg:y="0.0453in" svg:viewBox="0 0 210 175" svg:d="M23 148c-1 6-3 15-3 17 0 7 5 10 11 10 4 0 12-3 14-11 0-1 6-19 8-29 3-12 5-23 9-34 2-9 4-17 5-26 2-7 6-18 6-19 5-12 26-47 62-47 18 0 21 14 21 26 0 24-18 74-25 91-3 8-3 13-3 17 0 19 13 32 32 32 36 0 50-56 50-59 0-4-3-4-4-4-5 0-5 1-7 7-8 26-20 47-39 47-7 0-9-3-9-12 0-10 3-19 6-27 8-21 25-63 25-85 0-27-17-42-46-42-34 0-52 25-59 34-2-22-19-34-36-34-18 0-26 15-29 22-6 13-12 36-12 37 0 5 4 5 6 5 3 0 3-1 6-9 7-27 14-46 28-46 7 0 12 4 12 17 0 8-1 13-7 32-8 30-14 60-22 90z"><text:p/></draw:path><draw:path draw:style-name="gr3" draw:text-style-name="P6" svg:width="0.035in" svg:height="0.1512in" svg:x="0.8465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6" svg:width="0.1008in" svg:height="0.0354in" svg:x="0.9476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0602in" svg:height="0.1in" svg:x="1.1075in" svg:y="0.013in" svg:viewBox="0 0 154 255" svg:d="M30 226c13-14 27-26 40-39 61-53 84-74 84-112 0-44-35-75-82-75-43 0-72 35-72 69 0 22 19 22 20 22 6 0 20-4 20-21 0-9-7-19-20-19-3 0-5 0-6 0 9-26 30-39 53-39 35 0 52 31 52 63 0 31-20 60-41 85-25 27-49 54-75 81-3 5-3 6-3 14 47 0 96 0 143 0 3-22 8-44 11-66-3 0-7 0-10 0-2 12-4 28-9 33-2 4-27 4-36 4-23 0-46 0-69 0z"><text:p/></draw:path></draw:g></text:span><text:span text:style-name="T6">.</text:span></text:p>
        </text:list-item>
      </text:list>
      <text:p text:style-name="P11"><text:span text:style-name="T6">סה"כ </text:span><text:span text:style-name="T6"><draw:g text:anchor-type="as-char" svg:y="-0.1134in" draw:z-index="26" draw:name="Shape28" draw:style-name="gr1"><svg:title>TexMaths</svg:title><svg:desc>11§display§\range(g) = \{0, 1, 2\}§svg§600§FALSE§</svg:desc><draw:path draw:style-name="gr2" draw:text-style-name="P5" svg:width="1.252in" svg:height="0.1358in" svg:x="0.0031in" svg:y="0.0071in" svg:viewBox="0 0 3181 346" svg:d="M1591 346c-530 0-1061 0-1591 0 0-116 0-230 0-346 1061 0 2121 0 3181 0 0 116 0 230 0 346-530 0-1060 0-1590 0z"><text:p/></draw:path><draw:path draw:style-name="gr3" draw:text-style-name="P6" svg:width="0.0508in" svg:height="0.0669in" svg:x="-0.0004in" svg:y="0.0453in" svg:viewBox="0 0 130 171" svg:d="M54 43c0-14 0-29 0-43-18 1-36 3-54 4 0 5 0 8 0 13 28 0 30 2 30 22 0 34 0 68 0 103 0 17-4 17-30 17 0 3 0 7 0 12 15 0 33-1 44-1 15 0 34 0 50 1 0-5 0-9 0-12-4 0-6 0-9 0-29 0-29-5-29-18 0-20 0-40 0-60 0-38 16-72 45-72 4 0 4 0 5 0-1 1-9 5-9 15 0 11 8 17 16 17 7 0 17-5 17-17 0-13-12-24-29-24-28 0-42 26-47 43z"><text:p/></draw:path><draw:path draw:style-name="gr3" draw:text-style-name="P6" svg:width="0.0681in" svg:height="0.0693in" svg:x="0.0618in" svg:y="0.0453in" svg:viewBox="0 0 174 177" svg:d="M112 144c1 16 12 31 30 31 9 0 32-5 32-36 0-8 0-16 0-22-3 0-7 0-10 0 0 6 0 14 0 22 0 22-9 24-13 24-13 0-15-17-15-19 0-26 0-52 0-77 0-16 0-32-14-46-15-14-34-21-53-21-32 0-58 19-58 44 0 11 8 18 18 18 11 0 17-8 17-18 0-4-2-18-20-18 11-13 30-17 42-17 19 0 41 14 41 49 0 5 0 10 0 15-20 1-46 2-70 13-30 13-39 33-39 51 0 30 37 40 62 40s43-15 50-33zM109 80c0 12 0 26 0 39 0 36-28 49-45 49-19 0-34-13-34-33s15-52 79-55z"><text:p/></draw:path><draw:path draw:style-name="gr3" draw:text-style-name="P6" svg:width="0.0764in" svg:height="0.0669in" svg:x="0.1362in" svg:y="0.0453in" svg:viewBox="0 0 195 171" svg:d="M30 39c0 34 0 68 0 103 0 17-5 17-30 17 0 3 0 7 0 12 13 0 33-1 43-1 11 0 31 1 44 1 0-5 0-9 0-12-26 0-31 0-31-17 0-24 0-48 0-72 0-39 28-61 53-61 24 0 29 21 29 43 0 29 0 59 0 90 0 17-5 17-31 17 0 3 0 7 0 12 14 0 34-1 44-1s31 1 44 1c0-5 0-9 0-12-21 0-31 0-31-11 0-26 0-50 0-74 0-33 0-45-12-60-6-6-18-14-41-14-27 0-46 17-57 41 0-13 0-28 0-41-18 1-36 3-54 4 0 5 0 8 0 13 26 0 30 2 30 22z"><text:p/></draw:path><draw:path draw:style-name="gr3" draw:text-style-name="P6" svg:width="0.0689in" svg:height="0.0992in" svg:x="0.2201in" svg:y="0.0449in" svg:viewBox="0 0 176 253" svg:d="M75 109c-34 0-34-39-34-47 0-11 1-23 6-33 4-5 12-16 28-16 33 0 33 39 33 48 0 11 0 23-6 33-3 4-12 15-27 15zM30 124c0-2 0-11 6-18 16 11 31 12 39 12 35 0 63-27 63-56 0-15-7-29-17-38 14-13 29-15 35-15 1 0 2 0 4 0-4 2-6 6-6 11 0 6 4 11 11 11 4 0 11-2 11-11 0-7-4-20-20-20-7 0-24 2-40 19-17-13-33-15-41-15-36 0-63 27-63 57 0 17 9 31 18 39-5 7-12 19-12 33 0 11 5 27 17 34-23 7-35 23-35 39 0 26 37 47 85 47 46 0 86-20 86-48 0-13-6-33-26-44s-43-11-66-11c-10 0-26 0-28 0-14-1-21-13-21-26zM86 244c-40 0-66-19-66-38 0-18 14-32 32-33 7 0 14 0 22 0 34 0 77 0 77 33 0 20-28 38-65 38z"><text:p/></draw:path><draw:path draw:style-name="gr3" draw:text-style-name="P6" svg:width="0.0587in" svg:height="0.0693in" svg:x="0.2961in" svg:y="0.0453in" svg:viewBox="0 0 150 177" svg:d="M33 76c2-57 34-67 47-67 41 0 44 52 44 67-30 0-60 0-91 0zM32 84c36 0 71 0 108 0 9 0 10 0 10-8 0-39-21-76-70-76-44 0-80 40-80 88 0 52 41 89 86 89 46 0 64-43 64-50 0-4-4-5-5-5-3 0-4 2-5 6-13 39-49 39-52 39-20 0-35-11-44-25-12-19-12-44-12-58z"><text:p/></draw:path><draw:path draw:style-name="gr3" draw:text-style-name="P6" svg:width="0.035in" svg:height="0.1512in" svg:x="0.3744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6" svg:width="0.0693in" svg:height="0.0976in" svg:x="0.4213in" svg:y="0.0453in" svg:viewBox="0 0 177 249" svg:d="M176 25c0-2 1-4 1-6 0-7-4-11-11-11-4 0-14 3-16 16-7-14-20-24-36-24-45 0-92 54-92 110 0 38 23 61 52 61 22 0 40-18 44-22h1c-9 34-9 33-13 50-1 5-15 41-55 41-8 0-21 0-32-3 12-4 16-13 16-20s-4-13-14-13c-9 0-21 6-21 22 0 15 14 23 51 23 48 0 76-30 82-52 14-57 29-114 43-172zM125 121c-2 10-11 20-19 28-8 6-20 13-31 13-20 0-25-20-25-35 0-19 11-64 22-84 9-19 26-34 42-34 26 0 31 31 31 33s-1 4-1 5c-6 25-12 49-19 74z"><text:p/></draw:path><draw:path draw:style-name="gr3" draw:text-style-name="P6" svg:width="0.0346in" svg:height="0.1512in" svg:x="0.5055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8in" svg:height="0.0354in" svg:x="0.606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9in" svg:height="0.1512in" svg:x="0.7697in" svg:y="0in" svg:viewBox="0 0 138 385" svg:d="M81 52c0-16 10-41 53-43 1 0 4-2 4-5 0-4-4-4-8-4-39 0-74 20-74 48 0 29 0 59 0 89 0 15 0 27-16 39-14 12-28 12-37 13-2 0-3 1-3 4 0 4 2 4 7 4 25 2 44 14 47 34 2 4 2 5 2 19 0 25 0 51 0 76 0 16 0 29 18 43 15 12 40 16 56 16 4 0 8 0 8-4s-3-4-7-4c-24-2-43-15-48-33-2-5-2-5-2-19 0-27 0-54 0-82 0-17-3-24-15-35-8-8-20-12-30-15 31-9 45-27 45-49 0-31 0-61 0-92z"><text:p/></draw:path><draw:path draw:style-name="gr3" draw:text-style-name="P6" svg:width="0.0638in" svg:height="0.1035in" svg:x="0.8406in" svg:y="0.013in" svg:viewBox="0 0 163 264" svg:d="M163 133c0-31-2-61-16-90-17-37-49-43-66-43-23 0-51 10-67 45-12 28-14 57-14 88 0 29 1 64 18 92 16 32 45 39 63 39 21 0 50-7 68-45 12-25 14-55 14-86zM81 255c-15 0-38-9-45-46-4-22-4-58-4-80 0-26 0-51 3-72 8-45 37-49 46-49 13 0 39 7 46 45 4 22 4 52 4 76 0 28 0 55-4 79-6 36-28 47-46 47z"><text:p/></draw:path><draw:path draw:style-name="gr3" draw:text-style-name="P6" svg:width="0.0173in" svg:height="0.0453in" svg:x="0.9236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5in" svg:height="0.1in" svg:x="0.9917in" svg:y="0.013in" svg:viewBox="0 0 128 255" svg:d="M79 10c0-10 0-10-9-10-23 24-57 24-70 24 0 5 0 8 0 12 8 0 31 0 51-10 0 66 0 133 0 199 0 14-1 18-36 18-4 0-7 0-12 0 0 5 0 9 0 12 14-1 45-1 62-1 15 0 49 0 63 1 0-3 0-7 0-12-5 0-8 0-12 0-35 0-37-4-37-18 0-72 0-144 0-215z"><text:p/></draw:path><draw:path draw:style-name="gr3" draw:text-style-name="P6" svg:width="0.0173in" svg:height="0.0453in" svg:x="1.0677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6" svg:width="0.0602in" svg:height="0.1in" svg:x="1.1299in" svg:y="0.013in" svg:viewBox="0 0 154 255" svg:d="M30 226c13-14 27-26 40-39 61-53 84-74 84-112 0-44-35-75-82-75-43 0-72 35-72 69 0 22 19 22 20 22 6 0 21-4 21-21 0-9-8-19-21-19-3 0-5 0-6 0 9-26 30-39 53-39 35 0 52 31 52 63 0 31-20 60-41 85-25 27-49 54-75 81-3 5-3 6-3 14 47 0 96 0 143 0 3-22 8-44 11-66-3 0-7 0-10 0-2 12-4 28-9 33-2 4-27 4-36 4-23 0-46 0-69 0z"><text:p/></draw:path><draw:path draw:style-name="gr3" draw:text-style-name="P6" svg:width="0.0539in" svg:height="0.1512in" svg:x="1.2094in" svg:y="0in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6">, בפרט </text:span><text:span text:style-name="T6"><draw:g text:anchor-type="as-char" svg:y="-0.1134in" draw:z-index="27" draw:name="Shape29" draw:style-name="gr1"><svg:title>TexMaths</svg:title><svg:desc>11§display§3 \not\in \range(g)§svg§600§FALSE§</svg:desc><draw:path draw:style-name="gr2" draw:text-style-name="P5" svg:width="0.7909in" svg:height="0.1358in" svg:x="0.0008in" svg:y="0.0071in" svg:viewBox="0 0 2010 346" svg:d="M1006 346c-336 0-670 0-1006 0 0-116 0-230 0-346 670 0 1340 0 2010 0 0 116 0 230 0 346-334 0-670 0-1004 0z"><text:p/></draw:path><draw:path draw:style-name="gr3" draw:text-style-name="P6" svg:width="0.063in" svg:height="0.1035in" svg:x="-0.0004in" svg:y="0.013in" svg:viewBox="0 0 161 264" svg:d="M96 121c32-11 54-37 54-68 0-32-34-53-71-53-39 0-69 23-69 52 0 13 9 21 20 21 12 0 20-9 20-20 0-20-18-20-24-20 11-19 38-24 51-24 17 0 37 9 37 44 0 4-1 26-11 44-11 18-24 20-34 20-3 0-12 1-15 1s-6 1-6 4c0 5 3 5 9 5s12 0 18 0c32 0 46 26 46 63 0 52-27 63-44 63-16 0-46-6-59-29 13 2 25-7 25-20 0-15-10-22-21-22-10 0-22 5-22 23 0 34 36 59 78 59 47 0 83-35 83-74 0-31-25-61-65-69z"><text:p/></draw:path><draw:path draw:style-name="gr3" draw:text-style-name="P6" svg:width="0.076in" svg:height="0.1409in" svg:x="0.1327in" svg:y="0.0043in" svg:viewBox="0 0 194 359" svg:d="M190 15c4-5 4-6 4-7 0-2-4-8-8-8-6 0-7 2-9 8-58 112-115 223-174 336-3 5-3 6-3 7 0 4 3 8 8 8s6-2 9-8c58-112 115-223 173-336z"><text:p/></draw:path><draw:path draw:style-name="gr3" draw:text-style-name="P6" svg:width="0.0756in" svg:height="0.087in" svg:x="0.1244in" svg:y="0.0307in" svg:viewBox="0 0 193 222" svg:d="M179 120c7 0 14 0 14-8 0-9-7-9-14-9-55 0-109 0-164 0 5-50 50-88 104-88 20 0 41 0 60 0 7 0 14 0 14-7 0-8-7-8-14-8-21 0-40 0-61 0-66 0-118 50-118 112s52 110 118 110c21 0 40 0 61 0 7 0 14 0 14-7s-7-7-14-7c-19 0-40 0-60 0-54 0-99-37-104-88 55 0 109 0 164 0z"><text:p/></draw:path><draw:path draw:style-name="gr3" draw:text-style-name="P6" svg:width="0.0508in" svg:height="0.0669in" svg:x="0.2594in" svg:y="0.0453in" svg:viewBox="0 0 130 171" svg:d="M54 43c0-14 0-29 0-43-18 1-36 3-54 4 0 5 0 8 0 13 28 0 30 2 30 22 0 34 0 68 0 103 0 17-4 17-30 17 0 3 0 7 0 12 15 0 33-1 44-1 15 0 34 0 50 1 0-5 0-9 0-12-4 0-6 0-9 0-29 0-29-5-29-18 0-20 0-40 0-60 0-38 16-72 45-72 4 0 4 0 5 0-1 1-9 5-9 15 0 11 8 17 16 17 7 0 17-5 17-17 0-13-12-24-29-24-28 0-42 26-47 43z"><text:p/></draw:path><draw:path draw:style-name="gr3" draw:text-style-name="P6" svg:width="0.0681in" svg:height="0.0693in" svg:x="0.3217in" svg:y="0.0453in" svg:viewBox="0 0 174 177" svg:d="M112 144c1 16 12 31 30 31 9 0 32-5 32-36 0-8 0-16 0-22-3 0-7 0-10 0 0 6 0 14 0 22 0 22-10 24-13 24-13 0-15-17-15-19 0-26 0-52 0-77 0-16 0-32-14-46-15-14-34-21-53-21-32 0-58 19-58 44 0 11 8 18 18 18 11 0 17-8 17-18 0-4-2-18-20-18 11-13 30-17 42-17 19 0 41 14 41 49 0 5 0 10 0 15-20 1-46 2-70 13-30 13-39 33-39 51 0 30 37 40 62 40s43-15 50-33zM109 80c0 12 0 26 0 39 0 36-28 49-45 49-19 0-34-13-34-33s15-52 79-55z"><text:p/></draw:path><draw:path draw:style-name="gr3" draw:text-style-name="P6" svg:width="0.076in" svg:height="0.0669in" svg:x="0.3961in" svg:y="0.0453in" svg:viewBox="0 0 194 171" svg:d="M30 39c0 34 0 68 0 103 0 17-5 17-30 17 0 3 0 7 0 12 13 0 33-1 43-1 11 0 31 1 44 1 0-5 0-9 0-12-26 0-31 0-31-17 0-24 0-48 0-72 0-39 28-61 53-61 24 0 29 21 29 43 0 29 0 59 0 90 0 17-5 17-31 17 0 3 0 7 0 12 14 0 34-1 44-1s31 1 43 1c0-5 0-9 0-12-20 0-30 0-30-11 0-26 0-50 0-74 0-33 0-45-12-60-6-6-18-14-41-14-27 0-46 17-57 41 0-13 0-28 0-41-18 1-36 3-54 4 0 5 0 8 0 13 26 0 30 2 30 22z"><text:p/></draw:path><draw:path draw:style-name="gr3" draw:text-style-name="P6" svg:width="0.0689in" svg:height="0.0992in" svg:x="0.4795in" svg:y="0.0449in" svg:viewBox="0 0 176 253" svg:d="M75 109c-34 0-34-39-34-47 0-11 0-23 6-33 4-5 12-16 28-16 33 0 33 39 33 48 0 11 0 23-6 33-3 4-12 15-27 15zM30 124c0-2 0-11 6-18 16 11 31 12 39 12 35 0 63-27 63-56 0-15-7-29-17-38 14-13 28-15 35-15 1 0 2 0 4 0-5 2-6 6-6 11 0 6 4 11 11 11 3 0 11-2 11-11 0-7-4-20-20-20-7 0-24 2-40 19-17-13-33-15-41-15-36 0-63 27-63 57 0 17 8 31 18 39-5 7-12 19-12 33 0 11 5 27 17 34-23 7-35 23-35 39 0 26 37 47 85 47 46 0 86-20 86-48 0-13-6-33-26-44s-43-11-66-11c-10 0-26 0-28 0-14-1-21-13-21-26zM85 244c-39 0-65-19-65-38 0-18 14-32 32-33 7 0 14 0 22 0 34 0 77 0 77 33 0 20-28 38-66 38z"><text:p/></draw:path><draw:path draw:style-name="gr3" draw:text-style-name="P6" svg:width="0.0587in" svg:height="0.0693in" svg:x="0.5555in" svg:y="0.0453in" svg:viewBox="0 0 150 177" svg:d="M33 76c2-57 34-67 47-67 40 0 44 52 44 67-30 0-60 0-91 0zM32 84c36 0 71 0 108 0 9 0 10 0 10-8 0-39-21-76-70-76-45 0-80 40-80 88 0 52 41 89 85 89 47 0 65-43 65-50 0-4-4-5-5-5-4 0-4 2-5 6-13 39-49 39-52 39-20 0-35-11-44-25-12-19-12-44-12-58z"><text:p/></draw:path><draw:path draw:style-name="gr3" draw:text-style-name="P6" svg:width="0.035in" svg:height="0.1512in" svg:x="0.6339in" svg:y="0in" svg:viewBox="0 0 90 385" svg:d="M90 381c0-1 0-1-6-8-49-49-61-122-61-179 0-68 14-136 62-183 5-5 5-5 5-7 0-3-2-4-4-4-3 0-39 26-62 76-20 42-24 85-24 118 0 28 4 75 25 119 25 47 58 72 61 72 2 0 4-1 4-4z"><text:p/></draw:path><draw:path draw:style-name="gr3" draw:text-style-name="P6" svg:width="0.0697in" svg:height="0.0976in" svg:x="0.6803in" svg:y="0.0453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" svg:width="0.035in" svg:height="0.1512in" svg:x="0.7646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6">, וזו סתירה להיות </text:span><text:span text:style-name="T6"><draw:g text:anchor-type="as-char" svg:y="-0.1075in" draw:z-index="28" draw:name="Shape30" draw:style-name="gr1"><svg:title>TexMaths</svg:title><svg:desc>11§display§f = g§svg§600§FALSE§</svg:desc><draw:path draw:style-name="gr2" draw:text-style-name="P5" svg:width="0.3492in" svg:height="0.1217in" svg:x="-0.0004in" svg:y="0.0075in" svg:viewBox="0 0 888 310" svg:d="M0 0c296 0 592 0 888 0 0 103 0 207 0 310-296 0-592 0-888 0 0-103 0-207 0-310z"><text:p/></draw:path><draw:path draw:style-name="gr3" draw:text-style-name="P6" svg:width="0.0756in" svg:height="0.1374in" svg:x="0in" svg:y="0in" svg:viewBox="0 0 193 350" svg:d="M121 118c11 0 22 0 33 0 8 0 12 0 12-8 0-4-4-4-11-4-11 0-21 0-32 0 2-16 6-30 8-44 2-8 8-36 10-40 3-8 10-13 17-13 3 0 13 0 19 6-16 2-21 16-21 21 0 9 8 13 15 13 11 0 22-7 22-23 0-17-18-26-35-26-13 0-37 7-48 45-2 8-4 12-13 61-9 0-18 0-27 0-7 0-12 0-12 7 0 5 4 5 11 5 9 0 17 0 26 0-10 50-19 100-29 150-7 38-13 73-34 73-1 0-11 0-18-7 18-1 21-15 21-21 0-8-6-13-14-13-10 0-21 8-21 23 0 18 17 27 32 27 22 0 37-23 44-38 12-24 21-71 22-73 8-41 15-81 23-121z"><text:p/></draw:path><draw:path draw:style-name="gr3" draw:text-style-name="P6" svg:width="0.1004in" svg:height="0.0354in" svg:x="0.1335in" svg:y="0.052in" svg:viewBox="0 0 256 91" svg:d="M243 16c7 0 13-1 13-8 0-8-6-8-12-8-78 0-155 0-232 0-5 0-12 0-12 8 0 7 7 8 13 8 77 0 153 0 230 0zM244 91c6 0 12 0 12-7 0-9-6-9-13-9-77 0-153 0-230 0-6 0-13 0-13 9 0 7 7 7 12 7 77 0 154 0 232 0z"><text:p/></draw:path><draw:path draw:style-name="gr3" draw:text-style-name="P6" svg:width="0.0693in" svg:height="0.0976in" svg:x="0.2874in" svg:y="0.0402in" svg:viewBox="0 0 177 249" svg:d="M176 25c0-2 1-4 1-6 0-7-4-11-11-11-4 0-14 3-16 16-7-14-20-24-36-24-44 0-92 54-92 110 0 37 24 60 52 60 23 0 40-17 45-22-8 33-9 33-13 50-1 4-15 42-55 42-8 0-20 0-31-4 11-3 15-13 15-19 0-7-4-15-14-15-9 0-21 8-21 23 0 16 14 24 52 24 47 0 76-30 81-53 14-56 29-114 43-171zM125 121c-2 10-11 20-19 27s-20 14-31 14c-20 0-25-20-25-36 0-18 11-63 22-83 9-19 26-34 42-34 26 0 31 31 31 33s0 4-1 5c-6 24-12 49-19 74z"><text:p/></draw:path></draw:g></text:span><text:span text:style-name="T6">. </text:span></text:p>
      <text:p text:style-name="P13"><text:span text:style-name="T6"><draw:g text:anchor-type="as-char" svg:y="-0.1134in" draw:z-index="35" draw:name="Shape31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span></text:p>
      <text:h text:style-name="Heading_20_2" text:outline-level="2">שאלה 2</text:h>
      <text:h text:style-name="Heading_20_3" text:outline-level="3">נתון</text:h>
      <text:p text:style-name="P14">נתון <draw:g text:anchor-type="as-char" svg:y="-0.1193in" draw:z-index="30" draw:name="Shape32" draw:style-name="gr1"><svg:title>TexMaths</svg:title><svg:desc>11§display§A, B, C \neq \emptyset§svg§600§FALSE§</svg:desc><draw:path draw:style-name="gr2" draw:text-style-name="P5" svg:width="0.7469in" svg:height="0.1339in" svg:x="0.0024in" svg:y="0.0075in" svg:viewBox="0 0 1898 341" svg:d="M0 0c632 0 1266 0 1898 0 0 114 0 227 0 341-632 0-1266 0-1898 0 0-114 0-227 0-341z"><text:p/></draw:path><draw:path draw:style-name="gr3" draw:text-style-name="P6" svg:width="0.1039in" svg:height="0.1075in" svg:x="-0.0004in" svg:y="0.0087in" svg:viewBox="0 0 265 274" svg:d="M56 230c-15 27-31 31-47 33-6 0-9 0-9 8 0 2 2 3 5 3 10 0 22-1 33-1 14 0 27 1 39 1 2 0 8 0 8-6 0-5-4-5-7-5-9-1-18-4-18-14 0-4 3-9 6-14 10-17 19-33 29-49 33 0 64 0 97 0 0 8 6 60 6 64 0 11-20 13-28 13-5 0-9 0-9 8 0 3 3 2 5 3 17 0 33-1 48-1 10 0 35 1 44 1 3 0 7 0 7-7 0-4-3-4-9-4-24 0-24-3-25-14-8-79-15-160-23-240-1-8-1-9-8-9-5 0-8 2-10 7-45 75-89 149-134 223zM102 175c26-43 51-86 76-128 5 42 8 85 12 128-29 0-58 0-88 0z"><text:p/></draw:path><draw:path draw:style-name="gr3" draw:text-style-name="P6" svg:width="0.0173in" svg:height="0.0453in" svg:x="0.1217in" svg:y="0.102in" svg:viewBox="0 0 45 116" svg:d="M45 41c0-26-10-41-25-41-12 0-20 10-20 21 0 10 8 20 20 20 4 0 10-1 14-5 1-1 1-1 1-1 1 0 1 0 1 6 0 28-13 52-26 64-5 4-5 5-5 6 0 4 3 5 5 5 4 0 35-30 35-75z"><text:p/></draw:path><draw:path draw:style-name="gr3" draw:text-style-name="P6" svg:width="0.1083in" svg:height="0.1028in" svg:x="0.1823in" svg:y="0.0138in" svg:viewBox="0 0 276 262" svg:d="M46 233c-4 15-4 18-35 18-7 0-11 0-11 8 0 3 3 3 11 3 46 0 91 0 137 0 62 0 107-45 107-81 0-29-22-51-59-55 39-7 80-36 80-73 0-28-25-53-71-53-43 0-87 0-130 0-8 0-11 0-11 8 0 4 3 4 10 4 1 0 8 0 15 1 7 0 10 1 10 6 0 2 0 3-1 7-18 69-34 138-52 207zM104 122c8-32 17-64 25-96 3-13 3-14 21-14 16 0 33 0 49 0 34 0 42 23 42 40 0 34-33 70-80 70-19 0-38 0-57 0zM87 251c-6 0-7 0-9-1-3 0-4-1-4-3 0-1 0-2 1-9 9-35 18-72 27-107 24 0 49 0 73 0 37 0 44 29 44 45 0 38-34 75-79 75-18 0-36 0-53 0z"><text:p/></draw:path><draw:path draw:style-name="gr3" draw:text-style-name="P6" svg:width="0.0173in" svg:height="0.0453in" svg:x="0.3122in" svg:y="0.102in" svg:viewBox="0 0 45 116" svg:d="M45 41c0-26-10-41-25-41-12 0-20 10-20 21 0 10 8 20 20 20 5 0 10-1 14-5 1-1 1-1 1-1 1 0 1 0 1 6 0 28-13 52-26 64-5 4-5 5-5 6 0 4 3 5 5 5 4 0 35-30 35-75z"><text:p/></draw:path><draw:path draw:style-name="gr3" draw:text-style-name="P6" svg:width="0.1079in" svg:height="0.1098in" svg:x="0.374in" svg:y="0.0102in" svg:viewBox="0 0 275 280" svg:d="M275 4c0-1-1-4-4-4-2 0-3 1-6 6-9 9-19 19-27 29-4-5-21-35-64-35-87 0-174 86-174 175 0 63 46 105 104 105 35 0 64-16 84-33 36-32 43-66 43-67 0-4-3-3-4-4-3 0-5 1-6 4-3 11-12 37-38 60-28 21-52 28-72 28-35 0-76-20-76-80 0-22 9-83 47-128 24-28 60-48 94-48 40 0 63 30 63 75 0 15-1 15-1 20 0 3 4 3 5 3 6 0 6 0 8-8 7-33 16-65 24-98z"><text:p/></draw:path><draw:path draw:style-name="gr3" draw:text-style-name="P6" svg:width="0.076in" svg:height="0.1406in" svg:x="0.5492in" svg:y="0.0087in" svg:viewBox="0 0 194 358" svg:d="M190 14c4-5 4-5 4-6 0-4-4-8-8-8-6 0-7 2-9 8-58 111-115 223-174 335-3 5-3 6-3 7 0 4 3 8 8 8s6-2 8-8c59-112 116-223 174-336z"><text:p/></draw:path><draw:path draw:style-name="gr3" draw:text-style-name="P6" svg:width="0.1008in" svg:height="0.035in" svg:x="0.5366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1in" svg:height="0.1283in" svg:x="0.6961in" svg:y="0in" svg:viewBox="0 0 156 327" svg:d="M132 8c0-5-3-8-9-8-5 0-6 4-9 12-4 16-1 2-5 18-5-2-17-8-31-8-22 0-47 11-62 41-15 31-16 66-16 102 0 25 0 93 33 123-9 29-9 30-9 32 0 4 3 7 8 7 6 0 8-4 10-13 4-15 0-1 4-16 10 4 21 7 32 7 43 0 59-36 67-55 10-26 11-58 11-85 0-28 0-93-34-125 3-11 7-21 10-32zM38 270c-13-26-13-74-13-110 0-31 0-58 6-83 7-35 29-47 47-47 8 0 18 2 28 11-22 76-46 153-68 229zM118 56c12 22 12 67 12 104 0 28 0 56-5 81-6 41-27 55-47 55-9 0-19-2-27-11 22-76 45-153 67-229z"><text:p/></draw:path></draw:g>, ונתון <draw:g text:anchor-type="as-char" svg:y="-0.1083in" draw:z-index="31" draw:name="Shape33" draw:style-name="gr1"><svg:title>TexMaths</svg:title><svg:desc>11§display§g \in B \to C \land f \in A \to B§svg§600§FALSE§</svg:desc><draw:path draw:style-name="gr2" draw:text-style-name="P5" svg:width="1.6398in" svg:height="0.1232in" svg:x="0.0051in" svg:y="0.0075in" svg:viewBox="0 0 4166 314" svg:d="M2084 314c-695 0-1390 0-2084 0 0-104 0-210 0-314 1389 0 2777 0 4166 0 0 104 0 210 0 314-695 0-1389 0-2082 0z"><text:p/></draw:path><draw:path draw:style-name="gr3" draw:text-style-name="P6" svg:width="0.0697in" svg:height="0.0972in" svg:x="-0.0004in" svg:y="0.0409in" svg:viewBox="0 0 178 248" svg:d="M177 25c0-2 1-4 1-6 0-7-4-11-11-11-4 0-14 3-16 16-7-14-20-24-35-24-46 0-93 54-93 110 0 37 23 60 52 60 22 0 41-17 44-22h1c-9 34-9 33-13 50-1 3-15 42-55 42-8 0-21 0-32-4 12-4 16-14 16-21 0-5-4-13-15-13-8 0-21 7-21 22 0 17 15 24 52 24 48 0 76-30 82-53 15-57 29-114 43-170zM127 121c-3 10-11 20-20 27-8 7-20 14-31 14-20 0-25-20-25-36 0-18 11-63 22-83 10-19 26-34 43-34 25 0 30 31 30 33s-1 4-1 5c-6 24-12 49-18 74z"><text:p/></draw:path><draw:path draw:style-name="gr3" draw:text-style-name="P6" svg:width="0.076in" svg:height="0.087in" svg:x="0.1303in" svg:y="0.0264in" svg:viewBox="0 0 194 222" svg:d="M180 119c7 0 14 0 14-8s-7-8-14-8c-55 0-108 0-163 0 4-51 48-88 103-88 20 0 41 0 60 0 7 0 14 0 14-7 0-8-7-8-14-8-20 0-40 0-61 0-66 0-119 49-119 111s53 111 119 111c21 0 41 0 61 0 7 0 14 0 14-8 0-7-7-7-14-7-19 0-40 0-60 0-55 0-99-37-103-88 55 0 108 0 163 0z"><text:p/></draw:path><draw:path draw:style-name="gr3" draw:text-style-name="P6" svg:width="0.1083in" svg:height="0.1028in" svg:x="0.2681in" svg:y="0.0047in" svg:viewBox="0 0 276 262" svg:d="M45 232c-3 14-4 17-35 17-7 0-10 0-10 8 0 5 3 5 10 5 46 0 92 0 139 0 60 0 106-46 106-83 0-27-23-49-60-54 40-7 81-36 81-72 0-29-26-53-72-53-43 0-87 0-130 0-7 0-11 0-11 8 0 4 3 4 11 4 1 0 7 0 14 0 8 1 11 1 11 7 0 1-1 2-2 7-18 69-34 138-52 206zM103 122c8-32 17-64 25-96 3-13 4-14 21-14 16 0 33 0 49 0 34 0 43 22 43 40 0 34-34 70-80 70-19 0-39 0-58 0zM86 249c-5 0-6 0-8 0-4-1-5-1-5-4 0-1 0-1 2-9 9-35 17-71 26-106 24 0 50 0 74 0 36 0 44 28 44 45 0 37-34 74-80 74-18 0-36 0-53 0z"><text:p/></draw:path><draw:path draw:style-name="gr3" draw:text-style-name="P6" svg:width="0.1346in" svg:height="0.0783in" svg:x="0.4354in" svg:y="0.0311in" svg:viewBox="0 0 343 200" svg:d="M301 108c-22 16-31 33-35 37-17 26-20 50-20 51 0 4 5 4 8 4 7 0 7-1 8-8 9-36 32-69 76-87 4-1 5-3 5-5 0-3-2-3-3-3-17-7-64-27-78-92-1-4-1-5-8-5-3 0-8 0-8 4 0 1 4 26 19 51 9 12 20 25 36 37-95 0-191 0-287 0-7 0-14 0-14 8s7 8 14 8c96 0 192 0 287 0z"><text:p/></draw:path><draw:path draw:style-name="gr3" draw:text-style-name="P6" svg:width="0.1079in" svg:height="0.1094in" svg:x="0.6291in" svg:y="0.002in" svg:viewBox="0 0 275 279" svg:d="M275 4c0-2-1-4-4-4-1 0-1 0-6 4-9 10-19 20-27 30-4-5-21-34-64-34-87 0-174 85-174 175 0 62 46 104 106 104 33 0 62-15 82-33 36-32 43-66 43-67 0-4-3-4-4-4-3 0-5 1-6 4-3 11-12 37-38 59-27 22-52 29-72 29-34 0-76-20-76-79 0-22 9-85 48-130 23-27 59-46 94-46 39 0 62 30 62 75 0 15-1 14-1 18s4 5 5 5c6 0 6-1 8-8 8-33 16-65 24-98z"><text:p/></draw:path><draw:path draw:style-name="gr3" draw:text-style-name="P6" svg:width="0.0846in" svg:height="0.0929in" svg:x="0.7835in" svg:y="0.0193in" svg:viewBox="0 0 216 237" svg:d="M117 8c-4-7-6-8-9-8-5 0-6 2-9 8-32 71-64 143-96 214-2 4-3 5-3 8 0 4 4 7 9 7 2 0 5-1 9-8 29-67 60-136 90-203 31 67 60 136 91 203 3 8 7 8 9 8 4 0 8-3 8-7 0-1 0-3-3-7-31-71-64-144-96-215z"><text:p/></draw:path><draw:path draw:style-name="gr3" draw:text-style-name="P6" svg:width="0.076in" svg:height="0.137in" svg:x="0.9181in" svg:y="0.002in" svg:viewBox="0 0 194 349" svg:d="M121 118c11 0 23 0 34 0 8 0 11 0 11-8 0-5-3-5-10-5-11 0-21 0-32 0 3-15 6-29 8-43 1-8 7-36 9-40 4-8 11-13 19-13 1 0 11 0 18 6-16 1-21 16-21 21 0 9 8 13 15 13 10 0 22-7 22-23 0-17-19-26-34-26-14 0-38 7-50 45-2 8-3 12-12 60-9 0-19 0-28 0-6 0-11 0-11 8 0 5 4 5 11 5 9 0 17 0 26 0-10 50-19 100-29 150-8 37-14 73-34 73-1 0-11 0-19-7 18-1 21-15 21-21 0-9-6-13-14-13-10 0-21 8-21 23 0 17 18 26 33 26 21 0 36-23 44-37 12-24 21-71 21-74 8-40 15-80 23-120z"><text:p/></draw:path><draw:path draw:style-name="gr3" draw:text-style-name="P6" svg:width="0.076in" svg:height="0.087in" svg:x="1.0559in" svg:y="0.0264in" svg:viewBox="0 0 194 222" svg:d="M180 119c7 0 14 0 14-8s-7-8-14-8c-55 0-108 0-163 0 4-51 48-88 103-88 20 0 41 0 60 0 7 0 14 0 14-7 0-8-7-8-14-8-20 0-40 0-61 0-66 0-119 49-119 111s53 111 119 111c21 0 41 0 61 0 7 0 14 0 14-8 0-7-7-7-14-7-19 0-40 0-60 0-55 0-99-37-103-88 55 0 108 0 163 0z"><text:p/></draw:path><draw:path draw:style-name="gr3" draw:text-style-name="P6" svg:width="0.1039in" svg:height="0.1079in" svg:x="1.1921in" svg:y="-0.0004in" svg:viewBox="0 0 265 275" svg:d="M56 231c-15 25-31 31-47 32-6 0-9 0-9 7 0 3 2 5 6 5 9 0 22-1 33-1 13 0 26 1 38 1 2 0 8 0 8-8 0-4-4-4-7-4-9-1-17-4-17-14 0-4 2-8 5-14 10-16 19-33 29-48 33 0 65 0 98 0 0 6 5 59 5 64 0 11-20 12-27 12-6 0-10 0-10 7 0 5 3 4 5 5 17 0 33-1 49-1 9 0 34 1 44 1 2 0 6 0 6-8 0-4-3-4-9-4-24 0-24-3-25-14-8-79-15-159-23-239-1-8-1-10-8-10-5 0-7 3-10 7-45 74-89 149-134 224zM102 175c26-43 51-85 76-127 5 42 8 84 12 127-29 0-58 0-88 0z"><text:p/></draw:path><draw:path draw:style-name="gr3" draw:text-style-name="P6" svg:width="0.1346in" svg:height="0.0783in" svg:x="1.3516in" svg:y="0.0311in" svg:viewBox="0 0 343 200" svg:d="M301 108c-20 16-31 33-34 37-17 26-21 50-21 51 0 4 5 4 8 4 7 0 7-1 9-8 9-36 31-69 75-87 4-1 5-3 5-5 0-3-1-2-2-3-18-7-64-27-79-92-1-4-1-5-8-5-3 0-8 0-8 4 0 1 4 26 20 51 8 12 19 25 35 37-95 0-191 0-287 0-6 0-14 0-14 8s8 8 14 8c96 0 192 0 287 0z"><text:p/></draw:path><draw:path draw:style-name="gr3" draw:text-style-name="P6" svg:width="0.1083in" svg:height="0.1028in" svg:x="1.5445in" svg:y="0.0047in" svg:viewBox="0 0 276 262" svg:d="M45 232c-3 14-4 17-35 17-7 0-10 0-10 8 0 5 3 5 10 5 46 0 92 0 139 0 60 0 106-46 106-83 0-27-23-49-60-54 40-7 81-36 81-72 0-29-25-53-72-53-43 0-87 0-130 0-7 0-11 0-11 8 0 4 3 4 11 4 1 0 7 0 14 0 8 1 11 1 11 7 0 1-1 2-2 7-18 69-34 138-52 206zM103 122c8-32 17-64 25-96 3-13 4-14 21-14 16 0 33 0 49 0 34 0 43 22 43 40 0 34-33 70-80 70-19 0-39 0-58 0zM87 249c-6 0-7 0-9 0-4-1-5-1-5-4 0-1 0-1 2-9 9-35 17-71 26-106 24 0 50 0 74 0 36 0 44 28 44 45 0 37-34 74-80 74-18 0-34 0-52 0z"><text:p/></draw:path></draw:g>. </text:p>
      <text:h text:style-name="P15" text:outline-level="3">סעיף (א) <text:span text:style-name="T7">– סתירה</text:span></text:h>
      <text:p text:style-name="P14"><text:span text:style-name="T2">נתון: </text:span><draw:g text:anchor-type="as-char" svg:y="-0.1075in" draw:z-index="29" draw:name="Shape34" draw:style-name="gr1"><svg:title>TexMaths</svg:title><svg:desc>11§display§g \circ f§svg§600§FALSE§</svg:desc><draw:path draw:style-name="gr2" draw:text-style-name="P5" svg:width="0.289in" svg:height="0.1217in" svg:x="0.0051in" svg:y="0.0075in" svg:viewBox="0 0 735 310" svg:d="M0 0c246 0 490 0 735 0 0 103 0 207 0 310-245 0-489 0-735 0 0-103 0-207 0-310z"><text:p/></draw:path><draw:path draw:style-name="gr3" draw:text-style-name="P6" svg:width="0.0693in" svg:height="0.0976in" svg:x="-0.0004in" svg:y="0.0402in" svg:viewBox="0 0 177 249" svg:d="M176 25c1-2 1-4 1-6 0-7-4-11-11-11-3 0-14 3-15 16-8-14-21-24-36-24-45 0-92 54-92 110 0 37 23 61 51 61 23 0 41-18 45-22-8 33-8 33-12 49-2 4-16 42-56 42-7 0-20 0-31-3 12-4 16-14 16-20 0-7-4-15-15-15-9 0-21 8-21 24 0 15 14 23 52 23 48 0 76-30 81-53 15-56 29-113 43-171zM127 121c-3 10-12 20-20 28-9 6-20 13-32 13-19 0-24-20-24-35 0-19 11-64 21-84 11-19 27-34 43-34 26 0 31 31 31 33s-1 4-2 5c-6 25-12 49-17 74z"><text:p/></draw:path><draw:path draw:style-name="gr3" draw:text-style-name="P6" svg:width="0.0591in" svg:height="0.0591in" svg:x="0.1177in" svg:y="0.0402in" svg:viewBox="0 0 151 151" svg:d="M151 76c0-42-35-76-75-76-42 0-76 35-76 76s34 75 76 75c40 0 75-34 75-75zM76 134c-34 0-61-26-61-58 0-33 27-59 61-59 32 0 59 25 59 59 0 33-27 58-59 58z"><text:p/></draw:path><draw:path draw:style-name="gr3" draw:text-style-name="P6" svg:width="0.0756in" svg:height="0.1374in" svg:x="0.2268in" svg:y="0in" svg:viewBox="0 0 193 350" svg:d="M121 118c11 0 22 0 33 0 8 0 12 0 12-8 0-4-4-4-11-4-11 0-22 0-32 0 4-16 6-30 9-44 1-8 7-36 9-40 3-8 10-13 18-13 2 0 12 0 19 6-17 2-21 16-21 21 0 9 7 14 15 14 10 0 21-8 21-24 0-17-18-26-34-26-13 0-38 7-49 45-2 8-3 12-13 61-9 0-18 0-27 0-7 0-11 0-11 7 0 5 4 5 10 5 9 0 18 0 27 0-10 50-20 100-30 150-7 38-13 73-33 73-2 0-11 0-19-7 18-1 21-15 21-20 0-9-6-14-14-14-10 0-21 8-21 23 0 18 17 27 33 27 21 0 36-23 43-38 13-24 22-71 22-73 8-41 15-81 23-121z"><text:p/></draw:path></draw:g><text:s/>חח"ע</text:p>
      <text:p text:style-name="P16"><text:span text:style-name="T8">צ.ל.: </text:span><text:span text:style-name="T9"><draw:g text:anchor-type="as-char" svg:y="-0.0681in" draw:z-index="32" draw:name="Shape35" draw:style-name="gr1"><svg:title>TexMaths</svg:title><svg:desc>11§display§g§svg§600§FALSE§</svg:desc><draw:path draw:style-name="gr2" draw:text-style-name="P5" svg:width="0.0555in" svg:height="0.0819in" svg:x="0.0051in" svg:y="0.0063in" svg:viewBox="0 0 142 209" svg:d="M71 209c-24 0-47 0-71 0 0-69 0-140 0-209 47 0 95 0 142 0 0 69 0 140 0 209-23 0-47 0-71 0z"><text:p/></draw:path><draw:path draw:style-name="gr3" draw:text-style-name="P6" svg:width="0.0689in" svg:height="0.0976in" svg:x="-0.0004in" svg:y="-0.0004in" svg:viewBox="0 0 176 249" svg:d="M175 25c0-2 1-4 1-6 0-7-4-11-11-11-4 0-14 3-16 16-7-14-20-24-36-24-43 0-90 54-90 110 0 37 23 60 51 60 23 0 39-18 44-22-8 34-8 34-12 50-2 4-15 42-55 42-7 0-20 0-31-3 12-5 16-14 16-21 0-6-4-13-15-13-8 0-21 6-21 22s14 24 52 24c48 0 75-31 80-54 14-56 29-113 43-170zM124 121c-2 10-11 19-18 27-8 6-20 13-31 13-19 0-26-20-26-34 0-19 13-64 22-84 11-19 28-34 42-34 26 0 31 31 31 33s-1 4-1 5c-6 25-12 49-19 74z"><text:p/></draw:path></draw:g></text:span><text:span text:style-name="T9"><text:s/>לא חח"ע</text:span></text:p>
      <text:p text:style-name="P14"><text:span text:style-name="T2">הוכחה: </text:span>נראה דוגמה נגדית להיות <draw:g text:anchor-type="as-char" svg:y="-0.0681in" draw:z-index="33" draw:name="Shape36" draw:style-name="gr1"><svg:title>TexMaths</svg:title><svg:desc>11§display§g§svg§600§FALSE§</svg:desc><draw:path draw:style-name="gr2" draw:text-style-name="P5" svg:width="0.0555in" svg:height="0.0819in" svg:x="0.0051in" svg:y="0.0063in" svg:viewBox="0 0 142 209" svg:d="M71 209c-24 0-47 0-71 0 0-69 0-140 0-209 47 0 95 0 142 0 0 69 0 140 0 209-23 0-47 0-71 0z"><text:p/></draw:path><draw:path draw:style-name="gr3" draw:text-style-name="P6" svg:width="0.0689in" svg:height="0.0976in" svg:x="-0.0004in" svg:y="-0.0004in" svg:viewBox="0 0 176 249" svg:d="M175 25c0-2 1-4 1-6 0-7-4-11-11-11-4 0-14 3-16 16-7-14-20-24-36-24-43 0-90 54-90 110 0 37 23 60 51 60 23 0 39-18 44-22-8 34-8 34-12 50-2 4-15 42-55 42-7 0-20 0-31-3 12-5 16-14 16-21 0-6-4-13-15-13-8 0-21 6-21 22s14 24 52 24c48 0 75-31 80-54 14-56 29-113 43-170zM124 121c-2 10-11 19-18 27-8 6-20 13-31 13-19 0-26-20-26-34 0-19 13-64 22-84 11-19 28-34 42-34 26 0 31 31 31 33s-1 4-1 5c-6 25-12 49-19 74z"><text:p/></draw:path></draw:g><text:s/>חח"ע. נבחר: </text:p>
      <text:p text:style-name="P8"><draw:g text:anchor-type="as-char" svg:y="-0.1134in" draw:z-index="265" draw:name="Shape37" draw:style-name="gr1"><svg:title>TexMaths</svg:title><svg:desc>11§display§A = \{1\}, B = \{1, 2\}, C = \{1\}§svg§600§FALSE§</svg:desc><draw:path draw:style-name="gr2" draw:text-style-name="P5" svg:width="1.9028in" svg:height="0.1358in" svg:x="0.002in" svg:y="0.0071in" svg:viewBox="0 0 4834 346" svg:d="M2417 346c-806 0-1612 0-2417 0 0-116 0-230 0-346 1611 0 3223 0 4834 0 0 116 0 230 0 346-806 0-1611 0-2417 0z"><text:p/></draw:path><draw:path draw:style-name="gr3" draw:text-style-name="P6" svg:width="0.1039in" svg:height="0.1079in" svg:x="-0.0004in" svg:y="0.0043in" svg:viewBox="0 0 265 275" svg:d="M55 231c-15 26-31 31-47 32-5 1-8 1-8 8 0 2 1 4 4 4 11 0 22-1 33-1 14 0 27 1 39 1 3 0 8 0 8-7 0-4-4-5-6-5-10 0-19-3-19-13 0-4 3-9 6-14 10-17 20-32 30-49 32 0 65 0 96 0 2 9 6 60 6 64 0 11-20 12-28 12-5 0-8 0-8 8 0 4 4 4 5 4 16 0 32-1 49-1 8 0 33 1 42 1 3 0 8 0 8-7 0-5-4-5-9-5-24 0-24-2-25-13-8-79-16-160-24-240 0-8 0-10-7-10-6 0-7 3-11 7-45 74-89 149-134 224zM101 175c26-43 52-85 77-127 5 42 8 84 12 127-29 0-59 0-89 0z"><text:p/></draw:path><draw:path draw:style-name="gr3" draw:text-style-name="P6" svg:width="0.1008in" svg:height="0.0354in" svg:x="0.159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1in" svg:height="0.1512in" svg:x="0.3224in" svg:y="0in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9-20-12-31-15 32-9 46-27 46-49 0-31 0-61 0-92z"><text:p/></draw:path><draw:path draw:style-name="gr3" draw:text-style-name="P6" svg:width="0.05in" svg:height="0.1in" svg:x="0.4008in" svg:y="0.013in" svg:viewBox="0 0 128 255" svg:d="M79 10c0-10 0-10-9-10-24 24-57 24-70 24 0 5 0 8 0 12 8 0 31 0 51-10 0 66 0 133 0 199 0 14-1 18-36 18-4 0-8 0-13 0 0 5 0 9 0 12 15-1 48-1 63-1s49 0 63 1c0-3 0-7 0-12-5 0-8 0-12 0-36 0-37-4-37-18 0-72 0-144 0-215z"><text:p/></draw:path><draw:path draw:style-name="gr3" draw:text-style-name="P6" svg:width="0.0539in" svg:height="0.1512in" svg:x="0.4744in" svg:y="0in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draw:path draw:style-name="gr3" draw:text-style-name="P6" svg:width="0.0173in" svg:height="0.0453in" svg:x="0.5528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6" svg:width="0.1083in" svg:height="0.1028in" svg:x="0.6134in" svg:y="0.0098in" svg:viewBox="0 0 276 262" svg:d="M46 232c-4 15-4 18-35 18-7 0-11 0-11 8 0 4 4 4 11 4 46 0 91 0 138 0 61 0 106-45 106-83 0-27-22-49-59-53 39-8 80-37 80-73 0-29-25-53-71-53-43 0-87 0-130 0-8 0-11 0-11 8 0 4 3 4 10 4 1 0 9 0 15 0 7 1 10 1 10 7 0 1 0 2-1 7-18 69-34 138-52 206zM105 122c7-32 16-64 24-96 3-13 4-14 21-14 16 0 33 0 49 0 34 0 42 22 42 40 0 34-33 70-80 70-19 0-38 0-56 0zM87 250c-6 0-7 0-9 0-3 0-4-1-4-4 0-2 0-2 2-9 9-36 18-71 26-106 25 0 49 0 73 0 37 0 45 28 45 45 0 36-35 74-80 74-18 0-35 0-53 0z"><text:p/></draw:path><draw:path draw:style-name="gr3" draw:text-style-name="P6" svg:width="0.1008in" svg:height="0.0354in" svg:x="0.781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1in" svg:height="0.1512in" svg:x="0.9445in" svg:y="0in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9-20-12-31-15 32-9 46-27 46-49 0-31 0-61 0-92z"><text:p/></draw:path><draw:path draw:style-name="gr3" draw:text-style-name="P6" svg:width="0.05in" svg:height="0.1in" svg:x="1.0224in" svg:y="0.013in" svg:viewBox="0 0 128 255" svg:d="M79 10c0-10 0-10-9-10-24 24-57 24-70 24 0 5 0 8 0 12 8 0 31 0 51-10 0 66 0 133 0 199 0 14-1 18-36 18-4 0-8 0-13 0 0 5 0 9 0 12 15-1 48-1 63-1s49 0 63 1c0-3 0-7 0-12-5 0-8 0-12 0-36 0-37-4-37-18 0-72 0-144 0-215z"><text:p/></draw:path><draw:path draw:style-name="gr3" draw:text-style-name="P6" svg:width="0.0173in" svg:height="0.0453in" svg:x="1.098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6" svg:width="0.0606in" svg:height="0.1in" svg:x="1.1602in" svg:y="0.013in" svg:viewBox="0 0 155 255" svg:d="M31 226c13-14 27-26 41-39 60-53 83-74 83-112 0-44-35-75-82-75-44 0-73 35-73 69 0 22 20 22 21 22 7 0 20-4 20-21 0-9-7-19-20-19-3 0-4 0-6 0 9-26 30-39 53-39 35 0 52 31 52 63 0 31-20 60-41 85-25 27-49 54-75 81-4 5-4 6-4 14 48 0 96 0 144 0 3-22 8-44 11-66-3 0-6 0-10 0-2 12-4 28-9 33-2 4-27 4-36 4-23 0-46 0-69 0z"><text:p/></draw:path><draw:path draw:style-name="gr3" draw:text-style-name="P6" svg:width="0.0539in" svg:height="0.1512in" svg:x="1.2398in" svg:y="0in" svg:viewBox="0 0 138 385" svg:d="M56 334c0 15-11 40-53 43-2 0-3 2-3 4 0 4 4 4 8 4 37 0 73-18 73-48 0-29 0-58 0-88 0-16 0-28 16-40 13-11 28-11 36-12 2 0 5-1 5-4 0-4-3-4-7-4-25-2-44-15-48-35-2-3-2-4-2-19 0-25 0-50 0-76 0-16 0-28-18-42-16-13-42-17-55-17-4 0-8 0-8 4 0 5 2 5 7 5 24 1 43 14 47 33 2 4 2 4 2 19 0 26 0 54 0 81 0 18 2 24 16 36 7 8 18 12 29 15-32 10-45 26-45 48 0 31 0 62 0 93z"><text:p/></draw:path><draw:path draw:style-name="gr3" draw:text-style-name="P6" svg:width="0.0173in" svg:height="0.0453in" svg:x="1.3181in" svg:y="0.0972in" svg:viewBox="0 0 45 116" svg:d="M45 41c0-26-10-41-25-41-12 0-20 10-20 21 0 10 8 20 20 20 4 0 10-1 13-5 2-1 1-1 2-1s1 0 1 6c0 28-13 51-26 64-4 4-4 5-4 6 0 2 2 5 4 5 4 0 35-30 35-75z"><text:p/></draw:path><draw:path draw:style-name="gr3" draw:text-style-name="P6" svg:width="0.1079in" svg:height="0.1098in" svg:x="1.3803in" svg:y="0.0067in" svg:viewBox="0 0 275 280" svg:d="M275 3c0-1-1-3-4-3-1 0-3 0-7 4-9 10-18 20-26 30-4-5-22-34-65-34-86 0-173 85-173 175 0 63 46 105 105 105 34 0 63-16 83-33 36-32 43-66 43-68 0-4-3-3-4-4-3 0-5 1-6 4-3 11-12 38-38 60-28 22-52 29-72 29-35 0-76-20-76-80 0-22 8-85 48-130 23-27 59-46 93-46 40 0 63 30 63 75 0 15-1 14-1 19 0 3 4 4 5 4 6 0 6-1 7-8 9-33 16-66 25-99z"><text:p/></draw:path><draw:path draw:style-name="gr3" draw:text-style-name="P6" svg:width="0.1008in" svg:height="0.0354in" svg:x="1.542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1in" svg:height="0.1512in" svg:x="1.7063in" svg:y="0in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9-20-12-31-15 32-9 46-27 46-49 0-31 0-61 0-92z"><text:p/></draw:path><draw:path draw:style-name="gr3" draw:text-style-name="P6" svg:width="0.05in" svg:height="0.1in" svg:x="1.7846in" svg:y="0.013in" svg:viewBox="0 0 128 255" svg:d="M79 10c0-10 0-10-9-10-24 24-57 24-70 24 0 5 0 8 0 12 8 0 31 0 51-10 0 66 0 133 0 199 0 14-1 18-36 18-4 0-8 0-13 0 0 5 0 9 0 12 15-1 48-1 63-1s49 0 63 1c0-3 0-7 0-12-5 0-8 0-12 0-36 0-37-4-37-18 0-72 0-144 0-215z"><text:p/></draw:path><draw:path draw:style-name="gr3" draw:text-style-name="P6" svg:width="0.0539in" svg:height="0.1512in" svg:x="1.8583in" svg:y="0in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p>
      <text:p text:style-name="P8"><draw:g text:anchor-type="as-char" svg:y="-0.1134in" draw:z-index="266" draw:name="Shape38" draw:style-name="gr1"><svg:title>TexMaths</svg:title><svg:desc>11§display§f = \{\la 1, 1 \ra\}, g = \{ \la 1, 1 \ra, \la 2, 1 \ra \}§svg§600§FALSE§</svg:desc><draw:path draw:style-name="gr2" draw:text-style-name="P5" svg:width="2.0016in" svg:height="0.1358in" svg:x="-0.0004in" svg:y="0.0071in" svg:viewBox="0 0 5085 346" svg:d="M2543 346c-848 0-1695 0-2543 0 0-116 0-230 0-346 1695 0 3390 0 5085 0 0 116 0 230 0 346-847 0-1695 0-2542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1008in" svg:height="0.0354in" svg:x="0.133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5in" svg:height="0.1512in" svg:x="0.2969in" svg:y="0in" svg:viewBox="0 0 137 385" svg:d="M81 52c0-16 10-41 53-43 1 0 3-2 3-5 0-4-3-4-7-4-39 0-74 20-74 48 0 29 0 59 0 89 0 15 0 27-15 39s-29 12-38 13c-2 0-3 1-3 4 0 4 2 4 7 4 25 2 44 14 48 34 1 4 1 5 1 19 0 25 0 51 0 76 0 16 0 29 18 43 15 12 40 16 56 16 4 0 7 0 7-4s-2-4-6-4c-24-2-43-15-49-33-1-5-1-5-1-19 0-27 0-54 0-82 0-17-3-24-15-35-8-8-20-12-30-15 31-9 45-27 45-49 0-31 0-61 0-92z"><text:p/></draw:path><draw:path draw:style-name="gr3" draw:text-style-name="P6" svg:width="0.0335in" svg:height="0.1512in" svg:x="0.3787in" svg:y="0in" svg:viewBox="0 0 86 385" svg:d="M85 15c1-4 1-5 1-7 0-5-4-8-8-8-3 0-5 2-9 9-22 59-45 118-67 177-1 2-2 4-2 7 0 2 0 2 2 6 22 59 45 118 67 176 2 5 4 10 9 10 4 0 8-3 8-7 0-1 0-3-1-7-23-59-47-119-70-178 23-60 47-119 70-178z"><text:p/></draw:path><draw:path draw:style-name="gr3" draw:text-style-name="P6" svg:width="0.05in" svg:height="0.1in" svg:x="0.4346in" svg:y="0.013in" svg:viewBox="0 0 128 255" svg:d="M79 10c0-10 0-10-9-10-24 24-57 24-70 24 0 5 0 8 0 12 8 0 31 0 51-10 0 66 0 133 0 199 0 14-2 18-36 18-4 0-8 0-13 0 0 5 0 9 0 12 14-1 47-1 63-1 15 0 49 0 63 1 0-3 0-7 0-12-5 0-8 0-13 0-35 0-36-4-36-18 0-72 0-144 0-215z"><text:p/></draw:path><draw:path draw:style-name="gr3" draw:text-style-name="P6" svg:width="0.0173in" svg:height="0.0453in" svg:x="0.5102in" svg:y="0.0972in" svg:viewBox="0 0 45 116" svg:d="M45 41c0-26-10-41-24-41-13 0-21 10-21 21 0 10 8 20 21 20 4 0 9-1 13-5 1-1 1-1 2-1 0 2 0 0 0 6 0 28-13 50-26 64-5 3-3 5-3 6 0 2 1 5 3 5 4 0 35-30 35-75z"><text:p/></draw:path><draw:path draw:style-name="gr3" draw:text-style-name="P6" svg:width="0.05in" svg:height="0.1in" svg:x="0.5783in" svg:y="0.013in" svg:viewBox="0 0 128 255" svg:d="M79 10c0-10 0-10-9-10-24 24-58 24-70 24 0 5 0 8 0 12 8 0 31 0 51-10 0 66 0 133 0 199 0 14-2 18-36 18-4 0-8 0-13 0 0 5 0 9 0 12 14-1 47-1 63-1 15 0 49 0 63 1 0-3 0-7 0-12-5 0-8 0-13 0-35 0-36-4-36-18 0-72 0-144 0-215z"><text:p/></draw:path><draw:path draw:style-name="gr3" draw:text-style-name="P6" svg:width="0.0335in" svg:height="0.1512in" svg:x="0.6492in" svg:y="0in" svg:viewBox="0 0 86 385" svg:d="M85 199c1-4 1-5 1-6 0-3 0-1-1-6-23-59-45-119-69-178-2-7-4-9-8-9-5 0-8 3-8 8 0 1 0 2 2 6 23 60 45 119 68 179-23 58-45 117-68 177-2 4-2 5-2 8 0 4 3 7 8 7s6-4 7-7c23-60 47-119 70-179z"><text:p/></draw:path><draw:path draw:style-name="gr3" draw:text-style-name="P6" svg:width="0.0531in" svg:height="0.1512in" svg:x="0.711in" svg:y="0in" svg:viewBox="0 0 136 385" svg:d="M55 334c0 15-10 40-52 43-2 0-3 2-3 4 0 4 3 4 8 4 37 0 72-18 73-48 0-29 0-58 0-88 0-16 0-28 16-40 13-11 27-11 36-12 2 0 3-1 3-4 0-4-2-4-5-4-25-2-44-15-49-35-1-3-1-4-1-19 0-25 0-50 0-76 0-16 0-28-18-42-16-13-42-17-55-17-5 0-8 0-8 4 0 5 2 5 5 5 25 1 44 14 49 33 1 4 1 4 1 19 0 26 0 54 0 81 0 18 3 24 15 36 9 8 20 12 31 15-32 10-46 26-46 48 0 31 0 62 0 93z"><text:p/></draw:path><draw:path draw:style-name="gr3" draw:text-style-name="P6" svg:width="0.0173in" svg:height="0.0453in" svg:x="0.789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697in" svg:height="0.0976in" svg:x="0.8457in" svg:y="0.0453in" svg:viewBox="0 0 178 249" svg:d="M177 25c0-2 1-4 1-6 0-7-4-11-11-11-4 0-14 3-16 16-7-14-20-24-37-24-44 0-91 54-91 110 0 38 23 61 52 61 22 0 40-18 44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6" svg:width="0.1004in" svg:height="0.0354in" svg:x="0.9728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535in" svg:height="0.1512in" svg:x="1.135in" svg:y="0in" svg:viewBox="0 0 137 385" svg:d="M81 52c0-16 11-41 53-43 2 0 3-2 3-5 0-4-3-4-7-4-39 0-74 20-74 48 0 29 0 59 0 89 0 15 0 27-15 39-14 12-29 12-38 13-1 0-3 1-3 4 0 4 2 4 7 4 25 2 44 14 48 34 1 4 1 5 1 19 0 25 0 51 0 76 0 16 0 29 19 43 14 12 40 16 55 16 4 0 7 0 7-4s-2-4-6-4c-24-2-43-15-49-33-1-5-1-5-1-19 0-27 0-54 0-82 0-17-2-23-15-35-8-8-19-12-30-15 32-9 45-27 45-49 0-31 0-61 0-92z"><text:p/></draw:path><draw:path draw:style-name="gr3" draw:text-style-name="P6" svg:width="0.0339in" svg:height="0.1512in" svg:x="1.2169in" svg:y="0in" svg:viewBox="0 0 87 385" svg:d="M85 15c2-4 2-5 2-7 0-5-3-8-8-8-3 0-6 2-9 9-23 59-45 118-68 177-1 2-2 4-2 7 0 2 0 2 2 6 23 59 45 118 68 176 1 5 4 10 9 10s8-3 8-7c0-1 0-3-2-7-23-59-45-119-69-178 24-60 46-119 69-178z"><text:p/></draw:path><draw:path draw:style-name="gr3" draw:text-style-name="P6" svg:width="0.05in" svg:height="0.1in" svg:x="1.2732in" svg:y="0.013in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6" svg:width="0.0173in" svg:height="0.0453in" svg:x="1.3488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492in" svg:height="0.1in" svg:x="1.4169in" svg:y="0.013in" svg:viewBox="0 0 126 255" svg:d="M79 10c0-10 0-10-10-10-23 24-57 24-69 24 0 5 0 8 0 12 8 0 30 0 51-10 0 66 0 133 0 199 0 14-3 18-37 18-4 0-7 0-12 0 0 5 0 9 0 12 13-1 46-1 63-1 15 0 48 0 61 1 0-3 0-7 0-12-4 0-7 0-12 0-34 0-35-4-35-18 0-72 0-144 0-215z"><text:p/></draw:path><draw:path draw:style-name="gr3" draw:text-style-name="P6" svg:width="0.0339in" svg:height="0.1512in" svg:x="1.4878in" svg:y="0in" svg:viewBox="0 0 87 385" svg:d="M85 199c2-4 2-5 2-6 0-3 0-1-2-6-23-59-45-119-69-178-2-7-4-9-8-9-5 0-8 3-8 8 0 1 0 2 2 6 23 60 45 119 68 179-23 58-45 117-68 177-2 4-2 5-2 8 0 4 3 7 8 7s6-4 8-7c24-60 46-119 69-179z"><text:p/></draw:path><draw:path draw:style-name="gr3" draw:text-style-name="P6" svg:width="0.0173in" svg:height="0.0453in" svg:x="1.5516in" svg:y="0.0972in" svg:viewBox="0 0 45 116" svg:d="M45 41c0-26-10-41-25-41-12 0-20 10-20 21 0 10 8 20 20 20 5 0 10-1 14-5 1-1 1-1 2-1 0 2 0 0 0 6 0 28-13 51-26 64-5 4-5 5-5 6 0 2 3 5 5 5 4 0 35-30 35-75z"><text:p/></draw:path><draw:path draw:style-name="gr3" draw:text-style-name="P6" svg:width="0.0339in" svg:height="0.1512in" svg:x="1.6228in" svg:y="0in" svg:viewBox="0 0 87 385" svg:d="M85 15c2-4 2-5 2-7 0-5-3-8-8-8-3 0-6 2-9 9-23 59-45 118-68 177-1 2-2 4-2 7 0 2 0 2 2 6 23 59 45 118 68 176 1 5 4 10 9 10s8-3 8-7c0-1 0-3-2-7-23-59-45-119-69-178 24-60 46-119 69-178z"><text:p/></draw:path><draw:path draw:style-name="gr3" draw:text-style-name="P6" svg:width="0.0602in" svg:height="0.1in" svg:x="1.6728in" svg:y="0.013in" svg:viewBox="0 0 154 255" svg:d="M30 226c13-14 27-26 40-39 61-53 84-74 84-112 0-44-34-75-81-75-44 0-73 35-73 69 0 22 20 22 21 22 6 0 20-4 20-21 0-9-7-19-21-19-4 0-4 0-5 0 9-26 30-39 52-39 35 0 52 31 52 63 0 31-19 60-41 85-24 27-49 54-74 81-4 5-4 6-4 14 47 0 96 0 143 0 3-22 8-44 11-66-3 0-7 0-10 0-1 12-4 28-8 33-3 4-28 4-37 4-23 0-46 0-69 0z"><text:p/></draw:path><draw:path draw:style-name="gr3" draw:text-style-name="P6" svg:width="0.0173in" svg:height="0.0453in" svg:x="1.7543in" svg:y="0.0972in" svg:viewBox="0 0 45 116" svg:d="M45 41c0-26-9-41-24-41-13 0-21 10-21 21 0 10 8 20 21 20 4 0 10-1 13-5 1-1 1-1 2-1 0 2 1 0 1 6 0 28-14 51-26 64-4 4-4 5-4 6 0 2 2 5 4 5 3 0 34-30 34-75z"><text:p/></draw:path><draw:path draw:style-name="gr3" draw:text-style-name="P6" svg:width="0.05in" svg:height="0.1in" svg:x="1.8228in" svg:y="0.013in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6" svg:width="0.0339in" svg:height="0.1512in" svg:x="1.8933in" svg:y="0in" svg:viewBox="0 0 87 385" svg:d="M85 199c2-4 2-5 2-6 0-3 0-1-2-6-23-59-45-119-69-178-2-7-5-9-8-9-5 0-8 3-8 8 0 1 0 2 2 6 23 60 45 119 68 179-23 58-45 117-68 177-2 4-2 5-2 8 0 4 4 7 8 7 5 0 6-4 8-7 24-60 46-119 69-179z"><text:p/></draw:path><draw:path draw:style-name="gr3" draw:text-style-name="P6" svg:width="0.0535in" svg:height="0.1512in" svg:x="1.9555in" svg:y="0in" svg:viewBox="0 0 137 385" svg:d="M56 334c0 15-11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p>
      <text:p text:style-name="P17">נתבונן ב־<draw:g text:anchor-type="as-char" svg:y="-0.1134in" draw:z-index="267" draw:name="Shape39" draw:style-name="gr1"><svg:title>TexMaths</svg:title><svg:desc>11§display§g \circ f = \{\la 1, 1 \ra\}§svg§600§FALSE§</svg:desc><draw:path draw:style-name="gr2" draw:text-style-name="P5" svg:width="0.9783in" svg:height="0.1354in" svg:x="0.0051in" svg:y="0.0071in" svg:viewBox="0 0 2486 345" svg:d="M0 0c828 0 1658 0 2486 0 0 115 0 230 0 345-828 0-1658 0-2486 0 0-115 0-230 0-345z"><text:p/></draw:path><draw:path draw:style-name="gr3" draw:text-style-name="P6" svg:width="0.0697in" svg:height="0.0972in" svg:x="-0.0004in" svg:y="0.0453in" svg:viewBox="0 0 178 248" svg:d="M177 25c0-3 1-4 1-7 0-7-5-10-12-10-3 0-14 2-15 16-7-14-21-24-37-24-44 0-91 54-91 109 0 39 23 62 51 62 23 0 42-19 45-23v1c-8 34-12 48-12 49-2 3-15 42-56 42-7 0-20-1-31-4 12-4 16-14 16-20 0-7-4-13-15-13-8 0-21 6-21 22 0 15 14 23 52 23 48 0 76-30 81-53 14-56 30-114 44-170zM127 121c-3 10-11 20-20 27-8 6-20 14-32 14-19 0-24-20-24-35 0-19 11-65 21-84 11-20 27-35 44-35 25 0 30 32 30 34 0 1-1 3-1 5-6 25-12 49-18 74z"><text:p/></draw:path><draw:path draw:style-name="gr3" draw:text-style-name="P6" svg:width="0.0587in" svg:height="0.0587in" svg:x="0.1181in" svg:y="0.0453in" svg:viewBox="0 0 150 150" svg:d="M150 75c0-41-34-75-75-75-42 0-75 34-75 75s33 75 75 75c41 0 75-34 75-75zM75 134c-33 0-60-27-60-59s27-60 60-60c32 0 59 27 59 60s-27 59-59 59z"><text:p/></draw:path><draw:path draw:style-name="gr3" draw:text-style-name="P6" svg:width="0.0756in" svg:height="0.137in" svg:x="0.2276in" svg:y="0.0071in" svg:viewBox="0 0 193 349" svg:d="M121 118c11 0 22 0 33 0 8 0 12 0 12-9 0-3-4-3-11-3-11 0-21 0-32 0 4-16 6-30 9-44 1-9 7-36 9-41 3-7 10-13 17-13 3 0 13 0 20 7-17 2-21 15-21 21 0 9 7 14 15 14 10 0 21-9 21-24 0-17-18-26-35-26-12 0-37 7-48 45-2 8-3 12-13 61-9 0-18 0-27 0-7 0-12 0-12 6s5 6 11 6c9 0 17 0 26 0-10 50-19 100-29 151-7 37-13 72-33 72-2 0-12 0-19-7 18-1 21-15 21-21 0-9-6-14-14-14-10 0-21 9-21 24 0 17 17 26 33 26 21 0 36-22 43-37 13-25 22-71 22-74 8-40 15-81 23-120z"><text:p/></draw:path><draw:path draw:style-name="gr3" draw:text-style-name="P6" svg:width="0.1008in" svg:height="0.035in" svg:x="0.36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1in" svg:height="0.1508in" svg:x="0.5236in" svg:y="0in" svg:viewBox="0 0 136 384" svg:d="M81 52c0-16 10-41 52-43 2-1 3-2 3-5 0-4-2-4-6-4-39 0-74 20-75 48 0 29 0 59 0 89 0 14 0 26-15 39-14 11-28 12-37 12-2 0-3 2-3 5 0 2 2 2 6 3 26 1 44 15 48 34 1 5 1 6 1 19 0 25 0 50 0 76 0 16 0 28 19 44 15 11 40 15 56 15 4 0 6 0 6-4 0-3-2-3-5-5-24-1-44-13-48-33-2-3-2-4-2-18 0-27 0-53 0-81 0-17-3-24-15-36-9-9-20-12-31-14 32-9 46-27 46-49 0-31 0-61 0-92z"><text:p/></draw:path><draw:path draw:style-name="gr3" draw:text-style-name="P6" svg:width="0.0335in" svg:height="0.1508in" svg:x="0.6055in" svg:y="0in" svg:viewBox="0 0 86 384" svg:d="M84 14c2-4 2-4 2-6 0-5-3-8-8-8-3 0-6 2-9 9-22 58-45 118-67 177-1 2-2 4-2 7 0 0 0 1 2 5 22 60 45 119 67 177 1 4 4 9 9 9s8-3 8-7c0-2 0-3-2-7-23-60-45-119-69-177 24-60 46-119 69-179z"><text:p/></draw:path><draw:path draw:style-name="gr3" draw:text-style-name="P6" svg:width="0.05in" svg:height="0.1008in" svg:x="0.6614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6" svg:width="0.0173in" svg:height="0.0453in" svg:x="0.7374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6" svg:width="0.05in" svg:height="0.1008in" svg:x="0.8051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6" svg:width="0.0335in" svg:height="0.1508in" svg:x="0.8764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6" svg:width="0.0539in" svg:height="0.1508in" svg:x="0.9378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3 16 36 7 8 18 12 29 16-31 7-45 25-45 47 0 31 0 62 0 93z"><text:p/></draw:path></draw:g>, שהוא חח"ע באופן ריק, כדרוש. </text:p>
      <text:p text:style-name="P13"><draw:g text:anchor-type="as-char" svg:y="-0.1134in" draw:z-index="34" draw:name="Shape40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P15" text:outline-level="3">סעיף (ב) <text:span text:style-name="T7">– הוכחה</text:span></text:h>
      <text:p text:style-name="P14"><text:span text:style-name="T2">נתון: </text:span><draw:g text:anchor-type="as-char" svg:y="-0.1075in" draw:z-index="37" draw:name="Shape41" draw:style-name="gr1"><svg:title>TexMaths</svg:title><svg:desc>11§display§g \circ f§svg§600§FALSE§</svg:desc><draw:path draw:style-name="gr2" draw:text-style-name="P5" svg:width="0.289in" svg:height="0.1217in" svg:x="0.0051in" svg:y="0.0075in" svg:viewBox="0 0 735 310" svg:d="M0 0c246 0 490 0 735 0 0 103 0 207 0 310-245 0-489 0-735 0 0-103 0-207 0-310z"><text:p/></draw:path><draw:path draw:style-name="gr3" draw:text-style-name="P6" svg:width="0.0693in" svg:height="0.0976in" svg:x="-0.0004in" svg:y="0.0402in" svg:viewBox="0 0 177 249" svg:d="M176 25c1-2 1-4 1-6 0-7-4-11-11-11-3 0-14 3-15 16-8-14-21-24-36-24-45 0-92 54-92 110 0 37 23 61 51 61 23 0 41-18 45-22-8 33-8 33-12 49-2 4-16 42-56 42-7 0-20 0-31-3 12-4 16-14 16-20 0-7-4-15-15-15-9 0-21 8-21 24 0 15 14 23 52 23 48 0 76-30 81-53 15-56 29-113 43-171zM127 121c-3 10-12 20-20 28-9 6-20 13-32 13-19 0-24-20-24-35 0-19 11-64 21-84 11-19 27-34 43-34 26 0 31 31 31 33s-1 4-2 5c-6 25-12 49-17 74z"><text:p/></draw:path><draw:path draw:style-name="gr3" draw:text-style-name="P6" svg:width="0.0591in" svg:height="0.0591in" svg:x="0.1177in" svg:y="0.0402in" svg:viewBox="0 0 151 151" svg:d="M151 76c0-42-35-76-75-76-42 0-76 35-76 76s34 75 76 75c40 0 75-34 75-75zM76 134c-34 0-61-26-61-58 0-33 27-59 61-59 32 0 59 25 59 59 0 33-27 58-59 58z"><text:p/></draw:path><draw:path draw:style-name="gr3" draw:text-style-name="P6" svg:width="0.0756in" svg:height="0.1374in" svg:x="0.2268in" svg:y="0in" svg:viewBox="0 0 193 350" svg:d="M121 118c11 0 22 0 33 0 8 0 12 0 12-8 0-4-4-4-11-4-11 0-22 0-32 0 4-16 6-30 9-44 1-8 7-36 9-40 3-8 10-13 18-13 2 0 12 0 19 6-17 2-21 16-21 21 0 9 7 14 15 14 10 0 21-8 21-24 0-17-18-26-34-26-13 0-38 7-49 45-2 8-3 12-13 61-9 0-18 0-27 0-7 0-11 0-11 7 0 5 4 5 10 5 9 0 18 0 27 0-10 50-20 100-30 150-7 38-13 73-33 73-2 0-11 0-19-7 18-1 21-15 21-21 0-8-6-13-14-13-10 0-21 8-21 23 0 18 17 27 33 27 21 0 36-23 43-38 13-24 22-71 22-73 8-41 15-81 23-121z"><text:p/></draw:path></draw:g><text:s/>חח"ע, <draw:g text:anchor-type="as-char" svg:y="-0.1075in" draw:z-index="38" draw:name="Shape42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text:s/>על</text:p>
      <text:p text:style-name="P14"><text:span text:style-name="T2">צ.ל.: </text:span><draw:g text:anchor-type="as-char" svg:y="-0.0681in" draw:z-index="39" draw:name="Shape43" draw:style-name="gr1"><svg:title>TexMaths</svg:title><svg:desc>11§display§g§svg§600§FALSE§</svg:desc><draw:path draw:style-name="gr2" draw:text-style-name="P5" svg:width="0.0555in" svg:height="0.0819in" svg:x="0.0051in" svg:y="0.0063in" svg:viewBox="0 0 142 209" svg:d="M71 209c-24 0-47 0-71 0 0-69 0-140 0-209 47 0 95 0 142 0 0 69 0 140 0 209-23 0-47 0-71 0z"><text:p/></draw:path><draw:path draw:style-name="gr3" draw:text-style-name="P6" svg:width="0.0689in" svg:height="0.0976in" svg:x="-0.0004in" svg:y="-0.0004in" svg:viewBox="0 0 176 249" svg:d="M175 25c0-2 1-4 1-6 0-7-4-11-11-11-4 0-14 3-16 16-7-14-20-24-36-24-43 0-90 54-90 110 0 37 23 60 51 60 23 0 39-18 44-22-8 34-8 34-12 50-2 4-15 42-55 42-7 0-20 0-31-3 12-5 16-14 16-21 0-6-4-13-15-13-8 0-21 6-21 22s14 24 52 24c48 0 75-31 80-54 14-56 29-113 43-170zM124 121c-2 10-11 19-18 27-8 6-20 13-31 13-19 0-26-20-26-34 0-19 13-64 22-84 11-19 28-34 42-34 26 0 31 31 31 33s-1 4-1 5c-6 25-12 49-19 74z"><text:p/></draw:path></draw:g><text:s/>חח"ע</text:p>
      <text:p text:style-name="P18"><text:span text:style-name="T9">הוכחה: </text:span><text:span text:style-name="T10">נניח בשלילה ש־</text:span><text:span text:style-name="T10"><draw:g text:anchor-type="as-char" svg:y="-0.0681in" draw:z-index="48" draw:name="Shape44" draw:style-name="gr1"><svg:title>TexMaths</svg:title><svg:desc>11§display§g§svg§600§FALSE§</svg:desc><draw:path draw:style-name="gr2" draw:text-style-name="P5" svg:width="0.0555in" svg:height="0.0819in" svg:x="0.0051in" svg:y="0.0063in" svg:viewBox="0 0 142 209" svg:d="M71 209c-24 0-47 0-71 0 0-69 0-140 0-209 47 0 95 0 142 0 0 69 0 140 0 209-23 0-47 0-71 0z"><text:p/></draw:path><draw:path draw:style-name="gr3" draw:text-style-name="P6" svg:width="0.0689in" svg:height="0.0976in" svg:x="-0.0004in" svg:y="-0.0004in" svg:viewBox="0 0 176 249" svg:d="M175 25c0-2 1-4 1-6 0-7-4-11-11-11-4 0-14 3-16 16-7-14-20-24-36-24-43 0-90 54-90 110 0 37 23 60 51 60 23 0 39-18 44-22-8 34-8 34-12 50-2 4-15 42-55 42-7 0-20 0-31-3 12-5 16-14 16-21 0-6-4-13-15-13-8 0-21 6-21 22s14 24 52 24c48 0 75-31 80-54 14-56 29-113 43-170zM124 121c-2 10-11 19-18 27-8 6-20 13-31 13-19 0-26-20-26-34 0-19 13-64 22-84 11-19 28-34 42-34 26 0 31 31 31 33s-1 4-1 5c-6 25-12 49-19 74z"><text:p/></draw:path></draw:g></text:span><text:span text:style-name="T10"> חח"ע, כלומר קיימים </text:span><text:span text:style-name="T10"><draw:g text:anchor-type="as-char" svg:y="-0.1047in" draw:z-index="40" draw:name="Shape45" draw:style-name="gr1"><svg:title>TexMaths</svg:title><svg:desc>11§display§b_1, b_2 \in B§svg§600§FALSE§</svg:desc><draw:path draw:style-name="gr2" draw:text-style-name="P5" svg:width="0.6193in" svg:height="0.1185in" svg:x="0in" svg:y="0.0079in" svg:viewBox="0 0 1574 302" svg:d="M787 302c-262 0-524 0-787 0 0-100 0-202 0-302 525 0 1049 0 1574 0 0 100 0 202 0 302-262 0-525 0-787 0z"><text:p/></draw:path><draw:path draw:style-name="gr3" draw:text-style-name="P6" svg:width="0.0555in" svg:height="0.1063in" svg:x="-0.0004in" svg:y="0in" svg:viewBox="0 0 142 271" svg:d="M74 4c-1-1 0-4-5-4-9 0-37 3-47 4-3 0-8 0-8 8 0 5 4 5 10 5 18 0 19 2 19 6 0 2-3 16-6 24-11 42-21 84-32 126-4 18-5 24-5 38 0 36 20 60 48 60 47 0 94-57 94-112 0-34-21-62-52-62-17 0-33 12-45 23 10-38 19-77 29-116zM37 150c3-8 3-9 6-13 20-26 36-31 47-31 13 0 24 12 24 36 0 23-13 66-19 81-14 26-31 39-47 39-13 0-25-9-25-38 0-8 0-14 6-38 3-12 5-24 8-36z"><text:p/></draw:path><draw:path draw:style-name="gr3" draw:text-style-name="P6" svg:width="0.0382in" svg:height="0.0705in" svg:x="0.0693in" svg:y="0.0575in" svg:viewBox="0 0 98 180" svg:d="M60 8c0-8 0-8-7-8-18 17-42 18-53 18 0 3 0 5 0 8 7 0 24 0 38-6 0 45 0 91 0 138 0 9 0 12-26 12-3 0-8 0-11 0 0 3 0 6 0 10 6 0 39-1 48-1s43 1 49 1c0-4 0-7 0-10-3 0-7 0-10 0-28 0-28-3-28-12 0-51 0-101 0-150z"><text:p/></draw:path><draw:path draw:style-name="gr3" draw:text-style-name="P6" svg:width="0.0173in" svg:height="0.0453in" svg:x="0.139in" svg:y="0.0902in" svg:viewBox="0 0 45 116" svg:d="M45 41c0-26-10-41-25-41-12 0-20 10-20 21 0 10 8 20 20 20 5 0 10-1 14-5 1-1 1-1 1-1 1 0 1 0 1 6 0 28-13 52-26 64-5 4-5 5-5 6 0 3 3 5 5 5 4 0 35-30 35-75z"><text:p/></draw:path><draw:path draw:style-name="gr3" draw:text-style-name="P6" svg:width="0.0555in" svg:height="0.1063in" svg:x="0.2004in" svg:y="0in" svg:viewBox="0 0 142 271" svg:d="M75 4c-2-1 0-4-6-4-9 0-37 3-47 4-3 0-8 0-8 8 0 5 5 5 10 5 19 0 19 2 19 6 0 2-3 16-5 24-11 42-20 84-31 126-5 18-7 24-7 38 0 36 21 60 49 60 46 0 93-57 93-112 0-34-20-62-51-62-17 0-34 12-45 23 10-38 19-77 29-116zM38 150c3-8 3-9 6-13 19-26 36-31 46-31 14 0 24 12 24 36 0 23-12 66-19 81-13 26-31 39-46 39-13 0-26-9-26-38 0-8 0-14 7-38 3-12 5-24 8-36z"><text:p/></draw:path><draw:path draw:style-name="gr3" draw:text-style-name="P6" svg:width="0.0469in" svg:height="0.0705in" svg:x="0.2654in" svg:y="0.0575in" svg:viewBox="0 0 120 180" svg:d="M120 130c-3 0-7 0-10 0-1 7-3 22-7 24-2 3-23 3-27 3-17 0-33 0-50 0 29-26 39-33 54-46 21-16 40-33 40-58 0-33-30-53-64-53-33 0-56 23-56 49 0 13 11 15 14 15 7 0 15-6 15-14 0-6-3-15-17-15 9-20 28-25 40-25 27 0 41 21 41 43 0 23-17 42-25 52-22 21-44 42-66 64-2 2-2 3-2 11 37 0 74 0 111 0 3-17 6-33 9-50z"><text:p/></draw:path><draw:path draw:style-name="gr3" draw:text-style-name="P6" svg:width="0.0752in" svg:height="0.0874in" svg:x="0.3815in" svg:y="0.0232in" svg:viewBox="0 0 192 223" svg:d="M179 120c7 0 13 0 13-8 0-7-6-7-13-7-55 0-109 0-164 0 5-52 50-90 104-90 20 0 40 0 60 0 7 0 13 0 13-7 0-8-6-8-13-8-21 0-40 0-61 0-66 0-118 51-118 112 0 62 52 111 118 111 21 0 40 0 61 0 7 0 13 0 13-8s-6-8-13-8c-20 0-40 0-60 0-54 0-99-35-104-87 55 0 109 0 164 0z"><text:p/></draw:path><draw:path draw:style-name="gr3" draw:text-style-name="P6" svg:width="0.1083in" svg:height="0.1028in" svg:x="0.5189in" svg:y="0.002in" svg:viewBox="0 0 276 262" svg:d="M45 233c-3 15-4 17-35 17-6 0-10 0-10 8 0 4 3 4 10 4 46 0 92 0 138 0 61 0 107-45 107-81 0-29-23-51-60-55 40-7 81-36 81-73 0-29-25-53-73-53-42 0-86 0-129 0-7 0-11 0-11 8 0 4 3 4 11 4 1 0 7 0 14 1 8 0 11 1 11 6 0 2 0 3-1 7-18 69-35 138-53 207zM103 122c8-32 17-64 25-96 3-13 4-14 20-14 17 0 35 0 51 0 33 0 42 23 42 40 0 34-33 70-80 70-19 0-39 0-58 0zM87 250c-6 0-7 0-9 0-4 0-5-1-5-3s0-2 2-10c9-35 17-70 26-106 24 0 50 0 74 0 36 0 44 29 44 45 0 37-34 74-80 74-18 0-35 0-52 0z"><text:p/></draw:path></draw:g></text:span><text:span text:style-name="T10"><text:s/>כך ש־</text:span><text:span text:style-name="T10"><draw:g text:anchor-type="as-char" svg:y="-0.1134in" draw:z-index="41" draw:name="Shape46" draw:style-name="gr1"><svg:title>TexMaths</svg:title><svg:desc>11§display§g(b_1) = g(b_2)§svg§600§FALSE§</svg:desc><draw:path draw:style-name="gr2" draw:text-style-name="P5" svg:width="0.8315in" svg:height="0.1354in" svg:x="0.0051in" svg:y="0.0071in" svg:viewBox="0 0 2113 345" svg:d="M0 0c704 0 1408 0 2113 0 0 115 0 230 0 345-705 0-1409 0-2113 0 0-115 0-230 0-345z"><text:p/></draw:path><draw:path draw:style-name="gr3" draw:text-style-name="P6" svg:width="0.0697in" svg:height="0.0972in" svg:x="-0.0004in" svg:y="0.0453in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4-56 29-114 43-170zM127 121c-3 10-11 20-20 27-8 6-20 14-32 14-19 0-24-20-24-35 0-19 11-65 21-84 11-20 27-35 44-35 25 0 30 32 30 34 0 1-1 3-1 5-6 25-12 49-18 74z"><text:p/></draw:path><draw:path draw:style-name="gr3" draw:text-style-name="P6" svg:width="0.0346in" svg:height="0.1508in" svg:x="0.0906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6" svg:width="0.0559in" svg:height="0.1059in" svg:x="0.1417in" svg:y="0.0071in" svg:viewBox="0 0 143 270" svg:d="M75 3c-2-1 0-3-6-3-8 0-37 2-47 3-2 0-7 1-7 8 0 4 4 4 9 4 19 0 20 4 20 7s-3 17-5 24c-11 42-21 84-32 126-5 20-7 24-7 37 0 38 21 61 50 61 45 0 93-58 93-111 0-36-21-62-52-62-17 0-34 11-45 23 10-40 19-78 29-117zM39 150c2-9 2-10 5-15 19-24 36-30 46-30 15 0 24 12 24 36 0 23-12 66-19 81-12 26-30 40-45 40-14 0-27-11-27-40 0-6 0-14 7-37 3-12 5-24 9-35z"><text:p/></draw:path><draw:path draw:style-name="gr3" draw:text-style-name="P6" svg:width="0.0386in" svg:height="0.0701in" svg:x="0.2114in" svg:y="0.0661in" svg:viewBox="0 0 99 179" svg:d="M62 8c0-7-1-8-8-8-18 18-43 18-54 18 0 3 0 6 0 10 7 0 25 0 40-8 0 45 0 91 0 137 0 9 0 13-28 13-3 0-6 0-10 0 0 3 0 6 0 9 6 0 39-1 49-1 8 0 43 1 48 1 0-3 0-6 0-9-3 0-7 0-10 0-27 0-27-4-27-13 0-50 0-100 0-149z"><text:p/></draw:path><draw:path draw:style-name="gr3" draw:text-style-name="P6" svg:width="0.035in" svg:height="0.1508in" svg:x="0.2768in" svg:y="0in" svg:viewBox="0 0 90 384" svg:d="M90 193c0-30-4-77-25-120-24-48-57-73-61-73-2 0-4 1-4 3 0 3 0 3 8 10 37 38 59 99 59 180 0 65-14 132-61 181-6 5-6 5-6 6 0 3 2 4 4 4 4 0 39-26 62-75 20-43 24-85 24-116z"><text:p/></draw:path><draw:path draw:style-name="gr3" draw:text-style-name="P6" svg:width="0.1008in" svg:height="0.035in" svg:x="0.3783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3in" svg:height="0.0972in" svg:x="0.5327in" svg:y="0.0453in" svg:viewBox="0 0 177 248" svg:d="M176 25c0-3 1-4 1-7 0-7-4-10-11-10-4 0-14 2-16 16-7-14-20-24-36-24-45 0-92 54-92 109 0 39 23 62 52 62 22 0 40-19 44-23 0 0 1 0 1 1-9 34-13 48-13 49-1 3-15 42-55 42-8 0-21-1-32-4 12-4 16-14 16-20 0-7-4-13-14-13-9 0-21 6-21 22 0 15 14 23 51 23 48 0 76-30 82-53 14-56 29-114 43-170zM125 121c-2 10-11 20-19 27-8 6-20 14-31 14-20 0-25-20-25-35 0-19 11-65 22-84 9-20 26-35 42-35 26 0 31 32 31 34 0 1-1 3-1 5-6 25-12 49-19 74z"><text:p/></draw:path><draw:path draw:style-name="gr3" draw:text-style-name="P6" svg:width="0.035in" svg:height="0.1508in" svg:x="0.6232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6" svg:width="0.0555in" svg:height="0.1059in" svg:x="0.6748in" svg:y="0.0071in" svg:viewBox="0 0 142 270" svg:d="M74 3c-2-1 0-3-6-3-9 0-36 2-46 3-3 0-8 1-8 8 0 4 4 4 9 4 19 0 20 4 20 7s-3 17-6 24c-11 42-20 84-31 126-5 20-6 24-6 37 0 38 20 61 48 61 47 0 94-58 94-111 0-36-21-62-52-62-17 0-33 11-45 23 10-40 19-78 29-117zM37 150c3-9 3-10 6-15 20-24 36-30 46-30 14 0 25 12 25 36 0 23-13 66-19 81-14 26-31 40-47 40-13 0-25-11-25-40 0-6 0-14 6-37 3-12 5-24 8-35z"><text:p/></draw:path><draw:path draw:style-name="gr3" draw:text-style-name="P6" svg:width="0.0469in" svg:height="0.0701in" svg:x="0.739in" svg:y="0.0661in" svg:viewBox="0 0 120 179" svg:d="M120 130c-3 0-6 0-9 0-1 7-4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6" svg:width="0.035in" svg:height="0.1508in" svg:x="0.8094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10">, אך </text:span><text:span text:style-name="T10"><draw:g text:anchor-type="as-char" svg:y="-0.1102in" draw:z-index="49" draw:name="Shape47" draw:style-name="gr1"><svg:title>TexMaths</svg:title><svg:desc>11§display§b_1 \neq b_2§svg§600§FALSE§</svg:desc><draw:path draw:style-name="gr2" draw:text-style-name="P5" svg:width="0.4394in" svg:height="0.1256in" svg:x="0in" svg:y="0.0079in" svg:viewBox="0 0 1117 320" svg:d="M559 320c-187 0-373 0-559 0 0-107 0-213 0-320 372 0 745 0 1117 0 0 107 0 213 0 320-186 0-372 0-558 0z"><text:p/></draw:path><draw:path draw:style-name="gr3" draw:text-style-name="P6" svg:width="0.0555in" svg:height="0.1063in" svg:x="-0.0004in" svg:y="0.0047in" svg:viewBox="0 0 142 271" svg:d="M74 4c0-1 0-4-5-4-8 0-37 3-47 3-3 1-8 1-8 8 0 6 4 6 10 6 18 0 19 2 19 6 0 2-3 16-6 23-11 42-20 84-31 127-5 19-6 24-6 38 0 36 20 60 48 60 47 0 94-57 94-112 0-35-21-62-52-62-17 0-33 11-45 23 10-38 19-77 29-116zM37 150c3-8 3-9 6-13 20-26 36-31 47-31 13 0 24 11 24 36 0 23-13 67-19 81-14 26-31 40-47 40-13 0-25-10-25-39 0-8 0-14 6-39 3-12 5-24 8-35z"><text:p/></draw:path><draw:path draw:style-name="gr3" draw:text-style-name="P6" svg:width="0.0382in" svg:height="0.0705in" svg:x="0.0693in" svg:y="0.061in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3" draw:text-style-name="P6" svg:width="0.0756in" svg:height="0.1413in" svg:x="0.1894in" svg:y="0in" svg:viewBox="0 0 193 360" svg:d="M189 15c4-5 4-6 4-7 0-2-3-8-8-8-4 0-6 2-9 8-57 112-115 224-173 336-3 6-3 7-3 8 0 3 2 8 8 8 4 0 5-3 9-8 57-113 115-224 172-337z"><text:p/></draw:path><draw:path draw:style-name="gr3" draw:text-style-name="P6" svg:width="0.1004in" svg:height="0.0358in" svg:x="0.1768in" svg:y="0.0528in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6" svg:width="0.0559in" svg:height="0.1063in" svg:x="0.3354in" svg:y="0.0047in" svg:viewBox="0 0 143 271" svg:d="M75 4c0-1 0-4-6-4-8 0-36 3-47 3-2 1-7 1-7 8 0 6 4 6 9 6 19 0 20 2 20 6 0 2-3 16-5 23-11 42-21 84-32 127-5 19-7 24-7 38 0 36 21 60 50 60 45 0 93-57 93-112 0-35-21-62-52-62-17 0-34 11-45 23 10-38 19-77 29-116zM39 150c2-8 2-9 5-13 19-26 36-31 46-31 15 0 24 11 24 36 0 23-12 67-19 81-12 26-30 40-45 40-14 0-27-10-27-39 0-8 0-14 7-39 3-12 5-24 9-35z"><text:p/></draw:path><draw:path draw:style-name="gr3" draw:text-style-name="P6" svg:width="0.0469in" svg:height="0.0705in" svg:x="0.4004in" svg:y="0.061in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</text:span><text:span text:style-name="T10">. כבר הוכחנו ש־</text:span><text:span text:style-name="T10"><draw:g text:anchor-type="as-char" svg:y="-0.1075in" draw:z-index="42" draw:name="Shape48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10"> חח"ע תחת הנתונים, כלומר </text:span><text:span text:style-name="T10"><draw:g text:anchor-type="as-char" svg:y="-0.1335in" draw:z-index="45" draw:name="Shape49" draw:style-name="gr1"><svg:title>TexMaths</svg:title><svg:desc>11§display§f^{-1}§svg§600§FALSE§</svg:desc><draw:path draw:style-name="gr2" draw:text-style-name="P5" svg:width="0.2197in" svg:height="0.148in" svg:x="-0.0004in" svg:y="0.0071in" svg:viewBox="0 0 559 377" svg:d="M281 377c-94 0-187 0-281 0 0-126 0-252 0-377 186 0 373 0 559 0 0 125 0 251 0 377-92 0-186 0-278 0z"><text:p/></draw:path><draw:path draw:style-name="gr3" draw:text-style-name="P6" svg:width="0.0756in" svg:height="0.137in" svg:x="0in" svg:y="0.0264in" svg:viewBox="0 0 193 349" svg:d="M121 118c11 0 22 0 33 0 8 0 12 0 12-8 0-5-4-5-11-5-11 0-22 0-32 0 2-15 5-29 8-44 2-8 8-35 10-40 3-7 10-13 17-13 3 0 13 0 19 7-16 1-21 15-21 21 0 9 8 13 15 13 11 0 22-8 22-23 0-17-18-26-35-26-13 0-37 7-48 45-2 8-3 12-13 60-9 0-18 0-27 0-7 0-12 0-12 7 0 6 5 6 11 6 9 0 17 0 26 0-10 50-19 101-29 150-7 37-13 72-33 72-2 0-12 0-19-6 18-1 21-16 21-21 0-9-6-13-14-13-10 0-21 7-21 23s17 26 33 26c21 0 36-23 43-37 12-24 21-72 22-74 8-39 15-80 23-120z"><text:p/></draw:path><draw:path draw:style-name="gr3" draw:text-style-name="P6" svg:width="0.0717in" svg:height="0.0047in" svg:x="0.0941in" svg:y="0.0417in" svg:viewBox="0 0 183 13" svg:d="M172 13c4 0 11 0 11-6 0-7-7-7-11-7-54 0-107 0-161 0-4 0-11 0-11 7 0 6 7 6 11 6 54 0 107 0 161 0z"><text:p/></draw:path><draw:path draw:style-name="gr3" draw:text-style-name="P6" svg:width="0.0386in" svg:height="0.0701in" svg:x="0.1886in" svg:y="0in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10"><text:s/>חח"ע, ומשום ש־</text:span><text:span text:style-name="T10"><draw:g text:anchor-type="as-char" svg:y="-0.1075in" draw:z-index="43" draw:name="Shape50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10"> על אז </text:span><text:span text:style-name="T10"><draw:g text:anchor-type="as-char" svg:y="-0.1335in" draw:z-index="44" draw:name="Shape51" draw:style-name="gr1"><svg:title>TexMaths</svg:title><svg:desc>11§display§f^{-1}§svg§600§FALSE§</svg:desc><draw:path draw:style-name="gr2" draw:text-style-name="P5" svg:width="0.2197in" svg:height="0.148in" svg:x="-0.0004in" svg:y="0.0071in" svg:viewBox="0 0 559 377" svg:d="M281 377c-94 0-187 0-281 0 0-126 0-252 0-377 186 0 373 0 559 0 0 125 0 251 0 377-92 0-186 0-278 0z"><text:p/></draw:path><draw:path draw:style-name="gr3" draw:text-style-name="P6" svg:width="0.0756in" svg:height="0.137in" svg:x="0in" svg:y="0.0264in" svg:viewBox="0 0 193 349" svg:d="M121 118c11 0 22 0 33 0 8 0 12 0 12-8 0-5-4-5-11-5-11 0-22 0-32 0 2-15 5-29 8-44 2-8 8-35 10-40 3-7 10-13 17-13 3 0 13 0 19 7-16 1-21 15-21 21 0 9 8 13 15 13 11 0 22-8 22-23 0-17-18-26-35-26-13 0-37 7-48 45-2 8-3 12-13 60-9 0-18 0-27 0-7 0-12 0-12 7 0 6 5 6 11 6 9 0 17 0 26 0-10 50-19 101-29 150-7 37-13 72-33 72-2 0-12 0-19-6 18-1 21-16 21-21 0-9-6-13-14-13-10 0-21 7-21 23s17 26 33 26c21 0 36-23 43-37 12-24 21-72 22-74 8-39 15-80 23-120z"><text:p/></draw:path><draw:path draw:style-name="gr3" draw:text-style-name="P6" svg:width="0.0717in" svg:height="0.0047in" svg:x="0.0941in" svg:y="0.0417in" svg:viewBox="0 0 183 13" svg:d="M172 13c4 0 11 0 11-6 0-7-7-7-11-7-54 0-107 0-161 0-4 0-11 0-11 7 0 6 7 6 11 6 54 0 107 0 161 0z"><text:p/></draw:path><draw:path draw:style-name="gr3" draw:text-style-name="P6" svg:width="0.0386in" svg:height="0.0701in" svg:x="0.1886in" svg:y="0in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10"><text:s/>מלאה (ב־</text:span><text:span text:style-name="T10"><draw:g text:anchor-type="as-char" svg:y="-0.1035in" draw:z-index="46" draw:name="Shape52" draw:style-name="gr1"><svg:title>TexMaths</svg:title><svg:desc>11§display§B§svg§600§FALSE§</svg:desc><draw:path draw:style-name="gr2" draw:text-style-name="P5" svg:width="0.0988in" svg:height="0.0878in" svg:x="0.0012in" svg:y="0.0071in" svg:viewBox="0 0 252 224" svg:d="M0 0c83 0 168 0 252 0 0 75 0 149 0 224-84 0-169 0-252 0 0-75 0-149 0-224z"><text:p/></draw:path><draw:path draw:style-name="gr3" draw:text-style-name="P6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10">), וסה"כ </text:span><text:span text:style-name="T10"><draw:g text:anchor-type="as-char" svg:y="-0.1335in" draw:z-index="47" draw:name="Shape53" draw:style-name="gr1"><svg:title>TexMaths</svg:title><svg:desc>11§display§f^{-1}§svg§600§FALSE§</svg:desc><draw:path draw:style-name="gr2" draw:text-style-name="P5" svg:width="0.2197in" svg:height="0.148in" svg:x="-0.0004in" svg:y="0.0071in" svg:viewBox="0 0 559 377" svg:d="M281 377c-94 0-187 0-281 0 0-126 0-252 0-377 186 0 373 0 559 0 0 125 0 251 0 377-92 0-186 0-278 0z"><text:p/></draw:path><draw:path draw:style-name="gr3" draw:text-style-name="P6" svg:width="0.0756in" svg:height="0.137in" svg:x="0in" svg:y="0.0264in" svg:viewBox="0 0 193 349" svg:d="M121 118c11 0 22 0 33 0 8 0 12 0 12-8 0-5-4-5-11-5-11 0-22 0-32 0 2-15 5-29 8-44 2-8 8-35 10-40 3-7 10-13 17-13 3 0 13 0 19 7-16 1-21 15-21 21 0 9 8 13 15 13 11 0 22-8 22-23 0-17-18-26-35-26-13 0-37 7-48 45-2 8-3 12-13 60-9 0-18 0-27 0-7 0-12 0-12 7 0 6 5 6 11 6 9 0 17 0 26 0-10 50-19 101-29 150-7 37-13 72-33 72-2 0-12 0-19-6 18-1 21-16 21-21 0-9-6-13-14-13-10 0-21 7-21 23s17 26 33 26c21 0 36-23 43-37 12-24 21-72 22-74 8-39 15-80 23-120z"><text:p/></draw:path><draw:path draw:style-name="gr3" draw:text-style-name="P6" svg:width="0.0717in" svg:height="0.0047in" svg:x="0.0941in" svg:y="0.0417in" svg:viewBox="0 0 183 13" svg:d="M172 13c4 0 11 0 11-6 0-7-7-7-11-7-54 0-107 0-161 0-4 0-11 0-11 7 0 6 7 6 11 6 54 0 107 0 161 0z"><text:p/></draw:path><draw:path draw:style-name="gr3" draw:text-style-name="P6" svg:width="0.0386in" svg:height="0.0701in" svg:x="0.1886in" svg:y="0in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10"><text:s/>פונקציה חח"ע. נתבונן ב־</text:span><text:span text:style-name="T10"><draw:g text:anchor-type="as-char" svg:y="-0.1327in" draw:z-index="50" draw:name="Shape54" draw:style-name="gr1"><svg:title>TexMaths</svg:title><svg:desc>11§display§a_1 = f^{-1}(b_1), a_2 = f^{-1}(b_2)§svg§600§FALSE§</svg:desc><draw:path draw:style-name="gr2" draw:text-style-name="P5" svg:width="1.752in" svg:height="0.1555in" svg:x="0.0016in" svg:y="0.0075in" svg:viewBox="0 0 4451 396" svg:d="M2227 396c-743 0-1484 0-2227 0 0-132 0-264 0-396 1484 0 2967 0 4451 0 0 132 0 264 0 396-741 0-1483 0-2224 0z"><text:p/></draw:path><draw:path draw:style-name="gr3" draw:text-style-name="P6" svg:width="0.0693in" svg:height="0.0685in" svg:x="-0.0004in" svg:y="0.0661in" svg:viewBox="0 0 177 175" svg:d="M129 24c-7-13-18-24-35-24-46 0-94 57-94 114 0 36 22 61 52 61 7 0 27-1 50-28 4 15 17 28 36 28 13 0 22-8 28-21 7-14 11-37 11-38 0-5-3-5-4-5-5 0-5 3-6 8-6 25-13 48-29 48-10 0-11-10-11-18 0-9 1-11 4-29 4-16 5-20 9-34 4-19 10-36 14-55 2-10 2-11 2-12 0-7-4-11-11-11-9 0-15 9-16 16zM103 125c-1 7-1 7-7 14-17 22-32 28-43 28-20 0-25-21-25-37 0-19 12-66 22-85 11-22 28-36 44-36 25 0 30 32 30 34s-1 4-1 7c-6 25-13 49-20 75z"><text:p/></draw:path><draw:path draw:style-name="gr3" draw:text-style-name="P6" svg:width="0.0382in" svg:height="0.0705in" svg:x="0.0858in" svg:y="0.0854in" svg:viewBox="0 0 98 180" svg:d="M61 8c0-8 0-8-8-8-18 17-42 17-53 17 0 3 0 6 0 9 7 0 24 0 39-7 0 46 0 92 0 139 0 9 0 12-27 12-3 0-8 0-11 0 0 3 0 6 0 10 6-1 39-1 49-1 8 0 42 0 48 1 0-4 0-7 0-10-3 0-7 0-10 0-27 0-27-3-27-12 0-51 0-101 0-150z"><text:p/></draw:path><draw:path draw:style-name="gr3" draw:text-style-name="P6" svg:width="0.1008in" svg:height="0.035in" svg:x="0.1933in" svg:y="0.0776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0756in" svg:height="0.1378in" svg:x="0.3535in" svg:y="0.0264in" svg:viewBox="0 0 193 351" svg:d="M121 118c11 0 22 0 33 0 8 0 12 0 12-8 0-4-4-4-11-4-11 0-21 0-32 0 4-16 6-30 9-44 1-8 7-36 9-41 3-7 10-12 19-12 1 0 11 0 18 6-17 2-21 15-21 21 0 9 7 14 15 14 10 0 21-9 21-24 0-17-18-26-33-26-14 0-39 7-50 45-2 8-3 12-13 61-9 0-18 0-27 0-7 0-12 0-12 8 0 4 5 4 11 4 9 0 18 0 27 0-10 51-20 101-30 151-7 38-13 73-33 73-2 0-12 0-19-7 18-1 21-15 21-21 0-9-6-13-14-13-10 0-21 8-21 23 0 18 17 27 33 27 21 0 36-24 43-38 13-24 22-72 22-74 8-39 15-80 23-121z"><text:p/></draw:path><draw:path draw:style-name="gr3" draw:text-style-name="P6" svg:width="0.0717in" svg:height="0.0047in" svg:x="0.448in" svg:y="0.0413in" svg:viewBox="0 0 183 13" svg:d="M172 13c4 0 11 0 11-6 0-7-7-7-11-7-54 0-108 0-162 0-4 0-10 0-10 7 0 6 6 6 10 6 54 0 108 0 162 0z"><text:p/></draw:path><draw:path draw:style-name="gr3" draw:text-style-name="P6" svg:width="0.0386in" svg:height="0.0705in" svg:x="0.5429in" svg:y="-0.0004in" svg:viewBox="0 0 99 180" svg:d="M62 8c0-8-1-8-8-8-18 18-43 18-54 18 0 3 0 6 0 10 7 0 25 0 40-8 0 46 0 91 0 138 0 9 0 12-28 12-3 0-6 0-10 0 0 3 0 6 0 10 6 0 39-1 49-1 8 0 43 1 48 1 0-4 0-7 0-10-3 0-7 0-10 0-27 0-27-3-27-12 0-51 0-101 0-150z"><text:p/></draw:path><draw:path draw:style-name="gr3" draw:text-style-name="P6" svg:width="0.035in" svg:height="0.1516in" svg:x="0.6146in" svg:y="0.0193in" svg:viewBox="0 0 90 386" svg:d="M90 382c0-2 0-2-6-8-49-50-62-123-62-181 0-67 15-135 63-183 5-4 5-4 5-6 0-3-2-4-4-4-3 0-39 26-62 75-20 43-24 86-24 118 0 31 4 76 25 120 23 48 58 73 61 73 2 0 4-1 4-4z"><text:p/></draw:path><draw:path draw:style-name="gr3" draw:text-style-name="P6" svg:width="0.0559in" svg:height="0.1063in" svg:x="0.6657in" svg:y="0.028in" svg:viewBox="0 0 143 271" svg:d="M75 4c0-1 0-4-6-4-8 0-36 2-47 3-2 1-7 1-7 8 0 4 4 4 9 4 19 0 20 4 20 7s-3 17-5 24c-11 42-21 84-32 126-5 20-7 26-7 40 0 35 21 59 50 59 45 0 93-56 93-112 0-36-21-62-52-62-17 0-34 11-45 23 10-38 19-77 29-116zM39 150c2-9 2-9 5-13 19-26 36-31 46-31 15 0 24 11 24 36 0 22-12 68-19 82-12 25-30 38-45 38-14 0-27-9-27-37 0-8 0-15 7-40 3-12 5-24 9-35z"><text:p/></draw:path><draw:path draw:style-name="gr3" draw:text-style-name="P6" svg:width="0.0386in" svg:height="0.0705in" svg:x="0.7354in" svg:y="0.0854in" svg:viewBox="0 0 99 180" svg:d="M62 8c0-8 0-8-8-8-18 17-42 17-54 17 0 3 0 6 0 9 7 0 25 0 40-7 0 46 0 92 0 139 0 9 0 12-27 12-3 0-7 0-11 0 0 3 0 6 0 10 6-1 39-1 49-1 8 0 43 0 48 1 0-4 0-7 0-10-3 0-7 0-10 0-27 0-27-3-27-12 0-51 0-101 0-150z"><text:p/></draw:path><draw:path draw:style-name="gr3" draw:text-style-name="P6" svg:width="0.035in" svg:height="0.1516in" svg:x="0.8008in" svg:y="0.0193in" svg:viewBox="0 0 90 386" svg:d="M90 193c0-30-4-76-25-120-23-48-57-73-61-73-2 0-4 1-4 4 0 2 0 2 8 9 37 38 59 99 59 180 0 65-14 133-61 182-6 5-6 5-6 7s2 4 4 4c4 0 39-27 62-76 20-42 24-84 24-117z"><text:p/></draw:path><draw:path draw:style-name="gr3" draw:text-style-name="P6" svg:width="0.0173in" svg:height="0.0453in" svg:x="0.8646in" svg:y="0.1169in" svg:viewBox="0 0 45 116" svg:d="M45 41c0-26-9-41-24-41-13 0-21 10-21 21 0 10 8 20 21 20 4 0 10-1 13-5 1-1 1-1 2-2 0 2 1 1 1 7 0 28-14 52-26 64-4 4-4 5-4 6 0 3 2 5 3 5 4 0 35-30 35-75z"><text:p/></draw:path><draw:path draw:style-name="gr3" draw:text-style-name="P6" svg:width="0.0693in" svg:height="0.0685in" svg:x="0.9248in" svg:y="0.0661in" svg:viewBox="0 0 177 175" svg:d="M129 24c-7-13-18-24-35-24-46 0-94 57-94 114 0 36 22 61 52 61 7 0 27-1 50-28 3 15 17 28 36 28 13 0 22-8 28-21 7-14 11-37 11-38 0-5-3-5-4-5-5 0-5 3-6 8-6 25-13 48-29 48-10 0-11-10-11-18 0-9 0-11 4-29 4-16 5-20 9-34 4-19 10-36 14-55 2-10 2-11 2-12 0-7-4-11-11-11-9 0-15 9-16 16zM103 125c-1 7-1 7-7 14-17 22-33 28-43 28-20 0-25-21-25-37 0-19 12-66 20-85 13-22 30-36 46-36 25 0 30 32 30 34s-1 4-1 7c-6 25-13 49-20 75z"><text:p/></draw:path><draw:path draw:style-name="gr3" draw:text-style-name="P6" svg:width="0.0469in" svg:height="0.0705in" svg:x="1.0059in" svg:y="0.0854in" svg:viewBox="0 0 120 180" svg:d="M120 130c-3 0-6 0-9 0-1 6-3 22-8 24-2 3-23 3-26 3-16 0-33 0-49 0 28-26 37-34 53-46 20-16 39-33 39-58 0-33-29-53-63-53s-57 23-57 49c0 13 12 14 14 14 7 0 15-5 15-14 0-5-1-15-16-15 9-19 27-24 40-24 26 0 41 21 41 43 0 23-17 42-26 52-22 21-43 42-65 64-3 2-3 3-3 11 37 0 75 0 112 0 2-17 6-33 8-50z"><text:p/></draw:path><draw:path draw:style-name="gr3" draw:text-style-name="P6" svg:width="0.1004in" svg:height="0.035in" svg:x="1.1185in" svg:y="0.0776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6" svg:width="0.0756in" svg:height="0.1378in" svg:x="1.2787in" svg:y="0.0264in" svg:viewBox="0 0 193 351" svg:d="M121 118c11 0 22 0 33 0 8 0 12 0 12-8 0-4-4-4-11-4-11 0-21 0-32 0 2-16 6-30 8-44 2-8 8-36 10-41 3-7 10-12 17-12 3 0 13 0 20 6-17 2-21 15-21 21 0 9 7 14 15 14 10 0 21-9 21-24 0-17-18-26-35-26-13 0-37 7-48 45-2 8-3 12-13 61-9 0-18 0-27 0-7 0-12 0-12 8 0 4 5 4 11 4 9 0 17 0 26 0-10 51-19 101-29 151-7 38-13 73-33 73-2 0-12 0-19-7 18-1 21-15 21-21 0-9-6-13-14-13-10 0-21 8-21 23 0 18 17 27 33 27 21 0 36-24 43-38 12-24 22-72 22-74 8-39 15-80 23-121z"><text:p/></draw:path><draw:path draw:style-name="gr3" draw:text-style-name="P6" svg:width="0.072in" svg:height="0.0047in" svg:x="1.3728in" svg:y="0.0413in" svg:viewBox="0 0 184 13" svg:d="M173 13c4 0 11 0 11-6 0-7-7-7-11-7-54 0-108 0-162 0-4 0-11 0-11 7 0 6 7 6 11 6 54 0 108 0 162 0z"><text:p/></draw:path><draw:path draw:style-name="gr3" draw:text-style-name="P6" svg:width="0.0386in" svg:height="0.0705in" svg:x="1.4681in" svg:y="-0.0004in" svg:viewBox="0 0 99 180" svg:d="M62 8c0-8-1-8-8-8-18 18-43 18-54 18 0 3 0 6 0 10 7 0 24 0 40-8 0 46 0 91 0 138 0 9 0 12-28 12-3 0-6 0-10 0 0 3 0 6 0 10 5 0 39-1 49-1 7 0 41 1 48 1 0-4 0-7 0-10-3 0-8 0-11 0-26 0-26-3-26-12 0-51 0-101 0-150z"><text:p/></draw:path><draw:path draw:style-name="gr3" draw:text-style-name="P6" svg:width="0.0346in" svg:height="0.1516in" svg:x="1.5398in" svg:y="0.0193in" svg:viewBox="0 0 89 386" svg:d="M89 382c0-2 0-2-6-8-48-50-61-123-61-181 0-67 15-135 63-183 4-4 4-4 4-6 0-3-1-4-3-4-5 0-39 26-62 75-20 43-24 86-24 118 0 31 4 76 25 120 23 48 56 73 61 73 2 0 3-1 3-4z"><text:p/></draw:path><draw:path draw:style-name="gr3" draw:text-style-name="P6" svg:width="0.0559in" svg:height="0.1063in" svg:x="1.5909in" svg:y="0.028in" svg:viewBox="0 0 143 271" svg:d="M75 4c0-1 0-4-6-4-8 0-37 2-47 3-2 1-7 1-7 8 0 4 4 4 9 4 19 0 20 4 20 7s-4 17-5 24c-11 42-21 84-32 126-5 20-7 26-7 40 0 35 21 59 50 59 45 0 93-56 93-112 0-36-21-62-52-62-17 0-34 11-45 23 10-38 19-77 29-116zM39 150c2-9 2-9 5-13 19-26 36-31 46-31 15 0 24 11 24 36 0 22-12 68-19 82-12 25-30 38-45 38-14 0-27-9-27-37 0-8 0-15 7-40 3-12 5-24 9-35z"><text:p/></draw:path><draw:path draw:style-name="gr3" draw:text-style-name="P6" svg:width="0.0469in" svg:height="0.0705in" svg:x="1.6559in" svg:y="0.0854in" svg:viewBox="0 0 120 180" svg:d="M120 130c-3 0-7 0-10 0 0 6-3 22-7 24-2 3-23 3-26 3-16 0-34 0-51 0 29-26 39-34 55-46 20-16 39-33 39-58 0-33-29-53-64-53-33 0-56 23-56 49 0 13 12 14 14 14 7 0 15-5 15-14 0-5-3-15-16-15 8-19 27-24 40-24 26 0 41 21 41 43 0 23-17 42-26 52-22 21-43 42-65 64-3 2-3 3-3 11 37 0 74 0 111 0 3-17 6-33 9-50z"><text:p/></draw:path><draw:path draw:style-name="gr3" draw:text-style-name="P6" svg:width="0.035in" svg:height="0.1516in" svg:x="1.726in" svg:y="0.0193in" svg:viewBox="0 0 90 386" svg:d="M90 193c0-30-4-76-25-120-24-48-57-73-61-73-2 0-4 1-4 4 0 2 0 2 8 9 37 38 59 99 59 180 0 65-14 133-61 182-6 5-6 5-6 7s2 4 4 4c4 0 39-27 62-76 20-42 24-84 24-117z"><text:p/></draw:path></draw:g></text:span><text:span text:style-name="T10">. לפי היות </text:span><text:span text:style-name="T10"><draw:g text:anchor-type="as-char" svg:y="-0.1335in" draw:z-index="51" draw:name="Shape55" draw:style-name="gr1"><svg:title>TexMaths</svg:title><svg:desc>11§display§f^{-1}§svg§600§FALSE§</svg:desc><draw:path draw:style-name="gr2" draw:text-style-name="P5" svg:width="0.2197in" svg:height="0.148in" svg:x="-0.0004in" svg:y="0.0071in" svg:viewBox="0 0 559 377" svg:d="M281 377c-94 0-187 0-281 0 0-126 0-252 0-377 186 0 373 0 559 0 0 125 0 251 0 377-92 0-186 0-278 0z"><text:p/></draw:path><draw:path draw:style-name="gr3" draw:text-style-name="P6" svg:width="0.0756in" svg:height="0.137in" svg:x="0in" svg:y="0.0264in" svg:viewBox="0 0 193 349" svg:d="M121 118c11 0 22 0 33 0 8 0 12 0 12-8 0-5-4-5-11-5-11 0-22 0-32 0 2-15 5-29 8-44 2-8 8-35 10-40 3-7 10-13 17-13 3 0 13 0 19 7-16 1-21 15-21 21 0 9 8 13 15 13 11 0 22-8 22-23 0-17-18-26-35-26-13 0-37 7-48 45-2 8-3 12-13 60-9 0-18 0-27 0-7 0-12 0-12 7 0 6 5 6 11 6 9 0 17 0 26 0-10 50-19 101-29 150-7 37-13 72-33 72-2 0-12 0-19-6 18-1 21-16 21-21 0-9-6-13-14-13-10 0-21 7-21 23s17 26 33 26c21 0 36-23 43-37 12-24 21-72 22-74 8-39 15-80 23-120z"><text:p/></draw:path><draw:path draw:style-name="gr3" draw:text-style-name="P6" svg:width="0.0717in" svg:height="0.0047in" svg:x="0.0941in" svg:y="0.0417in" svg:viewBox="0 0 183 13" svg:d="M172 13c4 0 11 0 11-6 0-7-7-7-11-7-54 0-107 0-161 0-4 0-11 0-11 7 0 6 7 6 11 6 54 0 107 0 161 0z"><text:p/></draw:path><draw:path draw:style-name="gr3" draw:text-style-name="P6" svg:width="0.0386in" svg:height="0.0701in" svg:x="0.1886in" svg:y="0in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10"><text:s/>חח"ע, נסיק </text:span><text:span text:style-name="T10"><draw:g text:anchor-type="as-char" svg:y="-0.1102in" draw:z-index="52" draw:name="Shape56" draw:style-name="gr1"><svg:title>TexMaths</svg:title><svg:desc>11§display§a_1 \neq a_2§svg§600§FALSE§</svg:desc><draw:path draw:style-name="gr2" draw:text-style-name="P5" svg:width="0.4697in" svg:height="0.1256in" svg:x="0.0016in" svg:y="0.0079in" svg:viewBox="0 0 1194 320" svg:d="M598 320c-200 0-399 0-598 0 0-107 0-213 0-320 398 0 796 0 1194 0 0 107 0 213 0 320-199 0-398 0-596 0z"><text:p/></draw:path><draw:path draw:style-name="gr3" draw:text-style-name="P6" svg:width="0.0693in" svg:height="0.0685in" svg:x="-0.0004in" svg:y="0.0429in" svg:viewBox="0 0 177 175" svg:d="M129 25c-7-14-18-25-35-25-46 0-94 57-94 114 0 36 22 61 52 61 7 0 27-1 50-28 3 15 17 28 36 28 13 0 22-8 28-21 7-14 11-37 11-38 0-5-3-5-4-5-5 0-5 3-6 8-6 26-13 48-29 48-10 0-11-10-11-18 0-9 1-11 4-29 4-16 5-20 9-34 4-19 10-36 14-54 2-11 2-12 2-13 0-7-4-11-11-11-9 0-15 9-16 17zM103 125c-1 7-1 7-7 14-17 22-32 28-43 28-20 0-25-21-25-37 0-19 12-66 22-84 11-23 28-37 44-37 25 0 30 32 30 34s-1 4-1 7c-6 24-13 49-20 75z"><text:p/></draw:path><draw:path draw:style-name="gr3" draw:text-style-name="P6" svg:width="0.0382in" svg:height="0.0705in" svg:x="0.0858in" svg:y="0.061in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3" draw:text-style-name="P6" svg:width="0.0756in" svg:height="0.1413in" svg:x="0.2059in" svg:y="0in" svg:viewBox="0 0 193 360" svg:d="M189 15c4-5 4-6 4-7 0-2-3-8-8-8s-6 2-9 8c-57 112-115 224-173 336-3 6-3 7-3 8 0 3 2 8 8 8 4 0 5-3 9-8 57-113 115-224 172-337z"><text:p/></draw:path><draw:path draw:style-name="gr3" draw:text-style-name="P6" svg:width="0.1004in" svg:height="0.0358in" svg:x="0.1933in" svg:y="0.0528in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6" svg:width="0.0693in" svg:height="0.0685in" svg:x="0.3512in" svg:y="0.0429in" svg:viewBox="0 0 177 175" svg:d="M129 25c-7-14-19-25-35-25-46 0-94 57-94 114 0 36 21 61 52 61 7 0 26-1 49-28 4 15 17 28 35 28 15 0 24-8 29-21 7-14 12-37 12-38 0-5-3-5-4-5-5 0-5 3-6 8-6 26-14 48-29 48-10 0-13-10-13-18 0-9 2-11 6-29 4-16 5-20 9-34 4-19 9-36 13-54 3-11 3-12 3-13 0-7-4-11-11-11-10 0-15 9-16 17zM103 125c-2 7-2 7-7 14-17 22-33 28-44 28-19 0-24-21-24-37 0-19 12-66 20-84 13-23 30-37 46-37 25 0 30 32 30 34s-1 4-1 7c-6 24-13 49-20 75z"><text:p/></draw:path><draw:path draw:style-name="gr3" draw:text-style-name="P6" svg:width="0.0469in" svg:height="0.0705in" svg:x="0.4319in" svg:y="0.061in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</text:span><text:span text:style-name="T10">. נסיק:</text:span></text:p>
      <text:p text:style-name="Math"><draw:g text:anchor-type="as-char" svg:y="-0.1134in" draw:z-index="53" draw:name="Shape57" draw:style-name="gr1"><svg:title>TexMaths</svg:title><svg:desc>11§display§(g \circ f)(a_1) = g(f(a_1)) = g(b_1) = g(b_2) = g(f(a_2)) = (g \circ f)(a_2)§svg§600§FALSE§</svg:desc><draw:path draw:style-name="gr2" draw:text-style-name="P5" svg:width="4.1484in" svg:height="0.1358in" svg:x="-0.0004in" svg:y="0.0071in" svg:viewBox="0 0 10538 346" svg:d="M5270 346c-1757 0-3513 0-5270 0 0-116 0-230 0-346 3512 0 7026 0 10538 0 0 116 0 230 0 346-1756 0-3512 0-5268 0z"><text:p/></draw:path><draw:path draw:style-name="gr3" draw:text-style-name="P6" svg:width="0.035in" svg:height="0.1512in" svg:x="0.0071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6" svg:width="0.0693in" svg:height="0.0976in" svg:x="0.0535in" svg:y="0.0453in" svg:viewBox="0 0 177 249" svg:d="M176 25c1-2 1-4 1-6 0-7-4-11-11-11-3 0-14 3-15 16-7-14-21-24-37-24-44 0-91 54-91 110 0 38 23 61 51 61 23 0 41-18 45-22-8 34-8 33-12 50-3 5-16 41-56 41-7 0-20 0-31-3 12-4 16-13 16-20s-4-13-15-13c-9 0-21 6-21 22 0 15 14 23 52 23 48 0 76-30 81-52 14-57 29-114 43-172zM126 121c-2 10-11 20-19 28-9 6-20 13-32 13-19 0-24-20-24-35 0-19 11-64 20-84 11-19 28-34 44-34 26 0 31 31 31 33s-1 4-1 5c-6 25-12 49-19 74z"><text:p/></draw:path><draw:path draw:style-name="gr3" draw:text-style-name="P6" svg:width="0.0587in" svg:height="0.0591in" svg:x="0.1717in" svg:y="0.0453in" svg:viewBox="0 0 150 151" svg:d="M150 75c0-41-35-75-75-75-42 0-75 35-75 75 0 42 33 76 75 76 40 0 75-34 75-76zM75 134c-33 0-60-27-60-59 0-33 27-58 60-58 32 0 59 24 59 58 0 33-27 59-59 59z"><text:p/></draw:path><draw:path draw:style-name="gr3" draw:text-style-name="P6" svg:width="0.0752in" svg:height="0.1374in" svg:x="0.2811in" svg:y="0.0067in" svg:viewBox="0 0 192 350" svg:d="M121 118c11 0 22 0 33 0 8 0 12 0 12-8 0-4-4-4-11-4-11 0-21 0-32 0 3-16 6-30 9-44 1-8 7-36 9-40 3-8 10-13 17-13 3 0 12 0 20 6-17 2-21 16-21 21 0 9 7 14 15 14 9 0 20-9 20-24 0-17-17-26-34-26-12 0-37 7-48 45-2 8-3 12-13 61-9 0-18 0-27 0-7 0-12 0-12 7 0 5 5 5 11 5 9 0 17 0 26 0-10 50-19 100-29 151-7 37-13 72-33 72-2 0-12 0-19-6 18-1 21-16 21-21 0-9-6-13-14-13-10 0-21 8-21 23 0 17 16 26 33 26 21 0 36-23 43-37 12-25 22-71 22-74 8-40 15-80 23-121z"><text:p/></draw:path><draw:path draw:style-name="gr3" draw:text-style-name="P6" svg:width="0.0346in" svg:height="0.1512in" svg:x="0.3724in" svg:y="0in" svg:viewBox="0 0 89 385" svg:d="M89 193c0-30-3-76-25-120-23-48-56-73-61-73-2 0-3 2-3 4s0 2 8 9c37 38 59 99 59 180 0 65-14 133-62 181-5 6-5 6-5 7 0 2 1 4 3 4 5 0 40-26 62-76 20-41 24-84 24-116z"><text:p/></draw:path><draw:path draw:style-name="gr3" draw:text-style-name="P6" svg:width="0.035in" svg:height="0.1512in" svg:x="0.4378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6" svg:width="0.0693in" svg:height="0.0685in" svg:x="0.4882in" svg:y="0.0453in" svg:viewBox="0 0 177 175" svg:d="M129 25c-7-14-18-25-36-25-45 0-93 57-93 113 0 37 22 62 52 62 7 0 27-1 50-29 4 16 17 29 35 29 14 0 22-9 29-21 7-14 11-37 11-38 0-4-3-4-4-4-4 0-5 1-6 7-6 25-13 47-30 47-9 0-11-10-11-17 0-9 2-11 5-29 4-17 5-20 9-34 4-18 10-36 14-54 2-11 2-12 2-13 0-7-4-11-11-11-9 0-15 9-16 17zM104 124c-2 8-2 8-8 15-17 22-32 27-43 27-20 0-26-21-26-36 0-19 14-66 22-84 11-23 29-37 44-37 26 0 31 32 31 34s-1 4-1 7c-6 24-12 49-19 74z"><text:p/></draw:path><draw:path draw:style-name="gr3" draw:text-style-name="P6" svg:width="0.0382in" svg:height="0.0701in" svg:x="0.5744in" svg:y="0.0661in" svg:viewBox="0 0 98 179" svg:d="M60 8c0-8 0-8-7-8-18 17-42 17-53 17 0 3 0 6 0 9 7 0 24 0 40-7 0 46 0 92 0 138 0 9 0 13-28 13-3 0-7 0-10 0 0 3 0 6 0 9 5-1 38-1 47-1s43 0 49 1c0-3 0-6 0-9-3 0-7 0-10 0-28 0-28-4-28-13 0-50 0-100 0-149z"><text:p/></draw:path><draw:path draw:style-name="gr3" draw:text-style-name="P6" svg:width="0.0346in" svg:height="0.1512in" svg:x="0.639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740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697in" svg:height="0.0976in" svg:x="0.8953in" svg:y="0.0453in" svg:viewBox="0 0 178 249" svg:d="M176 25c1-2 2-4 2-6 0-7-5-11-12-11-3 0-14 3-15 16-7-14-21-24-37-24-44 0-91 54-91 110 0 38 23 61 51 61 23 0 41-18 45-22-8 34-8 33-12 50-3 5-16 41-56 41-7 0-20 0-31-3 12-4 16-13 16-20s-4-13-15-13c-9 0-21 6-21 22 0 15 14 23 52 23 48 0 76-30 81-52 14-57 29-114 43-172zM126 121c-2 10-11 20-19 28-9 6-20 13-32 13-19 0-24-20-24-35 0-19 11-64 20-84 11-19 28-34 44-34 26 0 31 31 31 33s-1 4-1 5c-6 25-12 49-19 74z"><text:p/></draw:path><draw:path draw:style-name="gr3" draw:text-style-name="P6" svg:width="0.0346in" svg:height="0.1512in" svg:x="0.9862in" svg:y="0in" svg:viewBox="0 0 89 385" svg:d="M89 381c0-1 0-1-5-8-49-49-62-122-62-180 0-67 15-135 63-182 4-5 4-5 4-7 0-3-1-4-3-4-5 0-39 26-62 76-20 42-24 85-24 117 0 29 4 76 25 120 23 47 56 72 61 72 2 0 3-1 3-4z"><text:p/></draw:path><draw:path draw:style-name="gr3" draw:text-style-name="P6" svg:width="0.076in" svg:height="0.1374in" svg:x="1.0382in" svg:y="0.0067in" svg:viewBox="0 0 194 350" svg:d="M122 118c11 0 22 0 33 0 8 0 12 0 12-8 0-4-4-4-11-4-11 0-21 0-32 0 2-16 6-30 8-44 2-8 8-36 10-40 3-8 10-13 17-13 3 0 13 0 19 6-16 2-21 16-21 21 0 9 8 14 15 14 11 0 22-9 22-24 0-17-18-26-35-26-13 0-37 7-48 45-2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6" svg:width="0.0346in" svg:height="0.1512in" svg:x="1.1366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6" svg:width="0.0693in" svg:height="0.0685in" svg:x="1.1862in" svg:y="0.0453in" svg:viewBox="0 0 177 175" svg:d="M129 25c-7-14-18-25-36-25-45 0-93 57-93 113 0 37 22 62 52 62 7 0 27-1 50-29 4 16 17 29 35 29 14 0 22-9 29-21 7-14 11-37 11-38 0-4-3-4-4-4-4 0-5 1-6 7-6 25-13 47-28 47-11 0-13-10-13-17 0-9 2-11 6-29 3-17 4-20 8-34 4-18 10-36 14-54 2-11 2-12 2-13 0-7-4-11-11-11-9 0-14 9-16 17zM104 124c-2 8-2 8-7 15-18 22-33 27-44 27-20 0-26-21-26-36 0-19 14-66 22-84 13-23 29-37 44-37 26 0 31 32 31 34s0 4-1 7c-6 24-12 49-19 74z"><text:p/></draw:path><draw:path draw:style-name="gr3" draw:text-style-name="P6" svg:width="0.0386in" svg:height="0.0701in" svg:x="1.2724in" svg:y="0.0661in" svg:viewBox="0 0 99 179" svg:d="M62 8c0-8-2-8-9-8-18 17-42 17-53 17 0 3 0 6 0 9 7 0 24 0 40-7 0 46 0 92 0 138 0 9 0 13-28 13-3 0-7 0-10 0 0 3 0 6 0 9 5-1 38-1 47-1s43 0 50 1c0-3 0-6 0-9-3 0-8 0-11 0-26 0-26-4-26-13 0-50 0-100 0-149z"><text:p/></draw:path><draw:path draw:style-name="gr3" draw:text-style-name="P6" svg:width="0.0346in" svg:height="0.1512in" svg:x="1.3378in" svg:y="0in" svg:viewBox="0 0 89 385" svg:d="M89 193c0-30-3-76-25-120-23-48-56-73-61-73-2 0-3 2-3 4s0 2 8 9c37 38 59 99 59 180 0 65-14 133-63 181-4 6-4 6-4 7 0 2 1 4 3 4 5 0 39-26 62-76 20-41 24-84 24-116z"><text:p/></draw:path><draw:path draw:style-name="gr3" draw:text-style-name="P6" svg:width="0.0346in" svg:height="0.1512in" svg:x="1.3972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8in" svg:height="0.0354in" svg:x="1.498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6" svg:width="0.0693in" svg:height="0.0976in" svg:x="1.6528in" svg:y="0.0453in" svg:viewBox="0 0 177 249" svg:d="M176 25c1-2 1-4 1-6 0-7-4-11-11-11-3 0-14 3-15 16-8-14-21-24-37-24-44 0-92 54-92 110 0 38 24 61 52 61 23 0 40-18 45-22-8 34-8 33-12 50-3 5-16 41-56 41-8 0-20 0-31-3 11-4 15-13 15-20s-4-13-14-13c-9 0-21 6-21 22 0 15 14 23 52 23 48 0 76-30 81-52 14-57 29-114 43-172zM126 121c-3 10-12 20-19 28-9 6-21 13-32 13-19 0-26-20-26-35 0-19 13-64 22-84 10-19 28-34 43-34 27 0 31 31 31 33s0 4-1 5c-5 25-12 49-18 74z"><text:p/></draw:path><draw:path draw:style-name="gr3" draw:text-style-name="P6" svg:width="0.0346in" svg:height="0.1512in" svg:x="1.7437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0555in" svg:height="0.1063in" svg:x="1.7949in" svg:y="0.0071in" svg:viewBox="0 0 142 271" svg:d="M75 4c0-1 0-4-6-4-9 0-37 3-47 3-3 1-8 1-8 8 0 6 5 6 10 6 19 0 19 2 19 6 0 2-3 16-5 23-11 42-20 84-31 127-5 19-7 25-7 37 0 37 21 61 49 61 46 0 93-57 93-112 0-36-20-62-51-62-17 0-34 11-45 23 10-39 19-77 29-116zM38 150c3-8 3-9 6-13 19-26 36-31 46-31 14 0 24 11 24 36 0 23-12 66-19 80-13 27-31 40-46 40-13 0-26-10-26-38 0-8 0-15 7-39 3-12 5-24 8-35z"><text:p/></draw:path><draw:path draw:style-name="gr3" draw:text-style-name="P6" svg:width="0.0386in" svg:height="0.0701in" svg:x="1.8646in" svg:y="0.0661in" svg:viewBox="0 0 99 179" svg:d="M62 8c0-8-2-8-9-8-17 17-42 17-53 17 0 3 0 6 0 9 7 0 24 0 40-7 0 46 0 92 0 138 0 9 0 13-28 13-3 0-7 0-10 0 0 3 0 6 0 9 5-1 39-1 49-1 7 0 41 0 48 1 0-3 0-6 0-9-3 0-8 0-11 0-26 0-26-4-26-13 0-50 0-100 0-149z"><text:p/></draw:path><draw:path draw:style-name="gr3" draw:text-style-name="P6" svg:width="0.035in" svg:height="0.1512in" svg:x="1.9299in" svg:y="0in" svg:viewBox="0 0 90 385" svg:d="M90 193c0-30-4-76-26-120-23-48-56-73-60-73-2 0-4 2-4 4s0 2 8 9c37 38 59 99 59 180 0 65-14 133-62 181-5 6-5 6-5 7 0 2 2 4 4 4 4 0 39-26 62-76 19-41 24-84 24-116z"><text:p/></draw:path><draw:path draw:style-name="gr3" draw:text-style-name="P6" svg:width="0.1008in" svg:height="0.0354in" svg:x="2.031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93in" svg:height="0.0976in" svg:x="2.1854in" svg:y="0.0453in" svg:viewBox="0 0 177 249" svg:d="M176 25c0-2 1-4 1-6 0-7-4-11-11-11-4 0-14 3-16 16-7-14-20-24-36-24-44 0-92 54-92 110 0 38 23 61 52 61 22 0 40-18 45-22-9 34-9 33-13 50-2 5-15 41-55 41-8 0-21 0-31-3 11-4 15-13 15-20s-4-13-14-13c-9 0-21 6-21 22 0 15 14 23 51 23 48 0 77-30 82-52 14-57 29-114 43-172zM125 121c-2 10-11 20-19 28-8 6-20 13-31 13-20 0-26-20-26-35 0-19 11-64 22-84 10-19 27-34 43-34 26 0 31 31 31 33s-1 4-1 5c-7 25-12 49-19 74z"><text:p/></draw:path><draw:path draw:style-name="gr3" draw:text-style-name="P6" svg:width="0.035in" svg:height="0.1512in" svg:x="2.276in" svg:y="0in" svg:viewBox="0 0 90 385" svg:d="M90 381c0-1 0-1-6-8-49-49-61-122-61-180 0-67 14-135 62-182 5-5 5-5 5-7 0-3-2-4-4-4-4 0-39 26-61 76-20 42-25 85-25 117 0 29 4 76 26 120 23 47 56 72 60 72 2 0 4-1 4-4z"><text:p/></draw:path><draw:path draw:style-name="gr3" draw:text-style-name="P6" svg:width="0.0555in" svg:height="0.1063in" svg:x="2.3276in" svg:y="0.0071in" svg:viewBox="0 0 142 271" svg:d="M74 4c0-1 0-4-5-4-9 0-37 3-47 3-3 1-8 1-8 8 0 6 4 6 10 6 18 0 19 2 19 6 0 2-3 16-6 23-11 42-21 84-32 127-4 19-5 25-5 37 0 37 20 61 48 61 47 0 94-57 94-112 0-36-21-62-52-62-17 0-33 11-45 23 10-39 19-77 29-116zM37 150c3-8 3-9 6-13 20-26 37-31 47-31 13 0 24 11 24 36 0 23-13 66-19 80-14 27-31 40-47 40-13 0-25-10-25-38 0-8 0-15 6-39 3-12 5-24 8-35z"><text:p/></draw:path><draw:path draw:style-name="gr3" draw:text-style-name="P6" svg:width="0.0465in" svg:height="0.0701in" svg:x="2.3925in" svg:y="0.0661in" svg:viewBox="0 0 119 179" svg:d="M119 130c-4 0-6 0-9 0-1 5-3 22-7 24-2 2-23 2-27 2-17 0-33 0-50 0 29-25 38-33 54-45 20-16 39-33 39-58 0-33-29-53-63-53s-56 23-56 48c0 14 11 15 14 15 7 0 15-5 15-15 0-4-3-14-17-14 9-19 26-24 40-24 27 0 40 21 40 43 0 23-16 42-25 52-22 21-43 41-65 63-2 3-2 4-2 11 37 0 74 0 111 0 2-16 6-33 8-49z"><text:p/></draw:path><draw:path draw:style-name="gr3" draw:text-style-name="P6" svg:width="0.0346in" svg:height="0.1512in" svg:x="2.4626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2.5638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697in" svg:height="0.0976in" svg:x="2.7181in" svg:y="0.0453in" svg:viewBox="0 0 178 249" svg:d="M176 25c1-2 2-4 2-6 0-7-5-11-12-11-3 0-14 3-15 16-7-14-21-24-37-24-44 0-91 54-91 110 0 38 23 61 51 61 23 0 41-18 45-22-8 34-8 33-12 50-3 5-15 41-56 41-7 0-20 0-31-3 12-4 16-13 16-20s-4-13-15-13c-9 0-21 6-21 22 0 15 14 23 52 23 48 0 76-30 81-52 14-57 29-114 43-172zM126 121c-2 10-11 20-19 28-8 6-20 13-32 13-19 0-24-20-24-35 0-19 11-64 20-84 11-19 28-34 44-34 26 0 31 31 31 33s-1 4-1 5c-6 25-12 49-19 74z"><text:p/></draw:path><draw:path draw:style-name="gr3" draw:text-style-name="P6" svg:width="0.035in" svg:height="0.1512in" svg:x="2.8091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6" svg:width="0.076in" svg:height="0.1374in" svg:x="2.861in" svg:y="0.0067in" svg:viewBox="0 0 194 350" svg:d="M122 118c11 0 22 0 33 0 8 0 12 0 12-8 0-4-4-4-11-4-11 0-21 0-32 0 2-16 6-30 8-44 2-8 8-36 10-40 3-8 10-13 17-13 3 0 13 0 20 6-17 2-21 16-21 21 0 9 7 14 15 14 10 0 21-9 21-24 0-17-18-26-35-26-13 0-37 7-48 45-2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6" svg:width="0.0346in" svg:height="0.1512in" svg:x="2.9591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0693in" svg:height="0.0685in" svg:x="3.0091in" svg:y="0.0453in" svg:viewBox="0 0 177 175" svg:d="M130 25c-8-14-19-25-37-25-45 0-93 57-93 113 0 37 22 62 52 62 7 0 27-1 50-29 4 16 17 29 35 29 14 0 22-9 29-21 7-14 11-37 11-38 0-4-3-4-4-4-4 0-5 1-6 7-6 25-13 47-28 47-11 0-13-10-13-17 0-9 2-11 6-29 3-17 4-20 8-34 4-18 10-36 14-54 2-11 2-12 2-13 0-7-4-11-11-11-9 0-14 9-15 17zM104 124c-2 8-2 8-7 15-18 22-33 27-44 27-20 0-26-21-26-36 0-19 14-66 22-84 13-23 29-37 46-37 24 0 29 32 29 34s0 4-1 7c-6 24-12 49-19 74z"><text:p/></draw:path><draw:path draw:style-name="gr3" draw:text-style-name="P6" svg:width="0.0465in" svg:height="0.0701in" svg:x="3.0906in" svg:y="0.0661in" svg:viewBox="0 0 119 179" svg:d="M119 130c-4 0-6 0-9 0-1 5-3 22-7 24-2 2-23 2-27 2-17 0-33 0-50 0 29-25 38-33 54-45 20-16 39-33 39-58 0-33-29-53-63-53s-56 23-56 48c0 14 11 15 14 15 7 0 15-5 15-15 0-4-3-14-17-14 9-19 28-24 40-24 27 0 41 21 41 43 0 23-17 42-26 52-22 21-43 41-65 63-2 3-2 4-2 11 37 0 74 0 111 0 2-16 6-33 8-49z"><text:p/></draw:path><draw:path draw:style-name="gr3" draw:text-style-name="P6" svg:width="0.0346in" svg:height="0.1512in" svg:x="3.1606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6" svg:width="0.0346in" svg:height="0.1512in" svg:x="3.2201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8in" svg:height="0.0354in" svg:x="3.3209in" svg:y="0.0571in" svg:viewBox="0 0 257 91" svg:d="M244 17c7 0 13-2 13-9 0-8-6-8-12-8-77 0-155 0-232 0-5 0-13 0-13 8 0 7 8 9 13 9 77 0 154 0 231 0zM245 91c6 0 12 0 12-7 0-9-6-9-13-9-77 0-154 0-231 0-5 0-13 0-13 9 0 7 8 7 13 7 77 0 155 0 232 0z"><text:p/></draw:path><draw:path draw:style-name="gr3" draw:text-style-name="P6" svg:width="0.0346in" svg:height="0.1512in" svg:x="3.4886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0693in" svg:height="0.0976in" svg:x="3.5346in" svg:y="0.0453in" svg:viewBox="0 0 177 249" svg:d="M176 25c0-2 1-4 1-6 0-7-4-11-11-11-4 0-14 3-16 16-7-14-20-24-36-24-44 0-92 54-92 110 0 38 24 61 52 61 23 0 40-18 45-22-8 34-9 33-13 50-2 5-15 41-55 41-8 0-21 0-31-3 11-4 15-13 15-20s-4-13-14-13c-9 0-21 6-21 22 0 15 14 23 51 23 48 0 77-30 82-52 14-57 29-114 43-172zM125 121c-2 10-11 20-19 28-8 6-20 13-31 13-20 0-26-20-26-35 0-19 11-64 22-84 10-19 27-34 43-34 26 0 31 31 31 33s-1 4-1 5c-7 25-12 49-19 74z"><text:p/></draw:path><draw:path draw:style-name="gr3" draw:text-style-name="P6" svg:width="0.0591in" svg:height="0.0591in" svg:x="3.6528in" svg:y="0.0453in" svg:viewBox="0 0 151 151" svg:d="M151 75c0-41-34-75-75-75-42 0-76 35-76 75 0 42 34 76 76 76 41 0 75-34 75-76zM76 134c-34 0-61-27-61-59 0-33 27-58 61-58 32 0 59 24 59 58 0 33-27 59-59 59z"><text:p/></draw:path><draw:path draw:style-name="gr3" draw:text-style-name="P6" svg:width="0.076in" svg:height="0.1374in" svg:x="3.7622in" svg:y="0.0067in" svg:viewBox="0 0 194 350" svg:d="M122 118c11 0 22 0 33 0 8 0 11 0 11-8 0-4-3-4-10-4-11 0-21 0-32 0 2-16 6-30 8-44 1-8 7-36 9-40 4-8 11-13 18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6-23 44-37 12-25 21-71 21-74 8-40 16-80 24-121z"><text:p/></draw:path><draw:path draw:style-name="gr3" draw:text-style-name="P6" svg:width="0.035in" svg:height="0.1512in" svg:x="3.8535in" svg:y="0in" svg:viewBox="0 0 90 385" svg:d="M90 193c0-30-4-76-25-120-23-48-56-73-61-73-2 0-4 2-4 4s0 2 8 9c38 38 60 99 60 180 0 65-14 133-63 181-5 6-5 6-5 7 0 2 2 4 4 4 5 0 39-26 62-76 20-41 24-84 24-116z"><text:p/></draw:path><draw:path draw:style-name="gr3" draw:text-style-name="P6" svg:width="0.0346in" svg:height="0.1512in" svg:x="3.9193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6" svg:width="0.0693in" svg:height="0.0685in" svg:x="3.9697in" svg:y="0.0453in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6" svg:width="0.0469in" svg:height="0.0701in" svg:x="4.0504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3" draw:text-style-name="P6" svg:width="0.035in" svg:height="0.1512in" svg:x="4.1209in" svg:y="0in" svg:viewBox="0 0 90 385" svg:d="M90 193c0-30-4-76-25-120-24-48-57-73-61-73-2 0-4 2-4 4s0 2 8 9c37 38 59 99 59 180 0 65-14 133-62 181-5 6-5 6-5 7 0 2 2 4 4 4 4 0 39-26 62-76 20-41 24-84 24-116z"><text:p/></draw:path></draw:g></text:p>
      <text:p text:style-name="P19">כלומר סה"כ <draw:g text:anchor-type="as-char" svg:y="-0.1134in" draw:z-index="54" draw:name="Shape58" draw:style-name="gr1"><svg:title>TexMaths</svg:title><svg:desc>11§display§(g \circ f)(a_1) = (g \cric f)(a_2)§svg§600§FALSE§</svg:desc><draw:path draw:style-name="gr2" draw:text-style-name="P5" svg:width="1.4244in" svg:height="0.1358in" svg:x="-0.0004in" svg:y="0.0071in" svg:viewBox="0 0 3619 346" svg:d="M1810 346c-604 0-1207 0-1810 0 0-116 0-230 0-346 1206 0 2413 0 3619 0 0 116 0 230 0 346-603 0-1206 0-1809 0z"><text:p/></draw:path><draw:path draw:style-name="gr3" draw:text-style-name="P6" svg:width="0.035in" svg:height="0.1512in" svg:x="0.0071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0693in" svg:height="0.0976in" svg:x="0.0535in" svg:y="0.0453in" svg:viewBox="0 0 177 249" svg:d="M176 25c1-2 1-4 1-6 0-7-4-11-11-11-3 0-14 3-15 16-7-14-21-24-37-24-44 0-91 54-91 110 0 38 23 61 51 61 23 0 42-18 45-22-8 34-8 33-12 50-2 5-16 41-56 41-7 0-20 0-31-3 12-4 15-13 15-20s-3-13-14-13c-9 0-21 6-21 22 0 15 14 23 52 23 48 0 76-30 81-52 14-57 29-114 43-172zM127 121c-3 10-11 20-20 28-9 6-20 13-32 13-19 0-25-20-25-35 0-19 12-64 22-84 11-19 27-34 44-34 25 0 30 31 30 33s-1 4-1 5c-6 25-12 49-18 74z"><text:p/></draw:path><draw:path draw:style-name="gr3" draw:text-style-name="P6" svg:width="0.0587in" svg:height="0.0591in" svg:x="0.1717in" svg:y="0.0453in" svg:viewBox="0 0 150 151" svg:d="M150 75c0-41-34-75-75-75-42 0-75 35-75 75 0 42 33 76 75 76 41 0 75-34 75-76zM75 134c-34 0-60-27-60-59 0-33 27-58 60-58 32 0 59 24 59 58 0 33-27 59-59 59z"><text:p/></draw:path><draw:path draw:style-name="gr3" draw:text-style-name="P6" svg:width="0.0756in" svg:height="0.1374in" svg:x="0.2811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4 72-1 0-11 0-18-6 18-1 21-16 21-21 0-9-6-13-14-13-10 0-21 8-21 23 0 17 17 26 32 26 22 0 37-23 44-37 12-25 22-71 22-74 8-40 15-80 23-121z"><text:p/></draw:path><draw:path draw:style-name="gr3" draw:text-style-name="P6" svg:width="0.0346in" svg:height="0.1512in" svg:x="0.3728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6" svg:width="0.035in" svg:height="0.1512in" svg:x="0.4382in" svg:y="0in" svg:viewBox="0 0 90 385" svg:d="M90 381c0-1 0-1-6-8-49-49-61-122-61-180 0-67 14-135 62-182 5-5 5-5 5-7 0-3-2-4-4-4-3 0-39 26-62 76-18 42-24 85-24 117 0 29 4 76 25 120 25 47 58 72 61 72 2 0 4-1 4-4z"><text:p/></draw:path><draw:path draw:style-name="gr3" draw:text-style-name="P6" svg:width="0.0693in" svg:height="0.0685in" svg:x="0.4882in" svg:y="0.0453in" svg:viewBox="0 0 177 175" svg:d="M129 25c-7-14-18-25-35-25-46 0-94 57-94 113 0 37 22 62 52 62 7 0 27-1 50-29 3 16 17 29 36 29 13 0 22-9 28-21 7-14 11-37 11-38 0-4-3-4-4-4-5 0-5 1-6 7-6 25-13 47-29 47-10 0-11-10-11-17 0-9 0-11 4-29 4-17 5-20 9-34 4-18 10-36 14-54 2-11 2-12 2-13 0-7-4-11-11-11-9 0-15 9-16 17zM103 124c-1 8-1 8-7 15-17 22-32 27-43 27-20 0-25-21-25-36 0-19 12-66 22-84 11-23 28-37 44-37 25 0 30 32 30 34s-1 4-1 7c-6 24-13 49-20 74z"><text:p/></draw:path><draw:path draw:style-name="gr3" draw:text-style-name="P6" svg:width="0.0382in" svg:height="0.0701in" svg:x="0.5744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6" svg:width="0.0346in" svg:height="0.1512in" svg:x="0.639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7409in" svg:y="0.0571in" svg:viewBox="0 0 256 91" svg:d="M243 17c7 0 13-2 13-9 0-8-6-8-12-8-77 0-155 0-232 0-5 0-12 0-12 8 0 7 7 9 12 9 77 0 154 0 231 0zM244 91c6 0 12 0 12-7 0-9-6-9-13-9-77 0-154 0-231 0-5 0-12 0-12 9 0 7 7 7 12 7 77 0 155 0 232 0z"><text:p/></draw:path><draw:path draw:style-name="gr3" draw:text-style-name="P6" svg:width="0.0346in" svg:height="0.1512in" svg:x="0.9083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693in" svg:height="0.0976in" svg:x="0.9543in" svg:y="0.0453in" svg:viewBox="0 0 177 249" svg:d="M176 25c0-2 1-4 1-6 0-7-4-11-11-11-4 0-14 3-16 16-7-14-20-24-36-24-44 0-92 54-92 110 0 38 24 61 52 61 23 0 40-18 45-22-8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6" svg:width="0.076in" svg:height="0.1374in" svg:x="1.0382in" svg:y="0.0067in" svg:viewBox="0 0 194 350" svg:d="M122 118c11 0 22 0 33 0 8 0 11 0 11-8 0-4-3-4-10-4-11 0-21 0-32 0 3-16 6-30 8-44 1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3" draw:text-style-name="P6" svg:width="0.0346in" svg:height="0.1512in" svg:x="1.129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346in" svg:height="0.1512in" svg:x="1.1953in" svg:y="0in" svg:viewBox="0 0 89 385" svg:d="M89 381c0-1 0-1-5-8-49-49-62-122-62-180 0-67 15-135 63-182 4-5 4-5 4-7 0-3-1-4-3-4-5 0-39 26-62 76-20 42-24 85-24 117 0 29 4 76 25 120 23 47 56 72 61 72 2 0 3-1 3-4z"><text:p/></draw:path><draw:path draw:style-name="gr3" draw:text-style-name="P6" svg:width="0.0693in" svg:height="0.0685in" svg:x="1.2457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469in" svg:height="0.0701in" svg:x="1.3264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3" draw:text-style-name="P6" svg:width="0.035in" svg:height="0.1512in" svg:x="1.3969in" svg:y="0in" svg:viewBox="0 0 90 385" svg:d="M90 193c0-30-4-76-25-120-24-48-57-73-61-73-2 0-4 2-4 4s0 2 8 9c37 38 59 99 59 180 0 65-14 133-61 181-6 6-6 6-6 7 0 2 2 4 4 4 4 0 39-26 62-76 20-41 24-84 24-116z"><text:p/></draw:path></draw:g><text:s/>אך <draw:g text:anchor-type="as-char" svg:y="-0.1102in" draw:z-index="55" draw:name="Shape59" draw:style-name="gr1"><svg:title>TexMaths</svg:title><svg:desc>11§display§a_1 \neq a_2§svg§600§FALSE§</svg:desc><draw:path draw:style-name="gr2" draw:text-style-name="P5" svg:width="0.4697in" svg:height="0.1256in" svg:x="0.0016in" svg:y="0.0079in" svg:viewBox="0 0 1194 320" svg:d="M598 320c-200 0-399 0-598 0 0-107 0-213 0-320 398 0 796 0 1194 0 0 107 0 213 0 320-199 0-398 0-596 0z"><text:p/></draw:path><draw:path draw:style-name="gr3" draw:text-style-name="P6" svg:width="0.0693in" svg:height="0.0685in" svg:x="-0.0004in" svg:y="0.0429in" svg:viewBox="0 0 177 175" svg:d="M129 25c-7-14-18-25-35-25-46 0-94 57-94 114 0 36 22 61 52 61 7 0 27-1 50-28 3 15 17 28 36 28 13 0 22-8 28-21 7-14 11-37 11-38 0-5-3-5-4-5-5 0-5 3-6 8-6 26-13 48-29 48-10 0-11-10-11-18 0-9 1-11 4-29 4-16 5-20 9-34 4-19 10-36 14-54 2-11 2-12 2-13 0-7-4-11-11-11-9 0-15 9-16 17zM103 125c-1 7-1 7-7 14-17 22-32 28-43 28-20 0-25-21-25-37 0-19 12-66 22-84 11-23 28-37 44-37 25 0 30 32 30 34s-1 4-1 7c-6 24-13 49-20 75z"><text:p/></draw:path><draw:path draw:style-name="gr3" draw:text-style-name="P6" svg:width="0.0382in" svg:height="0.0705in" svg:x="0.0858in" svg:y="0.061in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3" draw:text-style-name="P6" svg:width="0.0756in" svg:height="0.1413in" svg:x="0.2059in" svg:y="0in" svg:viewBox="0 0 193 360" svg:d="M189 15c4-5 4-6 4-7 0-2-3-8-8-8s-6 2-9 8c-57 112-115 224-173 336-3 6-3 7-3 8 0 3 2 8 8 8 4 0 5-3 9-8 57-113 115-224 172-337z"><text:p/></draw:path><draw:path draw:style-name="gr3" draw:text-style-name="P6" svg:width="0.1004in" svg:height="0.0358in" svg:x="0.1933in" svg:y="0.0528in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6" svg:width="0.0693in" svg:height="0.0685in" svg:x="0.3512in" svg:y="0.0429in" svg:viewBox="0 0 177 175" svg:d="M129 25c-7-14-19-25-35-25-46 0-94 57-94 114 0 36 21 61 52 61 7 0 26-1 49-28 4 15 17 28 35 28 15 0 24-8 29-21 7-14 12-37 12-38 0-5-3-5-4-5-5 0-5 3-6 8-6 26-14 48-29 48-10 0-13-10-13-18 0-9 2-11 6-29 4-16 5-20 9-34 4-19 9-36 13-54 3-11 3-12 3-13 0-7-4-11-11-11-10 0-15 9-16 17zM103 125c-2 7-2 7-7 14-17 22-33 28-44 28-19 0-24-21-24-37 0-19 12-66 20-84 13-23 30-37 46-37 25 0 30 32 30 34s-1 4-1 7c-6 24-13 49-20 75z"><text:p/></draw:path><draw:path draw:style-name="gr3" draw:text-style-name="P6" svg:width="0.0469in" svg:height="0.0705in" svg:x="0.4319in" svg:y="0.061in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, וזו <text:span text:style-name="T11">סתירה</text:span> לנתון, כלומר הנחת השלילה לא נכונה ו‏־<draw:g text:anchor-type="as-char" svg:y="-0.0681in" draw:z-index="56" draw:name="Shape60" draw:style-name="gr1"><svg:title>TexMaths</svg:title><svg:desc>11§display§g§svg§600§FALSE§</svg:desc><draw:path draw:style-name="gr2" draw:text-style-name="P5" svg:width="0.0555in" svg:height="0.0819in" svg:x="0.0051in" svg:y="0.0063in" svg:viewBox="0 0 142 209" svg:d="M71 209c-24 0-47 0-71 0 0-69 0-140 0-209 47 0 95 0 142 0 0 69 0 140 0 209-23 0-47 0-71 0z"><text:p/></draw:path><draw:path draw:style-name="gr3" draw:text-style-name="P6" svg:width="0.0689in" svg:height="0.0976in" svg:x="-0.0004in" svg:y="-0.0004in" svg:viewBox="0 0 176 249" svg:d="M175 25c0-2 1-4 1-6 0-7-4-11-11-11-4 0-14 3-16 16-7-14-20-24-36-24-43 0-90 54-90 110 0 37 23 60 51 60 23 0 39-18 44-22-8 34-8 34-12 50-2 4-15 42-55 42-7 0-20 0-31-3 12-5 16-14 16-21 0-6-4-13-15-13-8 0-21 6-21 22s14 24 52 24c48 0 75-31 80-54 14-56 29-113 43-170zM124 121c-2 10-11 19-18 27-8 6-20 13-31 13-19 0-26-20-26-34 0-19 13-64 22-84 11-19 28-34 42-34 26 0 31 31 31 33s-1 4-1 5c-6 25-12 49-19 74z"><text:p/></draw:path></draw:g> חח"ע כדרוש. </text:p>
      <text:p text:style-name="P13"><draw:g text:anchor-type="as-char" svg:y="-0.1134in" draw:z-index="67" draw:name="Shape61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P15" text:outline-level="3">סעיף (ג) <text:span text:style-name="T7">– הוכחה</text:span></text:h>
      <text:p text:style-name="P20"><text:span text:style-name="T2">נתון: </text:span><draw:g text:anchor-type="as-char" svg:y="-0.1075in" draw:z-index="57" draw:name="Shape62" draw:style-name="gr1"><svg:title>TexMaths</svg:title><svg:desc>11§display§g \circ f §svg§600§FALSE§</svg:desc><draw:path draw:style-name="gr2" draw:text-style-name="P5" svg:width="0.289in" svg:height="0.1217in" svg:x="0.0051in" svg:y="0.0075in" svg:viewBox="0 0 735 310" svg:d="M0 0c246 0 490 0 735 0 0 103 0 207 0 310-245 0-489 0-735 0 0-103 0-207 0-310z"><text:p/></draw:path><draw:path draw:style-name="gr3" draw:text-style-name="P6" svg:width="0.0693in" svg:height="0.0976in" svg:x="-0.0004in" svg:y="0.0402in" svg:viewBox="0 0 177 249" svg:d="M176 25c1-2 1-4 1-6 0-7-4-11-11-11-3 0-14 3-15 16-8-14-21-24-36-24-45 0-92 54-92 110 0 37 23 61 51 61 23 0 41-18 45-22-8 33-8 33-12 49-2 4-16 42-56 42-7 0-20 0-31-3 12-4 16-14 16-20 0-7-4-15-15-15-9 0-21 8-21 24 0 15 14 23 52 23 48 0 76-30 81-53 15-56 29-113 43-171zM127 121c-3 10-12 20-20 28-9 6-20 13-32 13-19 0-24-20-24-35 0-19 11-64 21-84 11-19 27-34 43-34 26 0 31 31 31 33s-1 4-2 5c-6 25-12 49-17 74z"><text:p/></draw:path><draw:path draw:style-name="gr3" draw:text-style-name="P6" svg:width="0.0591in" svg:height="0.0591in" svg:x="0.1177in" svg:y="0.0402in" svg:viewBox="0 0 151 151" svg:d="M151 76c0-42-35-76-75-76-42 0-76 35-76 76s34 75 76 75c40 0 75-34 75-75zM76 134c-34 0-61-26-61-58 0-33 27-59 61-59 32 0 59 25 59 59 0 33-27 58-59 58z"><text:p/></draw:path><draw:path draw:style-name="gr3" draw:text-style-name="P6" svg:width="0.0756in" svg:height="0.1374in" svg:x="0.2268in" svg:y="0in" svg:viewBox="0 0 193 350" svg:d="M121 118c11 0 22 0 33 0 8 0 12 0 12-8 0-4-4-4-11-4-11 0-22 0-32 0 4-16 6-30 9-44 1-8 7-36 9-40 3-8 10-13 18-13 2 0 12 0 19 6-17 1-21 16-21 21 0 9 7 13 15 13 10 0 21-7 21-23 0-17-18-26-34-26-13 0-38 7-49 45-2 8-3 12-13 61-9 0-18 0-27 0-7 0-11 0-11 7 0 5 4 5 10 5 9 0 18 0 27 0-10 50-20 100-30 150-7 38-13 73-33 73-2 0-11 0-19-7 18-1 21-15 21-21 0-8-6-13-14-13-10 0-21 8-21 23 0 18 17 27 33 27 21 0 36-23 43-38 13-24 22-71 22-73 8-41 15-81 23-121z"><text:p/></draw:path></draw:g><text:s/>על</text:p>
      <text:p text:style-name="P20"><text:soft-page-break/><text:span text:style-name="T2">צ.ל.: </text:span><draw:g text:anchor-type="as-char" svg:y="-0.0681in" draw:z-index="58" draw:name="Shape63" draw:style-name="gr1"><svg:title>TexMaths</svg:title><svg:desc>11§display§g§svg§600§FALSE§</svg:desc><draw:path draw:style-name="gr2" draw:text-style-name="P5" svg:width="0.0555in" svg:height="0.0819in" svg:x="0.0051in" svg:y="0.0063in" svg:viewBox="0 0 142 209" svg:d="M71 209c-24 0-47 0-71 0 0-69 0-140 0-209 47 0 95 0 142 0 0 69 0 140 0 209-23 0-47 0-71 0z"><text:p/></draw:path><draw:path draw:style-name="gr3" draw:text-style-name="P6" svg:width="0.0689in" svg:height="0.0976in" svg:x="-0.0004in" svg:y="-0.0004in" svg:viewBox="0 0 176 249" svg:d="M175 25c0-2 1-4 1-6 0-7-4-11-11-11-4 0-14 3-16 16-7-14-20-24-36-24-43 0-90 54-90 110 0 37 23 60 51 60 23 0 39-18 44-22-8 34-8 34-12 50-2 4-15 42-55 42-7 0-20 0-31-3 12-5 16-14 16-21 0-6-4-13-15-13-8 0-21 6-21 22s14 24 52 24c48 0 75-31 80-54 14-56 29-113 43-170zM124 121c-2 10-11 19-18 27-8 6-20 13-31 13-19 0-26-20-26-34 0-19 13-64 22-84 11-19 28-34 42-34 26 0 31 31 31 33s-1 4-1 5c-6 25-12 49-19 74z"><text:p/></draw:path></draw:g><text:s/>על</text:p>
      <text:p text:style-name="P20">הוכחה: יהי <draw:g text:anchor-type="as-char" svg:y="-0.1063in" draw:z-index="59" draw:name="Shape64" draw:style-name="gr1"><svg:title>TexMaths</svg:title><svg:desc>11§display§c \in C§svg§600§FALSE§</svg:desc><draw:path draw:style-name="gr2" draw:text-style-name="P5" svg:width="0.3508in" svg:height="0.0969in" svg:x="0.0008in" svg:y="0.0063in" svg:viewBox="0 0 892 247" svg:d="M447 247c-150 0-299 0-447 0 0-83 0-164 0-247 297 0 595 0 892 0 0 83 0 164 0 247-149 0-297 0-445 0z"><text:p/></draw:path><draw:path draw:style-name="gr3" draw:text-style-name="P6" svg:width="0.0587in" svg:height="0.0681in" svg:x="-0.0004in" svg:y="0.0398in" svg:viewBox="0 0 150 174" svg:d="M136 24c-5 0-11 0-16 6-7 5-8 12-8 14 0 10 8 14 14 14 13 0 22-10 22-25 0-19-17-33-45-33-52 0-103 55-103 110 0 34 22 64 62 64 56 0 88-40 88-45 0-2-3-4-5-4s-3 1-5 3c-30 37-73 37-77 37-25 0-34-17-34-40 0-16 7-53 20-78 11-22 33-38 54-38 14 0 28 4 33 15z"><text:p/></draw:path><draw:path draw:style-name="gr3" draw:text-style-name="P6" svg:width="0.0752in" svg:height="0.0874in" svg:x="0.1142in" svg:y="0.0248in" svg:viewBox="0 0 192 223" svg:d="M179 119c7 0 13 0 13-8 0-7-6-7-13-7-55 0-109 0-164 0 5-52 50-89 104-89 20 0 40 0 60 0 7 0 13 0 13-7 0-8-6-8-13-8-21 0-40 0-61 0-66 0-118 50-118 111s52 112 118 112c21 0 40 0 61 0 7 0 13 0 13-8s-6-8-13-8c-20 0-40 0-60 0-54 0-99-37-104-88 55 0 109 0 164 0z"><text:p/></draw:path><draw:path draw:style-name="gr3" draw:text-style-name="P6" svg:width="0.1075in" svg:height="0.1098in" svg:x="0.252in" svg:y="-0.0004in" svg:viewBox="0 0 274 280" svg:d="M274 4c0-1-1-4-5-4-1 0-1 1-5 4-10 10-19 20-28 30-3-5-20-34-63-34-86 0-173 85-173 174 0 63 45 106 104 106 33 0 63-16 84-34 35-31 42-66 42-67 0-5-3-5-5-5s-4 1-5 5c-3 11-12 38-39 60-26 22-50 29-71 29-34 0-75-21-75-81 0-22 8-83 46-129 23-26 60-46 95-46 38 0 62 30 62 75 0 15-2 14-2 19 0 3 5 4 6 4 5 0 5-1 8-8 7-33 15-65 24-98z"><text:p/></draw:path></draw:g>, נוכיח קיום <draw:g text:anchor-type="as-char" svg:y="-0.1047in" draw:z-index="60" draw:name="Shape65" draw:style-name="gr1"><svg:title>TexMaths</svg:title><svg:desc>11§display§ b \in B§svg§600§FALSE§</svg:desc><draw:path draw:style-name="gr2" draw:text-style-name="P5" svg:width="0.3496in" svg:height="0.0953in" svg:x="0.0004in" svg:y="0.0079in" svg:viewBox="0 0 889 243" svg:d="M0 0c296 0 593 0 889 0 0 81 0 162 0 243-296 0-593 0-889 0 0-81 0-162 0-243z"><text:p/></draw:path><draw:path draw:style-name="gr3" draw:text-style-name="P6" svg:width="0.0559in" svg:height="0.1063in" svg:x="-0.0004in" svg:y="0in" svg:viewBox="0 0 143 271" svg:d="M75 4c-2-1 0-4-6-4-8 0-36 3-46 4-3 0-8 0-8 8 0 5 4 5 9 5 19 0 20 2 20 6 0 2-3 16-5 23-11 42-21 84-32 126-5 19-7 26-7 39 0 36 21 60 50 60 45 0 93-57 93-113 0-34-21-61-52-61-17 0-34 11-45 23 10-38 19-77 29-116zM39 149c2-8 2-8 5-12 19-26 36-31 46-31 15 0 24 11 24 36 0 22-12 67-19 81-12 26-30 40-45 40-14 0-26-10-26-39 0-8 0-15 6-40 3-11 5-23 9-35z"><text:p/></draw:path><draw:path draw:style-name="gr3" draw:text-style-name="P6" svg:width="0.076in" svg:height="0.0874in" svg:x="0.1126in" svg:y="0.0232in" svg:viewBox="0 0 194 223" svg:d="M179 119c7 0 15 0 15-8 0-7-8-7-15-7-54 0-109 0-162 0 4-51 48-89 103-89 20 0 40 0 59 0 7 0 15 0 15-7 0-8-8-8-15-8-21 0-40 0-60 0-66 0-119 50-119 111s53 112 119 112c20 0 39 0 60 0 7 0 15 0 15-8s-8-8-15-8c-19 0-39 0-59 0-55 0-99-37-103-88 53 0 108 0 162 0z"><text:p/></draw:path><draw:path draw:style-name="gr3" draw:text-style-name="P6" svg:width="0.1083in" svg:height="0.1031in" svg:x="0.2496in" svg:y="0.002in" svg:viewBox="0 0 276 263" svg:d="M46 233c-4 14-4 17-35 17-7 0-11 0-11 8 0 5 4 5 11 5 46 0 91 0 138 0 61 0 106-46 106-84 0-28-22-49-59-53 39-8 80-37 80-73 0-29-25-53-71-53-44 0-87 0-130 0-8 0-11 0-11 8 0 4 3 4 10 4 1 0 9 0 15 0 7 1 10 1 10 7 0 1 0 2-1 7-18 69-34 138-52 207zM105 122c7-32 16-64 24-96 3-13 3-14 21-14 16 0 33 0 49 0 34 0 42 22 42 40 0 34-33 70-80 70-19 0-38 0-56 0zM87 250c-6 0-7 0-9 0-3-1-4-1-4-4 0-1 0-1 1-9 9-35 19-70 27-106 25 0 49 0 73 0 37 0 44 27 44 44 0 38-34 75-79 75-18 0-35 0-53 0z"><text:p/></draw:path></draw:g><text:s/>כך ש־<draw:g text:anchor-type="as-char" svg:y="-0.1134in" draw:z-index="61" draw:name="Shape66" draw:style-name="gr1"><svg:title>TexMaths</svg:title><svg:desc>11§display§g(b) = c§svg§600§FALSE§</svg:desc><draw:path draw:style-name="gr2" draw:text-style-name="P5" svg:width="0.5134in" svg:height="0.1354in" svg:x="0.0051in" svg:y="0.0071in" svg:viewBox="0 0 1305 345" svg:d="M0 0c435 0 870 0 1305 0 0 115 0 230 0 345-435 0-870 0-1305 0 0-115 0-230 0-345z"><text:p/></draw:path><draw:path draw:style-name="gr3" draw:text-style-name="P6" svg:width="0.0693in" svg:height="0.0972in" svg:x="-0.0004in" svg:y="0.0453in" svg:viewBox="0 0 177 248" svg:d="M176 25c1-3 1-4 1-7 0-7-4-10-11-10-3 0-14 2-15 16-7-14-21-24-37-24-44 0-91 54-91 109 0 39 23 62 51 62 23 0 42-19 45-23v1c-8 34-12 48-12 49-3 3-16 42-56 42-7 0-20-1-31-4 12-4 16-14 16-20 0-7-4-13-15-13-8 0-21 6-21 22 0 15 14 23 52 23 48 0 76-30 81-53 14-56 29-114 43-170zM127 121c-3 10-12 20-20 27-9 6-20 14-32 14-19 0-24-20-24-35 0-19 11-65 20-84 11-20 28-35 45-35 25 0 30 32 30 34 0 1-1 3-1 5-6 25-12 49-18 74z"><text:p/></draw:path><draw:path draw:style-name="gr3" draw:text-style-name="P6" svg:width="0.0346in" svg:height="0.1508in" svg:x="0.0906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6" svg:width="0.0555in" svg:height="0.1059in" svg:x="0.1417in" svg:y="0.0071in" svg:viewBox="0 0 142 270" svg:d="M75 3c-2-1 0-3-6-3-8 0-37 2-47 3-3 0-8 1-8 8 0 4 5 4 10 4 19 0 19 4 19 7s-3 17-4 24c-11 42-21 84-32 126-5 20-7 24-7 37 0 38 21 61 50 61 45 0 92-58 92-111 0-36-20-62-51-62-18 0-34 11-45 23 10-40 19-78 29-117zM39 150c2-9 2-10 5-15 19-24 36-30 46-30 15 0 24 12 24 36 0 23-13 66-19 81-12 26-31 40-45 40s-27-11-27-40c0-6 0-14 7-37 3-12 5-24 9-35z"><text:p/></draw:path><draw:path draw:style-name="gr3" draw:text-style-name="P6" svg:width="0.035in" svg:height="0.1508in" svg:x="0.2083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6" svg:width="0.1008in" svg:height="0.035in" svg:x="0.309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91in" svg:height="0.0681in" svg:x="0.4673in" svg:y="0.0453in" svg:viewBox="0 0 151 174" svg:d="M138 23c-7 0-12 0-17 6-7 6-8 13-8 15 0 9 8 13 15 13 11 0 22-9 22-24 0-19-19-33-45-33-53 0-105 55-105 109 0 35 23 65 63 65 56 0 88-41 88-45 0-2-3-6-5-6s-3 1-5 5c-31 38-73 38-77 38-24 0-35-20-35-43 0-15 7-53 20-77 13-21 35-38 56-38 13 0 27 5 33 15z"><text:p/></draw:path></draw:g>. נתון שקיים <draw:g text:anchor-type="as-char" svg:y="-0.1075in" draw:z-index="62" draw:name="Shape67" draw:style-name="gr1"><svg:title>TexMaths</svg:title><svg:desc>11§display§a \in A§svg§600§FALSE§</svg:desc><draw:path draw:style-name="gr2" draw:text-style-name="P5" svg:width="0.3594in" svg:height="0.0984in" svg:x="0.0016in" svg:y="0.0079in" svg:viewBox="0 0 914 251" svg:d="M457 251c-152 0-304 0-457 0 0-84 0-167 0-251 305 0 609 0 914 0 0 84 0 167 0 251-152 0-305 0-457 0z"><text:p/></draw:path><draw:path draw:style-name="gr3" draw:text-style-name="P6" svg:width="0.0693in" svg:height="0.0681in" svg:x="-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6" svg:width="0.0756in" svg:height="0.087in" svg:x="0.1287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6" svg:width="0.1039in" svg:height="0.1079in" svg:x="0.2646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text:s/>כך ש־<draw:g text:anchor-type="as-char" svg:y="-0.1134in" draw:z-index="63" draw:name="Shape68" draw:style-name="gr1"><svg:title>TexMaths</svg:title><svg:desc>11§display§(g \circ f)(a) = c§svg§600§FALSE§</svg:desc><draw:path draw:style-name="gr2" draw:text-style-name="P5" svg:width="0.8823in" svg:height="0.1358in" svg:x="-0.0004in" svg:y="0.0071in" svg:viewBox="0 0 2242 346" svg:d="M1121 346c-374 0-747 0-1121 0 0-116 0-230 0-346 747 0 1494 0 2242 0 0 116 0 230 0 346-373 0-748 0-1121 0z"><text:p/></draw:path><draw:path draw:style-name="gr3" draw:text-style-name="P6" svg:width="0.035in" svg:height="0.1512in" svg:x="0.0071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6" svg:width="0.0693in" svg:height="0.0976in" svg:x="0.0535in" svg:y="0.0453in" svg:viewBox="0 0 177 249" svg:d="M176 25c1-2 1-4 1-6 0-7-4-11-11-11-3 0-14 3-15 16-8-14-21-24-37-24-44 0-91 54-91 110 0 38 23 61 51 61 23 0 40-18 45-22-8 34-8 33-12 50-2 5-16 41-56 41-8 0-20 0-31-3 12-4 15-13 15-20s-3-13-14-13c-9 0-21 6-21 22 0 15 14 23 52 23 48 0 76-30 81-52 14-57 29-114 43-172zM127 121c-3 10-13 20-20 28-9 6-21 13-32 13-19 0-25-20-25-35 0-19 12-64 22-84 11-19 27-34 42-34 27 0 32 31 32 33s-1 4-1 5c-6 25-12 49-18 74z"><text:p/></draw:path><draw:path draw:style-name="gr3" draw:text-style-name="P6" svg:width="0.0591in" svg:height="0.0591in" svg:x="0.1713in" svg:y="0.0453in" svg:viewBox="0 0 151 151" svg:d="M151 75c0-41-34-75-75-75-42 0-76 35-76 75 0 42 34 76 76 76 41 0 75-34 75-76zM76 134c-34 0-61-27-61-59 0-33 28-58 61-58 32 0 59 24 59 58 0 33-27 59-59 59z"><text:p/></draw:path><draw:path draw:style-name="gr3" draw:text-style-name="P6" svg:width="0.076in" svg:height="0.1374in" svg:x="0.2807in" svg:y="0.0067in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6" svg:width="0.0346in" svg:height="0.1512in" svg:x="0.372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35in" svg:height="0.1512in" svg:x="0.4382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0693in" svg:height="0.0685in" svg:x="0.4878in" svg:y="0.0453in" svg:viewBox="0 0 177 175" svg:d="M129 25c-7-14-19-25-35-25-46 0-94 57-94 113 0 37 21 62 52 62 7 0 26-1 49-29 4 16 17 29 35 29 15 0 24-9 29-21 7-14 12-37 12-38 0-4-3-4-4-4-5 0-5 1-6 7-6 25-14 47-29 47-10 0-11-10-11-17 0-9 0-11 4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346in" svg:height="0.1512in" svg:x="0.5713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6724in" svg:y="0.0571in" svg:viewBox="0 0 256 91" svg:d="M243 17c6 0 13-2 13-9 0-8-7-8-12-8-77 0-155 0-232 0-5 0-12 0-12 8 0 7 7 9 12 9 77 0 154 0 231 0zM244 91c5 0 12 0 12-7 0-9-7-9-13-9-77 0-154 0-231 0-5 0-12 0-12 9 0 7 7 7 12 7 77 0 155 0 232 0z"><text:p/></draw:path><draw:path draw:style-name="gr3" draw:text-style-name="P6" svg:width="0.0591in" svg:height="0.0685in" svg:x="0.8307in" svg:y="0.0453in" svg:viewBox="0 0 151 175" svg:d="M138 24c-7 0-13 0-18 6-6 5-7 12-7 15 0 9 7 13 15 13 11 0 22-10 22-25 0-19-19-33-47-33-51 0-103 55-103 110 0 34 22 65 63 65 55 0 88-41 88-45 0-2-2-6-5-6-2 0-3 2-5 5-31 37-73 37-77 37-24 0-35-18-35-42 0-15 7-52 21-77 12-22 33-38 55-38 13 0 27 4 33 15z"><text:p/></draw:path></draw:g>, כלומר <draw:g text:anchor-type="as-char" svg:y="-0.1134in" draw:z-index="64" draw:name="Shape69" draw:style-name="gr1"><svg:title>TexMaths</svg:title><svg:desc>11§display§g(f(a)) = c§svg§600§FALSE§</svg:desc><draw:path draw:style-name="gr2" draw:text-style-name="P5" svg:width="0.7386in" svg:height="0.1358in" svg:x="0.0051in" svg:y="0.0071in" svg:viewBox="0 0 1877 346" svg:d="M939 346c-314 0-626 0-939 0 0-116 0-230 0-346 625 0 1251 0 1877 0 0 116 0 230 0 346-313 0-626 0-938 0z"><text:p/></draw:path><draw:path draw:style-name="gr3" draw:text-style-name="P6" svg:width="0.0697in" svg:height="0.0976in" svg:x="-0.0004in" svg:y="0.0453in" svg:viewBox="0 0 178 249" svg:d="M177 25c0-2 1-4 1-6 0-7-4-11-11-11-4 0-14 3-16 16-7-14-20-24-37-24-44 0-91 54-91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" svg:width="0.035in" svg:height="0.1512in" svg:x="0.0906in" svg:y="0in" svg:viewBox="0 0 90 385" svg:d="M90 381c0-1 0-1-6-8-49-49-61-122-61-179 0-68 14-136 62-183 5-5 5-5 5-7 0-3-2-4-4-4-3 0-39 26-62 76-20 42-24 85-24 118 0 28 4 75 25 119 23 47 58 72 61 72 2 0 4-1 4-4z"><text:p/></draw:path><draw:path draw:style-name="gr3" draw:text-style-name="P6" svg:width="0.0756in" svg:height="0.1374in" svg:x="0.1429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4 72-1 0-11 0-18-6 18-1 21-16 21-21 0-9-6-13-14-13-10 0-21 8-21 23 0 17 17 26 32 26 22 0 37-23 44-37 12-25 21-71 22-74 8-40 15-80 23-121z"><text:p/></draw:path><draw:path draw:style-name="gr3" draw:text-style-name="P6" svg:width="0.0346in" svg:height="0.1512in" svg:x="0.2409in" svg:y="0in" svg:viewBox="0 0 89 385" svg:d="M89 381c0-1 0-1-6-8-49-49-61-122-61-179 0-68 14-136 63-183 4-5 4-5 4-7 0-3-1-4-3-4-5 0-40 26-62 76-20 42-24 85-24 118 0 28 3 75 25 119 23 47 56 72 61 72 2 0 3-1 3-4z"><text:p/></draw:path><draw:path draw:style-name="gr3" draw:text-style-name="P6" svg:width="0.0693in" svg:height="0.0685in" svg:x="0.2909in" svg:y="0.0453in" svg:viewBox="0 0 177 175" svg:d="M129 25c-7-14-18-25-35-25-46 0-94 57-94 113 0 37 22 62 52 62 7 0 27-1 50-29 4 16 17 29 36 29 13 0 22-9 28-21 7-14 11-37 11-38 0-4-3-4-4-4-4 0-5 1-6 7-6 25-13 47-28 47-11 0-12-10-12-17 0-9 1-11 5-29 3-17 4-20 8-34 4-18 10-36 14-54 2-11 2-12 2-13 0-7-4-11-11-11-9 0-15 9-16 17zM105 124c-3 8-3 8-8 15-18 22-33 27-44 27-20 0-25-21-25-36 0-19 13-66 22-84 12-23 28-37 44-37 25 0 30 32 30 34s0 4-1 7c-6 24-12 49-18 74z"><text:p/></draw:path><draw:path draw:style-name="gr3" draw:text-style-name="P6" svg:width="0.035in" svg:height="0.1512in" svg:x="0.374in" svg:y="0in" svg:viewBox="0 0 90 385" svg:d="M90 194c0-31-4-77-26-121-23-48-56-73-60-73-2 0-4 2-4 4s0 2 8 9c37 38 59 99 59 181 0 64-14 132-61 180-6 6-6 6-6 7 0 2 2 4 4 4 4 0 39-26 61-76 20-41 25-84 25-115z"><text:p/></draw:path><draw:path draw:style-name="gr3" draw:text-style-name="P6" svg:width="0.0346in" svg:height="0.1512in" svg:x="0.4331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1004in" svg:height="0.0354in" svg:x="0.5343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591in" svg:height="0.0685in" svg:x="0.6925in" svg:y="0.0453in" svg:viewBox="0 0 151 175" svg:d="M138 24c-7 0-13 0-18 6-6 5-7 12-7 15 0 9 7 13 15 13 11 0 22-10 22-25 0-19-19-33-47-33-51 0-103 55-103 110 0 34 22 65 63 65 55 0 88-41 88-45 0-2-2-6-5-6-2 0-3 2-5 5-31 37-73 37-77 37-24 0-35-18-35-42 0-15 7-52 21-77 12-22 33-38 55-38 13 0 27 4 33 15z"><text:p/></draw:path></draw:g>. נבחר <draw:g text:anchor-type="as-char" svg:y="-0.1134in" draw:z-index="65" draw:name="Shape70" draw:style-name="gr1"><svg:title>TexMaths</svg:title><svg:desc>11§display§b = f(a)§svg§600§FALSE§</svg:desc><draw:path draw:style-name="gr2" draw:text-style-name="P5" svg:width="0.5264in" svg:height="0.1358in" svg:x="0in" svg:y="0.0071in" svg:viewBox="0 0 1338 346" svg:d="M670 346c-223 0-447 0-670 0 0-116 0-230 0-346 446 0 892 0 1338 0 0 116 0 230 0 346-223 0-446 0-668 0z"><text:p/></draw:path><draw:path draw:style-name="gr3" draw:text-style-name="P6" svg:width="0.0555in" svg:height="0.1063in" svg:x="-0.0004in" svg:y="0.0071in" svg:viewBox="0 0 142 271" svg:d="M74 4c0-1 0-4-5-4-8 0-37 3-47 3-3 1-8 1-8 8 0 6 4 6 10 6 18 0 19 2 19 6 0 2-3 16-6 23-11 42-21 84-32 127-4 19-5 25-5 37 0 37 20 61 48 61 47 0 94-57 94-112 0-36-21-62-52-62-17 0-33 11-45 23 10-39 19-77 29-116zM37 150c3-8 3-9 6-13 20-26 36-31 47-31 13 0 24 11 24 36 0 23-13 66-19 80-14 27-31 40-47 40-13 0-25-10-25-38 0-8 0-15 6-39 3-12 5-24 8-35z"><text:p/></draw:path><draw:path draw:style-name="gr3" draw:text-style-name="P6" svg:width="0.1008in" svg:height="0.0354in" svg:x="0.108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56in" svg:height="0.1374in" svg:x="0.2681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3661in" svg:y="0in" svg:viewBox="0 0 89 385" svg:d="M89 381c0-1 0-1-7-8-48-49-60-122-60-179 0-68 15-136 63-183 4-5 4-5 4-7 0-3-1-4-3-4-5 0-39 26-62 76-20 42-24 85-24 118 0 28 4 75 25 119 23 47 56 72 61 72 2 0 3-1 3-4z"><text:p/></draw:path><draw:path draw:style-name="gr3" draw:text-style-name="P6" svg:width="0.0693in" svg:height="0.0685in" svg:x="0.4161in" svg:y="0.0453in" svg:viewBox="0 0 177 175" svg:d="M129 25c-8-14-19-25-37-25-45 0-92 57-92 113 0 37 21 62 51 62 7 0 27-1 50-29 3 16 17 29 35 29 14 0 22-9 29-21 7-14 12-37 12-38 0-4-4-4-5-4-4 0-5 1-6 7-7 25-13 47-29 47-11 0-12-10-12-17 0-9 1-11 6-29 4-17 4-20 8-34 4-18 9-36 14-54 3-11 3-12 3-13 0-7-5-11-12-11-9 0-14 9-15 17zM103 124c-2 8-2 8-7 15-18 22-33 27-44 27-19 0-25-21-25-36 0-19 13-66 21-84 12-23 30-37 45-37 25 0 30 32 30 34s0 4-1 7c-7 24-12 49-19 74z"><text:p/></draw:path><draw:path draw:style-name="gr3" draw:text-style-name="P6" svg:width="0.035in" svg:height="0.1512in" svg:x="0.4988in" svg:y="0in" svg:viewBox="0 0 90 385" svg:d="M90 194c0-31-4-77-25-121-23-48-57-73-61-73-2 0-4 2-4 4s0 2 8 9c37 38 59 99 59 181 0 64-14 132-62 180-5 6-5 6-5 7 0 2 2 4 4 4 4 0 39-26 62-76 20-41 24-84 24-115z"><text:p/></draw:path></draw:g>, ולפי מה שהוכח אותו <draw:g text:anchor-type="as-char" svg:y="-0.1063in" draw:z-index="66" draw:name="Shape71" draw:style-name="gr1"><svg:title>TexMaths</svg:title><svg:desc>11§display§b§svg§600§FALSE§</svg:desc><draw:path draw:style-name="gr2" draw:text-style-name="P5" svg:width="0.0465in" svg:height="0.0906in" svg:x="0.0004in" svg:y="0.0071in" svg:viewBox="0 0 119 231" svg:d="M0 0c40 0 79 0 119 0 0 77 0 154 0 231-40 0-79 0-119 0 0-77 0-154 0-231z"><text:p/></draw:path><draw:path draw:style-name="gr3" draw:text-style-name="P6" svg:width="0.0547in" svg:height="0.1063in" svg:x="-0.0004in" svg:y="0in" svg:viewBox="0 0 140 271" svg:d="M75 4c-3-1 0-4-6-4-9 0-37 3-47 4-2 0-7 0-7 8 0 5 4 5 9 5 19 0 20 2 20 6 0 2-4 16-6 23-11 42-20 84-31 126-5 18-7 25-7 38 0 37 21 61 49 61 44 0 91-57 91-114 0-34-20-60-50-60-18 0-33 11-44 23 9-39 19-77 29-116zM38 149c3-8 3-9 6-13 19-25 35-30 45-30 13 0 24 12 24 35s-13 67-20 81c-13 27-29 40-44 40-13 0-26-10-26-39 0-7 0-14 7-38 2-12 5-24 8-36z"><text:p/></draw:path></draw:g><text:s/>מקיים את מה שהיה להוכיח. </text:p>
      <text:p text:style-name="P13"><draw:g text:anchor-type="as-char" svg:y="-0.1134in" draw:z-index="68" draw:name="Shape72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ד) <text:span text:style-name="T7">– סתירה</text:span></text:h>
      <text:p text:style-name="P21"><text:span text:style-name="T2">נתון: </text:span><draw:g text:anchor-type="as-char" svg:y="-0.1075in" draw:z-index="69" draw:name="Shape73" draw:style-name="gr1"><svg:title>TexMaths</svg:title><svg:desc>11§display§g \circ f§svg§600§FALSE§</svg:desc><draw:path draw:style-name="gr2" draw:text-style-name="P5" svg:width="0.289in" svg:height="0.1217in" svg:x="0.0051in" svg:y="0.0075in" svg:viewBox="0 0 735 310" svg:d="M0 0c246 0 490 0 735 0 0 103 0 207 0 310-245 0-489 0-735 0 0-103 0-207 0-310z"><text:p/></draw:path><draw:path draw:style-name="gr3" draw:text-style-name="P6" svg:width="0.0693in" svg:height="0.0976in" svg:x="-0.0004in" svg:y="0.0402in" svg:viewBox="0 0 177 249" svg:d="M176 25c1-2 1-4 1-6 0-7-4-11-11-11-3 0-14 3-15 16-8-14-21-24-36-24-45 0-92 54-92 110 0 37 23 61 51 61 23 0 41-18 45-22-8 33-8 32-12 49-2 4-16 42-56 42-7 0-20 0-31-3 12-4 16-14 16-20 0-7-4-15-15-15-9 0-21 8-21 24 0 15 14 23 52 23 48 0 76-30 81-53 15-56 29-113 43-171zM127 121c-3 10-12 20-20 28-9 6-20 13-32 13-19 0-24-20-24-36 0-18 11-63 21-83 11-19 27-34 43-34 26 0 31 31 31 33s-1 4-2 5c-6 25-12 49-17 74z"><text:p/></draw:path><draw:path draw:style-name="gr3" draw:text-style-name="P6" svg:width="0.0591in" svg:height="0.0591in" svg:x="0.1177in" svg:y="0.0402in" svg:viewBox="0 0 151 151" svg:d="M151 76c0-42-35-76-75-76-42 0-76 35-76 76s34 75 76 75c40 0 75-34 75-75zM76 134c-34 0-61-26-61-58 0-33 27-59 61-59 32 0 59 25 59 59 0 33-27 58-59 58z"><text:p/></draw:path><draw:path draw:style-name="gr3" draw:text-style-name="P6" svg:width="0.0756in" svg:height="0.1374in" svg:x="0.2268in" svg:y="0in" svg:viewBox="0 0 193 350" svg:d="M121 118c11 0 22 0 33 0 8 0 12 0 12-8 0-4-4-4-11-4-11 0-22 0-32 0 4-16 6-30 9-44 1-8 7-36 9-40 3-8 10-13 18-13 2 0 12 0 19 6-17 1-21 16-21 21 0 9 7 13 15 13 10 0 21-7 21-23 0-17-18-26-34-26-13 0-38 7-49 45-2 8-3 12-13 61-9 0-18 0-27 0-7 0-11 0-11 7 0 5 4 5 10 5 9 0 18 0 27 0-10 50-20 100-30 150-7 38-13 73-33 73-2 0-11 0-19-7 18-1 21-15 21-20 0-9-6-14-14-14-10 0-21 8-21 23 0 18 17 27 33 27 21 0 36-23 43-38 13-24 22-71 22-73 8-41 15-81 23-121z"><text:p/></draw:path></draw:g><text:s/>על</text:p>
      <text:p text:style-name="P21"><text:span text:style-name="T2">צ.ל.: </text:span><draw:g text:anchor-type="as-char" svg:y="-0.1075in" draw:z-index="70" draw:name="Shape74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text:s/>לא על</text:p>
      <text:p text:style-name="P21">הוכחה: נראה דוגמה נגדית להיות <draw:g text:anchor-type="as-char" svg:y="-0.1075in" draw:z-index="77" draw:name="Shape75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text:s/>על:</text:p>
      <text:p text:style-name="P8"><draw:g text:anchor-type="as-char" svg:y="-0.1134in" draw:z-index="71" draw:name="Shape76" draw:style-name="gr1"><svg:title>TexMaths</svg:title><svg:desc>11§display§A = \{1\}, B = \{1, 2\}, C = \{1\}§svg§600§FALSE§</svg:desc><draw:path draw:style-name="gr2" draw:text-style-name="P5" svg:width="1.9028in" svg:height="0.1358in" svg:x="0.002in" svg:y="0.0071in" svg:viewBox="0 0 4834 346" svg:d="M2417 346c-806 0-1612 0-2417 0 0-116 0-230 0-346 1611 0 3223 0 4834 0 0 116 0 230 0 346-806 0-1611 0-2417 0z"><text:p/></draw:path><draw:path draw:style-name="gr3" draw:text-style-name="P6" svg:width="0.1039in" svg:height="0.1079in" svg:x="-0.0004in" svg:y="0.0043in" svg:viewBox="0 0 265 275" svg:d="M55 231c-15 26-31 31-47 32-5 1-8 1-8 8 0 2 1 4 4 4 11 0 22-1 33-1 14 0 27 1 39 1 3 0 8 0 8-7 0-4-4-5-6-5-10 0-19-3-19-13 0-4 3-9 6-14 10-17 20-32 30-49 32 0 65 0 96 0 2 9 6 60 6 64 0 11-20 12-28 12-5 0-8 0-8 8 0 4 4 4 5 4 16 0 32-1 49-1 8 0 33 1 42 1 3 0 8 0 8-7 0-5-4-5-9-5-24 0-24-2-25-13-8-79-16-160-24-240 0-8 0-10-7-10-6 0-7 3-11 7-45 74-89 149-134 224zM101 175c26-43 52-85 77-127 5 42 8 84 12 127-29 0-59 0-89 0z"><text:p/></draw:path><draw:path draw:style-name="gr3" draw:text-style-name="P6" svg:width="0.1008in" svg:height="0.0354in" svg:x="0.159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1in" svg:height="0.1512in" svg:x="0.3224in" svg:y="0in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9-20-12-31-15 32-9 46-27 46-49 0-31 0-61 0-92z"><text:p/></draw:path><draw:path draw:style-name="gr3" draw:text-style-name="P6" svg:width="0.05in" svg:height="0.1in" svg:x="0.4008in" svg:y="0.013in" svg:viewBox="0 0 128 255" svg:d="M79 10c0-10 0-10-9-10-24 24-57 24-70 24 0 5 0 8 0 12 8 0 31 0 51-10 0 66 0 133 0 199 0 14-1 18-36 18-4 0-8 0-13 0 0 5 0 9 0 12 15-1 48-1 63-1s49 0 63 1c0-3 0-7 0-12-5 0-8 0-12 0-36 0-37-4-37-18 0-72 0-144 0-215z"><text:p/></draw:path><draw:path draw:style-name="gr3" draw:text-style-name="P6" svg:width="0.0539in" svg:height="0.1512in" svg:x="0.4744in" svg:y="0in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draw:path draw:style-name="gr3" draw:text-style-name="P6" svg:width="0.0173in" svg:height="0.0453in" svg:x="0.5528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6" svg:width="0.1083in" svg:height="0.1028in" svg:x="0.6134in" svg:y="0.0098in" svg:viewBox="0 0 276 262" svg:d="M46 232c-4 15-4 18-35 18-7 0-11 0-11 8 0 4 4 4 11 4 46 0 91 0 138 0 61 0 106-45 106-83 0-27-22-49-59-53 39-8 80-37 80-73 0-29-25-53-71-53-43 0-87 0-130 0-8 0-11 0-11 8 0 4 3 4 10 4 1 0 9 0 15 0 7 1 10 1 10 7 0 1 0 2-1 7-18 69-34 138-52 206zM105 122c7-32 16-64 24-96 3-13 4-14 21-14 16 0 33 0 49 0 34 0 42 22 42 40 0 34-33 70-80 70-19 0-38 0-56 0zM87 250c-6 0-7 0-9 0-3 0-4-1-4-4 0-2 0-2 2-9 9-36 18-71 26-106 25 0 49 0 73 0 37 0 45 28 45 45 0 36-35 74-80 74-18 0-35 0-53 0z"><text:p/></draw:path><draw:path draw:style-name="gr3" draw:text-style-name="P6" svg:width="0.1008in" svg:height="0.0354in" svg:x="0.781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1in" svg:height="0.1512in" svg:x="0.9445in" svg:y="0in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9-20-12-31-15 32-9 46-27 46-49 0-31 0-61 0-92z"><text:p/></draw:path><draw:path draw:style-name="gr3" draw:text-style-name="P6" svg:width="0.05in" svg:height="0.1in" svg:x="1.0224in" svg:y="0.013in" svg:viewBox="0 0 128 255" svg:d="M79 10c0-10 0-10-9-10-24 24-57 24-70 24 0 5 0 8 0 12 8 0 31 0 51-10 0 66 0 133 0 199 0 14-1 18-36 18-4 0-8 0-13 0 0 5 0 9 0 12 15-1 48-1 63-1s49 0 63 1c0-3 0-7 0-12-5 0-8 0-12 0-36 0-37-4-37-18 0-72 0-144 0-215z"><text:p/></draw:path><draw:path draw:style-name="gr3" draw:text-style-name="P6" svg:width="0.0173in" svg:height="0.0453in" svg:x="1.098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6" svg:width="0.0606in" svg:height="0.1in" svg:x="1.1602in" svg:y="0.013in" svg:viewBox="0 0 155 255" svg:d="M31 226c13-14 27-26 41-39 60-53 83-74 83-112 0-44-35-75-82-75-44 0-73 35-73 69 0 22 20 22 21 22 7 0 20-4 20-21 0-9-7-19-20-19-3 0-4 0-6 0 9-26 30-39 53-39 35 0 52 31 52 63 0 31-20 60-41 85-25 27-49 54-75 81-4 5-4 6-4 14 48 0 96 0 144 0 3-22 8-44 11-66-3 0-6 0-10 0-2 12-4 28-9 33-2 4-27 4-36 4-23 0-46 0-69 0z"><text:p/></draw:path><draw:path draw:style-name="gr3" draw:text-style-name="P6" svg:width="0.0539in" svg:height="0.1512in" svg:x="1.2398in" svg:y="0in" svg:viewBox="0 0 138 385" svg:d="M56 334c0 15-11 40-53 43-2 0-3 2-3 4 0 4 4 4 8 4 37 0 73-18 73-48 0-29 0-58 0-88 0-16 0-28 16-40 13-11 28-11 36-12 2 0 5-1 5-4 0-4-3-4-7-4-25-2-44-15-48-35-2-3-2-4-2-19 0-25 0-50 0-76 0-16 0-28-18-42-16-13-42-17-55-17-4 0-8 0-8 4 0 5 2 5 7 5 24 1 43 14 47 33 2 4 2 4 2 19 0 26 0 54 0 81 0 18 2 24 16 36 7 8 18 12 29 15-32 10-45 26-45 48 0 31 0 62 0 93z"><text:p/></draw:path><draw:path draw:style-name="gr3" draw:text-style-name="P6" svg:width="0.0173in" svg:height="0.0453in" svg:x="1.3181in" svg:y="0.0972in" svg:viewBox="0 0 45 116" svg:d="M45 41c0-26-10-41-25-41-12 0-20 10-20 21 0 10 8 20 20 20 4 0 10-1 13-5 2-1 1-1 2-1s1 0 1 6c0 28-13 51-26 64-4 4-4 5-4 6 0 2 2 5 4 5 4 0 35-30 35-75z"><text:p/></draw:path><draw:path draw:style-name="gr3" draw:text-style-name="P6" svg:width="0.1079in" svg:height="0.1098in" svg:x="1.3803in" svg:y="0.0067in" svg:viewBox="0 0 275 280" svg:d="M275 3c0-1-1-3-4-3-1 0-3 0-7 4-9 10-18 20-26 30-4-5-22-34-65-34-86 0-173 85-173 175 0 63 46 105 105 105 34 0 63-16 83-33 36-32 43-66 43-68 0-4-3-3-4-4-3 0-5 1-6 4-3 11-12 38-38 60-28 22-52 29-72 29-35 0-76-20-76-80 0-22 8-85 48-130 23-27 59-46 93-46 40 0 63 30 63 75 0 15-1 14-1 19 0 3 4 4 5 4 6 0 6-1 7-8 9-33 16-66 25-99z"><text:p/></draw:path><draw:path draw:style-name="gr3" draw:text-style-name="P6" svg:width="0.1008in" svg:height="0.0354in" svg:x="1.542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1in" svg:height="0.1512in" svg:x="1.7063in" svg:y="0in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9-20-12-31-15 32-9 46-27 46-49 0-31 0-61 0-92z"><text:p/></draw:path><draw:path draw:style-name="gr3" draw:text-style-name="P6" svg:width="0.05in" svg:height="0.1in" svg:x="1.7846in" svg:y="0.013in" svg:viewBox="0 0 128 255" svg:d="M79 10c0-10 0-10-9-10-24 24-57 24-70 24 0 5 0 8 0 12 8 0 31 0 51-10 0 66 0 133 0 199 0 14-1 18-36 18-4 0-8 0-13 0 0 5 0 9 0 12 15-1 48-1 63-1s49 0 63 1c0-3 0-7 0-12-5 0-8 0-12 0-36 0-37-4-37-18 0-72 0-144 0-215z"><text:p/></draw:path><draw:path draw:style-name="gr3" draw:text-style-name="P6" svg:width="0.0539in" svg:height="0.1512in" svg:x="1.8583in" svg:y="0in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p>
      <text:p text:style-name="P8"><draw:g text:anchor-type="as-char" svg:y="-0.1134in" draw:z-index="73" draw:name="Shape77" draw:style-name="gr1"><svg:title>TexMaths</svg:title><svg:desc>11§display§f = \{\la 1, 1 \ra\}, g = \{\la 1, 1 \ra, \la 2, 1 \ra\}§svg§600§FALSE§</svg:desc><draw:path draw:style-name="gr2" draw:text-style-name="P5" svg:width="2.0016in" svg:height="0.1358in" svg:x="-0.0004in" svg:y="0.0071in" svg:viewBox="0 0 5085 346" svg:d="M2543 346c-848 0-1695 0-2543 0 0-116 0-230 0-346 1695 0 3390 0 5085 0 0 116 0 230 0 346-847 0-1695 0-2542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1008in" svg:height="0.0354in" svg:x="0.133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5in" svg:height="0.1512in" svg:x="0.2969in" svg:y="0in" svg:viewBox="0 0 137 385" svg:d="M81 52c0-16 10-41 53-43 1 0 3-2 3-5 0-4-3-4-7-4-39 0-74 20-74 48 0 29 0 59 0 89 0 15 0 27-15 39s-29 12-38 13c-2 0-3 1-3 4 0 4 2 4 7 4 25 2 44 14 48 34 1 4 1 5 1 19 0 25 0 51 0 76 0 16 0 29 18 43 15 12 40 16 56 16 4 0 7 0 7-4s-2-4-6-4c-24-2-43-15-49-33-1-5-1-5-1-19 0-27 0-54 0-82 0-17-3-24-15-35-8-8-20-12-30-15 31-9 45-27 45-49 0-31 0-61 0-92z"><text:p/></draw:path><draw:path draw:style-name="gr3" draw:text-style-name="P6" svg:width="0.0335in" svg:height="0.1512in" svg:x="0.3787in" svg:y="0in" svg:viewBox="0 0 86 385" svg:d="M85 15c1-4 1-5 1-7 0-5-4-8-8-8-3 0-5 2-9 9-22 59-45 118-67 177-1 2-2 4-2 7 0 2 0 2 2 6 22 59 45 118 67 176 2 5 4 10 9 10 4 0 8-3 8-7 0-1 0-3-1-7-23-59-47-119-70-178 23-60 47-119 70-178z"><text:p/></draw:path><draw:path draw:style-name="gr3" draw:text-style-name="P6" svg:width="0.05in" svg:height="0.1in" svg:x="0.4346in" svg:y="0.013in" svg:viewBox="0 0 128 255" svg:d="M79 10c0-10 0-10-9-10-24 24-57 24-70 24 0 5 0 8 0 12 8 0 31 0 51-10 0 66 0 133 0 199 0 14-2 18-36 18-4 0-8 0-13 0 0 5 0 9 0 12 14-1 47-1 63-1 15 0 49 0 63 1 0-3 0-7 0-12-5 0-8 0-13 0-35 0-36-4-36-18 0-72 0-144 0-215z"><text:p/></draw:path><draw:path draw:style-name="gr3" draw:text-style-name="P6" svg:width="0.0173in" svg:height="0.0453in" svg:x="0.5102in" svg:y="0.0972in" svg:viewBox="0 0 45 116" svg:d="M45 41c0-26-10-41-24-41-13 0-21 10-21 21 0 10 8 20 21 20 4 0 9-1 13-5 1-1 1-1 2-1 0 2 0 0 0 6 0 28-13 50-26 64-5 3-3 5-3 6 0 2 1 5 3 5 4 0 35-30 35-75z"><text:p/></draw:path><draw:path draw:style-name="gr3" draw:text-style-name="P6" svg:width="0.05in" svg:height="0.1in" svg:x="0.5783in" svg:y="0.013in" svg:viewBox="0 0 128 255" svg:d="M79 10c0-10 0-10-9-10-24 24-58 24-70 24 0 5 0 8 0 12 8 0 31 0 51-10 0 66 0 133 0 199 0 14-2 18-36 18-4 0-8 0-13 0 0 5 0 9 0 12 14-1 47-1 63-1 15 0 49 0 63 1 0-3 0-7 0-12-5 0-8 0-13 0-35 0-36-4-36-18 0-72 0-144 0-215z"><text:p/></draw:path><draw:path draw:style-name="gr3" draw:text-style-name="P6" svg:width="0.0335in" svg:height="0.1512in" svg:x="0.6492in" svg:y="0in" svg:viewBox="0 0 86 385" svg:d="M85 199c1-4 1-5 1-6 0-3 0-1-1-6-23-59-45-119-69-178-2-7-4-9-8-9-5 0-8 3-8 8 0 1 0 2 2 6 23 60 45 119 68 179-23 58-45 117-68 177-2 4-2 5-2 8 0 4 3 7 8 7s6-4 7-7c23-60 47-119 70-179z"><text:p/></draw:path><draw:path draw:style-name="gr3" draw:text-style-name="P6" svg:width="0.0531in" svg:height="0.1512in" svg:x="0.711in" svg:y="0in" svg:viewBox="0 0 136 385" svg:d="M55 334c0 15-10 40-52 43-2 0-3 2-3 4 0 4 3 4 8 4 37 0 72-18 73-48 0-29 0-58 0-88 0-16 0-28 16-40 13-11 27-11 36-12 2 0 3-1 3-4 0-4-2-4-5-4-25-2-44-15-49-35-1-3-1-4-1-19 0-25 0-50 0-76 0-16 0-28-18-42-16-13-42-17-55-17-5 0-8 0-8 4 0 5 2 5 5 5 25 1 44 14 49 33 1 4 1 4 1 19 0 26 0 54 0 81 0 18 3 24 15 36 9 8 20 12 31 15-32 10-46 26-46 48 0 31 0 62 0 93z"><text:p/></draw:path><draw:path draw:style-name="gr3" draw:text-style-name="P6" svg:width="0.0173in" svg:height="0.0453in" svg:x="0.789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697in" svg:height="0.0976in" svg:x="0.8457in" svg:y="0.0453in" svg:viewBox="0 0 178 249" svg:d="M177 25c0-2 1-4 1-6 0-7-4-11-11-11-4 0-14 3-16 16-7-14-20-24-37-24-44 0-91 54-91 110 0 38 23 61 52 61 22 0 40-18 44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6" svg:width="0.1004in" svg:height="0.0354in" svg:x="0.9728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535in" svg:height="0.1512in" svg:x="1.135in" svg:y="0in" svg:viewBox="0 0 137 385" svg:d="M81 52c0-16 11-41 53-43 2 0 3-2 3-5 0-4-3-4-7-4-39 0-74 20-74 48 0 29 0 59 0 89 0 15 0 27-15 39-14 12-29 12-38 13-1 0-3 1-3 4 0 4 2 4 7 4 25 2 44 14 48 34 1 4 1 5 1 19 0 25 0 51 0 76 0 16 0 29 19 43 14 12 40 16 55 16 4 0 7 0 7-4s-2-4-6-4c-24-2-43-15-49-33-1-5-1-5-1-19 0-27 0-54 0-82 0-17-2-23-15-35-8-8-19-12-30-15 32-9 45-27 45-49 0-31 0-61 0-92z"><text:p/></draw:path><draw:path draw:style-name="gr3" draw:text-style-name="P6" svg:width="0.0339in" svg:height="0.1512in" svg:x="1.2169in" svg:y="0in" svg:viewBox="0 0 87 385" svg:d="M85 15c2-4 2-5 2-7 0-5-3-8-8-8-3 0-6 2-9 9-23 59-45 118-68 177-1 2-2 4-2 7 0 2 0 2 2 6 23 59 45 118 68 176 1 5 4 10 9 10s8-3 8-7c0-1 0-3-2-7-23-59-45-119-69-178 24-60 46-119 69-178z"><text:p/></draw:path><draw:path draw:style-name="gr3" draw:text-style-name="P6" svg:width="0.05in" svg:height="0.1in" svg:x="1.2732in" svg:y="0.013in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6" svg:width="0.0173in" svg:height="0.0453in" svg:x="1.3488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492in" svg:height="0.1in" svg:x="1.4169in" svg:y="0.013in" svg:viewBox="0 0 126 255" svg:d="M79 10c0-10 0-10-10-10-23 24-57 24-69 24 0 5 0 8 0 12 8 0 30 0 51-10 0 66 0 133 0 199 0 14-3 18-37 18-4 0-7 0-12 0 0 5 0 9 0 12 13-1 46-1 63-1 15 0 48 0 61 1 0-3 0-7 0-12-4 0-7 0-12 0-34 0-35-4-35-18 0-72 0-144 0-215z"><text:p/></draw:path><draw:path draw:style-name="gr3" draw:text-style-name="P6" svg:width="0.0339in" svg:height="0.1512in" svg:x="1.4878in" svg:y="0in" svg:viewBox="0 0 87 385" svg:d="M85 199c2-4 2-5 2-6 0-3 0-1-2-6-23-59-45-119-69-178-2-7-4-9-8-9-5 0-8 3-8 8 0 1 0 2 2 6 23 60 45 119 68 179-23 58-45 117-68 177-2 4-2 5-2 8 0 4 3 7 8 7s6-4 8-7c24-60 46-119 69-179z"><text:p/></draw:path><draw:path draw:style-name="gr3" draw:text-style-name="P6" svg:width="0.0173in" svg:height="0.0453in" svg:x="1.5516in" svg:y="0.0972in" svg:viewBox="0 0 45 116" svg:d="M45 41c0-26-10-41-25-41-12 0-20 10-20 21 0 10 8 20 20 20 5 0 10-1 14-5 1-1 1-1 2-1 0 2 0 0 0 6 0 28-13 51-26 64-5 4-5 5-5 6 0 2 3 5 5 5 4 0 35-30 35-75z"><text:p/></draw:path><draw:path draw:style-name="gr3" draw:text-style-name="P6" svg:width="0.0339in" svg:height="0.1512in" svg:x="1.6228in" svg:y="0in" svg:viewBox="0 0 87 385" svg:d="M85 15c2-4 2-5 2-7 0-5-3-8-8-8-3 0-6 2-9 9-23 59-45 118-68 177-1 2-2 4-2 7 0 2 0 2 2 6 23 59 45 118 68 176 1 5 4 10 9 10s8-3 8-7c0-1 0-3-2-7-23-59-45-119-69-178 24-60 46-119 69-178z"><text:p/></draw:path><draw:path draw:style-name="gr3" draw:text-style-name="P6" svg:width="0.0602in" svg:height="0.1in" svg:x="1.6728in" svg:y="0.013in" svg:viewBox="0 0 154 255" svg:d="M30 226c13-14 27-26 40-39 61-53 84-74 84-112 0-44-34-75-81-75-44 0-73 35-73 69 0 22 20 22 21 22 6 0 20-4 20-21 0-9-7-19-21-19-4 0-4 0-5 0 9-26 30-39 52-39 35 0 52 31 52 63 0 31-19 60-41 85-24 27-49 54-74 81-4 5-4 6-4 14 47 0 96 0 143 0 3-22 8-44 11-66-3 0-7 0-10 0-1 12-4 28-8 33-3 4-28 4-37 4-23 0-46 0-69 0z"><text:p/></draw:path><draw:path draw:style-name="gr3" draw:text-style-name="P6" svg:width="0.0173in" svg:height="0.0453in" svg:x="1.7543in" svg:y="0.0972in" svg:viewBox="0 0 45 116" svg:d="M45 41c0-26-9-41-24-41-13 0-21 10-21 21 0 10 8 20 21 20 4 0 10-1 13-5 1-1 1-1 2-1 0 2 1 0 1 6 0 28-14 51-26 64-4 4-4 5-4 6 0 2 2 5 4 5 3 0 34-30 34-75z"><text:p/></draw:path><draw:path draw:style-name="gr3" draw:text-style-name="P6" svg:width="0.05in" svg:height="0.1in" svg:x="1.8228in" svg:y="0.013in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6" svg:width="0.0339in" svg:height="0.1512in" svg:x="1.8933in" svg:y="0in" svg:viewBox="0 0 87 385" svg:d="M85 199c2-4 2-5 2-6 0-3 0-1-2-6-23-59-45-119-69-178-2-7-5-9-8-9-5 0-8 3-8 8 0 1 0 2 2 6 23 60 45 119 68 179-23 58-45 117-68 177-2 4-2 5-2 8 0 4 4 7 8 7 5 0 6-4 8-7 24-60 46-119 69-179z"><text:p/></draw:path><draw:path draw:style-name="gr3" draw:text-style-name="P6" svg:width="0.0535in" svg:height="0.1512in" svg:x="1.9555in" svg:y="0in" svg:viewBox="0 0 137 385" svg:d="M56 334c0 15-11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p>
      <text:p text:style-name="P21">נתבונן ב־<draw:g text:anchor-type="as-char" svg:y="-0.1134in" draw:z-index="72" draw:name="Shape78" draw:style-name="gr1"><svg:title>TexMaths</svg:title><svg:desc>11§display§g \circ f = \{ \la 1, 1 \ra \}§svg§600§FALSE§</svg:desc><draw:path draw:style-name="gr2" draw:text-style-name="P5" svg:width="0.9783in" svg:height="0.1354in" svg:x="0.0051in" svg:y="0.0071in" svg:viewBox="0 0 2486 345" svg:d="M0 0c828 0 1658 0 2486 0 0 115 0 230 0 345-828 0-1658 0-2486 0 0-115 0-230 0-345z"><text:p/></draw:path><draw:path draw:style-name="gr3" draw:text-style-name="P6" svg:width="0.0697in" svg:height="0.0972in" svg:x="-0.0004in" svg:y="0.0453in" svg:viewBox="0 0 178 248" svg:d="M177 25c0-3 1-4 1-7 0-7-5-10-12-10-3 0-14 2-15 16-7-14-21-24-37-24-44 0-91 54-91 109 0 39 23 62 51 62 23 0 42-19 45-23v1c-8 34-12 48-12 49-2 3-15 42-56 42-7 0-20-1-31-4 12-4 16-14 16-20 0-7-4-13-15-13-8 0-21 6-21 22 0 15 14 23 52 23 48 0 76-30 81-53 14-56 30-114 44-170zM127 121c-3 10-11 20-20 27-8 6-20 14-32 14-19 0-24-20-24-35 0-19 11-65 21-84 11-20 27-35 44-35 25 0 30 32 30 34 0 1-1 3-1 5-6 25-12 49-18 74z"><text:p/></draw:path><draw:path draw:style-name="gr3" draw:text-style-name="P6" svg:width="0.0587in" svg:height="0.0587in" svg:x="0.1181in" svg:y="0.0453in" svg:viewBox="0 0 150 150" svg:d="M150 75c0-41-34-75-75-75-42 0-75 34-75 75s33 75 75 75c41 0 75-34 75-75zM75 134c-33 0-60-27-60-59s27-60 60-60c32 0 59 27 59 60s-27 59-59 59z"><text:p/></draw:path><draw:path draw:style-name="gr3" draw:text-style-name="P6" svg:width="0.0756in" svg:height="0.137in" svg:x="0.2276in" svg:y="0.0071in" svg:viewBox="0 0 193 349" svg:d="M121 118c11 0 22 0 33 0 8 0 12 0 12-9 0-3-4-3-11-3-11 0-21 0-32 0 4-16 6-30 9-44 1-9 7-36 9-41 3-7 10-13 17-13 3 0 13 0 20 7-17 2-21 15-21 21 0 9 7 14 15 14 10 0 21-9 21-24 0-17-18-26-35-26-12 0-37 7-48 45-2 8-3 12-13 61-9 0-18 0-27 0-7 0-12 0-12 6s5 6 11 6c9 0 17 0 26 0-10 50-19 100-29 151-7 37-13 72-33 72-2 0-12 0-19-7 18-1 21-15 21-21 0-9-6-14-14-14-10 0-21 9-21 24 0 17 17 26 33 26 21 0 36-22 43-37 13-25 22-71 22-74 8-40 15-81 23-120z"><text:p/></draw:path><draw:path draw:style-name="gr3" draw:text-style-name="P6" svg:width="0.1008in" svg:height="0.035in" svg:x="0.36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1in" svg:height="0.1508in" svg:x="0.5236in" svg:y="0in" svg:viewBox="0 0 136 384" svg:d="M81 52c0-16 10-41 52-43 2-1 3-2 3-5 0-4-2-4-6-4-39 0-74 20-75 48 0 29 0 59 0 89 0 14 0 26-15 39-14 11-28 12-37 12-2 0-3 2-3 5 0 2 2 2 6 3 26 1 44 15 48 34 1 5 1 6 1 19 0 25 0 50 0 76 0 16 0 28 19 44 15 11 40 15 56 15 4 0 6 0 6-4 0-3-2-3-5-5-24-1-44-13-48-33-2-3-2-4-2-18 0-27 0-53 0-81 0-17-3-24-15-36-9-9-20-12-31-14 32-9 46-27 46-49 0-31 0-61 0-92z"><text:p/></draw:path><draw:path draw:style-name="gr3" draw:text-style-name="P6" svg:width="0.0335in" svg:height="0.1508in" svg:x="0.6055in" svg:y="0in" svg:viewBox="0 0 86 384" svg:d="M84 14c2-4 2-4 2-6 0-5-3-8-8-8-3 0-6 2-9 9-22 58-45 118-67 177-1 2-2 4-2 7 0 0 0 1 2 5 22 60 45 119 67 177 1 4 4 9 9 9s8-3 8-7c0-2 0-3-2-7-23-60-45-119-69-177 24-60 46-119 69-179z"><text:p/></draw:path><draw:path draw:style-name="gr3" draw:text-style-name="P6" svg:width="0.05in" svg:height="0.1008in" svg:x="0.6614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6" svg:width="0.0173in" svg:height="0.0453in" svg:x="0.7374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6" svg:width="0.05in" svg:height="0.1008in" svg:x="0.8051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6" svg:width="0.0335in" svg:height="0.1508in" svg:x="0.8764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6" svg:width="0.0539in" svg:height="0.1508in" svg:x="0.9378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3 16 36 7 8 18 12 29 16-31 7-45 25-45 47 0 31 0 62 0 93z"><text:p/></draw:path></draw:g>, אשר על <draw:g text:anchor-type="as-char" svg:y="-0.1098in" draw:z-index="74" draw:name="Shape79" draw:style-name="gr1"><svg:title>TexMaths</svg:title><svg:desc>11§display§C§svg§600§FALSE§</svg:desc><draw:path draw:style-name="gr2" draw:text-style-name="P5" svg:width="0.0988in" svg:height="0.0937in" svg:x="-0.0004in" svg:y="0.0071in" svg:viewBox="0 0 252 239" svg:d="M0 0c84 0 168 0 252 0 0 80 0 159 0 239-84 0-168 0-252 0 0-80 0-159 0-239z"><text:p/></draw:path><draw:path draw:style-name="gr3" draw:text-style-name="P6" svg:width="0.1067in" svg:height="0.1094in" svg:x="-0.0004in" svg:y="0in" svg:viewBox="0 0 272 279" svg:d="M272 4c0-2-1-4-5-4-1 0-1 0-5 4-9 10-18 20-28 30-3-5-21-34-63-34-85 0-171 86-171 173 0 64 45 106 103 106 35 0 62-16 83-33 36-32 42-67 42-68 0-4-4-4-5-4-2 0-4 0-4 4-3 11-13 38-40 61-26 21-49 28-69 28-35 0-76-20-76-80 0-22 9-84 47-129 24-27 60-46 93-46 39 0 61 30 61 75 0 15-1 14-1 18s5 5 7 5c4 0 4-1 7-8 7-33 16-65 24-98z"><text:p/></draw:path></draw:g><text:s/>כדרוש. לעומת זאת, <draw:g text:anchor-type="as-char" svg:y="-0.1075in" draw:z-index="75" draw:name="Shape80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text:s/>לא על, וזו <text:span text:style-name="T11">סתירה</text:span>. </text:p>
      <text:p text:style-name="P13"><draw:g text:anchor-type="as-char" svg:y="-0.1134in" draw:z-index="76" draw:name="Shape81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ה) <text:span text:style-name="T12">– לעשות</text:span></text:h>
      <text:p text:style-name="P22">נתון: </text:p>
      <text:h text:style-name="Heading_20_2" text:outline-level="2">שאלה 3</text:h>
      <text:h text:style-name="P15" text:outline-level="3">סעיף (א)</text:h>
      <text:p text:style-name="P22"><text:span text:style-name="T2">נתון: </text:span><draw:g text:anchor-type="as-char" svg:y="-0.1339in" draw:z-index="78" draw:name="Shape82" draw:style-name="gr1"><svg:title>TexMaths</svg:title><svg:desc>11§display§f \colon \N \to \Z, f = \lambda n \in \N. n^2 - 6n + 8§svg§600§FALSE§</svg:desc><draw:path draw:style-name="gr2" draw:text-style-name="P5" svg:width="2.2807in" svg:height="0.148in" svg:x="0.0197in" svg:y="0.0075in" svg:viewBox="0 0 5794 377" svg:d="M0 0c1932 0 3863 0 5794 0 0 125 0 251 0 377-1931 0-3862 0-5794 0 0-126 0-252 0-377z"><text:p/></draw:path><draw:path draw:style-name="gr3" draw:text-style-name="P6" svg:width="0.0756in" svg:height="0.137in" svg:x="0in" svg:y="0.0264in" svg:viewBox="0 0 193 349" svg:d="M121 117c11 0 22 0 33 0 8 0 12 0 12-7 0-5-4-5-11-5-11 0-21 0-32 0 2-15 6-29 8-44 2-8 8-36 10-40 3-7 10-13 17-13 3 0 13 0 20 7-17 1-21 15-21 21 0 9 7 13 15 13 10 0 21-8 21-23 0-17-18-26-35-26-13 0-37 7-48 45-2 8-3 12-13 60-9 0-18 0-27 0-7 0-12 0-12 7 0 5 5 5 11 5 9 0 17 0 26 0-10 51-19 100-29 151-7 37-13 72-34 72-1 0-11 0-18-6 18-1 21-16 21-21 0-9-6-13-14-13-10 0-21 7-21 23 0 17 17 26 32 26 22 0 37-23 44-37 12-24 22-72 22-74 8-39 15-80 23-121z"><text:p/></draw:path><draw:path draw:style-name="gr3" draw:text-style-name="P6" svg:width="0.0157in" svg:height="0.065in" svg:x="0.1126in" svg:y="0.0693in" svg:viewBox="0 0 41 166" svg:d="M41 20c0-11-9-20-20-20s-21 8-21 20c0 11 10 21 21 21s20-9 20-21zM41 145c0-11-9-20-20-20s-21 8-21 20c0 11 10 21 21 21s20-9 20-21z"><text:p/></draw:path><draw:path draw:style-name="gr3" draw:text-style-name="P6" svg:width="0.1028in" svg:height="0.1059in" svg:x="0.1965in" svg:y="0.0291in" svg:viewBox="0 0 262 270" svg:d="M34 34c0 63 0 125 0 187 0 20-3 27-23 28-4 0-11 0-11 7 0 6 7 6 13 6 20 0 41 0 61 0 6 0 12 0 12-6 0-7-6-7-11-7-21-1-24-9-24-28 0-59 0-118 0-176 56 72 111 146 167 218 3 6 4 7 8 7 6 0 6-7 6-13 0-71 0-144 0-216 0-22 3-28 21-28 2 0 9 0 9-6 0-7-6-7-12-7-19 0-39 0-57 0-7 0-14 0-14 7 0 6 8 6 12 6 21 0 25 8 25 29 0 39 0 80 0 120-39-52-78-104-117-157-4-5-5-5-14-5-22 0-45 0-67 0-7 0-12 0-12 7 0 5 5 6 7 6 10 1 18 8 22 12-1 4-1 4-1 9zM219 243c-56-74-112-148-168-221-5-4-5-6-9-9 15 0 31 0 46 0 44 58 87 117 131 176 0 17 0 36 0 54z"><text:p/></draw:path><draw:path draw:style-name="gr3" draw:text-style-name="P6" svg:width="0.1346in" svg:height="0.0787in" svg:x="0.3531in" svg:y="0.0555in" svg:viewBox="0 0 343 201" svg:d="M301 108c-20 16-31 31-35 37-16 26-20 50-20 51 0 5 5 5 8 5 7 0 7-1 9-8 9-38 31-70 75-88 4-2 5-3 5-5 0-3-2-3-2-5-18-6-64-25-79-90-1-4-1-5-8-5-3 0-8 0-8 4 0 1 4 26 20 51 8 12 19 25 35 37-95 0-191 0-287 0-6 0-14 0-14 8s8 8 14 8c96 0 192 0 287 0z"><text:p/></draw:path><draw:path draw:style-name="gr3" draw:text-style-name="P6" svg:width="0.0917in" svg:height="0.1028in" svg:x="0.5437in" svg:y="0.0291in" svg:viewBox="0 0 234 262" svg:d="M219 13c4-4 4-5 4-6 0-7-6-7-13-7-59 0-118 0-177 0-12 0-12 1-13 11-2 18-5 34-7 52 0 2 0 3 0 5 0 6 5 7 7 7 3 0 5-3 6-6 2-9 6-26 29-40 22-15 50-16 63-16 10 0 21 0 31 0-49 78-97 157-146 235-3 6-3 7-3 8 0 6 6 6 13 6 66 0 132 0 198 0 12 0 12-1 13-11 4-25 7-49 10-74 0-5-3-7-6-7-6 0-7 3-8 11-7 31-36 68-91 68-19 0-37 0-55 0 48-78 97-157 145-236zM33 13c7 0 13 0 20 0-10 7-18 13-22 18 1-6 1-12 2-18zM164 13c13 0 26 0 40 0-49 79-97 158-146 236-13 0-26 0-39 0 48-78 97-157 145-236zM185 248c11-5 21-14 30-25-2 8-2 12-4 26-9 0-17 0-26 0z"><text:p/></draw:path><draw:path draw:style-name="gr3" draw:text-style-name="P6" svg:width="0.0177in" svg:height="0.0449in" svg:x="0.6535in" svg:y="0.1165in" svg:viewBox="0 0 46 115" svg:d="M46 41c0-26-10-41-25-41-13 0-21 10-21 20 0 11 8 21 21 21 4 0 10-1 13-6 1 0 1-1 2-1 0 2 1 1 1 7 0 28-13 51-26 63-4 5-4 6-4 7 0 2 2 4 4 4 3 0 35-29 35-74z"><text:p/></draw:path><draw:path draw:style-name="gr3" draw:text-style-name="P6" svg:width="0.0756in" svg:height="0.137in" svg:x="0.7165in" svg:y="0.0264in" svg:viewBox="0 0 193 349" svg:d="M121 117c11 0 23 0 34 0 8 0 11 0 11-7 0-5-3-5-10-5-11 0-22 0-33 0 4-15 6-29 9-44 1-8 7-36 9-40 3-7 10-13 19-13 1 0 11 0 18 7-16 1-21 15-21 21 0 9 7 13 15 13 10 0 21-8 21-23 0-17-18-26-33-26-14 0-38 7-50 45-2 8-3 12-12 60-9 0-19 0-28 0-6 0-11 0-11 7 0 5 4 5 11 5 9 0 17 0 26 0-10 51-20 100-30 151-7 37-13 72-33 72-2 0-11 0-19-6 18-1 21-16 21-21 0-9-6-13-14-13-10 0-21 7-21 23 0 17 17 26 33 26 21 0 36-23 44-37 12-24 21-72 21-74 8-39 15-80 23-121z"><text:p/></draw:path><draw:path draw:style-name="gr3" draw:text-style-name="P6" svg:width="0.1008in" svg:height="0.035in" svg:x="0.85in" svg:y="0.0783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6" svg:width="0.0748in" svg:height="0.1067in" svg:x="1.0102in" svg:y="0.0283in" svg:viewBox="0 0 191 272" svg:d="M118 156c16 39 34 98 40 106 7 9 10 9 21 9 3 0 6 0 8 0 4 0 4-3 4-4s0-1-2-4c-3-4-5-9-9-17-26-73-51-146-78-219-8-22-29-27-47-27-2 0-7 0-7 4s3 5 4 5c12 2 15 4 25 31 12 34 25 69 37 104-35 35-71 70-106 105-6 5-8 7-8 11 0 7 6 12 12 12s10-4 12-9c31-36 63-71 94-107z"><text:p/></draw:path><draw:path draw:style-name="gr3" draw:text-style-name="P6" svg:width="0.0819in" svg:height="0.0685in" svg:x="1.0957in" svg:y="0.0665in" svg:viewBox="0 0 209 175" svg:d="M23 147c-1 7-4 15-4 17 0 7 5 11 12 11 4 0 11-4 14-11 0-2 5-19 7-29 3-12 5-23 9-34 2-9 4-18 6-26 1-7 5-18 6-20 5-11 25-46 62-46 18 0 21 14 21 26 0 24-18 74-25 90-3 9-4 13-4 18 0 18 14 32 31 32 37 0 51-56 51-60s-3-4-4-4c-4 0-4 1-6 8-8 26-21 47-39 47-7 0-9-4-9-12 0-10 3-20 6-28 8-21 23-63 23-85 0-26-16-41-44-41-35 0-53 24-60 33-2-21-18-33-35-33-18 0-26 15-30 22-5 13-11 36-11 37 0 4 3 4 4 4 5 0 5 0 7-9 7-28 14-45 29-45 7 0 12 4 12 17 0 8-1 12-7 32-8 30-14 59-22 89z"><text:p/></draw:path><draw:path draw:style-name="gr3" draw:text-style-name="P6" svg:width="0.076in" svg:height="0.087in" svg:x="1.2366in" svg:y="0.052in" svg:viewBox="0 0 194 222" svg:d="M180 119c7 0 14 0 14-8s-7-8-14-8c-55 0-108 0-163 0 4-51 48-88 103-88 20 0 41 0 60 0 7 0 14 0 14-7 0-8-7-8-14-8-20 0-40 0-61 0-66 0-119 49-119 111 0 61 53 111 119 111 21 0 41 0 61 0 7 0 14 0 14-8 0-7-7-7-14-7-19 0-40 0-60 0-55 0-99-37-103-88 55 0 108 0 163 0z"><text:p/></draw:path><draw:path draw:style-name="gr3" draw:text-style-name="P6" svg:width="0.1028in" svg:height="0.1059in" svg:x="1.3717in" svg:y="0.0291in" svg:viewBox="0 0 262 270" svg:d="M33 34c0 63 0 125 0 187 0 20-2 27-22 28-4 0-11 0-11 7 0 6 6 6 13 6 20 0 40 0 60 0 7 0 13 0 13-6 0-7-7-7-12-7-21-1-24-9-24-28 0-59 0-118 0-176 56 72 111 146 167 218 3 6 5 7 7 7 7 0 7-7 7-13 0-71 0-144 0-216 0-22 3-28 22-28 2 0 9 0 9-6 0-7-7-7-13-7-19 0-38 0-56 0-8 0-14 0-14 7 0 6 7 6 11 6 22 0 26 8 26 29 0 39 0 80 0 120-40-52-78-104-118-157-3-5-4-5-13-5-22 0-45 0-67 0-8 0-14 0-14 7 0 5 6 6 8 6 11 1 19 8 22 12-1 4-1 4-1 9zM218 243c-56-74-112-148-168-221-4-4-4-6-8-9 15 0 31 0 46 0 43 58 87 117 130 176 0 17 0 36 0 54z"><text:p/></draw:path><draw:path draw:style-name="gr3" draw:text-style-name="P6" svg:width="0.0157in" svg:height="0.0157in" svg:x="1.4909in" svg:y="0.1165in" svg:viewBox="0 0 41 41" svg:d="M41 20c0-11-9-20-20-20-12 0-21 8-21 20 0 11 9 21 21 21 11 0 20-9 20-21z"><text:p/></draw:path><draw:path draw:style-name="gr3" draw:text-style-name="P6" svg:width="0.0819in" svg:height="0.0685in" svg:x="1.5248in" svg:y="0.0665in" svg:viewBox="0 0 209 175" svg:d="M22 147c-1 7-3 15-3 17 0 7 5 11 11 11 5 0 12-4 14-11 1-2 6-19 8-29 3-12 5-23 9-34 2-9 4-18 6-26 1-7 5-18 5-20 6-11 26-46 63-46 17 0 21 14 21 26 0 24-20 74-25 90-3 9-4 13-4 18 0 18 13 32 31 32 37 0 51-56 51-60s-3-4-4-4c-5 0-5 1-6 8-8 26-21 47-39 47-7 0-10-4-10-12 0-10 3-20 7-28 7-21 23-63 23-85 0-26-16-41-44-41-35 0-53 24-60 33-2-21-19-33-36-33-19 0-25 15-29 22-5 13-11 36-11 37 0 4 3 4 4 4 4 0 5 0 7-9 7-28 14-45 28-45 7 0 12 4 12 17 0 8-1 12-6 32-8 30-15 59-23 89z"><text:p/></draw:path><draw:path draw:style-name="gr3" draw:text-style-name="P6" svg:width="0.0469in" svg:height="0.0701in" svg:x="1.6181in" svg:y="0in" svg:viewBox="0 0 120 179" svg:d="M120 130c-3 0-7 0-10 0-1 6-3 21-7 25-2 1-23 1-27 1-17 0-33 0-50 0 29-25 39-32 54-45 21-17 40-33 40-58 0-33-30-53-64-53s-56 23-56 48c0 15 11 16 14 16 7 0 15-5 15-15 0-5-3-14-17-14 9-20 28-25 40-25 27 0 42 21 42 43 0 23-18 41-26 51-22 21-44 43-66 65-2 2-2 2-2 10 37 0 74 0 111 0 3-17 6-33 9-49z"><text:p/></draw:path><draw:path draw:style-name="gr3" draw:text-style-name="P6" svg:width="0.0929in" svg:height="0.0055in" svg:x="1.726in" svg:y="0.0929in" svg:viewBox="0 0 237 15" svg:d="M223 15c7 0 14 0 14-7 0-8-7-8-14-8-70 0-139 0-210 0-5 0-13 0-13 8 0 7 8 7 13 7 71 0 140 0 210 0z"><text:p/></draw:path><draw:path draw:style-name="gr3" draw:text-style-name="P6" svg:width="0.063in" svg:height="0.1039in" svg:x="1.872in" svg:y="0.0319in" svg:viewBox="0 0 161 265" svg:d="M35 131c0-4 0-7 0-9 0-98 48-112 67-112 10 0 26 2 34 15-5 0-20 0-20 18 0 12 8 17 17 17 7 0 18-3 18-18 0-23-17-42-49-42-49 0-102 50-102 135 0 102 45 130 81 130 43 0 80-37 80-87 0-48-34-86-77-86-27 0-41 20-49 39zM81 254c-25 0-36-23-38-29-8-18-8-48-8-55 0-31 13-69 48-69 6 0 24 0 36 24 6 14 6 34 6 53 0 18 0 36-6 50-11 23-29 26-38 26z"><text:p/></draw:path><draw:path draw:style-name="gr3" draw:text-style-name="P6" svg:width="0.0823in" svg:height="0.0685in" svg:x="1.9461in" svg:y="0.0665in" svg:viewBox="0 0 210 175" svg:d="M23 147c-1 7-3 15-3 17 0 7 5 11 11 11 4 0 12-4 14-11 0-2 6-19 8-29 2-12 5-23 8-34 3-9 5-18 6-26 2-7 6-18 6-20 5-11 26-46 62-46 18 0 21 14 21 26 0 24-18 74-25 90-3 9-3 13-3 18 0 18 13 32 32 32 36 0 50-56 50-60s-3-4-5-4c-4 0-4 1-6 8-8 26-20 47-39 47-7 0-9-4-9-12 0-10 3-20 6-28 8-21 25-63 25-85 0-26-17-41-46-41-34 0-53 24-60 33-1-21-18-33-35-33-18 0-26 15-29 22-6 13-12 36-12 37 0 4 3 2 4 4 5 0 5 0 7-9 7-28 14-45 29-45 7 0 12 4 12 17 0 8-1 12-7 32-8 30-14 59-22 89z"><text:p/></draw:path><draw:path draw:style-name="gr3" draw:text-style-name="P6" svg:width="0.1004in" svg:height="0.1004in" svg:x="2.0756in" svg:y="0.0457in" svg:viewBox="0 0 256 256" svg:d="M136 136c37 0 72 0 108 0 6 0 12 0 12-8 0-7-6-7-12-7-36 0-71 0-108 0 0-36 0-72 0-108 0-5 0-13-7-13-8 0-8 8-8 13 0 36 0 72 0 108-36 0-73 0-109 0-5 0-12 0-12 7 0 8 7 8 12 8 36 0 73 0 109 0 0 36 0 73 0 108 0 5 0 12 8 12 7 0 7-7 7-12 0-35 0-72 0-108z"><text:p/></draw:path><draw:path draw:style-name="gr3" draw:text-style-name="P6" svg:width="0.063in" svg:height="0.1039in" svg:x="2.2256in" svg:y="0.0319in" svg:viewBox="0 0 161 265" svg:d="M47 81c-17-12-19-25-19-32 0-23 25-39 52-39 29 0 53 20 53 48 0 22-15 40-38 54-16-11-32-21-48-31zM103 117c28-14 48-34 48-59 0-36-35-58-71-58-38 0-69 29-69 65 0 6 0 24 17 43 4 4 18 14 28 19-23 12-56 33-56 72s40 66 80 66c44 0 81-32 81-73 0-14-5-31-19-47-8-8-14-12-39-28zM65 134c15 10 32 20 47 30 11 7 29 18 29 42 0 28-29 48-61 48-33 0-60-25-60-55 0-22 12-48 45-65z"><text:p/></draw:path></draw:g></text:p>
      <text:p text:style-name="P23">חח"ע: <text:span text:style-name="T6">הפונקציה לא חח"ע כי </text:span><text:span text:style-name="T6"><draw:g text:anchor-type="as-char" svg:y="-0.1134in" draw:z-index="79" draw:name="Shape83" draw:style-name="gr1"><svg:title>TexMaths</svg:title><svg:desc>11§display§f(2) = f(4)§svg§600§FALSE§</svg:desc><draw:path draw:style-name="gr2" draw:text-style-name="P5" svg:width="0.7417in" svg:height="0.1358in" svg:x="-0.0004in" svg:y="0.0071in" svg:viewBox="0 0 1885 346" svg:d="M944 346c-315 0-629 0-944 0 0-116 0-230 0-346 628 0 1257 0 1885 0 0 116 0 230 0 346-313 0-628 0-941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602in" svg:height="0.1in" svg:x="0.1496in" svg:y="0.013in" svg:viewBox="0 0 154 255" svg:d="M30 226c13-14 27-26 40-39 61-53 84-74 84-112 0-44-34-75-81-75-44 0-73 35-73 69 0 22 20 22 21 22 6 0 20-4 20-21 0-9-7-19-21-19-2 0-4 0-5 0 9-26 30-39 52-39 35 0 52 31 52 63 0 31-19 60-41 85-24 27-49 54-74 81-4 5-4 6-4 14 48 0 96 0 144 0 3-22 7-44 10-66-3 0-6 0-9 0-2 12-5 28-9 33-3 4-28 4-37 4-23 0-46 0-69 0z"><text:p/></draw:path><draw:path draw:style-name="gr3" draw:text-style-name="P6" svg:width="0.035in" svg:height="0.1512in" svg:x="0.2268in" svg:y="0in" svg:viewBox="0 0 90 385" svg:d="M90 193c0-30-4-76-25-120-23-48-57-73-61-73-2 0-4 2-4 4s0 2 8 9c37 38 59 99 59 180 0 65-14 133-62 181-5 6-5 6-5 7 0 2 2 4 4 4 4 0 39-26 62-76 20-41 24-84 24-116z"><text:p/></draw:path><draw:path draw:style-name="gr3" draw:text-style-name="P6" svg:width="0.1008in" svg:height="0.0354in" svg:x="0.32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52in" svg:height="0.1374in" svg:x="0.4878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5854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673in" svg:height="0.102in" svg:x="0.6335in" svg:y="0.0098in" svg:viewBox="0 0 172 260" svg:d="M103 197c0 11 0 22 0 33 0 13-1 18-29 18-3 0-6 0-8 0 0 4 0 9 0 12 15-1 35-1 52-1 16 0 37 0 52 1 0-3 0-8 0-12-2 0-5 0-7 0-29 0-30-5-30-18 0-11 0-22 0-33 13 0 25 0 39 0 0-4 0-9 0-12-14 0-26 0-39 0 0-58 0-117 0-175 0-8 0-10-7-10-3 0-4 0-7 4-40 61-79 120-119 181 0 3 0 8 0 12 34 0 69 0 103 0zM106 185c-32 0-63 0-95 0 32-48 63-96 95-143 0 47 0 95 0 143z"><text:p/></draw:path><draw:path draw:style-name="gr3" draw:text-style-name="P6" svg:width="0.035in" svg:height="0.1512in" svg:x="0.7142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6"><text:s/>אך </text:span><text:span text:style-name="T6"><draw:g text:anchor-type="as-char" svg:y="-0.1102in" draw:z-index="80" draw:name="Shape84" draw:style-name="gr1"><svg:title>TexMaths</svg:title><svg:desc>11§display§2 \neq 4§svg§600§FALSE§</svg:desc><draw:path draw:style-name="gr2" draw:text-style-name="P5" svg:width="0.3343in" svg:height="0.1256in" svg:x="-0.0004in" svg:y="0.0079in" svg:viewBox="0 0 850 320" svg:d="M426 320c-142 0-284 0-426 0 0-107 0-213 0-320 283 0 567 0 850 0 0 107 0 213 0 320-141 0-283 0-424 0z"><text:p/></draw:path><draw:path draw:style-name="gr3" draw:text-style-name="P6" svg:width="0.0602in" svg:height="0.1004in" svg:x="-0.0004in" svg:y="0.0079in" svg:viewBox="0 0 154 256" svg:d="M30 226c13-13 27-26 40-38 61-53 84-74 84-113 0-44-35-75-82-75-43 0-72 35-72 70 0 22 19 22 20 22 6 0 21-5 21-21 0-10-8-20-21-20-3 0-5 0-6 0 10-25 30-39 53-39 35 0 52 31 52 63 0 31-20 61-41 85-24 28-49 54-74 82-4 4-4 5-4 14 47 0 96 0 143 0 3-22 8-44 11-66-3 0-7 0-10 0-2 11-4 27-9 33-2 3-27 3-36 3-23 0-46 0-69 0z"><text:p/></draw:path><draw:path draw:style-name="gr3" draw:text-style-name="P6" svg:width="0.0756in" svg:height="0.1413in" svg:x="0.1315in" svg:y="0in" svg:viewBox="0 0 193 360" svg:d="M189 15c4-5 4-6 4-7 0-2-3-8-8-8-4 0-6 2-9 8-57 112-115 224-173 336-3 6-3 7-3 8 0 3 2 8 8 8 4 0 5-3 9-8 57-113 115-224 172-337z"><text:p/></draw:path><draw:path draw:style-name="gr3" draw:text-style-name="P6" svg:width="0.1004in" svg:height="0.0358in" svg:x="0.1189in" svg:y="0.0528in" svg:viewBox="0 0 256 92" svg:d="M243 17c6 0 13 0 13-8 0-9-7-9-12-9-78 0-155 0-232 0-5 0-12 0-12 9 0 8 7 8 13 8 77 0 153 0 230 0zM244 92c5 0 12-2 12-9 0-9-7-8-13-8-77 0-153 0-230 0-6 0-13-1-13 8 0 7 7 9 12 9 77 0 154 0 232 0z"><text:p/></draw:path><draw:path draw:style-name="gr3" draw:text-style-name="P6" svg:width="0.0673in" svg:height="0.102in" svg:x="0.2744in" svg:y="0.0075in" svg:viewBox="0 0 172 260" svg:d="M103 196c0 13 0 24 0 35 0 13-1 17-29 17-2 0-6 0-8 0 0 5 0 9 0 12 15-1 35-1 52-1 16 0 36 0 53 1 0-3 0-7 0-12-4 0-7 0-9 0-29 0-29-4-29-17 0-11 0-22 0-35 13 0 25 0 39 0 0-3 0-7 0-11-14 0-26 0-39 0 0-58 0-117 0-175 0-8 0-10-6-10-4 0-5 0-8 4-40 61-79 121-119 181 0 4 0 8 0 11 34 0 69 0 103 0zM106 185c-32 0-63 0-95 0 32-48 63-96 95-143 0 47 0 95 0 143z"><text:p/></draw:path></draw:g></text:span><text:span text:style-name="T6"><text:s/></text:span><text:span text:style-name="T6"><draw:g text:anchor-type="as-char" svg:y="-0.1043in" draw:z-index="123" draw:name="Shape85" draw:style-name="gr1"><svg:title>TexMaths</svg:title><svg:desc>11§display§\blacksquare§svg§600§FALSE§</svg:desc><draw:path draw:style-name="gr2" draw:text-style-name="P5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6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span></text:p>
      <text:p text:style-name="P23">על: <text:span text:style-name="T6">הפונקציה לא על כי </text:span><text:span text:style-name="T6"><draw:g text:anchor-type="as-char" svg:y="-0.1354in" draw:z-index="81" draw:name="Shape86" draw:style-name="gr1"><svg:title>TexMaths</svg:title><svg:desc>11§display§n^2 - 6n + 8 = -2 \implies n^2 - 6n + 10 = 0 \implies n = 3 \pm i \not\in \N§svg§600§FALSE§</svg:desc><draw:path draw:style-name="gr2" draw:text-style-name="P5" svg:width="4.0165in" svg:height="0.15in" svg:x="0.0394in" svg:y="0.0075in" svg:viewBox="0 0 10203 382" svg:d="M5103 382c-1702 0-3402 0-5103 0 0-128 0-254 0-382 3401 0 6802 0 10203 0 0 128 0 254 0 382-1700 0-3401 0-5100 0z"><text:p/></draw:path><draw:path draw:style-name="gr3" draw:text-style-name="P6" svg:width="0.0823in" svg:height="0.0685in" svg:x="0in" svg:y="0.0661in" svg:viewBox="0 0 210 175" svg:d="M23 148c-1 6-3 15-3 16 0 8 5 11 11 11 4 0 12-3 14-11 1-1 6-19 8-29 3-12 5-23 9-34 2-8 4-17 6-26 1-7 5-18 5-19 5-12 26-47 62-47 18 0 21 14 21 26 0 24-19 74-24 91-4 8-4 13-4 17 0 19 13 32 31 32 37 0 51-56 51-59 0-5-3-5-4-5-5 0-5 1-7 8-8 26-20 47-38 47-7 0-10-3-10-12 0-10 3-20 6-27 8-21 24-63 24-85 0-27-16-42-45-42-34 0-52 24-59 34-2-22-19-34-36-34-18 0-26 15-29 22-7 13-12 36-12 37 0 5 4 5 5 5 4 0 5-1 7-10 7-26 14-45 28-45 7 0 12 4 12 17 0 8-1 13-6 32-8 30-15 60-23 90z"><text:p/></draw:path><draw:path draw:style-name="gr3" draw:text-style-name="P6" svg:width="0.0465in" svg:height="0.0705in" svg:x="0.0941in" svg:y="-0.0004in" svg:viewBox="0 0 119 180" svg:d="M119 131c-4 0-6 0-9 0-1 6-3 21-7 24-2 1-23 1-27 1-17 0-33 0-50 0 29-24 38-32 54-45 20-15 39-33 39-58 0-33-29-53-63-53s-56 24-56 48c0 15 11 16 14 16 7 0 15-5 15-14 0-6-3-15-17-15 9-20 28-25 40-25 27 0 41 21 41 43 0 23-17 42-26 52-22 21-43 43-65 65-2 2-2 2-2 10 37 0 74 0 111 0 2-17 6-34 8-49z"><text:p/></draw:path><draw:path draw:style-name="gr3" draw:text-style-name="P6" svg:width="0.0925in" svg:height="0.0055in" svg:x="0.2016in" svg:y="0.0917in" svg:viewBox="0 0 236 15" svg:d="M222 15c7 0 14 0 14-7 0-8-7-8-14-8-69 0-140 0-209 0-6 0-13 0-13 8 0 7 7 7 13 7 69 0 140 0 209 0z"><text:p/></draw:path><draw:path draw:style-name="gr3" draw:text-style-name="P6" svg:width="0.063in" svg:height="0.1039in" svg:x="0.3476in" svg:y="0.0319in" svg:viewBox="0 0 161 265" svg:d="M35 131c0-3 0-7 0-9 0-98 47-112 67-112 10 0 26 2 34 15-5 0-21 0-21 18 0 12 9 18 18 18 7 0 18-4 18-19 0-23-17-42-50-42-48 0-101 51-101 135 0 103 45 130 81 130 43 0 80-36 80-87 0-48-35-85-77-85-27 0-41 19-49 38zM81 254c-25 0-36-23-38-28-8-18-8-49-8-55 0-31 13-70 47-70 7 0 25 0 37 25 6 14 6 34 6 52 0 19 0 39-6 51-11 23-29 25-38 25z"><text:p/></draw:path><draw:path draw:style-name="gr3" draw:text-style-name="P6" svg:width="0.0823in" svg:height="0.0685in" svg:x="0.4217in" svg:y="0.0661in" svg:viewBox="0 0 210 175" svg:d="M23 148c-1 6-3 15-3 16 0 8 5 11 11 11 4 0 12-3 14-11 0-1 6-19 8-29 2-12 5-23 7-34 3-8 6-17 7-26 2-7 6-18 6-19 5-12 26-47 62-47 18 0 21 14 21 26 0 24-19 74-25 91-3 8-3 13-3 17 0 19 13 32 31 32 37 0 51-56 51-59 0-5-3-5-5-5-4 0-4 1-6 8-8 26-20 47-40 47-6 0-8-3-8-12 0-10 3-20 6-27 8-21 24-63 24-85 0-27-16-42-45-42-34 0-54 24-60 34-1-22-18-34-35-34-18 0-26 15-29 22-7 13-12 36-12 37 0 5 3 4 4 5 5 0 5-1 7-10 7-26 14-45 29-45 7 0 12 4 12 17 0 8-1 13-7 32-8 30-14 60-22 90z"><text:p/></draw:path><draw:path draw:style-name="gr3" draw:text-style-name="P6" svg:width="0.1004in" svg:height="0.1004in" svg:x="0.5512in" svg:y="0.0449in" svg:viewBox="0 0 256 256" svg:d="M136 135c37 0 72 0 108 0 6 0 12 0 12-7 0-8-6-8-12-8-36 0-71 0-108 0 0-36 0-72 0-108 0-5 0-12-7-12-8 0-8 7-8 12 0 36 0 72 0 108-36 0-73 0-109 0-5 0-12 0-12 8 0 7 7 7 12 7 36 0 73 0 109 0 0 37 0 73 0 108 0 5 0 13 8 13 7 0 7-8 7-13 0-35 0-71 0-108z"><text:p/></draw:path><draw:path draw:style-name="gr3" draw:text-style-name="P6" svg:width="0.063in" svg:height="0.1039in" svg:x="0.7012in" svg:y="0.0319in" svg:viewBox="0 0 161 265" svg:d="M47 82c-17-13-20-26-20-32 0-24 26-40 53-40 29 0 53 20 53 48 0 22-15 41-38 54-16-11-32-21-48-30zM103 118c28-14 48-34 48-60 0-36-36-58-71-58-38 0-69 29-69 65 0 7 0 24 16 43 5 4 19 14 29 21-23 11-56 32-56 70 0 40 40 66 80 66 44 0 81-32 81-72 0-15-5-31-19-48-8-7-13-12-39-27zM65 134c15 10 32 20 47 30 11 8 29 19 29 43 0 28-29 47-61 47-33 0-60-24-60-55 0-22 12-47 45-65z"><text:p/></draw:path><draw:path draw:style-name="gr3" draw:text-style-name="P6" svg:width="0.1008in" svg:height="0.035in" svg:x="0.8217in" svg:y="0.0772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6" svg:width="0.0925in" svg:height="0.0055in" svg:x="0.9866in" svg:y="0.0917in" svg:viewBox="0 0 236 15" svg:d="M222 15c7 0 14 0 14-7 0-8-7-8-14-8-69 0-140 0-209 0-6 0-13 0-13 8 0 7 7 7 13 7 69 0 140 0 209 0z"><text:p/></draw:path><draw:path draw:style-name="gr3" draw:text-style-name="P6" svg:width="0.0602in" svg:height="0.1008in" svg:x="1.1in" svg:y="0.0319in" svg:viewBox="0 0 154 257" svg:d="M30 227c13-12 27-25 40-39 61-53 84-73 84-113 0-43-35-75-83-75-42 0-71 36-71 70 0 23 19 23 20 23 6 0 20-6 20-21 0-10-7-20-20-20-4 0-5 0-6 0 9-26 30-40 53-40 35 0 52 32 52 63 0 32-20 62-41 86-25 27-49 55-75 81-3 5-3 6-3 15 47 0 96 0 143 0 3-22 8-44 11-66-3 0-7 0-10 0-2 12-4 28-9 34-2 2-27 2-36 2-23 0-46 0-69 0z"><text:p/></draw:path><draw:path draw:style-name="gr3" draw:text-style-name="P6" svg:width="0.1004in" svg:height="0.035in" svg:x="1.2614in" svg:y="0.077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346in" svg:height="0.0835in" svg:x="1.3539in" svg:y="0.0535in" svg:viewBox="0 0 343 213" svg:d="M260 76c16 14 36 24 48 30-14 6-33 16-48 29-82 0-164 0-246 0-6 0-14 0-14 8s7 8 13 8c76 0 153 0 229 0-19 19-39 52-39 57s5 5 8 5c2 0 6 0 7-4 9-14 18-35 44-57 27-24 53-34 72-40 7-2 8-3 8-4 1 0 1-1 1-2s0-1 0-2h-1c-1-2-1-2-9-4-51-15-91-50-112-92-4-8-5-8-10-8-3 0-8 0-8 4 0 5 20 39 39 57-76 0-153 0-229 0-6 0-13 0-13 7 0 8 8 8 14 8 82 0 164 0 246 0z"><text:p/></draw:path><draw:path draw:style-name="gr3" draw:text-style-name="P6" svg:width="0.0819in" svg:height="0.0685in" svg:x="1.587in" svg:y="0.0661in" svg:viewBox="0 0 209 175" svg:d="M22 148c-1 6-3 15-3 16 0 8 5 11 11 11 5 0 12-3 14-11 1-1 5-19 8-29 3-12 5-23 8-34 3-8 5-17 7-26 1-7 4-18 4-19 7-12 27-47 64-47 17 0 20 14 20 26 0 24-19 74-24 91-5 8-5 13-5 17 0 19 14 32 32 32 37 0 51-56 51-59 0-5-3-5-4-5-5 0-5 1-6 8-9 26-21 47-40 47-6 0-9-3-9-12 0-10 3-20 7-27 7-21 23-63 23-85 0-27-16-42-44-42-35 0-54 24-60 34-2-22-19-34-36-34-19 0-25 15-29 22-7 13-11 36-11 37 0 5 3 5 4 5 4 0 5-1 7-10 7-26 14-45 27-45 8 0 13 4 13 17 0 8-2 13-6 32-8 30-15 60-23 90z"><text:p/></draw:path><draw:path draw:style-name="gr3" draw:text-style-name="P6" svg:width="0.0465in" svg:height="0.0705in" svg:x="1.6807in" svg:y="-0.0004in" svg:viewBox="0 0 119 180" svg:d="M119 131c-4 0-6 0-9 0-1 6-3 21-7 24-2 1-23 1-27 1-17 0-33 0-50 0 29-24 39-32 54-45 21-15 39-33 39-58 0-33-29-53-63-53s-56 24-56 48c0 15 11 16 14 16 7 0 15-5 15-14 0-6-3-15-17-15 9-20 28-25 40-25 27 0 41 21 41 43 0 23-17 42-25 52-22 21-44 43-66 65-2 2-2 2-2 10 37 0 74 0 111 0 2-17 6-34 8-49z"><text:p/></draw:path><draw:path draw:style-name="gr3" draw:text-style-name="P6" svg:width="0.0925in" svg:height="0.0055in" svg:x="1.7886in" svg:y="0.0917in" svg:viewBox="0 0 236 15" svg:d="M223 15c7 0 13 0 13-7 0-8-6-8-13-8-70 0-139 0-210 0-6 0-13 0-13 8 0 7 7 7 13 7 71 0 140 0 210 0z"><text:p/></draw:path><draw:path draw:style-name="gr3" draw:text-style-name="P6" svg:width="0.063in" svg:height="0.1039in" svg:x="1.9343in" svg:y="0.0319in" svg:viewBox="0 0 161 265" svg:d="M35 131c0-3 0-7 0-9 0-98 47-112 67-112 10 0 26 2 34 15-5 0-21 0-21 18 0 12 9 18 18 18 7 0 18-4 18-19 0-23-17-42-49-42-49 0-102 51-102 135 0 103 45 130 81 130 43 0 80-36 80-87 0-48-35-85-77-85-27 0-41 19-49 38zM81 254c-25 0-36-23-38-28-7-18-7-49-7-55 0-31 12-70 46-70 7 0 25 0 37 25 6 14 6 34 6 52 0 19 0 39-6 51-11 23-29 25-38 25z"><text:p/></draw:path><draw:path draw:style-name="gr3" draw:text-style-name="P6" svg:width="0.0823in" svg:height="0.0685in" svg:x="2.0083in" svg:y="0.0661in" svg:viewBox="0 0 210 175" svg:d="M23 148c-1 6-3 15-3 16 0 8 5 11 11 11 4 0 12-3 14-11 0-1 6-19 8-29 2-12 5-23 7-34 4-8 6-17 7-26 2-7 6-18 6-19 5-12 26-47 62-47 18 0 21 14 21 26 0 24-19 74-25 91-3 8-3 13-3 17 0 19 13 32 31 32 37 0 51-56 51-59 0-5-3-5-4-5-5 0-5 1-7 8-8 26-20 47-40 47-6 0-8-3-8-12 0-10 3-20 6-27 8-21 24-63 24-85 0-27-16-42-45-42-34 0-52 24-59 34-2-22-19-34-36-34-18 0-26 15-29 22-7 13-12 36-12 37 0 5 4 5 5 5 4 0 4-1 7-10 6-26 14-45 28-45 7 0 12 4 12 17 0 8-1 13-7 32-8 30-14 60-22 90z"><text:p/></draw:path><draw:path draw:style-name="gr3" draw:text-style-name="P6" svg:width="0.1008in" svg:height="0.1004in" svg:x="2.1374in" svg:y="0.0449in" svg:viewBox="0 0 257 256" svg:d="M136 135c37 0 72 0 108 0 6 0 13 0 13-7 0-8-7-8-13-8-36 0-71 0-108 0 0-36 0-72 0-108 0-5 0-12-7-12-8 0-8 7-8 12 0 36 0 72 0 108-36 0-73 0-109 0-5 0-12 0-12 8 0 7 7 7 12 7 36 0 73 0 109 0 0 37 0 73 0 108 0 5 0 13 8 13 7 0 7-8 7-13 0-35 0-71 0-108z"><text:p/></draw:path><draw:path draw:style-name="gr3" draw:text-style-name="P6" svg:width="0.05in" svg:height="0.1008in" svg:x="2.2949in" svg:y="0.0319in" svg:viewBox="0 0 128 257" svg:d="M79 11c0-10 0-11-9-11-24 25-58 25-70 25 0 5 0 8 0 12 8 0 31 0 51-9 0 66 0 132 0 198 0 14-2 19-37 19-4 0-7 0-12 0 0 4 0 8 0 12 13-1 47-1 63-1 15 0 48 0 63 1 0-4 0-8 0-12-5 0-8 0-13 0-35 0-36-5-36-19 0-72 0-143 0-215z"><text:p/></draw:path><draw:path draw:style-name="gr3" draw:text-style-name="P6" svg:width="0.0638in" svg:height="0.1039in" svg:x="2.363in" svg:y="0.0319in" svg:viewBox="0 0 163 265" svg:d="M163 134c0-30-2-61-16-90-17-37-49-44-66-44-23 0-51 11-67 46-12 27-14 58-14 88 0 29 1 64 18 92 16 32 45 39 63 39 21 0 50-8 67-44 13-26 15-56 15-87zM81 257c-15 0-38-10-45-46-4-23-4-59-4-81 0-25 0-51 3-72 8-46 36-49 46-49 12 0 39 6 45 45 5 22 5 51 5 76 0 29 0 55-5 79-5 37-27 48-45 48z"><text:p/></draw:path><draw:path draw:style-name="gr3" draw:text-style-name="P6" svg:width="0.1008in" svg:height="0.035in" svg:x="2.4839in" svg:y="0.077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8in" svg:height="0.1039in" svg:x="2.6421in" svg:y="0.0319in" svg:viewBox="0 0 163 265" svg:d="M163 134c0-30-2-61-16-90-17-37-49-44-66-44-23 0-50 11-67 46-12 27-14 58-14 88 0 29 2 64 18 92 16 32 45 39 63 39 21 0 51-8 67-44 13-26 15-56 15-87zM81 257c-15 0-37-10-45-46-4-23-4-59-4-81 0-25 0-51 3-72 8-46 36-49 46-49 14 0 39 6 45 45 5 22 5 51 5 76 0 29 0 55-5 79-5 37-27 48-45 48z"><text:p/></draw:path><draw:path draw:style-name="gr3" draw:text-style-name="P6" svg:width="0.1008in" svg:height="0.035in" svg:x="2.8051in" svg:y="0.077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346in" svg:height="0.0835in" svg:x="2.8984in" svg:y="0.0535in" svg:viewBox="0 0 343 213" svg:d="M258 76c17 14 37 24 50 30-14 6-33 16-50 29-81 0-163 0-245 0-6 0-13 0-13 8s7 8 13 8c76 0 153 0 229 0-19 19-40 52-40 57s6 5 8 5c3 0 6 0 8-4 7-14 18-35 44-57 26-24 53-34 72-40 7-2 7-3 8-4 1 0 1-1 1-2s0-1-1-2h-1c-1-2-1-2-9-4-52-15-90-50-112-92-4-8-4-8-10-8-2 0-8 0-8 4 0 5 20 39 40 57-76 0-153 0-229 0-6 0-13 0-13 7 0 8 7 8 13 8 82 0 164 0 245 0z"><text:p/></draw:path><draw:path draw:style-name="gr3" draw:text-style-name="P6" svg:width="0.0819in" svg:height="0.0685in" svg:x="3.1311in" svg:y="0.0661in" svg:viewBox="0 0 209 175" svg:d="M23 148c-1 6-3 15-3 16 0 8 5 11 11 11 4 0 11-3 14-11 0-1 4-19 7-29 3-12 5-23 8-34 3-8 5-17 7-26 2-7 4-18 6-19 5-12 26-47 62-47 18 0 21 14 21 26 0 24-19 74-25 91-3 8-3 13-3 17 0 19 13 32 30 32 37 0 51-56 51-59 0-5-3-5-4-5-4 0-4 1-6 8-8 26-21 47-40 47-6 0-8-3-8-12 0-10 3-20 6-27 8-21 23-63 23-85 0-27-16-42-44-42-35 0-54 24-60 34-2-22-18-34-35-34-18 0-26 15-29 22-7 13-12 36-12 37 0 5 3 4 4 5 5 0 5-1 7-10 7-26 14-45 29-45 7 0 12 4 12 17 0 8-1 13-7 32-8 30-14 60-22 90z"><text:p/></draw:path><draw:path draw:style-name="gr3" draw:text-style-name="P6" svg:width="0.1008in" svg:height="0.035in" svg:x="3.2685in" svg:y="0.077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in" svg:height="0.1039in" svg:x="3.4272in" svg:y="0.0319in" svg:viewBox="0 0 161 265" svg:d="M96 122c32-11 54-37 54-68 0-32-35-54-71-54-39 0-68 23-68 53 0 13 8 20 19 20 12 0 19-8 19-19 0-20-17-20-23-20 12-19 38-24 51-24 16 0 37 9 37 44 0 4-1 26-11 43-11 19-24 20-34 21-3 0-12 1-15 1s-6 0-6 4c0 5 3 5 9 5s12 0 18 0c32 0 46 26 46 64 0 51-28 62-44 62-17 0-45-6-59-28 14 1 25-7 25-21s-10-22-21-22c-10 0-22 5-22 23 0 34 36 59 78 59 47 0 83-35 83-73 0-32-25-62-65-70z"><text:p/></draw:path><draw:path draw:style-name="gr3" draw:text-style-name="P6" svg:width="0.1012in" svg:height="0.1008in" svg:x="3.539in" svg:y="0.0319in" svg:viewBox="0 0 258 257" svg:d="M137 137c37 0 72 0 108 0 6 0 13 0 13-8s-7-8-13-8c-36 0-71 0-108 0 0-36 0-71 0-107 0-5 0-14-7-14-8 0-8 8-8 13 0 37 0 72 0 108-36 0-71 0-108 0-6 0-14 0-14 8s8 8 14 8c37 0 72 0 108 0 0 35 0 70 0 104-36 0-71 0-108 0-6 0-14 0-14 8s8 8 14 8c77 0 154 0 231 0 6 0 13 0 13-8s-7-8-13-8c-36 0-71 0-108 0 0-34 0-69 0-104z"><text:p/></draw:path><draw:path draw:style-name="gr3" draw:text-style-name="P6" svg:width="0.0394in" svg:height="0.1016in" svg:x="3.6874in" svg:y="0.0327in" svg:viewBox="0 0 101 259" svg:d="M98 14c0-7-6-14-14-14-10 0-21 10-21 21 0 7 5 13 15 13 9 0 20-9 20-20zM69 160c5-11 5-12 8-23 3-8 5-14 5-20 0-18-12-32-31-32-37 0-51 56-51 59 0 5 3 5 4 5 4 0 5-1 7-8 10-36 25-47 38-47 4 0 10 0 10 12 0 7-3 16-4 20-3 9-21 55-26 71-5 10-9 23-9 30 0 19 13 32 31 32 36 0 50-55 50-59s-3-4-4-4c-4 0-4 1-6 8-6 23-20 46-39 46-7 0-9-3-9-12 0-10 2-14 11-38 5-14 10-27 15-40z"><text:p/></draw:path><draw:path draw:style-name="gr3" draw:text-style-name="P6" svg:width="0.0752in" svg:height="0.1409in" svg:x="3.7988in" svg:y="0.0244in" svg:viewBox="0 0 192 359" svg:d="M190 15c2-5 2-6 2-7 0-4-2-8-7-8s-6 2-8 8c-58 112-115 223-174 336-3 5-3 6-3 7 0 4 3 8 8 8 4 0 5-2 8-8 59-112 116-223 174-336z"><text:p/></draw:path><draw:path draw:style-name="gr3" draw:text-style-name="P6" svg:width="0.076in" svg:height="0.0878in" svg:x="3.7902in" svg:y="0.0512in" svg:viewBox="0 0 194 224" svg:d="M180 119c7 0 14 0 14-8 0-7-7-7-14-7-55 0-109 0-164 0 5-52 49-89 104-89 20 0 41 0 60 0 7 0 14 0 14-7 0-8-7-8-14-8-21 0-40 0-61 0-66 0-119 50-119 111 0 62 53 113 119 113 21 0 40 0 61 0 7 0 14 0 14-8s-7-8-14-8c-19 0-40 0-60 0-55 0-99-37-104-89 55 0 109 0 164 0z"><text:p/></draw:path><draw:path draw:style-name="gr3" draw:text-style-name="P6" svg:width="0.1028in" svg:height="0.1063in" svg:x="3.9252in" svg:y="0.0291in" svg:viewBox="0 0 262 271" svg:d="M33 34c0 63 0 126 0 190 0 18-2 25-22 26-4 0-11 0-11 7 0 6 5 6 13 6 20 0 40 0 60 0 7 0 13 0 13-6 0-7-7-7-12-7-21-1-25-9-25-28 0-59 0-118 0-177 57 73 112 147 168 219 3 6 5 7 7 7 7 0 7-7 7-13 0-72 0-145 0-217 0-22 4-28 22-28 2 0 9 0 9-6 0-7-6-7-13-7-19 0-38 0-57 0-6 0-13 0-13 7 0 6 7 6 11 6 22 0 26 8 26 29 0 40 0 80 0 121-40-53-79-105-118-157-3-6-5-6-13-6-22 0-45 0-67 0-8 0-14 0-14 7 0 5 6 6 8 6 11 1 19 8 22 12-1 4-1 4-1 9zM218 243c-56-73-112-147-169-221-3-4-3-4-7-9 15 0 31 0 46 0 43 59 87 117 130 176 0 18 0 37 0 54z"><text:p/></draw:path></draw:g></text:span><text:span text:style-name="T6"><text:s/></text:span><text:span text:style-name="T6"><draw:g text:anchor-type="as-char" svg:y="-0.1043in" draw:z-index="122" draw:name="Shape87" draw:style-name="gr1"><svg:title>TexMaths</svg:title><svg:desc>11§display§\blacksquare§svg§600§FALSE§</svg:desc><draw:path draw:style-name="gr2" draw:text-style-name="P5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6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span></text:p>
      <text:h text:style-name="P15" text:outline-level="3">סעיף (ב)</text:h>
      <text:p text:style-name="P22"><text:span text:style-name="T2">נתון: </text:span><draw:g text:anchor-type="as-char" svg:y="-0.1138in" draw:z-index="82" draw:name="Shape88" draw:style-name="gr1"><svg:title>TexMaths</svg:title><svg:desc>11§display§f \colon \powerset(A) \times \powerset(\N) \to \powerset(\N) f = \lambda \la A, B \ra \in \powerset(\N) \times \powerset(\N). A \cap B§svg§600§FALSE§</svg:desc><draw:path draw:style-name="gr2" draw:text-style-name="P5" svg:width="3.9634in" svg:height="0.1362in" svg:x="0in" svg:y="0.0079in" svg:viewBox="0 0 10068 347" svg:d="M5035 347c-1679 0-3356 0-5035 0 0-116 0-231 0-347 3356 0 6712 0 10068 0 0 116 0 231 0 347-1677 0-3356 0-5033 0z"><text:p/></draw:path><draw:path draw:style-name="gr3" draw:text-style-name="P6" svg:width="0.0756in" svg:height="0.1378in" svg:x="0.0004in" svg:y="0.0075in" svg:viewBox="0 0 193 351" svg:d="M121 118c11 0 22 0 33 0 8 0 12 0 12-8 0-4-4-4-11-4-11 0-21 0-32 0 4-15 6-30 9-44 1-8 7-36 9-40 3-8 10-13 19-13 1 0 11 0 18 6-17 2-21 16-21 21 0 9 7 14 15 14 10 0 21-9 21-24 0-17-18-26-33-26-14 0-38 7-50 45-2 8-3 12-13 61-9 0-18 0-27 0-7 0-11 0-11 7 0 5 4 5 10 5 9 0 18 0 27 0-10 50-20 101-30 152-7 37-13 72-33 72-2 0-11 0-19-6 18-1 21-16 21-21 0-9-6-13-14-13-10 0-21 8-21 23 0 17 17 26 33 26 21 0 36-23 43-37 13-25 22-71 22-74 8-41 15-82 23-122z"><text:p/></draw:path><draw:path draw:style-name="gr3" draw:text-style-name="P6" svg:width="0.0161in" svg:height="0.065in" svg:x="0.113in" svg:y="0.0484in" svg:viewBox="0 0 42 166" svg:d="M42 21c0-12-10-21-21-21s-21 10-21 21c0 12 10 20 21 20s21-9 21-20zM42 146c0-12-10-21-21-21s-21 10-21 21c0 12 10 20 21 20s21-9 21-20z"><text:p/></draw:path><draw:path draw:style-name="gr3" draw:text-style-name="P6" svg:width="0.1079in" svg:height="0.111in" svg:x="0.1961in" svg:y="0.0102in" svg:viewBox="0 0 275 283" svg:d="M127 0c-54 0-96 26-112 44-14 15-15 26-15 28s2 3 4 3c6 0 15-6 18-8 9-5 10-8 12-15 6-16 17-29 65-31-7 87-31 172-63 252-2 5-1 4-2 7 0 1 1 3 3 3 7 0 26-9 30-19 20-47 52-136 63-243 6 0 14 0 21 0 46 0 92 18 92 57 0 29-28 83-103 85-8 0-12 0-23 8-7 4-10 8-10 11 0 2 2 2 7 2 71 0 161-60 161-123 0-44-52-61-97-61-17 0-34 0-51 0z"><text:p/></draw:path><draw:path draw:style-name="gr3" draw:text-style-name="P6" svg:width="0.035in" svg:height="0.1516in" svg:x="0.3264in" svg:y="0in" svg:viewBox="0 0 90 386" svg:d="M90 382c0-1 0-1-6-8-49-49-62-122-62-181 0-68 15-135 63-182 5-5 5-5 5-7 0-3-2-4-4-4-5 0-39 26-62 76-20 42-24 85-24 117 0 30 4 77 25 121 23 47 56 72 61 72 2 0 4-1 4-4z"><text:p/></draw:path><draw:path draw:style-name="gr3" draw:text-style-name="P6" svg:width="0.1039in" svg:height="0.1083in" svg:x="0.376in" svg:y="0.0051in" svg:viewBox="0 0 265 276" svg:d="M56 232c-15 26-31 31-47 32-6 1-9 1-9 8 0 2 2 4 6 4 9 0 22-1 33-1 13 0 26 1 38 1 2 0 8 0 8-7 0-4-4-5-7-5-9 0-17-3-17-13 0-4 2-9 5-14 10-17 19-33 29-50 32 0 65 0 96 0 2 9 7 61 7 65 0 11-20 12-27 12-6 0-10 0-10 8 0 4 3 3 5 4 17 0 33-1 49-1 9 0 34 1 44 1 2 0 6 0 6-7 0-5-3-5-9-5-24 0-24-2-25-13-8-80-15-161-23-241-1-8-1-10-8-10-5 0-7 3-10 7-45 74-89 150-134 225zM102 175c26-42 51-85 76-127 5 42 8 85 12 127-29 0-58 0-88 0z"><text:p/></draw:path><draw:path draw:style-name="gr3" draw:text-style-name="P6" svg:width="0.035in" svg:height="0.1516in" svg:x="0.4933in" svg:y="0in" svg:viewBox="0 0 90 386" svg:d="M90 193c0-30-4-76-25-120-23-48-57-73-61-73-2 0-4 2-4 4s0 2 8 9c38 38 60 99 60 180 0 66-14 134-62 182-6 6-6 6-6 7 0 2 2 4 4 4 4 0 39-26 62-76 20-41 24-84 24-117z"><text:p/></draw:path><draw:path draw:style-name="gr3" draw:text-style-name="P6" svg:width="0.0732in" svg:height="0.0728in" svg:x="0.6004in" svg:y="0.0402in" svg:viewBox="0 0 187 186" svg:d="M94 83c-26-26-52-52-77-77-6-5-6-6-9-6-5 0-8 3-8 8 0 2 1 3 4 7 27 26 52 52 79 77-27 27-52 52-79 79-3 4-4 5-4 7 0 5 3 8 8 8 3 0 3-1 9-6 25-25 51-51 77-77 26 27 52 54 79 81 1 0 3 2 6 2 5 0 8-3 8-8 0-1 0-2-2-4 0-1-62-62-80-82 23-23 47-47 70-70 2-2 8-7 10-9 0-1 2-3 2-5 0-5-3-8-8-8-3 0-5 1-10 6-25 25-50 51-75 77z"><text:p/></draw:path><draw:path draw:style-name="gr3" draw:text-style-name="P6" svg:width="0.1079in" svg:height="0.111in" svg:x="0.7331in" svg:y="0.0102in" svg:viewBox="0 0 275 283" svg:d="M127 0c-55 0-96 26-113 44-13 15-14 26-14 28s1 3 3 3c7 0 16-6 19-8 8-5 9-8 12-15 5-16 16-29 65-31-8 87-31 172-63 252-2 5-1 4-2 7 0 1 1 3 3 3 7 0 26-9 29-19 21-47 52-136 64-243 6 0 13 0 20 0 47 0 92 18 92 57 0 29-27 83-102 85-9 0-12 0-23 8-8 4-10 8-10 11 0 2 2 2 6 2 71 0 162-60 162-123 0-44-52-61-97-61-17 0-34 0-51 0z"><text:p/></draw:path><draw:path draw:style-name="gr3" draw:text-style-name="P6" svg:width="0.0346in" svg:height="0.1516in" svg:x="0.8634in" svg:y="0in" svg:viewBox="0 0 89 386" svg:d="M89 382c0-1 0-1-6-8-49-49-61-122-61-181 0-68 14-135 63-182 4-5 4-5 4-7 0-3-1-4-3-4-5 0-39 26-62 76-20 42-24 85-24 117 0 30 4 77 25 121 23 47 56 72 61 72 2 0 3-1 3-4z"><text:p/></draw:path><draw:path draw:style-name="gr3" draw:text-style-name="P6" svg:width="0.1028in" svg:height="0.1067in" svg:x="0.911in" svg:y="0.0102in" svg:viewBox="0 0 262 272" svg:d="M34 35c0 63 0 126 0 188 0 20-3 28-23 28-4 0-11 0-11 7 0 6 7 6 13 6 20 0 41 0 61 0 6 0 12 0 12-6 0-7-6-7-11-7-22 0-24-9-24-29 0-59 0-117 0-177 55 74 111 148 166 221 4 5 5 6 9 6 6 0 6-7 6-13 0-73 0-146 0-218 0-21 3-27 21-28 2 0 9 0 9-6 0-7-6-7-12-7-19 0-39 0-57 0-7 0-14 0-14 7 0 6 8 6 12 6 21 1 25 9 25 29 0 41 0 80 0 121-39-53-78-105-117-157-4-6-5-6-14-6-22 0-45 0-67 0-7 0-12 0-12 7 0 6 5 6 7 6 10 1 18 8 22 12-1 4-1 5-1 10zM219 244c-56-73-112-147-168-221-5-5-5-5-9-10 15 0 31 0 46 0 44 59 87 118 131 176 0 19 0 37 0 55z"><text:p/></draw:path><draw:path draw:style-name="gr3" draw:text-style-name="P6" svg:width="0.035in" svg:height="0.1516in" svg:x="1.026in" svg:y="0in" svg:viewBox="0 0 90 386" svg:d="M90 193c0-30-4-76-25-120-23-48-57-73-61-73-2 0-4 2-4 4s0 2 8 9c37 38 60 99 60 180 0 66-14 134-62 182-6 6-6 6-6 7 0 2 2 4 4 4 4 0 39-26 62-76 20-41 24-84 24-117z"><text:p/></draw:path><draw:path draw:style-name="gr3" draw:text-style-name="P6" svg:width="0.1346in" svg:height="0.0787in" svg:x="1.1272in" svg:y="0.0366in" svg:viewBox="0 0 343 201" svg:d="M301 109c-22 15-31 32-35 36-17 27-21 51-21 52 0 4 6 4 8 4 7 0 8-1 9-7 9-38 32-71 76-88 4-1 5-3 5-6 0-2-2-3-3-3-17-7-64-27-78-91-1-5-2-6-9-6-2 0-8 0-8 4 0 2 5 26 20 51 8 12 20 25 36 37-95 0-191 0-287 0-7 0-14 0-14 8 0 9 7 9 14 9 96 0 192 0 287 0z"><text:p/></draw:path><draw:path draw:style-name="gr3" draw:text-style-name="P6" svg:width="0.1079in" svg:height="0.111in" svg:x="1.3165in" svg:y="0.0102in" svg:viewBox="0 0 275 283" svg:d="M127 0c-55 0-96 26-113 44-13 15-14 26-14 28s1 3 4 3c6 0 15-6 18-8 8-5 9-8 12-15 5-16 16-29 65-31-8 87-31 172-63 252-2 5-1 4-2 7 0 1 1 3 3 3 7 0 26-9 29-19 21-47 53-136 64-243 6 0 13 0 20 0 47 0 92 18 92 57 0 29-27 83-102 85-9 0-12 0-23 8-8 4-10 8-10 11 0 2 2 2 6 2 71 0 162-60 162-123 0-44-52-61-97-61-17 0-34 0-51 0z"><text:p/></draw:path><draw:path draw:style-name="gr3" draw:text-style-name="P6" svg:width="0.0346in" svg:height="0.1516in" svg:x="1.4469in" svg:y="0in" svg:viewBox="0 0 89 386" svg:d="M89 382c0-1 0-1-6-8-49-49-61-122-61-181 0-68 14-135 63-182 4-5 4-5 4-7 0-3-1-4-3-4-5 0-39 26-62 76-20 42-24 85-24 117 0 30 4 77 25 121 23 47 56 72 61 72 2 0 3-1 3-4z"><text:p/></draw:path><draw:path draw:style-name="gr3" draw:text-style-name="P6" svg:width="0.1028in" svg:height="0.1067in" svg:x="1.4945in" svg:y="0.0102in" svg:viewBox="0 0 262 272" svg:d="M34 35c0 63 0 126 0 188 0 20-3 28-23 28-4 0-11 0-11 7 0 6 7 6 13 6 20 0 41 0 61 0 6 0 12 0 12-6 0-7-6-7-11-7-21 0-24-9-24-29 0-59 0-117 0-177 56 74 111 148 167 221 3 5 4 6 8 6 6 0 6-7 6-13 0-73 0-146 0-218 0-21 3-27 21-28 2 0 9 0 9-6 0-7-6-7-12-7-19 0-39 0-57 0-7 0-14 0-14 7 0 6 8 6 12 6 21 1 25 9 25 29 0 41 0 80 0 121-39-53-78-105-117-157-4-6-5-6-14-6-22 0-45 0-67 0-7 0-12 0-12 7 0 6 5 6 7 6 10 1 18 8 22 12-1 4-1 5-1 10zM219 244c-56-73-112-147-168-221-5-5-5-5-9-10 15 0 31 0 46 0 44 59 87 118 131 176 0 19 0 37 0 55z"><text:p/></draw:path><draw:path draw:style-name="gr3" draw:text-style-name="P6" svg:width="0.035in" svg:height="0.1516in" svg:x="1.6094in" svg:y="0in" svg:viewBox="0 0 90 386" svg:d="M90 193c0-30-4-76-25-120-23-48-57-73-61-73-2 0-4 2-4 4s0 2 8 9c38 38 60 99 60 180 0 66-14 134-62 182-6 6-6 6-6 7 0 2 2 4 4 4 4 0 39-26 62-76 20-41 24-84 24-117z"><text:p/></draw:path><draw:path draw:style-name="gr3" draw:text-style-name="P6" svg:width="0.0756in" svg:height="0.1378in" svg:x="1.6681in" svg:y="0.0075in" svg:viewBox="0 0 193 351" svg:d="M121 118c11 0 22 0 33 0 8 0 12 0 12-8 0-4-4-4-11-4-11 0-21 0-32 0 2-15 6-30 8-44 2-8 8-36 10-40 3-8 10-13 17-13 3 0 13 0 20 6-17 2-21 16-21 21 0 9 7 14 15 14 10 0 21-9 21-24 0-17-18-26-35-26-13 0-37 7-48 45-2 8-3 12-13 61-9 0-18 0-27 0-7 0-12 0-12 7 0 5 5 5 11 5 9 0 17 0 26 0-10 50-19 101-29 152-7 37-13 72-33 72-2 0-12 0-19-6 18-1 21-16 21-21 0-9-6-13-14-13-10 0-21 8-21 23 0 17 17 26 33 26 21 0 36-23 43-37 12-25 22-71 22-74 8-41 15-82 23-122z"><text:p/></draw:path><draw:path draw:style-name="gr3" draw:text-style-name="P6" svg:width="0.1008in" svg:height="0.0354in" svg:x="1.8016in" svg:y="0.0579in" svg:viewBox="0 0 257 91" svg:d="M244 17c6 0 13 0 13-9 0-8-7-8-13-8-77 0-154 0-231 0-5 0-13 0-13 8 0 9 8 9 13 9 77 0 154 0 231 0zM244 91c6 0 13 1 13-7s-7-9-13-9c-77 0-154 0-231 0-5 0-13 1-13 9s8 7 13 7c77 0 154 0 231 0z"><text:p/></draw:path><draw:path draw:style-name="gr3" draw:text-style-name="P6" svg:width="0.0748in" svg:height="0.1071in" svg:x="1.9618in" svg:y="0.0087in" svg:viewBox="0 0 191 273" svg:d="M118 155c15 41 34 99 40 108s10 9 20 9c4 0 6 0 9 0 4 0 4-1 4-3s-1-3-2-5c-3-4-5-10-9-17-26-73-52-147-79-219-7-24-28-28-46-28-2 0-8 0-8 4 0 3 3 3 4 4 13 2 16 4 25 31 12 35 25 70 37 105-35 35-71 71-106 106-5 4-7 6-7 12 0 7 7 11 12 11 7 0 9-4 12-9 31-36 63-73 94-109z"><text:p/></draw:path><draw:path draw:style-name="gr3" draw:text-style-name="P6" svg:width="0.0335in" svg:height="0.1516in" svg:x="2.0594in" svg:y="0in" svg:viewBox="0 0 86 386" svg:d="M85 15c1-4 1-5 1-7 0-5-3-8-8-8-3 0-5 2-9 9-22 59-45 118-67 177-1 2-2 4-2 7 0 2 0 2 2 6 22 60 45 118 67 177 3 5 5 10 9 10 5 0 8-3 8-7 0-2 0-3-1-7-23-59-46-120-70-179 24-60 47-118 70-178z"><text:p/></draw:path><draw:path draw:style-name="gr3" draw:text-style-name="P6" svg:width="0.1039in" svg:height="0.1083in" svg:x="2.1071in" svg:y="0.0051in" svg:viewBox="0 0 265 276" svg:d="M56 232c-15 26-31 31-47 32-5 1-9 1-9 8 0 2 2 4 6 4 9 0 22-1 33-1 13 0 26 1 38 1 2 0 8 0 8-7 0-4-4-5-7-5-9 0-17-3-17-13 0-4 2-9 5-14 10-17 19-33 29-50 33 0 65 0 98 0 0 9 5 61 5 65 0 11-20 12-27 12-6 0-9 0-9 8 0 4 3 3 4 4 17 0 33-1 49-1 9 0 34 1 44 1 2 0 6 0 6-7 0-5-3-5-9-5-23 0-23-2-24-13-8-80-16-161-24-241-1-8-1-10-8-10-5 0-7 3-10 7-45 74-89 150-134 225zM102 175c26-42 51-85 76-127 5 42 9 85 13 127-29 0-59 0-89 0z"><text:p/></draw:path><draw:path draw:style-name="gr3" draw:text-style-name="P6" svg:width="0.0173in" svg:height="0.0453in" svg:x="2.2291in" svg:y="0.0984in" svg:viewBox="0 0 45 116" svg:d="M45 41c0-26-10-41-25-41-12 0-20 10-20 21 0 10 8 20 20 20 5 0 10-1 14-5 1-1 1-1 2-1 0 2 0 0 0 6 0 28-13 51-26 64-4 4-4 5-4 6 0 2 2 5 4 5 4 0 35-30 35-75z"><text:p/></draw:path><draw:path draw:style-name="gr3" draw:text-style-name="P6" svg:width="0.1079in" svg:height="0.1031in" svg:x="2.2902in" svg:y="0.0102in" svg:viewBox="0 0 275 263" svg:d="M45 233c-3 15-4 18-35 18-7 0-10 0-10 8 0 4 3 4 10 4 46 0 92 0 139 0 60 0 106-45 106-84 0-27-23-49-60-54 40-7 80-36 80-72 0-29-25-53-71-53-43 0-87 0-130 0-8 0-11 0-11 8 0 4 3 4 11 4 4 0 7 0 14 0 7 1 11 1 11 7 0 1-1 2-2 7-18 70-34 138-52 207zM103 122c8-32 17-64 25-96 3-13 4-14 21-14 16 0 33 0 49 0 34 0 43 22 43 40 0 34-34 70-81 70-19 0-38 0-57 0zM86 251c-6 0-6 0-8 0-4 0-5-1-5-4 0-2 0-2 2-9 9-36 17-72 26-107 24 0 49 0 73 0 37 0 45 27 45 45 0 37-34 75-80 75-18 0-36 0-53 0z"><text:p/></draw:path><draw:path draw:style-name="gr3" draw:text-style-name="P6" svg:width="0.0339in" svg:height="0.1516in" svg:x="2.415in" svg:y="0in" svg:viewBox="0 0 87 386" svg:d="M85 199c2-4 2-4 2-6s0-2-2-6c-23-59-45-119-68-178-3-7-5-9-9-9-5 0-8 3-8 8 0 1 0 2 2 6 23 60 45 119 68 179-23 59-45 118-68 178-2 4-2 5-2 8 0 4 3 7 8 7s6-4 9-7c23-60 45-120 68-180z"><text:p/></draw:path><draw:path draw:style-name="gr3" draw:text-style-name="P6" svg:width="0.076in" svg:height="0.0874in" svg:x="2.5205in" svg:y="0.0319in" svg:viewBox="0 0 194 223" svg:d="M180 120c7 0 14 0 14-9 0-8-7-8-14-8-55 0-108 0-163 0 4-50 48-88 103-88 20 0 41 0 60 0 7 0 14 0 14-7 0-8-7-8-14-8-20 0-40 0-61 0-66 0-119 50-119 111 0 63 53 112 119 112 21 0 41 0 61 0 7 0 14 0 14-7 0-8-7-8-14-8-19 0-40 0-60 0-55 0-99-37-103-88 55 0 108 0 163 0z"><text:p/></draw:path><draw:path draw:style-name="gr3" draw:text-style-name="P6" svg:width="0.1079in" svg:height="0.111in" svg:x="2.6551in" svg:y="0.0102in" svg:viewBox="0 0 275 283" svg:d="M125 0c-53 0-95 26-111 44-13 15-14 26-14 28s1 3 3 3c7 0 16-6 19-8 8-5 9-8 11-15 6-16 17-29 65-31-7 87-30 172-63 252-2 5-1 4-2 7 0 1 1 3 4 3 6 0 25-9 29-19 20-47 52-136 64-243 6 0 13 0 20 0 47 0 92 18 92 57 0 29-27 83-103 85-8 0-12 0-23 8-7 4-10 8-10 11 0 2 2 2 7 2 71 0 162-60 162-123 0-44-53-61-97-61-17 0-35 0-53 0z"><text:p/></draw:path><draw:path draw:style-name="gr3" draw:text-style-name="P6" svg:width="0.035in" svg:height="0.1516in" svg:x="2.785in" svg:y="0in" svg:viewBox="0 0 90 386" svg:d="M90 382c0-1 0-1-6-8-49-49-61-122-61-181 0-68 14-135 62-182 5-5 5-5 5-7 0-3-2-4-4-4-3 0-39 26-62 76-20 42-24 85-24 117 0 30 4 77 25 121 25 47 58 72 61 72 2 0 4-1 4-4z"><text:p/></draw:path><draw:path draw:style-name="gr3" draw:text-style-name="P6" svg:width="0.1028in" svg:height="0.1067in" svg:x="2.8331in" svg:y="0.0102in" svg:viewBox="0 0 262 272" svg:d="M33 35c0 63 0 126 0 188 0 20-2 28-22 28-4 0-11 0-11 7 0 6 7 6 13 6 20 0 40 0 60 0 7 0 13 0 13-6 0-7-7-7-12-7-21 0-24-9-24-29 0-59 0-117 0-177 56 74 111 148 167 221 3 5 5 6 7 6 7 0 7-7 7-13 0-73 0-146 0-218 0-21 4-27 22-28 2 0 9 0 9-6 0-7-6-7-13-7-19 0-38 0-56 0-7 0-14 0-14 7 0 6 7 6 11 6 22 1 26 9 26 29 0 41 0 80 0 121-39-53-78-105-117-157-4-6-5-6-14-6-22 0-45 0-67 0-8 0-14 0-14 7 0 6 6 6 9 6 10 1 18 8 21 12-1 4-1 5-1 10zM218 244c-56-73-112-147-168-221-4-5-4-5-8-10 15 0 31 0 46 0 43 59 87 118 130 176 0 19 0 37 0 55z"><text:p/></draw:path><draw:path draw:style-name="gr3" draw:text-style-name="P6" svg:width="0.0346in" svg:height="0.1516in" svg:x="2.948in" svg:y="0in" svg:viewBox="0 0 89 386" svg:d="M89 193c0-30-3-76-25-120-23-48-56-73-61-73-2 0-3 2-3 4s0 2 8 9c37 38 59 99 59 180 0 66-14 134-61 182-6 6-6 6-6 7 0 2 1 4 3 4 5 0 40-26 62-76 20-41 24-84 24-117z"><text:p/></draw:path><draw:path draw:style-name="gr3" draw:text-style-name="P6" svg:width="0.0732in" svg:height="0.0728in" svg:x="3.0543in" svg:y="0.0402in" svg:viewBox="0 0 187 186" svg:d="M94 83c-26-26-52-52-77-77-5-5-6-6-9-6-4 0-8 3-8 8 0 2 1 3 6 7 25 26 51 52 77 77-26 27-52 52-77 79-5 4-6 5-6 7 0 5 4 8 8 8 3 0 4-1 9-6 25-25 51-51 77-77 26 27 53 54 80 81 2 1 3 2 5 2 5 0 8-3 8-8 0-1 0-2-1-4 0-1-62-62-81-82 24-23 47-47 71-70 1-2 8-7 9-9 1-1 2-3 2-5 0-5-3-8-8-8-3 0-4 1-8 6-26 25-52 51-77 77z"><text:p/></draw:path><draw:path draw:style-name="gr3" draw:text-style-name="P6" svg:width="0.1083in" svg:height="0.111in" svg:x="3.1874in" svg:y="0.0102in" svg:viewBox="0 0 276 283" svg:d="M127 0c-54 0-96 26-112 44-13 15-15 26-15 28s2 3 4 3c7 0 16-6 18-8 9-5 10-8 12-15 6-16 17-29 65-31-7 87-30 172-63 252-2 5-1 4-2 7 0 1 1 3 5 3 5 0 24-9 28-19 20-47 52-136 64-243 7 0 13 0 20 0 47 0 92 18 92 57 0 29-28 83-103 85-8 0-12 0-23 8-7 4-10 8-10 11 0 2 2 2 7 2 71 0 162-60 162-123 0-44-53-61-98-61-17 0-34 0-51 0z"><text:p/></draw:path><draw:path draw:style-name="gr3" draw:text-style-name="P6" svg:width="0.035in" svg:height="0.1516in" svg:x="3.3177in" svg:y="0in" svg:viewBox="0 0 90 386" svg:d="M90 382c0-1 0-1-6-8-49-49-61-122-61-181 0-68 14-135 62-182 5-5 5-5 5-7 0-3-2-4-4-4-3 0-39 26-62 76-20 42-24 85-24 117 0 30 4 77 25 121 23 47 58 72 61 72 2 0 4-1 4-4z"><text:p/></draw:path><draw:path draw:style-name="gr3" draw:text-style-name="P6" svg:width="0.1028in" svg:height="0.1067in" svg:x="3.3657in" svg:y="0.0102in" svg:viewBox="0 0 262 272" svg:d="M33 35c0 63 0 126 0 188 0 20-2 28-22 28-4 0-11 0-11 7 0 6 6 6 13 6 20 0 40 0 60 0 7 0 13 0 13-6 0-7-7-7-12-7-21 0-24-9-24-29 0-59 0-117 0-177 56 74 111 148 167 221 3 5 5 6 7 6 7 0 7-7 7-13 0-73 0-146 0-218 0-21 3-27 22-28 2 0 9 0 9-6 0-7-7-7-13-7-19 0-38 0-56 0-7 0-14 0-14 7 0 6 7 6 11 6 22 1 26 9 26 29 0 41 0 80 0 121-40-53-78-105-118-157-3-6-4-6-13-6-22 0-45 0-67 0-8 0-14 0-14 7 0 6 6 6 8 6 11 1 19 8 22 12-1 4-1 5-1 10zM218 244c-56-73-112-147-168-221-4-5-4-5-8-10 15 0 31 0 46 0 43 59 87 118 130 176 0 19 0 37 0 55z"><text:p/></draw:path><draw:path draw:style-name="gr3" draw:text-style-name="P6" svg:width="0.0346in" svg:height="0.1516in" svg:x="3.4807in" svg:y="0in" svg:viewBox="0 0 89 386" svg:d="M89 193c0-30-3-76-25-120-23-48-56-73-61-73-2 0-3 2-3 4s0 2 8 9c37 38 59 99 59 180 0 66-14 134-63 182-4 6-4 6-4 7 0 2 1 4 3 4 5 0 40-26 62-76 20-41 24-84 24-117z"><text:p/></draw:path><draw:path draw:style-name="gr3" draw:text-style-name="P6" svg:width="0.0157in" svg:height="0.0157in" svg:x="3.5445in" svg:y="0.0984in" svg:viewBox="0 0 41 41" svg:d="M41 21c0-12-9-21-21-21-11 0-20 10-20 21 0 12 9 20 20 20 12 0 21-9 21-20z"><text:p/></draw:path><draw:path draw:style-name="gr3" draw:text-style-name="P6" svg:width="0.1039in" svg:height="0.1083in" svg:x="3.5783in" svg:y="0.0051in" svg:viewBox="0 0 265 276" svg:d="M56 232c-15 26-31 31-47 32-5 1-9 1-9 8 0 2 2 4 6 4 9 0 22-1 33-1 13 0 26 1 38 1 2 0 8 0 8-7 0-4-4-5-7-5-9 0-17-3-17-13 0-4 2-9 5-14 10-17 20-33 30-50 32 0 65 0 97 0 0 9 5 61 5 65 0 11-20 12-27 12-6 0-9 0-9 8 0 4 4 4 5 4 16 0 32-1 48-1 9 0 34 1 44 1 2 0 6 0 6-7 0-5-3-5-9-5-23 0-23-2-24-13-8-80-16-161-24-241-1-8-1-10-8-10-5 0-7 3-10 7-45 74-89 150-134 225zM102 175c26-42 51-85 76-127 5 42 9 85 13 127-29 0-59 0-89 0z"><text:p/></draw:path><draw:path draw:style-name="gr3" draw:text-style-name="P6" svg:width="0.0843in" svg:height="0.0941in" svg:x="3.7295in" svg:y="0.0228in" svg:viewBox="0 0 215 240" svg:d="M215 85c0-59-59-85-107-85-51 0-108 28-108 85 0 47 0 93 0 141 0 7 0 14 8 14 7 0 7-7 7-14 0-47 0-94 0-140 0-57 63-69 93-69 17 0 42 3 61 16 30 19 30 43 30 54 0 46 0 92 0 139 0 7 0 14 8 14s8-7 8-14c0-48 0-94 0-141z"><text:p/></draw:path><draw:path draw:style-name="gr3" draw:text-style-name="P6" svg:width="0.1083in" svg:height="0.1031in" svg:x="3.863in" svg:y="0.0102in" svg:viewBox="0 0 276 263" svg:d="M45 233c-3 15-4 18-35 18-7 0-10 0-10 8 0 4 3 4 10 4 46 0 92 0 139 0 60 0 106-45 106-84 0-27-23-49-60-54 40-7 81-36 81-72 0-29-25-53-72-53-43 0-87 0-130 0-7 0-11 0-11 8 0 4 3 4 11 4 1 0 7 0 14 0 8 1 11 1 11 7 0 1-1 2-2 7-18 70-34 138-52 207zM103 122c8-32 17-64 25-96 3-13 4-14 21-14 16 0 33 0 49 0 34 0 43 22 43 40 0 34-33 70-80 70-19 0-39 0-58 0zM87 251c-6 0-7 0-9 0-4 0-5-1-5-4 0-2 0-2 2-9 9-36 17-72 26-107 24 0 50 0 74 0 36 0 44 27 44 45 0 37-34 75-80 75-18 0-34 0-52 0z"><text:p/></draw:path></draw:g></text:p>
      <text:p text:style-name="P24">חח"ע: <text:span text:style-name="T6">הפונקציה לא חח"ע כי </text:span><text:span text:style-name="T6"><draw:g text:anchor-type="as-char" svg:y="-0.1161in" draw:z-index="83" draw:name="Shape89" draw:style-name="gr1"><svg:title>TexMaths</svg:title><svg:desc>11§display§f(\la \{0\}, \{1\} \ra) = f(\la \{1\}, \{2\} \ra) = \emptyset§svg§600§FALSE§</svg:desc><draw:path draw:style-name="gr2" draw:text-style-name="P5" svg:width="2.1614in" svg:height="0.1386in" svg:x="-0.0004in" svg:y="0.0071in" svg:viewBox="0 0 5491 353" svg:d="M0 0c1830 0 3661 0 5491 0 0 118 0 235 0 353-1830 0-3661 0-5491 0 0-118 0-235 0-353z"><text:p/></draw:path><draw:path draw:style-name="gr3" draw:text-style-name="P6" svg:width="0.0752in" svg:height="0.137in" svg:x="0in" svg:y="0.0098in" svg:viewBox="0 0 192 349" svg:d="M121 118c11 0 22 0 33 0 8 0 12 0 12-8 0-4-4-4-11-4-11 0-21 0-32 0 2-15 6-29 8-43 2-9 8-37 10-41 3-8 10-13 17-13 3 0 12 0 20 6-17 3-21 16-21 21 0 9 7 15 15 15 9 0 20-9 20-24 0-17-17-27-34-27-13 0-37 8-48 45-2 9-3 12-13 61-9 0-18 0-27 0-7 0-12 0-12 7 0 5 5 5 11 5 9 0 17 0 26 0-10 50-19 101-29 151-7 38-13 73-34 73-1 0-11 0-18-8 18-1 21-14 21-21 0-9-6-13-14-13-10 0-21 9-21 23 0 18 16 26 32 26 22 0 37-21 44-37 12-24 22-70 22-74 8-40 15-80 23-120z"><text:p/></draw:path><draw:path draw:style-name="gr3" draw:text-style-name="P6" svg:width="0.0346in" svg:height="0.1508in" svg:x="0.098in" svg:y="0.0035in" svg:viewBox="0 0 89 384" svg:d="M89 379c0-1 0-1-7-8-48-48-60-122-60-179 0-67 14-134 63-182 4-5 4-6 4-7 0-2-1-3-3-3-5 0-40 26-62 75-20 43-24 84-24 117 0 29 3 76 25 119 23 47 56 73 61 73 2 0 3-2 3-5z"><text:p/></draw:path><draw:path draw:style-name="gr3" draw:text-style-name="P6" svg:width="0.0335in" svg:height="0.1508in" svg:x="0.1587in" svg:y="0.0035in" svg:viewBox="0 0 86 384" svg:d="M85 14c1-4 1-5 1-6 0-5-3-8-8-8-3 0-5 1-9 9-22 58-45 117-67 177-1 2-2 4-2 6 0 1 0 3 2 6 22 59 45 119 67 177 3 3 5 9 9 9 5 0 8-4 8-8 0-1 0-2-1-7-23-59-45-118-69-177 24-59 46-118 69-178z"><text:p/></draw:path><draw:path draw:style-name="gr3" draw:text-style-name="P6" svg:width="0.0539in" svg:height="0.1508in" svg:x="0.2118in" svg:y="0.0035in" svg:viewBox="0 0 138 384" svg:d="M83 51c0-16 9-40 51-43 2 0 4-1 4-4 0-4-4-4-8-4-39 0-74 20-74 47 0 29 0 59 0 88 0 16 0 28-15 41-13 11-29 12-37 12-2 0-4 2-4 4 0 4 3 4 7 5 25 0 44 14 48 33 1 4 1 4 1 18 0 26 0 51 0 76 0 17 0 29 19 44 15 11 41 16 55 16 4 0 8 0 8-5 0-3-3-3-6-4-25-1-44-13-48-33-1-4-1-5-1-19 0-26 0-53 0-80 0-18-4-24-17-36-8-9-19-11-30-15 32-8 47-26 47-49 0-31 0-62 0-92z"><text:p/></draw:path><draw:path draw:style-name="gr3" draw:text-style-name="P6" svg:width="0.0638in" svg:height="0.1035in" svg:x="0.2831in" svg:y="0.0161in" svg:viewBox="0 0 163 264" svg:d="M163 133c0-31-1-62-16-90-17-36-49-43-65-43-23 0-51 10-68 46-12 27-14 56-14 87 0 30 2 64 18 92 16 31 45 39 63 39 21 0 51-8 68-45 13-26 14-55 14-86zM81 255c-14 0-37-9-44-46-4-22-4-57-4-80 0-25 0-50 2-71 8-46 36-49 46-49 14 0 39 6 47 45 3 21 3 50 3 75 0 28 0 55-4 79-6 36-28 47-46 47z"><text:p/></draw:path><draw:path draw:style-name="gr3" draw:text-style-name="P6" svg:width="0.0539in" svg:height="0.1508in" svg:x="0.3642in" svg:y="0.0035in" svg:viewBox="0 0 138 384" svg:d="M55 332c0 15-10 41-52 43-2 1-3 2-3 4 0 5 4 5 8 5 37 0 73-19 73-49 0-28 0-58 0-88 0-14 0-27 16-39 13-11 28-11 36-11 2-1 5-2 5-5 0-4-4-4-7-4-25-1-44-15-48-34-2-5-2-6-2-19 0-26 0-51 0-77 0-15 0-28-18-43-16-12-42-15-55-15-4 0-8 0-8 4s2 4 5 4c26 2 45 14 49 34 1 3 1 4 1 17 0 27 0 54 0 82 0 17 3 24 15 36 9 9 20 12 31 15-32 8-46 26-46 48 0 30 0 61 0 92z"><text:p/></draw:path><draw:path draw:style-name="gr3" draw:text-style-name="P6" svg:width="0.0173in" svg:height="0.0449in" svg:x="0.4421in" svg:y="0.1004in" svg:viewBox="0 0 45 115" svg:d="M45 41c0-26-9-41-24-41-13 0-21 10-21 21 0 10 8 20 21 20 4 0 10-1 13-5 1-1 1-1 2-1 0 2 1 0 1 6 0 28-13 51-26 65-4 3-4 4-4 5 0 3 2 4 4 4 3 0 34-29 34-74z"><text:p/></draw:path><draw:path draw:style-name="gr3" draw:text-style-name="P6" svg:width="0.0531in" svg:height="0.1508in" svg:x="0.5083in" svg:y="0.0035in" svg:viewBox="0 0 136 384" svg:d="M81 51c0-16 10-40 52-43 2 0 3-1 3-4 0-4-2-4-6-4-39 0-74 20-75 47 0 29 0 59 0 88 0 16 0 28-15 41-14 11-29 12-37 12-2 0-3 2-3 4 0 4 2 4 5 5 26 0 45 14 49 33 1 4 1 4 1 18 0 26 0 51 0 76 0 17 0 29 19 44 15 11 40 16 56 16 4 0 6 0 6-5 0-3-2-3-5-4-24-1-44-13-49-33-1-4-1-5-1-19 0-26 0-53 0-80 0-18-3-24-15-36-9-9-20-11-31-15 32-8 46-26 46-49 0-31 0-62 0-92z"><text:p/></draw:path><draw:path draw:style-name="gr3" draw:text-style-name="P6" svg:width="0.05in" svg:height="0.1in" svg:x="0.5866in" svg:y="0.0161in" svg:viewBox="0 0 128 255" svg:d="M79 10c0-9 0-10-9-10-24 25-57 25-70 25 0 4 0 8 0 11 8 0 31 0 51-10 0 66 0 133 0 199 0 13-2 19-36 19-4 0-8 0-13 0 0 4 0 8 0 11 15-1 48-1 63-1s49 0 63 1c0-3 0-7 0-11-5 0-8 0-12 0-36 0-37-4-37-19 0-71 0-144 0-215z"><text:p/></draw:path><draw:path draw:style-name="gr3" draw:text-style-name="P6" svg:width="0.0539in" svg:height="0.1508in" svg:x="0.6602in" svg:y="0.0035in" svg:viewBox="0 0 138 384" svg:d="M56 332c0 15-11 41-53 43-2 1-3 2-3 4 0 5 4 5 8 5 37 0 73-19 73-49 0-28 0-58 0-88 0-14 0-27 16-39 13-11 28-11 37-11 1-1 4-2 4-5 0-4-3-4-7-4-25-1-44-15-49-34-1-5-1-6-1-19 0-26 0-51 0-77 0-15 0-28-18-43-16-12-42-15-55-15-4 0-8 0-8 4s2 4 7 4c24 2 43 14 48 34 1 3 1 4 1 17 0 27 0 54 0 82 0 17 2 23 15 36 9 8 19 12 30 15-32 8-45 26-45 48 0 30 0 61 0 92z"><text:p/></draw:path><draw:path draw:style-name="gr3" draw:text-style-name="P6" svg:width="0.0335in" svg:height="0.1508in" svg:x="0.7339in" svg:y="0.0035in" svg:viewBox="0 0 86 384" svg:d="M84 198c2-3 2-5 2-6s0-2-2-6c-22-60-45-119-67-177-3-7-5-9-9-9-5 0-8 3-8 8 0 1 0 1 1 5 23 60 46 119 69 179-23 59-46 118-69 177-1 5-1 5-1 7 0 4 3 8 8 8 4 0 6-5 7-8 24-59 46-119 69-178z"><text:p/></draw:path><draw:path draw:style-name="gr3" draw:text-style-name="P6" svg:width="0.035in" svg:height="0.1508in" svg:x="0.7929in" svg:y="0.0035in" svg:viewBox="0 0 90 384" svg:d="M90 192c0-29-4-77-26-119-23-49-56-73-60-73-3 0-4 1-4 3 0 1 0 2 8 9 37 39 59 100 59 180 0 65-14 132-62 182-5 4-5 4-5 5 0 3 1 5 4 5 4 0 39-27 61-75 20-43 25-86 25-117z"><text:p/></draw:path><draw:path draw:style-name="gr3" draw:text-style-name="P6" svg:width="0.1008in" svg:height="0.035in" svg:x="0.8945in" svg:y="0.0598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6" svg:width="0.0752in" svg:height="0.137in" svg:x="1.0547in" svg:y="0.0098in" svg:viewBox="0 0 192 349" svg:d="M121 118c11 0 22 0 33 0 8 0 12 0 12-8 0-4-4-4-11-4-11 0-21 0-32 0 4-15 6-29 9-43 1-9 7-37 9-41 3-8 10-13 17-13 3 0 13 0 20 6-17 3-21 16-21 21 0 9 7 15 15 15 9 0 20-9 20-24 0-17-17-27-34-27-12 0-37 8-48 45-2 9-3 12-13 61-9 0-18 0-27 0-7 0-12 0-12 7 0 5 5 5 11 5 9 0 18 0 27 0-10 50-20 101-30 151-7 38-13 73-33 73-2 0-12 0-19-8 18-1 21-14 21-21 0-9-6-13-14-13-10 0-21 9-21 23 0 18 16 26 33 26 21 0 36-21 43-37 13-24 22-70 22-74 8-40 15-80 23-120z"><text:p/></draw:path><draw:path draw:style-name="gr3" draw:text-style-name="P6" svg:width="0.0346in" svg:height="0.1508in" svg:x="1.152in" svg:y="0.0035in" svg:viewBox="0 0 89 384" svg:d="M89 379c0-1 0-1-7-8-48-48-60-122-60-179 0-67 14-134 63-182 4-5 4-6 4-7 0-2-1-3-3-3-5 0-39 26-62 75-20 43-24 84-24 117 0 29 4 76 25 119 23 47 56 73 61 73 2 0 3-2 3-5z"><text:p/></draw:path><draw:path draw:style-name="gr3" draw:text-style-name="P6" svg:width="0.0339in" svg:height="0.1508in" svg:x="1.2126in" svg:y="0.0035in" svg:viewBox="0 0 87 384" svg:d="M85 14c2-4 2-5 2-6 0-5-5-8-8-8-4 0-6 1-10 9-22 58-45 117-67 177-1 2-2 4-2 6 0 1 0 3 2 6 22 59 45 119 67 177 3 3 5 9 10 9 3 0 8-4 8-8 0-1 0-2-2-7-23-59-45-118-69-177 24-59 46-118 69-178z"><text:p/></draw:path><draw:path draw:style-name="gr3" draw:text-style-name="P6" svg:width="0.0531in" svg:height="0.1508in" svg:x="1.2665in" svg:y="0.0035in" svg:viewBox="0 0 136 384" svg:d="M81 51c0-16 10-40 52-43 2 0 3-1 3-4 0-4-3-4-6-4-40 0-75 20-75 47 0 29 0 59 0 88 0 16 0 28-15 41-14 11-29 12-37 12-2 0-3 2-3 4 0 4 2 4 6 5 25 0 44 14 48 33 1 4 1 4 1 18 0 26 0 51 0 76 0 17 0 29 19 44 15 11 40 16 56 16 3 0 6 0 6-5 0-3-2-3-5-4-25-1-44-13-48-33-2-4-2-5-2-19 0-26 0-53 0-80 0-18-3-24-15-36-9-9-20-11-31-15 32-8 46-26 46-49 0-31 0-62 0-92z"><text:p/></draw:path><draw:path draw:style-name="gr3" draw:text-style-name="P6" svg:width="0.05in" svg:height="0.1in" svg:x="1.3449in" svg:y="0.0161in" svg:viewBox="0 0 128 255" svg:d="M79 10c0-9 0-10-9-10-24 25-58 25-70 25 0 4 0 8 0 11 8 0 31 0 51-10 0 66 0 133 0 199 0 13-2 19-36 19-4 0-8 0-13 0 0 4 0 8 0 11 14-1 47-1 63-1 15 0 49 0 63 1 0-3 0-7 0-11-5 0-8 0-12 0-36 0-37-4-37-19 0-71 0-144 0-215z"><text:p/></draw:path><draw:path draw:style-name="gr3" draw:text-style-name="P6" svg:width="0.0539in" svg:height="0.1508in" svg:x="1.4185in" svg:y="0.0035in" svg:viewBox="0 0 138 384" svg:d="M55 332c0 15-10 41-52 43-2 1-3 2-3 4 0 5 4 5 8 5 37 0 73-19 73-49 0-28 0-58 0-88 0-14 0-27 16-39 13-11 28-11 36-11 2-1 5-2 5-5 0-4-4-4-7-4-25-1-44-15-48-34-2-5-2-6-2-19 0-26 0-51 0-77 0-15 0-28-18-43-16-12-42-15-55-15-4 0-8 0-8 4s2 4 6 4c25 2 44 14 48 34 1 3 1 4 1 17 0 27 0 54 0 82 0 17 3 24 17 36 7 9 18 12 29 15-32 8-46 26-46 48 0 30 0 61 0 92z"><text:p/></draw:path><draw:path draw:style-name="gr3" draw:text-style-name="P6" svg:width="0.0177in" svg:height="0.0449in" svg:x="1.4965in" svg:y="0.1004in" svg:viewBox="0 0 46 115" svg:d="M46 41c0-26-10-41-25-41-13 0-21 10-21 21 0 10 8 20 21 20 4 0 10-1 13-5 1-1 1-1 2-1 0 2 1 0 1 6 0 28-13 51-26 65-4 3-4 4-4 5 0 3 2 4 4 4 3 0 35-29 35-74z"><text:p/></draw:path><draw:path draw:style-name="gr3" draw:text-style-name="P6" svg:width="0.0531in" svg:height="0.1508in" svg:x="1.5622in" svg:y="0.0035in" svg:viewBox="0 0 136 384" svg:d="M81 51c0-16 10-40 52-43 2 0 3-1 3-4 0-4-2-4-6-4-39 0-74 20-75 47 0 29 0 59 0 88 0 16 0 28-15 41-14 11-28 12-37 12-2 0-3 2-3 4 0 4 2 4 6 5 26 0 44 14 48 33 1 4 1 4 1 18 0 26 0 51 0 76 0 17 0 29 19 44 15 11 40 16 56 16 4 0 6 0 6-5 0-3-2-3-5-4-24-1-44-13-48-33-2-4-2-5-2-19 0-26 0-53 0-80 0-18-3-24-15-36-9-9-20-11-31-15 32-8 46-26 46-49 0-31 0-62 0-92z"><text:p/></draw:path><draw:path draw:style-name="gr3" draw:text-style-name="P6" svg:width="0.0602in" svg:height="0.1in" svg:x="1.635in" svg:y="0.0161in" svg:viewBox="0 0 154 255" svg:d="M30 225c13-13 27-26 40-38 61-53 84-74 84-112 0-44-35-75-83-75-42 0-71 35-71 70 0 21 19 21 20 21 6 0 21-4 21-20 0-11-8-20-21-20-3 0-5 0-6 1 9-26 30-40 53-40 35 0 52 31 52 63 0 31-20 61-41 85-24 27-49 54-74 81-4 4-4 5-4 14 47 0 96 0 143 0 3-22 8-44 11-66-3 0-7 0-10 0-2 11-4 28-9 34-2 2-27 2-36 2-23 0-46 0-69 0z"><text:p/></draw:path><draw:path draw:style-name="gr3" draw:text-style-name="P6" svg:width="0.0539in" svg:height="0.1508in" svg:x="1.7142in" svg:y="0.0035in" svg:viewBox="0 0 138 384" svg:d="M56 332c0 15-10 41-53 43-2 1-3 2-3 4 0 5 4 5 8 5 37 0 73-19 73-49 0-28 0-58 0-88 0-14 0-27 16-39 14-11 28-11 37-11 1-1 4-2 4-5 0-4-3-4-7-4-25-1-44-15-49-34-1-5-1-6-1-19 0-26 0-51 0-77 0-15 0-28-18-43-16-12-42-15-55-15-4 0-8 0-8 4s2 4 7 4c24 2 43 14 48 34 1 3 1 4 1 17 0 27 0 54 0 82 0 17 2 23 15 36 9 8 19 12 30 15-32 8-45 26-45 48 0 30 0 61 0 92z"><text:p/></draw:path><draw:path draw:style-name="gr3" draw:text-style-name="P6" svg:width="0.0335in" svg:height="0.1508in" svg:x="1.7878in" svg:y="0.0035in" svg:viewBox="0 0 86 384" svg:d="M84 198c2-3 2-5 2-6s0-2-2-6c-22-60-46-119-68-177-2-7-4-9-8-9-5 0-8 3-8 8 0 1 0 1 2 5 23 60 45 119 68 179-23 59-45 118-68 177-2 5-2 5-2 7 0 4 3 8 8 8 4 0 6-5 7-8 23-59 45-119 69-178z"><text:p/></draw:path><draw:path draw:style-name="gr3" draw:text-style-name="P6" svg:width="0.035in" svg:height="0.1508in" svg:x="1.8472in" svg:y="0.0035in" svg:viewBox="0 0 90 384" svg:d="M90 192c0-29-4-77-26-119-23-49-56-73-60-73-2 0-4 1-4 3 0 1 0 2 8 9 37 39 59 100 59 180 0 65-14 132-61 182-6 4-6 4-6 5 0 3 2 5 4 5 4 0 39-27 61-75 20-43 25-86 25-117z"><text:p/></draw:path><draw:path draw:style-name="gr3" draw:text-style-name="P6" svg:width="0.1008in" svg:height="0.035in" svg:x="1.9484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61in" svg:height="0.128in" svg:x="2.1079in" svg:y="0in" svg:viewBox="0 0 156 326" svg:d="M132 8c0-5-3-8-9-8-5 0-6 4-9 12-4 15-1 2-5 18-5-3-17-8-31-8-22 0-47 11-62 41s-16 66-16 102c0 24 0 92 33 122-9 30-9 31-9 32 0 4 3 7 8 7s8-4 10-12c4-15 0-2 4-17 10 4 21 7 32 7 43 0 60-36 67-55 10-26 11-57 11-84 0-29 0-92-34-125 3-11 7-21 10-32zM38 269c-13-26-13-72-13-110 0-30 0-57 6-82 7-35 30-47 47-47 8 0 18 2 28 11-22 75-46 152-68 228zM118 56c12 22 12 67 12 103 0 29 0 56-5 82-6 40-27 55-47 55-9 0-19-3-27-11 22-76 45-153 67-229z"><text:p/></draw:path></draw:g></text:span><text:span text:style-name="T6"><text:s/>אך </text:span><text:span text:style-name="T6"><draw:g text:anchor-type="as-char" svg:y="-0.1134in" draw:z-index="84" draw:name="Shape90" draw:style-name="gr1"><svg:title>TexMaths</svg:title><svg:desc>11§display§\la \{1\}, \{2\} \ra \neq \la \{0\}, \{1\} \ra§svg§600§FALSE§</svg:desc><draw:path draw:style-name="gr2" draw:text-style-name="P5" svg:width="1.4551in" svg:height="0.1358in" svg:x="-0.0004in" svg:y="0.0071in" svg:viewBox="0 0 3697 346" svg:d="M1848 346c-616 0-1232 0-1848 0 0-116 0-230 0-346 1232 0 2465 0 3697 0 0 116 0 230 0 346-616 0-1232 0-1849 0z"><text:p/></draw:path><draw:path draw:style-name="gr3" draw:text-style-name="P6" svg:width="0.0335in" svg:height="0.1512in" svg:x="0.0087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0539in" svg:height="0.1512in" svg:x="0.0622in" svg:y="0in" svg:viewBox="0 0 138 385" svg:d="M81 52c0-16 10-41 53-43 1 0 4-2 4-5 0-4-4-4-8-4-39 0-74 20-74 48 0 29 0 59 0 89 0 15 0 27-15 39s-29 12-38 13c-1 0-3 1-3 4 0 4 2 4 7 4 25 2 44 14 48 34 1 4 1 5 1 19 0 25 0 51 0 76 0 16 0 29 19 43 14 12 41 16 55 16 4 0 8 0 8-4s-3-4-7-4c-24-2-43-15-48-33-2-5-2-5-2-19 0-27 0-54 0-82 0-17-3-24-15-35-8-8-19-12-30-15 32-9 45-27 45-49 0-31 0-61 0-92z"><text:p/></draw:path><draw:path draw:style-name="gr3" draw:text-style-name="P6" svg:width="0.05in" svg:height="0.1in" svg:x="0.1409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draw:path draw:style-name="gr3" draw:text-style-name="P6" svg:width="0.0531in" svg:height="0.1512in" svg:x="0.2146in" svg:y="0in" svg:viewBox="0 0 136 385" svg:d="M55 334c0 15-10 40-52 43-2 0-3 2-3 4 0 4 3 4 8 4 37 0 72-18 73-48 0-29 0-58 0-88 0-16 0-28 16-40 13-11 27-11 36-12 2 0 3-1 3-4 0-4-2-4-5-4-26-2-44-15-48-35-2-3-2-4-2-19 0-25 0-50 0-76 0-16 0-28-18-42-16-13-43-17-55-17-5 0-8 0-8 4 0 5 2 5 6 5 24 1 42 14 48 33 1 4 1 4 1 19 0 26 0 54 0 81 0 18 3 24 15 36 9 8 20 12 31 15-32 10-46 26-46 48 0 31 0 62 0 93z"><text:p/></draw:path><draw:path draw:style-name="gr3" draw:text-style-name="P6" svg:width="0.0173in" svg:height="0.0453in" svg:x="0.2925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6" svg:width="0.0539in" svg:height="0.1512in" svg:x="0.3579in" svg:y="0in" svg:viewBox="0 0 138 385" svg:d="M81 52c0-16 11-41 53-43 2 0 4-2 4-5 0-4-4-4-8-4-39 0-74 20-74 48 0 29 0 59 0 89 0 15 0 27-15 39-13 12-29 12-37 13-2 0-4 1-4 4 0 4 2 4 7 4 25 2 44 14 48 34 1 4 1 5 1 19 0 25 0 51 0 76 0 16 0 29 19 43 15 12 41 16 55 16 4 0 8 0 8-4s-3-4-7-4c-24-2-43-15-47-33-3-5-3-5-3-19 0-27 0-54 0-82 0-17-2-24-15-35-8-8-19-12-30-15 32-9 45-27 45-49 0-31 0-61 0-92z"><text:p/></draw:path><draw:path draw:style-name="gr3" draw:text-style-name="P6" svg:width="0.0606in" svg:height="0.1in" svg:x="0.4307in" svg:y="0.013in" svg:viewBox="0 0 155 255" svg:d="M30 226c14-14 27-26 42-39 59-53 83-74 83-112 0-44-35-75-82-75-44 0-73 35-73 69 0 22 20 22 21 22 7 0 20-4 20-21 0-9-7-19-20-19-3 0-4 0-6 0 9-26 30-39 52-39 35 0 53 31 53 63 0 31-20 60-41 85-25 27-49 54-75 81-4 5-4 6-4 14 48 0 96 0 144 0 3-22 8-44 11-66-3 0-6 0-10 0-2 12-4 28-9 33-2 4-28 4-36 4-23 0-47 0-70 0z"><text:p/></draw:path><draw:path draw:style-name="gr3" draw:text-style-name="P6" svg:width="0.0531in" svg:height="0.1512in" svg:x="0.5102in" svg:y="0in" svg:viewBox="0 0 136 385" svg:d="M55 334c0 15-10 40-52 43-2 0-3 2-3 4 0 4 4 4 8 4 37 0 73-18 73-48 0-29 0-58 0-88 0-16 0-28 16-40 13-11 28-11 36-12 2 0 3-1 3-4 0-4-2-4-5-4-25-2-44-15-48-35-2-3-2-4-2-19 0-25 0-50 0-76 0-16 0-28-18-42-16-13-42-17-55-17-4 0-8 0-8 4 0 5 2 5 6 5 24 1 44 14 48 33 1 4 1 4 1 19 0 26 0 54 0 81 0 18 3 24 15 36 9 8 20 12 31 15-32 10-46 26-46 48 0 31 0 62 0 93z"><text:p/></draw:path><draw:path draw:style-name="gr3" draw:text-style-name="P6" svg:width="0.0339in" svg:height="0.1512in" svg:x="0.5835in" svg:y="0in" svg:viewBox="0 0 87 385" svg:d="M85 199c2-4 2-5 2-6 0-3 0-1-2-6-22-59-45-119-67-178-4-7-7-9-10-9-5 0-8 3-8 8 0 1 0 2 2 6 23 60 45 119 68 179-23 58-45 117-68 177-2 4-2 5-2 8 0 4 4 7 8 7 5 0 6-4 9-7 23-60 45-119 68-179z"><text:p/></draw:path><draw:path draw:style-name="gr3" draw:text-style-name="P6" svg:width="0.076in" svg:height="0.1409in" svg:x="0.698in" svg:y="0.0043in" svg:viewBox="0 0 194 359" svg:d="M190 15c4-5 4-6 4-7 0-2-4-8-9-8s-6 2-8 8c-58 112-115 223-174 336-3 5-3 6-3 7 0 4 3 8 8 8 4 0 5-2 9-8 58-112 115-223 173-336z"><text:p/></draw:path><draw:path draw:style-name="gr3" draw:text-style-name="P6" svg:width="0.1008in" svg:height="0.0354in" svg:x="0.685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335in" svg:height="0.1512in" svg:x="0.8539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0539in" svg:height="0.1512in" svg:x="0.9071in" svg:y="0in" svg:viewBox="0 0 138 385" svg:d="M81 52c0-16 10-41 53-43 1 0 4-2 4-5 0-4-4-4-8-4-39 0-74 20-74 48 0 29 0 59 0 89 0 15 0 27-15 39s-29 12-38 13c-1 0-3 1-3 4 0 4 2 4 7 4 25 2 44 14 48 34 1 4 1 5 1 19 0 25 0 51 0 76 0 16 0 29 19 43 14 12 41 16 55 16 4 0 8 0 8-4s-3-4-7-4c-24-2-43-15-48-33-2-5-2-5-2-19 0-27 0-54 0-82 0-17-3-24-15-35-8-8-19-12-30-15 32-9 45-27 45-49 0-31 0-61 0-92z"><text:p/></draw:path><draw:path draw:style-name="gr3" draw:text-style-name="P6" svg:width="0.0638in" svg:height="0.1035in" svg:x="0.9783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6" svg:width="0.0531in" svg:height="0.1512in" svg:x="1.0594in" svg:y="0in" svg:viewBox="0 0 136 385" svg:d="M55 334c0 15-10 40-52 43-2 0-3 2-3 4 0 4 3 4 8 4 37 0 72-18 73-48 0-29 0-58 0-88 0-16 0-28 16-40 13-11 27-11 36-12 2 0 3-1 3-4 0-4-2-4-5-4-26-2-44-15-48-35-2-3-2-4-2-19 0-25 0-50 0-76 0-16 0-28-18-42-16-13-43-17-55-17-5 0-8 0-8 4 0 5 2 5 6 5 24 1 42 14 48 33 1 4 1 4 1 19 0 26 0 54 0 81 0 18 3 24 15 36 9 8 20 12 31 15-32 10-46 26-46 48 0 31 0 62 0 93z"><text:p/></draw:path><draw:path draw:style-name="gr3" draw:text-style-name="P6" svg:width="0.0173in" svg:height="0.0453in" svg:x="1.1378in" svg:y="0.0972in" svg:viewBox="0 0 45 116" svg:d="M45 41c0-26-10-41-24-41-13 0-21 10-21 21 0 10 8 20 21 20 4 0 10-1 13-5 1-1 1-1 2-1 0 2 0 0 0 6 0 28-13 51-25 64-4 4-4 5-4 6 0 2 1 5 3 5 4 0 35-30 35-75z"><text:p/></draw:path><draw:path draw:style-name="gr3" draw:text-style-name="P6" svg:width="0.0539in" svg:height="0.1512in" svg:x="1.2031in" svg:y="0in" svg:viewBox="0 0 138 385" svg:d="M81 52c0-16 11-41 53-43 2 0 4-2 4-5 0-4-4-4-8-4-39 0-74 20-74 48 0 29 0 59 0 89 0 15 0 27-15 39-13 12-29 12-37 13-2 0-4 1-4 4 0 4 2 4 7 4 25 2 44 14 48 34 1 4 1 5 1 19 0 25 0 51 0 76 0 16 0 29 19 43 15 12 41 16 55 16 4 0 8 0 8-4s-3-4-7-4c-24-2-43-15-47-33-3-5-3-5-3-19 0-27 0-54 0-82 0-17-2-24-15-35-8-8-19-12-30-15 32-9 45-27 45-49 0-31 0-61 0-92z"><text:p/></draw:path><draw:path draw:style-name="gr3" draw:text-style-name="P6" svg:width="0.05in" svg:height="0.1in" svg:x="1.2819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6" svg:width="0.0531in" svg:height="0.1512in" svg:x="1.3555in" svg:y="0in" svg:viewBox="0 0 136 385" svg:d="M55 334c0 15-10 40-52 43-2 0-3 2-3 4 0 4 4 4 8 4 37 0 73-18 73-48 0-29 0-58 0-88 0-16 0-28 16-40 13-11 28-11 36-12 2 0 3-1 3-4 0-4-2-4-5-4-25-2-44-15-48-35-2-3-2-4-2-19 0-25 0-50 0-76 0-16 0-28-18-42-16-13-42-17-55-17-4 0-8 0-8 4 0 5 2 5 6 5 24 1 44 14 48 33 1 4 1 4 1 19 0 26 0 54 0 81 0 18 3 24 15 36 9 8 20 12 31 15-32 10-46 26-46 48 0 31 0 62 0 93z"><text:p/></draw:path><draw:path draw:style-name="gr3" draw:text-style-name="P6" svg:width="0.0339in" svg:height="0.1512in" svg:x="1.4287in" svg:y="0in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6"><text:s/></text:span><text:span text:style-name="T6"><draw:g text:anchor-type="as-char" svg:y="-0.1043in" draw:z-index="121" draw:name="Shape91" draw:style-name="gr1"><svg:title>TexMaths</svg:title><svg:desc>11§display§\blacksquare§svg§600§FALSE§</svg:desc><draw:path draw:style-name="gr2" draw:text-style-name="P5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6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span></text:p>
      <text:p text:style-name="P24">על: <text:span text:style-name="T6">הפונקציה על; יהי </text:span><text:span text:style-name="T6"><draw:g text:anchor-type="as-char" svg:y="-0.1134in" draw:z-index="85" draw:name="Shape92" draw:style-name="gr1"><svg:title>TexMaths</svg:title><svg:desc>11§display§A \in \powerset(\N)§svg§600§FALSE§</svg:desc><draw:path draw:style-name="gr2" draw:text-style-name="P5" svg:width="0.615in" svg:height="0.1354in" svg:x="0.0024in" svg:y="0.0071in" svg:viewBox="0 0 1563 345" svg:d="M0 0c521 0 1042 0 1563 0 0 115 0 230 0 345-521 0-1042 0-1563 0 0-115 0-230 0-345z"><text:p/></draw:path><draw:path draw:style-name="gr3" draw:text-style-name="P6" svg:width="0.1039in" svg:height="0.1079in" svg:x="-0.0004in" svg:y="0.0043in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6" svg:width="0.076in" svg:height="0.087in" svg:x="0.1634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079in" svg:height="0.1106in" svg:x="0.2976in" svg:y="0.0098in" svg:viewBox="0 0 275 282" svg:d="M127 0c-54 0-96 26-112 45-14 16-15 27-15 28 0 2 2 2 4 2 6 0 15-6 18-7 9-5 10-7 12-15 6-16 17-29 65-31-7 86-31 171-63 250-2 5-2 7-2 8s1 2 3 2c7 0 26-9 30-19 20-47 52-134 63-241 6 0 14 0 21 0 46 0 92 18 92 56 0 29-28 83-103 85-8 1-12 1-23 8-7 4-10 8-10 11s2 3 7 3c70 0 161-59 161-123 0-44-52-62-97-62-17 0-34 0-51 0z"><text:p/></draw:path><draw:path draw:style-name="gr3" draw:text-style-name="P6" svg:width="0.0346in" svg:height="0.1508in" svg:x="0.4276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6" svg:width="0.1024in" svg:height="0.1059in" svg:x="0.4756in" svg:y="0.0098in" svg:viewBox="0 0 261 270" svg:d="M33 34c0 63 0 126 0 187 0 21-3 28-23 28-4 0-10 1-10 6 0 8 6 8 12 8 20 0 41 0 61 0 6 0 13 0 13-8 0-5-7-6-12-6-21 0-24-8-24-29 0-58 0-117 0-175 56 73 111 147 167 219 3 5 5 6 7 6 7 0 7-6 7-12 0-72 0-145 0-217 0-22 3-28 21-28 2 0 9 0 9-6 0-7-6-7-12-7-19 0-39 0-58 0-6 0-12 0-12 7 0 6 7 6 11 6 21 0 25 8 25 29 0 39 0 79 0 120-39-53-79-105-117-156-3-6-4-6-14-6-22 0-45 0-67 0-7 0-13 0-13 7 0 5 6 6 8 6 11 1 18 8 22 12-1 4-1 4-1 9zM218 243c-56-73-112-147-168-221-5-4-5-5-9-9 15 0 31 0 46 0 44 59 87 117 131 175 0 18 0 37 0 55z"><text:p/></draw:path><draw:path draw:style-name="gr3" draw:text-style-name="P6" svg:width="0.035in" svg:height="0.1508in" svg:x="0.5902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6">, צריך להוכיח קיום </text:span><text:span text:style-name="T6"><draw:g text:anchor-type="as-char" svg:y="-0.1327in" draw:z-index="86" draw:name="Shape93" draw:style-name="gr1"><svg:title>TexMaths</svg:title><svg:desc>11§display§B \in \powerset(\N)^2§svg§600§FALSE§</svg:desc><draw:path draw:style-name="gr2" draw:text-style-name="P5" svg:width="0.6929in" svg:height="0.1555in" svg:x="0.0008in" svg:y="0.0075in" svg:viewBox="0 0 1761 396" svg:d="M881 396c-294 0-587 0-881 0 0-132 0-264 0-396 587 0 1174 0 1761 0 0 132 0 264 0 396-293 0-587 0-880 0z"><text:p/></draw:path><draw:path draw:style-name="gr3" draw:text-style-name="P6" svg:width="0.1083in" svg:height="0.1028in" svg:x="-0.0004in" svg:y="0.0295in" svg:viewBox="0 0 276 262" svg:d="M45 233c-3 14-4 17-35 17-7 0-10 0-10 8 0 4 3 4 10 4 46 0 92 0 139 0 60 0 106-44 106-82 0-28-23-50-60-54 40-8 81-37 81-73 0-29-25-53-72-53-43 0-87 0-130 0-7 0-11 0-11 8 0 3 3 3 11 3 1 0 7 0 14 1 8 1 11 1 11 7 0 1 0 2-2 6-18 70-34 139-52 208zM103 122c8-32 17-64 25-96 3-14 4-15 21-15 16 0 34 0 50 0 33 0 42 23 42 41 0 33-33 70-80 70-19 0-39 0-58 0zM87 250c-6 0-7 0-9 0-4 0-5-1-5-4 0-1 0-1 2-9 9-35 17-72 26-107 24 0 50 0 74 0 36 0 44 29 44 45 0 39-34 75-80 75-18 0-34 0-52 0z"><text:p/></draw:path><draw:path draw:style-name="gr3" draw:text-style-name="P6" svg:width="0.076in" svg:height="0.0878in" svg:x="0.1713in" svg:y="0.0512in" svg:viewBox="0 0 194 224" svg:d="M179 119c7 0 15 0 15-8 0-7-8-7-15-7-55 0-109 0-164 0 6-52 50-89 105-89 20 0 40 0 59 0 7 0 15 0 15-7 0-8-8-8-15-8-19 0-40 0-60 0-66 0-119 49-119 111s53 113 119 113c20 0 41 0 60 0 7 0 15 0 15-8s-8-8-15-8c-19 0-39 0-59 0-55 0-99-37-105-89 55 0 109 0 164 0z"><text:p/></draw:path><draw:path draw:style-name="gr3" draw:text-style-name="P6" svg:width="0.1079in" svg:height="0.1106in" svg:x="0.3055in" svg:y="0.0295in" svg:viewBox="0 0 275 282" svg:d="M127 0c-55 0-96 25-113 44-13 16-14 27-14 28 0 2 1 3 3 3 7 0 16-6 19-8 8-5 9-7 11-15 6-16 17-29 66-31-8 87-31 172-63 251-3 6-2 5-3 7 0 1 2 3 4 3 7 0 25-9 29-18 21-47 52-136 64-243 6 0 13 0 20 0 47 0 92 18 92 56 0 30-27 84-102 86-9 0-13 0-23 8-8 4-10 9-10 11s2 2 6 2c71 0 162-59 162-123 0-44-52-61-97-61-17 0-34 0-51 0z"><text:p/></draw:path><draw:path draw:style-name="gr3" draw:text-style-name="P6" svg:width="0.0346in" svg:height="0.1516in" svg:x="0.4354in" svg:y="0.0193in" svg:viewBox="0 0 89 386" svg:d="M89 382c0-2 0-2-6-8-49-50-61-123-61-181 0-67 14-135 62-183 5-4 5-4 5-6 0-3-1-4-4-4-4 0-39 26-61 75-20 43-24 86-24 118 0 31 3 76 25 120 23 48 56 73 60 73 3 0 4-1 4-4z"><text:p/></draw:path><draw:path draw:style-name="gr3" draw:text-style-name="P6" svg:width="0.1028in" svg:height="0.1063in" svg:x="0.4831in" svg:y="0.0291in" svg:viewBox="0 0 262 271" svg:d="M34 34c0 63 0 126 0 190 0 19-3 25-23 26-4 0-11 0-11 7s7 7 13 7c20 0 41 0 61 0 6 0 12 0 12-7s-7-7-11-7c-22-1-25-9-25-27 0-60 0-119 0-178 56 73 111 147 167 220 3 5 5 6 9 6 6 0 6-6 6-13 0-72 0-144 0-217 0-22 3-28 21-28 2 0 9 0 9-6 0-7-6-7-13-7-19 0-38 0-56 0-7 0-14 0-14 7 0 6 7 6 11 6 22 0 26 8 26 29 0 40 0 80 0 121-39-53-78-105-117-157-4-6-5-6-14-6-22 0-45 0-67 0-7 0-14 0-14 7 0 5 7 6 9 6 10 1 18 8 21 12 0 4 0 4 0 9zM218 244c-56-74-112-148-168-222-4-4-4-4-8-9 15 0 31 0 46 0 43 59 87 117 130 177 0 17 0 36 0 54z"><text:p/></draw:path><draw:path draw:style-name="gr3" draw:text-style-name="P6" svg:width="0.035in" svg:height="0.1516in" svg:x="0.5976in" svg:y="0.0193in" svg:viewBox="0 0 90 386" svg:d="M90 193c0-30-4-76-26-120-23-48-56-73-60-73-3 0-4 1-4 4 0 2 0 2 8 9 37 38 59 99 59 180 0 65-14 133-61 182-6 5-6 5-6 7s1 4 4 4c4 0 39-27 61-76 20-42 25-84 25-117z"><text:p/></draw:path><draw:path draw:style-name="gr3" draw:text-style-name="P6" svg:width="0.0469in" svg:height="0.0705in" svg:x="0.6551in" svg:y="-0.0004in" svg:viewBox="0 0 120 180" svg:d="M120 131c-3 0-7 0-10 0 0 6-3 21-7 24-2 2-23 2-26 2-16 0-34 0-51 0 29-25 39-32 55-46 20-15 39-33 39-58 0-33-29-53-64-53-33 0-56 24-56 49 0 14 12 15 14 15 7 0 15-4 15-14 0-6-3-15-16-15 8-20 27-25 40-25 26 0 41 21 41 43 0 23-17 42-26 52-22 21-43 43-65 65-3 2-3 2-3 10 37 0 74 0 111 0 3-17 6-33 9-49z"><text:p/></draw:path></draw:g></text:span><text:span text:style-name="T6"><text:s/>כך ש־</text:span><text:span text:style-name="T6"><draw:g text:anchor-type="as-char" svg:y="-0.1134in" draw:z-index="87" draw:name="Shape94" draw:style-name="gr1"><svg:title>TexMaths</svg:title><svg:desc>11§display§f(B) = A§svg§600§FALSE§</svg:desc><draw:path draw:style-name="gr2" draw:text-style-name="P5" svg:width="0.6283in" svg:height="0.1358in" svg:x="-0.0004in" svg:y="0.0071in" svg:viewBox="0 0 1597 346" svg:d="M798 346c-266 0-532 0-798 0 0-116 0-230 0-346 532 0 1064 0 1597 0 0 116 0 230 0 346-266 0-533 0-799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1083in" svg:height="0.1028in" svg:x="0.148in" svg:y="0.0098in" svg:viewBox="0 0 276 262" svg:d="M46 232c-4 15-4 18-35 18-7 0-11 0-11 8 0 4 3 4 11 4 46 0 91 0 137 0 62 0 107-45 107-83 0-27-22-49-59-53 39-8 80-37 80-73 0-29-25-53-71-53-43 0-87 0-130 0-8 0-11 0-11 8 0 4 3 4 10 4 1 0 8 0 15 0 7 1 10 1 10 7 0 1 0 2-1 7-18 69-34 138-52 206zM104 122c8-32 17-64 25-96 3-13 3-14 21-14 16 0 33 0 49 0 34 0 42 22 42 40 0 34-33 70-80 70-19 0-38 0-57 0zM87 250c-6 0-7 0-9 0-3 0-4-1-4-4 0-2 0-2 1-9 9-36 18-71 27-106 24 0 49 0 73 0 37 0 44 28 44 45 0 36-34 74-79 74-18 0-36 0-53 0z"><text:p/></draw:path><draw:path draw:style-name="gr3" draw:text-style-name="P6" svg:width="0.0346in" svg:height="0.1512in" svg:x="0.2736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8in" svg:height="0.0354in" svg:x="0.37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039in" svg:height="0.1079in" svg:x="0.5319in" svg:y="0.0043in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/draw:g></text:span><text:span text:style-name="T6">. נבחר </text:span><text:span text:style-name="T6"><draw:g text:anchor-type="as-char" svg:y="-0.1134in" draw:z-index="88" draw:name="Shape95" draw:style-name="gr1"><svg:title>TexMaths</svg:title><svg:desc>11§display§B = \la A, A \ra§svg§600§FALSE§</svg:desc><draw:path draw:style-name="gr2" draw:text-style-name="P5" svg:width="0.7071in" svg:height="0.1358in" svg:x="0.0008in" svg:y="0.0071in" svg:viewBox="0 0 1797 346" svg:d="M899 346c-300 0-600 0-899 0 0-116 0-230 0-346 599 0 1198 0 1797 0 0 116 0 230 0 346-299 0-599 0-898 0z"><text:p/></draw:path><draw:path draw:style-name="gr3" draw:text-style-name="P6" svg:width="0.1083in" svg:height="0.1028in" svg:x="-0.0004in" svg:y="0.0098in" svg:viewBox="0 0 276 262" svg:d="M45 232c-3 15-4 18-35 18-7 0-10 0-10 8 0 4 3 4 10 4 46 0 92 0 139 0 60 0 106-45 106-83 0-27-23-49-60-53 40-8 81-37 81-73 0-29-25-53-72-53-43 0-87 0-130 0-7 0-11 0-11 8 0 4 3 4 11 4 1 0 7 0 14 0 8 1 11 1 11 7 0 1 0 2-2 7-18 69-34 138-52 206zM103 122c8-32 17-64 25-96 3-13 4-14 21-14 16 0 34 0 50 0 33 0 42 22 42 40 0 34-33 70-80 70-19 0-39 0-58 0zM87 250c-6 0-7 0-9 0-4 0-5-1-5-4 0-2 0-2 2-9 9-36 17-71 26-106 24 0 50 0 74 0 36 0 44 28 44 45 0 36-34 74-80 74-18 0-34 0-52 0z"><text:p/></draw:path><draw:path draw:style-name="gr3" draw:text-style-name="P6" svg:width="0.1008in" svg:height="0.0354in" svg:x="0.166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339in" svg:height="0.1512in" svg:x="0.3358in" svg:y="0in" svg:viewBox="0 0 87 385" svg:d="M85 15c2-4 2-5 2-7 0-5-4-8-8-8s-6 2-10 9c-22 59-45 118-67 177-1 2-2 4-2 8 0 1 0 1 2 5 22 59 45 118 67 176 3 5 5 10 10 10 4 0 8-3 8-7 0-1 0-3-2-7-23-59-45-119-68-177 23-60 45-119 68-179z"><text:p/></draw:path><draw:path draw:style-name="gr3" draw:text-style-name="P6" svg:width="0.1039in" svg:height="0.1079in" svg:x="0.3831in" svg:y="0.0043in" svg:viewBox="0 0 265 275" svg:d="M56 231c-15 26-31 31-47 32-5 1-9 1-9 8 0 2 2 4 6 4 11 0 22-1 33-1 13 0 26 1 38 1 2 0 8 0 8-7 0-4-4-5-7-5-9 0-17-3-17-13 0-4 2-9 5-14 10-17 20-32 30-49 32 0 65 0 97 0 0 9 5 60 5 64 0 11-20 12-27 12-6 0-9 0-9 8 0 4 3 3 4 4 17 0 33-1 49-1 9 0 34 1 44 1 2 0 6 0 6-7 0-5-3-5-9-5-23 0-23-2-24-13-8-79-16-160-24-240-1-8-1-10-8-10-5 0-7 3-10 7-45 74-89 149-134 224zM102 175c26-43 51-85 76-127 5 42 9 84 13 127-29 0-59 0-89 0z"><text:p/></draw:path><draw:path draw:style-name="gr3" draw:text-style-name="P6" svg:width="0.0173in" svg:height="0.0453in" svg:x="0.5051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1039in" svg:height="0.1079in" svg:x="0.565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4-5-9-5-24 0-24-2-25-13-8-79-15-160-23-240-1-8-1-10-8-10-6 0-7 3-10 7-45 74-89 149-134 224zM102 175c26-43 51-85 76-127 5 42 8 84 12 127-29 0-58 0-88 0z"><text:p/></draw:path><draw:path draw:style-name="gr3" draw:text-style-name="P6" svg:width="0.0339in" svg:height="0.1512in" svg:x="0.6819in" svg:y="0in" svg:viewBox="0 0 87 385" svg:d="M85 199c2-4 2-4 2-5 0-2 0-2-2-7-22-59-45-119-67-178-4-7-7-9-10-9-5 0-8 3-8 8 0 1 0 2 2 6 23 60 45 119 68 180-23 58-45 118-68 176-2 4-2 5-2 8 0 4 4 7 8 7 5 0 6-4 9-7 23-60 45-119 68-179z"><text:p/></draw:path></draw:g></text:span><text:span text:style-name="T6">, ומשום ש־</text:span><text:span text:style-name="T6"><draw:g text:anchor-type="as-char" svg:y="-0.1118in" draw:z-index="89" draw:name="Shape96" draw:style-name="gr1"><svg:title>TexMaths</svg:title><svg:desc>11§display§A \cap A = A§svg§600§FALSE§</svg:desc><draw:path draw:style-name="gr2" draw:text-style-name="P5" svg:width="0.6937in" svg:height="0.0961in" svg:x="0.0028in" svg:y="0.0079in" svg:viewBox="0 0 1763 245" svg:d="M0 0c587 0 1176 0 1763 0 0 82 0 163 0 245-587 0-1176 0-1763 0 0-82 0-163 0-245z"><text:p/></draw:path><draw:path draw:style-name="gr3" draw:text-style-name="P6" svg:width="0.1039in" svg:height="0.1083in" svg:x="0in" svg:y="0in" svg:viewBox="0 0 265 276" svg:d="M56 232c-15 26-31 30-47 32-6 1-9 1-9 7 0 4 2 5 5 5 10 0 22-1 33-1 14 0 27 1 39 1 2 0 8 0 8-7 0-4-4-5-7-5-9 0-18-4-18-14 0-4 3-9 6-14 10-17 19-32 29-49 33 0 64 0 97 0 0 8 6 60 6 64 0 11-20 13-28 13-5 0-9 0-9 7 0 5 3 4 5 5 17 0 33-1 48-1 10 0 35 1 44 1 3 0 7 0 7-8 0-4-3-4-9-4-24 0-24-3-25-14-8-80-15-161-23-241-1-8-1-9-8-9-5 0-8 2-10 7-45 75-89 150-134 225zM102 175c26-43 51-85 76-128 5 43 8 85 12 128-29 0-58 0-88 0z"><text:p/></draw:path><draw:path draw:style-name="gr3" draw:text-style-name="P6" svg:width="0.0839in" svg:height="0.0937in" svg:x="0.1512in" svg:y="0.0177in" svg:viewBox="0 0 214 239" svg:d="M214 84c0-59-59-84-106-84-51 0-108 28-108 84 0 47 0 94 0 141 0 8 0 14 8 14 7 0 7-6 7-14 0-46 0-93 0-139 0-58 63-71 93-71 16 0 40 4 61 17 30 19 30 44 30 54 0 46 0 93 0 139 0 8 0 14 8 14 7 0 7-6 7-14 0-47 0-94 0-141z"><text:p/></draw:path><draw:path draw:style-name="gr3" draw:text-style-name="P6" svg:width="0.1039in" svg:height="0.1083in" svg:x="0.2831in" svg:y="0in" svg:viewBox="0 0 265 276" svg:d="M56 232c-15 26-31 30-48 32-5 1-8 1-8 7 0 4 2 5 5 5 10 0 22-1 33-1 13 0 27 1 39 1 2 0 8 0 8-7 0-4-4-5-7-5-9 0-18-4-18-14 0-4 3-9 5-14 10-17 20-32 30-49 31 0 64 0 96 0 1 8 7 60 7 64 0 11-20 13-28 13-5 0-9 0-9 7 0 5 4 5 5 5 17 0 33-1 48-1 10 0 35 1 44 1 3 0 7 0 7-8 0-4-3-4-9-4-24 0-24-3-25-14-8-80-15-161-23-241-1-8-1-9-8-9-6 0-8 2-10 7-45 75-89 150-134 225zM102 175c26-43 51-85 76-128 5 43 8 85 12 128-29 0-58 0-88 0z"><text:p/></draw:path><draw:path draw:style-name="gr3" draw:text-style-name="P6" svg:width="0.1004in" svg:height="0.035in" svg:x="0.4429in" svg:y="0.053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039in" svg:height="0.1083in" svg:x="0.6in" svg:y="0in" svg:viewBox="0 0 265 276" svg:d="M56 232c-15 26-31 30-48 32-5 1-8 1-8 7 0 4 2 5 5 5 10 0 22-1 33-1 13 0 27 1 39 1 2 0 8 0 8-7 0-4-5-5-7-5-9 0-19-4-19-14 0-4 4-9 6-14 10-17 20-32 30-49 31 0 64 0 96 0 1 8 7 60 7 64 0 11-20 13-28 13-5 0-9 0-9 7 0 5 4 5 5 5 15 0 33-1 48-1 10 0 35 1 44 1 3 0 7 0 7-8 0-4-4-4-9-4-24 0-24-3-25-14-8-80-15-161-23-241-1-8-1-9-8-9-6 0-8 2-10 7-45 75-89 150-134 225zM102 175c26-43 51-85 76-128 5 43 8 85 12 128-29 0-58 0-88 0z"><text:p/></draw:path></draw:g></text:span><text:span text:style-name="T6"> אז </text:span><text:span text:style-name="T6"><draw:g text:anchor-type="as-char" svg:y="-0.1134in" draw:z-index="90" draw:name="Shape97" draw:style-name="gr1"><svg:title>TexMaths</svg:title><svg:desc>11§display§f(B) = A§svg§600§FALSE§</svg:desc><draw:path draw:style-name="gr2" draw:text-style-name="P5" svg:width="0.6283in" svg:height="0.1358in" svg:x="-0.0004in" svg:y="0.0071in" svg:viewBox="0 0 1597 346" svg:d="M798 346c-266 0-532 0-798 0 0-116 0-230 0-346 532 0 1064 0 1597 0 0 116 0 230 0 346-266 0-533 0-799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1083in" svg:height="0.1028in" svg:x="0.148in" svg:y="0.0098in" svg:viewBox="0 0 276 262" svg:d="M46 232c-4 15-4 18-35 18-7 0-11 0-11 8 0 4 3 4 11 4 46 0 91 0 137 0 62 0 107-45 107-83 0-27-22-49-59-53 39-8 80-37 80-73 0-29-25-53-71-53-43 0-87 0-130 0-8 0-11 0-11 8 0 4 3 4 10 4 1 0 8 0 15 0 7 1 10 1 10 7 0 1 0 2-1 7-18 69-34 138-52 206zM104 122c8-32 17-64 25-96 3-13 3-14 21-14 16 0 33 0 49 0 34 0 42 22 42 40 0 34-33 70-80 70-19 0-38 0-57 0zM87 250c-6 0-7 0-9 0-3 0-4-1-4-4 0-2 0-2 1-9 9-36 18-71 27-106 24 0 49 0 73 0 37 0 44 28 44 45 0 36-34 74-79 74-18 0-36 0-53 0z"><text:p/></draw:path><draw:path draw:style-name="gr3" draw:text-style-name="P6" svg:width="0.0346in" svg:height="0.1512in" svg:x="0.2736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8in" svg:height="0.0354in" svg:x="0.37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039in" svg:height="0.1079in" svg:x="0.5319in" svg:y="0.0043in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/draw:g></text:span><text:span text:style-name="T6"><text:s/>כדרוש </text:span><text:span text:style-name="T6"><draw:g text:anchor-type="as-char" svg:y="-0.1043in" draw:z-index="120" draw:name="Shape98" draw:style-name="gr1"><svg:title>TexMaths</svg:title><svg:desc>11§display§\blacksquare§svg§600§FALSE§</svg:desc><draw:path draw:style-name="gr2" draw:text-style-name="P5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6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span></text:p>
      <text:h text:style-name="P15" text:outline-level="3">סעיף (ג)</text:h>
      <text:p text:style-name="P25"><text:span text:style-name="T2">נתון: </text:span><draw:g text:anchor-type="as-char" svg:y="-0.1327in" draw:z-index="91" draw:name="Shape99" draw:style-name="gr1"><svg:title>TexMaths</svg:title><svg:desc>11§display§f \colon (\R \to \R)^2 \to (\R \to \R), f = \lambda \la g, h \ra \in (\R \to \R). g \circ h§svg§600§FALSE§</svg:desc><draw:path draw:style-name="gr2" draw:text-style-name="P5" svg:width="3.5488in" svg:height="0.1555in" svg:x="0.0311in" svg:y="0.0075in" svg:viewBox="0 0 9015 396" svg:d="M4508 396c-1503 0-3006 0-4508 0 0-132 0-264 0-396 3005 0 6011 0 9015 0 0 132 0 264 0 396-1502 0-3004 0-4507 0z"><text:p/></draw:path><draw:path draw:style-name="gr3" draw:text-style-name="P6" svg:width="0.0752in" svg:height="0.1378in" svg:x="0in" svg:y="0.0264in" svg:viewBox="0 0 192 351" svg:d="M121 118c11 0 22 0 33 0 8 0 12 0 12-8 0-4-4-4-11-4-11 0-21 0-32 0 3-16 6-30 9-44 1-8 7-36 9-41 3-7 10-12 18-12 2 0 11 0 19 6-17 2-21 15-21 21 0 9 7 14 15 14 9 0 20-9 20-24 0-17-17-26-33-26-13 0-37 7-49 45-2 8-3 12-13 61-9 0-18 0-27 0-7 0-11 0-11 8 0 4 4 4 10 4 9 0 18 0 27 0-10 51-20 101-30 151-7 38-13 73-33 73-2 0-11 0-19-7 18-1 21-15 21-21 0-9-6-13-14-13-10 0-21 8-21 23 0 18 16 27 33 27 21 0 36-24 43-38 13-24 22-72 22-74 8-39 15-80 23-121z"><text:p/></draw:path><draw:path draw:style-name="gr3" draw:text-style-name="P6" svg:width="0.0161in" svg:height="0.0654in" svg:x="0.1126in" svg:y="0.0677in" svg:viewBox="0 0 42 167" svg:d="M42 20c0-11-10-20-21-20s-21 8-21 20c0 11 10 21 21 21s21-9 21-21zM42 147c0-12-10-21-21-21s-21 9-21 21c0 11 10 20 21 20s21-9 21-20z"><text:p/></draw:path><draw:path draw:style-name="gr3" draw:text-style-name="P6" svg:width="0.0346in" svg:height="0.1516in" svg:x="0.2079in" svg:y="0.0193in" svg:viewBox="0 0 89 386" svg:d="M89 382c0-2 0-2-7-8-48-50-60-123-60-181 0-67 14-135 63-183 4-4 4-4 4-6 0-3-1-4-3-4-5 0-39 26-62 75-20 43-24 86-24 118 0 31 4 76 25 120 23 48 56 73 61 73 2 0 3-1 3-4z"><text:p/></draw:path><draw:path draw:style-name="gr3" draw:text-style-name="P6" svg:width="0.1043in" svg:height="0.1035in" svg:x="0.2539in" svg:y="0.0291in" svg:viewBox="0 0 266 264" svg:d="M98 143c4 0 9 0 13 0 20 30 39 60 58 90 5 5 14 21 18 26 2 5 3 5 13 5 18 0 35 0 53 0 7 0 13 0 13-7 0-3-3-6-6-7-15-3-33-27-42-39-4-5-22-30-49-72 34-7 69-21 69-67 0-53-58-72-104-72-41 0-80 0-121 0-6 0-13 0-13 7 0 6 8 6 11 6 22 0 23 4 23 22 0 64 0 129 0 194 0 18-1 21-23 21-3 0-11 0-11 7s7 7 13 7c35 0 71 0 106 0 7 0 13 0 13-7s-7-7-11-7c-22 0-23-3-23-21 0-28 0-57 0-86zM173 125c10-15 11-36 11-52 0-19-3-40-15-55 17 3 54 15 54 54 0 25-11 45-50 53zM98 34c0-8 0-21 24-21 32 0 48 13 48 60 0 49-12 57-72 57 0-32 0-64 0-96zM45 250c3-6 3-17 3-20 0-66 0-131 0-196 0-3 0-14-3-21 14 0 30 0 44 0-5 7-5 15-5 20 0 65 0 131 0 197 0 3 0 14 3 20-14 0-28 0-42 0zM128 143c2 0 4-1 6-1 7 0 14 0 21-1 6 9 47 78 79 109-12 0-25 0-37 0-23-35-46-71-69-107z"><text:p/></draw:path><draw:path draw:style-name="gr3" draw:text-style-name="P6" svg:width="0.1346in" svg:height="0.0791in" svg:x="0.4122in" svg:y="0.0559in" svg:viewBox="0 0 343 202" svg:d="M301 108c-21 17-32 33-35 38-16 26-20 50-20 51 0 5 5 5 8 5 7 0 7-1 9-8 9-37 31-71 75-88 4-1 5-3 5-6s-1-2-2-3c-18-7-64-26-79-91-1-5-1-6-8-6-3 0-8 0-8 4 0 2 4 26 20 51 8 12 19 25 35 38-95 0-191 0-287 0-6 0-14 0-14 7 0 8 8 8 14 8 96 0 192 0 287 0z"><text:p/></draw:path><draw:path draw:style-name="gr3" draw:text-style-name="P6" svg:width="0.1039in" svg:height="0.1035in" svg:x="0.6008in" svg:y="0.0291in" svg:viewBox="0 0 265 264" svg:d="M97 143c4 0 10 0 14 0 20 30 39 60 58 90 4 5 12 21 17 26 3 5 4 5 13 5 18 0 35 0 53 0 8 0 13 0 13-7 0-3-2-6-5-7-15-3-33-27-43-39-3-5-22-30-48-72 34-7 67-21 67-67 0-53-57-72-102-72-41 0-80 0-121 0-8 0-13 0-13 7 0 6 7 6 10 6 22 0 24 4 24 22 0 64 0 129 0 194 0 18-2 21-24 21-3 0-10 0-10 7s5 7 13 7c35 0 71 0 106 0 6 0 12 0 12-7s-7-7-10-7c-22 0-24-3-24-21 0-28 0-57 0-86zM172 125c11-15 12-36 12-52 0-19-3-40-15-55 16 3 54 15 54 54 0 25-12 45-51 53zM97 34c0-8 0-21 24-21 33 0 49 13 49 60 0 49-12 57-73 57 0-32 0-64 0-96zM44 250c3-6 3-17 3-20 0-66 0-131 0-196 0-3 0-14-3-21 14 0 30 0 44 0-4 7-4 15-4 20 0 65 0 131 0 197 0 3 0 14 3 20-14 0-29 0-43 0zM126 143c4 0 5-1 8-1 6 0 14 0 20-1 5 9 47 78 80 109-13 0-25 0-38 0-23-35-46-71-70-107z"><text:p/></draw:path><draw:path draw:style-name="gr3" draw:text-style-name="P6" svg:width="0.0346in" svg:height="0.1516in" svg:x="0.7169in" svg:y="0.0193in" svg:viewBox="0 0 89 386" svg:d="M89 193c0-30-4-76-25-120-23-48-56-73-61-73-2 0-3 1-3 4 0 2 0 2 8 9 37 38 59 99 59 180 0 65-14 133-63 182-4 5-4 5-4 7s1 4 3 4c5 0 39-27 62-76 20-42 24-84 24-117z"><text:p/></draw:path><draw:path draw:style-name="gr3" draw:text-style-name="P6" svg:width="0.0469in" svg:height="0.0705in" svg:x="0.774in" svg:y="-0.0004in" svg:viewBox="0 0 120 180" svg:d="M120 131c-3 0-7 0-10 0 0 6-3 21-7 24-2 2-23 2-26 2-17 0-34 0-51 0 29-25 39-32 55-46 20-15 39-33 39-58 0-33-29-53-64-53-33 0-56 24-56 49 0 14 12 15 14 15 7 0 15-4 15-14 0-6-3-15-16-15 8-20 27-25 39-25 27 0 41 21 41 43 0 23-16 42-25 52-22 21-44 43-66 65-2 2-2 2-2 10 37 0 74 0 111 0 3-17 6-33 9-49z"><text:p/></draw:path><draw:path draw:style-name="gr3" draw:text-style-name="P6" svg:width="0.1346in" svg:height="0.0791in" svg:x="0.8862in" svg:y="0.0559in" svg:viewBox="0 0 343 202" svg:d="M301 108c-22 17-32 33-35 38-17 26-20 50-20 51 0 5 5 5 8 5 7 0 7-1 8-8 9-37 32-71 76-88 4-1 5-3 5-6s-2-3-3-3c-17-7-64-26-78-91-1-5-1-6-8-6-3 0-8 0-8 4 0 2 4 26 19 51 8 12 20 25 36 38-95 0-191 0-287 0-7 0-14 0-14 7 0 8 7 8 14 8 96 0 192 0 287 0z"><text:p/></draw:path><draw:path draw:style-name="gr3" draw:text-style-name="P6" svg:width="0.0346in" svg:height="0.1516in" svg:x="1.0874in" svg:y="0.0193in" svg:viewBox="0 0 89 386" svg:d="M89 382c0-2 0-2-7-8-48-50-60-123-60-181 0-67 14-135 62-183 5-4 5-4 5-6 0-3-1-4-3-4-5 0-40 26-62 75-20 43-24 86-24 118 0 31 3 76 25 120 23 48 56 73 61 73 2 0 3-1 3-4z"><text:p/></draw:path><draw:path draw:style-name="gr3" draw:text-style-name="P6" svg:width="0.1039in" svg:height="0.1035in" svg:x="1.1339in" svg:y="0.0291in" svg:viewBox="0 0 265 264" svg:d="M98 143c4 0 9 0 13 0 20 30 39 60 58 90 4 5 14 21 18 26 2 5 3 5 12 5 18 0 36 0 54 0 7 0 12 0 12-7 0-3-2-6-5-7-15-3-33-27-42-39-4-5-23-30-49-72 34-7 67-21 67-67 0-53-56-72-102-72-41 0-80 0-121 0-6 0-13 0-13 7 0 6 8 6 11 6 22 0 23 4 23 22 0 64 0 129 0 194 0 18-1 21-23 21-3 0-11 0-11 7s7 7 13 7c35 0 71 0 106 0 7 0 13 0 13-7s-7-7-11-7c-22 0-23-3-23-21 0-28 0-57 0-86zM172 125c11-15 12-36 12-52 0-19-3-40-15-55 16 3 54 15 54 54 0 25-11 45-51 53zM98 34c0-8 0-21 23-21 33 0 49 13 49 60 0 49-12 57-72 57 0-32 0-64 0-96zM45 250c3-6 3-17 3-20 0-66 0-131 0-196 0-3 0-14-3-21 14 0 30 0 44 0-5 7-5 15-5 20 0 65 0 131 0 197 0 3 0 14 3 20-14 0-28 0-42 0zM128 143c2 0 4-1 6-1 7 0 14 0 21-1 6 9 47 78 79 109-12 0-25 0-37 0-23-35-46-71-69-107z"><text:p/></draw:path><draw:path draw:style-name="gr3" draw:text-style-name="P6" svg:width="0.1346in" svg:height="0.0791in" svg:x="1.2921in" svg:y="0.0559in" svg:viewBox="0 0 343 202" svg:d="M301 108c-21 17-32 33-35 38-17 26-20 50-20 51 0 5 5 5 8 5 7 0 7-1 8-8 9-37 32-71 76-88 4-1 5-3 5-6s-2-3-3-3c-17-7-64-26-78-91-1-5-1-6-8-6-3 0-8 0-8 4 0 2 4 26 20 51 8 12 19 25 35 38-95 0-191 0-287 0-7 0-14 0-14 7 0 8 7 8 14 8 96 0 192 0 287 0z"><text:p/></draw:path><draw:path draw:style-name="gr3" draw:text-style-name="P6" svg:width="0.1043in" svg:height="0.1035in" svg:x="1.4803in" svg:y="0.0291in" svg:viewBox="0 0 266 264" svg:d="M98 143c4 0 10 0 14 0 19 30 39 60 57 90 5 5 14 21 18 26 3 5 4 5 13 5 18 0 35 0 53 0 8 0 13 0 13-7 0-3-2-6-5-7-15-3-34-27-43-39-2-5-22-30-49-72 36-7 69-21 69-67 0-53-58-72-103-72-40 0-81 0-122 0-6 0-13 0-13 7 0 6 8 6 11 6 22 0 24 4 24 22 0 64 0 129 0 194 0 18-2 21-24 21-3 0-11 0-11 7s7 7 13 7c35 0 72 0 107 0 6 0 12 0 12-7s-7-7-11-7c-22 0-23-3-23-21 0-28 0-57 0-86zM173 125c11-15 12-36 12-52 0-19-2-40-16-55 17 3 55 15 55 54 0 25-12 45-51 53zM98 34c0-8 0-21 24-21 33 0 48 13 48 60 0 49-11 57-72 57 0-32 0-64 0-96zM45 250c3-6 3-17 3-20 0-66 0-131 0-196 0-3 0-14-3-21 14 0 30 0 44 0-4 7-4 15-4 20 0 65 0 131 0 197 0 3 0 14 3 20-14 0-29 0-43 0zM128 143c3 0 4-1 7-1 6 0 15 0 20-1 6 9 47 78 79 109-12 0-25 0-37 0-23-35-46-71-69-107z"><text:p/></draw:path><draw:path draw:style-name="gr3" draw:text-style-name="P6" svg:width="0.0346in" svg:height="0.1516in" svg:x="1.5969in" svg:y="0.0193in" svg:viewBox="0 0 89 386" svg:d="M89 193c0-30-4-76-25-120-23-48-56-73-61-73-2 0-3 1-3 4 0 2 0 2 7 9 38 38 60 99 60 180 0 65-14 133-63 182-4 5-4 5-4 7s1 4 3 4c5 0 39-27 62-76 20-42 24-84 24-117z"><text:p/></draw:path><draw:path draw:style-name="gr3" draw:text-style-name="P6" svg:width="0.0173in" svg:height="0.0453in" svg:x="1.6606in" svg:y="0.1169in" svg:viewBox="0 0 45 116" svg:d="M45 41c0-26-10-41-25-41-12 0-20 10-20 21 0 10 8 20 20 20 4 0 10-1 13-5 2-1 1-1 2-2 1 0 1 1 1 7 0 28-13 52-26 64-5 4-5 5-5 6 0 3 3 5 5 5 4 0 35-30 35-75z"><text:p/></draw:path><draw:path draw:style-name="gr3" draw:text-style-name="P6" svg:width="0.0752in" svg:height="0.1378in" svg:x="1.7228in" svg:y="0.0264in" svg:viewBox="0 0 192 351" svg:d="M121 118c11 0 23 0 34 0 8 0 11 0 11-8 0-4-3-4-10-4-11 0-21 0-32 0 2-16 6-30 8-44 1-8 7-36 9-41 4-7 11-12 18-12 2 0 11 0 19 6-16 2-21 15-21 21 0 9 7 14 15 14 9 0 20-9 20-24 0-17-17-26-33-26-13 0-37 7-49 45-2 8-3 12-12 61-9 0-19 0-28 0-6 0-11 0-11 8 0 4 4 4 11 4 9 0 17 0 26 0-10 51-19 101-29 151-8 38-14 73-34 73-1 0-11 0-19-7 18-1 21-15 21-21 0-9-6-13-14-13-10 0-21 8-21 23 0 18 18 27 33 27 21 0 36-24 44-38 12-24 21-72 21-74 8-39 15-80 23-121z"><text:p/></draw:path><draw:path draw:style-name="gr3" draw:text-style-name="P6" svg:width="0.1004in" svg:height="0.035in" svg:x="1.8563in" svg:y="0.077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744in" svg:height="0.1067in" svg:x="2.0165in" svg:y="0.028in" svg:viewBox="0 0 190 272" svg:d="M117 155c16 40 35 99 40 107 7 9 10 9 21 9 3 0 6 0 9 0s3-3 3-4 0-1-1-3c-4-5-6-10-9-18-26-73-52-146-79-218-8-24-28-28-47-28-2 0-7 0-7 4 0 3 2 3 4 4 13 2 15 4 25 31 12 35 25 69 37 104-35 36-71 71-106 106-5 5-7 7-7 11 0 7 4 12 11 12s10-4 13-8c31-36 62-72 93-109z"><text:p/></draw:path><draw:path draw:style-name="gr3" draw:text-style-name="P6" svg:width="0.0335in" svg:height="0.1516in" svg:x="2.1138in" svg:y="0.0193in" svg:viewBox="0 0 86 386" svg:d="M84 14c2-4 2-4 2-6 0-5-4-8-8-8-3 0-7 2-9 9-23 59-45 118-68 177 0 3-1 5-1 7 0 1 0 2 1 7 23 58 45 118 68 176 1 4 4 10 9 10 4 0 8-3 8-8 0-1 0-2-2-6-24-60-46-119-69-179 23-60 45-119 69-179z"><text:p/></draw:path><draw:path draw:style-name="gr3" draw:text-style-name="P6" svg:width="0.0693in" svg:height="0.0976in" svg:x="2.1583in" svg:y="0.0661in" svg:viewBox="0 0 177 249" svg:d="M176 25c0-2 1-4 1-6 0-7-4-11-11-11-4 0-14 3-15 16-8-14-21-24-37-24-44 0-92 54-92 110 0 38 24 61 52 61 23 0 40-18 45-22-8 34-9 33-13 51-2 4-15 40-55 40-8 0-20 0-31-3 11-3 15-12 15-19 0-6-4-14-14-14-9 0-21 8-21 23 0 14 14 22 52 22 48 0 76-28 81-52 14-57 29-114 43-172zM125 121c-2 10-11 20-19 28-8 6-20 13-31 13-20 0-26-20-26-35 0-19 11-64 22-84 10-19 27-34 43-34 26 0 31 31 31 33s0 4-1 5c-7 25-12 49-19 74z"><text:p/></draw:path><draw:path draw:style-name="gr3" draw:text-style-name="P6" svg:width="0.0173in" svg:height="0.0453in" svg:x="2.2472in" svg:y="0.1169in" svg:viewBox="0 0 45 116" svg:d="M45 41c0-26-10-41-24-41-13 0-21 10-21 21 0 10 8 20 21 20 4 0 9-1 13-5 1-1 1-2 2-2 0 2 0 1 0 7 0 28-13 52-25 64-4 4-4 5-4 6 0 3 1 5 3 5 4 0 35-30 35-75z"><text:p/></draw:path><draw:path draw:style-name="gr3" draw:text-style-name="P6" svg:width="0.0744in" svg:height="0.1063in" svg:x="2.3098in" svg:y="0.028in" svg:viewBox="0 0 190 271" svg:d="M90 4c0-1 0-4-5-4-9 0-37 2-48 3-2 1-6 1-6 8 0 4 3 4 9 4 18 0 19 4 19 7 0 2-1 6-1 8-18 74-37 148-56 221-2 6-2 7-2 9 0 9 8 11 11 11 7 0 13-4 14-10 2-10 6-20 8-28 3-12 5-23 9-35 2-8 4-17 6-26 1-2 4-15 5-18s13-24 26-35c8-7 20-13 36-13 17 0 21 13 21 26 0 21-14 63-23 87-3 9-5 14-5 20 0 19 13 32 32 32 36 0 50-55 50-58 0-5-3-5-4-5-5 0-5 2-7 8-5 19-17 46-38 46-7 0-10-3-10-12 0-10 3-18 6-26 7-17 25-63 25-85 0-25-16-42-45-42-25 0-43 12-58 30 10-41 21-82 31-123z"><text:p/></draw:path><draw:path draw:style-name="gr3" draw:text-style-name="P6" svg:width="0.0335in" svg:height="0.1516in" svg:x="2.398in" svg:y="0.0193in" svg:viewBox="0 0 86 386" svg:d="M84 200c2-5 2-6 2-7s0-1-2-7c-22-59-46-118-68-177-2-7-4-9-8-9-5 0-8 3-8 8 0 1 0 2 2 6 23 60 45 119 68 179-23 58-45 118-68 178-2 4-2 5-2 7 0 5 3 8 8 8 4 0 6-4 7-8 23-59 45-119 69-178z"><text:p/></draw:path><draw:path draw:style-name="gr3" draw:text-style-name="P6" svg:width="0.076in" svg:height="0.0878in" svg:x="2.5035in" svg:y="0.0512in" svg:viewBox="0 0 194 224" svg:d="M179 119c7 0 15 0 15-8 0-7-8-7-15-7-55 0-109 0-164 0 6-52 50-89 104-89 20 0 40 0 60 0 7 0 15 0 15-7 0-8-8-8-15-8-20 0-40 0-60 0-66 0-119 49-119 111s53 113 119 113c20 0 40 0 60 0 7 0 15 0 15-8s-8-8-15-8c-20 0-40 0-60 0-54 0-98-37-104-89 55 0 109 0 164 0z"><text:p/></draw:path><draw:path draw:style-name="gr3" draw:text-style-name="P6" svg:width="0.035in" svg:height="0.1516in" svg:x="2.6496in" svg:y="0.0193in" svg:viewBox="0 0 90 386" svg:d="M90 382c0-2 0-2-6-8-49-50-61-123-61-181 0-67 14-135 62-183 5-4 5-4 5-6 0-3-1-4-4-4-4 0-39 26-61 75-20 43-25 86-25 118 0 31 4 76 26 120 23 48 56 73 60 73 3 0 4-1 4-4z"><text:p/></draw:path><draw:path draw:style-name="gr3" draw:text-style-name="P6" svg:width="0.1039in" svg:height="0.1035in" svg:x="2.6961in" svg:y="0.0291in" svg:viewBox="0 0 265 264" svg:d="M97 143c4 0 10 0 14 0 20 30 39 60 58 90 4 5 14 21 18 26 2 5 3 5 12 5 18 0 36 0 54 0 7 0 12 0 12-7 0-3-2-6-5-7-15-3-33-27-43-39-3-5-22-30-48-72 34-7 67-21 67-67 0-53-56-72-102-72-41 0-80 0-121 0-6 0-13 0-13 7 0 6 8 6 10 6 22 0 24 4 24 22 0 64 0 129 0 194 0 18-2 21-24 21-2 0-10 0-10 7s7 7 13 7c35 0 71 0 106 0 6 0 13 0 13-7s-7-7-11-7c-22 0-24-3-24-21 0-28 0-57 0-86zM172 125c11-15 12-36 12-52 0-19-3-40-15-55 16 3 54 15 54 54 0 25-12 45-51 53zM97 34c0-8 0-21 24-21 33 0 49 13 49 60 0 49-12 57-73 57 0-32 0-64 0-96zM45 250c2-6 2-17 2-20 0-66 0-131 0-196 0-3 0-14-2-21 14 0 30 0 44 0-5 7-5 15-5 20 0 65 0 131 0 197 0 3 0 14 3 20-14 0-28 0-42 0zM128 143c2 0 3-1 6-1 6 0 14 0 20-1 7 9 48 78 80 109-12 0-25 0-37 0-23-35-46-71-69-107z"><text:p/></draw:path><draw:path draw:style-name="gr3" draw:text-style-name="P6" svg:width="0.1346in" svg:height="0.0791in" svg:x="2.8543in" svg:y="0.0559in" svg:viewBox="0 0 343 202" svg:d="M301 108c-22 17-32 33-35 38-17 26-20 50-20 51 0 5 5 5 8 5 7 0 7-1 8-8 9-37 32-71 76-88 4-1 5-3 5-6s-2-3-3-3c-17-7-64-26-78-91-1-5-1-6-8-6-3 0-8 0-8 4 0 2 4 26 19 51 8 12 20 25 36 38-95 0-191 0-287 0-7 0-14 0-14 7 0 8 7 8 14 8 96 0 192 0 287 0z"><text:p/></draw:path><draw:path draw:style-name="gr3" draw:text-style-name="P6" svg:width="0.1043in" svg:height="0.1035in" svg:x="3.0425in" svg:y="0.0291in" svg:viewBox="0 0 266 264" svg:d="M98 143c4 0 10 0 14 0 19 30 39 60 57 90 5 5 14 21 18 26 3 5 4 5 13 5 18 0 35 0 53 0 7 0 13 0 13-7 0-3-2-6-6-7-15-3-33-27-42-39-4-5-22-30-49-72 36-7 69-21 69-67 0-53-58-72-103-72-40 0-81 0-122 0-6 0-13 0-13 7 0 6 8 6 11 6 22 0 24 4 24 22 0 64 0 129 0 194 0 18-2 21-24 21-3 0-11 0-11 7s7 7 13 7c35 0 72 0 107 0 6 0 12 0 12-7s-7-7-11-7c-22 0-23-3-23-21 0-28 0-57 0-86zM173 125c11-15 12-36 12-52 0-19-2-40-16-55 17 3 54 15 54 54 0 25-11 45-50 53zM98 34c0-8 0-21 24-21 33 0 48 13 48 60 0 49-12 57-72 57 0-32 0-64 0-96zM45 250c3-6 3-17 3-20 0-66 0-131 0-196 0-3 0-14-3-21 14 0 30 0 44 0-4 7-4 15-4 20 0 65 0 131 0 197 0 3 0 14 2 20-14 0-28 0-42 0zM128 143c2 0 4-1 7-1 6 0 15 0 20-1 6 9 47 78 79 109-12 0-25 0-37 0-23-35-46-71-69-107z"><text:p/></draw:path><draw:path draw:style-name="gr3" draw:text-style-name="P6" svg:width="0.0346in" svg:height="0.1516in" svg:x="3.1591in" svg:y="0.0193in" svg:viewBox="0 0 89 386" svg:d="M89 193c0-30-4-76-25-120-23-48-56-73-61-73-2 0-3 1-3 4 0 2 0 2 7 9 38 38 60 99 60 180 0 65-14 133-63 182-4 5-4 5-4 7s1 4 3 4c5 0 39-27 62-76 20-42 24-84 24-117z"><text:p/></draw:path><draw:path draw:style-name="gr3" draw:text-style-name="P6" svg:width="0.0161in" svg:height="0.0157in" svg:x="3.2224in" svg:y="0.1169in" svg:viewBox="0 0 42 41" svg:d="M42 21c0-12-10-21-21-21s-21 9-21 21c0 11 10 20 21 20s21-9 21-20z"><text:p/></draw:path><draw:path draw:style-name="gr3" draw:text-style-name="P6" svg:width="0.0693in" svg:height="0.0976in" svg:x="3.2539in" svg:y="0.0661in" svg:viewBox="0 0 177 249" svg:d="M176 25c1-2 1-4 1-6 0-7-4-11-11-11-3 0-14 3-15 16-8-14-21-24-37-24-44 0-92 54-92 110 0 38 24 61 52 61 23 0 40-18 45-22-8 34-8 33-12 51-3 4-16 40-56 40-8 0-20 0-31-3 12-3 15-12 15-19 0-6-3-14-14-14-9 0-21 8-21 23 0 14 14 22 52 22 48 0 76-28 81-52 14-57 29-114 43-172zM126 121c-2 10-12 20-19 28-9 6-21 13-32 13-19 0-26-20-26-35 0-19 13-64 22-84 11-19 28-34 43-34 27 0 32 31 32 33s-1 4-2 5c-5 25-12 49-18 74z"><text:p/></draw:path><draw:path draw:style-name="gr3" draw:text-style-name="P6" svg:width="0.0591in" svg:height="0.0587in" svg:x="3.3717in" svg:y="0.0657in" svg:viewBox="0 0 151 150" svg:d="M151 75c0-41-34-75-75-75-42 0-76 35-76 75 0 42 34 75 76 75 41 0 75-33 75-75zM76 135c-34 0-61-28-61-60 0-33 28-60 61-60 32 0 59 26 59 60 0 33-27 60-59 60z"><text:p/></draw:path><draw:path draw:style-name="gr3" draw:text-style-name="P6" svg:width="0.0744in" svg:height="0.1063in" svg:x="3.4819in" svg:y="0.028in" svg:viewBox="0 0 190 271" svg:d="M90 4c0-1 0-4-5-4-9 0-38 2-48 3-2 1-6 1-6 8 0 4 3 4 9 4 18 0 19 4 19 7 0 2-1 6-1 8-18 74-37 148-56 221-2 6-2 7-2 9 0 9 8 11 11 11 7 0 13-4 14-10 2-10 6-20 8-28 3-12 5-23 9-35 2-8 4-17 6-26 1-2 4-15 5-18s13-24 26-35c8-7 20-13 36-13 17 0 21 13 21 26 0 21-14 63-24 87-2 9-4 14-4 20 0 19 13 32 32 32 36 0 50-55 50-58 0-5-3-5-4-5-5 0-5 2-7 8-5 19-17 46-39 46-7 0-9-3-9-12 0-10 3-18 6-26 7-17 25-63 25-85 0-25-16-42-45-42-25 0-43 12-58 30 10-41 21-82 31-123z"><text:p/></draw:path></draw:g></text:p>
      <text:p text:style-name="P24"><text:soft-page-break/>חח"ע: <text:span text:style-name="T6">הפונקציה לא חח"ע, דוגמה נגדית: </text:span><text:span text:style-name="T6"><draw:g text:anchor-type="as-char" svg:y="-0.1134in" draw:z-index="92" draw:name="Shape100" draw:style-name="gr1"><svg:title>TexMaths</svg:title><svg:desc>11§display§f(\la \{\la 1, 1 \ra\}, \{\la 1, 1 \ra\} \ra) = h(\la \{ \la 1, 2 \ra\}, \{\la 2, 1 \ra\} \ra) = \{\la 1, 1 \ra\}§svg§600§FALSE§</svg:desc><draw:path draw:style-name="gr2" draw:text-style-name="P5" svg:width="3.6173in" svg:height="0.1358in" svg:x="-0.0004in" svg:y="0.0071in" svg:viewBox="0 0 9189 346" svg:d="M4595 346c-1532 0-3063 0-4595 0 0-116 0-230 0-346 3063 0 6126 0 9189 0 0 116 0 230 0 346-1531 0-3063 0-4594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6" svg:width="0.0339in" svg:height="0.1512in" svg:x="0.1587in" svg:y="0in" svg:viewBox="0 0 87 385" svg:d="M85 15c2-4 2-5 2-7 0-5-3-8-8-8-3 0-6 2-9 9-23 59-45 118-68 177-1 2-2 4-2 7 0 2 0 2 2 6 23 59 45 118 68 176 1 5 4 10 9 10s8-3 8-7c0-1 0-3-2-7-23-59-45-119-69-178 24-60 46-119 69-178z"><text:p/></draw:path><draw:path draw:style-name="gr3" draw:text-style-name="P6" svg:width="0.0535in" svg:height="0.1512in" svg:x="0.2122in" svg:y="0in" svg:viewBox="0 0 137 385" svg:d="M81 52c0-16 10-41 52-43 2 0 4-2 4-5 0-4-3-4-7-4-39 0-74 20-75 48 0 29 0 59 0 89 0 15 0 27-15 39-14 12-28 12-37 13-2 0-3 1-3 4 0 4 2 4 5 4 27 2 44 14 49 34 1 4 1 5 1 19 0 25 0 51 0 76 0 16 0 29 19 43 15 12 40 16 56 16 4 0 7 0 7-4s-3-4-6-4c-24-2-43-15-49-33-1-5-1-5-1-19 0-27 0-54 0-82 0-17-3-24-15-35-9-8-20-12-31-15 32-9 46-27 46-49 0-31 0-61 0-92z"><text:p/></draw:path><draw:path draw:style-name="gr3" draw:text-style-name="P6" svg:width="0.0335in" svg:height="0.1512in" svg:x="0.2941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6" svg:width="0.05in" svg:height="0.1in" svg:x="0.35in" svg:y="0.013in" svg:viewBox="0 0 128 255" svg:d="M79 10c0-10 0-10-9-10-24 24-58 24-70 24 0 5 0 8 0 12 8 0 31 0 51-10 0 66 0 133 0 199 0 14-2 18-37 18-4 0-7 0-12 0 0 5 0 9 0 12 14-1 47-1 63-1 15 0 49 0 63 1 0-3 0-7 0-12-5 0-8 0-13 0-35 0-36-4-36-18 0-72 0-144 0-215z"><text:p/></draw:path><draw:path draw:style-name="gr3" draw:text-style-name="P6" svg:width="0.0173in" svg:height="0.0453in" svg:x="0.4256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5in" svg:height="0.1in" svg:x="0.4937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6" svg:width="0.0335in" svg:height="0.1512in" svg:x="0.5646in" svg:y="0in" svg:viewBox="0 0 86 385" svg:d="M84 199c2-4 2-5 2-6 0-3 0-1-2-6-22-59-46-119-68-178-2-7-4-9-8-9-5 0-8 3-8 8 0 1 0 2 2 6 23 60 45 119 68 179-23 58-45 117-68 177-2 4-2 5-2 8 0 4 3 7 8 7 4 0 6-4 7-7 23-60 45-119 69-179z"><text:p/></draw:path><draw:path draw:style-name="gr3" draw:text-style-name="P6" svg:width="0.0535in" svg:height="0.1512in" svg:x="0.6264in" svg:y="0in" svg:viewBox="0 0 137 385" svg:d="M56 334c0 15-10 40-52 43-2 0-4 2-4 4 0 4 4 4 8 4 38 0 73-18 74-48 0-29 0-58 0-88 0-16 0-28 16-40 13-11 27-11 36-12 2 0 3-1 3-4 0-4-2-4-5-4-26-2-44-15-48-35-2-3-2-4-2-19 0-25 0-50 0-76 0-16 0-28-18-42-16-13-43-17-56-17-4 0-8 0-8 4 0 5 3 5 7 5 24 1 42 14 48 33 1 4 1 4 1 19 0 26 0 54 0 81 0 18 3 24 15 36 8 8 20 12 31 15-32 10-46 26-46 48 0 31 0 62 0 93z"><text:p/></draw:path><draw:path draw:style-name="gr3" draw:text-style-name="P6" svg:width="0.0173in" svg:height="0.0453in" svg:x="0.7047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6" svg:width="0.0535in" svg:height="0.1512in" svg:x="0.7701in" svg:y="0in" svg:viewBox="0 0 137 385" svg:d="M81 52c0-16 11-41 53-43 2 0 3-2 3-5 0-4-3-4-7-4-39 0-74 20-74 48 0 29 0 59 0 89 0 15 0 27-15 39-14 12-29 12-38 13-1 0-3 1-3 4 0 4 2 4 7 4 25 2 44 14 48 34 1 4 1 5 1 19 0 25 0 51 0 76 0 16 0 29 19 43 15 12 40 16 55 16 4 0 7 0 7-4s-2-4-6-4c-24-2-43-15-47-33-3-5-3-5-3-19 0-27 0-54 0-82 0-17-2-23-15-35-8-8-19-12-30-15 32-9 45-27 45-49 0-31 0-61 0-92z"><text:p/></draw:path><draw:path draw:style-name="gr3" draw:text-style-name="P6" svg:width="0.0339in" svg:height="0.1512in" svg:x="0.852in" svg:y="0in" svg:viewBox="0 0 87 385" svg:d="M85 15c2-4 2-5 2-7 0-5-3-8-8-8-3 0-6 2-9 9-23 59-45 118-68 177-1 2-2 4-2 7 0 2 0 2 2 6 23 59 45 118 68 176 1 5 4 10 9 10s8-3 8-7c0-1 0-3-2-7-23-59-45-119-69-178 24-60 46-119 69-178z"><text:p/></draw:path><draw:path draw:style-name="gr3" draw:text-style-name="P6" svg:width="0.05in" svg:height="0.1in" svg:x="0.9083in" svg:y="0.013in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6" svg:width="0.0173in" svg:height="0.0453in" svg:x="0.9835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5in" svg:height="0.1in" svg:x="1.052in" svg:y="0.013in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6" svg:width="0.0339in" svg:height="0.1512in" svg:x="1.1224in" svg:y="0in" svg:viewBox="0 0 87 385" svg:d="M85 199c2-4 2-5 2-6 0-3 0-1-2-6-23-59-45-119-69-178-2-7-5-9-8-9-5 0-8 3-8 8 0 1 0 2 2 6 23 60 45 119 68 179-23 58-45 117-68 177-2 4-2 5-2 8 0 4 4 7 8 7 5 0 6-4 8-7 24-60 46-119 69-179z"><text:p/></draw:path><draw:path draw:style-name="gr3" draw:text-style-name="P6" svg:width="0.0535in" svg:height="0.1512in" svg:x="1.1843in" svg:y="0in" svg:viewBox="0 0 137 385" svg:d="M56 334c0 15-11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3 15 36 8 7 19 12 30 15-32 10-45 26-45 48 0 31 0 62 0 93z"><text:p/></draw:path><draw:path draw:style-name="gr3" draw:text-style-name="P6" svg:width="0.0335in" svg:height="0.1512in" svg:x="1.2579in" svg:y="0in" svg:viewBox="0 0 86 385" svg:d="M84 199c2-4 2-5 2-6 0-3 0-1-2-6-22-59-46-119-68-178-2-7-4-9-8-9-5 0-8 3-8 8 0 1 0 2 2 6 23 60 45 119 68 179-23 58-45 117-68 177-2 4-2 5-2 8 0 4 3 7 8 7 4 0 6-4 7-7 23-60 45-119 69-179z"><text:p/></draw:path><draw:path draw:style-name="gr3" draw:text-style-name="P6" svg:width="0.035in" svg:height="0.1512in" svg:x="1.3173in" svg:y="0in" svg:viewBox="0 0 90 385" svg:d="M90 193c0-30-4-76-26-120-23-48-56-73-60-73-2 0-4 2-4 4s0 2 8 9c37 38 59 99 59 180 0 65-14 133-62 181-5 6-5 6-5 7 0 2 2 4 4 4 4 0 39-26 62-76 19-41 24-84 24-116z"><text:p/></draw:path><draw:path draw:style-name="gr3" draw:text-style-name="P6" svg:width="0.1008in" svg:height="0.0354in" svg:x="1.418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in" svg:height="0.1063in" svg:x="1.5791in" svg:y="0.0071in" svg:viewBox="0 0 189 271" svg:d="M89 4c0-1 0-4-4-4-9 0-38 3-48 3-3 1-7 1-7 8 0 6 3 6 10 6 17 0 18 2 18 6 0 2-1 6-1 8-19 74-37 147-56 220-1 6-1 7-1 9 0 9 8 11 11 11 5 0 12-5 14-10 2-10 6-20 8-30 2-11 5-22 8-33 2-9 4-17 6-26 1-2 5-15 5-18 1-3 13-24 26-35 9-6 21-13 37-13 17 0 21 13 21 26 0 21-15 64-24 86-3 9-5 13-5 21 0 19 14 32 32 32 36 0 50-56 50-60 0-3-3-3-4-3-5 0-5 1-6 7-6 20-18 47-39 47-7 0-10-3-10-12 0-10 4-19 7-28 6-15 24-61 24-83 0-26-16-42-44-42-25 0-43 12-58 30 10-41 20-82 30-123z"><text:p/></draw:path><draw:path draw:style-name="gr3" draw:text-style-name="P6" svg:width="0.0346in" svg:height="0.1512in" svg:x="1.6736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0339in" svg:height="0.1512in" svg:x="1.7343in" svg:y="0in" svg:viewBox="0 0 87 385" svg:d="M85 15c2-4 2-5 2-7 0-5-5-8-9-8-3 0-5 2-9 9-22 59-45 118-67 177-1 2-2 4-2 7 0 2 0 2 2 6 22 59 45 118 67 176 2 5 5 10 9 10s9-3 9-7c0-1 0-3-2-7-23-59-45-119-69-178 24-60 46-119 69-178z"><text:p/></draw:path><draw:path draw:style-name="gr3" draw:text-style-name="P6" svg:width="0.0535in" svg:height="0.1512in" svg:x="1.7878in" svg:y="0in" svg:viewBox="0 0 137 385" svg:d="M82 52c0-16 10-41 52-43 2 0 3-2 3-5 0-4-3-4-6-4-40 0-75 20-75 48 0 29 0 59 0 89 0 15 0 27-15 39-14 12-29 12-37 13-2 0-4 1-4 4 0 4 3 4 7 4 25 2 44 14 48 34 1 4 1 5 1 19 0 25 0 51 0 76 0 16 0 29 19 43 15 12 40 16 56 16 3 0 6 0 6-4s-2-4-5-4c-25-2-44-15-48-33-2-5-2-5-2-19 0-27 0-54 0-82 0-17-3-24-15-35-9-8-20-12-31-15 32-9 46-27 46-49 0-31 0-61 0-92z"><text:p/></draw:path><draw:path draw:style-name="gr3" draw:text-style-name="P6" svg:width="0.0335in" svg:height="0.1512in" svg:x="1.8693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6" svg:width="0.05in" svg:height="0.1in" svg:x="1.9252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draw:path draw:style-name="gr3" draw:text-style-name="P6" svg:width="0.0177in" svg:height="0.0453in" svg:x="2.0008in" svg:y="0.0972in" svg:viewBox="0 0 46 116" svg:d="M46 41c0-26-10-41-25-41-12 0-21 10-21 21 0 10 9 20 21 20 4 0 10-1 13-5 1-1 1-1 2-1s1 0 1 6c0 28-13 51-26 64-4 4-4 5-4 6 0 2 2 5 4 5 3 0 35-30 35-75z"><text:p/></draw:path><draw:path draw:style-name="gr3" draw:text-style-name="P6" svg:width="0.0602in" svg:height="0.1in" svg:x="2.063in" svg:y="0.013in" svg:viewBox="0 0 154 255" svg:d="M30 226c13-14 27-26 40-39 61-53 84-74 84-112 0-44-34-75-81-75-44 0-73 35-73 69 0 22 20 22 21 22 6 0 20-4 20-21 0-9-7-19-21-19-4 0-4 0-5 0 9-26 30-39 52-39 35 0 52 31 52 63 0 31-19 60-41 85-24 27-49 54-74 81-4 5-4 6-4 14 47 0 96 0 143 0 3-22 8-44 11-66-3 0-7 0-10 0-1 12-4 28-8 33-3 4-28 4-37 4-23 0-46 0-69 0z"><text:p/></draw:path><draw:path draw:style-name="gr3" draw:text-style-name="P6" svg:width="0.0339in" svg:height="0.1512in" svg:x="2.1398in" svg:y="0in" svg:viewBox="0 0 87 385" svg:d="M85 199c2-4 2-5 2-6 0-3 0-1-2-6-22-59-45-119-67-178-4-7-6-9-9-9-5 0-9 3-9 8 0 1 0 2 2 6 23 60 45 119 68 179-23 58-45 117-68 177-2 4-2 5-2 8 0 4 4 7 9 7 4 0 5-4 7-7 24-60 46-119 69-179z"><text:p/></draw:path><draw:path draw:style-name="gr3" draw:text-style-name="P6" svg:width="0.0535in" svg:height="0.1512in" svg:x="2.2016in" svg:y="0in" svg:viewBox="0 0 137 385" svg:d="M56 334c0 15-10 40-53 43-1 0-3 2-3 4 0 4 4 4 8 4 37 0 73-18 73-48 0-29 0-58 0-88 0-16 0-28 16-40 14-11 28-11 37-12 1 0 3-1 3-4 0-4-2-4-6-4-25-2-44-15-49-35-1-3-1-4-1-19 0-25 0-50 0-76 0-16 0-28-18-42-16-13-42-17-55-17-4 0-8 0-8 4 0 5 2 5 7 5 24 1 42 14 48 33 1 4 1 4 1 19 0 26 0 54 0 81 0 18 3 24 15 36 8 8 19 12 30 15-32 10-45 26-45 48 0 31 0 62 0 93z"><text:p/></draw:path><draw:path draw:style-name="gr3" draw:text-style-name="P6" svg:width="0.0173in" svg:height="0.0453in" svg:x="2.2799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535in" svg:height="0.1512in" svg:x="2.3453in" svg:y="0in" svg:viewBox="0 0 137 385" svg:d="M81 52c0-16 10-41 53-43 1 0 3-2 3-5 0-4-3-4-7-4-39 0-74 20-74 48 0 29 0 59 0 89 0 15 0 27-15 39s-29 12-38 13c-2 0-3 1-3 4 0 4 2 4 7 4 25 2 44 14 48 34 1 4 1 5 1 19 0 25 0 51 0 76 0 16 0 29 19 43 14 12 39 16 55 16 4 0 7 0 7-4s-2-4-6-4c-24-2-43-15-49-33-1-5-1-5-1-19 0-27 0-54 0-82 0-17-3-24-15-35-8-8-19-12-30-15 32-9 45-27 45-49 0-31 0-61 0-92z"><text:p/></draw:path><draw:path draw:style-name="gr3" draw:text-style-name="P6" svg:width="0.0335in" svg:height="0.1512in" svg:x="2.4272in" svg:y="0in" svg:viewBox="0 0 86 385" svg:d="M85 15c1-4 1-5 1-7 0-5-4-8-8-8-3 0-5 2-9 9-22 59-45 118-67 177-1 2-2 4-2 7 0 2 0 2 2 6 22 59 45 118 67 176 2 5 5 10 9 10s8-3 8-7c0-1 0-3-1-7-23-59-45-119-69-178 24-60 46-119 69-178z"><text:p/></draw:path><draw:path draw:style-name="gr3" draw:text-style-name="P6" svg:width="0.0602in" svg:height="0.1in" svg:x="2.4776in" svg:y="0.013in" svg:viewBox="0 0 154 255" svg:d="M30 226c13-14 27-26 40-39 61-53 84-74 84-112 0-44-35-75-83-75-42 0-71 35-71 69 0 22 19 22 20 22 6 0 21-4 21-21 0-9-8-19-21-19-4 0-5 0-6 0 9-26 30-39 53-39 35 0 52 31 52 63 0 31-20 60-41 85-24 27-49 54-74 81-4 5-4 6-4 14 47 0 96 0 143 0 3-22 8-44 11-66-3 0-7 0-10 0-2 12-4 28-9 33-2 4-27 4-36 4-23 0-46 0-69 0z"><text:p/></draw:path><draw:path draw:style-name="gr3" draw:text-style-name="P6" svg:width="0.0173in" svg:height="0.0453in" svg:x="2.5587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6" svg:width="0.05in" svg:height="0.1in" svg:x="2.6268in" svg:y="0.013in" svg:viewBox="0 0 128 255" svg:d="M79 10c0-10 0-10-9-10-24 24-57 24-70 24 0 5 0 8 0 12 8 0 31 0 51-10 0 66 0 133 0 199 0 14-2 18-36 18-4 0-8 0-13 0 0 5 0 9 0 12 14-1 47-1 63-1 15 0 49 0 63 1 0-3 0-7 0-12-5 0-8 0-13 0-35 0-36-4-36-18 0-72 0-144 0-215z"><text:p/></draw:path><draw:path draw:style-name="gr3" draw:text-style-name="P6" svg:width="0.0335in" svg:height="0.1512in" svg:x="2.6976in" svg:y="0in" svg:viewBox="0 0 86 385" svg:d="M85 199c1-4 1-5 1-6 0-3 0-1-1-6-23-59-45-119-69-178-2-7-4-9-8-9-5 0-8 3-8 8 0 1 0 2 2 6 23 60 45 119 68 179-23 58-45 117-68 177-2 4-2 5-2 8 0 4 3 7 8 7s6-4 7-7c23-60 47-119 70-179z"><text:p/></draw:path><draw:path draw:style-name="gr3" draw:text-style-name="P6" svg:width="0.0531in" svg:height="0.1512in" svg:x="2.7598in" svg:y="0in" svg:viewBox="0 0 136 385" svg:d="M55 334c0 15-10 40-52 43-2 0-3 2-3 4 0 4 4 4 8 4 37 0 73-18 73-48 0-29 0-58 0-88 0-16 0-28 16-40 13-11 28-11 36-12 2 0 3-1 3-4 0-4-2-4-5-4-25-2-44-15-49-35-1-3-1-4-1-19 0-25 0-50 0-76 0-16 0-28-18-42-16-13-42-17-55-17-4 0-8 0-8 4 0 5 2 5 5 5 25 1 44 14 49 33 1 4 1 4 1 19 0 26 0 54 0 81 0 18 3 24 15 36 9 8 20 12 31 15-32 10-46 26-46 48 0 31 0 62 0 93z"><text:p/></draw:path><draw:path draw:style-name="gr3" draw:text-style-name="P6" svg:width="0.0339in" svg:height="0.1512in" svg:x="2.8331in" svg:y="0in" svg:viewBox="0 0 87 385" svg:d="M85 199c2-4 2-5 2-6 0-3 0-1-2-6-22-59-45-119-67-178-4-7-7-9-10-9-5 0-8 3-8 8 0 1 0 2 2 6 23 60 45 119 68 179-23 58-45 117-68 177-2 4-2 5-2 8 0 4 4 7 8 7 5 0 6-4 8-7 24-60 46-119 69-179z"><text:p/></draw:path><draw:path draw:style-name="gr3" draw:text-style-name="P6" svg:width="0.0346in" svg:height="0.1512in" svg:x="2.8925in" svg:y="0in" svg:viewBox="0 0 89 385" svg:d="M89 193c0-30-4-76-25-120-23-48-56-73-61-73-2 0-3 2-3 4s0 2 8 9c37 38 59 99 59 180 0 65-14 133-63 181-4 6-4 6-4 7 0 2 1 4 3 4 5 0 39-26 62-76 20-41 24-84 24-116z"><text:p/></draw:path><draw:path draw:style-name="gr3" draw:text-style-name="P6" svg:width="0.1004in" svg:height="0.0354in" svg:x="2.9941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6" svg:width="0.0535in" svg:height="0.1512in" svg:x="3.1567in" svg:y="0in" svg:viewBox="0 0 137 385" svg:d="M81 52c0-16 11-41 53-43 2 0 3-2 3-5 0-4-3-4-7-4-39 0-74 20-74 48 0 29 0 59 0 89 0 15 0 27-15 39-14 12-29 12-37 13-2 0-4 1-4 4 0 4 2 4 7 4 25 2 44 14 48 34 1 4 1 5 1 19 0 25 0 51 0 76 0 16 0 29 19 43 15 12 40 16 55 16 4 0 7 0 7-4s-2-4-6-4c-24-2-43-15-47-33-3-5-3-5-3-19 0-27 0-54 0-82 0-17-2-24-15-35-8-8-19-12-30-15 32-9 45-27 45-49 0-31 0-61 0-92z"><text:p/></draw:path><draw:path draw:style-name="gr3" draw:text-style-name="P6" svg:width="0.0339in" svg:height="0.1512in" svg:x="3.2386in" svg:y="0in" svg:viewBox="0 0 87 385" svg:d="M85 15c2-4 2-5 2-7 0-5-3-8-8-8-3 0-6 2-9 9-23 59-45 118-68 177-1 2-2 4-2 7 0 2 0 2 2 6 23 59 45 118 68 176 1 5 4 10 9 10s8-3 8-7c0-1 0-3-2-7-23-59-45-119-69-178 24-60 46-119 69-178z"><text:p/></draw:path><draw:path draw:style-name="gr3" draw:text-style-name="P6" svg:width="0.05in" svg:height="0.1in" svg:x="3.2949in" svg:y="0.013in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6" svg:width="0.0173in" svg:height="0.0453in" svg:x="3.3705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5in" svg:height="0.1in" svg:x="3.4386in" svg:y="0.013in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6" svg:width="0.0339in" svg:height="0.1512in" svg:x="3.5094in" svg:y="0in" svg:viewBox="0 0 87 385" svg:d="M85 199c2-4 2-5 2-6 0-3 0-1-2-6-23-59-45-119-69-178-2-7-5-9-8-9-5 0-8 3-8 8 0 1 0 2 2 6 23 60 45 119 68 179-23 58-45 117-68 177-2 4-2 5-2 8 0 4 4 7 8 7 5 0 6-4 8-7 24-60 46-119 69-179z"><text:p/></draw:path><draw:path draw:style-name="gr3" draw:text-style-name="P6" svg:width="0.0535in" svg:height="0.1512in" svg:x="3.5713in" svg:y="0in" svg:viewBox="0 0 137 385" svg:d="M56 334c0 15-11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span><text:span text:style-name="T6"><text:s/></text:span><text:span text:style-name="T13"><draw:g text:anchor-type="as-char" svg:y="-0.1043in" draw:z-index="119" draw:name="Shape101" draw:style-name="gr1"><svg:title>TexMaths</svg:title><svg:desc>11§display§\blacksquare§svg§600§FALSE§</svg:desc><draw:path draw:style-name="gr2" draw:text-style-name="P5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6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span></text:p>
      <text:p text:style-name="P24">על: <text:span text:style-name="T6">הפונקציה על; יהי </text:span><text:span text:style-name="T6"><draw:g text:anchor-type="as-char" svg:y="-0.1047in" draw:z-index="93" draw:name="Shape102" draw:style-name="gr1"><svg:title>TexMaths</svg:title><svg:desc>11§display§g \in \R \to \R§svg§600§FALSE§</svg:desc><draw:path draw:style-name="gr2" draw:text-style-name="P5" svg:width="0.7004in" svg:height="0.1185in" svg:x="0.0051in" svg:y="0.0075in" svg:viewBox="0 0 1780 302" svg:d="M0 0c594 0 1186 0 1780 0 0 101 0 201 0 302-594 0-1186 0-1780 0 0-101 0-201 0-302z"><text:p/></draw:path><draw:path draw:style-name="gr3" draw:text-style-name="P6" svg:width="0.0693in" svg:height="0.0972in" svg:x="-0.0004in" svg:y="0.0366in" svg:viewBox="0 0 177 248" svg:d="M176 25c1-2 1-4 1-6 0-7-4-11-11-11-3 0-14 3-15 16-7-14-21-24-37-24-44 0-91 54-91 110 0 37 23 60 51 60 23 0 41-18 45-22-8 33-8 33-12 49-3 5-16 42-56 42-7 0-20 0-31-3 12-4 16-13 16-20s-4-14-15-14c-8 0-21 7-21 23 0 15 14 23 52 23 48 0 76-30 81-53 14-56 29-113 43-170zM126 121c-2 9-11 19-19 27-9 7-20 13-32 13-19 0-24-20-24-35 0-19 11-63 20-83 11-19 28-34 44-34 26 0 31 30 31 33 0 2-1 4-1 5-6 24-12 48-19 74z"><text:p/></draw:path><draw:path draw:style-name="gr3" draw:text-style-name="P6" svg:width="0.0752in" svg:height="0.087in" svg:x="0.1303in" svg:y="0.022in" svg:viewBox="0 0 192 222" svg:d="M179 120c7 0 13-2 13-9 0-9-6-8-13-8-55 0-109 0-164 0 5-50 50-88 104-88 20 0 40 0 60 0 7 0 13 0 13-7 0-8-6-8-13-8-20 0-40 0-60 0-66 0-119 48-119 111 0 61 53 111 119 111 20 0 40 0 60 0 7 0 13 0 13-8s-6-8-13-8c-20 0-40 0-60 0-54 0-99-36-104-86 55 0 109 0 164 0z"><text:p/></draw:path><draw:path draw:style-name="gr3" draw:text-style-name="P6" svg:width="0.1039in" svg:height="0.1028in" svg:x="0.2638in" svg:y="0in" svg:viewBox="0 0 265 262" svg:d="M97 143c4 0 10 0 14 0 20 28 39 58 58 87 4 7 14 22 18 28 2 4 3 4 12 4 18 0 36 0 54 0 6 0 12 0 12-6 0-4-2-6-6-7-14-3-33-29-42-41-3-4-22-29-48-70 34-5 67-21 67-66 0-53-56-72-102-72-41 0-80 0-121 0-6 0-13 0-13 7 0 6 8 6 10 6 22 0 24 3 24 22 0 64 0 128 0 192 0 19-2 22-24 22-2 0-10 0-10 7 0 6 7 6 13 6 35 0 71 0 106 0 6 0 13 0 13-6 0-7-7-7-11-7-22 0-24-3-24-22 0-29 0-56 0-84zM172 124c11-14 12-35 12-52 0-18-3-39-15-54 16 3 54 15 54 54 0 25-12 44-51 52zM97 34c0-8 0-21 24-21 33 0 49 14 49 59 0 50-12 57-73 57 0-31 0-63 0-95zM45 249c2-7 2-18 2-21 0-64 0-128 0-193 0-4 0-14-2-22 14 0 30 0 44 0-5 7-5 14-5 20 0 65 0 130 0 195 0 3 0 14 3 21-14 0-28 0-42 0zM126 143c4 0 5-2 8-2 6 0 14 0 20-1 7 9 48 77 80 109-12 0-25 0-37 0-23-35-47-71-71-106z"><text:p/></draw:path><draw:path draw:style-name="gr3" draw:text-style-name="P6" svg:width="0.1346in" svg:height="0.0783in" svg:x="0.4213in" svg:y="0.0264in" svg:viewBox="0 0 343 200" svg:d="M300 109c-21 15-31 31-34 36-18 26-21 49-21 50 0 5 5 5 8 5 6 0 6-2 9-8 8-36 32-69 74-87 6-1 7-3 7-5 0-4-2-2-3-3-18-7-64-27-79-92-2-4-2-5-8-5-3 0-8 0-8 4 0 1 3 26 20 51 8 12 19 25 35 37-95 0-191 0-287 0-6 0-13-1-13 8 0 7 7 9 13 9 96 0 192 0 287 0z"><text:p/></draw:path><draw:path draw:style-name="gr3" draw:text-style-name="P6" svg:width="0.1039in" svg:height="0.1028in" svg:x="0.6094in" svg:y="0in" svg:viewBox="0 0 265 262" svg:d="M97 143c4 0 10 0 14 0 20 28 39 58 58 87 4 7 14 22 17 28 3 4 4 4 13 4 18 0 35 0 53 0 7 0 13 0 13-6 0-4-2-6-6-7-14-3-33-29-42-41-3-4-22-29-48-70 34-5 67-21 67-66 0-53-57-72-102-72-41 0-80 0-121 0-8 0-13 0-13 7 0 6 7 6 10 6 22 0 24 3 24 22 0 64 0 128 0 192 0 19-2 22-24 22-3 0-10 0-10 7 0 6 5 6 13 6 35 0 71 0 106 0 6 0 12 0 12-6 0-7-6-7-10-7-22 0-24-3-24-22 0-29 0-56 0-84zM172 124c11-14 12-35 12-52 0-18-3-39-15-54 16 3 54 15 54 54 0 25-12 44-51 52zM97 34c0-8 0-21 24-21 33 0 49 14 49 59 0 50-12 57-73 57 0-31 0-63 0-95zM44 249c3-7 3-18 3-21 0-64 0-128 0-193 0-4 0-14-3-22 15 0 30 0 45 0-5 7-5 14-5 20 0 65 0 130 0 195 0 3 0 14 3 21-14 0-29 0-43 0zM126 143c4 0 5-2 8-2 6 0 14 0 20-1 5 9 47 77 80 109-13 0-25 0-38 0-23-35-46-71-70-106z"><text:p/></draw:path></draw:g></text:span><text:span text:style-name="T6">, צ.ל. להוכיח קיום זוג סדור </text:span><text:span text:style-name="T6"><draw:g text:anchor-type="as-char" svg:y="-0.0681in" draw:z-index="94" draw:name="Shape103" draw:style-name="gr1"><svg:title>TexMaths</svg:title><svg:desc>11§display§x§svg§600§FALSE§</svg:desc><draw:path draw:style-name="gr2" draw:text-style-name="P5" svg:width="0.0634in" svg:height="0.052in" svg:x="0.0031in" svg:y="0.0071in" svg:viewBox="0 0 162 133" svg:d="M0 0c54 0 108 0 162 0 0 44 0 89 0 133-54 0-108 0-162 0 0-44 0-89 0-133z"><text:p/></draw:path><draw:path draw:style-name="gr3" draw:text-style-name="P6" svg:width="0.0748in" svg:height="0.0677in" svg:x="-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6"><text:s/>המקיים </text:span><text:span text:style-name="T6"><draw:g text:anchor-type="as-char" svg:y="-0.1134in" draw:z-index="95" draw:name="Shape104" draw:style-name="gr1"><svg:title>TexMaths</svg:title><svg:desc>11§display§f(x) = g§svg§600§FALSE§</svg:desc><draw:path draw:style-name="gr2" draw:text-style-name="P5" svg:width="0.5551in" svg:height="0.1358in" svg:x="-0.0004in" svg:y="0.0071in" svg:viewBox="0 0 1411 346" svg:d="M706 346c-235 0-471 0-706 0 0-116 0-230 0-346 470 0 941 0 1411 0 0 116 0 230 0 346-235 0-470 0-705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756in" svg:height="0.0685in" svg:x="0.1465in" svg:y="0.0453in" svg:viewBox="0 0 193 175" svg:d="M118 54c2-10 11-45 38-45 1 0 11 0 19 4-11 2-19 12-19 21 0 7 5 14 16 14 7 0 21-7 21-23 0-19-24-25-37-25-22 0-36 21-40 30-10-26-31-30-42-30-40 0-62 50-62 59 0 5 3 5 5 5 3 0 4-1 4-5 13-40 40-50 53-50 6 0 20 3 20 25 0 12-6 39-20 93-7 24-20 39-38 39-2 0-11 0-18-4 8-2 17-10 17-21s-9-13-14-13c-11 0-21 10-21 22 0 17 19 25 36 25 26 0 40-27 41-30 4 15 19 30 42 30 39 0 61-49 61-59 0-4-3-4-4-4-4 0-4 1-5 4-14 41-39 50-52 50-14 0-21-12-21-25 0-9 2-17 7-34 4-18 8-35 13-53z"><text:p/></draw:path><draw:path draw:style-name="gr3" draw:text-style-name="P6" svg:width="0.035in" svg:height="0.1512in" svg:x="0.2374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6" svg:width="0.1008in" svg:height="0.0354in" svg:x="0.338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93in" svg:height="0.0976in" svg:x="0.4933in" svg:y="0.0453in" svg:viewBox="0 0 177 249" svg:d="M176 25c0-2 1-4 1-6 0-7-4-11-11-11-4 0-14 3-16 16-7-14-20-24-36-24-45 0-92 54-92 110 0 38 23 61 52 61 22 0 40-18 44-22h1c-9 34-9 33-13 50-1 5-15 41-55 41-8 0-21 0-32-3 12-4 16-13 16-20s-4-13-14-13c-9 0-21 6-21 22 0 15 14 23 51 23 48 0 76-30 82-52 14-57 29-114 43-172zM125 121c-2 10-11 20-19 28-8 6-20 13-31 13-20 0-25-20-25-35 0-19 11-64 22-84 9-19 26-34 42-34 26 0 31 31 31 33s-1 4-1 5c-6 25-12 49-19 74z"><text:p/></draw:path></draw:g></text:span><text:span text:style-name="T6">. נבחר </text:span><text:span text:style-name="T6"><draw:g text:anchor-type="as-char" svg:y="-0.1134in" draw:z-index="96" draw:name="Shape105" draw:style-name="gr1"><svg:title>TexMaths</svg:title><svg:desc>11§display§x = \la g, id_\R \ra§svg§600§FALSE§</svg:desc><draw:path draw:style-name="gr2" draw:text-style-name="P5" svg:width="0.7366in" svg:height="0.1358in" svg:x="0.0031in" svg:y="0.0071in" svg:viewBox="0 0 1872 346" svg:d="M937 346c-312 0-625 0-937 0 0-116 0-230 0-346 624 0 1249 0 1872 0 0 116 0 230 0 346-311 0-623 0-935 0z"><text:p/></draw:path><draw:path draw:style-name="gr3" draw:text-style-name="P6" svg:width="0.0756in" svg:height="0.0685in" svg:x="-0.0004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6" svg:width="0.1008in" svg:height="0.0354in" svg:x="0.133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335in" svg:height="0.1512in" svg:x="0.302in" svg:y="0in" svg:viewBox="0 0 86 385" svg:d="M85 15c1-4 1-5 1-7 0-5-3-8-8-8-3 0-5 2-9 9-22 59-45 118-67 177-1 2-2 4-2 7 0 2 0 2 2 6 22 59 45 118 67 176 3 5 4 10 9 10s8-3 8-7c0-1 0-3-1-7-23-59-46-119-70-178 24-60 47-119 70-178z"><text:p/></draw:path><draw:path draw:style-name="gr3" draw:text-style-name="P6" svg:width="0.0693in" svg:height="0.0976in" svg:x="0.3465in" svg:y="0.0453in" svg:viewBox="0 0 177 249" svg:d="M176 25c1-2 1-4 1-6 0-7-4-11-11-11-3 0-14 3-15 16-8-14-21-24-37-24-44 0-91 54-91 110 0 38 23 61 51 61 23 0 40-18 45-22-8 34-8 33-12 50-2 5-16 41-56 41-7 0-20 0-31-3 12-4 15-13 15-20s-3-13-14-13c-9 0-21 6-21 22 0 15 14 23 52 23 48 0 76-30 81-52 14-57 29-114 43-172zM127 121c-3 10-13 20-20 28-9 6-20 13-32 13-19 0-25-20-25-35 0-19 12-64 22-84 11-19 27-34 42-34 27 0 32 31 32 33s-1 4-1 5c-6 25-12 49-18 74z"><text:p/></draw:path><draw:path draw:style-name="gr3" draw:text-style-name="P6" svg:width="0.0173in" svg:height="0.0453in" svg:x="0.435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398in" svg:height="0.1016in" svg:x="0.4937in" svg:y="0.0134in" svg:viewBox="0 0 102 259" svg:d="M99 14c0-7-5-14-14-14-11 0-21 11-21 21 0 8 5 14 14 14s21-9 21-21zM69 160c5-11 5-12 9-22 3-8 6-14 6-21 0-18-14-32-32-32-37 0-52 56-52 59 0 5 4 5 6 5 3 0 3-1 5-8 11-36 26-47 40-47 2 0 8 0 8 12 0 7-2 16-3 20-3 9-21 55-27 71-4 10-9 22-9 30 0 19 13 32 32 32 36 0 50-55 50-59 0-3-3-3-4-3-4 0-4 1-6 7-7 23-19 46-39 46-7 0-10-3-10-12 0-10 2-16 12-38 4-14 10-27 14-40z"><text:p/></draw:path><draw:path draw:style-name="gr3" draw:text-style-name="P6" svg:width="0.072in" svg:height="0.1063in" svg:x="0.548in" svg:y="0.0071in" svg:viewBox="0 0 184 271" svg:d="M184 4c0-1 0-4-5-4s-43 3-49 4c-3 0-6 3-6 7 0 6 4 6 10 6 19 0 19 2 19 6 0 2-1 6-1 8-8 31-16 60-23 91-7-14-18-25-35-25-46 0-94 57-94 112 0 37 22 62 52 62 7 0 27-1 50-29 3 16 17 29 36 29 13 0 22-9 28-21 7-14 11-38 11-39 0-3-3-3-4-3-5 0-5 1-6 7-6 25-13 47-29 47-10 0-11-10-11-18s0-12 2-18c18-74 36-148 55-222zM103 220c-1 8-1 8-7 15-17 22-33 27-43 27-20 0-25-21-25-36 0-18 12-65 20-83 13-23 30-37 46-37 25 0 30 32 30 34s-1 4-1 6c-6 25-13 50-20 74z"><text:p/></draw:path><draw:path draw:style-name="gr3" draw:text-style-name="P6" svg:width="0.0728in" svg:height="0.0724in" svg:x="0.6228in" svg:y="0.0634in" svg:viewBox="0 0 186 185" svg:d="M68 100c4 0 7 0 10 0 13 21 28 42 41 63 2 4 9 14 12 19 1 3 2 3 9 3 12 0 25 0 37 0 5 0 9 0 9-6 0-2-2-3-4-4-10-2-24-20-30-29-2-2-16-20-33-49 24-5 47-14 47-46 0-39-39-51-72-51-29 0-57 0-85 0-5 0-9 0-9 4 0 5 6 5 8 5 15 0 16 2 16 15 0 45 0 91 0 136 0 13-1 15-16 15-2 0-8 0-8 4 0 6 4 6 9 6 25 0 49 0 75 0 4 0 8 0 8-6 0-4-4-4-7-4-16 0-17-2-17-15 0-20 0-40 0-60zM120 87c8-10 9-24 9-36 0-14-2-28-10-39 11 2 37 11 37 39 0 16-7 30-36 36zM68 23c0-5 0-14 17-14 23 0 34 10 34 42 0 34-8 39-51 39 0-22 0-45 0-67zM31 175c2-4 2-12 2-14 0-46 0-92 0-137 0-3 0-10-2-15 10 0 21 0 31 0-4 4-4 10-4 14 0 46 0 92 0 138 0 2 0 10 3 14-10 0-20 0-30 0zM89 100c2-1 3-1 5-1 4 0 11 0 14-1 4 7 34 55 56 77-9 0-18 0-26 0-17-25-32-51-49-75z"><text:p/></draw:path><draw:path draw:style-name="gr3" draw:text-style-name="P6" svg:width="0.0339in" svg:height="0.1512in" svg:x="0.7138in" svg:y="0in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6">, ומשום ש־</text:span><text:span text:style-name="T6"><draw:g text:anchor-type="as-char" svg:y="-0.1063in" draw:z-index="97" draw:name="Shape106" draw:style-name="gr1"><svg:title>TexMaths</svg:title><svg:desc>11§display§g \circ id_\R = g§svg§600§FALSE§</svg:desc><draw:path draw:style-name="gr2" draw:text-style-name="P5" svg:width="0.6965in" svg:height="0.1201in" svg:x="0.0051in" svg:y="0.0071in" svg:viewBox="0 0 1770 306" svg:d="M0 0c590 0 1180 0 1770 0 0 102 0 204 0 306-590 0-1180 0-1770 0 0-102 0-204 0-306z"><text:p/></draw:path><draw:path draw:style-name="gr3" draw:text-style-name="P6" svg:width="0.0697in" svg:height="0.0976in" svg:x="-0.0004in" svg:y="0.0382in" svg:viewBox="0 0 178 249" svg:d="M176 25c1-2 2-4 2-6 0-7-5-11-12-11-3 0-14 3-15 16-7-14-21-24-37-24-44 0-91 54-91 110 0 38 23 61 51 61 23 0 42-18 45-22-8 33-8 33-12 49-2 5-15 42-56 42-7 0-20 0-31-3 12-4 16-13 16-20s-4-14-15-14c-8 0-21 7-21 23 0 15 14 23 52 23 48 0 76-30 81-53 14-56 29-113 43-171zM127 121c-3 10-11 20-20 28-8 6-20 13-32 13-19 0-24-20-24-35 0-19 11-64 21-84 11-19 27-34 44-34 25 0 30 31 30 33s-1 4-1 5c-6 25-12 49-18 74z"><text:p/></draw:path><draw:path draw:style-name="gr3" draw:text-style-name="P6" svg:width="0.0587in" svg:height="0.0587in" svg:x="0.1177in" svg:y="0.0382in" svg:viewBox="0 0 150 150" svg:d="M150 75c0-42-34-75-75-75-42 0-75 34-75 75s33 75 75 75c41 0 75-34 75-75zM75 134c-33 0-60-27-60-59 0-33 27-60 60-60 32 0 59 26 59 60 0 33-27 59-59 59z"><text:p/></draw:path><draw:path draw:style-name="gr3" draw:text-style-name="P6" svg:width="0.0398in" svg:height="0.1012in" svg:x="0.2236in" svg:y="0.0051in" svg:viewBox="0 0 102 258" svg:d="M99 13c0-7-5-13-14-13-11 0-21 10-21 20 0 8 5 14 14 14s21-9 21-21zM69 159c5-11 5-13 9-22 3-8 5-14 5-21 0-18-13-32-31-32-37 0-52 56-52 59 0 5 3 2 4 5 5 0 5-2 7-8 10-35 26-48 39-48 3 0 9 0 9 13 0 8-2 16-4 19-2 11-20 54-26 71-4 10-9 23-9 31 0 18 13 32 32 32 36 0 50-56 50-60 0-3-3-3-4-3-4 0-4 1-7 7-6 24-18 47-38 47-7 0-10-3-10-12 0-10 2-16 11-39 5-13 10-26 15-39z"><text:p/></draw:path><draw:path draw:style-name="gr3" draw:text-style-name="P6" svg:width="0.072in" svg:height="0.1063in" svg:x="0.2776in" svg:y="0in" svg:viewBox="0 0 184 271" svg:d="M184 4c-1-1 0-4-5-4-6 0-43 3-49 4-3 0-6 3-6 8s4 5 10 5c18 0 19 2 19 6 0 2-1 6-1 8-8 30-16 60-23 91-7-14-18-25-35-25-46 0-94 57-94 112 0 37 21 62 52 62 7 0 26-1 49-29 4 16 18 29 35 29 15 0 24-9 29-21 7-14 12-37 12-39 0-3-3-3-4-3-5 0-5 1-6 7-6 25-13 47-29 47-10 0-11-10-11-18s0-12 2-18c18-74 36-148 55-222zM103 220c-2 8-2 8-7 15-17 22-33 27-44 27-19 0-24-21-24-36 0-19 12-65 20-83 13-23 30-37 46-37 25 0 30 32 30 34s-1 4-1 6c-6 25-13 50-20 74z"><text:p/></draw:path><draw:path draw:style-name="gr3" draw:text-style-name="P6" svg:width="0.0728in" svg:height="0.072in" svg:x="0.3528in" svg:y="0.0555in" svg:viewBox="0 0 186 184" svg:d="M68 100c4 0 7 0 10 0 13 21 28 42 41 63 2 4 9 13 12 18 1 3 2 3 9 3 12 0 25 0 37 0 5 0 9 0 9-6 0-2-2-3-4-4-10-1-24-19-30-28-2-2-16-19-33-49 23-5 47-14 47-46 0-39-41-51-72-51-29 0-57 0-85 0-5 0-9 0-9 4 0 5 4 5 7 5 15 0 17 2 17 15 0 45 0 91 0 136 0 13-2 14-17 14-3 0-7 0-7 4 0 6 4 6 9 6 25 0 49 0 75 0 4 0 8 0 8-6 0-4-5-4-7-4-16 0-17-1-17-14 0-20 0-40 0-60zM120 87c8-10 9-24 9-36 0-14-2-28-10-39 11 2 37 11 37 39 0 17-7 30-36 36zM68 24c0-6 0-15 17-15 23 0 34 10 34 42 0 34-8 39-51 39 0-22 0-44 0-66zM31 174c2-3 2-11 2-13 0-46 0-92 0-137 0-3 0-10-2-15 10 0 21 0 31 0-4 4-4 10-4 14 0 45 0 92 0 138 0 2 0 10 3 13-10 0-20 0-30 0zM89 100c1-1 2-1 5-1 4 0 9 0 14-1 4 7 33 55 56 76-9 0-18 0-26 0-17-24-32-50-49-74z"><text:p/></draw:path><draw:path draw:style-name="gr3" draw:text-style-name="P6" svg:width="0.1008in" svg:height="0.035in" svg:x="0.4854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3in" svg:height="0.0976in" svg:x="0.6402in" svg:y="0.0382in" svg:viewBox="0 0 177 249" svg:d="M176 25c0-2 1-4 1-6 0-7-4-11-11-11-4 0-14 3-16 16-7-14-20-24-36-24-44 0-92 54-92 110 0 38 24 61 52 61 23 0 40-18 45-22-8 33-9 33-13 49-1 5-15 42-55 42-8 0-21 0-31-3 11-4 15-13 15-20s-4-14-14-14c-9 0-21 7-21 23 0 15 14 23 51 23 48 0 77-30 82-53 14-56 29-113 43-171zM125 121c-2 10-11 20-19 28-8 6-20 13-31 13-20 0-25-20-25-35 0-19 11-64 22-84 9-19 26-34 42-34 26 0 31 31 31 33s-1 4-1 5c-6 25-12 49-19 74z"><text:p/></draw:path></draw:g></text:span><text:span text:style-name="T6"> אז </text:span><text:span text:style-name="T6"><draw:g text:anchor-type="as-char" svg:y="-0.1134in" draw:z-index="98" draw:name="Shape107" draw:style-name="gr1"><svg:title>TexMaths</svg:title><svg:desc>11§display§f(x) = g§svg§600§FALSE§</svg:desc><draw:path draw:style-name="gr2" draw:text-style-name="P5" svg:width="0.5551in" svg:height="0.1358in" svg:x="-0.0004in" svg:y="0.0071in" svg:viewBox="0 0 1411 346" svg:d="M706 346c-235 0-471 0-706 0 0-116 0-230 0-346 470 0 941 0 1411 0 0 116 0 230 0 346-235 0-470 0-705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756in" svg:height="0.0685in" svg:x="0.1465in" svg:y="0.0453in" svg:viewBox="0 0 193 175" svg:d="M118 54c2-10 11-45 38-45 1 0 11 0 19 4-11 2-19 12-19 21 0 7 5 14 16 14 7 0 21-7 21-23 0-19-24-25-37-25-22 0-36 21-40 30-10-26-31-30-42-30-40 0-62 50-62 59 0 5 3 5 5 5 3 0 4-1 4-5 13-40 40-50 53-50 6 0 20 3 20 25 0 12-6 39-20 93-7 24-20 39-38 39-2 0-11 0-18-4 8-2 17-10 17-21s-9-13-14-13c-11 0-21 10-21 22 0 17 19 25 36 25 26 0 40-27 41-30 4 15 19 30 42 30 39 0 61-49 61-59 0-4-3-4-4-4-4 0-4 1-5 4-14 41-39 50-52 50-14 0-21-12-21-25 0-9 2-17 7-34 4-18 8-35 13-53z"><text:p/></draw:path><draw:path draw:style-name="gr3" draw:text-style-name="P6" svg:width="0.035in" svg:height="0.1512in" svg:x="0.2374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6" svg:width="0.1008in" svg:height="0.0354in" svg:x="0.338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93in" svg:height="0.0976in" svg:x="0.4933in" svg:y="0.0453in" svg:viewBox="0 0 177 249" svg:d="M176 25c0-2 1-4 1-6 0-7-4-11-11-11-4 0-14 3-16 16-7-14-20-24-36-24-45 0-92 54-92 110 0 38 23 61 52 61 22 0 40-18 44-22h1c-9 34-9 33-13 50-1 5-15 41-55 41-8 0-21 0-32-3 12-4 16-13 16-20s-4-13-14-13c-9 0-21 6-21 22 0 15 14 23 51 23 48 0 76-30 82-52 14-57 29-114 43-172zM125 121c-2 10-11 20-19 28-8 6-20 13-31 13-20 0-25-20-25-35 0-19 11-64 22-84 9-19 26-34 42-34 26 0 31 31 31 33s-1 4-1 5c-6 25-12 49-19 74z"><text:p/></draw:path></draw:g></text:span><text:span text:style-name="T6"><text:s/>כדרוש </text:span><text:span text:style-name="T6"><draw:g text:anchor-type="as-char" svg:y="-0.1043in" draw:z-index="118" draw:name="Shape108" draw:style-name="gr1"><svg:title>TexMaths</svg:title><svg:desc>11§display§\blacksquare§svg§600§FALSE§</svg:desc><draw:path draw:style-name="gr2" draw:text-style-name="P5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6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span></text:p>
      <text:h text:style-name="P15" text:outline-level="3">סעיף (ד)</text:h>
      <text:p text:style-name="P26"><text:span text:style-name="T2">נתון: </text:span><draw:g text:anchor-type="as-char" svg:y="-0.1134in" draw:z-index="99" draw:name="Shape109" draw:style-name="gr1"><svg:title>TexMaths</svg:title><svg:desc>11§display§f \colon \N \to (\R \to \N), f = \lambda n \in \N. \lambda x \in \R. n§svg§600§FALSE§</svg:desc><draw:path draw:style-name="gr2" draw:text-style-name="P5" svg:width="2.5858in" svg:height="0.1354in" svg:x="0.0224in" svg:y="0.0071in" svg:viewBox="0 0 6569 345" svg:d="M0 0c2190 0 4379 0 6569 0 0 115 0 230 0 345-2190 0-4379 0-6569 0 0-115 0-230 0-345z"><text:p/></draw:path><draw:path draw:style-name="gr3" draw:text-style-name="P6" svg:width="0.0752in" svg:height="0.137in" svg:x="0.0004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" svg:width="0.0157in" svg:height="0.065in" svg:x="0.113in" svg:y="0.048in" svg:viewBox="0 0 41 166" svg:d="M41 20c0-11-9-20-20-20s-21 9-21 20 10 21 21 21 20-10 20-21zM41 145c0-11-9-21-20-21s-21 10-21 21 10 21 21 21 20-10 20-21z"><text:p/></draw:path><draw:path draw:style-name="gr3" draw:text-style-name="P6" svg:width="0.1028in" svg:height="0.1059in" svg:x="0.1965in" svg:y="0.0098in" svg:viewBox="0 0 262 270" svg:d="M34 34c0 63 0 126 0 187 0 21-3 28-23 28-4 0-11 1-11 6 0 8 7 8 13 8 20 0 41 0 61 0 6 0 12 0 12-8 0-5-6-6-11-6-21 0-24-8-24-29 0-58 0-117 0-175 56 73 111 147 167 219 3 5 4 6 7 6 7 0 7-6 7-12 0-72 0-145 0-217 0-22 3-28 21-28 2 0 9 0 9-6 0-7-6-7-12-7-19 0-39 0-58 0-6 0-13 0-13 7 0 6 8 6 12 6 21 0 25 8 25 29 0 39 0 79 0 120-39-53-79-105-117-156-3-6-6-6-14-6-22 0-45 0-67 0-7 0-13 0-13 7 0 5 6 6 8 6 10 1 18 8 22 12-1 4-1 4-1 9zM219 243c-56-73-112-147-168-221-5-4-5-5-9-9 15 0 31 0 46 0 44 59 87 117 131 175 0 18 0 37 0 55z"><text:p/></draw:path><draw:path draw:style-name="gr3" draw:text-style-name="P6" svg:width="0.1346in" svg:height="0.078in" svg:x="0.3531in" svg:y="0.0362in" svg:viewBox="0 0 343 199" svg:d="M301 108c-21 16-32 32-35 37-16 27-13 33-20 50 0 4 5 4 8 4 7 0 7 0 9-6 9-38 31-70 75-87 4-3 5-4 5-6s-1-3-2-4c-18-7-64-26-79-90-1-5-1-6-8-6-3 0-8 0-8 4 0 2 4 26 20 51 8 12 19 25 35 37-95 0-191 0-287 0-6 0-14 0-14 8s8 8 14 8c96 0 192 0 287 0z"><text:p/></draw:path><draw:path draw:style-name="gr3" draw:text-style-name="P6" svg:width="0.0346in" svg:height="0.1508in" svg:x="0.5543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6" svg:width="0.1043in" svg:height="0.1031in" svg:x="0.6008in" svg:y="0.0098in" svg:viewBox="0 0 266 263" svg:d="M98 143c4 0 9 0 13 0 20 30 39 58 58 88 5 6 14 21 18 27 2 5 4 5 13 5 18 0 35 0 53 0 7 0 13 0 13-8 0-3-2-5-6-6-15-3-33-29-42-41-4-3-22-27-49-69 34-7 69-21 69-67 0-53-58-72-103-72-40 0-81 0-122 0-6 0-13 0-13 7 0 6 8 6 11 6 22 0 24 2 24 22 0 64 0 128 0 192 0 20-2 22-24 22-3 0-11 0-11 6 0 8 7 8 13 8 35 0 71 0 106 0 7 0 13 0 13-8 0-6-7-6-11-6-22 0-23-3-23-22 0-28 0-56 0-84zM173 123c10-13 12-34 12-50 0-19-4-40-16-55 17 3 54 15 54 54 0 25-11 45-50 51zM98 34c0-8 0-21 24-21 32 0 48 13 48 60 0 49-12 56-72 56 0-32 0-64 0-95zM45 249c3-7 3-18 3-21 0-64 0-129 0-194 0-3 0-14-3-21 14 0 30 0 44 0-4 7-4 15-4 20 0 65 0 130 0 195 0 3 0 14 2 21-14 0-28 0-42 0zM128 143c2-1 4-1 7-1 6 0 15-1 20-2 6 10 47 77 79 109-12 0-25 0-37 0-23-35-46-71-69-106z"><text:p/></draw:path><draw:path draw:style-name="gr3" draw:text-style-name="P6" svg:width="0.1346in" svg:height="0.078in" svg:x="0.7591in" svg:y="0.0362in" svg:viewBox="0 0 343 199" svg:d="M301 108c-21 16-32 32-35 37-16 27-13 33-20 50 0 4 5 4 8 4 7 0 7 0 9-6 9-38 31-70 75-87 4-3 5-4 5-6s-1-3-2-4c-18-7-64-26-79-90-1-5-1-6-8-6-3 0-8 0-8 4 0 2 4 26 20 51 8 12 19 25 35 37-95 0-191 0-287 0-6 0-14 0-14 8s8 8 14 8c96 0 192 0 287 0z"><text:p/></draw:path><draw:path draw:style-name="gr3" draw:text-style-name="P6" svg:width="0.1028in" svg:height="0.1059in" svg:x="0.9488in" svg:y="0.0098in" svg:viewBox="0 0 262 270" svg:d="M33 34c0 63 0 126 0 187 0 21-2 28-22 28-4 0-11 1-11 6 0 8 5 8 13 8 20 0 40 0 60 0 7 0 13 0 13-8 0-5-7-6-12-6-21 0-25-8-25-29 0-58 0-117 0-175 57 73 112 147 168 219 3 5 5 6 7 6 7 0 7-6 7-12 0-72 0-145 0-217 0-22 3-28 22-28 2 0 9 0 9-6 0-7-7-7-13-7-19 0-38 0-57 0-7 0-13 0-13 7 0 6 7 6 11 6 22 0 26 8 26 29 0 39 0 79 0 120-40-53-79-105-118-156-3-6-5-6-13-6-22 0-45 0-67 0-8 0-14 0-14 7 0 5 6 6 8 6 11 1 19 8 22 12-1 4-1 4-1 9zM218 243c-56-73-112-147-169-221-3-4-3-5-7-9 15 0 31 0 46 0 43 59 87 117 130 175 0 18 0 37 0 55z"><text:p/></draw:path><draw:path draw:style-name="gr3" draw:text-style-name="P6" svg:width="0.0346in" svg:height="0.1508in" svg:x="1.0638in" svg:y="0in" svg:viewBox="0 0 89 384" svg:d="M89 193c0-30-4-77-25-120-23-48-56-73-61-73-2 0-3 1-3 3 0 3 0 3 8 10 37 38 59 99 59 180 0 65-14 132-63 181-4 5-4 5-4 6 0 3 1 4 3 4 5 0 39-26 62-75 20-43 24-85 24-116z"><text:p/></draw:path><draw:path draw:style-name="gr3" draw:text-style-name="P6" svg:width="0.0173in" svg:height="0.0453in" svg:x="1.1276in" svg:y="0.0972in" svg:viewBox="0 0 45 116" svg:d="M45 41c0-26-10-41-25-41-12 0-20 10-20 21 0 10 8 21 20 21 5 0 10-2 14-6 1-1 1-1 1-1 1 0 1 0 1 6 0 28-13 51-26 65-5 3-5 4-5 5 0 4 3 5 5 5 4 0 35-30 35-75z"><text:p/></draw:path><draw:path draw:style-name="gr3" draw:text-style-name="P6" svg:width="0.076in" svg:height="0.137in" svg:x="1.1898in" svg:y="0.0071in" svg:viewBox="0 0 194 349" svg:d="M122 118c11 0 22 0 33 0 8 0 11 0 11-9 0-3-3-3-10-3-11 0-21 0-32 0 2-16 6-30 8-44 1-9 7-36 9-41 4-7 11-13 18-13 2 0 13 0 19 7-16 2-21 15-21 21 0 9 8 14 15 14 9 0 22-9 22-24 0-17-19-26-35-26-13 0-37 7-49 45-2 8-3 12-12 61-9 0-18 0-27 0-7 0-12 0-12 6s4 6 11 6c9 0 17 0 26 0-10 50-19 100-29 151-8 37-14 72-34 72-1 0-11 0-19-7 18-1 22-15 22-21 0-9-7-14-14-14-11 0-22 9-22 24 0 17 18 26 33 26 21 0 36-22 44-37 12-25 21-71 21-74 8-40 16-81 24-120z"><text:p/></draw:path><draw:path draw:style-name="gr3" draw:text-style-name="P6" svg:width="0.1004in" svg:height="0.035in" svg:x="1.3232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748in" svg:height="0.1063in" svg:x="1.4835in" svg:y="0.0071in" svg:viewBox="0 0 191 271" svg:d="M117 154c16 40 35 99 40 108 7 8 10 8 21 8 3 0 6 0 9 0s4-2 4-4c0-1-1-2-2-3-4-4-6-10-9-17-26-73-52-147-79-220-8-22-28-26-47-26-2 0-7 0-7 3 0 4 2 4 4 5 13 2 15 4 25 31 12 34 25 69 37 104-35 35-71 69-106 105-5 4-7 6-7 12s4 11 11 11c5 0 10-5 13-8 31-36 62-73 93-109z"><text:p/></draw:path><draw:path draw:style-name="gr3" draw:text-style-name="P6" svg:width="0.0823in" svg:height="0.0681in" svg:x="1.5681in" svg:y="0.0453in" svg:viewBox="0 0 210 174" svg:d="M23 148c-1 5-3 14-3 16 0 7 5 10 11 10 4 0 11-2 14-10 0-1 4-20 8-29 2-12 5-24 7-35 3-9 6-16 7-25 2-7 4-18 6-20 5-12 26-47 62-47 18 0 21 14 21 27 0 24-19 73-25 91-3 8-3 13-3 17 0 18 13 31 31 31 37 0 51-56 51-59 0-4-4-4-5-4-4 0-4 1-6 7-8 26-21 48-40 48-6 0-8-4-8-13 0-10 3-19 6-27 8-20 24-63 24-85 0-26-17-41-45-41-34 0-54 24-60 33-1-21-18-33-35-33-18 0-26 14-29 22-7 13-12 35-12 37 0 4 3 3 4 4 5 0 5 0 7-9 7-28 14-46 29-46 7 0 12 5 12 18 0 8-1 13-7 32-8 30-14 60-22 90z"><text:p/></draw:path><draw:path draw:style-name="gr3" draw:text-style-name="P6" svg:width="0.0752in" svg:height="0.087in" svg:x="1.7102in" svg:y="0.0307in" svg:viewBox="0 0 192 222" svg:d="M179 120c7 0 13 0 13-8 0-7-6-7-13-7-55 0-109 0-164 0 5-52 50-88 104-88 20 0 40 0 60 0 7 0 13-2 13-9 0-8-6-8-13-8-20 0-40 0-60 0-67 0-119 51-119 112 0 62 52 110 119 110 20 0 40 0 60 0 7 0 13 0 13-7 0-8-6-7-13-7-20 0-40 0-60 0-54 0-99-36-104-88 55 0 109 0 164 0z"><text:p/></draw:path><draw:path draw:style-name="gr3" draw:text-style-name="P6" svg:width="0.1028in" svg:height="0.1059in" svg:x="1.8449in" svg:y="0.0098in" svg:viewBox="0 0 262 270" svg:d="M34 34c0 63 0 126 0 187 0 21-3 28-23 28-4 0-11 1-11 6 0 8 7 8 13 8 20 0 41 0 61 0 6 0 12 0 12-8 0-5-7-6-11-6-22 0-26-8-26-29 0-58 0-117 0-175 57 73 112 147 168 219 3 5 5 6 8 6 7 0 7-6 7-12 0-72 0-145 0-217 0-22 3-28 21-28 2 0 9 0 9-6 0-7-6-7-13-7-19 0-38 0-57 0-6 0-13 0-13 7 0 6 7 6 11 6 22 0 26 8 26 29 0 39 0 79 0 120-39-53-79-105-117-156-4-6-6-6-14-6-22 0-45 0-67 0-7 0-14 0-14 7 0 5 7 6 9 6 10 1 18 8 21 12 0 4 0 4 0 9zM218 243c-56-73-112-147-169-221-3-4-3-5-7-9 15 0 31 0 46 0 43 59 87 117 130 175 0 18 0 37 0 55z"><text:p/></draw:path><draw:path draw:style-name="gr3" draw:text-style-name="P6" svg:width="0.0161in" svg:height="0.0161in" svg:x="1.9638in" svg:y="0.0972in" svg:viewBox="0 0 42 42" svg:d="M42 21c0-11-10-21-21-21s-21 10-21 21 10 21 21 21 21-10 21-21z"><text:p/></draw:path><draw:path draw:style-name="gr3" draw:text-style-name="P6" svg:width="0.0748in" svg:height="0.1063in" svg:x="2.0012in" svg:y="0.0071in" svg:viewBox="0 0 191 271" svg:d="M118 154c16 40 34 99 40 108 7 8 10 8 21 8 2 0 6 0 8 0 4 0 4-2 4-4 0-1 0-2-1-3-4-4-6-10-10-17-26-73-51-147-78-220-9-22-29-26-47-26-2 0-7 0-7 3 0 4 3 5 4 5 12 2 15 4 25 31 12 34 25 69 37 104-35 35-71 69-106 105-6 4-8 6-8 12s5 11 12 11c6 0 10-5 12-8 31-36 63-73 94-109z"><text:p/></draw:path><draw:path draw:style-name="gr3" draw:text-style-name="P6" svg:width="0.0752in" svg:height="0.0681in" svg:x="2.0866in" svg:y="0.0453in" svg:viewBox="0 0 192 174" svg:d="M118 54c2-10 11-46 38-46 2 0 11 0 19 5-10 2-18 12-18 21 0 7 4 13 15 13 8 0 20-6 20-22 0-19-23-25-36-25-22 0-35 20-41 29-8-26-29-29-41-29-40 0-62 50-62 59 0 4 3 4 4 4 4 0 5-1 6-5 13-40 38-50 52-50 6 0 21 4 21 26 0 12-7 38-21 92-7 24-20 40-38 40-2 0-11 0-18-5 8-2 17-10 17-21 0-10-9-13-14-13-11 0-21 10-21 22 0 17 19 25 36 25 26 0 40-26 41-29 4 15 19 29 42 29 39 0 61-50 61-59 0-4-3-4-4-4-3 0-4 1-6 5-12 40-38 50-51 50-15 0-21-13-21-25 0-9 2-18 6-34 5-18 9-35 14-53z"><text:p/></draw:path><draw:path draw:style-name="gr3" draw:text-style-name="P6" svg:width="0.076in" svg:height="0.087in" svg:x="2.2236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6" svg:width="0.1039in" svg:height="0.1031in" svg:x="2.3575in" svg:y="0.0098in" svg:viewBox="0 0 265 263" svg:d="M97 143c4 0 10 0 14 0 20 30 39 58 58 88 4 6 12 21 17 27 3 5 4 5 13 5 18 0 35 0 53 0 8 0 13 0 13-8 0-3-2-5-5-6-15-3-33-29-43-41-3-3-22-27-48-69 34-7 67-21 67-67 0-53-57-72-102-72-41 0-80 0-121 0-8 0-13 0-13 7 0 6 7 6 10 6 22 0 24 2 24 22 0 64 0 128 0 192 0 20-2 22-24 22-3 0-10 0-10 6 0 8 5 8 13 8 35 0 71 0 106 0 6 0 12 0 12-8 0-6-7-6-10-6-22 0-24-3-24-22 0-28 0-56 0-84zM172 123c11-13 12-34 12-50 0-19-3-40-15-55 16 3 54 15 54 54 0 25-12 45-51 51zM97 34c0-8 0-21 24-21 33 0 49 13 49 60 0 49-12 56-73 56 0-32 0-64 0-95zM44 249c3-7 3-18 3-21 0-64 0-129 0-194 0-3 0-14-3-21 14 0 30 0 44 0-4 7-4 15-4 20 0 65 0 130 0 195 0 3 0 14 3 21-14 0-29 0-43 0zM126 143c4-1 5-1 8-1 6 0 14-1 20-2 5 10 47 77 80 109-13 0-25 0-38 0-23-35-46-71-70-106z"><text:p/></draw:path><draw:path draw:style-name="gr3" draw:text-style-name="P6" svg:width="0.0157in" svg:height="0.0161in" svg:x="2.478in" svg:y="0.0972in" svg:viewBox="0 0 41 42" svg:d="M41 21c0-11-9-21-20-21-12 0-21 10-21 21s9 21 21 21c11 0 20-10 20-21z"><text:p/></draw:path><draw:path draw:style-name="gr3" draw:text-style-name="P6" svg:width="0.0819in" svg:height="0.0681in" svg:x="2.5118in" svg:y="0.0453in" svg:viewBox="0 0 209 174" svg:d="M22 148c-1 5-3 14-3 16 0 7 5 10 11 10 5 0 12-2 14-10 1-1 5-20 8-29 3-12 5-24 8-35 3-9 5-16 7-25 1-7 4-18 4-20 7-12 27-47 64-47 17 0 21 14 21 27 0 24-20 73-25 91-3 8-5 13-5 17 0 18 14 31 32 31 37 0 51-56 51-59 0-4-3-4-4-4-5 0-5 1-6 7-9 26-21 48-40 48-6 0-9-4-9-13 0-10 3-19 7-27 7-20 23-63 23-85 0-26-16-41-44-41-35 0-54 24-60 33-2-21-19-33-36-33-19 0-25 14-29 22-7 13-11 35-11 37 0 4 3 4 4 4 4 0 5 0 7-9 7-28 14-46 27-46 8 0 13 5 13 18 0 8-2 13-6 32-8 30-15 60-23 90z"><text:p/></draw:path></draw:g></text:p>
      <text:p text:style-name="P27"><text:span text:style-name="T2">חח"ע: </text:span>הפונקציה חח"ע. יהי <draw:g text:anchor-type="as-char" svg:y="-0.1134in" draw:z-index="100" draw:name="Shape110" draw:style-name="gr1"><svg:title>TexMaths</svg:title><svg:desc>11§display§f(a) = f(b)§svg§600§FALSE§</svg:desc><draw:path draw:style-name="gr2" draw:text-style-name="P5" svg:width="0.735in" svg:height="0.1358in" svg:x="-0.0004in" svg:y="0.0071in" svg:viewBox="0 0 1868 346" svg:d="M935 346c-313 0-624 0-935 0 0-116 0-230 0-346 622 0 1246 0 1868 0 0 116 0 230 0 346-311 0-622 0-933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0693in" svg:height="0.0685in" svg:x="0.148in" svg:y="0.0453in" svg:viewBox="0 0 177 175" svg:d="M129 25c-8-14-19-25-37-25-45 0-92 57-92 113 0 37 21 62 51 62 7 0 27-1 50-29 3 16 17 29 35 29 14 0 22-9 29-21 7-14 12-37 12-38 0-4-4-4-5-4-4 0-5 1-6 7-7 25-13 47-29 47-11 0-12-10-12-17 0-9 1-11 6-29 4-17 4-20 8-34 4-18 9-36 14-54 3-11 3-12 3-13 0-7-5-11-12-11-9 0-14 9-15 17zM103 124c-2 8-2 8-7 15-18 22-33 27-44 27-20 0-25-21-25-36 0-19 13-66 21-84 12-23 30-37 45-37 25 0 30 32 30 34s0 4-1 7c-7 24-12 49-19 74z"><text:p/></draw:path><draw:path draw:style-name="gr3" draw:text-style-name="P6" svg:width="0.035in" svg:height="0.1512in" svg:x="0.2307in" svg:y="0in" svg:viewBox="0 0 90 385" svg:d="M90 193c0-30-4-76-25-120-23-48-57-73-61-73-2 0-4 2-4 4s0 2 8 9c37 38 59 99 59 180 0 65-14 133-62 181-5 6-5 6-5 7 0 2 2 4 4 4 4 0 39-26 62-76 20-41 24-84 24-116z"><text:p/></draw:path><draw:path draw:style-name="gr3" draw:text-style-name="P6" svg:width="0.1008in" svg:height="0.0354in" svg:x="0.332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52in" svg:height="0.1374in" svg:x="0.4921in" svg:y="0.0067in" svg:viewBox="0 0 192 350" svg:d="M121 118c11 0 22 0 33 0 8 0 12 0 12-8 0-4-4-4-11-4-11 0-21 0-32 0 3-16 6-30 9-44 1-8 7-36 9-40 3-8 10-13 17-13 3 0 12 0 20 6-17 2-21 16-21 21 0 9 7 14 15 14 9 0 20-9 20-24 0-17-17-26-34-26-12 0-37 7-48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3" draw:text-style-name="P6" svg:width="0.0346in" svg:height="0.1512in" svg:x="0.589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0555in" svg:height="0.1063in" svg:x="0.6409in" svg:y="0.0071in" svg:viewBox="0 0 142 271" svg:d="M74 4c0-1 0-4-5-4-9 0-37 3-47 3-3 1-8 1-8 8 0 6 5 6 10 6 19 0 19 2 19 6 0 2-3 16-6 23-10 42-21 84-30 127-6 19-7 25-7 37 0 37 21 61 49 61 46 0 93-57 93-112 0-36-20-62-51-62-18 0-34 11-46 23 10-39 19-77 29-116zM37 150c4-8 4-9 7-13 19-26 36-31 46-31 14 0 24 11 24 36 0 23-13 66-19 80-13 27-31 40-46 40-13 0-26-10-26-38 0-8 0-15 7-39 2-12 5-24 7-35z"><text:p/></draw:path><draw:path draw:style-name="gr3" draw:text-style-name="P6" svg:width="0.035in" svg:height="0.1512in" svg:x="0.7075in" svg:y="0in" svg:viewBox="0 0 90 385" svg:d="M90 193c0-30-4-76-25-120-23-48-57-73-61-73-2 0-4 2-4 4s0 2 8 9c37 38 59 99 59 180 0 65-14 133-62 181-5 6-5 6-5 7 0 2 2 4 4 4 4 0 39-26 62-76 20-41 24-84 24-116z"><text:p/></draw:path></draw:g>. צ.ל. <draw:g text:anchor-type="as-char" svg:y="-0.1063in" draw:z-index="101" draw:name="Shape111" draw:style-name="gr1"><svg:title>TexMaths</svg:title><svg:desc>11§display§a = b§svg§600§FALSE§</svg:desc><draw:path draw:style-name="gr2" draw:text-style-name="P5" svg:width="0.3295in" svg:height="0.0906in" svg:x="0.0016in" svg:y="0.0071in" svg:viewBox="0 0 838 231" svg:d="M0 0c279 0 558 0 838 0 0 77 0 154 0 231-280 0-559 0-838 0 0-77 0-154 0-231z"><text:p/></draw:path><draw:path draw:style-name="gr3" draw:text-style-name="P6" svg:width="0.0693in" svg:height="0.0681in" svg:x="-0.0004in" svg:y="0.0382in" svg:viewBox="0 0 177 174" svg:d="M129 25c-7-14-19-25-36-25-45 0-93 57-93 113 0 36 21 61 52 61 7 0 26-1 49-29 3 16 17 29 35 29 15 0 23-9 29-21 6-14 12-36 12-37 0-4-3-4-4-4-5 0-5 1-6 7-7 24-14 46-30 46-11 0-12-10-12-18s1-11 6-27c4-15 5-20 9-34 4-19 8-36 13-54 3-11 3-12 3-13 0-7-4-11-11-11-10 0-15 9-16 17zM103 124c-2 8-2 8-7 14-17 22-33 27-44 27-19 0-25-21-25-35 0-19 13-66 21-84 12-23 30-37 45-37 26 0 31 32 31 34s-1 4-1 7c-6 24-13 49-20 74z"><text:p/></draw:path><draw:path draw:style-name="gr3" draw:text-style-name="P6" svg:width="0.1004in" svg:height="0.035in" svg:x="0.1248in" svg:y="0.05in" svg:viewBox="0 0 256 90" svg:d="M243 15c5 0 13 0 13-7 0-8-8-8-13-8-77 0-154 0-231 0-5 0-12 0-12 8 0 7 7 7 13 7 77 0 153 0 230 0zM243 90c5 0 13 0 13-7 0-8-8-8-13-8-77 0-153 0-230 0-6 0-13 0-13 8 0 7 7 7 12 7 77 0 154 0 231 0z"><text:p/></draw:path><draw:path draw:style-name="gr3" draw:text-style-name="P6" svg:width="0.0555in" svg:height="0.1063in" svg:x="0.2831in" svg:y="0in" svg:viewBox="0 0 142 271" svg:d="M74 4c-1-1 0-4-5-4-9 0-37 3-47 4-3 0-8 0-8 8 0 5 4 5 10 5 18 0 19 2 19 6 0 2-3 16-6 23-11 42-21 84-32 126-4 18-5 25-5 38 0 37 20 61 48 61 47 0 94-57 94-114 0-34-21-60-52-60-17 0-33 11-45 23 10-39 19-77 29-116zM37 149c3-8 3-9 7-13 19-25 36-30 46-30 13 0 24 12 24 35s-13 67-19 81c-14 27-31 40-47 40-13 0-25-10-25-39 0-7 0-14 7-38 2-12 5-24 7-36z"><text:p/></draw:path></draw:g>. ידוע <draw:g text:anchor-type="as-char" svg:y="-0.1047in" draw:z-index="102" draw:name="Shape112" draw:style-name="gr1"><svg:title>TexMaths</svg:title><svg:desc>11§display§\lambda n \in \N. a = \lambda n \in \N. b§svg§600§FALSE§</svg:desc><draw:path draw:style-name="gr2" draw:text-style-name="P5" svg:width="1.3669in" svg:height="0.0953in" svg:x="-0.0004in" svg:y="0.0079in" svg:viewBox="0 0 3473 243" svg:d="M1737 243c-580 0-1158 0-1737 0 0-81 0-162 0-243 1157 0 2316 0 3473 0 0 81 0 162 0 243-579 0-1157 0-1736 0z"><text:p/></draw:path><draw:path draw:style-name="gr3" draw:text-style-name="P6" svg:width="0.0748in" svg:height="0.1063in" svg:x="0in" svg:y="0in" svg:viewBox="0 0 191 271" svg:d="M118 156c15 38 34 98 40 107 6 8 10 8 20 8 3 0 6 0 9 0 3-1 4-3 4-4s-1-2-2-3c-3-5-6-10-9-18-26-73-52-146-79-218-8-22-28-28-47-28-1 0-7 0-7 4s2 4 4 5c13 2 15 4 25 30 12 35 25 70 37 106-35 34-71 69-106 103-5 6-7 8-7 12 0 7 4 11 11 11 5 0 10-3 13-7 31-37 63-73 94-108z"><text:p/></draw:path><draw:path draw:style-name="gr3" draw:text-style-name="P6" svg:width="0.0823in" svg:height="0.0681in" svg:x="0.085in" svg:y="0.0382in" svg:viewBox="0 0 210 174" svg:d="M23 148c-1 5-3 14-3 15 0 8 5 11 11 11 4 0 12-3 14-11 1-1 6-17 8-27 3-12 5-23 9-34 2-9 4-18 6-27 1-7 5-18 5-19 5-12 26-47 62-47 18 0 21 14 21 26 0 25-19 74-24 91-4 9-4 13-4 17 0 17 13 31 32 31 36 0 50-55 50-58 0-5-3-5-4-5-5 0-5 2-7 8-8 26-20 47-38 47-7 0-10-4-10-13 0-8 3-18 6-26 8-21 24-63 24-85 0-27-16-42-45-42-34 0-52 25-59 34-2-22-19-34-36-34-18 0-26 15-29 22-6 13-12 36-12 38 0 4 4 4 6 4 3 0 3-1 6-9 7-27 14-46 28-46 7 0 12 5 12 17 0 8-1 13-6 32-8 30-15 60-23 90z"><text:p/></draw:path><draw:path draw:style-name="gr3" draw:text-style-name="P6" svg:width="0.076in" svg:height="0.0874in" svg:x="0.2272in" svg:y="0.0232in" svg:viewBox="0 0 194 223" svg:d="M179 119c7 0 15 0 15-8 0-7-8-7-15-7-55 0-109 0-164 0 6-51 50-89 104-89 20 0 40 0 60 0 7 0 15 0 15-7 0-8-8-8-15-8-20 0-40 0-60 0-66 0-119 50-119 111s53 112 119 112c20 0 40 0 60 0 7 0 15 0 15-8s-8-8-15-8c-20 0-40 0-60 0-54 0-98-37-104-88 55 0 109 0 164 0z"><text:p/></draw:path><draw:path draw:style-name="gr3" draw:text-style-name="P6" svg:width="0.1028in" svg:height="0.1059in" svg:x="0.3618in" svg:y="0.002in" svg:viewBox="0 0 262 270" svg:d="M34 35c0 62 0 125 0 187 0 21-3 27-23 28-4 0-11 0-11 7s7 7 13 7c20 0 41 0 61 0 6 0 12 0 12-7s-6-7-11-7c-21-1-24-8-24-28 0-59 0-117 0-176 55 73 111 146 166 219 4 4 5 5 9 5 6 0 6-5 6-12 0-73 0-144 0-217 0-21 3-27 21-27 2 0 9-1 9-6 0-8-6-8-12-8-19 0-39 0-57 0-7 0-14 0-14 8 0 6 8 6 12 6 21 0 25 8 25 28 0 40 0 80 0 120-39-52-79-105-117-156-4-6-5-6-14-6-22 0-45 0-67 0-7 0-12 0-12 8 0 5 5 6 7 6 10 1 18 7 22 11-1 4-1 5-1 10zM219 244c-56-74-112-147-168-221-5-4-5-5-9-9 15 0 31 0 46 0 44 59 87 117 131 175 0 18 0 37 0 55z"><text:p/></draw:path><draw:path draw:style-name="gr3" draw:text-style-name="P6" svg:width="0.0157in" svg:height="0.0157in" svg:x="0.4811in" svg:y="0.0902in" svg:viewBox="0 0 41 41" svg:d="M41 20c0-11-10-20-21-20s-20 9-20 20 9 21 20 21 21-10 21-21z"><text:p/></draw:path><draw:path draw:style-name="gr3" draw:text-style-name="P6" svg:width="0.0693in" svg:height="0.0681in" svg:x="0.5161in" svg:y="0.0382in" svg:viewBox="0 0 177 174" svg:d="M129 25c-7-14-18-25-36-25-45 0-93 57-93 114 0 36 21 60 52 60 7 0 26-2 49-28 3 15 18 28 35 28 15 0 24-8 29-21 7-13 12-36 12-37 0-5-3-5-4-5-5 0-5 3-6 8-6 24-13 47-29 47-10 0-11-9-11-17 0-9-1-12 4-29 4-16 5-20 9-34 4-19 10-36 14-54 2-11 2-12 2-13 0-7-4-11-11-11-10 0-15 9-16 17zM103 125c-2 7-2 7-7 14-17 20-33 27-44 27-19 0-24-20-24-36 0-19 12-66 20-84 13-23 30-37 45-37 26 0 31 32 31 34s-1 4-1 7c-6 24-13 49-20 75z"><text:p/></draw:path><draw:path draw:style-name="gr3" draw:text-style-name="P6" svg:width="0.1008in" svg:height="0.0346in" svg:x="0.6413in" svg:y="0.05in" svg:viewBox="0 0 257 89" svg:d="M244 15c6 0 13 0 13-7 0-8-7-8-13-8-77 0-154 0-231 0-5 0-13 0-13 8 0 7 8 7 13 7 77 0 154 0 231 0zM244 89c6 0 13 0 13-7 0-8-7-8-13-8-77 0-154 0-231 0-5 0-13 0-13 8 0 7 8 7 13 7 77 0 154 0 231 0z"><text:p/></draw:path><draw:path draw:style-name="gr3" draw:text-style-name="P6" svg:width="0.0748in" svg:height="0.1063in" svg:x="0.8012in" svg:y="0in" svg:viewBox="0 0 191 271" svg:d="M118 156c15 38 34 98 40 107 6 8 10 8 20 8 4 0 6 0 9 0 3-1 4-3 4-4s-1-2-2-3c-4-5-6-10-9-18-26-73-52-146-79-218-7-22-28-28-47-28-1 0-7 0-7 4s3 4 4 5c13 2 15 4 25 30 12 35 25 70 37 106-35 34-71 69-106 103-5 6-7 8-7 12 0 7 4 11 11 11 6 0 10-3 13-7 31-37 63-73 94-108z"><text:p/></draw:path><draw:path draw:style-name="gr3" draw:text-style-name="P6" svg:width="0.0823in" svg:height="0.0681in" svg:x="0.8862in" svg:y="0.0382in" svg:viewBox="0 0 210 174" svg:d="M23 148c-1 5-3 14-3 15 0 8 5 11 11 11 4 0 12-3 14-11 0-1 6-17 8-27 3-12 5-23 9-34 2-9 4-18 6-27 1-7 5-18 5-19 5-12 26-47 62-47 18 0 21 14 21 26 0 25-19 74-25 91-3 9-3 13-3 17 0 17 13 31 32 31 36 0 50-55 50-58 0-5-3-5-4-5-5 0-5 2-7 8-8 26-20 47-39 47-6 0-9-4-9-13 0-8 3-18 6-26 8-21 25-63 25-85 0-27-17-42-46-42-34 0-52 25-59 34-2-22-19-34-36-34-18 0-26 15-29 22-7 13-12 36-12 38 0 4 4 4 5 4 4 0 4-1 7-9 7-27 14-46 28-46 7 0 12 5 12 17 0 8-1 13-7 32-8 30-14 60-22 90z"><text:p/></draw:path><draw:path draw:style-name="gr3" draw:text-style-name="P6" svg:width="0.076in" svg:height="0.0874in" svg:x="1.0283in" svg:y="0.0232in" svg:viewBox="0 0 194 223" svg:d="M179 119c7 0 15 0 15-8 0-7-8-7-15-7-55 0-109 0-164 0 5-51 50-89 104-89 20 0 41 0 60 0 7 0 15 0 15-7 0-8-8-8-15-8-19 0-40 0-60 0-66 0-119 50-119 111s53 112 119 112c20 0 41 0 60 0 7 0 15 0 15-8s-8-8-15-8c-19 0-40 0-60 0-54 0-99-37-104-88 55 0 109 0 164 0z"><text:p/></draw:path><draw:path draw:style-name="gr3" draw:text-style-name="P6" svg:width="0.1028in" svg:height="0.1059in" svg:x="1.163in" svg:y="0.002in" svg:viewBox="0 0 262 270" svg:d="M34 35c0 62 0 125 0 187 0 21-3 27-23 28-4 0-11 0-11 7s7 7 13 7c20 0 41 0 61 0 6 0 12 0 12-7s-6-7-11-7c-22-1-24-8-24-28 0-59 0-117 0-176 55 73 111 146 166 219 4 4 5 5 8 5 7 0 7-5 7-12 0-73 0-144 0-217 0-21 3-27 21-27 2 0 9-1 9-6 0-8-6-8-12-8-19 0-39 0-57 0-7 0-14 0-14 8 0 6 8 6 12 6 21 0 25 8 25 28 0 40 0 80 0 120-39-52-78-105-117-156-4-6-5-6-14-6-22 0-45 0-67 0-7 0-12 0-12 8 0 5 5 6 7 6 10 1 18 7 22 11-1 4-1 5-1 10zM219 244c-56-74-112-147-168-221-5-4-5-5-9-9 15 0 31 0 46 0 44 59 87 117 131 175 0 18 0 37 0 55z"><text:p/></draw:path><draw:path draw:style-name="gr3" draw:text-style-name="P6" svg:width="0.0157in" svg:height="0.0157in" svg:x="1.2823in" svg:y="0.0902in" svg:viewBox="0 0 41 41" svg:d="M41 20c0-11-10-20-21-20s-20 9-20 20 9 21 20 21 21-10 21-21z"><text:p/></draw:path><draw:path draw:style-name="gr3" draw:text-style-name="P6" svg:width="0.0559in" svg:height="0.1063in" svg:x="1.3185in" svg:y="0in" svg:viewBox="0 0 143 271" svg:d="M75 4c-2-1 0-4-6-4-9 0-36 3-47 4-2 0-7 0-7 8 0 5 4 5 9 5 19 0 20 2 20 6 0 2-3 16-6 23-11 42-20 84-31 125-5 20-7 27-7 40 0 36 21 60 49 60 47 0 94-57 94-113 0-34-21-61-52-61-17 0-34 11-45 23 10-38 19-77 29-116zM38 150c3-9 3-9 6-13 19-26 36-31 46-31 14 0 24 11 24 36 0 21-12 67-18 81-13 25-31 40-47 40-13 0-25-10-25-39 0-8 0-15 6-40 3-11 5-23 8-34z"><text:p/></draw:path></draw:g>, כלומר לפי כלל <draw:g text:anchor-type="as-char" svg:y="-0.0689in" draw:z-index="113" draw:name="Shape113" draw:style-name="gr1"><svg:title>TexMaths</svg:title><svg:desc>11§display§\eta§svg§600§FALSE§</svg:desc><draw:path draw:style-name="gr2" draw:text-style-name="P5" svg:width="0.0583in" svg:height="0.0831in" svg:x="0.0031in" svg:y="0.0071in" svg:viewBox="0 0 149 212" svg:d="M0 0c49 0 100 0 149 0 0 70 0 142 0 212-49 0-100 0-149 0 0-70 0-142 0-212z"><text:p/></draw:path><draw:path draw:style-name="gr3" draw:text-style-name="P6" svg:width="0.0697in" svg:height="0.0988in" svg:x="-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<text:s/><draw:g text:anchor-type="as-char" svg:y="-0.1134in" draw:z-index="104" draw:name="Shape114" draw:style-name="gr1"><svg:title>TexMaths</svg:title><svg:desc>11§display§(\lambda x. a)(n) = (\lambda x. b)(n)§svg§600§FALSE§</svg:desc><draw:path draw:style-name="gr2" draw:text-style-name="P5" svg:width="1.4087in" svg:height="0.1354in" svg:x="-0.0004in" svg:y="0.0071in" svg:viewBox="0 0 3579 345" svg:d="M0 0c1193 0 2385 0 3579 0 0 115 0 230 0 345-1194 0-2386 0-3579 0 0-115 0-230 0-345z"><text:p/></draw:path><draw:path draw:style-name="gr3" draw:text-style-name="P6" svg:width="0.0346in" svg:height="0.1508in" svg:x="0.0071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6" svg:width="0.0748in" svg:height="0.1063in" svg:x="0.0591in" svg:y="0.0071in" svg:viewBox="0 0 191 271" svg:d="M118 154c15 40 34 99 40 108 7 8 10 8 21 8 2 0 6 0 8 0 4 0 4-2 4-4 0-1-1-2-2-3-3-4-5-10-9-17-26-73-51-147-78-220-9-22-29-26-47-26-2 0-8 0-8 3 0 4 4 5 5 5 12 2 15 4 24 31 13 34 25 69 38 104-35 35-71 69-106 105-6 4-8 6-8 12s5 11 12 11c6 0 10-5 12-8 31-36 63-73 94-109z"><text:p/></draw:path><draw:path draw:style-name="gr3" draw:text-style-name="P6" svg:width="0.0752in" svg:height="0.0681in" svg:x="0.1441in" svg:y="0.0453in" svg:viewBox="0 0 192 174" svg:d="M118 54c2-10 11-46 38-46 1 0 11 0 19 5-11 2-19 12-19 21 0 7 5 13 16 13 7 0 20-6 20-22 0-19-23-25-36-25-22 0-36 20-41 29-9-26-30-29-41-29-40 0-62 50-62 59 0 4 3 4 4 4 4 0 5-1 5-5 13-40 39-50 52-50 7 0 20 4 20 26 0 12-6 38-20 92-6 24-19 40-37 40-2 0-11 0-18-5 8-2 17-10 17-21 0-10-9-13-14-13-11 0-21 10-21 22 0 17 19 25 36 25 26 0 40-26 41-29 4 15 19 29 42 29 39 0 61-50 61-59 0-4-3-4-4-4-4 0-4 1-6 5-13 40-38 50-51 50-15 0-21-13-21-25 0-9 2-18 6-34 5-18 9-35 14-53z"><text:p/></draw:path><draw:path draw:style-name="gr3" draw:text-style-name="P6" svg:width="0.0157in" svg:height="0.0161in" svg:x="0.2402in" svg:y="0.0972in" svg:viewBox="0 0 41 42" svg:d="M41 21c0-11-10-21-21-21s-20 10-20 21 9 21 20 21 21-10 21-21z"><text:p/></draw:path><draw:path draw:style-name="gr3" draw:text-style-name="P6" svg:width="0.0693in" svg:height="0.0681in" svg:x="0.2752in" svg:y="0.0453in" svg:viewBox="0 0 177 174" svg:d="M129 24c-7-14-19-24-36-24-45 0-93 56-93 112 0 37 21 62 52 62 7 0 26-1 49-29 3 17 17 29 35 29 15 0 23-9 29-21 7-14 12-37 12-38 0-4-3-4-4-4-5 0-5 1-6 7-6 25-14 48-30 48-9 0-12-10-12-17 0-9 1-12 6-29 4-17 5-21 9-35 4-19 8-37 13-54 3-11 3-11 3-13 0-7-4-10-11-10-10 0-15 9-16 16zM103 124c-2 7-2 8-7 15-17 21-33 27-44 27-19 0-25-22-25-36 0-20 13-67 21-85 12-23 30-37 45-37 26 0 31 32 31 34s-1 4-1 6c-6 26-13 51-20 76z"><text:p/></draw:path><draw:path draw:style-name="gr3" draw:text-style-name="P6" svg:width="0.0346in" svg:height="0.1508in" svg:x="0.3583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0346in" svg:height="0.1508in" svg:x="0.4236in" svg:y="0in" svg:viewBox="0 0 89 384" svg:d="M89 380c0-1 0-1-5-8-49-48-62-121-62-179 0-67 15-135 63-183 4-4 4-4 4-7 0-2-1-3-3-3-5 0-39 26-62 75-20 43-24 86-24 118 0 28 4 76 25 119 23 47 56 72 61 72 2 0 3-1 3-4z"><text:p/></draw:path><draw:path draw:style-name="gr3" draw:text-style-name="P6" svg:width="0.0819in" svg:height="0.0681in" svg:x="0.472in" svg:y="0.0453in" svg:viewBox="0 0 209 174" svg:d="M23 148c-1 5-3 14-3 16 0 7 5 10 11 10 4 0 11-2 14-10 0-1 4-20 7-29 3-12 5-24 8-35 3-9 5-16 7-25 2-7 4-18 6-20 5-12 26-47 62-47 18 0 21 14 21 27 0 24-19 73-25 91-3 8-3 13-3 17 0 18 13 31 30 31 37 0 51-56 51-59 0-4-3-4-4-4-4 0-4 1-6 7-8 26-21 48-40 48-6 0-8-4-8-13 0-10 3-19 6-27 8-20 23-63 23-85 0-26-16-41-44-41-35 0-54 24-60 33-2-21-18-33-35-33-18 0-26 14-29 22-7 13-12 35-12 37 0 4 3 3 4 4 5 0 5 0 7-9 7-28 14-46 29-46 7 0 12 5 12 18 0 8-1 13-7 32-8 30-14 60-22 90z"><text:p/></draw:path><draw:path draw:style-name="gr3" draw:text-style-name="P6" svg:width="0.0346in" svg:height="0.1508in" svg:x="0.5677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004in" svg:height="0.035in" svg:x="0.6689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35in" svg:height="0.1508in" svg:x="0.8354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6" svg:width="0.0748in" svg:height="0.1063in" svg:x="0.8878in" svg:y="0.0071in" svg:viewBox="0 0 191 271" svg:d="M118 154c15 40 34 99 40 108 6 8 10 8 20 8 3 0 6 0 9 0s4-2 4-4c0-1-1-2-2-3-3-4-6-10-9-17-26-73-52-147-79-220-8-22-28-26-47-26-1 0-7 0-7 3 0 4 2 4 4 5 13 2 15 4 25 31 12 34 25 69 37 104-35 35-71 69-106 105-5 4-7 6-7 12s4 11 11 11c5 0 10-5 13-8 31-36 63-73 94-109z"><text:p/></draw:path><draw:path draw:style-name="gr3" draw:text-style-name="P6" svg:width="0.0752in" svg:height="0.0681in" svg:x="0.9724in" svg:y="0.0453in" svg:viewBox="0 0 192 174" svg:d="M119 54c2-10 11-46 37-46 2 0 12 0 20 5-11 2-19 12-19 21 0 7 5 13 15 13 8 0 20-6 20-22 0-19-22-25-35-25-23 0-36 20-40 29-10-26-31-29-42-29-41 0-63 50-63 59 0 4 4 4 6 4s3-1 4-5c13-40 38-50 52-50 7 0 21 4 21 26 0 12-7 38-21 92-6 24-20 40-37 40-2 0-11 0-19-5 9-2 18-10 18-21 0-10-9-13-14-13-12 0-22 10-22 22 0 17 20 25 36 25 27 0 40-26 41-29 5 15 19 29 42 29 39 0 61-50 61-59 0-4-3-4-4-4-3 0-4 1-4 5-14 40-40 50-52 50-16 0-21-13-21-25 0-9 2-18 7-34 4-18 8-35 13-53z"><text:p/></draw:path><draw:path draw:style-name="gr3" draw:text-style-name="P6" svg:width="0.0157in" svg:height="0.0161in" svg:x="1.0681in" svg:y="0.0972in" svg:viewBox="0 0 41 42" svg:d="M41 21c0-11-9-21-20-21s-21 10-21 21 10 21 21 21 20-10 20-21z"><text:p/></draw:path><draw:path draw:style-name="gr3" draw:text-style-name="P6" svg:width="0.0555in" svg:height="0.1059in" svg:x="1.1047in" svg:y="0.0071in" svg:viewBox="0 0 142 270" svg:d="M75 3c-2-1 0-3-6-3-9 0-37 2-47 3-3 0-8 1-8 8 0 4 5 4 10 4 19 0 19 4 19 7s-3 17-5 24c-11 42-20 84-31 126-5 20-7 24-7 37 0 38 21 61 49 61 46 0 93-58 93-111 0-36-20-62-51-62-17 0-34 11-45 23 10-40 19-78 29-117zM38 150c3-9 3-10 6-15 19-24 36-30 46-30 14 0 24 12 24 36 0 23-12 66-19 81-13 26-31 40-46 40-13 0-26-11-26-40 0-6 0-14 7-37 3-12 5-24 8-35z"><text:p/></draw:path><draw:path draw:style-name="gr3" draw:text-style-name="P6" svg:width="0.035in" svg:height="0.1508in" svg:x="1.1713in" svg:y="0in" svg:viewBox="0 0 90 384" svg:d="M90 193c0-30-4-77-25-120-23-48-57-73-61-73-2 0-4 1-4 3 0 3 0 3 8 10 38 38 60 99 60 180 0 65-14 132-63 181-5 5-5 5-5 6 0 3 2 4 4 4 4 0 39-26 62-75 20-43 24-85 24-116z"><text:p/></draw:path><draw:path draw:style-name="gr3" draw:text-style-name="P6" svg:width="0.0346in" svg:height="0.1508in" svg:x="1.237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6" svg:width="0.0819in" svg:height="0.0681in" svg:x="1.2854in" svg:y="0.0453in" svg:viewBox="0 0 209 174" svg:d="M23 148c-2 5-4 14-4 16 0 7 5 10 12 10 4 0 11-2 14-10 0-1 4-20 7-29 3-12 5-24 8-35 3-9 5-16 7-25 1-7 4-18 4-20 7-12 27-47 64-47 18 0 21 14 21 27 0 24-19 73-25 91-3 8-5 13-5 17 0 18 15 31 32 31 37 0 51-56 51-59 0-4-3-4-4-4-5 0-5 1-6 7-8 26-21 48-40 48-6 0-9-4-9-13 0-10 4-19 7-27 7-20 23-63 23-85 0-26-16-41-44-41-35 0-54 24-60 33-2-21-18-33-35-33-18 0-26 14-30 22-6 13-11 35-11 37 0 4 3 4 4 4 5 0 5 0 7-9 7-28 14-46 29-46 7 0 12 5 12 18 0 8-3 13-7 32-8 30-14 60-22 90z"><text:p/></draw:path><draw:path draw:style-name="gr3" draw:text-style-name="P6" svg:width="0.035in" svg:height="0.1508in" svg:x="1.3807in" svg:y="0in" svg:viewBox="0 0 90 384" svg:d="M90 193c0-30-4-77-25-120-23-48-56-73-61-73-2 0-4 1-4 3 0 3 0 3 8 10 38 38 60 99 60 180 0 65-14 132-63 181-5 5-5 5-5 6 0 3 2 4 4 4 5 0 39-26 62-75 20-43 24-85 24-116z"><text:p/></draw:path></draw:g><text:s/>ולפי כלל <draw:g text:anchor-type="as-char" svg:y="-0.1063in" draw:z-index="114" draw:name="Shape115" draw:style-name="gr1"><svg:title>TexMaths</svg:title><svg:desc>11§display§\beta§svg§600§FALSE§</svg:desc><draw:path draw:style-name="gr2" draw:text-style-name="P5" svg:width="0.0709in" svg:height="0.1201in" svg:x="0.0031in" svg:y="0.0071in" svg:viewBox="0 0 181 306" svg:d="M0 0c61 0 120 0 181 0 0 102 0 204 0 306-61 0-120 0-181 0 0-102 0-204 0-306z"><text:p/></draw:path><draw:path draw:style-name="gr3" draw:text-style-name="P6" svg:width="0.0823in" svg:height="0.1358in" svg:x="-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text:s/><text:span text:style-name="T14">מתקבל</text:span> <draw:g text:anchor-type="as-char" svg:y="-0.1063in" draw:z-index="103" draw:name="Shape116" draw:style-name="gr1"><svg:title>TexMaths</svg:title><svg:desc>11§display§x = a = b§svg§600§FALSE§</svg:desc><draw:path draw:style-name="gr2" draw:text-style-name="P5" svg:width="0.6201in" svg:height="0.0906in" svg:x="0.0031in" svg:y="0.0071in" svg:viewBox="0 0 1576 231" svg:d="M0 0c525 0 1051 0 1576 0 0 77 0 154 0 231-525 0-1051 0-1576 0 0-77 0-154 0-231z"><text:p/></draw:path><draw:path draw:style-name="gr3" draw:text-style-name="P6" svg:width="0.0756in" svg:height="0.0681in" svg:x="-0.0004in" svg:y="0.0382in" svg:viewBox="0 0 193 174" svg:d="M118 54c2-10 12-45 38-45 2 0 11 0 20 5-11 1-19 11-19 20 0 7 5 14 15 14 8 0 21-7 21-23 0-19-24-25-37-25-22 0-35 21-39 30-10-26-31-30-42-30-41 0-63 50-63 59 0 5 3 3 5 5 3 0 4-1 5-5 13-40 39-50 52-50 7 0 21 3 21 25 0 12-7 39-21 93-7 23-20 38-37 38-3 0-12 0-19-4 10-2 18-10 18-21 0-10-8-12-14-12-12 0-22 8-22 21 0 17 20 25 36 25 26 0 40-28 41-30 4 15 19 30 42 30 39 0 61-49 61-58 0-4-3-4-4-4-3 0-4 1-5 4-13 40-39 49-51 49-15 0-22-12-22-25 0-8 3-16 7-33 4-18 8-35 13-53z"><text:p/></draw:path><draw:path draw:style-name="gr3" draw:text-style-name="P6" svg:width="0.1012in" svg:height="0.035in" svg:x="0.1331in" svg:y="0.05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6" svg:width="0.0693in" svg:height="0.0681in" svg:x="0.2913in" svg:y="0.0382in" svg:viewBox="0 0 177 174" svg:d="M129 25c-7-14-18-25-35-25-46 0-94 57-94 113 0 36 22 61 52 61 7 0 27-1 50-29 3 16 17 29 36 29 13 0 22-9 28-21 7-14 11-36 11-37 0-4-3-4-4-4-5 0-5 1-6 7-6 24-13 46-29 46-10 0-11-10-11-18s0-11 4-27c4-15 5-20 9-34 4-19 10-36 14-54 2-11 2-12 2-13 0-7-4-11-11-11-9 0-15 9-16 17zM103 124c-1 8-1 8-7 14-17 22-33 27-43 27-20 0-25-21-25-35 0-19 12-66 20-84 13-23 30-37 46-37 25 0 30 32 30 34s-1 4-1 7c-6 24-13 49-20 74z"><text:p/></draw:path><draw:path draw:style-name="gr3" draw:text-style-name="P6" svg:width="0.1012in" svg:height="0.035in" svg:x="0.4161in" svg:y="0.05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6" svg:width="0.0555in" svg:height="0.1063in" svg:x="0.5756in" svg:y="0in" svg:viewBox="0 0 142 271" svg:d="M74 4c-1-1 0-4-5-4-8 0-37 3-47 4-3 0-8 0-8 8 0 5 4 5 10 5 18 0 19 2 19 6 0 2-3 16-6 23-11 42-20 84-31 126-5 18-6 25-6 38 0 37 20 61 48 61 47 0 94-57 94-114 0-34-21-60-52-60-17 0-33 11-45 23 10-39 19-77 29-116zM37 149c3-8 3-9 6-13 20-25 36-30 47-30 13 0 24 12 24 35s-13 67-19 81c-14 27-31 40-47 40-13 0-25-10-25-39 0-7 0-14 6-38 3-12 5-24 8-36z"><text:p/></draw:path></draw:g>, כדרוש <draw:g text:anchor-type="as-char" svg:y="-0.1043in" draw:z-index="117" draw:name="Shape117" draw:style-name="gr1"><svg:title>TexMaths</svg:title><svg:desc>11§display§\blacksquare§svg§600§FALSE§</svg:desc><draw:path draw:style-name="gr2" draw:text-style-name="P5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6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p>
      <text:p text:style-name="P28">על: <text:span text:style-name="T6">הפונקציה לא על. הוכחה: נראה </text:span><text:span text:style-name="T15">נניח בשלילה שהיא על ונראה </text:span><text:span text:style-name="T6">דוגמה נגדית. </text:span><text:span text:style-name="T15">נבחר </text:span><text:span text:style-name="T15"><draw:g text:anchor-type="as-char" svg:y="-0.1134in" draw:z-index="268" draw:name="Shape118" draw:style-name="gr1"><svg:title>TexMaths</svg:title><svg:desc>11§display§g = \lambda x. | \lfloor x \rfloor |§svg§600§FALSE§</svg:desc><draw:path draw:style-name="gr2" draw:text-style-name="P5" svg:width="0.7717in" svg:height="0.1358in" svg:x="0.0059in" svg:y="0.0071in" svg:viewBox="0 0 1961 346" svg:d="M980 346c-326 0-653 0-980 0 0-116 0-230 0-346 654 0 1307 0 1961 0 0 116 0 230 0 346-327 0-654 0-981 0z"><text:p/></draw:path><draw:path draw:style-name="gr3" draw:text-style-name="P6" svg:width="0.0697in" svg:height="0.0976in" svg:x="0.0004in" svg:y="0.0453in" svg:viewBox="0 0 178 249" svg:d="M177 25c0-2 1-4 1-6 0-7-4-11-11-11-4 0-14 3-16 16-7-14-20-24-37-24-44 0-91 54-91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" svg:width="0.1004in" svg:height="0.0354in" svg:x="0.1276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748in" svg:height="0.1067in" svg:x="0.2874in" svg:y="0.0071in" svg:viewBox="0 0 191 272" svg:d="M118 155c16 41 35 98 40 107 7 9 10 9 21 9 4 0 6 0 9 0s3-1 3-3 0-3-1-5c-4-4-6-10-8-17-27-73-53-146-80-218-7-24-28-28-47-28-2 0-7 0-7 4 0 3 3 3 4 4 12 2 15 4 25 31 12 35 25 70 37 105-35 35-71 70-106 105-5 4-8 6-8 12 0 7 6 11 12 11 7 0 10-4 13-9 31-36 62-71 93-108z"><text:p/></draw:path><draw:path draw:style-name="gr3" draw:text-style-name="P6" svg:width="0.0756in" svg:height="0.0685in" svg:x="0.3724in" svg:y="0.0453in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157in" svg:height="0.0157in" svg:x="0.4677in" svg:y="0.0972in" svg:viewBox="0 0 41 41" svg:d="M41 21c0-12-10-21-21-21-12 0-20 9-20 21 0 11 8 20 20 20 11 0 21-9 21-20z"><text:p/></draw:path><draw:path draw:style-name="gr3" draw:text-style-name="P6" svg:width="0.0055in" svg:height="0.1512in" svg:x="0.515in" svg:y="0in" svg:viewBox="0 0 15 385" svg:d="M15 14c0-6 0-14-7-14-8 0-8 8-8 14 0 119 0 238 0 357 0 7 0 14 8 14 7 0 7-7 7-14 0-119 0-238 0-357z"><text:p/></draw:path><draw:path draw:style-name="gr3" draw:text-style-name="P6" svg:width="0.0374in" svg:height="0.1512in" svg:x="0.5657in" svg:y="0in" svg:viewBox="0 0 96 385" svg:d="M81 385c7 0 15 0 15-7 0-8-8-8-15-8-22 0-44 0-66 0 0-119 0-237 0-356 0-6 0-14-7-14-8 0-8 9-8 14 0 119 0 238 0 357 0 12 1 14 14 14 22 0 45 0 67 0z"><text:p/></draw:path><draw:path draw:style-name="gr3" draw:text-style-name="P6" svg:width="0.0756in" svg:height="0.0685in" svg:x="0.6114in" svg:y="0.0453in" svg:viewBox="0 0 193 175" svg:d="M118 54c2-10 11-45 38-45 2 0 11 0 20 4-11 2-19 12-19 21 0 7 5 14 15 14 8 0 21-7 21-23 0-19-24-25-37-25-22 0-35 21-39 30-10-26-31-30-42-30-41 0-63 50-63 59 0 5 3 4 5 5 3 0 4-1 5-5 13-40 39-50 52-50 7 0 21 3 21 25 0 12-7 39-21 93-7 24-20 39-37 39-3 0-12 0-19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374in" svg:height="0.1512in" svg:x="0.6969in" svg:y="0in" svg:viewBox="0 0 96 385" svg:d="M96 14c0-6 0-14-8-14s-8 9-8 14c0 119 0 237 0 356-22 0-44 0-66 0-5 0-14 0-14 8 0 7 9 7 14 7 23 0 45 0 69 0 12 0 13-1 13-14 0-119 0-238 0-357z"><text:p/></draw:path><draw:path draw:style-name="gr3" draw:text-style-name="P6" svg:width="0.0055in" svg:height="0.1512in" svg:x="0.7799in" svg:y="0in" svg:viewBox="0 0 15 385" svg:d="M15 14c0-6 0-14-7-14-8 0-8 8-8 14 0 119 0 238 0 357 0 7 0 14 8 14 7 0 7-7 7-14 0-119 0-238 0-357z"><text:p/></draw:path></draw:g></text:span><text:span text:style-name="T15">. אם הפונקציה הייתה על, אז קיים </text:span><text:span text:style-name="T15"><draw:g text:anchor-type="as-char" svg:y="-0.1035in" draw:z-index="269" draw:name="Shape119" draw:style-name="gr1"><svg:title>TexMaths</svg:title><svg:desc>11§display§n \in \N§svg§600§FALSE§</svg:desc><draw:path draw:style-name="gr2" draw:text-style-name="P5" svg:width="0.3681in" svg:height="0.0933in" svg:x="0.0039in" svg:y="0.0071in" svg:viewBox="0 0 936 238" svg:d="M468 238c-156 0-312 0-468 0 0-79 0-159 0-238 312 0 624 0 936 0 0 79 0 159 0 238-157 0-313 0-468 0z"><text:p/></draw:path><draw:path draw:style-name="gr3" draw:text-style-name="P6" svg:width="0.0823in" svg:height="0.0677in" svg:x="0.0004in" svg:y="0.0362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6" svg:width="0.0756in" svg:height="0.087in" svg:x="0.1425in" svg:y="0.0217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6" svg:width="0.1028in" svg:height="0.1055in" svg:x="0.2768in" svg:y="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15"><text:s/>ככה שלפי כלל </text:span><text:span text:style-name="T15"><draw:g text:anchor-type="as-char" svg:y="-0.1063in" draw:z-index="270" draw:name="Shape120" draw:style-name="gr1"><svg:title>TexMaths</svg:title><svg:desc>11§display§\beta§svg§600§FALSE§</svg:desc><draw:path draw:style-name="gr2" draw:text-style-name="P5" svg:width="0.0709in" svg:height="0.1201in" svg:x="0.0039in" svg:y="0.0071in" svg:viewBox="0 0 181 306" svg:d="M0 0c61 0 120 0 181 0 0 102 0 204 0 306-61 0-120 0-181 0 0-102 0-204 0-306z"><text:p/></draw:path><draw:path draw:style-name="gr3" draw:text-style-name="P6" svg:width="0.0823in" svg:height="0.1358in" svg:x="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15"><text:s/>מתקיים </text:span><text:span text:style-name="T15"><draw:g text:anchor-type="as-char" svg:y="-0.1134in" draw:z-index="272" draw:name="Shape121" draw:style-name="gr1"><svg:title>TexMaths</svg:title><svg:desc>11§display§f_1 := \lambda x \in \N. n = f_2 := \lambda x. | \lfloor x \rfloor x |§svg§600§FALSE§</svg:desc><draw:path draw:style-name="gr2" draw:text-style-name="P5" svg:width="2.1614in" svg:height="0.1354in" svg:x="0.0004in" svg:y="0.0071in" svg:viewBox="0 0 5491 345" svg:d="M0 0c1830 0 3661 0 5491 0 0 115 0 230 0 345-1830 0-3661 0-5491 0 0-115 0-230 0-345z"><text:p/></draw:path><draw:path draw:style-name="gr3" draw:text-style-name="P6" svg:width="0.0752in" svg:height="0.137in" svg:x="0.0008in" svg:y="0.0071in" svg:viewBox="0 0 192 349" svg:d="M121 118c11 0 22 0 33 0 8 0 12 0 12-9 0-3-4-3-11-3-11 0-21 0-32 0 2-16 6-30 8-44 2-9 8-36 10-41 3-7 10-13 17-13 3 0 13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" svg:width="0.0382in" svg:height="0.0701in" svg:x="0.0787in" svg:y="0.0661in" svg:viewBox="0 0 98 179" svg:d="M60 8c0-7 0-8-7-8-18 18-42 18-53 18 0 3 0 6 0 10 7 0 24 0 40-8 0 45 0 91 0 137 0 9 0 13-28 13-3 0-7 0-10 0 0 3 0 6 0 9 5 0 38-1 47-1s43 1 49 1c0-3 0-6 0-9-3 0-7 0-10 0-28 0-28-4-28-13 0-50 0-100 0-149z"><text:p/></draw:path><draw:path draw:style-name="gr3" draw:text-style-name="P6" svg:width="0.0157in" svg:height="0.065in" svg:x="0.1909in" svg:y="0.048in" svg:viewBox="0 0 41 166" svg:d="M41 20c0-11-10-20-21-20s-20 9-20 20 9 21 20 21 21-10 21-21zM41 145c0-11-10-21-21-21s-20 10-20 21 9 21 20 21 21-10 21-21z"><text:p/></draw:path><draw:path draw:style-name="gr3" draw:text-style-name="P6" svg:width="0.1004in" svg:height="0.035in" svg:x="0.2287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748in" svg:height="0.1063in" svg:x="0.3886in" svg:y="0.0071in" svg:viewBox="0 0 191 271" svg:d="M118 154c16 40 35 99 40 108 7 8 10 8 21 8 4 0 6 0 9 0s3-2 3-4c0-1 0-2-1-3-4-4-6-10-9-17-26-73-52-147-79-220-7-22-28-26-47-26-2 0-7 0-7 3 0 4 3 4 4 5 12 2 15 4 25 31 12 34 25 69 37 104-35 35-71 69-106 105-5 4-8 6-8 12s6 11 12 11c7 0 10-5 13-8 31-36 62-73 93-109z"><text:p/></draw:path><draw:path draw:style-name="gr3" draw:text-style-name="P6" svg:width="0.0752in" svg:height="0.0681in" svg:x="0.4736in" svg:y="0.0453in" svg:viewBox="0 0 192 174" svg:d="M118 54c2-10 11-46 38-46 2 0 11 0 20 5-11 2-19 12-19 21 0 7 5 13 15 13 8 0 20-6 20-22 0-19-23-25-36-25-22 0-35 20-41 29-8-26-29-29-40-29-41 0-63 50-63 59 0 4 3 4 4 4 4 0 5-1 6-5 13-40 39-50 52-50 7 0 21 4 21 26 0 12-7 38-21 92-7 24-20 40-38 40-2 0-11 0-18-5 9-2 17-10 17-21 0-10-8-13-14-13-11 0-21 10-21 22 0 17 20 25 36 25 26 0 40-26 41-29 4 15 19 29 42 29 39 0 61-50 61-59 0-4-3-4-4-4-3 0-4 1-6 5-12 40-38 50-50 50-16 0-22-13-22-25 0-9 2-18 6-34 5-18 9-35 14-53z"><text:p/></draw:path><draw:path draw:style-name="gr3" draw:text-style-name="P6" svg:width="0.076in" svg:height="0.087in" svg:x="0.611in" svg:y="0.0307in" svg:viewBox="0 0 194 222" svg:d="M180 120c7 0 14 0 14-8 0-7-7-7-14-7-55 0-109 0-164 0 5-52 50-88 104-88 20 0 41 0 60 0 7 0 14-2 14-9 0-8-7-8-14-8-21 0-40 0-61 0-66 0-119 51-119 112 0 62 53 110 119 110 21 0 40 0 61 0 7 0 14 0 14-7 0-8-7-7-14-7-19 0-40 0-60 0-54 0-99-36-104-88 55 0 109 0 164 0z"><text:p/></draw:path><draw:path draw:style-name="gr3" draw:text-style-name="P6" svg:width="0.1028in" svg:height="0.1059in" svg:x="0.7461in" svg:y="0.0098in" svg:viewBox="0 0 262 270" svg:d="M34 34c0 63 0 126 0 187 0 21-3 28-23 28-4 0-11 1-11 6 0 8 7 8 13 8 20 0 40 0 60 0 7 0 13 0 13-8 0-5-7-6-12-6-21 0-25-8-25-29 0-58 0-117 0-175 57 73 112 147 168 219 3 5 5 6 9 6 6 0 6-6 6-12 0-72 0-145 0-217 0-22 3-28 21-28 2 0 9 0 9-6 0-7-6-7-13-7-19 0-38 0-56 0-7 0-14 0-14 7 0 6 7 6 11 6 22 0 26 8 26 29 0 39 0 79 0 120-39-53-78-105-117-156-4-6-5-6-14-6-22 0-45 0-67 0-8 0-14 0-14 7 0 5 6 6 9 6 10 1 18 8 21 12 0 4 0 4 0 9zM218 243c-56-73-112-147-169-221-3-4-3-5-7-9 15 0 31 0 46 0 43 59 87 117 130 175 0 18 0 37 0 55z"><text:p/></draw:path><draw:path draw:style-name="gr3" draw:text-style-name="P6" svg:width="0.0157in" svg:height="0.0161in" svg:x="0.8654in" svg:y="0.0972in" svg:viewBox="0 0 41 42" svg:d="M41 21c0-11-9-21-20-21s-21 10-21 21 10 21 21 21 20-10 20-21z"><text:p/></draw:path><draw:path draw:style-name="gr3" draw:text-style-name="P6" svg:width="0.0819in" svg:height="0.0681in" svg:x="0.8992in" svg:y="0.0453in" svg:viewBox="0 0 209 174" svg:d="M23 148c-1 5-4 14-4 16 0 7 5 10 12 10 4 0 11-2 14-10 0-1 4-20 7-29 3-12 5-24 8-35 3-9 5-16 7-25 1-7 4-18 6-20 5-12 25-47 62-47 18 0 21 14 21 27 0 24-19 73-25 91-3 8-5 13-5 17 0 18 15 31 32 31 37 0 51-56 51-59 0-4-3-4-4-4-4 0-4 1-6 7-8 26-21 48-40 48-6 0-8-4-8-13 0-10 3-19 6-27 8-20 23-63 23-85 0-26-16-41-44-41-35 0-54 24-60 33-2-21-18-33-35-33-18 0-26 14-30 22-6 13-11 35-11 37 0 4 3 4 4 4 5 0 5 0 7-9 7-28 14-46 29-46 7 0 12 5 12 18 0 8-1 13-7 32-8 30-14 60-22 90z"><text:p/></draw:path><draw:path draw:style-name="gr3" draw:text-style-name="P6" svg:width="0.1008in" svg:height="0.035in" svg:x="1.0366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0752in" svg:height="0.137in" svg:x="1.1965in" svg:y="0.0071in" svg:viewBox="0 0 192 349" svg:d="M121 118c11 0 22 0 33 0 8 0 12 0 12-9 0-3-4-3-11-3-11 0-21 0-32 0 4-16 6-30 9-44 1-9 7-36 9-41 3-7 10-13 18-13 2 0 11 0 19 7-17 2-21 15-21 21 0 9 7 14 15 14 9 0 20-9 20-24 0-17-17-26-33-26-13 0-38 7-49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3" draw:text-style-name="P6" svg:width="0.0465in" svg:height="0.0701in" svg:x="1.2697in" svg:y="0.0661in" svg:viewBox="0 0 119 179" svg:d="M119 130c-3 0-6 0-9 0-1 7-3 22-7 25-2 1-23 1-27 1-17 0-33 0-50 0 29-25 38-32 54-45 20-15 39-33 39-58 0-33-29-53-63-53s-56 24-56 48c0 15 11 16 14 16 7 0 15-5 15-14 0-6-3-15-17-15 9-18 28-25 40-25 27 0 42 21 42 43 0 23-18 42-27 52-22 21-43 41-65 63-2 4-2 4-2 11 37 0 74 0 111 0 2-16 6-33 8-49z"><text:p/></draw:path><draw:path draw:style-name="gr3" draw:text-style-name="P6" svg:width="0.0157in" svg:height="0.065in" svg:x="1.3866in" svg:y="0.048in" svg:viewBox="0 0 41 166" svg:d="M41 20c0-11-10-20-21-20s-20 9-20 20 9 21 20 21 21-10 21-21zM41 145c0-11-10-21-21-21s-20 10-20 21 9 21 20 21 21-10 21-21z"><text:p/></draw:path><draw:path draw:style-name="gr3" draw:text-style-name="P6" svg:width="0.1004in" svg:height="0.035in" svg:x="1.4244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748in" svg:height="0.1063in" svg:x="1.5846in" svg:y="0.0071in" svg:viewBox="0 0 191 271" svg:d="M117 154c16 40 35 99 40 108 7 8 10 8 21 8 4 0 6 0 9 0s4-2 4-4c0-1-1-2-2-3-4-4-6-10-9-17-26-73-52-147-79-220-8-22-28-26-47-26-2 0-7 0-7 3 0 4 3 4 4 5 13 2 15 4 25 31 12 34 25 69 37 104-35 35-71 69-106 105-5 4-7 6-7 12s4 11 11 11c5 0 10-5 13-8 31-36 62-73 93-109z"><text:p/></draw:path><draw:path draw:style-name="gr3" draw:text-style-name="P6" svg:width="0.0756in" svg:height="0.0681in" svg:x="1.6697in" svg:y="0.0453in" svg:viewBox="0 0 193 174" svg:d="M118 54c2-10 12-46 38-46 2 0 11 0 20 5-11 2-19 12-19 21 0 7 5 13 15 13 8 0 21-6 21-22 0-19-24-25-37-25-22 0-35 20-39 29-10-26-31-29-42-29-41 0-63 50-63 59 0 4 3 3 5 4 3 0 4-1 5-5 13-40 39-50 52-50 7 0 21 4 21 26 0 12-7 38-21 92-7 24-20 40-37 40-3 0-12 0-19-5 9-2 18-10 18-21 0-10-8-13-14-13-12 0-22 10-22 22 0 17 20 25 36 25 26 0 40-26 41-29 4 15 19 29 42 29 39 0 61-50 61-59 0-4-3-4-4-4-3 0-4 1-4 5-14 40-40 50-52 50-16 0-22-13-22-25 0-9 3-18 7-34 4-18 8-35 13-53z"><text:p/></draw:path><draw:path draw:style-name="gr3" draw:text-style-name="P6" svg:width="0.0157in" svg:height="0.0161in" svg:x="1.7654in" svg:y="0.0972in" svg:viewBox="0 0 41 42" svg:d="M41 21c0-11-9-21-20-21-12 0-21 10-21 21s9 21 21 21c11 0 20-10 20-21z"><text:p/></draw:path><draw:path draw:style-name="gr3" draw:text-style-name="P6" svg:width="0.0055in" svg:height="0.1508in" svg:x="1.8126in" svg:y="0in" svg:viewBox="0 0 15 384" svg:d="M15 14c0-7 0-14-7-14-8 0-8 7-8 14 0 119 0 237 0 356 0 8 0 14 8 14 7 0 7-6 7-14 0-119 0-237 0-356z"><text:p/></draw:path><draw:path draw:style-name="gr3" draw:text-style-name="P6" svg:width="0.0374in" svg:height="0.1508in" svg:x="1.863in" svg:y="0in" svg:viewBox="0 0 96 384" svg:d="M82 384c6 0 14 0 14-7 0-8-8-8-14-8-22 0-45 0-67 0 0-118 0-237 0-355 0-7 0-14-7-14-8 0-8 8-8 14 0 119 0 237 0 356 0 13 2 14 14 14 23 0 45 0 68 0z"><text:p/></draw:path><draw:path draw:style-name="gr3" draw:text-style-name="P6" svg:width="0.0756in" svg:height="0.0681in" svg:x="1.9087in" svg:y="0.0453in" svg:viewBox="0 0 193 174" svg:d="M119 54c2-10 11-46 37-46 2 0 12 0 20 5-11 2-19 12-19 21 0 7 5 13 15 13 8 0 21-6 21-22 0-19-23-25-36-25-23 0-36 20-40 29-10-26-31-29-42-29-41 0-63 50-63 59 0 4 4 4 6 4s3-1 4-5c13-40 39-50 52-50 7 0 21 4 21 26 0 12-7 38-21 92-6 24-20 40-37 40-2 0-11 0-19-5 9-2 18-10 18-21 0-10-9-13-14-13-12 0-22 10-22 22 0 17 20 25 36 25 27 0 40-26 41-29 5 15 19 29 42 29 41 0 62-50 62-59 0-4-4-4-5-4-3 0-4 1-4 5-14 40-40 50-52 50-16 0-21-13-21-25 0-9 2-18 7-34 4-18 8-35 13-53z"><text:p/></draw:path><draw:path draw:style-name="gr3" draw:text-style-name="P6" svg:width="0.0378in" svg:height="0.1508in" svg:x="1.9945in" svg:y="0in" svg:viewBox="0 0 97 384" svg:d="M97 14c0-7 0-14-8-14s-8 8-8 14c0 118 0 237 0 355-22 0-45 0-67 0-5 0-14 0-14 8 0 7 9 7 14 7 23 0 45 0 68 0 14 0 15-1 15-14 0-119 0-237 0-356z"><text:p/></draw:path><draw:path draw:style-name="gr3" draw:text-style-name="P6" svg:width="0.0752in" svg:height="0.0681in" svg:x="2.063in" svg:y="0.0453in" svg:viewBox="0 0 192 174" svg:d="M119 54c2-10 11-46 37-46 2 0 12 0 20 5-11 2-19 12-19 21 0 7 5 13 15 13 8 0 20-6 20-22 0-19-21-25-35-25-23 0-36 20-40 29-10-26-31-29-42-29-41 0-63 50-63 59 0 4 5 4 6 4 2 0 3-1 4-5 13-40 38-50 52-50 7 0 21 4 21 26 0 12-7 38-21 92-6 24-20 40-37 40-2 0-11 0-19-5 10-2 18-10 18-21 0-10-8-13-14-13-12 0-22 10-22 22 0 17 20 25 37 25 26 0 39-26 40-29 5 15 19 29 42 29 40 0 62-50 62-59 0-4-4-4-5-4-3 0-4 1-4 5-14 40-40 50-52 50-16 0-21-13-21-25 0-9 2-18 7-34 4-18 8-35 13-53z"><text:p/></draw:path><draw:path draw:style-name="gr3" draw:text-style-name="P6" svg:width="0.0055in" svg:height="0.1508in" svg:x="2.1642in" svg:y="0in" svg:viewBox="0 0 15 384" svg:d="M15 14c0-7 0-14-7-14-8 0-8 7-8 14 0 119 0 237 0 356 0 8 0 14 8 14 7 0 7-6 7-14 0-119 0-237 0-356z"><text:p/></draw:path></draw:g></text:span><text:span text:style-name="T15">. נשלול שוויון בין פונקציות תוך שימוש בכלל </text:span><text:span text:style-name="T15"><draw:g text:anchor-type="as-char" svg:y="-0.0689in" draw:z-index="271" draw:name="Shape122" draw:style-name="gr1"><svg:title>TexMaths</svg:title><svg:desc>11§display§\eta§svg§600§FALSE§</svg:desc><draw:path draw:style-name="gr2" draw:text-style-name="P5" svg:width="0.0583in" svg:height="0.0831in" svg:x="0.0039in" svg:y="0.0071in" svg:viewBox="0 0 149 212" svg:d="M0 0c49 0 100 0 149 0 0 70 0 142 0 212-49 0-100 0-149 0 0-70 0-142 0-212z"><text:p/></draw:path><draw:path draw:style-name="gr3" draw:text-style-name="P6" svg:width="0.0697in" svg:height="0.0988in" svg:x="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</text:span><text:span text:style-name="T15">. לפי הכלל, </text:span><text:span text:style-name="T6"><text:s/></text:span><text:span text:style-name="T6"><draw:g text:anchor-type="as-char" svg:y="-0.1134in" draw:z-index="273" draw:name="Shape123" draw:style-name="gr1"><svg:title>TexMaths</svg:title><svg:desc>11§display§f_1(n + 1) = f_2(n + 1)§svg§600§FALSE§</svg:desc><draw:path draw:style-name="gr2" draw:text-style-name="P5" svg:width="1.4in" svg:height="0.1354in" svg:x="0.0004in" svg:y="0.0071in" svg:viewBox="0 0 3557 345" svg:d="M0 0c1186 0 2371 0 3557 0 0 115 0 230 0 345-1186 0-2371 0-3557 0 0-115 0-230 0-345z"><text:p/></draw:path><draw:path draw:style-name="gr3" draw:text-style-name="P6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" svg:width="0.0382in" svg:height="0.0701in" svg:x="0.0787in" svg:y="0.0661in" svg:viewBox="0 0 98 179" svg:d="M60 8c0-7 0-8-7-8-18 18-42 18-53 18 0 3 0 6 0 10 7 0 24 0 38-8 0 45 0 91 0 137 0 9 0 13-26 13-3 0-7 0-10 0 0 3 0 6 0 9 5 0 38-1 47-1s43 1 49 1c0-3 0-6 0-9-3 0-7 0-10 0-28 0-28-4-28-13 0-50 0-100 0-149z"><text:p/></draw:path><draw:path draw:style-name="gr3" draw:text-style-name="P6" svg:width="0.035in" svg:height="0.1508in" svg:x="0.1504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6" svg:width="0.0823in" svg:height="0.0681in" svg:x="0.1988in" svg:y="0.0453in" svg:viewBox="0 0 210 174" svg:d="M23 148c-1 5-3 14-3 16 0 7 5 10 11 10 4 0 12-2 14-10 1-1 6-20 8-29 3-12 5-24 9-35 2-9 4-16 6-25 1-7 5-18 5-20 5-12 26-47 62-47 18 0 21 14 21 27 0 24-19 73-24 91-4 8-4 13-4 17 0 18 13 31 31 31 37 0 51-56 51-59 0-4-3-4-4-4-5 0-5 1-7 7-8 26-20 48-38 48-7 0-10-4-10-13 0-10 3-19 6-27 8-20 24-63 24-85 0-26-16-41-45-41-34 0-52 24-59 33-2-21-19-33-36-33-18 0-26 14-29 22-7 13-12 35-12 37 0 4 4 4 5 4 4 0 5 0 7-9 7-28 14-46 28-46 7 0 12 5 12 18 0 8-1 13-6 32-8 30-15 60-23 90z"><text:p/></draw:path><draw:path draw:style-name="gr3" draw:text-style-name="P6" svg:width="0.1008in" svg:height="0.1008in" svg:x="0.3283in" svg:y="0.0252in" svg:viewBox="0 0 257 257" svg:d="M136 137c37 0 72 0 108 0 6 0 13 0 13-8s-7-8-13-8c-36 0-71 0-108 0 0-36 0-71 0-108 0-5 0-13-7-13-8 0-8 8-8 13 0 37 0 72 0 108-36 0-73 0-109 0-4 0-12 0-12 8s8 8 12 8c36 0 73 0 109 0 0 35 0 71 0 106 0 6 0 14 8 14 7 0 7-8 7-14 0-35 0-71 0-106z"><text:p/></draw:path><draw:path draw:style-name="gr3" draw:text-style-name="P6" svg:width="0.05in" svg:height="0.1008in" svg:x="0.4854in" svg:y="0.0126in" svg:viewBox="0 0 128 257" svg:d="M79 10c0-9 0-10-9-10-24 25-58 25-70 25 0 5 0 8 0 12 8 0 31 0 51-9 0 66 0 132 0 198 0 13-2 18-37 18-4 0-7 0-12 0 0 5 0 9 0 13 13-3 47-3 63-3 15 0 48 0 63 3 0-4 0-8 0-13-5 0-9 0-14 0-34 0-35-4-35-18 0-72 0-145 0-216z"><text:p/></draw:path><draw:path draw:style-name="gr3" draw:text-style-name="P6" svg:width="0.035in" svg:height="0.1508in" svg:x="0.5563in" svg:y="0in" svg:viewBox="0 0 90 384" svg:d="M90 193c0-30-4-77-25-120-24-48-57-73-61-73-2 0-4 1-4 3 0 3 0 3 8 10 37 38 59 99 59 180 0 65-14 132-62 181-5 5-5 5-5 6 0 3 2 4 4 4 4 0 39-26 62-75 20-43 24-85 24-116z"><text:p/></draw:path><draw:path draw:style-name="gr3" draw:text-style-name="P6" svg:width="0.1008in" svg:height="0.035in" svg:x="0.657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52in" svg:height="0.137in" svg:x="0.8177in" svg:y="0.0071in" svg:viewBox="0 0 192 349" svg:d="M121 118c11 0 22 0 33 0 8 0 12 0 12-9 0-3-4-3-11-3-11 0-21 0-32 0 3-16 6-30 9-44 1-9 7-36 9-41 3-7 10-13 18-13 2 0 11 0 19 7-17 2-21 15-21 21 0 9 7 14 15 14 9 0 20-9 20-24 0-17-17-26-33-26-13 0-37 7-49 45-2 8-3 12-13 61-9 0-18 0-27 0-6 0-11 0-11 6s4 6 10 6c9 0 18 0 27 0-10 50-20 100-30 151-7 37-13 72-33 72-2 0-11 0-19-7 18-1 21-15 21-21 0-9-6-14-14-14-10 0-21 9-21 24 0 17 16 26 33 26 21 0 36-22 43-37 13-25 22-71 22-74 8-40 15-81 23-120z"><text:p/></draw:path><draw:path draw:style-name="gr3" draw:text-style-name="P6" svg:width="0.0465in" svg:height="0.0701in" svg:x="0.8906in" svg:y="0.0661in" svg:viewBox="0 0 119 179" svg:d="M119 130c-4 0-6 0-9 0-1 7-3 22-7 25-2 1-23 1-27 1-17 0-33 0-50 0 29-25 39-32 54-45 20-15 39-33 39-58 0-33-29-53-63-53s-56 24-56 48c0 15 11 16 14 16 7 0 15-5 15-14 0-6-3-15-17-15 9-18 28-25 40-25 27 0 41 21 41 43 0 23-17 42-26 52-22 21-43 41-65 63-2 4-2 4-2 11 37 0 74 0 111 0 2-16 6-33 8-49z"><text:p/></draw:path><draw:path draw:style-name="gr3" draw:text-style-name="P6" svg:width="0.0346in" svg:height="0.1508in" svg:x="0.9673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6" svg:width="0.0819in" svg:height="0.0681in" svg:x="1.0157in" svg:y="0.0453in" svg:viewBox="0 0 209 174" svg:d="M22 148c-1 5-3 14-3 16 0 7 5 10 11 10 5 0 12-2 14-10 1-1 5-20 8-29 3-12 5-24 8-35 3-9 5-16 7-25 1-7 4-18 4-20 7-12 27-47 64-47 17 0 21 14 21 27 0 24-20 73-25 91-3 8-5 13-5 17 0 18 15 31 32 31 37 0 51-56 51-59 0-4-3-4-4-4-5 0-5 1-6 7-8 26-21 48-40 48-6 0-9-4-9-13 0-10 4-19 7-27 7-20 23-63 23-85 0-26-16-41-44-41-35 0-54 24-60 33-2-21-18-33-35-33-19 0-26 14-30 22-6 13-11 35-11 37 0 4 3 4 4 4 4 0 5 0 7-9 7-28 14-46 29-46 7 0 11 5 11 18 0 8-2 13-6 32-8 30-15 60-23 90z"><text:p/></draw:path><draw:path draw:style-name="gr3" draw:text-style-name="P6" svg:width="0.1008in" svg:height="0.1008in" svg:x="1.1449in" svg:y="0.0252in" svg:viewBox="0 0 257 257" svg:d="M136 137c37 0 72 0 108 0 6 0 13 0 13-8s-7-8-13-8c-36 0-71 0-108 0 0-36 0-71 0-108 0-5 0-13-7-13-8 0-8 8-8 13 0 37 0 72 0 108-36 0-72 0-108 0-5 0-13 0-13 8s8 8 13 8c36 0 72 0 108 0 0 35 0 71 0 106 0 6 0 14 8 14 7 0 7-8 7-14 0-35 0-71 0-106z"><text:p/></draw:path><draw:path draw:style-name="gr3" draw:text-style-name="P6" svg:width="0.05in" svg:height="0.1008in" svg:x="1.302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3" draw:text-style-name="P6" svg:width="0.035in" svg:height="0.1508in" svg:x="1.3732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6"><text:s/></text:span><text:span text:style-name="T15">כלומר </text:span><text:span text:style-name="T15"><draw:g text:anchor-type="as-char" svg:y="-0.1134in" draw:z-index="274" draw:name="Shape124" draw:style-name="gr1"><svg:title>TexMaths</svg:title><svg:desc>11§display§n = | \lfloor n + 1 \rfloor |§svg§600§FALSE§</svg:desc><draw:path draw:style-name="gr2" draw:text-style-name="P5" svg:width="0.8327in" svg:height="0.1358in" svg:x="0.0039in" svg:y="0.0071in" svg:viewBox="0 0 2116 346" svg:d="M1059 346c-353 0-706 0-1059 0 0-116 0-230 0-346 705 0 1411 0 2116 0 0 116 0 230 0 346-352 0-705 0-1057 0z"><text:p/></draw:path><draw:path draw:style-name="gr3" draw:text-style-name="P6" svg:width="0.0823in" svg:height="0.0685in" svg:x="0.0004in" svg:y="0.0453in" svg:viewBox="0 0 210 175" svg:d="M23 148c-1 6-3 15-3 17 0 7 5 10 11 10 4 0 12-3 14-11 1-1 6-19 8-29 3-12 5-23 9-34 2-9 4-17 6-26 1-7 5-18 5-19 5-12 26-47 62-47 18 0 21 14 21 26 0 24-19 74-25 91-3 8-3 13-3 17 0 19 13 32 31 32 37 0 51-56 51-59 0-4-3-4-4-4-5 0-5 1-7 7-8 26-20 47-40 47-5 0-8-3-8-12 0-10 3-19 6-27 8-21 24-63 24-85 0-27-16-42-45-42-34 0-52 25-59 34-2-22-19-34-36-34-18 0-26 15-29 22-7 13-12 36-12 37 0 5 4 5 5 5 4 0 4-1 7-9 7-27 14-46 28-46 7 0 12 4 12 17 0 8-1 13-6 32-8 30-15 60-23 90z"><text:p/></draw:path><draw:path draw:style-name="gr3" draw:text-style-name="P6" svg:width="0.1008in" svg:height="0.0354in" svg:x="0.138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055in" svg:height="0.1512in" svg:x="0.3083in" svg:y="0in" svg:viewBox="0 0 15 385" svg:d="M15 14c0-6 0-14-7-14-8 0-8 8-8 14 0 119 0 238 0 357 0 7 0 14 8 14 7 0 7-7 7-14 0-119 0-238 0-357z"><text:p/></draw:path><draw:path draw:style-name="gr3" draw:text-style-name="P6" svg:width="0.0374in" svg:height="0.1512in" svg:x="0.3591in" svg:y="0in" svg:viewBox="0 0 96 385" svg:d="M82 385c6 0 14 0 14-7 0-8-8-8-14-8-22 0-45 0-67 0 0-119 0-237 0-356 0-6 0-14-7-14-8 0-8 9-8 14 0 119 0 238 0 357 0 12 1 14 14 14 23 0 45 0 68 0z"><text:p/></draw:path><draw:path draw:style-name="gr3" draw:text-style-name="P6" svg:width="0.0823in" svg:height="0.0685in" svg:x="0.4043in" svg:y="0.0453in" svg:viewBox="0 0 210 175" svg:d="M23 148c-1 6-3 15-3 17 0 7 5 10 11 10 4 0 12-3 14-11 0-1 6-19 8-29 2-12 5-23 7-34 4-9 6-17 7-26 2-7 6-18 6-19 5-12 26-47 62-47 18 0 21 14 21 26 0 24-19 74-25 91-3 8-3 13-3 17 0 19 13 32 31 32 37 0 51-56 51-59 0-4-4-4-5-4-4 0-4 1-6 7-8 26-20 47-40 47-6 0-8-3-8-12 0-10 3-19 6-27 8-21 24-63 24-85 0-27-16-42-45-42-34 0-54 25-60 34-1-22-18-34-35-34-18 0-26 15-29 22-7 13-12 36-12 37 0 5 3 4 4 5 5 0 5-1 7-9 7-27 14-46 29-46 7 0 12 4 12 17 0 8-1 13-7 32-8 30-14 60-22 90z"><text:p/></draw:path><draw:path draw:style-name="gr3" draw:text-style-name="P6" svg:width="0.1004in" svg:height="0.1in" svg:x="0.5335in" svg:y="0.0252in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3" draw:text-style-name="P6" svg:width="0.05in" svg:height="0.1in" svg:x="0.6902in" svg:y="0.013in" svg:viewBox="0 0 128 255" svg:d="M79 10c0-10 0-10-9-10-23 24-57 24-70 24 0 5 0 8 0 12 8 0 31 0 51-10 0 66 0 133 0 199 0 14-2 18-36 18-4 0-7 0-12 0 0 5 0 9 0 12 13-1 45-1 62-1 15 0 49 0 63 1 0-3 0-7 0-12-5 0-8 0-13 0-34 0-36-4-36-18 0-72 0-144 0-215z"><text:p/></draw:path><draw:path draw:style-name="gr3" draw:text-style-name="P6" svg:width="0.0374in" svg:height="0.1512in" svg:x="0.7559in" svg:y="0in" svg:viewBox="0 0 96 385" svg:d="M96 14c0-6 0-14-8-14s-8 9-8 14c0 119 0 237 0 356-22 0-44 0-66 0-5 0-14 0-14 8 0 7 9 7 14 7 23 0 45 0 68 0 13 0 14-1 14-14 0-119 0-238 0-357z"><text:p/></draw:path><draw:path draw:style-name="gr3" draw:text-style-name="P6" svg:width="0.0055in" svg:height="0.1512in" svg:x="0.8386in" svg:y="0in" svg:viewBox="0 0 15 385" svg:d="M15 14c0-6 0-14-7-14-8 0-8 8-8 14 0 119 0 238 0 357 0 7 0 14 8 14 7 0 7-7 7-14 0-119 0-238 0-357z"><text:p/></draw:path></draw:g></text:span><text:span text:style-name="T15">, ומשום ש־</text:span><text:span text:style-name="T15"><draw:g text:anchor-type="as-char" svg:y="-0.1035in" draw:z-index="275" draw:name="Shape125" draw:style-name="gr1"><svg:title>TexMaths</svg:title><svg:desc>11§display§n \in \N§svg§600§FALSE§</svg:desc><draw:path draw:style-name="gr2" draw:text-style-name="P5" svg:width="0.3681in" svg:height="0.0933in" svg:x="0.0039in" svg:y="0.0071in" svg:viewBox="0 0 936 238" svg:d="M468 238c-156 0-312 0-468 0 0-79 0-159 0-238 312 0 624 0 936 0 0 79 0 159 0 238-157 0-313 0-468 0z"><text:p/></draw:path><draw:path draw:style-name="gr3" draw:text-style-name="P6" svg:width="0.0823in" svg:height="0.0677in" svg:x="0.0004in" svg:y="0.0362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6" svg:width="0.0756in" svg:height="0.087in" svg:x="0.1425in" svg:y="0.0217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6" svg:width="0.1028in" svg:height="0.1055in" svg:x="0.2768in" svg:y="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15"> אז </text:span><text:span text:style-name="T15"><draw:g text:anchor-type="as-char" svg:y="-0.1134in" draw:z-index="276" draw:name="Shape126" draw:style-name="gr1"><svg:title>TexMaths</svg:title><svg:desc>11§display§n = |n + 1|§svg§600§FALSE§</svg:desc><draw:path draw:style-name="gr2" draw:text-style-name="P5" svg:width="0.698in" svg:height="0.1358in" svg:x="0.0039in" svg:y="0.0071in" svg:viewBox="0 0 1774 346" svg:d="M888 346c-296 0-592 0-888 0 0-116 0-230 0-346 591 0 1183 0 1774 0 0 116 0 230 0 346-295 0-591 0-886 0z"><text:p/></draw:path><draw:path draw:style-name="gr3" draw:text-style-name="P6" svg:width="0.0823in" svg:height="0.0685in" svg:x="0.0004in" svg:y="0.0453in" svg:viewBox="0 0 210 175" svg:d="M23 148c-1 6-3 15-3 17 0 7 5 10 11 10 4 0 12-3 14-11 1-1 6-19 8-29 3-12 5-23 9-34 2-9 4-17 6-26 1-7 5-18 5-19 5-12 26-47 62-47 18 0 21 14 21 26 0 24-18 74-25 91-3 8-3 13-3 17 0 19 13 32 32 32 36 0 50-56 50-59 0-4-3-4-4-4-5 0-5 1-7 7-8 26-20 47-39 47-6 0-9-3-9-12 0-10 3-19 6-27 8-21 25-63 25-85 0-27-17-42-46-42-34 0-52 25-59 34-2-22-19-34-36-34-18 0-26 15-29 22-6 13-12 36-12 37 0 5 4 5 6 5 3 0 3-1 6-9 7-27 14-46 28-46 7 0 12 4 12 17 0 8-1 13-6 32-7 30-15 60-23 90z"><text:p/></draw:path><draw:path draw:style-name="gr3" draw:text-style-name="P6" svg:width="0.1008in" svg:height="0.0354in" svg:x="0.138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055in" svg:height="0.1512in" svg:x="0.3083in" svg:y="0in" svg:viewBox="0 0 15 385" svg:d="M15 14c0-6 0-14-7-14-8 0-8 8-8 14 0 119 0 238 0 357 0 7 0 14 8 14 7 0 7-7 7-14 0-119 0-238 0-357z"><text:p/></draw:path><draw:path draw:style-name="gr3" draw:text-style-name="P6" svg:width="0.0823in" svg:height="0.0685in" svg:x="0.337in" svg:y="0.0453in" svg:viewBox="0 0 210 175" svg:d="M23 148c-1 6-3 15-3 17 0 7 5 10 11 10 4 0 12-3 14-11 0-1 6-19 8-29 2-12 5-23 8-34 3-9 5-17 6-26 2-7 6-18 6-19 5-12 26-47 62-47 18 0 21 14 21 26 0 24-18 74-25 91-3 8-3 13-3 17 0 19 13 32 32 32 36 0 50-56 50-59 0-4-4-4-5-4-4 0-4 1-6 7-8 26-20 47-39 47-7 0-9-3-9-12 0-10 3-19 6-27 8-21 25-63 25-85 0-27-17-42-46-42-34 0-53 25-60 34-1-22-18-34-35-34-18 0-26 15-29 22-6 13-12 36-12 37 0 5 3 4 4 5 5 0 5-1 7-9 7-27 14-46 29-46 7 0 12 4 12 17 0 8-1 13-7 32-8 30-14 60-22 90z"><text:p/></draw:path><draw:path draw:style-name="gr3" draw:text-style-name="P6" svg:width="0.1004in" svg:height="0.1in" svg:x="0.4661in" svg:y="0.0252in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3" draw:text-style-name="P6" svg:width="0.0496in" svg:height="0.1in" svg:x="0.6232in" svg:y="0.013in" svg:viewBox="0 0 127 255" svg:d="M79 10c0-10 0-10-10-10-23 24-57 24-69 24 0 5 0 8 0 12 8 0 30 0 51-10 0 66 0 133 0 199 0 14-1 18-37 18-4 0-7 0-12 0 0 5 0 9 0 12 13-1 48-1 63-1s48 0 62 1c0-3 0-7 0-12-5 0-8 0-13 0-34 0-35-4-35-18 0-72 0-144 0-215z"><text:p/></draw:path><draw:path draw:style-name="gr3" draw:text-style-name="P6" svg:width="0.0055in" svg:height="0.1512in" svg:x="0.7039in" svg:y="0in" svg:viewBox="0 0 15 385" svg:d="M15 14c0-6 0-14-7-14-8 0-8 8-8 14 0 119 0 238 0 357 0 7 0 14 8 14 7 0 7-7 7-14 0-119 0-238 0-357z"><text:p/></draw:path></draw:g></text:span><text:span text:style-name="T15">, </text:span><text:span text:style-name="T6">וזו סתירה </text:span><text:span text:style-name="T6"><draw:g text:anchor-type="as-char" svg:y="-0.1043in" draw:z-index="116" draw:name="Shape126" draw:style-name="gr1"><svg:title>TexMaths</svg:title><svg:desc>11§display§\blacksquare§svg§600§FALSE§</svg:desc><draw:path draw:style-name="gr2" draw:text-style-name="P5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6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span></text:p>
      <text:h text:style-name="P15" text:outline-level="3">סעיף (ה)</text:h>
      <text:p text:style-name="P29">נתון: <text:span text:style-name="T6"><draw:g text:anchor-type="as-char" svg:y="-0.1134in" draw:z-index="106" draw:name="Shape127" draw:style-name="gr1"><svg:title>TexMaths</svg:title><svg:desc>11§display§f \colon (\R \to \R) \to \R, f = \lambda g \in \R \to \R. g(0)§svg§600§FALSE§</svg:desc><draw:path draw:style-name="gr2" draw:text-style-name="P5" svg:width="2.576in" svg:height="0.1358in" svg:x="-0.0004in" svg:y="0.0071in" svg:viewBox="0 0 6544 346" svg:d="M3273 346c-1091 0-2182 0-3273 0 0-116 0-230 0-346 2181 0 4363 0 6544 0 0 116 0 230 0 346-1090 0-2181 0-3271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161in" svg:height="0.065in" svg:x="0.1126in" svg:y="0.048in" svg:viewBox="0 0 42 166" svg:d="M42 21c0-12-10-21-21-21s-21 9-21 21c0 11 10 20 21 20s21-9 21-20zM42 146c0-12-10-20-21-20s-21 8-21 20c0 11 10 20 21 20s21-9 21-20z"><text:p/></draw:path><draw:path draw:style-name="gr3" draw:text-style-name="P6" svg:width="0.0346in" svg:height="0.1512in" svg:x="0.2079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1043in" svg:height="0.1031in" svg:x="0.2543in" svg:y="0.0098in" svg:viewBox="0 0 266 263" svg:d="M98 143c4 0 9 0 13 0 20 30 39 60 58 88 5 7 14 22 18 28 2 4 3 4 12 4 18 0 36 0 54 0 7 0 13 0 13-6 0-4-3-6-6-7-15-3-33-29-42-41-4-3-22-28-49-70 34-6 69-21 69-66 0-54-58-73-104-73-41 0-80 0-121 0-6 0-13 0-13 7 0 6 8 6 11 6 22 0 23 4 23 22 0 64 0 129 0 193 0 19-1 22-23 22-3 0-11 0-11 7 0 6 7 6 13 6 35 0 71 0 106 0 7 0 13 0 13-6 0-7-7-7-11-7-22 0-23-3-23-22 0-28 0-56 0-85zM173 124c10-14 11-35 11-51 0-19-3-40-15-55 16 3 54 15 54 55 0 24-11 44-50 51zM98 34c0-8 0-21 23-21 33 0 49 15 49 60 0 49-12 57-72 57 0-32 0-64 0-96zM45 250c3-7 3-18 3-21 0-64 0-129 0-194 0-4 0-14-3-22 14 0 30 0 44 0-5 7-5 15-5 20 0 65 0 131 0 196 0 3 0 14 3 21-14 0-28 0-42 0zM128 143c2 0 4-1 6-1 7 0 14 0 21-1 6 9 47 77 79 109-12 0-25 0-37 0-23-35-46-72-69-107z"><text:p/></draw:path><draw:path draw:style-name="gr3" draw:text-style-name="P6" svg:width="0.1346in" svg:height="0.0787in" svg:x="0.4122in" svg:y="0.0362in" svg:viewBox="0 0 343 201" svg:d="M301 109c-21 15-32 32-35 36-16 27-20 51-20 52 0 4 5 4 8 4 7 0 7-1 8-7 10-38 32-71 76-88 4-1 5-4 5-6 0-3-2-3-3-3-17-7-64-27-78-91-1-5-1-6-8-6-3 0-8 0-8 4 0 2 4 26 20 51 8 12 19 25 35 37-95 0-191 0-287 0-6 0-14-1-14 8 0 8 8 9 14 9 96 0 192 0 287 0z"><text:p/></draw:path><draw:path draw:style-name="gr3" draw:text-style-name="P6" svg:width="0.1039in" svg:height="0.1031in" svg:x="0.6012in" svg:y="0.0098in" svg:viewBox="0 0 265 263" svg:d="M97 143c4 0 10 0 14 0 19 30 39 60 57 88 5 7 13 22 18 28 3 4 4 4 13 4 18 0 35 0 53 0 8 0 13 0 13-6 0-4-2-6-5-7-15-3-35-29-43-41-3-3-22-28-49-70 35-6 68-21 68-66 0-54-57-73-102-73-41 0-81 0-122 0-7 0-12 0-12 7 0 6 7 6 10 6 22 0 24 4 24 22 0 64 0 129 0 193 0 19-2 22-24 22-3 0-10 0-10 7 0 6 5 6 12 6 35 0 72 0 107 0 6 0 12 0 12-6 0-7-7-7-11-7-22 0-23-3-23-22 0-28 0-56 0-85zM172 124c11-14 12-35 12-51 0-19-3-40-16-55 17 3 55 15 55 55 0 24-12 44-51 51zM97 34c0-8 0-21 24-21 33 0 48 15 48 60 0 49-11 57-72 57 0-32 0-64 0-96zM44 250c3-7 3-18 3-21 0-64 0-129 0-194 0-4 0-14-3-22 14 0 30 0 44 0-4 7-4 15-4 20 0 65 0 131 0 196 0 3 0 14 3 21-14 0-29 0-43 0zM126 143c4 0 5-1 8-1 6 0 14 0 20-1 5 9 47 77 79 109-12 0-25 0-37 0-23-35-46-72-70-107z"><text:p/></draw:path><draw:path draw:style-name="gr3" draw:text-style-name="P6" svg:width="0.0346in" svg:height="0.1512in" svg:x="0.7173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346in" svg:height="0.0787in" svg:x="0.8181in" svg:y="0.0362in" svg:viewBox="0 0 343 201" svg:d="M301 109c-21 15-32 32-35 36-16 27-20 51-20 52 0 4 5 4 8 4 7 0 7-1 8-7 10-38 32-71 76-88 4-1 5-4 5-6 0-3-2-3-3-3-17-7-64-27-78-91-1-5-1-6-8-6-3 0-8 0-8 4 0 2 4 26 20 51 8 12 19 25 35 37-95 0-191 0-287 0-6 0-14-1-14 8 0 8 8 9 14 9 96 0 192 0 287 0z"><text:p/></draw:path><draw:path draw:style-name="gr3" draw:text-style-name="P6" svg:width="0.1039in" svg:height="0.1031in" svg:x="1.0071in" svg:y="0.0098in" svg:viewBox="0 0 265 263" svg:d="M97 143c4 0 10 0 14 0 19 30 39 60 57 88 5 7 13 22 18 28 3 4 4 4 13 4 18 0 35 0 53 0 8 0 13 0 13-6 0-4-2-6-5-7-15-3-35-29-43-41-3-3-22-28-49-70 35-6 68-21 68-66 0-54-57-73-102-73-41 0-81 0-122 0-7 0-12 0-12 7 0 6 7 6 10 6 22 0 24 4 24 22 0 64 0 129 0 193 0 19-2 22-24 22-3 0-10 0-10 7 0 6 5 6 12 6 35 0 72 0 107 0 6 0 12 0 12-6 0-7-7-7-10-7-22 0-24-3-24-22 0-28 0-56 0-85zM172 124c11-14 12-35 12-51 0-19-3-40-16-55 17 3 55 15 55 55 0 24-12 44-51 51zM97 34c0-8 0-21 24-21 33 0 49 15 49 60 0 49-12 57-73 57 0-32 0-64 0-96zM44 250c3-7 3-18 3-21 0-64 0-129 0-194 0-4 0-14-3-22 14 0 30 0 44 0-4 7-4 15-4 20 0 65 0 131 0 196 0 3 0 14 3 21-14 0-29 0-43 0zM126 143c4 0 5-1 8-1 6 0 14 0 20-1 5 9 47 77 79 109-12 0-25 0-37 0-23-35-46-72-70-107z"><text:p/></draw:path><draw:path draw:style-name="gr3" draw:text-style-name="P6" svg:width="0.0173in" svg:height="0.0453in" svg:x="1.1272in" svg:y="0.0972in" svg:viewBox="0 0 45 116" svg:d="M45 41c0-26-10-41-24-41-13 0-21 10-21 21 0 10 8 20 21 20 4 0 9-1 13-5 1-1 1-1 2-1 0 2 0 0 0 6 0 28-13 50-26 64-5 3-3 5-3 6 0 2 1 5 3 5 4 0 35-30 35-75z"><text:p/></draw:path><draw:path draw:style-name="gr3" draw:text-style-name="P6" svg:width="0.076in" svg:height="0.1374in" svg:x="1.1898in" svg:y="0.0067in" svg:viewBox="0 0 194 350" svg:d="M122 118c11 0 22 0 33 0 8 0 12 0 12-8 0-4-4-4-11-4-11 0-21 0-32 0 2-16 6-30 8-44 2-8 8-36 10-40 3-8 10-13 17-13 3 0 13 0 19 6-16 2-20 16-20 21 0 9 7 14 15 14 10 0 21-9 21-24 0-17-18-26-35-26-13 0-37 7-48 45-2 8-4 12-13 61-9 0-18 0-27 0-7 0-12 0-12 7 0 5 4 5 11 5 9 0 17 0 26 0-10 50-19 100-29 151-7 37-13 72-34 72-1 0-11 0-19-6 19-1 22-16 22-21 0-9-6-13-14-13-10 0-22 8-22 23 0 17 18 26 33 26 22 0 37-23 44-37 12-25 21-71 22-74 8-40 15-80 23-121z"><text:p/></draw:path><draw:path draw:style-name="gr3" draw:text-style-name="P6" svg:width="0.1008in" svg:height="0.0354in" svg:x="1.322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8in" svg:height="0.1067in" svg:x="1.4831in" svg:y="0.0071in" svg:viewBox="0 0 191 272" svg:d="M118 155c15 41 34 98 40 107s10 9 20 9c3 0 6 0 9 0s4-1 4-3-1-3-2-5c-3-4-6-10-9-17-26-73-52-146-79-218-8-24-28-28-47-28-1 0-7 0-7 4 0 3 2 3 4 4 13 2 15 4 25 31 12 35 25 70 37 105-35 35-71 70-106 105-5 4-7 6-7 12 0 7 4 11 11 11 5 0 10-4 13-9 31-36 63-71 94-108z"><text:p/></draw:path><draw:path draw:style-name="gr3" draw:text-style-name="P6" svg:width="0.0697in" svg:height="0.0976in" svg:x="1.5661in" svg:y="0.0453in" svg:viewBox="0 0 178 249" svg:d="M177 25c0-2 1-4 1-6 0-7-4-11-11-11-4 0-14 3-16 16-7-14-20-24-36-24-45 0-92 54-92 110 0 38 23 61 52 61 22 0 40-18 44-22h1c-9 34-9 33-13 50-1 5-15 41-55 41-8 0-21 0-32-3 12-4 16-13 16-20s-4-13-15-13c-8 0-21 6-21 22 0 15 14 23 52 23 48 0 76-30 82-52 14-57 29-114 43-172zM126 121c-2 10-11 20-19 28-8 6-20 13-31 13-20 0-25-20-25-35 0-19 11-64 22-84 9-19 26-34 42-34 26 0 31 31 31 33s-1 4-1 5c-6 25-12 49-19 74z"><text:p/></draw:path><draw:path draw:style-name="gr3" draw:text-style-name="P6" svg:width="0.076in" svg:height="0.087in" svg:x="1.6969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6" svg:width="0.1039in" svg:height="0.1031in" svg:x="1.8307in" svg:y="0.0098in" svg:viewBox="0 0 265 263" svg:d="M97 143c4 0 10 0 14 0 19 30 39 60 57 88 5 7 13 22 18 28 3 4 4 4 13 4 18 0 35 0 53 0 8 0 13 0 13-6 0-4-2-6-5-7-15-3-35-29-43-41-3-3-22-28-49-70 35-6 68-21 68-66 0-54-57-73-102-73-41 0-81 0-122 0-7 0-12 0-12 7 0 6 7 6 10 6 22 0 24 4 24 22 0 64 0 129 0 193 0 19-2 22-24 22-3 0-10 0-10 7 0 6 5 6 12 6 35 0 72 0 107 0 6 0 12 0 12-6 0-7-7-7-10-7-23 0-24-3-24-22 0-28 0-56 0-85zM172 124c11-14 12-35 12-51 0-19-3-40-16-55 17 3 55 15 55 55 0 24-12 44-51 51zM97 34c0-8 0-21 24-21 33 0 48 15 48 60 0 49-11 57-72 57 0-32 0-64 0-96zM44 250c3-7 3-18 3-21 0-64 0-129 0-194 0-4 0-14-3-22 14 0 30 0 44 0-4 7-4 15-4 20 0 65 0 131 0 196 0 3 0 14 3 21-14 0-29 0-43 0zM126 143c4 0 5-1 8-1 6 0 14 0 20-1 5 9 47 77 79 109-12 0-25 0-37 0-23-35-46-72-70-107z"><text:p/></draw:path><draw:path draw:style-name="gr3" draw:text-style-name="P6" svg:width="0.1346in" svg:height="0.0787in" svg:x="1.9886in" svg:y="0.0362in" svg:viewBox="0 0 343 201" svg:d="M300 109c-21 15-31 32-34 36-17 27-21 51-21 52 0 4 5 4 8 4 7 0 7-1 9-7 9-38 32-71 75-88 5-1 6-4 6-6 0-3-2-3-3-3-18-7-64-27-78-91-2-5-2-6-9-6-3 0-8 0-8 4 0 2 4 26 20 51 8 12 19 25 35 37-95 0-191 0-287 0-6 0-13-1-13 8 0 8 7 9 13 9 96 0 192 0 287 0z"><text:p/></draw:path><draw:path draw:style-name="gr3" draw:text-style-name="P6" svg:width="0.1039in" svg:height="0.1031in" svg:x="2.1772in" svg:y="0.0098in" svg:viewBox="0 0 265 263" svg:d="M97 143c4 0 10 0 14 0 20 30 39 60 58 88 4 7 14 22 18 28 2 4 3 4 12 4 18 0 36 0 54 0 7 0 12 0 12-6 0-4-2-6-5-7-15-3-33-29-43-41-3-3-22-28-48-70 34-6 67-21 67-66 0-54-56-73-102-73-41 0-80 0-121 0-6 0-13 0-13 7 0 6 8 6 10 6 22 0 24 4 24 22 0 64 0 129 0 193 0 19-2 22-24 22-2 0-10 0-10 7 0 6 7 6 13 6 35 0 71 0 106 0 6 0 13 0 13-6 0-7-7-7-11-7-22 0-24-3-24-22 0-28 0-56 0-85zM172 124c11-14 12-35 12-51 0-19-3-40-15-55 16 3 54 15 54 55 0 24-12 44-51 51zM97 34c0-8 0-21 24-21 33 0 49 15 49 60 0 49-12 57-73 57 0-32 0-64 0-96zM45 250c2-7 2-18 2-21 0-64 0-129 0-194 0-4 0-14-2-22 14 0 30 0 44 0-5 7-5 15-5 20 0 65 0 131 0 196 0 3 0 14 3 21-14 0-28 0-42 0zM128 143c2 0 3-1 6-1 6 0 14 0 20-1 7 9 48 77 80 109-12 0-25 0-37 0-23-35-46-72-69-107z"><text:p/></draw:path><draw:path draw:style-name="gr3" draw:text-style-name="P6" svg:width="0.0161in" svg:height="0.0157in" svg:x="2.2972in" svg:y="0.0972in" svg:viewBox="0 0 42 41" svg:d="M42 21c0-12-10-21-21-21s-21 9-21 21c0 11 10 20 21 20s21-9 21-20z"><text:p/></draw:path><draw:path draw:style-name="gr3" draw:text-style-name="P6" svg:width="0.0693in" svg:height="0.0976in" svg:x="2.3291in" svg:y="0.0453in" svg:viewBox="0 0 177 249" svg:d="M176 25c1-2 1-4 1-6 0-7-4-11-11-11-3 0-14 3-15 16-8-14-21-24-37-24-44 0-92 54-92 110 0 38 24 61 52 61 23 0 40-18 45-22-8 34-8 33-12 50-3 5-16 41-56 41-8 0-20 0-31-3 11-4 15-13 15-20s-4-13-14-13c-9 0-21 6-21 22 0 15 14 23 52 23 48 0 76-30 81-52 14-57 29-114 43-172zM125 121c-2 10-11 20-18 28-9 6-21 13-32 13-19 0-26-20-26-35 0-19 11-64 22-84 10-19 28-34 43-34 26 0 31 31 31 33s0 4-1 5c-7 25-12 49-19 74z"><text:p/></draw:path><draw:path draw:style-name="gr3" draw:text-style-name="P6" svg:width="0.0346in" svg:height="0.1512in" svg:x="2.4201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0638in" svg:height="0.1035in" svg:x="2.4697in" svg:y="0.013in" svg:viewBox="0 0 163 264" svg:d="M163 133c0-31-2-61-16-90-17-37-49-43-66-43-23 0-50 10-67 45-12 28-14 57-14 88 0 29 2 64 18 92 16 32 45 39 63 39 21 0 51-7 67-45 13-25 15-55 15-86zM81 255c-15 0-37-9-45-46-4-22-4-58-4-80 0-26 0-51 3-72 8-45 36-49 46-49 14 0 39 7 45 45 5 22 5 52 5 76 0 28 0 55-5 79-5 36-27 47-45 47z"><text:p/></draw:path><draw:path draw:style-name="gr3" draw:text-style-name="P6" svg:width="0.035in" svg:height="0.1512in" svg:x="2.5484in" svg:y="0in" svg:viewBox="0 0 90 385" svg:d="M90 193c0-30-4-76-25-120-24-48-57-73-61-73-2 0-4 2-4 4s0 2 8 9c37 38 59 99 59 180 0 65-14 133-62 181-5 6-5 6-5 7 0 2 2 4 4 4 4 0 39-26 62-76 20-41 24-84 24-116z"><text:p/></draw:path></draw:g></text:span></text:p>
      <text:p text:style-name="P29">חח"ע: <text:span text:style-name="T6">הפונקציה לא חח"ע. ראה דוגמה נגדית: נתבונן ב־</text:span><text:span text:style-name="T6"><draw:g text:anchor-type="as-char" svg:y="-0.1134in" draw:z-index="105" draw:name="Shape128" draw:style-name="gr1"><svg:title>TexMaths</svg:title><svg:desc>11§display§f(\lambda x \in \R. x) = f(\lambda x \in \R. 0) = 0§svg§600§FALSE§</svg:desc><draw:path draw:style-name="gr2" draw:text-style-name="P5" svg:width="2.0689in" svg:height="0.1358in" svg:x="-0.0004in" svg:y="0.0071in" svg:viewBox="0 0 5256 346" svg:d="M2629 346c-877 0-1752 0-2629 0 0-116 0-230 0-346 1752 0 3504 0 5256 0 0 116 0 230 0 346-876 0-1751 0-2627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0748in" svg:height="0.1067in" svg:x="0.15in" svg:y="0.0071in" svg:viewBox="0 0 191 272" svg:d="M118 155c16 41 34 98 40 107 7 9 10 9 21 9 3 0 6 0 8 0 4 0 4-1 4-3s0-3-1-5c-4-4-6-10-10-17-26-73-51-146-78-218-8-24-29-28-47-28-2 0-7 0-7 4 0 3 3 4 4 4 12 2 15 4 25 31 12 35 25 70 37 105-35 35-71 70-106 105-6 4-8 6-8 12 0 7 6 11 12 11s10-4 12-9c31-36 63-71 94-108z"><text:p/></draw:path><draw:path draw:style-name="gr3" draw:text-style-name="P6" svg:width="0.0756in" svg:height="0.0685in" svg:x="0.2354in" svg:y="0.0453in" svg:viewBox="0 0 193 175" svg:d="M118 54c2-10 11-45 38-45 2 0 11 0 19 4-10 2-18 12-18 21 0 7 4 14 15 14 8 0 21-7 21-23 0-19-24-25-37-25-22 0-36 21-40 30-10-26-30-30-42-30-40 0-62 50-62 59 0 5 3 5 5 5 3 0 4-1 5-5 12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6" svg:width="0.076in" svg:height="0.087in" svg:x="0.3724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1039in" svg:height="0.1031in" svg:x="0.5063in" svg:y="0.0098in" svg:viewBox="0 0 265 263" svg:d="M97 143c4 0 10 0 14 0 19 30 39 60 57 88 5 7 14 22 18 28 3 4 4 4 13 4 18 0 35 0 53 0 8 0 13 0 13-6 0-4-2-6-5-7-15-3-34-29-43-41-2-3-22-28-49-70 36-6 69-21 69-66 0-54-58-73-103-73-40 0-80 0-121 0-7 0-13 0-13 7 0 6 7 6 10 6 22 0 24 4 24 22 0 64 0 129 0 193 0 19-2 22-24 22-3 0-10 0-10 7 0 6 6 6 13 6 35 0 71 0 106 0 6 0 12 0 12-6 0-7-7-7-10-7-22 0-24-3-24-22 0-28 0-56 0-85zM172 124c11-14 12-35 12-51 0-19-2-40-16-55 17 3 55 15 55 55 0 24-12 44-51 51zM97 34c0-8 0-21 24-21 33 0 50 15 50 60 0 49-13 57-74 57 0-32 0-64 0-96zM44 250c3-7 3-18 3-21 0-64 0-129 0-194 0-4 0-14-3-22 14 0 30 0 44 0-4 7-4 15-4 20 0 65 0 131 0 196 0 3 0 14 3 21-14 0-29 0-43 0zM127 143c3 0 4-1 7-1 6 0 15 0 20-1 6 9 47 77 79 109-12 0-25 0-37 0-23-35-46-72-69-107z"><text:p/></draw:path><draw:path draw:style-name="gr3" draw:text-style-name="P6" svg:width="0.0157in" svg:height="0.0157in" svg:x="0.6268in" svg:y="0.0972in" svg:viewBox="0 0 41 41" svg:d="M41 21c0-12-9-21-20-21-12 0-21 9-21 21 0 11 9 20 21 20 11 0 20-9 20-20z"><text:p/></draw:path><draw:path draw:style-name="gr3" draw:text-style-name="P6" svg:width="0.0756in" svg:height="0.0685in" svg:x="0.6602in" svg:y="0.0453in" svg:viewBox="0 0 193 175" svg:d="M119 54c2-10 11-45 37-45 2 0 12 0 20 4-11 2-19 12-19 21 0 7 5 14 16 14 7 0 20-7 20-23 0-19-22-25-36-25-23 0-36 21-40 30-10-26-31-30-42-30-41 0-63 50-63 59 0 5 5 5 6 5 2 0 3-1 4-5 13-40 39-50 52-50 7 0 21 3 21 25 0 12-7 39-21 93-6 24-20 39-37 39-2 0-11 0-19-4 10-2 18-10 18-21s-8-13-14-13c-12 0-22 10-22 22 0 17 20 25 37 25 26 0 39-27 40-30 6 15 19 30 42 30 41 0 63-49 63-59 0-4-5-4-6-4-3 0-3 1-4 4-14 41-40 50-52 50-15 0-21-12-21-25 0-9 2-17 7-34 4-18 8-35 13-53z"><text:p/></draw:path><draw:path draw:style-name="gr3" draw:text-style-name="P6" svg:width="0.035in" svg:height="0.1512in" svg:x="0.7516in" svg:y="0in" svg:viewBox="0 0 90 385" svg:d="M90 193c0-30-4-76-26-120-23-48-56-73-60-73-2 0-4 2-4 4s0 2 8 9c37 38 59 99 59 180 0 65-14 133-61 181-6 6-6 6-6 7 0 2 2 4 4 4 4 0 39-26 62-76 19-41 24-84 24-116z"><text:p/></draw:path><draw:path draw:style-name="gr3" draw:text-style-name="P6" svg:width="0.1008in" svg:height="0.0354in" svg:x="0.852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56in" svg:height="0.1374in" svg:x="1.013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1.1106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6" svg:width="0.0748in" svg:height="0.1067in" svg:x="1.1626in" svg:y="0.0071in" svg:viewBox="0 0 191 272" svg:d="M118 155c16 41 34 98 40 107 7 9 10 9 21 9 3 0 6 0 8 0 4 0 4-1 4-3s0-3-1-5c-4-4-6-10-10-17-26-73-51-146-78-218-8-24-29-28-47-28-2 0-7 0-7 4 0 3 3 4 4 4 12 2 15 4 25 31 12 35 25 70 37 105-35 35-71 70-106 105-6 4-8 6-8 12 0 7 6 11 12 11 7 0 10-4 12-9 31-36 63-71 94-108z"><text:p/></draw:path><draw:path draw:style-name="gr3" draw:text-style-name="P6" svg:width="0.0756in" svg:height="0.0685in" svg:x="1.2476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6" svg:width="0.076in" svg:height="0.087in" svg:x="1.385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1039in" svg:height="0.1031in" svg:x="1.5189in" svg:y="0.0098in" svg:viewBox="0 0 265 263" svg:d="M97 143c4 0 10 0 14 0 19 30 39 60 57 88 5 7 14 22 18 28 3 4 4 4 13 4 18 0 35 0 53 0 8 0 13 0 13-6 0-4-2-6-5-7-15-3-34-29-43-41-2-3-22-28-49-70 36-6 69-21 69-66 0-54-58-73-103-73-40 0-80 0-121 0-7 0-13 0-13 7 0 6 7 6 10 6 22 0 24 4 24 22 0 64 0 129 0 193 0 19-2 22-24 22-3 0-10 0-10 7 0 6 6 6 13 6 35 0 71 0 106 0 6 0 12 0 12-6 0-7-7-7-10-7-22 0-24-3-24-22 0-28 0-56 0-85zM172 124c11-14 12-35 12-51 0-19-2-40-16-55 17 3 55 15 55 55 0 24-12 44-51 51zM97 34c0-8 0-21 24-21 33 0 50 15 50 60 0 49-13 57-74 57 0-32 0-64 0-96zM44 250c3-7 3-18 3-21 0-64 0-129 0-194 0-4 0-14-3-22 14 0 30 0 44 0-4 7-4 15-4 20 0 65 0 131 0 196 0 3 0 14 3 21-14 0-29 0-43 0zM127 143c3 0 4-1 7-1 6 0 15 0 20-1 6 9 47 77 80 109-13 0-25 0-38 0-23-35-46-72-69-107z"><text:p/></draw:path><draw:path draw:style-name="gr3" draw:text-style-name="P6" svg:width="0.0157in" svg:height="0.0157in" svg:x="1.6394in" svg:y="0.0972in" svg:viewBox="0 0 41 41" svg:d="M41 21c0-12-9-21-20-21-12 0-21 9-21 21 0 11 9 20 21 20 11 0 20-9 20-20z"><text:p/></draw:path><draw:path draw:style-name="gr3" draw:text-style-name="P6" svg:width="0.0638in" svg:height="0.1035in" svg:x="1.6744in" svg:y="0.013in" svg:viewBox="0 0 163 264" svg:d="M163 133c0-31-2-61-16-90-17-37-49-43-66-43-23 0-51 10-67 45-12 28-14 57-14 88 0 29 1 64 18 92 16 32 45 39 63 39 21 0 51-7 68-45 12-25 14-55 14-86zM81 255c-15 0-38-9-45-46-4-22-4-58-4-80 0-26 0-51 3-72 8-45 37-49 46-49 13 0 39 7 46 45 4 22 4 52 4 76 0 28 0 55-4 79-6 36-28 47-46 47z"><text:p/></draw:path><draw:path draw:style-name="gr3" draw:text-style-name="P6" svg:width="0.035in" svg:height="0.1512in" svg:x="1.7531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6" svg:width="0.1008in" svg:height="0.0354in" svg:x="1.854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2.0126in" svg:y="0.013in" svg:viewBox="0 0 163 264" svg:d="M163 133c0-31-2-61-16-90-17-37-49-43-66-43-23 0-51 10-67 45-12 28-14 57-14 88 0 29 1 64 18 92 16 32 44 39 63 39 21 0 50-7 68-45 12-25 14-55 14-86zM81 255c-15 0-38-9-45-46-4-22-4-58-4-80 0-26 0-51 3-72 7-45 37-49 46-49 13 0 38 7 46 45 4 22 4 52 4 76 0 28 0 55-4 79-7 36-29 47-46 47z"><text:p/></draw:path></draw:g></text:span><text:span text:style-name="T6"> אך </text:span><text:span text:style-name="T6"><draw:g text:anchor-type="as-char" svg:y="-0.1102in" draw:z-index="124" draw:name="Shape129" draw:style-name="gr1"><svg:title>TexMaths</svg:title><svg:desc>11§display§\lambda x \in \R. x \neq \lambda x \in \R. 0§svg§600§FALSE§</svg:desc><draw:path draw:style-name="gr2" draw:text-style-name="P5" svg:width="1.3709in" svg:height="0.1256in" svg:x="-0.0004in" svg:y="0.0079in" svg:viewBox="0 0 3483 320" svg:d="M1742 320c-581 0-1161 0-1742 0 0-107 0-213 0-320 1161 0 2322 0 3483 0 0 107 0 213 0 320-581 0-1161 0-1741 0z"><text:p/></draw:path><draw:path draw:style-name="gr3" draw:text-style-name="P6" svg:width="0.0748in" svg:height="0.1071in" svg:x="0in" svg:y="0.0047in" svg:viewBox="0 0 191 273" svg:d="M118 156c15 39 34 98 40 107 6 8 10 8 20 8 3 0 6 0 9 0s4-2 4-4c0-1-1-1-2-3-4-5-6-10-9-18-26-73-52-146-79-218-8-24-28-28-47-28-1 0-7 0-7 4s2 3 4 4c13 2 15 4 25 31 12 35 25 70 37 106-35 35-71 69-106 104-5 5-7 7-7 12 0 6 4 12 11 12 5 0 10-5 13-9 31-37 63-72 94-108z"><text:p/></draw:path><draw:path draw:style-name="gr3" draw:text-style-name="P6" svg:width="0.0752in" svg:height="0.0685in" svg:x="0.085in" svg:y="0.0429in" svg:viewBox="0 0 192 175" svg:d="M118 54c3-10 12-45 38-45 2 0 11 0 20 4-11 2-19 12-19 21 0 7 5 15 15 15 8 0 20-8 20-24 0-19-22-25-35-25-23 0-36 21-40 30-10-26-31-30-42-30-41 0-63 50-63 60 0 4 3 3 4 4 4 0 5-1 6-4 13-41 38-51 52-51 7 0 21 3 21 25 0 12-7 39-21 93-7 24-20 40-37 40-2 0-11 0-19-5 9-2 18-10 18-21s-9-13-14-13c-12 0-22 10-22 22 0 18 20 25 36 25 27 0 40-27 41-29 4 14 19 29 42 29 39 0 61-49 61-59 0-5-3-5-4-5-3 0-4 3-4 5-14 42-40 51-52 51-16 0-21-13-21-26 0-9 2-16 7-34 4-18 7-35 12-53z"><text:p/></draw:path><draw:path draw:style-name="gr3" draw:text-style-name="P6" svg:width="0.0752in" svg:height="0.0874in" svg:x="0.2228in" svg:y="0.0283in" svg:viewBox="0 0 192 223" svg:d="M179 120c7 0 13 0 13-7 0-9-6-9-13-9-55 0-109 0-164 0 5-51 50-89 104-89 20 0 40 0 60 0 7 0 13 0 13-7 0-8-6-8-13-8-20 0-40 0-60 0-67 0-119 50-119 113 0 61 52 110 119 110 20 0 40 0 60 0 7 0 13 0 13-8s-6-8-13-8c-20 0-40 0-60 0-54 0-99-36-104-87 55 0 109 0 164 0z"><text:p/></draw:path><draw:path draw:style-name="gr3" draw:text-style-name="P6" svg:width="0.1039in" svg:height="0.1035in" svg:x="0.3559in" svg:y="0.0051in" svg:viewBox="0 0 265 264" svg:d="M97 143c4 0 10 0 14 0 20 30 39 59 58 89 4 6 14 22 18 27 2 5 3 5 12 5 18 0 36 0 54 0 7 0 12 0 12-7 0-3-2-5-5-7-15-3-33-28-43-40-3-5-22-29-48-71 34-6 67-21 67-66 0-54-56-73-102-73-41 0-80 0-121 0-6 0-13 0-13 7 0 6 8 6 10 6 22 0 24 4 24 22 0 64 0 129 0 193 0 19-2 22-24 22-2 0-10 0-10 7s7 7 13 7c35 0 71 0 106 0 6 0 13 0 13-7s-7-7-11-7c-22 0-24-3-24-22 0-28 0-56 0-85zM172 125c11-15 12-36 12-52 0-19-3-39-15-55 16 3 54 15 54 55 0 24-12 44-51 52zM97 34c0-8 0-21 24-21 33 0 49 15 49 60 0 49-12 57-73 57 0-32 0-64 0-96zM45 250c2-6 2-17 2-21 0-64 0-129 0-194 0-4 0-14-2-22 14 0 30 0 44 0-5 7-5 15-5 20 0 65 0 131 0 196 0 4 0 15 3 21-14 0-28 0-42 0zM128 143c2 0 3-1 6-1 6 0 14 0 20-1 7 9 48 77 80 109-12 0-25 0-37 0-23-35-46-71-69-107z"><text:p/></draw:path><draw:path draw:style-name="gr3" draw:text-style-name="P6" svg:width="0.0157in" svg:height="0.0157in" svg:x="0.4764in" svg:y="0.0929in" svg:viewBox="0 0 41 41" svg:d="M41 21c0-12-9-21-20-21s-21 9-21 21c0 11 10 20 21 20s20-9 20-20z"><text:p/></draw:path><draw:path draw:style-name="gr3" draw:text-style-name="P6" svg:width="0.0752in" svg:height="0.0685in" svg:x="0.5102in" svg:y="0.0429in" svg:viewBox="0 0 192 175" svg:d="M118 54c2-10 11-45 38-45 1 0 11 0 19 4-11 2-19 12-19 21 0 7 5 15 16 15 8 0 20-8 20-24 0-19-23-25-36-25-22 0-36 21-41 30-9-26-30-30-41-30-40 0-62 50-62 60 0 4 3 4 4 4 4 0 5-1 5-4 13-41 39-51 53-51 6 0 21 3 21 25 0 12-7 39-21 93-7 24-20 40-38 40-2 0-11 0-18-5 8-2 17-10 17-21s-9-13-14-13c-11 0-21 10-21 22 0 18 19 25 36 25 26 0 40-27 41-29 4 14 19 29 42 29 39 0 61-49 61-59 0-5-3-5-4-5-4 0-4 3-6 5-13 42-38 51-51 51-15 0-21-13-21-26 0-9 2-16 6-34 5-18 9-35 14-53z"><text:p/></draw:path><draw:path draw:style-name="gr3" draw:text-style-name="P6" svg:width="0.0752in" svg:height="0.1413in" svg:x="0.6559in" svg:y="0in" svg:viewBox="0 0 192 360" svg:d="M189 15c3-5 3-6 3-7 0-2-2-8-7-8s-6 2-9 8c-57 112-116 224-173 336-3 6-3 7-3 8 0 3 2 8 8 8 4 0 5-3 8-8 58-113 116-224 173-337z"><text:p/></draw:path><draw:path draw:style-name="gr3" draw:text-style-name="P6" svg:width="0.1004in" svg:height="0.0358in" svg:x="0.6433in" svg:y="0.0528in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6" svg:width="0.0748in" svg:height="0.1071in" svg:x="0.8028in" svg:y="0.0047in" svg:viewBox="0 0 191 273" svg:d="M118 156c16 39 34 98 40 107 7 8 10 8 21 8 2 0 6 0 8 0 4 0 4-2 4-4 0-1 0-1-1-3-4-5-6-10-10-18-26-73-51-146-78-218-9-24-29-28-47-28-2 0-7 0-7 4s3 4 4 4c12 2 15 4 25 31 12 35 25 70 37 106-35 35-71 69-106 104-5 5-8 7-8 12 0 6 5 12 12 12s10-5 13-9c31-37 62-72 93-108z"><text:p/></draw:path><draw:path draw:style-name="gr3" draw:text-style-name="P6" svg:width="0.0752in" svg:height="0.0685in" svg:x="0.8882in" svg:y="0.0429in" svg:viewBox="0 0 192 175" svg:d="M118 54c2-10 11-45 38-45 2 0 11 0 19 4-10 2-18 12-18 21 0 7 4 15 15 15 8 0 20-8 20-24 0-19-23-25-36-25-22 0-35 21-41 30-8-26-29-30-41-30-40 0-62 50-62 60 0 4 3 4 4 4 4 0 5-1 6-4 13-41 38-51 52-51 6 0 21 3 21 25 0 12-7 39-21 93-7 24-20 40-38 40-2 0-11 0-18-5 8-2 17-10 17-21s-9-13-14-13c-11 0-21 10-21 22 0 18 19 25 36 25 26 0 40-27 41-29 4 14 19 29 42 29 39 0 61-49 61-59 0-5-3-5-4-5-3 0-4 3-6 5-12 42-38 51-51 51-15 0-21-13-21-26 0-9 2-16 6-34 5-18 9-35 14-53z"><text:p/></draw:path><draw:path draw:style-name="gr3" draw:text-style-name="P6" svg:width="0.076in" svg:height="0.0874in" svg:x="1.0252in" svg:y="0.0283in" svg:viewBox="0 0 194 223" svg:d="M180 120c7 0 14 0 14-7 0-9-7-9-14-9-55 0-109 0-164 0 5-51 49-89 104-89 20 0 41 0 60 0 7 0 14 0 14-7 0-8-7-8-14-8-21 0-40 0-61 0-66 0-119 50-119 113 0 61 53 110 119 110 21 0 40 0 61 0 7 0 14 0 14-8s-7-8-14-8c-19 0-40 0-60 0-55 0-99-36-104-87 55 0 109 0 164 0z"><text:p/></draw:path><draw:path draw:style-name="gr3" draw:text-style-name="P6" svg:width="0.1043in" svg:height="0.1035in" svg:x="1.1587in" svg:y="0.0051in" svg:viewBox="0 0 266 264" svg:d="M98 143c4 0 10 0 14 0 19 30 39 59 57 89 5 6 14 22 18 27 3 5 4 5 13 5 18 0 35 0 53 0 8 0 13 0 13-7 0-3-2-5-5-7-15-3-34-28-43-40-4-5-22-29-49-71 36-6 69-21 69-66 0-54-58-73-103-73-40 0-81 0-122 0-6 0-13 0-13 7 0 6 8 6 11 6 22 0 24 4 24 22 0 64 0 129 0 193 0 19-2 22-24 22-3 0-11 0-11 7s7 7 13 7c35 0 72 0 107 0 6 0 12 0 12-7s-7-7-11-7c-22 0-23-3-23-22 0-28 0-56 0-85zM173 125c11-15 12-36 12-52 0-19-2-39-16-55 17 3 55 15 55 55 0 24-12 44-51 52zM98 34c0-8 0-21 24-21 33 0 48 15 48 60 0 49-11 57-72 57 0-32 0-64 0-96zM45 250c3-6 3-17 3-21 0-64 0-129 0-194 0-4 0-14-3-22 14 0 30 0 44 0-4 7-4 15-4 20 0 65 0 131 0 196 0 4 0 15 3 21-14 0-29 0-43 0zM128 143c3 0 4-1 7-1 6 0 15 0 20-1 6 9 47 77 79 109-12 0-25 0-37 0-23-35-46-71-69-107z"><text:p/></draw:path><draw:path draw:style-name="gr3" draw:text-style-name="P6" svg:width="0.0157in" svg:height="0.0157in" svg:x="1.2795in" svg:y="0.0929in" svg:viewBox="0 0 41 41" svg:d="M41 21c0-12-10-21-21-21-12 0-20 9-20 21 0 11 8 20 20 20 11 0 21-9 21-20z"><text:p/></draw:path><draw:path draw:style-name="gr3" draw:text-style-name="P6" svg:width="0.0638in" svg:height="0.1039in" svg:x="1.3146in" svg:y="0.0079in" svg:viewBox="0 0 163 265" svg:d="M163 133c0-30-2-61-16-90-17-37-49-43-66-43-23 0-51 10-67 45-12 28-14 58-14 88 0 29 1 63 18 92 16 32 44 40 63 40 21 0 50-9 67-45 13-26 15-56 15-87zM81 256c-15 0-38-10-45-46-4-22-4-59-4-81 0-25 0-51 3-72 8-45 36-49 46-49 12 0 38 7 45 45 5 22 5 52 5 76 0 29 0 55-5 78-6 38-28 49-45 49z"><text:p/></draw:path></draw:g></text:span><text:span text:style-name="T6">. </text:span></text:p>
      <text:p text:style-name="P29">על: <text:span text:style-name="T6">הפונקציה על. יהי </text:span><text:span text:style-name="T6"><draw:g text:anchor-type="as-char" svg:y="-0.1035in" draw:z-index="107" draw:name="Shape130" draw:style-name="gr1"><svg:title>TexMaths</svg:title><svg:desc>11§display§x \in \R§svg§600§FALSE§</svg:desc><draw:path draw:style-name="gr2" draw:text-style-name="P5" svg:width="0.3634in" svg:height="0.0933in" svg:x="0.0031in" svg:y="0.0063in" svg:viewBox="0 0 924 238" svg:d="M462 238c-154 0-308 0-462 0 0-79 0-159 0-238 308 0 616 0 924 0 0 79 0 159 0 238-154 0-308 0-462 0z"><text:p/></draw:path><draw:path draw:style-name="gr3" draw:text-style-name="P6" svg:width="0.0752in" svg:height="0.0677in" svg:x="-0.0004in" svg:y="0.0354in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3" draw:text-style-name="P6" svg:width="0.0752in" svg:height="0.087in" svg:x="0.1374in" svg:y="0.0209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6" svg:width="0.1039in" svg:height="0.1028in" svg:x="0.2705in" svg:y="-0.0004in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6">. צריך להוכיח קיום </text:span><text:span text:style-name="T6"><draw:g text:anchor-type="as-char" svg:y="-0.1047in" draw:z-index="109" draw:name="Shape131" draw:style-name="gr1"><svg:title>TexMaths</svg:title><svg:desc>11§display§g \in \R \to \R§svg§600§FALSE§</svg:desc><draw:path draw:style-name="gr2" draw:text-style-name="P5" svg:width="0.7004in" svg:height="0.1185in" svg:x="0.0051in" svg:y="0.0075in" svg:viewBox="0 0 1780 302" svg:d="M0 0c594 0 1186 0 1780 0 0 101 0 201 0 302-594 0-1186 0-1780 0 0-101 0-201 0-302z"><text:p/></draw:path><draw:path draw:style-name="gr3" draw:text-style-name="P6" svg:width="0.0693in" svg:height="0.0972in" svg:x="-0.0004in" svg:y="0.0366in" svg:viewBox="0 0 177 248" svg:d="M176 25c1-2 1-4 1-6 0-7-4-11-11-11-3 0-14 3-15 16-7-14-21-24-37-24-44 0-91 54-91 110 0 37 23 60 51 60 23 0 41-18 45-22-8 33-8 33-12 49-3 5-16 42-56 42-7 0-20 0-31-3 12-4 16-13 16-20s-4-14-15-14c-8 0-21 7-21 23 0 15 14 23 52 23 48 0 76-30 81-53 14-56 29-113 43-170zM126 121c-2 9-11 19-19 27-9 7-20 13-32 13-19 0-24-20-24-35 0-19 11-63 20-83 11-19 28-34 44-34 26 0 31 30 31 33 0 2-1 4-1 5-6 24-12 48-19 74z"><text:p/></draw:path><draw:path draw:style-name="gr3" draw:text-style-name="P6" svg:width="0.0752in" svg:height="0.087in" svg:x="0.1303in" svg:y="0.022in" svg:viewBox="0 0 192 222" svg:d="M179 120c7 0 13-2 13-9 0-9-6-8-13-8-55 0-109 0-164 0 5-50 50-88 104-88 20 0 40 0 60 0 7 0 13 0 13-7 0-8-6-8-13-8-20 0-40 0-60 0-66 0-119 48-119 111 0 61 53 111 119 111 20 0 40 0 60 0 7 0 13 0 13-8s-6-8-13-8c-20 0-40 0-60 0-54 0-99-36-104-86 55 0 109 0 164 0z"><text:p/></draw:path><draw:path draw:style-name="gr3" draw:text-style-name="P6" svg:width="0.1039in" svg:height="0.1028in" svg:x="0.2638in" svg:y="0in" svg:viewBox="0 0 265 262" svg:d="M97 143c4 0 10 0 14 0 20 28 39 58 58 87 4 7 14 22 18 28 2 4 3 4 12 4 18 0 36 0 54 0 6 0 12 0 12-6 0-4-2-6-6-7-14-3-33-29-42-41-3-4-22-29-48-70 34-5 67-21 67-66 0-53-56-72-102-72-41 0-80 0-121 0-6 0-13 0-13 7 0 6 8 6 10 6 22 0 24 3 24 22 0 64 0 128 0 192 0 19-2 22-24 22-2 0-10 0-10 7 0 6 7 6 13 6 35 0 71 0 106 0 6 0 13 0 13-6 0-7-7-7-11-7-22 0-24-3-24-22 0-29 0-56 0-84zM172 124c11-14 12-35 12-52 0-18-3-39-15-54 16 3 54 15 54 54 0 24-12 44-51 52zM97 34c0-8 0-21 24-21 33 0 49 14 49 59 0 50-12 57-73 57 0-31 0-63 0-95zM45 249c2-7 2-18 2-21 0-64 0-128 0-193 0-4 0-14-2-22 14 0 30 0 44 0-5 7-5 14-5 20 0 65 0 130 0 195 0 3 0 14 3 21-14 0-28 0-42 0zM126 143c4 0 5-2 8-2 6 0 14 0 20-1 7 9 48 77 80 109-12 0-25 0-37 0-23-35-47-71-71-106z"><text:p/></draw:path><draw:path draw:style-name="gr3" draw:text-style-name="P6" svg:width="0.1346in" svg:height="0.0783in" svg:x="0.4213in" svg:y="0.0264in" svg:viewBox="0 0 343 200" svg:d="M300 109c-21 15-31 31-34 36-18 26-21 49-21 50 0 5 5 5 8 5 6 0 6-2 9-8 8-36 32-69 74-87 6-1 7-3 7-5 0-4-2-2-3-3-18-7-64-27-79-92-2-4-2-5-8-5-3 0-8 0-8 4 0 1 3 26 20 51 8 12 19 25 35 37-95 0-191 0-287 0-6 0-13-1-13 8 0 7 7 9 13 9 96 0 192 0 287 0z"><text:p/></draw:path><draw:path draw:style-name="gr3" draw:text-style-name="P6" svg:width="0.1039in" svg:height="0.1028in" svg:x="0.6094in" svg:y="0in" svg:viewBox="0 0 265 262" svg:d="M97 143c4 0 10 0 14 0 20 28 39 58 58 87 4 7 14 22 17 28 3 4 4 4 13 4 18 0 35 0 53 0 7 0 13 0 13-6 0-4-2-6-6-7-14-3-33-29-42-41-3-4-22-29-48-70 34-5 67-21 67-66 0-53-57-72-102-72-41 0-80 0-121 0-8 0-13 0-13 7 0 6 7 6 10 6 22 0 24 3 24 22 0 64 0 128 0 192 0 19-2 22-24 22-3 0-10 0-10 7 0 6 5 6 13 6 35 0 71 0 106 0 6 0 12 0 12-6 0-7-6-7-10-7-22 0-24-3-24-22 0-29 0-56 0-84zM172 124c11-14 12-35 12-52 0-18-3-39-15-54 16 3 54 15 54 54 0 24-12 44-51 52zM97 34c0-8 0-21 24-21 33 0 49 14 49 59 0 50-12 57-73 57 0-31 0-63 0-95zM44 249c3-7 3-18 3-21 0-64 0-128 0-193 0-4 0-14-3-22 15 0 30 0 45 0-5 7-5 14-5 20 0 65 0 130 0 195 0 3 0 14 3 21-14 0-29 0-43 0zM126 143c4 0 5-2 8-2 6 0 14 0 20-1 5 9 47 77 80 109-13 0-25 0-38 0-23-35-46-71-70-106z"><text:p/></draw:path></draw:g></text:span><text:span text:style-name="T6"><text:s/>כך ש־</text:span><text:span text:style-name="T6"><draw:g text:anchor-type="as-char" svg:y="-0.1134in" draw:z-index="108" draw:name="Shape132" draw:style-name="gr1"><svg:title>TexMaths</svg:title><svg:desc>11§display§f(g) = x§svg§600§FALSE§</svg:desc><draw:path draw:style-name="gr2" draw:text-style-name="P5" svg:width="0.5535in" svg:height="0.1358in" svg:x="-0.0004in" svg:y="0.0071in" svg:viewBox="0 0 1407 346" svg:d="M705 346c-236 0-470 0-705 0 0-116 0-230 0-346 469 0 938 0 1407 0 0 116 0 230 0 346-234 0-468 0-702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4 14 10 0 21-9 21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0693in" svg:height="0.0976in" svg:x="0.1441in" svg:y="0.0453in" svg:viewBox="0 0 177 249" svg:d="M176 25c0-2 1-4 1-6 0-7-4-11-11-11-4 0-14 3-15 16-8-14-21-24-37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3" draw:text-style-name="P6" svg:width="0.0346in" svg:height="0.1512in" svg:x="0.2287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3295in" svg:y="0.0571in" svg:viewBox="0 0 256 91" svg:d="M243 17c5 0 13-2 13-9 0-8-8-8-12-8-77 0-155 0-232 0-5 0-12 0-12 8 0 7 7 9 13 9 77 0 153 0 230 0zM244 91c4 0 12 0 12-7 0-9-8-9-13-9-77 0-153 0-230 0-6 0-13 0-13 9 0 7 7 7 12 7 77 0 155 0 232 0z"><text:p/></draw:path><draw:path draw:style-name="gr3" draw:text-style-name="P6" svg:width="0.0752in" svg:height="0.0685in" svg:x="0.4858in" svg:y="0.0453in" svg:viewBox="0 0 192 175" svg:d="M118 54c2-10 11-45 38-45 2 0 11 0 19 4-11 2-19 12-19 21 0 7 5 14 15 14 9 0 21-7 21-23 0-19-23-25-36-25-22 0-36 21-41 30-9-26-30-30-41-30-40 0-62 50-62 59 0 5 3 5 4 5 4 0 5-1 6-5 12-40 38-50 52-50 6 0 21 3 21 25 0 12-7 39-21 93-7 24-20 39-38 39-2 0-11 0-18-4 8-2 17-10 17-21s-9-13-14-13c-11 0-21 10-21 22 0 17 19 25 36 25 26 0 40-27 41-30 4 15 19 30 42 30 39 0 61-49 61-59 0-4-3-4-4-4-3 0-5 1-6 4-12 41-38 50-51 50-15 0-21-12-21-25 0-9 2-17 6-34 5-18 9-35 14-53z"><text:p/></draw:path></draw:g></text:span><text:span text:style-name="T6">. נבחר </text:span><text:span text:style-name="T6"><draw:g text:anchor-type="as-char" svg:y="-0.1063in" draw:z-index="110" draw:name="Shape133" draw:style-name="gr1"><svg:title>TexMaths</svg:title><svg:desc>11§display§g = \lambda y \in \R. x§svg§600§FALSE§</svg:desc><draw:path draw:style-name="gr2" draw:text-style-name="P5" svg:width="0.852in" svg:height="0.1201in" svg:x="0.0051in" svg:y="0.0071in" svg:viewBox="0 0 2165 306" svg:d="M0 0c722 0 1443 0 2165 0 0 102 0 204 0 306-722 0-1443 0-2165 0 0-102 0-204 0-306z"><text:p/></draw:path><draw:path draw:style-name="gr3" draw:text-style-name="P6" svg:width="0.0697in" svg:height="0.0976in" svg:x="-0.0004in" svg:y="0.0382in" svg:viewBox="0 0 178 249" svg:d="M176 25c1-2 2-4 2-6 0-7-5-11-12-11-3 0-14 3-15 16-7-14-21-24-37-24-44 0-91 54-91 110 0 38 23 61 51 61 23 0 42-18 45-22-8 33-8 33-12 49-2 5-15 42-56 42-7 0-20 0-31-3 12-4 16-13 16-20s-4-14-15-14c-8 0-21 7-21 23 0 15 14 23 52 23 48 0 76-30 81-53 14-56 29-113 43-171zM127 121c-3 10-11 20-20 28-9 6-20 13-32 13-19 0-24-20-24-35 0-19 11-64 21-84 11-19 27-34 44-34 25 0 30 31 30 33s-1 4-1 5c-6 25-12 49-18 74z"><text:p/></draw:path><draw:path draw:style-name="gr3" draw:text-style-name="P6" svg:width="0.1012in" svg:height="0.035in" svg:x="0.1264in" svg:y="0.05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6" svg:width="0.0752in" svg:height="0.1067in" svg:x="0.2866in" svg:y="0in" svg:viewBox="0 0 192 272" svg:d="M118 155c15 40 34 98 41 107 5 9 9 9 19 9 4 0 6 0 9 0 5 0 5-1 5-3s-2-3-3-5c-3-3-5-10-8-17-27-73-52-146-79-218-8-22-29-28-47-28-2 0-8 0-8 4s4 4 5 4c12 2 15 5 24 31 12 35 25 70 37 105-35 34-71 70-106 105-5 4-7 6-7 12 0 7 6 11 12 11s9-4 12-9c31-36 63-73 94-108z"><text:p/></draw:path><draw:path draw:style-name="gr3" draw:text-style-name="P6" svg:width="0.0697in" svg:height="0.0976in" svg:x="0.372in" svg:y="0.0382in" svg:viewBox="0 0 178 249" svg:d="M176 24c2-5 2-6 2-9 0-7-5-11-12-11-3 0-10 3-13 9-1 1-3 13-6 20-2 11-5 21-7 31-6 23-12 46-18 70-1 6-17 32-43 32-20 0-24-16-24-31 0-17 7-41 20-76 5-15 8-19 8-27 0-18-13-32-32-32-37 0-51 56-51 59 0 5 3 5 4 5 4 0 5-1 6-8 11-35 26-47 40-47 3 0 9 0 9 12 0 10-4 20-6 27-16 41-23 63-23 81 0 35 25 45 47 45 15 0 29-6 40-17-6 19-10 39-26 59-10 13-25 24-43 24-5 0-22-1-28-15 5 0 11 0 16-6 4-3 8-8 8-15 0-12-11-14-14-14-9 0-22 6-22 26 0 19 16 33 40 33 40 0 81-35 91-77 12-50 25-99 37-148z"><text:p/></draw:path><draw:path draw:style-name="gr3" draw:text-style-name="P6" svg:width="0.076in" svg:height="0.087in" svg:x="0.502in" svg:y="0.0236in" svg:viewBox="0 0 194 222" svg:d="M179 120c7 0 15 0 15-8 0-7-8-7-15-7-55 0-109 0-164 0 6-52 50-90 105-90 20 0 40 0 59 0 7 0 15 0 15-7 0-8-8-8-15-8-19 0-40 0-60 0-66 0-119 51-119 112 0 62 53 110 119 110 20 0 41 0 60 0 7 0 15 0 15-7 0-8-8-8-15-8-19 0-39 0-59 0-55 0-99-35-105-87 55 0 109 0 164 0z"><text:p/></draw:path><draw:path draw:style-name="gr3" draw:text-style-name="P6" svg:width="0.1043in" svg:height="0.1031in" svg:x="0.6354in" svg:y="0.0012in" svg:viewBox="0 0 266 263" svg:d="M98 143c4 0 9 0 13 0 20 30 39 59 59 88 4 7 13 22 17 28 2 4 3 4 12 4 18 0 37 0 54 0 7 0 13 0 13-6 0-4-3-6-6-7-15-3-33-29-42-41-3-4-22-30-48-70 34-6 68-21 68-66 0-54-57-73-104-73-40 0-80 0-121 0-6 0-13 0-13 7 0 6 8 6 11 6 22 0 23 4 23 22 0 64 0 129 0 193 0 19-1 22-23 22-3 0-11 0-11 7 0 6 7 6 13 6 35 0 71 0 106 0 8 0 13 0 13-6 0-7-7-7-11-7-22 0-23-3-23-22 0-29 0-56 0-85zM173 124c10-14 11-35 11-51 0-19-2-39-14-55 15 3 53 15 53 55 0 24-11 44-50 51zM98 34c0-8 0-21 24-21 32 0 49 15 49 60 0 49-12 57-73 57 0-32 0-64 0-96zM45 250c3-7 3-18 3-21 0-64 0-129 0-194 0-4 0-14-3-22 14 0 30 0 44 0-5 7-5 15-5 20 0 65 0 131 0 196 0 3 0 14 3 21-14 0-28 0-42 0zM128 143c2 0 4-1 6-1 7 0 15 0 21-1 6 9 48 77 79 109-12 0-25 0-37 0-23-35-46-72-69-107z"><text:p/></draw:path><draw:path draw:style-name="gr3" draw:text-style-name="P6" svg:width="0.0157in" svg:height="0.0157in" svg:x="0.7563in" svg:y="0.089in" svg:viewBox="0 0 41 41" svg:d="M41 21c0-12-10-21-21-21s-20 9-20 21c0 11 9 20 20 20s21-9 21-20z"><text:p/></draw:path><draw:path draw:style-name="gr3" draw:text-style-name="P6" svg:width="0.0756in" svg:height="0.0681in" svg:x="0.7898in" svg:y="0.0382in" svg:viewBox="0 0 193 174" svg:d="M118 54c2-10 11-45 38-45 3 0 11 0 20 5-11 1-19 11-19 20 0 7 5 14 15 14 9 0 21-7 21-23 0-19-23-25-37-25-22 0-35 21-40 30-9-26-30-30-41-30-41 0-63 50-63 59 0 5 3 5 5 5 3 0 4-1 5-5 13-40 39-50 52-50 6 0 21 3 21 25 0 12-7 39-21 93-7 24-20 39-38 39-2 0-11 0-18-4 10-2 17-10 17-21s-7-13-14-13c-11 0-21 10-21 22 0 17 20 24 36 24 26 0 40-26 41-29 4 15 19 29 42 29 40 0 62-48 62-58 0-4-4-4-5-4-3 0-4 1-5 4-12 41-39 50-51 50-15 0-22-12-22-25 0-9 2-17 7-34 4-18 8-35 13-53z"><text:p/></draw:path></draw:g></text:span><text:span text:style-name="T6">, כלומר נפעיל פעמיים את כלל </text:span><text:span text:style-name="T6"><draw:g text:anchor-type="as-char" svg:y="-0.1063in" draw:z-index="112" draw:name="Shape134" draw:style-name="gr1"><svg:title>TexMaths</svg:title><svg:desc>11§display§\beta§svg§600§FALSE§</svg:desc><draw:path draw:style-name="gr2" draw:text-style-name="P5" svg:width="0.0709in" svg:height="0.1201in" svg:x="0.0031in" svg:y="0.0071in" svg:viewBox="0 0 181 306" svg:d="M0 0c61 0 120 0 181 0 0 102 0 204 0 306-61 0-120 0-181 0 0-102 0-204 0-306z"><text:p/></draw:path><draw:path draw:style-name="gr3" draw:text-style-name="P6" svg:width="0.0823in" svg:height="0.1358in" svg:x="-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6"><text:s/>ונקבל </text:span><text:span text:style-name="T6"><draw:g text:anchor-type="as-char" svg:y="-0.1134in" draw:z-index="111" draw:name="Shape135" draw:style-name="gr1"><svg:title>TexMaths</svg:title><svg:desc>11§display§f(g) = g(0) = x§svg§600§FALSE§</svg:desc><draw:path draw:style-name="gr2" draw:text-style-name="P5" svg:width="1.0295in" svg:height="0.1358in" svg:x="-0.0004in" svg:y="0.0071in" svg:viewBox="0 0 2616 346" svg:d="M1309 346c-437 0-872 0-1309 0 0-116 0-230 0-346 872 0 1744 0 2616 0 0 116 0 230 0 346-436 0-871 0-1307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0693in" svg:height="0.0976in" svg:x="0.1445in" svg:y="0.0453in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7 121c-4 10-13 20-20 28-9 6-21 13-32 13-19 0-25-20-25-35 0-19 11-64 22-84 9-19 27-34 42-34 27 0 31 31 31 33s0 4-1 5c-5 25-12 49-17 74z"><text:p/></draw:path><draw:path draw:style-name="gr3" draw:text-style-name="P6" svg:width="0.0346in" svg:height="0.1512in" svg:x="0.2287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6" svg:width="0.1004in" svg:height="0.0354in" svg:x="0.3303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6" svg:width="0.0697in" svg:height="0.0976in" svg:x="0.4843in" svg:y="0.0453in" svg:viewBox="0 0 178 249" svg:d="M176 25c1-2 2-4 2-6 0-7-5-11-12-11-3 0-14 3-15 16-7-14-21-24-37-24-44 0-91 54-91 110 0 38 23 61 51 61 23 0 42-18 45-22-8 34-8 33-12 50-2 5-15 41-56 41-7 0-20 0-31-3 12-4 16-13 16-20s-4-13-15-13c-8 0-21 6-21 22 0 15 14 23 52 23 48 0 76-30 81-52 14-57 29-114 43-172zM127 121c-3 10-11 20-20 28-8 6-20 13-32 13-19 0-24-20-24-35 0-19 11-64 21-84 11-19 27-34 44-34 25 0 30 31 30 33s-1 4-1 5c-6 25-12 49-18 74z"><text:p/></draw:path><draw:path draw:style-name="gr3" draw:text-style-name="P6" svg:width="0.0346in" svg:height="0.1512in" svg:x="0.5748in" svg:y="0in" svg:viewBox="0 0 89 385" svg:d="M89 381c0-1 0-1-5-8-49-49-62-122-62-180 0-67 15-135 63-182 4-5 4-5 4-7 0-3-1-4-3-4-5 0-39 26-62 76-20 42-24 85-24 117 0 29 4 76 25 120 23 47 56 72 61 72 2 0 3-1 3-4z"><text:p/></draw:path><draw:path draw:style-name="gr3" draw:text-style-name="P6" svg:width="0.0634in" svg:height="0.1035in" svg:x="0.6252in" svg:y="0.013in" svg:viewBox="0 0 162 264" svg:d="M162 133c0-31-1-61-16-90-17-37-49-43-65-43-23 0-51 10-67 45-13 28-14 57-14 88 0 29 1 64 17 92 16 32 45 39 63 39 21 0 51-7 67-45 14-25 15-55 15-86zM80 255c-14 0-37-9-44-46-4-22-4-58-4-80 0-26 0-51 3-72 7-45 37-49 45-49 14 0 39 7 47 45 3 22 3 52 3 76 0 28 0 55-5 79-5 36-27 47-45 47z"><text:p/></draw:path><draw:path draw:style-name="gr3" draw:text-style-name="P6" svg:width="0.0346in" svg:height="0.1512in" svg:x="0.703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8in" svg:height="0.0354in" svg:x="0.804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56in" svg:height="0.0685in" svg:x="0.9618in" svg:y="0.0453in" svg:viewBox="0 0 193 175" svg:d="M118 54c2-10 11-45 38-45 2 0 11 0 19 4-11 2-19 12-19 21 0 7 5 14 16 14 8 0 21-7 21-23 0-19-24-25-37-25-22 0-36 21-40 30-10-26-31-30-42-30-40 0-62 50-62 59 0 5 3 5 5 5 3 0 4-1 4-5 13-40 40-50 53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/draw:g></text:span><text:span text:style-name="T6">, כדרוש </text:span><text:span text:style-name="T6"><draw:g text:anchor-type="as-char" svg:y="-0.1043in" draw:z-index="115" draw:name="Shape136" draw:style-name="gr1"><svg:title>TexMaths</svg:title><svg:desc>11§display§\blacksquare§svg§600§FALSE§</svg:desc><draw:path draw:style-name="gr2" draw:text-style-name="P5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6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span></text:p>
      <text:h text:style-name="Heading_20_3" text:outline-level="3">סעיף (ו)</text:h>
      <text:p text:style-name="P29">נתון: <text:span text:style-name="T6"><draw:g text:anchor-type="as-char" svg:y="-0.1134in" draw:z-index="128" draw:name="Shape137" draw:style-name="gr1"><svg:title>TexMaths</svg:title><svg:desc>11§display§f \colon ((\R \to \R) \times \R) \to \R, f = \lambda g \in \R \to \R, r \in \R. g(r)§svg§600§FALSE§</svg:desc><draw:path draw:style-name="gr2" draw:text-style-name="P5" svg:width="3.424in" svg:height="0.1358in" svg:x="-0.0004in" svg:y="0.0071in" svg:viewBox="0 0 8698 346" svg:d="M4349 346c-1450 0-2899 0-4349 0 0-116 0-230 0-346 2899 0 5799 0 8698 0 0 116 0 230 0 346-1449 0-2899 0-4349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161in" svg:height="0.065in" svg:x="0.1126in" svg:y="0.048in" svg:viewBox="0 0 42 166" svg:d="M42 21c0-12-10-21-21-21s-21 9-21 21c0 11 10 20 21 20s21-9 21-20zM42 146c0-12-10-20-21-20s-21 8-21 20c0 11 10 20 21 20s21-9 21-20z"><text:p/></draw:path><draw:path draw:style-name="gr3" draw:text-style-name="P6" svg:width="0.0346in" svg:height="0.1512in" svg:x="0.2079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035in" svg:height="0.1512in" svg:x="0.2669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6" svg:width="0.1039in" svg:height="0.1031in" svg:x="0.3138in" svg:y="0.0098in" svg:viewBox="0 0 265 263" svg:d="M97 143c4 0 10 0 14 0 20 30 39 60 58 88 4 7 14 22 18 28 2 4 3 4 12 4 18 0 36 0 54 0 7 0 12 0 12-6 0-4-2-6-5-7-15-3-33-29-43-41-3-3-22-28-48-70 34-6 67-21 67-66 0-54-56-73-102-73-41 0-80 0-121 0-6 0-13 0-13 7 0 6 8 6 10 6 22 0 24 4 24 22 0 64 0 129 0 193 0 19-2 22-24 22-2 0-10 0-10 7 0 6 7 6 13 6 35 0 71 0 106 0 6 0 13 0 13-6 0-7-7-7-11-7-22 0-24-3-24-22 0-28 0-56 0-85zM172 124c11-14 12-35 12-51 0-19-3-40-15-55 16 3 54 15 54 55 0 24-12 44-51 51zM97 34c0-8 0-21 24-21 33 0 49 15 49 60 0 49-12 57-73 57 0-32 0-64 0-96zM45 250c2-7 2-18 2-21 0-64 0-129 0-194 0-4 0-14-2-22 14 0 30 0 44 0-5 7-5 15-5 20 0 65 0 131 0 196 0 3 0 14 3 21-14 0-28 0-42 0zM128 143c2 0 3-1 6-1 6 0 14 0 20-1 7 9 48 77 80 109-12 0-25 0-37 0-23-35-46-72-69-107z"><text:p/></draw:path><draw:path draw:style-name="gr3" draw:text-style-name="P6" svg:width="0.1346in" svg:height="0.0787in" svg:x="0.4717in" svg:y="0.0362in" svg:viewBox="0 0 343 201" svg:d="M301 109c-22 15-32 32-35 36-17 27-20 51-20 52 0 4 5 4 8 4 7 0 7-1 8-7 9-38 32-71 76-88 4-1 5-4 5-6 0-3-2-3-3-3-17-7-64-27-78-91-1-5-1-6-8-6-3 0-8 0-8 4 0 2 4 26 19 51 9 12 20 25 36 37-95 0-191 0-287 0-7 0-14-1-14 8 0 8 7 9 14 9 96 0 192 0 287 0z"><text:p/></draw:path><draw:path draw:style-name="gr3" draw:text-style-name="P6" svg:width="0.1043in" svg:height="0.1031in" svg:x="0.6602in" svg:y="0.0098in" svg:viewBox="0 0 266 263" svg:d="M98 143c4 0 10 0 14 0 19 30 39 60 57 88 5 7 14 22 18 28 3 4 4 4 13 4 18 0 35 0 53 0 8 0 13 0 13-6 0-4-2-6-5-7-15-3-34-29-43-41-4-3-22-28-49-70 36-6 69-21 69-66 0-54-58-73-103-73-40 0-81 0-122 0-6 0-13 0-13 7 0 6 8 6 11 6 22 0 24 4 24 22 0 64 0 129 0 193 0 19-2 22-24 22-3 0-11 0-11 7 0 6 7 6 13 6 35 0 72 0 107 0 6 0 12 0 12-6 0-7-7-7-11-7-22 0-23-3-23-22 0-28 0-56 0-85zM173 124c11-14 12-35 12-51 0-19-2-40-16-55 17 3 55 15 55 55 0 24-12 44-51 51zM98 34c0-8 0-21 24-21 33 0 48 15 48 60 0 49-12 57-72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3" draw:text-style-name="P6" svg:width="0.0346in" svg:height="0.1512in" svg:x="0.7764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732in" svg:height="0.0728in" svg:x="0.8831in" svg:y="0.0394in" svg:viewBox="0 0 187 186" svg:d="M93 83c-25-26-51-52-77-77-4-5-5-6-8-6-4 0-8 3-8 8 0 2 1 3 5 7 26 26 52 52 77 77-25 26-51 52-77 79-4 4-5 5-5 7 0 5 4 8 8 8 3 0 4-1 8-5 26-27 52-52 77-78 27 27 53 53 80 81 1 0 4 2 6 2 5 0 8-3 8-8 0-1 0-2-1-4-1-1-63-62-82-82 24-23 48-47 71-70 2-2 8-7 10-9 0-1 2-3 2-5 0-5-3-8-8-8-3 0-4 1-9 6-25 25-51 51-77 77z"><text:p/></draw:path><draw:path draw:style-name="gr3" draw:text-style-name="P6" svg:width="0.1043in" svg:height="0.1031in" svg:x="1.0154in" svg:y="0.0098in" svg:viewBox="0 0 266 263" svg:d="M98 143c4 0 10 0 14 0 19 30 39 60 57 88 5 7 14 22 18 28 3 4 4 4 13 4 18 0 35 0 53 0 8 0 13 0 13-6 0-4-2-6-5-7-15-3-34-29-43-41-4-3-22-28-49-70 36-6 69-21 69-66 0-54-58-73-103-73-40 0-81 0-122 0-6 0-13 0-13 7 0 6 8 6 11 6 22 0 24 4 24 22 0 64 0 129 0 193 0 19-2 22-24 22-3 0-11 0-11 7 0 6 7 6 13 6 35 0 72 0 107 0 6 0 12 0 12-6 0-7-7-7-11-7-22 0-23-3-23-22 0-28 0-56 0-85zM173 124c11-14 12-35 12-51 0-19-2-40-16-55 17 3 55 15 55 55 0 24-12 44-51 51zM98 34c0-8 0-21 24-21 33 0 48 15 48 60 0 49-12 57-72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3" draw:text-style-name="P6" svg:width="0.0346in" svg:height="0.1512in" svg:x="1.1315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346in" svg:height="0.0787in" svg:x="1.2327in" svg:y="0.0362in" svg:viewBox="0 0 343 201" svg:d="M301 109c-21 15-32 32-35 36-16 27-20 51-20 52 0 4 5 4 8 4 7 0 7-1 8-7 10-38 32-71 76-88 4-1 5-4 5-6 0-3-2-3-3-3-17-7-64-27-78-91-1-5-1-6-8-6-3 0-8 0-8 4 0 2 4 26 20 51 8 12 19 25 35 37-95 0-191 0-287 0-6 0-14-1-14 8 0 8 8 9 14 9 96 0 192 0 287 0z"><text:p/></draw:path><draw:path draw:style-name="gr3" draw:text-style-name="P6" svg:width="0.1039in" svg:height="0.1031in" svg:x="1.4213in" svg:y="0.0098in" svg:viewBox="0 0 265 263" svg:d="M97 143c4 0 10 0 14 0 19 30 39 60 57 88 5 7 13 22 18 28 3 4 4 4 13 4 18 0 35 0 53 0 8 0 13 0 13-6 0-4-2-6-5-7-15-3-33-29-43-41-3-3-22-28-49-70 35-6 68-21 68-66 0-54-57-73-102-73-41 0-80 0-121 0-8 0-13 0-13 7 0 6 7 6 10 6 22 0 24 4 24 22 0 64 0 129 0 193 0 19-2 22-24 22-3 0-10 0-10 7 0 6 5 6 13 6 35 0 71 0 106 0 6 0 12 0 12-6 0-7-7-7-10-7-22 0-24-3-24-22 0-28 0-56 0-85zM172 124c11-14 12-35 12-51 0-19-3-40-16-55 17 3 55 15 55 55 0 24-12 44-51 51zM97 34c0-8 0-21 24-21 33 0 49 15 49 60 0 49-12 57-73 57 0-32 0-64 0-96zM44 250c3-7 3-18 3-21 0-64 0-129 0-194 0-4 0-14-3-22 14 0 30 0 44 0-4 7-4 15-4 20 0 65 0 131 0 196 0 3 0 14 3 21-14 0-29 0-43 0zM126 143c4 0 5-1 8-1 6 0 14 0 20-1 5 9 47 77 80 109-13 0-25 0-38 0-23-35-46-72-70-107z"><text:p/></draw:path><draw:path draw:style-name="gr3" draw:text-style-name="P6" svg:width="0.0173in" svg:height="0.0453in" svg:x="1.5417in" svg:y="0.0972in" svg:viewBox="0 0 45 116" svg:d="M45 41c0-26-10-41-24-41-13 0-21 10-21 21 0 10 8 20 21 20 4 0 9-1 13-5 1-1 1-1 2-1 0 2 0 0 0 6 0 28-13 50-26 64-5 3-3 5-3 6 0 2 1 5 3 5 4 0 35-30 35-75z"><text:p/></draw:path><draw:path draw:style-name="gr3" draw:text-style-name="P6" svg:width="0.0752in" svg:height="0.1374in" svg:x="1.6047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5 5 11 5 9 0 17 0 26 0-10 50-19 100-29 151-7 37-13 72-34 72-1 0-11 0-18-6 18-1 21-16 21-21 0-9-6-13-14-13-10 0-21 8-21 23 0 17 16 26 32 26 22 0 37-23 44-37 12-25 21-71 22-74 8-40 15-80 23-121z"><text:p/></draw:path><draw:path draw:style-name="gr3" draw:text-style-name="P6" svg:width="0.1008in" svg:height="0.0354in" svg:x="1.737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8in" svg:height="0.1067in" svg:x="1.8976in" svg:y="0.0071in" svg:viewBox="0 0 191 272" svg:d="M118 155c15 41 34 98 40 107s10 9 20 9c3 0 6 0 9 0 4 0 4-1 4-3s-1-3-2-5c-3-4-5-10-9-17-26-73-52-146-79-218-8-24-28-28-46-28-2 0-8 0-8 4 0 3 2 3 4 4 13 2 15 4 25 31 12 35 25 70 37 105-35 35-71 70-106 105-5 4-7 6-7 12 0 7 5 11 12 11 6 0 9-4 12-9 31-36 63-71 94-108z"><text:p/></draw:path><draw:path draw:style-name="gr3" draw:text-style-name="P6" svg:width="0.0693in" svg:height="0.0976in" svg:x="1.9807in" svg:y="0.0453in" svg:viewBox="0 0 177 249" svg:d="M176 25c0-2 1-4 1-6 0-7-4-11-11-11-4 0-14 3-16 16-7-14-20-24-36-24-44 0-92 54-92 110 0 38 24 61 52 61 23 0 40-18 45-22-8 34-9 33-13 50-2 5-15 41-55 41-8 0-21 0-31-3 11-4 15-13 15-20s-4-13-14-13c-9 0-21 6-21 22 0 15 14 23 51 23 48 0 77-30 82-52 14-57 29-114 43-172zM125 121c-2 10-11 20-19 28-8 6-20 13-31 13-20 0-26-20-26-35 0-19 11-64 22-84 10-19 27-34 43-34 26 0 31 31 31 33s-1 4-1 5c-7 25-12 49-19 74z"><text:p/></draw:path><draw:path draw:style-name="gr3" draw:text-style-name="P6" svg:width="0.076in" svg:height="0.087in" svg:x="2.111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6" svg:width="0.1039in" svg:height="0.1031in" svg:x="2.2449in" svg:y="0.0098in" svg:viewBox="0 0 265 263" svg:d="M97 143c4 0 10 0 14 0 20 30 39 60 58 88 4 7 14 22 18 28 2 4 3 4 12 4 18 0 36 0 54 0 7 0 12 0 12-6 0-4-2-6-5-7-15-3-33-29-43-41-3-3-22-28-48-70 34-6 67-21 67-66 0-54-56-73-102-73-41 0-80 0-121 0-8 0-13 0-13 7 0 6 7 6 10 6 22 0 24 4 24 22 0 64 0 129 0 193 0 19-2 22-24 22-3 0-10 0-10 7 0 6 5 6 13 6 35 0 71 0 106 0 6 0 13 0 13-6 0-7-7-7-11-7-22 0-24-3-24-22 0-28 0-56 0-85zM172 124c11-14 12-35 12-51 0-19-3-40-15-55 16 3 54 15 54 55 0 24-12 44-51 51zM97 34c0-8 0-21 24-21 33 0 49 15 49 60 0 49-12 57-73 57 0-32 0-64 0-96zM45 250c2-7 2-18 2-21 0-64 0-129 0-194 0-4 0-14-2-22 14 0 30 0 44 0-5 7-5 15-5 20 0 65 0 131 0 196 0 3 0 14 3 21-14 0-28 0-42 0zM126 143c4 0 5-1 8-1 6 0 14 0 20-1 7 9 48 77 80 109-12 0-25 0-37 0-23-35-47-72-71-107z"><text:p/></draw:path><draw:path draw:style-name="gr3" draw:text-style-name="P6" svg:width="0.1346in" svg:height="0.0787in" svg:x="2.4031in" svg:y="0.0362in" svg:viewBox="0 0 343 201" svg:d="M301 109c-22 15-32 32-35 36-17 27-21 51-21 52 0 4 6 4 9 4 6 0 7-1 8-7 9-38 32-71 76-88 4-1 5-4 5-6 0-3-2-3-3-3-17-7-64-27-78-91-1-5-2-6-8-6-3 0-9 0-9 4 0 2 5 26 20 51 8 12 20 25 36 37-95 0-191 0-287 0-7 0-14-1-14 8 0 8 7 9 14 9 96 0 192 0 287 0z"><text:p/></draw:path><draw:path draw:style-name="gr3" draw:text-style-name="P6" svg:width="0.1043in" svg:height="0.1031in" svg:x="2.5913in" svg:y="0.0098in" svg:viewBox="0 0 266 263" svg:d="M98 143c4 0 10 0 14 0 19 30 39 60 57 88 5 7 14 22 18 28 3 4 4 4 13 4 18 0 35 0 53 0 7 0 13 0 13-6 0-4-2-6-6-7-15-3-33-29-42-41-4-3-22-28-49-70 36-6 69-21 69-66 0-54-58-73-103-73-40 0-81 0-122 0-6 0-13 0-13 7 0 6 8 6 11 6 22 0 24 4 24 22 0 64 0 129 0 193 0 19-2 22-24 22-3 0-11 0-11 7 0 6 7 6 13 6 35 0 72 0 107 0 6 0 12 0 12-6 0-7-7-7-11-7-22 0-23-3-23-22 0-28 0-56 0-85zM173 124c11-14 12-35 12-51 0-19-4-40-16-55 17 3 54 15 54 55 0 24-11 44-50 51zM98 34c0-8 0-21 24-21 33 0 48 15 48 60 0 49-12 57-72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3" draw:text-style-name="P6" svg:width="0.0173in" svg:height="0.0453in" svg:x="2.7122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614in" svg:height="0.0685in" svg:x="2.7713in" svg:y="0.0453in" svg:viewBox="0 0 157 175" svg:d="M23 148c-1 6-4 15-4 17 0 7 5 10 12 10 4 0 11-3 14-11 0-1 13-54 15-61 4-13 10-39 13-50 1-5 12-23 22-32 2-2 14-12 30-12 10 0 16 4 17 4-12 2-21 11-21 21 0 7 4 14 15 14 10 0 21-8 21-23 0-13-12-25-32-25-25 0-43 19-49 30-3-18-18-30-35-30-18 0-26 15-29 22-8 13-12 36-12 37 0 5 3 5 4 5 5 0 5-1 7-9 7-27 14-46 29-46 6 0 12 3 12 17 0 8-1 13-7 32-8 30-14 60-22 90z"><text:p/></draw:path><draw:path draw:style-name="gr3" draw:text-style-name="P6" svg:width="0.076in" svg:height="0.087in" svg:x="2.8945in" svg:y="0.0307in" svg:viewBox="0 0 194 222" svg:d="M179 120c7 0 15-1 15-9 0-9-8-8-15-8-55 0-109 0-164 0 5-50 50-88 104-88 20 0 40 0 60 0 7 0 15 0 15-7 0-8-8-8-15-8-20 0-40 0-60 0-66 0-119 48-119 111 0 62 53 111 119 111 20 0 40 0 60 0 7 0 15 0 15-7s-8-7-15-7c-20 0-40 0-60 0-54 0-99-37-104-88 55 0 109 0 164 0z"><text:p/></draw:path><draw:path draw:style-name="gr3" draw:text-style-name="P6" svg:width="0.1043in" svg:height="0.1031in" svg:x="3.028in" svg:y="0.0098in" svg:viewBox="0 0 266 263" svg:d="M98 143c4 0 9 0 13 0 20 30 39 60 58 88 5 7 14 22 18 28 2 4 3 4 13 4 18 0 35 0 53 0 7 0 13 0 13-6 0-4-3-6-6-7-15-3-33-29-42-41-4-3-22-28-49-70 34-6 69-21 69-66 0-54-58-73-104-73-41 0-80 0-121 0-6 0-13 0-13 7 0 6 8 6 11 6 22 0 23 4 23 22 0 64 0 129 0 193 0 19-1 22-23 22-3 0-11 0-11 7 0 6 7 6 13 6 35 0 71 0 106 0 7 0 13 0 13-6 0-7-7-7-11-7-22 0-23-3-23-22 0-28 0-56 0-85zM173 124c10-14 11-35 11-51 0-19-3-40-15-55 17 3 54 15 54 55 0 24-11 44-50 51zM98 34c0-8 0-21 24-21 32 0 48 15 48 60 0 49-12 57-72 57 0-32 0-64 0-96zM45 250c3-7 3-18 3-21 0-64 0-129 0-194 0-4 0-14-3-22 14 0 30 0 44 0-5 7-5 15-5 20 0 65 0 131 0 196 0 3 0 14 3 21-14 0-28 0-42 0zM128 143c2 0 4-1 6-1 7 0 14 0 21-1 6 9 47 77 79 109-12 0-25 0-37 0-23-35-46-72-69-107z"><text:p/></draw:path><draw:path draw:style-name="gr3" draw:text-style-name="P6" svg:width="0.0157in" svg:height="0.0157in" svg:x="3.1488in" svg:y="0.0972in" svg:viewBox="0 0 41 41" svg:d="M41 21c0-12-10-21-21-21s-20 9-20 21c0 11 9 20 20 20s21-9 21-20z"><text:p/></draw:path><draw:path draw:style-name="gr3" draw:text-style-name="P6" svg:width="0.0697in" svg:height="0.0976in" svg:x="3.1799in" svg:y="0.0453in" svg:viewBox="0 0 178 249" svg:d="M177 25c0-2 1-4 1-6 0-7-5-11-12-11-3 0-14 3-15 16-7-14-21-24-37-24-44 0-91 54-91 110 0 38 23 61 51 61 23 0 41-18 45-22-8 34-8 33-12 50-3 5-15 41-56 41-7 0-20 0-31-3 12-4 16-13 16-20s-4-13-15-13c-8 0-21 6-21 22 0 15 14 23 52 23 48 0 76-30 82-52 14-57 29-114 43-172zM126 121c-2 10-11 20-19 28-8 6-20 13-32 13-19 0-24-20-24-35 0-19 11-64 20-84 11-19 28-34 44-34 26 0 31 31 31 33s-1 4-1 5c-6 25-12 49-19 74z"><text:p/></draw:path><draw:path draw:style-name="gr3" draw:text-style-name="P6" svg:width="0.035in" svg:height="0.1512in" svg:x="3.2709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6" svg:width="0.0614in" svg:height="0.0685in" svg:x="3.3193in" svg:y="0.0453in" svg:viewBox="0 0 157 175" svg:d="M23 148c-1 6-3 15-3 17 0 7 5 10 11 10 4 0 11-3 14-11 1-1 13-54 15-61 4-13 10-39 13-50 2-5 12-23 22-32 3-2 14-12 30-12 10 0 16 4 17 4-12 2-21 11-21 21 0 7 4 14 15 14 10 0 21-8 21-23 0-13-12-25-32-25-25 0-41 19-49 30-3-18-18-30-35-30-18 0-26 15-29 22-7 13-12 36-12 37 0 5 3 4 4 5 5 0 5-1 7-9 7-27 14-46 29-46 6 0 12 3 12 17 0 8-1 13-7 32-8 30-14 60-22 90z"><text:p/></draw:path><draw:path draw:style-name="gr3" draw:text-style-name="P6" svg:width="0.035in" svg:height="0.1512in" svg:x="3.3965in" svg:y="0in" svg:viewBox="0 0 90 385" svg:d="M90 193c0-30-4-76-25-120-24-48-57-73-61-73-2 0-4 2-4 4s0 2 8 9c37 38 59 99 59 180 0 65-14 133-62 181-5 6-5 6-5 7 0 2 2 4 4 4 4 0 39-26 62-76 20-41 24-84 24-116z"><text:p/></draw:path></draw:g></text:span></text:p>
      <text:p text:style-name="P29">חח"ע: <text:span text:style-name="T6">הפונקציה לא חח"ע. נראה דוגמה נגדית: </text:span><text:span text:style-name="T6"><draw:g text:anchor-type="as-char" svg:y="-0.1134in" draw:z-index="125" draw:name="Shape138" draw:style-name="gr1"><svg:title>TexMaths</svg:title><svg:desc>11§display§f(\la (\lambda x \in \R. x), 0 \ra) = f(\la (\lambda x \in \R. 0), 1 \ra) = 0§svg§600§FALSE§</svg:desc><draw:path draw:style-name="gr2" draw:text-style-name="P5" svg:width="2.8299in" svg:height="0.1358in" svg:x="-0.0004in" svg:y="0.0071in" svg:viewBox="0 0 7189 346" svg:d="M3595 346c-1198 0-2396 0-3595 0 0-116 0-230 0-346 2397 0 4792 0 7189 0 0 116 0 230 0 346-1198 0-2396 0-3594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7-49-60-122-60-179 0-68 15-136 63-183 4-5 4-5 4-7 0-3-1-4-3-4-5 0-39 26-62 76-20 42-24 85-24 118 0 28 4 75 25 119 23 47 56 72 61 72 2 0 3-1 3-4z"><text:p/></draw:path><draw:path draw:style-name="gr3" draw:text-style-name="P6" svg:width="0.0339in" svg:height="0.1512in" svg:x="0.1587in" svg:y="0in" svg:viewBox="0 0 87 385" svg:d="M85 15c2-4 2-5 2-7 0-5-3-8-8-8-3 0-6 2-9 9-23 59-45 118-68 177-1 2-2 4-2 8 0 1 0 1 2 5 23 59 45 118 68 176 1 5 4 10 9 10s8-3 8-7c0-1 0-3-2-7-23-59-45-119-69-177 24-60 46-119 69-179z"><text:p/></draw:path><draw:path draw:style-name="gr3" draw:text-style-name="P6" svg:width="0.035in" svg:height="0.1512in" svg:x="0.2161in" svg:y="0in" svg:viewBox="0 0 90 385" svg:d="M90 381c0-1 0-1-6-8-49-49-61-122-61-179 0-68 14-136 62-183 5-5 5-5 5-7 0-3-2-4-4-4-4 0-39 26-62 76-20 42-24 85-24 118 0 28 4 75 25 119 24 47 57 72 61 72 2 0 4-1 4-4z"><text:p/></draw:path><draw:path draw:style-name="gr3" draw:text-style-name="P6" svg:width="0.0748in" svg:height="0.1067in" svg:x="0.2685in" svg:y="0.0071in" svg:viewBox="0 0 191 272" svg:d="M118 155c15 41 34 98 39 107 7 9 11 9 21 9 3 0 6 0 9 0s4-1 4-3-1-3-2-5c-4-4-6-10-9-17-26-73-52-146-79-218-8-24-28-28-47-28-1 0-7 0-7 4 0 3 2 3 4 4 13 2 15 4 25 31 12 35 25 70 37 105-35 35-71 70-106 105-5 4-7 6-7 12 0 7 4 11 11 11 5 0 10-4 13-9 31-36 63-71 94-108z"><text:p/></draw:path><draw:path draw:style-name="gr3" draw:text-style-name="P6" svg:width="0.0752in" svg:height="0.0685in" svg:x="0.3535in" svg:y="0.0453in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2 0-19-4 9-2 18-10 18-21s-9-13-14-13c-12 0-22 10-22 22 0 17 20 25 36 25 27 0 40-27 41-30 4 15 19 30 42 30 39 0 61-49 61-59 0-4-3-4-4-4-3 0-4 1-4 4-14 41-40 50-52 50-16 0-21-12-21-25 0-9 2-17 7-34 4-18 7-35 12-53z"><text:p/></draw:path><draw:path draw:style-name="gr3" draw:text-style-name="P6" svg:width="0.0752in" svg:height="0.087in" svg:x="0.4913in" svg:y="0.0307in" svg:viewBox="0 0 192 222" svg:d="M179 120c7 0 13 0 13-8 0-9-6-9-13-9-55 0-109 0-164 0 5-50 50-88 104-88 20 0 40 0 60 0 7 0 13 0 13-7 0-8-6-8-13-8-20 0-40 0-60 0-66 0-119 50-119 112s53 110 119 110c20 0 40 0 60 0 7 0 13 0 13-7s-6-7-13-7c-20 0-40 0-60 0-54 0-99-37-104-88 55 0 109 0 164 0z"><text:p/></draw:path><draw:path draw:style-name="gr3" draw:text-style-name="P6" svg:width="0.1043in" svg:height="0.1031in" svg:x="0.6244in" svg:y="0.0098in" svg:viewBox="0 0 266 263" svg:d="M98 143c4 0 9 0 13 0 20 30 39 60 58 88 5 7 14 22 18 28 2 4 3 4 12 4 18 0 36 0 54 0 7 0 13 0 13-6 0-4-3-6-6-7-15-3-33-29-42-41-4-3-22-28-49-70 34-6 69-21 69-66 0-54-58-73-104-73-41 0-80 0-121 0-6 0-13 0-13 7 0 6 8 6 11 6 22 0 23 4 23 22 0 64 0 129 0 193 0 19-1 22-23 22-3 0-11 0-11 7 0 6 7 6 13 6 35 0 71 0 106 0 7 0 13 0 13-6 0-7-7-7-11-7-22 0-23-3-23-22 0-28 0-56 0-85zM172 124c11-14 12-35 12-51 0-19-3-40-15-55 16 3 54 15 54 55 0 24-11 44-51 51zM98 34c0-8 0-21 23-21 33 0 49 15 49 60 0 49-12 57-72 57 0-32 0-64 0-96zM45 250c3-7 3-18 3-21 0-64 0-129 0-194 0-4 0-14-3-22 14 0 30 0 44 0-5 7-5 15-5 20 0 65 0 131 0 196 0 3 0 14 3 21-14 0-28 0-42 0zM128 143c2 0 4-1 6-1 7 0 14 0 21-1 6 9 47 77 79 109-12 0-25 0-37 0-23-35-46-72-69-107z"><text:p/></draw:path><draw:path draw:style-name="gr3" draw:text-style-name="P6" svg:width="0.0157in" svg:height="0.0157in" svg:x="0.7453in" svg:y="0.0972in" svg:viewBox="0 0 41 41" svg:d="M41 21c0-12-10-21-21-21s-20 9-20 21c0 11 9 20 20 20s21-9 21-20z"><text:p/></draw:path><draw:path draw:style-name="gr3" draw:text-style-name="P6" svg:width="0.0752in" svg:height="0.0685in" svg:x="0.7787in" svg:y="0.0453in" svg:viewBox="0 0 192 175" svg:d="M118 54c2-10 11-45 38-45 2 0 11 0 20 4-11 2-19 12-19 21 0 7 5 14 15 14 8 0 20-7 20-23 0-19-23-25-36-25-22 0-35 21-39 30-10-26-31-30-42-30-41 0-63 50-63 59 0 5 3 4 4 5 4 0 5-1 6-5 13-40 38-50 52-50 7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6" svg:width="0.0346in" svg:height="0.1512in" svg:x="0.8701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0173in" svg:height="0.0453in" svg:x="0.9339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6" svg:width="0.0638in" svg:height="0.1035in" svg:x="0.9937in" svg:y="0.013in" svg:viewBox="0 0 163 264" svg:d="M163 133c0-31-1-61-16-90-17-37-49-43-66-43-23 0-50 10-67 45-12 28-14 57-14 88 0 29 2 64 18 92 16 32 45 39 63 39 21 0 51-7 67-45 14-25 15-55 15-86zM81 255c-15 0-37-9-45-46-4-22-4-58-4-80 0-26 0-51 3-72 8-45 36-49 46-49 14 0 39 7 47 45 3 22 3 52 3 76 0 28 0 55-5 79-5 36-27 47-45 47z"><text:p/></draw:path><draw:path draw:style-name="gr3" draw:text-style-name="P6" svg:width="0.0335in" svg:height="0.1512in" svg:x="1.0728in" svg:y="0in" svg:viewBox="0 0 86 385" svg:d="M84 199c2-4 2-4 2-5 0-2 0-2-2-7-22-59-46-119-68-178-2-7-4-9-8-9-5 0-8 3-8 8 0 1 0 2 1 6 23 60 46 119 69 180-23 58-46 118-69 176-1 4-1 5-1 8 0 4 3 7 8 7 4 0 6-4 7-7 23-60 45-119 69-179z"><text:p/></draw:path><draw:path draw:style-name="gr3" draw:text-style-name="P6" svg:width="0.035in" svg:height="0.1512in" svg:x="1.1319in" svg:y="0in" svg:viewBox="0 0 90 385" svg:d="M90 194c0-31-4-77-26-121-23-48-56-73-60-73-3 0-4 2-4 4s0 2 8 9c37 38 59 99 59 181 0 64-14 132-62 180-5 6-5 6-5 7 0 2 1 4 4 4 4 0 39-26 61-76 20-41 25-84 25-115z"><text:p/></draw:path><draw:path draw:style-name="gr3" draw:text-style-name="P6" svg:width="0.1008in" svg:height="0.0354in" svg:x="1.233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52in" svg:height="0.1374in" svg:x="1.3937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1.4909in" svg:y="0in" svg:viewBox="0 0 89 385" svg:d="M89 381c0-1 0-1-7-8-47-49-60-122-60-179 0-68 15-136 63-183 4-5 4-5 4-7 0-3-1-4-3-4-5 0-39 26-62 76-20 42-24 85-24 118 0 28 4 75 25 119 23 47 56 72 61 72 2 0 3-1 3-4z"><text:p/></draw:path><draw:path draw:style-name="gr3" draw:text-style-name="P6" svg:width="0.0339in" svg:height="0.1512in" svg:x="1.5516in" svg:y="0in" svg:viewBox="0 0 87 385" svg:d="M85 15c2-4 2-5 2-7 0-5-3-8-8-8-3 0-6 2-9 9-23 59-45 118-68 177 0 2-2 4-2 8 0 1 0 1 2 5 23 59 45 118 68 176 1 5 4 10 9 10s8-3 8-7c0-1 0-3-2-7-23-59-45-119-69-177 24-60 46-119 69-179z"><text:p/></draw:path><draw:path draw:style-name="gr3" draw:text-style-name="P6" svg:width="0.035in" svg:height="0.1512in" svg:x="1.6091in" svg:y="0in" svg:viewBox="0 0 90 385" svg:d="M90 381c0-1 0-1-6-8-49-49-61-122-61-179 0-68 14-136 62-183 5-5 5-5 5-7 0-3-2-4-4-4-4 0-39 26-62 76-20 42-24 85-24 118 0 28 4 75 25 119 24 47 57 72 61 72 2 0 4-1 4-4z"><text:p/></draw:path><draw:path draw:style-name="gr3" draw:text-style-name="P6" svg:width="0.0748in" svg:height="0.1067in" svg:x="1.6614in" svg:y="0.0071in" svg:viewBox="0 0 191 272" svg:d="M118 155c15 41 34 98 39 107 7 9 11 9 21 9 3 0 6 0 9 0s4-1 4-3-1-3-2-5c-4-4-6-10-9-17-26-73-52-146-79-218-8-24-28-28-47-28-1 0-7 0-7 4 0 3 2 3 4 4 13 2 15 4 25 31 12 35 25 70 37 105-35 35-71 70-106 105-5 4-7 6-7 12 0 7 4 11 11 11 5 0 10-4 13-9 31-36 63-71 94-108z"><text:p/></draw:path><draw:path draw:style-name="gr3" draw:text-style-name="P6" svg:width="0.0752in" svg:height="0.0685in" svg:x="1.7465in" svg:y="0.0453in" svg:viewBox="0 0 192 175" svg:d="M119 54c2-10 11-45 37-45 2 0 11 0 20 4-11 2-19 12-19 21 0 7 5 14 15 14 8 0 20-7 20-23 0-19-22-25-35-25-23 0-36 21-40 30-10-26-31-30-42-30-41 0-63 50-63 59 0 5 3 4 4 5 4 0 5-1 6-5 13-40 38-50 52-50 7 0 21 3 21 25 0 12-7 39-21 93-7 24-20 39-37 39-2 0-11 0-19-4 9-2 18-10 18-21s-9-13-14-13c-12 0-22 10-22 22 0 17 20 25 36 25 27 0 40-27 41-30 4 15 19 30 42 30 39 0 61-49 61-59 0-4-3-4-4-4-3 0-4 1-4 4-14 41-40 50-52 50-16 0-21-12-21-25 0-9 2-17 7-34 4-18 8-35 13-53z"><text:p/></draw:path><draw:path draw:style-name="gr3" draw:text-style-name="P6" svg:width="0.0752in" svg:height="0.087in" svg:x="1.8843in" svg:y="0.0307in" svg:viewBox="0 0 192 222" svg:d="M179 120c7 0 13 0 13-8 0-9-6-9-13-9-55 0-109 0-164 0 5-50 50-88 104-88 20 0 40 0 60 0 7 0 13 0 13-7 0-8-6-8-13-8-20 0-40 0-60 0-66 0-119 50-119 112s53 110 119 110c20 0 40 0 60 0 7 0 13 0 13-7s-6-7-13-7c-20 0-40 0-60 0-54 0-99-37-104-88 55 0 109 0 164 0z"><text:p/></draw:path><draw:path draw:style-name="gr3" draw:text-style-name="P6" svg:width="0.1043in" svg:height="0.1031in" svg:x="2.0177in" svg:y="0.0098in" svg:viewBox="0 0 266 263" svg:d="M98 143c4 0 9 0 13 0 20 30 39 60 58 88 5 7 14 22 18 28 2 4 3 4 12 4 18 0 36 0 54 0 7 0 13 0 13-6 0-4-3-6-6-7-15-3-33-29-42-41-4-3-22-28-49-70 34-6 69-21 69-66 0-54-58-73-104-73-41 0-80 0-121 0-6 0-13 0-13 7 0 6 8 6 11 6 22 0 23 4 23 22 0 64 0 129 0 193 0 19-1 22-23 22-3 0-11 0-11 7 0 6 7 6 13 6 35 0 71 0 106 0 7 0 13 0 13-6 0-7-7-7-11-7-22 0-23-3-23-22 0-28 0-56 0-85zM173 124c10-14 11-35 11-51 0-19-3-40-15-55 16 3 54 15 54 55 0 24-11 44-50 51zM98 34c0-8 0-21 23-21 33 0 49 15 49 60 0 49-12 57-72 57 0-32 0-64 0-96zM45 250c3-7 3-18 3-21 0-64 0-129 0-194 0-4 0-14-3-22 14 0 30 0 44 0-5 7-5 15-5 20 0 65 0 131 0 196 0 3 0 14 3 21-14 0-28 0-42 0zM128 143c2 0 4-1 6-1 7 0 14 0 21-1 6 9 47 77 79 109-12 0-25 0-37 0-23-35-46-72-69-107z"><text:p/></draw:path><draw:path draw:style-name="gr3" draw:text-style-name="P6" svg:width="0.0157in" svg:height="0.0157in" svg:x="2.1382in" svg:y="0.0972in" svg:viewBox="0 0 41 41" svg:d="M41 21c0-12-10-21-21-21s-20 9-20 21c0 11 9 20 20 20s21-9 21-20z"><text:p/></draw:path><draw:path draw:style-name="gr3" draw:text-style-name="P6" svg:width="0.0638in" svg:height="0.1035in" svg:x="2.1732in" svg:y="0.013in" svg:viewBox="0 0 163 264" svg:d="M163 133c0-31-2-61-16-90-18-37-49-43-66-43-23 0-51 10-67 45-13 28-14 57-14 88 0 29 1 64 16 92 18 32 46 39 64 39 21 0 51-7 68-45 13-25 15-55 15-86zM80 255c-14 0-37-9-44-46-4-22-4-58-4-80 0-26 0-51 3-72 7-45 36-49 45-49 13 0 39 7 46 45 4 22 4 52 4 76 0 28 0 55-4 79-6 36-28 47-46 47z"><text:p/></draw:path><draw:path draw:style-name="gr3" draw:text-style-name="P6" svg:width="0.0346in" svg:height="0.1512in" svg:x="2.2524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0173in" svg:height="0.0453in" svg:x="2.3157in" svg:y="0.0972in" svg:viewBox="0 0 45 116" svg:d="M45 41c0-26-10-41-25-41-12 0-20 10-20 21 0 10 8 20 20 20 4 0 10-1 13-5 2-1 1-1 2-1s1 0 1 6c0 28-13 51-26 64-5 4-5 5-5 6 0 2 3 5 5 5 4 0 35-30 35-75z"><text:p/></draw:path><draw:path draw:style-name="gr3" draw:text-style-name="P6" svg:width="0.05in" svg:height="0.1in" svg:x="2.3839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draw:path draw:style-name="gr3" draw:text-style-name="P6" svg:width="0.0335in" svg:height="0.1512in" svg:x="2.4547in" svg:y="0in" svg:viewBox="0 0 86 385" svg:d="M84 199c2-4 2-4 2-5 0-2 0-2-2-7-22-59-46-119-68-178-2-7-5-9-8-9-5 0-8 3-8 8 0 1 0 2 1 6 23 60 46 119 69 180-23 58-46 118-69 176-1 4-1 5-1 8 0 4 3 7 8 7 4 0 6-4 7-7 23-60 45-119 69-179z"><text:p/></draw:path><draw:path draw:style-name="gr3" draw:text-style-name="P6" svg:width="0.0346in" svg:height="0.1512in" svg:x="2.5142in" svg:y="0in" svg:viewBox="0 0 89 385" svg:d="M89 194c0-31-3-77-25-121-23-48-56-73-61-73-2 0-3 2-3 4s0 2 8 9c37 38 59 99 59 181 0 64-14 132-63 180-4 6-4 6-4 7 0 2 1 4 3 4 5 0 40-26 62-76 20-41 24-84 24-115z"><text:p/></draw:path><draw:path draw:style-name="gr3" draw:text-style-name="P6" svg:width="0.1008in" svg:height="0.0354in" svg:x="2.6154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0638in" svg:height="0.1035in" svg:x="2.7736in" svg:y="0.013in" svg:viewBox="0 0 163 264" svg:d="M163 133c0-31-2-61-16-90-17-37-49-43-66-43-23 0-51 10-67 45-12 28-14 57-14 88 0 29 1 64 18 92 16 32 44 39 63 39 21 0 50-7 67-45 13-25 15-55 15-86zM81 255c-15 0-38-9-45-46-4-22-4-58-4-80 0-26 0-51 3-72 7-45 36-49 46-49 12 0 38 7 45 45 5 22 5 52 5 76 0 28 0 55-5 79-6 36-28 47-45 47z"><text:p/></draw:path></draw:g></text:span><text:span text:style-name="T6"><text:s/>אך </text:span><text:span text:style-name="T6"><draw:g text:anchor-type="as-char" svg:y="-0.1134in" draw:z-index="126" draw:name="Shape139" draw:style-name="gr1"><svg:title>TexMaths</svg:title><svg:desc>11§display§\la \lambda x \in \R. x, 0 \ra \neq \la \lambda x \in R. 0, 1 \ra§svg§600§FALSE§</svg:desc><draw:path draw:style-name="gr2" draw:text-style-name="P5" svg:width="1.8917in" svg:height="0.1354in" svg:x="-0.0004in" svg:y="0.0071in" svg:viewBox="0 0 4806 345" svg:d="M0 0c1602 0 3204 0 4806 0 0 115 0 230 0 345-1602 0-3204 0-4806 0 0-115 0-230 0-345z"><text:p/></draw:path><draw:path draw:style-name="gr3" draw:text-style-name="P6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748in" svg:height="0.1063in" svg:x="0.0591in" svg:y="0.0071in" svg:viewBox="0 0 191 271" svg:d="M118 154c15 40 34 99 40 108 7 8 10 8 21 8 3 0 6 0 8 0 4 0 4-2 4-4 0-1-1-2-2-3-3-4-5-10-9-17-26-73-51-147-78-220-8-22-29-26-47-26-2 0-8 0-8 3 0 4 4 5 5 5 12 2 15 4 24 31 13 34 25 69 38 104-35 35-71 69-106 105-6 4-8 6-8 12s6 11 12 11 10-5 12-8c31-36 63-73 94-109z"><text:p/></draw:path><draw:path draw:style-name="gr3" draw:text-style-name="P6" svg:width="0.0756in" svg:height="0.0681in" svg:x="0.1445in" svg:y="0.0453in" svg:viewBox="0 0 193 174" svg:d="M118 54c2-10 11-46 38-46 1 0 11 0 19 5-11 2-19 12-19 21 0 7 5 13 16 13 8 0 21-6 21-22 0-19-24-25-37-25-22 0-36 20-40 29-10-26-31-29-42-29-40 0-62 50-62 59 0 4 3 4 5 4 3 0 4-1 4-5 13-40 40-50 53-50 6 0 21 4 21 26 0 12-7 38-21 92-7 24-20 40-38 40-2 0-11 0-18-5 8-2 17-10 17-21 0-10-9-13-14-13-11 0-21 10-21 22 0 17 19 25 36 25 26 0 40-26 41-29 4 15 19 29 42 29 39 0 61-50 61-59 0-4-3-4-4-4-4 0-4 1-5 5-14 40-39 50-52 50-14 0-21-13-21-25 0-9 2-18 7-34 4-18 8-35 13-53z"><text:p/></draw:path><draw:path draw:style-name="gr3" draw:text-style-name="P6" svg:width="0.076in" svg:height="0.087in" svg:x="0.2815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043in" svg:height="0.1031in" svg:x="0.415in" svg:y="0.0098in" svg:viewBox="0 0 266 263" svg:d="M98 143c4 0 10 0 14 0 19 30 39 58 57 88 5 6 14 21 18 27 3 5 4 5 13 5 18 0 35 0 53 0 8 0 13 0 13-8 0-3-2-5-5-6-15-3-34-29-43-41-3-3-22-27-49-69 36-7 69-21 69-67 0-53-58-72-103-72-40 0-81 0-122 0-6 0-13 0-13 7 0 6 8 6 11 6 22 0 24 2 24 22 0 64 0 128 0 192 0 20-2 22-24 22-3 0-11 0-11 6 0 8 7 8 13 8 35 0 72 0 107 0 7 0 12 0 12-8 0-6-7-6-11-6-22 0-23-3-23-22 0-28 0-56 0-84zM173 123c11-13 12-34 12-50 0-19-2-40-16-55 17 3 55 15 55 54 0 25-12 45-51 51zM98 34c0-8 0-21 24-21 33 0 49 13 49 60 0 49-13 56-73 56 0-32 0-64 0-95zM45 249c3-7 3-18 3-21 0-64 0-129 0-194 0-3 0-14-3-21 14 0 30 0 44 0-4 7-4 15-4 20 0 65 0 130 0 195 0 3 0 14 2 21-14 0-28 0-42 0zM128 143c2-1 4-1 7-1 6 0 15-1 20-2 6 10 47 77 79 109-12 0-25 0-37 0-23-35-46-71-69-106z"><text:p/></draw:path><draw:path draw:style-name="gr3" draw:text-style-name="P6" svg:width="0.0157in" svg:height="0.0161in" svg:x="0.5358in" svg:y="0.0972in" svg:viewBox="0 0 41 42" svg:d="M41 21c0-11-10-21-21-21-12 0-20 10-20 21s8 21 20 21c11 0 21-10 21-21z"><text:p/></draw:path><draw:path draw:style-name="gr3" draw:text-style-name="P6" svg:width="0.0756in" svg:height="0.0681in" svg:x="0.5693in" svg:y="0.0453in" svg:viewBox="0 0 193 174" svg:d="M119 54c2-10 11-46 37-46 2 0 11 0 20 5-11 2-19 12-19 21 0 7 5 13 15 13 8 0 21-6 21-22 0-19-22-25-36-25-23 0-36 20-40 29-10-26-31-29-42-29-41 0-63 50-63 59 0 4 3 3 5 4 3 0 4-1 5-5 13-40 39-50 52-50 7 0 21 4 21 26 0 12-7 38-21 92-7 24-20 40-37 40-2 0-11 0-19-5 10-2 18-10 18-21 0-10-8-13-14-13-12 0-22 10-22 22 0 17 20 25 36 25 27 0 40-26 41-29 4 15 19 29 42 29 39 0 61-50 61-59 0-4-3-4-4-4-3 0-4 1-4 5-14 40-40 50-52 50-15 0-21-13-21-25 0-9 2-18 7-34 4-18 8-35 13-53z"><text:p/></draw:path><draw:path draw:style-name="gr3" draw:text-style-name="P6" svg:width="0.0173in" svg:height="0.0453in" svg:x="0.665in" svg:y="0.0972in" svg:viewBox="0 0 45 116" svg:d="M45 41c0-26-9-41-24-41-13 0-21 10-21 21 0 10 8 21 21 21 4 0 10-2 13-6 1-1 1-1 2-1 0 2 1 0 1 6 0 28-14 51-26 65-4 3-4 4-4 5 0 4 2 5 3 5 4 0 35-30 35-75z"><text:p/></draw:path><draw:path draw:style-name="gr3" draw:text-style-name="P6" svg:width="0.0638in" svg:height="0.1035in" svg:x="0.7256in" svg:y="0.0126in" svg:viewBox="0 0 163 264" svg:d="M163 133c0-30-2-61-16-89-17-37-49-44-66-44-23 0-51 10-67 46-12 27-14 57-14 87s1 63 18 93c16 31 44 38 63 38 21 0 50-7 68-44 12-27 14-56 14-87zM81 257c-15 0-38-10-45-48-4-22-4-57-4-80 0-24 0-50 3-71 7-46 37-49 46-49 13 0 38 6 46 45 4 22 4 51 4 75 0 30 0 55-4 79-7 36-29 49-46 49z"><text:p/></draw:path><draw:path draw:style-name="gr3" draw:text-style-name="P6" svg:width="0.0335in" svg:height="0.1508in" svg:x="0.8039in" svg:y="0in" svg:viewBox="0 0 86 384" svg:d="M85 198c1-4 1-5 1-5 0-1 0-3-1-7-23-59-45-119-68-177-3-7-5-9-9-9-5 0-8 3-8 8 0 1 0 2 2 6 23 60 45 119 68 179-23 58-45 117-68 177-2 4-2 4-2 7 0 4 3 7 8 7s6-4 9-7c23-60 45-119 68-179z"><text:p/></draw:path><draw:path draw:style-name="gr3" draw:text-style-name="P6" svg:width="0.0756in" svg:height="0.1406in" svg:x="0.9185in" svg:y="0.0043in" svg:viewBox="0 0 193 358" svg:d="M189 15c4-5 4-6 4-7 0-4-3-8-8-8s-6 2-9 8c-57 111-115 223-173 334-3 6-3 7-3 8 0 3 2 8 8 8 4 0 5-2 9-8 57-111 115-223 172-335z"><text:p/></draw:path><draw:path draw:style-name="gr3" draw:text-style-name="P6" svg:width="0.1004in" svg:height="0.035in" svg:x="0.9059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335in" svg:height="0.1508in" svg:x="1.074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748in" svg:height="0.1063in" svg:x="1.1244in" svg:y="0.0071in" svg:viewBox="0 0 191 271" svg:d="M118 154c15 40 34 99 40 108 6 8 10 8 20 8 4 0 6 0 9 0 4 0 4-2 4-4 0-1-1-2-2-3-3-4-5-10-9-17-26-73-51-147-78-220-8-22-29-26-47-26-2 0-8 0-8 3 0 4 4 5 5 5 12 2 15 4 24 31 12 34 25 69 37 104-35 35-71 69-106 105-5 4-7 6-7 12s6 11 12 11 9-5 12-8c31-36 63-73 94-109z"><text:p/></draw:path><draw:path draw:style-name="gr3" draw:text-style-name="P6" svg:width="0.0756in" svg:height="0.0681in" svg:x="1.2098in" svg:y="0.0453in" svg:viewBox="0 0 193 174" svg:d="M118 54c2-10 11-46 38-46 1 0 11 0 19 5-11 2-19 12-19 21 0 7 5 13 16 13 7 0 21-6 21-22 0-19-24-25-37-25-22 0-36 20-40 29-10-26-31-29-42-29-40 0-62 50-62 59 0 4 3 4 5 4 3 0 4-1 4-5 13-40 40-50 52-50 7 0 21 4 21 26 0 12-7 38-21 92-6 24-19 40-37 40-2 0-11 0-18-5 8-2 17-10 17-21 0-10-9-13-14-13-12 0-21 10-21 22 0 17 19 25 36 25 26 0 40-26 41-29 4 15 18 29 42 29 39 0 61-50 61-59 0-4-3-4-4-4-4 0-4 1-5 5-14 40-40 50-52 50-14 0-21-13-21-25 0-9 2-18 7-34 4-18 8-35 13-53z"><text:p/></draw:path><draw:path draw:style-name="gr3" draw:text-style-name="P6" svg:width="0.076in" svg:height="0.087in" svg:x="1.3472in" svg:y="0.0307in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" draw:text-style-name="P6" svg:width="0.1083in" svg:height="0.1063in" svg:x="1.4846in" svg:y="0.0098in" svg:viewBox="0 0 276 271" svg:d="M129 28c3-10 4-14 11-15 3-1 16-1 24-1 27 0 70 0 70 39 0 13-6 39-22 55-10 10-29 22-65 22-14 0-28 0-42 0 7-34 16-67 24-100zM185 132c39-8 85-35 85-74 0-33-35-58-85-58-36 0-74 0-110 0-8 0-12 0-12 8 0 4 4 4 11 4 1 0 9 0 15 1 7 1 10 1 10 7 0 1 0 2-1 6-18 69-34 138-52 206-4 16-5 19-35 19-8 0-11 0-11 8 0 4 4 4 6 4 11 0 37-2 48-2s38 2 49 2c4 0 8 0 8-9 0-3-3-3-11-3-14 0-25 0-25-8 0-2 1-4 1-6 9-33 18-67 26-100 16 0 30 0 45 0 36 0 43 20 43 34 0 6-3 18-5 26-3 10-7 24-7 32 0 42 46 42 52 42 33 0 46-39 46-44s-3-2-4-5c-4 0-5 3-6 6-10 29-26 35-35 35-12 0-15-9-15-24 0-12 2-32 4-44 0-5 1-11 1-17 0-29-25-41-36-46z"><text:p/></draw:path><draw:path draw:style-name="gr3" draw:text-style-name="P6" svg:width="0.0161in" svg:height="0.0161in" svg:x="1.6079in" svg:y="0.0972in" svg:viewBox="0 0 42 42" svg:d="M42 21c0-11-10-21-21-21s-21 10-21 21 10 21 21 21 21-10 21-21z"><text:p/></draw:path><draw:path draw:style-name="gr3" draw:text-style-name="P6" svg:width="0.0634in" svg:height="0.1035in" svg:x="1.6433in" svg:y="0.0126in" svg:viewBox="0 0 162 264" svg:d="M162 133c0-30-1-61-16-89-17-37-49-44-65-44-23 0-51 10-67 46-13 27-14 57-14 87s1 63 17 93c16 31 45 38 63 38 21 0 51-7 67-44 14-27 15-56 15-87zM80 257c-14 0-37-10-44-48-4-22-4-57-4-80 0-24 0-50 2-71 8-46 38-49 46-49 14 0 39 6 47 45 3 22 3 51 3 75 0 30 0 55-5 79-5 36-27 49-45 49z"><text:p/></draw:path><draw:path draw:style-name="gr3" draw:text-style-name="P6" svg:width="0.0173in" svg:height="0.0453in" svg:x="1.7268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6" svg:width="0.05in" svg:height="0.1008in" svg:x="1.7945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6" svg:width="0.0335in" svg:height="0.1508in" svg:x="1.8657in" svg:y="0in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6"><text:s/>כי </text:span><text:span text:style-name="T6"><draw:g text:anchor-type="as-char" svg:y="-0.1102in" draw:z-index="127" draw:name="Shape140" draw:style-name="gr1"><svg:title>TexMaths</svg:title><svg:desc>11§display§0 \neq 1§svg§600§FALSE§</svg:desc><draw:path draw:style-name="gr2" draw:text-style-name="P5" svg:width="0.326in" svg:height="0.1256in" svg:x="0.0016in" svg:y="0.0079in" svg:viewBox="0 0 829 320" svg:d="M416 320c-139 0-277 0-416 0 0-107 0-213 0-320 276 0 553 0 829 0 0 107 0 213 0 320-137 0-276 0-413 0z"><text:p/></draw:path><draw:path draw:style-name="gr3" draw:text-style-name="P6" svg:width="0.0638in" svg:height="0.1039in" svg:x="-0.0004in" svg:y="0.0079in" svg:viewBox="0 0 163 265" svg:d="M163 133c0-30-2-61-16-90-18-37-49-43-66-43-23 0-51 10-67 45-12 28-14 58-14 88 0 29 1 63 18 92 16 32 44 40 63 40 21 0 50-9 68-45 12-26 14-56 14-87zM81 256c-15 0-38-10-45-46-4-22-4-59-4-81 0-25 0-51 3-72 8-45 37-49 46-49 13 0 38 7 46 45 4 22 4 52 4 76 0 29 0 55-4 78-7 38-29 49-46 49z"><text:p/></draw:path><draw:path draw:style-name="gr3" draw:text-style-name="P6" svg:width="0.0752in" svg:height="0.1413in" svg:x="0.1331in" svg:y="0in" svg:viewBox="0 0 192 360" svg:d="M189 15c4-5 3-6 3-7 0-2-2-8-7-8s-6 2-9 8c-57 112-115 224-173 336-3 6-3 7-3 8 0 3 2 8 8 8 4 0 5-3 8-8 58-113 116-224 173-337z"><text:p/></draw:path><draw:path draw:style-name="gr3" draw:text-style-name="P6" svg:width="0.1004in" svg:height="0.0358in" svg:x="0.1205in" svg:y="0.0528in" svg:viewBox="0 0 256 92" svg:d="M243 17c7 0 13 0 13-8 0-9-6-9-12-9-78 0-155 0-232 0-4 0-12 0-12 9 0 8 8 8 13 8 77 0 153 0 230 0zM244 92c6 0 12-2 12-9 0-9-6-8-13-8-77 0-153 0-230 0-5 0-13-1-13 8 0 7 8 9 12 9 77 0 154 0 232 0z"><text:p/></draw:path><draw:path draw:style-name="gr3" draw:text-style-name="P6" svg:width="0.05in" svg:height="0.1004in" svg:x="0.2854in" svg:y="0.0079in" svg:viewBox="0 0 128 256" svg:d="M79 10c0-10 0-10-9-10-24 24-58 24-70 24 0 5 0 8 0 12 8 0 31 0 51-10 0 67 0 133 0 199 0 14-1 19-37 19-4 0-7 0-12 0 0 4 0 9 0 12 13-1 48-1 63-1s49 0 63 1c0-3 0-8 0-12-5 0-8 0-12 0-36 0-37-5-37-19 0-72 0-143 0-215z"><text:p/></draw:path></draw:g></text:span><text:span text:style-name="T6">. </text:span></text:p>
      <text:p text:style-name="P29">על: <text:span text:style-name="T6">הפונקציה על. יהי </text:span><text:span text:style-name="T6"><draw:g text:anchor-type="as-char" svg:y="-0.1035in" draw:z-index="129" draw:name="Shape141" draw:style-name="gr1"><svg:title>TexMaths</svg:title><svg:desc>11§display§x \in \R§svg§600§FALSE§</svg:desc><draw:path draw:style-name="gr2" draw:text-style-name="P5" svg:width="0.3634in" svg:height="0.0933in" svg:x="0.0031in" svg:y="0.0063in" svg:viewBox="0 0 924 238" svg:d="M462 238c-154 0-308 0-462 0 0-79 0-159 0-238 308 0 616 0 924 0 0 79 0 159 0 238-154 0-308 0-462 0z"><text:p/></draw:path><draw:path draw:style-name="gr3" draw:text-style-name="P6" svg:width="0.0752in" svg:height="0.0677in" svg:x="-0.0004in" svg:y="0.0354in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3" draw:text-style-name="P6" svg:width="0.0752in" svg:height="0.087in" svg:x="0.1374in" svg:y="0.0209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6" svg:width="0.1039in" svg:height="0.1028in" svg:x="0.2705in" svg:y="-0.0004in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6">. צריך להוכיח קיום </text:span><text:span text:style-name="T6"><draw:g text:anchor-type="as-char" svg:y="-0.1134in" draw:z-index="133" draw:name="Shape142" draw:style-name="gr1"><svg:title>TexMaths</svg:title><svg:desc>11§display§\la g, y \ra \in (\R \to \R \times \R)§svg§600§FALSE§</svg:desc><draw:path draw:style-name="gr2" draw:text-style-name="P5" svg:width="1.3693in" svg:height="0.1358in" svg:x="-0.0004in" svg:y="0.0071in" svg:viewBox="0 0 3479 346" svg:d="M1740 346c-581 0-1160 0-1740 0 0-116 0-230 0-346 1159 0 2320 0 3479 0 0 116 0 230 0 346-580 0-1159 0-1739 0z"><text:p/></draw:path><draw:path draw:style-name="gr3" draw:text-style-name="P6" svg:width="0.0335in" svg:height="0.1512in" svg:x="0.0087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6" svg:width="0.0693in" svg:height="0.0976in" svg:x="0.0535in" svg:y="0.0453in" svg:viewBox="0 0 177 249" svg:d="M176 25c1-2 1-4 1-6 0-7-4-11-11-11-3 0-14 3-15 16-7-14-21-24-37-24-44 0-91 54-91 110 0 38 23 61 51 61 23 0 41-18 45-22-8 34-8 33-12 50-3 5-16 41-56 41-8 0-20 0-31-3 12-4 15-13 15-20s-3-13-14-13c-9 0-21 6-21 22 0 15 14 23 52 23 48 0 76-30 81-52 14-57 29-114 43-172zM126 121c-2 10-11 20-19 28-9 6-20 13-32 13-19 0-26-20-26-35 0-19 13-64 22-84 11-19 28-34 44-34 26 0 31 31 31 33s-1 4-1 5c-6 25-12 49-19 74z"><text:p/></draw:path><draw:path draw:style-name="gr3" draw:text-style-name="P6" svg:width="0.0173in" svg:height="0.0453in" svg:x="0.1421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697in" svg:height="0.0976in" svg:x="0.2012in" svg:y="0.0453in" svg:viewBox="0 0 178 249" svg:d="M177 24c1-5 1-6 1-9 0-7-5-11-11-11-3 0-10 3-13 8-1 2-4 14-6 21-2 10-5 21-7 31-6 23-12 46-18 69-1 7-17 33-44 33-19 0-23-16-23-31 0-17 7-41 20-76 5-15 8-19 8-27 0-18-14-32-32-32-38 0-52 56-52 59 0 5 4 5 5 5 4 0 5-1 6-8 11-36 26-47 40-47 3 0 9 0 9 12 0 10-4 20-6 27-16 41-23 63-23 81 0 34 24 46 47 46 15 0 29-7 40-18-6 20-10 40-26 59-10 13-25 24-43 24-5 0-23-1-29-15 6 0 12 0 16-6 5-3 8-8 8-14 0-12-10-13-14-13-9 0-21 5-21 24s16 33 40 33c40 0 80-35 91-77 12-50 25-99 37-148z"><text:p/></draw:path><draw:path draw:style-name="gr3" draw:text-style-name="P6" svg:width="0.0339in" svg:height="0.1512in" svg:x="0.285in" svg:y="0in" svg:viewBox="0 0 87 385" svg:d="M85 199c2-4 2-5 2-6 0-3 0-1-2-6-22-59-45-119-67-178-4-7-7-9-10-9-5 0-8 3-8 8 0 1 0 2 2 6 23 60 45 119 68 179-23 58-45 117-68 177-2 4-2 5-2 8 0 4 4 7 8 7 5 0 6-4 8-7 24-60 46-119 69-179z"><text:p/></draw:path><draw:path draw:style-name="gr3" draw:text-style-name="P6" svg:width="0.0752in" svg:height="0.087in" svg:x="0.3909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6" svg:width="0.035in" svg:height="0.1512in" svg:x="0.537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6" svg:width="0.1043in" svg:height="0.1031in" svg:x="0.5835in" svg:y="0.0098in" svg:viewBox="0 0 266 263" svg:d="M98 143c4 0 10 0 14 0 19 30 39 60 57 88 5 7 14 22 18 28 3 4 4 4 13 4 18 0 35 0 53 0 8 0 13 0 13-6 0-4-2-6-5-7-15-3-34-29-43-41-2-3-22-28-49-70 36-6 69-21 69-66 0-54-58-73-103-73-40 0-81 0-122 0-6 0-13 0-13 7 0 6 8 6 11 6 22 0 24 4 24 22 0 64 0 129 0 193 0 19-2 22-24 22-3 0-11 0-11 7 0 6 7 6 13 6 35 0 72 0 107 0 6 0 12 0 12-6 0-7-7-7-11-7-22 0-23-3-23-22 0-28 0-56 0-85zM173 124c11-14 12-35 12-51 0-19-2-40-16-55 17 3 55 15 55 55 0 24-12 44-51 51zM98 34c0-8 0-21 24-21 33 0 48 15 48 60 0 49-11 57-72 57 0-32 0-64 0-96zM45 250c3-7 3-18 3-21 0-64 0-129 0-194 0-4 0-14-3-22 14 0 30 0 44 0-4 7-4 15-4 20 0 65 0 131 0 196 0 3 0 14 3 21-14 0-29 0-43 0zM128 143c3 0 4-1 7-1 6 0 15 0 20-1 6 9 47 77 79 109-12 0-25 0-37 0-23-35-46-72-69-107z"><text:p/></draw:path><draw:path draw:style-name="gr3" draw:text-style-name="P6" svg:width="0.1346in" svg:height="0.0787in" svg:x="0.7413in" svg:y="0.0362in" svg:viewBox="0 0 343 201" svg:d="M300 109c-21 15-32 32-34 36-17 27-21 51-21 52 0 4 5 4 8 4 7 0 7-1 9-7 9-38 32-71 75-88 5-1 6-4 6-6 0-3-2-2-3-3-18-7-64-27-79-91-1-5-1-6-8-6-3 0-8 0-8 4 0 2 4 26 20 51 8 12 19 25 35 37-95 0-191 0-287 0-6 0-13-1-13 8 0 8 7 9 13 9 96 0 192 0 287 0z"><text:p/></draw:path><draw:path draw:style-name="gr3" draw:text-style-name="P6" svg:width="0.1039in" svg:height="0.1031in" svg:x="0.9299in" svg:y="0.0098in" svg:viewBox="0 0 265 263" svg:d="M97 143c4 0 10 0 14 0 20 30 39 60 58 88 4 7 14 22 18 28 2 4 3 4 12 4 18 0 36 0 54 0 7 0 12 0 12-6 0-4-2-6-5-7-15-3-33-29-43-41-3-3-22-28-48-70 34-6 67-21 67-66 0-54-56-73-102-73-41 0-80 0-121 0-8 0-13 0-13 7 0 6 8 6 10 6 22 0 24 4 24 22 0 64 0 129 0 193 0 19-2 22-24 22-2 0-10 0-10 7 0 6 5 6 13 6 35 0 71 0 106 0 6 0 13 0 13-6 0-7-7-7-11-7-22 0-24-3-24-22 0-28 0-56 0-85zM172 124c11-14 12-35 12-51 0-19-3-40-15-55 16 3 54 15 54 55 0 24-12 44-51 51zM97 34c0-8 0-21 24-21 33 0 49 15 49 60 0 49-12 57-73 57 0-32 0-64 0-96zM45 250c2-7 2-18 2-21 0-64 0-129 0-194 0-4 0-14-2-22 14 0 30 0 44 0-5 7-5 15-5 20 0 65 0 131 0 196 0 3 0 14 3 21-14 0-28 0-42 0zM126 143c4 0 5-1 8-1 6 0 14 0 20-1 7 9 48 77 80 109-12 0-25 0-37 0-23-35-47-72-71-107z"><text:p/></draw:path><draw:path draw:style-name="gr3" draw:text-style-name="P6" svg:width="0.0728in" svg:height="0.0728in" svg:x="1.0933in" svg:y="0.0394in" svg:viewBox="0 0 186 186" svg:d="M93 83c-26-26-51-52-78-77-4-5-4-6-7-6-5 0-8 3-8 8 0 2 0 3 4 7 27 26 52 52 78 77-26 26-51 52-78 79-4 4-4 5-4 7 0 5 3 8 8 8 3 0 3-1 7-5 26-27 52-52 77-78 27 27 54 53 81 81 1 0 3 2 5 2 6 0 8-3 8-8 0-1 0-2-1-4 0-1-62-62-81-82 24-23 48-47 71-70 2-2 8-7 10-9 0-1 1-3 1-5 0-5-2-8-8-8-2 0-4 1-9 6-25 25-50 51-76 77z"><text:p/></draw:path><draw:path draw:style-name="gr3" draw:text-style-name="P6" svg:width="0.1039in" svg:height="0.1031in" svg:x="1.2256in" svg:y="0.0098in" svg:viewBox="0 0 265 263" svg:d="M98 143c4 0 9 0 13 0 20 30 39 60 58 88 4 7 14 22 18 28 2 4 3 4 12 4 18 0 36 0 54 0 7 0 12 0 12-6 0-4-2-6-5-7-15-3-33-29-42-41-4-3-22-28-49-70 34-6 67-21 67-66 0-54-56-73-102-73-41 0-80 0-121 0-6 0-13 0-13 7 0 6 8 6 11 6 22 0 23 4 23 22 0 64 0 129 0 193 0 19-1 22-23 22-3 0-11 0-11 7 0 6 7 6 13 6 35 0 71 0 106 0 7 0 13 0 13-6 0-7-7-7-11-7-22 0-23-3-23-22 0-28 0-56 0-85zM172 124c11-14 12-35 12-51 0-19-3-40-15-55 16 3 54 15 54 55 0 24-11 44-51 51zM98 34c0-8 0-21 23-21 33 0 49 15 49 60 0 49-12 57-72 57 0-32 0-64 0-96zM45 250c3-7 3-18 3-21 0-64 0-129 0-194 0-4 0-14-3-22 14 0 30 0 44 0-5 7-5 15-5 20 0 65 0 131 0 196 0 3 0 14 3 21-14 0-28 0-42 0zM128 143c2 0 4-1 6-1 7 0 14 0 21-1 6 9 47 77 79 109-12 0-25 0-37 0-23-35-46-72-69-107z"><text:p/></draw:path><draw:path draw:style-name="gr3" draw:text-style-name="P6" svg:width="0.035in" svg:height="0.1512in" svg:x="1.3417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6"><text:s/>כך ש־</text:span><text:span text:style-name="T6"><draw:g text:anchor-type="as-char" svg:y="-0.1134in" draw:z-index="130" draw:name="Shape143" draw:style-name="gr1"><svg:title>TexMaths</svg:title><svg:desc>11§display§f(g) = x§svg§600§FALSE§</svg:desc><draw:path draw:style-name="gr2" draw:text-style-name="P5" svg:width="0.5535in" svg:height="0.1358in" svg:x="-0.0004in" svg:y="0.0071in" svg:viewBox="0 0 1407 346" svg:d="M705 346c-236 0-470 0-705 0 0-116 0-230 0-346 469 0 938 0 1407 0 0 116 0 230 0 346-234 0-468 0-702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4 14 10 0 21-9 21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0693in" svg:height="0.0976in" svg:x="0.1441in" svg:y="0.0453in" svg:viewBox="0 0 177 249" svg:d="M176 25c0-2 1-4 1-6 0-7-4-11-11-11-4 0-14 3-15 16-8-14-21-24-37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3" draw:text-style-name="P6" svg:width="0.0346in" svg:height="0.1512in" svg:x="0.2287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3295in" svg:y="0.0571in" svg:viewBox="0 0 256 91" svg:d="M243 17c5 0 13-2 13-9 0-8-8-8-12-8-77 0-155 0-232 0-5 0-12 0-12 8 0 7 7 9 13 9 77 0 153 0 230 0zM244 91c4 0 12 0 12-7 0-9-8-9-13-9-77 0-153 0-230 0-6 0-13 0-13 9 0 7 7 7 12 7 77 0 155 0 232 0z"><text:p/></draw:path><draw:path draw:style-name="gr3" draw:text-style-name="P6" svg:width="0.0752in" svg:height="0.0685in" svg:x="0.4858in" svg:y="0.0453in" svg:viewBox="0 0 192 175" svg:d="M118 54c2-10 11-45 38-45 2 0 11 0 19 4-11 2-19 12-19 21 0 7 5 14 15 14 9 0 21-7 21-23 0-19-23-25-36-25-22 0-36 21-41 30-9-26-30-30-41-30-40 0-62 50-62 59 0 5 3 5 4 5 4 0 5-1 6-5 12-40 38-50 52-50 6 0 21 3 21 25 0 12-7 39-21 93-7 24-20 39-38 39-2 0-11 0-18-4 8-2 17-10 17-21s-9-13-14-13c-11 0-21 10-21 22 0 17 19 25 36 25 26 0 40-27 41-30 4 15 19 30 42 30 39 0 61-49 61-59 0-4-3-4-4-4-3 0-5 1-6 4-12 41-38 50-51 50-15 0-21-12-21-25 0-9 2-17 6-34 5-18 9-35 14-53z"><text:p/></draw:path></draw:g></text:span><text:span text:style-name="T6">. נבחר </text:span><text:span text:style-name="T6"><draw:g text:anchor-type="as-char" svg:y="-0.1063in" draw:z-index="134" draw:name="Shape144" draw:style-name="gr1"><svg:title>TexMaths</svg:title><svg:desc>11§display§g = \lambda p \in \R. p§svg§600§FALSE§</svg:desc><draw:path draw:style-name="gr2" draw:text-style-name="P5" svg:width="0.8429in" svg:height="0.1201in" svg:x="0.0051in" svg:y="0.0071in" svg:viewBox="0 0 2142 306" svg:d="M0 0c714 0 1428 0 2142 0 0 102 0 204 0 306-714 0-1428 0-2142 0 0-102 0-204 0-306z"><text:p/></draw:path><draw:path draw:style-name="gr3" draw:text-style-name="P6" svg:width="0.0697in" svg:height="0.0976in" svg:x="-0.0004in" svg:y="0.0382in" svg:viewBox="0 0 178 249" svg:d="M176 25c1-2 2-4 2-6 0-7-5-11-12-11-3 0-14 3-15 16-7-14-21-24-37-24-44 0-91 54-91 110 0 38 23 61 51 61 23 0 42-18 45-22-8 33-8 33-12 49-2 5-15 42-56 42-7 0-20 0-31-3 12-4 16-13 16-20s-4-14-15-14c-8 0-21 7-21 23 0 15 14 23 52 23 48 0 76-30 81-53 15-56 29-113 43-171zM127 121c-3 10-11 20-20 28-9 6-20 13-32 13-19 0-24-20-24-35 0-19 11-64 21-84 11-19 27-34 44-34 25 0 30 31 30 33s-1 4-1 5c-6 25-12 49-18 74z"><text:p/></draw:path><draw:path draw:style-name="gr3" draw:text-style-name="P6" svg:width="0.1012in" svg:height="0.035in" svg:x="0.1264in" svg:y="0.05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6" svg:width="0.0752in" svg:height="0.1067in" svg:x="0.2866in" svg:y="0in" svg:viewBox="0 0 192 272" svg:d="M118 155c15 40 34 98 41 107 5 9 9 9 19 9 4 0 6 0 9 0 5 0 5-1 5-3s-2-3-3-5c-3-3-5-10-8-17-27-73-52-146-79-218-8-22-29-28-47-28-2 0-8 0-8 4s4 4 5 4c12 2 15 5 24 31 12 35 25 70 37 105-35 34-71 70-106 105-5 4-7 6-7 12 0 7 6 11 12 11s9-4 12-9c31-36 63-73 94-108z"><text:p/></draw:path><draw:path draw:style-name="gr3" draw:text-style-name="P6" svg:width="0.0795in" svg:height="0.0957in" svg:x="0.3626in" svg:y="0.0382in" svg:viewBox="0 0 203 244" svg:d="M30 217c-4 13-4 15-21 15-5 0-9 0-9 8 0 3 2 4 6 4 9 0 20-1 31-1 14 0 27 1 39 1 2 0 7 0 7-7 0-5-4-5-9-5-20 0-20-2-20-5 0-6 16-67 20-76 4 11 15 23 35 23 45 0 94-55 94-112 0-37-22-62-52-62-20 0-39 14-51 30-4-21-21-30-35-30-18 0-25 15-29 22-6 13-12 36-12 37 0 5 5 5 6 5 3 0 3-1 6-9 7-27 15-46 28-46 6 0 12 3 12 17 0 9-1 14-2 20-15 58-30 115-44 171zM98 51c3-11 13-21 20-28 14-12 25-14 32-14 15 0 24 13 24 36s-12 67-20 82c-13 27-31 39-45 39-26 0-31-32-31-34 0-1 0-1 1-5 7-26 12-51 19-76z"><text:p/></draw:path><draw:path draw:style-name="gr3" draw:text-style-name="P6" svg:width="0.076in" svg:height="0.087in" svg:x="0.4984in" svg:y="0.0236in" svg:viewBox="0 0 194 222" svg:d="M179 120c7 0 15 0 15-8 0-7-8-7-15-7-55 0-109 0-164 0 6-52 50-90 105-90 20 0 40 0 59 0 7 0 15 0 15-7 0-8-8-8-15-8-19 0-40 0-60 0-66 0-119 51-119 112 0 62 53 110 119 110 20 0 41 0 60 0 7 0 15 0 15-7 0-8-8-8-15-8-19 0-39 0-59 0-55 0-99-35-105-87 55 0 109 0 164 0z"><text:p/></draw:path><draw:path draw:style-name="gr3" draw:text-style-name="P6" svg:width="0.1043in" svg:height="0.1031in" svg:x="0.6319in" svg:y="0.0012in" svg:viewBox="0 0 266 263" svg:d="M98 143c4 0 9 0 13 0 20 30 39 59 59 88 4 7 13 22 17 28 2 4 3 4 12 4 18 0 37 0 54 0 7 0 13 0 13-6 0-4-3-6-6-7-15-3-33-29-42-41-3-4-22-30-48-70 34-6 68-21 68-66 0-54-57-73-104-73-40 0-80 0-121 0-6 0-13 0-13 7 0 6 8 6 11 6 22 0 23 4 23 22 0 64 0 129 0 193 0 19-1 22-23 22-3 0-11 0-11 7 0 6 7 6 13 6 35 0 71 0 106 0 8 0 13 0 13-6 0-7-6-7-11-7-22 0-23-3-23-22 0-29 0-56 0-85zM173 124c10-14 11-35 11-51 0-19-2-39-14-55 15 3 53 15 53 55 0 24-11 44-50 51zM98 34c0-8 0-21 23-21 33 0 50 15 50 60 0 49-12 57-73 57 0-32 0-64 0-96zM45 250c3-7 3-18 3-21 0-64 0-129 0-194 0-4 0-14-3-22 14 0 30 0 44 0-5 7-5 15-5 20 0 65 0 131 0 196 0 3 0 14 3 21-14 0-28 0-42 0zM128 143c2 0 4-1 6-1 7 0 15 0 21-1 6 9 48 77 79 109-12 0-25 0-37 0-23-35-46-72-69-107z"><text:p/></draw:path><draw:path draw:style-name="gr3" draw:text-style-name="P6" svg:width="0.0161in" svg:height="0.0157in" svg:x="0.7524in" svg:y="0.089in" svg:viewBox="0 0 42 41" svg:d="M42 21c0-12-10-21-21-21s-21 9-21 21c0 11 10 20 21 20s21-9 21-20z"><text:p/></draw:path><draw:path draw:style-name="gr3" draw:text-style-name="P6" svg:width="0.0787in" svg:height="0.0957in" svg:x="0.7772in" svg:y="0.0382in" svg:viewBox="0 0 201 244" svg:d="M30 217c-4 13-5 15-21 15-6 0-9 0-9 8 0 3 1 4 4 4 11 0 22-1 33-1 13 0 26 1 38 1 2 0 8 0 8-7 0-5-5-5-10-5-19 0-19-2-19-5 0-6 16-67 19-76 5 11 15 23 35 23 45 0 93-55 93-112 0-37-22-62-51-62-19 0-38 14-51 30-3-21-20-30-34-30-19 0-25 15-29 22-7 13-12 36-12 37 0 5 4 5 5 5 3 0 4-1 6-9 7-27 15-46 29-46 6 0 11 3 11 17 0 9-1 14-2 20-15 58-29 115-43 171zM98 51c2-11 12-21 20-28 13-12 24-14 31-14 15 0 25 13 25 36s-13 67-20 82c-13 27-32 39-46 39-25 0-31-32-31-34 0-1 0-1 1-5 7-26 13-51 20-76z"><text:p/></draw:path></draw:g></text:span><text:span text:style-name="T6">, </text:span><text:span text:style-name="T6"><draw:g text:anchor-type="as-char" svg:y="-0.0681in" draw:z-index="135" draw:name="Shape145" draw:style-name="gr1"><svg:title>TexMaths</svg:title><svg:desc>11§display§y = x§svg§600§FALSE§</svg:desc><draw:path draw:style-name="gr2" draw:text-style-name="P5" svg:width="0.3465in" svg:height="0.0815in" svg:x="0.0031in" svg:y="0.0071in" svg:viewBox="0 0 881 208" svg:d="M0 0c294 0 588 0 881 0 0 69 0 139 0 208-293 0-587 0-881 0 0-69 0-139 0-208z"><text:p/></draw:path><draw:path draw:style-name="gr3" draw:text-style-name="P6" svg:width="0.0697in" svg:height="0.0972in" svg:x="-0.0004in" svg:y="0in" svg:viewBox="0 0 178 248" svg:d="M177 23c1-5 1-5 1-9 0-6-5-10-11-10-4 0-10 3-13 8-1 2-4 14-5 21-4 10-6 21-8 31-6 23-12 46-18 68-2 6-18 33-44 33-20 0-24-17-24-32 0-16 7-39 20-74 6-16 8-19 8-27 0-18-13-32-31-32-38 0-52 56-52 59 0 4 3 3 4 4 5 0 5 0 7-7 10-36 26-47 39-47 3 0 9 0 9 12 0 10-3 20-6 26-16 41-22 63-22 81 0 34 24 45 47 45 14 0 28-7 39-17-5 20-10 39-26 59-10 13-24 24-41 24-6 0-24-1-30-15 6 0 11 0 16-6 5-3 8-8 8-15 0-12-10-14-14-14-9 0-21 6-21 26 0 19 16 33 41 33 39 0 79-35 90-78 12-49 24-98 37-147z"><text:p/></draw:path><draw:path draw:style-name="gr3" draw:text-style-name="P6" svg:width="0.1004in" svg:height="0.035in" svg:x="0.126in" svg:y="0.0114in" svg:viewBox="0 0 256 90" svg:d="M244 15c6 0 12 0 12-7 0-8-6-8-12-8-77 0-154 0-231 0-5 0-13 0-13 8 0 7 8 7 13 7 77 0 154 0 231 0zM244 90c6 0 12 0 12-7 0-8-6-8-12-8-77 0-154 0-231 0-5 0-13 0-13 8 0 7 8 7 13 7 77 0 154 0 231 0z"><text:p/></draw:path><draw:path draw:style-name="gr3" draw:text-style-name="P6" svg:width="0.0756in" svg:height="0.0677in" svg:x="0.2823in" svg:y="0in" svg:viewBox="0 0 193 173" svg:d="M118 54c2-10 11-45 38-45 2 0 11 0 20 4-11 2-19 12-19 21 0 7 5 13 15 13 8 0 21-6 21-22 0-19-24-25-37-25-22 0-35 21-40 30-9-27-30-30-41-30-41 0-63 50-63 59 0 4 3 3 5 4 3 0 4 0 5-5 13-40 39-49 52-49 7 0 21 3 21 25 0 12-7 38-21 90-7 25-20 41-38 41-2 0-11 0-18-5 10-2 17-10 17-21 0-10-7-13-14-13-11 0-21 9-21 22 0 17 20 25 36 25 26 0 40-26 41-29 4 15 19 29 42 29 39 0 61-49 61-58 0-4-3-4-4-4-3 0-4 1-5 5-13 39-39 49-51 49-15 0-22-13-22-26 0-8 2-16 7-32 4-18 8-35 13-53z"><text:p/></draw:path></draw:g></text:span><text:span text:style-name="T6">, ונפעיל פעמיים את כלל </text:span><text:span text:style-name="T6"><draw:g text:anchor-type="as-char" svg:y="-0.1063in" draw:z-index="131" draw:name="Shape146" draw:style-name="gr1"><svg:title>TexMaths</svg:title><svg:desc>11§display§\beta§svg§600§FALSE§</svg:desc><draw:path draw:style-name="gr2" draw:text-style-name="P5" svg:width="0.0709in" svg:height="0.1201in" svg:x="0.0031in" svg:y="0.0071in" svg:viewBox="0 0 181 306" svg:d="M0 0c61 0 120 0 181 0 0 102 0 204 0 306-61 0-120 0-181 0 0-102 0-204 0-306z"><text:p/></draw:path><draw:path draw:style-name="gr3" draw:text-style-name="P6" svg:width="0.0823in" svg:height="0.1358in" svg:x="-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6"><text:s/>כדי לקבל </text:span><text:span text:style-name="T6"><draw:g text:anchor-type="as-char" svg:y="-0.1134in" draw:z-index="136" draw:name="Shape147" draw:style-name="gr1"><svg:title>TexMaths</svg:title><svg:desc>11§display§f(\la g, y \ra) = g(y) = x§svg§600§FALSE§</svg:desc><draw:path draw:style-name="gr2" draw:text-style-name="P5" svg:width="1.2992in" svg:height="0.1358in" svg:x="-0.0004in" svg:y="0.0071in" svg:viewBox="0 0 3301 346" svg:d="M1651 346c-551 0-1101 0-1651 0 0-116 0-230 0-346 1100 0 2201 0 3301 0 0 116 0 230 0 346-550 0-1100 0-1650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8-49-60-122-60-179 0-68 15-136 63-183 4-5 4-5 4-7 0-3-1-4-3-4-5 0-39 26-62 76-20 42-24 85-24 118 0 28 4 75 25 119 23 47 56 72 61 72 2 0 3-1 3-4z"><text:p/></draw:path><draw:path draw:style-name="gr3" draw:text-style-name="P6" svg:width="0.0339in" svg:height="0.1512in" svg:x="0.1587in" svg:y="0in" svg:viewBox="0 0 87 385" svg:d="M85 15c2-4 2-5 2-7 0-5-5-8-8-8-4 0-6 2-9 9-23 59-45 118-68 177-1 2-2 4-2 8 0 1 0 1 2 5 23 59 45 118 68 176 1 5 4 10 9 10 3 0 8-3 8-7 0-1 0-3-2-7-23-59-45-119-69-177 24-60 46-119 69-179z"><text:p/></draw:path><draw:path draw:style-name="gr3" draw:text-style-name="P6" svg:width="0.0693in" svg:height="0.0976in" svg:x="0.2035in" svg:y="0.0453in" svg:viewBox="0 0 177 249" svg:d="M176 25c0-2 1-4 1-6 0-7-4-11-11-11-4 0-14 3-16 16-7-14-20-24-36-24-45 0-92 54-92 110 0 38 23 61 52 61 22 0 40-18 44-22h1c-9 34-9 33-13 50-2 5-15 41-55 41-8 0-21 0-32-3 12-4 16-13 16-20s-4-13-15-13c-8 0-20 6-20 22 0 15 14 23 51 23 48 0 75-30 82-52 14-57 29-114 43-172zM125 121c-2 10-11 20-19 28-8 6-20 13-31 13-20 0-26-20-26-35 0-19 11-64 22-84 10-19 27-34 43-34 26 0 31 31 31 33s-1 4-1 5c-7 25-12 49-19 74z"><text:p/></draw:path><draw:path draw:style-name="gr3" draw:text-style-name="P6" svg:width="0.0173in" svg:height="0.0453in" svg:x="0.2925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6" svg:width="0.0697in" svg:height="0.0976in" svg:x="0.3512in" svg:y="0.0453in" svg:viewBox="0 0 178 249" svg:d="M176 24c2-5 2-6 2-9 0-7-5-11-11-11-4 0-11 3-14 8 0 2-3 14-6 21-2 10-5 21-7 31-6 23-12 46-18 69-1 7-18 33-43 33-20 0-24-16-24-31 0-17 7-41 20-76 6-15 7-19 7-27 0-18-12-32-31-32-37 0-51 56-51 59 0 5 3 5 4 5 4 0 5-1 7-8 10-36 25-47 38-47 4 0 10 0 10 12 0 10-4 20-6 27-16 41-23 63-23 81 0 34 25 46 47 46 15 0 29-7 40-18-6 20-10 40-26 59-10 13-24 24-43 24-5 0-22-1-28-15 5 0 11 0 16-6 4-3 8-8 8-14 0-12-11-13-14-13-9 0-22 5-22 24s17 33 40 33c41 0 81-35 92-77 12-50 24-99 36-148z"><text:p/></draw:path><draw:path draw:style-name="gr3" draw:text-style-name="P6" svg:width="0.0335in" svg:height="0.1512in" svg:x="0.4354in" svg:y="0in" svg:viewBox="0 0 86 385" svg:d="M84 199c2-4 2-4 2-5 0-2 0-2-2-7-22-59-46-119-68-178-2-7-4-9-8-9-5 0-8 3-8 8 0 1 0 2 1 6 23 60 46 119 69 180-23 58-46 118-69 176-1 4-1 5-1 8 0 4 3 7 8 7 4 0 6-4 7-7 23-60 45-119 69-179z"><text:p/></draw:path><draw:path draw:style-name="gr3" draw:text-style-name="P6" svg:width="0.035in" svg:height="0.1512in" svg:x="0.4945in" svg:y="0in" svg:viewBox="0 0 90 385" svg:d="M90 194c0-31-4-77-26-121-23-48-56-73-60-73-3 0-4 2-4 4s0 2 8 9c37 38 59 99 59 181 0 64-14 132-62 180-5 6-5 6-5 7 0 2 1 4 4 4 4 0 39-26 61-76 20-41 25-84 25-115z"><text:p/></draw:path><draw:path draw:style-name="gr3" draw:text-style-name="P6" svg:width="0.1004in" svg:height="0.0354in" svg:x="0.5961in" svg:y="0.0571in" svg:viewBox="0 0 256 91" svg:d="M244 17c6 0 12-2 12-9 0-8-6-8-12-8-77 0-155 0-232 0-4 0-12 0-12 8 0 7 8 9 13 9 77 0 154 0 231 0zM244 91c6 0 12 0 12-7 0-9-6-9-12-9-77 0-154 0-231 0-5 0-13 0-13 9 0 7 8 7 12 7 77 0 155 0 232 0z"><text:p/></draw:path><draw:path draw:style-name="gr3" draw:text-style-name="P6" svg:width="0.0697in" svg:height="0.0976in" svg:x="0.7496in" svg:y="0.0453in" svg:viewBox="0 0 178 249" svg:d="M176 25c1-2 2-4 2-6 0-7-5-11-12-11-3 0-14 3-15 16-7-14-21-24-37-24-44 0-91 54-91 110 0 38 23 61 51 61 23 0 41-18 45-22-8 34-8 33-12 50-3 5-15 41-56 41-7 0-20 0-31-3 12-4 16-13 16-20s-4-13-15-13c-8 0-21 6-21 22 0 15 14 23 52 23 48 0 76-30 81-52 14-57 29-114 43-172zM126 121c-2 10-11 20-19 28-8 6-20 13-32 13-19 0-24-20-24-35 0-19 11-64 20-84 11-19 28-34 44-34 26 0 31 31 31 33s-1 4-1 5c-6 25-12 49-19 74z"><text:p/></draw:path><draw:path draw:style-name="gr3" draw:text-style-name="P6" svg:width="0.0346in" svg:height="0.1512in" svg:x="0.8406in" svg:y="0in" svg:viewBox="0 0 89 385" svg:d="M89 381c0-1 0-1-7-8-47-49-60-122-60-179 0-68 15-136 63-183 4-5 4-5 4-7 0-3-1-4-3-4-5 0-39 26-62 76-20 42-24 85-24 118 0 28 4 75 25 119 23 47 56 72 61 72 2 0 3-1 3-4z"><text:p/></draw:path><draw:path draw:style-name="gr3" draw:text-style-name="P6" svg:width="0.0697in" svg:height="0.0976in" svg:x="0.889in" svg:y="0.0453in" svg:viewBox="0 0 178 249" svg:d="M177 24c1-5 1-6 1-9 0-7-5-11-11-11-4 0-10 3-14 8 0 2-3 14-5 21-3 10-5 21-7 31-6 23-12 46-18 69-2 7-19 33-44 33-20 0-24-16-24-31 0-17 7-41 20-76 6-15 7-19 7-27 0-18-12-32-31-32-37 0-51 56-51 59 0 5 3 5 4 5 5 0 5-1 7-8 10-36 25-47 38-47 4 0 10 0 10 12 0 10-3 20-6 27-16 41-22 63-22 81 0 34 24 46 47 46 14 0 28-7 39-18-5 20-10 40-26 59-10 13-24 24-42 24-5 0-23-1-29-15 6 0 11 0 16-6 5-3 8-8 8-14 0-12-10-13-14-13-9 0-22 5-22 24s17 33 41 33c40 0 80-35 91-77 12-50 25-99 37-148z"><text:p/></draw:path><draw:path draw:style-name="gr3" draw:text-style-name="P6" svg:width="0.0346in" svg:height="0.1512in" svg:x="0.9736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1004in" svg:height="0.0354in" svg:x="1.0748in" svg:y="0.0571in" svg:viewBox="0 0 256 91" svg:d="M243 17c6 0 13-2 13-9 0-8-7-8-12-8-77 0-155 0-232 0-5 0-12 0-12 8 0 7 7 9 12 9 77 0 154 0 231 0zM244 91c5 0 12 0 12-7 0-9-7-9-13-9-77 0-154 0-231 0-5 0-12 0-12 9 0 7 7 7 12 7 77 0 155 0 232 0z"><text:p/></draw:path><draw:path draw:style-name="gr3" draw:text-style-name="P6" svg:width="0.0752in" svg:height="0.0685in" svg:x="1.2311in" svg:y="0.0453in" svg:viewBox="0 0 192 175" svg:d="M118 54c2-10 11-45 38-45 2 0 11 0 19 4-11 2-19 12-19 21 0 7 5 14 16 14 8 0 20-7 20-23 0-19-23-25-36-25-22 0-36 21-41 30-9-26-30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/draw:g></text:span><text:span text:style-name="T6">, כדרוש </text:span><text:span text:style-name="T6"><draw:g text:anchor-type="as-char" svg:y="-0.1043in" draw:z-index="132" draw:name="Shape148" draw:style-name="gr1"><svg:title>TexMaths</svg:title><svg:desc>11§display§\blacksquare§svg§600§FALSE§</svg:desc><draw:path draw:style-name="gr2" draw:text-style-name="P5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6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span></text:p>
      <text:h text:style-name="Heading_20_2" text:outline-level="2">שאלה 4</text:h>
      <text:h text:style-name="P15" text:outline-level="3">סעיף (א)</text:h>
      <text:p text:style-name="P30">נתון: </text:p>
      <text:p text:style-name="P8"><draw:g text:anchor-type="as-char" svg:y="-0.1134in" draw:z-index="138" draw:name="Shape149" draw:style-name="gr1"><svg:title>TexMaths</svg:title><svg:desc>11§display§F = \lambda g \in \N \to (\N \to \R). \lambda x \in \N. g(x)(x)§svg§600§FALSE§</svg:desc><draw:path draw:style-name="gr2" draw:text-style-name="P5" svg:width="2.6098in" svg:height="0.1358in" svg:x="0.0016in" svg:y="0.0071in" svg:viewBox="0 0 6630 346" svg:d="M3315 346c-1105 0-2209 0-3315 0 0-116 0-230 0-346 2210 0 4420 0 6630 0 0 116 0 230 0 346-1105 0-2210 0-3315 0z"><text:p/></draw:path><draw:path draw:style-name="gr3" draw:text-style-name="P6" svg:width="0.1075in" svg:height="0.1024in" svg:x="-0.0004in" svg:y="0.0098in" svg:viewBox="0 0 274 261" svg:d="M102 137c12 0 26 0 38 0 28 0 32 6 32 17 0 2 0 8-4 19 0 2-1 3-1 4 0 4 4 5 6 5 3 0 3-1 5-8 7-29 15-56 21-84 1-4 1-5 1-6s-1-5-4-5c-5 0-5 2-6 9-8 30-17 36-50 36-11 0-23 0-34 0 7-33 16-65 24-98 3-13 4-14 21-14 16 0 34 0 50 0 49 0 58 12 58 42 0 9 0 11-2 21-1 5-1 5-1 6 0 3 1 6 5 6s4-2 5-10c2-22 6-45 8-67 1-10-1-10-10-10-64 0-126 0-190 0-8 0-11 0-11 8 0 4 3 4 11 4 14 0 25 0 25 7 0 1 0 2-2 9-18 68-34 136-52 203-3 15-4 18-35 18-7 0-10 0-10 8 0 4 4 4 6 4 11 0 39-1 50-1 13 0 45 1 58 1 4 0 8 0 8-8 0-2-1-2-2-3s-2-1-11-1-10 0-20 0c-11-1-12-3-12-8 0-1 0-3 1-9 8-32 17-64 24-95z"><text:p/></draw:path><draw:path draw:style-name="gr3" draw:text-style-name="P6" svg:width="0.1008in" svg:height="0.0354in" svg:x="0.163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8in" svg:height="0.1067in" svg:x="0.3236in" svg:y="0.0071in" svg:viewBox="0 0 191 272" svg:d="M118 155c15 41 34 98 40 107s10 9 20 9c4 0 6 0 9 0 4 0 4-1 4-3s-1-3-2-5c-3-4-5-10-9-17-26-73-51-146-78-218-8-24-29-28-47-28-2 0-8 0-8 4 0 3 4 4 5 4 12 2 15 4 24 31 12 35 25 70 37 105-35 35-71 70-106 105-5 4-7 6-7 12 0 7 6 11 12 11s9-4 12-9c31-36 63-71 94-108z"><text:p/></draw:path><draw:path draw:style-name="gr3" draw:text-style-name="P6" svg:width="0.0693in" svg:height="0.0976in" svg:x="0.4067in" svg:y="0.0453in" svg:viewBox="0 0 177 249" svg:d="M176 25c0-2 1-4 1-6 0-7-4-11-11-11-4 0-14 3-16 16-7-14-20-24-36-24-44 0-92 54-92 110 0 38 24 61 52 61 23 0 40-18 45-22-8 34-9 33-13 50-1 5-15 41-55 41-8 0-20 0-31-3 11-4 15-13 15-20s-4-13-14-13c-9 0-21 6-21 22 0 15 14 23 52 23 47 0 76-30 81-52 14-57 29-114 43-172zM125 121c-2 10-11 20-19 28-8 6-20 13-31 13-20 0-25-20-25-35 0-19 11-64 22-84 9-19 26-34 42-34 26 0 31 31 31 33s0 4-1 5c-6 25-12 49-19 74z"><text:p/></draw:path><draw:path draw:style-name="gr3" draw:text-style-name="P6" svg:width="0.076in" svg:height="0.087in" svg:x="0.537in" svg:y="0.0307in" svg:viewBox="0 0 194 222" svg:d="M180 120c7 0 14-1 14-9 0-9-7-8-14-8-55 0-108 0-163 0 4-50 49-88 103-88 20 0 41 0 60 0 7 0 14 0 14-7 0-8-7-8-14-8-20 0-40 0-61 0-66 0-119 48-119 111 0 62 53 111 119 111 21 0 41 0 61 0 7 0 14 0 14-7s-7-7-14-7c-19 0-40 0-60 0-54 0-99-37-103-88 55 0 108 0 163 0z"><text:p/></draw:path><draw:path draw:style-name="gr3" draw:text-style-name="P6" svg:width="0.1028in" svg:height="0.1063in" svg:x="0.6724in" svg:y="0.0098in" svg:viewBox="0 0 262 271" svg:d="M34 35c0 63 0 126 0 187 0 20-3 28-23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draw:path draw:style-name="gr3" draw:text-style-name="P6" svg:width="0.1346in" svg:height="0.0787in" svg:x="0.8291in" svg:y="0.0362in" svg:viewBox="0 0 343 201" svg:d="M301 109c-22 15-31 32-35 36-17 27-21 51-21 52 0 4 6 4 8 4 7 0 8-1 9-7 9-38 32-71 76-88 4-1 5-4 5-6 0-3-2-3-3-3-17-7-64-27-78-91-1-5-2-6-9-6-2 0-8 0-8 4 0 2 5 26 20 51 8 12 20 25 36 37-95 0-191 0-287 0-7 0-14-1-14 8 0 8 7 9 14 9 96 0 192 0 287 0z"><text:p/></draw:path><draw:path draw:style-name="gr3" draw:text-style-name="P6" svg:width="0.035in" svg:height="0.1512in" svg:x="1.0299in" svg:y="0in" svg:viewBox="0 0 90 385" svg:d="M90 381c0-1 0-1-6-8-49-49-61-122-61-180 0-67 14-135 62-182 5-5 5-5 5-7 0-3-2-4-4-4-3 0-39 26-61 76-19 42-25 85-25 117 0 29 4 76 26 120 24 47 57 72 60 72 2 0 4-1 4-4z"><text:p/></draw:path><draw:path draw:style-name="gr3" draw:text-style-name="P6" svg:width="0.1028in" svg:height="0.1063in" svg:x="1.078in" svg:y="0.0098in" svg:viewBox="0 0 262 271" svg:d="M34 35c0 63 0 126 0 187 0 20-3 28-23 28-4 0-11 0-11 7 0 6 7 6 13 6 20 0 40 0 60 0 7 0 13 0 13-6 0-7-7-7-12-7-21 0-24-9-24-29 0-58 0-118 0-176 56 74 111 148 167 220 3 5 5 6 9 6 6 0 6-7 6-13 0-72 0-145 0-217 0-21 3-27 21-28 2 0 9 0 9-6 0-7-6-7-13-7-19 0-38 0-56 0-7 0-14 0-14 7 0 6 7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3" draw:text-style-name="P6" svg:width="0.1346in" svg:height="0.0787in" svg:x="1.2346in" svg:y="0.0362in" svg:viewBox="0 0 343 201" svg:d="M301 109c-22 15-31 32-35 36-17 27-21 51-21 52 0 4 6 4 8 4 7 0 8-1 9-7 9-38 32-71 76-88 4-1 5-4 5-6 0-3-2-3-3-3-17-7-64-27-78-91-1-5-2-6-9-6-2 0-8 0-8 4 0 2 5 26 20 51 8 12 20 25 36 37-95 0-191 0-287 0-7 0-14-1-14 8 0 8 7 9 14 9 96 0 192 0 287 0z"><text:p/></draw:path><draw:path draw:style-name="gr3" draw:text-style-name="P6" svg:width="0.1043in" svg:height="0.1031in" svg:x="1.4228in" svg:y="0.0098in" svg:viewBox="0 0 266 263" svg:d="M98 143c4 0 9 0 13 0 20 30 39 60 58 88 5 7 14 22 18 28 2 4 4 4 13 4 18 0 35 0 53 0 7 0 13 0 13-6 0-4-2-6-6-7-15-3-33-29-42-41-3-3-22-28-49-70 35-6 69-21 69-66 0-54-58-73-103-73-40 0-81 0-122 0-6 0-13 0-13 7 0 6 8 6 11 6 22 0 24 4 24 22 0 64 0 129 0 193 0 19-2 22-24 22-3 0-11 0-11 7 0 6 7 6 13 6 35 0 71 0 106 0 8 0 13 0 13-6 0-7-7-7-11-7-22 0-23-3-23-22 0-28 0-56 0-85zM173 124c10-14 12-35 12-51 0-19-3-40-16-55 17 3 54 15 54 55 0 24-11 44-50 51zM98 34c0-8 0-21 24-21 32 0 49 15 49 60 0 49-13 57-73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3" draw:text-style-name="P6" svg:width="0.035in" svg:height="0.1512in" svg:x="1.539in" svg:y="0in" svg:viewBox="0 0 90 385" svg:d="M90 193c0-30-4-76-25-120-23-48-57-73-61-73-2 0-4 2-4 4s0 2 8 9c38 38 60 99 60 180 0 65-14 133-62 181-6 6-6 6-6 7 0 2 2 4 4 4 4 0 39-26 62-76 20-41 24-84 24-116z"><text:p/></draw:path><draw:path draw:style-name="gr3" draw:text-style-name="P6" svg:width="0.0161in" svg:height="0.0157in" svg:x="1.6024in" svg:y="0.0972in" svg:viewBox="0 0 42 41" svg:d="M42 21c0-12-10-21-21-21s-21 9-21 21c0 11 10 20 21 20s21-9 21-20z"><text:p/></draw:path><draw:path draw:style-name="gr3" draw:text-style-name="P6" svg:width="0.0748in" svg:height="0.1067in" svg:x="1.6398in" svg:y="0.0071in" svg:viewBox="0 0 191 272" svg:d="M118 155c16 41 34 98 40 107 7 9 10 9 21 9 3 0 6 0 8 0 4 0 4-1 4-3s0-3-1-5c-4-4-6-10-10-17-26-73-51-146-78-218-8-24-29-28-47-28-2 0-7 0-7 4 0 3 3 4 4 4 12 2 15 4 25 31 12 35 25 70 37 105-35 35-71 70-106 105-6 4-8 6-8 12 0 7 6 11 12 11s10-4 12-9c31-36 63-71 94-108z"><text:p/></draw:path><draw:path draw:style-name="gr3" draw:text-style-name="P6" svg:width="0.0756in" svg:height="0.0685in" svg:x="1.7252in" svg:y="0.0453in" svg:viewBox="0 0 193 175" svg:d="M118 54c2-10 11-45 38-45 2 0 11 0 19 4-10 2-18 12-18 21 0 7 4 14 15 14 8 0 21-7 21-23 0-19-24-25-37-25-22 0-36 21-40 30-10-26-30-30-42-30-40 0-62 50-62 59 0 5 3 5 5 5 3 0 4-1 5-5 12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6" svg:width="0.076in" svg:height="0.087in" svg:x="1.8622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1028in" svg:height="0.1063in" svg:x="1.9976in" svg:y="0.0098in" svg:viewBox="0 0 262 271" svg:d="M33 35c0 63 0 126 0 187 0 20-2 28-22 28-4 0-11 0-11 7 0 6 6 6 13 6 20 0 40 0 60 0 7 0 13 0 13-6 0-7-7-7-12-7-21 0-24-9-24-29 0-58 0-118 0-176 56 74 111 148 167 220 3 5 5 6 7 6 7 0 7-7 7-13 0-72 0-145 0-217 0-21 3-27 22-28 2 0 9 0 9-6 0-7-7-7-13-7-19 0-38 0-56 0-8 0-14 0-14 7 0 6 7 6 11 6 22 1 25 9 25 29 0 39 0 80 0 121-39-53-79-105-117-157-3-6-4-6-13-6-22 0-45 0-67 0-8 0-14 0-14 7 0 6 6 6 8 6 11 1 19 8 22 12-1 4-1 5-1 10zM218 243c-56-72-112-146-168-220-4-5-4-5-8-10 15 0 31 0 46 0 43 59 87 117 130 176 0 18 0 37 0 54z"><text:p/></draw:path><draw:path draw:style-name="gr3" draw:text-style-name="P6" svg:width="0.0157in" svg:height="0.0157in" svg:x="2.1165in" svg:y="0.0972in" svg:viewBox="0 0 41 41" svg:d="M41 21c0-12-9-21-20-21-12 0-21 9-21 21 0 11 9 20 21 20 11 0 20-9 20-20z"><text:p/></draw:path><draw:path draw:style-name="gr3" draw:text-style-name="P6" svg:width="0.0693in" svg:height="0.0976in" svg:x="2.148in" svg:y="0.0453in" svg:viewBox="0 0 177 249" svg:d="M176 25c0-2 1-4 1-6 0-7-4-11-11-11-4 0-14 3-16 16-7-14-20-24-36-24-44 0-92 54-92 110 0 38 23 61 52 61 23 0 40-18 45-22-8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6" svg:width="0.035in" svg:height="0.1512in" svg:x="2.2386in" svg:y="0in" svg:viewBox="0 0 90 385" svg:d="M90 381c0-1 0-1-6-8-49-49-61-122-61-180 0-67 14-135 62-182 5-5 5-5 5-7 0-3-2-4-4-4-3 0-39 26-61 76-19 42-25 85-25 117 0 29 4 76 26 120 24 47 57 72 60 72 2 0 4-1 4-4z"><text:p/></draw:path><draw:path draw:style-name="gr3" draw:text-style-name="P6" svg:width="0.0756in" svg:height="0.0685in" svg:x="2.2874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41 0 63-49 63-59 0-4-5-4-6-4-3 0-4 1-4 4-14 41-40 50-52 50-15 0-21-12-21-25 0-9 2-17 7-34 4-18 8-35 13-53z"><text:p/></draw:path><draw:path draw:style-name="gr3" draw:text-style-name="P6" svg:width="0.035in" svg:height="0.1512in" svg:x="2.3787in" svg:y="0in" svg:viewBox="0 0 90 385" svg:d="M90 193c0-30-4-76-26-120-23-48-56-73-60-73-2 0-4 2-4 4s0 2 8 9c37 38 59 99 59 180 0 65-14 133-61 181-6 6-6 6-6 7 0 2 2 4 4 4 4 0 39-26 61-76 20-41 25-84 25-116z"><text:p/></draw:path><draw:path draw:style-name="gr3" draw:text-style-name="P6" svg:width="0.0346in" svg:height="0.1512in" svg:x="2.4445in" svg:y="0in" svg:viewBox="0 0 89 385" svg:d="M89 381c0-1 0-1-6-8-49-49-61-122-61-180 0-67 14-135 62-182 5-5 5-5 5-7 0-3-1-4-3-4-5 0-40 26-62 76-20 42-24 85-24 117 0 29 3 76 25 120 23 47 56 72 61 72 2 0 3-1 3-4z"><text:p/></draw:path><draw:path draw:style-name="gr3" draw:text-style-name="P6" svg:width="0.0756in" svg:height="0.0685in" svg:x="2.4929in" svg:y="0.0453in" svg:viewBox="0 0 193 175" svg:d="M118 54c2-10 11-45 38-45 1 0 11 0 19 4-11 2-19 12-19 21 0 7 5 14 16 14 7 0 21-7 21-23 0-19-24-25-37-25-22 0-36 21-40 30-10-26-31-30-42-30-40 0-63 50-63 59 0 5 4 5 6 5s4-1 4-5c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6" svg:width="0.035in" svg:height="0.1512in" svg:x="2.5839in" svg:y="0in" svg:viewBox="0 0 90 385" svg:d="M90 193c0-30-4-76-25-120-24-48-57-73-61-73-2 0-4 2-4 4s0 2 8 9c37 38 59 99 59 180 0 65-14 133-61 181-6 6-6 6-6 7 0 2 2 4 4 4 4 0 39-26 62-76 20-41 24-84 24-116z"><text:p/></draw:path></draw:g></text:p>
      <text:p text:style-name="P30">טווח ותחום אפשרי ל־<draw:g text:anchor-type="as-char" svg:y="-0.102in" draw:z-index="137" draw:name="Shape150" draw:style-name="gr1"><svg:title>TexMaths</svg:title><svg:desc>11§display§F§svg§600§FALSE§</svg:desc><draw:path draw:style-name="gr2" draw:text-style-name="P5" svg:width="0.0976in" svg:height="0.0862in" svg:x="0.002in" svg:y="0.0075in" svg:viewBox="0 0 249 220" svg:d="M0 0c83 0 166 0 249 0 0 73 0 147 0 220-83 0-166 0-249 0 0-73 0-147 0-220z"><text:p/></draw:path><draw:path draw:style-name="gr3" draw:text-style-name="P6" svg:width="0.1071in" svg:height="0.102in" svg:x="-0.0004in" svg:y="0in" svg:viewBox="0 0 273 260" svg:d="M102 135c12 0 24 0 38 0 27 0 31 7 31 17 0 3-1 8-3 19-1 2-1 3-1 5 0 3 2 4 5 4s3-1 5-8c8-27 14-55 21-82 1-4 1-6 1-7-1-2 0-4-4-4s-5 2-6 9c-8 29-16 36-48 36-12 0-24 0-35 0 7-33 15-65 24-97 3-14 4-15 20-15 17 0 34 0 50 0 49 0 57 12 57 42 0 9 0 11-1 21-1 5-1 6-1 7s1 5 5 5 4-3 5-10c2-23 6-45 8-67 1-10-1-10-11-10-63 0-125 0-187 0-8 0-12 0-12 8 0 4 4 4 11 4 14 0 25 0 25 7 0 2 0 2-2 10-18 66-34 134-51 201-4 15-4 18-35 18-7 0-11 0-11 8 0 4 6 4 7 4 11 0 39-1 50-1 12 0 44 1 57 1 4 0 8 0 8-8 0-2-2-2-2-3-1-1-2-1-11-1-8 0-10 0-20-1-11-1-12-2-12-8 0-3 0-2 1-9 8-31 15-63 24-95z"><text:p/></draw:path></draw:g>:</text:p>
      <text:p text:style-name="P8"><text:soft-page-break/><draw:g text:anchor-type="as-char" svg:y="-0.1134in" draw:z-index="139" draw:name="Shape151" draw:style-name="gr1"><svg:title>TexMaths</svg:title><svg:desc>11§display§\dom(F) = \N \to (\N \to \R), \range(F) = \N \to \R§svg§600§FALSE§</svg:desc><draw:path draw:style-name="gr2" draw:text-style-name="P5" svg:width="2.9591in" svg:height="0.1358in" svg:x="0.0024in" svg:y="0.0071in" svg:viewBox="0 0 7517 346" svg:d="M3759 346c-1253 0-2506 0-3759 0 0-116 0-230 0-346 2506 0 5011 0 7517 0 0 116 0 230 0 346-1253 0-2506 0-3758 0z"><text:p/></draw:path><draw:path draw:style-name="gr3" draw:text-style-name="P6" svg:width="0.0744in" svg:height="0.1063in" svg:x="-0.0004in" svg:y="0.0071in" svg:viewBox="0 0 190 271" svg:d="M134 246c0 8 0 17 0 25 19-1 38-2 56-5 0-3 0-7 0-12-26 0-29-2-29-21 0-77 0-155 0-233-19 1-38 3-56 4 0 5 0 8 0 13 27 0 30 2 30 20 0 28 0 55 0 84-11-14-27-24-48-24-46 0-87 38-87 88 0 47 39 86 83 86 24 0 41-13 51-25zM134 143c0 27 0 53 0 78 0 7 0 8-4 15-12 18-29 26-46 26s-31-10-40-24c-11-17-12-38-12-53 0-14 1-37 12-55 9-12 23-24 44-24 13 0 30 5 42 23 4 6 4 8 4 14z"><text:p/></draw:path><draw:path draw:style-name="gr3" draw:text-style-name="P6" svg:width="0.0673in" svg:height="0.0693in" svg:x="0.0831in" svg:y="0.0453in" svg:viewBox="0 0 172 177" svg:d="M172 90c0-49-39-90-86-90-49 0-86 42-86 90 0 50 41 87 86 87 46 0 86-37 86-87zM86 167c-17 0-33-7-44-25-10-18-10-41-10-55s0-35 10-53c10-17 28-25 44-25s34 9 44 25c10 17 10 39 10 53s0 35-9 52-25 28-45 28z"><text:p/></draw:path><draw:path draw:style-name="gr3" draw:text-style-name="P6" svg:width="0.1189in" svg:height="0.0669in" svg:x="0.1598in" svg:y="0.0453in" svg:viewBox="0 0 303 171" svg:d="M31 39c0 34 0 68 0 103 0 17-5 17-31 17 0 3 0 7 0 12 14 0 34-1 44-1s31 1 44 1c0-5 0-9 0-12-26 0-31 0-31-17 0-24 0-48 0-72 0-39 28-61 53-61 24 0 29 21 29 43 0 29 0 59 0 90 0 17-5 17-31 17 0 3 0 7 0 12 13 0 33-1 44-1 10 0 30 1 43 1 0-5 0-9 0-12-26 0-30 0-30-17 0-24 0-48 0-72 0-39 28-61 52-61s28 21 28 43c0 29 0 59 0 90 0 17-4 17-29 17 0 3 0 7 0 12 13 0 33-1 44-1 10 0 29 1 43 1 0-5 0-9 0-12-20 0-30 0-31-11 0-26 0-50 0-74 0-33 0-45-11-60-6-6-19-14-41-14-33 0-49 23-56 39-6-35-34-39-52-39-28 0-46 17-57 41 0-13 0-28 0-41-19 1-36 3-55 4 0 5 0 8 0 13 28 0 31 2 31 22z"><text:p/></draw:path><draw:path draw:style-name="gr3" draw:text-style-name="P6" svg:width="0.0346in" svg:height="0.1512in" svg:x="0.2972in" svg:y="0in" svg:viewBox="0 0 89 385" svg:d="M89 381c0-1 0-1-6-8-49-49-61-122-61-179 0-68 15-136 63-183 4-5 4-5 4-7 0-3-1-4-3-4-5 0-39 26-62 76-20 42-24 85-24 118 0 28 4 75 25 119 23 47 56 72 61 72 2 0 3-1 3-4z"><text:p/></draw:path><draw:path draw:style-name="gr3" draw:text-style-name="P6" svg:width="0.1079in" svg:height="0.1024in" svg:x="0.3469in" svg:y="0.0098in" svg:viewBox="0 0 275 261" svg:d="M102 137c12 0 26 0 38 0 29 0 32 6 32 17 0 2 0 8-3 19-1 2-1 3-1 4 0 4 3 5 5 5 4 0 4-1 5-8 8-29 15-56 22-84 1-4 1-5 1-6s-1-5-4-5c-4 0-4 2-7 9-7 30-16 36-49 36-12 0-23 0-35 0 7-33 16-65 24-98 4-13 4-14 21-14s34 0 51 0c48 0 57 12 57 42 0 9 0 11-2 21-1 5-1 5-1 6 0 3 1 6 6 6 3 0 4-2 5-10 3-22 6-45 8-67 1-10-1-10-11-10-63 0-126 0-189 0-8 0-12 0-12 8 0 4 4 4 11 4 14 0 25 0 25 7 0 1 0 2-2 9-17 68-34 136-51 203-4 15-4 18-35 18-7 0-11 0-11 8 0 4 4 4 6 4 12 0 40-1 51-1 12 0 44 1 57 1 4 0 8 0 8-8 0-2-1-2-2-3s-1-1-10-1-11 0-21 0c-11-1-12-3-12-8 0-1 0-3 1-9 8-32 17-64 24-95z"><text:p/></draw:path><draw:path draw:style-name="gr3" draw:text-style-name="P6" svg:width="0.0346in" svg:height="0.1512in" svg:x="0.4693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1008in" svg:height="0.0354in" svg:x="0.5701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6" svg:width="0.1024in" svg:height="0.1063in" svg:x="0.7264in" svg:y="0.0098in" svg:viewBox="0 0 261 271" svg:d="M33 35c0 63 0 126 0 187 0 20-3 28-23 28-3 0-10 0-10 7 0 6 6 6 12 6 20 0 41 0 61 0 6 0 13 0 13-6 0-7-7-7-12-7-21 0-24-9-24-29 0-58 0-118 0-176 56 74 111 148 167 220 3 5 5 6 7 6 7 0 7-7 7-13 0-72 0-145 0-217 0-21 3-27 21-28 2 0 9 0 9-6 0-7-6-7-12-7-19 0-38 0-56 0-8 0-14 0-14 7 0 6 7 6 11 6 21 1 25 9 25 29 0 39 0 80 0 121-39-53-79-105-117-157-3-6-4-6-14-6-22 0-45 0-67 0-7 0-13 0-13 7 0 6 6 6 8 6 11 1 18 8 22 12-1 4-1 5-1 10zM218 243c-56-72-112-146-168-220-5-5-5-5-9-10 15 0 31 0 46 0 44 59 87 117 131 176 0 18 0 37 0 54z"><text:p/></draw:path><draw:path draw:style-name="gr3" draw:text-style-name="P6" svg:width="0.1346in" svg:height="0.0787in" svg:x="0.8831in" svg:y="0.0362in" svg:viewBox="0 0 343 201" svg:d="M300 109c-21 15-32 32-34 36-17 27-21 51-21 52 0 4 5 4 8 4 7 0 7-1 9-7 9-38 32-71 75-88 5-1 6-3 6-5 0-3-2-3-3-4-18-7-64-27-79-91-1-5-1-6-8-6-3 0-8 0-8 4 0 2 4 26 20 51 8 12 19 25 35 37-95 0-191 0-287 0-6 0-13 0-13 9 0 8 7 8 13 8 96 0 192 0 287 0z"><text:p/></draw:path><draw:path draw:style-name="gr3" draw:text-style-name="P6" svg:width="0.035in" svg:height="0.1512in" svg:x="1.0843in" svg:y="0in" svg:viewBox="0 0 90 385" svg:d="M90 381c0-1 0-1-6-8-49-49-62-122-62-179 0-68 15-136 63-183 5-5 5-5 5-7 0-3-2-4-4-4-3 0-39 26-62 76-20 42-24 85-24 118 0 28 4 75 25 119 23 47 58 72 61 72 2 0 4-1 4-4z"><text:p/></draw:path><draw:path draw:style-name="gr3" draw:text-style-name="P6" svg:width="0.1028in" svg:height="0.1063in" svg:x="1.1323in" svg:y="0.0098in" svg:viewBox="0 0 262 271" svg:d="M33 35c0 63 0 126 0 187 0 20-3 28-22 28-4 0-11 0-11 7 0 6 6 6 13 6 20 0 40 0 60 0 6 0 13 0 13-6 0-7-7-7-12-7-21 0-24-9-24-29 0-58 0-118 0-176 56 74 111 148 167 220 3 5 5 6 7 6 7 0 7-7 7-13 0-72 0-145 0-217 0-21 3-27 22-28 2 0 9 0 9-6 0-7-7-7-13-7-19 0-38 0-56 0-8 0-14 0-14 7 0 6 7 6 11 6 22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3" draw:text-style-name="P6" svg:width="0.1346in" svg:height="0.0787in" svg:x="1.289in" svg:y="0.0362in" svg:viewBox="0 0 343 201" svg:d="M300 109c-21 15-30 32-34 36-17 27-21 51-21 52 0 4 5 4 8 4 7 0 8-1 9-7 9-38 32-71 75-88 5-1 6-3 6-5 0-3-2-4-3-4-18-7-64-27-78-91-1-5-2-6-9-6-3 0-8 0-8 4 0 2 4 26 20 51 8 12 19 25 35 37-95 0-191 0-287 0-6 0-13 0-13 9 0 8 7 8 13 8 96 0 192 0 287 0z"><text:p/></draw:path><draw:path draw:style-name="gr3" draw:text-style-name="P6" svg:width="0.1039in" svg:height="0.1031in" svg:x="1.4776in" svg:y="0.0098in" svg:viewBox="0 0 265 263" svg:d="M98 143c4 0 9 0 13 0 20 30 39 60 58 88 4 7 14 22 18 28 2 4 3 4 12 4 18 0 36 0 54 0 7 0 12 0 12-6 0-4-2-6-5-7-15-3-33-29-43-41-2-3-22-28-48-70 35-6 68-21 68-66 0-54-57-73-103-73-40 0-80 0-121 0-6 0-13 0-13 7 0 6 8 6 10 6 23 0 24 4 24 22 0 64 0 129 0 193 0 19-1 22-24 22-2 0-10 0-10 7 0 6 7 6 13 6 35 0 71 0 106 0 8 0 13 0 13-6 0-7-7-7-11-7-22 0-23-3-23-22 0-28 0-56 0-85zM172 124c11-14 12-35 12-51 0-19-2-40-15-55 16 3 54 15 54 55 0 24-11 44-51 51zM98 34c0-8 0-21 23-21 33 0 50 15 50 60 0 49-13 57-73 57 0-32 0-64 0-96zM45 250c3-7 3-18 3-21 0-64 0-129 0-194 0-4 0-14-3-22 14 0 30 0 44 0-5 7-5 15-5 20 0 65 0 131 0 196 0 3 0 14 3 21-14 0-28 0-42 0zM128 143c2 0 3-1 6-1 7 0 15 0 21-1 6 9 47 77 79 109-12 0-25 0-37 0-23-35-46-72-69-107z"><text:p/></draw:path><draw:path draw:style-name="gr3" draw:text-style-name="P6" svg:width="0.035in" svg:height="0.1512in" svg:x="1.5929in" svg:y="0in" svg:viewBox="0 0 90 385" svg:d="M90 194c0-31-4-77-25-121-24-48-57-73-61-73-2 0-4 2-4 4s0 2 8 9c37 38 59 99 59 181 0 64-14 132-61 180-6 6-6 6-6 7 0 2 2 4 4 4 4 0 39-26 62-76 20-41 24-84 24-115z"><text:p/></draw:path><draw:path draw:style-name="gr3" draw:text-style-name="P6" svg:width="0.0173in" svg:height="0.0453in" svg:x="1.6567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6" svg:width="0.0508in" svg:height="0.0669in" svg:x="1.7157in" svg:y="0.0453in" svg:viewBox="0 0 130 171" svg:d="M54 43c0-14 0-29 0-43-18 1-36 3-54 4 0 5 0 8 0 13 26 0 30 2 30 22 0 34 0 68 0 103 0 17-5 17-30 17 0 3 0 7 0 12 15 0 33-1 44-1 15 0 34 0 50 1 0-5 0-9 0-12-4 0-6 0-9 0-29 0-30-5-30-18 0-20 0-40 0-60 0-38 17-72 46-72 2 0 4 0 5 0-1 1-9 5-9 15 0 11 8 17 16 17 7 0 17-5 17-17 0-13-12-24-29-24-28 0-42 26-47 43z"><text:p/></draw:path><draw:path draw:style-name="gr3" draw:text-style-name="P6" svg:width="0.0685in" svg:height="0.0693in" svg:x="1.7772in" svg:y="0.0453in" svg:viewBox="0 0 175 177" svg:d="M113 144c1 16 12 31 30 31 8 0 32-5 32-36 0-8 0-16 0-22-3 0-7 0-10 0 0 6 0 14 0 22 0 22-10 24-14 24-12 0-15-17-15-19 0-26 0-52 0-77 0-16 0-32-13-46-15-14-34-21-53-21-31 0-58 19-58 44 0 11 8 18 18 18 11 0 17-8 17-18 0-4-2-18-19-18 11-13 29-17 41-17 19 0 41 14 41 49 0 5 0 10 0 15-20 1-46 2-70 13-30 13-40 33-40 51 0 30 39 40 63 40 25 0 43-15 50-33zM110 80c0 12 0 26 0 39 0 36-27 49-45 49-19 0-35-13-35-33s16-52 80-55z"><text:p/></draw:path><draw:path draw:style-name="gr3" draw:text-style-name="P6" svg:width="0.076in" svg:height="0.0669in" svg:x="1.852in" svg:y="0.0453in" svg:viewBox="0 0 194 171" svg:d="M30 39c0 34 0 68 0 103 0 17-5 17-30 17 0 3 0 7 0 12 13 0 33-1 43-1s31 1 44 1c0-5 0-9 0-12-26 0-31 0-31-17 0-24 0-48 0-72 0-39 28-61 53-61 24 0 29 21 29 43 0 29 0 59 0 90 0 17-5 17-31 17 0 3 0 7 0 12 14 0 34-1 44-1s29 1 43 1c0-5 0-9 0-12-20 0-30 0-30-11 0-26 0-50 0-74 0-33 0-45-12-60-6-6-18-14-41-14-27 0-46 17-57 41 0-13 0-28 0-41-18 1-36 3-54 4 0 5 0 8 0 13 26 0 30 2 30 22z"><text:p/></draw:path><draw:path draw:style-name="gr3" draw:text-style-name="P6" svg:width="0.0693in" svg:height="0.0992in" svg:x="1.9358in" svg:y="0.0449in" svg:viewBox="0 0 177 253" svg:d="M76 109c-34 0-34-39-34-47 0-11 0-23 6-33 4-5 13-16 28-16 33 0 33 39 33 48 0 11 0 23-6 33-3 4-12 15-27 15zM31 124c0-2 0-11 6-18 16 11 31 12 39 12 35 0 63-27 63-56 0-15-7-29-17-38 14-13 28-15 35-15 1 0 3 0 4 0-5 2-6 6-6 11 0 6 5 11 11 11 3 0 11-2 11-11 0-7-4-20-20-20-7 0-24 2-40 19-17-13-33-15-41-15-36 0-63 27-63 57 0 17 8 31 18 39-5 7-12 19-12 33 0 11 5 27 17 34-23 7-36 23-36 39 0 26 39 47 86 47 46 0 86-20 86-48 0-13-6-33-26-44-19-11-43-11-66-11-10 0-26 0-28 0-13-1-21-13-21-26zM86 244c-39 0-65-19-65-38 0-18 14-32 32-33 8 0 14 0 22 0 34 0 77 0 77 33 0 20-28 38-66 38z"><text:p/></draw:path><draw:path draw:style-name="gr3" draw:text-style-name="P6" svg:width="0.0587in" svg:height="0.0693in" svg:x="2.0118in" svg:y="0.0453in" svg:viewBox="0 0 150 177" svg:d="M33 76c2-57 34-67 47-67 40 0 44 52 44 67-30 0-60 0-91 0zM32 84c36 0 71 0 108 0 9 0 10 0 10-8 0-39-21-76-70-76-44 0-80 40-80 88 0 52 41 89 86 89 46 0 64-43 64-50 0-4-4-5-5-5-4 0-4 2-5 6-13 39-49 39-52 39-20 0-35-11-44-25-12-19-12-44-12-58z"><text:p/></draw:path><draw:path draw:style-name="gr3" draw:text-style-name="P6" svg:width="0.035in" svg:height="0.1512in" svg:x="2.0902in" svg:y="0in" svg:viewBox="0 0 90 385" svg:d="M90 381c0-1 0-1-6-8-49-49-61-122-61-179 0-68 14-136 62-183 5-5 5-5 5-7 0-3-2-4-4-4-3 0-39 26-62 76-18 42-24 85-24 118 0 28 4 75 26 119 24 47 57 72 60 72 2 0 4-1 4-4z"><text:p/></draw:path><draw:path draw:style-name="gr3" draw:text-style-name="P6" svg:width="0.1075in" svg:height="0.1024in" svg:x="2.1406in" svg:y="0.0098in" svg:viewBox="0 0 274 261" svg:d="M102 137c12 0 26 0 38 0 28 0 32 6 32 17 0 2 0 8-4 19 0 2-1 3-1 4 0 4 4 5 6 5 3 0 3-1 5-8 7-29 15-56 21-84 1-4 1-5 1-6s-1-5-4-5c-5 0-5 2-6 9-8 30-17 36-50 36-12 0-23 0-35 0 8-33 16-65 25-98 3-13 4-14 21-14 16 0 34 0 50 0 49 0 58 12 58 42 0 9 0 11-2 21-1 5-1 5-1 6 0 3 1 6 5 6s4-2 5-10c2-22 6-45 8-67 1-10-1-10-10-10-64 0-126 0-190 0-8 0-11 0-11 8 0 4 3 4 11 4 14 0 25 0 25 7 0 1 0 2-2 9-18 68-34 136-52 203-3 15-4 18-35 18-7 0-10 0-10 8 0 4 4 4 6 4 11 0 39-1 50-1 13 0 45 1 58 1 4 0 8 0 8-8 0-2-1-2-2-3s-2-1-11-1-10 0-20 0c-11-1-13-3-13-8 0-1 0-3 2-9 8-32 17-64 24-95z"><text:p/></draw:path><draw:path draw:style-name="gr3" draw:text-style-name="P6" svg:width="0.035in" svg:height="0.1512in" svg:x="2.2622in" svg:y="0in" svg:viewBox="0 0 90 385" svg:d="M90 194c0-31-4-77-26-121-23-48-56-73-60-73-3 0-4 2-4 4s0 2 8 9c37 38 59 99 59 181 0 64-14 132-61 180-6 6-6 6-6 7 0 2 1 4 4 4 4 0 39-26 61-76 20-41 25-84 25-115z"><text:p/></draw:path><draw:path draw:style-name="gr3" draw:text-style-name="P6" svg:width="0.1008in" svg:height="0.0354in" svg:x="2.363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028in" svg:height="0.1063in" svg:x="2.5193in" svg:y="0.0098in" svg:viewBox="0 0 262 271" svg:d="M34 35c0 63 0 126 0 187 0 20-3 28-23 28-4 0-11 0-11 7 0 6 7 6 13 6 20 0 40 0 60 0 7 0 13 0 13-6 0-7-7-7-11-7-22 0-25-9-25-29 0-58 0-118 0-176 56 74 111 148 167 220 3 5 5 6 9 6 6 0 6-7 6-13 0-72 0-145 0-217 0-21 3-27 21-28 2 0 9 0 9-6 0-7-6-7-13-7-19 0-38 0-56 0-7 0-14 0-14 7 0 6 7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3" draw:text-style-name="P6" svg:width="0.1346in" svg:height="0.0787in" svg:x="2.6764in" svg:y="0.0362in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3" draw:text-style-name="P6" svg:width="0.1043in" svg:height="0.1031in" svg:x="2.8646in" svg:y="0.0098in" svg:viewBox="0 0 266 263" svg:d="M98 143c4 0 10 0 14 0 19 30 39 60 57 88 5 7 14 22 18 28 3 4 4 4 13 4 18 0 35 0 53 0 8 0 13 0 13-6 0-4-2-6-5-7-16-3-34-29-43-41-3-3-22-28-49-70 36-6 69-21 69-66 0-54-58-73-103-73-40 0-81 0-122 0-6 0-13 0-13 7 0 6 8 6 11 6 22 0 24 4 24 22 0 64 0 129 0 193 0 19-2 22-24 22-3 0-11 0-11 7 0 6 7 6 13 6 35 0 72 0 107 0 7 0 12 0 12-6 0-7-7-7-11-7-22 0-23-3-23-22 0-28 0-56 0-85zM173 124c11-14 12-35 12-51 0-19-2-40-16-55 17 3 54 15 54 55 0 24-11 44-50 51zM98 34c0-8 0-21 24-21 33 0 49 15 49 60 0 49-13 57-73 57 0-32 0-64 0-96zM45 250c3-7 3-18 3-21 0-64 0-129 0-194 0-4 0-14-3-22 14 0 30 0 44 0-4 7-4 15-4 20 0 65 0 131 0 196 0 3 0 14 2 21-14 0-28 0-42 0zM128 143c2 0 4-1 7-1 6 0 15 0 20-1 6 9 47 77 79 109-12 0-25 0-37 0-23-35-46-72-69-107z"><text:p/></draw:path></draw:g></text:p>
      <text:h text:style-name="P15" text:outline-level="3">סעיף (ב)</text:h>
      <text:p text:style-name="P30">נחשב לפי כלל <draw:g text:anchor-type="as-char" svg:y="-0.1063in" draw:z-index="140" draw:name="Shape152" draw:style-name="gr1"><svg:title>TexMaths</svg:title><svg:desc>11§display§\beta§svg§600§FALSE§</svg:desc><draw:path draw:style-name="gr2" draw:text-style-name="P5" svg:width="0.0709in" svg:height="0.1201in" svg:x="0.0031in" svg:y="0.0071in" svg:viewBox="0 0 181 306" svg:d="M0 0c61 0 120 0 181 0 0 102 0 204 0 306-61 0-120 0-181 0 0-102 0-204 0-306z"><text:p/></draw:path><draw:path draw:style-name="gr3" draw:text-style-name="P6" svg:width="0.0823in" svg:height="0.1358in" svg:x="-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: </text:p>
      <text:p text:style-name="P8"><draw:g text:anchor-type="as-char" svg:y="-0.5154in" draw:z-index="141" draw:name="Shape153" draw:style-name="gr1"><svg:title>TexMaths</svg:title><svg:desc>11§latex§\begin{alignat*}{9}
&amp;&amp;F(\lambda n \in \N. &amp;\lambda m \in \N. n + 1)(0) \\
= \;&amp;&amp;(\lambda x \in \N. (\lambda n \in \N. &amp;\lambda m \in \N. n + 1)(x)(x))(0) \\
= \;&amp;&amp;(\lambda n \in \N. &amp;\lambda m \in \N. n + 1)(0)(0) \\
= \;&amp;&amp;(&amp;\lambda m \in \N. 0 + 1)(0) \\
= \;&amp;&amp; &amp;0
\end{align}§svg§600§FALSE§</svg:desc><draw:path draw:style-name="gr2" draw:text-style-name="P5" svg:width="2.9173in" svg:height="1.0142in" svg:x="-0.0004in" svg:y="0.0071in" svg:viewBox="0 0 7411 2577" svg:d="M0 0c2471 0 4940 0 7411 0 0 859 0 1717 0 2577-2471 0-4940 0-7411 0 0-860 0-1718 0-2577z"><text:p/></draw:path><draw:path draw:style-name="gr3" draw:text-style-name="P6" svg:width="0.1075in" svg:height="0.1028in" svg:x="0.6126in" svg:y="0.011in" svg:viewBox="0 0 274 262" svg:d="M102 136c12 0 26 0 38 0 28 0 32 7 32 18 0 3 0 8-3 19-1 2-1 3-1 4 0 3 3 5 5 5 4 0 4-2 5-8 8-28 15-56 22-84 1-4 1-5 1-6s-2-5-5-5c-5 0-3 2-6 9-7 30-16 36-49 36-12 0-23 0-35 0 7-33 16-65 24-98 3-13 4-15 21-15s34 0 51 0c48 0 57 13 57 43 0 9 0 11-2 21-1 5-1 5-1 6 0 3 1 6 5 6s5-2 5-10c2-22 6-45 8-67 1-10 0-10-10-10-63 0-126 0-189 0-8 0-12 0-12 8 0 3 3 3 11 3 14 0 25 0 25 8 0 1 0 2-2 9-17 68-34 136-51 204-4 16-4 19-35 19-7 0-11 0-11 6 0 5 4 5 6 5 11 0 39-1 51-1s44 1 57 1c4 0 8 0 8-7 0-3-1-3-2-4-1 0-2 0-11 0-8 0-10 0-20-1-11-1-12-4-12-8 0-1 0-3 1-9 8-32 17-65 24-97z"><text:p/></draw:path><draw:path draw:style-name="gr3" draw:text-style-name="P6" svg:width="0.035in" svg:height="0.1516in" svg:x="0.7406in" svg:y="0in" svg:viewBox="0 0 90 386" svg:d="M90 383c0-1 0-2-6-9-49-48-61-122-61-180 0-67 14-136 62-184 5-4 5-4 5-6 0-3-2-4-4-4-3 0-39 26-62 76-20 42-24 85-24 118 0 29 4 77 25 120 23 47 58 72 61 72 2 0 4-1 4-3z"><text:p/></draw:path><draw:path draw:style-name="gr3" draw:text-style-name="P6" svg:width="0.0748in" svg:height="0.1071in" svg:x="0.7929in" svg:y="0.0087in" svg:viewBox="0 0 191 273" svg:d="M117 155c16 41 35 100 40 109 7 8 10 8 21 8 4 0 6 0 9 0s4-2 4-4c0-1-1-2-2-3-4-4-6-10-9-17-26-74-52-147-79-220-7-24-28-28-47-28-2 0-7 0-7 4 0 3 3 3 4 4 13 2 15 4 25 31 12 35 25 70 37 105-35 35-71 71-106 106-5 4-7 6-7 12s4 11 11 11c6 0 10-5 13-8 31-36 62-74 93-110z"><text:p/></draw:path><draw:path draw:style-name="gr3" draw:text-style-name="P6" svg:width="0.0823in" svg:height="0.0685in" svg:x="0.878in" svg:y="0.0469in" svg:viewBox="0 0 210 175" svg:d="M23 149c-1 5-3 14-3 16 0 7 5 10 11 10 4 0 11-2 14-10 0-1 6-20 8-29 2-12 5-23 8-35 2-9 5-17 6-26 2-7 6-18 6-19 5-12 26-47 62-47 18 0 21 14 21 27 0 23-18 73-25 89-3 9-3 15-3 19 0 18 13 31 32 31 36 0 50-56 50-59 0-4-4-4-5-4-4 0-4 1-6 7-8 26-20 48-39 48-7 0-9-4-9-13 0-10 3-19 6-27 8-21 25-63 25-85 0-27-17-42-46-42-34 0-53 25-60 34-1-22-18-34-35-34-18 0-26 15-29 22-6 13-12 36-12 37 0 5 3 4 4 5 5 0 5-1 7-9 7-27 14-46 29-46 7 0 12 4 12 17 0 8-1 13-7 33-8 30-14 60-22 90z"><text:p/></draw:path><draw:path draw:style-name="gr3" draw:text-style-name="P6" svg:width="0.0756in" svg:height="0.0878in" svg:x="1.0201in" svg:y="0.0323in" svg:viewBox="0 0 193 224" svg:d="M179 120c7 0 14 0 14-8 0-7-7-7-14-7-55 0-109 0-164 0 5-52 50-90 104-90 20 0 41 0 60 0 7 0 14 0 14-7 0-8-7-8-14-8-19 0-40 0-60 0-67 0-119 50-119 112s52 112 119 112c20 0 41 0 60 0 7 0 14 0 14-7 0-9-7-9-14-9-19 0-40 0-60 0-54 0-99-36-104-88 55 0 109 0 164 0z"><text:p/></draw:path><draw:path draw:style-name="gr3" draw:text-style-name="P6" svg:width="0.1028in" svg:height="0.1067in" svg:x="1.1547in" svg:y="0.0098in" svg:viewBox="0 0 262 272" svg:d="M34 34c0 63 0 127 0 189 0 21-3 28-23 28-4 0-11 1-11 6 0 7 7 7 13 7 20 0 41 0 61 0 6 0 12 0 12-7 0-5-6-6-11-6-22 0-24-9-24-29 0-59 0-117 0-177 55 74 111 148 166 221 4 5 5 6 9 6 6 0 6-6 6-12 0-73 0-147 0-219 0-22 3-28 21-28 2 0 9 0 9-6 0-7-6-7-12-7-19 0-39 0-57 0-7 0-14 0-14 7 0 6 8 6 11 6 22 0 26 9 26 29 0 41 0 80 0 121-39-53-78-105-117-157-4-6-5-6-14-6-22 0-45 0-67 0-7 0-14 0-14 7 0 5 7 6 9 6 10 1 18 8 21 12 0 4 0 5 0 9zM218 245c-56-73-111-148-167-222-5-5-5-5-9-10 15 0 31 0 46 0 43 59 87 118 130 176 0 19 0 38 0 56z"><text:p/></draw:path><draw:path draw:style-name="gr3" draw:text-style-name="P6" svg:width="0.0161in" svg:height="0.0157in" svg:x="1.2736in" svg:y="0.098in" svg:viewBox="0 0 42 41" svg:d="M42 21c0-11-10-21-21-21s-21 10-21 21 10 20 21 20 21-9 21-20z"><text:p/></draw:path><draw:path draw:style-name="gr3" draw:text-style-name="P6" svg:width="0.0748in" svg:height="0.1071in" svg:x="1.311in" svg:y="0.0087in" svg:viewBox="0 0 191 273" svg:d="M118 155c16 41 35 100 40 109 7 8 10 8 21 8 4 0 6 0 9 0s3-2 3-4c0-1 0-2-1-3-4-4-6-10-8-17-27-74-53-147-80-220-7-24-28-28-47-28-2 0-7 0-7 4 0 3 3 4 4 4 12 2 15 4 25 31 12 35 25 70 37 105-35 35-71 71-106 106-5 4-8 6-8 12s6 11 12 11c7 0 10-5 13-8 31-36 62-74 93-110z"><text:p/></draw:path><draw:path draw:style-name="gr3" draw:text-style-name="P6" svg:width="0.1244in" svg:height="0.0685in" svg:x="1.3965in" svg:y="0.0469in" svg:viewBox="0 0 317 175" svg:d="M23 149c-1 5-3 14-3 16 0 7 5 10 11 10 4 0 11-2 14-10 0-1 5-20 7-29 3-12 5-23 9-35 2-9 4-17 6-26 2-7 5-18 6-19 5-12 26-47 62-47 18 0 21 14 21 27 0 9-2 20-5 32-4 15-8 30-11 44-2 10-6 20-8 30-2 8-5 21-5 23 0 7 5 10 11 10 12 0 14-9 17-22 6-21 20-78 23-92 1-6 22-52 64-52 17 0 21 13 21 27 0 22-15 66-23 86-5 10-6 14-6 22 0 18 14 31 32 31 37 0 51-56 51-59 0-4-3-4-5-4-4 0-4 1-6 7-6 21-18 48-40 48-5 0-9-4-9-13 0-10 4-19 7-27 8-20 24-63 24-85 0-25-16-42-45-42-30 0-48 18-63 37 0-4-1-17-12-27-10-8-22-10-32-10-35 0-53 25-60 34-2-22-18-34-35-34-18 0-26 15-29 22-6 14-12 36-12 37 0 5 3 4 4 5 5 0 5-1 7-9 7-27 14-46 29-46 5 0 12 3 12 17 0 8-1 13-7 33-8 30-14 60-22 90z"><text:p/></draw:path><draw:path draw:style-name="gr3" draw:text-style-name="P6" svg:width="0.076in" svg:height="0.0878in" svg:x="1.5799in" svg:y="0.0323in" svg:viewBox="0 0 194 224" svg:d="M180 120c7 0 14 0 14-8 0-7-7-7-14-7-55 0-108 0-163 0 4-52 48-90 103-90 20 0 41 0 60 0 7 0 14 0 14-7 0-8-7-8-14-8-20 0-40 0-61 0-66 0-119 50-119 112s53 112 119 112c21 0 41 0 61 0 7 0 14 0 14-7 0-9-7-9-14-9-19 0-40 0-60 0-55 0-99-36-103-88 55 0 108 0 163 0z"><text:p/></draw:path><draw:path draw:style-name="gr3" draw:text-style-name="P6" svg:width="0.1028in" svg:height="0.1067in" svg:x="1.715in" svg:y="0.0098in" svg:viewBox="0 0 262 272" svg:d="M33 34c0 63 0 127 0 189 0 21-3 28-23 28-3 0-10 1-10 6 0 7 6 7 13 7 20 0 40 0 60 0 6 0 13 0 13-7 0-5-7-6-12-6-21 0-24-9-24-29 0-59 0-117 0-177 56 74 111 148 167 221 3 5 5 6 7 6 7 0 7-6 7-12 0-73 0-147 0-219 0-22 3-28 21-28 3 0 10 0 10-6 0-7-7-7-13-7-19 0-38 0-56 0-8 0-14 0-14 7 0 6 7 6 11 6 22 0 25 9 25 29 0 41 0 80 0 121-39-53-79-105-117-157-3-6-4-6-13-6-23 0-45 0-68 0-7 0-13 0-13 7 0 5 6 6 8 6 11 1 18 8 22 12-1 4-1 5-1 9zM218 245c-56-73-112-148-168-222-5-5-5-5-8-10 15 0 30 0 45 0 44 59 87 118 131 176 0 19 0 38 0 56z"><text:p/></draw:path><draw:path draw:style-name="gr3" draw:text-style-name="P6" svg:width="0.0157in" svg:height="0.0157in" svg:x="1.8343in" svg:y="0.098in" svg:viewBox="0 0 41 41" svg:d="M41 21c0-11-9-21-20-21-12 0-21 10-21 21s9 20 21 20c11 0 20-9 20-20z"><text:p/></draw:path><draw:path draw:style-name="gr3" draw:text-style-name="P6" svg:width="0.0823in" svg:height="0.0685in" svg:x="1.8677in" svg:y="0.0469in" svg:viewBox="0 0 210 175" svg:d="M23 149c-1 5-3 14-3 16 0 7 5 10 11 10 4 0 12-2 14-10 1-1 6-20 8-29 3-12 5-23 9-35 2-9 4-17 6-26 1-7 5-18 5-19 5-12 26-47 62-47 18 0 21 14 21 27 0 23-18 73-24 89-4 9-4 15-4 19 0 18 13 31 32 31 36 0 50-56 50-59 0-4-3-4-4-4-5 0-5 1-7 7-8 26-20 48-38 48-7 0-10-4-10-13 0-10 3-19 7-27 7-21 24-63 24-85 0-27-17-42-44-42-36 0-54 25-61 34-2-22-19-34-36-34-19 0-24 15-29 22-6 13-12 36-12 37 0 5 4 5 6 5 3 0 4-1 6-9 7-27 14-46 28-46 7 0 12 4 12 17 0 8-1 13-6 33-7 30-15 60-23 90z"><text:p/></draw:path><draw:path draw:style-name="gr3" draw:text-style-name="P6" svg:width="0.1008in" svg:height="0.1008in" svg:x="1.9969in" svg:y="0.0256in" svg:viewBox="0 0 257 257" svg:d="M136 136c37 0 72 0 108 0 6 0 13 0 13-7 0-8-7-8-13-8-36 0-71 0-108 0 0-36 0-73 0-109 0-5 0-12-7-12-8 0-8 7-8 12 0 36 0 73 0 109-36 0-71 0-108 0-5 0-13 0-13 8 0 7 8 7 13 7 37 0 72 0 108 0 0 37 0 72 0 108 0 6 0 13 8 13 7 0 7-7 7-13 0-36 0-71 0-108z"><text:p/></draw:path><draw:path draw:style-name="gr3" draw:text-style-name="P6" svg:width="0.05in" svg:height="0.1004in" svg:x="2.1543in" svg:y="0.013in" svg:viewBox="0 0 128 256" svg:d="M79 10c0-10 0-10-9-10-24 24-58 24-70 24 0 5 0 8 0 12 8 0 31 0 51-10 0 68 0 134 0 201 0 13-1 18-37 18-4 0-7 0-12 0 0 4 0 8 0 11 13-1 48-1 63-1s49 0 63 1c0-3 0-7 0-11-5 0-8 0-12 0-36 0-37-4-37-18 0-73 0-144 0-217z"><text:p/></draw:path><draw:path draw:style-name="gr3" draw:text-style-name="P6" svg:width="0.035in" svg:height="0.1516in" svg:x="2.2252in" svg:y="0in" svg:viewBox="0 0 90 386" svg:d="M90 194c0-31-4-77-25-121-23-48-57-73-61-73-2 0-4 1-4 4 0 2 0 2 8 9 38 38 60 99 60 181 0 66-14 134-62 182-6 5-6 6-6 7 0 2 2 3 4 3 4 0 39-26 62-75 20-43 24-85 24-117z"><text:p/></draw:path><draw:path draw:style-name="gr3" draw:text-style-name="P6" svg:width="0.0346in" svg:height="0.1516in" svg:x="2.2909in" svg:y="0in" svg:viewBox="0 0 89 386" svg:d="M89 383c0-1 0-2-6-9-48-48-61-122-61-180 0-67 15-136 63-184 4-4 4-4 4-6 0-3-1-4-3-4-5 0-39 26-62 76-20 42-24 85-24 118 0 29 4 77 25 120 23 47 56 72 61 72 2 0 3-1 3-3z"><text:p/></draw:path><draw:path draw:style-name="gr3" draw:text-style-name="P6" svg:width="0.0638in" svg:height="0.1039in" svg:x="2.3409in" svg:y="0.013in" svg:viewBox="0 0 163 265" svg:d="M163 133c0-31-1-61-16-90-17-37-49-43-64-43-24 0-52 10-69 45-12 28-14 57-14 88 0 29 2 64 18 94s45 38 63 38c21 0 51-8 68-45 13-26 14-56 14-87zM81 256c-14 0-37-8-45-46-3-23-3-58-3-81 0-26 0-51 2-72 8-46 37-49 46-49 14 0 39 7 47 45 3 22 3 52 3 76 0 28 0 55-4 80-6 36-28 47-46 47z"><text:p/></draw:path><draw:path draw:style-name="gr3" draw:text-style-name="P6" svg:width="0.035in" svg:height="0.1516in" svg:x="2.4197in" svg:y="0in" svg:viewBox="0 0 90 386" svg:d="M90 194c0-31-4-77-25-121-23-48-56-73-61-73-2 0-4 1-4 4 0 2 0 2 8 9 38 38 60 99 60 181 0 66-14 134-62 182-6 5-6 6-6 7 0 2 2 3 4 3 5 0 39-26 62-75 20-43 24-85 24-117z"><text:p/></draw:path><draw:path draw:style-name="gr3" draw:text-style-name="P6" svg:width="0.1004in" svg:height="0.0354in" svg:x="0.0004in" svg:y="0.2862in" svg:viewBox="0 0 256 91" svg:d="M243 17c7 0 13 0 13-8 0-9-6-9-12-9-77 0-155 0-232 0-5 0-12 0-12 9 0 8 7 8 13 8 77 0 153 0 230 0zM244 91c6 0 12 0 12-7 0-8-6-8-13-8-77 0-153 0-230 0-6 0-13 0-13 8 0 7 7 7 12 7 77 0 155 0 232 0z"><text:p/></draw:path><draw:path draw:style-name="gr3" draw:text-style-name="P6" svg:width="0.0346in" svg:height="0.1516in" svg:x="0.1677in" svg:y="0.228in" svg:viewBox="0 0 89 386" svg:d="M89 383c0-1 0-2-6-9-49-48-61-122-61-180 0-69 14-136 63-184 4-4 4-4 4-7 0-2-1-3-3-3-5 0-39 26-62 75-20 43-24 86-24 119 0 29 4 77 25 120 23 47 56 72 61 72 2 0 3-1 3-3z"><text:p/></draw:path><draw:path draw:style-name="gr3" draw:text-style-name="P6" svg:width="0.0748in" svg:height="0.1071in" svg:x="0.2197in" svg:y="0.2362in" svg:viewBox="0 0 191 273" svg:d="M118 155c15 41 34 99 40 109 7 8 10 8 21 8 3 0 6 0 8 0 4 0 4-2 4-4 0-1-1-2-2-3-3-4-5-11-9-19-26-72-51-146-78-218-8-24-29-28-47-28-2 0-8 0-8 3 0 4 4 5 5 5 12 2 15 4 24 31 13 35 25 70 38 105-35 35-71 71-106 106-6 4-8 6-8 12s6 11 12 11 10-5 12-8c31-36 63-74 94-110z"><text:p/></draw:path><draw:path draw:style-name="gr3" draw:text-style-name="P6" svg:width="0.0756in" svg:height="0.0685in" svg:x="0.3051in" svg:y="0.2752in" svg:viewBox="0 0 193 175" svg:d="M118 54c2-10 11-45 38-45 2 0 11 0 19 4-11 2-19 12-19 21 0 7 5 14 16 14 8 0 21-7 21-23 0-19-24-25-37-25-22 0-36 21-40 30-10-26-31-30-42-30-40 0-62 50-62 59 0 5 3 5 5 5 3 0 4-1 4-5 13-40 40-50 53-50 6 0 21 3 21 25 0 12-7 39-21 93-7 24-20 40-38 40-2 0-11 0-18-5 8-2 17-10 17-21 0-10-9-13-14-13-11 0-21 10-21 22 0 17 19 25 36 25 26 0 40-26 41-29 4 15 19 29 42 29 39 0 61-50 61-59 0-4-3-4-4-4-3 0-4 1-5 5-13 40-39 50-52 50-14 0-21-13-21-26 0-8 2-17 7-34 4-18 8-35 13-53z"><text:p/></draw:path><draw:path draw:style-name="gr3" draw:text-style-name="P6" svg:width="0.076in" svg:height="0.0874in" svg:x="0.4421in" svg:y="0.2598in" svg:viewBox="0 0 194 223" svg:d="M180 120c7 0 14 0 14-8 0-7-7-7-14-7-55 0-108 0-163 0 4-53 48-90 103-90 20 0 41 0 60 0 7 0 14 0 14-7 0-8-7-8-14-8-20 0-40 0-61 0-66 0-119 50-119 112s53 111 119 111c21 0 41 0 61 0 7 0 14 0 14-7 0-8-7-8-14-8-19 0-40 0-60 0-55 0-99-36-103-88 55 0 108 0 163 0z"><text:p/></draw:path><draw:path draw:style-name="gr3" draw:text-style-name="P6" svg:width="0.1028in" svg:height="0.1067in" svg:x="0.5776in" svg:y="0.2382in" svg:viewBox="0 0 262 272" svg:d="M33 34c0 63 0 127 0 189 0 20-3 28-22 28-4 0-11 0-11 6 0 7 6 7 13 7 20 0 40 0 60 0 6 0 13 0 13-7 0-6-7-6-12-6-21 0-24-9-24-29 0-59 0-117 0-177 56 74 111 148 167 221 3 5 5 6 7 6 7 0 7-7 7-12 0-73 0-147 0-219 0-22 3-28 22-28 2 0 9 0 9-6 0-7-7-7-13-7-19 0-38 0-56 0-8 0-14 0-14 7 0 6 7 6 11 6 22 0 25 8 25 29 0 41 0 80 0 121-39-53-79-105-117-157-3-6-4-6-13-6-22 0-45 0-67 0-8 0-14 0-14 7 0 5 6 6 8 6 11 1 18 8 22 12-1 4-1 4-1 9zM218 245c-56-73-112-148-168-222-4-5-4-5-8-10 15 0 30 0 45 0 44 59 87 118 131 176 0 19 0 38 0 56z"><text:p/></draw:path><draw:path draw:style-name="gr3" draw:text-style-name="P6" svg:width="0.0157in" svg:height="0.0157in" svg:x="0.6965in" svg:y="0.3264in" svg:viewBox="0 0 41 41" svg:d="M41 21c0-11-9-21-20-21-12 0-21 10-21 21s9 20 21 20c11 0 20-9 20-20z"><text:p/></draw:path><draw:path draw:style-name="gr3" draw:text-style-name="P6" svg:width="0.035in" svg:height="0.1516in" svg:x="0.7406in" svg:y="0.228in" svg:viewBox="0 0 90 386" svg:d="M90 383c0-1 0-2-6-9-49-48-61-122-61-180 0-69 14-136 62-184 5-4 5-4 5-7 0-2-2-3-4-3-3 0-39 26-62 75-20 43-24 86-24 119 0 29 4 77 25 120 23 47 58 72 61 72 2 0 4-1 4-3z"><text:p/></draw:path><draw:path draw:style-name="gr3" draw:text-style-name="P6" svg:width="0.0748in" svg:height="0.1071in" svg:x="0.7929in" svg:y="0.2362in" svg:viewBox="0 0 191 273" svg:d="M117 155c16 41 35 99 40 109 7 8 10 8 21 8 4 0 6 0 9 0s4-2 4-4c0-1-1-2-2-3-4-4-6-11-9-19-26-72-52-146-79-218-7-24-28-28-47-28-2 0-7 0-7 3 0 4 3 4 4 5 13 2 15 4 25 31 12 35 25 70 37 105-35 35-71 71-106 106-5 4-7 6-7 12s4 11 11 11c6 0 10-5 13-8 31-36 62-74 93-110z"><text:p/></draw:path><draw:path draw:style-name="gr3" draw:text-style-name="P6" svg:width="0.0823in" svg:height="0.0685in" svg:x="0.878in" svg:y="0.2752in" svg:viewBox="0 0 210 175" svg:d="M23 149c-1 5-3 14-3 16 0 7 5 10 11 10 4 0 11-3 14-11 2-10 6-19 8-29 2-11 5-23 8-34 2-9 5-17 6-26 2-7 6-18 6-19 5-12 26-47 62-47 18 0 21 14 21 26 0 24-18 74-25 90-3 9-3 15-3 18 0 19 13 32 32 32 36 0 50-56 50-59 0-4-4-4-5-4-4 0-4 1-6 7-8 26-20 48-39 48-7 0-9-4-9-13 0-10 3-19 6-27 8-21 25-63 25-85 0-27-17-42-46-42-34 0-53 25-60 34-1-22-18-34-35-34-18 0-26 15-29 22-6 13-12 36-12 37 0 5 3 4 4 5 5 0 5-1 7-9 7-27 14-46 29-46 7 0 12 4 12 17 0 8-1 13-7 33-8 30-14 60-22 90z"><text:p/></draw:path><draw:path draw:style-name="gr3" draw:text-style-name="P6" svg:width="0.0756in" svg:height="0.0874in" svg:x="1.0201in" svg:y="0.2598in" svg:viewBox="0 0 193 223" svg:d="M179 120c7 0 14 0 14-8 0-7-7-7-14-7-55 0-109 0-164 0 5-53 50-90 104-90 20 0 41 0 60 0 7 0 14 0 14-7 0-8-7-8-14-8-19 0-40 0-60 0-67 0-119 50-119 112s52 111 119 111c20 0 41 0 60 0 7 0 14 0 14-7 0-8-7-8-14-8-19 0-40 0-60 0-54 0-99-36-104-88 55 0 109 0 164 0z"><text:p/></draw:path><draw:path draw:style-name="gr3" draw:text-style-name="P6" svg:width="0.1028in" svg:height="0.1067in" svg:x="1.1547in" svg:y="0.2382in" svg:viewBox="0 0 262 272" svg:d="M34 34c0 63 0 127 0 189 0 20-3 28-23 28-4 0-11 0-11 6 0 7 7 7 13 7 20 0 41 0 61 0 6 0 12 0 12-7 0-6-6-6-11-6-22 0-24-9-24-29 0-59 0-117 0-177 55 74 111 148 166 221 4 5 5 6 9 6 6 0 6-7 6-12 0-73 0-147 0-219 0-22 3-28 21-28 2 0 9 0 9-6 0-7-6-7-12-7-19 0-39 0-57 0-7 0-14 0-14 7 0 6 8 6 11 6 22 0 26 8 26 29 0 41 0 80 0 121-39-53-78-105-117-157-4-6-5-6-14-6-22 0-45 0-67 0-7 0-14 0-14 7 0 5 7 6 9 6 10 1 18 8 21 12 0 4 0 4 0 9zM218 245c-56-73-111-148-167-222-5-5-5-5-9-10 15 0 31 0 46 0 43 59 87 118 130 176 0 19 0 38 0 56z"><text:p/></draw:path><draw:path draw:style-name="gr3" draw:text-style-name="P6" svg:width="0.0161in" svg:height="0.0157in" svg:x="1.2736in" svg:y="0.3264in" svg:viewBox="0 0 42 41" svg:d="M42 21c0-11-10-21-21-21s-21 10-21 21 10 20 21 20 21-9 21-20z"><text:p/></draw:path><draw:path draw:style-name="gr3" draw:text-style-name="P6" svg:width="0.0748in" svg:height="0.1071in" svg:x="1.311in" svg:y="0.2362in" svg:viewBox="0 0 191 273" svg:d="M118 155c16 41 35 99 40 109 7 8 10 8 21 8 4 0 6 0 9 0s3-2 3-4c0-1 0-2-1-3-4-4-6-11-8-19-27-72-53-146-80-218-7-24-28-28-47-28-2 0-7 0-7 3 0 4 3 5 4 5 12 2 15 4 25 31 12 35 25 70 37 105-35 35-71 71-106 106-5 4-8 6-8 12s6 11 12 11c7 0 10-5 13-8 31-36 62-74 93-110z"><text:p/></draw:path><draw:path draw:style-name="gr3" draw:text-style-name="P6" svg:width="0.1244in" svg:height="0.0685in" svg:x="1.3965in" svg:y="0.2752in" svg:viewBox="0 0 317 175" svg:d="M23 149c-1 5-3 14-3 16 0 7 5 10 11 10 4 0 11-3 14-11 2-10 5-19 7-29 3-11 5-23 9-34 2-9 4-17 6-26 2-7 5-18 6-19 5-12 26-47 62-47 18 0 21 14 21 26 0 10-2 21-5 33-4 15-8 30-11 44-2 10-6 20-8 30-2 8-5 21-5 23 0 7 5 10 11 10 12 0 14-9 17-22 6-21 20-78 23-92 1-6 22-52 64-52 17 0 21 13 21 26 0 22-15 67-23 87-5 10-6 13-6 21 0 19 14 32 32 32 37 0 51-56 51-59 0-4-3-4-5-4-4 0-4 1-6 7-6 21-18 48-40 48-5 0-9-4-9-13 0-10 4-19 7-27 8-20 24-63 24-85 0-25-16-42-45-42-30 0-48 18-63 37 0-4-1-17-12-27-10-8-22-10-32-10-35 0-53 25-60 34-2-22-18-34-35-34-18 0-26 15-29 22-6 13-12 36-12 37 0 5 3 4 4 5 5 0 5-1 7-9 7-27 14-46 29-46 5 0 12 3 12 17 0 8-1 13-7 33-8 30-14 60-22 90z"><text:p/></draw:path><draw:path draw:style-name="gr3" draw:text-style-name="P6" svg:width="0.076in" svg:height="0.0874in" svg:x="1.5799in" svg:y="0.2598in" svg:viewBox="0 0 194 223" svg:d="M180 120c7 0 14 0 14-8 0-7-7-7-14-7-55 0-108 0-163 0 4-53 48-90 103-90 20 0 41 0 60 0 7 0 14 0 14-7 0-8-7-8-14-8-20 0-40 0-61 0-66 0-119 50-119 112s53 111 119 111c21 0 41 0 61 0 7 0 14 0 14-7 0-8-7-8-14-8-19 0-40 0-60 0-55 0-99-36-103-88 55 0 108 0 163 0z"><text:p/></draw:path><draw:path draw:style-name="gr3" draw:text-style-name="P6" svg:width="0.1028in" svg:height="0.1067in" svg:x="1.715in" svg:y="0.2382in" svg:viewBox="0 0 262 272" svg:d="M33 34c0 63 0 127 0 189 0 20-3 28-23 28-3 0-10 0-10 6 0 7 6 7 13 7 20 0 40 0 60 0 6 0 13 0 13-7 0-6-7-6-12-6-21 0-24-9-24-29 0-59 0-117 0-177 56 74 111 148 167 221 3 5 5 6 7 6 7 0 7-7 7-12 0-73 0-147 0-219 0-22 3-28 21-28 3 0 10 0 10-6 0-7-7-7-13-7-19 0-38 0-56 0-8 0-14 0-14 7 0 6 7 6 11 6 22 0 25 8 25 29 0 41 0 80 0 121-39-53-79-105-117-157-3-6-4-6-13-6-23 0-45 0-68 0-7 0-13 0-13 7 0 5 6 6 8 6 11 1 18 8 22 12-1 4-1 4-1 9zM218 245c-56-73-112-148-168-222-5-5-5-5-8-10 15 0 30 0 45 0 44 59 87 118 131 176 0 19 0 38 0 56z"><text:p/></draw:path><draw:path draw:style-name="gr3" draw:text-style-name="P6" svg:width="0.0157in" svg:height="0.0157in" svg:x="1.8343in" svg:y="0.3264in" svg:viewBox="0 0 41 41" svg:d="M41 21c0-11-9-21-20-21-12 0-21 10-21 21s9 20 21 20c11 0 20-9 20-20z"><text:p/></draw:path><draw:path draw:style-name="gr3" draw:text-style-name="P6" svg:width="0.0823in" svg:height="0.0685in" svg:x="1.8677in" svg:y="0.2752in" svg:viewBox="0 0 210 175" svg:d="M23 149c-1 5-3 14-3 16 0 7 5 10 11 10 4 0 12-3 14-11 1 0 6-19 8-29 3-11 5-23 9-34 2-9 4-17 6-26 1-7 5-18 5-19 5-12 26-47 62-47 18 0 21 14 21 26 0 24-18 74-24 90-4 9-4 15-4 18 0 19 13 32 32 32 36 0 50-56 50-59 0-4-3-4-4-4-5 0-5 1-7 7-8 26-20 48-38 48-7 0-10-4-10-13 0-10 3-19 7-27 7-21 24-63 24-85 0-27-17-42-44-42-36 0-54 25-61 34-2-22-19-34-36-34-19 0-24 15-29 22-6 13-12 36-12 37 0 5 4 5 6 5 3 0 4-1 6-9 7-27 14-46 28-46 7 0 12 4 12 17 0 8-1 13-6 33-7 30-15 60-23 90z"><text:p/></draw:path><draw:path draw:style-name="gr3" draw:text-style-name="P6" svg:width="0.1008in" svg:height="0.1008in" svg:x="1.9969in" svg:y="0.2539in" svg:viewBox="0 0 257 257" svg:d="M136 136c37 0 72 0 108 0 6 0 13 0 13-7 0-8-7-8-13-8-36 0-71 0-108 0 0-36 0-73 0-109 0-5 0-12-7-12-8 0-8 7-8 12 0 36 0 73 0 109-36 0-71 0-108 0-5 0-13 0-13 8 0 7 8 7 13 7 37 0 72 0 108 0 0 37 0 72 0 108 0 6 0 13 8 13 7 0 7-7 7-13 0-36 0-71 0-108z"><text:p/></draw:path><draw:path draw:style-name="gr3" draw:text-style-name="P6" svg:width="0.05in" svg:height="0.1008in" svg:x="2.1543in" svg:y="0.2409in" svg:viewBox="0 0 128 257" svg:d="M79 11c0-10 0-11-9-11-24 25-58 25-70 25 0 5 0 8 0 12 8 0 31 0 51-9 0 67 0 133 0 200 0 13-1 18-37 18-4 0-7 0-12 0 0 4 0 8 0 11 13-1 48-1 63-1s49 0 63 1c0-3 0-7 0-11-5 0-8 0-12 0-36 0-37-4-37-18 0-73 0-144 0-217z"><text:p/></draw:path><draw:path draw:style-name="gr3" draw:text-style-name="P6" svg:width="0.035in" svg:height="0.1516in" svg:x="2.2252in" svg:y="0.228in" svg:viewBox="0 0 90 386" svg:d="M90 194c0-31-4-77-25-121-23-48-57-73-61-73-2 0-4 1-4 3 0 3 0 3 8 10 38 38 60 99 60 181 0 66-14 133-62 182-6 5-6 6-6 7 0 2 2 3 4 3 4 0 39-26 62-75 20-43 24-85 24-117z"><text:p/></draw:path><draw:path draw:style-name="gr3" draw:text-style-name="P6" svg:width="0.0346in" svg:height="0.1516in" svg:x="2.2909in" svg:y="0.228in" svg:viewBox="0 0 89 386" svg:d="M89 383c0-1 0-2-6-9-48-48-61-122-61-180 0-69 15-136 63-184 4-4 4-4 4-7 0-2-1-3-3-3-5 0-39 26-62 75-20 43-24 86-24 119 0 29 4 77 25 120 23 47 56 72 61 72 2 0 3-1 3-3z"><text:p/></draw:path><draw:path draw:style-name="gr3" draw:text-style-name="P6" svg:width="0.0756in" svg:height="0.0685in" svg:x="2.3398in" svg:y="0.2752in" svg:viewBox="0 0 193 175" svg:d="M118 54c2-10 11-45 38-45 2 0 11 0 19 4-10 2-18 12-18 21 0 7 4 14 15 14 8 0 21-7 21-23 0-19-24-25-37-25-22 0-35 21-40 30-9-26-30-30-42-30-40 0-62 50-62 59 0 5 3 5 5 5 3 0 4-1 5-5 13-40 39-50 52-50 6 0 21 3 21 25 0 12-7 39-21 93-7 24-20 40-38 40-2 0-11 0-18-5 10-2 17-10 17-21 0-10-7-13-14-13-11 0-21 10-21 22 0 17 20 25 36 25 26 0 40-26 41-29 4 15 19 29 42 29 39 0 61-50 61-59 0-4-3-4-4-4-3 0-4 1-5 5-13 40-39 50-51 50-15 0-22-13-22-26 0-8 2-17 7-34 4-18 8-35 13-53z"><text:p/></draw:path><draw:path draw:style-name="gr3" draw:text-style-name="P6" svg:width="0.0346in" svg:height="0.1516in" svg:x="2.4311in" svg:y="0.228in" svg:viewBox="0 0 89 386" svg:d="M89 194c0-31-4-77-25-121-23-48-56-73-61-73-2 0-3 1-3 3 0 3 0 3 7 10 38 38 60 99 60 181 0 66-14 133-63 182-4 5-4 6-4 7 0 2 1 3 3 3 5 0 39-26 62-75 20-43 24-85 24-117z"><text:p/></draw:path><draw:path draw:style-name="gr3" draw:text-style-name="P6" svg:width="0.035in" svg:height="0.1516in" svg:x="2.4965in" svg:y="0.228in" svg:viewBox="0 0 90 386" svg:d="M90 383c0-1 0-2-6-9-49-48-62-122-62-180 0-69 15-136 63-184 5-4 5-4 5-7 0-2-2-3-4-3-3 0-39 26-62 75-20 43-24 86-24 119 0 29 4 77 25 120 23 47 58 72 61 72 2 0 4-1 4-3z"><text:p/></draw:path><draw:path draw:style-name="gr3" draw:text-style-name="P6" svg:width="0.0756in" svg:height="0.0685in" svg:x="2.5449in" svg:y="0.2752in" svg:viewBox="0 0 193 175" svg:d="M118 54c2-10 11-45 38-45 2 0 11 0 20 4-11 2-19 12-19 21 0 7 5 14 15 14 8 0 21-7 21-23 0-19-24-25-37-25-22 0-35 21-39 30-10-26-31-30-42-30-41 0-63 50-63 59 0 5 3 4 5 5 3 0 4-1 5-5 13-40 39-50 52-50 7 0 21 3 21 25 0 12-7 39-21 93-7 24-20 40-38 40-2 0-11 0-18-5 10-2 17-10 17-21 0-10-7-13-14-13-11 0-21 10-21 22 0 17 20 25 36 25 26 0 40-26 41-29 4 15 19 29 42 29 39 0 61-50 61-59 0-4-3-4-4-4-3 0-4 1-5 5-13 40-39 50-51 50-15 0-22-13-22-26 0-8 2-17 7-34 4-18 8-35 13-53z"><text:p/></draw:path><draw:path draw:style-name="gr3" draw:text-style-name="P6" svg:width="0.0346in" svg:height="0.1516in" svg:x="2.6362in" svg:y="0.228in" svg:viewBox="0 0 89 386" svg:d="M89 194c0-31-4-77-25-121-23-48-56-73-61-73-2 0-3 1-3 3 0 3 0 3 7 10 38 38 60 99 60 181 0 66-14 133-63 182-4 5-4 6-4 7 0 2 1 3 3 3 5 0 39-26 62-75 20-43 24-85 24-117z"><text:p/></draw:path><draw:path draw:style-name="gr3" draw:text-style-name="P6" svg:width="0.035in" svg:height="0.1516in" svg:x="2.6953in" svg:y="0.228in" svg:viewBox="0 0 90 386" svg:d="M90 194c0-31-4-77-25-121-23-48-57-73-61-73-2 0-4 1-4 3 0 3 0 3 8 10 38 38 60 99 60 181 0 66-14 133-62 182-6 5-6 6-6 7 0 2 2 3 4 3 4 0 39-26 62-75 20-43 24-85 24-117z"><text:p/></draw:path><draw:path draw:style-name="gr3" draw:text-style-name="P6" svg:width="0.0346in" svg:height="0.1516in" svg:x="2.761in" svg:y="0.228in" svg:viewBox="0 0 89 386" svg:d="M89 383c0-1 0-2-6-9-49-48-61-122-61-180 0-69 15-136 63-184 4-4 4-4 4-7 0-2-1-3-3-3-5 0-39 26-62 75-20 43-24 86-24 119 0 29 4 77 25 120 23 47 56 72 61 72 2 0 3-1 3-3z"><text:p/></draw:path><draw:path draw:style-name="gr3" draw:text-style-name="P6" svg:width="0.0638in" svg:height="0.1043in" svg:x="2.8106in" svg:y="0.2409in" svg:viewBox="0 0 163 266" svg:d="M163 134c0-31-1-61-16-90-17-37-49-44-64-44-24 0-52 11-69 46-12 28-14 57-14 88 0 29 2 64 18 94 16 31 45 38 63 38 21 0 51-7 68-45 13-26 14-56 14-87zM81 257c-14 0-37-8-45-46-3-23-3-58-3-81 0-25 0-51 2-72 8-46 37-49 46-49 14 0 39 8 47 45 3 22 3 52 3 76 0 28 0 55-4 80-6 36-28 47-46 47z"><text:p/></draw:path><draw:path draw:style-name="gr3" draw:text-style-name="P6" svg:width="0.035in" svg:height="0.1516in" svg:x="2.8898in" svg:y="0.228in" svg:viewBox="0 0 90 386" svg:d="M90 194c0-31-4-77-25-121-23-48-56-73-61-73-2 0-4 1-4 3 0 3 0 3 8 10 38 38 60 99 60 181 0 66-14 133-62 182-6 5-6 6-6 7 0 2 2 3 4 3 5 0 39-26 62-75 20-43 24-85 24-117z"><text:p/></draw:path><draw:path draw:style-name="gr3" draw:text-style-name="P6" svg:width="0.1004in" svg:height="0.0354in" svg:x="0.0004in" svg:y="0.5146in" svg:viewBox="0 0 256 91" svg:d="M243 15c7 0 13 0 13-7 0-8-6-8-12-8-77 0-155 0-232 0-5 0-12 0-12 8 0 7 7 7 13 7 77 0 153 0 230 0zM244 91c6 0 12 0 12-7 0-8-6-8-13-8-77 0-153 0-230 0-6 0-13 0-13 8 0 7 7 7 12 7 77 0 155 0 232 0z"><text:p/></draw:path><draw:path draw:style-name="gr3" draw:text-style-name="P6" svg:width="0.035in" svg:height="0.1516in" svg:x="0.7406in" svg:y="0.4567in" svg:viewBox="0 0 90 386" svg:d="M90 383c0-1 0-2-6-9-49-48-61-122-61-180 0-69 14-136 62-184 5-4 5-6 5-7 0-2-2-3-4-3-3 0-39 26-62 75-20 43-24 86-24 119 0 29 4 76 25 120 23 47 58 72 61 72 2 0 4-1 4-3z"><text:p/></draw:path><draw:path draw:style-name="gr3" draw:text-style-name="P6" svg:width="0.0748in" svg:height="0.1071in" svg:x="0.7929in" svg:y="0.4654in" svg:viewBox="0 0 191 273" svg:d="M117 155c16 41 35 99 40 109 7 8 10 8 21 8 4 0 6 0 9 0s4-2 4-4c0-1-1-2-2-3-4-4-6-11-9-19-26-72-52-146-79-218-7-24-28-28-47-28-2 0-7 0-7 3 0 4 3 4 4 5 13 2 15 4 25 31 12 35 25 70 37 105-35 35-71 71-106 106-5 4-7 6-7 12s4 11 11 11c6 0 10-5 13-8 31-36 62-74 93-110z"><text:p/></draw:path><draw:path draw:style-name="gr3" draw:text-style-name="P6" svg:width="0.0823in" svg:height="0.0685in" svg:x="0.878in" svg:y="0.5035in" svg:viewBox="0 0 210 175" svg:d="M23 149c-1 5-3 14-3 16 0 7 5 10 11 10 4 0 11-3 14-11 2-10 6-19 8-29 2-11 5-23 8-34 2-9 5-17 6-26 2-7 6-18 6-19 5-12 26-47 62-47 18 0 21 14 21 26 0 24-18 74-25 90-3 9-3 15-3 18 0 19 13 32 32 32 36 0 50-56 50-59 0-4-4-4-5-4-4 0-4 1-6 7-8 26-20 48-39 48-7 0-9-4-9-13 0-10 3-19 6-27 8-21 25-63 25-85 0-27-17-42-46-42-34 0-53 25-60 34-1-22-18-34-35-34-18 0-26 15-29 22-6 13-12 36-12 37 0 5 3 4 4 5 5 0 5-1 7-9 7-27 14-46 29-46 7 0 12 4 12 17 0 8-1 13-7 32-8 30-14 61-22 91z"><text:p/></draw:path><draw:path draw:style-name="gr3" draw:text-style-name="P6" svg:width="0.0756in" svg:height="0.0874in" svg:x="1.0201in" svg:y="0.4886in" svg:viewBox="0 0 193 223" svg:d="M179 120c7 0 14 0 14-8 0-7-7-7-14-7-55 0-109 0-164 0 5-53 50-90 104-90 20 0 41 0 60 0 7 0 14 0 14-7 0-8-7-8-14-8-19 0-40 0-60 0-67 0-119 50-119 112s52 111 119 111c20 0 41 0 60 0 7 0 14 0 14-7 0-8-7-8-14-8-19 0-40 0-60 0-54 0-99-36-104-88 55 0 109 0 164 0z"><text:p/></draw:path><draw:path draw:style-name="gr3" draw:text-style-name="P6" svg:width="0.1028in" svg:height="0.1067in" svg:x="1.1547in" svg:y="0.4661in" svg:viewBox="0 0 262 272" svg:d="M34 34c0 63 0 127 0 189 0 20-3 28-23 28-4 0-11 0-11 6 0 7 7 7 13 7 20 0 41 0 61 0 6 0 12 0 12-7 0-6-6-6-11-6-22 0-24-9-24-29 0-59 0-117 0-177 55 74 111 148 166 221 4 5 5 6 9 6 6 0 6-7 6-13 0-73 0-146 0-218 0-22 3-28 21-28 2 0 9 0 9-6 0-7-6-7-12-7-19 0-39 0-57 0-7 0-14 0-14 7 0 6 8 6 11 6 22 0 26 8 26 29 0 41 0 80 0 121-39-53-78-105-117-157-4-6-5-6-14-6-22 0-45 0-67 0-7 0-14 0-14 7 0 5 7 6 9 6 10 1 18 8 21 12 0 4 0 4 0 9zM218 244c-56-73-111-148-167-222-5-4-5-4-9-9 15 0 31 0 46 0 43 59 87 118 130 176 0 19 0 37 0 55z"><text:p/></draw:path><draw:path draw:style-name="gr3" draw:text-style-name="P6" svg:width="0.0161in" svg:height="0.0157in" svg:x="1.2736in" svg:y="0.5539in" svg:viewBox="0 0 42 41" svg:d="M42 21c0-11-10-21-21-21s-21 10-21 21 10 20 21 20 21-9 21-20z"><text:p/></draw:path><draw:path draw:style-name="gr3" draw:text-style-name="P6" svg:width="0.0748in" svg:height="0.1071in" svg:x="1.311in" svg:y="0.4654in" svg:viewBox="0 0 191 273" svg:d="M118 155c16 41 35 99 40 109 7 8 10 8 21 8 4 0 6 0 9 0s3-2 3-4c0-1 0-2-1-3-4-4-6-11-8-19-27-72-53-146-80-218-7-24-28-28-47-28-2 0-7 0-7 3 0 4 3 5 4 5 12 2 15 4 25 31 12 35 25 70 37 105-35 35-71 71-106 106-5 4-8 6-8 12s6 11 12 11c7 0 10-5 13-8 31-36 62-74 93-110z"><text:p/></draw:path><draw:path draw:style-name="gr3" draw:text-style-name="P6" svg:width="0.1244in" svg:height="0.0685in" svg:x="1.3965in" svg:y="0.5035in" svg:viewBox="0 0 317 175" svg:d="M23 149c-1 5-3 14-3 16 0 7 5 10 11 10 4 0 11-3 14-11 2-10 5-19 7-29 3-11 5-23 9-34 2-9 4-17 6-26 2-7 5-18 6-19 5-12 26-47 62-47 18 0 21 14 21 26 0 10-2 21-5 33-4 15-8 30-11 44-2 10-6 20-8 30-2 8-5 21-5 23 0 7 5 10 11 10 12 0 14-10 17-22 6-21 20-78 23-92 1-6 22-52 64-52 17 0 21 13 21 26 0 22-15 66-23 87-5 10-6 13-6 21 0 19 14 32 32 32 37 0 51-56 51-59 0-4-3-4-5-4-4 0-4 1-6 7-6 21-18 48-40 48-5 0-9-4-9-13 0-10 4-19 7-27 8-20 24-63 24-85 0-25-16-42-45-42-30 0-48 18-63 37 0-4-1-17-12-27-10-8-22-10-32-10-35 0-53 25-60 34-2-22-18-34-35-34-18 0-26 15-29 22-6 13-12 36-12 37 0 5 3 4 4 5 5 0 5-1 7-9 7-27 14-46 29-46 5 0 12 3 12 17 0 8-1 13-7 32-8 30-14 61-22 91z"><text:p/></draw:path><draw:path draw:style-name="gr3" draw:text-style-name="P6" svg:width="0.076in" svg:height="0.0874in" svg:x="1.5799in" svg:y="0.4886in" svg:viewBox="0 0 194 223" svg:d="M180 120c7 0 14 0 14-8 0-7-7-7-14-7-55 0-108 0-163 0 4-53 48-90 103-90 20 0 41 0 60 0 7 0 14 0 14-7 0-8-7-8-14-8-20 0-40 0-61 0-66 0-119 50-119 112s53 111 119 111c21 0 41 0 61 0 7 0 14 0 14-7 0-8-7-8-14-8-19 0-40 0-60 0-55 0-99-36-103-88 55 0 108 0 163 0z"><text:p/></draw:path><draw:path draw:style-name="gr3" draw:text-style-name="P6" svg:width="0.1028in" svg:height="0.1067in" svg:x="1.715in" svg:y="0.4661in" svg:viewBox="0 0 262 272" svg:d="M33 34c0 63 0 127 0 189 0 20-3 28-23 28-3 0-10 0-10 6 0 7 6 7 13 7 20 0 40 0 60 0 6 0 13 0 13-7 0-6-7-6-12-6-21 0-24-9-24-29 0-59 0-117 0-177 56 74 111 148 167 221 3 5 5 6 7 6 7 0 7-7 7-13 0-73 0-146 0-218 0-22 3-28 21-28 3 0 10 0 10-6 0-7-7-7-13-7-19 0-38 0-56 0-8 0-14 0-14 7 0 6 7 6 11 6 22 0 25 8 25 29 0 41 0 80 0 121-39-53-79-105-117-157-3-6-4-6-13-6-23 0-45 0-68 0-7 0-13 0-13 7 0 5 6 6 8 6 11 1 18 8 22 12-1 4-1 4-1 9zM218 244c-56-73-112-148-168-222-5-4-5-4-8-9 15 0 30 0 45 0 44 59 87 118 131 176 0 19 0 37 0 55z"><text:p/></draw:path><draw:path draw:style-name="gr3" draw:text-style-name="P6" svg:width="0.0157in" svg:height="0.0157in" svg:x="1.8343in" svg:y="0.5539in" svg:viewBox="0 0 41 41" svg:d="M41 21c0-11-9-21-20-21-12 0-21 10-21 21s9 20 21 20c11 0 20-9 20-20z"><text:p/></draw:path><draw:path draw:style-name="gr3" draw:text-style-name="P6" svg:width="0.0823in" svg:height="0.0685in" svg:x="1.8677in" svg:y="0.5035in" svg:viewBox="0 0 210 175" svg:d="M23 149c-1 5-3 14-3 16 0 7 5 10 11 10 4 0 12-3 14-11 1 0 6-19 8-29 3-11 5-23 9-34 2-9 4-17 6-26 1-7 5-18 5-19 5-12 26-47 62-47 18 0 21 14 21 26 0 24-18 74-24 90-4 9-4 15-4 18 0 19 13 32 32 32 36 0 50-56 50-59 0-4-3-4-4-4-5 0-5 1-7 7-8 26-20 48-38 48-7 0-10-4-10-13 0-10 3-19 7-27 7-21 24-63 24-85 0-27-17-42-44-42-36 0-54 25-61 34-2-22-19-34-36-34-19 0-24 15-29 22-6 13-12 36-12 37 0 5 4 5 6 5 3 0 4-1 6-9 7-27 14-46 28-46 7 0 12 4 12 17 0 8-1 13-6 32-7 30-15 61-23 91z"><text:p/></draw:path><draw:path draw:style-name="gr3" draw:text-style-name="P6" svg:width="0.1008in" svg:height="0.1008in" svg:x="1.9969in" svg:y="0.4823in" svg:viewBox="0 0 257 257" svg:d="M136 136c37 0 72 0 108 0 6 0 13 0 13-7 0-8-7-8-13-8-36 0-71 0-108 0 0-36 0-73 0-109 0-5 0-12-7-12-8 0-8 7-8 12 0 36 0 73 0 109-36 0-71 0-108 0-5 0-13 0-13 8 0 7 8 7 13 7 37 0 72 0 108 0 0 37 0 72 0 108 0 6 0 13 8 13 7 0 7-7 7-13 0-36 0-71 0-108z"><text:p/></draw:path><draw:path draw:style-name="gr3" draw:text-style-name="P6" svg:width="0.05in" svg:height="0.1008in" svg:x="2.1543in" svg:y="0.4689in" svg:viewBox="0 0 128 257" svg:d="M79 11c0-10 0-11-9-11-24 25-58 25-70 25 0 5 0 8 0 12 8 0 31 0 51-9 0 67 0 133 0 200 0 13-1 17-37 17-4 0-7 0-12 0 0 5 0 8 0 12 13-1 48-1 63-1s49 0 63 1c0-4 0-7 0-12-5 0-8 0-12 0-36 0-37-3-37-17 0-73 0-144 0-217z"><text:p/></draw:path><draw:path draw:style-name="gr3" draw:text-style-name="P6" svg:width="0.035in" svg:height="0.1516in" svg:x="2.2252in" svg:y="0.4567in" svg:viewBox="0 0 90 386" svg:d="M90 194c0-31-4-77-25-121-23-48-57-73-61-73-2 0-4 1-4 3 0 1 0 3 8 9 38 39 60 100 60 182 0 66-14 133-62 182-6 5-6 6-6 7 0 2 2 3 4 3 4 0 39-26 62-75 20-43 24-85 24-117z"><text:p/></draw:path><draw:path draw:style-name="gr3" draw:text-style-name="P6" svg:width="0.0346in" svg:height="0.1516in" svg:x="2.2909in" svg:y="0.4567in" svg:viewBox="0 0 89 386" svg:d="M89 383c0-1 0-2-6-9-48-48-61-122-61-180 0-69 15-136 63-184 4-4 4-6 4-7 0-2-1-3-3-3-5 0-39 26-62 75-20 43-24 86-24 119 0 29 4 76 25 120 23 47 56 72 61 72 2 0 3-1 3-3z"><text:p/></draw:path><draw:path draw:style-name="gr3" draw:text-style-name="P6" svg:width="0.0638in" svg:height="0.1043in" svg:x="2.3409in" svg:y="0.4689in" svg:viewBox="0 0 163 266" svg:d="M163 134c0-31-1-61-16-90-17-37-49-44-64-44-24 0-52 11-69 46-12 27-14 57-14 88 0 29 2 64 18 94 16 31 45 38 63 38 21 0 51-7 68-45 13-26 14-56 14-87zM81 257c-14 0-37-8-45-46-3-23-3-59-3-81 0-25 0-51 2-72 8-46 37-49 46-49 14 0 39 6 47 45 3 22 3 52 3 76 0 28 0 55-4 79-6 37-28 48-46 48z"><text:p/></draw:path><draw:path draw:style-name="gr3" draw:text-style-name="P6" svg:width="0.035in" svg:height="0.1516in" svg:x="2.4197in" svg:y="0.4567in" svg:viewBox="0 0 90 386" svg:d="M90 194c0-31-4-77-25-121-23-48-56-73-61-73-2 0-4 1-4 3 0 1 0 3 8 9 38 39 60 100 60 182 0 66-14 133-62 182-6 5-6 6-6 7 0 2 2 3 4 3 5 0 39-26 62-75 20-43 24-85 24-117z"><text:p/></draw:path><draw:path draw:style-name="gr3" draw:text-style-name="P6" svg:width="0.0346in" svg:height="0.1516in" svg:x="2.4854in" svg:y="0.4567in" svg:viewBox="0 0 89 386" svg:d="M89 383c0-1 0-2-6-9-48-48-61-122-61-180 0-69 15-136 63-184 4-4 4-6 4-7 0-2-1-3-3-3-5 0-39 26-62 75-20 43-24 86-24 119 0 29 4 76 25 120 23 47 56 72 61 72 2 0 3-1 3-3z"><text:p/></draw:path><draw:path draw:style-name="gr3" draw:text-style-name="P6" svg:width="0.0638in" svg:height="0.1043in" svg:x="2.5354in" svg:y="0.4689in" svg:viewBox="0 0 163 266" svg:d="M163 134c0-31-1-61-16-90-17-37-49-44-64-44-24 0-52 11-69 46-12 27-14 57-14 88 0 29 2 64 18 94 16 31 45 38 63 38 21 0 51-7 68-45 13-26 14-56 14-87zM81 257c-14 0-37-8-44-46-4-23-4-59-4-81 0-25 0-51 2-72 8-46 37-49 46-49 14 0 39 6 47 45 3 22 3 52 3 76 0 28 0 55-4 79-6 37-28 48-46 48z"><text:p/></draw:path><draw:path draw:style-name="gr3" draw:text-style-name="P6" svg:width="0.0346in" svg:height="0.1516in" svg:x="2.6146in" svg:y="0.4567in" svg:viewBox="0 0 89 386" svg:d="M89 194c0-31-4-77-25-121-23-48-56-73-61-73-2 0-3 1-3 3 0 1 0 3 7 9 38 39 60 100 60 182 0 66-14 133-63 182-4 5-4 6-4 7 0 2 1 3 3 3 5 0 39-26 62-75 20-43 24-85 24-117z"><text:p/></draw:path><draw:path draw:style-name="gr3" draw:text-style-name="P6" svg:width="0.1004in" svg:height="0.0354in" svg:x="0.0004in" svg:y="0.7425in" svg:viewBox="0 0 256 91" svg:d="M243 15c7 0 13 0 13-7 0-8-6-8-12-8-77 0-155 0-232 0-5 0-12 0-12 8 0 7 7 7 13 7 77 0 153 0 230 0zM244 91c6 0 12 0 12-7 0-8-6-8-13-8-77 0-153 0-230 0-6 0-13 0-13 8 0 7 7 7 12 7 77 0 155 0 232 0z"><text:p/></draw:path><draw:path draw:style-name="gr3" draw:text-style-name="P6" svg:width="0.0346in" svg:height="0.1516in" svg:x="1.2591in" svg:y="0.6835in" svg:viewBox="0 0 89 386" svg:d="M89 383c0-1 0-2-5-9-49-48-62-122-62-181 0-68 15-135 63-183 4-4 4-6 4-7 0-2-1-3-3-3-5 0-39 26-62 75-20 43-24 86-24 118 0 30 4 77 25 121 23 47 56 72 61 72 2 0 3-1 3-3z"><text:p/></draw:path><draw:path draw:style-name="gr3" draw:text-style-name="P6" svg:width="0.0748in" svg:height="0.1071in" svg:x="1.311in" svg:y="0.6925in" svg:viewBox="0 0 191 273" svg:d="M118 155c16 41 35 99 40 108 7 9 10 9 21 9 4 0 6 0 9 0s3-2 3-4c0-1 0-2-1-3-4-4-6-11-8-19-27-73-53-146-80-220-7-22-28-26-47-26-2 0-7 0-7 3 0 4 3 5 4 5 12 2 15 4 25 31 12 35 25 70 37 105-35 35-71 71-106 106-5 4-8 6-8 12s6 11 12 11c7 0 10-5 13-8 31-36 62-74 93-110z"><text:p/></draw:path><draw:path draw:style-name="gr3" draw:text-style-name="P6" svg:width="0.1244in" svg:height="0.0685in" svg:x="1.3965in" svg:y="0.7307in" svg:viewBox="0 0 317 175" svg:d="M23 149c-1 5-3 14-3 16 0 7 5 10 11 10 4 0 11-3 14-11 2-10 5-19 7-29 3-11 5-23 9-34 2-9 4-17 6-26 2-7 5-18 6-19 5-12 26-47 62-47 18 0 21 14 21 26 0 10-2 21-5 33-4 15-8 30-11 44-2 10-6 20-8 30-2 8-5 21-5 23 0 7 5 10 11 10 12 0 14-10 17-22 6-22 20-78 23-94 1-4 22-50 64-50 17 0 21 13 21 26 0 22-15 66-23 87-5 9-6 13-6 21 0 19 14 32 32 32 37 0 51-56 51-59 0-4-3-4-5-4-4 0-4 1-6 7-6 21-18 47-40 47-5 0-9-3-9-12 0-10 4-19 7-27 8-20 24-63 24-85 0-25-16-42-45-42-30 0-48 18-63 37 0-4-1-17-12-27-10-8-22-10-32-10-35 0-53 25-60 34-2-22-18-34-35-34-18 0-26 15-29 22-6 13-12 36-12 37 0 5 3 4 4 5 5 0 5-1 7-9 7-27 14-46 29-46 5 0 12 3 12 17 0 8-1 13-7 32-8 30-14 61-22 91z"><text:p/></draw:path><draw:path draw:style-name="gr3" draw:text-style-name="P6" svg:width="0.076in" svg:height="0.0874in" svg:x="1.5799in" svg:y="0.7161in" svg:viewBox="0 0 194 223" svg:d="M180 120c7 0 14-1 14-9 0-9-7-8-14-8-55 0-108 0-163 0 4-51 48-88 103-88 20 0 41 0 60 0 7 0 14 0 14-7 0-8-7-8-14-8-20 0-40 0-61 0-66 0-119 50-119 111 0 63 53 112 119 112 21 0 41 0 61 0 7 0 14 0 14-7 0-8-7-8-14-8-19 0-40 0-60 0-55 0-99-36-103-88 55 0 108 0 163 0z"><text:p/></draw:path><draw:path draw:style-name="gr3" draw:text-style-name="P6" svg:width="0.1028in" svg:height="0.1067in" svg:x="1.715in" svg:y="0.6945in" svg:viewBox="0 0 262 272" svg:d="M33 34c0 63 0 127 0 189 0 20-3 28-23 28-3 0-10 0-10 6 0 7 6 7 13 7 20 0 40 0 60 0 6 0 13 0 13-7 0-6-7-6-12-6-21 0-24-9-24-29 0-59 0-117 0-177 56 74 111 148 167 221 3 5 5 6 7 6 7 0 7-7 7-13 0-73 0-146 0-218 0-22 3-28 21-28 3 0 10 0 10-6 0-7-7-7-13-7-19 0-38 0-56 0-8 0-14 0-14 7 0 6 7 6 11 6 22 0 25 8 25 29 0 41 0 80 0 121-39-53-79-105-117-157-3-6-4-6-13-6-23 0-45 0-68 0-7 0-13 0-13 7 0 5 6 6 8 6 11 1 18 8 22 12-1 4-1 4-1 9zM218 244c-56-73-112-148-168-222-5-4-5-5-8-9 15 0 30 0 45 0 44 59 87 118 131 176 0 19 0 37 0 55z"><text:p/></draw:path><draw:path draw:style-name="gr3" draw:text-style-name="P6" svg:width="0.0157in" svg:height="0.0157in" svg:x="1.8343in" svg:y="0.7823in" svg:viewBox="0 0 41 41" svg:d="M41 21c0-11-9-21-20-21-12 0-21 10-21 21s9 20 21 20c11 0 20-9 20-20z"><text:p/></draw:path><draw:path draw:style-name="gr3" draw:text-style-name="P6" svg:width="0.0638in" svg:height="0.1043in" svg:x="1.8693in" svg:y="0.6969in" svg:viewBox="0 0 163 266" svg:d="M163 134c0-31-2-61-16-90-17-37-49-44-66-44-23 0-51 10-67 46-12 27-14 57-14 88 0 29 1 64 18 94 16 31 45 38 63 38 21 0 50-7 68-45 12-26 14-56 14-87zM81 257c-15 0-38-8-45-46-4-23-4-59-4-81 0-25 0-51 3-72 8-46 37-49 46-49 13 0 39 6 46 45 4 22 4 52 4 76 0 28 0 55-4 79-6 37-28 48-46 48z"><text:p/></draw:path><draw:path draw:style-name="gr3" draw:text-style-name="P6" svg:width="0.1004in" svg:height="0.1004in" svg:x="1.9819in" svg:y="0.7098in" svg:viewBox="0 0 256 256" svg:d="M136 136c37 0 72 0 108 0 6 0 12-1 12-8 0-9-6-8-12-8-36 0-71 0-108 0 0-36 0-72 0-108 0-5 0-12-7-12-8 0-8 7-8 12 0 36 0 72 0 108-36 0-73 0-109 0-5 0-12-1-12 8 0 7 7 8 12 8 36 0 73 0 109 0 0 37 0 72 0 108 0 6 0 12 8 12 7 0 7-6 7-12 0-36 0-71 0-108z"><text:p/></draw:path><draw:path draw:style-name="gr3" draw:text-style-name="P6" svg:width="0.05in" svg:height="0.1008in" svg:x="2.139in" svg:y="0.6969in" svg:viewBox="0 0 128 257" svg:d="M79 10c0-9 0-10-9-10-24 25-58 25-70 25 0 5 0 8 0 12 8 0 31 0 51-9 0 67 0 133 0 200 0 13-1 17-37 17-4 0-7 0-12 0 0 5 0 8 0 12 13-1 48-1 63-1s48 0 63 1c0-4 0-7 0-12-5 0-9 0-14 0-34 0-35-3-35-17 0-73 0-145 0-218z"><text:p/></draw:path><draw:path draw:style-name="gr3" draw:text-style-name="P6" svg:width="0.035in" svg:height="0.1516in" svg:x="2.2102in" svg:y="0.6835in" svg:viewBox="0 0 90 386" svg:d="M90 193c0-30-4-76-25-120-24-48-57-73-61-73-2 0-4 1-4 3 0 1 0 3 8 9 37 39 59 100 59 181 0 67-14 134-61 183-6 5-6 6-6 7 0 2 2 3 4 3 4 0 39-26 62-75 20-43 24-85 24-118z"><text:p/></draw:path><draw:path draw:style-name="gr3" draw:text-style-name="P6" svg:width="0.0346in" svg:height="0.1516in" svg:x="2.276in" svg:y="0.6835in" svg:viewBox="0 0 89 386" svg:d="M89 383c0-1 0-2-6-9-49-48-61-122-61-181 0-68 14-135 63-183 4-4 4-6 4-7 0-2-1-3-3-3-5 0-39 26-62 75-20 43-24 86-24 118 0 30 4 77 25 121 23 47 56 72 61 72 2 0 3-1 3-3z"><text:p/></draw:path><draw:path draw:style-name="gr3" draw:text-style-name="P6" svg:width="0.0638in" svg:height="0.1043in" svg:x="2.3256in" svg:y="0.6969in" svg:viewBox="0 0 163 266" svg:d="M163 134c0-31-2-61-16-90-17-37-49-44-66-44-23 0-50 10-67 46-12 27-14 57-14 88 0 29 2 64 18 94 16 31 45 38 63 38 21 0 51-7 68-45 12-26 14-56 14-87zM81 257c-15 0-37-8-45-46-4-23-4-59-4-81 0-25 0-51 3-72 8-46 37-49 46-49 14 0 39 6 46 45 4 22 4 52 4 76 0 28 0 55-4 79-6 37-28 48-46 48z"><text:p/></draw:path><draw:path draw:style-name="gr3" draw:text-style-name="P6" svg:width="0.035in" svg:height="0.1516in" svg:x="2.4047in" svg:y="0.6835in" svg:viewBox="0 0 90 386" svg:d="M90 193c0-30-4-76-25-120-23-48-57-73-61-73-2 0-4 1-4 3 0 1 0 3 8 9 37 39 59 100 59 181 0 67-14 134-61 183-6 5-6 6-6 7 0 2 2 3 4 3 4 0 39-26 62-75 20-43 24-85 24-118z"><text:p/></draw:path><draw:path draw:style-name="gr3" draw:text-style-name="P6" svg:width="0.1004in" svg:height="0.0354in" svg:x="0.0004in" svg:y="0.9709in" svg:viewBox="0 0 256 91" svg:d="M243 15c7 0 13 0 13-7 0-8-6-8-12-8-77 0-155 0-232 0-5 0-12 0-12 8 0 7 7 7 13 7 77 0 153 0 230 0zM244 91c6 0 12 0 12-7 0-9-6-9-13-9-77 0-153 0-230 0-6 0-13 0-13 9 0 7 7 7 12 7 77 0 155 0 232 0z"><text:p/></draw:path><draw:path draw:style-name="gr3" draw:text-style-name="P6" svg:width="0.0634in" svg:height="0.1043in" svg:x="1.3094in" svg:y="0.9252in" svg:viewBox="0 0 162 266" svg:d="M162 134c0-31-1-61-16-90-17-37-49-44-65-44-23 0-51 10-67 46-13 27-14 57-14 88 0 29 1 64 17 94 16 31 45 38 63 38 21 0 51-7 67-45 14-26 15-56 15-87zM80 257c-14 0-37-9-44-46-4-23-4-59-4-81 0-25 0-51 3-72 7-46 37-49 45-49 14 0 39 6 47 45 3 22 3 52 3 76 0 28 0 55-5 79-5 37-27 48-45 48z"><text:p/></draw:path></draw:g></text:p>
      <text:h text:style-name="P15" text:outline-level="3">סעיף (ג)</text:h>
      <text:p text:style-name="P31"><text:span text:style-name="T2">צ.ל.: </text:span><draw:g text:anchor-type="as-char" svg:y="-0.102in" draw:z-index="142" draw:name="Shape154" draw:style-name="gr1"><svg:title>TexMaths</svg:title><svg:desc>11§display§F§svg§600§FALSE§</svg:desc><draw:path draw:style-name="gr2" draw:text-style-name="P5" svg:width="0.0976in" svg:height="0.0862in" svg:x="0.002in" svg:y="0.0075in" svg:viewBox="0 0 249 220" svg:d="M0 0c83 0 166 0 249 0 0 73 0 147 0 220-83 0-166 0-249 0 0-73 0-147 0-220z"><text:p/></draw:path><draw:path draw:style-name="gr3" draw:text-style-name="P6" svg:width="0.1071in" svg:height="0.102in" svg:x="-0.0004in" svg:y="0in" svg:viewBox="0 0 273 260" svg:d="M102 135c12 0 24 0 38 0 27 0 31 7 31 17 0 3-1 8-3 19-1 2-1 3-1 5 0 3 2 4 5 4s3-1 5-8c8-27 14-55 21-82 1-4 1-6 1-7-1-2 0-4-4-4s-5 2-6 9c-8 29-16 36-48 36-12 0-24 0-35 0 7-33 15-65 24-97 3-14 4-15 20-15 17 0 34 0 50 0 49 0 57 12 57 42 0 9 0 11-1 21-1 5-1 6-1 7s1 5 5 5 4-3 5-10c2-23 6-45 8-67 1-10-1-10-11-10-63 0-124 0-187 0-8 0-12 0-12 8 0 4 4 4 11 4 14 0 25 0 25 7 0 2 0 2-2 10-18 66-34 134-51 201-4 15-4 18-35 18-7 0-11 0-11 8 0 4 6 4 7 4 11 0 39-1 50-1 12 0 44 1 57 1 4 0 8 0 8-8 0-2-2-2-2-3-1-1-2-1-11-1-8 0-10 0-20-1-11-1-12-2-12-8 0-3 0-2 1-9 8-31 16-63 24-95z"><text:p/></draw:path></draw:g><text:s/><text:span text:style-name="T16">לא </text:span>חח"ע</text:p>
      <text:p text:style-name="P32"><text:span text:style-name="T2">הוכחה: </text:span><text:span text:style-name="T17">נבחר </text:span><text:span text:style-name="T17"><draw:g text:anchor-type="as-char" svg:y="-0.1075in" draw:z-index="143" draw:name="Shape155" draw:style-name="gr1"><svg:title>TexMaths</svg:title><svg:desc>11§display§f_1, f_2§svg§600§FALSE§</svg:desc><draw:path draw:style-name="gr2" draw:text-style-name="P5" svg:width="0.3217in" svg:height="0.1217in" svg:x="0.0004in" svg:y="0.0075in" svg:viewBox="0 0 818 310" svg:d="M0 0c273 0 545 0 818 0 0 103 0 207 0 310-273 0-545 0-818 0 0-103 0-207 0-310z"><text:p/></draw:path><draw:path draw:style-name="gr3" draw:text-style-name="P6" svg:width="0.0752in" svg:height="0.1374in" svg:x="0.0008in" svg:y="0in" svg:viewBox="0 0 192 350" svg:d="M121 118c11 0 22 0 33 0 8 0 11 0 11-8 0-4-3-4-10-4-11 0-21 0-32 0 2-16 6-30 8-44 2-8 8-36 10-40 3-8 10-13 17-13 3 0 12 0 19 6-16 1-21 16-21 21 0 9 8 14 14 14 11 0 22-8 22-24 0-17-17-26-34-26-13 0-37 7-48 45-3 8-4 12-13 61-9 0-18 0-27 0-7 0-12 0-12 7 0 5 4 5 11 5 9 0 17 0 26 0-10 50-19 100-29 150-7 38-13 73-34 73-1 0-11 0-18-7 18-1 21-15 21-20 0-9-6-14-14-14-10 0-21 8-21 23 0 18 16 27 32 27 22 0 37-23 44-38 12-24 21-71 22-73 8-41 15-81 23-121z"><text:p/></draw:path><draw:path draw:style-name="gr3" draw:text-style-name="P6" svg:width="0.0382in" svg:height="0.0697in" svg:x="0.0787in" svg:y="0.0591in" svg:viewBox="0 0 98 178" svg:d="M60 8c0-8 0-8-7-8-18 17-42 16-53 16 0 4 0 7 0 10 5 0 24 0 38-7 0 46 0 92 0 138 0 9 0 12-26 12-3 0-8 0-11 0 0 4 0 6 0 9 6-1 39-1 48-1s43 0 49 1c0-3 0-5 0-9-3 0-7 0-10 0-28 0-28-3-28-12 0-50 0-100 0-149z"><text:p/></draw:path><draw:path draw:style-name="gr3" draw:text-style-name="P6" svg:width="0.0173in" svg:height="0.0453in" svg:x="0.148in" svg:y="0.0902in" svg:viewBox="0 0 45 116" svg:d="M45 41c0-26-9-41-24-41-13 0-21 10-21 21 0 10 8 20 21 20 4 0 10-1 13-5 1-1 1-1 2-1 0 2 1 0 1 6 0 28-14 51-26 64-4 4-4 5-4 6 0 2 2 5 4 5 3 0 34-30 34-75z"><text:p/></draw:path><draw:path draw:style-name="gr3" draw:text-style-name="P6" svg:width="0.0752in" svg:height="0.1374in" svg:x="0.2102in" svg:y="0in" svg:viewBox="0 0 192 350" svg:d="M121 118c11 0 22 0 33 0 8 0 12 0 12-8 0-4-4-4-11-4-11 0-21 0-32 0 2-16 6-30 8-44 2-8 8-36 10-40 3-8 10-13 17-13 3 0 12 0 20 6-17 1-21 16-21 21 0 9 7 14 15 14 9 0 20-8 20-24 0-17-17-26-34-26-13 0-37 7-48 45-2 8-3 12-13 61-9 0-18 0-27 0-7 0-12 0-12 7 0 5 5 5 11 5 9 0 17 0 26 0-10 50-19 100-29 150-7 38-13 73-33 73-2 0-12 0-19-7 18-1 21-15 21-20 0-9-6-14-14-14-10 0-21 8-21 23 0 18 16 27 33 27 21 0 36-23 43-38 12-24 22-71 22-73 8-41 15-81 23-121z"><text:p/></draw:path><draw:path draw:style-name="gr3" draw:text-style-name="P6" svg:width="0.0469in" svg:height="0.0697in" svg:x="0.2831in" svg:y="0.0591in" svg:viewBox="0 0 120 178" svg:d="M120 130c-3 0-6 0-9 0-1 5-4 22-8 24-2 2-23 2-26 2-17 0-33 0-50 0 29-25 38-33 54-45 20-16 39-33 39-58 0-33-29-53-63-53s-57 23-57 48c0 14 12 15 14 15 7 0 15-5 15-15 0-4-2-14-16-14 9-19 27-24 40-24 26 0 40 21 40 43 0 23-16 42-25 52-22 20-43 41-65 63-3 2-3 4-3 10 37 0 75 0 112 0 2-15 6-32 8-48z"><text:p/></draw:path></draw:g></text:span><text:span text:style-name="T17"><text:s/>כך ש־</text:span><text:span text:style-name="T17"><draw:g text:anchor-type="as-char" svg:y="-0.1102in" draw:z-index="144" draw:name="Shape156" draw:style-name="gr1"><svg:title>TexMaths</svg:title><svg:desc>11§display§f_1 \neq f_2§svg§600§FALSE§</svg:desc><draw:path draw:style-name="gr2" draw:text-style-name="P5" svg:width="0.4575in" svg:height="0.1256in" svg:x="0.0004in" svg:y="0.0075in" svg:viewBox="0 0 1163 320" svg:d="M0 0c387 0 776 0 1163 0 0 107 0 213 0 320-387 0-776 0-1163 0 0-107 0-213 0-320z"><text:p/></draw:path><draw:path draw:style-name="gr3" draw:text-style-name="P6" svg:width="0.0756in" svg:height="0.1378in" svg:x="0.0008in" svg:y="0.002in" svg:viewBox="0 0 193 351" svg:d="M121 118c11 0 22 0 33 0 8 0 12 0 12-8 0-4-4-4-11-4-11 0-21 0-32 0 2-16 6-30 8-44 2-8 8-36 10-40 3-8 10-13 17-13 3 0 13 0 20 6-17 2-21 16-21 21 0 9 7 14 15 14 10 0 21-9 21-24 0-17-18-26-35-26-13 0-37 7-48 45-2 8-3 12-13 61-9 0-18 0-27 0-7 0-12 0-12 8 0 4 5 4 11 4 9 0 17 0 26 0-10 51-19 100-29 151-7 38-13 73-34 73-1 0-11 0-18-7 18-1 21-15 21-21 0-9-6-13-14-13-10 0-21 9-21 23 0 18 17 27 32 27 22 0 37-23 44-38 12-24 21-70 22-74 8-41 15-80 23-121z"><text:p/></draw:path><draw:path draw:style-name="gr3" draw:text-style-name="P6" svg:width="0.0382in" svg:height="0.0705in" svg:x="0.0787in" svg:y="0.061in" svg:viewBox="0 0 98 180" svg:d="M61 8c0-8 0-8-8-8-18 17-42 17-53 17 0 3 0 6 0 9 7 0 24 0 39-7 0 46 0 92 0 139 0 9 0 12-27 12-3 0-8 0-11 0 0 3 0 6 0 10 6 0 39-1 49-1 8 0 42 1 48 1 0-4 0-7 0-10-3 0-7 0-10 0-27 0-27-3-27-12 0-51 0-101 0-150z"><text:p/></draw:path><draw:path draw:style-name="gr3" draw:text-style-name="P6" svg:width="0.0756in" svg:height="0.1409in" svg:x="0.1988in" svg:y="0in" svg:viewBox="0 0 193 359" svg:d="M189 15c4-5 4-6 4-7 0-2-3-8-8-8s-6 2-9 8c-57 112-115 224-173 336-3 6-3 7-3 8 0 3 2 7 8 7 4 0 5-2 9-7 57-113 115-224 172-337z"><text:p/></draw:path><draw:path draw:style-name="gr3" draw:text-style-name="P6" svg:width="0.1004in" svg:height="0.0358in" svg:x="0.1862in" svg:y="0.0528in" svg:viewBox="0 0 256 92" svg:d="M243 15c7 0 13 0 13-7 0-8-6-8-12-8-77 0-155 0-232 0-5 0-12 0-12 8 0 7 7 7 13 7 77 0 153 0 230 0zM244 92c6 0 12 0 12-8s-6-8-13-8c-77 0-153 0-230 0-6 0-13 0-13 8s7 8 12 8c77 0 155 0 232 0z"><text:p/></draw:path><draw:path draw:style-name="gr3" draw:text-style-name="P6" svg:width="0.076in" svg:height="0.1378in" svg:x="0.3457in" svg:y="0.002in" svg:viewBox="0 0 194 351" svg:d="M122 118c11 0 22 0 33 0 8 0 12 0 12-8 0-4-4-4-11-4-11 0-21 0-32 0 3-16 6-30 8-44 2-8 8-36 10-40 3-8 10-13 18-13 2 0 12 0 18 6-16 2-21 16-21 21 0 9 8 14 15 14 11 0 22-9 22-24 0-17-18-26-34-26-14 0-38 7-49 45-3 8-4 12-13 61-9 0-18 0-26 0s-13 0-13 8c0 4 4 4 11 4 9 0 17 0 26 0-10 51-19 100-29 151-6 38-13 73-34 73-1 0-11 0-19-7 19-1 22-15 22-21 0-9-7-13-14-13-10 0-22 9-22 23 0 18 18 27 33 27 22 0 37-23 44-38 12-24 21-70 22-74 8-41 15-80 23-121z"><text:p/></draw:path><draw:path draw:style-name="gr3" draw:text-style-name="P6" svg:width="0.0469in" svg:height="0.0705in" svg:x="0.4189in" svg:y="0.061in" svg:viewBox="0 0 120 180" svg:d="M120 130c-3 0-6 0-9 0-1 7-4 22-8 24-2 3-23 3-26 3-16 0-33 0-49 0 27-26 37-33 53-46 20-16 39-33 39-58 0-33-29-53-64-53-33 0-56 23-56 49 0 13 12 14 14 14 7 0 15-5 15-14 0-5-1-15-16-15 9-19 27-24 40-24 26 0 41 21 41 43 0 23-17 42-26 52-22 21-43 42-65 64-3 2-3 3-3 11 37 0 75 0 112 0 2-17 6-33 8-50z"><text:p/></draw:path></draw:g></text:span><text:span text:style-name="T17"> אך </text:span><text:span text:style-name="T17"><draw:g text:anchor-type="as-char" svg:y="-0.1134in" draw:z-index="145" draw:name="Shape157" draw:style-name="gr1"><svg:title>TexMaths</svg:title><svg:desc>11§display§F(f_1) = F(f_2)§svg§600§FALSE§</svg:desc><draw:path draw:style-name="gr2" draw:text-style-name="P5" svg:width="0.9311in" svg:height="0.1354in" svg:x="0.0028in" svg:y="0.0071in" svg:viewBox="0 0 2366 345" svg:d="M0 0c789 0 1577 0 2366 0 0 115 0 230 0 345-789 0-1577 0-2366 0 0-115 0-230 0-345z"><text:p/></draw:path><draw:path draw:style-name="gr3" draw:text-style-name="P6" svg:width="0.1079in" svg:height="0.1028in" svg:x="0.0004in" svg:y="0.0098in" svg:viewBox="0 0 275 262" svg:d="M102 138c12 0 26 0 38 0 29 0 33 5 33 16 0 3 0 8-4 20-1 1-1 2-1 3 0 4 2 6 5 6 4 0 4-1 6-9 7-29 15-56 21-84 1-3 1-4 1-5s-1-5-4-5c-5 0-5 3-6 8-8 31-17 38-50 38-12 0-23 0-35 0 8-34 16-65 25-98 3-14 3-16 21-16 16 0 34 0 50 0 48 0 56 13 56 43 0 9 0 10-1 21 0 4 0 5 0 7s1 4 5 4 4-2 5-10c2-22 6-44 8-66 1-11-1-11-11-11-63 0-127 0-189 0-8 0-11 0-11 8 0 4 3 4 10 4 14 0 25 0 25 8 0 1 0 2-1 9-18 67-34 135-52 202-3 16-4 19-35 19-7 0-11 0-11 7 0 5 5 5 7 5 11 0 39-2 50-2 13 0 45 2 57 2 4 0 9 0 9-8 0-3-1-2-2-4-1 0-2 0-11 0s-11 0-21-1c-11-1-12-3-12-8 0-1 0-3 2-9 8-32 16-62 23-94z"><text:p/></draw:path><draw:path draw:style-name="gr3" draw:text-style-name="P6" svg:width="0.035in" svg:height="0.1508in" svg:x="0.1287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6" svg:width="0.0752in" svg:height="0.137in" svg:x="0.1811in" svg:y="0.0071in" svg:viewBox="0 0 192 349" svg:d="M121 118c11 0 22 0 33 0 8 0 12 0 12-9 0-3-4-3-11-3-11 0-21 0-32 0 3-16 6-30 9-44 1-9 7-36 9-41 3-7 10-13 18-13 2 0 11 0 19 7-17 2-21 15-21 21 0 9 7 14 15 14 9 0 20-9 20-24 0-17-17-26-33-26-13 0-37 7-49 45-2 8-3 12-13 61-9 0-18 0-27 0-7 0-11 0-11 6s4 6 10 6c9 0 18 0 27 0-10 50-20 100-30 151-7 37-13 72-33 72-2 0-11 0-19-7 18-1 21-15 21-21 0-9-6-14-14-14-10 0-21 9-21 24 0 17 16 26 33 26 21 0 36-22 43-37 13-25 22-71 22-74 8-40 15-81 23-120z"><text:p/></draw:path><draw:path draw:style-name="gr3" draw:text-style-name="P6" svg:width="0.0386in" svg:height="0.0701in" svg:x="0.2591in" svg:y="0.0661in" svg:viewBox="0 0 99 179" svg:d="M62 8c0-7-2-8-9-8-18 18-42 18-53 18 0 3 0 6 0 10 7 0 24 0 40-8 0 45 0 91 0 137 0 9 0 13-28 13-3 0-7 0-10 0 0 3 0 6 0 9 5 0 38-1 47-1s43 1 50 1c0-3 0-6 0-9-3 0-8 0-11 0-26 0-26-4-26-13 0-50 0-100 0-149z"><text:p/></draw:path><draw:path draw:style-name="gr3" draw:text-style-name="P6" svg:width="0.0346in" svg:height="0.1508in" svg:x="0.3244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004in" svg:height="0.035in" svg:x="0.4256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075in" svg:height="0.1028in" svg:x="0.5827in" svg:y="0.0098in" svg:viewBox="0 0 274 262" svg:d="M102 138c12 0 26 0 38 0 29 0 32 5 32 16 0 3 0 8-3 20-1 1-1 2-1 3 0 4 2 6 5 6 4 0 4-1 5-9 8-29 14-56 22-84 1-3 1-4 1-5s-2-5-5-5c-5 0-4 3-6 8-7 31-16 38-49 38-12 0-23 0-35 0 7-34 16-65 24-98 4-14 4-16 21-16s34 0 51 0c48 0 56 13 56 43 0 9 0 10-1 21-1 4-1 5-1 7s1 4 5 4 5-2 5-10c2-22 6-44 8-66 1-11 0-11-10-11-63 0-127 0-189 0-8 0-12 0-12 8 0 4 3 4 11 4 14 0 25 0 25 8 0 1 0 2-2 9-17 67-34 135-51 202-4 16-4 19-35 19-7 0-11 0-11 7 0 5 4 5 5 5 13 0 40-2 52-2s44 2 57 2c4 0 8 0 8-8 0-3-1-2-2-4-1 0-1 0-11 0-8 0-10 0-20-1-11-1-12-3-12-8 0-1 0-3 1-9 8-32 17-62 24-94z"><text:p/></draw:path><draw:path draw:style-name="gr3" draw:text-style-name="P6" svg:width="0.035in" svg:height="0.1508in" svg:x="0.711in" svg:y="0in" svg:viewBox="0 0 90 384" svg:d="M90 380c0-1 0-1-6-8-49-48-61-121-61-179 0-67 14-135 62-183 5-4 5-4 5-7 0-2-2-3-4-3-4 0-39 26-62 75-20 43-24 86-24 118 0 28 4 76 25 119 23 47 57 72 61 72 2 0 4-1 4-4z"><text:p/></draw:path><draw:path draw:style-name="gr3" draw:text-style-name="P6" svg:width="0.0752in" svg:height="0.137in" svg:x="0.7634in" svg:y="0.0071in" svg:viewBox="0 0 192 349" svg:d="M121 118c11 0 22 0 33 0 8 0 12 0 12-9 0-3-4-3-11-3-11 0-21 0-32 0 2-16 6-30 8-44 2-9 8-36 10-41 3-7 10-13 17-13 3 0 12 0 19 7-16 2-20 15-20 21 0 9 7 14 15 14 9 0 20-9 20-24 0-17-17-26-34-26-13 0-37 7-48 45-2 8-3 12-13 61-9 0-18 0-27 0-7 0-12 0-12 6s4 6 11 6c9 0 17 0 26 0-10 50-19 100-29 151-7 37-13 72-34 72-1 0-11 0-18-7 18-1 21-15 21-21 0-9-6-14-14-14-10 0-21 9-21 24 0 17 16 26 32 26 22 0 37-22 44-37 12-25 21-71 22-74 8-40 15-81 23-120z"><text:p/></draw:path><draw:path draw:style-name="gr3" draw:text-style-name="P6" svg:width="0.0469in" svg:height="0.0701in" svg:x="0.8362in" svg:y="0.0661in" svg:viewBox="0 0 120 179" svg:d="M120 130c-3 0-6 0-9 0-1 7-3 22-8 25-2 1-23 1-26 1-17 0-33 0-50 0 29-25 38-32 54-45 20-15 39-33 39-58 0-33-29-53-63-53s-57 24-57 48c0 15 12 16 14 16 7 0 15-5 15-14 0-6-2-15-16-15 9-18 27-25 40-25 26 0 40 21 40 43 0 23-16 42-25 52-22 21-43 41-65 63-3 4-3 4-3 11 37 0 75 0 112 0 2-16 6-33 8-49z"><text:p/></draw:path><draw:path draw:style-name="gr3" draw:text-style-name="P6" svg:width="0.0346in" svg:height="0.1508in" svg:x="0.9067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17">;</text:span></text:p>
      <text:p text:style-name="P8"><draw:g text:anchor-type="as-char" svg:y="-0.1902in" draw:z-index="156" draw:name="Shape158" draw:style-name="gr1"><svg:title>TexMaths</svg:title><svg:desc>11§latex§\begin{alignat*}{9}
  f_1 &amp;= (\N \setminus \{0\}) \times (\lambda n \in \N. n) \cup \{\la 0, \{\la 0, 0 \ra\} \cup \lambda n \in (\N \setminus \{0\}). 0 \ra\} \\
  f_2 &amp;= (\N \setminus \{1\}) \times (\lambda n \in \N. n) \cup \{\la 1, \{\la 1, 1 \ra\} \cup \lambda n \in (\N \setminus \{1\}). 0 \ra\}
\end{alignat}§svg§600§FALSE§</svg:desc><draw:path draw:style-name="gr2" draw:text-style-name="P5" svg:width="4.1602in" svg:height="0.3642in" svg:x="0.0004in" svg:y="0.0079in" svg:viewBox="0 0 10568 926" svg:d="M0 0c3522 0 7046 0 10568 0 0 308 0 617 0 926-3522 0-7046 0-10568 0 0-309 0-618 0-926z"><text:p/></draw:path><draw:path draw:style-name="gr3" draw:text-style-name="P6" svg:width="0.0756in" svg:height="0.1378in" svg:x="0.0008in" svg:y="0.0075in" svg:viewBox="0 0 193 351" svg:d="M121 118c11 0 22 0 33 0 8 0 12 0 12-8 0-4-4-4-11-4-11 0-21 0-32 0 2-15 6-30 8-44 2-8 8-36 10-41 3-7 10-12 17-12 3 0 13 0 20 6-17 2-21 16-21 21 0 9 7 14 15 14 10 0 21-9 21-24 0-17-18-26-35-26-13 0-37 7-48 45-2 8-3 12-13 61-9 0-18 0-27 0-7 0-12 0-12 7 0 5 5 5 11 5 9 0 17 0 26 0-10 50-19 101-29 153-7 37-13 72-34 72-1 0-11 0-18-7 18-1 21-15 21-21 0-9-6-13-14-13-10 0-21 8-21 23 0 17 17 26 32 26 22 0 37-22 44-37 12-25 22-71 22-74 8-41 15-82 23-122z"><text:p/></draw:path><draw:path draw:style-name="gr3" draw:text-style-name="P6" svg:width="0.0382in" svg:height="0.0701in" svg:x="0.0787in" svg:y="0.0665in" svg:viewBox="0 0 98 179" svg:d="M61 8c0-8 0-8-8-8-18 17-42 18-53 18 0 3 0 5 0 8 7 0 24 0 40-6 0 46 0 91 0 137 0 9 0 12-28 12-3 0-6 0-10 0 0 4 0 7 0 10 5 0 38-1 48-1 8 0 42 1 48 1 0-3 0-6 0-10-3 0-7 0-10 0-27 0-27-3-27-12 0-49 0-100 0-149z"><text:p/></draw:path><draw:path draw:style-name="gr3" draw:text-style-name="P6" svg:width="0.1008in" svg:height="0.035in" svg:x="0.1862in" svg:y="0.05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35in" svg:height="0.1516in" svg:x="0.3535in" svg:y="0in" svg:viewBox="0 0 90 386" svg:d="M90 383c0-1 0-2-6-9-49-48-62-122-62-180 0-69 15-136 63-184 5-4 5-4 5-6 0-3-2-4-4-4-3 0-39 26-62 75-20 43-24 86-24 119 0 29 4 76 25 120 23 47 58 72 61 72 2 0 4-1 4-3z"><text:p/></draw:path><draw:path draw:style-name="gr3" draw:text-style-name="P6" svg:width="0.1028in" svg:height="0.1067in" svg:x="0.4016in" svg:y="0.0102in" svg:viewBox="0 0 262 272" svg:d="M33 34c0 63 0 127 0 189 0 20-3 28-22 28-4 0-11 0-11 7 0 6 6 6 13 6 20 0 40 0 60 0 6 0 13 0 13-6 0-7-7-7-12-7-21 0-24-9-24-29 0-59 0-117 0-177 56 74 111 148 167 221 3 5 5 6 7 6 7 0 7-7 7-13 0-73 0-146 0-218 0-22 3-28 22-28 2 0 9 0 9-6 0-7-7-7-13-7-19 0-38 0-56 0-8 0-14 0-14 7 0 6 7 6 11 6 22 0 25 8 25 29 0 41 0 80 0 121-39-53-79-105-117-157-3-6-4-6-13-6-23 0-45 0-68 0-7 0-13 0-13 7 0 5 6 6 8 6 11 1 18 8 22 12-1 4-1 5-1 9zM218 244c-56-73-112-147-168-221-4-5-4-5-8-10 15 0 30 0 45 0 44 59 87 118 131 176 0 18 0 37 0 55z"><text:p/></draw:path><draw:path draw:style-name="gr3" draw:text-style-name="P6" svg:width="0.0591in" svg:height="0.1516in" svg:x="0.5496in" svg:y="0in" svg:viewBox="0 0 151 386" svg:d="M134 378c1 5 4 8 9 8 4 0 8-3 8-7 0-1 0-1-2-6-44-122-88-243-132-364-3-7-4-9-9-9s-8 3-8 8c0 1 0 1 2 6 44 121 88 242 132 364z"><text:p/></draw:path><draw:path draw:style-name="gr3" draw:text-style-name="P6" svg:width="0.0539in" svg:height="0.1516in" svg:x="0.6622in" svg:y="0in" svg:viewBox="0 0 138 386" svg:d="M81 52c0-16 10-41 52-43 2-1 5-2 5-5 0-4-4-4-8-4-39 0-74 20-75 48 0 30 0 59 0 88 0 16 0 28-15 40-14 12-28 12-37 13-2 0-3 1-3 5 0 3 2 3 7 3 25 2 44 17 47 35 1 5 1 5 1 19 0 25 0 51 0 76 0 16 0 28 19 44 15 11 40 15 56 15 4 0 8 0 8-4 0-3-3-3-7-4-24-2-43-14-48-34-2-3-2-4-2-18 0-28 0-54 0-81 0-17-3-24-15-37-8-8-20-12-30-14 31-9 45-28 45-50 0-31 0-61 0-92z"><text:p/></draw:path><draw:path draw:style-name="gr3" draw:text-style-name="P6" svg:width="0.0638in" svg:height="0.1039in" svg:x="0.7331in" svg:y="0.0138in" svg:viewBox="0 0 163 265" svg:d="M163 133c0-31-2-61-16-90-17-37-49-43-66-43-23 0-51 10-67 45-12 28-14 57-14 88 0 29 1 64 18 94 16 31 45 38 63 38 21 0 50-7 68-45 12-26 14-56 14-87zM81 256c-15 0-38-8-45-46-4-23-4-58-4-81 0-26 0-51 3-72 8-46 37-49 46-49 13 0 39 7 46 45 4 22 4 52 4 76 0 28 0 55-4 80-6 36-28 47-46 47z"><text:p/></draw:path><draw:path draw:style-name="gr3" draw:text-style-name="P6" svg:width="0.0539in" svg:height="0.1516in" svg:x="0.8142in" svg:y="0in" svg:viewBox="0 0 138 386" svg:d="M56 335c0 16-10 40-53 43-1 1-3 2-3 4 0 4 4 4 8 4 37 0 73-18 73-48s0-60 0-88c0-14 0-28 16-40 14-11 28-12 37-13 2 0 4-1 4-3 0-5-3-5-7-5-25-2-44-15-48-35-2-3-2-4-2-19 0-25 0-50 0-76 0-16 0-28-17-44-16-11-43-15-56-15-4 0-8 0-8 4s2 4 7 5c24 1 43 13 48 33 1 3 1 4 1 19 0 27 0 53 0 81 0 18 3 24 16 36 7 8 19 12 29 16-31 9-45 26-45 48 0 31 0 62 0 93z"><text:p/></draw:path><draw:path draw:style-name="gr3" draw:text-style-name="P6" svg:width="0.0346in" svg:height="0.1516in" svg:x="0.8882in" svg:y="0in" svg:viewBox="0 0 89 386" svg:d="M89 194c0-31-4-77-25-121-23-48-56-73-61-73-2 0-3 1-3 4 0 2 0 2 7 9 38 38 60 99 60 181 0 66-14 133-63 182-4 5-4 6-4 7 0 2 1 3 3 3 5 0 39-26 62-75 20-42 24-85 24-117z"><text:p/></draw:path><draw:path draw:style-name="gr3" draw:text-style-name="P6" svg:width="0.0732in" svg:height="0.0728in" svg:x="0.9949in" svg:y="0.0402in" svg:viewBox="0 0 187 186" svg:d="M94 83c-26-26-52-52-77-77-5-5-6-6-9-6-4 0-8 3-8 8 0 2 1 3 6 7 25 27 51 52 77 79-26 25-52 51-77 77-5 4-6 5-6 7 0 5 4 8 8 8 3 0 4 0 9-6 25-25 51-51 77-77 26 27 53 54 80 81 2 0 3 2 5 2 5 0 8-3 8-8 0-2 0-2-1-4-1 0-62-61-81-80 23-25 47-48 70-72 2-2 8-7 10-9 0-1 2-3 2-5 0-5-3-8-8-8-3 0-4 1-8 6-26 25-52 51-77 77z"><text:p/></draw:path><draw:path draw:style-name="gr3" draw:text-style-name="P6" svg:width="0.0346in" svg:height="0.1516in" svg:x="1.1398in" svg:y="0in" svg:viewBox="0 0 89 386" svg:d="M89 383c0-1 0-2-6-9-49-48-61-122-61-180 0-69 14-136 63-184 4-4 4-4 4-6 0-3-1-4-3-4-5 0-39 26-62 75-20 43-24 86-24 119 0 29 4 76 25 120 23 47 56 72 61 72 2 0 3-1 3-3z"><text:p/></draw:path><draw:path draw:style-name="gr3" draw:text-style-name="P6" svg:width="0.0748in" svg:height="0.1071in" svg:x="1.1917in" svg:y="0.0087in" svg:viewBox="0 0 191 273" svg:d="M118 155c15 41 34 99 40 109 6 8 10 8 20 8 4 0 6 0 9 0 4 0 4-2 4-3 0-2-1-3-2-4-3-4-5-11-9-18-26-74-51-147-78-219-8-24-29-28-47-28-2 0-8 0-8 4 0 3 4 4 5 4 12 2 15 4 24 31 12 35 25 70 37 105-35 35-71 71-106 106-5 4-7 6-7 12 0 7 6 11 12 11s9-4 12-8c31-37 63-73 94-110z"><text:p/></draw:path><draw:path draw:style-name="gr3" draw:text-style-name="P6" svg:width="0.0819in" svg:height="0.0685in" svg:x="1.2772in" svg:y="0.0469in" svg:viewBox="0 0 209 175" svg:d="M22 149c-1 5-3 14-3 16 0 7 5 10 11 10 5 0 12-3 14-11 1 0 6-19 8-29 3-11 5-23 9-34 2-9 4-17 6-26 1-7 5-18 5-19 6-12 26-47 63-47 18 0 21 14 21 26 0 24-20 74-25 90-3 9-4 15-4 18 0 19 14 32 31 32 37 0 51-56 51-59 0-4-3-4-4-4-5 0-5 1-6 7-8 26-21 48-39 48-7 0-10-4-10-13 0-10 4-19 7-27 7-21 23-63 23-85 0-27-16-42-44-42-35 0-53 25-60 34-2-22-18-34-35-34-19 0-26 15-30 22-5 13-11 36-11 37 0 5 3 5 4 5 4 0 5-1 7-9 7-27 14-46 29-46 7 0 11 4 11 17 0 8-1 13-6 33-8 30-15 60-23 90z"><text:p/></draw:path><draw:path draw:style-name="gr3" draw:text-style-name="P6" svg:width="0.076in" svg:height="0.0874in" svg:x="1.4189in" svg:y="0.0319in" svg:viewBox="0 0 194 223" svg:d="M180 120c7 0 14 0 14-8 0-7-7-7-14-7-55 0-108 0-163 0 4-52 48-90 103-90 20 0 41 0 60 0 7 0 14 0 14-7 0-8-7-8-14-8-20 0-40 0-61 0-66 0-119 50-119 112s53 111 119 111c21 0 41 0 61 0 7 0 14 0 14-7 0-8-7-8-14-8-19 0-40 0-60 0-55 0-99-36-103-88 55 0 108 0 163 0z"><text:p/></draw:path><draw:path draw:style-name="gr3" draw:text-style-name="P6" svg:width="0.1028in" svg:height="0.1067in" svg:x="1.5539in" svg:y="0.0102in" svg:viewBox="0 0 262 272" svg:d="M33 34c0 63 0 127 0 189 0 20-3 28-22 28-4 0-11 0-11 7 0 6 6 6 13 6 20 0 40 0 60 0 6 0 13 0 13-6 0-7-7-7-12-7-21 0-24-9-24-29 0-59 0-117 0-177 56 74 111 148 167 221 3 5 5 6 7 6 7 0 7-7 7-13 0-73 0-146 0-218 0-22 3-28 22-28 2 0 9 0 9-6 0-7-7-7-13-7-19 0-38 0-56 0-8 0-14 0-14 7 0 6 7 6 11 6 22 0 25 8 25 29 0 41 0 80 0 121-39-53-79-105-117-157-3-6-4-6-13-6-22 0-45 0-67 0-8 0-14 0-14 7 0 5 6 6 8 6 11 1 18 8 22 12-1 4-1 5-1 9zM218 244c-56-73-112-147-168-221-4-5-4-5-8-10 15 0 30 0 45 0 44 59 87 118 131 176 0 18 0 37 0 55z"><text:p/></draw:path><draw:path draw:style-name="gr3" draw:text-style-name="P6" svg:width="0.0157in" svg:height="0.0157in" svg:x="1.6732in" svg:y="0.0984in" svg:viewBox="0 0 41 41" svg:d="M41 21c0-11-9-21-20-21-12 0-21 10-21 21s9 20 21 20c11 0 20-9 20-20z"><text:p/></draw:path><draw:path draw:style-name="gr3" draw:text-style-name="P6" svg:width="0.0819in" svg:height="0.0685in" svg:x="1.7067in" svg:y="0.0469in" svg:viewBox="0 0 209 175" svg:d="M22 149c-1 5-3 14-3 16 0 7 5 10 11 10 5 0 12-3 14-11 1 0 6-19 8-29 3-11 5-23 9-34 2-9 4-17 6-26 1-7 5-18 5-19 6-12 26-47 63-47 17 0 21 14 21 26 0 24-20 74-25 90-3 9-4 15-4 18 0 19 13 32 31 32 37 0 51-56 51-59 0-4-3-4-4-4-5 0-5 1-6 7-9 26-21 48-39 48-7 0-10-4-10-13 0-10 3-19 7-27 7-21 23-63 23-85 0-27-16-42-44-42-35 0-53 25-60 34-2-22-19-34-36-34-19 0-25 15-29 22-7 13-11 36-11 37 0 5 3 5 4 5 4 0 5-1 7-9 7-27 14-46 28-46 7 0 12 4 12 17 0 8-1 13-6 33-8 30-15 60-23 90z"><text:p/></draw:path><draw:path draw:style-name="gr3" draw:text-style-name="P6" svg:width="0.035in" svg:height="0.1516in" svg:x="1.802in" svg:y="0in" svg:viewBox="0 0 90 386" svg:d="M90 194c0-31-4-77-25-121-23-48-57-73-61-73-2 0-4 1-4 4 0 2 0 2 8 9 37 38 59 99 59 181 0 66-14 133-61 182-6 5-6 6-6 7 0 2 2 3 4 3 4 0 39-26 62-75 20-42 24-85 24-117z"><text:p/></draw:path><draw:path draw:style-name="gr3" draw:text-style-name="P6" svg:width="0.0846in" svg:height="0.0941in" svg:x="1.8949in" svg:y="0.0228in" svg:viewBox="0 0 216 240" svg:d="M216 14c0-6 0-14-8-14s-8 8-8 14c0 47 0 94 0 140 0 58-64 71-92 71-18 0-42-4-63-17-30-19-30-44-30-54 0-46 0-93 0-140 0-6 0-14-7-14-8 0-8 8-8 14 0 48 0 95 0 142 0 59 59 84 108 84 50 0 108-26 108-84 0-47 0-94 0-142z"><text:p/></draw:path><draw:path draw:style-name="gr3" draw:text-style-name="P6" svg:width="0.0531in" svg:height="0.1516in" svg:x="2.0331in" svg:y="0in" svg:viewBox="0 0 136 386" svg:d="M81 52c0-16 10-41 52-43 2-1 3-2 3-5 0-4-2-4-6-4-39 0-74 20-75 48 0 30 0 59 0 88 0 16 0 28-15 40-14 12-28 12-37 13-2 0-3 1-3 5 0 3 2 3 6 3 26 2 44 17 48 35 1 5 1 5 1 19 0 25 0 51 0 76 0 16 0 28 19 44 15 11 40 15 56 15 4 0 6 0 6-4 0-3-2-3-5-4-24-2-44-14-48-34-2-3-2-4-2-18 0-28 0-54 0-81 0-17-2-25-15-37-9-9-20-12-31-14 32-9 46-28 46-50 0-31 0-61 0-92z"><text:p/></draw:path><draw:path draw:style-name="gr3" draw:text-style-name="P6" svg:width="0.0335in" svg:height="0.1516in" svg:x="2.1146in" svg:y="0in" svg:viewBox="0 0 86 386" svg:d="M84 14c2-4 2-4 2-6 0-5-3-8-8-8-3 0-6 2-9 9-22 59-45 118-67 177-1 2-2 4-2 8 0 1 0 1 2 6 22 59 45 118 67 178 1 4 4 8 9 8s8-3 8-7c0-1 0-3-2-6-23-60-45-120-69-179 24-60 46-120 69-180z"><text:p/></draw:path><draw:path draw:style-name="gr3" draw:text-style-name="P6" svg:width="0.0638in" svg:height="0.1039in" svg:x="2.1626in" svg:y="0.0138in" svg:viewBox="0 0 163 265" svg:d="M163 133c0-31-1-61-16-90-17-37-49-43-64-43-24 0-52 10-69 45-12 28-14 57-14 88 0 29 2 64 18 94 16 31 45 38 63 38 21 0 51-7 68-45 13-26 14-56 14-87zM81 256c-14 0-37-8-45-46-3-23-3-58-3-81 0-26 0-51 2-72 8-46 37-49 46-49 14 0 39 7 47 45 3 22 3 52 3 76 0 28 0 55-4 80-6 36-28 47-46 47z"><text:p/></draw:path><draw:path draw:style-name="gr3" draw:text-style-name="P6" svg:width="0.0173in" svg:height="0.0453in" svg:x="2.2461in" svg:y="0.0984in" svg:viewBox="0 0 45 116" svg:d="M45 41c0-26-10-41-25-41-12 0-20 10-20 21 0 10 8 20 20 20 5 0 10-1 14-5 1-1 1-1 1-1 1 0 1 0 1 6 0 28-13 51-26 65-4 4-4 4-4 5 0 3 2 5 4 5 4 0 35-30 35-75z"><text:p/></draw:path><draw:path draw:style-name="gr3" draw:text-style-name="P6" svg:width="0.0539in" svg:height="0.1516in" svg:x="2.3114in" svg:y="0in" svg:viewBox="0 0 138 386" svg:d="M81 52c0-16 10-41 53-43 1-1 4-2 4-5 0-4-4-4-8-4-39 0-74 20-74 48 0 30 0 59 0 88 0 16 0 28-16 40-14 12-28 12-37 13-2 0-3 1-3 5 0 3 2 3 7 3 25 2 44 17 47 35 2 5 2 5 2 19 0 25 0 51 0 76 0 16 0 28 18 44 15 11 40 15 56 15 4 0 8 0 8-4 0-3-3-3-7-4-24-2-43-14-48-34-2-3-2-4-2-18 0-28 0-54 0-81 0-17-3-24-15-37-8-8-20-12-30-14 31-9 45-28 45-50 0-31 0-61 0-92z"><text:p/></draw:path><draw:path draw:style-name="gr3" draw:text-style-name="P6" svg:width="0.0335in" svg:height="0.1516in" svg:x="2.3933in" svg:y="0in" svg:viewBox="0 0 86 386" svg:d="M85 14c1-4 1-4 1-6 0-5-3-8-8-8-3 0-5 2-9 9-22 59-45 118-67 177-1 2-2 4-2 8 0 1 0 1 2 6 22 59 45 118 67 178 3 4 4 8 9 8s8-3 8-7c0-1 0-3-1-6-23-60-46-120-70-179 24-60 47-120 70-180z"><text:p/></draw:path><draw:path draw:style-name="gr3" draw:text-style-name="P6" svg:width="0.0638in" svg:height="0.1039in" svg:x="2.4417in" svg:y="0.0138in" svg:viewBox="0 0 163 265" svg:d="M163 133c0-31-2-61-16-90-18-37-49-43-66-43-23 0-51 10-67 45-13 28-14 57-14 88 0 29 1 64 18 94 16 31 44 38 63 38 20 0 50-7 68-45 12-26 14-56 14-87zM81 256c-15 0-38-8-45-46-4-23-4-58-4-81 0-26 0-51 3-72 7-46 37-49 46-49 13 0 38 7 46 45 3 22 3 52 3 76 0 28 0 55-3 80-7 36-29 47-46 47z"><text:p/></draw:path><draw:path draw:style-name="gr3" draw:text-style-name="P6" svg:width="0.0173in" svg:height="0.0453in" svg:x="2.5248in" svg:y="0.0984in" svg:viewBox="0 0 45 116" svg:d="M45 41c0-26-10-41-24-41-13 0-21 10-21 21 0 10 8 20 21 20 4 0 9-1 13-5 1-1 1-1 2-1 0 2 0 0 0 6 0 28-13 51-26 65-3 4-3 4-3 5 0 3 1 5 3 5 4 0 35-30 35-75z"><text:p/></draw:path><draw:path draw:style-name="gr3" draw:text-style-name="P6" svg:width="0.0638in" svg:height="0.1039in" svg:x="2.5854in" svg:y="0.0138in" svg:viewBox="0 0 163 265" svg:d="M163 133c0-31-2-61-17-90-17-37-48-43-65-43-23 0-51 10-67 45-13 28-14 57-14 88 0 29 1 64 17 94 17 31 45 38 63 38 21 0 51-7 69-45 12-26 14-56 14-87zM80 256c-14 0-37-8-44-46-4-23-4-58-4-81 0-26 0-51 3-72 7-46 37-49 45-49 14 0 39 7 47 45 3 22 3 52 3 76 0 28 0 55-3 80-7 36-29 47-47 47z"><text:p/></draw:path><draw:path draw:style-name="gr3" draw:text-style-name="P6" svg:width="0.0335in" svg:height="0.1516in" svg:x="2.6642in" svg:y="0in" svg:viewBox="0 0 86 386" svg:d="M85 200c1-5 1-5 1-6s0-2-1-7c-23-59-45-119-68-178-3-7-5-9-9-9-5 0-8 3-8 8 0 1 0 2 2 6 23 60 45 120 68 180-23 59-45 119-68 178-2 4-2 4-2 7 0 4 3 7 8 7s6-3 7-7c24-60 47-119 70-179z"><text:p/></draw:path><draw:path draw:style-name="gr3" draw:text-style-name="P6" svg:width="0.0531in" svg:height="0.1516in" svg:x="2.726in" svg:y="0in" svg:viewBox="0 0 136 386" svg:d="M55 335c0 16-10 40-52 43-2 1-3 2-3 4 0 4 3 4 8 4 37 0 72-18 73-48 0-30 0-60 0-88 0-14 0-28 16-40 13-11 27-12 36-13 2 0 3-1 3-3 0-5-2-5-5-5-25-2-44-15-48-35-2-3-2-4-2-19 0-25 0-50 0-76 0-16 0-28-18-44-16-11-42-15-55-15-5 0-8 0-8 4s2 4 6 5c24 1 44 13 48 33 1 3 1 4 1 19 0 27 0 53 0 81 0 18 3 24 15 36 9 8 20 12 31 16-32 9-46 26-46 48 0 31 0 62 0 93z"><text:p/></draw:path><draw:path draw:style-name="gr3" draw:text-style-name="P6" svg:width="0.0846in" svg:height="0.0941in" svg:x="2.8331in" svg:y="0.0228in" svg:viewBox="0 0 216 240" svg:d="M216 14c0-6 0-14-8-14s-8 8-8 14c0 47 0 94 0 140 0 58-64 71-92 71-18 0-42-4-62-17-31-19-31-44-31-54 0-46 0-93 0-140 0-6 0-14-7-14-8 0-8 8-8 14 0 48 0 95 0 142 0 59 59 84 108 84 50 0 108-26 108-84 0-47 0-94 0-142z"><text:p/></draw:path><draw:path draw:style-name="gr3" draw:text-style-name="P6" svg:width="0.0748in" svg:height="0.1071in" svg:x="2.9681in" svg:y="0.0087in" svg:viewBox="0 0 191 273" svg:d="M118 155c15 41 34 99 40 109 6 8 10 8 20 8 4 0 6 0 9 0 4 0 4-2 4-3 0-2-1-3-2-4-3-4-5-11-9-18-26-74-52-147-79-219-7-24-28-28-46-28-2 0-8 0-8 4 0 3 3 3 4 4 13 2 15 4 25 31 12 35 25 70 37 105-35 35-71 71-106 106-5 4-7 6-7 12 0 7 6 11 12 11s9-4 12-8c31-37 63-73 94-110z"><text:p/></draw:path><draw:path draw:style-name="gr3" draw:text-style-name="P6" svg:width="0.0819in" svg:height="0.0685in" svg:x="3.0535in" svg:y="0.0469in" svg:viewBox="0 0 209 175" svg:d="M22 149c-1 5-3 14-3 16 0 7 5 10 11 10 5 0 12-3 14-11 1 0 6-19 8-29 3-11 5-23 9-34 2-9 4-17 6-26 1-7 5-18 5-19 6-12 26-47 63-47 17 0 21 14 21 26 0 24-20 74-25 90-3 9-4 15-4 18 0 19 14 32 31 32 37 0 51-56 51-59 0-4-3-4-4-4-5 0-5 1-6 7-8 26-21 48-39 48-7 0-10-4-10-13 0-10 3-19 7-27 7-21 23-63 23-85 0-27-16-42-44-42-35 0-53 25-60 34-2-22-18-34-35-34-19 0-26 15-30 22-5 13-11 36-11 37 0 5 3 5 4 5 4 0 5-1 7-9 7-27 14-46 28-46 7 0 12 4 12 17 0 8-1 13-6 33-8 30-15 60-23 90z"><text:p/></draw:path><draw:path draw:style-name="gr3" draw:text-style-name="P6" svg:width="0.076in" svg:height="0.0874in" svg:x="3.1949in" svg:y="0.0319in" svg:viewBox="0 0 194 223" svg:d="M180 120c7 0 14 0 14-8 0-7-7-7-14-7-55 0-108 0-163 0 4-52 48-90 103-90 20 0 41 0 60 0 7 0 14 0 14-7 0-8-7-8-14-8-20 0-40 0-61 0-66 0-119 50-119 112s53 111 119 111c21 0 41 0 61 0 7 0 14 0 14-7 0-8-7-8-14-8-19 0-40 0-60 0-55 0-99-36-103-88 55 0 108 0 163 0z"><text:p/></draw:path><draw:path draw:style-name="gr3" draw:text-style-name="P6" svg:width="0.0346in" svg:height="0.1516in" svg:x="3.3413in" svg:y="0in" svg:viewBox="0 0 89 386" svg:d="M89 383c0-1 0-2-6-9-49-48-61-122-61-180 0-69 14-136 63-184 4-4 4-4 4-6 0-3-1-4-3-4-5 0-39 26-62 75-20 43-24 86-24 119 0 29 4 76 25 120 23 47 56 72 61 72 2 0 3-1 3-3z"><text:p/></draw:path><draw:path draw:style-name="gr3" draw:text-style-name="P6" svg:width="0.1028in" svg:height="0.1067in" svg:x="3.389in" svg:y="0.0102in" svg:viewBox="0 0 262 272" svg:d="M34 34c0 63 0 127 0 189 0 20-3 28-23 28-4 0-11 0-11 7 0 6 7 6 13 6 20 0 41 0 61 0 6 0 12 0 12-6 0-7-6-7-11-7-22 0-24-9-24-29 0-59 0-117 0-177 55 74 111 148 166 221 4 5 5 6 9 6 6 0 6-7 6-13 0-73 0-146 0-218 0-22 3-28 21-28 2 0 9 0 9-6 0-7-6-7-12-7-19 0-39 0-57 0-7 0-14 0-14 7 0 6 8 6 12 6 21 0 25 8 25 29 0 41 0 80 0 121-39-53-78-105-117-157-4-6-5-6-14-6-22 0-45 0-67 0-7 0-12 0-12 7 0 5 5 6 7 6 10 1 18 8 22 12-1 4-1 5-1 9zM218 244c-56-73-111-147-167-221-5-5-5-5-9-10 15 0 31 0 46 0 43 59 87 118 130 176 0 18 0 37 0 55z"><text:p/></draw:path><draw:path draw:style-name="gr3" draw:text-style-name="P6" svg:width="0.0587in" svg:height="0.1516in" svg:x="3.5374in" svg:y="0in" svg:viewBox="0 0 150 386" svg:d="M133 378c2 5 5 8 9 8s8-3 8-7c0-1 0-1-1-6-44-122-90-243-134-364-2-7-3-9-7-9-5 0-8 3-8 8 0 1 0 1 1 6 44 121 88 242 132 364z"><text:p/></draw:path><draw:path draw:style-name="gr3" draw:text-style-name="P6" svg:width="0.0539in" svg:height="0.1516in" svg:x="3.6496in" svg:y="0in" svg:viewBox="0 0 138 386" svg:d="M83 52c0-16 9-41 51-43 2-1 4-2 4-5 0-4-4-4-7-4-40 0-75 20-75 48 0 30 0 59 0 88 0 16 0 28-15 40-13 12-29 12-37 13-2 0-4 1-4 5 0 3 3 3 7 3 25 2 44 17 48 35 1 5 1 5 1 19 0 25 0 51 0 76 0 16 0 28 19 44 15 11 41 15 56 15 3 0 7 0 7-4 0-3-3-3-6-4-25-2-44-14-48-34-1-3-1-4-1-18 0-28 0-54 0-81 0-17-4-24-16-37-9-8-20-12-31-14 32-9 47-28 47-50 0-31 0-61 0-92z"><text:p/></draw:path><draw:path draw:style-name="gr3" draw:text-style-name="P6" svg:width="0.0638in" svg:height="0.1039in" svg:x="3.7213in" svg:y="0.0138in" svg:viewBox="0 0 163 265" svg:d="M163 133c0-31-2-61-17-90-17-37-48-43-65-43-23 0-51 10-67 45-13 28-14 57-14 88 0 29 1 64 17 94 17 31 45 38 63 38 21 0 51-7 69-45 12-26 14-56 14-87zM80 256c-14 0-37-8-44-46-4-23-4-58-4-81 0-26 0-51 3-72 7-46 37-49 45-49 14 0 39 7 47 45 3 22 3 52 3 76 0 28 0 55-3 80-7 36-29 47-47 47z"><text:p/></draw:path><draw:path draw:style-name="gr3" draw:text-style-name="P6" svg:width="0.0539in" svg:height="0.1516in" svg:x="3.8024in" svg:y="0in" svg:viewBox="0 0 138 386" svg:d="M56 335c0 16-11 40-53 43-2 1-3 2-3 4 0 4 4 4 8 4 37 0 73-18 73-48s0-60 0-88c0-14 0-28 16-40 13-11 28-12 36-13 2 0 5-1 5-3 0-5-3-5-7-5-25-2-44-15-48-35-2-3-2-4-2-19 0-25 0-50 0-76 0-16 0-28-18-44-16-11-42-15-55-15-4 0-8 0-8 4s2 4 7 5c24 1 43 13 47 33 2 3 2 4 2 19 0 27 0 53 0 81 0 18 2 24 16 36 7 8 18 12 29 16-32 9-45 26-45 48 0 31 0 62 0 93z"><text:p/></draw:path><draw:path draw:style-name="gr3" draw:text-style-name="P6" svg:width="0.035in" svg:height="0.1516in" svg:x="3.876in" svg:y="0in" svg:viewBox="0 0 90 386" svg:d="M90 194c0-31-4-77-25-121-23-48-57-73-61-73-2 0-4 1-4 4 0 2 0 2 8 9 37 38 59 99 59 181 0 66-14 133-61 182-6 5-6 6-6 7 0 2 2 3 4 3 4 0 39-26 62-75 20-42 24-85 24-117z"><text:p/></draw:path><draw:path draw:style-name="gr3" draw:text-style-name="P6" svg:width="0.0157in" svg:height="0.0157in" svg:x="3.9394in" svg:y="0.0984in" svg:viewBox="0 0 41 41" svg:d="M41 21c0-11-9-21-20-21s-21 10-21 21 10 20 21 20 20-9 20-20z"><text:p/></draw:path><draw:path draw:style-name="gr3" draw:text-style-name="P6" svg:width="0.0638in" svg:height="0.1039in" svg:x="3.9744in" svg:y="0.0138in" svg:viewBox="0 0 163 265" svg:d="M163 133c0-31-2-61-16-90-17-37-49-43-66-43-23 0-50 10-67 45-12 28-14 57-14 88 0 29 2 64 18 94 16 31 45 38 63 38 21 0 51-7 68-45 12-26 14-56 14-87zM81 256c-15 0-37-8-45-46-4-23-4-58-4-81 0-26 0-51 3-72 8-46 37-49 46-49 14 0 39 7 47 45 3 22 3 52 3 76 0 28 0 55-4 80-6 36-28 47-46 47z"><text:p/></draw:path><draw:path draw:style-name="gr3" draw:text-style-name="P6" svg:width="0.0335in" svg:height="0.1516in" svg:x="4.0535in" svg:y="0in" svg:viewBox="0 0 86 386" svg:d="M84 200c2-5 2-5 2-6s0-2-2-7c-22-59-45-119-67-178-3-7-5-9-9-9-5 0-8 3-8 8 0 1 0 2 1 6 23 60 46 120 69 180-23 59-46 119-69 178-1 4-1 4-1 7 0 4 3 7 8 7 4 0 6-3 7-7 24-60 46-119 69-179z"><text:p/></draw:path><draw:path draw:style-name="gr3" draw:text-style-name="P6" svg:width="0.0539in" svg:height="0.1516in" svg:x="4.115in" svg:y="0in" svg:viewBox="0 0 138 386" svg:d="M56 335c0 16-10 40-53 43-1 1-3 2-3 4 0 4 4 4 8 4 37 0 73-18 73-48s0-60 0-88c0-14 0-28 16-40 14-11 28-12 37-13 2 0 4-1 4-3 0-5-3-5-7-5-25-2-44-15-48-35-2-3-2-4-2-19 0-25 0-50 0-76 0-16 0-28-17-44-17-11-43-15-56-15-4 0-8 0-8 4s2 4 7 5c24 1 43 13 48 33 1 3 1 4 1 19 0 27 0 53 0 81 0 18 3 24 16 36 7 8 18 12 29 16-31 9-45 26-45 48 0 31 0 62 0 93z"><text:p/></draw:path><draw:path draw:style-name="gr3" draw:text-style-name="P6" svg:width="0.0756in" svg:height="0.1378in" svg:x="0.0008in" svg:y="0.2346in" svg:viewBox="0 0 193 351" svg:d="M121 118c11 0 22 0 33 0 8 0 12 0 12-8 0-4-4-4-11-4-11 0-21 0-32 0 2-15 6-30 8-44 2-9 8-37 10-41 3-7 10-13 17-13 3 0 13 0 20 7-17 2-21 15-21 21 0 9 7 14 15 14 10 0 21-9 21-24 0-17-18-26-35-26-13 0-37 7-48 45-2 8-3 12-13 61-9 0-18 0-27 0-7 0-12 0-12 7 0 5 5 5 11 5 9 0 17 0 26 0-10 50-19 101-29 152-7 38-13 72-34 72-1 0-11 0-18-6 18-1 21-16 21-21 0-9-6-13-14-13-10 0-21 8-21 23 0 17 17 26 32 26 22 0 37-23 44-37 12-25 22-71 22-74 8-41 15-82 23-122z"><text:p/></draw:path><draw:path draw:style-name="gr3" draw:text-style-name="P6" svg:width="0.0465in" svg:height="0.0701in" svg:x="0.074in" svg:y="0.2941in" svg:viewBox="0 0 119 179" svg:d="M119 130c-3 0-6 0-9 0-1 6-3 22-7 25-2 1-23 1-27 1-17 0-33 0-50 0 29-25 38-33 54-45 20-16 39-33 39-58 0-33-29-53-63-53s-56 23-56 48c0 14 11 15 14 15 6 0 15-5 15-15 0-4-3-14-17-14 9-19 27-25 40-25 27 0 40 22 40 44 0 23-16 42-25 52-22 20-43 42-65 63-2 4-2 4-2 11 37 0 74 0 111 0 2-16 6-33 8-49z"><text:p/></draw:path><draw:path draw:style-name="gr3" draw:text-style-name="P6" svg:width="0.1008in" svg:height="0.035in" svg:x="0.1862in" svg:y="0.286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35in" svg:height="0.1516in" svg:x="0.3535in" svg:y="0.2283in" svg:viewBox="0 0 90 386" svg:d="M90 382c0-1 0-1-6-8-49-48-62-122-62-181 0-68 15-135 63-183 5-4 5-6 5-7 0-2-2-3-4-3-3 0-39 26-62 75-20 43-24 86-24 118 0 30 4 77 25 121 23 47 58 72 61 72 2 0 4-1 4-4z"><text:p/></draw:path><draw:path draw:style-name="gr3" draw:text-style-name="P6" svg:width="0.1028in" svg:height="0.1067in" svg:x="0.4016in" svg:y="0.2378in" svg:viewBox="0 0 262 272" svg:d="M33 34c0 63 0 127 0 189 0 20-3 28-22 28-4 0-11 0-11 7 0 6 6 6 13 6 20 0 40 0 60 0 6 0 13 0 13-6 0-7-7-7-12-7-21 0-24-9-24-29 0-59 0-117 0-177 56 74 111 148 167 221 3 5 5 6 7 6 7 0 7-7 7-13 0-73 0-146 0-218 0-22 3-28 22-28 2 0 9 0 9-6 0-7-7-7-13-7-19 0-38 0-56 0-8 0-14 0-14 7 0 6 7 6 11 6 22 0 25 8 25 29 0 41 0 80 0 121-39-53-79-105-117-157-3-6-4-6-13-6-23 0-45 0-68 0-7 0-13 0-13 7 0 5 6 6 8 6 11 1 18 8 22 12-1 4-1 4-1 9zM218 244c-56-75-112-148-168-222-4-4-4-5-8-9 15 0 30 0 45 0 44 59 87 118 131 176 0 18 0 37 0 55z"><text:p/></draw:path><draw:path draw:style-name="gr3" draw:text-style-name="P6" svg:width="0.0591in" svg:height="0.1516in" svg:x="0.5496in" svg:y="0.2283in" svg:viewBox="0 0 151 386" svg:d="M134 378c1 4 4 8 9 8 4 0 8-3 8-7 0-1 0-1-2-7-44-121-88-242-132-363-3-7-4-9-9-9s-8 3-8 8c0 1 0 1 2 5 44 121 88 242 132 365z"><text:p/></draw:path><draw:path draw:style-name="gr3" draw:text-style-name="P6" svg:width="0.0539in" svg:height="0.1516in" svg:x="0.6622in" svg:y="0.2283in" svg:viewBox="0 0 138 386" svg:d="M81 52c0-17 10-41 52-43 2-1 5-2 5-5 0-4-4-4-8-4-39 0-74 20-75 48 0 30 0 59 0 88 0 15 0 28-15 40-14 11-28 12-37 13-2 0-3 1-3 4 0 4 2 4 7 4 25 2 44 15 47 35 1 4 1 5 1 19 0 25 0 51 0 76 0 16 0 28 19 44 15 11 40 15 56 15 4 0 8 0 8-4 0-3-3-3-7-4-24-2-43-14-48-34-2-3-2-4-2-18 0-28 0-55 0-82 0-17-3-24-15-36-8-8-20-12-30-15 31-9 45-27 45-49 0-31 0-61 0-92z"><text:p/></draw:path><draw:path draw:style-name="gr3" draw:text-style-name="P6" svg:width="0.05in" svg:height="0.1012in" svg:x="0.7409in" svg:y="0.2406in" svg:viewBox="0 0 128 258" svg:d="M79 10c0-9 0-10-9-10-24 25-58 25-70 25 0 5 0 8 0 12 8 0 30 0 51-9 0 66 0 133 0 199 0 14-1 18-37 18-4 0-7 0-12 0 0 4 0 8 0 13 13-2 48-2 63-2s48 0 63 2c0-5 0-9 0-13-5 0-9 0-14 0-34 0-35-4-35-18 0-73 0-144 0-217z"><text:p/></draw:path><draw:path draw:style-name="gr3" draw:text-style-name="P6" svg:width="0.0539in" svg:height="0.1516in" svg:x="0.8142in" svg:y="0.2283in" svg:viewBox="0 0 138 386" svg:d="M56 335c0 15-10 40-53 43-1 1-3 2-3 4 0 4 4 4 8 4 37 0 73-18 73-48s0-60 0-88c0-16 0-28 16-40 14-12 28-12 37-13 2 0 4-1 4-4 0-4-3-4-7-4-25-2-44-16-48-35-2-4-2-4-2-19 0-25 0-50 0-76 0-16 0-28-17-44-16-12-43-15-56-15-4 0-8 0-8 4s2 4 7 5c24 1 43 13 48 33 1 3 1 4 1 19 0 26 0 53 0 80 0 17 3 24 16 37 7 8 19 12 29 15-31 8-45 27-45 49 0 31 0 62 0 93z"><text:p/></draw:path><draw:path draw:style-name="gr3" draw:text-style-name="P6" svg:width="0.0346in" svg:height="0.1516in" svg:x="0.8882in" svg:y="0.2283in" svg:viewBox="0 0 89 386" svg:d="M89 193c0-30-4-76-25-120-23-48-56-73-61-73-2 0-3 1-3 3 0 1 0 3 7 9 38 39 60 100 60 181 0 66-14 134-63 183-4 5-4 5-4 6 0 3 1 4 3 4 5 0 39-26 62-75 20-42 24-85 24-118z"><text:p/></draw:path><draw:path draw:style-name="gr3" draw:text-style-name="P6" svg:width="0.0732in" svg:height="0.0728in" svg:x="0.9949in" svg:y="0.2673in" svg:viewBox="0 0 187 186" svg:d="M94 83c-26-26-52-52-77-77-5-6-6-6-9-6-4 0-8 3-8 8 0 2 1 3 6 7 25 26 51 52 77 77-26 27-52 52-77 79-5 4-6 5-6 7 0 5 4 8 8 8 3 0 4-1 9-6 25-25 51-51 77-77 26 27 53 54 80 81 2 0 3 2 5 2 5 0 8-3 8-8 0-1 0-2-1-4-1-1-62-62-81-82 23-23 47-47 70-70 2-2 8-8 10-10 1-1 2-2 2-4 0-5-3-8-8-8-3 0-4 1-8 6-26 25-52 51-77 77z"><text:p/></draw:path><draw:path draw:style-name="gr3" draw:text-style-name="P6" svg:width="0.0346in" svg:height="0.1516in" svg:x="1.1398in" svg:y="0.2283in" svg:viewBox="0 0 89 386" svg:d="M89 382c0-1 0-1-6-8-49-48-61-122-61-181 0-68 14-135 63-183 4-4 4-6 4-7 0-2-1-3-3-3-5 0-39 26-62 75-20 43-24 86-24 118 0 30 4 77 25 121 23 47 56 72 61 72 2 0 3-1 3-4z"><text:p/></draw:path><draw:path draw:style-name="gr3" draw:text-style-name="P6" svg:width="0.0748in" svg:height="0.1075in" svg:x="1.1917in" svg:y="0.2366in" svg:viewBox="0 0 191 274" svg:d="M118 156c15 41 34 99 40 108s10 9 20 9c4 0 6 0 9 0 4 0 4-2 4-3 0-3-1-3-2-5-3-3-5-10-9-17-26-74-51-147-78-220-8-22-29-28-47-28-2 0-8 0-8 4s4 5 5 5c12 2 15 4 24 31 12 35 25 69 37 104-35 35-71 71-106 107-5 4-7 7-7 12 0 7 6 11 12 11s9-4 12-9c31-36 63-72 94-109z"><text:p/></draw:path><draw:path draw:style-name="gr3" draw:text-style-name="P6" svg:width="0.0819in" svg:height="0.0685in" svg:x="1.2772in" svg:y="0.2756in" svg:viewBox="0 0 209 175" svg:d="M22 147c-1 7-3 16-3 18 0 7 5 10 11 10 5 0 12-3 14-11 1 0 6-19 8-29 3-11 5-23 9-34 2-9 4-17 6-26 1-7 5-18 5-19 6-12 26-47 63-47 18 0 21 14 21 26 0 24-20 74-25 90-3 9-4 14-4 18 0 19 14 32 31 32 37 0 51-56 51-59 0-5-3-5-4-5-5 0-5 2-6 8-8 26-21 47-39 47-7 0-10-3-10-12 0-10 4-19 7-27 7-21 23-63 23-85 0-27-16-42-44-42-35 0-53 24-60 34-2-22-18-34-35-34-19 0-26 15-30 22-5 13-11 36-11 37 0 5 3 5 4 5 4 0 5-1 7-10 7-26 14-45 29-45 7 0 11 4 11 17 0 8-1 13-6 32-8 30-15 60-23 89z"><text:p/></draw:path><draw:path draw:style-name="gr3" draw:text-style-name="P6" svg:width="0.076in" svg:height="0.0874in" svg:x="1.4189in" svg:y="0.2602in" svg:viewBox="0 0 194 223" svg:d="M180 119c7 0 14 0 14-8s-7-8-14-8c-55 0-108 0-163 0 4-51 48-88 103-88 20 0 41 0 60 0 7 0 14 0 14-7 0-8-7-8-14-8-20 0-40 0-61 0-66 0-119 48-119 111 0 62 53 112 119 112 21 0 41 0 61 0 7 0 14 0 14-7 0-8-7-8-14-8-19 0-40 0-60 0-55 0-99-37-103-89 55 0 108 0 163 0z"><text:p/></draw:path><draw:path draw:style-name="gr3" draw:text-style-name="P6" svg:width="0.1028in" svg:height="0.1067in" svg:x="1.5539in" svg:y="0.2378in" svg:viewBox="0 0 262 272" svg:d="M33 34c0 63 0 127 0 189 0 20-3 28-22 28-4 0-11 0-11 7 0 6 6 6 13 6 20 0 40 0 60 0 6 0 13 0 13-6 0-7-7-7-12-7-21 0-24-9-24-29 0-59 0-117 0-177 56 74 111 148 167 221 3 5 5 6 7 6 7 0 7-7 7-13 0-73 0-146 0-218 0-22 3-28 22-28 2 0 9 0 9-6 0-7-7-7-13-7-19 0-38 0-56 0-8 0-14 0-14 7 0 6 7 6 11 6 22 0 25 8 25 29 0 41 0 80 0 121-39-53-79-105-117-157-3-6-4-6-13-6-22 0-45 0-67 0-8 0-14 0-14 7 0 5 6 6 8 6 11 1 18 8 22 12-1 4-1 4-1 9zM218 244c-56-75-112-148-168-222-4-4-4-5-8-9 15 0 30 0 45 0 44 59 87 118 131 176 0 18 0 37 0 55z"><text:p/></draw:path><draw:path draw:style-name="gr3" draw:text-style-name="P6" svg:width="0.0157in" svg:height="0.0157in" svg:x="1.6732in" svg:y="0.3256in" svg:viewBox="0 0 41 41" svg:d="M41 21c0-12-9-21-20-21-12 0-21 9-21 21 0 11 9 20 21 20 11 0 20-9 20-20z"><text:p/></draw:path><draw:path draw:style-name="gr3" draw:text-style-name="P6" svg:width="0.0819in" svg:height="0.0685in" svg:x="1.7067in" svg:y="0.2756in" svg:viewBox="0 0 209 175" svg:d="M22 147c-1 7-3 16-3 18 0 7 5 10 11 10 5 0 12-3 14-11 1 0 6-19 8-29 3-11 5-23 9-34 2-9 4-17 6-26 1-7 5-18 5-19 6-12 26-47 63-47 17 0 21 14 21 26 0 24-20 74-25 90-3 9-4 14-4 18 0 19 13 32 31 32 37 0 51-56 51-59 0-5-3-5-4-5-5 0-5 2-6 8-9 26-21 47-39 47-7 0-10-3-10-12 0-10 3-19 7-27 7-21 23-63 23-85 0-27-16-42-44-42-35 0-53 24-60 34-2-22-19-34-36-34-19 0-25 15-29 22-7 13-11 36-11 37 0 5 3 5 4 5 4 0 5-1 7-10 7-26 14-45 28-45 7 0 12 4 12 17 0 8-1 13-6 32-8 30-15 60-23 89z"><text:p/></draw:path><draw:path draw:style-name="gr3" draw:text-style-name="P6" svg:width="0.035in" svg:height="0.1516in" svg:x="1.802in" svg:y="0.2283in" svg:viewBox="0 0 90 386" svg:d="M90 193c0-30-4-76-25-120-23-48-57-73-61-73-2 0-4 1-4 3 0 1 0 3 8 9 37 39 59 100 59 181 0 66-14 134-61 183-6 5-6 5-6 6 0 3 2 4 4 4 4 0 39-26 62-75 20-42 24-85 24-118z"><text:p/></draw:path><draw:path draw:style-name="gr3" draw:text-style-name="P6" svg:width="0.0846in" svg:height="0.0941in" svg:x="1.8949in" svg:y="0.252in" svg:viewBox="0 0 216 240" svg:d="M216 14c0-6 0-14-8-14s-8 8-8 14c0 47 0 94 0 140 0 58-64 71-92 71-18 0-42-4-63-17-30-19-30-44-30-54 0-46 0-93 0-140 0-6 0-14-7-14-8 0-8 8-8 14 0 48 0 94 0 141 0 60 59 85 108 85 50 0 108-28 108-84 0-47 0-94 0-142z"><text:p/></draw:path><draw:path draw:style-name="gr3" draw:text-style-name="P6" svg:width="0.0531in" svg:height="0.1516in" svg:x="2.0331in" svg:y="0.2283in" svg:viewBox="0 0 136 386" svg:d="M81 52c0-17 10-41 52-43 2-1 3-2 3-5 0-4-2-4-6-4-39 0-74 20-75 48 0 30 0 59 0 88 0 15 0 28-15 40-14 11-28 12-37 13-2 0-3 1-3 4 0 4 2 4 6 4 26 2 44 15 48 35 1 4 1 5 1 19 0 25 0 51 0 76 0 16 0 28 19 44 15 11 40 15 56 15 4 0 6 0 6-4 0-3-2-3-5-4-24-2-44-14-48-34-2-3-2-4-2-18 0-28 0-55 0-82 0-17-3-25-15-36-9-9-20-12-31-15 32-9 46-27 46-49 0-31 0-61 0-92z"><text:p/></draw:path><draw:path draw:style-name="gr3" draw:text-style-name="P6" svg:width="0.0335in" svg:height="0.1516in" svg:x="2.1146in" svg:y="0.2283in" svg:viewBox="0 0 86 386" svg:d="M84 14c2-4 2-4 2-6 0-5-3-8-8-8-3 0-6 2-9 9-22 59-45 118-67 177-1 2-2 4-2 7 0 1 0 2 2 6 22 60 45 119 67 179 1 3 4 8 9 8s8-3 8-7c0-1 0-3-2-7-23-61-45-120-69-179 24-60 46-119 69-179z"><text:p/></draw:path><draw:path draw:style-name="gr3" draw:text-style-name="P6" svg:width="0.05in" svg:height="0.1012in" svg:x="2.1705in" svg:y="0.2406in" svg:viewBox="0 0 128 258" svg:d="M79 10c0-9 0-10-9-10-24 25-58 25-70 25 0 5 0 8 0 12 8 0 31 0 51-9 0 66 0 133 0 199 0 14-1 18-37 18-4 0-7 0-12 0 0 4 0 8 0 13 13-2 48-2 63-2s49 0 63 2c0-5 0-9 0-13-5 0-8 0-12 0-36 0-37-4-37-18 0-73 0-144 0-217z"><text:p/></draw:path><draw:path draw:style-name="gr3" draw:text-style-name="P6" svg:width="0.0173in" svg:height="0.0453in" svg:x="2.2461in" svg:y="0.3256in" svg:viewBox="0 0 45 116" svg:d="M45 41c0-26-10-41-25-41-12 0-20 10-20 21 0 10 8 20 20 20 5 0 10-1 14-5 1-1 1-1 1-1 1 0 1 0 1 6 0 28-13 51-26 64-4 4-4 5-4 6 0 3 2 5 4 5 4 0 35-30 35-75z"><text:p/></draw:path><draw:path draw:style-name="gr3" draw:text-style-name="P6" svg:width="0.0539in" svg:height="0.1516in" svg:x="2.3114in" svg:y="0.2283in" svg:viewBox="0 0 138 386" svg:d="M81 52c0-17 10-41 53-43 1-1 4-2 4-5 0-4-4-4-8-4-39 0-74 20-74 48 0 30 0 59 0 88 0 15 0 28-16 40-14 11-28 12-37 13-2 0-3 1-3 4 0 4 2 4 7 4 25 2 44 15 47 35 2 4 2 5 2 19 0 25 0 51 0 76 0 16 0 28 18 44 15 11 40 15 56 15 4 0 8 0 8-4 0-3-3-3-7-4-24-2-43-14-48-34-2-3-2-4-2-18 0-28 0-55 0-82 0-17-3-24-15-36-8-8-20-12-30-15 31-9 45-27 45-49 0-31 0-61 0-92z"><text:p/></draw:path><draw:path draw:style-name="gr3" draw:text-style-name="P6" svg:width="0.0335in" svg:height="0.1516in" svg:x="2.3933in" svg:y="0.2283in" svg:viewBox="0 0 86 386" svg:d="M85 14c1-4 1-4 1-6 0-5-3-8-8-8-3 0-5 2-9 9-22 59-45 118-67 177-1 2-2 4-2 7 0 1 0 2 2 6 22 60 45 119 67 179 3 3 4 8 9 8s8-3 8-7c0-1 0-3-1-7-23-61-46-120-70-179 24-60 47-119 70-179z"><text:p/></draw:path><draw:path draw:style-name="gr3" draw:text-style-name="P6" svg:width="0.05in" svg:height="0.1012in" svg:x="2.4492in" svg:y="0.2406in" svg:viewBox="0 0 128 258" svg:d="M79 10c0-9 0-10-9-10-24 25-57 25-70 25 0 5 0 8 0 12 8 0 31 0 51-9 0 66 0 133 0 199 0 14-1 18-36 18-4 0-8 0-13 0 0 4 0 8 0 13 15-2 48-2 63-2s49 0 63 2c0-5 0-9 0-13-5 0-8 0-12 0-36 0-37-4-37-18 0-73 0-144 0-217z"><text:p/></draw:path><draw:path draw:style-name="gr3" draw:text-style-name="P6" svg:width="0.0173in" svg:height="0.0453in" svg:x="2.5248in" svg:y="0.3256in" svg:viewBox="0 0 45 116" svg:d="M45 41c0-26-10-41-24-41-13 0-21 10-21 21 0 10 8 20 21 20 4 0 9-1 13-5 1-1 1-1 2-1 0 2 0 0 0 6 0 28-13 51-26 64-3 4-3 5-3 6 0 3 1 5 3 5 4 0 35-30 35-75z"><text:p/></draw:path><draw:path draw:style-name="gr3" draw:text-style-name="P6" svg:width="0.05in" svg:height="0.1012in" svg:x="2.5929in" svg:y="0.2406in" svg:viewBox="0 0 128 258" svg:d="M79 10c0-9 0-10-9-10-24 25-58 25-70 25 0 5 0 8 0 12 8 0 31 0 51-9 0 66 0 133 0 199 0 14-1 18-36 18-4 0-8 0-13 0 0 4 0 8 0 13 15-2 48-2 63-2s49 0 63 2c0-5 0-9 0-13-5 0-8 0-12 0-36 0-37-4-37-18 0-73 0-144 0-217z"><text:p/></draw:path><draw:path draw:style-name="gr3" draw:text-style-name="P6" svg:width="0.0335in" svg:height="0.1516in" svg:x="2.6642in" svg:y="0.2283in" svg:viewBox="0 0 86 386" svg:d="M85 199c1-4 1-5 1-6s0-1-1-7c-23-59-45-118-68-177-3-7-5-9-9-9-5 0-8 3-8 8 0 1 0 2 2 5 23 60 45 120 68 180-23 59-45 118-68 179-2 4-2 4-2 7 0 4 3 7 8 7s6-4 7-7c24-61 47-120 70-180z"><text:p/></draw:path><draw:path draw:style-name="gr3" draw:text-style-name="P6" svg:width="0.0531in" svg:height="0.1516in" svg:x="2.726in" svg:y="0.2283in" svg:viewBox="0 0 136 386" svg:d="M55 335c0 15-10 40-52 43-2 1-3 2-3 4 0 4 3 4 8 4 37 0 72-18 73-48 0-30 0-60 0-88 0-16 0-28 16-40 13-12 27-12 36-13 2 0 3-1 3-4 0-4-2-4-5-4-25-2-44-16-48-35-2-4-2-4-2-19 0-25 0-50 0-76 0-16 0-28-18-44-16-12-42-15-55-15-5 0-8 0-8 4s2 4 6 5c24 1 44 13 48 33 1 3 1 4 1 19 0 26 0 53 0 80 0 17 3 24 15 37 9 8 20 12 31 15-32 8-46 27-46 49 0 31 0 62 0 93z"><text:p/></draw:path><draw:path draw:style-name="gr3" draw:text-style-name="P6" svg:width="0.0846in" svg:height="0.0941in" svg:x="2.8331in" svg:y="0.252in" svg:viewBox="0 0 216 240" svg:d="M216 14c0-6 0-14-8-14s-8 8-8 14c0 47 0 94 0 140 0 58-64 71-92 71-18 0-42-4-62-17-31-19-31-44-31-54 0-46 0-93 0-140 0-6 0-14-7-14-8 0-8 8-8 14 0 48 0 94 0 141 0 60 59 85 108 85 50 0 108-28 108-84 0-47 0-94 0-142z"><text:p/></draw:path><draw:path draw:style-name="gr3" draw:text-style-name="P6" svg:width="0.0748in" svg:height="0.1075in" svg:x="2.9681in" svg:y="0.2366in" svg:viewBox="0 0 191 274" svg:d="M118 156c15 41 34 99 40 108s10 9 20 9c4 0 6 0 9 0 4 0 4-2 4-3 0-3-1-3-2-5-3-3-5-10-9-17-26-74-52-147-79-220-7-22-28-28-46-28-2 0-8 0-8 4s3 4 4 5c13 2 15 4 25 31 12 35 25 69 37 104-35 35-71 71-106 107-5 4-7 7-7 12 0 7 6 11 12 11s9-4 12-9c31-36 63-72 94-109z"><text:p/></draw:path><draw:path draw:style-name="gr3" draw:text-style-name="P6" svg:width="0.0819in" svg:height="0.0685in" svg:x="3.0535in" svg:y="0.2756in" svg:viewBox="0 0 209 175" svg:d="M22 147c-1 7-3 16-3 18 0 7 5 10 11 10 5 0 12-3 14-11 1 0 6-19 8-29 3-11 5-23 9-34 2-9 4-17 6-26 1-7 5-18 5-19 6-12 26-47 63-47 17 0 21 14 21 26 0 24-20 74-25 90-3 9-4 14-4 18 0 19 14 32 31 32 37 0 51-56 51-59 0-5-3-5-4-5-5 0-5 2-6 8-8 26-21 47-39 47-7 0-10-3-10-12 0-10 3-19 7-27 7-21 23-63 23-85 0-27-16-42-44-42-35 0-53 24-60 34-2-22-18-34-35-34-19 0-26 15-30 22-5 13-11 36-11 37 0 5 3 5 4 5 4 0 5-1 7-10 7-26 14-45 28-45 7 0 12 4 12 17 0 8-1 13-6 32-8 30-15 60-23 89z"><text:p/></draw:path><draw:path draw:style-name="gr3" draw:text-style-name="P6" svg:width="0.076in" svg:height="0.0874in" svg:x="3.1949in" svg:y="0.2602in" svg:viewBox="0 0 194 223" svg:d="M180 119c7 0 14 0 14-8s-7-8-14-8c-55 0-108 0-163 0 4-51 48-88 103-88 20 0 41 0 60 0 7 0 14 0 14-7 0-8-7-8-14-8-20 0-40 0-61 0-66 0-119 48-119 111 0 62 53 112 119 112 21 0 41 0 61 0 7 0 14 0 14-7 0-8-7-8-14-8-19 0-40 0-60 0-55 0-99-37-103-89 55 0 108 0 163 0z"><text:p/></draw:path><draw:path draw:style-name="gr3" draw:text-style-name="P6" svg:width="0.0346in" svg:height="0.1516in" svg:x="3.3413in" svg:y="0.2283in" svg:viewBox="0 0 89 386" svg:d="M89 382c0-1 0-1-6-8-49-48-61-122-61-181 0-68 14-135 63-183 4-4 4-6 4-7 0-2-1-3-3-3-5 0-39 26-62 75-20 43-24 86-24 118 0 30 4 77 25 121 23 47 56 72 61 72 2 0 3-1 3-4z"><text:p/></draw:path><draw:path draw:style-name="gr3" draw:text-style-name="P6" svg:width="0.1028in" svg:height="0.1067in" svg:x="3.389in" svg:y="0.2378in" svg:viewBox="0 0 262 272" svg:d="M34 34c0 63 0 127 0 189 0 20-3 28-23 28-4 0-11 0-11 7 0 6 7 6 13 6 20 0 41 0 61 0 6 0 12 0 12-6 0-7-6-7-11-7-22 0-24-9-24-29 0-59 0-117 0-177 55 74 111 148 166 221 4 5 5 6 9 6 6 0 6-7 6-13 0-73 0-146 0-218 0-22 3-28 21-28 2 0 9 0 9-6 0-7-6-7-12-7-19 0-39 0-57 0-7 0-14 0-14 7 0 6 8 6 12 6 21 0 25 8 25 29 0 41 0 80 0 121-39-53-78-105-117-157-4-6-5-6-14-6-22 0-45 0-67 0-7 0-12 0-12 7 0 5 5 6 7 6 10 1 18 8 22 12-1 4-1 4-1 9zM218 244c-56-75-111-148-167-222-5-4-5-5-9-9 15 0 31 0 46 0 43 59 87 118 130 176 0 18 0 37 0 55z"><text:p/></draw:path><draw:path draw:style-name="gr3" draw:text-style-name="P6" svg:width="0.0587in" svg:height="0.1516in" svg:x="3.5374in" svg:y="0.2283in" svg:viewBox="0 0 150 386" svg:d="M133 378c2 4 5 8 9 8s8-3 8-7c0-1 0-1-1-7-44-121-90-242-134-363-2-7-3-9-7-9-5 0-8 3-8 8 0 1 0 1 1 5 44 121 88 242 132 365z"><text:p/></draw:path><draw:path draw:style-name="gr3" draw:text-style-name="P6" svg:width="0.0539in" svg:height="0.1516in" svg:x="3.6496in" svg:y="0.2283in" svg:viewBox="0 0 138 386" svg:d="M83 52c0-17 9-41 51-43 2-1 4-2 4-5 0-4-4-4-7-4-40 0-75 20-75 48 0 30 0 59 0 88 0 15 0 28-15 40-13 11-29 12-37 13-2 0-4 1-4 4 0 4 3 4 7 4 25 2 44 15 48 35 1 4 1 5 1 19 0 25 0 51 0 76 0 16 0 28 19 44 15 11 41 15 56 15 3 0 7 0 7-4 0-3-3-3-6-4-25-2-44-14-48-34-1-3-1-4-1-18 0-28 0-55 0-82 0-17-4-24-16-36-9-8-20-12-31-15 32-9 47-27 47-49 0-31 0-61 0-92z"><text:p/></draw:path><draw:path draw:style-name="gr3" draw:text-style-name="P6" svg:width="0.05in" svg:height="0.1012in" svg:x="3.7287in" svg:y="0.2406in" svg:viewBox="0 0 128 258" svg:d="M79 10c0-9 0-10-9-10-24 25-58 25-70 25 0 5 0 8 0 12 8 0 31 0 51-9 0 66 0 133 0 199 0 14-1 18-36 18-4 0-8 0-13 0 0 4 0 8 0 13 15-2 48-2 63-2s49 0 63 2c0-5 0-9 0-13-5 0-8 0-12 0-36 0-37-4-37-18 0-73 0-144 0-217z"><text:p/></draw:path><draw:path draw:style-name="gr3" draw:text-style-name="P6" svg:width="0.0539in" svg:height="0.1516in" svg:x="3.8024in" svg:y="0.2283in" svg:viewBox="0 0 138 386" svg:d="M56 335c0 15-11 40-53 43-2 1-3 2-3 4 0 4 4 4 8 4 37 0 73-18 73-48s0-60 0-88c0-16 0-28 16-40 13-12 28-12 36-13 2 0 5-1 5-4 0-4-3-4-7-4-25-2-44-16-48-35-2-4-2-4-2-19 0-25 0-50 0-76 0-16 0-28-18-44-16-12-42-15-55-15-4 0-8 0-8 4s2 4 7 5c24 1 43 13 47 33 2 3 2 4 2 19 0 26 0 53 0 80 0 17 2 24 16 37 7 8 18 12 29 15-32 8-45 27-45 49 0 31 0 62 0 93z"><text:p/></draw:path><draw:path draw:style-name="gr3" draw:text-style-name="P6" svg:width="0.035in" svg:height="0.1516in" svg:x="3.876in" svg:y="0.2283in" svg:viewBox="0 0 90 386" svg:d="M90 193c0-30-4-76-25-120-23-48-57-73-61-73-2 0-4 1-4 3 0 1 0 3 8 9 37 39 59 100 59 181 0 66-14 134-61 183-6 5-6 5-6 6 0 3 2 4 4 4 4 0 39-26 62-75 20-42 24-85 24-118z"><text:p/></draw:path><draw:path draw:style-name="gr3" draw:text-style-name="P6" svg:width="0.0157in" svg:height="0.0157in" svg:x="3.9394in" svg:y="0.3256in" svg:viewBox="0 0 41 41" svg:d="M41 21c0-12-9-21-20-21s-21 9-21 21c0 11 10 20 21 20s20-9 20-20z"><text:p/></draw:path><draw:path draw:style-name="gr3" draw:text-style-name="P6" svg:width="0.0638in" svg:height="0.1043in" svg:x="3.9744in" svg:y="0.2406in" svg:viewBox="0 0 163 266" svg:d="M163 134c0-31-2-61-16-90-17-37-49-44-66-44-23 0-50 10-67 46-12 27-14 57-14 88 0 29 2 64 18 93 16 32 45 39 63 39 21 0 51-7 68-45 12-26 14-56 14-87zM81 258c-15 0-37-10-45-47-4-23-4-59-4-81 0-25 0-51 3-72 8-46 37-49 46-49 14 0 39 6 47 45 3 22 3 51 3 76 0 28 0 55-4 79-6 38-28 49-46 49z"><text:p/></draw:path><draw:path draw:style-name="gr3" draw:text-style-name="P6" svg:width="0.0335in" svg:height="0.1516in" svg:x="4.0535in" svg:y="0.2283in" svg:viewBox="0 0 86 386" svg:d="M84 199c2-4 2-5 2-6s0-1-2-7c-22-59-45-118-67-177-3-7-5-9-9-9-5 0-8 3-8 8 0 1 0 2 1 5 23 60 46 120 69 180-23 59-46 118-69 179-1 4-1 4-1 7 0 4 3 7 8 7 4 0 6-4 7-7 24-61 46-120 69-180z"><text:p/></draw:path><draw:path draw:style-name="gr3" draw:text-style-name="P6" svg:width="0.0539in" svg:height="0.1516in" svg:x="4.115in" svg:y="0.2283in" svg:viewBox="0 0 138 386" svg:d="M56 335c0 15-10 40-53 43-1 1-3 2-3 4 0 4 4 4 8 4 37 0 73-18 73-48s0-60 0-88c0-16 0-28 16-40 14-12 28-12 37-13 2 0 4-1 4-4 0-4-3-4-7-4-25-2-44-16-48-35-2-4-2-4-2-19 0-25 0-50 0-76 0-16 0-28-17-44-17-12-43-15-56-15-4 0-8 0-8 4s2 4 7 5c24 1 43 13 48 33 1 3 1 4 1 19 0 26 0 53 0 80 0 17 3 24 16 37 7 8 18 12 29 15-31 8-45 27-45 49 0 31 0 62 0 93z"><text:p/></draw:path></draw:g></text:p>
      <text:p text:style-name="P33">ראשית, נוכיח שאכן <draw:g text:anchor-type="as-char" svg:y="-0.1138in" draw:z-index="146" draw:name="Shape159" draw:style-name="gr1"><svg:title>TexMaths</svg:title><svg:desc>11§display§f_1, f_2 \in (\N \to \R)§svg§600§FALSE§</svg:desc><draw:path draw:style-name="gr2" draw:text-style-name="P5" svg:width="1.0827in" svg:height="0.1362in" svg:x="0.0004in" svg:y="0.0079in" svg:viewBox="0 0 2751 347" svg:d="M1376 347c-458 0-917 0-1376 0 0-116 0-231 0-347 918 0 1834 0 2751 0 0 116 0 231 0 347-458 0-916 0-1375 0z"><text:p/></draw:path><draw:path draw:style-name="gr3" draw:text-style-name="P6" svg:width="0.0756in" svg:height="0.1378in" svg:x="0.0008in" svg:y="0.0075in" svg:viewBox="0 0 193 351" svg:d="M121 118c11 0 22 0 33 0 8 0 12 0 12-8 0-4-4-4-11-4-11 0-21 0-32 0 4-15 6-30 9-44 1-8 7-36 9-40 3-8 10-13 19-13 1 0 11 0 18 6-17 2-21 16-21 21 0 9 7 14 15 14 10 0 21-9 21-24 0-17-18-26-33-26-14 0-39 7-50 45-2 8-3 12-13 61-9 0-18 0-27 0-7 0-11 0-11 7 0 5 4 5 10 5 9 0 18 0 27 0-10 50-20 101-30 152-7 37-13 72-33 72-2 0-11 0-19-6 18-1 21-16 21-21 0-9-6-13-14-13-10 0-21 8-21 23 0 17 17 26 33 26 21 0 36-23 43-37 13-25 22-71 22-74 8-41 15-82 23-122z"><text:p/></draw:path><draw:path draw:style-name="gr3" draw:text-style-name="P6" svg:width="0.0386in" svg:height="0.0701in" svg:x="0.0787in" svg:y="0.0665in" svg:viewBox="0 0 99 179" svg:d="M62 8c0-8-1-8-9-8-18 17-42 17-53 17 0 3 0 6 0 9 7 0 24 0 40-7 0 46 0 92 0 138 0 9 0 12-28 12-3 0-6 0-10 0 0 4 0 7 0 10 5-1 38-1 48-1 8 0 42 0 49 1 0-3 0-6 0-10-3 0-8 0-11 0-26 0-26-3-26-12 0-49 0-100 0-149z"><text:p/></draw:path><draw:path draw:style-name="gr3" draw:text-style-name="P6" svg:width="0.0173in" svg:height="0.0453in" svg:x="0.1484in" svg:y="0.0984in" svg:viewBox="0 0 45 116" svg:d="M45 41c0-26-10-41-24-41-13 0-21 10-21 21 0 10 8 20 21 20 4 0 9-1 13-5 1-1 1-1 2-1 0 2 0 0 0 6 0 28-13 50-26 64-4 4-3 5-3 6 0 2 1 5 3 5 4 0 35-30 35-75z"><text:p/></draw:path><draw:path draw:style-name="gr3" draw:text-style-name="P6" svg:width="0.0756in" svg:height="0.1378in" svg:x="0.2114in" svg:y="0.0075in" svg:viewBox="0 0 193 351" svg:d="M121 118c11 0 22 0 33 0 8 0 12 0 12-8 0-4-4-4-11-4-11 0-21 0-32 0 2-15 6-30 8-44 2-8 8-36 10-40 3-8 10-13 17-13 3 0 13 0 19 6-16 2-20 16-20 21 0 9 7 14 14 14 11 0 22-9 22-24 0-17-18-26-35-26-13 0-37 7-48 45-2 8-4 12-13 61-9 0-18 0-27 0-7 0-12 0-12 7 0 5 4 5 11 5 9 0 17 0 26 0-10 50-19 101-29 152-7 37-13 72-34 72-1 0-11 0-18-6 18-1 21-16 21-21 0-9-6-13-14-13-10 0-21 8-21 23 0 17 17 26 32 26 22 0 37-23 44-37 12-25 21-71 22-74 8-41 15-82 23-122z"><text:p/></draw:path><draw:path draw:style-name="gr3" draw:text-style-name="P6" svg:width="0.0469in" svg:height="0.0701in" svg:x="0.2843in" svg:y="0.0665in" svg:viewBox="0 0 120 179" svg:d="M120 130c-3 0-6 0-9 0-1 5-3 22-8 24-2 2-23 2-26 2-16 0-33 0-49 0 28-25 37-33 53-45 20-16 39-33 39-58 0-33-29-53-63-53s-57 23-57 48c0 14 12 15 14 15 7 0 15-5 15-15 0-4-1-14-16-14 9-19 27-24 40-24 26 0 41 21 41 43 0 23-17 42-26 52-22 20-43 42-65 63-3 3-3 4-3 11 37 0 75 0 112 0 2-16 6-33 8-49z"><text:p/></draw:path><draw:path draw:style-name="gr3" draw:text-style-name="P6" svg:width="0.076in" svg:height="0.0874in" svg:x="0.4008in" svg:y="0.0319in" svg:viewBox="0 0 194 223" svg:d="M180 120c7 0 14 1 14-8 0-7-7-9-14-9-55 0-108 0-163 0 4-50 48-88 103-88 20 0 41 0 60 0 7 0 14 0 14-7 0-8-7-8-14-8-20 0-40 0-61 0-66 0-119 51-119 112 0 63 53 111 119 111 21 0 41 0 61 0 7 0 14 0 14-7 0-8-7-8-14-8-19 0-40 0-60 0-55 0-99-37-103-88 55 0 108 0 163 0z"><text:p/></draw:path><draw:path draw:style-name="gr3" draw:text-style-name="P6" svg:width="0.0346in" svg:height="0.1516in" svg:x="0.5472in" svg:y="0in" svg:viewBox="0 0 89 386" svg:d="M89 382c0-1 0-1-6-8-49-49-61-122-61-180 0-69 14-136 63-183 4-5 4-5 4-7 0-3-1-4-3-4-5 0-40 26-62 76-20 42-24 85-24 118 0 29 3 76 25 120 23 47 56 72 61 72 2 0 3-1 3-4z"><text:p/></draw:path><draw:path draw:style-name="gr3" draw:text-style-name="P6" svg:width="0.1028in" svg:height="0.1067in" svg:x="0.5949in" svg:y="0.0102in" svg:viewBox="0 0 262 272" svg:d="M34 35c0 63 0 126 0 188 0 20-3 28-23 28-4 0-11 0-11 7 0 6 7 6 13 6 20 0 41 0 61 0 6 0 12 0 12-6 0-7-6-7-11-7-22 0-24-9-24-29 0-59 0-117 0-177 55 74 111 148 166 221 3 5 5 6 9 6 6 0 6-7 6-13 0-73 0-146 0-218 0-21 3-27 21-28 2 0 9 0 9-6 0-7-6-7-13-7-19 0-38 0-56 0-7 0-14 0-14 7 0 6 8 6 11 6 22 1 26 9 26 29 0 41 0 80 0 121-39-53-78-105-117-157-4-6-5-6-14-6-22 0-45 0-67 0-7 0-14 0-14 7 0 6 7 6 9 6 10 1 18 8 21 12 0 4 0 5 0 10zM218 244c-56-73-111-147-167-221-5-5-5-5-9-10 15 0 31 0 46 0 43 59 87 118 130 176 0 19 0 37 0 55z"><text:p/></draw:path><draw:path draw:style-name="gr3" draw:text-style-name="P6" svg:width="0.1346in" svg:height="0.0787in" svg:x="0.7516in" svg:y="0.0366in" svg:viewBox="0 0 343 201" svg:d="M301 109c-22 15-31 32-35 36-17 27-21 51-21 52 0 4 6 4 8 4 7 0 8-1 9-7 9-38 32-71 76-88 4-1 5-1 5-5 0-2-2-4-3-4-17-7-64-27-78-91-1-5-2-6-9-6-2 0-8 0-8 4 0 2 5 26 20 51 8 12 20 25 36 37-95 0-191 0-287 0-7 0-14 2-14 9 0 9 7 8 14 8 96 0 192 0 287 0z"><text:p/></draw:path><draw:path draw:style-name="gr3" draw:text-style-name="P6" svg:width="0.1043in" svg:height="0.1035in" svg:x="0.9398in" svg:y="0.0102in" svg:viewBox="0 0 266 264" svg:d="M98 143c4 0 9 0 13 0 20 30 39 59 58 89 5 7 14 22 18 28 2 4 3 4 12 4 18 0 36 0 54 0 7 0 13 0 13-6 0-4-3-6-6-7-15-3-33-29-42-41-3-4-22-30-49-71 35-6 69-21 69-66 0-54-58-73-104-73-40 0-80 0-121 0-6 0-13 0-13 7 0 6 8 6 11 6 22 0 23 4 23 22 0 65 0 129 0 194 0 19-1 22-23 22-3 0-11 0-11 7 0 6 7 6 13 6 35 0 71 0 106 0 8 0 13 0 13-6 0-7-7-7-11-7-22 0-23-3-23-22 0-29 0-57 0-86zM172 124c11-14 12-35 12-51 0-19-2-40-15-55 16 3 54 15 54 55 0 24-11 44-51 51zM98 34c0-8 0-21 23-21 33 0 50 15 50 60 0 49-13 57-73 57 0-32 0-64 0-96zM45 251c3-7 3-18 3-21 0-65 0-130 0-195 0-4 0-14-3-22 14 0 30 0 44 0-5 7-5 15-5 20 0 66 0 131 0 197 0 3 0 14 3 21-14 0-28 0-42 0zM128 143c2 0 4-1 6-1 7 0 15 0 21-1 6 9 47 78 79 110-12 0-25 0-37 0-23-36-46-72-69-108z"><text:p/></draw:path><draw:path draw:style-name="gr3" draw:text-style-name="P6" svg:width="0.035in" svg:height="0.1516in" svg:x="1.0559in" svg:y="0in" svg:viewBox="0 0 90 386" svg:d="M90 194c0-31-4-77-25-121-23-48-57-73-61-73-2 0-4 2-4 4s0 2 8 9c37 38 59 99 59 181 0 65-14 133-61 181-6 6-6 6-6 7 0 2 2 4 4 4 4 0 39-26 62-76 20-41 24-84 24-116z"><text:p/></draw:path></draw:g>. נוכיח בה"כ על פונקציה <draw:g text:anchor-type="as-char" svg:y="-0.1075in" draw:z-index="148" draw:name="Shape160" draw:style-name="gr1"><svg:title>TexMaths</svg:title><svg:desc>11§display§f§svg§600§FALSE§</svg:desc><draw:path draw:style-name="gr2" draw:text-style-name="P5" svg:width="0.0673in" svg:height="0.1217in" svg:x="0.0004in" svg:y="0.0075in" svg:viewBox="0 0 172 310" svg:d="M0 0c57 0 115 0 172 0 0 103 0 207 0 310-57 0-115 0-172 0 0-103 0-207 0-310z"><text:p/></draw:path><draw:path draw:style-name="gr3" draw:text-style-name="P6" svg:width="0.0748in" svg:height="0.1374in" svg:x="0.0008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text:s/>מהצורה:</text:p>
      <text:p text:style-name="P8"><draw:g text:anchor-type="as-char" svg:y="-0.1134in" draw:z-index="155" draw:name="Shape161" draw:style-name="gr1"><svg:title>TexMaths</svg:title><svg:desc>11§display§f &amp;= (\N \setminus \{t\}) \times (\lambda n \in \N. n) \cup \{\la t, \{\la t, t \ra\} \cup \lambda n \in (\N \setminus \{t\}). 0 \ra\}§svg§600§FALSE§</svg:desc><draw:path draw:style-name="gr2" draw:text-style-name="P5" svg:width="4.0028in" svg:height="0.1358in" svg:x="0.0004in" svg:y="0.0071in" svg:viewBox="0 0 10168 346" svg:d="M5085 346c-1695 0-3390 0-5085 0 0-116 0-230 0-346 3389 0 6779 0 10168 0 0 116 0 230 0 346-1694 0-3389 0-5083 0z"><text:p/></draw:path><draw:path draw:style-name="gr3" draw:text-style-name="P6" svg:width="0.0756in" svg:height="0.1374in" svg:x="0.0008in" svg:y="0.0067in" svg:viewBox="0 0 193 350" svg:d="M121 118c11 0 22 0 33 0 8 0 12 0 12-8 0-4-4-4-11-4-11 0-21 0-32 0 4-16 6-30 9-44 1-8 7-36 9-40 3-8 10-13 19-13 1 0 11 0 18 6-17 2-21 16-21 21 0 9 7 14 15 14 9 0 21-9 21-24 0-17-18-26-33-26-14 0-38 7-50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1008in" svg:height="0.0354in" svg:x="0.1343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6" svg:width="0.035in" svg:height="0.1512in" svg:x="0.3016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6" svg:width="0.1028in" svg:height="0.1063in" svg:x="0.3496in" svg:y="0.0098in" svg:viewBox="0 0 262 271" svg:d="M34 35c0 63 0 126 0 187 0 20-3 28-23 28-4 0-11 0-11 7 0 6 7 6 13 6 20 0 41 0 61 0 6 0 12 0 12-6 0-7-6-7-11-7-22 0-26-9-26-29 0-58 0-118 0-176 57 74 112 148 168 220 3 5 5 6 9 6 6 0 6-7 6-13 0-72 0-145 0-217 0-21 3-27 21-28 2 0 9 0 9-6 0-7-6-7-13-7-19 0-38 0-57 0-6 0-13 0-13 7 0 6 8 6 11 6 22 1 26 9 26 29 0 39 0 80 0 121-39-53-79-105-117-157-4-6-5-6-14-6-22 0-45 0-67 0-7 0-14 0-14 7 0 6 7 6 9 6 10 1 18 8 21 12 0 4 0 5 0 10zM218 243c-56-72-112-146-169-220-3-5-3-5-7-10 15 0 31 0 46 0 43 59 87 117 130 176 0 18 0 37 0 54z"><text:p/></draw:path><draw:path draw:style-name="gr3" draw:text-style-name="P6" svg:width="0.0587in" svg:height="0.1512in" svg:x="0.498in" svg:y="0in" svg:viewBox="0 0 150 385" svg:d="M133 375c2 6 5 10 9 10s8-3 8-7c0-1 0-3-2-7-44-120-89-241-133-361-2-7-3-10-7-10-5 0-8 3-8 8 0 1 0 2 1 6 44 120 88 241 132 361z"><text:p/></draw:path><draw:path draw:style-name="gr3" draw:text-style-name="P6" svg:width="0.0535in" svg:height="0.1512in" svg:x="0.6102in" svg:y="0in" svg:viewBox="0 0 137 385" svg:d="M82 52c0-16 10-41 52-43 2 0 3-2 3-5 0-4-3-4-7-4-39 0-74 20-74 48 0 29 0 59 0 89 0 15 0 27-15 39-14 12-29 12-37 13-2 0-4 1-4 4 0 4 2 4 7 4 25 2 44 14 48 34 1 4 1 5 1 19 0 25 0 51 0 76 0 16 0 29 19 43 15 12 41 16 55 16 4 0 7 0 7-4s-2-4-6-4c-24-2-43-15-47-33-2-5-2-5-2-19 0-27 0-54 0-82 0-17-3-23-16-35-8-8-19-12-30-15 32-9 46-27 46-49 0-31 0-61 0-92z"><text:p/></draw:path><draw:path draw:style-name="gr3" draw:text-style-name="P6" svg:width="0.0465in" svg:height="0.0957in" svg:x="0.6791in" svg:y="0.0189in" svg:viewBox="0 0 119 244" svg:d="M70 87c13 0 25 0 37 0 7 0 12 0 12-8 0-4-5-4-11-4-11 0-23 0-34 0 14-55 15-63 15-65 0-7-4-10-11-10-1 0-12 0-15 13-6 21-10 41-16 62-12 0-24 0-36 0-8 0-11 0-11 8 0 4 3 4 11 4 11 0 23 0 34 0-29 109-30 116-30 122 0 21 15 35 36 35 39 0 61-55 61-58s-3-3-4-3c-3 0-5 1-6 4-16 40-37 49-50 49-8 0-12-5-12-18 0-9 1-11 2-18 10-38 19-76 28-113z"><text:p/></draw:path><draw:path draw:style-name="gr3" draw:text-style-name="P6" svg:width="0.0535in" svg:height="0.1512in" svg:x="0.7413in" svg:y="0in" svg:viewBox="0 0 137 385" svg:d="M56 334c0 15-11 40-53 43-2 0-3 2-3 4 0 4 4 4 8 4 37 0 73-18 73-48 0-29 0-58 0-88 0-16 0-28 16-40 13-11 28-11 37-12 1 0 3-1 3-4 0-4-2-4-6-4-25-2-44-15-49-35-1-3-1-4-1-19 0-25 0-50 0-76 0-16 0-28-18-42-16-13-42-17-55-17-4 0-8 0-8 4 0 5 2 5 7 5 24 1 43 14 48 33 1 4 1 4 1 19 0 26 0 54 0 81 0 18 2 24 15 36 8 8 19 12 30 15-32 10-45 26-45 48 0 31 0 62 0 93z"><text:p/></draw:path><draw:path draw:style-name="gr3" draw:text-style-name="P6" svg:width="0.035in" svg:height="0.1512in" svg:x="0.815in" svg:y="0in" svg:viewBox="0 0 90 385" svg:d="M90 193c0-30-4-76-25-120-23-48-57-73-61-73-2 0-4 2-4 4s0 2 8 9c38 38 60 99 60 180 0 65-14 133-62 181-6 6-6 6-6 7 0 2 2 4 4 4 4 0 39-26 62-76 20-41 24-84 24-116z"><text:p/></draw:path><draw:path draw:style-name="gr3" draw:text-style-name="P6" svg:width="0.0732in" svg:height="0.0728in" svg:x="0.922in" svg:y="0.0394in" svg:viewBox="0 0 187 186" svg:d="M94 83c-26-26-52-52-77-77-6-5-6-6-9-6-5 0-8 3-8 8 0 2 1 3 4 7 27 26 52 52 78 77-26 26-51 52-78 79-3 4-4 5-4 7 0 5 3 8 8 8 3 0 3-1 9-5 25-27 50-52 75-78 27 27 54 53 81 81 1 0 3 2 6 2 5 0 8-3 8-8 0-1 0-2-2-4 0-1-62-62-80-82 23-23 47-47 70-70 2-2 8-7 10-9 0-1 2-3 2-5 0-5-3-8-8-8-3 0-5 1-10 6-25 25-50 51-75 77z"><text:p/></draw:path><draw:path draw:style-name="gr3" draw:text-style-name="P6" svg:width="0.035in" svg:height="0.1512in" svg:x="1.0665in" svg:y="0in" svg:viewBox="0 0 90 385" svg:d="M90 381c0-1 0-1-6-8-49-49-61-122-61-180 0-67 14-135 62-182 5-5 5-5 5-7 0-3-2-4-4-4-4 0-39 26-62 76-19 42-24 85-24 117 0 29 4 76 26 120 23 47 56 72 60 72 2 0 4-1 4-4z"><text:p/></draw:path><draw:path draw:style-name="gr3" draw:text-style-name="P6" svg:width="0.0748in" svg:height="0.1067in" svg:x="1.1189in" svg:y="0.0071in" svg:viewBox="0 0 191 272" svg:d="M118 155c15 41 34 98 40 107s10 9 20 9c3 0 6 0 9 0s4-1 4-3-1-3-2-5c-3-4-6-10-9-17-26-73-52-146-79-218-7-24-28-28-47-28-1 0-7 0-7 4 0 3 2 3 4 4 13 2 15 4 25 31 12 35 25 70 37 105-35 35-71 70-106 105-5 4-7 6-7 12 0 7 4 11 11 11 6 0 10-4 13-9 31-36 63-71 94-108z"><text:p/></draw:path><draw:path draw:style-name="gr3" draw:text-style-name="P6" svg:width="0.0823in" svg:height="0.0685in" svg:x="1.2039in" svg:y="0.0453in" svg:viewBox="0 0 210 175" svg:d="M23 148c-1 6-3 15-3 17 0 7 5 10 11 10 4 0 12-3 14-11 1-1 6-19 8-29 3-12 5-23 9-34 2-9 4-17 6-26 1-7 5-18 5-19 5-12 26-47 62-47 18 0 21 14 21 26 0 24-18 74-24 91-4 8-4 13-4 17 0 19 13 32 31 32 37 0 51-56 51-59 0-4-3-4-4-4-5 0-5 1-7 7-8 26-20 47-38 47-7 0-10-3-10-12 0-10 3-19 6-27 8-21 25-63 25-85 0-27-17-42-46-42-34 0-52 25-59 34-2-22-19-34-36-34-18 0-26 15-29 22-6 13-12 36-12 37 0 5 4 5 5 5 4 0 5-1 7-9 7-27 14-46 28-46 7 0 12 4 12 17 0 8-1 13-6 32-8 30-15 60-23 90z"><text:p/></draw:path><draw:path draw:style-name="gr3" draw:text-style-name="P6" svg:width="0.076in" svg:height="0.087in" svg:x="1.3461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6" svg:width="0.1028in" svg:height="0.1063in" svg:x="1.4807in" svg:y="0.0098in" svg:viewBox="0 0 262 271" svg:d="M34 35c0 63 0 126 0 187 0 20-3 28-23 28-4 0-11 0-11 7 0 6 7 6 13 6 20 0 41 0 61 0 6 0 12 0 12-6 0-7-6-7-11-7-21 0-24-9-24-29 0-58 0-118 0-176 56 74 111 148 167 220 3 5 5 6 8 6 6 0 6-7 6-13 0-72 0-145 0-217 0-21 3-27 21-28 2 0 9 0 9-6 0-7-6-7-12-7-19 0-39 0-58 0-6 0-12 0-12 7 0 6 7 6 11 6 21 1 25 9 25 29 0 39 0 80 0 121-39-53-78-105-117-157-3-6-4-6-14-6-22 0-45 0-67 0-7 0-12 0-12 7 0 6 5 6 7 6 11 1 18 8 22 12-1 4-1 5-1 10zM219 243c-56-72-112-146-168-220-5-5-5-5-9-10 15 0 31 0 46 0 44 59 87 117 131 176 0 18 0 37 0 54z"><text:p/></draw:path><draw:path draw:style-name="gr3" draw:text-style-name="P6" svg:width="0.0157in" svg:height="0.0157in" svg:x="1.6004in" svg:y="0.0972in" svg:viewBox="0 0 41 41" svg:d="M41 21c0-12-10-21-21-21-12 0-20 9-20 21 0 11 8 20 20 20 11 0 21-9 21-20z"><text:p/></draw:path><draw:path draw:style-name="gr3" draw:text-style-name="P6" svg:width="0.0823in" svg:height="0.0685in" svg:x="1.6335in" svg:y="0.0453in" svg:viewBox="0 0 210 175" svg:d="M23 148c-1 6-3 15-3 17 0 7 5 10 11 10 4 0 12-3 14-11 0-1 6-19 8-29 2-12 5-23 8-34 3-9 5-17 6-26 2-7 6-18 6-19 5-12 26-47 62-47 18 0 21 14 21 26 0 24-18 74-25 91-3 8-3 13-3 17 0 19 13 32 32 32 36 0 50-56 50-59 0-4-3-4-4-4-5 0-5 1-7 7-8 26-20 47-39 47-7 0-9-3-9-12 0-10 3-19 6-27 8-21 25-63 25-85 0-27-17-42-46-42-34 0-52 25-59 34-2-22-19-34-36-34-18 0-26 15-29 22-6 13-12 36-12 37 0 5 4 5 6 5 3 0 3-1 5-9 7-27 14-46 29-46 7 0 12 4 12 17 0 8-1 13-7 32-8 30-14 60-22 90z"><text:p/></draw:path><draw:path draw:style-name="gr3" draw:text-style-name="P6" svg:width="0.035in" svg:height="0.1512in" svg:x="1.7291in" svg:y="0in" svg:viewBox="0 0 90 385" svg:d="M90 193c0-30-4-76-26-120-23-48-56-73-60-73-3 0-4 2-4 4s0 2 8 9c37 38 59 99 59 180 0 65-14 133-62 181-5 6-5 6-5 7 0 2 1 4 4 4 4 0 39-26 61-76 20-41 25-84 25-116z"><text:p/></draw:path><draw:path draw:style-name="gr3" draw:text-style-name="P6" svg:width="0.0846in" svg:height="0.0937in" svg:x="1.822in" svg:y="0.0217in" svg:viewBox="0 0 216 239" svg:d="M216 14c0-6 0-14-8-14-9 0-9 8-9 14 0 47 0 93 0 140 0 57-63 70-91 70-18 0-42-4-63-16-30-19-30-44-30-54 0-47 0-93 0-140 0-6 0-14-7-14-8 0-8 8-8 14 0 48 0 94 0 141 0 59 59 84 108 84 50 0 108-28 108-83 0-47 0-94 0-142z"><text:p/></draw:path><draw:path draw:style-name="gr3" draw:text-style-name="P6" svg:width="0.0535in" svg:height="0.1512in" svg:x="1.9598in" svg:y="0in" svg:viewBox="0 0 137 385" svg:d="M82 52c0-16 10-41 52-43 2 0 3-2 3-5 0-4-3-4-6-4-40 0-75 20-75 48 0 29 0 59 0 89 0 15 0 27-15 39-14 12-29 12-37 13-2 0-4 1-4 4 0 4 3 4 7 4 25 2 44 14 48 34 1 4 1 5 1 19 0 25 0 51 0 76 0 16 0 29 19 43 15 12 40 16 56 16 3 0 6 0 6-4s-2-4-5-4c-25-2-44-15-48-33-2-5-2-5-2-19 0-27 0-54 0-82 0-17-3-24-15-35-9-8-20-12-31-15 32-9 46-27 46-49 0-31 0-61 0-92z"><text:p/></draw:path><draw:path draw:style-name="gr3" draw:text-style-name="P6" svg:width="0.0335in" svg:height="0.1512in" svg:x="2.0413in" svg:y="0in" svg:viewBox="0 0 86 385" svg:d="M84 15c2-4 2-5 2-7 0-5-3-8-8-8-3 0-6 2-9 9-23 59-45 118-68 177 0 2-1 4-1 7 0 2 0 2 1 6 23 59 45 118 68 176 1 5 4 10 9 10s8-3 8-7c0-1 0-3-2-7-23-59-45-119-69-178 24-60 46-119 69-178z"><text:p/></draw:path><draw:path draw:style-name="gr3" draw:text-style-name="P6" svg:width="0.0465in" svg:height="0.0957in" svg:x="2.0874in" svg:y="0.0189in" svg:viewBox="0 0 119 244" svg:d="M70 87c12 0 25 0 37 0 7 0 12 0 12-8 0-4-5-4-11-4-11 0-23 0-34 0 13-55 15-63 15-65 0-7-4-10-11-10-1 0-12 0-15 13-6 21-10 41-16 62-12 0-24 0-36 0-8 0-11 0-11 8 0 4 2 4 10 4 11 0 23 0 34 0-28 109-29 116-29 122 0 21 15 35 36 35 39 0 61-55 61-58s-3-3-4-3c-4 0-5 1-7 4-16 40-36 49-49 49-9 0-12-5-12-18 0-9 1-11 2-18 10-38 18-76 28-113z"><text:p/></draw:path><draw:path draw:style-name="gr3" draw:text-style-name="P6" svg:width="0.0173in" svg:height="0.0453in" svg:x="2.152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535in" svg:height="0.1512in" svg:x="2.2173in" svg:y="0in" svg:viewBox="0 0 137 385" svg:d="M81 52c0-16 10-41 53-43 1 0 3-2 3-5 0-4-3-4-7-4-39 0-74 20-74 48 0 29 0 59 0 89 0 15 0 27-15 39s-29 12-38 13c-2 0-3 1-3 4 0 4 2 4 7 4 25 2 44 14 48 34 1 4 1 5 1 19 0 25 0 51 0 76 0 16 0 29 18 43 15 12 40 16 56 16 4 0 7 0 7-4s-2-4-6-4c-24-2-43-15-49-33-1-5-1-5-1-19 0-27 0-54 0-82 0-17-3-24-15-35-8-8-20-12-30-15 31-9 45-27 45-49 0-31 0-61 0-92z"><text:p/></draw:path><draw:path draw:style-name="gr3" draw:text-style-name="P6" svg:width="0.0335in" svg:height="0.1512in" svg:x="2.2992in" svg:y="0in" svg:viewBox="0 0 86 385" svg:d="M85 15c1-4 1-5 1-7 0-5-4-8-8-8-3 0-5 2-9 9-22 59-45 118-67 177-1 2-2 4-2 7 0 2 0 2 2 6 22 59 45 118 67 176 3 5 4 10 9 10 4 0 8-3 8-7 0-1 0-3-1-7-23-59-47-119-70-178 23-60 47-119 70-178z"><text:p/></draw:path><draw:path draw:style-name="gr3" draw:text-style-name="P6" svg:width="0.0465in" svg:height="0.0957in" svg:x="2.3453in" svg:y="0.0189in" svg:viewBox="0 0 119 244" svg:d="M70 87c12 0 25 0 37 0 7 0 12 0 12-8 0-4-5-4-11-4-11 0-23 0-34 0 14-55 16-63 16-65 0-7-5-10-12-10-1 0-11 0-15 13-5 21-10 41-15 62-12 0-24 0-36 0-8 0-12 0-12 8 0 4 3 4 11 4 11 0 23 0 34 0-27 109-30 116-30 122 0 21 16 35 37 35 38 0 60-55 60-58s-2-3-4-3c-3 0-4 1-6 4-16 40-37 49-50 49-8 0-12-5-12-18 0-9 1-11 2-18 10-38 18-76 28-113z"><text:p/></draw:path><draw:path draw:style-name="gr3" draw:text-style-name="P6" svg:width="0.0173in" svg:height="0.0453in" svg:x="2.4094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6" svg:width="0.0465in" svg:height="0.0957in" svg:x="2.4677in" svg:y="0.0189in" svg:viewBox="0 0 119 244" svg:d="M72 87c12 0 24 0 36 0 8 0 11 0 11-8 0-4-3-4-11-4-11 0-23 0-34 0 14-55 16-63 16-65 0-7-4-10-11-10-1 0-12 0-16 13-5 21-10 41-15 62-12 0-24 0-36 0-8 0-12 0-12 8 0 4 3 4 11 4 11 0 23 0 34 0-27 109-30 116-30 122 0 21 16 35 37 35 38 0 60-55 60-58s-2-3-4-3c-3 0-4 1-6 4-16 40-37 49-50 49-8 0-12-5-12-18 0-9 1-11 3-18 10-38 19-76 29-113z"><text:p/></draw:path><draw:path draw:style-name="gr3" draw:text-style-name="P6" svg:width="0.0339in" svg:height="0.1512in" svg:x="2.5276in" svg:y="0in" svg:viewBox="0 0 87 385" svg:d="M85 199c2-4 2-5 2-6 0-3 0-1-2-6-23-59-45-119-68-178-3-7-6-9-9-9-5 0-8 3-8 8 0 1 0 2 2 6 23 60 45 119 68 179-23 58-45 117-68 177-2 4-2 5-2 8 0 4 4 7 8 7 5 0 6-4 9-7 23-60 45-119 68-179z"><text:p/></draw:path><draw:path draw:style-name="gr3" draw:text-style-name="P6" svg:width="0.0535in" svg:height="0.1512in" svg:x="2.5894in" svg:y="0in" svg:viewBox="0 0 137 385" svg:d="M56 334c0 15-11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draw:path draw:style-name="gr3" draw:text-style-name="P6" svg:width="0.0843in" svg:height="0.0937in" svg:x="2.6969in" svg:y="0.0217in" svg:viewBox="0 0 215 239" svg:d="M215 14c0-6 0-14-8-14s-8 8-8 14c0 47 0 93 0 140 0 57-63 70-91 70-18 0-42-4-63-16-30-19-30-44-30-54 0-47 0-93 0-140 0-6 0-14-7-14-8 0-8 8-8 14 0 48 0 94 0 141 0 59 59 84 108 84s107-28 107-83c0-47 0-94 0-142z"><text:p/></draw:path><draw:path draw:style-name="gr3" draw:text-style-name="P6" svg:width="0.0744in" svg:height="0.1067in" svg:x="2.8319in" svg:y="0.0071in" svg:viewBox="0 0 190 272" svg:d="M117 155c16 41 35 98 40 107 7 9 10 9 21 9 4 0 6 0 9 0s3-1 3-3 0-3-1-5c-4-4-6-10-9-17-26-73-52-146-79-218-7-24-28-28-47-28-2 0-7 0-7 4 0 3 3 3 4 4 12 2 15 4 25 31 12 35 25 70 37 105-35 35-71 70-106 105-5 4-7 6-7 12 0 7 4 11 11 11s10-4 13-9c31-36 62-71 93-108z"><text:p/></draw:path><draw:path draw:style-name="gr3" draw:text-style-name="P6" svg:width="0.0823in" svg:height="0.0685in" svg:x="2.9169in" svg:y="0.0453in" svg:viewBox="0 0 210 175" svg:d="M23 148c-1 6-3 15-3 17 0 7 5 10 11 10 4 0 11-3 14-11 0-1 5-19 8-29 2-12 5-23 8-34 2-9 4-17 6-26 2-7 5-18 6-19 5-12 26-47 62-47 18 0 21 14 21 26 0 24-18 74-25 91-3 8-3 13-3 17 0 19 13 32 32 32 36 0 50-56 50-59 0-4-4-4-5-4-4 0-4 1-6 7-8 26-21 47-39 47-7 0-9-3-9-12 0-10 3-19 6-27 8-21 25-63 25-85 0-27-18-42-46-42-34 0-53 25-60 34-1-22-18-34-35-34-18 0-26 15-29 22-6 13-12 36-12 37 0 5 3 4 4 5 5 0 5-1 7-9 7-27 14-46 29-46 7 0 12 4 12 17 0 8-1 13-7 32-8 30-14 60-22 90z"><text:p/></draw:path><draw:path draw:style-name="gr3" draw:text-style-name="P6" svg:width="0.0752in" svg:height="0.087in" svg:x="3.0587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6" svg:width="0.035in" svg:height="0.1512in" svg:x="3.2047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6" svg:width="0.1028in" svg:height="0.1063in" svg:x="3.2528in" svg:y="0.0098in" svg:viewBox="0 0 262 271" svg:d="M33 35c0 63 0 126 0 187 0 20-2 28-22 28-4 0-11 0-11 7 0 6 5 6 13 6 20 0 40 0 60 0 7 0 13 0 13-6 0-7-7-7-12-7-21 0-24-9-24-29 0-58 0-118 0-176 56 74 111 148 167 220 3 5 5 6 7 6 7 0 7-7 7-13 0-72 0-145 0-217 0-21 3-27 22-28 2 0 9 0 9-6 0-7-7-7-13-7-19 0-38 0-57 0-7 0-13 0-13 7 0 6 7 6 11 6 22 1 26 9 26 29 0 39 0 80 0 121-40-53-79-105-118-157-3-6-4-6-13-6-22 0-45 0-67 0-8 0-14 0-14 7 0 6 6 6 8 6 11 1 19 8 22 12-1 4-1 5-1 10zM218 243c-56-72-112-146-168-220-4-5-4-5-8-10 15 0 31 0 46 0 43 59 87 117 130 176 0 18 0 37 0 54z"><text:p/></draw:path><draw:path draw:style-name="gr3" draw:text-style-name="P6" svg:width="0.0591in" svg:height="0.1512in" svg:x="3.4008in" svg:y="0in" svg:viewBox="0 0 151 385" svg:d="M134 375c2 6 3 10 9 10 4 0 8-3 8-7 0-1 0-3-3-7-44-120-87-241-131-361-3-7-4-10-9-10s-8 3-8 8c0 1 0 2 2 6 44 120 88 241 132 361z"><text:p/></draw:path><draw:path draw:style-name="gr3" draw:text-style-name="P6" svg:width="0.0539in" svg:height="0.1512in" svg:x="3.5134in" svg:y="0in" svg:viewBox="0 0 138 385" svg:d="M81 52c0-16 10-41 53-43 1 0 4-2 4-5 0-4-4-4-8-4-39 0-74 20-74 48 0 29 0 59 0 89 0 15 0 27-15 39s-29 12-38 13c-2 0-3 1-3 4 0 4 2 4 7 4 25 2 44 14 48 34 1 4 1 5 1 19 0 25 0 51 0 76 0 16 0 29 18 43 15 12 40 16 56 16 4 0 8 0 8-4s-3-4-7-4c-24-2-43-15-49-33-1-5-1-5-1-19 0-27 0-54 0-82 0-17-3-24-15-35-8-8-19-12-30-15 32-9 45-27 45-49 0-31 0-61 0-92z"><text:p/></draw:path><draw:path draw:style-name="gr3" draw:text-style-name="P6" svg:width="0.0461in" svg:height="0.0957in" svg:x="3.5823in" svg:y="0.0189in" svg:viewBox="0 0 118 244" svg:d="M70 87c12 0 25 0 37 0 7 0 11 0 11-8 0-4-4-4-10-4-11 0-23 0-34 0 13-55 15-63 15-65 0-7-4-10-11-10-1 0-12 0-15 13-6 21-10 41-16 62-12 0-24 0-36 0-8 0-11 0-11 8 0 4 2 4 10 4 11 0 23 0 34 0-28 109-29 116-29 122 0 21 15 35 36 35 39 0 61-55 61-58s-3-3-4-3c-5 0-5 1-7 4-16 40-36 49-49 49-9 0-12-5-12-18 0-9 0-11 2-18 10-38 18-76 28-113z"><text:p/></draw:path><draw:path draw:style-name="gr3" draw:text-style-name="P6" svg:width="0.0531in" svg:height="0.1512in" svg:x="3.6449in" svg:y="0in" svg:viewBox="0 0 136 385" svg:d="M55 334c0 15-10 40-52 43-2 0-3 2-3 4 0 4 4 4 8 4 37 0 72-18 73-48 0-29 0-58 0-88 0-16 0-28 16-40 13-11 27-11 36-12 2 0 3-1 3-4 0-4-2-4-5-4-25-2-44-15-49-35-1-3-1-4-1-19 0-25 0-50 0-76 0-16 0-28-18-42-16-13-42-17-55-17-4 0-8 0-8 4 0 5 2 5 6 5 24 1 44 14 48 33 1 4 1 4 1 19 0 26 0 54 0 81 0 18 3 24 15 36 9 8 20 12 31 15-32 10-46 26-46 48 0 31 0 62 0 93z"><text:p/></draw:path><draw:path draw:style-name="gr3" draw:text-style-name="P6" svg:width="0.035in" svg:height="0.1512in" svg:x="3.7185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6" svg:width="0.0157in" svg:height="0.0157in" svg:x="3.7819in" svg:y="0.0972in" svg:viewBox="0 0 41 41" svg:d="M41 21c0-12-9-21-20-21-12 0-21 9-21 21 0 11 9 20 21 20 11 0 20-9 20-20z"><text:p/></draw:path><draw:path draw:style-name="gr3" draw:text-style-name="P6" svg:width="0.0638in" svg:height="0.1035in" svg:x="3.8169in" svg:y="0.013in" svg:viewBox="0 0 163 264" svg:d="M163 133c0-31-2-61-16-90-17-37-49-43-66-43-23 0-51 10-67 45-12 28-14 57-14 88 0 29 1 64 18 92 16 32 45 39 63 39 21 0 51-7 68-45 12-25 14-55 14-86zM81 255c-15 0-38-9-45-46-4-22-4-58-4-80 0-26 0-51 3-72 8-45 37-49 46-49 13 0 39 7 46 45 4 22 4 52 4 76 0 28 0 55-4 79-6 36-28 47-46 47z"><text:p/></draw:path><draw:path draw:style-name="gr3" draw:text-style-name="P6" svg:width="0.0339in" svg:height="0.1512in" svg:x="3.8957in" svg:y="0in" svg:viewBox="0 0 87 385" svg:d="M85 199c2-4 2-5 2-6 0-3 0-1-2-6-23-59-45-119-69-178-2-7-5-9-8-9-5 0-8 3-8 8 0 1 0 2 2 6 23 60 45 119 68 179-23 58-45 117-68 177-2 4-2 5-2 8 0 4 4 7 8 7 5 0 6-4 8-7 24-60 46-119 69-179z"><text:p/></draw:path><draw:path draw:style-name="gr3" draw:text-style-name="P6" svg:width="0.0535in" svg:height="0.1512in" svg:x="3.9575in" svg:y="0in" svg:viewBox="0 0 137 385" svg:d="M56 334c0 15-11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p>
      <text:p text:style-name="P34"><text:span text:style-name="T16">במילים אחרות, צ.ל. </text:span><text:span text:style-name="T16"><draw:g text:anchor-type="as-char" svg:y="-0.1134in" draw:z-index="164" draw:name="Shape162" draw:style-name="gr1"><svg:title>TexMaths</svg:title><svg:desc>11§display§\forall x_1 \in \N. \exists y \in (\N \to \R). f(x) = y§svg§600§FALSE§</svg:desc><draw:path draw:style-name="gr2" draw:text-style-name="P5" svg:width="2.1028in" svg:height="0.1354in" svg:x="0.0079in" svg:y="0.0071in" svg:viewBox="0 0 5342 345" svg:d="M0 0c1781 0 3561 0 5342 0 0 115 0 230 0 345-1781 0-3561 0-5342 0 0-115 0-230 0-345z"><text:p/></draw:path><draw:path draw:style-name="gr3" draw:text-style-name="P6" svg:width="0.0839in" svg:height="0.1075in" svg:x="0in" svg:y="0.0071in" svg:viewBox="0 0 214 274" svg:d="M213 14c1-4 1-5 1-6 0-5-2-8-7-8s-7 4-9 9c-11 28-21 56-32 85-40 0-78 0-118 0-11-29-21-57-32-85-2-6-3-9-8-9-4 0-8 3-8 8 1 2 0 1 2 6 32 84 65 168 97 251 1 6 3 9 9 9 5 0 6-4 7-8 33-83 65-168 98-252zM55 109c35 0 69 0 104 0-17 45-34 90-51 135-18-45-35-90-53-135z"><text:p/></draw:path><draw:path draw:style-name="gr3" draw:text-style-name="P6" svg:width="0.0752in" svg:height="0.0681in" svg:x="0.0886in" svg:y="0.0453in" svg:viewBox="0 0 192 174" svg:d="M119 54c2-10 11-46 37-46 2 0 12 0 20 5-11 2-19 12-19 21 0 7 5 13 15 13 8 0 20-6 20-22 0-19-22-25-35-25-23 0-36 20-40 29-10-26-31-29-42-29-41 0-63 50-63 59 0 4 4 4 6 4s3-1 4-5c13-40 38-50 52-50 7 0 21 4 21 26 0 12-7 38-21 92-6 24-20 40-37 40-2 0-11 0-19-5 9-2 18-10 18-21 0-10-9-13-14-13-12 0-22 10-22 22 0 17 20 25 36 25 27 0 40-26 41-29 5 15 19 29 42 29 39 0 62-50 62-59 0-4-4-4-5-4-3 0-4 1-4 5-14 40-40 50-52 50-16 0-21-13-21-25 0-9 2-18 7-34 4-18 8-35 13-53z"><text:p/></draw:path><draw:path draw:style-name="gr3" draw:text-style-name="P6" svg:width="0.0382in" svg:height="0.0701in" svg:x="0.1831in" svg:y="0.0661in" svg:viewBox="0 0 98 179" svg:d="M60 8c0-7 0-8-7-8-18 18-42 18-53 18 0 3 0 6 0 10 7 0 24 0 40-8 0 45 0 91 0 137 0 9 0 13-28 13-3 0-7 0-10 0 0 3 0 6 0 9 5 0 38-1 47-1s43 1 49 1c0-3 0-6 0-9-3 0-7 0-10 0-28 0-28-4-28-13 0-50 0-100 0-149z"><text:p/></draw:path><draw:path draw:style-name="gr3" draw:text-style-name="P6" svg:width="0.076in" svg:height="0.087in" svg:x="0.2945in" svg:y="0.0307in" svg:viewBox="0 0 194 222" svg:d="M180 120c7 0 14 0 14-8 0-7-7-7-14-7-55 0-109 0-164 0 5-52 50-88 104-88 20 0 41 0 60 0 7 0 14-2 14-9 0-8-7-8-14-8-21 0-40 0-61 0-66 0-119 51-119 112 0 62 53 110 119 110 21 0 40 0 61 0 7 0 14 0 14-7 0-8-7-7-14-7-19 0-40 0-60 0-54 0-99-36-104-88 55 0 109 0 164 0z"><text:p/></draw:path><draw:path draw:style-name="gr3" draw:text-style-name="P6" svg:width="0.1028in" svg:height="0.1059in" svg:x="0.4295in" svg:y="0.0098in" svg:viewBox="0 0 262 270" svg:d="M34 34c0 63 0 126 0 187 0 21-3 28-23 28-4 0-11 1-11 6 0 8 7 8 13 8 20 0 40 0 60 0 7 0 13 0 13-8 0-5-7-6-12-6-21 0-25-8-25-29 0-58 0-117 0-175 57 73 112 147 168 219 3 5 5 6 7 6 7 0 7-6 7-12 0-72 0-145 0-217 0-22 4-28 22-28 2 0 9 0 9-6 0-7-6-7-13-7-19 0-38 0-57 0-6 0-13 0-13 7 0 6 7 6 11 6 22 0 26 8 26 29 0 39 0 79 0 120-39-53-79-105-117-156-4-6-6-6-14-6-22 0-45 0-67 0-8 0-14 0-14 7 0 5 6 6 9 6 10 1 18 8 21 12 0 4 0 4 0 9zM218 243c-56-73-112-147-169-221-3-4-3-5-7-9 15 0 31 0 46 0 43 59 87 117 130 175 0 18 0 37 0 55z"><text:p/></draw:path><draw:path draw:style-name="gr3" draw:text-style-name="P6" svg:width="0.0157in" svg:height="0.0161in" svg:x="0.5488in" svg:y="0.0972in" svg:viewBox="0 0 41 42" svg:d="M41 21c0-11-9-21-20-21s-21 10-21 21 10 21 21 21 20-10 20-21z"><text:p/></draw:path><draw:path draw:style-name="gr3" draw:text-style-name="P6" svg:width="0.0673in" svg:height="0.1043in" svg:x="0.5862in" svg:y="0.0071in" svg:viewBox="0 0 172 266" svg:d="M172 13c0-12-2-13-14-13-48 0-96 0-145 0-6 0-13 0-13 8 0 7 7 7 13 7 47 0 96 0 143 0 0 37 0 73 0 111-46 0-91 0-137 0-7 0-14 0-14 7 0 8 7 8 14 8 46 0 91 0 137 0 0 36 0 73 0 109-47 0-96 0-143 0-6 0-13 0-13 8s7 8 13 8c49 0 97 0 145 0 12 0 14-2 14-14 0-79 0-160 0-239z"><text:p/></draw:path><draw:path draw:style-name="gr3" draw:text-style-name="P6" svg:width="0.0697in" svg:height="0.0972in" svg:x="0.6669in" svg:y="0.0453in" svg:viewBox="0 0 178 248" svg:d="M177 23c1-5 1-5 1-9 0-6-5-10-11-10-4 0-10 3-14 8 0 2-3 14-5 21-3 10-5 20-7 31-6 23-12 46-18 69-2 6-19 33-44 33-20 0-24-17-24-32 0-17 7-40 20-75 6-16 7-20 7-28 0-17-12-31-31-31-37 0-51 56-51 59 0 4 3 3 4 4 5 0 5-1 7-7 10-36 25-48 38-48 4 0 10 0 10 13 0 9-3 20-6 26-16 41-22 63-22 82 0 34 24 45 47 45 14 0 28-7 39-17-5 20-10 38-26 58-10 13-24 25-42 25-5 0-23-2-29-16 6 0 11 0 16-5 5-4 8-9 8-16 0-11-10-13-14-13-9 0-22 6-22 25 0 18 17 33 41 33 40 0 80-36 91-77 12-50 25-99 37-148z"><text:p/></draw:path><draw:path draw:style-name="gr3" draw:text-style-name="P6" svg:width="0.076in" svg:height="0.087in" svg:x="0.7972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6" svg:width="0.0346in" svg:height="0.1508in" svg:x="0.9437in" svg:y="0in" svg:viewBox="0 0 89 384" svg:d="M89 380c0-1 0-1-5-8-49-48-62-121-62-179 0-67 15-135 63-183 4-4 4-4 4-7 0-2-1-3-3-3-5 0-39 26-62 75-20 43-24 86-24 118 0 28 4 76 25 119 23 47 56 72 61 72 2 0 3-1 3-4z"><text:p/></draw:path><draw:path draw:style-name="gr3" draw:text-style-name="P6" svg:width="0.1028in" svg:height="0.1059in" svg:x="0.9917in" svg:y="0.0098in" svg:viewBox="0 0 262 270" svg:d="M33 34c0 63 0 126 0 187 0 21-3 28-23 28-3 0-10 1-10 6 0 8 5 8 13 8 20 0 40 0 60 0 6 0 13 0 13-8 0-5-7-6-12-6-21 0-25-8-25-29 0-58 0-117 0-175 57 73 112 147 168 219 3 5 5 6 7 6 7 0 7-6 7-12 0-72 0-145 0-217 0-22 3-28 21-28 3 0 10 0 10-6 0-7-7-7-13-7-19 0-38 0-57 0-7 0-13 0-13 7 0 6 7 6 11 6 22 0 24 8 24 29 0 39 0 79 0 120-38-53-78-105-116-156-3-6-5-6-13-6-23 0-45 0-69 0-6 0-12 0-12 7 0 5 6 6 8 6 11 1 18 8 22 12-1 4-1 4-1 9zM218 243c-56-73-112-147-169-221-4-4-4-5-7-9 15 0 29 0 45 0 44 59 87 117 131 175 0 18 0 37 0 55z"><text:p/></draw:path><draw:path draw:style-name="gr3" draw:text-style-name="P6" svg:width="0.1346in" svg:height="0.078in" svg:x="1.148in" svg:y="0.0362in" svg:viewBox="0 0 343 199" svg:d="M300 108c-21 16-32 32-34 37-17 27-14 33-21 50 0 4 5 4 8 4 7 0 7 0 9-6 9-38 32-70 75-87 5-3 6-4 6-6s-2-3-3-4c-18-7-64-26-79-90-1-5-1-6-8-6-3 0-8 0-8 4 0 2 4 26 20 51 8 12 19 25 35 37-95 0-191 0-287 0-6 0-13 0-13 8s7 8 13 8c96 0 192 0 287 0z"><text:p/></draw:path><draw:path draw:style-name="gr3" draw:text-style-name="P6" svg:width="0.1039in" svg:height="0.1031in" svg:x="1.3362in" svg:y="0.0098in" svg:viewBox="0 0 265 263" svg:d="M97 143c4 0 10 0 14 0 20 30 39 58 58 88 4 6 14 21 18 27 2 5 3 5 12 5 18 0 36 0 54 0 7 0 12 0 12-8 0-3-2-5-5-6-15-3-33-29-43-41-3-3-22-27-48-69 34-7 67-21 67-67 0-53-56-72-102-72-41 0-80 0-121 0-8 0-13 0-13 7 0 6 8 6 10 6 22 0 24 2 24 22 0 64 0 128 0 192 0 20-2 22-24 22-2 0-10 0-10 6 0 8 5 8 13 8 35 0 71 0 106 0 6 0 13 0 13-8 0-6-7-6-11-6-22 0-24-3-24-22 0-28 0-56 0-84zM172 123c11-13 12-34 12-50 0-19-3-40-15-55 16 3 54 15 54 54 0 25-12 45-51 51zM97 34c0-8 0-21 24-21 33 0 49 13 49 60 0 49-12 56-73 56 0-32 0-64 0-95zM45 249c2-7 2-18 2-21 0-64 0-129 0-194 0-3 0-14-2-21 14 0 30 0 44 0-5 7-5 15-5 20 0 65 0 130 0 195 0 3 0 14 3 21-14 0-28 0-42 0zM126 143c4-1 5-1 8-1 6 0 14-1 20-2 7 10 48 77 80 109-12 0-25 0-37 0-23-35-47-71-71-106z"><text:p/></draw:path><draw:path draw:style-name="gr3" draw:text-style-name="P6" svg:width="0.035in" svg:height="0.1508in" svg:x="1.4524in" svg:y="0in" svg:viewBox="0 0 90 384" svg:d="M90 193c0-30-4-77-26-120-23-48-56-73-60-73-3 0-4 1-4 3 0 3 0 3 8 10 37 38 59 99 59 180 0 65-14 132-62 181-5 5-5 5-5 6 0 3 1 4 4 4 4 0 39-26 61-75 20-43 25-85 25-116z"><text:p/></draw:path><draw:path draw:style-name="gr3" draw:text-style-name="P6" svg:width="0.0157in" svg:height="0.0161in" svg:x="1.5161in" svg:y="0.0972in" svg:viewBox="0 0 41 42" svg:d="M41 21c0-11-9-21-20-21-12 0-21 10-21 21s9 21 21 21c11 0 20-10 20-21z"><text:p/></draw:path><draw:path draw:style-name="gr3" draw:text-style-name="P6" svg:width="0.0752in" svg:height="0.137in" svg:x="1.5531in" svg:y="0.0071in" svg:viewBox="0 0 192 349" svg:d="M121 118c11 0 22 0 33 0 8 0 12 0 12-9 0-3-4-3-10-3-11 0-22 0-33 0 3-16 6-30 9-44 1-9 7-36 9-41 3-7 10-13 18-13 2 0 11 0 19 7-17 2-21 15-21 21 0 9 7 14 15 14 9 0 20-9 20-24 0-17-17-26-33-26-13 0-37 7-49 45-2 8-3 12-13 61-9 0-18 0-27 0-6 0-11 0-11 6s4 6 11 6c9 0 17 0 26 0-10 50-20 100-30 151-7 37-13 72-33 72-2 0-11 0-19-7 18-1 21-15 21-21 0-9-6-14-14-14-10 0-21 9-21 24 0 17 16 26 33 26 21 0 36-22 43-37 13-25 22-71 22-74 8-40 15-81 23-120z"><text:p/></draw:path><draw:path draw:style-name="gr3" draw:text-style-name="P6" svg:width="0.0346in" svg:height="0.1508in" svg:x="1.6512in" svg:y="0in" svg:viewBox="0 0 89 384" svg:d="M89 380c0-1 0-1-7-8-47-48-60-121-60-179 0-67 15-135 63-183 4-4 4-4 4-7 0-2-1-3-3-3-5 0-39 26-62 75-20 43-24 86-24 118 0 28 4 76 25 119 23 47 56 72 61 72 2 0 3-1 3-4z"><text:p/></draw:path><draw:path draw:style-name="gr3" draw:text-style-name="P6" svg:width="0.0752in" svg:height="0.0681in" svg:x="1.6996in" svg:y="0.0453in" svg:viewBox="0 0 192 174" svg:d="M118 54c2-10 11-46 38-46 2 0 11 0 20 5-11 2-19 12-19 21 0 7 5 13 15 13 8 0 20-6 20-22 0-19-23-25-36-25-22 0-35 20-41 29-8-26-29-29-41-29-40 0-62 50-62 59 0 4 3 4 4 4 4 0 5-1 6-5 13-40 38-50 52-50 6 0 21 4 21 26 0 12-7 38-21 92-7 24-20 40-38 40-2 0-11 0-18-5 9-2 17-10 17-21 0-10-8-13-14-13-11 0-21 10-21 22 0 17 20 25 36 25 26 0 40-26 41-29 4 15 19 29 42 29 39 0 61-50 61-59 0-4-3-4-4-4-3 0-4 1-6 5-12 40-38 50-50 50-16 0-22-13-22-25 0-9 2-18 6-34 5-18 9-35 14-53z"><text:p/></draw:path><draw:path draw:style-name="gr3" draw:text-style-name="P6" svg:width="0.0346in" svg:height="0.1508in" svg:x="1.7909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004in" svg:height="0.035in" svg:x="1.8921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697in" svg:height="0.0972in" svg:x="2.0484in" svg:y="0.0453in" svg:viewBox="0 0 178 248" svg:d="M177 23c1-5 1-5 1-9 0-6-5-10-11-10-4 0-10 3-13 8-1 2-4 14-6 21-3 10-5 20-7 31-6 23-12 46-18 69-2 6-19 33-44 33-20 0-24-17-24-32 0-17 7-40 20-75 6-16 7-20 7-28 0-17-12-31-31-31-37 0-51 56-51 59 0 4 3 3 4 4 5 0 5-1 7-7 10-36 25-48 38-48 4 0 10 0 10 13 0 9-3 20-6 26-16 41-22 63-22 82 0 34 24 45 47 45 14 0 28-7 39-17-5 20-10 38-26 58-10 13-24 25-42 25-5 0-23-2-29-16 6 0 11 0 16-5 5-4 8-9 8-16 0-11-10-13-14-13-9 0-22 6-22 25 0 18 17 33 41 33 40 0 80-36 91-77 12-50 25-99 37-148z"><text:p/></draw:path></draw:g></text:span><text:span text:style-name="T16">. יהי </text:span><text:span text:style-name="T16"><draw:g text:anchor-type="as-char" svg:y="-0.1035in" draw:z-index="147" draw:name="Shape163" draw:style-name="gr1"><svg:title>TexMaths</svg:title><svg:desc>11§display§x \in \N§svg§600§FALSE§</svg:desc><draw:path draw:style-name="gr2" draw:text-style-name="P5" svg:width="0.3634in" svg:height="0.0933in" svg:x="0.0039in" svg:y="0.0071in" svg:viewBox="0 0 924 238" svg:d="M463 238c-155 0-309 0-463 0 0-79 0-159 0-238 308 0 616 0 924 0 0 79 0 159 0 238-154 0-308 0-461 0z"><text:p/></draw:path><draw:path draw:style-name="gr3" draw:text-style-name="P6" svg:width="0.0752in" svg:height="0.0677in" svg:x="0.0004in" svg:y="0.0362in" svg:viewBox="0 0 192 173" svg:d="M119 54c2-10 11-45 37-45 2 0 11 0 20 4-11 2-19 12-19 21 0 7 5 14 15 14 8 0 20-7 20-23 0-20-22-25-35-25-23 0-36 21-40 30-10-26-31-30-42-30-41 0-63 49-63 59 0 5 4 5 6 5s3-1 4-5c13-40 38-50 52-50 7 0 21 3 21 25 0 12-7 38-21 92-6 23-20 39-37 39-2 0-11 0-19-6 9-1 18-9 18-18 0-11-9-15-14-15-12 0-22 10-22 23 0 17 20 24 36 24 27 0 40-26 41-28 5 13 19 28 42 28 39 0 61-48 61-58 0-4-3-4-4-4-3 0-4 2-4 4-14 41-40 50-52 50-16 0-21-11-21-24 0-9 2-17 7-35 4-17 8-35 13-52z"><text:p/></draw:path><draw:path draw:style-name="gr3" draw:text-style-name="P6" svg:width="0.0752in" svg:height="0.087in" svg:x="0.1382in" svg:y="0.0217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6" svg:width="0.1028in" svg:height="0.1055in" svg:x="0.2724in" svg:y="0.0004in" svg:viewBox="0 0 262 269" svg:d="M34 35c0 62 0 124 0 186 0 21-3 27-23 28-4 0-11 0-11 7 0 6 7 6 13 6 20 0 40 0 60 0 7 0 13 0 13-6 0-7-7-7-12-7-21-1-25-9-25-28 0-59 0-118 0-176 57 72 112 146 168 218 3 5 5 6 7 6 7 0 7-6 7-12 0-73 0-144 0-216 0-21 4-27 22-28 2 0 9 0 9-6 0-7-6-7-13-7-19 0-38 0-57 0-6 0-13 0-13 7 0 6 7 6 11 6 22 1 26 9 26 29 0 39 0 80 0 119-40-51-79-104-117-156-4-5-6-5-14-5-22 0-45 0-67 0-8 0-14 0-14 7 0 6 6 6 9 6 10 1 18 8 21 12 0 4 0 5 0 10zM218 243c-56-74-112-146-169-220-3-4-3-5-7-10 15 0 31 0 46 0 43 58 86 117 130 175 0 18 0 37 0 55z"><text:p/></draw:path></draw:g></text:span><text:span text:style-name="T16">. נפלג למקרים: </text:span></text:p>
      <text:list text:style-name="L2">
        <text:list-item>
          <text:p text:style-name="P35">אם <draw:g text:anchor-type="as-char" svg:y="-0.1134in" draw:z-index="150" draw:name="Shape164" draw:style-name="gr1"><svg:title>TexMaths</svg:title><svg:desc>11§display§x \not\in \{t\}§svg§600§FALSE§</svg:desc><draw:path draw:style-name="gr2" draw:text-style-name="P5" svg:width="0.4528in" svg:height="0.1358in" svg:x="0.0039in" svg:y="0.0071in" svg:viewBox="0 0 1151 346" svg:d="M577 346c-193 0-384 0-577 0 0-116 0-230 0-346 384 0 767 0 1151 0 0 116 0 230 0 346-191 0-383 0-574 0z"><text:p/></draw:path><draw:path draw:style-name="gr3" draw:text-style-name="P6" svg:width="0.0756in" svg:height="0.0685in" svg:x="0.0004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6" svg:width="0.076in" svg:height="0.1409in" svg:x="0.1465in" svg:y="0.0043in" svg:viewBox="0 0 194 359" svg:d="M190 15c4-5 4-6 4-7 0-2-3-8-8-8-6 0-7 2-9 8-58 112-115 223-174 336-3 5-3 6-3 7 0 4 3 8 8 8s6-2 9-8c58-112 115-223 173-336z"><text:p/></draw:path><draw:path draw:style-name="gr3" draw:text-style-name="P6" svg:width="0.0756in" svg:height="0.087in" svg:x="0.1382in" svg:y="0.0307in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3" draw:text-style-name="P6" svg:width="0.0531in" svg:height="0.1512in" svg:x="0.2799in" svg:y="0in" svg:viewBox="0 0 136 385" svg:d="M81 52c0-16 10-41 52-43 2 0 3-2 3-5 0-4-3-4-6-4-40 0-74 20-75 48 0 29 0 59 0 89 0 15 0 27-15 39-14 12-29 12-37 13-2 0-3 1-3 4 0 4 2 4 6 4 25 2 44 14 48 34 1 4 1 5 1 19 0 25 0 51 0 76 0 16 0 29 19 43 15 12 40 16 56 16 3 0 6 0 6-4s-2-4-5-4c-24-2-44-15-48-33-2-5-2-5-2-19 0-27 0-54 0-82 0-17-3-24-15-35-9-9-20-12-31-15 32-9 46-27 46-49 0-31 0-61 0-92z"><text:p/></draw:path><draw:path draw:style-name="gr3" draw:text-style-name="P6" svg:width="0.0465in" svg:height="0.0957in" svg:x="0.3484in" svg:y="0.0189in" svg:viewBox="0 0 119 244" svg:d="M70 87c13 0 25 0 37 0 7 0 12 0 12-8 0-4-5-4-11-4-11 0-23 0-34 0 14-55 16-63 16-65 0-7-5-10-12-10-1 0-12 0-15 13-5 21-10 41-15 62-12 0-24 0-36 0-8 0-12 0-12 8 0 4 3 4 11 4 11 0 23 0 34 0-28 109-30 116-30 122 0 21 15 35 36 35 39 0 61-55 61-58s-3-3-4-3c-3 0-3 1-6 4-16 40-37 49-50 49-8 0-12-5-12-18 0-9 1-11 2-18 10-38 19-76 28-113z"><text:p/></draw:path><draw:path draw:style-name="gr3" draw:text-style-name="P6" svg:width="0.0539in" svg:height="0.1512in" svg:x="0.4106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, אז <draw:g text:anchor-type="as-char" svg:y="-0.1134in" draw:z-index="152" draw:name="Shape165" draw:style-name="gr1"><svg:title>TexMaths</svg:title><svg:desc>11§display§x \in \N \setminus \{t\}§svg§600§FALSE§</svg:desc><draw:path draw:style-name="gr2" draw:text-style-name="P5" svg:width="0.7059in" svg:height="0.1358in" svg:x="0.0039in" svg:y="0.0071in" svg:viewBox="0 0 1794 346" svg:d="M898 346c-300 0-599 0-898 0 0-116 0-230 0-346 598 0 1196 0 1794 0 0 116 0 230 0 346-299 0-598 0-896 0z"><text:p/></draw:path><draw:path draw:style-name="gr3" draw:text-style-name="P6" svg:width="0.0756in" svg:height="0.0685in" svg:x="0.0004in" svg:y="0.0453in" svg:viewBox="0 0 193 175" svg:d="M119 54c2-10 11-45 37-45 2 0 11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6" svg:width="0.0756in" svg:height="0.087in" svg:x="0.1382in" svg:y="0.0307in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3" draw:text-style-name="P6" svg:width="0.1028in" svg:height="0.1063in" svg:x="0.2728in" svg:y="0.0098in" svg:viewBox="0 0 262 271" svg:d="M33 35c0 63 0 126 0 187 0 20-2 28-22 28-4 0-11 0-11 7 0 6 7 6 13 6 20 0 40 0 60 0 7 0 13 0 13-6 0-7-7-7-12-7-21 0-24-9-24-29 0-58 0-118 0-176 56 74 111 148 167 220 3 5 5 6 7 6 7 0 7-7 7-13 0-72 0-145 0-217 0-21 3-27 22-28 2 0 9 0 9-6 0-7-7-7-13-7-19 0-38 0-56 0-8 0-14 0-14 7 0 6 7 6 11 6 22 1 26 9 26 29 0 39 0 80 0 121-40-53-78-105-118-157-3-6-4-6-13-6-22 0-45 0-67 0-8 0-14 0-14 7 0 6 6 6 9 6 10 1 18 8 21 12-1 4-1 5-1 10zM218 243c-56-72-112-146-168-220-4-5-4-5-8-10 15 0 31 0 46 0 43 59 87 117 130 176 0 18 0 37 0 54z"><text:p/></draw:path><draw:path draw:style-name="gr3" draw:text-style-name="P6" svg:width="0.0591in" svg:height="0.1512in" svg:x="0.4205in" svg:y="0in" svg:viewBox="0 0 151 385" svg:d="M134 375c1 6 4 10 9 10 4 0 8-3 8-7 0-1 0-3-2-7-44-120-88-241-132-361-3-7-4-10-9-10s-8 3-8 8c0 1 0 2 2 6 44 120 88 241 132 361z"><text:p/></draw:path><draw:path draw:style-name="gr3" draw:text-style-name="P6" svg:width="0.0531in" svg:height="0.1512in" svg:x="0.5331in" svg:y="0in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9-20-12-31-15 32-9 46-27 46-49 0-31 0-61 0-92z"><text:p/></draw:path><draw:path draw:style-name="gr3" draw:text-style-name="P6" svg:width="0.0465in" svg:height="0.0957in" svg:x="0.6016in" svg:y="0.0189in" svg:viewBox="0 0 119 244" svg:d="M70 87c13 0 25 0 37 0 7 0 12 0 12-8 0-4-5-4-11-4-11 0-23 0-34 0 14-55 16-63 16-65 0-7-5-10-12-10-1 0-12 0-15 13-5 21-10 41-15 62-12 0-24 0-36 0-8 0-12 0-12 8 0 4 3 4 11 4 11 0 23 0 34 0-27 109-30 116-30 122 0 21 15 35 36 35 39 0 61-55 61-58s-3-3-4-3c-3 0-3 1-6 4-16 40-37 49-50 49-8 0-12-5-12-18 0-9 1-11 2-18 10-38 19-76 28-113z"><text:p/></draw:path><draw:path draw:style-name="gr3" draw:text-style-name="P6" svg:width="0.0539in" svg:height="0.1512in" svg:x="0.6642in" svg:y="0in" svg:viewBox="0 0 138 385" svg:d="M56 334c0 15-10 40-53 43-1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text:s/>כלומר נוכל לבחור <draw:g text:anchor-type="as-char" svg:y="-0.1071in" draw:z-index="149" draw:name="Shape166" draw:style-name="gr1"><svg:title>TexMaths</svg:title><svg:desc>11§display§y = \lambda n \in \N. n§svg§600§FALSE§</svg:desc><draw:path draw:style-name="gr2" draw:text-style-name="P5" svg:width="0.872in" svg:height="0.1205in" svg:x="0.0035in" svg:y="0.0071in" svg:viewBox="0 0 2216 307" svg:d="M0 0c738 0 1478 0 2216 0 0 102 0 205 0 307-738 0-1478 0-2216 0 0-102 0-205 0-307z"><text:p/></draw:path><draw:path draw:style-name="gr3" draw:text-style-name="P6" svg:width="0.0697in" svg:height="0.098in" svg:x="0in" svg:y="0.0382in" svg:viewBox="0 0 178 250" svg:d="M177 24c1-5 1-6 1-9 0-7-5-11-11-11-4 0-10 3-13 9-1 1-4 13-5 20-4 11-6 21-8 31-6 23-12 47-18 70-2 6-18 32-44 32-20 0-24-16-24-31 0-17 7-41 20-76 6-15 8-19 8-27 0-18-13-32-31-32-38 0-52 56-52 59 0 5 3 4 4 5 5 0 5-1 7-8 11-35 26-47 39-47 3 0 9 0 9 12 0 10-3 20-6 27-16 41-22 63-22 81 0 35 24 46 47 46 14 0 28-7 39-18-5 20-10 40-26 60-10 13-24 24-41 24-6 0-24-1-30-15 6 0 11 0 16-6 5-3 8-8 8-15 0-12-10-14-14-14-9 0-21 6-21 26 0 19 16 33 41 33 39 0 79-35 90-78 12-50 25-98 37-148z"><text:p/></draw:path><draw:path draw:style-name="gr3" draw:text-style-name="P6" svg:width="0.1008in" svg:height="0.035in" svg:x="0.1264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48in" svg:height="0.1071in" svg:x="0.2866in" svg:y="0in" svg:viewBox="0 0 191 273" svg:d="M118 155c15 41 34 99 39 108 7 9 11 9 21 9 4 0 6 0 9 0s4-1 4-3-1-3-2-5c-4-3-6-10-9-17-26-73-52-147-79-219-7-22-28-28-47-28-1 0-7 0-7 4s3 3 4 4c13 2 15 5 25 31 12 35 25 70 37 105-35 35-71 71-106 106-5 4-7 6-7 12 0 7 6 11 11 11 7 0 10-4 13-9 31-36 63-73 94-109z"><text:p/></draw:path><draw:path draw:style-name="gr3" draw:text-style-name="P6" svg:width="0.0823in" svg:height="0.0685in" svg:x="0.3717in" svg:y="0.0382in" svg:viewBox="0 0 210 175" svg:d="M23 147c-1 7-3 16-3 18 0 7 5 10 11 10 4 0 12-3 14-11 2-10 6-19 8-29 2-11 5-23 8-34 2-9 5-17 6-26 2-7 6-18 6-19 5-12 26-47 62-47 18 0 21 14 21 27 0 23-18 73-25 89-3 9-3 14-3 18 0 19 13 32 32 32 36 0 50-56 50-59 0-4-4-4-5-4-4 0-4 1-6 7-8 26-20 47-39 47-7 0-9-3-9-12 0-10 3-19 6-27 8-21 25-63 25-85 0-27-17-42-46-42-34 0-53 25-60 34-1-22-18-34-35-34-18 0-26 15-29 22-6 13-12 36-12 37 0 5 3 4 4 5 5 0 5-1 7-9 7-27 14-46 29-46 7 0 12 5 12 17 0 8-1 13-7 33-8 30-14 59-22 88z"><text:p/></draw:path><draw:path draw:style-name="gr3" draw:text-style-name="P6" svg:width="0.0756in" svg:height="0.0874in" svg:x="0.5138in" svg:y="0.0236in" svg:viewBox="0 0 193 223" svg:d="M179 120c7 0 14 0 14-8 0-7-7-7-14-7-55 0-109 0-164 0 5-52 50-90 104-90 20 0 41 0 60 0 7 0 14 0 14-7 0-8-7-8-14-8-21 0-40 0-61 0-66 0-118 51-118 112 0 62 52 111 118 111 21 0 40 0 61 0 7 0 14 0 14-7 0-8-7-8-14-8-19 0-40 0-60 0-54 0-99-36-104-88 55 0 109 0 164 0z"><text:p/></draw:path><draw:path draw:style-name="gr3" draw:text-style-name="P6" svg:width="0.1028in" svg:height="0.1067in" svg:x="0.6484in" svg:y="0.0016in" svg:viewBox="0 0 262 272" svg:d="M34 35c0 63 0 126 0 188 0 20-3 28-23 28-4 0-11 0-11 7 0 6 7 6 13 6 20 0 40 0 60 0 7 0 13 0 13-6 0-7-7-7-12-7-21 0-24-9-24-29 0-59 0-117 0-177 56 74 111 148 167 221 3 5 5 6 7 6 7 0 7-7 7-13 0-73 0-146 0-218 0-21 4-27 22-28 2 0 9 0 9-6 0-7-7-7-13-7-19 0-38 0-56 0-7 0-14 0-14 7 0 6 7 6 11 6 22 1 26 9 26 29 0 41 0 80 0 121-39-53-78-105-117-157-4-6-5-6-14-6-22 0-45 0-67 0-8 0-14 0-14 7 0 6 6 6 9 6 10 1 18 8 21 12 0 4 0 5 0 10zM218 244c-56-73-112-147-168-221-4-4-4-5-8-10 15 0 31 0 46 0 43 59 87 118 130 176 0 19 0 37 0 55z"><text:p/></draw:path><draw:path draw:style-name="gr3" draw:text-style-name="P6" svg:width="0.0157in" svg:height="0.0157in" svg:x="0.7677in" svg:y="0.0894in" svg:viewBox="0 0 41 41" svg:d="M41 21c0-12-9-21-20-21s-21 10-21 21c0 12 10 20 21 20s20-9 20-20z"><text:p/></draw:path><draw:path draw:style-name="gr3" draw:text-style-name="P6" svg:width="0.0819in" svg:height="0.0685in" svg:x="0.8012in" svg:y="0.0382in" svg:viewBox="0 0 209 175" svg:d="M22 147c-1 7-3 16-3 18 0 7 5 10 11 10 5 0 12-3 14-11 1 0 6-19 8-29 3-11 5-23 9-34 2-9 4-17 6-26 1-7 5-18 5-19 6-12 26-47 63-47 17 0 21 14 21 27 0 23-20 73-25 89-3 9-4 14-4 18 0 19 13 32 31 32 37 0 51-56 51-59 0-4-3-4-4-4-5 0-5 1-6 7-9 26-21 47-39 47-7 0-10-3-10-12 0-10 3-19 7-27 7-21 23-63 23-85 0-27-16-42-44-42-35 0-53 25-60 34-2-22-17-34-35-34s-26 15-30 22c-5 13-11 36-11 37 0 5 3 5 4 5 4 0 5-1 7-9 7-27 14-46 28-46 7 0 12 5 12 17 0 8-1 13-6 33-8 30-15 59-23 88z"><text:p/></draw:path></draw:g><text:s/>שמקיים <draw:g text:anchor-type="as-char" svg:y="-0.1047in" draw:z-index="153" draw:name="Shape167" draw:style-name="gr1"><svg:title>TexMaths</svg:title><svg:desc>11§display§y \in \N \to \R§svg§600§FALSE§</svg:desc><draw:path draw:style-name="gr2" draw:text-style-name="P5" svg:width="0.7028in" svg:height="0.1185in" svg:x="0.0039in" svg:y="0.0075in" svg:viewBox="0 0 1786 302" svg:d="M0 0c595 0 1191 0 1786 0 0 101 0 201 0 302-595 0-1191 0-1786 0 0-101 0-201 0-302z"><text:p/></draw:path><draw:path draw:style-name="gr3" draw:text-style-name="P6" svg:width="0.0697in" svg:height="0.0972in" svg:x="0.0004in" svg:y="0.0366in" svg:viewBox="0 0 178 248" svg:d="M177 24c1-5 1-6 1-9 0-7-5-11-11-11-4 0-10 3-13 8-1 2-4 14-6 21-3 10-5 21-7 31-6 23-12 46-18 69-2 6-19 33-44 33-20 0-24-17-24-31 0-18 7-42 20-76 6-15 7-20 7-27 0-18-12-32-30-32-38 0-52 56-52 59 0 5 3 2 4 5 5 0 5-1 7-8 11-36 26-47 38-47 4 0 10 0 10 12 0 10-3 20-6 27-16 41-22 63-22 80 0 34 24 45 47 45 14 0 28-5 39-16-5 18-10 38-26 58-10 13-24 24-42 24-5 0-23-1-29-15 6 0 11 0 16-6 5-3 8-7 8-15 0-12-10-13-14-13-9 0-21 5-21 25 0 19 16 33 40 33 40 0 80-35 91-78 12-49 25-98 37-146z"><text:p/></draw:path><draw:path draw:style-name="gr3" draw:text-style-name="P6" svg:width="0.0752in" svg:height="0.087in" svg:x="0.1311in" svg:y="0.022in" svg:viewBox="0 0 192 222" svg:d="M179 120c7 0 13-2 13-9 0-9-6-8-13-8-55 0-109 0-164 0 5-50 50-88 104-88 20 0 40 0 60 0 7 0 13 0 13-7 0-8-6-8-13-8-21 0-40 0-61 0-66 0-118 48-118 111 0 61 52 111 118 111 21 0 40 0 61 0 7 0 13 0 13-8s-6-8-13-8c-20 0-40 0-60 0-54 0-99-36-104-86 55 0 109 0 164 0z"><text:p/></draw:path><draw:path draw:style-name="gr3" draw:text-style-name="P6" svg:width="0.1028in" svg:height="0.1059in" svg:x="0.2657in" svg:y="0in" svg:viewBox="0 0 262 270" svg:d="M33 35c0 63 0 125 0 187 0 19-2 27-22 27-4 0-11 0-11 7 0 6 5 6 13 6 20 0 40 0 60 0 7 0 13 0 13-6 0-7-7-7-12-7-21 0-25-9-25-29 0-58 0-117 0-175 57 73 112 146 168 219 3 5 5 6 7 6 7 0 7-7 7-13 0-73 0-144 0-216 0-21 3-27 22-28 2 0 9 0 9-6 0-7-7-7-14-7-18 0-37 0-56 0-7 0-13 0-13 7 0 6 7 6 11 6 22 1 24 9 24 29 0 39 0 80 0 120-38-52-78-105-116-157-3-5-5-5-13-5-22 0-45 0-67 0-8 0-14 0-14 7 0 6 6 6 8 6 11 1 19 8 22 12-1 4-1 5-1 10zM218 242c-56-72-112-145-169-219-3-5-3-5-7-10 15 0 31 0 46 0 43 58 87 116 130 175 0 18 0 37 0 54z"><text:p/></draw:path><draw:path draw:style-name="gr3" draw:text-style-name="P6" svg:width="0.1346in" svg:height="0.0783in" svg:x="0.422in" svg:y="0.0264in" svg:viewBox="0 0 343 200" svg:d="M300 109c-21 15-32 31-34 36-18 26-21 49-21 50 0 5 5 5 8 5 6 0 6-2 9-8 8-36 32-69 74-87 5-1 7-3 7-5 0-3-2-2-3-3-18-7-64-27-79-92-2-4-2-5-8-5-3 0-8 0-8 4 0 1 3 26 20 51 8 12 19 25 35 37-95 0-191 0-287 0-6 0-13-1-13 8 0 7 7 9 13 9 96 0 192 0 287 0z"><text:p/></draw:path><draw:path draw:style-name="gr3" draw:text-style-name="P6" svg:width="0.1039in" svg:height="0.1028in" svg:x="0.6102in" svg:y="0in" svg:viewBox="0 0 265 262" svg:d="M97 143c4 0 10 0 14 0 20 28 39 58 58 87 4 7 12 22 17 28 3 4 4 4 13 4 18 0 35 0 53 0 7 0 13 0 13-6 0-4-2-6-6-7-14-3-33-29-42-41-3-4-22-29-48-70 34-5 67-21 67-66 0-53-57-72-102-72-41 0-80 0-121 0-8 0-13 0-13 7 0 6 7 6 10 6 22 0 24 3 24 22 0 64 0 128 0 192 0 19-2 22-24 22-3 0-10 0-10 7 0 6 5 6 13 6 35 0 71 0 106 0 6 0 12 0 12-6 0-7-6-7-10-7-22 0-24-3-24-22 0-29 0-56 0-84zM172 124c11-14 12-35 12-52 0-18-3-39-15-54 16 3 54 15 54 54 0 25-12 44-51 52zM97 34c0-8 0-21 24-21 33 0 49 14 49 59 0 50-12 57-73 57 0-31 0-63 0-95zM44 249c3-7 3-18 3-21 0-64 0-128 0-193 0-4 0-14-3-22 14 0 30 0 44 0-4 7-4 14-4 20 0 65 0 130 0 195 0 3 0 14 3 21-14 0-29 0-43 0zM126 143c4 0 5-2 8-2 6 0 14 0 20-1 5 9 47 77 80 109-13 0-25 0-38 0-23-35-46-71-70-106z"><text:p/></draw:path></draw:g><text:s/>כי <draw:g text:anchor-type="as-char" svg:y="-0.1035in" draw:z-index="154" draw:name="Shape168" draw:style-name="gr1"><svg:title>TexMaths</svg:title><svg:desc>11§display§\N \subseteq \R§svg§600§FALSE§</svg:desc><draw:path draw:style-name="gr2" draw:text-style-name="P5" svg:width="0.4035in" svg:height="0.1087in" svg:x="0.0043in" svg:y="0.0071in" svg:viewBox="0 0 1026 277" svg:d="M513 277c-172 0-342 0-513 0 0-92 0-184 0-277 343 0 684 0 1026 0 0 93 0 185 0 277-170 0-342 0-513 0z"><text:p/></draw:path><draw:path draw:style-name="gr3" draw:text-style-name="P6" svg:width="0.1028in" svg:height="0.1067in" svg:x="0.0004in" svg:y="0.0004in" svg:viewBox="0 0 262 272" svg:d="M34 35c0 62 0 125 0 187 0 21-3 28-23 29-4 0-11 0-11 6 0 7 7 7 13 7 20 0 40 0 60 0 7 0 13 0 13-7 0-6-7-6-12-6-21-1-24-9-24-29 0-58 0-118 0-177 56 73 111 147 167 220 3 5 5 7 8 7 6 0 6-7 6-13 0-73 0-145 0-218 0-21 4-27 22-28 2 0 9 0 9-6 0-7-7-7-13-7-19 0-38 0-56 0-7 0-13 0-13 7 0 6 6 6 11 6 22 1 25 9 25 29 0 40 0 81 0 122-39-54-78-107-117-158-4-6-5-6-14-6-22 0-45 0-67 0-8 0-14 0-14 7 0 6 6 6 9 6 10 1 18 8 21 12 0 4 0 5 0 10zM218 244c-56-73-112-147-168-221-4-4-4-5-8-10 15 0 31 0 46 0 43 59 87 117 130 176 0 19 0 38 0 55z"><text:p/></draw:path><draw:path draw:style-name="gr3" draw:text-style-name="P6" svg:width="0.0929in" svg:height="0.1169in" svg:x="0.1614in" svg:y="0.0071in" svg:viewBox="0 0 237 298" svg:d="M224 15c6 0 13 0 13-7 0-8-7-8-13-8-36 0-70 0-105 0-66 0-119 51-119 112s54 111 119 111c35 0 69 0 105 0 6 0 13 0 13-8 0-7-7-7-13-7-36 0-70 0-104 0-62 0-103-44-103-95 0-53 44-98 103-98 34 0 68 0 104 0zM22 283c-7 0-14 0-14 8 0 7 7 7 14 7 67 0 134 0 202 0 6 0 13 0 13-7 0-8-7-8-13-8-68 0-135 0-202 0z"><text:p/></draw:path><draw:path draw:style-name="gr3" draw:text-style-name="P6" svg:width="0.1039in" svg:height="0.1035in" svg:x="0.3118in" svg:y="0.0004in" svg:viewBox="0 0 265 264" svg:d="M97 144c4 0 10 0 14 0 19 29 39 58 57 88 5 7 14 21 18 28 3 4 5 4 13 4 18 0 36 0 53 0 8 0 13 0 13-7 0-3-2-6-5-6-14-3-34-29-43-41-3-4-22-30-49-71 36-5 69-21 69-66 0-54-57-73-103-73-40 0-80 0-121 0-7 0-13 0-13 7 0 6 7 6 10 6 22 0 24 4 24 22 0 64 0 130 0 194 0 19-2 22-24 22-3 0-10 0-10 6 0 7 6 7 13 7 35 0 71 0 106 0 7 0 12 0 12-7 0-6-7-6-11-6-22 0-23-3-23-22 0-29 0-57 0-85zM172 125c11-15 12-35 12-52 0-19-2-39-16-55 17 3 56 15 56 55 0 24-13 44-52 52zM97 34c0-7 0-21 24-21 33 0 49 15 49 60 0 50-11 57-73 57 0-32 0-64 0-96zM44 251c3-8 3-18 3-22 0-64 0-130 0-194 0-4 0-14-3-22 14 0 30 0 44 0-4 7-4 15-4 20 0 65 0 131 0 196 0 4 0 14 3 22-14 0-29 0-43 0zM127 144c3 0 4-1 7-1 6 0 15 0 20-2 6 9 48 78 79 110-13 0-25 0-37 0-23-36-46-72-69-107z"><text:p/></draw:path></draw:g>, וזה יעבוד לפי כפל קרטזי. </text:p>
        </text:list-item>
        <text:list-item>
          <text:p text:style-name="P35">אם <draw:g text:anchor-type="as-char" svg:y="-0.1134in" draw:z-index="151" draw:name="Shape169" draw:style-name="gr1"><svg:title>TexMaths</svg:title><svg:desc>11§display§x \in \{t\}§svg§600§FALSE§</svg:desc><draw:path draw:style-name="gr2" draw:text-style-name="P5" svg:width="0.4528in" svg:height="0.1358in" svg:x="0.0039in" svg:y="0.0071in" svg:viewBox="0 0 1151 346" svg:d="M577 346c-193 0-384 0-577 0 0-116 0-230 0-346 384 0 767 0 1151 0 0 116 0 230 0 346-191 0-383 0-574 0z"><text:p/></draw:path><draw:path draw:style-name="gr3" draw:text-style-name="P6" svg:width="0.0756in" svg:height="0.0685in" svg:x="0.0004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6" svg:width="0.0756in" svg:height="0.087in" svg:x="0.1382in" svg:y="0.0307in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3" draw:text-style-name="P6" svg:width="0.0531in" svg:height="0.1512in" svg:x="0.2799in" svg:y="0in" svg:viewBox="0 0 136 385" svg:d="M81 52c0-16 10-41 52-43 2 0 3-2 3-5 0-4-3-4-6-4-40 0-74 20-75 48 0 29 0 59 0 89 0 15 0 27-15 39-14 12-29 12-37 13-2 0-3 1-3 4 0 4 2 4 6 4 25 2 44 14 48 34 1 4 1 5 1 19 0 25 0 51 0 76 0 16 0 29 19 43 15 12 40 16 56 16 3 0 6 0 6-4s-2-4-5-4c-24-2-44-15-48-33-2-5-2-5-2-19 0-27 0-54 0-82 0-17-3-24-15-35-9-9-20-12-31-15 32-9 46-27 46-49 0-31 0-61 0-92z"><text:p/></draw:path><draw:path draw:style-name="gr3" draw:text-style-name="P6" svg:width="0.0465in" svg:height="0.0957in" svg:x="0.3484in" svg:y="0.0189in" svg:viewBox="0 0 119 244" svg:d="M70 87c13 0 25 0 37 0 7 0 12 0 12-8 0-4-5-4-11-4-11 0-23 0-34 0 14-55 16-63 16-65 0-7-5-10-12-10-1 0-12 0-15 13-5 21-10 41-15 62-12 0-24 0-36 0-8 0-12 0-12 8 0 4 3 4 11 4 11 0 23 0 34 0-28 109-30 116-30 122 0 21 15 35 36 35 39 0 61-55 61-58s-3-3-4-3c-3 0-3 1-6 4-16 40-37 49-50 49-8 0-12-5-12-18 0-9 1-11 2-18 10-38 19-76 28-113z"><text:p/></draw:path><draw:path draw:style-name="gr3" draw:text-style-name="P6" svg:width="0.0539in" svg:height="0.1512in" svg:x="0.4106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text:s/>נגרר <draw:g text:anchor-type="as-char" svg:y="-0.0957in" draw:z-index="160" draw:name="Shape170" draw:style-name="gr1"><svg:title>TexMaths</svg:title><svg:desc>11§display§x = t§svg§600§FALSE§</svg:desc><draw:path draw:style-name="gr2" draw:text-style-name="P5" svg:width="0.3228in" svg:height="0.0803in" svg:x="0.0035in" svg:y="0.0075in" svg:viewBox="0 0 821 205" svg:d="M0 0c273 0 548 0 821 0 0 68 0 137 0 205-273 0-548 0-821 0 0-68 0-137 0-205z"><text:p/></draw:path><draw:path draw:style-name="gr3" draw:text-style-name="P6" svg:width="0.0752in" svg:height="0.0681in" svg:x="0in" svg:y="0.0283in" svg:viewBox="0 0 192 174" svg:d="M117 54c3-10 11-45 39-45 2 0 11 0 19 5-10 1-18 11-18 21 0 6 3 13 14 13 9 0 21-6 21-22 0-21-23-26-36-26-22 0-35 21-41 30-8-26-29-30-40-30-41 0-63 50-63 59 0 5 3 3 4 5 4 0 5-2 6-5 13-40 38-50 52-50 6 0 20 3 20 26 0 11-6 37-20 91-7 24-20 39-38 39-2 0-11 0-18-4 9-2 17-10 17-21s-8-13-14-13c-11 0-21 10-21 22 0 17 20 25 36 25 25 0 40-27 41-29 4 14 19 29 42 29 39 0 61-49 61-59 0-3-3-3-4-3-4 0-5 1-6 3-12 42-38 50-50 50-16 0-22-12-22-25 0-9 2-16 6-34 5-17 9-35 13-52z"><text:p/></draw:path><draw:path draw:style-name="gr3" draw:text-style-name="P6" svg:width="0.1004in" svg:height="0.035in" svg:x="0.1331in" svg:y="0.0402in" svg:viewBox="0 0 256 90" svg:d="M243 15c5 0 13 0 13-7 0-8-8-8-13-8-77 0-154 0-231 0-5 0-12 0-12 8 0 7 7 7 13 7 77 0 153 0 230 0zM243 90c5 0 13 0 13-8s-8-8-13-8c-77 0-153 0-230 0-6 0-13 0-13 8s7 8 12 8c77 0 154 0 231 0z"><text:p/></draw:path><draw:path draw:style-name="gr3" draw:text-style-name="P6" svg:width="0.0465in" svg:height="0.0957in" svg:x="0.2878in" svg:y="0in" svg:viewBox="0 0 119 244" svg:d="M70 87c12 0 24 0 37 0 7 0 12 0 12-8 0-5-5-5-11-5-11 0-23 0-34 0 14-53 16-61 16-64 0-6-5-10-11-10-2 0-12 0-16 14-5 20-10 41-15 60-12 0-24 0-36 0-8 0-12 0-12 8 0 5 3 5 11 5 11 0 23 0 34 0-27 109-30 115-30 122 0 21 16 35 37 35 38 0 60-56 60-59s-2-3-4-3c-4 0-4 1-6 4-16 41-37 49-50 49-8 0-12-4-12-17 0-9 1-12 3-19 9-37 18-75 27-112z"><text:p/></draw:path></draw:g>. נבחר <draw:g text:anchor-type="as-char" svg:y="-0.1134in" draw:z-index="157" draw:name="Shape171" draw:style-name="gr1"><svg:title>TexMaths</svg:title><svg:desc>11§display§y = \{\la t, \{\la t, t \ra\} \cup \lambda n \in (\N \setminus \{t\}). 0 \ra\}§svg§600§FALSE§</svg:desc><draw:path draw:style-name="gr2" draw:text-style-name="P5" svg:width="2.3299in" svg:height="0.1358in" svg:x="0.0039in" svg:y="0.0071in" svg:viewBox="0 0 5919 346" svg:d="M2961 346c-987 0-1974 0-2961 0 0-116 0-230 0-346 1973 0 3946 0 5919 0 0 116 0 230 0 346-986 0-1973 0-2958 0z"><text:p/></draw:path><draw:path draw:style-name="gr3" draw:text-style-name="P6" svg:width="0.0697in" svg:height="0.0976in" svg:x="0.0004in" svg:y="0.0453in" svg:viewBox="0 0 178 249" svg:d="M177 24c1-5 1-6 1-9 0-7-5-11-11-11-3 0-10 3-13 8-1 2-4 14-5 21-3 10-6 21-8 31-6 23-12 46-18 69-1 7-17 33-44 33-18 0-23-16-23-31 0-17 7-41 20-76 5-15 8-19 8-27 0-18-14-32-32-32-38 0-52 56-52 59 0 5 4 5 6 5 3 0 3-1 5-8 11-36 26-47 40-47 3 0 10 0 10 12 0 10-5 20-7 27-15 41-23 63-23 81 0 34 24 46 47 46 16 0 29-7 40-18-6 20-10 40-26 59-9 13-25 24-42 24-6 0-24-1-30-15 6 0 12 0 16-6 5-3 8-8 8-14 0-12-10-13-14-13-9 0-21 5-21 24s16 33 41 33c39 0 79-35 90-77 12-50 25-99 37-148z"><text:p/></draw:path><draw:path draw:style-name="gr3" draw:text-style-name="P6" svg:width="0.1008in" svg:height="0.0354in" svg:x="0.126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9in" svg:height="0.1512in" svg:x="0.2902in" svg:y="0in" svg:viewBox="0 0 138 385" svg:d="M81 52c0-16 10-41 53-43 1 0 4-2 4-5 0-4-4-4-8-4-39 0-74 20-74 48 0 29 0 59 0 89 0 15 0 27-16 39-14 12-28 12-37 13-2 0-3 1-3 4 0 4 2 4 7 4 25 2 44 14 47 34 2 4 2 5 2 19 0 25 0 51 0 76 0 16 0 29 18 43 15 12 40 16 56 16 4 0 8 0 8-4s-3-4-7-4c-24-2-43-15-48-33-2-5-2-5-2-19 0-27 0-54 0-82 0-17-3-24-15-35-8-8-20-12-30-15 31-9 45-27 45-49 0-31 0-61 0-92z"><text:p/></draw:path><draw:path draw:style-name="gr3" draw:text-style-name="P6" svg:width="0.0335in" svg:height="0.1512in" svg:x="0.372in" svg:y="0in" svg:viewBox="0 0 86 385" svg:d="M85 15c1-4 1-5 1-7 0-5-3-8-8-8-3 0-5 2-9 9-22 59-45 118-67 177-1 2-2 4-2 7 0 2 0 2 2 6 22 59 45 118 67 176 3 5 4 10 9 10s8-3 8-7c0-1 0-3-1-7-23-59-46-119-70-178 24-60 47-119 70-178z"><text:p/></draw:path><draw:path draw:style-name="gr3" draw:text-style-name="P6" svg:width="0.0465in" svg:height="0.0957in" svg:x="0.4181in" svg:y="0.0189in" svg:viewBox="0 0 119 244" svg:d="M70 87c13 0 25 0 37 0 7 0 12 0 12-8 0-4-5-4-11-4-11 0-23 0-34 0 14-55 16-63 16-65 0-7-5-10-12-10-1 0-11 0-15 13-5 21-10 41-15 62-12 0-24 0-36 0-8 0-12 0-12 8 0 4 3 4 11 4 11 0 23 0 34 0-27 109-30 116-30 122 0 21 15 35 36 35 39 0 61-55 61-58s-2-3-4-3c-3 0-3 1-6 4-16 40-37 49-50 49-8 0-12-5-12-18 0-9 1-11 2-18 10-38 19-76 28-113z"><text:p/></draw:path><draw:path draw:style-name="gr3" draw:text-style-name="P6" svg:width="0.0173in" svg:height="0.0453in" svg:x="0.4827in" svg:y="0.0972in" svg:viewBox="0 0 45 116" svg:d="M45 41c0-26-10-41-24-41-13 0-21 10-21 21 0 10 8 20 21 20 4 0 10-1 13-5 1-1 1-1 2-1 0 2 0 0 0 6 0 28-13 51-25 64-4 4-4 5-4 6 0 2 1 5 3 5 4 0 35-30 35-75z"><text:p/></draw:path><draw:path draw:style-name="gr3" draw:text-style-name="P6" svg:width="0.0539in" svg:height="0.1512in" svg:x="0.548in" svg:y="0in" svg:viewBox="0 0 138 385" svg:d="M81 52c0-16 11-41 53-43 2 0 4-2 4-5 0-4-4-4-8-4-39 0-74 20-74 48 0 29 0 59 0 89 0 15 0 27-15 39-13 12-29 12-37 13-2 0-4 1-4 4 0 4 2 4 7 4 25 2 44 14 48 34 1 4 1 5 1 19 0 25 0 51 0 76 0 16 0 29 19 43 15 12 41 16 55 16 4 0 8 0 8-4s-3-4-7-4c-24-2-43-15-47-33-3-5-3-5-3-19 0-27 0-54 0-82 0-17-2-23-15-35-8-8-19-12-30-15 32-9 45-27 45-49 0-31 0-61 0-92z"><text:p/></draw:path><draw:path draw:style-name="gr3" draw:text-style-name="P6" svg:width="0.0339in" svg:height="0.1512in" svg:x="0.6299in" svg:y="0in" svg:viewBox="0 0 87 385" svg:d="M85 15c2-4 2-5 2-7 0-5-3-8-8-8-3 0-6 2-9 9-23 59-45 118-68 177-1 2-2 4-2 7 0 2 0 2 2 6 23 59 45 118 68 176 2 5 4 10 9 10s8-3 8-7c0-1 0-3-2-7-23-59-45-119-68-178 23-60 45-119 68-178z"><text:p/></draw:path><draw:path draw:style-name="gr3" draw:text-style-name="P6" svg:width="0.0465in" svg:height="0.0957in" svg:x="0.6756in" svg:y="0.0189in" svg:viewBox="0 0 119 244" svg:d="M72 87c12 0 24 0 36 0 8 0 11 0 11-8 0-4-3-4-10-4-11 0-23 0-34 0 13-55 15-63 15-65 0-7-4-10-11-10-1 0-12 0-15 13-6 21-10 41-16 62-12 0-24 0-36 0-8 0-12 0-12 8 0 4 3 4 11 4 11 0 23 0 34 0-27 109-28 116-28 122 0 21 14 35 35 35 39 0 61-55 61-58s-3-3-4-3c-4 0-4 1-7 4-16 40-36 49-49 49-9 0-12-5-12-18 0-9 0-11 2-18 10-38 19-76 29-113z"><text:p/></draw:path><draw:path draw:style-name="gr3" draw:text-style-name="P6" svg:width="0.0173in" svg:height="0.0453in" svg:x="0.7406in" svg:y="0.0972in" svg:viewBox="0 0 45 116" svg:d="M45 41c0-26-10-41-25-41-12 0-20 10-20 21 0 10 8 20 20 20 4 0 10-1 13-5 1-1 1-1 2-1s1 0 1 6c0 28-13 51-26 64-4 4-4 5-4 6 0 2 2 5 4 5 4 0 35-30 35-75z"><text:p/></draw:path><draw:path draw:style-name="gr3" draw:text-style-name="P6" svg:width="0.0461in" svg:height="0.0957in" svg:x="0.7988in" svg:y="0.0189in" svg:viewBox="0 0 118 244" svg:d="M70 87c13 0 25 0 37 0 7 0 11 0 11-8 0-4-4-4-10-4-11 0-23 0-34 0 13-55 15-63 15-65 0-7-4-10-11-10-1 0-12 0-15 13-6 21-10 41-16 62-12 0-24 0-36 0-8 0-11 0-11 8 0 4 2 4 10 4 11 0 23 0 34 0-27 109-29 116-29 122 0 21 15 35 36 35 39 0 61-55 61-58s-3-3-4-3c-5 0-5 1-7 4-16 40-36 49-49 49-9 0-12-5-12-18 0-9 0-11 2-18 10-38 19-76 28-113z"><text:p/></draw:path><draw:path draw:style-name="gr3" draw:text-style-name="P6" svg:width="0.0335in" svg:height="0.1512in" svg:x="0.8587in" svg:y="0in" svg:viewBox="0 0 86 385" svg:d="M84 199c2-4 2-5 2-6 0-3 0-1-2-6-22-59-45-119-67-178-3-7-5-9-9-9-5 0-8 3-8 8 0 1 0 2 1 6 23 60 46 119 69 179-23 58-46 117-69 177-1 4-1 5-1 8 0 4 3 7 8 7 4 0 6-4 7-7 24-60 46-119 69-179z"><text:p/></draw:path><draw:path draw:style-name="gr3" draw:text-style-name="P6" svg:width="0.0539in" svg:height="0.1512in" svg:x="0.9201in" svg:y="0in" svg:viewBox="0 0 138 385" svg:d="M56 334c0 15-10 40-53 43-1 0-3 2-3 4 0 4 4 4 8 4 37 0 73-18 73-48 0-29 0-58 0-88 0-16 0-28 17-40 13-11 27-11 36-12 2 0 4-1 4-4 0-4-3-4-7-4-25-2-44-15-47-35-3-3-3-4-3-19 0-25 0-50 0-76 0-16 0-28-17-42-16-13-43-17-56-17-4 0-8 0-8 4 0 5 2 5 7 5 24 1 43 14 48 33 1 4 1 4 1 19 0 26 0 54 0 81 0 18 3 24 16 36 7 8 19 12 29 15-31 10-45 26-45 48 0 31 0 62 0 93z"><text:p/></draw:path><draw:path draw:style-name="gr3" draw:text-style-name="P6" svg:width="0.0843in" svg:height="0.0937in" svg:x="1.0276in" svg:y="0.0217in" svg:viewBox="0 0 215 239" svg:d="M215 14c0-6 0-14-8-14s-8 8-8 14c0 47 0 93 0 140 0 57-63 70-91 70-18 0-42-4-63-16-30-19-30-44-30-54 0-47 0-93 0-140 0-6 0-14-7-14-8 0-8 8-8 14 0 48 0 94 0 141 0 59 59 84 108 84s107-28 107-83c0-47 0-94 0-142z"><text:p/></draw:path><draw:path draw:style-name="gr3" draw:text-style-name="P6" svg:width="0.0748in" svg:height="0.1067in" svg:x="1.1626in" svg:y="0.0071in" svg:viewBox="0 0 191 272" svg:d="M118 155c15 41 34 98 39 107 7 9 11 9 21 9 4 0 6 0 9 0s4-1 4-3-1-3-2-5c-4-4-6-10-9-17-26-73-52-146-79-218-7-24-28-28-47-28-1 0-7 0-7 4 0 3 3 3 4 4 13 2 15 4 25 31 12 35 25 70 37 105-35 35-71 70-106 105-5 4-7 6-7 12 0 7 4 11 11 11 6 0 10-4 13-9 31-36 63-71 94-108z"><text:p/></draw:path><draw:path draw:style-name="gr3" draw:text-style-name="P6" svg:width="0.0823in" svg:height="0.0685in" svg:x="1.2472in" svg:y="0.0453in" svg:viewBox="0 0 210 175" svg:d="M23 148c-1 6-3 15-3 17 0 7 5 10 11 10 4 0 12-3 14-11 0-1 6-19 8-29 2-12 5-23 8-34 3-9 5-17 6-26 2-7 6-18 6-19 5-12 26-47 62-47 18 0 21 14 21 26 0 24-18 74-25 91-3 8-3 13-3 17 0 19 13 32 32 32 36 0 50-56 50-59 0-4-3-4-4-4-5 0-5 1-7 7-8 26-20 47-39 47-7 0-9-3-9-12 0-10 3-19 6-27 8-21 25-63 25-85 0-27-17-42-46-42-34 0-52 25-59 34-2-22-19-34-36-34-18 0-26 15-29 22-6 13-12 36-12 37 0 5 4 5 6 5 3 0 3-1 6-9 6-27 14-46 28-46 7 0 12 4 12 17 0 8-1 13-7 32-8 30-14 60-22 90z"><text:p/></draw:path><draw:path draw:style-name="gr3" draw:text-style-name="P6" svg:width="0.076in" svg:height="0.087in" svg:x="1.389in" svg:y="0.0307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6" svg:width="0.035in" svg:height="0.1512in" svg:x="1.535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6" svg:width="0.1028in" svg:height="0.1063in" svg:x="1.5831in" svg:y="0.0098in" svg:viewBox="0 0 262 271" svg:d="M34 35c0 63 0 126 0 187 0 20-3 28-23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draw:path draw:style-name="gr3" draw:text-style-name="P6" svg:width="0.0591in" svg:height="0.1512in" svg:x="1.7315in" svg:y="0in" svg:viewBox="0 0 151 385" svg:d="M134 375c2 6 4 10 9 10 4 0 8-3 8-7 0-1 0-3-2-7-44-120-88-241-132-361-3-7-4-10-9-10-4 0-8 3-8 8 0 1 0 2 2 6 44 120 88 241 132 361z"><text:p/></draw:path><draw:path draw:style-name="gr3" draw:text-style-name="P6" svg:width="0.0539in" svg:height="0.1512in" svg:x="1.8441in" svg:y="0in" svg:viewBox="0 0 138 385" svg:d="M81 52c0-16 10-41 53-43 1 0 4-2 4-5 0-4-4-4-8-4-39 0-74 20-74 48 0 29 0 59 0 89 0 15 0 27-15 39s-29 12-38 13c-1 0-3 1-3 4 0 4 2 4 7 4 25 2 44 14 48 34 1 4 1 5 1 19 0 25 0 51 0 76 0 16 0 29 19 43 14 12 39 16 55 16 4 0 8 0 8-4s-3-4-7-4c-24-2-43-15-48-33-2-5-2-5-2-19 0-27 0-54 0-82 0-17-3-24-15-35-8-8-19-12-30-15 32-9 45-27 45-49 0-31 0-61 0-92z"><text:p/></draw:path><draw:path draw:style-name="gr3" draw:text-style-name="P6" svg:width="0.0461in" svg:height="0.0957in" svg:x="1.913in" svg:y="0.0189in" svg:viewBox="0 0 118 244" svg:d="M70 87c13 0 25 0 37 0 7 0 11 0 11-8 0-4-4-4-10-4-11 0-23 0-34 0 13-55 15-63 15-65 0-7-4-10-11-10-1 0-12 0-15 13-6 21-10 41-16 62-12 0-24 0-36 0-8 0-11 0-11 8 0 4 2 4 10 4 11 0 23 0 34 0-27 109-29 116-29 122 0 21 15 35 36 35 39 0 61-55 61-58s-3-3-4-3c-5 0-5 1-7 4-16 40-36 49-49 49-9 0-12-5-12-18 0-9 1-11 2-18 10-38 19-76 28-113z"><text:p/></draw:path><draw:path draw:style-name="gr3" draw:text-style-name="P6" svg:width="0.0531in" svg:height="0.1512in" svg:x="1.9752in" svg:y="0in" svg:viewBox="0 0 136 385" svg:d="M55 334c0 15-10 40-52 43-2 0-3 2-3 4 0 4 4 4 8 4 37 0 73-18 73-48 0-29 0-58 0-88 0-16 0-28 16-40 13-11 28-11 36-12 2 0 3-1 3-4 0-4-2-4-5-4-25-2-44-15-48-35-2-3-2-4-2-19 0-25 0-50 0-76 0-16 0-28-18-42-16-13-42-17-55-17-4 0-8 0-8 4 0 5 2 5 6 5 24 1 44 14 48 33 1 4 1 4 1 19 0 26 0 54 0 81 0 18 3 24 15 36 9 8 20 12 31 15-32 10-46 26-46 48 0 31 0 62 0 93z"><text:p/></draw:path><draw:path draw:style-name="gr3" draw:text-style-name="P6" svg:width="0.035in" svg:height="0.1512in" svg:x="2.0488in" svg:y="0in" svg:viewBox="0 0 90 385" svg:d="M90 193c0-30-4-76-26-120-23-48-56-73-60-73-2 0-4 2-4 4s0 2 8 9c37 38 59 99 59 180 0 65-14 133-61 181-6 6-6 6-6 7 0 2 2 4 4 4 4 0 39-26 62-76 19-41 24-84 24-116z"><text:p/></draw:path><draw:path draw:style-name="gr3" draw:text-style-name="P6" svg:width="0.0157in" svg:height="0.0157in" svg:x="2.1126in" svg:y="0.0972in" svg:viewBox="0 0 41 41" svg:d="M41 21c0-12-9-21-20-21-12 0-21 9-21 21 0 11 9 20 21 20 11 0 20-9 20-20z"><text:p/></draw:path><draw:path draw:style-name="gr3" draw:text-style-name="P6" svg:width="0.0638in" svg:height="0.1035in" svg:x="2.1476in" svg:y="0.013in" svg:viewBox="0 0 163 264" svg:d="M163 133c0-31-2-61-16-90-17-37-49-43-66-43-23 0-51 10-67 45-12 28-14 57-14 88 0 29 1 64 18 92 16 32 45 39 63 39 21 0 51-7 68-45 12-25 14-55 14-86zM81 255c-15 0-38-9-45-46-4-22-4-58-4-80 0-26 0-51 3-72 8-45 37-49 46-49 13 0 39 7 46 45 4 22 4 52 4 76 0 28 0 55-4 79-6 36-28 47-46 47z"><text:p/></draw:path><draw:path draw:style-name="gr3" draw:text-style-name="P6" svg:width="0.0339in" svg:height="0.1512in" svg:x="2.226in" svg:y="0in" svg:viewBox="0 0 87 385" svg:d="M85 199c2-4 2-5 2-6 0-3 0-1-2-6-22-59-45-119-67-178-4-7-7-9-10-9-5 0-8 3-8 8 0 1 0 2 2 6 23 60 45 119 68 179-23 58-45 117-68 177-2 4-2 5-2 8 0 4 4 7 8 7 5 0 6-4 9-7 23-60 45-119 68-179z"><text:p/></draw:path><draw:path draw:style-name="gr3" draw:text-style-name="P6" svg:width="0.0539in" svg:height="0.1512in" svg:x="2.2878in" svg:y="0in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, המקיים לפי פילוג למקרים <draw:g text:anchor-type="as-char" svg:y="-0.1047in" draw:z-index="158" draw:name="Shape172" draw:style-name="gr1"><svg:title>TexMaths</svg:title><svg:desc>11§display§y \in \N \to \R§svg§600§FALSE§</svg:desc><draw:path draw:style-name="gr2" draw:text-style-name="P5" svg:width="0.7028in" svg:height="0.1185in" svg:x="0.0039in" svg:y="0.0075in" svg:viewBox="0 0 1786 302" svg:d="M0 0c595 0 1191 0 1786 0 0 101 0 201 0 302-595 0-1191 0-1786 0 0-101 0-201 0-302z"><text:p/></draw:path><draw:path draw:style-name="gr3" draw:text-style-name="P6" svg:width="0.0697in" svg:height="0.0972in" svg:x="0.0004in" svg:y="0.0366in" svg:viewBox="0 0 178 248" svg:d="M177 24c1-5 1-6 1-9 0-7-5-11-11-11-4 0-10 3-13 8-1 2-4 14-6 21-3 10-5 21-7 31-6 23-12 46-18 69-2 6-19 33-44 33-20 0-24-17-24-31 0-18 7-42 20-76 6-15 7-20 7-27 0-18-12-32-30-32-38 0-52 56-52 59 0 5 3 2 4 5 5 0 5-1 7-8 11-36 26-47 38-47 4 0 10 0 10 12 0 10-3 20-6 27-16 41-22 63-22 80 0 34 24 45 47 45 14 0 28-5 39-16-5 18-10 38-26 58-10 13-24 24-42 24-5 0-23-1-29-15 6 0 11 0 16-6 5-3 8-7 8-15 0-12-10-13-14-13-9 0-21 5-21 25 0 19 16 33 40 33 40 0 80-35 91-78 12-49 25-98 37-146z"><text:p/></draw:path><draw:path draw:style-name="gr3" draw:text-style-name="P6" svg:width="0.0752in" svg:height="0.087in" svg:x="0.1311in" svg:y="0.022in" svg:viewBox="0 0 192 222" svg:d="M179 120c7 0 13-2 13-9 0-9-6-8-13-8-55 0-109 0-164 0 5-50 50-88 104-88 20 0 40 0 60 0 7 0 13 0 13-7 0-8-6-8-13-8-21 0-40 0-61 0-66 0-118 48-118 111 0 61 52 111 118 111 21 0 40 0 61 0 7 0 13 0 13-8s-6-8-13-8c-20 0-40 0-60 0-54 0-99-36-104-86 55 0 109 0 164 0z"><text:p/></draw:path><draw:path draw:style-name="gr3" draw:text-style-name="P6" svg:width="0.1028in" svg:height="0.1059in" svg:x="0.2657in" svg:y="0in" svg:viewBox="0 0 262 270" svg:d="M33 35c0 63 0 125 0 187 0 19-2 27-22 27-4 0-11 0-11 7 0 6 5 6 13 6 20 0 40 0 60 0 7 0 13 0 13-6 0-7-7-7-12-7-21 0-25-9-25-29 0-58 0-117 0-175 57 73 112 146 168 219 3 5 5 6 7 6 7 0 7-7 7-13 0-73 0-144 0-216 0-21 3-27 22-28 2 0 9 0 9-6 0-7-7-7-14-7-18 0-37 0-56 0-7 0-13 0-13 7 0 6 7 6 11 6 22 1 24 9 24 29 0 39 0 80 0 120-38-52-78-105-116-157-3-5-5-5-13-5-22 0-45 0-67 0-8 0-14 0-14 7 0 6 6 6 8 6 11 1 19 8 22 12-1 4-1 5-1 10zM218 242c-56-72-112-145-169-219-3-5-3-5-7-10 15 0 31 0 46 0 43 58 87 116 130 175 0 18 0 37 0 54z"><text:p/></draw:path><draw:path draw:style-name="gr3" draw:text-style-name="P6" svg:width="0.1346in" svg:height="0.0783in" svg:x="0.422in" svg:y="0.0264in" svg:viewBox="0 0 343 200" svg:d="M300 109c-21 15-32 31-34 36-18 26-21 49-21 50 0 5 5 5 8 5 6 0 6-2 9-8 8-36 32-69 74-87 5-1 7-3 7-5 0-3-2-2-3-4-18-6-64-26-79-91-2-4-2-5-8-5-3 0-8 0-8 4 0 1 3 26 20 51 8 12 19 25 35 37-95 0-191 0-287 0-6 0-13-1-13 8 0 7 7 9 13 9 96 0 192 0 287 0z"><text:p/></draw:path><draw:path draw:style-name="gr3" draw:text-style-name="P6" svg:width="0.1039in" svg:height="0.1028in" svg:x="0.6102in" svg:y="0in" svg:viewBox="0 0 265 262" svg:d="M97 143c4 0 10 0 14 0 20 28 39 58 58 87 4 7 12 22 17 28 3 4 4 4 13 4 18 0 35 0 53 0 7 0 13 0 13-6 0-4-2-6-6-7-14-3-33-29-42-41-3-4-22-29-48-70 34-5 67-21 67-66 0-53-57-72-102-72-41 0-80 0-121 0-8 0-13 0-13 7 0 6 7 6 10 6 22 0 24 3 24 22 0 64 0 128 0 192 0 19-2 22-24 22-3 0-10 0-10 7 0 6 5 6 13 6 35 0 71 0 106 0 6 0 12 0 12-6 0-7-6-7-10-7-22 0-24-3-24-22 0-29 0-56 0-84zM172 124c11-14 12-35 12-52 0-18-3-39-15-54 16 3 54 15 54 54 0 25-12 44-51 52zM97 34c0-8 0-21 24-21 33 0 49 14 49 59 0 50-12 57-73 57 0-31 0-63 0-95zM44 249c3-7 3-18 3-21 0-64 0-128 0-193 0-4 0-14-3-22 14 0 30 0 44 0-4 7-4 14-4 20 0 65 0 130 0 195 0 3 0 14 3 21-14 0-29 0-43 0zM126 143c4 0 5-2 8-2 6 0 14 0 20-1 5 9 47 77 80 109-13 0-25 0-38 0-23-35-46-71-70-106z"><text:p/></draw:path></draw:g>. סה"כ לפי התכונה המרכזית של זוג סדור<draw:g text:anchor-type="as-char" svg:y="-0.1134in" draw:z-index="159" draw:name="Shape173" draw:style-name="gr1"><svg:title>TexMaths</svg:title><svg:desc>11§display§\la x, y \ra = \{\la t, \{\la t, t \ra\} \cup \lambda n \in (\N \setminus \{t\}). 0 \ra\}§svg§600§FALSE§</svg:desc><draw:path draw:style-name="gr2" draw:text-style-name="P5" svg:width="2.6028in" svg:height="0.1354in" svg:x="0.0134in" svg:y="0.0071in" svg:viewBox="0 0 6612 345" svg:d="M0 0c2203 0 4408 0 6612 0 0 115 0 230 0 345-2204 0-4409 0-6612 0 0-115 0-230 0-345z"><text:p/></draw:path><draw:path draw:style-name="gr3" draw:text-style-name="P6" svg:width="0.0335in" svg:height="0.1508in" svg:x="-0.000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756in" svg:height="0.0681in" svg:x="0.0465in" svg:y="0.0453in" svg:viewBox="0 0 193 174" svg:d="M118 54c2-10 11-46 38-46 2 0 11 0 19 5-10 2-18 12-18 21 0 7 4 13 15 13 8 0 21-6 21-22 0-19-24-25-37-25-22 0-36 20-40 29-10-26-30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" draw:text-style-name="P6" svg:width="0.0173in" svg:height="0.0453in" svg:x="0.1421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6" svg:width="0.0697in" svg:height="0.0972in" svg:x="0.2008in" svg:y="0.0453in" svg:viewBox="0 0 178 248" svg:d="M176 23c2-5 2-5 2-9 0-6-5-10-11-10-4 0-10 3-14 8 0 2-3 14-6 21-2 10-4 20-7 31-6 23-11 46-17 69-2 6-18 33-44 33-20 0-24-17-24-32 0-17 7-40 20-75 6-16 8-20 8-28 0-17-13-31-32-31-37 0-51 56-51 59 0 4 3 4 4 4 5 0 5-1 7-7 10-36 25-48 39-48 3 0 9 0 9 13 0 9-4 20-6 26-16 41-22 63-22 82 0 34 24 45 46 45 15 0 29-7 40-17-6 20-10 38-26 58-10 13-24 25-43 25-4 0-22-2-28-16 5 0 11 0 16-5 4-4 8-9 8-16 0-11-11-13-14-13-9 0-22 6-22 25 0 18 17 33 40 33 41 0 81-36 92-77 12-50 24-99 36-148z"><text:p/></draw:path><draw:path draw:style-name="gr3" draw:text-style-name="P6" svg:width="0.0335in" svg:height="0.1508in" svg:x="0.285in" svg:y="0in" svg:viewBox="0 0 86 384" svg:d="M84 198c2-4 2-5 2-5 0-1 0-3-2-7-22-59-45-119-67-177-3-7-5-9-9-9-5 0-8 3-8 8 0 1 0 2 2 6 23 60 45 119 68 179-23 58-45 117-68 177-2 4-2 4-2 7 0 4 3 7 8 7 4 0 6-4 7-7 24-60 46-119 69-179z"><text:p/></draw:path><draw:path draw:style-name="gr3" draw:text-style-name="P6" svg:width="0.1004in" svg:height="0.035in" svg:x="0.3866in" svg:y="0.0571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6" svg:width="0.0539in" svg:height="0.1508in" svg:x="0.5496in" svg:y="0in" svg:viewBox="0 0 138 384" svg:d="M81 52c0-16 10-41 53-43 1-1 4-2 4-5 0-4-4-4-8-4-39 0-74 20-74 48 0 29 0 59 0 89 0 14 0 26-15 39-15 11-29 12-38 12-2 0-3 2-3 5 0 2 2 2 7 3 25 1 44 15 48 34 1 5 1 6 1 19 0 25 0 50 0 76 0 16 0 28 19 44 14 11 39 15 55 15 4 0 8 0 8-4 0-3-3-3-7-5-24-1-43-13-48-33-2-3-2-4-2-18 0-27 0-53 0-81 0-17-3-23-15-36-8-8-19-12-30-14 32-9 45-27 45-49 0-31 0-61 0-92z"><text:p/></draw:path><draw:path draw:style-name="gr3" draw:text-style-name="P6" svg:width="0.0335in" svg:height="0.1508in" svg:x="0.6315in" svg:y="0in" svg:viewBox="0 0 86 384" svg:d="M85 14c1-4 1-4 1-6 0-5-3-8-8-8-3 0-5 2-9 9-22 58-45 118-67 177-1 2-2 4-2 7 0 0 0 1 2 5 22 60 45 119 67 177 3 4 5 9 9 9 5 0 8-3 8-7 0-2 0-3-1-7-23-60-45-119-68-177 23-60 45-119 68-179z"><text:p/></draw:path><draw:path draw:style-name="gr3" draw:text-style-name="P6" svg:width="0.0465in" svg:height="0.0957in" svg:x="0.6776in" svg:y="0.0189in" svg:viewBox="0 0 119 244" svg:d="M70 88c13 0 26 0 38 0 8 0 11 0 11-9 0-3-3-3-11-3-11 0-23 0-34 0 14-55 16-63 16-65 0-7-5-11-11-11-2 0-12 1-16 14-5 21-10 41-15 62-12 0-24 0-36 0-8 0-12 0-12 7 0 5 3 5 11 5 11 0 23 0 34 0-27 108-30 115-30 121 0 21 16 35 37 35 38 0 60-55 60-58s-2-3-4-3c-3 0-3 1-6 5-16 39-37 49-50 49-8 0-12-6-12-18 0-10 1-12 2-19 10-37 19-74 28-112z"><text:p/></draw:path><draw:path draw:style-name="gr3" draw:text-style-name="P6" svg:width="0.0173in" svg:height="0.0453in" svg:x="0.7417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6" svg:width="0.0539in" svg:height="0.1508in" svg:x="0.8075in" svg:y="0in" svg:viewBox="0 0 138 384" svg:d="M83 52c0-16 9-41 51-43 2-1 4-2 4-5 0-4-4-4-7-4-40 0-75 20-75 48 0 29 0 59 0 89 0 14 0 26-15 39-13 11-29 12-37 12-2 0-4 2-4 5 0 2 3 2 7 3 25 1 44 15 48 34 1 5 1 6 1 19 0 25 0 50 0 76 0 16 0 28 19 44 15 11 41 15 56 15 3 0 7 0 7-4 0-3-3-3-6-5-25-1-44-13-48-33-1-3-1-4-1-18 0-27 0-53 0-81 0-17-4-24-16-36-9-9-20-12-31-14 32-9 47-27 47-49 0-31 0-61 0-92z"><text:p/></draw:path><draw:path draw:style-name="gr3" draw:text-style-name="P6" svg:width="0.0335in" svg:height="0.1508in" svg:x="0.8898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465in" svg:height="0.0957in" svg:x="0.9354in" svg:y="0.0189in" svg:viewBox="0 0 119 244" svg:d="M70 88c13 0 25 0 37 0 7 0 12 0 12-9 0-3-5-3-11-3-11 0-23 0-34 0 13-55 15-63 15-65 0-7-4-11-11-11-1 0-12 1-15 14-6 21-10 41-16 62-12 0-24 0-36 0-8 0-11 0-11 7 0 5 2 5 10 5 11 0 23 0 34 0-27 108-29 115-29 121 0 21 15 35 36 35 39 0 61-55 61-58s-3-3-4-3c-3 0-5 1-7 5-16 39-36 49-49 49-9 0-12-6-12-18 0-10 1-12 2-19 10-37 19-74 28-112z"><text:p/></draw:path><draw:path draw:style-name="gr3" draw:text-style-name="P6" svg:width="0.0173in" svg:height="0.0453in" svg:x="1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6" svg:width="0.0465in" svg:height="0.0957in" svg:x="1.0579in" svg:y="0.0189in" svg:viewBox="0 0 119 244" svg:d="M70 88c13 0 25 0 37 0 7 0 12 0 12-9 0-3-5-3-11-3-11 0-23 0-34 0 13-55 15-63 15-65 0-7-4-11-11-11-1 0-12 1-15 14-6 21-10 41-16 62-12 0-24 0-36 0-8 0-11 0-11 7 0 5 3 5 11 5 11 0 22 0 33 0-27 108-29 115-29 121 0 21 15 35 36 35 39 0 61-55 61-58s-3-3-4-3c-3 0-5 1-7 5-16 39-36 49-49 49-9 0-12-6-12-18 0-10 1-12 2-19 10-37 19-74 28-112z"><text:p/></draw:path><draw:path draw:style-name="gr3" draw:text-style-name="P6" svg:width="0.0335in" svg:height="0.1508in" svg:x="1.1177in" svg:y="0in" svg:viewBox="0 0 86 384" svg:d="M84 198c2-4 2-5 2-5 0-1 0-3-2-7-22-59-45-119-67-177-3-7-5-9-9-9-5 0-8 3-8 8 0 1 0 2 2 6 23 60 45 119 68 179-23 58-45 117-68 177-2 4-2 4-2 7 0 4 3 7 8 7 4 0 6-4 7-7 24-60 46-119 69-179z"><text:p/></draw:path><draw:path draw:style-name="gr3" draw:text-style-name="P6" svg:width="0.0539in" svg:height="0.1508in" svg:x="1.1795in" svg:y="0in" svg:viewBox="0 0 138 384" svg:d="M56 333c0 15-10 40-52 42-2 2-4 3-4 5 0 4 4 4 8 4 38 0 73-18 75-48 0-29 0-59 0-88 0-15 0-27 15-40 13-11 27-12 36-12 2-1 4-2 4-3 0-5-3-5-6-5-26-1-44-15-48-34-1-4-1-5-1-19 0-25 0-50 0-76 0-16 0-28-19-44-16-12-43-15-56-15-4 0-8 0-8 4s3 4 7 5c24 1 43 13 48 33 1 3 1 4 1 19 0 26 0 52 0 80 0 18 3 24 16 36 8 9 19 12 30 16-32 7-46 25-46 47 0 31 0 62 0 93z"><text:p/></draw:path><draw:path draw:style-name="gr3" draw:text-style-name="P6" svg:width="0.0846in" svg:height="0.0933in" svg:x="1.2866in" svg:y="0.0217in" svg:viewBox="0 0 216 238" svg:d="M216 14c0-7 0-14-8-14s-8 7-8 14c0 47 0 93 0 140 0 56-64 68-92 68-18 0-42-3-63-16-30-18-30-42-30-53 0-46 0-92 0-139 0-7 0-14-7-14-8 0-8 7-8 14 0 48 0 94 0 141 0 57 59 83 108 83 50 0 108-27 108-83 0-47 0-93 0-141z"><text:p/></draw:path><draw:path draw:style-name="gr3" draw:text-style-name="P6" svg:width="0.0748in" svg:height="0.1063in" svg:x="1.4213in" svg:y="0.0071in" svg:viewBox="0 0 191 271" svg:d="M118 154c15 40 34 99 40 108 6 8 10 8 20 8 4 0 6 0 9 0 4 0 4-2 4-4 0-1-1-2-2-3-3-4-6-10-9-17-26-73-52-147-79-220-7-22-28-26-47-26-1 0-7 0-7 3 0 4 3 4 4 5 13 2 15 4 25 31 12 34 25 69 37 104-35 35-71 69-106 105-5 4-7 6-7 12s4 11 11 11c6 0 10-5 13-8 31-36 63-73 94-109z"><text:p/></draw:path><draw:path draw:style-name="gr3" draw:text-style-name="P6" svg:width="0.0823in" svg:height="0.0681in" svg:x="1.5063in" svg:y="0.0453in" svg:viewBox="0 0 210 174" svg:d="M23 148c-1 5-3 14-3 16 0 7 5 10 11 10 4 0 12-2 14-10 1-1 6-20 8-29 3-12 5-24 9-35 2-9 4-16 6-25 1-7 5-18 5-20 5-12 26-47 62-47 18 0 21 14 21 27 0 24-18 73-24 91-4 8-4 13-4 17 0 18 13 31 32 31 36 0 50-56 50-59 0-4-3-4-4-4-5 0-5 1-7 7-8 26-20 48-38 48-7 0-10-4-10-13 0-10 3-19 7-27 7-20 24-63 24-85 0-26-17-41-44-41-36 0-54 24-61 33-2-21-19-33-36-33-19 0-24 14-29 22-6 13-12 35-12 37 0 4 4 4 6 4 3 0 4 0 6-9 7-28 14-46 28-46 7 0 12 5 12 18 0 8-1 13-6 32-7 30-15 60-23 90z"><text:p/></draw:path><draw:path draw:style-name="gr3" draw:text-style-name="P6" svg:width="0.076in" svg:height="0.087in" svg:x="1.6484in" svg:y="0.0307in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" draw:text-style-name="P6" svg:width="0.035in" svg:height="0.1508in" svg:x="1.7945in" svg:y="0in" svg:viewBox="0 0 90 384" svg:d="M90 380c0-1 0-1-6-8-49-48-61-121-61-179 0-67 14-135 62-183 5-4 5-4 5-7 0-2-1-3-3-3-4 0-40 26-62 75-19 43-25 86-25 118 0 28 4 76 26 119 24 47 57 72 61 72 2 0 3-1 3-4z"><text:p/></draw:path><draw:path draw:style-name="gr3" draw:text-style-name="P6" svg:width="0.1028in" svg:height="0.1059in" svg:x="1.8425in" svg:y="0.0098in" svg:viewBox="0 0 262 270" svg:d="M34 34c0 63 0 126 0 187 0 21-3 28-23 28-4 0-11 1-11 6 0 8 7 8 13 8 20 0 41 0 61 0 6 0 12 0 12-8 0-5-6-6-11-6-22 0-25-8-25-29 0-58 0-117 0-175 56 73 111 147 167 219 3 5 5 6 9 6 6 0 6-6 6-12 0-72 0-145 0-217 0-22 3-28 21-28 2 0 9 0 9-6 0-7-6-7-13-7-19 0-38 0-56 0-7 0-14 0-14 7 0 6 8 6 11 6 22 0 26 8 26 29 0 39 0 79 0 120-39-53-78-105-117-156-4-6-5-6-14-6-22 0-45 0-67 0-7 0-14 0-14 7 0 5 7 6 9 6 10 1 18 8 21 12 0 4 0 4 0 9zM218 243c-56-73-112-147-168-221-4-4-4-5-8-9 15 0 31 0 46 0 43 59 87 117 130 175 0 18 0 37 0 55z"><text:p/></draw:path><draw:path draw:style-name="gr3" draw:text-style-name="P6" svg:width="0.0587in" svg:height="0.1508in" svg:x="1.9909in" svg:y="0in" svg:viewBox="0 0 150 384" svg:d="M133 375c2 5 5 9 9 9s8-3 8-7c0-2 0-2-1-7-44-120-90-241-134-361-2-7-3-9-7-9-5 0-8 3-8 8 0 1 0 1 1 6 44 120 88 241 132 361z"><text:p/></draw:path><draw:path draw:style-name="gr3" draw:text-style-name="P6" svg:width="0.0539in" svg:height="0.1508in" svg:x="2.1031in" svg:y="0in" svg:viewBox="0 0 138 384" svg:d="M81 52c0-16 11-41 53-43 2-1 4-2 4-5 0-4-4-4-8-4-39 0-74 20-74 48 0 29 0 59 0 89 0 14 0 26-15 39-13 11-29 12-38 12-1 0-3 2-3 5 0 2 2 2 7 3 25 1 44 15 48 34 1 5 1 6 1 19 0 25 0 50 0 76 0 16 0 28 19 44 15 11 41 15 55 15 4 0 8 0 8-4 0-3-3-3-7-5-24-1-43-13-47-33-3-3-3-4-3-18 0-27 0-53 0-81 0-17-2-24-15-36-8-9-19-12-30-14 32-9 45-27 45-49 0-31 0-61 0-92z"><text:p/></draw:path><draw:path draw:style-name="gr3" draw:text-style-name="P6" svg:width="0.0465in" svg:height="0.0957in" svg:x="2.172in" svg:y="0.0189in" svg:viewBox="0 0 119 244" svg:d="M70 88c13 0 25 0 37 0 7 0 12 0 12-9 0-3-5-3-11-3-11 0-23 0-34 0 14-55 15-63 15-65 0-7-4-11-11-11-1 0-12 1-15 14-6 21-10 41-16 62-12 0-24 0-36 0-8 0-11 0-11 7 0 5 3 5 11 5 11 0 23 0 34 0-28 108-30 115-30 121 0 21 15 35 36 35 39 0 61-55 61-58s-3-3-4-3c-3 0-5 1-6 5-17 39-37 49-50 49-8 0-12-6-12-18 0-10 1-12 2-19 10-37 19-74 28-112z"><text:p/></draw:path><draw:path draw:style-name="gr3" draw:text-style-name="P6" svg:width="0.0539in" svg:height="0.1508in" svg:x="2.2343in" svg:y="0in" svg:viewBox="0 0 138 384" svg:d="M56 333c0 15-11 40-53 42-2 2-3 3-3 5 0 4 4 4 8 4 37 0 73-18 73-48 0-29 0-59 0-88 0-15 0-27 16-40 13-11 28-12 37-12 1-1 4-2 4-3 0-5-3-5-7-5-25-1-44-15-48-34-2-4-2-5-2-19 0-25 0-50 0-76 0-16 0-28-18-44-16-12-42-15-55-15-4 0-8 0-8 4s2 4 7 5c24 1 43 13 47 33 2 3 2 4 2 19 0 26 0 52 0 80 0 18 2 24 16 36 7 9 18 12 29 16-32 7-45 25-45 47 0 31 0 62 0 93z"><text:p/></draw:path><draw:path draw:style-name="gr3" draw:text-style-name="P6" svg:width="0.035in" svg:height="0.1508in" svg:x="2.3079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6" svg:width="0.0157in" svg:height="0.0161in" svg:x="2.3717in" svg:y="0.0972in" svg:viewBox="0 0 41 42" svg:d="M41 21c0-11-9-21-20-21s-21 10-21 21 10 21 21 21 20-10 20-21z"><text:p/></draw:path><draw:path draw:style-name="gr3" draw:text-style-name="P6" svg:width="0.0638in" svg:height="0.1035in" svg:x="2.4067in" svg:y="0.0126in" svg:viewBox="0 0 163 264" svg:d="M163 133c0-30-2-61-16-89-17-37-49-44-66-44-23 0-50 10-67 46-12 27-14 57-14 87s2 63 18 93c16 31 45 38 63 38 21 0 51-7 68-44 12-27 14-56 14-87zM81 257c-15 0-37-10-45-48-4-22-4-57-4-80 0-24 0-50 3-71 8-46 37-49 46-49 14 0 39 6 47 45 3 22 3 51 3 75 0 30 0 55-4 79-6 36-28 49-46 49z"><text:p/></draw:path><draw:path draw:style-name="gr3" draw:text-style-name="P6" svg:width="0.0335in" svg:height="0.1508in" svg:x="2.4854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6" svg:width="0.0539in" svg:height="0.1508in" svg:x="2.5472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, ולפי הגדרת <draw:g text:anchor-type="as-char" svg:y="-0.0929in" draw:z-index="161" draw:name="Shape174" draw:style-name="gr1"><svg:title>TexMaths</svg:title><svg:desc>11§display§\cup§svg§600§FALSE§</svg:desc><draw:path draw:style-name="gr2" draw:text-style-name="P5" svg:width="0.0764in" svg:height="0.0776in" svg:x="0.0004in" svg:y="0.0075in" svg:viewBox="0 0 195 198" svg:d="M0 0c65 0 130 0 195 0 0 66 0 132 0 198-65 0-130 0-195 0 0-66 0-132 0-198z"><text:p/></draw:path><draw:path draw:style-name="gr3" draw:text-style-name="P6" svg:width="0.0835in" svg:height="0.0929in" svg:x="0.0008in" svg:y="0in" svg:viewBox="0 0 213 237" svg:d="M213 14c0-7 0-14-7-14-8 0-8 7-8 14 0 46 0 93 0 138 0 58-63 70-90 70-18 0-42-3-63-17-30-18-30-44-30-53 0-45 0-92 0-138 0-7 0-14-7-14-8 0-8 7-8 14 0 46 0 94 0 140 0 58 59 83 108 83 48 0 105-27 105-83 0-46 0-94 0-140z"><text:p/></draw:path></draw:g><text:s/>וסימון <draw:g text:anchor-type="as-char" svg:y="-0.1134in" draw:z-index="162" draw:name="Shape175" draw:style-name="gr1"><svg:title>TexMaths</svg:title><svg:desc>11§display§f(x)§svg§600§FALSE§</svg:desc><draw:path draw:style-name="gr2" draw:text-style-name="P5" svg:width="0.2646in" svg:height="0.1354in" svg:x="0.0004in" svg:y="0.0071in" svg:viewBox="0 0 673 345" svg:d="M0 0c225 0 448 0 673 0 0 115 0 230 0 345-225 0-448 0-673 0 0-115 0-230 0-345z"><text:p/></draw:path><draw:path draw:style-name="gr3" draw:text-style-name="P6" svg:width="0.0756in" svg:height="0.137in" svg:x="0.0008in" svg:y="0.0071in" svg:viewBox="0 0 193 349" svg:d="M121 118c11 0 22 0 33 0 8 0 11 0 11-9 0-3-3-3-10-3-11 0-22 0-32 0 3-16 5-30 8-44 2-9 8-36 10-41 3-7 10-13 18-13 2 0 12 0 18 7-16 2-21 15-21 21 0 9 8 14 15 14 11 0 22-9 22-24 0-17-18-26-34-26-14 0-38 7-49 45-2 8-4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3" draw:text-style-name="P6" svg:width="0.035in" svg:height="0.1508in" svg:x="0.0984in" svg:y="0in" svg:viewBox="0 0 90 384" svg:d="M90 380c0-1 0-1-6-8-49-48-61-121-61-179 0-67 14-135 62-183 5-4 5-4 5-7 0-2-2-3-4-3-3 0-39 26-62 75-18 43-24 86-24 118 0 28 4 76 25 119 25 47 58 72 61 72 2 0 4-1 4-4z"><text:p/></draw:path><draw:path draw:style-name="gr3" draw:text-style-name="P6" svg:width="0.0756in" svg:height="0.0681in" svg:x="0.1465in" svg:y="0.0453in" svg:viewBox="0 0 193 174" svg:d="M118 54c2-10 11-46 38-46 3 0 11 0 20 5-11 2-19 12-19 21 0 7 5 13 15 13 9 0 21-6 21-22 0-19-23-25-37-25-22 0-35 20-40 29-9-26-30-29-41-29-41 0-63 50-63 59 0 4 3 3 5 4 3 0 4-1 5-5 13-40 39-50 52-50 7 0 21 4 21 26 0 12-7 38-21 92-7 24-20 40-37 40-3 0-12 0-19-5 10-2 17-10 17-21 0-10-7-13-13-13-12 0-22 10-22 22 0 17 20 25 36 25 26 0 40-26 41-29 4 15 19 29 42 29 40 0 62-50 62-59 0-4-4-4-5-4-3 0-4 1-5 5-12 40-39 50-51 50-15 0-22-13-22-25 0-9 2-18 7-34 4-18 8-35 13-53z"><text:p/></draw:path><draw:path draw:style-name="gr3" draw:text-style-name="P6" svg:width="0.0346in" svg:height="0.1508in" svg:x="0.2382in" svg:y="0in" svg:viewBox="0 0 89 384" svg:d="M89 193c0-30-4-77-25-120-23-48-56-73-61-73-2 0-3 1-3 3 0 3 0 3 7 10 38 38 60 99 60 180 0 65-14 132-63 181-4 5-4 5-4 6 0 3 1 4 3 4 5 0 39-26 62-75 20-43 24-85 24-116z"><text:p/></draw:path></draw:g>, נסיק <draw:g text:anchor-type="as-char" svg:y="-0.1134in" draw:z-index="163" draw:name="Shape176" draw:style-name="gr1"><svg:title>TexMaths</svg:title><svg:desc>11§display§f(x) = y§svg§600§FALSE§</svg:desc><draw:path draw:style-name="gr2" draw:text-style-name="P5" svg:width="0.5571in" svg:height="0.1358in" svg:x="0.0004in" svg:y="0.0071in" svg:viewBox="0 0 1416 346" svg:d="M708 346c-236 0-471 0-708 0 0-116 0-230 0-346 472 0 944 0 1416 0 0 116 0 230 0 346-236 0-472 0-708 0z"><text:p/></draw:path><draw:path draw:style-name="gr3" draw:text-style-name="P6" svg:width="0.0756in" svg:height="0.1374in" svg:x="0.0008in" svg:y="0.0067in" svg:viewBox="0 0 193 350" svg:d="M121 118c11 0 22 0 33 0 8 0 12 0 12-8 0-4-4-4-11-4-11 0-21 0-32 0 4-16 6-30 9-44 1-8 7-36 9-40 3-8 10-13 17-13 3 0 13 0 20 6-17 2-21 16-21 21 0 9 7 14 15 14 10 0 21-9 21-24 0-17-18-26-35-26-12 0-37 7-48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6" svg:width="0.0346in" svg:height="0.1512in" svg:x="0.0988in" svg:y="0in" svg:viewBox="0 0 89 385" svg:d="M89 381c0-1 0-1-6-8-49-49-61-122-61-180 0-67 14-135 63-182 4-5 4-5 4-7 0-3-1-4-3-4-5 0-40 26-62 76-20 42-24 85-24 117 0 29 4 76 25 120 23 47 56 72 61 72 2 0 3-1 3-4z"><text:p/></draw:path><draw:path draw:style-name="gr3" draw:text-style-name="P6" svg:width="0.0748in" svg:height="0.0685in" svg:x="0.1472in" svg:y="0.0453in" svg:viewBox="0 0 191 175" svg:d="M118 54c2-10 11-45 37-45 2 0 12 0 20 4-11 2-19 12-19 21 0 7 5 14 16 14 7 0 19-7 19-23 0-19-22-25-35-25-23 0-36 21-40 30-10-26-31-30-42-30-40 0-63 50-63 59 0 5 4 5 6 5 3 0 4-1 4-5 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3" draw:text-style-name="P6" svg:width="0.035in" svg:height="0.1512in" svg:x="0.2382in" svg:y="0in" svg:viewBox="0 0 90 385" svg:d="M90 193c0-30-4-76-26-120-23-48-56-73-60-73-2 0-4 2-4 4s0 2 8 9c37 38 59 99 59 180 0 65-14 133-61 181-6 6-6 6-6 7 0 2 2 4 4 4 4 0 39-26 61-76 20-41 25-84 25-116z"><text:p/></draw:path><draw:path draw:style-name="gr3" draw:text-style-name="P6" svg:width="0.1004in" svg:height="0.0354in" svg:x="0.33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697in" svg:height="0.0976in" svg:x="0.4957in" svg:y="0.0453in" svg:viewBox="0 0 178 249" svg:d="M176 24c2-5 2-6 2-9 0-7-5-11-11-11-4 0-11 3-14 8 0 2-3 14-6 21-2 10-5 21-7 31-6 23-11 46-17 69-2 7-18 33-44 33-20 0-24-16-24-31 0-17 7-41 20-76 6-15 8-19 8-27 0-18-13-32-32-32-37 0-51 56-51 59 0 5 3 5 4 5 5 0 5-1 7-8 10-36 25-47 39-47 3 0 9 0 9 12 0 10-4 20-6 27-16 41-22 63-22 81 0 34 24 46 47 46 14 0 28-7 39-18-6 20-10 40-26 59-10 13-24 24-41 24-6 0-24-1-30-15 5 0 11 0 16-6 4-3 8-8 8-14 0-12-11-13-14-13-9 0-22 5-22 24s17 33 42 33c39 0 79-35 90-77 12-50 24-99 36-148z"><text:p/></draw:path></draw:g>, כדרוש. </text:p>
        </text:list-item>
      </text:list>
      <text:p text:style-name="P33">עכשיו, נותר להוכיח <draw:g text:anchor-type="as-char" svg:y="-0.1134in" draw:z-index="165" draw:name="Shape177" draw:style-name="gr1"><svg:title>TexMaths</svg:title><svg:desc>11§display§F(f_1) \neq F(f_2)§svg§600§FALSE§</svg:desc><draw:path draw:style-name="gr2" draw:text-style-name="P5" svg:width="0.9311in" svg:height="0.1354in" svg:x="0.0028in" svg:y="0.0071in" svg:viewBox="0 0 2366 345" svg:d="M0 0c789 0 1577 0 2366 0 0 115 0 230 0 345-789 0-1577 0-2366 0 0-115 0-230 0-345z"><text:p/></draw:path><draw:path draw:style-name="gr3" draw:text-style-name="P6" svg:width="0.1079in" svg:height="0.1028in" svg:x="0.0004in" svg:y="0.0098in" svg:viewBox="0 0 275 262" svg:d="M102 138c12 0 26 0 38 0 29 0 33 5 33 16 0 3 0 8-4 20-1 1-1 2-1 3 0 4 2 6 5 6 4 0 4-1 6-9 7-29 15-56 21-84 1-3 1-4 1-5s-1-5-4-5c-5 0-5 3-6 8-8 31-17 38-50 38-12 0-23 0-35 0 8-34 16-65 25-98 3-14 3-16 21-16 16 0 34 0 50 0 48 0 56 13 56 43 0 9 0 10-1 21 0 4 0 5 0 7s1 4 5 4 4-2 5-10c2-22 6-44 8-66 1-11-1-11-11-11-63 0-127 0-189 0-8 0-11 0-11 8 0 4 3 4 10 4 14 0 25 0 25 8 0 1 0 2-1 9-18 67-34 135-52 202-3 16-4 19-35 19-7 0-11 0-11 7 0 5 5 5 7 5 11 0 39-2 50-2 13 0 45 2 57 2 4 0 9 0 9-8 0-3-1-2-2-4-1 0-2 0-11 0s-11 0-21-1c-11-1-12-3-12-8 0-1 0-3 2-9 8-32 16-62 23-94z"><text:p/></draw:path><draw:path draw:style-name="gr3" draw:text-style-name="P6" svg:width="0.035in" svg:height="0.1508in" svg:x="0.1287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6" svg:width="0.0752in" svg:height="0.137in" svg:x="0.1811in" svg:y="0.0071in" svg:viewBox="0 0 192 349" svg:d="M121 118c11 0 22 0 33 0 8 0 12 0 12-9 0-3-4-3-11-3-11 0-21 0-32 0 3-16 6-30 9-44 1-9 7-36 9-41 3-7 10-13 18-13 2 0 11 0 19 7-17 2-21 15-21 21 0 9 7 14 15 14 9 0 20-9 20-24 0-17-17-26-33-26-13 0-37 7-49 45-2 8-3 12-13 61-9 0-18 0-27 0-7 0-11 0-11 6s4 6 10 6c9 0 18 0 27 0-10 50-20 100-30 151-7 37-13 72-33 72-2 0-11 0-19-7 18-1 21-15 21-21 0-9-6-14-14-14-10 0-21 9-21 24 0 17 16 26 33 26 21 0 36-22 43-37 13-25 22-71 22-74 8-40 15-81 23-120z"><text:p/></draw:path><draw:path draw:style-name="gr3" draw:text-style-name="P6" svg:width="0.0386in" svg:height="0.0701in" svg:x="0.2591in" svg:y="0.0661in" svg:viewBox="0 0 99 179" svg:d="M62 8c0-7-2-8-9-8-18 18-42 18-53 18 0 3 0 6 0 10 7 0 24 0 40-8 0 45 0 91 0 137 0 9 0 13-28 13-3 0-7 0-10 0 0 3 0 6 0 9 5 0 38-1 47-1s43 1 50 1c0-3 0-6 0-9-3 0-8 0-11 0-26 0-26-4-26-13 0-50 0-100 0-149z"><text:p/></draw:path><draw:path draw:style-name="gr3" draw:text-style-name="P6" svg:width="0.0346in" svg:height="0.1508in" svg:x="0.3244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0752in" svg:height="0.1406in" svg:x="0.4382in" svg:y="0.0043in" svg:viewBox="0 0 192 358" svg:d="M189 15c3-5 3-6 3-7 0-4-2-8-7-8s-6 2-9 8c-57 111-116 223-173 334-3 6-3 7-3 8 0 3 2 8 8 8 4 0 5-2 8-8 58-111 116-223 173-335z"><text:p/></draw:path><draw:path draw:style-name="gr3" draw:text-style-name="P6" svg:width="0.1004in" svg:height="0.035in" svg:x="0.4256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075in" svg:height="0.1028in" svg:x="0.5827in" svg:y="0.0098in" svg:viewBox="0 0 274 262" svg:d="M102 138c12 0 26 0 38 0 29 0 32 5 32 16 0 3 0 8-3 20-1 1-1 2-1 3 0 4 2 6 5 6 4 0 4-1 5-9 8-29 14-56 22-84 1-3 1-4 1-5s-2-5-5-5c-5 0-4 3-6 8-7 31-16 38-49 38-12 0-23 0-35 0 7-34 16-65 24-98 4-14 4-16 21-16s34 0 51 0c48 0 56 13 56 43 0 9 0 10-1 21-1 4-1 5-1 7s1 4 5 4 5-2 5-10c2-22 6-44 8-66 1-11 0-11-10-11-63 0-127 0-189 0-8 0-12 0-12 8 0 4 3 4 11 4 14 0 25 0 25 8 0 1 0 2-2 9-17 67-34 135-51 202-4 16-4 19-35 19-7 0-11 0-11 7 0 5 4 5 5 5 13 0 40-2 52-2s44 2 57 2c4 0 8 0 8-8 0-3-1-2-2-4-1 0-1 0-11 0-8 0-10 0-20-1-11-1-12-3-12-8 0-1 0-3 1-9 8-32 17-62 24-94z"><text:p/></draw:path><draw:path draw:style-name="gr3" draw:text-style-name="P6" svg:width="0.035in" svg:height="0.1508in" svg:x="0.711in" svg:y="0in" svg:viewBox="0 0 90 384" svg:d="M90 380c0-1 0-1-6-8-49-48-61-121-61-179 0-67 14-135 62-183 5-4 5-4 5-7 0-2-2-3-4-3-4 0-39 26-62 75-20 43-24 86-24 118 0 28 4 76 25 119 23 47 57 72 61 72 2 0 4-1 4-4z"><text:p/></draw:path><draw:path draw:style-name="gr3" draw:text-style-name="P6" svg:width="0.0752in" svg:height="0.137in" svg:x="0.7634in" svg:y="0.0071in" svg:viewBox="0 0 192 349" svg:d="M121 118c11 0 22 0 33 0 8 0 12 0 12-9 0-3-4-3-11-3-11 0-21 0-32 0 2-16 6-30 8-44 2-9 8-36 10-41 3-7 10-13 17-13 3 0 12 0 19 7-16 2-20 15-20 21 0 9 7 14 15 14 9 0 20-9 20-24 0-17-17-26-34-26-13 0-37 7-48 45-2 8-3 12-13 61-9 0-18 0-27 0-7 0-12 0-12 6s4 6 11 6c9 0 17 0 26 0-10 50-19 100-29 151-7 37-13 72-34 72-1 0-11 0-18-7 18-1 21-15 21-21 0-9-6-14-14-14-10 0-21 9-21 24 0 17 16 26 32 26 22 0 37-22 44-37 12-25 21-71 22-74 8-40 15-81 23-120z"><text:p/></draw:path><draw:path draw:style-name="gr3" draw:text-style-name="P6" svg:width="0.0469in" svg:height="0.0701in" svg:x="0.8362in" svg:y="0.0661in" svg:viewBox="0 0 120 179" svg:d="M120 130c-3 0-6 0-9 0-1 7-3 22-8 25-2 1-23 1-26 1-17 0-33 0-50 0 29-25 38-32 54-45 20-15 39-33 39-58 0-33-29-53-63-53s-57 24-57 48c0 15 12 16 14 16 7 0 15-5 15-14 0-6-2-15-16-15 9-18 27-25 40-25 26 0 40 21 40 43 0 23-16 42-25 52-22 21-43 41-65 63-3 4-3 4-3 11 37 0 75 0 112 0 2-16 6-33 8-49z"><text:p/></draw:path><draw:path draw:style-name="gr3" draw:text-style-name="P6" svg:width="0.0346in" svg:height="0.1508in" svg:x="0.9067in" svg:y="0in" svg:viewBox="0 0 89 384" svg:d="M89 193c0-30-4-77-25-120-23-48-56-73-61-73-2 0-3 1-3 3 0 3 0 3 7 10 38 38 60 99 60 180 0 65-14 132-63 181-4 5-4 5-4 6 0 3 1 4 3 4 5 0 39-26 62-75 20-43 24-85 24-116z"><text:p/></draw:path></draw:g>. נשתמש בכלל <draw:g text:anchor-type="as-char" svg:y="-0.1063in" draw:z-index="167" draw:name="Shape178" draw:style-name="gr1"><svg:title>TexMaths</svg:title><svg:desc>11§display§\beta§svg§600§FALSE§</svg:desc><draw:path draw:style-name="gr2" draw:text-style-name="P5" svg:width="0.0709in" svg:height="0.1201in" svg:x="0.0039in" svg:y="0.0071in" svg:viewBox="0 0 181 306" svg:d="M0 0c61 0 120 0 181 0 0 102 0 204 0 306-61 0-120 0-181 0 0-102 0-204 0-306z"><text:p/></draw:path><draw:path draw:style-name="gr3" draw:text-style-name="P6" svg:width="0.0823in" svg:height="0.1358in" svg:x="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text:s/>כדי למצוא את ערכם:</text:p>
      <text:p text:style-name="P36"><draw:g text:anchor-type="as-char" svg:y="-0.1902in" draw:z-index="166" draw:name="Shape179" draw:style-name="gr1"><svg:title>TexMaths</svg:title><svg:desc>11§latex§\begin{align*}
  F(f_1) = \lambda x \in \N. f_1(x)(x) \\
  F(f_2) = \lambda x \in \N. f_2(x)(x)
\end{align}§svg§600§FALSE§</svg:desc><draw:path draw:style-name="gr2" draw:text-style-name="P5" svg:width="1.6189in" svg:height="0.3642in" svg:x="0.0028in" svg:y="0.0079in" svg:viewBox="0 0 4113 926" svg:d="M0 0c1370 0 2742 0 4113 0 0 308 0 617 0 926-1371 0-2743 0-4113 0 0-309 0-618 0-926z"><text:p/></draw:path><draw:path draw:style-name="gr3" draw:text-style-name="P6" svg:width="0.1079in" svg:height="0.1028in" svg:x="0.0004in" svg:y="0.0106in" svg:viewBox="0 0 275 262" svg:d="M102 136c13 0 26 0 39 0 28 0 32 7 32 18 0 3 0 8-4 19 0 2-1 3-1 4 0 3 2 5 5 5 4 0 4-2 6-8 7-28 15-56 21-84 1-4 1-5 1-6s-1-5-4-5c-5 0-5 2-6 9-8 30-17 36-50 36-12 0-23 0-35 0 8-33 16-65 25-98 3-13 3-15 21-15 16 0 34 0 50 0 48 0 56 13 56 43 0 9 0 11-1 21 0 5 0 5 0 6 0 3 1 6 5 6s4-3 5-10c2-22 6-45 8-67 1-10-1-10-11-10-63 0-127 0-189 0-8 0-11 0-11 8 0 3 3 3 10 3 14 0 25 0 25 8 0 1 0 2-1 9-18 68-34 136-52 204-3 16-4 19-35 19-7 0-11 0-11 7 0 4 5 4 7 4 11 0 39-1 50-1 13 0 45 1 57 1 5 0 9 0 9-7 0-3-1-3-2-4-1 0-2 0-11 0s-11 0-20-1c-12-1-13-3-13-8 0-1 0-3 2-9 8-33 16-65 23-97z"><text:p/></draw:path><draw:path draw:style-name="gr3" draw:text-style-name="P6" svg:width="0.0346in" svg:height="0.1516in" svg:x="0.1291in" svg:y="0in" svg:viewBox="0 0 89 386" svg:d="M89 383c0-1 0-2-7-9-48-48-60-122-60-180 0-69 14-136 63-184 4-4 4-4 4-6 0-3-1-4-3-4-5 0-40 26-62 75-20 43-24 86-24 119 0 29 3 76 25 120 23 47 56 72 61 72 2 0 3-1 3-3z"><text:p/></draw:path><draw:path draw:style-name="gr3" draw:text-style-name="P6" svg:width="0.0752in" svg:height="0.1378in" svg:x="0.1811in" svg:y="0.0075in" svg:viewBox="0 0 192 351" svg:d="M121 118c11 0 23 0 34 0 8 0 11 0 11-8 0-4-3-4-10-4-11 0-21 0-32 0 2-15 6-30 8-44 1-8 7-36 9-41 3-7 10-12 18-12 2 0 11 0 19 6-16 2-21 16-21 21 0 9 7 14 15 14 9 0 20-9 20-24 0-17-17-26-33-26-13 0-37 7-49 45-2 8-3 12-12 61-9 0-19 0-28 0-6 0-11 0-11 7 0 5 4 5 11 5 9 0 17 0 26 0-10 50-19 101-29 153-8 37-14 72-34 72-1 0-11 0-19-7 18-1 21-15 21-21 0-9-6-13-14-13-10 0-21 8-21 23 0 17 18 26 33 26 21 0 36-22 44-37 12-25 21-71 21-74 8-41 15-82 23-122z"><text:p/></draw:path><draw:path draw:style-name="gr3" draw:text-style-name="P6" svg:width="0.0386in" svg:height="0.0701in" svg:x="0.2591in" svg:y="0.0665in" svg:viewBox="0 0 99 179" svg:d="M62 8c0-8-2-8-8-8-18 17-43 18-54 18 0 3 0 5 0 8 7 0 24 0 40-6 0 46 0 91 0 137 0 9 0 12-28 12-3 0-7 0-10 0 0 4 0 7 0 10 5 0 39-1 49-1 7 0 41 1 48 1 0-3 0-6 0-10-3 0-8 0-11 0-26 0-26-3-26-12 0-49 0-100 0-149z"><text:p/></draw:path><draw:path draw:style-name="gr3" draw:text-style-name="P6" svg:width="0.035in" svg:height="0.1516in" svg:x="0.3244in" svg:y="0in" svg:viewBox="0 0 90 386" svg:d="M90 194c0-31-4-77-25-121-24-48-57-73-61-73-2 0-4 1-4 4 0 2 0 2 8 9 37 38 59 99 59 181 0 66-14 133-62 182-5 5-5 6-5 7 0 2 2 3 4 3 4 0 39-26 62-75 19-42 24-85 24-117z"><text:p/></draw:path><draw:path draw:style-name="gr3" draw:text-style-name="P6" svg:width="0.1008in" svg:height="0.035in" svg:x="0.4256in" svg:y="0.05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48in" svg:height="0.1071in" svg:x="0.5858in" svg:y="0.0087in" svg:viewBox="0 0 191 273" svg:d="M118 155c15 41 34 99 40 109 6 8 10 8 20 8 3 0 6 0 9 0 4 0 4-2 4-3 0-2-1-3-2-4-3-4-5-11-9-18-26-74-52-147-79-219-8-24-28-28-46-28-2 0-8 0-8 4 0 3 2 3 4 4 13 2 15 4 25 31 12 35 25 70 37 105-35 35-71 71-106 106-5 4-7 6-7 12 0 7 5 11 12 11 6 0 9-4 12-8 31-37 63-73 94-110z"><text:p/></draw:path><draw:path draw:style-name="gr3" draw:text-style-name="P6" svg:width="0.0752in" svg:height="0.0685in" svg:x="0.6713in" svg:y="0.0469in" svg:viewBox="0 0 192 175" svg:d="M118 54c2-10 11-45 37-45 2 0 12 0 20 4-11 2-19 12-19 21 0 7 5 14 16 14 7 0 20-7 20-23 0-19-23-25-36-25-23 0-36 21-41 30-9-26-30-30-41-30-41 0-63 50-63 59 0 5 4 5 5 5 3 0 5-1 5-5 13-40 38-50 52-50 7 0 20 3 20 25 0 12-6 39-20 93-6 24-20 40-37 40-2 0-11 0-20-5 10-2 19-10 19-21 0-10-9-13-14-13-12 0-21 10-21 22 0 17 19 25 36 25 26 0 39-26 40-29 5 15 19 29 42 29 40 0 62-50 62-59 0-4-4-4-5-4-3 0-3 1-5 5-13 40-39 50-51 50-16 0-21-13-21-26 0-8 2-17 6-34 5-18 9-35 14-53z"><text:p/></draw:path><draw:path draw:style-name="gr3" draw:text-style-name="P6" svg:width="0.076in" svg:height="0.0874in" svg:x="0.8087in" svg:y="0.0319in" svg:viewBox="0 0 194 223" svg:d="M179 120c7 0 15 0 15-8 0-7-8-7-15-7-55 0-109 0-164 0 6-52 50-90 105-90 20 0 39 0 59 0 7 0 15 0 15-7 0-8-8-8-15-8-20 0-40 0-60 0-66 0-119 50-119 112s53 111 119 111c20 0 40 0 60 0 7 0 15 0 15-7 0-8-8-8-15-8-20 0-39 0-59 0-55 0-99-36-105-88 55 0 109 0 164 0z"><text:p/></draw:path><draw:path draw:style-name="gr3" draw:text-style-name="P6" svg:width="0.1028in" svg:height="0.1067in" svg:x="0.9429in" svg:y="0.0102in" svg:viewBox="0 0 262 272" svg:d="M34 34c0 63 0 127 0 189 0 20-3 28-23 28-4 0-11 0-11 7 0 6 7 6 13 6 20 0 41 0 61 0 6 0 12 0 12-6 0-7-6-7-11-7-21 0-24-9-24-29 0-59 0-117 0-177 56 74 111 148 167 221 3 5 5 6 7 6 7 0 7-7 7-13 0-73 0-146 0-218 0-22 3-28 21-28 2 0 9 0 9-6 0-7-6-7-12-7-19 0-39 0-58 0-6 0-12 0-12 7 0 6 7 6 11 6 21 0 25 8 25 29 0 41 0 80 0 121-39-53-79-105-117-157-3-6-6-6-14-6-22 0-45 0-67 0-7 0-13 0-13 7 0 5 6 6 8 6 11 1 18 8 22 12-1 4-1 5-1 9zM219 244c-56-73-112-147-168-221-5-5-5-5-9-10 15 0 31 0 46 0 44 59 87 118 131 176 0 18 0 37 0 55z"><text:p/></draw:path><draw:path draw:style-name="gr3" draw:text-style-name="P6" svg:width="0.0157in" svg:height="0.0157in" svg:x="1.0622in" svg:y="0.0984in" svg:viewBox="0 0 41 41" svg:d="M41 21c0-11-10-21-21-21-12 0-20 10-20 21s8 20 20 20c11 0 21-9 21-20z"><text:p/></draw:path><draw:path draw:style-name="gr3" draw:text-style-name="P6" svg:width="0.0752in" svg:height="0.1378in" svg:x="1.0996in" svg:y="0.0075in" svg:viewBox="0 0 192 351" svg:d="M121 118c11 0 22 0 33 0 8 0 12 0 12-8 0-4-4-4-11-4-11 0-21 0-32 0 3-15 6-30 9-44 1-8 7-36 9-41 3-7 10-12 17-12 3 0 12 0 20 6-17 2-21 16-21 21 0 9 7 14 15 14 9 0 20-9 20-24 0-17-17-26-34-26-12 0-37 7-48 45-2 8-3 12-13 61-9 0-18 0-27 0-7 0-12 0-12 7 0 5 5 5 11 5 9 0 18 0 27 0-10 50-20 101-30 153-7 37-13 72-33 72-2 0-12 0-19-7 18-1 21-15 21-21 0-9-6-13-14-13-10 0-21 8-21 23 0 17 16 26 33 26 21 0 36-22 43-37 13-25 22-71 22-74 8-41 15-82 23-122z"><text:p/></draw:path><draw:path draw:style-name="gr3" draw:text-style-name="P6" svg:width="0.0382in" svg:height="0.0701in" svg:x="1.1776in" svg:y="0.0665in" svg:viewBox="0 0 98 179" svg:d="M62 8c0-8-2-8-9-8-18 17-42 18-53 18 0 3 0 5 0 8 7 0 24 0 40-6 0 46 0 91 0 137 0 9 0 12-28 12-3 0-7 0-10 0 0 4 0 7 0 10 5 0 38-1 47-1s43 1 49 1c0-3 0-6 0-10-3 0-7 0-10 0-26 0-26-3-26-12 0-49 0-100 0-149z"><text:p/></draw:path><draw:path draw:style-name="gr3" draw:text-style-name="P6" svg:width="0.0346in" svg:height="0.1516in" svg:x="1.2492in" svg:y="0in" svg:viewBox="0 0 89 386" svg:d="M89 383c0-1 0-2-7-9-48-48-60-122-60-180 0-69 14-136 63-184 4-4 4-4 4-6 0-3-1-4-3-4-5 0-40 26-62 75-20 43-24 86-24 119 0 29 3 76 25 120 23 47 56 72 61 72 2 0 3-1 3-3z"><text:p/></draw:path><draw:path draw:style-name="gr3" draw:text-style-name="P6" svg:width="0.0752in" svg:height="0.0685in" svg:x="1.2976in" svg:y="0.0469in" svg:viewBox="0 0 192 175" svg:d="M118 54c2-10 11-45 38-45 1 0 11 0 19 4-11 2-19 12-19 21 0 7 5 14 16 14 7 0 20-7 20-23 0-19-23-25-36-25-22 0-36 21-41 30-9-26-30-30-41-30-40 0-62 50-62 59 0 5 3 5 4 5 4 0 5-1 5-5 13-40 38-50 52-50 7 0 20 3 20 25 0 12-6 39-20 93-6 24-20 40-37 40-2 0-11 0-20-5 10-2 19-10 19-21 0-10-9-13-14-13-12 0-21 10-21 22 0 17 19 25 36 25 26 0 40-26 41-29 4 15 18 29 42 29 39 0 61-50 61-59 0-4-3-4-4-4-4 0-4 1-6 5-13 40-39 50-51 50-15 0-21-13-21-26 0-8 2-17 6-34 5-18 9-35 14-53z"><text:p/></draw:path><draw:path draw:style-name="gr3" draw:text-style-name="P6" svg:width="0.035in" svg:height="0.1516in" svg:x="1.3886in" svg:y="0in" svg:viewBox="0 0 90 386" svg:d="M90 194c0-31-4-77-25-121-23-48-57-73-61-73-2 0-4 1-4 4 0 2 0 2 8 9 37 38 59 99 59 181 0 66-14 133-62 182-5 5-5 6-5 7 0 2 2 3 4 3 4 0 39-26 62-75 20-42 24-85 24-117z"><text:p/></draw:path><draw:path draw:style-name="gr3" draw:text-style-name="P6" svg:width="0.0346in" svg:height="0.1516in" svg:x="1.4547in" svg:y="0in" svg:viewBox="0 0 89 386" svg:d="M89 383c0-1 0-2-7-9-48-48-60-122-60-180 0-69 14-136 63-184 4-4 4-4 4-6 0-3-1-4-3-4-5 0-39 26-62 75-20 43-24 86-24 119 0 29 4 76 25 120 23 47 56 72 61 72 2 0 3-1 3-3z"><text:p/></draw:path><draw:path draw:style-name="gr3" draw:text-style-name="P6" svg:width="0.0752in" svg:height="0.0685in" svg:x="1.5031in" svg:y="0.0469in" svg:viewBox="0 0 192 175" svg:d="M118 54c2-10 11-45 38-45 2 0 11 0 19 4-11 2-19 12-19 21 0 7 5 14 16 14 8 0 20-7 20-23 0-19-23-25-36-25-22 0-36 21-41 30-9-26-30-30-41-30-40 0-62 50-62 59 0 5 3 5 4 5 4 0 5-1 5-5 13-40 39-50 53-50 6 0 21 3 21 25 0 12-7 39-21 93-7 24-20 40-38 40-2 0-11 0-18-5 8-2 17-10 17-21 0-10-9-13-14-13-11 0-21 10-21 22 0 17 19 25 36 25 26 0 40-26 41-29 4 15 19 29 42 29 39 0 61-50 61-59 0-4-3-4-4-4-3 0-4 1-6 5-12 40-38 50-51 50-15 0-21-13-21-26 0-8 2-17 6-34 5-18 9-35 14-53z"><text:p/></draw:path><draw:path draw:style-name="gr3" draw:text-style-name="P6" svg:width="0.035in" svg:height="0.1516in" svg:x="1.5941in" svg:y="0in" svg:viewBox="0 0 90 386" svg:d="M90 194c0-31-4-77-25-121-23-48-56-73-61-73-2 0-4 1-4 4 0 2 0 2 8 9 38 38 60 99 60 181 0 66-14 133-63 182-5 5-5 6-5 7 0 2 2 3 4 3 5 0 39-26 62-75 20-42 24-85 24-117z"><text:p/></draw:path><draw:path draw:style-name="gr3" draw:text-style-name="P6" svg:width="0.1079in" svg:height="0.1031in" svg:x="0.0004in" svg:y="0.2382in" svg:viewBox="0 0 275 263" svg:d="M102 138c13 0 26 0 39 0 28 0 32 6 32 17 0 2 0 8-4 19 0 2-1 3-1 4 0 4 2 5 5 5 4 0 4-1 6-8 7-28 15-56 21-84 1-4 1-5 1-6s-1-5-4-5c-5 0-5 3-6 8-8 31-17 37-50 37-12 0-23 0-35 0 8-33 16-64 25-97 3-14 3-16 21-16 16 0 34 0 50 0 48 0 56 13 56 43 0 9 0 10-1 21 0 4 0 5 0 7s1 4 5 4 4-2 5-9c2-22 6-45 8-67 1-11-1-11-11-11-63 0-127 0-189 0-8 0-11 0-11 8 0 4 3 4 10 4 14 0 25 0 25 8 0 1 0 2-1 9-18 68-34 136-52 204-3 16-4 18-35 18-7 0-11 0-11 8 0 4 5 4 7 4 11 0 39-1 50-1 13 0 45 1 57 1 5 0 9 0 9-7 0-3-1-3-2-4s-2-1-11-1-11 0-20 0c-12-1-13-3-13-8 0-1 0-3 2-9 8-33 16-65 23-96z"><text:p/></draw:path><draw:path draw:style-name="gr3" draw:text-style-name="P6" svg:width="0.0346in" svg:height="0.1516in" svg:x="0.1291in" svg:y="0.2283in" svg:viewBox="0 0 89 386" svg:d="M89 382c0-1 0-1-7-8-48-48-60-122-60-181 0-68 14-135 63-183 4-4 4-6 4-7 0-2-1-3-3-3-5 0-40 26-62 75-20 43-24 86-24 118 0 30 3 77 25 121 23 47 56 72 61 72 2 0 3-1 3-4z"><text:p/></draw:path><draw:path draw:style-name="gr3" draw:text-style-name="P6" svg:width="0.0752in" svg:height="0.1378in" svg:x="0.1811in" svg:y="0.2346in" svg:viewBox="0 0 192 351" svg:d="M121 118c11 0 23 0 34 0 8 0 11 0 11-8 0-4-3-4-10-4-11 0-21 0-32 0 2-15 6-30 8-44 1-9 7-37 9-41 3-7 10-13 18-13 2 0 11 0 19 7-16 2-21 15-21 21 0 9 7 14 15 14 9 0 20-9 20-24 0-17-17-26-33-26-13 0-37 7-49 45-2 8-3 12-12 61-9 0-19 0-28 0-6 0-11 0-11 7 0 5 4 5 11 5 9 0 17 0 26 0-10 50-19 101-29 152-8 38-14 72-34 72-1 0-11 0-19-6 18-1 21-16 21-21 0-9-6-13-14-13-10 0-21 8-21 23 0 17 18 26 33 26 21 0 36-23 44-37 12-25 21-71 21-74 8-41 15-82 23-122z"><text:p/></draw:path><draw:path draw:style-name="gr3" draw:text-style-name="P6" svg:width="0.0469in" svg:height="0.0701in" svg:x="0.2543in" svg:y="0.2941in" svg:viewBox="0 0 120 179" svg:d="M120 130c-3 0-7 0-10 0 0 6-3 22-7 25-2 1-23 1-26 1-17 0-34 0-51 0 29-25 39-33 55-45 20-16 39-33 39-58 0-33-29-53-64-53-33 0-56 23-56 48 0 14 12 15 14 15 7 0 15-5 15-15 0-4-3-14-16-14 8-19 27-25 39-25 27 0 41 22 41 44 0 23-16 42-25 52-22 20-44 42-66 63-2 4-2 4-2 11 37 0 74 0 111 0 3-16 6-33 9-49z"><text:p/></draw:path><draw:path draw:style-name="gr3" draw:text-style-name="P6" svg:width="0.035in" svg:height="0.1516in" svg:x="0.3244in" svg:y="0.2283in" svg:viewBox="0 0 90 386" svg:d="M90 193c0-30-4-76-25-120-24-48-57-73-61-73-2 0-4 1-4 3 0 1 0 3 8 9 37 39 59 100 59 181 0 66-14 134-62 183-5 5-5 5-5 6 0 3 2 4 4 4 4 0 39-26 62-75 19-42 24-85 24-118z"><text:p/></draw:path><draw:path draw:style-name="gr3" draw:text-style-name="P6" svg:width="0.1008in" svg:height="0.035in" svg:x="0.4256in" svg:y="0.286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48in" svg:height="0.1075in" svg:x="0.5858in" svg:y="0.2366in" svg:viewBox="0 0 191 274" svg:d="M118 156c15 41 34 99 40 108s10 9 20 9c3 0 6 0 9 0 4 0 4-2 4-3 0-3-1-3-2-5-3-3-5-10-9-17-26-74-52-147-79-220-8-22-28-28-46-28-2 0-8 0-8 4s2 4 4 5c13 2 15 4 25 31 12 35 25 69 37 104-35 35-71 71-106 107-5 4-7 7-7 12 0 7 5 11 12 11 6 0 9-4 12-9 31-36 63-72 94-109z"><text:p/></draw:path><draw:path draw:style-name="gr3" draw:text-style-name="P6" svg:width="0.0752in" svg:height="0.0685in" svg:x="0.6713in" svg:y="0.2756in" svg:viewBox="0 0 192 175" svg:d="M118 54c2-10 11-45 37-45 2 0 12 0 20 4-11 2-19 12-19 21 0 7 5 14 16 14 7 0 20-7 20-23 0-19-23-25-36-25-23 0-36 21-41 30-9-27-30-30-41-30-41 0-63 50-63 59 0 5 4 5 5 5 3 0 5-1 5-5 13-41 38-50 52-50 7 0 20 3 20 25 0 12-6 39-20 93-6 24-20 39-37 39-2 0-11 0-20-4 10-2 19-10 19-21s-9-13-14-13c-12 0-21 10-21 22 0 17 19 25 36 25 26 0 39-28 40-30 5 15 19 30 42 30 40 0 62-50 62-59 0-5-4-5-5-5-3 0-3 2-5 5-13 41-39 50-51 50-16 0-21-12-21-25 0-9 2-17 6-34 5-18 9-35 14-53z"><text:p/></draw:path><draw:path draw:style-name="gr3" draw:text-style-name="P6" svg:width="0.076in" svg:height="0.0874in" svg:x="0.8087in" svg:y="0.2602in" svg:viewBox="0 0 194 223" svg:d="M179 119c7 0 15 0 15-8s-8-8-15-8c-55 0-109 0-164 0 6-51 50-88 105-88 20 0 39 0 59 0 7 0 15 0 15-7 0-8-8-8-15-8-20 0-40 0-60 0-66 0-119 48-119 111 0 62 53 112 119 112 20 0 40 0 60 0 7 0 15 0 15-7 0-8-8-8-15-8-20 0-39 0-59 0-55 0-99-37-105-89 55 0 109 0 164 0z"><text:p/></draw:path><draw:path draw:style-name="gr3" draw:text-style-name="P6" svg:width="0.1028in" svg:height="0.1067in" svg:x="0.9429in" svg:y="0.2378in" svg:viewBox="0 0 262 272" svg:d="M34 34c0 63 0 127 0 189 0 20-3 28-23 28-4 0-11 0-11 7 0 6 7 6 13 6 20 0 41 0 61 0 6 0 12 0 12-6 0-7-6-7-11-7-21 0-24-9-24-29 0-59 0-117 0-177 56 74 111 148 167 221 3 5 5 6 7 6 7 0 7-7 7-13 0-73 0-146 0-218 0-22 3-28 21-28 2 0 9 0 9-6 0-7-6-7-12-7-19 0-39 0-58 0-6 0-12 0-12 7 0 6 7 6 11 6 21 0 25 8 25 29 0 41 0 80 0 121-39-53-79-105-117-157-3-6-6-6-14-6-22 0-45 0-67 0-7 0-13 0-13 7 0 5 6 6 8 6 11 1 18 8 22 12-1 4-1 4-1 9zM219 244c-56-75-112-148-168-222-5-4-5-5-9-9 15 0 31 0 46 0 44 59 87 118 131 176 0 18 0 37 0 55z"><text:p/></draw:path><draw:path draw:style-name="gr3" draw:text-style-name="P6" svg:width="0.0157in" svg:height="0.0157in" svg:x="1.0622in" svg:y="0.3256in" svg:viewBox="0 0 41 41" svg:d="M41 21c0-12-10-21-21-21-12 0-20 9-20 21 0 11 8 20 20 20 11 0 21-9 21-20z"><text:p/></draw:path><draw:path draw:style-name="gr3" draw:text-style-name="P6" svg:width="0.0752in" svg:height="0.1378in" svg:x="1.0996in" svg:y="0.2346in" svg:viewBox="0 0 192 351" svg:d="M121 118c11 0 22 0 33 0 8 0 12 0 12-8 0-4-4-4-11-4-11 0-21 0-32 0 3-15 6-30 9-44 1-9 7-37 9-41 3-7 10-13 17-13 3 0 12 0 20 7-17 2-21 15-21 21 0 9 7 14 15 14 9 0 20-9 20-24 0-17-17-26-34-26-12 0-37 7-48 45-2 8-3 12-13 61-9 0-18 0-27 0-7 0-12 0-12 7 0 5 5 5 11 5 9 0 18 0 27 0-10 50-20 101-30 152-7 38-13 72-33 72-2 0-12 0-19-6 18-1 21-16 21-21 0-9-6-13-14-13-10 0-21 8-21 23 0 17 16 26 33 26 21 0 36-23 43-37 13-25 22-71 22-74 8-41 15-82 23-122z"><text:p/></draw:path><draw:path draw:style-name="gr3" draw:text-style-name="P6" svg:width="0.0465in" svg:height="0.0701in" svg:x="1.1728in" svg:y="0.2941in" svg:viewBox="0 0 119 179" svg:d="M119 130c-4 0-6 0-9 0-1 6-3 22-7 25-2 1-23 1-27 1-17 0-33 0-50 0 29-25 38-33 54-45 20-16 39-33 39-58 0-33-29-53-63-53s-56 23-56 48c0 14 11 15 14 15 7 0 15-5 15-15 0-4-3-14-17-14 9-19 28-25 40-25 27 0 40 22 40 44 0 23-16 42-25 52-22 20-43 42-65 63-2 4-2 4-2 11 37 0 74 0 111 0 2-16 6-33 8-49z"><text:p/></draw:path><draw:path draw:style-name="gr3" draw:text-style-name="P6" svg:width="0.0346in" svg:height="0.1516in" svg:x="1.2492in" svg:y="0.2283in" svg:viewBox="0 0 89 386" svg:d="M89 382c0-1 0-1-7-8-48-48-60-122-60-181 0-68 14-135 63-183 4-4 4-6 4-7 0-2-1-3-3-3-5 0-40 26-62 75-20 43-24 86-24 118 0 30 3 77 25 121 23 47 56 72 61 72 2 0 3-1 3-4z"><text:p/></draw:path><draw:path draw:style-name="gr3" draw:text-style-name="P6" svg:width="0.0752in" svg:height="0.0685in" svg:x="1.2976in" svg:y="0.2756in" svg:viewBox="0 0 192 175" svg:d="M118 54c2-10 11-45 38-45 1 0 11 0 19 4-11 2-19 12-19 21 0 7 5 14 16 14 7 0 20-7 20-23 0-19-23-25-36-25-22 0-36 21-41 30-9-27-30-30-41-30-40 0-62 50-62 59 0 5 3 5 4 5 4 0 5-1 5-5 13-41 38-50 52-50 7 0 20 3 20 25 0 12-6 39-20 93-6 24-20 39-37 39-2 0-11 0-20-4 10-2 19-10 19-21s-9-13-14-13c-12 0-21 10-21 22 0 17 19 25 36 25 26 0 40-28 41-30 4 15 18 30 42 30 39 0 61-50 61-59 0-5-3-5-4-5-4 0-4 2-6 5-13 41-39 50-51 50-15 0-21-12-21-25 0-9 2-17 6-34 5-18 9-35 14-53z"><text:p/></draw:path><draw:path draw:style-name="gr3" draw:text-style-name="P6" svg:width="0.035in" svg:height="0.1516in" svg:x="1.3886in" svg:y="0.2283in" svg:viewBox="0 0 90 386" svg:d="M90 193c0-30-4-76-25-120-23-48-57-73-61-73-2 0-4 1-4 3 0 1 0 3 8 9 37 39 59 100 59 181 0 66-14 134-62 183-5 5-5 5-5 6 0 3 2 4 4 4 4 0 39-26 62-75 20-42 24-85 24-118z"><text:p/></draw:path><draw:path draw:style-name="gr3" draw:text-style-name="P6" svg:width="0.0346in" svg:height="0.1516in" svg:x="1.4547in" svg:y="0.2283in" svg:viewBox="0 0 89 386" svg:d="M89 382c0-1 0-1-7-8-48-48-60-122-60-181 0-68 14-135 63-183 4-4 4-6 4-7 0-2-1-3-3-3-5 0-39 26-62 75-20 43-24 86-24 118 0 30 4 77 25 121 23 47 56 72 61 72 2 0 3-1 3-4z"><text:p/></draw:path><draw:path draw:style-name="gr3" draw:text-style-name="P6" svg:width="0.0752in" svg:height="0.0685in" svg:x="1.5031in" svg:y="0.2756in" svg:viewBox="0 0 192 175" svg:d="M118 54c2-10 11-45 38-45 2 0 11 0 19 4-11 2-19 12-19 21 0 7 5 14 16 14 8 0 20-7 20-23 0-19-23-25-36-25-22 0-36 21-41 30-9-27-30-30-41-30-40 0-62 50-62 59 0 5 3 5 4 5 4 0 5-1 5-5 13-41 39-50 53-50 6 0 21 3 21 25 0 12-7 39-21 93-7 24-20 39-38 39-2 0-11 0-18-4 8-2 17-10 17-21s-9-13-14-13c-11 0-21 10-21 22 0 17 19 25 36 25 26 0 40-28 41-30 4 15 19 30 42 30 39 0 61-50 61-59 0-5-3-5-4-5-3 0-4 2-6 5-12 41-38 50-51 50-15 0-21-12-21-25 0-9 2-17 6-34 5-18 9-35 14-53z"><text:p/></draw:path><draw:path draw:style-name="gr3" draw:text-style-name="P6" svg:width="0.035in" svg:height="0.1516in" svg:x="1.5941in" svg:y="0.2283in" svg:viewBox="0 0 90 386" svg:d="M90 193c0-30-4-76-25-120-23-48-56-73-61-73-2 0-4 1-4 3 0 1 0 3 8 9 38 39 60 100 60 181 0 66-14 134-63 183-5 5-5 5-5 6 0 3 2 4 4 4 5 0 39-26 62-75 20-42 24-85 24-118z"><text:p/></draw:path></draw:g></text:p>
      <text:p text:style-name="P34">לפנות כל, נוכיח טענה <text:span text:style-name="T16">שנכנה </text:span>טענה (1): בה"כ <draw:g text:anchor-type="as-char" svg:y="-0.1134in" draw:z-index="187" draw:name="Shape180" draw:style-name="gr1"><svg:title>TexMaths</svg:title><svg:desc>11§display§x \not\in \{t\}§svg§600§FALSE§</svg:desc><draw:path draw:style-name="gr2" draw:text-style-name="P5" svg:width="0.4528in" svg:height="0.1358in" svg:x="0.0039in" svg:y="0.0071in" svg:viewBox="0 0 1151 346" svg:d="M577 346c-193 0-384 0-577 0 0-116 0-230 0-346 384 0 767 0 1151 0 0 116 0 230 0 346-191 0-383 0-574 0z"><text:p/></draw:path><draw:path draw:style-name="gr3" draw:text-style-name="P6" svg:width="0.0756in" svg:height="0.0685in" svg:x="0.0004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6" svg:width="0.076in" svg:height="0.1409in" svg:x="0.1465in" svg:y="0.0043in" svg:viewBox="0 0 194 359" svg:d="M190 15c4-5 4-6 4-7 0-2-3-8-8-8-6 0-7 2-9 8-58 112-115 223-174 336-3 5-3 6-3 7 0 4 3 8 8 8s6-2 9-8c58-112 115-223 173-336z"><text:p/></draw:path><draw:path draw:style-name="gr3" draw:text-style-name="P6" svg:width="0.0756in" svg:height="0.087in" svg:x="0.1382in" svg:y="0.0307in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3" draw:text-style-name="P6" svg:width="0.0531in" svg:height="0.1512in" svg:x="0.2799in" svg:y="0in" svg:viewBox="0 0 136 385" svg:d="M81 52c0-16 10-41 52-43 2 0 3-2 3-5 0-4-3-4-6-4-40 0-74 20-75 48 0 29 0 59 0 89 0 15 0 27-15 39-14 12-29 12-37 13-2 0-3 1-3 4 0 4 2 4 6 4 25 2 44 14 48 34 1 4 1 5 1 19 0 25 0 51 0 76 0 16 0 29 19 43 15 12 40 16 56 16 3 0 6 0 6-4s-2-4-5-4c-24-2-44-15-48-33-2-5-2-5-2-19 0-27 0-54 0-82 0-17-3-24-15-35-9-9-20-12-31-15 32-9 46-27 46-49 0-31 0-61 0-92z"><text:p/></draw:path><draw:path draw:style-name="gr3" draw:text-style-name="P6" svg:width="0.0465in" svg:height="0.0957in" svg:x="0.3484in" svg:y="0.0189in" svg:viewBox="0 0 119 244" svg:d="M70 87c13 0 25 0 37 0 7 0 12 0 12-8 0-4-5-4-11-4-11 0-23 0-34 0 14-55 16-63 16-65 0-7-5-10-12-10-1 0-12 0-15 13-5 21-10 41-15 62-12 0-24 0-36 0-8 0-12 0-12 8 0 4 3 4 11 4 11 0 23 0 34 0-28 109-30 116-30 122 0 21 15 35 36 35 39 0 61-55 61-58s-3-3-4-3c-3 0-3 1-6 4-16 40-37 49-50 49-8 0-12-5-12-18 0-9 1-11 2-18 10-38 19-76 28-113z"><text:p/></draw:path><draw:path draw:style-name="gr3" draw:text-style-name="P6" svg:width="0.0539in" svg:height="0.1512in" svg:x="0.4106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text:s/>אז <draw:g text:anchor-type="as-char" svg:y="-0.1134in" draw:z-index="185" draw:name="Shape181" draw:style-name="gr1"><svg:title>TexMaths</svg:title><svg:desc>11§display§x \in \N \setminus \{0\} \land x \in \N \setminus \{1\}§svg§600§FALSE§</svg:desc><draw:path draw:style-name="gr2" draw:text-style-name="P5" svg:width="1.6516in" svg:height="0.1358in" svg:x="0.0039in" svg:y="0.0071in" svg:viewBox="0 0 4196 346" svg:d="M2099 346c-700 0-1399 0-2099 0 0-116 0-230 0-346 1398 0 2798 0 4196 0 0 116 0 230 0 346-699 0-1398 0-2097 0z"><text:p/></draw:path><draw:path draw:style-name="gr3" draw:text-style-name="P6" svg:width="0.0756in" svg:height="0.0685in" svg:x="0.0004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3-49 63-59 0-4-5-4-6-4-3 0-4 1-4 4-14 41-40 50-52 50-15 0-21-12-21-25 0-9 2-17 7-34 4-18 8-35 13-53z"><text:p/></draw:path><draw:path draw:style-name="gr3" draw:text-style-name="P6" svg:width="0.0756in" svg:height="0.087in" svg:x="0.1382in" svg:y="0.0307in" svg:viewBox="0 0 193 222" svg:d="M179 120c7 0 14 0 14-8 0-9-7-9-14-9-55 0-109 0-164 0 5-50 50-88 104-88 20 0 41 0 60 0 7 0 14 0 14-7 0-8-7-8-14-8-19 0-40 0-60 0-66 0-119 50-119 112s53 110 119 110c20 0 41 0 60 0 7 0 14 0 14-7s-7-7-14-7c-19 0-40 0-60 0-54 0-99-37-104-88 55 0 109 0 164 0z"><text:p/></draw:path><draw:path draw:style-name="gr3" draw:text-style-name="P6" svg:width="0.1028in" svg:height="0.1063in" svg:x="0.2728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1 6 22 1 26 9 26 29 0 39 0 80 0 121-39-53-78-105-117-157-4-6-5-6-14-6-22 0-45 0-67 0-7 0-14 0-14 7 0 6 7 6 9 6 10 1 18 8 22 12-1 4-1 5-1 10zM218 243c-56-72-111-146-167-220-5-5-5-5-9-10 15 0 31 0 46 0 43 59 87 117 130 176 0 18 0 37 0 54z"><text:p/></draw:path><draw:path draw:style-name="gr3" draw:text-style-name="P6" svg:width="0.0587in" svg:height="0.1512in" svg:x="0.4213in" svg:y="0in" svg:viewBox="0 0 150 385" svg:d="M133 375c2 6 5 10 9 10s8-3 8-7c0-1 0-3-1-7-44-120-90-241-134-361-2-7-3-10-7-10-5 0-8 3-8 8 0 1 0 2 1 6 44 120 88 241 132 361z"><text:p/></draw:path><draw:path draw:style-name="gr3" draw:text-style-name="P6" svg:width="0.0539in" svg:height="0.1512in" svg:x="0.5335in" svg:y="0in" svg:viewBox="0 0 138 385" svg:d="M83 52c0-16 9-41 51-43 2 0 4-2 4-5 0-4-4-4-8-4-39 0-74 20-74 48 0 29 0 59 0 89 0 15 0 27-15 39-13 12-29 12-37 13-2 0-4 1-4 5 0 3 2 3 7 3 25 2 44 14 48 34 1 4 1 5 1 19 0 25 0 51 0 76 0 16 0 29 19 43 15 12 41 16 55 16 4 0 8 0 8-4s-3-4-7-4c-24-2-43-15-47-33-1-5-1-5-1-19 0-27 0-54 0-82 0-17-4-23-17-35-8-8-19-12-30-14 32-10 47-28 47-50 0-31 0-61 0-92z"><text:p/></draw:path><draw:path draw:style-name="gr3" draw:text-style-name="P6" svg:width="0.0638in" svg:height="0.1035in" svg:x="0.6047in" svg:y="0.013in" svg:viewBox="0 0 163 264" svg:d="M163 133c0-31-1-61-16-90-17-37-49-43-64-43-24 0-52 10-69 45-12 28-14 57-14 88 0 29 2 64 18 92 16 32 45 39 63 39 21 0 51-7 68-45 13-25 14-55 14-86zM81 255c-14 0-37-9-45-46-3-22-3-58-3-80 0-26 0-51 2-72 8-45 37-49 46-49 14 0 39 7 47 45 3 22 3 52 3 76 0 28 0 55-4 79-6 36-28 47-46 47z"><text:p/></draw:path><draw:path draw:style-name="gr3" draw:text-style-name="P6" svg:width="0.0531in" svg:height="0.1512in" svg:x="0.6862in" svg:y="0in" svg:viewBox="0 0 136 385" svg:d="M55 334c0 15-10 40-52 43-2 0-3 2-3 4 0 4 4 4 8 4 37 0 73-18 73-48 0-29 0-58 0-88 0-16 0-28 16-40 13-11 28-11 36-12 2 0 3-1 3-3 0-5-2-5-5-5-25-2-44-15-48-35-2-3-2-4-2-19 0-25 0-50 0-76 0-16 0-28-18-42-16-13-42-17-55-17-4 0-8 0-8 4 0 5 2 5 6 5 24 1 44 14 48 33 1 4 1 4 1 19 0 26 0 54 0 81 0 18 3 24 15 36 9 8 20 12 31 16-32 9-46 25-46 47 0 31 0 62 0 93z"><text:p/></draw:path><draw:path draw:style-name="gr3" draw:text-style-name="P6" svg:width="0.0843in" svg:height="0.0937in" svg:x="0.7937in" svg:y="0.0217in" svg:viewBox="0 0 215 239" svg:d="M116 9c-4-7-6-9-9-9-5 0-6 3-9 9-32 71-64 143-96 215-2 4-2 5-2 7 0 5 3 8 8 8 2 0 5-1 9-8 29-67 60-135 90-203 31 68 60 136 91 203 3 8 7 8 9 8 4 0 8-3 8-8 0-1 0-2-3-6-32-72-65-145-96-216z"><text:p/></draw:path><draw:path draw:style-name="gr3" draw:text-style-name="P6" svg:width="0.0756in" svg:height="0.0685in" svg:x="0.9244in" svg:y="0.0453in" svg:viewBox="0 0 193 175" svg:d="M118 54c2-10 11-45 38-45 1 0 11 0 19 4-11 2-19 12-19 21 0 7 5 14 16 14 7 0 21-7 21-23 0-19-24-25-37-25-22 0-36 21-40 30-10-26-31-30-42-30-40 0-62 50-62 59 0 5 3 5 5 5 3 0 4-1 4-5 13-40 40-50 52-50 7 0 21 3 21 25 0 12-7 39-21 93-6 24-19 39-37 39-2 0-11 0-18-4 8-2 17-10 17-21s-9-13-14-13c-12 0-21 10-21 22 0 17 19 25 36 25 26 0 40-27 41-30 4 15 19 30 42 30 39 0 61-49 61-59 0-4-3-4-4-4-4 0-4 1-5 4-14 41-39 50-52 50-14 0-21-12-21-25 0-9 2-17 7-34 4-18 8-35 13-53z"><text:p/></draw:path><draw:path draw:style-name="gr3" draw:text-style-name="P6" svg:width="0.076in" svg:height="0.087in" svg:x="1.0614in" svg:y="0.0307in" svg:viewBox="0 0 194 222" svg:d="M179 120c7 0 15 0 15-8 0-9-8-9-15-9-54 0-109 0-162 0 4-50 48-88 103-88 20 0 40 0 59 0 7 0 15 0 15-7 0-8-8-8-15-8-19 0-40 0-60 0-66 0-119 50-119 112s53 110 119 110c20 0 41 0 60 0 7 0 15 0 15-7s-8-7-15-7c-19 0-39 0-59 0-55 0-99-37-103-88 53 0 108 0 162 0z"><text:p/></draw:path><draw:path draw:style-name="gr3" draw:text-style-name="P6" svg:width="0.1024in" svg:height="0.1063in" svg:x="1.1969in" svg:y="0.0098in" svg:viewBox="0 0 261 271" svg:d="M33 35c0 63 0 126 0 187 0 20-3 28-23 28-3 0-10 0-10 7 0 6 6 6 13 6 20 0 40 0 60 0 6 0 13 0 13-6 0-7-7-7-12-7-21 0-24-9-24-29 0-58 0-118 0-176 56 74 111 148 167 220 3 5 5 6 7 6 7 0 7-7 7-13 0-72 0-145 0-217 0-21 3-27 21-28 2 0 9 0 9-6 0-7-6-7-12-7-19 0-38 0-56 0-8 0-14 0-14 7 0 6 7 6 11 6 21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3" draw:text-style-name="P6" svg:width="0.0591in" svg:height="0.1512in" svg:x="1.3449in" svg:y="0in" svg:viewBox="0 0 151 385" svg:d="M134 375c1 6 4 10 9 10 3 0 8-3 8-7 0-1 0-3-2-7-44-120-88-241-132-361-3-7-4-10-9-10s-8 3-8 8c0 1 0 2 2 6 44 120 88 241 132 361z"><text:p/></draw:path><draw:path draw:style-name="gr3" draw:text-style-name="P6" svg:width="0.0531in" svg:height="0.1512in" svg:x="1.4575in" svg:y="0in" svg:viewBox="0 0 136 385" svg:d="M81 52c0-16 10-41 52-43 2 0 3-2 3-5 0-4-2-4-6-4-39 0-74 20-75 48 0 29 0 59 0 89 0 15 0 27-15 39-14 12-28 12-37 13-2 0-3 1-3 5 0 3 2 3 6 3 25 2 44 14 48 34 1 4 1 5 1 19 0 25 0 51 0 76 0 16 0 29 19 43 15 12 40 16 56 16 4 0 6 0 6-4s-2-4-5-4c-24-2-44-15-48-33-2-5-2-5-2-19 0-27 0-54 0-82 0-17-3-24-15-35-9-8-20-12-31-14 32-10 46-28 46-50 0-31 0-61 0-92z"><text:p/></draw:path><draw:path draw:style-name="gr3" draw:text-style-name="P6" svg:width="0.05in" svg:height="0.1in" svg:x="1.5358in" svg:y="0.013in" svg:viewBox="0 0 128 255" svg:d="M79 10c0-10 0-10-9-10-24 24-57 24-70 24 0 5 0 8 0 12 8 0 31 0 51-10 0 66 0 133 0 199 0 14-1 18-36 18-4 0-8 0-13 0 0 5 0 9 0 12 15-1 48-1 63-1s49 0 63 1c0-3 0-7 0-12-5 0-8 0-12 0-36 0-37-4-37-18 0-72 0-144 0-215z"><text:p/></draw:path><draw:path draw:style-name="gr3" draw:text-style-name="P6" svg:width="0.0539in" svg:height="0.1512in" svg:x="1.6094in" svg:y="0in" svg:viewBox="0 0 138 385" svg:d="M56 334c0 15-10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4 16 36 7 8 18 12 29 16-32 9-45 25-45 47 0 31 0 62 0 93z"><text:p/></draw:path></draw:g><text:s/>כלומר <draw:g text:anchor-type="as-char" svg:y="-0.1134in" draw:z-index="188" draw:name="Shape182" draw:style-name="gr1"><svg:title>TexMaths</svg:title><svg:desc>11§display§f(x) = \lambda n \in \N. n§svg§600§FALSE§</svg:desc><draw:path draw:style-name="gr2" draw:text-style-name="P5" svg:width="1.087in" svg:height="0.1354in" svg:x="0.0004in" svg:y="0.0071in" svg:viewBox="0 0 2762 345" svg:d="M0 0c920 0 1842 0 2762 0 0 115 0 230 0 345-920 0-1842 0-2762 0 0-115 0-230 0-345z"><text:p/></draw:path><draw:path draw:style-name="gr3" draw:text-style-name="P6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" draw:text-style-name="P6" svg:width="0.0346in" svg:height="0.1508in" svg:x="0.0988in" svg:y="0in" svg:viewBox="0 0 89 384" svg:d="M89 380c0-1 0-1-7-8-48-48-60-121-60-179 0-67 14-135 62-183 5-4 5-4 5-7 0-2-1-3-3-3-5 0-40 26-62 75-20 43-24 86-24 118 0 28 3 76 25 119 23 47 56 72 61 72 2 0 3-1 3-4z"><text:p/></draw:path><draw:path draw:style-name="gr3" draw:text-style-name="P6" svg:width="0.0752in" svg:height="0.0681in" svg:x="0.1472in" svg:y="0.0453in" svg:viewBox="0 0 192 174" svg:d="M118 54c2-10 11-46 37-46 2 0 12 0 20 5-11 2-19 12-19 21 0 7 5 13 16 13 7 0 20-6 20-22 0-19-23-25-36-25-23 0-36 20-41 29-9-26-30-29-41-29-41 0-63 50-63 59 0 4 4 4 5 4 3 0 5-1 5-5 13-40 38-50 52-50 7 0 20 4 20 26 0 12-6 38-20 92-6 24-20 40-37 40-2 0-11 0-20-5 10-2 19-10 19-21 0-10-9-13-14-13-12 0-21 10-21 22 0 17 19 25 36 25 26 0 39-26 40-29 5 15 19 29 42 29 40 0 62-50 62-59 0-4-4-4-5-4-3 0-3 1-5 5-13 40-39 50-51 50-16 0-21-13-21-25 0-9 2-18 6-34 5-18 9-35 14-53z"><text:p/></draw:path><draw:path draw:style-name="gr3" draw:text-style-name="P6" svg:width="0.035in" svg:height="0.1508in" svg:x="0.2382in" svg:y="0in" svg:viewBox="0 0 90 384" svg:d="M90 193c0-30-4-77-26-120-23-48-56-73-60-73-2 0-4 1-4 3 0 3 0 3 8 10 37 38 59 99 59 180 0 65-14 132-62 181-5 5-5 5-5 6 0 3 2 4 4 4 4 0 39-26 62-75 19-43 24-85 24-116z"><text:p/></draw:path><draw:path draw:style-name="gr3" draw:text-style-name="P6" svg:width="0.1008in" svg:height="0.035in" svg:x="0.339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48in" svg:height="0.1063in" svg:x="0.4996in" svg:y="0.0071in" svg:viewBox="0 0 191 271" svg:d="M117 154c16 40 35 99 40 108 7 8 11 8 21 8 3 0 6 0 9 0s4-2 4-4c0-1-1-2-2-3-4-4-6-10-9-17-26-73-52-147-79-220-8-22-28-26-47-26-2 0-7 0-7 3 0 4 2 4 4 5 13 2 15 4 25 31 12 34 25 69 37 104-35 35-71 69-106 105-5 4-7 6-7 12s4 11 11 11c5 0 10-5 13-8 31-36 62-73 93-109z"><text:p/></draw:path><draw:path draw:style-name="gr3" draw:text-style-name="P6" svg:width="0.0823in" svg:height="0.0681in" svg:x="0.5843in" svg:y="0.0453in" svg:viewBox="0 0 210 174" svg:d="M23 148c-1 5-3 14-3 16 0 7 5 10 11 10 4 0 11-2 14-10 0-1 6-20 8-29 2-12 5-24 7-35 3-9 6-16 7-25 2-7 6-18 6-20 5-12 26-47 62-47 18 0 21 14 21 27 0 24-19 73-25 91-3 8-3 13-3 17 0 18 13 31 31 31 37 0 51-56 51-59 0-4-4-4-5-4-4 0-4 1-6 7-8 26-21 48-40 48-6 0-8-4-8-13 0-10 3-19 6-27 8-20 24-63 24-85 0-26-17-41-45-41-34 0-54 24-60 33-1-21-18-33-35-33-18 0-26 14-29 22-7 13-12 35-12 37 0 4 3 3 4 4 5 0 5 0 7-9 7-28 14-46 29-46 7 0 12 5 12 18 0 8-1 13-7 32-8 30-14 60-22 90z"><text:p/></draw:path><draw:path draw:style-name="gr3" draw:text-style-name="P6" svg:width="0.0752in" svg:height="0.087in" svg:x="0.726in" svg:y="0.0307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6" svg:width="0.1028in" svg:height="0.1059in" svg:x="0.8606in" svg:y="0.0098in" svg:viewBox="0 0 262 270" svg:d="M34 34c0 63 0 126 0 187 0 21-3 28-23 28-4 0-11 1-11 6 0 8 7 8 13 8 20 0 40 0 60 0 7 0 13 0 13-8 0-5-7-6-12-6-21 0-25-8-25-29 0-58 0-117 0-175 57 73 112 147 168 219 3 5 5 6 7 6 7 0 7-6 7-12 0-72 0-145 0-217 0-22 4-28 22-28 2 0 9 0 9-6 0-7-7-7-13-7-19 0-38 0-57 0-6 0-13 0-13 7 0 6 7 6 11 6 22 0 26 8 26 29 0 39 0 79 0 120-39-53-79-105-117-156-4-6-6-6-14-6-22 0-45 0-67 0-8 0-14 0-14 7 0 5 6 6 9 6 10 1 18 8 21 12 0 4 0 4 0 9zM218 243c-56-73-112-147-169-221-3-4-3-5-7-9 15 0 31 0 46 0 43 59 87 117 130 175 0 18 0 37 0 55z"><text:p/></draw:path><draw:path draw:style-name="gr3" draw:text-style-name="P6" svg:width="0.0157in" svg:height="0.0161in" svg:x="0.9799in" svg:y="0.0972in" svg:viewBox="0 0 41 42" svg:d="M41 21c0-11-9-21-20-21-12 0-21 10-21 21s9 21 21 21c11 0 20-10 20-21z"><text:p/></draw:path><draw:path draw:style-name="gr3" draw:text-style-name="P6" svg:width="0.0819in" svg:height="0.0681in" svg:x="1.0138in" svg:y="0.0453in" svg:viewBox="0 0 209 174" svg:d="M22 148c-1 5-3 14-3 16 0 7 5 10 11 10 5 0 12-2 14-10 1-1 5-20 8-29 3-12 5-24 8-35 3-9 5-16 7-25 1-7 4-18 4-20 7-12 27-47 64-47 17 0 21 14 21 27 0 24-20 73-25 91-3 8-5 13-5 17 0 18 14 31 32 31 37 0 51-56 51-59 0-4-3-4-4-4-5 0-5 1-6 7-9 26-21 48-40 48-6 0-9-4-9-13 0-10 3-19 7-27 7-20 23-63 23-85 0-26-16-41-44-41-35 0-54 24-60 33-2-21-19-33-36-33-19 0-25 14-29 22-6 13-11 35-11 37 0 4 3 4 4 4 4 0 5 0 7-9 7-28 14-46 27-46 8 0 13 5 13 18 0 8-2 13-6 32-8 30-15 60-23 90z"><text:p/></draw:path></draw:g><text:s/>ולפי כלל <draw:g text:anchor-type="as-char" svg:y="-0.1063in" draw:z-index="186" draw:name="Shape183" draw:style-name="gr1"><svg:title>TexMaths</svg:title><svg:desc>11§display§\beta§svg§600§FALSE§</svg:desc><draw:path draw:style-name="gr2" draw:text-style-name="P5" svg:width="0.0709in" svg:height="0.1201in" svg:x="0.0039in" svg:y="0.0071in" svg:viewBox="0 0 181 306" svg:d="M0 0c61 0 120 0 181 0 0 102 0 204 0 306-61 0-120 0-181 0 0-102 0-204 0-306z"><text:p/></draw:path><draw:path draw:style-name="gr3" draw:text-style-name="P6" svg:width="0.0823in" svg:height="0.1358in" svg:x="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text:s/>נסיק <draw:g text:anchor-type="as-char" svg:y="-0.1134in" draw:z-index="189" draw:name="Shape184" draw:style-name="gr1"><svg:title>TexMaths</svg:title><svg:desc>11§display§f(x)(x) = x§svg§600§FALSE§</svg:desc><draw:path draw:style-name="gr2" draw:text-style-name="P5" svg:width="0.7677in" svg:height="0.1358in" svg:x="0.0004in" svg:y="0.0071in" svg:viewBox="0 0 1951 346" svg:d="M976 346c-325 0-651 0-976 0 0-116 0-230 0-346 651 0 1301 0 1951 0 0 116 0 230 0 346-325 0-650 0-975 0z"><text:p/></draw:path><draw:path draw:style-name="gr3" draw:text-style-name="P6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8in" svg:y="0in" svg:viewBox="0 0 89 385" svg:d="M89 381c0-1 0-1-7-8-48-49-60-122-60-179 0-68 15-136 63-183 4-5 4-5 4-7 0-3-1-4-3-4-5 0-39 26-62 76-20 42-24 85-24 118 0 28 4 75 25 119 23 47 56 72 61 72 2 0 3-1 3-4z"><text:p/></draw:path><draw:path draw:style-name="gr3" draw:text-style-name="P6" svg:width="0.0752in" svg:height="0.0685in" svg:x="0.1472in" svg:y="0.0453in" svg:viewBox="0 0 192 175" svg:d="M118 54c2-10 11-45 38-45 2 0 11 0 19 4-10 2-18 12-18 21 0 7 4 14 15 14 8 0 20-7 20-23 0-19-23-25-36-25-22 0-36 21-41 30-9-26-29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6" svg:width="0.0346in" svg:height="0.1512in" svg:x="0.2386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0346in" svg:height="0.1512in" svg:x="0.3039in" svg:y="0in" svg:viewBox="0 0 89 385" svg:d="M89 381c0-1 0-1-7-8-47-49-60-122-60-179 0-68 15-136 63-183 4-5 4-5 4-7 0-3-1-4-3-4-5 0-39 26-62 76-20 42-24 85-24 118 0 28 4 75 25 119 23 47 56 72 61 72 2 0 3-1 3-4z"><text:p/></draw:path><draw:path draw:style-name="gr3" draw:text-style-name="P6" svg:width="0.0752in" svg:height="0.0685in" svg:x="0.3524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1 50-15 0-21-12-21-25 0-9 2-17 6-34 5-18 9-35 14-53z"><text:p/></draw:path><draw:path draw:style-name="gr3" draw:text-style-name="P6" svg:width="0.0346in" svg:height="0.1512in" svg:x="0.4433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1008in" svg:height="0.0354in" svg:x="0.544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52in" svg:height="0.0685in" svg:x="0.7008in" svg:y="0.0453in" svg:viewBox="0 0 192 175" svg:d="M118 54c2-10 11-45 38-45 2 0 11 0 19 4-11 2-19 12-19 21 0 7 5 14 16 14 8 0 20-7 20-23 0-19-23-25-36-25-22 0-36 21-41 30-9-26-30-30-41-30-40 0-62 50-62 59 0 5 3 5 4 5 4 0 5-1 5-5 13-40 39-50 53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/draw:g>. </text:p>
      <text:p text:style-name="P33">לפי כלל <draw:g text:anchor-type="as-char" svg:y="-0.0689in" draw:z-index="168" draw:name="Shape185" draw:style-name="gr1"><svg:title>TexMaths</svg:title><svg:desc>11§display§\eta§svg§600§FALSE§</svg:desc><draw:path draw:style-name="gr2" draw:text-style-name="P5" svg:width="0.0583in" svg:height="0.0831in" svg:x="0.0039in" svg:y="0.0071in" svg:viewBox="0 0 149 212" svg:d="M0 0c49 0 100 0 149 0 0 70 0 142 0 212-49 0-100 0-149 0 0-70 0-142 0-212z"><text:p/></draw:path><draw:path draw:style-name="gr3" draw:text-style-name="P6" svg:width="0.0697in" svg:height="0.0988in" svg:x="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6 15-57 29-115 44-172z"><text:p/></draw:path></draw:g>, יהי <draw:g text:anchor-type="as-char" svg:y="-0.1035in" draw:z-index="169" draw:name="Shape186" draw:style-name="gr1"><svg:title>TexMaths</svg:title><svg:desc>11§display§x \in \N§svg§600§FALSE§</svg:desc><draw:path draw:style-name="gr2" draw:text-style-name="P5" svg:width="0.3634in" svg:height="0.0933in" svg:x="0.0039in" svg:y="0.0071in" svg:viewBox="0 0 924 238" svg:d="M463 238c-155 0-309 0-463 0 0-79 0-159 0-238 308 0 616 0 924 0 0 79 0 159 0 238-154 0-308 0-461 0z"><text:p/></draw:path><draw:path draw:style-name="gr3" draw:text-style-name="P6" svg:width="0.0752in" svg:height="0.0677in" svg:x="0.0004in" svg:y="0.0362in" svg:viewBox="0 0 192 173" svg:d="M119 54c2-10 11-45 37-45 2 0 11 0 20 4-11 2-19 12-19 21 0 7 5 14 15 14 8 0 20-7 20-23 0-20-22-25-35-25-23 0-36 21-40 30-10-26-31-30-42-30-41 0-63 49-63 59 0 5 4 5 6 5s3-1 4-5c13-40 38-50 52-50 7 0 21 3 21 25 0 12-7 38-21 92-6 23-20 39-37 39-2 0-11 0-19-6 9-1 18-9 18-18 0-11-9-15-14-15-12 0-22 10-22 23 0 17 20 24 36 24 27 0 40-26 41-28 5 13 19 28 42 28 39 0 61-48 61-58 0-4-3-4-4-4-3 0-4 2-4 4-14 41-40 50-52 50-16 0-21-11-21-24 0-9 2-17 7-35 4-17 8-35 13-52z"><text:p/></draw:path><draw:path draw:style-name="gr3" draw:text-style-name="P6" svg:width="0.0752in" svg:height="0.087in" svg:x="0.1382in" svg:y="0.0217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6" svg:width="0.1028in" svg:height="0.1055in" svg:x="0.2724in" svg:y="0.0004in" svg:viewBox="0 0 262 269" svg:d="M34 35c0 62 0 124 0 186 0 21-3 27-23 28-4 0-11 0-11 7 0 6 7 6 13 6 20 0 40 0 60 0 7 0 13 0 13-6 0-7-7-7-12-7-21-1-25-9-25-28 0-59 0-118 0-176 57 72 112 146 168 218 3 5 5 6 7 6 7 0 7-6 7-12 0-73 0-144 0-216 0-21 4-27 22-28 2 0 9 0 9-6 0-7-6-7-13-7-19 0-38 0-57 0-6 0-13 0-13 7 0 6 7 6 11 6 22 1 26 9 26 29 0 39 0 80 0 119-40-51-79-104-117-156-4-5-6-5-14-5-22 0-45 0-67 0-8 0-14 0-14 7 0 6 6 6 9 6 10 1 18 8 21 12 0 4 0 5 0 10zM218 243c-56-74-112-146-169-220-3-4-3-5-7-10 15 0 31 0 46 0 43 58 86 117 130 175 0 18 0 37 0 55z"><text:p/></draw:path></draw:g>, צ.ל. <draw:g text:anchor-type="as-char" svg:y="-0.1134in" draw:z-index="170" draw:name="Shape187" draw:style-name="gr1"><svg:title>TexMaths</svg:title><svg:desc>11§display§f_1(x)(x) = f_2(x)(x)§svg§600§FALSE§</svg:desc><draw:path draw:style-name="gr2" draw:text-style-name="P5" svg:width="1.2783in" svg:height="0.1358in" svg:x="0.0004in" svg:y="0.0071in" svg:viewBox="0 0 3248 346" svg:d="M1625 346c-542 0-1084 0-1625 0 0-116 0-230 0-346 1083 0 2166 0 3248 0 0 116 0 230 0 346-541 0-1082 0-1623 0z"><text:p/></draw:path><draw:path draw:style-name="gr3" draw:text-style-name="P6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86in" svg:height="0.0701in" svg:x="0.0787in" svg:y="0.0661in" svg:viewBox="0 0 99 179" svg:d="M62 8c0-8-1-8-9-8-18 17-42 17-53 17 0 3 0 6 0 9 7 0 24 0 40-7 0 46 0 92 0 138 0 9 0 13-28 13-3 0-6 0-10 0 0 3 0 6 0 9 5-1 38-1 49-1 7 0 41 0 48 1 0-3 0-6 0-9-3 0-8 0-11 0-26 0-26-4-26-13 0-50 0-100 0-149z"><text:p/></draw:path><draw:path draw:style-name="gr3" draw:text-style-name="P6" svg:width="0.0346in" svg:height="0.1512in" svg:x="0.1508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0685in" svg:x="0.1992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6" svg:width="0.035in" svg:height="0.1512in" svg:x="0.2902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6" svg:width="0.0346in" svg:height="0.1512in" svg:x="0.3563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0685in" svg:x="0.4047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6" svg:width="0.035in" svg:height="0.1512in" svg:x="0.4957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6" svg:width="0.1008in" svg:height="0.0354in" svg:x="0.596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56in" svg:height="0.1374in" svg:x="0.7567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465in" svg:height="0.0701in" svg:x="0.8299in" svg:y="0.0661in" svg:viewBox="0 0 119 179" svg:d="M119 130c-3 0-6 0-9 0-1 5-3 22-7 24-2 2-23 2-27 2-17 0-33 0-50 0 29-25 39-33 54-45 20-16 39-33 39-58 0-33-29-53-63-53s-56 23-56 48c0 14 11 15 14 15 7 0 15-5 15-15 0-4-3-14-17-14 9-19 28-24 40-24 27 0 42 21 42 43 0 23-18 42-27 52-22 21-43 41-65 63-2 3-2 4-2 11 37 0 74 0 111 0 2-16 6-33 8-49z"><text:p/></draw:path><draw:path draw:style-name="gr3" draw:text-style-name="P6" svg:width="0.0346in" svg:height="0.1512in" svg:x="0.9067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0685in" svg:x="0.9551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6" svg:width="0.035in" svg:height="0.1512in" svg:x="1.0465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6" svg:width="0.0346in" svg:height="0.1512in" svg:x="1.1122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0685in" svg:x="1.1606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40-27 41-30 4 15 18 30 42 30 39 0 61-49 61-59 0-4-3-4-4-4-4 0-4 1-5 4-14 41-40 50-52 50-14 0-21-12-21-25 0-9 2-17 7-34 4-18 8-35 13-53z"><text:p/></draw:path><draw:path draw:style-name="gr3" draw:text-style-name="P6" svg:width="0.035in" svg:height="0.1512in" svg:x="1.2516in" svg:y="0in" svg:viewBox="0 0 90 385" svg:d="M90 193c0-30-4-76-25-120-23-48-57-73-61-73-2 0-4 2-4 4s0 2 8 9c37 38 59 99 59 180 0 65-14 133-61 181-6 6-6 6-6 7 0 2 2 4 4 4 4 0 39-26 62-76 20-41 24-84 24-116z"><text:p/></draw:path></draw:g>. נפלג למקרים: </text:p>
      <text:list text:style-name="L3">
        <text:list-item>
          <text:p text:style-name="P37">אם <draw:g text:anchor-type="as-char" svg:y="-0.1134in" draw:z-index="171" draw:name="Shape188" draw:style-name="gr1"><svg:title>TexMaths</svg:title><svg:desc>11§display§x \in \{0\}§svg§600§FALSE§</svg:desc><draw:path draw:style-name="gr2" draw:text-style-name="P5" svg:width="0.4732in" svg:height="0.1358in" svg:x="0.0039in" svg:y="0.0071in" svg:viewBox="0 0 1203 346" svg:d="M602 346c-201 0-401 0-602 0 0-116 0-230 0-346 401 0 801 0 1203 0 0 116 0 230 0 346-201 0-401 0-601 0z"><text:p/></draw:path><draw:path draw:style-name="gr3" draw:text-style-name="P6" svg:width="0.0752in" svg:height="0.0685in" svg:x="0.0004in" svg:y="0.0453in" svg:viewBox="0 0 192 175" svg:d="M118 54c3-10 12-45 38-45 2 0 11 0 20 4-11 2-19 12-19 21 0 7 5 14 14 14s21-7 21-23c0-19-23-25-35-25-23 0-36 21-40 30-10-26-31-30-42-30-41 0-63 50-63 59 0 5 3 4 4 5 4 0 5-1 6-5 13-40 38-50 52-50 7 0 21 3 21 25 0 12-7 39-21 93-7 24-20 39-37 39-2 0-11 0-19-4 9-2 18-10 18-21s-9-13-14-13c-12 0-22 10-22 22 0 17 20 25 36 25 27 0 40-27 41-30 4 15 19 30 42 30 39 0 61-49 61-59 0-4-3-4-4-4-3 0-5 1-5 4-13 41-39 50-51 50-16 0-21-12-21-25 0-9 2-17 7-34 4-18 7-35 12-53z"><text:p/></draw:path><draw:path draw:style-name="gr3" draw:text-style-name="P6" svg:width="0.0756in" svg:height="0.087in" svg:x="0.1378in" svg:y="0.0307in" svg:viewBox="0 0 193 222" svg:d="M180 120c7 0 13 0 13-8 0-9-6-9-13-9-55 0-109 0-164 0 5-50 49-88 104-88 20 0 40 0 60 0 7 0 13 0 13-7 0-8-6-8-13-8-21 0-40 0-61 0-66 0-119 50-119 112s53 110 119 110c21 0 40 0 61 0 7 0 13 0 13-7s-6-7-13-7c-20 0-40 0-60 0-55 0-99-37-104-88 55 0 109 0 164 0z"><text:p/></draw:path><draw:path draw:style-name="gr3" draw:text-style-name="P6" svg:width="0.0535in" svg:height="0.1512in" svg:x="0.2791in" svg:y="0in" svg:viewBox="0 0 137 385" svg:d="M81 52c0-16 10-41 53-43 1 0 3-2 3-5 0-4-3-4-7-4-39 0-74 20-74 48 0 29 0 59 0 89 0 15 0 27-15 39s-29 12-38 13c-1 0-3 1-3 5 0 3 2 3 7 3 25 2 44 14 48 34 1 4 1 5 1 19 0 25 0 51 0 76 0 16 0 29 19 43 14 12 39 16 55 16 4 0 7 0 7-4s-2-4-6-4c-24-2-43-15-49-33-1-5-1-5-1-19 0-27 0-54 0-82 0-17-3-24-15-35-8-8-19-12-30-14 32-10 45-28 45-50 0-31 0-61 0-92z"><text:p/></draw:path><draw:path draw:style-name="gr3" draw:text-style-name="P6" svg:width="0.0638in" svg:height="0.1035in" svg:x="0.35in" svg:y="0.013in" svg:viewBox="0 0 163 264" svg:d="M163 133c0-31-3-61-16-90-17-37-49-43-66-43-23 0-51 10-67 45-12 28-14 57-14 88 0 29 1 64 18 92 16 32 45 39 63 39 21 0 50-7 67-45 12-25 15-55 15-86zM81 255c-15 0-38-9-45-46-4-22-4-58-4-80 0-26 0-51 3-72 8-45 36-49 46-49 12 0 39 7 45 45 5 22 5 52 5 76 0 28 0 55-5 79-5 36-27 47-45 47z"><text:p/></draw:path><draw:path draw:style-name="gr3" draw:text-style-name="P6" svg:width="0.0535in" svg:height="0.1512in" svg:x="0.4311in" svg:y="0in" svg:viewBox="0 0 137 385" svg:d="M56 334c0 15-10 40-53 43-1 0-3 2-3 4 0 4 4 4 8 4 37 0 73-18 73-48 0-29 0-58 0-88 0-16 0-28 16-40 14-11 28-11 37-12 1 0 3-1 3-3 0-5-2-5-6-5-25-2-44-15-49-35-1-3-1-4-1-19 0-25 0-50 0-76 0-16 0-28-18-42-16-13-42-17-55-17-4 0-8 0-8 4 0 5 2 5 7 5 24 1 42 14 48 33 1 4 1 4 1 19 0 26 0 54 0 81 0 18 3 24 15 36 8 8 19 12 30 16-32 9-45 25-45 47 0 31 0 62 0 93z"><text:p/></draw:path></draw:g>: לפי כללים <draw:g text:anchor-type="as-char" svg:y="-0.1063in" draw:z-index="174" draw:name="Shape189" draw:style-name="gr1"><svg:title>TexMaths</svg:title><svg:desc>11§display§\alpha, \beta§svg§600§FALSE§</svg:desc><draw:path draw:style-name="gr2" draw:text-style-name="P5" svg:width="0.2358in" svg:height="0.1201in" svg:x="0.0024in" svg:y="0.0071in" svg:viewBox="0 0 600 306" svg:d="M0 0c200 0 400 0 600 0 0 102 0 204 0 306-200 0-400 0-600 0 0-102 0-204 0-306z"><text:p/></draw:path><draw:path draw:style-name="gr3" draw:text-style-name="P6" svg:width="0.085in" svg:height="0.0681in" svg:x="0.0004in" svg:y="0.0398in" svg:viewBox="0 0 217 174" svg:d="M168 80c0-60-35-80-64-80-52 0-104 55-104 110 0 35 23 64 63 64 24 0 52-8 81-31 6 20 18 31 35 31 21 0 33-20 33-26 0-3-3-4-5-4-3 0-4 1-5 4-7 18-21 18-22 18-12 0-12-29-12-38s0-9 5-15c36-45 28-60 44-90 0-1 0-3-5-3-4 0-4 1-5 8-8 24-20 53-39 76 0-8 0-16 0-24zM143 132c-34 30-64 34-79 34-23 0-35-16-35-42 0-18 9-60 23-80 17-27 38-35 51-35 39 0 39 50 39 80 0 15 0 37 1 43z"><text:p/></draw:path><draw:path draw:style-name="gr3" draw:text-style-name="P6" svg:width="0.0173in" svg:height="0.0453in" svg:x="0.1051in" svg:y="0.0906in" svg:viewBox="0 0 45 116" svg:d="M45 41c0-26-10-41-25-41-12 0-20 10-20 21 0 10 8 20 20 20 5 0 10-1 14-5 1-1 1-1 1-2 1 0 1 1 1 7 0 28-13 51-26 64-5 4-5 5-5 6 0 2 3 5 5 5 4 0 35-30 35-75z"><text:p/></draw:path><draw:path draw:style-name="gr3" draw:text-style-name="P6" svg:width="0.0823in" svg:height="0.1358in" svg:x="0.1638in" svg:y="0in" svg:viewBox="0 0 210 346" svg:d="M210 53c0-29-21-53-53-53-22 0-33 7-46 17-21 15-43 52-49 81-21 80-41 162-62 243 0 3 1 5 4 5 4 0 5-1 5-2 9-36 18-71 27-106 8 23 24 37 53 37 28 0 56-14 74-31s30-42 30-70-14-47-27-57c22-12 44-37 44-64zM141 117c-6 2-10 2-19 2-5 0-13 1-16-1 0-3 14-3 18-3 8 0 11 0 17 2zM188 44c0 26-14 55-34 66-11-3-19-4-30-4-9 0-29 0-29 12-2 11 19 10 26 10 14 0 20 0 32-5 14 14 16 26 16 43 1 21-8 51-18 65-16 21-42 35-63 35-30 0-44-22-44-49 0-4 0-10 1-18 9-32 17-64 25-95 8-34 37-95 83-95 22 0 35 12 35 35z"><text:p/></draw:path></draw:g><text:s/>נסיק <draw:g text:anchor-type="as-char" svg:y="-0.1134in" draw:z-index="173" draw:name="Shape190" draw:style-name="gr1"><svg:title>TexMaths</svg:title><svg:desc>11§display§f_1(x) = f_1(0) = \la 0, \{\la 0, 0 \ra\} \cup \lambda n \in (\N \setminus \{0\}). 0 \ra§svg§600§FALSE§</svg:desc><draw:path draw:style-name="gr2" draw:text-style-name="P5" svg:width="3.0642in" svg:height="0.1358in" svg:x="0.0004in" svg:y="0.0071in" svg:viewBox="0 0 7784 346" svg:d="M3893 346c-1298 0-2595 0-3893 0 0-116 0-230 0-346 2595 0 5190 0 7784 0 0 116 0 230 0 346-1296 0-2594 0-3891 0z"><text:p/></draw:path><draw:path draw:style-name="gr3" draw:text-style-name="P6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86in" svg:height="0.0701in" svg:x="0.0787in" svg:y="0.0661in" svg:viewBox="0 0 99 179" svg:d="M62 8c0-8-2-8-9-8-17 17-42 17-53 17 0 3 0 6 0 9 7 0 24 0 40-7 0 46 0 92 0 138 0 9 0 13-28 13-3 0-7 0-10 0 0 3 0 6 0 9 5-1 38-1 49-1 7 0 41 0 48 1 0-3 0-6 0-9-3 0-8 0-11 0-26 0-26-4-26-13 0-50 0-100 0-149z"><text:p/></draw:path><draw:path draw:style-name="gr3" draw:text-style-name="P6" svg:width="0.0346in" svg:height="0.1512in" svg:x="0.150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0752in" svg:height="0.0685in" svg:x="0.1992in" svg:y="0.0453in" svg:viewBox="0 0 192 175" svg:d="M118 54c2-10 11-45 38-45 1 0 11 0 19 4-11 2-19 12-19 21 0 7 5 14 16 14 8 0 20-7 20-23 0-19-23-25-36-25-22 0-36 21-41 30-9-26-30-30-41-30-40 0-62 50-62 59 0 5 3 5 4 5 4 0 5-1 5-5 13-40 39-50 53-50 6 0 21 3 21 25 0 12-7 39-21 93-7 24-20 39-38 39-2 0-11 0-18-4 8-2 17-10 17-21s-9-13-14-13c-11 0-21 10-21 22 0 17 19 25 36 25 26 0 40-27 41-30 4 15 19 30 42 30 39 0 61-49 61-59 0-4-3-4-4-4-3 0-4 1-6 4-13 41-38 50-51 50-15 0-21-12-21-25 0-9 2-17 6-34 5-18 9-35 14-53z"><text:p/></draw:path><draw:path draw:style-name="gr3" draw:text-style-name="P6" svg:width="0.035in" svg:height="0.1512in" svg:x="0.2902in" svg:y="0in" svg:viewBox="0 0 90 385" svg:d="M90 193c0-30-4-76-25-120-23-48-57-73-61-73-2 0-4 2-4 4s0 2 8 9c38 38 60 99 60 180 0 65-14 133-63 181-5 6-5 6-5 7 0 2 2 4 4 4 4 0 39-26 62-76 20-41 24-84 24-116z"><text:p/></draw:path><draw:path draw:style-name="gr3" draw:text-style-name="P6" svg:width="0.1008in" svg:height="0.0354in" svg:x="0.391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6in" svg:height="0.1374in" svg:x="0.5516in" svg:y="0.0067in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3" draw:text-style-name="P6" svg:width="0.0386in" svg:height="0.0701in" svg:x="0.6295in" svg:y="0.0661in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3" draw:text-style-name="P6" svg:width="0.035in" svg:height="0.1512in" svg:x="0.7016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6" svg:width="0.0638in" svg:height="0.1035in" svg:x="0.752in" svg:y="0.013in" svg:viewBox="0 0 163 264" svg:d="M163 133c0-31-2-61-16-90-18-37-49-43-66-43-23 0-51 10-67 45-13 28-14 57-14 88 0 29 1 64 16 92 18 32 46 39 64 39 21 0 51-7 68-45 13-25 15-55 15-86zM80 255c-14 0-37-9-44-46-4-22-4-58-4-80 0-26 0-51 3-72 7-45 36-49 45-49 13 0 39 7 46 45 4 22 4 52 4 76 0 28 0 55-4 79-6 36-28 47-46 47z"><text:p/></draw:path><draw:path draw:style-name="gr3" draw:text-style-name="P6" svg:width="0.0346in" svg:height="0.1512in" svg:x="0.8307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931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335in" svg:height="0.1512in" svg:x="1.1008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6" svg:width="0.0638in" svg:height="0.1035in" svg:x="1.1488in" svg:y="0.013in" svg:viewBox="0 0 163 264" svg:d="M163 133c0-31-2-61-16-90-17-37-49-43-66-43-23 0-50 10-67 45-12 28-14 57-14 88 0 29 2 64 18 92 16 32 45 39 63 39 21 0 51-7 67-45 13-25 15-55 15-86zM81 255c-15 0-37-9-45-46-4-22-4-58-4-80 0-26 0-51 3-72 8-45 36-49 46-49 14 0 39 7 47 45 3 22 3 52 3 76 0 28 0 55-5 79-5 36-27 47-45 47z"><text:p/></draw:path><draw:path draw:style-name="gr3" draw:text-style-name="P6" svg:width="0.0177in" svg:height="0.0453in" svg:x="1.2319in" svg:y="0.0972in" svg:viewBox="0 0 46 116" svg:d="M46 41c0-26-10-41-25-41-12 0-21 10-21 21 0 10 9 20 21 20 4 0 10-1 13-5 1-1 1-1 2-1s1 0 1 6c0 28-13 51-26 64-4 4-4 5-4 6 0 2 2 5 4 5 3 0 35-30 35-75z"><text:p/></draw:path><draw:path draw:style-name="gr3" draw:text-style-name="P6" svg:width="0.0531in" svg:height="0.1512in" svg:x="1.298in" svg:y="0in" svg:viewBox="0 0 136 385" svg:d="M81 52c0-16 10-41 52-43 2 0 3-2 3-5 0-4-2-4-6-4-39 0-74 20-75 48 0 29 0 59 0 89 0 15 0 27-15 39-14 12-28 12-37 13-2 0-3 1-3 4 0 4 2 4 5 4 27 2 44 14 49 34 1 4 1 5 1 19 0 25 0 51 0 76 0 16 0 29 19 43 15 12 40 16 56 16 4 0 6 0 6-4s-2-4-5-4c-24-2-43-15-49-33-1-5-1-5-1-19 0-27 0-54 0-82 0-17-3-24-15-35-9-8-20-12-31-15 32-9 46-27 46-49 0-31 0-61 0-92z"><text:p/></draw:path><draw:path draw:style-name="gr3" draw:text-style-name="P6" svg:width="0.0335in" svg:height="0.1512in" svg:x="1.3799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6" svg:width="0.0634in" svg:height="0.1035in" svg:x="1.4283in" svg:y="0.013in" svg:viewBox="0 0 162 264" svg:d="M162 133c0-31-1-61-16-90-17-37-49-43-65-43-23 0-51 10-67 45-13 28-14 57-14 88 0 29 1 64 16 92 17 32 46 39 64 39 21 0 51-7 67-45 14-25 15-55 15-86zM80 255c-14 0-37-9-44-46-4-22-4-58-4-80 0-26 0-51 2-72 8-45 37-49 46-49 13 0 39 7 46 45 4 22 4 52 4 76 0 28 0 55-5 79-5 36-27 47-45 47z"><text:p/></draw:path><draw:path draw:style-name="gr3" draw:text-style-name="P6" svg:width="0.0173in" svg:height="0.0453in" svg:x="1.5114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638in" svg:height="0.1035in" svg:x="1.5713in" svg:y="0.013in" svg:viewBox="0 0 163 264" svg:d="M163 133c0-31-1-61-16-90-17-37-49-43-65-43-24 0-51 10-68 45-12 28-14 57-14 88 0 29 2 64 18 92 16 32 45 39 63 39 21 0 51-7 67-45 14-25 15-55 15-86zM81 255c-15 0-37-9-45-46-3-22-3-58-3-80 0-26 0-51 2-72 8-45 36-49 46-49 14 0 39 7 47 45 3 22 3 52 3 76 0 28 0 55-5 79-5 36-27 47-45 47z"><text:p/></draw:path><draw:path draw:style-name="gr3" draw:text-style-name="P6" svg:width="0.0335in" svg:height="0.1512in" svg:x="1.65in" svg:y="0in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6" svg:width="0.0535in" svg:height="0.1512in" svg:x="1.7114in" svg:y="0in" svg:viewBox="0 0 137 385" svg:d="M56 334c0 15-10 40-52 43-2 0-4 2-4 4 0 4 4 4 8 4 37 0 73-18 74-48 0-29 0-58 0-88 0-16 0-28 16-40 13-11 27-11 36-12 2 0 3-1 3-4 0-4-2-4-6-4-25-2-44-15-47-35-2-3-2-4-2-19 0-25 0-50 0-76 0-16 0-28-18-42-16-13-43-17-56-17-4 0-8 0-8 4 0 5 2 5 7 5 24 1 42 14 48 33 1 4 1 4 1 19 0 26 0 54 0 81 0 18 3 24 15 36 8 8 20 12 30 15-31 10-45 26-45 48 0 31 0 62 0 93z"><text:p/></draw:path><draw:path draw:style-name="gr3" draw:text-style-name="P6" svg:width="0.0846in" svg:height="0.0937in" svg:x="1.8189in" svg:y="0.0217in" svg:viewBox="0 0 216 239" svg:d="M216 14c0-6 0-14-8-14s-8 8-8 14c0 47 0 93 0 140 0 57-64 70-92 70-18 0-42-4-63-16-30-19-30-44-30-54 0-47 0-93 0-140 0-6 0-14-7-14-8 0-8 8-8 14 0 48 0 94 0 141 0 59 59 84 108 84 50 0 108-28 108-83 0-47 0-94 0-142z"><text:p/></draw:path><draw:path draw:style-name="gr3" draw:text-style-name="P6" svg:width="0.0748in" svg:height="0.1067in" svg:x="1.9539in" svg:y="0.0071in" svg:viewBox="0 0 191 272" svg:d="M118 155c15 41 34 98 40 107s10 9 20 9c3 0 6 0 9 0s4-1 4-3-1-3-2-5c-3-4-6-10-9-17-26-73-52-146-79-218-8-24-28-28-47-28-1 0-7 0-7 4 0 3 2 3 4 4 13 2 15 4 25 31 12 35 25 70 37 105-35 35-71 70-106 105-5 4-7 6-7 12 0 7 4 11 11 11 5 0 10-4 13-9 31-36 63-71 94-108z"><text:p/></draw:path><draw:path draw:style-name="gr3" draw:text-style-name="P6" svg:width="0.0823in" svg:height="0.0685in" svg:x="2.039in" svg:y="0.0453in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5-42-34 0-52 25-59 34-2-22-19-34-36-34-18 0-26 15-29 22-7 13-12 36-12 37 0 5 4 5 5 5 4 0 4-1 7-9 7-27 14-46 28-46 7 0 12 4 12 17 0 8-1 13-6 32-8 30-15 60-23 90z"><text:p/></draw:path><draw:path draw:style-name="gr3" draw:text-style-name="P6" svg:width="0.076in" svg:height="0.087in" svg:x="2.1807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6" svg:width="0.035in" svg:height="0.1512in" svg:x="2.3268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6" svg:width="0.1028in" svg:height="0.1063in" svg:x="2.3748in" svg:y="0.0098in" svg:viewBox="0 0 262 271" svg:d="M34 35c0 63 0 126 0 187 0 20-3 28-23 28-4 0-11 0-11 7 0 6 7 6 13 6 20 0 41 0 61 0 6 0 12 0 12-6 0-7-7-7-11-7-22 0-26-9-26-29 0-58 0-118 0-176 57 74 112 148 168 220 3 5 5 6 8 6 7 0 7-7 7-13 0-72 0-145 0-217 0-21 3-27 21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6 0 18 0 37 0 54z"><text:p/></draw:path><draw:path draw:style-name="gr3" draw:text-style-name="P6" svg:width="0.0587in" svg:height="0.1512in" svg:x="2.5232in" svg:y="0in" svg:viewBox="0 0 150 385" svg:d="M133 375c2 6 4 10 9 10 4 0 8-3 8-7 0-1 0-3-3-7-44-120-88-241-132-361-2-7-3-10-7-10-5 0-8 3-8 8 0 1 0 2 1 6 44 120 88 241 132 361z"><text:p/></draw:path><draw:path draw:style-name="gr3" draw:text-style-name="P6" svg:width="0.0535in" svg:height="0.1512in" svg:x="2.6354in" svg:y="0in" svg:viewBox="0 0 137 385" svg:d="M81 52c0-16 11-41 53-43 2 0 3-2 3-5 0-4-3-4-7-4-39 0-74 20-74 48 0 29 0 59 0 89 0 15 0 27-15 39-14 12-29 12-38 13-1 0-3 1-3 4 0 4 2 4 7 4 25 2 44 14 48 34 1 4 1 5 1 19 0 25 0 51 0 76 0 16 0 29 19 43 14 12 40 16 55 16 4 0 7 0 7-4s-2-4-6-4c-24-2-43-15-49-33-1-5-1-5-1-19 0-27 0-54 0-82 0-17-2-24-15-35-8-8-19-12-30-15 32-9 45-27 45-49 0-31 0-61 0-92z"><text:p/></draw:path><draw:path draw:style-name="gr3" draw:text-style-name="P6" svg:width="0.0638in" svg:height="0.1035in" svg:x="2.7067in" svg:y="0.013in" svg:viewBox="0 0 163 264" svg:d="M163 133c0-31-1-61-16-90-17-37-49-43-65-43-24 0-51 10-68 45-12 28-14 57-14 88 0 29 2 64 18 92 16 32 45 39 63 39 21 0 51-7 67-45 14-25 15-55 15-86zM81 255c-15 0-37-9-45-46-3-22-3-58-3-80 0-26 0-51 2-72 8-45 36-49 46-49 14 0 39 7 47 45 3 22 3 52 3 76 0 28 0 55-5 79-5 36-27 47-45 47z"><text:p/></draw:path><draw:path draw:style-name="gr3" draw:text-style-name="P6" svg:width="0.0531in" svg:height="0.1512in" svg:x="2.7882in" svg:y="0in" svg:viewBox="0 0 136 385" svg:d="M55 334c0 15-10 40-52 43-2 0-3 2-3 4 0 4 4 4 8 4 37 0 72-18 73-48 0-29 0-58 0-88 0-16 0-28 16-40 13-11 28-11 36-12 2 0 3-1 3-4 0-4-2-4-5-4-25-2-44-15-49-35-1-3-1-4-1-19 0-25 0-50 0-76 0-16 0-28-18-42-16-13-42-17-55-17-4 0-8 0-8 4 0 5 2 5 5 5 25 1 44 14 49 33 1 4 1 4 1 19 0 26 0 54 0 81 0 18 3 24 15 36 9 8 20 12 31 15-32 10-46 26-46 48 0 31 0 62 0 93z"><text:p/></draw:path><draw:path draw:style-name="gr3" draw:text-style-name="P6" svg:width="0.035in" svg:height="0.1512in" svg:x="2.8618in" svg:y="0in" svg:viewBox="0 0 90 385" svg:d="M90 193c0-30-4-76-26-120-23-48-56-73-60-73-2 0-4 2-4 4s0 2 8 9c37 38 59 99 59 180 0 65-14 133-62 181-5 6-5 6-5 7 0 2 2 4 4 4 4 0 39-26 62-76 19-41 24-84 24-116z"><text:p/></draw:path><draw:path draw:style-name="gr3" draw:text-style-name="P6" svg:width="0.0157in" svg:height="0.0157in" svg:x="2.9252in" svg:y="0.0972in" svg:viewBox="0 0 41 41" svg:d="M41 21c0-12-9-21-20-21-12 0-21 9-21 21 0 11 9 20 21 20 11 0 20-9 20-20z"><text:p/></draw:path><draw:path draw:style-name="gr3" draw:text-style-name="P6" svg:width="0.0638in" svg:height="0.1035in" svg:x="2.9602in" svg:y="0.013in" svg:viewBox="0 0 163 264" svg:d="M163 133c0-31-2-61-16-90-17-37-49-43-66-43-23 0-51 10-67 45-12 28-14 57-14 88 0 29 1 64 18 92 16 32 45 39 63 39 21 0 51-7 67-45 13-25 15-55 15-86zM81 255c-15 0-38-9-45-46-4-22-4-58-4-80 0-26 0-51 3-72 8-45 36-49 46-49 12 0 39 7 45 45 5 22 5 52 5 76 0 28 0 55-5 79-5 36-27 47-45 47z"><text:p/></draw:path><draw:path draw:style-name="gr3" draw:text-style-name="P6" svg:width="0.0339in" svg:height="0.1512in" svg:x="3.0386in" svg:y="0in" svg:viewBox="0 0 87 385" svg:d="M85 199c2-4 2-5 2-6 0-3 0-1-2-6-22-59-45-119-67-178-4-7-7-9-10-9-5 0-8 3-8 8 0 1 0 2 2 6 23 60 45 119 68 179-23 58-45 117-68 177-2 4-2 5-2 8 0 4 4 7 8 7 5 0 6-4 8-7 24-60 46-119 69-179z"><text:p/></draw:path></draw:g><text:s/>כלומר <draw:g text:anchor-type="as-char" svg:y="-0.1134in" draw:z-index="172" draw:name="Shape191" draw:style-name="gr1"><svg:title>TexMaths</svg:title><svg:desc>11§display§f_1(x)(x) = f(0)(0) = 0§svg§600§FALSE§</svg:desc><draw:path draw:style-name="gr2" draw:text-style-name="P5" svg:width="1.4933in" svg:height="0.1358in" svg:x="0.0004in" svg:y="0.0071in" svg:viewBox="0 0 3794 346" svg:d="M1898 346c-633 0-1265 0-1898 0 0-116 0-230 0-346 1264 0 2529 0 3794 0 0 116 0 230 0 346-632 0-1265 0-1896 0z"><text:p/></draw:path><draw:path draw:style-name="gr3" draw:text-style-name="P6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86in" svg:height="0.0701in" svg:x="0.0787in" svg:y="0.0661in" svg:viewBox="0 0 99 179" svg:d="M62 8c0-8-1-8-9-8-17 17-42 17-53 17 0 3 0 6 0 9 7 0 24 0 40-7 0 46 0 92 0 138 0 9 0 13-28 13-3 0-6 0-10 0 0 3 0 6 0 9 5-1 38-1 49-1 7 0 41 0 48 1 0-3 0-6 0-9-3 0-8 0-11 0-26 0-26-4-26-13 0-50 0-100 0-149z"><text:p/></draw:path><draw:path draw:style-name="gr3" draw:text-style-name="P6" svg:width="0.0346in" svg:height="0.1512in" svg:x="0.1508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756in" svg:height="0.0685in" svg:x="0.1992in" svg:y="0.0453in" svg:viewBox="0 0 193 175" svg:d="M118 54c2-10 11-45 38-45 1 0 11 0 19 4-11 2-19 12-19 21 0 7 5 14 16 14 8 0 21-7 21-23 0-19-24-25-37-25-22 0-36 21-40 30-10-26-31-30-42-30-40 0-62 50-62 59 0 5 3 5 5 5 3 0 4-1 4-5 13-40 40-50 53-50 6 0 20 3 20 25 0 12-6 39-20 93-7 24-20 39-38 39-2 0-11 0-18-4 8-2 17-10 17-21s-9-13-14-13c-11 0-21 10-21 22 0 17 19 25 36 25 26 0 40-27 41-30 4 15 19 30 42 30 39 0 61-49 61-59 0-4-3-4-4-4-4 0-4 1-5 4-14 41-39 50-52 50-14 0-21-12-21-25 0-9 2-17 7-34 4-18 8-35 13-53z"><text:p/></draw:path><draw:path draw:style-name="gr3" draw:text-style-name="P6" svg:width="0.035in" svg:height="0.1512in" svg:x="0.2902in" svg:y="0in" svg:viewBox="0 0 90 385" svg:d="M90 193c0-30-4-76-25-120-23-48-57-73-61-73-2 0-4 2-4 4s0 2 8 9c38 38 60 99 60 180 0 65-14 133-62 181-6 6-6 6-6 7 0 2 2 4 4 4 4 0 39-26 62-76 20-41 24-84 24-116z"><text:p/></draw:path><draw:path draw:style-name="gr3" draw:text-style-name="P6" svg:width="0.0346in" svg:height="0.1512in" svg:x="0.3559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0756in" svg:height="0.0685in" svg:x="0.4047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6" svg:width="0.0346in" svg:height="0.1512in" svg:x="0.4961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8in" svg:height="0.0354in" svg:x="0.5969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6" svg:width="0.076in" svg:height="0.1374in" svg:x="0.7567in" svg:y="0.0067in" svg:viewBox="0 0 194 350" svg:d="M122 118c11 0 22 0 33 0 8 0 11 0 11-8 0-4-3-4-10-4-11 0-21 0-32 0 3-16 6-30 8-44 2-8 7-36 10-40 3-8 10-13 18-13 2 0 12 0 18 6-16 2-21 16-21 21 0 9 8 14 15 14 11 0 22-9 22-24 0-17-18-26-34-26-14 0-38 7-50 45-2 8-3 12-12 61-9 0-18 0-26 0s-13 0-13 7c0 5 4 5 11 5 9 0 17 0 26 0-10 50-19 100-29 151-8 37-14 72-34 72-1 0-11 0-19-6 19-1 22-16 22-21 0-9-7-13-14-13-10 0-22 8-22 23 0 17 18 26 33 26 22 0 37-23 44-37 12-25 21-71 22-74 8-40 15-80 23-121z"><text:p/></draw:path><draw:path draw:style-name="gr3" draw:text-style-name="P6" svg:width="0.035in" svg:height="0.1512in" svg:x="0.8547in" svg:y="0in" svg:viewBox="0 0 90 385" svg:d="M90 381c0-1 0-1-6-8-49-49-61-122-61-180 0-67 14-135 62-182 5-5 5-5 5-7 0-3-2-4-4-4-3 0-39 26-61 76-19 42-25 85-25 117 0 29 4 76 26 120 24 47 57 72 60 72 2 0 4-1 4-4z"><text:p/></draw:path><draw:path draw:style-name="gr3" draw:text-style-name="P6" svg:width="0.0638in" svg:height="0.1035in" svg:x="0.9047in" svg:y="0.013in" svg:viewBox="0 0 163 264" svg:d="M163 133c0-31-2-61-16-90-17-37-49-43-66-43-23 0-51 10-67 45-12 28-14 57-14 88 0 29 1 64 18 92 16 32 45 39 63 39 21 0 50-7 68-45 12-25 14-55 14-86zM81 255c-15 0-38-9-45-46-4-22-4-58-4-80 0-26 0-51 3-72 8-45 37-49 46-49 13 0 39 7 46 45 4 22 4 52 4 76 0 28 0 55-4 79-6 36-28 47-46 47z"><text:p/></draw:path><draw:path draw:style-name="gr3" draw:text-style-name="P6" svg:width="0.0346in" svg:height="0.1512in" svg:x="0.9839in" svg:y="0in" svg:viewBox="0 0 89 385" svg:d="M89 193c0-30-3-76-25-120-23-48-56-73-61-73-2 0-3 2-3 4s0 2 8 9c37 38 59 99 59 180 0 65-14 133-61 181-6 6-6 6-6 7 0 2 1 4 3 4 5 0 40-26 62-76 20-41 24-84 24-116z"><text:p/></draw:path><draw:path draw:style-name="gr3" draw:text-style-name="P6" svg:width="0.035in" svg:height="0.1512in" svg:x="1.0492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6" svg:width="0.0638in" svg:height="0.1035in" svg:x="1.0996in" svg:y="0.013in" svg:viewBox="0 0 163 264" svg:d="M163 133c0-31-2-61-16-90-17-37-49-43-66-43-23 0-51 10-67 45-12 28-14 57-14 88 0 29 1 64 18 92 16 32 45 39 63 39 21 0 50-7 68-45 12-25 14-55 14-86zM81 255c-15 0-38-9-45-46-4-22-4-58-4-80 0-26 0-51 3-72 8-45 37-49 46-49 13 0 39 7 46 45 4 22 4 52 4 76 0 28 0 55-4 79-6 36-28 47-46 47z"><text:p/></draw:path><draw:path draw:style-name="gr3" draw:text-style-name="P6" svg:width="0.035in" svg:height="0.1512in" svg:x="1.1783in" svg:y="0in" svg:viewBox="0 0 90 385" svg:d="M90 193c0-30-4-76-26-120-23-48-56-73-61-73-2 0-3 2-3 4s0 2 8 9c37 38 59 99 59 180 0 65-14 133-61 181-6 6-6 6-6 7 0 2 1 4 3 4 5 0 40-26 62-76 20-41 25-84 25-116z"><text:p/></draw:path><draw:path draw:style-name="gr3" draw:text-style-name="P6" svg:width="0.1008in" svg:height="0.0354in" svg:x="1.2795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0638in" svg:height="0.1035in" svg:x="1.4378in" svg:y="0.013in" svg:viewBox="0 0 163 264" svg:d="M163 133c0-31-2-61-16-90-17-37-49-43-66-43-23 0-51 10-67 45-12 28-14 57-14 88 0 29 1 64 18 92 16 32 44 39 63 39 21 0 50-7 68-45 12-25 14-55 14-86zM81 255c-15 0-38-9-45-46-4-22-4-58-4-80 0-26 0-51 3-72 7-45 37-49 46-49 13 0 38 7 46 45 4 22 4 52 4 76 0 28 0 55-4 79-7 36-29 47-46 47z"><text:p/></draw:path></draw:g>. נפצל למקרים: </text:p>
          <text:list>
            <text:list-item>
              <text:p text:style-name="P37">אם <draw:g text:anchor-type="as-char" svg:y="-0.1134in" draw:z-index="175" draw:name="Shape192" draw:style-name="gr1"><svg:title>TexMaths</svg:title><svg:desc>11§display§x \not\in \{1\}§svg§600§FALSE§</svg:desc><draw:path draw:style-name="gr2" draw:text-style-name="P5" svg:width="0.4732in" svg:height="0.1358in" svg:x="0.0039in" svg:y="0.0071in" svg:viewBox="0 0 1203 346" svg:d="M602 346c-201 0-401 0-602 0 0-116 0-230 0-346 401 0 801 0 1203 0 0 116 0 230 0 346-201 0-401 0-601 0z"><text:p/></draw:path><draw:path draw:style-name="gr3" draw:text-style-name="P6" svg:width="0.0752in" svg:height="0.0685in" svg:x="0.0004in" svg:y="0.0453in" svg:viewBox="0 0 192 175" svg:d="M118 54c3-10 12-45 38-45 2 0 11 0 20 4-11 2-19 12-19 21 0 7 5 14 14 14s21-7 21-23c0-19-23-25-35-25-23 0-36 21-40 30-10-26-31-30-42-30-41 0-63 50-63 59 0 5 3 4 4 5 4 0 5-1 6-5 13-40 38-50 52-50 7 0 21 3 21 25 0 12-7 39-21 93-7 24-20 39-37 39-2 0-11 0-19-4 9-2 18-10 18-21s-9-13-14-13c-12 0-22 10-22 22 0 17 20 25 36 25 27 0 40-27 41-30 4 15 19 30 42 30 39 0 61-49 61-59 0-4-3-4-4-4-3 0-5 1-5 4-13 41-39 50-51 50-16 0-21-12-21-25 0-9 2-17 7-34 4-18 7-35 12-53z"><text:p/></draw:path><draw:path draw:style-name="gr3" draw:text-style-name="P6" svg:width="0.0752in" svg:height="0.1409in" svg:x="0.1465in" svg:y="0.0043in" svg:viewBox="0 0 192 359" svg:d="M189 15c3-5 3-6 3-7 0-2-2-8-7-8s-6 2-8 8c-58 112-115 223-174 336-3 5-3 6-3 7 0 4 3 8 8 8 4 0 5-2 8-8 58-112 116-223 173-336z"><text:p/></draw:path><draw:path draw:style-name="gr3" draw:text-style-name="P6" svg:width="0.0756in" svg:height="0.087in" svg:x="0.1378in" svg:y="0.0307in" svg:viewBox="0 0 193 222" svg:d="M180 120c7 0 13 0 13-8 0-9-6-9-13-9-55 0-109 0-164 0 5-50 49-88 104-88 20 0 40 0 60 0 7 0 13 0 13-7 0-8-6-8-13-8-21 0-40 0-61 0-66 0-119 50-119 112s53 110 119 110c21 0 40 0 61 0 7 0 13 0 13-7s-6-7-13-7c-20 0-40 0-60 0-55 0-99-37-104-88 55 0 109 0 164 0z"><text:p/></draw:path><draw:path draw:style-name="gr3" draw:text-style-name="P6" svg:width="0.0535in" svg:height="0.1512in" svg:x="0.2791in" svg:y="0in" svg:viewBox="0 0 137 385" svg:d="M81 52c0-16 10-41 53-43 1 0 3-2 3-5 0-4-3-4-7-4-39 0-74 20-74 48 0 29 0 59 0 89 0 15 0 27-15 39s-29 12-38 13c-1 0-3 1-3 5 0 3 2 3 7 3 25 2 44 14 48 34 1 4 1 5 1 19 0 25 0 51 0 76 0 16 0 29 19 43 14 12 39 16 55 16 4 0 7 0 7-4s-2-4-6-4c-24-2-43-15-49-33-1-5-1-5-1-19 0-27 0-54 0-82 0-17-3-24-15-35-8-8-19-12-30-14 32-10 45-28 45-50 0-31 0-61 0-92z"><text:p/></draw:path><draw:path draw:style-name="gr3" draw:text-style-name="P6" svg:width="0.0492in" svg:height="0.1in" svg:x="0.3579in" svg:y="0.013in" svg:viewBox="0 0 126 255" svg:d="M79 10c0-10 0-10-9-10-24 24-58 24-70 24 0 5 0 8 0 12 8 0 30 0 51-10 0 66 0 133 0 199 0 14-2 18-37 18-4 0-7 0-12 0 0 5 0 9 0 12 13-1 47-1 63-1 15 0 48 0 61 1 0-3 0-7 0-12-4 0-7 0-12 0-34 0-35-4-35-18 0-72 0-144 0-215z"><text:p/></draw:path><draw:path draw:style-name="gr3" draw:text-style-name="P6" svg:width="0.0535in" svg:height="0.1512in" svg:x="0.4311in" svg:y="0in" svg:viewBox="0 0 137 385" svg:d="M56 334c0 15-10 40-53 43-1 0-3 2-3 4 0 4 4 4 8 4 37 0 73-18 73-48 0-29 0-58 0-88 0-16 0-28 16-40 14-11 28-11 37-12 1 0 3-1 3-3 0-5-2-5-6-5-25-2-44-15-49-35-1-3-1-4-1-19 0-25 0-50 0-76 0-16 0-28-18-42-16-13-42-17-55-17-4 0-8 0-8 4 0 5 2 5 7 5 24 1 42 14 48 33 1 4 1 4 1 19 0 26 0 54 0 81 0 18 3 24 15 36 8 8 19 12 30 16-32 9-45 25-45 47 0 31 0 62 0 93z"><text:p/></draw:path></draw:g><text:s/>אז לפי טענה 1: <draw:g text:anchor-type="as-char" svg:y="-0.1134in" draw:z-index="180" draw:name="Shape193" draw:style-name="gr1"><svg:title>TexMaths</svg:title><svg:desc>11§display§f_2(x)(x) = x = 0§svg§600§FALSE§</svg:desc><draw:path draw:style-name="gr2" draw:text-style-name="P5" svg:width="1.0996in" svg:height="0.1358in" svg:x="0.0004in" svg:y="0.0071in" svg:viewBox="0 0 2794 346" svg:d="M1397 346c-466 0-932 0-1397 0 0-116 0-230 0-346 932 0 1862 0 2794 0 0 116 0 230 0 346-465 0-932 0-1397 0z"><text:p/></draw:path><draw:path draw:style-name="gr3" draw:text-style-name="P6" svg:width="0.0752in" svg:height="0.1374in" svg:x="0.0008in" svg:y="0.0067in" svg:viewBox="0 0 192 350" svg:d="M121 118c11 0 22 0 33 0 8 0 12 0 12-8 0-4-4-4-11-4-11 0-21 0-32 0 4-16 6-30 9-44 1-8 7-36 9-40 3-8 10-13 19-13 1 0 11 0 18 6-17 2-21 16-21 21 0 9 7 14 15 14 9 0 20-9 20-24 0-17-17-26-32-26-14 0-39 7-50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465in" svg:height="0.0701in" svg:x="0.074in" svg:y="0.0661in" svg:viewBox="0 0 119 179" svg:d="M119 130c-3 0-6 0-9 0-1 5-3 22-7 24-2 2-23 2-27 2-17 0-33 0-50 0 29-25 38-33 54-45 20-16 39-33 39-58 0-33-29-53-63-53s-56 23-56 48c0 14 11 15 14 15 7 0 15-5 15-15 0-4-3-14-17-14 9-19 28-24 40-24 27 0 41 21 41 43 0 23-17 42-26 52-22 21-43 41-65 63-2 3-2 4-2 11 37 0 74 0 111 0 2-16 6-33 8-49z"><text:p/></draw:path><draw:path draw:style-name="gr3" draw:text-style-name="P6" svg:width="0.0346in" svg:height="0.1512in" svg:x="0.1508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6" svg:width="0.0756in" svg:height="0.0685in" svg:x="0.1992in" svg:y="0.0453in" svg:viewBox="0 0 193 175" svg:d="M118 54c2-10 11-45 37-45 2 0 12 0 20 4-11 2-19 12-19 21 0 7 5 14 16 14 7 0 21-7 21-23 0-19-24-25-37-25-23 0-36 21-40 30-10-26-31-30-42-30-41 0-63 50-63 59 0 5 4 5 6 5s4-1 4-5c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3" draw:text-style-name="P6" svg:width="0.035in" svg:height="0.1512in" svg:x="0.2902in" svg:y="0in" svg:viewBox="0 0 90 385" svg:d="M90 193c0-30-4-76-26-120-23-48-56-73-60-73-2 0-4 2-4 4s0 2 8 9c37 38 59 99 59 180 0 65-14 133-61 181-6 6-6 6-6 7 0 2 2 4 4 4 4 0 39-26 62-76 19-41 24-84 24-116z"><text:p/></draw:path><draw:path draw:style-name="gr3" draw:text-style-name="P6" svg:width="0.0346in" svg:height="0.1512in" svg:x="0.3559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6" svg:width="0.0748in" svg:height="0.0685in" svg:x="0.4043in" svg:y="0.0453in" svg:viewBox="0 0 191 175" svg:d="M118 54c2-10 11-45 37-45 2 0 12 0 20 4-11 2-19 12-19 21 0 7 5 14 16 14 7 0 19-7 19-23 0-19-22-25-35-25-23 0-36 21-41 30-9-26-30-30-41-30-41 0-63 50-63 59 0 5 4 5 5 5 3 0 5-1 5-5 13-40 38-50 52-50 7 0 20 3 20 25 0 12-6 39-20 93-6 24-20 39-37 39-2 0-11 0-20-4 10-2 19-10 19-21s-9-13-14-13c-12 0-21 10-21 22 0 17 19 25 36 25 26 0 39-27 40-30 5 15 19 30 42 30 40 0 62-49 62-59 0-4-4-4-5-4-3 0-3 1-5 4-13 41-39 50-51 50-16 0-21-12-21-25 0-9 2-17 7-34 4-18 8-35 13-53z"><text:p/></draw:path><draw:path draw:style-name="gr3" draw:text-style-name="P6" svg:width="0.035in" svg:height="0.1512in" svg:x="0.4953in" svg:y="0in" svg:viewBox="0 0 90 385" svg:d="M90 193c0-30-4-76-26-120-23-48-56-73-60-73-2 0-4 2-4 4s0 2 8 9c37 38 59 99 59 180 0 65-14 133-61 181-6 6-6 6-6 7 0 2 2 4 4 4 4 0 39-26 62-76 19-41 24-84 24-116z"><text:p/></draw:path><draw:path draw:style-name="gr3" draw:text-style-name="P6" svg:width="0.1008in" svg:height="0.0354in" svg:x="0.596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52in" svg:height="0.0685in" svg:x="0.7528in" svg:y="0.0453in" svg:viewBox="0 0 192 175" svg:d="M118 54c3-10 12-45 38-45 2 0 11 0 20 4-11 2-19 12-19 21 0 7 5 14 15 14 8 0 20-7 20-23 0-19-23-25-35-25-23 0-36 21-40 30-10-26-31-30-42-30-41 0-63 50-63 59 0 5 3 4 4 5 4 0 5-1 6-5 13-40 38-50 52-50 7 0 21 3 21 25 0 12-7 39-21 93-7 24-20 39-37 39-2 0-12 0-19-4 10-2 18-10 18-21s-8-13-14-13c-12 0-22 10-22 22 0 17 20 25 36 25 26 0 40-27 41-30 4 15 19 30 42 30 39 0 61-49 61-59 0-4-3-4-4-4-3 0-4 1-4 4-14 41-40 50-52 50-15 0-22-12-22-25 0-9 3-17 7-34 4-18 8-35 13-53z"><text:p/></draw:path><draw:path draw:style-name="gr3" draw:text-style-name="P6" svg:width="0.1008in" svg:height="0.0354in" svg:x="0.886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1.0441in" svg:y="0.013in" svg:viewBox="0 0 163 264" svg:d="M163 133c0-31-2-61-16-90-17-37-49-43-66-43-23 0-51 10-67 45-12 28-14 57-14 88 0 29 1 64 18 92 16 32 44 39 63 39 21 0 50-7 67-45 13-25 15-55 15-86zM81 255c-15 0-38-9-45-46-4-22-4-58-4-80 0-26 0-51 3-72 8-45 36-49 46-49 12 0 38 7 45 45 5 22 5 52 5 76 0 28 0 55-5 79-6 36-28 47-45 47z"><text:p/></draw:path></draw:g><text:s/>וסה"כ <draw:g text:anchor-type="as-char" svg:y="-0.1134in" draw:z-index="182" draw:name="Shape194" draw:style-name="gr1"><svg:title>TexMaths</svg:title><svg:desc>11§display§f_1(x)(x) = f_2(x)(x)§svg§600§FALSE§</svg:desc><draw:path draw:style-name="gr2" draw:text-style-name="P5" svg:width="1.2783in" svg:height="0.1358in" svg:x="0.0004in" svg:y="0.0071in" svg:viewBox="0 0 3248 346" svg:d="M1625 346c-542 0-1084 0-1625 0 0-116 0-230 0-346 1083 0 2166 0 3248 0 0 116 0 230 0 346-541 0-1082 0-1623 0z"><text:p/></draw:path><draw:path draw:style-name="gr3" draw:text-style-name="P6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86in" svg:height="0.0701in" svg:x="0.0787in" svg:y="0.0661in" svg:viewBox="0 0 99 179" svg:d="M62 8c0-8-1-8-9-8-18 17-42 17-53 17 0 3 0 6 0 9 7 0 24 0 40-7 0 46 0 92 0 138 0 9 0 13-28 13-3 0-6 0-10 0 0 3 0 6 0 9 5-1 38-1 49-1 7 0 41 0 48 1 0-3 0-6 0-9-3 0-8 0-11 0-26 0-26-4-26-13 0-50 0-100 0-149z"><text:p/></draw:path><draw:path draw:style-name="gr3" draw:text-style-name="P6" svg:width="0.0346in" svg:height="0.1512in" svg:x="0.1508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0685in" svg:x="0.1992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6" svg:width="0.035in" svg:height="0.1512in" svg:x="0.2902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6" svg:width="0.0346in" svg:height="0.1512in" svg:x="0.3563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0685in" svg:x="0.4047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6" svg:width="0.035in" svg:height="0.1512in" svg:x="0.4957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6" svg:width="0.1008in" svg:height="0.0354in" svg:x="0.596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56in" svg:height="0.1374in" svg:x="0.7567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465in" svg:height="0.0701in" svg:x="0.8299in" svg:y="0.0661in" svg:viewBox="0 0 119 179" svg:d="M119 130c-3 0-6 0-9 0-1 5-3 22-7 24-2 2-23 2-27 2-17 0-33 0-50 0 29-25 39-33 54-45 20-16 39-33 39-58 0-33-29-53-63-53s-56 23-56 48c0 14 11 15 14 15 7 0 15-5 15-15 0-4-3-14-17-14 9-19 28-24 40-24 27 0 42 21 42 43 0 23-18 42-27 52-22 21-43 41-65 63-2 3-2 4-2 11 37 0 74 0 111 0 2-16 6-33 8-49z"><text:p/></draw:path><draw:path draw:style-name="gr3" draw:text-style-name="P6" svg:width="0.0346in" svg:height="0.1512in" svg:x="0.9067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0685in" svg:x="0.9551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6" svg:width="0.035in" svg:height="0.1512in" svg:x="1.0465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6" svg:width="0.0346in" svg:height="0.1512in" svg:x="1.1122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0685in" svg:x="1.1606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40-27 41-30 4 15 18 30 42 30 39 0 61-49 61-59 0-4-3-4-4-4-4 0-4 1-5 4-14 41-40 50-52 50-14 0-21-12-21-25 0-9 2-17 7-34 4-18 8-35 13-53z"><text:p/></draw:path><draw:path draw:style-name="gr3" draw:text-style-name="P6" svg:width="0.035in" svg:height="0.1512in" svg:x="1.2516in" svg:y="0in" svg:viewBox="0 0 90 385" svg:d="M90 193c0-30-4-76-25-120-23-48-57-73-61-73-2 0-4 2-4 4s0 2 8 9c37 38 59 99 59 180 0 65-14 133-61 181-6 6-6 6-6 7 0 2 2 4 4 4 4 0 39-26 62-76 20-41 24-84 24-116z"><text:p/></draw:path></draw:g>. </text:p>
            </text:list-item>
            <text:list-item>
              <text:p text:style-name="P37"><text:soft-page-break/>אם <draw:g text:anchor-type="as-char" svg:y="-0.1134in" draw:z-index="177" draw:name="Shape195" draw:style-name="gr1"><svg:title>TexMaths</svg:title><svg:desc>11§display§x \in \{1\}§svg§600§FALSE§</svg:desc><draw:path draw:style-name="gr2" draw:text-style-name="P5" svg:width="0.4732in" svg:height="0.1358in" svg:x="0.0039in" svg:y="0.0071in" svg:viewBox="0 0 1203 346" svg:d="M602 346c-201 0-401 0-602 0 0-116 0-230 0-346 401 0 801 0 1203 0 0 116 0 230 0 346-201 0-401 0-601 0z"><text:p/></draw:path><draw:path draw:style-name="gr3" draw:text-style-name="P6" svg:width="0.0752in" svg:height="0.0685in" svg:x="0.0004in" svg:y="0.0453in" svg:viewBox="0 0 192 175" svg:d="M118 54c3-10 12-45 38-45 2 0 11 0 20 4-11 2-19 12-19 21 0 7 5 14 14 14s21-7 21-23c0-19-23-25-35-25-23 0-36 21-40 30-10-26-31-30-42-30-41 0-63 50-63 59 0 5 3 4 4 5 4 0 5-1 6-5 13-40 38-50 52-50 7 0 21 3 21 25 0 12-7 39-21 93-7 24-20 39-37 39-2 0-11 0-19-4 9-2 18-10 18-21s-9-13-14-13c-12 0-22 10-22 22 0 17 20 25 36 25 27 0 40-27 41-30 4 15 19 30 42 30 39 0 61-49 61-59 0-4-3-4-4-4-3 0-5 1-5 4-13 41-39 50-51 50-16 0-21-12-21-25 0-9 2-17 7-34 4-18 7-35 12-53z"><text:p/></draw:path><draw:path draw:style-name="gr3" draw:text-style-name="P6" svg:width="0.0756in" svg:height="0.087in" svg:x="0.1378in" svg:y="0.0307in" svg:viewBox="0 0 193 222" svg:d="M180 120c7 0 13 0 13-8 0-9-6-9-13-9-55 0-109 0-164 0 5-50 49-88 104-88 20 0 40 0 60 0 7 0 13 0 13-7 0-8-6-8-13-8-21 0-40 0-61 0-66 0-119 50-119 112s53 110 119 110c21 0 40 0 61 0 7 0 13 0 13-7s-6-7-13-7c-20 0-40 0-60 0-55 0-99-37-104-88 55 0 109 0 164 0z"><text:p/></draw:path><draw:path draw:style-name="gr3" draw:text-style-name="P6" svg:width="0.0535in" svg:height="0.1512in" svg:x="0.2791in" svg:y="0in" svg:viewBox="0 0 137 385" svg:d="M81 52c0-16 10-41 53-43 1 0 3-2 3-5 0-4-3-4-7-4-39 0-74 20-74 48 0 29 0 59 0 89 0 15 0 27-15 39s-29 12-38 13c-1 0-3 1-3 5 0 3 2 3 7 3 25 2 44 14 48 34 1 4 1 5 1 19 0 25 0 51 0 76 0 16 0 29 19 43 14 12 39 16 55 16 4 0 7 0 7-4s-2-4-6-4c-24-2-43-15-49-33-1-5-1-5-1-19 0-27 0-54 0-82 0-17-3-24-15-35-8-8-19-12-30-14 32-10 45-28 45-50 0-31 0-61 0-92z"><text:p/></draw:path><draw:path draw:style-name="gr3" draw:text-style-name="P6" svg:width="0.0492in" svg:height="0.1in" svg:x="0.3579in" svg:y="0.013in" svg:viewBox="0 0 126 255" svg:d="M79 10c0-10 0-10-9-10-24 24-58 24-70 24 0 5 0 8 0 12 8 0 30 0 51-10 0 66 0 133 0 199 0 14-2 18-37 18-4 0-7 0-12 0 0 5 0 9 0 12 13-1 47-1 63-1 15 0 48 0 61 1 0-3 0-7 0-12-4 0-7 0-12 0-34 0-35-4-35-18 0-72 0-144 0-215z"><text:p/></draw:path><draw:path draw:style-name="gr3" draw:text-style-name="P6" svg:width="0.0535in" svg:height="0.1512in" svg:x="0.4311in" svg:y="0in" svg:viewBox="0 0 137 385" svg:d="M56 334c0 15-10 40-53 43-1 0-3 2-3 4 0 4 4 4 8 4 37 0 73-18 73-48 0-29 0-58 0-88 0-16 0-28 16-40 14-11 28-11 37-12 1 0 3-1 3-3 0-5-2-5-6-5-25-2-44-15-49-35-1-3-1-4-1-19 0-25 0-50 0-76 0-16 0-28-18-42-16-13-42-17-55-17-4 0-8 0-8 4 0 5 2 5 7 5 24 1 42 14 48 33 1 4 1 4 1 19 0 26 0 54 0 81 0 18 3 24 15 36 8 8 19 12 30 16-32 9-45 25-45 47 0 31 0 62 0 93z"><text:p/></draw:path></draw:g>: לפי כללים <draw:g text:anchor-type="as-char" svg:y="-0.1063in" draw:z-index="176" draw:name="Shape196" draw:style-name="gr1"><svg:title>TexMaths</svg:title><svg:desc>11§display§\alpha, \beta§svg§600§FALSE§</svg:desc><draw:path draw:style-name="gr2" draw:text-style-name="P5" svg:width="0.2358in" svg:height="0.1201in" svg:x="0.0024in" svg:y="0.0071in" svg:viewBox="0 0 600 306" svg:d="M0 0c200 0 400 0 600 0 0 102 0 204 0 306-200 0-400 0-600 0 0-102 0-204 0-306z"><text:p/></draw:path><draw:path draw:style-name="gr3" draw:text-style-name="P6" svg:width="0.085in" svg:height="0.0681in" svg:x="0.0004in" svg:y="0.0398in" svg:viewBox="0 0 217 174" svg:d="M168 80c0-60-35-80-64-80-52 0-104 55-104 110 0 35 23 64 63 64 24 0 52-8 81-31 6 20 18 31 35 31 21 0 33-20 33-26 0-3-3-4-5-4-3 0-4 1-5 4-7 18-21 18-22 18-12 0-12-29-12-38s0-9 5-15c36-45 28-60 44-90 0-1 0-3-5-3-4 0-4 1-5 8-8 24-20 53-39 76 0-8 0-16 0-24zM143 132c-34 30-64 34-79 34-23 0-35-16-35-42 0-18 9-60 23-80 17-27 38-35 51-35 39 0 39 50 39 80 0 15 0 37 1 43z"><text:p/></draw:path><draw:path draw:style-name="gr3" draw:text-style-name="P6" svg:width="0.0173in" svg:height="0.0453in" svg:x="0.1051in" svg:y="0.0906in" svg:viewBox="0 0 45 116" svg:d="M45 41c0-26-10-41-25-41-12 0-20 10-20 21 0 10 8 20 20 20 5 0 10-1 14-5 1-1 1-1 1-2 1 0 1 1 1 7 0 28-13 51-26 64-5 4-5 5-5 6 0 2 3 5 5 5 4 0 35-30 35-75z"><text:p/></draw:path><draw:path draw:style-name="gr3" draw:text-style-name="P6" svg:width="0.0823in" svg:height="0.1358in" svg:x="0.1638in" svg:y="0in" svg:viewBox="0 0 210 346" svg:d="M210 53c0-29-21-53-53-53-22 0-33 7-46 17-21 15-43 52-49 81-21 80-41 162-62 243 0 3 1 5 4 5 4 0 5-1 5-2 9-36 18-71 27-106 8 23 24 37 53 37 28 0 56-14 74-31s30-42 30-70-14-47-27-57c22-12 44-37 44-64zM141 117c-6 2-10 2-19 2-5 0-13 1-16-1 0-3 14-3 18-3 8 0 11 0 17 2zM188 44c0 26-14 55-34 66-11-3-19-4-30-4-9 0-29 0-29 12-2 11 19 10 26 10 14 0 20 0 32-5 14 14 16 26 16 43 1 21-8 51-18 65-16 21-42 35-63 35-30 0-44-22-44-49 0-4 0-10 1-18 9-32 17-64 25-95 8-34 37-95 83-95 22 0 35 12 35 35z"><text:p/></draw:path></draw:g><text:s/>נסיק <draw:g text:anchor-type="as-char" svg:y="-0.1134in" draw:z-index="178" draw:name="Shape197" draw:style-name="gr1"><svg:title>TexMaths</svg:title><svg:desc>11§display§f_2(x) = f_2(0) = \la 1, \{\la 1, 1 \ra\} \cup \lambda n \in (\N \setminus \{1\}). 1 \ra§svg§600§FALSE§</svg:desc><draw:path draw:style-name="gr2" draw:text-style-name="P5" svg:width="3.0642in" svg:height="0.1358in" svg:x="0.0004in" svg:y="0.0071in" svg:viewBox="0 0 7784 346" svg:d="M3893 346c-1298 0-2595 0-3893 0 0-116 0-230 0-346 2595 0 5190 0 7784 0 0 116 0 230 0 346-1296 0-2594 0-3891 0z"><text:p/></draw:path><draw:path draw:style-name="gr3" draw:text-style-name="P6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465in" svg:height="0.0701in" svg:x="0.074in" svg:y="0.0661in" svg:viewBox="0 0 119 179" svg:d="M119 130c-4 0-6 0-9 0-1 5-3 22-7 24-2 2-23 2-27 2-17 0-33 0-50 0 29-25 39-33 54-45 21-16 39-33 39-58 0-33-29-53-63-53s-56 23-56 48c0 14 11 15 14 15 7 0 15-5 15-15 0-4-3-14-17-14 9-19 28-24 40-24 27 0 41 21 41 43 0 23-17 42-25 52-22 21-44 41-66 63-2 3-2 4-2 11 37 0 74 0 111 0 2-16 6-33 8-49z"><text:p/></draw:path><draw:path draw:style-name="gr3" draw:text-style-name="P6" svg:width="0.0346in" svg:height="0.1512in" svg:x="0.150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0752in" svg:height="0.0685in" svg:x="0.1992in" svg:y="0.0453in" svg:viewBox="0 0 192 175" svg:d="M118 54c2-10 11-45 38-45 1 0 11 0 19 4-11 2-19 12-19 21 0 7 5 14 16 14 8 0 20-7 20-23 0-19-23-25-36-25-22 0-36 21-41 30-9-26-30-30-41-30-40 0-62 50-62 59 0 5 3 5 4 5 4 0 5-1 5-5 13-40 39-50 53-50 6 0 21 3 21 25 0 12-7 39-21 93-7 24-20 39-38 39-2 0-11 0-18-4 8-2 17-10 17-21s-9-13-14-13c-11 0-21 10-21 22 0 17 19 25 36 25 26 0 40-27 41-30 4 15 19 30 42 30 39 0 61-49 61-59 0-4-3-4-4-4-3 0-4 1-6 4-13 41-38 50-51 50-15 0-21-12-21-25 0-9 2-17 6-34 5-18 9-35 14-53z"><text:p/></draw:path><draw:path draw:style-name="gr3" draw:text-style-name="P6" svg:width="0.035in" svg:height="0.1512in" svg:x="0.2902in" svg:y="0in" svg:viewBox="0 0 90 385" svg:d="M90 193c0-30-4-76-25-120-23-48-57-73-61-73-2 0-4 2-4 4s0 2 8 9c38 38 60 99 60 180 0 65-14 133-63 181-5 6-5 6-5 7 0 2 2 4 4 4 4 0 39-26 62-76 20-41 24-84 24-116z"><text:p/></draw:path><draw:path draw:style-name="gr3" draw:text-style-name="P6" svg:width="0.1008in" svg:height="0.0354in" svg:x="0.391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6in" svg:height="0.1374in" svg:x="0.5516in" svg:y="0.0067in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3" draw:text-style-name="P6" svg:width="0.0469in" svg:height="0.0701in" svg:x="0.6248in" svg:y="0.0661in" svg:viewBox="0 0 120 179" svg:d="M120 130c-3 0-6 0-9 0-1 5-4 22-8 24-2 2-23 2-26 2-17 0-33 0-50 0 28-25 38-33 54-45 20-16 39-33 39-58 0-33-29-53-64-53-33 0-56 23-56 48 0 14 12 15 14 15 7 0 15-5 15-15 0-4-2-14-16-14 8-19 27-24 40-24 26 0 40 21 40 43 0 23-16 42-25 52-22 21-43 41-65 63-3 3-3 4-3 11 37 0 75 0 112 0 2-16 6-33 8-49z"><text:p/></draw:path><draw:path draw:style-name="gr3" draw:text-style-name="P6" svg:width="0.035in" svg:height="0.1512in" svg:x="0.7016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6" svg:width="0.0638in" svg:height="0.1035in" svg:x="0.752in" svg:y="0.013in" svg:viewBox="0 0 163 264" svg:d="M163 133c0-31-2-61-16-90-18-37-49-43-66-43-23 0-51 10-67 45-13 28-14 57-14 88 0 29 1 64 16 92 18 32 46 39 64 39 21 0 51-7 68-45 13-25 15-55 15-86zM80 255c-14 0-37-9-44-46-4-22-4-58-4-80 0-26 0-51 3-72 7-45 36-49 45-49 13 0 39 7 46 45 4 22 4 52 4 76 0 28 0 55-4 79-6 36-28 47-46 47z"><text:p/></draw:path><draw:path draw:style-name="gr3" draw:text-style-name="P6" svg:width="0.0346in" svg:height="0.1512in" svg:x="0.8307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931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335in" svg:height="0.1512in" svg:x="1.1008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6" svg:width="0.05in" svg:height="0.1in" svg:x="1.1567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draw:path draw:style-name="gr3" draw:text-style-name="P6" svg:width="0.0177in" svg:height="0.0453in" svg:x="1.2319in" svg:y="0.0972in" svg:viewBox="0 0 46 116" svg:d="M46 41c0-26-10-41-25-41-12 0-21 10-21 21 0 10 9 20 21 20 4 0 10-1 13-5 1-1 1-1 2-1s1 0 1 6c0 28-13 51-26 64-4 4-4 5-4 6 0 2 2 5 4 5 3 0 35-30 35-75z"><text:p/></draw:path><draw:path draw:style-name="gr3" draw:text-style-name="P6" svg:width="0.0531in" svg:height="0.1512in" svg:x="1.298in" svg:y="0in" svg:viewBox="0 0 136 385" svg:d="M81 52c0-16 10-41 52-43 2 0 3-2 3-5 0-4-2-4-6-4-39 0-74 20-75 48 0 29 0 59 0 89 0 15 0 27-15 39-14 12-28 12-37 13-2 0-3 1-3 4 0 4 2 4 5 4 27 2 44 14 49 34 1 4 1 5 1 19 0 25 0 51 0 76 0 16 0 29 19 43 15 12 40 16 56 16 4 0 6 0 6-4s-2-4-5-4c-24-2-43-15-49-33-1-5-1-5-1-19 0-27 0-54 0-82 0-17-3-24-15-35-9-8-20-12-31-15 32-9 46-27 46-49 0-31 0-61 0-92z"><text:p/></draw:path><draw:path draw:style-name="gr3" draw:text-style-name="P6" svg:width="0.0335in" svg:height="0.1512in" svg:x="1.3799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6" svg:width="0.05in" svg:height="0.1in" svg:x="1.4354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6" svg:width="0.0173in" svg:height="0.0453in" svg:x="1.5114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5in" svg:height="0.1in" svg:x="1.5787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6" svg:width="0.0335in" svg:height="0.1512in" svg:x="1.65in" svg:y="0in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6" svg:width="0.0535in" svg:height="0.1512in" svg:x="1.7114in" svg:y="0in" svg:viewBox="0 0 137 385" svg:d="M56 334c0 15-10 40-52 43-2 0-4 2-4 4 0 4 4 4 8 4 37 0 73-18 74-48 0-29 0-58 0-88 0-16 0-28 16-40 13-11 27-11 36-12 2 0 3-1 3-4 0-4-2-4-6-4-25-2-44-15-47-35-2-3-2-4-2-19 0-25 0-50 0-76 0-16 0-28-18-42-16-13-43-17-56-17-4 0-8 0-8 4 0 5 2 5 7 5 24 1 42 14 48 33 1 4 1 4 1 19 0 26 0 54 0 81 0 18 3 24 15 36 8 8 20 12 30 15-31 10-45 26-45 48 0 31 0 62 0 93z"><text:p/></draw:path><draw:path draw:style-name="gr3" draw:text-style-name="P6" svg:width="0.0846in" svg:height="0.0937in" svg:x="1.8189in" svg:y="0.0217in" svg:viewBox="0 0 216 239" svg:d="M216 14c0-6 0-14-8-14s-8 8-8 14c0 47 0 93 0 140 0 57-64 70-92 70-18 0-42-4-63-16-30-19-30-44-30-54 0-47 0-93 0-140 0-6 0-14-7-14-8 0-8 8-8 14 0 48 0 94 0 141 0 59 59 84 108 84 50 0 108-28 108-83 0-47 0-94 0-142z"><text:p/></draw:path><draw:path draw:style-name="gr3" draw:text-style-name="P6" svg:width="0.0748in" svg:height="0.1067in" svg:x="1.9539in" svg:y="0.0071in" svg:viewBox="0 0 191 272" svg:d="M118 155c15 41 34 98 40 107s10 9 20 9c3 0 6 0 9 0s4-1 4-3-1-3-2-5c-3-4-6-10-9-17-26-73-52-146-79-218-8-24-28-28-47-28-1 0-7 0-7 4 0 3 2 3 4 4 13 2 15 4 25 31 12 35 25 70 37 105-35 35-71 70-106 105-5 4-7 6-7 12 0 7 4 11 11 11 5 0 10-4 13-9 31-36 63-71 94-108z"><text:p/></draw:path><draw:path draw:style-name="gr3" draw:text-style-name="P6" svg:width="0.0823in" svg:height="0.0685in" svg:x="2.039in" svg:y="0.0453in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5-42-34 0-52 25-59 34-2-22-19-34-36-34-18 0-26 15-29 22-7 13-12 36-12 37 0 5 4 5 5 5 4 0 4-1 7-9 7-27 14-46 28-46 7 0 12 4 12 17 0 8-1 13-6 32-8 30-15 60-23 90z"><text:p/></draw:path><draw:path draw:style-name="gr3" draw:text-style-name="P6" svg:width="0.076in" svg:height="0.087in" svg:x="2.1807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6" svg:width="0.035in" svg:height="0.1512in" svg:x="2.3268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6" svg:width="0.1028in" svg:height="0.1063in" svg:x="2.3748in" svg:y="0.0098in" svg:viewBox="0 0 262 271" svg:d="M34 35c0 63 0 126 0 187 0 20-3 28-23 28-4 0-11 0-11 7 0 6 7 6 13 6 20 0 41 0 61 0 6 0 12 0 12-6 0-7-7-7-11-7-22 0-26-9-26-29 0-58 0-118 0-176 57 74 112 148 168 220 3 5 5 6 8 6 7 0 7-7 7-13 0-72 0-145 0-217 0-21 3-27 21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6 0 18 0 37 0 54z"><text:p/></draw:path><draw:path draw:style-name="gr3" draw:text-style-name="P6" svg:width="0.0587in" svg:height="0.1512in" svg:x="2.5232in" svg:y="0in" svg:viewBox="0 0 150 385" svg:d="M133 375c2 6 4 10 9 10 4 0 8-3 8-7 0-1 0-3-3-7-44-120-88-241-132-361-2-7-3-10-7-10-5 0-8 3-8 8 0 1 0 2 1 6 44 120 88 241 132 361z"><text:p/></draw:path><draw:path draw:style-name="gr3" draw:text-style-name="P6" svg:width="0.0535in" svg:height="0.1512in" svg:x="2.6354in" svg:y="0in" svg:viewBox="0 0 137 385" svg:d="M81 52c0-16 11-41 53-43 2 0 3-2 3-5 0-4-3-4-7-4-39 0-74 20-74 48 0 29 0 59 0 89 0 15 0 27-15 39-14 12-29 12-38 13-1 0-3 1-3 4 0 4 2 4 7 4 25 2 44 14 48 34 1 4 1 5 1 19 0 25 0 51 0 76 0 16 0 29 19 43 14 12 40 16 55 16 4 0 7 0 7-4s-2-4-6-4c-24-2-43-15-49-33-1-5-1-5-1-19 0-27 0-54 0-82 0-17-2-24-15-35-8-8-19-12-30-15 32-9 45-27 45-49 0-31 0-61 0-92z"><text:p/></draw:path><draw:path draw:style-name="gr3" draw:text-style-name="P6" svg:width="0.05in" svg:height="0.1in" svg:x="2.7146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6" svg:width="0.0531in" svg:height="0.1512in" svg:x="2.7882in" svg:y="0in" svg:viewBox="0 0 136 385" svg:d="M55 334c0 15-10 40-52 43-2 0-3 2-3 4 0 4 4 4 8 4 37 0 72-18 73-48 0-29 0-58 0-88 0-16 0-28 16-40 13-11 28-11 36-12 2 0 3-1 3-4 0-4-2-4-5-4-25-2-44-15-49-35-1-3-1-4-1-19 0-25 0-50 0-76 0-16 0-28-18-42-16-13-42-17-55-17-4 0-8 0-8 4 0 5 2 5 5 5 25 1 44 14 49 33 1 4 1 4 1 19 0 26 0 54 0 81 0 18 3 24 15 36 9 8 20 12 31 15-32 10-46 26-46 48 0 31 0 62 0 93z"><text:p/></draw:path><draw:path draw:style-name="gr3" draw:text-style-name="P6" svg:width="0.035in" svg:height="0.1512in" svg:x="2.8618in" svg:y="0in" svg:viewBox="0 0 90 385" svg:d="M90 193c0-30-4-76-26-120-23-48-56-73-60-73-2 0-4 2-4 4s0 2 8 9c37 38 59 99 59 180 0 65-14 133-62 181-5 6-5 6-5 7 0 2 2 4 4 4 4 0 39-26 62-76 19-41 24-84 24-116z"><text:p/></draw:path><draw:path draw:style-name="gr3" draw:text-style-name="P6" svg:width="0.0157in" svg:height="0.0157in" svg:x="2.9252in" svg:y="0.0972in" svg:viewBox="0 0 41 41" svg:d="M41 21c0-12-9-21-20-21-12 0-21 9-21 21 0 11 9 20 21 20 11 0 20-9 20-20z"><text:p/></draw:path><draw:path draw:style-name="gr3" draw:text-style-name="P6" svg:width="0.05in" svg:height="0.1in" svg:x="2.9681in" svg:y="0.013in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6" svg:width="0.0339in" svg:height="0.1512in" svg:x="3.0386in" svg:y="0in" svg:viewBox="0 0 87 385" svg:d="M85 199c2-4 2-5 2-6 0-3 0-1-2-6-22-59-45-119-67-178-4-7-7-9-10-9-5 0-8 3-8 8 0 1 0 2 2 6 23 60 45 119 68 179-23 58-45 117-68 177-2 4-2 5-2 8 0 4 4 7 8 7 5 0 6-4 8-7 24-60 46-119 69-179z"><text:p/></draw:path></draw:g><text:s/>כלומר <draw:g text:anchor-type="as-char" svg:y="-0.1134in" draw:z-index="179" draw:name="Shape198" draw:style-name="gr1"><svg:title>TexMaths</svg:title><svg:desc>11§display§f_2(x)(x) = f_2(0)(0) = 0§svg§600§FALSE§</svg:desc><draw:path draw:style-name="gr2" draw:text-style-name="P5" svg:width="1.5441in" svg:height="0.1354in" svg:x="0.0004in" svg:y="0.0071in" svg:viewBox="0 0 3923 345" svg:d="M0 0c1308 0 2616 0 3923 0 0 115 0 230 0 345-1307 0-2615 0-3923 0 0-115 0-230 0-345z"><text:p/></draw:path><draw:path draw:style-name="gr3" draw:text-style-name="P6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" svg:width="0.0465in" svg:height="0.0701in" svg:x="0.074in" svg:y="0.0661in" svg:viewBox="0 0 119 179" svg:d="M119 130c-4 0-6 0-9 0-1 7-3 22-8 25-1 1-22 1-26 1-17 0-33 0-50 0 29-25 38-32 54-45 20-15 39-33 39-58 0-33-29-53-63-53s-56 24-56 48c0 15 11 16 14 16 6 0 15-5 15-14 0-6-3-15-17-15 9-18 26-25 40-25 27 0 40 21 40 43 0 23-16 42-25 52-22 21-43 41-65 63-2 4-2 4-2 11 37 0 74 0 111 0 2-16 6-33 8-49z"><text:p/></draw:path><draw:path draw:style-name="gr3" draw:text-style-name="P6" svg:width="0.035in" svg:height="0.1508in" svg:x="0.1504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6" svg:width="0.0752in" svg:height="0.0681in" svg:x="0.1988in" svg:y="0.0453in" svg:viewBox="0 0 192 174" svg:d="M119 54c2-10 11-46 37-46 2 0 12 0 20 5-11 2-19 12-19 21 0 7 5 13 15 13 8 0 20-6 20-22 0-19-22-25-35-25-23 0-36 20-40 29-10-26-31-29-42-29-41 0-63 50-63 59 0 4 4 4 6 4s3-1 4-5c13-40 38-50 52-50 7 0 21 4 21 26 0 12-7 38-21 92-6 24-20 40-37 40-2 0-11 0-19-5 9-2 18-10 18-21 0-10-9-13-14-13-12 0-22 10-22 22 0 17 20 25 37 25 26 0 39-26 40-29 5 15 19 29 42 29 40 0 62-50 62-59 0-4-4-4-5-4-3 0-4 1-4 5-14 40-40 50-52 50-16 0-21-13-21-25 0-9 2-18 7-34 4-18 8-35 13-53z"><text:p/></draw:path><draw:path draw:style-name="gr3" draw:text-style-name="P6" svg:width="0.035in" svg:height="0.1508in" svg:x="0.2902in" svg:y="0in" svg:viewBox="0 0 90 384" svg:d="M90 193c0-30-4-77-26-120-23-48-56-73-60-73-2 0-4 1-4 3 0 3 0 3 8 10 37 38 59 99 59 180 0 65-14 132-62 181-5 5-5 5-5 6 0 3 2 4 4 4 4 0 39-26 62-75 19-43 24-85 24-116z"><text:p/></draw:path><draw:path draw:style-name="gr3" draw:text-style-name="P6" svg:width="0.0346in" svg:height="0.1508in" svg:x="0.3559in" svg:y="0in" svg:viewBox="0 0 89 384" svg:d="M89 380c0-1 0-1-7-8-48-48-60-121-60-179 0-67 14-135 62-183 5-4 5-4 5-7 0-2-1-3-3-3-5 0-40 26-62 75-20 43-24 86-24 118 0 28 3 76 25 119 23 47 56 72 61 72 2 0 3-1 3-4z"><text:p/></draw:path><draw:path draw:style-name="gr3" draw:text-style-name="P6" svg:width="0.0752in" svg:height="0.0681in" svg:x="0.4043in" svg:y="0.0453in" svg:viewBox="0 0 192 174" svg:d="M118 54c2-10 11-46 38-46 1 0 11 0 19 5-11 2-19 12-19 21 0 7 5 13 16 13 7 0 20-6 20-22 0-19-23-25-36-25-23 0-36 20-41 29-9-26-30-29-41-29-41 0-63 50-63 59 0 4 4 4 5 4 3 0 5-1 5-5 13-40 38-50 52-50 7 0 20 4 20 26 0 12-6 38-20 92-6 24-20 40-37 40-2 0-11 0-20-5 10-2 19-10 19-21 0-10-9-13-14-13-12 0-21 10-21 22 0 17 19 25 36 25 26 0 39-26 40-29 5 15 19 29 42 29 40 0 62-50 62-59 0-4-4-4-5-4-3 0-3 1-5 5-13 40-39 50-51 50-16 0-21-13-21-25 0-9 2-18 6-34 5-18 9-35 14-53z"><text:p/></draw:path><draw:path draw:style-name="gr3" draw:text-style-name="P6" svg:width="0.035in" svg:height="0.1508in" svg:x="0.4953in" svg:y="0in" svg:viewBox="0 0 90 384" svg:d="M90 193c0-30-4-77-25-120-24-48-57-73-61-73-2 0-4 1-4 3 0 3 0 3 8 10 37 38 59 99 59 180 0 65-14 132-62 181-5 5-5 5-5 6 0 3 2 4 4 4 4 0 39-26 62-75 20-43 24-85 24-116z"><text:p/></draw:path><draw:path draw:style-name="gr3" draw:text-style-name="P6" svg:width="0.1008in" svg:height="0.035in" svg:x="0.596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52in" svg:height="0.137in" svg:x="0.7571in" svg:y="0.0071in" svg:viewBox="0 0 192 349" svg:d="M121 118c11 0 22 0 33 0 9 0 12 0 12-9 0-3-3-3-10-3-11 0-22 0-33 0 3-16 6-30 9-44 1-9 7-36 9-41 3-7 10-13 18-13 2 0 11 0 19 7-17 2-21 15-21 21 0 9 7 14 15 14 9 0 20-9 20-24 0-17-17-26-33-26-13 0-37 7-49 45-2 8-3 12-13 61-9 0-18 0-27 0-6 0-11 0-11 6s4 6 11 6c9 0 17 0 26 0-10 50-20 100-30 151-7 37-13 72-33 72-2 0-11 0-19-7 18-1 21-15 21-21 0-9-6-14-14-14-10 0-21 9-21 24 0 17 16 26 33 26 21 0 36-22 44-37 12-25 21-71 21-74 8-40 15-81 23-120z"><text:p/></draw:path><draw:path draw:style-name="gr3" draw:text-style-name="P6" svg:width="0.0469in" svg:height="0.0701in" svg:x="0.8295in" svg:y="0.0661in" svg:viewBox="0 0 120 179" svg:d="M120 130c-3 0-7 0-10 0-1 7-3 22-7 25-2 1-23 1-27 1-17 0-33 0-50 0 29-25 39-32 54-45 21-15 40-33 40-58 0-33-30-53-64-53s-56 24-56 48c0 15 11 16 14 16 7 0 15-5 15-14 0-6-3-15-17-15 9-18 28-25 40-25 27 0 41 21 41 43 0 23-17 42-25 52-22 21-44 41-66 63-2 4-2 4-2 11 37 0 74 0 111 0 3-16 6-33 9-49z"><text:p/></draw:path><draw:path draw:style-name="gr3" draw:text-style-name="P6" svg:width="0.0346in" svg:height="0.1508in" svg:x="0.9063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6" svg:width="0.0638in" svg:height="0.1035in" svg:x="0.9563in" svg:y="0.0126in" svg:viewBox="0 0 163 264" svg:d="M163 133c0-30-2-61-16-89-17-37-49-44-66-44-23 0-50 10-67 46-12 27-14 57-14 87s2 63 18 93c16 31 45 38 63 38 21 0 51-7 67-44 13-27 15-56 15-87zM81 257c-15 0-37-10-45-48-4-22-4-57-4-80 0-24 0-50 3-71 8-46 36-49 46-49 14 0 39 6 47 45 3 22 3 51 3 75 0 30 0 55-5 79-5 36-27 49-45 49z"><text:p/></draw:path><draw:path draw:style-name="gr3" draw:text-style-name="P6" svg:width="0.035in" svg:height="0.1508in" svg:x="1.035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6" svg:width="0.0346in" svg:height="0.1508in" svg:x="1.1008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6" svg:width="0.0638in" svg:height="0.1035in" svg:x="1.1504in" svg:y="0.0126in" svg:viewBox="0 0 163 264" svg:d="M163 133c0-30-2-61-16-89-17-37-49-44-66-44-23 0-50 10-67 46-12 27-14 57-14 87s2 63 18 93c16 31 45 38 63 38 21 0 51-7 67-44 13-27 15-56 15-87zM81 257c-15 0-37-10-45-48-4-22-4-57-4-80 0-24 0-50 3-71 8-46 36-49 46-49 14 0 39 6 47 45 3 22 3 51 3 75 0 30 0 55-5 79-5 36-27 49-45 49z"><text:p/></draw:path><draw:path draw:style-name="gr3" draw:text-style-name="P6" svg:width="0.035in" svg:height="0.1508in" svg:x="1.2295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6" svg:width="0.1008in" svg:height="0.035in" svg:x="1.3307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8in" svg:height="0.1035in" svg:x="1.489in" svg:y="0.0126in" svg:viewBox="0 0 163 264" svg:d="M163 133c0-30-2-61-16-89-17-37-49-44-66-44-23 0-51 10-67 46-12 27-14 57-14 87s1 63 18 93c16 31 45 38 63 38 21 0 51-7 67-44 13-27 15-56 15-87zM81 257c-15 0-38-10-45-48-4-22-4-57-4-80 0-24 0-50 3-71 8-46 36-49 46-49 12 0 39 6 45 45 5 22 5 51 5 75 0 30 0 55-5 79-5 36-27 49-45 49z"><text:p/></draw:path></draw:g>, וסה"כ <draw:g text:anchor-type="as-char" svg:y="-0.1134in" draw:z-index="181" draw:name="Shape199" draw:style-name="gr1"><svg:title>TexMaths</svg:title><svg:desc>11§display§f_1(x)(x) = f_2(x)(x)§svg§600§FALSE§</svg:desc><draw:path draw:style-name="gr2" draw:text-style-name="P5" svg:width="1.2783in" svg:height="0.1358in" svg:x="0.0004in" svg:y="0.0071in" svg:viewBox="0 0 3248 346" svg:d="M1625 346c-542 0-1084 0-1625 0 0-116 0-230 0-346 1083 0 2166 0 3248 0 0 116 0 230 0 346-541 0-1082 0-1623 0z"><text:p/></draw:path><draw:path draw:style-name="gr3" draw:text-style-name="P6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86in" svg:height="0.0701in" svg:x="0.0787in" svg:y="0.0661in" svg:viewBox="0 0 99 179" svg:d="M62 8c0-8-1-8-9-8-18 17-42 17-53 17 0 3 0 6 0 9 7 0 24 0 40-7 0 46 0 92 0 138 0 9 0 13-28 13-3 0-6 0-10 0 0 3 0 6 0 9 5-1 38-1 49-1 7 0 41 0 48 1 0-3 0-6 0-9-3 0-8 0-11 0-26 0-26-4-26-13 0-50 0-100 0-149z"><text:p/></draw:path><draw:path draw:style-name="gr3" draw:text-style-name="P6" svg:width="0.0346in" svg:height="0.1512in" svg:x="0.1508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0685in" svg:x="0.1992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6" svg:width="0.035in" svg:height="0.1512in" svg:x="0.2902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6" svg:width="0.0346in" svg:height="0.1512in" svg:x="0.3563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0685in" svg:x="0.4047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6" svg:width="0.035in" svg:height="0.1512in" svg:x="0.4957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6" svg:width="0.1008in" svg:height="0.0354in" svg:x="0.596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56in" svg:height="0.1374in" svg:x="0.7567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465in" svg:height="0.0701in" svg:x="0.8299in" svg:y="0.0661in" svg:viewBox="0 0 119 179" svg:d="M119 130c-3 0-6 0-9 0-1 5-3 22-7 24-2 2-23 2-27 2-17 0-33 0-50 0 29-25 39-33 54-45 20-16 39-33 39-58 0-33-29-53-63-53s-56 23-56 48c0 14 11 15 14 15 7 0 15-5 15-15 0-4-3-14-17-14 9-19 28-24 40-24 27 0 42 21 42 43 0 23-18 42-27 52-22 21-43 41-65 63-2 3-2 4-2 11 37 0 74 0 111 0 2-16 6-33 8-49z"><text:p/></draw:path><draw:path draw:style-name="gr3" draw:text-style-name="P6" svg:width="0.0346in" svg:height="0.1512in" svg:x="0.9067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0685in" svg:x="0.9551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6" svg:width="0.035in" svg:height="0.1512in" svg:x="1.0465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6" svg:width="0.0346in" svg:height="0.1512in" svg:x="1.1122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0685in" svg:x="1.1606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40-27 41-30 4 15 18 30 42 30 39 0 61-49 61-59 0-4-3-4-4-4-4 0-4 1-5 4-14 41-40 50-52 50-14 0-21-12-21-25 0-9 2-17 7-34 4-18 8-35 13-53z"><text:p/></draw:path><draw:path draw:style-name="gr3" draw:text-style-name="P6" svg:width="0.035in" svg:height="0.1512in" svg:x="1.2516in" svg:y="0in" svg:viewBox="0 0 90 385" svg:d="M90 193c0-30-4-76-25-120-23-48-57-73-61-73-2 0-4 2-4 4s0 2 8 9c37 38 59 99 59 180 0 65-14 133-61 181-6 6-6 6-6 7 0 2 2 4 4 4 4 0 39-26 62-76 20-41 24-84 24-116z"><text:p/></draw:path></draw:g>. </text:p>
            </text:list-item>
          </text:list>
        </text:list-item>
        <text:list-item>
          <text:p text:style-name="P37">אם <draw:g text:anchor-type="as-char" svg:y="-0.1134in" draw:z-index="183" draw:name="Shape200" draw:style-name="gr1"><svg:title>TexMaths</svg:title><svg:desc>11§display§x \not\in \{0\}§svg§600§FALSE§</svg:desc><draw:path draw:style-name="gr2" draw:text-style-name="P5" svg:width="0.4732in" svg:height="0.1358in" svg:x="0.0039in" svg:y="0.0071in" svg:viewBox="0 0 1203 346" svg:d="M602 346c-201 0-401 0-602 0 0-116 0-230 0-346 401 0 801 0 1203 0 0 116 0 230 0 346-201 0-401 0-601 0z"><text:p/></draw:path><draw:path draw:style-name="gr3" draw:text-style-name="P6" svg:width="0.0752in" svg:height="0.0685in" svg:x="0.0004in" svg:y="0.0453in" svg:viewBox="0 0 192 175" svg:d="M118 54c3-10 12-45 38-45 2 0 11 0 20 4-11 2-19 12-19 21 0 7 5 14 14 14s21-7 21-23c0-19-23-25-35-25-23 0-36 21-40 30-10-26-31-30-42-30-41 0-63 50-63 59 0 5 3 4 4 5 4 0 5-1 6-5 13-40 38-50 52-50 7 0 21 3 21 25 0 12-7 39-21 93-7 24-20 39-37 39-2 0-11 0-19-4 9-2 18-10 18-21s-9-13-14-13c-12 0-22 10-22 22 0 17 20 25 36 25 27 0 40-27 41-30 4 15 19 30 42 30 39 0 61-49 61-59 0-4-3-4-4-4-3 0-5 1-5 4-13 41-39 50-51 50-16 0-21-12-21-25 0-9 2-17 7-34 4-18 7-35 12-53z"><text:p/></draw:path><draw:path draw:style-name="gr3" draw:text-style-name="P6" svg:width="0.0752in" svg:height="0.1409in" svg:x="0.1465in" svg:y="0.0043in" svg:viewBox="0 0 192 359" svg:d="M189 15c3-5 3-6 3-7 0-2-2-8-7-8s-6 2-8 8c-58 112-115 223-174 336-3 5-3 6-3 7 0 4 3 8 8 8 4 0 5-2 8-8 58-112 116-223 173-336z"><text:p/></draw:path><draw:path draw:style-name="gr3" draw:text-style-name="P6" svg:width="0.0756in" svg:height="0.087in" svg:x="0.1378in" svg:y="0.0307in" svg:viewBox="0 0 193 222" svg:d="M180 120c7 0 13 0 13-8 0-9-6-9-13-9-55 0-109 0-164 0 5-50 49-88 104-88 20 0 40 0 60 0 7 0 13 0 13-7 0-8-6-8-13-8-21 0-40 0-61 0-66 0-119 50-119 112s53 110 119 110c21 0 40 0 61 0 7 0 13 0 13-7s-6-7-13-7c-20 0-40 0-60 0-55 0-99-37-104-88 55 0 109 0 164 0z"><text:p/></draw:path><draw:path draw:style-name="gr3" draw:text-style-name="P6" svg:width="0.0535in" svg:height="0.1512in" svg:x="0.2791in" svg:y="0in" svg:viewBox="0 0 137 385" svg:d="M81 52c0-16 10-41 53-43 1 0 3-2 3-5 0-4-3-4-7-4-39 0-74 20-74 48 0 29 0 59 0 89 0 15 0 27-15 39s-29 12-38 13c-1 0-3 1-3 5 0 3 2 3 7 3 25 2 44 14 48 34 1 4 1 5 1 19 0 25 0 51 0 76 0 16 0 29 19 43 14 12 39 16 55 16 4 0 7 0 7-4s-2-4-6-4c-24-2-43-15-49-33-1-5-1-5-1-19 0-27 0-54 0-82 0-17-3-24-15-35-8-8-19-12-30-14 32-10 45-28 45-50 0-31 0-61 0-92z"><text:p/></draw:path><draw:path draw:style-name="gr3" draw:text-style-name="P6" svg:width="0.0638in" svg:height="0.1035in" svg:x="0.35in" svg:y="0.013in" svg:viewBox="0 0 163 264" svg:d="M163 133c0-31-3-61-16-90-17-37-49-43-66-43-23 0-51 10-67 45-12 28-14 57-14 88 0 29 1 64 18 92 16 32 45 39 63 39 21 0 50-7 67-45 12-25 15-55 15-86zM81 255c-15 0-38-9-45-46-4-22-4-58-4-80 0-26 0-51 3-72 8-45 36-49 46-49 12 0 39 7 45 45 5 22 5 52 5 76 0 28 0 55-5 79-5 36-27 47-45 47z"><text:p/></draw:path><draw:path draw:style-name="gr3" draw:text-style-name="P6" svg:width="0.0535in" svg:height="0.1512in" svg:x="0.4311in" svg:y="0in" svg:viewBox="0 0 137 385" svg:d="M56 334c0 15-10 40-53 43-1 0-3 2-3 4 0 4 4 4 8 4 37 0 73-18 73-48 0-29 0-58 0-88 0-16 0-28 16-40 14-11 28-11 37-12 1 0 3-1 3-3 0-5-2-5-6-5-25-2-44-15-49-35-1-3-1-4-1-19 0-25 0-50 0-76 0-16 0-28-18-42-16-13-42-17-55-17-4 0-8 0-8 4 0 5 2 5 7 5 24 1 42 14 48 33 1 4 1 4 1 19 0 26 0 54 0 81 0 18 3 24 15 36 8 8 19 12 30 16-32 9-45 25-45 47 0 31 0 62 0 93z"><text:p/></draw:path></draw:g>: אזי לפי טענה 1: <draw:g text:anchor-type="as-char" svg:y="-0.1134in" draw:z-index="184" draw:name="Shape201" draw:style-name="gr1"><svg:title>TexMaths</svg:title><svg:desc>11§display§f_1(x)(x) = x = 0§svg§600§FALSE§</svg:desc><draw:path draw:style-name="gr2" draw:text-style-name="P5" svg:width="1.0996in" svg:height="0.1358in" svg:x="0.0004in" svg:y="0.0071in" svg:viewBox="0 0 2794 346" svg:d="M1397 346c-466 0-932 0-1397 0 0-116 0-230 0-346 932 0 1862 0 2794 0 0 116 0 230 0 346-465 0-932 0-1397 0z"><text:p/></draw:path><draw:path draw:style-name="gr3" draw:text-style-name="P6" svg:width="0.0756in" svg:height="0.1374in" svg:x="0.0008in" svg:y="0.0067in" svg:viewBox="0 0 193 350" svg:d="M121 118c11 0 22 0 33 0 8 0 12 0 12-8 0-4-4-4-11-4-11 0-21 0-32 0 4-16 6-30 9-44 1-8 7-36 9-40 3-8 10-13 19-13 1 0 11 0 18 6-17 2-21 16-21 21 0 9 7 14 15 14 9 0 21-9 21-24 0-17-18-26-33-26-14 0-39 7-50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86in" svg:height="0.0701in" svg:x="0.0787in" svg:y="0.0661in" svg:viewBox="0 0 99 179" svg:d="M62 8c0-8-2-8-9-8-18 17-42 17-53 17 0 3 0 6 0 9 7 0 24 0 40-7 0 46 0 92 0 138 0 9 0 13-28 13-3 0-7 0-10 0 0 3 0 6 0 9 5-1 38-1 48-1 8 0 42 0 49 1 0-3 0-6 0-9-3 0-8 0-11 0-26 0-26-4-26-13 0-50 0-100 0-149z"><text:p/></draw:path><draw:path draw:style-name="gr3" draw:text-style-name="P6" svg:width="0.0346in" svg:height="0.1512in" svg:x="0.1508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6" svg:width="0.0756in" svg:height="0.0685in" svg:x="0.1992in" svg:y="0.0453in" svg:viewBox="0 0 193 175" svg:d="M118 54c2-10 11-45 37-45 2 0 12 0 20 4-11 2-19 12-19 21 0 7 5 14 16 14 7 0 21-7 21-23 0-19-24-25-37-25-23 0-36 21-41 30-9-26-30-30-41-30-41 0-63 50-63 59 0 5 4 5 6 5s4-1 4-5c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3" draw:text-style-name="P6" svg:width="0.035in" svg:height="0.1512in" svg:x="0.2902in" svg:y="0in" svg:viewBox="0 0 90 385" svg:d="M90 193c0-30-4-76-26-120-23-48-56-73-60-73-2 0-4 2-4 4s0 2 8 9c37 38 59 99 59 180 0 65-14 133-61 181-6 6-6 6-6 7 0 2 2 4 4 4 4 0 39-26 62-76 19-41 24-84 24-116z"><text:p/></draw:path><draw:path draw:style-name="gr3" draw:text-style-name="P6" svg:width="0.0346in" svg:height="0.1512in" svg:x="0.3559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6" svg:width="0.0748in" svg:height="0.0685in" svg:x="0.4043in" svg:y="0.0453in" svg:viewBox="0 0 191 175" svg:d="M118 54c2-10 11-45 37-45 2 0 12 0 20 4-11 2-19 12-19 21 0 7 5 14 16 14 7 0 19-7 19-23 0-19-22-25-35-25-23 0-36 21-41 30-9-26-30-30-41-30-41 0-63 50-63 59 0 5 4 5 6 5s4-1 4-5c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3" draw:text-style-name="P6" svg:width="0.035in" svg:height="0.1512in" svg:x="0.4953in" svg:y="0in" svg:viewBox="0 0 90 385" svg:d="M90 193c0-30-4-76-26-120-23-48-56-73-60-73-2 0-4 2-4 4s0 2 8 9c37 38 59 99 59 180 0 65-14 133-61 181-6 6-6 6-6 7 0 2 2 4 4 4 4 0 39-26 62-76 19-41 24-84 24-116z"><text:p/></draw:path><draw:path draw:style-name="gr3" draw:text-style-name="P6" svg:width="0.1008in" svg:height="0.0354in" svg:x="0.596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56in" svg:height="0.0685in" svg:x="0.7528in" svg:y="0.0453in" svg:viewBox="0 0 193 175" svg:d="M118 54c3-10 12-45 38-45 2 0 11 0 20 4-11 2-19 12-19 21 0 7 5 14 15 14 8 0 21-7 21-23 0-19-24-25-36-25-23 0-36 21-40 30-10-26-31-30-42-30-41 0-63 50-63 59 0 5 3 4 5 5 3 0 4-1 5-5 13-40 39-50 52-50 7 0 21 3 21 25 0 12-7 39-21 93-7 24-20 39-37 39-2 0-12 0-19-4 10-2 18-10 18-21s-8-13-14-13c-12 0-22 10-22 22 0 17 20 25 36 25 26 0 40-27 41-30 4 15 19 30 42 30 39 0 61-49 61-59 0-4-3-4-4-4-3 0-4 1-4 4-14 41-40 50-52 50-15 0-22-12-22-25 0-9 3-17 7-34 4-18 8-35 13-53z"><text:p/></draw:path><draw:path draw:style-name="gr3" draw:text-style-name="P6" svg:width="0.1008in" svg:height="0.0354in" svg:x="0.886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1.0441in" svg:y="0.013in" svg:viewBox="0 0 163 264" svg:d="M163 133c0-31-2-61-16-90-17-37-49-43-66-43-23 0-51 10-67 45-12 28-14 57-14 88 0 29 1 64 18 92 16 32 44 39 63 39 21 0 50-7 67-45 13-25 15-55 15-86zM81 255c-15 0-38-9-45-46-4-22-4-58-4-80 0-26 0-51 3-72 8-45 36-49 46-49 12 0 38 7 45 45 5 22 5 52 5 76 0 28 0 55-5 79-6 36-28 47-45 47z"><text:p/></draw:path></draw:g>, נקבל פילוג למקרים זהה למה שהיה קודם וסה"כ <draw:g text:anchor-type="as-char" svg:y="-0.1134in" draw:z-index="190" draw:name="Shape202" draw:style-name="gr1"><svg:title>TexMaths</svg:title><svg:desc>11§display§f_1(x)(x) = f_2(x)(x)§svg§600§FALSE§</svg:desc><draw:path draw:style-name="gr2" draw:text-style-name="P5" svg:width="1.2783in" svg:height="0.1358in" svg:x="0.0004in" svg:y="0.0071in" svg:viewBox="0 0 3248 346" svg:d="M1625 346c-542 0-1084 0-1625 0 0-116 0-230 0-346 1083 0 2166 0 3248 0 0 116 0 230 0 346-541 0-1082 0-1623 0z"><text:p/></draw:path><draw:path draw:style-name="gr3" draw:text-style-name="P6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86in" svg:height="0.0701in" svg:x="0.0787in" svg:y="0.0661in" svg:viewBox="0 0 99 179" svg:d="M62 8c0-8-1-8-9-8-18 17-42 17-53 17 0 3 0 6 0 9 7 0 24 0 40-7 0 46 0 92 0 138 0 9 0 13-28 13-3 0-6 0-10 0 0 3 0 6 0 9 5-1 38-1 49-1 7 0 41 0 48 1 0-3 0-6 0-9-3 0-8 0-11 0-26 0-26-4-26-13 0-50 0-100 0-149z"><text:p/></draw:path><draw:path draw:style-name="gr3" draw:text-style-name="P6" svg:width="0.0346in" svg:height="0.1512in" svg:x="0.1508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0685in" svg:x="0.1992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6" svg:width="0.035in" svg:height="0.1512in" svg:x="0.2902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6" svg:width="0.0346in" svg:height="0.1512in" svg:x="0.3563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0685in" svg:x="0.4047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6" svg:width="0.035in" svg:height="0.1512in" svg:x="0.4957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6" svg:width="0.1008in" svg:height="0.0354in" svg:x="0.596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56in" svg:height="0.1374in" svg:x="0.7567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465in" svg:height="0.0701in" svg:x="0.8299in" svg:y="0.0661in" svg:viewBox="0 0 119 179" svg:d="M119 130c-3 0-6 0-9 0-1 5-3 22-7 24-2 2-23 2-27 2-17 0-33 0-50 0 29-25 39-33 54-45 20-16 39-33 39-58 0-33-29-53-63-53s-56 23-56 48c0 14 11 15 14 15 7 0 15-5 15-15 0-4-3-14-17-14 9-19 28-24 40-24 27 0 42 21 42 43 0 23-18 42-27 52-22 21-43 41-65 63-2 3-2 4-2 11 37 0 74 0 111 0 2-16 6-33 8-49z"><text:p/></draw:path><draw:path draw:style-name="gr3" draw:text-style-name="P6" svg:width="0.0346in" svg:height="0.1512in" svg:x="0.9067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0685in" svg:x="0.9551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6" svg:width="0.035in" svg:height="0.1512in" svg:x="1.0465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6" svg:width="0.0346in" svg:height="0.1512in" svg:x="1.1122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0685in" svg:x="1.1606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40-27 41-30 4 15 18 30 42 30 39 0 61-49 61-59 0-4-3-4-4-4-4 0-4 1-5 4-14 41-40 50-52 50-14 0-21-12-21-25 0-9 2-17 7-34 4-18 8-35 13-53z"><text:p/></draw:path><draw:path draw:style-name="gr3" draw:text-style-name="P6" svg:width="0.035in" svg:height="0.1512in" svg:x="1.2516in" svg:y="0in" svg:viewBox="0 0 90 385" svg:d="M90 193c0-30-4-76-25-120-23-48-57-73-61-73-2 0-4 2-4 4s0 2 8 9c37 38 59 99 59 180 0 65-14 133-61 181-6 6-6 6-6 7 0 2 2 4 4 4 4 0 39-26 62-76 20-41 24-84 24-116z"><text:p/></draw:path></draw:g><text:s/>כדרוש. </text:p>
        </text:list-item>
      </text:list>
      <text:p text:style-name="P38">סה"כ הוכח <draw:g text:anchor-type="as-char" svg:y="-0.1134in" draw:z-index="191" draw:name="Shape203" draw:style-name="gr1"><svg:title>TexMaths</svg:title><svg:desc>11§display§f_1 = f_2 \land F(f_1) \neq F(f_2)§svg§600§FALSE§</svg:desc><draw:path draw:style-name="gr2" draw:text-style-name="P5" svg:width="1.589in" svg:height="0.1358in" svg:x="0.0087in" svg:y="0.0071in" svg:viewBox="0 0 4037 346" svg:d="M2020 346c-674 0-1347 0-2020 0 0-116 0-230 0-346 1345 0 2692 0 4037 0 0 116 0 230 0 346-672 0-1345 0-2017 0z"><text:p/></draw:path><draw:path draw:style-name="gr3" draw:text-style-name="P6" svg:width="0.0752in" svg:height="0.1374in" svg:x="0in" svg:y="0.0067in" svg:viewBox="0 0 192 350" svg:d="M121 118c11 0 22 0 33 0 8 0 12 0 12-8 0-4-4-4-11-4-11 0-21 0-32 0 4-16 6-30 9-44 1-8 7-36 9-40 3-8 10-13 18-13 2 0 12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86in" svg:height="0.0701in" svg:x="0.078in" svg:y="0.0661in" svg:viewBox="0 0 99 179" svg:d="M62 8c0-8-2-8-9-8-18 17-42 17-53 17 0 3 0 6 0 9 7 0 24 0 40-7 0 46 0 92 0 138 0 9 0 13-28 13-3 0-7 0-10 0 0 3 0 6 0 9 5-1 38-1 49-1 7 0 41 0 48 1 0-3 0-6 0-9-3 0-8 0-11 0-26 0-26-4-26-13 0-50 0-100 0-149z"><text:p/></draw:path><draw:path draw:style-name="gr3" draw:text-style-name="P6" svg:width="0.1008in" svg:height="0.0354in" svg:x="0.185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56in" svg:height="0.1374in" svg:x="0.3457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6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465in" svg:height="0.0701in" svg:x="0.4189in" svg:y="0.0661in" svg:viewBox="0 0 119 179" svg:d="M119 130c-4 0-6 0-9 0-1 5-3 22-7 24-2 2-23 2-27 2-17 0-33 0-50 0 29-25 39-33 54-45 21-16 39-33 39-58 0-33-29-53-63-53s-56 23-56 48c0 14 11 15 14 15 7 0 15-5 15-15 0-4-3-14-17-14 9-19 28-24 40-24 27 0 41 21 41 43 0 23-17 42-25 52-22 21-44 41-66 63-2 3-2 4-2 11 37 0 74 0 111 0 2-16 6-33 8-49z"><text:p/></draw:path><draw:path draw:style-name="gr3" draw:text-style-name="P6" svg:width="0.0846in" svg:height="0.0937in" svg:x="0.5224in" svg:y="0.0217in" svg:viewBox="0 0 216 239" svg:d="M117 9c-4-7-6-9-9-9-6 0-7 3-9 9-32 71-64 143-96 215-2 4-3 5-3 7 0 5 3 8 8 8 3 0 6-1 8-8 31-67 61-135 92-203 31 68 60 136 91 203 3 8 7 8 9 8 3 0 8-3 8-8 0-1 0-2-3-6-32-72-64-145-96-216z"><text:p/></draw:path><draw:path draw:style-name="gr3" draw:text-style-name="P6" svg:width="0.1075in" svg:height="0.1024in" svg:x="0.6551in" svg:y="0.0098in" svg:viewBox="0 0 274 261" svg:d="M102 137c12 0 26 0 38 0 28 0 32 6 32 17 0 2 0 8-4 19 0 2-1 3-1 4 0 4 3 5 6 5s3-1 5-8c7-29 14-56 21-84 1-4 1-5 1-6s-1-5-4-5c-5 0-5 2-6 9-8 30-17 36-50 36-11 0-23 0-34 0 7-33 16-65 24-98 3-13 4-14 21-14 16 0 34 0 50 0 49 0 58 12 58 42 0 9-1 11-2 21-1 5-1 5-1 6 0 3 1 6 5 6s4-2 5-10c2-22 6-45 8-67 1-10-1-10-10-10-64 0-126 0-190 0-8 0-11 0-11 8 0 4 3 4 11 4 14 0 25 0 25 7 0 1 0 2-2 9-18 68-34 136-52 203-3 15-4 18-35 18-7 0-10 0-10 8 0 4 4 4 6 4 11 0 39-1 50-1 13 0 45 1 58 1 4 0 8 0 8-8 0-2-1-2-2-3s-2-1-11-1-10 0-20 0c-11-1-12-3-12-8 0-1 0-3 1-9 8-32 17-64 24-95z"><text:p/></draw:path><draw:path draw:style-name="gr3" draw:text-style-name="P6" svg:width="0.0346in" svg:height="0.1512in" svg:x="0.7835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076in" svg:height="0.1374in" svg:x="0.835in" svg:y="0.0067in" svg:viewBox="0 0 194 350" svg:d="M122 118c11 0 22 0 33 0 8 0 11 0 11-8 0-4-3-4-10-4-11 0-21 0-32 0 2-16 6-30 8-44 1-8 7-36 9-40 4-8 11-13 18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6-23 44-37 12-25 21-71 21-74 8-40 16-80 24-121z"><text:p/></draw:path><draw:path draw:style-name="gr3" draw:text-style-name="P6" svg:width="0.0386in" svg:height="0.0701in" svg:x="0.913in" svg:y="0.0661in" svg:viewBox="0 0 99 179" svg:d="M62 8c0-8-1-8-8-8-18 17-43 17-54 17 0 3 0 6 0 9 7 0 25 0 40-7 0 46 0 92 0 138 0 9 0 13-28 13-3 0-6 0-10 0 0 3 0 6 0 9 6-1 39-1 49-1 8 0 42 0 48 1 0-3 0-6 0-9-3 0-7 0-10 0-27 0-27-4-27-13 0-50 0-100 0-149z"><text:p/></draw:path><draw:path draw:style-name="gr3" draw:text-style-name="P6" svg:width="0.035in" svg:height="0.1512in" svg:x="0.9783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6" svg:width="0.076in" svg:height="0.1409in" svg:x="1.0921in" svg:y="0.0043in" svg:viewBox="0 0 194 359" svg:d="M190 15c4-5 4-6 4-7 0-2-4-8-8-8-6 0-7 2-9 8-58 112-115 223-174 336-3 5-3 6-3 7 0 4 3 8 8 8s6-2 8-8c59-112 116-223 174-336z"><text:p/></draw:path><draw:path draw:style-name="gr3" draw:text-style-name="P6" svg:width="0.1008in" svg:height="0.0354in" svg:x="1.079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075in" svg:height="0.1024in" svg:x="1.2378in" svg:y="0.0098in" svg:viewBox="0 0 274 261" svg:d="M102 137c12 0 26 0 38 0 28 0 32 6 32 17 0 2 0 8-3 19-1 2-2 3-2 4 0 4 4 5 6 5 3 0 3-1 5-8 7-29 14-56 21-84 1-4 1-5 1-6s-1-5-4-5c-5 0-5 2-6 9-9 30-17 36-49 36-12 0-23 0-35 0 7-33 16-65 24-98 3-13 4-14 21-14 16 0 34 0 50 0 49 0 57 12 57 42 0 9 0 11-1 21-1 5-1 5-1 6 0 3 1 6 5 6s4-2 5-10c2-22 6-45 8-67 1-10-1-10-10-10-64 0-127 0-190 0-8 0-11 0-11 8 0 4 3 4 11 4 14 0 25 0 25 7 0 1 0 2-2 9-18 68-34 136-52 203-3 15-4 18-35 18-7 0-10 0-10 8 0 4 4 4 5 4 11 0 40-1 51-1 13 0 45 1 58 1 4 0 8 0 8-8 0-2-1-2-2-3s-2-1-11-1-10 0-20 0c-11-1-12-3-12-8 0-1 0-3 1-9 8-32 17-64 24-95z"><text:p/></draw:path><draw:path draw:style-name="gr3" draw:text-style-name="P6" svg:width="0.0346in" svg:height="0.1512in" svg:x="1.3657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76in" svg:height="0.1374in" svg:x="1.4177in" svg:y="0.0067in" svg:viewBox="0 0 194 350" svg:d="M122 118c11 0 22 0 33 0 8 0 11 0 11-8 0-4-3-4-10-4-11 0-21 0-32 0 2-16 6-30 8-44 1-8 7-36 9-40 4-8 11-13 19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3" draw:text-style-name="P6" svg:width="0.0469in" svg:height="0.0701in" svg:x="1.4909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3" draw:text-style-name="P6" svg:width="0.035in" svg:height="0.1512in" svg:x="1.5614in" svg:y="0in" svg:viewBox="0 0 90 385" svg:d="M90 193c0-30-4-76-25-120-23-48-57-73-61-73-2 0-4 2-4 4s0 2 8 9c37 38 59 99 59 180 0 65-14 133-62 181-5 6-5 6-5 7 0 2 2 4 4 4 4 0 39-26 62-76 20-41 24-84 24-116z"><text:p/></draw:path></draw:g><text:s/>כלומר הפונקציה לא חח"ע. </text:p>
      <text:p text:style-name="P13"><draw:g text:anchor-type="as-char" svg:y="-0.1134in" draw:z-index="192" draw:name="Shape204" draw:style-name="gr1"><svg:title>TexMaths</svg:title><svg:desc>11§display§\QED§svg§600§FALSE§</svg:desc><draw:path draw:style-name="gr2" draw:text-style-name="P5" svg:width="0.6894in" svg:height="0.0972in" svg:x="0.0004in" svg:y="0.0071in" svg:viewBox="0 0 1752 248" svg:d="M0 0c584 0 1168 0 1752 0 0 83 0 165 0 248-584 0-1168 0-1752 0 0-83 0-165 0-248z"><text:p/></draw:path><draw:path draw:style-name="gr3" draw:text-style-name="P6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008in" svg:y="0.0925in" svg:viewBox="0 0 41 41" svg:d="M41 21c0-12-9-21-20-21-12 0-21 9-21 21 0 11 9 20 21 20 11 0 20-9 20-20z"><text:p/></draw:path><draw:path draw:style-name="gr3" draw:text-style-name="P6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שאלה 5</text:h>
      <text:h text:style-name="Heading_20_3" text:outline-level="3">סעיף (א)</text:h>
      <text:p text:style-name="P39">טענה: <text:span text:style-name="T6"><draw:g text:anchor-type="as-char" svg:y="-0.1327in" draw:z-index="193" draw:name="Shape205" draw:style-name="gr1"><svg:title>TexMaths</svg:title><svg:desc>11§display§\forall X \subseteq A. f^{-1}[f[X]] = X§svg§600§FALSE§</svg:desc><draw:path draw:style-name="gr2" draw:text-style-name="P5" svg:width="1.55in" svg:height="0.1555in" svg:x="0.0213in" svg:y="0.0083in" svg:viewBox="0 0 3938 396" svg:d="M1970 396c-657 0-1313 0-1970 0 0-132 0-264 0-396 1312 0 2626 0 3938 0 0 132 0 264 0 396-656 0-1312 0-1968 0z"><text:p/></draw:path><draw:path draw:style-name="gr3" draw:text-style-name="P6" svg:width="0.0846in" svg:height="0.1083in" svg:x="0in" svg:y="0.0287in" svg:viewBox="0 0 216 276" svg:d="M213 14c3-4 3-5 3-6 0-5-4-8-8-8-6 0-8 4-10 9-11 28-21 56-32 85-39 0-78 0-118 0-11-29-20-57-31-85-2-6-4-9-9-9-4 0-8 3-8 8 1 2 0 1 2 6 32 84 65 169 97 253 2 5 3 9 9 9 5 0 6-5 9-9 32-84 65-169 96-253zM55 109c35 0 70 0 106 0-18 45-36 92-53 137-18-45-35-92-53-137z"><text:p/></draw:path><draw:path draw:style-name="gr3" draw:text-style-name="P6" svg:width="0.1248in" svg:height="0.1028in" svg:x="0.089in" svg:y="0.0303in" svg:viewBox="0 0 318 262" svg:d="M177 105c-11-27-22-52-33-77-1-4-1-4-1-5 0-3 7-10 22-12 4 0 8 0 8-7 0-4-5-4-6-4-15 0-32 1-48 1-10 0-34-1-44-1-2 0-7 0-7 8 0 3 5 3 9 3 23 0 25 4 30 13 15 36 29 71 45 107-28 29-54 59-82 88-2 2-3 3-5 5-19 20-36 25-56 26-6 1-9 1-9 8 0 1 0 4 4 4 13 0 26-1 37-1 14 0 29 1 44 1 2 0 6 0 6-7 0-4-3-5-4-5-3 0-15-1-15-12 0-5 5-11 9-15 14-15 27-29 40-42 12-13 23-27 35-39 13 31 26 62 39 92 2 4 2 4 2 5 0 4-8 10-22 11-4 1-8 1-8 8 0 4 5 4 6 4 11 0 37-1 48-1 10 0 33 1 43 1 3 0 8 0 8-7 0-5-5-5-7-5-26 0-27-1-34-16-14-36-41-96-50-119 27-27 68-73 80-84 11-9 26-19 49-20 5 0 8 0 8-8-1-1 0-3-4-3-13 0-25 1-37 1-14 0-29-1-43-1-2 0-7 0-7 8 0 2 2 3 4 3 3 1 15 1 15 12 0 6-3 11-6 14-21 23-42 45-63 68z"><text:p/></draw:path><draw:path draw:style-name="gr3" draw:text-style-name="P6" svg:width="0.0921in" svg:height="0.1169in" svg:x="0.2776in" svg:y="0.0362in" svg:viewBox="0 0 235 298" svg:d="M222 15c7 0 13 0 13-7 0-8-6-8-13-8-34 0-69 0-103 0-67 0-119 51-119 111 0 63 53 113 119 113 34 0 69 0 103 0 7 0 13 0 13-8s-6-8-13-8c-34 0-69 0-103 0-61 0-104-45-104-96 0-52 44-97 104-97 34 0 69 0 103 0zM21 282c-7 0-13 0-13 8s6 8 13 8c67 0 134 0 201 0 7 0 13 0 13-8s-6-8-13-8c-67 0-134 0-201 0z"><text:p/></draw:path><draw:path draw:style-name="gr3" draw:text-style-name="P6" svg:width="0.1039in" svg:height="0.1083in" svg:x="0.4311in" svg:y="0.0252in" svg:viewBox="0 0 265 276" svg:d="M55 233c-15 24-30 29-47 31-5 1-8 1-8 7 0 2 2 5 4 5 11 0 23-1 34-1 13 0 26 1 39 1 2 0 7 0 7-8 0-3-4-4-6-4-9 0-19-4-19-14 0-4 3-9 6-14 10-15 20-32 30-49 31 0 64 0 96 0 1 8 7 60 7 64 0 11-21 13-29 13-5 0-8 0-8 7 0 5 4 5 5 5 15 0 32-1 48-1 10 0 35 1 43 1 4 0 8 0 8-8 0-4-4-4-9-4-24 0-24-3-25-14-8-80-17-161-24-241 0-8 0-9-7-9-6 0-8 2-10 7-45 75-90 150-135 226zM102 175c26-43 51-86 76-128 5 42 8 85 12 128-29 0-58 0-88 0z"><text:p/></draw:path><draw:path draw:style-name="gr3" draw:text-style-name="P6" svg:width="0.0157in" svg:height="0.0157in" svg:x="0.5528in" svg:y="0.1177in" svg:viewBox="0 0 41 41" svg:d="M41 21c0-12-9-21-20-21s-21 9-21 21c0 11 10 20 21 20s20-9 20-20z"><text:p/></draw:path><draw:path draw:style-name="gr3" draw:text-style-name="P6" svg:width="0.0756in" svg:height="0.1378in" svg:x="0.5902in" svg:y="0.0272in" svg:viewBox="0 0 193 351" svg:d="M121 118c11 0 23 0 34 0 8 0 11 0 11-8 0-4-3-4-10-4-11 0-21 0-32 0 2-16 6-30 8-44 1-8 7-36 9-41 4-7 11-12 19-12 1 0 10 0 18 6-16 2-21 15-21 21 0 9 7 14 15 14 10 0 21-9 21-24 0-17-18-26-33-26-14 0-38 7-50 45-2 8-3 12-12 61-9 0-19 0-28 0-6 0-11 0-11 8 0 4 4 4 11 4 9 0 17 0 26 0-10 51-19 101-29 151-8 38-14 73-34 73-1 0-11 0-19-7 18-1 21-15 21-21 0-9-6-13-14-13-10 0-21 8-21 23 0 18 18 27 33 27 21 0 36-24 44-38 12-24 21-72 21-74 8-39 15-80 23-121z"><text:p/></draw:path><draw:path draw:style-name="gr3" draw:text-style-name="P6" svg:width="0.0717in" svg:height="0.0047in" svg:x="0.6843in" svg:y="0.0421in" svg:viewBox="0 0 183 13" svg:d="M172 13c4 0 11 0 11-6 0-7-6-7-11-7-54 0-107 0-161 0-4 0-11 0-11 7 0 6 7 6 11 6 54 0 107 0 161 0z"><text:p/></draw:path><draw:path draw:style-name="gr3" draw:text-style-name="P6" svg:width="0.0382in" svg:height="0.0705in" svg:x="0.7795in" svg:y="0.0004in" svg:viewBox="0 0 98 180" svg:d="M61 8c0-8 0-8-8-8-18 18-42 18-53 18 0 3 0 6 0 10 7 0 24 0 39-8 0 46 0 91 0 138 0 9 0 12-27 12-3 0-8 0-11 0 0 3 0 6 0 10 6 0 39-1 48-1s43 1 49 1c0-4 0-7 0-10-3 0-7 0-10 0-27 0-27-3-27-12 0-51 0-101 0-150z"><text:p/></draw:path><draw:path draw:style-name="gr3" draw:text-style-name="P6" svg:width="0.0205in" svg:height="0.1516in" svg:x="0.8535in" svg:y="0.0201in" svg:viewBox="0 0 53 386" svg:d="M53 386c0-4 0-10 0-16-12 0-25 0-38 0 0-117 0-237 0-355 13 0 26 0 38 0 0-5 0-9 0-15-18 0-35 0-53 0 0 129 0 257 0 386 18 0 35 0 53 0z"><text:p/></draw:path><draw:path draw:style-name="gr3" draw:text-style-name="P6" svg:width="0.0752in" svg:height="0.1378in" svg:x="0.8862in" svg:y="0.0272in" svg:viewBox="0 0 192 351" svg:d="M121 118c11 0 22 0 33 0 8 0 12 0 12-8 0-4-4-4-11-4-11 0-21 0-32 0 4-16 6-30 9-44 1-8 7-36 9-41 3-7 10-12 19-12 1 0 11 0 18 6-17 2-21 15-21 21 0 9 7 14 15 14 10 0 20-9 20-24 0-17-17-26-32-26-14 0-39 7-50 45-2 8-3 12-13 61-9 0-18 0-27 0-7 0-11 0-11 8 0 4 4 4 10 4 9 0 18 0 27 0-10 51-20 101-30 151-7 38-13 73-33 73-2 0-12 0-19-7 18-1 21-15 21-21 0-9-6-13-14-13-10 0-21 8-21 23 0 18 16 27 33 27 21 0 36-24 43-38 13-24 22-72 22-74 8-39 15-80 23-121z"><text:p/></draw:path><draw:path draw:style-name="gr3" draw:text-style-name="P6" svg:width="0.0209in" svg:height="0.1516in" svg:x="0.9866in" svg:y="0.0201in" svg:viewBox="0 0 54 386" svg:d="M54 386c0-4 0-10 0-16-13 0-25 0-39 0 0-117 0-237 0-355 14 0 26 0 39 0 0-5 0-9 0-15-18 0-36 0-54 0 0 129 0 257 0 386 18 0 36 0 54 0z"><text:p/></draw:path><draw:path draw:style-name="gr3" draw:text-style-name="P6" svg:width="0.1252in" svg:height="0.1028in" svg:x="1.0154in" svg:y="0.0303in" svg:viewBox="0 0 319 262" svg:d="M177 105c-11-27-22-52-33-77-1-4-1-4-1-5 0-3 7-10 22-12 4 0 8 0 8-7 0-4-5-4-6-4-15 0-32 1-48 1-10 0-34-1-43-1-3 0-8 0-8 8 0 3 5 3 9 3 23 0 25 4 30 13 15 36 29 71 45 107-28 29-54 59-82 88-2 2-3 3-5 5-19 20-36 25-56 26-6 1-9 1-9 8 0 1 0 4 5 4 11 0 25-1 37-1 14 0 28 1 43 1 2 0 6 0 6-7 0-4-3-5-4-5-3 0-16-1-16-12 0-5 6-11 11-15 14-15 26-29 39-42 12-13 23-27 35-39 13 31 25 62 39 92 2 4 2 4 2 5 0 4-7 10-22 11-5 1-8 1-8 8 0 4 5 4 6 4 11 0 38-1 48-1s34 1 43 1c3 0 8 0 8-7 0-5-4-5-7-5-26 0-27-1-34-16-14-36-41-96-50-119 27-27 68-73 80-84 11-9 26-19 49-20 5 0 9 0 9-8-2-1 0-3-6-3-12 0-24 1-36 1-14 0-28-1-43-1-2 0-7 0-7 8 0 2 2 3 4 3 4 1 16 1 16 12 0 6-4 11-7 14-21 23-42 45-63 68z"><text:p/></draw:path><draw:path draw:style-name="gr3" draw:text-style-name="P6" svg:width="0.0205in" svg:height="0.1516in" svg:x="1.1524in" svg:y="0.0201in" svg:viewBox="0 0 53 386" svg:d="M53 0c-18 0-35 0-53 0 0 6 0 10 0 15 12 0 25 0 37 0 0 118 0 238 0 355-12 0-25 0-37 0 0 6 0 12 0 16 18 0 35 0 53 0 0-129 0-257 0-386z"><text:p/></draw:path><draw:path draw:style-name="gr3" draw:text-style-name="P6" svg:width="0.0205in" svg:height="0.1516in" svg:x="1.1949in" svg:y="0.0201in" svg:viewBox="0 0 53 386" svg:d="M53 0c-18 0-35 0-53 0 0 6 0 10 0 15 12 0 25 0 37 0 0 118 0 238 0 355-12 0-25 0-37 0 0 6 0 12 0 16 18 0 35 0 53 0 0-129 0-257 0-386z"><text:p/></draw:path><draw:path draw:style-name="gr3" draw:text-style-name="P6" svg:width="0.1004in" svg:height="0.035in" svg:x="1.2846in" svg:y="0.0783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252in" svg:height="0.1028in" svg:x="1.4406in" svg:y="0.0303in" svg:viewBox="0 0 319 262" svg:d="M177 105c-11-27-21-52-32-77-1-4-1-4-2-5 0-3 7-10 23-12 3 0 8 0 8-7 0-4-6-4-7-4-15 0-32 1-48 1-10 0-33-1-43-1-2 0-8 0-8 8 0 3 5 3 10 3 23 0 25 4 29 13 15 36 29 71 45 107-28 29-54 59-82 88-1 2-3 3-4 5-20 20-37 25-57 26-6 1-9 1-9 8 0 1 0 4 5 4 11 0 25-1 37-1 14 0 29 1 43 1 2 0 7 0 7-7 0-4-4-5-5-5-3 0-16-1-16-12 0-5 7-11 11-15 14-15 27-29 40-42 11-13 23-27 34-39 13 31 27 62 40 92 1 4 1 4 1 5 0 4-7 10-22 11-5 1-8 1-8 8 0 4 5 4 6 4 11 0 38-1 49-1 9 0 33 1 43 1 2 0 7 0 7-7 0-5-4-5-7-5-26 0-26-1-33-16-15-36-42-96-51-119 27-27 68-73 80-84 12-9 26-19 49-20 6 0 9 0 9-8-2-1 0-3-6-3-11 0-24 1-36 1-14 0-28-1-43-1-2 0-6 0-6 8 0 2 1 3 4 3 3 1 15 1 15 12 0 6-4 11-7 14-21 23-42 45-63 68z"><text:p/></draw:path></draw:g></text:span><text:span text:style-name="T6"><text:s/>אמ"מ </text:span><text:span text:style-name="T6"><draw:g text:anchor-type="as-char" svg:y="-0.1075in" draw:z-index="194" draw:name="Shape206" draw:style-name="gr1"><svg:title>TexMaths</svg:title><svg:desc>11§display§f§svg§600§FALSE§</svg:desc><draw:path draw:style-name="gr2" draw:text-style-name="P5" svg:width="0.0673in" svg:height="0.1217in" svg:x="0.0004in" svg:y="0.0075in" svg:viewBox="0 0 172 310" svg:d="M0 0c57 0 115 0 172 0 0 103 0 207 0 310-57 0-115 0-172 0 0-103 0-207 0-310z"><text:p/></draw:path><draw:path draw:style-name="gr3" draw:text-style-name="P6" svg:width="0.0748in" svg:height="0.1374in" svg:x="0.0008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חח"ע. </text:span></text:p>
      <text:p text:style-name="P39">הוכחה: <text:span text:style-name="T6">נוכיח כל אחת מהגרירות בנפרד;</text:span></text:p>
      <text:list text:style-name="L4">
        <text:list-item>
          <text:p text:style-name="P40"><text:span text:style-name="T18">נניח </text:span><text:span text:style-name="T18"><draw:g text:anchor-type="as-char" svg:y="-0.1327in" draw:z-index="195" draw:name="Shape207" draw:style-name="gr1"><svg:title>TexMaths</svg:title><svg:desc>11§display§\forall X \subseteq A. f^{-1}[f[X]] = X§svg§600§FALSE§</svg:desc><draw:path draw:style-name="gr2" draw:text-style-name="P5" svg:width="1.55in" svg:height="0.1555in" svg:x="0.0213in" svg:y="0.0083in" svg:viewBox="0 0 3938 396" svg:d="M1970 396c-657 0-1313 0-1970 0 0-132 0-264 0-396 1312 0 2626 0 3938 0 0 132 0 264 0 396-656 0-1312 0-1968 0z"><text:p/></draw:path><draw:path draw:style-name="gr3" draw:text-style-name="P6" svg:width="0.0846in" svg:height="0.1083in" svg:x="0in" svg:y="0.0287in" svg:viewBox="0 0 216 276" svg:d="M213 14c3-4 3-5 3-6 0-5-4-8-8-8-6 0-8 4-10 9-11 28-21 56-32 85-39 0-78 0-118 0-11-29-20-57-31-85-2-6-4-9-9-9-4 0-8 3-8 8 1 2 0 1 2 6 32 84 65 169 97 253 2 5 3 9 9 9 5 0 6-5 9-9 32-84 65-169 96-253zM55 109c35 0 70 0 106 0-18 45-36 92-53 137-18-45-35-92-53-137z"><text:p/></draw:path><draw:path draw:style-name="gr3" draw:text-style-name="P6" svg:width="0.1248in" svg:height="0.1028in" svg:x="0.089in" svg:y="0.0303in" svg:viewBox="0 0 318 262" svg:d="M177 105c-11-27-22-52-33-77-1-4-1-4-1-5 0-3 7-10 22-12 4 0 8 0 8-7 0-4-5-4-6-4-15 0-32 1-48 1-10 0-34-1-44-1-2 0-7 0-7 8 0 3 5 3 9 3 23 0 25 4 30 13 15 36 29 71 45 107-28 29-54 59-82 88-2 2-3 3-5 5-19 20-36 25-56 26-6 1-9 1-9 8 0 1 0 4 4 4 13 0 26-1 37-1 14 0 29 1 44 1 2 0 6 0 6-7 0-4-3-5-4-5-3 0-15-1-15-12 0-5 5-11 9-15 14-15 27-29 40-42 12-13 23-27 35-39 13 31 26 62 39 92 2 4 2 4 2 5 0 4-8 10-22 11-4 1-8 1-8 8 0 4 5 4 6 4 11 0 37-1 48-1 10 0 33 1 43 1 3 0 8 0 8-7 0-5-5-5-7-5-26 0-27-1-34-16-14-36-41-96-50-119 27-27 68-73 80-84 11-9 26-19 49-20 5 0 8 0 8-8-1-1 0-3-4-3-13 0-25 1-37 1-14 0-29-1-43-1-2 0-7 0-7 8 0 2 2 3 4 3 3 1 15 1 15 12 0 6-3 11-6 14-21 23-42 45-63 68z"><text:p/></draw:path><draw:path draw:style-name="gr3" draw:text-style-name="P6" svg:width="0.0921in" svg:height="0.1169in" svg:x="0.2776in" svg:y="0.0362in" svg:viewBox="0 0 235 298" svg:d="M222 15c7 0 13 0 13-7 0-8-6-8-13-8-34 0-69 0-103 0-67 0-119 51-119 111 0 63 53 113 119 113 34 0 69 0 103 0 7 0 13 0 13-8s-6-8-13-8c-34 0-69 0-103 0-61 0-104-45-104-96 0-52 44-97 104-97 34 0 69 0 103 0zM21 282c-7 0-13 0-13 8s6 8 13 8c67 0 134 0 201 0 7 0 13 0 13-8s-6-8-13-8c-67 0-134 0-201 0z"><text:p/></draw:path><draw:path draw:style-name="gr3" draw:text-style-name="P6" svg:width="0.1039in" svg:height="0.1083in" svg:x="0.4311in" svg:y="0.0252in" svg:viewBox="0 0 265 276" svg:d="M55 233c-15 24-30 29-47 31-5 1-8 1-8 7 0 2 2 5 4 5 11 0 23-1 34-1 13 0 26 1 39 1 2 0 7 0 7-8 0-3-4-4-6-4-9 0-19-4-19-14 0-4 3-9 6-14 10-15 20-32 30-49 31 0 64 0 96 0 1 8 7 60 7 64 0 11-21 13-29 13-5 0-8 0-8 7 0 5 4 5 5 5 15 0 32-1 48-1 10 0 35 1 43 1 4 0 8 0 8-8 0-4-4-4-9-4-24 0-24-3-25-14-8-80-17-161-24-241 0-8 0-9-7-9-6 0-8 2-10 7-45 75-90 150-135 226zM102 175c26-43 51-86 76-128 5 42 8 85 12 128-29 0-58 0-88 0z"><text:p/></draw:path><draw:path draw:style-name="gr3" draw:text-style-name="P6" svg:width="0.0157in" svg:height="0.0157in" svg:x="0.5528in" svg:y="0.1177in" svg:viewBox="0 0 41 41" svg:d="M41 21c0-12-9-21-20-21s-21 9-21 21c0 11 10 20 21 20s20-9 20-20z"><text:p/></draw:path><draw:path draw:style-name="gr3" draw:text-style-name="P6" svg:width="0.0756in" svg:height="0.1378in" svg:x="0.5902in" svg:y="0.0272in" svg:viewBox="0 0 193 351" svg:d="M121 118c11 0 23 0 34 0 8 0 11 0 11-8 0-4-3-4-10-4-11 0-21 0-32 0 2-16 6-30 8-44 1-8 7-36 9-41 4-7 11-12 19-12 1 0 10 0 18 6-16 2-21 15-21 21 0 9 7 14 15 14 10 0 21-9 21-24 0-17-18-26-33-26-14 0-38 7-50 45-2 8-3 12-12 61-9 0-19 0-28 0-6 0-11 0-11 8 0 4 4 4 11 4 9 0 17 0 26 0-10 51-19 101-29 151-8 38-14 73-34 73-1 0-11 0-19-7 18-1 21-15 21-21 0-9-6-13-14-13-10 0-21 8-21 23 0 18 18 27 33 27 21 0 36-24 44-38 12-24 21-72 21-74 8-39 15-80 23-121z"><text:p/></draw:path><draw:path draw:style-name="gr3" draw:text-style-name="P6" svg:width="0.0717in" svg:height="0.0047in" svg:x="0.6843in" svg:y="0.0421in" svg:viewBox="0 0 183 13" svg:d="M172 13c4 0 11 0 11-6 0-7-6-7-11-7-54 0-107 0-161 0-4 0-11 0-11 7 0 6 7 6 11 6 54 0 107 0 161 0z"><text:p/></draw:path><draw:path draw:style-name="gr3" draw:text-style-name="P6" svg:width="0.0382in" svg:height="0.0705in" svg:x="0.7795in" svg:y="0.0004in" svg:viewBox="0 0 98 180" svg:d="M61 8c0-8 0-8-8-8-18 18-42 18-53 18 0 3 0 6 0 10 7 0 24 0 39-8 0 46 0 91 0 138 0 9 0 12-27 12-3 0-8 0-11 0 0 3 0 6 0 10 6 0 39-1 48-1s43 1 49 1c0-4 0-7 0-10-3 0-7 0-10 0-27 0-27-3-27-12 0-51 0-101 0-150z"><text:p/></draw:path><draw:path draw:style-name="gr3" draw:text-style-name="P6" svg:width="0.0205in" svg:height="0.1516in" svg:x="0.8535in" svg:y="0.0201in" svg:viewBox="0 0 53 386" svg:d="M53 386c0-4 0-10 0-16-12 0-25 0-38 0 0-117 0-237 0-355 13 0 26 0 38 0 0-5 0-9 0-15-18 0-35 0-53 0 0 129 0 257 0 386 18 0 35 0 53 0z"><text:p/></draw:path><draw:path draw:style-name="gr3" draw:text-style-name="P6" svg:width="0.0752in" svg:height="0.1378in" svg:x="0.8862in" svg:y="0.0272in" svg:viewBox="0 0 192 351" svg:d="M121 118c11 0 22 0 33 0 8 0 12 0 12-8 0-4-4-4-11-4-11 0-21 0-32 0 4-16 6-30 9-44 1-8 7-36 9-41 3-7 10-12 19-12 1 0 11 0 18 6-17 2-21 15-21 21 0 9 7 14 15 14 10 0 20-9 20-24 0-17-17-26-32-26-14 0-39 7-50 45-2 8-3 12-13 61-9 0-18 0-27 0-7 0-11 0-11 8 0 4 4 4 10 4 9 0 18 0 27 0-10 51-20 101-30 151-7 38-13 73-33 73-2 0-12 0-19-7 18-1 21-15 21-21 0-9-6-13-14-13-10 0-21 8-21 23 0 18 16 27 33 27 21 0 36-24 43-38 13-24 22-72 22-74 8-39 15-80 23-121z"><text:p/></draw:path><draw:path draw:style-name="gr3" draw:text-style-name="P6" svg:width="0.0209in" svg:height="0.1516in" svg:x="0.9866in" svg:y="0.0201in" svg:viewBox="0 0 54 386" svg:d="M54 386c0-4 0-10 0-16-13 0-25 0-39 0 0-117 0-237 0-355 14 0 26 0 39 0 0-5 0-9 0-15-18 0-36 0-54 0 0 129 0 257 0 386 18 0 36 0 54 0z"><text:p/></draw:path><draw:path draw:style-name="gr3" draw:text-style-name="P6" svg:width="0.1252in" svg:height="0.1028in" svg:x="1.0154in" svg:y="0.0303in" svg:viewBox="0 0 319 262" svg:d="M177 105c-11-27-22-52-33-77-1-4-1-4-1-5 0-3 7-10 22-12 4 0 8 0 8-7 0-4-5-4-6-4-15 0-32 1-48 1-10 0-34-1-43-1-3 0-8 0-8 8 0 3 5 3 9 3 23 0 25 4 30 13 15 36 29 71 45 107-28 29-54 59-82 88-2 2-3 3-5 5-19 20-36 25-56 26-6 1-9 1-9 8 0 1 0 4 5 4 11 0 25-1 37-1 14 0 28 1 43 1 2 0 6 0 6-7 0-4-3-5-4-5-3 0-16-1-16-12 0-5 6-11 11-15 14-15 26-29 39-42 12-13 23-27 35-39 13 31 25 62 39 92 2 4 2 4 2 5 0 4-7 10-22 11-5 1-8 1-8 8 0 4 5 4 6 4 11 0 38-1 48-1s34 1 43 1c3 0 8 0 8-7 0-5-4-5-7-5-26 0-27-1-34-16-14-36-41-96-50-119 27-27 68-73 80-84 11-9 26-19 49-20 5 0 9 0 9-8-2-1 0-3-6-3-12 0-24 1-36 1-14 0-28-1-43-1-2 0-7 0-7 8 0 2 2 3 4 3 4 1 16 1 16 12 0 6-4 11-7 14-21 23-42 45-63 68z"><text:p/></draw:path><draw:path draw:style-name="gr3" draw:text-style-name="P6" svg:width="0.0205in" svg:height="0.1516in" svg:x="1.1524in" svg:y="0.0201in" svg:viewBox="0 0 53 386" svg:d="M53 0c-18 0-35 0-53 0 0 6 0 10 0 15 12 0 25 0 37 0 0 118 0 238 0 355-12 0-25 0-37 0 0 6 0 12 0 16 18 0 35 0 53 0 0-129 0-257 0-386z"><text:p/></draw:path><draw:path draw:style-name="gr3" draw:text-style-name="P6" svg:width="0.0205in" svg:height="0.1516in" svg:x="1.1949in" svg:y="0.0201in" svg:viewBox="0 0 53 386" svg:d="M53 0c-18 0-35 0-53 0 0 6 0 10 0 15 12 0 25 0 37 0 0 118 0 238 0 355-12 0-25 0-37 0 0 6 0 12 0 16 18 0 35 0 53 0 0-129 0-257 0-386z"><text:p/></draw:path><draw:path draw:style-name="gr3" draw:text-style-name="P6" svg:width="0.1004in" svg:height="0.035in" svg:x="1.2846in" svg:y="0.0783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252in" svg:height="0.1028in" svg:x="1.4406in" svg:y="0.0303in" svg:viewBox="0 0 319 262" svg:d="M177 105c-11-27-21-52-32-77-1-4-1-4-2-5 0-3 7-10 23-12 3 0 8 0 8-7 0-4-6-4-7-4-15 0-32 1-48 1-10 0-33-1-43-1-2 0-8 0-8 8 0 3 5 3 10 3 23 0 25 4 29 13 15 36 29 71 45 107-28 29-54 59-82 88-1 2-3 3-4 5-20 20-37 25-57 26-6 1-9 1-9 8 0 1 0 4 5 4 11 0 25-1 37-1 14 0 29 1 43 1 2 0 7 0 7-7 0-4-4-5-5-5-3 0-16-1-16-12 0-5 7-11 11-15 14-15 27-29 40-42 11-13 23-27 34-39 13 31 27 62 40 92 1 4 1 4 1 5 0 4-7 10-22 11-5 1-8 1-8 8 0 4 5 4 6 4 11 0 38-1 49-1 9 0 33 1 43 1 2 0 7 0 7-7 0-5-4-5-7-5-26 0-26-1-33-16-15-36-42-96-51-119 27-27 68-73 80-84 12-9 26-19 49-20 6 0 9 0 9-8-2-1 0-3-6-3-11 0-24 1-36 1-14 0-28-1-43-1-2 0-6 0-6 8 0 2 1 3 4 3 3 1 15 1 15 12 0 6-4 11-7 14-21 23-42 45-63 68z"><text:p/></draw:path></draw:g></text:span><text:span text:style-name="T18">, נוכיח </text:span><text:span text:style-name="T18"><draw:g text:anchor-type="as-char" svg:y="-0.1075in" draw:z-index="196" draw:name="Shape208" draw:style-name="gr1"><svg:title>TexMaths</svg:title><svg:desc>11§display§f§svg§600§FALSE§</svg:desc><draw:path draw:style-name="gr2" draw:text-style-name="P5" svg:width="0.0673in" svg:height="0.1217in" svg:x="0.0004in" svg:y="0.0075in" svg:viewBox="0 0 172 310" svg:d="M0 0c57 0 115 0 172 0 0 103 0 207 0 310-57 0-115 0-172 0 0-103 0-207 0-310z"><text:p/></draw:path><draw:path draw:style-name="gr3" draw:text-style-name="P6" svg:width="0.0748in" svg:height="0.1374in" svg:x="0.0008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18"><text:s/>חח"ע. נניח בשלילה ש־</text:span><text:span text:style-name="T18"><draw:g text:anchor-type="as-char" svg:y="-0.1075in" draw:z-index="199" draw:name="Shape209" draw:style-name="gr1"><svg:title>TexMaths</svg:title><svg:desc>11§display§f§svg§600§FALSE§</svg:desc><draw:path draw:style-name="gr2" draw:text-style-name="P5" svg:width="0.0673in" svg:height="0.1217in" svg:x="0.0004in" svg:y="0.0075in" svg:viewBox="0 0 172 310" svg:d="M0 0c57 0 115 0 172 0 0 103 0 207 0 310-57 0-115 0-172 0 0-103 0-207 0-310z"><text:p/></draw:path><draw:path draw:style-name="gr3" draw:text-style-name="P6" svg:width="0.0748in" svg:height="0.1374in" svg:x="0.0008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18"> לא חח"ע, כלומר קיימים </text:span><text:span text:style-name="T18"><draw:g text:anchor-type="as-char" svg:y="-0.1071in" draw:z-index="200" draw:name="Shape210" draw:style-name="gr1"><svg:title>TexMaths</svg:title><svg:desc>11§display§a_1, a_2 \in A§svg§600§FALSE§</svg:desc><draw:path draw:style-name="gr2" draw:text-style-name="P5" svg:width="0.6449in" svg:height="0.1217in" svg:x="0.0024in" svg:y="0.0071in" svg:viewBox="0 0 1639 310" svg:d="M820 310c-274 0-547 0-820 0 0-103 0-207 0-310 546 0 1093 0 1639 0 0 103 0 207 0 310-273 0-546 0-819 0z"><text:p/></draw:path><draw:path draw:style-name="gr3" draw:text-style-name="P6" svg:width="0.0693in" svg:height="0.0685in" svg:x="0.0004in" svg:y="0.0413in" svg:viewBox="0 0 177 175" svg:d="M129 25c-7-14-18-25-35-25-46 0-94 57-94 113 0 37 22 62 52 62 7 0 27-1 50-29 3 16 17 29 36 29 13 0 22-9 28-21 7-14 11-37 11-39 0-3-3-3-4-3-5 0-5 1-6 7-6 25-13 47-29 47-10 0-11-10-11-17 0-9 1-11 4-29 4-15 5-20 9-34 4-19 10-36 14-54 2-11 2-12 2-13 0-7-4-11-11-11-9 0-15 9-16 17zM103 124c-1 8-1 8-7 15-17 22-32 27-43 27-20 0-25-21-25-36 0-19 12-66 22-84 11-23 28-37 44-37 25 0 30 32 30 34s-1 4-1 6c-6 25-13 50-20 75z"><text:p/></draw:path><draw:path draw:style-name="gr3" draw:text-style-name="P6" svg:width="0.0382in" svg:height="0.0701in" svg:x="0.0866in" svg:y="0.0598in" svg:viewBox="0 0 98 179" svg:d="M61 8c0-8 0-8-8-8-18 17-42 18-53 18 0 3 0 5 0 8 7 0 24 0 39-7 0 46 0 92 0 138 0 9 0 12-27 12-3 0-8 0-11 0 0 4 0 7 0 10 6-1 39-1 49-1 8 0 42 0 48 1 0-3 0-6 0-10-3 0-7 0-10 0-27 0-27-3-27-12 0-50 0-100 0-149z"><text:p/></draw:path><draw:path draw:style-name="gr3" draw:text-style-name="P6" svg:width="0.0173in" svg:height="0.0449in" svg:x="0.1563in" svg:y="0.0921in" svg:viewBox="0 0 45 115" svg:d="M45 41c0-26-10-41-25-41-12 0-20 10-20 21 0 10 8 20 20 20 5 0 10-1 14-5 1-1 1-1 1-1 1 0 1 0 1 6 0 28-13 51-26 63-4 5-4 6-4 7 0 2 2 4 4 4 4 0 35-29 35-74z"><text:p/></draw:path><draw:path draw:style-name="gr3" draw:text-style-name="P6" svg:width="0.0693in" svg:height="0.0685in" svg:x="0.2169in" svg:y="0.0413in" svg:viewBox="0 0 177 175" svg:d="M129 25c-8-14-19-25-37-25-45 0-92 57-92 113 0 37 21 62 51 62 8 0 27-1 50-29 4 16 17 29 35 29 14 0 24-9 29-21 7-14 12-37 12-39 0-3-3-3-5-3-4 0-4 1-5 7-6 25-14 47-29 47-11 0-13-10-13-17 0-9 2-11 6-29 4-15 4-20 9-34 4-19 9-36 13-54 3-11 3-12 3-13 0-7-5-11-11-11-10 0-15 9-16 17zM103 124c-2 8-2 8-7 15-18 22-33 27-44 27-19 0-24-21-24-36 0-19 12-66 20-84 13-23 30-37 46-37 25 0 30 32 30 34s-1 4-2 6c-6 25-12 50-19 75z"><text:p/></draw:path><draw:path draw:style-name="gr3" draw:text-style-name="P6" svg:width="0.0469in" svg:height="0.0701in" svg:x="0.298in" svg:y="0.0598in" svg:viewBox="0 0 120 179" svg:d="M120 130c-3 0-7 0-10 0 0 5-3 22-7 24-2 2-23 2-26 2-16 0-34 0-51 0 29-25 39-33 54-45 21-16 40-33 40-58 0-33-29-53-64-53-33 0-56 23-56 48 0 14 11 15 14 15 7 0 15-5 15-15 0-4-3-14-17-14 9-19 28-24 40-24 27 0 42 21 42 43 0 23-17 42-26 52-22 20-44 41-66 63-2 3-2 4-2 11 37 0 74 0 111 0 3-16 6-33 9-49z"><text:p/></draw:path><draw:path draw:style-name="gr3" draw:text-style-name="P6" svg:width="0.0756in" svg:height="0.087in" svg:x="0.4142in" svg:y="0.0268in" svg:viewBox="0 0 193 222" svg:d="M179 120c7 0 14 0 14-8s-7-7-14-7c-55 0-109 0-164 0 5-52 50-90 104-90 20 0 41 0 60 0 7 0 14 0 14-7 0-8-7-8-14-8-19 0-40 0-60 0-66 0-119 49-119 112 0 62 53 110 119 110 20 0 41 0 60 0 7 0 14 0 14-8 0-7-7-7-14-7-19 0-40 0-60 0-54 0-99-35-104-87 55 0 109 0 164 0z"><text:p/></draw:path><draw:path draw:style-name="gr3" draw:text-style-name="P6" svg:width="0.1039in" svg:height="0.1079in" svg:x="0.5508in" svg:y="0in" svg:viewBox="0 0 265 275" svg:d="M55 231c-15 25-30 31-47 32-5 1-8 1-8 8 0 2 2 4 4 4 11 0 24-1 35-1 12 0 25 1 38 1 2 0 7 0 7-8 0-3-4-4-6-4-9 0-19-3-19-13 0-5 3-9 6-15 10-16 20-33 30-48 32 0 65 0 96 0 2 8 7 59 7 64 0 11-21 12-29 12-5 0-8 0-8 8 0 4 4 4 5 4 16 0 32-1 49-1 9 0 34 1 43 1 3 0 7 0 7-8 0-4-4-4-9-4-24 0-24-2-25-13-8-79-16-160-24-240 0-8 0-10-7-10-6 0-7 3-10 7-45 74-90 149-135 224zM102 175c26-43 51-85 76-127 5 42 8 84 12 127-29 0-58 0-88 0z"><text:p/></draw:path></draw:g></text:span><text:span text:style-name="T18"><text:s/>המקיימים </text:span><text:span text:style-name="T18"><draw:g text:anchor-type="as-char" svg:y="-0.1102in" draw:z-index="201" draw:name="Shape211" draw:style-name="gr1"><svg:title>TexMaths</svg:title><svg:desc>11§display§a_1 \neq a_2§svg§600§FALSE§</svg:desc><draw:path draw:style-name="gr2" draw:text-style-name="P5" svg:width="0.4697in" svg:height="0.1256in" svg:x="0.0024in" svg:y="0.0079in" svg:viewBox="0 0 1194 320" svg:d="M598 320c-200 0-399 0-598 0 0-107 0-213 0-320 398 0 796 0 1194 0 0 107 0 213 0 320-199 0-398 0-596 0z"><text:p/></draw:path><draw:path draw:style-name="gr3" draw:text-style-name="P6" svg:width="0.0693in" svg:height="0.0685in" svg:x="0.0004in" svg:y="0.0429in" svg:viewBox="0 0 177 175" svg:d="M129 25c-7-14-18-25-35-25-46 0-94 57-94 114 0 36 22 61 52 61 7 0 27-1 50-28 3 15 17 28 36 28 13 0 22-8 28-21 7-14 11-37 11-38 0-5-3-5-4-5-5 0-5 3-6 8-6 26-13 48-29 48-10 0-11-10-11-18 0-9 1-11 4-29 4-16 5-20 9-34 4-19 10-36 14-54 2-11 2-12 2-13 0-7-4-11-11-11-9 0-15 9-16 17zM103 125c-1 7-1 7-7 14-17 22-32 28-43 28-20 0-25-21-25-37 0-19 12-66 22-84 11-23 28-37 44-37 25 0 30 32 30 34s-1 4-1 7c-6 24-13 49-20 75z"><text:p/></draw:path><draw:path draw:style-name="gr3" draw:text-style-name="P6" svg:width="0.0382in" svg:height="0.0705in" svg:x="0.0866in" svg:y="0.061in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3" draw:text-style-name="P6" svg:width="0.0756in" svg:height="0.1413in" svg:x="0.2067in" svg:y="0in" svg:viewBox="0 0 193 360" svg:d="M189 15c4-5 4-6 4-7 0-2-3-8-8-8s-6 2-9 8c-57 112-115 224-173 336-3 6-3 7-3 8 0 3 2 8 8 8 4 0 5-3 9-8 57-113 115-224 172-337z"><text:p/></draw:path><draw:path draw:style-name="gr3" draw:text-style-name="P6" svg:width="0.1004in" svg:height="0.0358in" svg:x="0.1941in" svg:y="0.0528in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6" svg:width="0.0693in" svg:height="0.0685in" svg:x="0.352in" svg:y="0.0429in" svg:viewBox="0 0 177 175" svg:d="M129 25c-7-14-19-25-35-25-46 0-94 57-94 114 0 36 21 61 52 61 7 0 26-1 49-28 4 15 17 28 35 28 15 0 24-8 29-21 7-14 12-37 12-38 0-5-3-5-4-5-5 0-5 3-6 8-6 26-14 48-29 48-10 0-13-10-13-18 0-9 2-11 6-29 4-16 5-20 9-34 4-19 9-36 13-54 3-11 3-12 3-13 0-7-4-11-11-11-10 0-15 9-16 17zM103 125c-2 7-2 7-7 14-17 22-33 28-44 28-19 0-24-21-24-37 0-19 12-66 20-84 13-23 30-37 46-37 25 0 30 32 30 34s-1 4-1 7c-6 24-13 49-20 75z"><text:p/></draw:path><draw:path draw:style-name="gr3" draw:text-style-name="P6" svg:width="0.0469in" svg:height="0.0705in" svg:x="0.4327in" svg:y="0.061in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</text:span><text:span text:style-name="T18"><text:s/></text:span><text:span text:style-name="T19">וגם</text:span><text:span text:style-name="T18"> </text:span><text:span text:style-name="T18"><draw:g text:anchor-type="as-char" svg:y="-0.1134in" draw:z-index="202" draw:name="Shape212" draw:style-name="gr1"><svg:title>TexMaths</svg:title><svg:desc>11§display§f(a_1) = f(a_2)§svg§600§FALSE§</svg:desc><draw:path draw:style-name="gr2" draw:text-style-name="P5" svg:width="0.8874in" svg:height="0.1354in" svg:x="0.0004in" svg:y="0.0071in" svg:viewBox="0 0 2255 345" svg:d="M0 0c752 0 1504 0 2255 0 0 115 0 230 0 345-751 0-1503 0-2255 0 0-115 0-230 0-345z"><text:p/></draw:path><draw:path draw:style-name="gr3" draw:text-style-name="P6" svg:width="0.0756in" svg:height="0.137in" svg:x="0.0008in" svg:y="0.0071in" svg:viewBox="0 0 193 349" svg:d="M121 118c11 0 22 0 33 0 8 0 12-1 12-9 0-3-4-3-11-3-11 0-21 0-32 0 2-16 6-30 8-44 2-9 8-36 10-41 3-7 10-13 18-13 2 0 12 0 19 7-17 2-21 15-21 21 0 9 7 14 15 14 10 0 21-9 21-24 0-17-18-26-34-26-14 0-38 7-49 45-2 8-3 12-13 61-9 0-18 0-27 0-7 0-12 0-12 6 0 5 5 6 11 6 9 0 17 0 26 0-10 50-19 100-29 151-7 37-13 72-34 72-1 0-11 0-18-7 18-1 21-15 21-21 0-9-6-14-14-14-10 0-21 9-21 24 0 17 17 26 32 26 22 0 37-22 44-37 12-25 21-71 22-74 8-40 15-81 23-120z"><text:p/></draw:path><draw:path draw:style-name="gr3" draw:text-style-name="P6" svg:width="0.0346in" svg:height="0.1508in" svg:x="0.0988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6" svg:width="0.0693in" svg:height="0.0681in" svg:x="0.1488in" svg:y="0.0453in" svg:viewBox="0 0 177 174" svg:d="M129 24c-7-14-18-24-35-24-46 0-94 56-94 112 0 37 22 62 52 62 7 0 27-1 50-29 4 17 17 29 36 29 13 0 22-9 28-21 7-14 11-37 11-38 0-4-3-4-4-4-3 0-5 1-6 7-6 25-13 48-28 48-11 0-12-10-12-17 0-9 1-12 5-29 3-17 4-21 8-35 4-19 10-37 14-54 2-11 2-11 2-13 0-7-4-10-11-10-9 0-14 7-16 16zM105 124c-3 7-3 8-8 15-18 21-33 27-44 27-20 0-25-22-25-36 0-20 13-67 22-85 12-23 28-37 44-37 25 0 30 32 30 34s0 4-1 6c-6 26-12 51-18 76z"><text:p/></draw:path><draw:path draw:style-name="gr3" draw:text-style-name="P6" svg:width="0.0382in" svg:height="0.0701in" svg:x="0.235in" svg:y="0.0661in" svg:viewBox="0 0 98 179" svg:d="M62 8c0-7-1-8-9-8-18 18-42 18-53 18 0 3 0 6 0 10 7 0 24 0 40-8 0 45 0 91 0 137 0 9 0 13-28 13-3 0-6 0-10 0 0 3 0 6 0 9 5 0 38-1 48-1 8 0 42 1 48 1 0-3 0-6 0-9-3 0-7 0-10 0-26 0-26-4-26-13 0-50 0-100 0-149z"><text:p/></draw:path><draw:path draw:style-name="gr3" draw:text-style-name="P6" svg:width="0.0346in" svg:height="0.1508in" svg:x="0.3004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004in" svg:height="0.035in" svg:x="0.4016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76in" svg:height="0.137in" svg:x="0.5614in" svg:y="0.0071in" svg:viewBox="0 0 194 349" svg:d="M122 118c11 0 22 0 33 0 8 0 11-1 11-9 0-3-3-3-10-3-11 0-21 0-32 0 3-16 6-30 8-44 2-9 7-36 10-41 3-7 10-13 18-13 2 0 12 0 18 7-16 2-21 15-21 21 0 9 8 14 15 14 10 0 22-9 22-24 0-17-18-26-34-26-14 0-38 7-50 45-2 8-3 12-12 61-9 0-18 0-26 0s-13 0-13 6c0 5 4 6 11 6 9 0 17 0 26 0-10 50-19 100-29 151-8 37-14 72-34 72-1 0-11 0-19-7 19-1 22-15 22-21 0-9-7-14-14-14-10 0-22 9-22 24 0 17 18 26 33 26 22 0 37-22 44-37 12-25 21-71 22-74 8-40 15-81 23-120z"><text:p/></draw:path><draw:path draw:style-name="gr3" draw:text-style-name="P6" svg:width="0.035in" svg:height="0.1508in" svg:x="0.6591in" svg:y="0in" svg:viewBox="0 0 90 384" svg:d="M90 380c0-1 0-1-6-8-49-48-61-121-61-179 0-67 14-135 62-183 5-4 5-4 5-7 0-2-2-3-4-3-3 0-39 26-62 75-18 43-24 86-24 118 0 28 4 76 26 119 24 47 57 72 60 72 2 0 4-1 4-4z"><text:p/></draw:path><draw:path draw:style-name="gr3" draw:text-style-name="P6" svg:width="0.0693in" svg:height="0.0681in" svg:x="0.7094in" svg:y="0.0453in" svg:viewBox="0 0 177 174" svg:d="M129 24c-7-14-18-24-35-24-46 0-94 56-94 112 0 37 22 62 52 62 7 0 27-1 50-29 3 17 17 29 36 29 13 0 22-9 28-21 7-14 11-37 11-38 0-4-3-4-4-4-5 0-5 1-6 7-6 25-13 48-29 48-10 0-11-10-11-17 0-9 0-12 4-29s5-21 9-35c4-19 10-37 14-54 2-11 2-11 2-13 0-7-4-10-11-10-9 0-15 7-16 16zM103 124c-1 7-1 8-7 15-17 21-33 27-43 27-20 0-25-22-25-36 0-20 12-67 20-85 13-23 30-37 46-37 25 0 30 32 30 34s-1 4-1 6c-6 26-13 51-20 76z"><text:p/></draw:path><draw:path draw:style-name="gr3" draw:text-style-name="P6" svg:width="0.0469in" svg:height="0.0701in" svg:x="0.7906in" svg:y="0.0661in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6" svg:width="0.035in" svg:height="0.1508in" svg:x="0.8606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18">. כדי להראות דוגמה נגדית להנחת השלילה, נבחר </text:span><text:span text:style-name="T18"><draw:g text:anchor-type="as-char" svg:y="-0.1134in" draw:z-index="203" draw:name="Shape213" draw:style-name="gr1"><svg:title>TexMaths</svg:title><svg:desc>11§display§X = \{a_1\} \subseteq A§svg§600§FALSE§</svg:desc><draw:path draw:style-name="gr2" draw:text-style-name="P5" svg:width="0.9378in" svg:height="0.1358in" svg:x="0.0039in" svg:y="0.0071in" svg:viewBox="0 0 2383 346" svg:d="M1192 346c-398 0-795 0-1192 0 0-116 0-230 0-346 794 0 1589 0 2383 0 0 116 0 230 0 346-397 0-794 0-1191 0z"><text:p/></draw:path><draw:path draw:style-name="gr3" draw:text-style-name="P6" svg:width="0.1248in" svg:height="0.1028in" svg:x="0.0004in" svg:y="0.0098in" svg:viewBox="0 0 318 262" svg:d="M177 105c-11-27-22-52-33-77-1-4-1-4-2-5 0-2 6-10 23-11 4-1 8-1 8-8 0-4-5-4-6-4-16 0-33 1-48 1-10 0-34-1-44-1-2 0-7 0-7 8 0 4 3 4 9 4 23 0 25 3 29 12 15 37 30 72 46 108-28 29-54 57-82 86-2 2-3 3-5 4-19 21-38 27-57 28-5 1-8 1-8 8 0 1 0 4 4 4 12 0 25-1 37-1 14 0 29 1 44 1 2 0 6 0 6-8 0-3-3-2-4-4-3 0-16-1-16-12 0-6 6-12 10-17 14-13 27-27 40-40 12-14 23-27 35-39 13 31 25 62 39 91 2 5 2 5 2 6 0 3-8 10-22 11-5 1-9 1-9 8 0 4 4 4 7 4 11 0 37-1 48-1 10 0 33 1 43 1 2 0 8 0 8-8 0-4-5-4-8-4-25 0-26-1-33-17-15-35-41-94-50-117 27-28 68-74 80-85 11-9 25-18 48-19 6-1 9-1 9-8 0-1 0-4-5-4-12 0-24 1-36 1-14 0-30-1-43-1-2 0-7 0-7 8 0 2 2 3 4 4 3 0 15 1 15 11 0 6-4 11-6 14-21 22-42 44-63 68z"><text:p/></draw:path><draw:path draw:style-name="gr3" draw:text-style-name="P6" svg:width="0.1008in" svg:height="0.0354in" svg:x="0.18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1in" svg:height="0.1512in" svg:x="0.348in" svg:y="0in" svg:viewBox="0 0 136 385" svg:d="M81 52c0-16 10-41 52-43 2 0 3-2 3-5 0-4-2-4-6-4-39 0-74 20-75 48 0 29 0 59 0 89 0 15 0 27-15 39-14 12-28 12-37 13-2 0-3 1-3 4 0 4 2 4 5 4 26 2 44 14 49 34 1 4 1 5 1 19 0 25 0 51 0 76 0 16 0 29 19 43 15 12 40 16 56 16 4 0 6 0 6-4s-2-4-5-4c-24-2-44-15-49-33-1-5-1-5-1-19 0-27 0-54 0-82 0-17-3-24-15-35-9-8-20-12-31-15 32-9 46-27 46-49 0-31 0-61 0-92z"><text:p/></draw:path><draw:path draw:style-name="gr3" draw:text-style-name="P6" svg:width="0.0693in" svg:height="0.0685in" svg:x="0.4193in" svg:y="0.0453in" svg:viewBox="0 0 177 175" svg:d="M129 25c-7-14-18-25-36-25-45 0-93 57-93 113 0 37 21 62 52 62 7 0 26-1 49-29 3 16 18 29 35 29 15 0 23-9 29-21 7-14 12-37 12-38 0-4-3-4-4-4-5 0-5 1-6 7-6 25-13 47-30 47-9 0-11-10-11-17 0-9 0-11 5-29 4-17 5-20 9-34 4-18 10-36 14-54 2-11 2-12 2-13 0-7-4-11-11-11-10 0-15 9-16 17zM103 124c-2 8-2 8-7 15-17 22-33 27-44 27-19 0-25-21-25-36 0-19 13-66 21-84 12-23 30-37 45-37 26 0 31 32 31 34s-1 4-1 7c-6 24-13 49-20 74z"><text:p/></draw:path><draw:path draw:style-name="gr3" draw:text-style-name="P6" svg:width="0.0382in" svg:height="0.0701in" svg:x="0.5047in" svg:y="0.0661in" svg:viewBox="0 0 98 179" svg:d="M60 8c0-8 0-8-7-8-18 17-42 17-53 17 0 3 0 6 0 9 5 0 24 0 38-7 0 46 0 92 0 138 0 9 0 13-26 13-3 0-8 0-11 0 0 3 0 6 0 9 6-1 39-1 48-1s43 0 49 1c0-3 0-6 0-9-3 0-7 0-10 0-28 0-28-4-28-13 0-50 0-100 0-149z"><text:p/></draw:path><draw:path draw:style-name="gr3" draw:text-style-name="P6" svg:width="0.0531in" svg:height="0.1512in" svg:x="0.5724in" svg:y="0in" svg:viewBox="0 0 136 385" svg:d="M55 334c0 15-10 40-52 43-2 0-3 2-3 4 0 4 3 4 8 4 37 0 72-18 73-48 0-29 0-58 0-88 0-16 0-28 16-40 13-11 27-11 36-12 2 0 3-1 3-4 0-4-2-4-5-4-25-2-44-15-49-35-1-3-1-4-1-19 0-25 0-50 0-76 0-16 0-28-18-42-16-13-42-17-55-17-5 0-8 0-8 4 0 5 2 5 5 5 25 1 44 14 49 33 1 4 1 4 1 19 0 26 0 54 0 81 0 18 3 24 15 36 9 8 20 12 31 15-32 10-46 26-46 48 0 31 0 62 0 93z"><text:p/></draw:path><draw:path draw:style-name="gr3" draw:text-style-name="P6" svg:width="0.0921in" svg:height="0.1165in" svg:x="0.6925in" svg:y="0.0161in" svg:viewBox="0 0 235 297" svg:d="M222 15c7 0 13 0 13-7 0-8-6-8-13-8-34 0-69 0-103 0-67 0-119 51-119 111 0 63 53 111 119 111 34 0 69 0 103 0 7 0 13 0 13-7s-6-7-13-7c-34 0-69 0-103 0-61 0-104-45-104-96 0-53 44-97 104-97 34 0 69 0 103 0zM21 282c-7 0-13 0-13 8 0 7 6 7 13 7 67 0 134 0 201 0 7 0 13 0 13-7 0-8-6-8-13-8-67 0-134 0-201 0z"><text:p/></draw:path><draw:path draw:style-name="gr3" draw:text-style-name="P6" svg:width="0.1039in" svg:height="0.1079in" svg:x="0.8457in" svg:y="0.0043in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/draw:g></text:span><text:span text:style-name="T18">. </text:span><text:span text:style-name="T19">נכמת את </text:span><text:span text:style-name="T20"><draw:g text:anchor-type="as-char" svg:y="-0.1134in" draw:z-index="204" draw:name="Shape214" draw:style-name="gr1"><svg:title>TexMaths</svg:title><svg:desc>11§display§f[X]§svg§600§FALSE§</svg:desc><draw:path draw:style-name="gr2" draw:text-style-name="P5" svg:width="0.2783in" svg:height="0.1354in" svg:x="0.0004in" svg:y="0.0071in" svg:viewBox="0 0 708 345" svg:d="M0 0c236 0 471 0 708 0 0 115 0 230 0 345-237 0-472 0-708 0 0-115 0-230 0-345z"><text:p/></draw:path><draw:path draw:style-name="gr3" draw:text-style-name="P6" svg:width="0.0752in" svg:height="0.137in" svg:x="0.0008in" svg:y="0.0071in" svg:viewBox="0 0 192 349" svg:d="M121 118c11 0 22 0 33 0 8 0 11 0 11-9 0-3-3-3-10-3-11 0-22 0-32 0 2-16 4-30 8-44 2-9 7-36 10-41 3-7 10-13 17-13 2 0 12 0 19 7-17 2-21 15-21 21 0 9 8 14 14 14 10 0 22-9 22-24 0-17-17-26-34-26-13 0-37 7-48 45-3 8-5 12-13 61-9 0-18 0-27 0-7 0-12 0-12 6s4 6 11 6c9 0 17 0 25 0-9 50-18 100-28 151-7 37-13 72-34 72-1 0-11 0-18-7 18-1 21-15 21-21 0-9-6-14-14-14-10 0-21 9-21 24 0 17 16 26 32 26 22 0 37-22 44-37 12-25 21-71 22-74 7-40 15-81 23-120z"><text:p/></draw:path><draw:path draw:style-name="gr3" draw:text-style-name="P6" svg:width="0.0205in" svg:height="0.1508in" svg:x="0.1012in" svg:y="0in" svg:viewBox="0 0 53 384" svg:d="M53 384c0-5 0-10 0-15-12 0-26 0-38 0 0-118 0-236 0-354 12 0 26 0 38 0 0-5 0-9 0-15-18 0-35 0-53 0 0 128 0 257 0 384 18 0 35 0 53 0z"><text:p/></draw:path><draw:path draw:style-name="gr3" draw:text-style-name="P6" svg:width="0.1252in" svg:height="0.1031in" svg:x="0.1295in" svg:y="0.0098in" svg:viewBox="0 0 319 263" svg:d="M177 106c-11-27-22-52-32-77-1-4-2-5-2-6 0-2 6-9 23-11 3 0 8 0 8-6s-6-6-7-6c-15 0-32 1-48 1-10 0-33-1-43-1-2 0-7 0-7 8 0 4 4 4 9 4 23 0 25 5 29 12 15 37 29 72 45 108-28 29-54 58-82 87-1 1-3 2-4 3-19 21-37 28-57 29-5 0-9 0-9 8 2 2 0 4 5 4 13 0 25-2 37-2 14 0 29 2 43 2 2 0 7 0 7-9 0-3-4-3-5-3-4-1-16-1-16-12 0-7 7-12 11-18 14-13 27-27 40-40 11-14 22-26 34-38 13 31 26 61 40 92 1 3 0 3 1 4 0 3-7 10-22 12-5 0-8 0-8 7 0 5 4 5 5 5 11 0 39-2 50-2 9 0 33 2 42 2 3 0 7 0 7-8 0-4-3-4-6-4-27-1-27-2-33-18-16-35-42-94-51-117 27-27 67-73 79-84 11-9 27-19 50-20 4 0 9 0 9-8-3-1 0-4-6-4-12 0-24 1-36 1-14 0-29-1-43-1-2 0-8 0-8 8 0 3 3 4 6 4 3 1 15 1 15 12 0 6-4 11-7 15-21 22-42 44-63 67z"><text:p/></draw:path><draw:path draw:style-name="gr3" draw:text-style-name="P6" svg:width="0.0205in" svg:height="0.1508in" svg:x="0.2661in" svg:y="0in" svg:viewBox="0 0 53 384" svg:d="M53 0c-18 0-35 0-53 0 0 6 0 10 0 15 12 0 25 0 37 0 0 118 0 236 0 354-12 0-25 0-37 0 0 5 0 10 0 15 18 0 35 0 53 0 0-127 0-256 0-384z"><text:p/></draw:path></draw:g></text:span><text:span text:style-name="T20">, </text:span><text:span text:style-name="T19">ואת </text:span><text:span text:style-name="T19"><draw:g text:anchor-type="as-char" svg:y="-0.1319in" draw:z-index="211" draw:name="Shape215" draw:style-name="gr1"><svg:title>TexMaths</svg:title><svg:desc>11§display§f^{-1}[\{f(a_1)\}]§svg§600§FALSE§</svg:desc><draw:path draw:style-name="gr2" draw:text-style-name="P5" svg:width="0.8146in" svg:height="0.1543in" svg:x="0.0004in" svg:y="0.0079in" svg:viewBox="0 0 2070 393" svg:d="M0 0c690 0 1380 0 2070 0 0 131 0 263 0 393-690 0-1380 0-2070 0 0-130 0-262 0-393z"><text:p/></draw:path><draw:path draw:style-name="gr3" draw:text-style-name="P6" svg:width="0.0756in" svg:height="0.137in" svg:x="0.0008in" svg:y="0.026in" svg:viewBox="0 0 193 349" svg:d="M121 118c11 0 22 0 33 0 8 0 12 0 12-8 0-5-4-5-11-5-11 0-21 0-32 0 2-14 6-28 8-42 2-9 8-37 10-41 3-8 10-13 17-13 3 0 13 0 20 7-17 2-21 15-21 20 0 9 7 15 15 15 10 0 21-9 21-24 0-17-18-27-35-27-13 0-37 8-48 45-2 9-3 12-13 60-9 0-18 0-27 0-7 0-12 0-12 8 0 5 5 5 11 5 9 0 17 0 26 0-10 50-19 101-29 151-7 38-13 73-34 73-1 0-11 0-18-8 18-1 21-14 21-21 0-9-6-13-14-13-10 0-21 9-21 23 0 18 17 26 32 26 22 0 37-22 44-37 12-24 21-70 22-74 8-39 15-80 23-120z"><text:p/></draw:path><draw:path draw:style-name="gr3" draw:text-style-name="P6" svg:width="0.072in" svg:height="0.0047in" svg:x="0.0949in" svg:y="0.0409in" svg:viewBox="0 0 184 13" svg:d="M173 13c4 0 11 0 11-5 0-8-7-8-11-8-54 0-108 0-162 0-4 0-11 0-11 7 0 6 7 6 11 6 54 0 108 0 162 0z"><text:p/></draw:path><draw:path draw:style-name="gr3" draw:text-style-name="P6" svg:width="0.0386in" svg:height="0.0701in" svg:x="0.1902in" svg:y="0in" svg:viewBox="0 0 99 179" svg:d="M62 8c0-8-1-8-9-8-17 16-42 18-53 18 0 3 0 6 0 9 7 0 24 0 40-7 0 46 0 91 0 137 0 9 0 12-28 12-3 0-6 0-10 0 0 3 0 7 0 10 5 0 39-1 49-1 7 0 41 1 48 1 0-3 0-7 0-10-3 0-8 0-11 0-26 0-26-3-26-12 0-50 0-100 0-149z"><text:p/></draw:path><draw:path draw:style-name="gr3" draw:text-style-name="P6" svg:width="0.0209in" svg:height="0.1504in" svg:x="0.2646in" svg:y="0.0193in" svg:viewBox="0 0 54 383" svg:d="M54 383c0-5 0-9 0-15-13 0-25 0-39 0 0-118 0-235 0-353 14 0 26 0 39 0 0-5 0-10 0-15-18 0-36 0-54 0 0 127 0 256 0 383 18 0 36 0 54 0z"><text:p/></draw:path><draw:path draw:style-name="gr3" draw:text-style-name="P6" svg:width="0.0539in" svg:height="0.1504in" svg:x="0.3004in" svg:y="0.0193in" svg:viewBox="0 0 138 383" svg:d="M81 51c0-16 10-40 52-43 2 0 5-1 5-4 0-4-4-4-8-4-39 0-74 20-75 48 0 29 0 57 0 87 0 16 0 28-15 41-14 11-28 12-37 12-2 0-3 2-3 4 0 4 2 4 6 5 26 1 44 15 48 33 1 4 1 4 1 18 0 26 0 51 0 76 0 17 0 29 19 44 15 11 40 15 56 15 4 0 8 0 8-4 0-3-4-3-7-4-24-1-43-14-48-33-2-4-2-5-2-19 0-26 0-53 0-80 0-18-3-23-15-35-8-9-20-12-31-16 32-9 46-26 46-49 0-31 0-62 0-92z"><text:p/></draw:path><draw:path draw:style-name="gr3" draw:text-style-name="P6" svg:width="0.0756in" svg:height="0.137in" svg:x="0.3736in" svg:y="0.026in" svg:viewBox="0 0 193 349" svg:d="M121 118c11 0 22 0 33 0 8 0 12 0 12-8 0-5-4-5-11-5-11 0-21 0-32 0 4-14 6-28 9-42 1-9 7-37 9-41 3-8 10-13 19-13 1 0 11 0 18 7-17 2-21 15-21 20 0 9 7 15 15 15 10 0 21-9 21-24 0-17-18-27-33-27-14 0-39 8-50 45-2 9-3 12-13 60-9 0-18 0-27 0-7 0-11 0-11 8 0 5 4 5 10 5 9 0 18 0 27 0-10 50-20 101-30 151-7 38-13 73-33 73-2 0-12 0-19-8 18-1 21-14 21-21 0-9-6-13-14-13-10 0-21 9-21 23 0 18 17 26 33 26 21 0 36-22 43-37 13-24 22-70 22-74 8-39 15-80 23-120z"><text:p/></draw:path><draw:path draw:style-name="gr3" draw:text-style-name="P6" svg:width="0.0346in" svg:height="0.1504in" svg:x="0.4709in" svg:y="0.0193in" svg:viewBox="0 0 89 383" svg:d="M89 379c0-1 0-1-6-8-49-48-61-122-61-179 0-67 14-134 63-182 4-5 4-6 4-7 0-2-1-3-3-3-5 0-39 26-62 75-20 43-24 84-24 117 0 29 4 76 25 119 23 47 56 72 61 72 2 0 3-1 3-4z"><text:p/></draw:path><draw:path draw:style-name="gr3" draw:text-style-name="P6" svg:width="0.0693in" svg:height="0.0681in" svg:x="0.5213in" svg:y="0.0665in" svg:viewBox="0 0 177 174" svg:d="M129 24c-8-14-19-24-37-24-45 0-92 56-92 112 0 36 21 62 51 62 7 0 27-2 50-29 4 17 17 29 35 29 14 0 22-9 29-21 7-15 12-38 12-39 0-3-4-3-5-3-4 0-5 1-6 7-6 25-13 48-28 48-11 0-13-11-13-19 0-7 2-11 6-27 4-17 4-21 8-35 4-18 10-37 14-54 3-11 3-12 3-13 0-7-5-10-12-10-9 0-14 7-15 16zM103 124c-2 7-2 8-7 14-18 21-33 28-44 28-19 0-24-22-24-36 0-20 12-67 20-85 13-23 30-37 46-37 24 0 29 32 29 34s0 4-1 6c-6 26-12 51-19 76z"><text:p/></draw:path><draw:path draw:style-name="gr3" draw:text-style-name="P6" svg:width="0.0386in" svg:height="0.0701in" svg:x="0.6071in" svg:y="0.085in" svg:viewBox="0 0 99 179" svg:d="M62 8c0-8-1-8-9-8-17 18-42 18-53 18 0 3 0 6 0 9 7 0 24 0 40-7 0 46 0 91 0 137 0 9 0 12-28 12-3 0-6 0-10 0 0 3 0 7 0 10 5 0 38-1 49-1 7 0 41 1 48 1 0-3 0-7 0-10-3 0-8 0-11 0-26 0-26-3-26-12 0-50 0-100 0-149z"><text:p/></draw:path><draw:path draw:style-name="gr3" draw:text-style-name="P6" svg:width="0.0346in" svg:height="0.1504in" svg:x="0.6724in" svg:y="0.0193in" svg:viewBox="0 0 89 383" svg:d="M89 192c0-29-3-77-25-119-23-49-56-73-61-73-2 0-3 1-3 3 0 1 0 2 8 9 37 39 59 100 59 180 0 65-14 132-63 182-4 4-4 4-4 5 0 3 1 4 3 4 5 0 40-26 62-74 20-43 24-86 24-117z"><text:p/></draw:path><draw:path draw:style-name="gr3" draw:text-style-name="P6" svg:width="0.0531in" svg:height="0.1504in" svg:x="0.7339in" svg:y="0.0193in" svg:viewBox="0 0 136 383" svg:d="M55 332c0 15-10 40-52 43-2 1-3 2-3 4 0 4 4 4 8 4 37 0 73-18 73-48 0-28 0-58 0-88 0-14 0-27 16-38 13-11 28-12 36-12 2-1 3-3 3-5 0-4-2-4-5-4-25-1-44-16-48-34-2-5-2-6-2-19 0-26 0-52 0-77 0-15 0-28-18-43-16-12-42-15-55-15-4 0-8 0-8 4s2 4 6 4c25 2 44 14 48 34 1 3 1 4 1 17 0 27 0 54 0 82 0 17 3 24 15 36 9 9 20 12 31 15-32 9-46 26-46 48 0 30 0 61 0 92z"><text:p/></draw:path><draw:path draw:style-name="gr3" draw:text-style-name="P6" svg:width="0.0205in" svg:height="0.1504in" svg:x="0.8024in" svg:y="0.0193in" svg:viewBox="0 0 53 383" svg:d="M53 0c-18 0-35 0-53 0 0 5 0 10 0 15 12 0 25 0 37 0 0 118 0 235 0 353-12 0-25 0-37 0 0 6 0 10 0 15 18 0 35 0 53 0 0-127 0-256 0-383z"><text:p/></draw:path></draw:g></text:span><text:span text:style-name="T20">;</text:span></text:p>
          <text:list>
            <text:list-item>
              <text:p text:style-name="P40"><text:span text:style-name="T20">לפי עקרון ההחלפה, יהי </text:span><text:span text:style-name="T20"><draw:g text:anchor-type="as-char" svg:y="-0.1035in" draw:z-index="205" draw:name="Shape216" draw:style-name="gr1"><svg:title>TexMaths</svg:title><svg:desc>11§display§a \in X§svg§600§FALSE§</svg:desc><draw:path draw:style-name="gr2" draw:text-style-name="P5" svg:width="0.3795in" svg:height="0.0933in" svg:x="0.0024in" svg:y="0.0071in" svg:viewBox="0 0 965 238" svg:d="M483 238c-162 0-322 0-483 0 0-79 0-159 0-238 321 0 644 0 965 0 0 79 0 159 0 238-161 0-321 0-482 0z"><text:p/></draw:path><draw:path draw:style-name="gr3" draw:text-style-name="P6" svg:width="0.0693in" svg:height="0.0677in" svg:x="0.0004in" svg:y="0.0362in" svg:viewBox="0 0 177 173" svg:d="M129 24c-7-14-18-24-35-24-46 0-94 56-94 113 0 35 22 60 52 60 7 0 27-2 50-28 3 15 17 28 36 28 13 0 22-8 28-20 7-14 7-26 11-38 0-4-3-4-4-4-5 0-5 2-6 6-6 26-13 48-29 48-10 0-11-10-11-17 0-9 0-12 4-28 4-17 5-20 9-35 4-19 10-37 14-54 2-11 2-11 2-13 0-7-4-10-11-10-9 0-15 7-16 16zM103 124c-1 7-1 8-7 14-17 20-33 27-43 27-20 0-25-20-25-35 0-20 12-67 22-85 11-23 28-37 44-37 25 0 30 32 30 34s-1 5-1 6c-6 26-13 51-20 76z"><text:p/></draw:path><draw:path draw:style-name="gr3" draw:text-style-name="P6" svg:width="0.076in" svg:height="0.0874in" svg:x="0.1295in" svg:y="0.0217in" svg:viewBox="0 0 194 223" svg:d="M180 120c7 0 14 0 14-8s-7-8-14-8c-55 0-108 0-163 0 4-51 48-89 103-89 20 0 41 0 60 0 7 0 14 0 14-7 0-8-7-8-14-8-20 0-40 0-61 0-66 0-119 51-119 112 0 60 53 111 119 111 21 0 41 0 61 0 7 0 14 0 14-8 0-7-7-7-14-7-19 0-40 0-60 0-55 0-99-38-103-88 55 0 108 0 163 0z"><text:p/></draw:path><draw:path draw:style-name="gr3" draw:text-style-name="P6" svg:width="0.1252in" svg:height="0.1028in" svg:x="0.2642in" svg:y="0.0004in" svg:viewBox="0 0 319 262" svg:d="M177 105c-11-26-21-51-32-76-1-4-2-5-2-6 0-2 7-10 23-11 3 0 8-1 8-8 0-4-5-4-7-4-15 0-32 1-48 1-10 0-33-1-43-1-2 0-7 0-7 8 0 4 4 4 9 4 23 0 25 4 29 12 15 35 29 72 45 108-28 28-54 58-82 86-1 3-3 4-4 5-19 20-37 26-57 27-5 0-9 0-9 8 2 1 0 4 6 4 12 0 24-1 36-1 14 0 30 1 43 1 2 0 7 0 7-7 0-5-4-5-5-5-3 0-15-1-15-12 0-6 6-12 11-17 13-13 26-28 39-42 11-12 23-24 34-36 13 29 27 60 40 91 1 4 2 4 2 5 0 4-8 9-23 11-4 0-8 1-8 8 0 4 5 4 6 4 11 0 38-1 49-1 9 0 33 1 43 1 2 0 7 0 7-7 0-5-4-5-7-5-26 0-26-2-33-17-15-35-41-95-50-118 26-26 67-72 79-83 12-9 26-19 49-20 6 0 9 0 9-8-2-1 0-4-5-4-11 0-25 1-37 1-14 0-28-1-43-1-2 0-6 0-6 8 0 3 1 4 4 4s16 1 16 12c0 6-5 10-8 14-21 22-42 44-63 67z"><text:p/></draw:path></draw:g></text:span><text:span text:style-name="T20"><text:s/></text:span><text:span text:style-name="T19">(כלומר </text:span><text:span text:style-name="T19"><draw:g text:anchor-type="as-char" svg:y="-0.0661in" draw:z-index="206" draw:name="Shape217" draw:style-name="gr1"><svg:title>TexMaths</svg:title><svg:desc>11§display§a = a_1§svg§600§FALSE§</svg:desc><draw:path draw:style-name="gr2" draw:text-style-name="P5" svg:width="0.3972in" svg:height="0.074in" svg:x="0.0024in" svg:y="0.0071in" svg:viewBox="0 0 1010 189" svg:d="M506 189c-170 0-338 0-506 0 0-63 0-126 0-189 336 0 674 0 1010 0 0 63 0 126 0 189-168 0-336 0-504 0z"><text:p/></draw:path><draw:path draw:style-name="gr3" draw:text-style-name="P6" svg:width="0.0693in" svg:height="0.0681in" svg:x="0.0004in" svg:y="0in" svg:viewBox="0 0 177 174" svg:d="M129 25c-7-14-18-25-36-25-45 0-93 57-93 114 0 35 22 60 52 60 7 0 27-1 50-28 2 15 17 28 35 28 14 0 22-9 29-21 7-14 11-36 11-37 0-4-3-4-4-4-5 0-5 2-6 7-6 24-13 46-30 46-9 0-11-10-11-17 0-9 0-11 5-28 4-15 5-20 9-34 4-19 10-36 14-54 2-11 2-12 2-13 0-7-4-11-11-11-10 0-15 9-16 17zM103 125c-1 6-1 6-7 13-17 22-33 27-43 27-20 0-26-21-26-36 0-18 13-65 21-83 12-23 30-37 45-37 26 0 31 32 31 34s-1 4-1 7c-6 24-13 49-20 75z"><text:p/></draw:path><draw:path draw:style-name="gr3" draw:text-style-name="P6" svg:width="0.1004in" svg:height="0.035in" svg:x="0.1256in" svg:y="0.0098in" svg:viewBox="0 0 256 90" svg:d="M244 15c6 0 12 0 12-7 0-8-6-8-12-8-77 0-154 0-231 0-5 0-13 0-13 8 0 7 8 7 13 7 77 0 154 0 231 0zM244 90c6 0 12 0 12-7 0-8-6-8-12-8-77 0-154 0-231 0-5 0-13 0-13 8 0 7 8 7 13 7 77 0 154 0 231 0z"><text:p/></draw:path><draw:path draw:style-name="gr3" draw:text-style-name="P6" svg:width="0.0693in" svg:height="0.0681in" svg:x="0.2831in" svg:y="0in" svg:viewBox="0 0 177 174" svg:d="M129 25c-7-14-19-25-36-25-45 0-93 57-93 114 0 35 21 60 52 60 7 0 26-1 49-28 3 15 17 28 35 28 15 0 23-9 29-21 7-14 12-36 12-37 0-4-3-4-4-4-5 0-5 2-6 7-6 24-14 46-30 46-9 0-12-10-12-17 0-9 1-11 6-28 4-15 5-20 9-34 4-19 8-36 13-54 3-11 3-12 3-13 0-7-4-11-11-11-10 0-15 9-16 17zM103 125c-2 6-2 6-7 13-17 22-33 27-44 27-19 0-25-21-25-36 0-18 13-65 21-83 12-23 30-37 45-37 26 0 31 32 31 34s-1 4-1 7c-6 24-13 49-20 75z"><text:p/></draw:path><draw:path draw:style-name="gr3" draw:text-style-name="P6" svg:width="0.0386in" svg:height="0.0701in" svg:x="0.3689in" svg:y="0.0189in" svg:viewBox="0 0 99 179" svg:d="M62 8c0-8-2-8-9-8-17 17-42 18-53 18 0 3 0 5 0 8 7 0 24 0 40-7 0 46 0 92 0 138 0 8 0 12-28 12-3 0-7 0-10 0 0 3 0 6 0 10 5 0 39-1 49-1 7 0 41 1 48 1 0-4 0-7 0-10-3 0-8 0-11 0-26 0-26-4-26-12 0-50 0-100 0-149z"><text:p/></draw:path></draw:g></text:span><text:span text:style-name="T19">), ומשום שלפי היות </text:span><text:span text:style-name="T19"><draw:g text:anchor-type="as-char" svg:y="-0.1075in" draw:z-index="207" draw:name="Shape218" draw:style-name="gr1"><svg:title>TexMaths</svg:title><svg:desc>11§display§f§svg§600§FALSE§</svg:desc><draw:path draw:style-name="gr2" draw:text-style-name="P5" svg:width="0.0673in" svg:height="0.1217in" svg:x="0.0004in" svg:y="0.0075in" svg:viewBox="0 0 172 310" svg:d="M0 0c57 0 115 0 172 0 0 103 0 207 0 310-57 0-115 0-172 0 0-103 0-207 0-310z"><text:p/></draw:path><draw:path draw:style-name="gr3" draw:text-style-name="P6" svg:width="0.0748in" svg:height="0.1374in" svg:x="0.0008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19"><text:s/>ח"ע </text:span><text:span text:style-name="T19"><draw:g text:anchor-type="as-char" svg:y="-0.1134in" draw:z-index="208" draw:name="Shape219" draw:style-name="gr1"><svg:title>TexMaths</svg:title><svg:desc>11§display§f(a_1)§svg§600§FALSE§</svg:desc><draw:path draw:style-name="gr2" draw:text-style-name="P5" svg:width="0.3264in" svg:height="0.1358in" svg:x="0.0004in" svg:y="0.0071in" svg:viewBox="0 0 830 346" svg:d="M415 346c-139 0-276 0-415 0 0-116 0-230 0-346 276 0 554 0 830 0 0 116 0 230 0 346-139 0-277 0-415 0z"><text:p/></draw:path><draw:path draw:style-name="gr3" draw:text-style-name="P6" svg:width="0.0756in" svg:height="0.1374in" svg:x="0.0008in" svg:y="0.0067in" svg:viewBox="0 0 193 350" svg:d="M121 118c11 0 22 0 33 0 8 0 12 0 12-8 0-4-4-4-11-4-11 0-21 0-32 0 4-16 6-30 9-44 1-8 7-36 9-40 3-8 10-13 17-13 3 0 13 0 20 6-17 2-21 16-21 21 0 9 7 14 15 14 10 0 21-9 21-24 0-17-18-26-35-26-13 0-37 7-48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6" svg:width="0.0346in" svg:height="0.1512in" svg:x="0.0988in" svg:y="0in" svg:viewBox="0 0 89 385" svg:d="M89 381c0-1 0-1-6-8-49-49-61-122-61-180 0-67 14-135 62-182 5-5 5-5 5-7 0-3-1-4-3-4-5 0-40 26-62 76-20 42-24 85-24 117 0 29 3 76 25 120 23 47 56 72 61 72 2 0 3-1 3-4z"><text:p/></draw:path><draw:path draw:style-name="gr3" draw:text-style-name="P6" svg:width="0.0693in" svg:height="0.0685in" svg:x="0.1488in" svg:y="0.0453in" svg:viewBox="0 0 177 175" svg:d="M129 25c-7-14-18-25-35-25-46 0-94 57-94 113 0 37 22 62 52 62 7 0 27-1 50-29 4 16 17 29 36 29 13 0 22-9 28-21 7-14 11-37 11-38 0-4-3-4-4-4-5 0-5 1-6 7-6 25-13 47-29 47-10 0-11-10-11-17 0-9 1-11 4-29 4-17 5-20 9-34 4-18 10-36 14-54 2-11 2-12 2-13 0-7-4-11-11-11-9 0-15 9-16 17zM103 124c-1 8-1 8-7 15-17 22-32 27-43 27-20 0-25-21-25-36 0-19 13-66 22-84 11-23 28-37 44-37 25 0 30 32 30 34s-1 4-1 7c-6 24-13 49-20 74z"><text:p/></draw:path><draw:path draw:style-name="gr3" draw:text-style-name="P6" svg:width="0.0382in" svg:height="0.0701in" svg:x="0.2346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6" svg:width="0.035in" svg:height="0.1512in" svg:x="0.299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19"><text:s/>הוא האיבר היחיד (מכאן מגיעה הגרירה הדו־כיוונית) שווה ל־</text:span><text:span text:style-name="T19"><draw:g text:anchor-type="as-char" svg:y="-0.1134in" draw:z-index="209" draw:name="Shape220" draw:style-name="gr1"><svg:title>TexMaths</svg:title><svg:desc>11§display§f(a)§svg§600§FALSE§</svg:desc><draw:path draw:style-name="gr2" draw:text-style-name="P5" svg:width="0.2579in" svg:height="0.1358in" svg:x="0.0004in" svg:y="0.0071in" svg:viewBox="0 0 656 346" svg:d="M329 346c-110 0-219 0-329 0 0-116 0-230 0-346 219 0 437 0 656 0 0 116 0 230 0 346-109 0-218 0-327 0z"><text:p/></draw:path><draw:path draw:style-name="gr3" draw:text-style-name="P6" svg:width="0.0756in" svg:height="0.1374in" svg:x="0.0008in" svg:y="0.0067in" svg:viewBox="0 0 193 350" svg:d="M121 118c11 0 22 0 33 0 8 0 12 0 12-8 0-4-4-4-11-4-11 0-22 0-32 0 2-16 5-30 8-44 2-8 8-36 10-40 3-8 10-13 17-13 3 0 13 0 19 6-16 2-20 16-20 21 0 9 7 14 15 14 10 0 21-9 21-24 0-17-18-26-35-26-13 0-37 7-48 45-2 8-3 12-13 61-9 0-18 0-27 0-7 0-12 0-12 7 0 5 5 5 11 5 9 0 17 0 26 0-10 50-19 100-29 151-7 37-13 72-33 72-2 0-12 0-19-6 18-1 21-16 21-21 0-9-6-13-14-13-10 0-21 8-21 23 0 17 17 26 33 26 21 0 36-23 43-37 12-25 22-71 22-74 8-40 15-80 23-121z"><text:p/></draw:path><draw:path draw:style-name="gr3" draw:text-style-name="P6" svg:width="0.035in" svg:height="0.1512in" svg:x="0.0984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6" svg:width="0.0693in" svg:height="0.0685in" svg:x="0.148in" svg:y="0.0453in" svg:viewBox="0 0 177 175" svg:d="M129 25c-7-14-19-25-35-25-46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35in" svg:height="0.1512in" svg:x="0.2311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19">, אז </text:span><text:span text:style-name="T19"><draw:g text:anchor-type="as-char" svg:y="-0.1134in" draw:z-index="210" draw:name="Shape221" draw:style-name="gr1"><svg:title>TexMaths</svg:title><svg:desc>11§display§f[X] = \{f(a_1)\}§svg§600§FALSE§</svg:desc><draw:path draw:style-name="gr2" draw:text-style-name="P5" svg:width="0.9988in" svg:height="0.1358in" svg:x="0.0004in" svg:y="0.0071in" svg:viewBox="0 0 2538 346" svg:d="M1270 346c-424 0-846 0-1270 0 0-116 0-230 0-346 846 0 1692 0 2538 0 0 116 0 230 0 346-422 0-846 0-1268 0z"><text:p/></draw:path><draw:path draw:style-name="gr3" draw:text-style-name="P6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209in" svg:height="0.1512in" svg:x="0.1012in" svg:y="0in" svg:viewBox="0 0 54 385" svg:d="M54 385c0-5 0-10 0-15-13 0-25 0-39 0 0-118 0-237 0-355 14 0 26 0 39 0 0-5 0-9 0-15-18 0-36 0-54 0 0 129 0 257 0 385 18 0 36 0 54 0z"><text:p/></draw:path><draw:path draw:style-name="gr3" draw:text-style-name="P6" svg:width="0.1248in" svg:height="0.1028in" svg:x="0.1299in" svg:y="0.0098in" svg:viewBox="0 0 318 262" svg:d="M177 105c-11-27-22-52-33-77-1-4-1-4-1-5 0-2 7-10 22-11 4-1 8-1 8-8 0-4-5-4-6-4-15 0-32 1-48 1-10 0-34-1-43-1-3 0-8 0-8 8 0 4 5 4 9 4 23 0 25 3 30 12 15 37 29 72 45 108-28 29-54 57-82 86-2 2-3 3-5 4-19 21-36 27-56 28-6 1-9 1-9 8 0 1 0 4 6 4 11 0 24-1 36-1 14 0 28 1 43 1 2 0 6 0 6-8 0-3-3-4-4-4-3 0-15-1-15-12 0-6 5-12 11-17 13-13 25-27 38-40 12-14 23-27 35-39 13 31 26 62 39 91 2 5 2 5 2 6 0 3-8 10-22 11-4 1-8 1-8 8 0 4 5 4 6 4 11 0 37-1 48-1 10 0 34 1 43 1 3 0 8 0 8-8 0-4-5-4-7-4-26 0-27-1-34-17-14-35-41-94-49-117 26-28 67-74 79-85 11-9 26-18 49-19 5-1 8-1 8-8 0-1 0-4-4-4-13 0-25 1-37 1-14 0-28-1-43-1-2 0-7 0-7 8 0 2 2 3 4 4 4 0 15 1 15 11 0 6-3 11-6 14-21 22-42 44-63 68z"><text:p/></draw:path><draw:path draw:style-name="gr3" draw:text-style-name="P6" svg:width="0.0205in" svg:height="0.1512in" svg:x="0.2673in" svg:y="0in" svg:viewBox="0 0 53 385" svg:d="M53 0c-18 0-35 0-53 0 0 6 0 10 0 15 12 0 25 0 37 0 0 118 0 237 0 355-12 0-25 0-37 0 0 5 0 10 0 15 18 0 35 0 53 0 0-128 0-256 0-385z"><text:p/></draw:path><draw:path draw:style-name="gr3" draw:text-style-name="P6" svg:width="0.1004in" svg:height="0.0354in" svg:x="0.3571in" svg:y="0.0571in" svg:viewBox="0 0 256 91" svg:d="M244 17c6 0 12-2 12-9 0-8-6-8-12-8-77 0-154 0-231 0-5 0-13 0-13 8 0 7 8 9 13 9 77 0 154 0 231 0zM244 91c6 0 12 0 12-7 0-9-6-9-12-9-77 0-154 0-231 0-5 0-13 0-13 9 0 7 8 7 13 7 77 0 154 0 231 0z"><text:p/></draw:path><draw:path draw:style-name="gr3" draw:text-style-name="P6" svg:width="0.0539in" svg:height="0.1512in" svg:x="0.5193in" svg:y="0in" svg:viewBox="0 0 138 385" svg:d="M81 52c0-16 11-41 53-43 2 0 4-2 4-5 0-4-4-4-8-4-39 0-74 20-74 48 0 29 0 59 0 89 0 15 0 27-15 39-13 12-29 12-38 13-1 0-3 1-3 4 0 4 2 4 7 4 25 2 44 14 48 34 1 4 1 5 1 19 0 25 0 51 0 76 0 16 0 29 19 43 14 12 41 16 55 16 4 0 8 0 8-4s-3-4-7-4c-24-2-43-15-48-33-2-5-2-5-2-19 0-27 0-54 0-82 0-17-2-23-15-35-8-8-19-12-30-15 32-9 45-27 45-49 0-31 0-61 0-92z"><text:p/></draw:path><draw:path draw:style-name="gr3" draw:text-style-name="P6" svg:width="0.0756in" svg:height="0.1374in" svg:x="0.5925in" svg:y="0.0067in" svg:viewBox="0 0 193 350" svg:d="M122 118c11 0 22 0 33 0 8 0 11 0 11-8 0-4-3-4-10-4-11 0-21 0-32 0 3-16 6-30 8-44 1-8 7-36 9-40 4-8 11-13 19-13 1 0 11 0 18 6-16 2-21 16-21 21 0 9 8 14 15 14 10 0 21-9 21-24 0-17-18-26-33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3" draw:text-style-name="P6" svg:width="0.035in" svg:height="0.1512in" svg:x="0.6906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6" svg:width="0.0693in" svg:height="0.0685in" svg:x="0.7406in" svg:y="0.0453in" svg:viewBox="0 0 177 175" svg:d="M129 25c-7-14-19-25-35-25-46 0-94 57-94 113 0 37 21 62 52 62 7 0 26-1 49-29 4 16 18 29 35 29 15 0 24-9 29-21 7-14 12-37 12-38 0-4-3-4-4-4-5 0-5 1-6 7-6 25-14 47-29 47-10 0-11-10-11-17 0-9 0-11 4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386in" svg:height="0.0701in" svg:x="0.8264in" svg:y="0.0661in" svg:viewBox="0 0 99 179" svg:d="M62 8c0-8 0-8-8-8-18 17-42 17-54 17 0 3 0 6 0 9 7 0 25 0 40-7 0 46 0 92 0 138 0 9 0 13-28 13-3 0-6 0-10 0 0 3 0 6 0 9 6-1 39-1 49-1 8 0 43 0 48 1 0-3 0-6 0-9-3 0-7 0-10 0-27 0-27-4-27-13 0-50 0-100 0-149z"><text:p/></draw:path><draw:path draw:style-name="gr3" draw:text-style-name="P6" svg:width="0.035in" svg:height="0.1512in" svg:x="0.8917in" svg:y="0in" svg:viewBox="0 0 90 385" svg:d="M90 193c0-30-4-76-25-120-24-48-57-73-61-73-2 0-4 2-4 4s0 2 8 9c37 38 59 99 59 180 0 65-14 133-61 181-6 6-6 6-6 7 0 2 2 4 4 4 4 0 39-26 62-76 19-41 24-84 24-116z"><text:p/></draw:path><draw:path draw:style-name="gr3" draw:text-style-name="P6" svg:width="0.0539in" svg:height="0.1512in" svg:x="0.9531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19">.</text:span></text:p>
            </text:list-item>
            <text:list-item>
              <text:p text:style-name="P40"><text:span text:style-name="T19">נרצה להוכיח </text:span><text:span text:style-name="T19"><draw:g text:anchor-type="as-char" svg:y="-0.1327in" draw:z-index="213" draw:name="Shape222" draw:style-name="gr1"><svg:title>TexMaths</svg:title><svg:desc>11§display§\{a_2\} \subseteq f^{-1}[\{f(a_1)\}]§svg§600§FALSE§</svg:desc><draw:path draw:style-name="gr2" draw:text-style-name="P5" svg:width="1.3177in" svg:height="0.1555in" svg:x="0.0004in" svg:y="0.0083in" svg:viewBox="0 0 3348 396" svg:d="M1675 396c-559 0-1116 0-1675 0 0-132 0-264 0-396 1116 0 2232 0 3348 0 0 132 0 264 0 396-557 0-1116 0-1673 0z"><text:p/></draw:path><draw:path draw:style-name="gr3" draw:text-style-name="P6" svg:width="0.0531in" svg:height="0.1516in" svg:x="0.0039in" svg:y="0.0201in" svg:viewBox="0 0 136 386" svg:d="M81 52c0-16 10-41 52-43 2-1 3-2 3-5 0-4-3-4-6-4-40 0-75 20-75 49 0 28 0 58 0 88 0 15 0 27-15 39-14 11-29 13-37 14-2 0-3 1-3 3 0 4 2 4 5 4 26 3 44 16 49 35 1 3 1 4 1 18 0 26 0 51 0 76 0 17 0 29 19 43 15 13 40 17 56 17 3 0 6 0 6-4 0-5-2-5-5-5-25-1-44-14-49-33-1-4-1-4-1-19 0-26 0-54 0-81 0-17-3-23-15-36-9-7-20-12-31-15 32-9 46-26 46-49 0-30 0-61 0-92z"><text:p/></draw:path><draw:path draw:style-name="gr3" draw:text-style-name="P6" svg:width="0.0693in" svg:height="0.0685in" svg:x="0.0748in" svg:y="0.0669in" svg:viewBox="0 0 177 175" svg:d="M129 24c-7-13-19-24-36-24-45 0-93 57-93 114 0 36 21 61 52 61 7 0 26-1 49-28 3 15 17 28 35 28 15 0 23-8 29-21 7-14 12-37 12-38 0-5-3-5-4-5-5 0-5 3-6 8-6 25-14 48-30 48-9 0-11-10-11-18 0-9 0-11 5-29 4-16 5-20 9-34 4-19 8-36 13-55 3-10 3-11 3-12 0-7-4-11-11-11-10 0-15 9-16 16zM103 125c-2 7-2 7-7 14-17 22-33 28-44 28-19 0-25-21-25-37 0-19 13-66 21-85 12-22 30-36 45-36 26 0 31 32 31 34s-1 4-1 7c-6 25-13 49-20 75z"><text:p/></draw:path><draw:path draw:style-name="gr3" draw:text-style-name="P6" svg:width="0.0469in" svg:height="0.0705in" svg:x="0.1559in" svg:y="0.0862in" svg:viewBox="0 0 120 180" svg:d="M120 130c-3 0-7 0-10 0 0 6-3 22-7 24-2 3-23 3-26 3-17 0-34 0-51 0 29-26 39-34 55-46 20-16 39-33 39-58 0-33-29-53-64-53-33 0-56 23-56 49 0 13 12 14 14 14 7 0 15-5 15-14 0-5-3-15-16-15 8-19 27-24 40-24 26 0 40 21 40 43 0 23-16 42-25 52-22 21-43 42-65 64-3 2-3 3-3 11 37 0 74 0 111 0 3-17 6-33 9-50z"><text:p/></draw:path><draw:path draw:style-name="gr3" draw:text-style-name="P6" svg:width="0.0531in" svg:height="0.1516in" svg:x="0.2287in" svg:y="0.0201in" svg:viewBox="0 0 136 386" svg:d="M55 334c0 16-10 41-52 43-2 0-3 2-3 5 0 4 3 4 8 4 37 0 72-19 73-49 0-28 0-58 0-88 0-15 0-26 16-39 13-12 27-12 36-13 2 0 3-1 3-4s-2-3-5-3c-27-3-44-16-49-36-1-4-1-4-1-18 0-26 0-51 0-76 0-17 0-29-18-45-16-11-42-15-55-15-5 0-8 0-8 4s2 4 5 5c25 1 44 13 49 33 1 3 1 4 1 19 0 26 0 53 0 80 0 19 3 24 15 38 9 7 20 12 31 14-32 9-46 28-46 48 0 31 0 62 0 93z"><text:p/></draw:path><draw:path draw:style-name="gr3" draw:text-style-name="P6" svg:width="0.0921in" svg:height="0.1169in" svg:x="0.3484in" svg:y="0.0362in" svg:viewBox="0 0 235 298" svg:d="M222 15c7 0 13 0 13-7 0-8-6-8-13-8-34 0-69 0-103 0-67 0-119 51-119 111 0 63 53 113 119 113 34 0 69 0 103 0 7 0 13 0 13-8s-6-8-13-8c-34 0-69 0-103 0-61 0-104-45-104-96 0-52 44-97 104-97 34 0 69 0 103 0zM21 282c-7 0-13 0-13 8s6 8 13 8c67 0 134 0 201 0 7 0 13 0 13-8s-6-8-13-8c-67 0-134 0-201 0z"><text:p/></draw:path><draw:path draw:style-name="gr3" draw:text-style-name="P6" svg:width="0.0752in" svg:height="0.1378in" svg:x="0.5043in" svg:y="0.0272in" svg:viewBox="0 0 192 351" svg:d="M121 118c11 0 23 0 34 0 8 0 11 0 11-8 0-4-3-4-10-4-11 0-22 0-33 0 3-16 6-30 9-44 1-8 7-36 9-41 3-7 10-12 18-12 2 0 11 0 19 6-16 2-21 15-21 21 0 9 7 14 15 14 9 0 20-9 20-24 0-17-17-26-33-26-13 0-37 7-49 45-2 8-3 12-12 61-9 0-19 0-28 0-6 0-11 0-11 8 0 4 4 4 11 4 9 0 17 0 26 0-10 51-20 101-30 151-7 38-13 73-33 73-2 0-11 0-19-7 18-1 21-15 21-21 0-9-6-13-14-13-10 0-21 8-21 23 0 18 16 27 33 27 21 0 36-24 44-38 12-24 21-72 21-74 8-39 15-80 23-121z"><text:p/></draw:path><draw:path draw:style-name="gr3" draw:text-style-name="P6" svg:width="0.0717in" svg:height="0.0047in" svg:x="0.5988in" svg:y="0.0421in" svg:viewBox="0 0 183 13" svg:d="M172 13c4 0 11 0 11-6 0-7-7-7-11-7-54 0-107 0-161 0-4 0-11 0-11 7 0 6 5 6 11 6 54 0 107 0 161 0z"><text:p/></draw:path><draw:path draw:style-name="gr3" draw:text-style-name="P6" svg:width="0.0382in" svg:height="0.0705in" svg:x="0.6937in" svg:y="0.0004in" svg:viewBox="0 0 98 180" svg:d="M60 8c0-8 0-8-7-8-18 18-42 18-53 18 0 3 0 6 0 10 7 0 24 0 38-8 0 46 0 91 0 138 0 9 0 12-26 12-3 0-8 0-11 0 0 3 0 6 0 10 6 0 39-1 48-1s43 1 49 1c0-4 0-7 0-10-3 0-7 0-10 0-28 0-28-3-28-12 0-51 0-101 0-150z"><text:p/></draw:path><draw:path draw:style-name="gr3" draw:text-style-name="P6" svg:width="0.0205in" svg:height="0.1516in" svg:x="0.7681in" svg:y="0.0201in" svg:viewBox="0 0 53 386" svg:d="M53 386c0-4 0-10 0-16-12 0-26 0-38 0 0-117 0-237 0-355 12 0 26 0 38 0 0-5 0-9 0-15-18 0-35 0-53 0 0 129 0 257 0 386 18 0 35 0 53 0z"><text:p/></draw:path><draw:path draw:style-name="gr3" draw:text-style-name="P6" svg:width="0.0535in" svg:height="0.1516in" svg:x="0.8031in" svg:y="0.0201in" svg:viewBox="0 0 137 386" svg:d="M82 52c0-16 10-41 52-43 2-1 3-2 3-5 0-4-3-4-7-4-39 0-74 20-74 49 0 28 0 58 0 88 0 15 0 27-15 39-14 11-29 13-37 14-2 0-4 1-4 3 0 4 2 4 7 4 25 3 44 16 48 35 1 3 1 4 1 18 0 26 0 51 0 76 0 17 0 29 19 43 15 13 40 17 55 17 4 0 7 0 7-4 0-5-2-5-6-5-24-1-43-14-47-33-2-4-2-4-2-19 0-26 0-54 0-81 0-17-3-23-16-36-8-7-19-12-30-15 32-9 46-26 46-49 0-30 0-61 0-92z"><text:p/></draw:path><draw:path draw:style-name="gr3" draw:text-style-name="P6" svg:width="0.076in" svg:height="0.1378in" svg:x="0.8764in" svg:y="0.0272in" svg:viewBox="0 0 194 351" svg:d="M122 118c11 0 22 0 33 0 8 0 11 0 11-8 0-4-3-4-10-4-11 0-21 0-32 0 2-16 6-30 8-44 2-8 8-36 10-41 3-7 10-12 17-12 3 0 13 0 19 6-16 2-21 15-21 21 0 9 8 14 15 14 11 0 22-9 22-24 0-17-18-26-35-26-13 0-37 7-48 45-3 8-4 12-13 61-9 0-18 0-27 0-7 0-12 0-12 8 0 4 4 4 11 4 9 0 17 0 26 0-10 51-19 101-29 151-8 38-13 73-34 73-1 0-11 0-19-7 19-1 22-15 22-21 0-9-7-13-14-13-10 0-22 8-22 23 0 18 18 27 33 27 22 0 37-24 44-38 12-24 21-72 22-74 8-39 15-80 23-121z"><text:p/></draw:path><draw:path draw:style-name="gr3" draw:text-style-name="P6" svg:width="0.035in" svg:height="0.1516in" svg:x="0.974in" svg:y="0.0201in" svg:viewBox="0 0 90 386" svg:d="M90 382c0-2 0-2-6-8-49-50-61-123-61-181 0-67 14-135 62-183 5-4 5-4 5-6 0-3-2-4-4-4-4 0-39 26-61 75-20 43-25 86-25 118 0 31 4 76 26 120 23 48 56 73 60 73 2 0 4-1 4-4z"><text:p/></draw:path><draw:path draw:style-name="gr3" draw:text-style-name="P6" svg:width="0.0693in" svg:height="0.0685in" svg:x="1.0244in" svg:y="0.0669in" svg:viewBox="0 0 177 175" svg:d="M129 24c-7-13-18-24-36-24-45 0-93 57-93 114 0 36 22 61 52 61 7 0 27-1 50-28 4 15 17 28 35 28 14 0 22-8 29-21 7-14 11-37 11-38 0-5-3-5-4-5-5 0-5 3-6 8-6 25-13 48-30 48-9 0-11-10-11-18 0-9 2-11 5-29 4-16 5-20 9-34 4-19 10-36 14-55 2-10 2-11 2-12 0-7-4-11-11-11-9 0-15 9-16 16zM103 125c-1 7-1 7-7 14-17 22-32 28-43 28-20 0-26-21-26-37 0-19 13-66 22-85 11-22 29-36 44-36 26 0 31 32 31 34s-1 4-1 7c-6 25-13 49-20 75z"><text:p/></draw:path><draw:path draw:style-name="gr3" draw:text-style-name="P6" svg:width="0.0382in" svg:height="0.0705in" svg:x="1.1106in" svg:y="0.0862in" svg:viewBox="0 0 98 180" svg:d="M60 8c0-8 0-8-7-8-18 17-42 17-53 17 0 3 0 6 0 9 7 0 24 0 38-7 0 46 0 92 0 139 0 9 0 12-26 12-3 0-8 0-11 0 0 3 0 6 0 10 6-1 39-1 48-1s43 0 49 1c0-4 0-7 0-10-3 0-7 0-10 0-28 0-28-3-28-12 0-51 0-101 0-150z"><text:p/></draw:path><draw:path draw:style-name="gr3" draw:text-style-name="P6" svg:width="0.0346in" svg:height="0.1516in" svg:x="1.176in" svg:y="0.0201in" svg:viewBox="0 0 89 386" svg:d="M89 193c0-30-4-76-25-120-23-48-56-73-61-73-2 0-3 1-3 4 0 2 0 2 7 9 38 38 60 99 60 180 0 65-14 133-63 182-4 5-4 5-4 7s1 4 3 4c5 0 39-27 62-76 20-42 24-84 24-117z"><text:p/></draw:path><draw:path draw:style-name="gr3" draw:text-style-name="P6" svg:width="0.0531in" svg:height="0.1516in" svg:x="1.2374in" svg:y="0.0201in" svg:viewBox="0 0 136 386" svg:d="M55 334c0 16-10 41-52 43-2 0-3 2-3 5 0 4 3 4 8 4 37 0 72-19 73-49 0-28 0-58 0-88 0-15 0-26 16-39 13-12 27-12 36-13 2 0 3-1 3-4s-2-3-5-3c-27-3-44-16-49-36-1-4-1-4-1-18 0-26 0-51 0-76 0-17 0-29-18-45-16-11-43-15-55-15-5 0-8 0-8 4s2 4 5 5c25 1 43 13 49 33 1 3 1 4 1 19 0 26 0 53 0 80 0 19 2 24 15 38 8 7 20 12 31 14-32 9-46 28-46 48 0 31 0 62 0 93z"><text:p/></draw:path><draw:path draw:style-name="gr3" draw:text-style-name="P6" svg:width="0.0205in" svg:height="0.1516in" svg:x="1.3059in" svg:y="0.0201in" svg:viewBox="0 0 53 386" svg:d="M53 0c-18 0-35 0-53 0 0 6 0 10 0 15 12 0 25 0 37 0 0 118 0 238 0 355-12 0-25 0-37 0 0 6 0 12 0 16 18 0 35 0 53 0 0-129 0-257 0-386z"><text:p/></draw:path></draw:g></text:span><text:span text:style-name="T19">. באופן שקול, </text:span><text:span text:style-name="T19"><draw:g text:anchor-type="as-char" svg:y="-0.1134in" draw:z-index="212" draw:name="Shape223" draw:style-name="gr1"><svg:title>TexMaths</svg:title><svg:desc>11§display§a_2 \in A \land f(a_2) \in \{f(a_1)\}§svg§600§FALSE§</svg:desc><draw:path draw:style-name="gr2" draw:text-style-name="P5" svg:width="1.6449in" svg:height="0.1358in" svg:x="0.0024in" svg:y="0.0071in" svg:viewBox="0 0 4179 346" svg:d="M2090 346c-697 0-1394 0-2090 0 0-116 0-230 0-346 1393 0 2786 0 4179 0 0 116 0 230 0 346-697 0-1393 0-2089 0z"><text:p/></draw:path><draw:path draw:style-name="gr3" draw:text-style-name="P6" svg:width="0.0693in" svg:height="0.0685in" svg:x="0.0004in" svg:y="0.0453in" svg:viewBox="0 0 177 175" svg:d="M129 25c-7-14-18-25-35-25-46 0-94 57-94 113 0 37 22 62 52 62 7 0 27-1 50-29 3 16 17 29 36 29 13 0 22-9 28-21 7-14 11-37 11-38 0-4-3-4-4-4-5 0-5 1-6 7-6 25-13 47-29 47-10 0-11-10-11-17 0-9 1-11 4-29 4-17 5-20 9-34 4-18 10-36 14-54 2-11 2-12 2-13 0-7-4-11-11-11-9 0-15 9-16 17zM103 124c-1 8-1 8-7 15-17 22-32 27-43 27-20 0-25-21-25-36 0-19 12-66 22-84 11-23 28-37 44-37 25 0 30 32 30 34s-1 4-1 7c-6 24-13 49-20 74z"><text:p/></draw:path><draw:path draw:style-name="gr3" draw:text-style-name="P6" svg:width="0.0469in" svg:height="0.0701in" svg:x="0.0815in" svg:y="0.0661in" svg:viewBox="0 0 120 179" svg:d="M120 130c-3 0-6 0-9 0-1 5-3 22-8 24-2 2-23 2-26 2-16 0-33 0-49 0 28-25 37-33 53-45 20-16 39-33 39-58 0-33-29-53-63-53s-57 23-57 48c0 14 12 15 14 15 7 0 16-5 16-15 0-4-2-14-17-14 9-19 27-24 40-24 26 0 41 21 41 43 0 23-17 42-26 52-22 21-43 41-65 63-3 3-3 4-3 11 37 0 75 0 112 0 2-16 6-33 8-49z"><text:p/></draw:path><draw:path draw:style-name="gr3" draw:text-style-name="P6" svg:width="0.076in" svg:height="0.087in" svg:x="0.198in" svg:y="0.0307in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" draw:text-style-name="P6" svg:width="0.1039in" svg:height="0.1079in" svg:x="0.3343in" svg:y="0.0043in" svg:viewBox="0 0 265 275" svg:d="M56 231c-15 26-31 31-47 32-6 1-9 1-9 8 0 2 2 4 6 4 9 0 22-1 33-1 13 0 26 1 38 1 2 0 8 0 8-7 0-4-4-5-7-5-9 0-17-3-17-13 0-4 2-9 5-14 10-17 19-32 29-49 33 0 65 0 98 0 0 9 5 60 5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3" draw:text-style-name="P6" svg:width="0.0843in" svg:height="0.0937in" svg:x="0.4854in" svg:y="0.0217in" svg:viewBox="0 0 215 239" svg:d="M117 9c-4-7-6-9-9-9-6 0-7 3-9 9-32 71-65 143-97 215-2 4-2 5-2 7 0 5 3 8 8 8 2 0 5-1 9-8 30-67 60-135 91-203 30 68 60 136 90 203 3 8 8 8 9 8 4 0 8-3 8-8 0-1 0-2-3-6-32-72-63-145-95-216z"><text:p/></draw:path><draw:path draw:style-name="gr3" draw:text-style-name="P6" svg:width="0.076in" svg:height="0.1374in" svg:x="0.6205in" svg:y="0.0067in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6" svg:width="0.035in" svg:height="0.1512in" svg:x="0.7181in" svg:y="0in" svg:viewBox="0 0 90 385" svg:d="M90 381c0-1 0-1-6-8-49-49-61-122-61-179 0-68 14-136 62-183 5-5 5-5 5-7 0-3-1-4-4-4s-39 26-61 76c-19 42-25 85-25 118 0 28 4 75 26 119 24 47 57 72 60 72s4-1 4-4z"><text:p/></draw:path><draw:path draw:style-name="gr3" draw:text-style-name="P6" svg:width="0.0693in" svg:height="0.0685in" svg:x="0.7685in" svg:y="0.0453in" svg:viewBox="0 0 177 175" svg:d="M129 25c-7-14-18-25-35-25-46 0-94 57-94 113 0 37 22 62 52 62 7 0 27-1 50-29 4 16 17 29 36 29 13 0 22-9 28-21 7-14 11-37 11-38 0-4-3-4-4-4-4 0-5 1-6 7-6 25-13 47-29 47-10 0-11-10-11-17 0-9 1-11 4-29 4-17 5-20 9-34 4-18 10-36 14-54 2-11 2-12 2-13 0-7-4-11-11-11-9 0-15 9-16 17zM105 124c-3 8-3 8-9 15-17 22-32 27-43 27-20 0-25-21-25-36 0-19 13-66 22-84 12-23 28-37 44-37 25 0 30 32 30 34s-1 4-1 7c-6 24-12 49-18 74z"><text:p/></draw:path><draw:path draw:style-name="gr3" draw:text-style-name="P6" svg:width="0.0465in" svg:height="0.0701in" svg:x="0.8496in" svg:y="0.0661in" svg:viewBox="0 0 119 179" svg:d="M119 130c-3 0-6 0-9 0-1 5-3 22-8 24-2 2-22 2-26 2-17 0-33 0-50 0 29-25 38-33 54-45 20-16 39-33 39-58 0-33-29-53-63-53s-56 23-56 48c0 14 11 15 14 15 6 0 15-5 15-15 0-4-3-14-17-14 9-19 27-24 40-24 27 0 40 21 40 43 0 23-16 42-25 52-22 21-43 41-65 63-2 3-2 4-2 11 37 0 74 0 111 0 2-16 6-33 8-49z"><text:p/></draw:path><draw:path draw:style-name="gr3" draw:text-style-name="P6" svg:width="0.0346in" svg:height="0.1512in" svg:x="0.9197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076in" svg:height="0.087in" svg:x="1.0248in" svg:y="0.0307in" svg:viewBox="0 0 194 222" svg:d="M179 120c7 0 15 0 15-8 0-9-8-9-15-9-55 0-109 0-164 0 6-50 50-88 105-88 20 0 40 0 59 0 7 0 15 0 15-7 0-8-8-8-15-8-19 0-40 0-60 0-66 0-119 50-119 112s53 110 119 110c20 0 41 0 60 0 7 0 15 0 15-7s-8-7-15-7c-19 0-39 0-59 0-55 0-99-37-105-88 55 0 109 0 164 0z"><text:p/></draw:path><draw:path draw:style-name="gr3" draw:text-style-name="P6" svg:width="0.0539in" svg:height="0.1512in" svg:x="1.1669in" svg:y="0in" svg:viewBox="0 0 138 385" svg:d="M81 52c0-16 10-41 53-43 1 0 4-2 4-5 0-4-4-4-8-4-39 0-74 20-74 48 0 29 0 59 0 89 0 15 0 27-15 39s-29 12-38 13c-2 0-3 1-3 5 0 3 2 3 7 3 25 2 44 14 48 34 1 4 1 5 1 19 0 25 0 51 0 76 0 16 0 29 18 43 15 12 40 16 56 16 4 0 8 0 8-4s-3-4-7-4c-24-2-43-15-48-33-2-5-2-5-2-19 0-27 0-54 0-82 0-17-3-24-15-35-8-8-20-12-30-14 31-10 45-28 45-50 0-31 0-61 0-92z"><text:p/></draw:path><draw:path draw:style-name="gr3" draw:text-style-name="P6" svg:width="0.0756in" svg:height="0.1374in" svg:x="1.2402in" svg:y="0.0067in" svg:viewBox="0 0 193 350" svg:d="M121 118c11 0 22 0 33 0 9 0 12 0 12-8 0-4-3-4-10-4-11 0-22 0-33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4-37 12-25 21-71 21-74 8-40 15-80 23-121z"><text:p/></draw:path><draw:path draw:style-name="gr3" draw:text-style-name="P6" svg:width="0.0346in" svg:height="0.1512in" svg:x="1.3382in" svg:y="0in" svg:viewBox="0 0 89 385" svg:d="M89 381c0-1 0-1-6-8-48-49-61-122-61-179 0-68 15-136 63-183 4-5 4-5 4-7 0-3-1-4-3-4-5 0-39 26-62 76-20 42-24 85-24 118 0 28 4 75 25 119 23 47 56 72 61 72 2 0 3-1 3-4z"><text:p/></draw:path><draw:path draw:style-name="gr3" draw:text-style-name="P6" svg:width="0.0693in" svg:height="0.0685in" svg:x="1.3882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386in" svg:height="0.0701in" svg:x="1.474in" svg:y="0.0661in" svg:viewBox="0 0 99 179" svg:d="M62 8c0-8-1-8-8-8-18 17-43 17-54 17 0 3 0 6 0 9 7 0 24 0 40-7 0 46 0 92 0 138 0 9 0 13-28 13-3 0-6 0-10 0 0 3 0 6 0 9 5-1 39-1 49-1 7 0 41 0 48 1 0-3 0-6 0-9-3 0-8 0-11 0-26 0-26-4-26-13 0-50 0-100 0-149z"><text:p/></draw:path><draw:path draw:style-name="gr3" draw:text-style-name="P6" svg:width="0.035in" svg:height="0.1512in" svg:x="1.5394in" svg:y="0in" svg:viewBox="0 0 90 385" svg:d="M90 194c0-31-4-77-26-121-23-48-56-73-60-73-2 0-4 2-4 4s0 2 8 9c37 38 59 99 59 181 0 64-14 132-61 180-6 6-6 6-6 7 0 2 2 4 4 4 4 0 39-26 62-76 19-41 24-84 24-115z"><text:p/></draw:path><draw:path draw:style-name="gr3" draw:text-style-name="P6" svg:width="0.0539in" svg:height="0.1512in" svg:x="1.6012in" svg:y="0in" svg:viewBox="0 0 138 385" svg:d="M56 334c0 15-10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4 16 36 7 8 18 12 29 16-32 9-45 25-45 47 0 31 0 62 0 93z"><text:p/></draw:path></draw:g></text:span><text:span text:style-name="T19">. התנאי הראשון נתון לפי הגדרת </text:span><text:span text:style-name="T19"><draw:g text:anchor-type="as-char" svg:y="-0.0661in" draw:z-index="214" draw:name="Shape224" draw:style-name="gr1"><svg:title>TexMaths</svg:title><svg:desc>11§display§a_2§svg§600§FALSE§</svg:desc><draw:path draw:style-name="gr2" draw:text-style-name="P5" svg:width="0.1177in" svg:height="0.074in" svg:x="0.0024in" svg:y="0.0071in" svg:viewBox="0 0 300 189" svg:d="M151 189c-51 0-100 0-151 0 0-63 0-126 0-189 100 0 200 0 300 0 0 63 0 126 0 189-50 0-99 0-149 0z"><text:p/></draw:path><draw:path draw:style-name="gr3" draw:text-style-name="P6" svg:width="0.0689in" svg:height="0.0681in" svg:x="0.0004in" svg:y="0in" svg:viewBox="0 0 176 174" svg:d="M129 25c-8-14-19-25-36-25-44 0-93 57-93 114 0 35 21 60 52 60 8 0 26-1 49-28 4 15 17 28 36 28 13 0 22-9 28-21 7-14 11-36 11-37 0-4-3-4-4-4-3 0-4 2-6 7-6 24-13 46-28 46-11 0-12-10-12-17 0-9 1-11 5-28 5-15 5-20 8-34 4-19 9-36 14-54 4-11 4-12 4-13 0-7-6-11-13-11-8 0-14 9-15 17zM104 125c-3 6-3 6-8 13-17 22-33 27-44 27-19 0-24-21-24-36 0-18 12-65 21-83 12-23 29-37 45-37 25 0 29 32 29 34s0 4-1 7c-6 24-13 49-18 75z"><text:p/></draw:path><draw:path draw:style-name="gr3" draw:text-style-name="P6" svg:width="0.0465in" svg:height="0.0701in" svg:x="0.0811in" svg:y="0.0189in" svg:viewBox="0 0 119 179" svg:d="M119 129c-3 0-7 0-9 0-1 7-4 22-7 24s-24 2-27 2c-16 0-33 0-50 0 29-25 38-32 54-44 20-16 39-33 39-58 0-33-29-53-63-53s-56 23-56 49c0 13 11 14 14 14 6 0 15-5 15-14 0-5-3-15-17-15 9-19 27-24 40-24 26 0 41 21 41 43 0 23-17 42-26 52-22 21-43 42-65 63-2 2-2 3-2 11 36 0 73 0 110 0 2-17 6-33 9-50z"><text:p/></draw:path></draw:g></text:span><text:span text:style-name="T19">, והתנאי השני שקול לכך ש־</text:span><text:span text:style-name="T19"><draw:g text:anchor-type="as-char" svg:y="-0.1134in" draw:z-index="215" draw:name="Shape225" draw:style-name="gr1"><svg:title>TexMaths</svg:title><svg:desc>11§display§f(a_2) = f(a_1)§svg§600§FALSE§</svg:desc><draw:path draw:style-name="gr2" draw:text-style-name="P5" svg:width="0.8874in" svg:height="0.1354in" svg:x="0.0004in" svg:y="0.0071in" svg:viewBox="0 0 2255 345" svg:d="M0 0c752 0 1504 0 2255 0 0 115 0 230 0 345-751 0-1503 0-2255 0 0-115 0-230 0-345z"><text:p/></draw:path><draw:path draw:style-name="gr3" draw:text-style-name="P6" svg:width="0.0756in" svg:height="0.137in" svg:x="0.0008in" svg:y="0.0071in" svg:viewBox="0 0 193 349" svg:d="M121 118c11 0 22 0 33 0 8 0 12-1 12-9 0-3-4-3-11-3-11 0-21 0-32 0 2-16 6-30 8-44 2-9 8-36 10-41 3-7 10-13 18-13 2 0 12 0 19 7-17 2-21 15-21 21 0 9 7 14 15 14 10 0 21-9 21-24 0-17-18-26-34-26-14 0-38 7-49 45-2 8-3 12-13 61-9 0-18 0-27 0-7 0-12 0-12 6 0 5 5 6 11 6 9 0 17 0 26 0-10 50-19 100-29 151-7 37-13 72-34 72-1 0-11 0-18-7 18-1 21-15 21-21 0-9-6-14-14-14-10 0-21 9-21 24 0 17 17 26 32 26 22 0 37-22 44-37 12-25 21-71 22-74 8-40 15-81 23-120z"><text:p/></draw:path><draw:path draw:style-name="gr3" draw:text-style-name="P6" svg:width="0.0346in" svg:height="0.1508in" svg:x="0.0988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6" svg:width="0.0693in" svg:height="0.0681in" svg:x="0.1488in" svg:y="0.0453in" svg:viewBox="0 0 177 174" svg:d="M129 24c-7-14-18-24-35-24-46 0-94 56-94 112 0 37 22 62 52 62 7 0 27-1 50-29 4 17 17 29 36 29 13 0 22-9 28-21 7-14 11-37 11-38 0-4-3-4-4-4-3 0-5 1-6 7-6 25-13 48-28 48-11 0-12-10-12-17 0-9 1-12 5-29 3-17 4-21 8-35 4-19 10-37 14-54 2-11 2-11 2-13 0-7-4-10-11-10-9 0-14 7-16 16zM105 124c-3 7-3 8-8 15-18 21-33 27-44 27-20 0-25-22-25-36 0-20 13-67 22-85 12-23 28-37 44-37 25 0 30 32 30 34s0 4-1 6c-6 26-12 51-18 76z"><text:p/></draw:path><draw:path draw:style-name="gr3" draw:text-style-name="P6" svg:width="0.0465in" svg:height="0.0701in" svg:x="0.2303in" svg:y="0.0661in" svg:viewBox="0 0 119 179" svg:d="M119 130c-3 0-6 0-9 0-1 7-3 22-7 25-2 1-23 1-27 1-17 0-33 0-50 0 29-25 38-32 54-45 20-15 39-33 39-58 0-33-29-53-63-53s-56 24-56 48c0 15 11 16 14 16 7 0 15-5 15-14 0-6-3-15-17-15 9-18 28-25 40-25 27 0 40 21 40 43 0 23-16 42-25 52-22 21-43 41-65 63-2 4-2 4-2 11 37 0 74 0 111 0 2-16 6-33 8-49z"><text:p/></draw:path><draw:path draw:style-name="gr3" draw:text-style-name="P6" svg:width="0.0346in" svg:height="0.1508in" svg:x="0.3004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004in" svg:height="0.035in" svg:x="0.4016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76in" svg:height="0.137in" svg:x="0.5614in" svg:y="0.0071in" svg:viewBox="0 0 194 349" svg:d="M122 118c11 0 22 0 33 0 8 0 11-1 11-9 0-3-3-3-10-3-11 0-21 0-32 0 3-16 6-30 8-44 2-9 7-36 10-41 3-7 10-13 18-13 2 0 12 0 18 7-16 2-21 15-21 21 0 9 8 14 15 14 10 0 22-9 22-24 0-17-18-26-34-26-14 0-38 7-50 45-2 8-3 12-12 61-9 0-18 0-26 0s-13 0-13 6c0 5 4 6 11 6 9 0 17 0 26 0-10 50-19 100-29 151-8 37-14 72-34 72-1 0-11 0-19-7 19-1 22-15 22-21 0-9-7-14-14-14-10 0-22 9-22 24 0 17 18 26 33 26 22 0 37-22 44-37 12-25 21-71 22-74 8-40 15-81 23-120z"><text:p/></draw:path><draw:path draw:style-name="gr3" draw:text-style-name="P6" svg:width="0.035in" svg:height="0.1508in" svg:x="0.6591in" svg:y="0in" svg:viewBox="0 0 90 384" svg:d="M90 380c0-1 0-1-6-8-49-48-61-121-61-179 0-67 14-135 62-183 5-4 5-4 5-7 0-2-2-3-4-3-3 0-39 26-62 75-18 43-24 86-24 118 0 28 4 76 26 119 24 47 57 72 60 72 2 0 4-1 4-4z"><text:p/></draw:path><draw:path draw:style-name="gr3" draw:text-style-name="P6" svg:width="0.0693in" svg:height="0.0681in" svg:x="0.7094in" svg:y="0.0453in" svg:viewBox="0 0 177 174" svg:d="M129 24c-7-14-18-24-35-24-46 0-94 56-94 112 0 37 22 62 52 62 7 0 27-1 50-29 3 17 17 29 36 29 13 0 22-9 28-21 7-14 11-37 11-38 0-4-3-4-4-4-5 0-5 1-6 7-6 25-13 48-29 48-10 0-11-10-11-17 0-9 0-12 4-29s5-21 9-35c4-19 10-37 14-54 2-11 2-11 2-13 0-7-4-10-11-10-9 0-15 7-16 16zM103 124c-1 7-1 8-7 15-17 21-33 27-43 27-20 0-25-22-25-36 0-20 12-67 20-85 13-23 30-37 46-37 25 0 30 32 30 34s-1 4-1 6c-6 26-13 51-20 76z"><text:p/></draw:path><draw:path draw:style-name="gr3" draw:text-style-name="P6" svg:width="0.0382in" svg:height="0.0701in" svg:x="0.7957in" svg:y="0.0661in" svg:viewBox="0 0 98 179" svg:d="M61 8c0-7 0-8-8-8-18 18-42 18-53 18 0 3 0 6 0 10 7 0 24 0 39-8 0 45 0 91 0 137 0 9 0 13-27 13-3 0-8 0-11 0 0 3 0 6 0 9 6 0 39-1 49-1 8 0 42 1 48 1 0-3 0-6 0-9-3 0-7 0-10 0-27 0-27-4-27-13 0-50 0-100 0-149z"><text:p/></draw:path><draw:path draw:style-name="gr3" draw:text-style-name="P6" svg:width="0.035in" svg:height="0.1508in" svg:x="0.8606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19"> וזה נתון מתוך הנחת השלילה. </text:span></text:p>
            </text:list-item>
          </text:list>
          <text:p text:style-name="P41"><text:span text:style-name="T6">סה"כ נציב ונקבל </text:span><text:span text:style-name="T6"><draw:g text:anchor-type="as-char" svg:y="-0.1327in" draw:z-index="216" draw:name="Shape226" draw:style-name="gr1"><svg:title>TexMaths</svg:title><svg:desc>11§display§\{a_2\} \in f^{-1}[f[X]] = X§svg§600§FALSE§</svg:desc><draw:path draw:style-name="gr2" draw:text-style-name="P5" svg:width="1.4555in" svg:height="0.1555in" svg:x="0.0004in" svg:y="0.0083in" svg:viewBox="0 0 3698 396" svg:d="M1850 396c-618 0-1234 0-1850 0 0-132 0-264 0-396 1232 0 2466 0 3698 0 0 132 0 264 0 396-616 0-1232 0-1848 0z"><text:p/></draw:path><draw:path draw:style-name="gr3" draw:text-style-name="P6" svg:width="0.0531in" svg:height="0.1516in" svg:x="0.0039in" svg:y="0.0201in" svg:viewBox="0 0 136 386" svg:d="M81 52c0-16 10-41 52-43 2-1 3-2 3-5 0-4-3-4-6-4-40 0-75 20-75 49 0 28 0 58 0 88 0 15 0 27-15 39-14 11-29 13-37 14-2 0-3 1-3 3 0 4 2 4 6 4 25 3 44 16 48 35 1 3 1 4 1 18 0 26 0 51 0 76 0 17 0 29 19 43 15 13 40 17 56 17 3 0 6 0 6-4 0-5-2-5-5-5-25-1-44-14-48-33-2-4-2-4-2-19 0-26 0-54 0-81 0-17-3-23-15-36-9-7-20-12-31-15 32-9 46-26 46-49 0-30 0-61 0-92z"><text:p/></draw:path><draw:path draw:style-name="gr3" draw:text-style-name="P6" svg:width="0.0693in" svg:height="0.0685in" svg:x="0.0748in" svg:y="0.0669in" svg:viewBox="0 0 177 175" svg:d="M129 24c-7-13-19-24-35-24-46 0-94 57-94 114 0 36 21 61 52 61 7 0 26-1 49-28 4 15 17 28 35 28 15 0 24-8 29-21 7-14 12-37 12-38 0-5-3-5-4-5-5 0-5 3-6 8-6 25-14 48-29 48-10 0-13-10-13-18 0-9 2-11 6-29 4-16 5-20 9-34 4-19 9-36 13-55 3-10 3-11 3-12 0-7-4-11-11-11-10 0-15 9-16 16zM103 125c-2 7-2 7-7 14-17 22-33 28-44 28-19 0-24-21-24-37 0-19 12-66 20-85 13-22 30-36 46-36 25 0 30 32 30 34s-1 4-1 7c-6 25-13 49-20 75z"><text:p/></draw:path><draw:path draw:style-name="gr3" draw:text-style-name="P6" svg:width="0.0469in" svg:height="0.0705in" svg:x="0.1559in" svg:y="0.0862in" svg:viewBox="0 0 120 180" svg:d="M120 130c-3 0-7 0-10 0 0 6-3 22-7 24-2 3-23 3-26 3-16 0-34 0-51 0 29-26 39-34 55-46 20-16 39-33 39-58 0-33-29-53-64-53-33 0-56 23-56 49 0 13 12 14 14 14 7 0 15-5 15-14 0-5-3-15-16-15 8-19 27-24 40-24 26 0 41 21 41 43 0 23-17 42-26 52-22 21-43 42-65 64-3 2-3 3-3 11 37 0 74 0 111 0 3-17 6-33 9-50z"><text:p/></draw:path><draw:path draw:style-name="gr3" draw:text-style-name="P6" svg:width="0.0531in" svg:height="0.1516in" svg:x="0.2287in" svg:y="0.0201in" svg:viewBox="0 0 136 386" svg:d="M55 334c0 16-10 41-52 43-2 0-3 2-3 5 0 4 3 4 8 4 37 0 72-19 73-49 0-28 0-58 0-88 0-15 0-26 16-39 13-12 27-12 36-13 2 0 3-1 3-4s-2-3-5-3c-26-3-44-16-48-36-2-4-2-4-2-18 0-26 0-51 0-76 0-17 0-29-18-45-16-11-42-15-55-15-5 0-8 0-8 4s2 4 6 5c24 1 44 13 48 33 1 3 1 4 1 19 0 26 0 53 0 80 0 19 3 24 15 38 9 7 20 12 31 14-32 9-46 28-46 48 0 31 0 62 0 93z"><text:p/></draw:path><draw:path draw:style-name="gr3" draw:text-style-name="P6" svg:width="0.0756in" svg:height="0.0878in" svg:x="0.3488in" svg:y="0.052in" svg:viewBox="0 0 193 224" svg:d="M179 119c7 0 14 0 14-8 0-7-7-7-14-7-55 0-109 0-164 0 5-52 50-89 104-89 20 0 41 0 60 0 7 0 14 0 14-7 0-8-7-8-14-8-19 0-40 0-60 0-67 0-119 49-119 111s52 113 119 113c20 0 41 0 60 0 7 0 14 0 14-8s-7-8-14-8c-19 0-40 0-60 0-54 0-99-37-104-89 55 0 109 0 164 0z"><text:p/></draw:path><draw:path draw:style-name="gr3" draw:text-style-name="P6" svg:width="0.0756in" svg:height="0.1378in" svg:x="0.4878in" svg:y="0.0272in" svg:viewBox="0 0 193 351" svg:d="M121 118c11 0 23 0 34 0 8 0 11 0 11-8 0-4-3-4-10-4-11 0-22 0-33 0 4-16 6-30 9-44 1-8 7-36 9-41 3-7 10-12 19-12 1 0 11 0 18 6-17 2-21 15-21 21 0 9 7 14 15 14 10 0 21-9 21-24 0-17-18-26-33-26-14 0-38 7-50 45-2 8-3 12-12 61-9 0-19 0-28 0-6 0-11 0-11 8 0 4 4 4 11 4 9 0 17 0 26 0-10 51-20 101-30 151-7 38-13 73-33 73-2 0-11 0-19-7 18-1 21-15 21-21 0-9-6-13-14-13-10 0-21 8-21 23 0 18 17 27 33 27 21 0 36-24 44-38 12-24 21-72 21-74 8-39 15-80 23-121z"><text:p/></draw:path><draw:path draw:style-name="gr3" draw:text-style-name="P6" svg:width="0.0717in" svg:height="0.0047in" svg:x="0.5823in" svg:y="0.0421in" svg:viewBox="0 0 183 13" svg:d="M172 13c4 0 11 0 11-6 0-7-7-7-11-7-54 0-107 0-161 0-4 0-11 0-11 7 0 6 6 6 11 6 54 0 107 0 161 0z"><text:p/></draw:path><draw:path draw:style-name="gr3" draw:text-style-name="P6" svg:width="0.0382in" svg:height="0.0705in" svg:x="0.6776in" svg:y="0.0004in" svg:viewBox="0 0 98 180" svg:d="M61 8c0-8 0-8-8-8-18 18-42 18-53 18 0 3 0 6 0 10 7 0 24 0 39-8 0 46 0 91 0 138 0 9 0 12-27 12-3 0-8 0-11 0 0 3 0 6 0 10 6 0 39-1 49-1 8 0 42 1 48 1 0-4 0-7 0-10-3 0-7 0-10 0-27 0-27-3-27-12 0-51 0-101 0-150z"><text:p/></draw:path><draw:path draw:style-name="gr3" draw:text-style-name="P6" svg:width="0.0205in" svg:height="0.1516in" svg:x="0.7516in" svg:y="0.0201in" svg:viewBox="0 0 53 386" svg:d="M53 386c0-4 0-10 0-16-12 0-25 0-38 0 0-117 0-237 0-355 13 0 26 0 38 0 0-5 0-9 0-15-18 0-35 0-53 0 0 129 0 257 0 386 18 0 35 0 53 0z"><text:p/></draw:path><draw:path draw:style-name="gr3" draw:text-style-name="P6" svg:width="0.0756in" svg:height="0.1378in" svg:x="0.7843in" svg:y="0.0272in" svg:viewBox="0 0 193 351" svg:d="M121 118c11 0 22 0 33 0 8 0 12 0 12-8 0-4-4-4-11-4-11 0-21 0-32 0 2-16 6-30 8-44 2-8 8-36 10-41 3-7 10-12 17-12 3 0 13 0 20 6-17 2-21 15-21 21 0 9 7 14 15 14 10 0 21-9 21-24 0-17-18-26-35-26-13 0-37 7-48 45-2 8-3 12-13 61-9 0-18 0-27 0-7 0-12 0-12 8 0 4 5 4 11 4 9 0 17 0 26 0-10 51-19 101-29 151-7 38-13 73-34 73-1 0-11 0-18-7 18-1 21-15 21-21 0-9-6-13-14-13-10 0-21 8-21 23 0 18 17 27 32 27 22 0 37-24 44-38 12-24 22-72 22-74 8-39 15-80 23-121z"><text:p/></draw:path><draw:path draw:style-name="gr3" draw:text-style-name="P6" svg:width="0.0205in" svg:height="0.1516in" svg:x="0.8846in" svg:y="0.0201in" svg:viewBox="0 0 53 386" svg:d="M53 386c0-4 0-10 0-16-12 0-25 0-38 0 0-117 0-237 0-355 13 0 26 0 38 0 0-5 0-9 0-15-18 0-35 0-53 0 0 129 0 257 0 386 18 0 35 0 53 0z"><text:p/></draw:path><draw:path draw:style-name="gr3" draw:text-style-name="P6" svg:width="0.1248in" svg:height="0.1028in" svg:x="0.913in" svg:y="0.0303in" svg:viewBox="0 0 318 262" svg:d="M177 105c-11-27-22-52-33-77-1-4-1-4-1-5 0-3 7-10 22-12 4 0 8 0 8-7 0-4-5-4-6-4-15 0-32 1-48 1-10 0-34-1-44-1-2 0-7 0-7 8 0 3 5 3 9 3 23 0 25 4 30 13 15 36 29 71 45 107-28 29-54 59-82 88-2 2-3 3-5 5-19 20-36 25-56 26-6 1-9 1-9 8 0 1 0 4 6 4 11 0 24-1 36-1 14 0 28 1 43 1 2 0 6 0 6-7 0-4-3-5-4-5-3 0-15-1-15-12 0-5 5-11 9-15 14-15 27-29 40-42 12-13 23-27 35-39 13 31 26 62 39 92 2 4 2 4 2 5 0 4-8 10-22 11-4 1-8 1-8 8 0 4 5 4 6 4 11 0 37-1 48-1 10 0 33 1 43 1 3 0 8 0 8-7 0-5-5-5-7-5-26 0-27-1-34-16-14-36-41-96-49-119 26-27 67-73 79-84 11-9 26-19 49-20 5 0 8 0 8-8-1-1 0-3-4-3-13 0-25 1-37 1-14 0-28-1-43-1-2 0-7 0-7 8 0 2 2 3 4 3 4 1 15 1 15 12 0 6-3 11-6 14-21 23-42 45-63 68z"><text:p/></draw:path><draw:path draw:style-name="gr3" draw:text-style-name="P6" svg:width="0.0205in" svg:height="0.1516in" svg:x="1.0504in" svg:y="0.0201in" svg:viewBox="0 0 53 386" svg:d="M53 0c-18 0-35 0-53 0 0 6 0 10 0 15 12 0 25 0 37 0 0 118 0 238 0 355-12 0-25 0-37 0 0 6 0 12 0 16 18 0 35 0 53 0 0-129 0-257 0-386z"><text:p/></draw:path><draw:path draw:style-name="gr3" draw:text-style-name="P6" svg:width="0.0209in" svg:height="0.1516in" svg:x="1.0925in" svg:y="0.0201in" svg:viewBox="0 0 54 386" svg:d="M54 0c-18 0-36 0-54 0 0 6 0 10 0 15 13 0 25 0 39 0 0 118 0 238 0 355-14 0-26 0-39 0 0 6 0 12 0 16 18 0 36 0 54 0 0-129 0-257 0-386z"><text:p/></draw:path><draw:path draw:style-name="gr3" draw:text-style-name="P6" svg:width="0.1004in" svg:height="0.035in" svg:x="1.1827in" svg:y="0.0783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252in" svg:height="0.1028in" svg:x="1.3386in" svg:y="0.0303in" svg:viewBox="0 0 319 262" svg:d="M177 105c-11-27-21-52-32-77-1-4-1-4-2-5 0-3 7-10 23-12 3 0 8 0 8-7 0-4-6-4-7-4-15 0-32 1-48 1-10 0-33-1-43-1-2 0-8 0-8 8 0 3 5 3 10 3 23 0 25 4 29 13 15 36 29 71 45 107-28 29-54 59-82 88-1 2-3 3-4 5-20 20-37 25-57 26-6 1-9 1-9 8 0 1 0 4 6 4 11 0 24-1 36-1 14 0 30 1 43 1 2 0 7 0 7-7 0-4-4-5-5-5-3 0-15-1-15-12 0-5 6-11 11-15 13-15 26-29 39-42 11-13 23-27 34-39 13 31 27 62 40 92 1 4 1 4 1 5 0 4-7 10-22 11-4 1-8 1-8 8 0 4 5 4 6 4 11 0 38-1 49-1 9 0 33 1 43 1 2 0 7 0 7-7 0-5-4-5-7-5-26 0-26-1-33-16-15-36-42-96-50-119 26-27 67-73 79-84 12-9 26-19 49-20 6 0 9 0 9-8-2-1 0-3-5-3-11 0-25 1-37 1-14 0-28-1-43-1-2 0-6 0-6 8 0 2 1 3 4 3 3 1 16 1 16 12 0 6-5 11-8 14-21 23-42 45-63 68z"><text:p/></draw:path></draw:g></text:span><text:span text:style-name="T6">, אך </text:span><text:span text:style-name="T6"><draw:g text:anchor-type="as-char" svg:y="-0.1134in" draw:z-index="217" draw:name="Shape227" draw:style-name="gr1"><svg:title>TexMaths</svg:title><svg:desc>11§display§\{a_2\} \not\in X§svg§600§FALSE§</svg:desc><draw:path draw:style-name="gr2" draw:text-style-name="P5" svg:width="0.5996in" svg:height="0.1358in" svg:x="0.0004in" svg:y="0.0071in" svg:viewBox="0 0 1524 346" svg:d="M763 346c-255 0-509 0-763 0 0-116 0-230 0-346 508 0 1016 0 1524 0 0 116 0 230 0 346-254 0-508 0-761 0z"><text:p/></draw:path><draw:path draw:style-name="gr3" draw:text-style-name="P6" svg:width="0.0531in" svg:height="0.1512in" svg:x="0.0039in" svg:y="0in" svg:viewBox="0 0 136 385" svg:d="M81 52c0-16 10-41 52-43 2 0 3-2 3-5 0-4-3-4-6-4-40 0-75 20-75 48 0 29 0 59 0 89 0 15 0 27-15 39-14 12-29 12-37 13-2 0-3 1-3 4 0 4 2 4 5 4 26 2 44 14 49 34 1 4 1 5 1 19 0 25 0 51 0 76 0 16 0 29 19 43 15 12 40 16 56 16 3 0 6 0 6-4s-2-4-5-4c-25-2-44-15-49-33-1-5-1-5-1-19 0-27 0-54 0-82 0-17-3-24-15-35-9-8-20-12-31-15 32-9 46-27 46-49 0-31 0-61 0-92z"><text:p/></draw:path><draw:path draw:style-name="gr3" draw:text-style-name="P6" svg:width="0.0693in" svg:height="0.0685in" svg:x="0.0748in" svg:y="0.0453in" svg:viewBox="0 0 177 175" svg:d="M129 25c-7-14-19-25-36-25-46 0-93 57-93 113 0 37 21 62 52 62 7 0 26-1 49-29 3 16 17 29 35 29 13 0 23-9 29-21 6-14 12-37 12-38 0-4-3-4-4-4-5 0-5 1-6 7-7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6" svg:width="0.0469in" svg:height="0.0701in" svg:x="0.1559in" svg:y="0.0661in" svg:viewBox="0 0 120 179" svg:d="M120 130c-3 0-7 0-10 0 0 5-3 22-7 24-2 2-23 2-26 2-17 0-34 0-51 0 29-25 39-33 54-45 21-16 40-33 40-58 0-33-29-53-64-53-33 0-56 23-56 48 0 14 12 15 14 15 7 0 15-5 15-15 0-4-3-14-16-14 8-19 27-24 39-24 27 0 41 21 41 43 0 23-16 42-25 52-22 21-44 41-66 63-2 3-2 4-2 11 37 0 74 0 111 0 3-16 6-33 9-49z"><text:p/></draw:path><draw:path draw:style-name="gr3" draw:text-style-name="P6" svg:width="0.0535in" svg:height="0.1512in" svg:x="0.228in" svg:y="0in" svg:viewBox="0 0 137 385" svg:d="M56 334c0 15-10 40-53 43-1 0-3 2-3 4 0 4 4 4 8 4 37 0 73-18 73-48 0-29 0-58 0-88 0-16 0-28 16-40 14-11 28-11 37-12 2 0 3-1 3-4 0-4-2-4-6-4-25-2-44-15-49-35-1-3-1-4-1-19 0-25 0-50 0-76 0-16 0-28-17-42-16-13-43-17-56-17-4 0-8 0-8 4 0 5 2 5 7 5 24 1 42 14 48 33 1 4 1 4 1 19 0 26 0 54 0 81 0 18 3 24 15 36 8 8 20 12 30 15-31 10-45 26-45 48 0 31 0 62 0 93z"><text:p/></draw:path><draw:path draw:style-name="gr3" draw:text-style-name="P6" svg:width="0.0752in" svg:height="0.1409in" svg:x="0.3563in" svg:y="0.0043in" svg:viewBox="0 0 192 359" svg:d="M189 15c3-5 3-6 3-7 0-2-2-8-7-8s-6 2-8 8c-58 112-115 223-174 336-3 5-3 6-3 7 0 4 2 8 8 8 4 0 5-2 8-8 58-112 116-223 173-336z"><text:p/></draw:path><draw:path draw:style-name="gr3" draw:text-style-name="P6" svg:width="0.0756in" svg:height="0.087in" svg:x="0.3476in" svg:y="0.0307in" svg:viewBox="0 0 193 222" svg:d="M180 120c7 0 13-1 13-9 0-9-6-8-13-8-55 0-109 0-164 0 5-50 49-88 104-88 20 0 40 0 60 0 7 0 13 0 13-7 0-8-6-8-13-8-21 0-40 0-61 0-66 0-119 48-119 111 0 62 53 111 119 111 21 0 40 0 61 0 7 0 13 0 13-7s-6-7-13-7c-20 0-40 0-60 0-55 0-99-37-104-88 55 0 109 0 164 0z"><text:p/></draw:path><draw:path draw:style-name="gr3" draw:text-style-name="P6" svg:width="0.1252in" svg:height="0.1028in" svg:x="0.4827in" svg:y="0.0098in" svg:viewBox="0 0 319 262" svg:d="M177 105c-11-27-21-52-32-77-1-4-1-4-2-5 0-2 6-10 23-11 3-1 8-1 8-8 0-4-5-4-7-4-15 0-32 1-48 1-10 0-33-1-43-1-2 0-7 0-7 8 0 4 4 4 9 4 23 0 25 3 29 12 15 37 29 72 45 108-28 29-54 57-82 86-1 2-3 3-4 4-19 21-37 27-57 28-5 1-9 1-9 8 0 1 0 4 5 4 11 0 25-1 37-1 14 0 29 1 43 1 2 0 7 0 7-8 0-3-4-4-5-4-3 0-16-1-16-12 0-6 7-12 11-17 14-13 27-27 40-40 11-14 23-27 34-39 13 31 26 62 40 91 1 5 1 5 1 6 0 3-7 10-22 11-5 1-8 1-8 8 0 4 4 4 6 4 11 0 38-1 49-1 9 0 33 1 43 1 2 0 7 0 7-8 0-4-4-4-7-4-26 0-26-1-33-17-15-35-41-94-51-117 27-28 67-74 80-85 12-9 26-18 49-19 5-1 9-1 9-8 0-1 0-4-6-4-11 0-24 1-36 1-14 0-29-1-43-1-2 0-6 0-6 8 0 2 1 3 4 4 3 0 15 1 15 11 0 6-4 11-7 14-21 22-42 44-63 68z"><text:p/></draw:path></draw:g></text:span><text:span text:style-name="T6"><text:s/>כלומר ישנה סתירה להנחת השלילה, לכן </text:span><text:span text:style-name="T6"><draw:g text:anchor-type="as-char" svg:y="-0.1075in" draw:z-index="218" draw:name="Shape228" draw:style-name="gr1"><svg:title>TexMaths</svg:title><svg:desc>11§display§f§svg§600§FALSE§</svg:desc><draw:path draw:style-name="gr2" draw:text-style-name="P5" svg:width="0.0673in" svg:height="0.1217in" svg:x="0.0004in" svg:y="0.0075in" svg:viewBox="0 0 172 310" svg:d="M0 0c57 0 115 0 172 0 0 103 0 207 0 310-57 0-115 0-172 0 0-103 0-207 0-310z"><text:p/></draw:path><draw:path draw:style-name="gr3" draw:text-style-name="P6" svg:width="0.0748in" svg:height="0.1374in" svg:x="0.0008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חח"ע כדרוש. </text:span></text:p>
        </text:list-item>
        <text:list-item>
          <text:p text:style-name="P42"><text:span text:style-name="T6">נניח </text:span><text:span text:style-name="T6"><draw:g text:anchor-type="as-char" svg:y="-0.1075in" draw:z-index="197" draw:name="Shape229" draw:style-name="gr1"><svg:title>TexMaths</svg:title><svg:desc>11§display§f§svg§600§FALSE§</svg:desc><draw:path draw:style-name="gr2" draw:text-style-name="P5" svg:width="0.0673in" svg:height="0.1217in" svg:x="0.0004in" svg:y="0.0075in" svg:viewBox="0 0 172 310" svg:d="M0 0c57 0 115 0 172 0 0 103 0 207 0 310-57 0-115 0-172 0 0-103 0-207 0-310z"><text:p/></draw:path><draw:path draw:style-name="gr3" draw:text-style-name="P6" svg:width="0.0748in" svg:height="0.1374in" svg:x="0.0008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חח"ע, נוכיח </text:span><text:span text:style-name="T6"><draw:g text:anchor-type="as-char" svg:y="-0.1327in" draw:z-index="198" draw:name="Shape230" draw:style-name="gr1"><svg:title>TexMaths</svg:title><svg:desc>11§display§\forall X \subseteq A. f^{-1}[f[X]] = X§svg§600§FALSE§</svg:desc><draw:path draw:style-name="gr2" draw:text-style-name="P5" svg:width="1.55in" svg:height="0.1555in" svg:x="0.0213in" svg:y="0.0083in" svg:viewBox="0 0 3938 396" svg:d="M1970 396c-657 0-1313 0-1970 0 0-132 0-264 0-396 1312 0 2626 0 3938 0 0 132 0 264 0 396-656 0-1312 0-1968 0z"><text:p/></draw:path><draw:path draw:style-name="gr3" draw:text-style-name="P6" svg:width="0.0846in" svg:height="0.1083in" svg:x="0in" svg:y="0.0287in" svg:viewBox="0 0 216 276" svg:d="M213 14c3-4 3-5 3-6 0-5-4-8-8-8-6 0-8 4-10 9-11 28-21 56-32 85-39 0-78 0-118 0-11-29-20-57-31-85-2-6-4-9-9-9-4 0-8 3-8 8 1 2 0 1 2 6 32 84 65 169 97 253 2 5 3 9 9 9 5 0 6-5 9-9 32-84 65-169 96-253zM55 109c35 0 70 0 106 0-18 45-36 92-53 137-18-45-35-92-53-137z"><text:p/></draw:path><draw:path draw:style-name="gr3" draw:text-style-name="P6" svg:width="0.1248in" svg:height="0.1028in" svg:x="0.089in" svg:y="0.0303in" svg:viewBox="0 0 318 262" svg:d="M177 105c-11-27-22-52-33-77-1-4-1-4-1-5 0-3 7-10 22-12 4 0 8 0 8-7 0-4-5-4-6-4-15 0-32 1-48 1-10 0-34-1-44-1-2 0-7 0-7 8 0 3 5 3 9 3 23 0 25 4 30 13 15 36 29 71 45 107-28 29-54 59-82 88-2 2-3 3-5 5-19 20-36 25-56 26-6 1-9 1-9 8 0 1 0 4 4 4 13 0 26-1 37-1 14 0 29 1 44 1 2 0 6 0 6-7 0-4-3-5-4-5-3 0-15-1-15-12 0-5 5-11 9-15 14-15 27-29 40-42 12-13 23-27 35-39 13 31 26 62 39 92 2 4 2 4 2 5 0 4-8 10-22 11-4 1-8 1-8 8 0 4 5 4 6 4 11 0 37-1 48-1 10 0 33 1 43 1 3 0 8 0 8-7 0-5-5-5-7-5-26 0-27-1-34-16-14-36-41-96-50-119 27-27 68-73 80-84 11-9 26-19 49-20 5 0 8 0 8-8-1-1 0-3-4-3-13 0-25 1-37 1-14 0-29-1-43-1-2 0-7 0-7 8 0 2 2 3 4 3 3 1 15 1 15 12 0 6-3 11-6 14-21 23-42 45-63 68z"><text:p/></draw:path><draw:path draw:style-name="gr3" draw:text-style-name="P6" svg:width="0.0921in" svg:height="0.1169in" svg:x="0.2776in" svg:y="0.0362in" svg:viewBox="0 0 235 298" svg:d="M222 15c7 0 13 0 13-7 0-8-6-8-13-8-34 0-69 0-103 0-67 0-119 51-119 111 0 63 53 113 119 113 34 0 69 0 103 0 7 0 13 0 13-8s-6-8-13-8c-34 0-69 0-103 0-61 0-104-45-104-96 0-52 44-97 104-97 34 0 69 0 103 0zM21 282c-7 0-13 0-13 8s6 8 13 8c67 0 134 0 201 0 7 0 13 0 13-8s-6-8-13-8c-67 0-134 0-201 0z"><text:p/></draw:path><draw:path draw:style-name="gr3" draw:text-style-name="P6" svg:width="0.1039in" svg:height="0.1083in" svg:x="0.4311in" svg:y="0.0252in" svg:viewBox="0 0 265 276" svg:d="M55 233c-15 24-30 29-47 31-5 1-8 1-8 7 0 2 2 5 4 5 11 0 23-1 34-1 13 0 26 1 39 1 2 0 7 0 7-8 0-3-4-4-6-4-9 0-19-4-19-14 0-4 3-9 6-14 10-15 20-32 30-49 31 0 64 0 96 0 1 8 7 60 7 64 0 11-21 13-29 13-5 0-8 0-8 7 0 5 4 5 5 5 15 0 32-1 48-1 10 0 35 1 43 1 4 0 8 0 8-8 0-4-4-4-9-4-24 0-24-3-25-14-8-80-17-161-24-241 0-8 0-9-7-9-6 0-8 2-10 7-45 75-90 150-135 226zM102 175c26-43 51-86 76-128 5 42 8 85 12 128-29 0-58 0-88 0z"><text:p/></draw:path><draw:path draw:style-name="gr3" draw:text-style-name="P6" svg:width="0.0157in" svg:height="0.0157in" svg:x="0.5528in" svg:y="0.1177in" svg:viewBox="0 0 41 41" svg:d="M41 21c0-12-9-21-20-21s-21 9-21 21c0 11 10 20 21 20s20-9 20-20z"><text:p/></draw:path><draw:path draw:style-name="gr3" draw:text-style-name="P6" svg:width="0.0756in" svg:height="0.1378in" svg:x="0.5902in" svg:y="0.0272in" svg:viewBox="0 0 193 351" svg:d="M121 118c11 0 23 0 34 0 8 0 11 0 11-8 0-4-3-4-10-4-11 0-21 0-32 0 2-16 6-30 8-44 1-8 7-36 9-41 4-7 11-12 19-12 1 0 10 0 18 6-16 2-21 15-21 21 0 9 7 14 15 14 10 0 21-9 21-24 0-17-18-26-33-26-14 0-38 7-50 45-2 8-3 12-12 61-9 0-19 0-28 0-6 0-11 0-11 8 0 4 4 4 11 4 9 0 17 0 26 0-10 51-19 101-29 151-8 38-14 73-34 73-1 0-11 0-19-7 18-1 21-15 21-21 0-9-6-13-14-13-10 0-21 8-21 23 0 18 18 27 33 27 21 0 36-24 44-38 12-24 21-72 21-74 8-39 15-80 23-121z"><text:p/></draw:path><draw:path draw:style-name="gr3" draw:text-style-name="P6" svg:width="0.0717in" svg:height="0.0047in" svg:x="0.6843in" svg:y="0.0421in" svg:viewBox="0 0 183 13" svg:d="M172 13c4 0 11 0 11-6 0-7-6-7-11-7-54 0-107 0-161 0-4 0-11 0-11 7 0 6 7 6 11 6 54 0 107 0 161 0z"><text:p/></draw:path><draw:path draw:style-name="gr3" draw:text-style-name="P6" svg:width="0.0382in" svg:height="0.0705in" svg:x="0.7795in" svg:y="0.0004in" svg:viewBox="0 0 98 180" svg:d="M61 8c0-8 0-8-8-8-18 18-42 18-53 18 0 3 0 6 0 10 7 0 24 0 39-8 0 46 0 91 0 138 0 9 0 12-27 12-3 0-8 0-11 0 0 3 0 6 0 10 6 0 39-1 48-1s43 1 49 1c0-4 0-7 0-10-3 0-7 0-10 0-27 0-27-3-27-12 0-51 0-101 0-150z"><text:p/></draw:path><draw:path draw:style-name="gr3" draw:text-style-name="P6" svg:width="0.0205in" svg:height="0.1516in" svg:x="0.8535in" svg:y="0.0201in" svg:viewBox="0 0 53 386" svg:d="M53 386c0-4 0-10 0-16-12 0-25 0-38 0 0-117 0-237 0-355 13 0 26 0 38 0 0-5 0-9 0-15-18 0-35 0-53 0 0 129 0 257 0 386 18 0 35 0 53 0z"><text:p/></draw:path><draw:path draw:style-name="gr3" draw:text-style-name="P6" svg:width="0.0752in" svg:height="0.1378in" svg:x="0.8862in" svg:y="0.0272in" svg:viewBox="0 0 192 351" svg:d="M121 118c11 0 22 0 33 0 8 0 12 0 12-8 0-4-4-4-11-4-11 0-21 0-32 0 4-16 6-30 9-44 1-8 7-36 9-41 3-7 10-12 19-12 1 0 11 0 18 6-17 2-21 15-21 21 0 9 7 14 15 14 10 0 20-9 20-24 0-17-17-26-32-26-14 0-39 7-50 45-2 8-3 12-13 61-9 0-18 0-27 0-7 0-11 0-11 8 0 4 4 4 10 4 9 0 18 0 27 0-10 51-20 101-30 151-7 38-13 73-33 73-2 0-12 0-19-7 18-1 21-15 21-21 0-9-6-13-14-13-10 0-21 8-21 23 0 18 16 27 33 27 21 0 36-24 43-38 13-24 22-72 22-74 8-39 15-80 23-121z"><text:p/></draw:path><draw:path draw:style-name="gr3" draw:text-style-name="P6" svg:width="0.0209in" svg:height="0.1516in" svg:x="0.9866in" svg:y="0.0201in" svg:viewBox="0 0 54 386" svg:d="M54 386c0-4 0-10 0-16-13 0-25 0-39 0 0-117 0-237 0-355 14 0 26 0 39 0 0-5 0-9 0-15-18 0-36 0-54 0 0 129 0 257 0 386 18 0 36 0 54 0z"><text:p/></draw:path><draw:path draw:style-name="gr3" draw:text-style-name="P6" svg:width="0.1252in" svg:height="0.1028in" svg:x="1.0154in" svg:y="0.0303in" svg:viewBox="0 0 319 262" svg:d="M177 105c-11-27-22-52-33-77-1-4-1-4-1-5 0-3 7-10 22-12 4 0 8 0 8-7 0-4-5-4-6-4-15 0-32 1-48 1-10 0-34-1-43-1-3 0-8 0-8 8 0 3 5 3 9 3 23 0 25 4 30 13 15 36 29 71 45 107-28 29-54 59-82 88-2 2-3 3-5 5-19 20-36 25-56 26-6 1-9 1-9 8 0 1 0 4 5 4 11 0 25-1 37-1 14 0 28 1 43 1 2 0 6 0 6-7 0-4-3-5-4-5-3 0-16-1-16-12 0-5 6-11 11-15 14-15 26-29 39-42 12-13 23-27 35-39 13 31 25 62 39 92 2 4 2 4 2 5 0 4-7 10-22 11-5 1-8 1-8 8 0 4 5 4 6 4 11 0 38-1 48-1s34 1 43 1c3 0 8 0 8-7 0-5-4-5-7-5-26 0-27-1-34-16-14-36-41-96-50-119 27-27 68-73 80-84 11-9 26-19 49-20 5 0 9 0 9-8-2-1 0-3-6-3-12 0-24 1-36 1-14 0-28-1-43-1-2 0-7 0-7 8 0 2 2 3 4 3 4 1 16 1 16 12 0 6-4 11-7 14-21 23-42 45-63 68z"><text:p/></draw:path><draw:path draw:style-name="gr3" draw:text-style-name="P6" svg:width="0.0205in" svg:height="0.1516in" svg:x="1.1524in" svg:y="0.0201in" svg:viewBox="0 0 53 386" svg:d="M53 0c-18 0-35 0-53 0 0 6 0 10 0 15 12 0 25 0 37 0 0 118 0 238 0 355-12 0-25 0-37 0 0 6 0 12 0 16 18 0 35 0 53 0 0-129 0-257 0-386z"><text:p/></draw:path><draw:path draw:style-name="gr3" draw:text-style-name="P6" svg:width="0.0205in" svg:height="0.1516in" svg:x="1.1949in" svg:y="0.0201in" svg:viewBox="0 0 53 386" svg:d="M53 0c-18 0-35 0-53 0 0 6 0 10 0 15 12 0 25 0 37 0 0 118 0 238 0 355-12 0-25 0-37 0 0 6 0 12 0 16 18 0 35 0 53 0 0-129 0-257 0-386z"><text:p/></draw:path><draw:path draw:style-name="gr3" draw:text-style-name="P6" svg:width="0.1004in" svg:height="0.035in" svg:x="1.2846in" svg:y="0.0783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252in" svg:height="0.1028in" svg:x="1.4406in" svg:y="0.0303in" svg:viewBox="0 0 319 262" svg:d="M177 105c-11-27-21-52-32-77-1-4-1-4-2-5 0-3 7-10 23-12 3 0 8 0 8-7 0-4-6-4-7-4-15 0-32 1-48 1-10 0-33-1-43-1-2 0-8 0-8 8 0 3 5 3 10 3 23 0 25 4 29 13 15 36 29 71 45 107-28 29-54 59-82 88-1 2-3 3-4 5-20 20-37 25-57 26-6 1-9 1-9 8 0 1 0 4 5 4 11 0 25-1 37-1 14 0 29 1 43 1 2 0 7 0 7-7 0-4-4-5-5-5-3 0-16-1-16-12 0-5 7-11 11-15 14-15 27-29 40-42 11-13 23-27 34-39 13 31 27 62 40 92 1 4 1 4 1 5 0 4-7 10-22 11-5 1-8 1-8 8 0 4 5 4 6 4 11 0 38-1 49-1 9 0 33 1 43 1 2 0 7 0 7-7 0-5-4-5-7-5-26 0-26-1-33-16-15-36-42-96-51-119 27-27 68-73 80-84 12-9 26-19 49-20 6 0 9 0 9-8-2-1 0-3-6-3-11 0-24 1-36 1-14 0-28-1-43-1-2 0-6 0-6 8 0 2 1 3 4 3 3 1 15 1 15 12 0 6-4 11-7 14-21 23-42 45-63 68z"><text:p/></draw:path></draw:g></text:span><text:span text:style-name="T6">. </text:span><text:span text:style-name="T19">נוכיח בהכלה דו־כיוונית. </text:span></text:p>
          <text:list>
            <text:list-item>
              <text:p text:style-name="P43"><text:span text:style-name="T6">יהי </text:span><text:span text:style-name="T6"><draw:g text:anchor-type="as-char" svg:y="-0.1035in" draw:z-index="219" draw:name="Shape231" draw:style-name="gr1"><svg:title>TexMaths</svg:title><svg:desc>11§display§x \in X§svg§600§FALSE§</svg:desc><draw:path draw:style-name="gr2" draw:text-style-name="P5" svg:width="0.3858in" svg:height="0.0933in" svg:x="0.0039in" svg:y="0.0071in" svg:viewBox="0 0 981 238" svg:d="M491 238c-164 0-327 0-491 0 0-79 0-159 0-238 327 0 654 0 981 0 0 79 0 159 0 238-164 0-328 0-490 0z"><text:p/></draw:path><draw:path draw:style-name="gr3" draw:text-style-name="P6" svg:width="0.0756in" svg:height="0.0677in" svg:x="0.0004in" svg:y="0.0362in" svg:viewBox="0 0 193 173" svg:d="M118 54c3-10 12-46 38-46 2 0 11 0 20 5-11 2-19 12-19 21 0 7 5 13 15 13 8 0 21-6 21-22 0-20-22-25-36-25-23 0-36 20-40 29-10-26-31-29-42-29-41 0-63 49-63 59 0 4 3 2 5 4 3 0 4 0 5-5 13-40 39-50 52-50 7 0 21 4 21 26 0 12-7 37-21 91-7 24-20 40-37 40-2 0-11 0-19-6 10-1 18-9 18-20 0-9-8-13-14-13-12 0-22 10-22 22 0 18 20 25 36 25 27 0 40-26 41-28 4 13 19 28 42 28 39 0 61-49 61-58 0-4-3-4-4-4-3 0-4 2-4 4-14 40-40 50-52 50-15 0-21-11-21-24 0-9 2-18 7-35 4-17 7-35 12-52z"><text:p/></draw:path><draw:path draw:style-name="gr3" draw:text-style-name="P6" svg:width="0.0752in" svg:height="0.0874in" svg:x="0.1382in" svg:y="0.0217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6" svg:width="0.1252in" svg:height="0.1028in" svg:x="0.2724in" svg:y="0.0004in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29 1 43 1 2 0 7 0 7-7 0-5-4-5-5-5-3 0-15-1-15-12 0-6 6-12 10-17 14-13 27-28 40-42 11-12 23-24 34-36 13 29 27 60 40 91 1 4 2 4 2 5 0 4-8 9-23 11-5 0-8 1-8 8 0 4 5 4 6 4 11 0 38-1 49-1 9 0 33 1 43 1 2 0 7 0 7-7 0-5-4-5-7-5-26 0-26-2-33-17-15-35-41-95-51-118 27-26 68-72 80-83 12-9 26-19 49-20 6 0 9 0 9-8-2-1 0-4-5-4-11 0-25 1-37 1-14 0-28-1-43-1-2 0-6 0-6 8 0 3 1 4 4 4s16 1 16 12c0 6-5 10-8 14-21 22-42 44-63 67z"><text:p/></draw:path></draw:g></text:span><text:span text:style-name="T6">, </text:span><text:span text:style-name="T21">נוכיח </text:span><text:span text:style-name="T21"><draw:g text:anchor-type="as-char" svg:y="-0.1327in" draw:z-index="220" draw:name="Shape232" draw:style-name="gr1"><svg:title>TexMaths</svg:title><svg:desc>11§display§x \in f^{-1}[f[X]]§svg§600§FALSE§</svg:desc><draw:path draw:style-name="gr2" draw:text-style-name="P5" svg:width="0.8909in" svg:height="0.1555in" svg:x="0.0039in" svg:y="0.0083in" svg:viewBox="0 0 2264 396" svg:d="M1133 396c-378 0-756 0-1133 0 0-132 0-264 0-396 755 0 1509 0 2264 0 0 132 0 264 0 396-378 0-755 0-1131 0z"><text:p/></draw:path><draw:path draw:style-name="gr3" draw:text-style-name="P6" svg:width="0.0752in" svg:height="0.0685in" svg:x="0.0004in" svg:y="0.0669in" svg:viewBox="0 0 192 175" svg:d="M119 54c2-10 11-45 37-45 2 0 12 0 20 4-11 2-19 12-19 21 0 7 5 15 15 15 8 0 20-8 20-24 0-19-22-25-35-25-23 0-36 21-40 30-10-26-31-30-42-30-41 0-63 50-63 60 0 4 4 4 6 4s3-1 4-4c13-41 38-51 52-51 7 0 21 3 21 25 0 12-7 39-21 93-6 24-20 40-37 40-2 0-11 0-19-5 9-2 18-10 18-21s-9-14-14-14c-12 0-22 11-22 23 0 18 20 25 36 25 27 0 40-27 41-29 5 14 19 29 42 29 39 0 62-49 62-59 0-5-4-5-5-5-3 0-4 3-4 5-14 42-40 51-52 51-16 0-21-13-21-26 0-9 2-16 7-34 4-18 8-35 13-53z"><text:p/></draw:path><draw:path draw:style-name="gr3" draw:text-style-name="P6" svg:width="0.0752in" svg:height="0.0878in" svg:x="0.1382in" svg:y="0.052in" svg:viewBox="0 0 192 224" svg:d="M179 119c7 0 13 0 13-8 0-7-6-7-13-7-55 0-109 0-164 0 5-52 50-89 104-89 20 0 40 0 60 0 7 0 13 0 13-7 0-8-6-8-13-8-20 0-40 0-60 0-66 0-119 49-119 111s53 113 119 113c20 0 40 0 60 0 7 0 13 0 13-8s-6-8-13-8c-20 0-40 0-60 0-54 0-99-37-104-89 55 0 109 0 164 0z"><text:p/></draw:path><draw:path draw:style-name="gr3" draw:text-style-name="P6" svg:width="0.0752in" svg:height="0.1378in" svg:x="0.2772in" svg:y="0.0272in" svg:viewBox="0 0 192 351" svg:d="M121 118c11 0 23 0 34 0 8 0 11 0 11-8 0-4-3-4-10-4-11 0-21 0-32 0 2-16 6-30 8-44 1-8 7-36 9-41 4-7 11-12 18-12 2 0 11 0 19 6-16 2-21 15-21 21 0 9 7 14 15 14 9 0 20-9 20-24 0-17-17-26-33-26-13 0-37 7-49 45-2 8-3 12-12 61-9 0-19 0-28 0-6 0-11 0-11 8 0 4 4 4 11 4 9 0 17 0 26 0-10 51-19 101-29 151-8 38-14 73-34 73-1 0-11 0-19-7 18-1 21-15 21-21 0-9-6-13-14-13-10 0-21 8-21 23 0 18 18 27 33 27 21 0 36-24 44-38 12-24 21-72 21-74 8-39 15-80 23-121z"><text:p/></draw:path><draw:path draw:style-name="gr3" draw:text-style-name="P6" svg:width="0.0717in" svg:height="0.0047in" svg:x="0.3717in" svg:y="0.0421in" svg:viewBox="0 0 183 13" svg:d="M172 13c4 0 11 0 11-6 0-7-6-7-11-7-54 0-107 0-161 0-4 0-11 0-11 7 0 6 7 6 11 6 54 0 107 0 161 0z"><text:p/></draw:path><draw:path draw:style-name="gr3" draw:text-style-name="P6" svg:width="0.0382in" svg:height="0.0705in" svg:x="0.4665in" svg:y="0.0004in" svg:viewBox="0 0 98 180" svg:d="M60 8c0-8 0-8-7-8-18 18-42 18-53 18 0 3 0 6 0 10 7 0 24 0 38-8 0 46 0 91 0 138 0 9 0 12-26 12-3 0-8 0-11 0 0 3 0 6 0 10 6 0 39-1 48-1s43 1 49 1c0-4 0-7 0-10-3 0-7 0-10 0-28 0-28-3-28-12 0-51 0-101 0-150z"><text:p/></draw:path><draw:path draw:style-name="gr3" draw:text-style-name="P6" svg:width="0.0205in" svg:height="0.1516in" svg:x="0.5409in" svg:y="0.0201in" svg:viewBox="0 0 53 386" svg:d="M53 386c0-4 0-10 0-16-12 0-26 0-38 0 0-117 0-237 0-355 12 0 26 0 38 0 0-5 0-9 0-15-18 0-35 0-53 0 0 129 0 257 0 386 18 0 35 0 53 0z"><text:p/></draw:path><draw:path draw:style-name="gr3" draw:text-style-name="P6" svg:width="0.0752in" svg:height="0.1378in" svg:x="0.5732in" svg:y="0.0272in" svg:viewBox="0 0 192 351" svg:d="M121 118c11 0 22 0 33 0 8 0 12 0 12-8 0-4-4-4-11-4-11 0-21 0-32 0 3-16 6-30 9-44 1-8 7-36 9-41 3-7 10-12 18-12 2 0 11 0 19 6-17 2-21 15-21 21 0 9 7 14 15 14 9 0 20-9 20-24 0-17-17-26-33-26-13 0-38 7-49 45-2 8-3 12-13 61-9 0-18 0-27 0-7 0-11 0-11 8 0 4 4 4 10 4 9 0 18 0 27 0-10 51-20 101-30 151-7 38-13 73-33 73-2 0-12 0-19-7 18-1 21-15 21-21 0-9-6-13-14-13-10 0-21 8-21 23 0 18 16 27 33 27 21 0 36-24 43-38 13-24 22-72 22-74 8-39 15-80 23-121z"><text:p/></draw:path><draw:path draw:style-name="gr3" draw:text-style-name="P6" svg:width="0.0209in" svg:height="0.1516in" svg:x="0.674in" svg:y="0.0201in" svg:viewBox="0 0 54 386" svg:d="M54 386c0-4 0-10 0-16-12 0-25 0-38 0 0-117 0-237 0-355 13 0 26 0 38 0 0-5 0-9 0-15-18 0-36 0-54 0 0 129 0 257 0 386 18 0 36 0 54 0z"><text:p/></draw:path><draw:path draw:style-name="gr3" draw:text-style-name="P6" svg:width="0.1252in" svg:height="0.1028in" svg:x="0.7024in" svg:y="0.0303in" svg:viewBox="0 0 319 262" svg:d="M177 105c-11-27-21-52-32-77-2-4-1-4-2-5 0-3 7-10 23-12 3 0 8 0 8-7 0-4-6-4-7-4-15 0-32 1-48 1-10 0-34-1-43-1-2 0-8 0-8 8 0 3 5 3 9 3 23 0 26 4 30 13 15 36 29 71 45 107-28 29-54 59-82 88-2 2-3 3-5 5-19 20-36 25-56 26-6 1-9 1-9 8 0 1 0 4 5 4 11 0 25-1 37-1 14 0 28 1 43 1 2 0 6 0 6-7 0-4-3-5-4-5-3 0-16-1-16-12 0-5 6-11 11-15 14-15 26-29 39-42 12-13 23-27 35-39 13 31 27 62 40 92 1 4 1 4 1 5 0 4-7 10-22 11-5 1-8 1-8 8 0 4 5 4 6 4 11 0 38-1 48-1s34 1 43 1c3 0 8 0 8-7 0-5-4-5-7-5-26 0-26-1-33-16-15-36-42-96-51-119 27-27 68-73 80-84 11-9 26-19 49-20 5 0 9 0 9-8-2-1 0-3-6-3-11 0-24 1-36 1-14 0-28-1-43-1-2 0-7 0-7 8 0 2 2 3 5 3 3 1 15 1 15 12 0 6-4 11-7 14-21 23-42 45-63 68z"><text:p/></draw:path><draw:path draw:style-name="gr3" draw:text-style-name="P6" svg:width="0.0205in" svg:height="0.1516in" svg:x="0.8398in" svg:y="0.0201in" svg:viewBox="0 0 53 386" svg:d="M53 0c-18 0-35 0-53 0 0 6 0 10 0 15 12 0 25 0 37 0 0 118 0 238 0 355-12 0-25 0-37 0 0 6 0 12 0 16 18 0 35 0 53 0 0-129 0-257 0-386z"><text:p/></draw:path><draw:path draw:style-name="gr3" draw:text-style-name="P6" svg:width="0.0205in" svg:height="0.1516in" svg:x="0.8823in" svg:y="0.0201in" svg:viewBox="0 0 53 386" svg:d="M53 0c-18 0-35 0-53 0 0 6 0 10 0 15 12 0 25 0 37 0 0 118 0 238 0 355-12 0-25 0-37 0 0 6 0 12 0 16 18 0 35 0 53 0 0-129 0-257 0-386z"><text:p/></draw:path></draw:g></text:span><text:span text:style-name="T21">. במילים אחרות, צ.ל. </text:span><text:span text:style-name="T21"><draw:g text:anchor-type="as-char" svg:y="-0.1035in" draw:z-index="221" draw:name="Shape233" draw:style-name="gr1"><svg:title>TexMaths</svg:title><svg:desc>11§display§x \in X§svg§600§FALSE§</svg:desc><draw:path draw:style-name="gr2" draw:text-style-name="P5" svg:width="0.3858in" svg:height="0.0933in" svg:x="0.0039in" svg:y="0.0071in" svg:viewBox="0 0 981 238" svg:d="M491 238c-164 0-327 0-491 0 0-79 0-159 0-238 327 0 654 0 981 0 0 79 0 159 0 238-164 0-328 0-490 0z"><text:p/></draw:path><draw:path draw:style-name="gr3" draw:text-style-name="P6" svg:width="0.0756in" svg:height="0.0677in" svg:x="0.0004in" svg:y="0.0362in" svg:viewBox="0 0 193 173" svg:d="M118 54c3-10 12-46 38-46 2 0 11 0 20 5-11 2-19 12-19 21 0 7 5 13 15 13 8 0 21-6 21-22 0-20-22-25-36-25-23 0-36 20-40 29-10-26-31-29-42-29-41 0-63 49-63 59 0 4 3 2 4 4 4 0 5 0 6-5 13-40 39-50 52-50 7 0 21 4 21 26 0 12-7 37-21 91-7 24-20 40-37 40-2 0-11 0-19-6 10-1 18-9 18-20 0-9-8-13-14-13-12 0-22 10-22 22 0 18 20 25 36 25 27 0 40-26 41-28 4 13 19 28 42 28 39 0 61-49 61-58 0-4-3-4-4-4-3 0-4 2-4 4-14 40-40 50-52 50-15 0-21-11-21-24 0-9 2-18 7-35 4-17 7-35 12-52z"><text:p/></draw:path><draw:path draw:style-name="gr3" draw:text-style-name="P6" svg:width="0.0752in" svg:height="0.0874in" svg:x="0.1382in" svg:y="0.0217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6" svg:width="0.1252in" svg:height="0.1028in" svg:x="0.2724in" svg:y="0.0004in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29 1 43 1 2 0 7 0 7-7 0-5-4-5-5-5-3 0-15-1-15-12 0-6 6-12 10-17 14-13 27-28 40-42 11-12 23-24 34-36 13 29 27 60 40 91 1 4 2 4 2 5 0 4-8 9-23 11-5 0-8 1-8 8 0 4 5 4 6 4 11 0 38-1 49-1 9 0 33 1 43 1 2 0 7 0 7-7 0-5-4-5-7-5-26 0-26-2-33-17-15-35-41-95-51-118 27-26 68-72 80-83 12-9 26-19 49-20 6 0 9 0 9-8-2-1 0-4-5-4-11 0-25 1-37 1-14 0-28-1-43-1-2 0-6 0-6 8 0 3 1 4 4 4s15 1 15 12c0 6-4 10-7 14-21 22-42 44-63 67z"><text:p/></draw:path></draw:g></text:span><text:span text:style-name="T21"><text:s/>(שכבר נתון לנו) וגם </text:span><text:span text:style-name="T21"><draw:g text:anchor-type="as-char" svg:y="-0.1134in" draw:z-index="222" draw:name="Shape234" draw:style-name="gr1"><svg:title>TexMaths</svg:title><svg:desc>11§display§f(x) \in f[X]§svg§600§FALSE§</svg:desc><draw:path draw:style-name="gr2" draw:text-style-name="P5" svg:width="0.7606in" svg:height="0.1354in" svg:x="0.0004in" svg:y="0.0071in" svg:viewBox="0 0 1933 345" svg:d="M0 0c644 0 1289 0 1933 0 0 115 0 230 0 345-644 0-1289 0-1933 0 0-115 0-230 0-345z"><text:p/></draw:path><draw:path draw:style-name="gr3" draw:text-style-name="P6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" draw:text-style-name="P6" svg:width="0.0346in" svg:height="0.1508in" svg:x="0.0988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6" svg:width="0.0752in" svg:height="0.0681in" svg:x="0.1472in" svg:y="0.0453in" svg:viewBox="0 0 192 174" svg:d="M118 54c2-10 11-46 38-46 1 0 11 0 19 5-11 2-19 12-19 21 0 7 5 13 16 13 7 0 20-6 20-22 0-19-23-25-36-25-22 0-36 20-41 29-9-26-30-29-41-29-40 0-63 50-63 59 0 4 4 4 5 4 4 0 5-1 5-5 13-40 38-50 52-50 7 0 20 4 20 26 0 12-6 38-20 92-6 24-20 40-37 40-2 0-11 0-20-5 10-2 19-10 19-21 0-10-9-13-14-13-12 0-21 10-21 22 0 17 19 25 36 25 26 0 39-26 41-29 4 15 18 29 41 29 40 0 62-50 62-59 0-4-4-4-5-4-3 0-3 1-5 5-13 40-39 50-51 50-16 0-21-13-21-25 0-9 2-18 6-34 5-18 9-35 14-53z"><text:p/></draw:path><draw:path draw:style-name="gr3" draw:text-style-name="P6" svg:width="0.035in" svg:height="0.1508in" svg:x="0.2382in" svg:y="0in" svg:viewBox="0 0 90 384" svg:d="M90 193c0-30-4-77-25-120-24-48-57-73-61-73-2 0-4 1-4 3 0 3 0 3 8 10 37 38 59 99 59 180 0 65-14 132-62 181-5 5-5 5-5 6 0 3 2 4 4 4 4 0 39-26 62-75 19-43 24-85 24-116z"><text:p/></draw:path><draw:path draw:style-name="gr3" draw:text-style-name="P6" svg:width="0.0752in" svg:height="0.087in" svg:x="0.3437in" svg:y="0.0307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6" svg:width="0.0752in" svg:height="0.137in" svg:x="0.4823in" svg:y="0.0071in" svg:viewBox="0 0 192 349" svg:d="M121 118c11 0 22 0 33 0 8 0 12 0 12-9 0-3-4-3-11-3-11 0-21 0-32 0 3-16 6-30 9-44 1-9 7-36 9-41 3-7 10-13 18-13 2 0 11 0 19 7-17 2-21 15-21 21 0 9 7 14 15 14 9 0 20-9 20-24 0-17-17-26-33-26-13 0-38 7-49 45-2 8-3 12-13 61-9 0-18 0-27 0-7 0-11 0-11 6s4 6 10 6c9 0 18 0 27 0-10 50-20 100-30 151-7 37-13 72-33 72-2 0-12 0-19-7 18-1 21-15 21-21 0-9-6-14-14-14-10 0-21 9-21 24 0 17 16 26 33 26 21 0 36-22 43-37 13-25 22-71 22-74 8-40 15-81 23-120z"><text:p/></draw:path><draw:path draw:style-name="gr3" draw:text-style-name="P6" svg:width="0.0209in" svg:height="0.1508in" svg:x="0.5827in" svg:y="0in" svg:viewBox="0 0 54 384" svg:d="M54 384c0-5 0-10 0-15-13 0-25 0-39 0 0-118 0-236 0-354 14 0 26 0 39 0 0-5 0-9 0-15-18 0-36 0-54 0 0 128 0 257 0 384 18 0 36 0 54 0z"><text:p/></draw:path><draw:path draw:style-name="gr3" draw:text-style-name="P6" svg:width="0.1248in" svg:height="0.1031in" svg:x="0.611in" svg:y="0.0098in" svg:viewBox="0 0 318 263" svg:d="M177 106c-11-27-22-52-33-77-1-4-1-5-1-6 0-2 7-9 22-11 4 0 8 0 8-6s-5-6-6-6c-15 0-32 1-48 1-10 0-34-1-43-1-3 0-8 0-8 8 0 4 5 4 9 4 23 0 25 5 30 12 15 37 29 72 45 108-28 29-54 58-82 87-2 1-3 2-5 3-19 21-36 28-56 29-6 0-9 0-9 8 2 2 0 4 5 4 11 0 25-2 37-2 14 0 28 2 43 2 2 0 6 0 6-9 0-3-3-3-4-3-3-1-16-1-16-12 0-7 6-12 11-18 14-13 26-27 39-40 12-14 23-26 35-38 13 31 25 61 39 92 2 3 1 3 2 4 0 3-7 10-22 12-5 0-8 0-8 7 0 5 5 5 6 5 11 0 37-2 48-2 10 0 34 2 43 2 3 0 8 0 8-8 0-4-5-4-7-4-26-1-28-2-34-18-14-35-41-94-50-117 27-27 67-73 80-84 11-9 26-19 49-20 4 0 8 0 8-8-1-1 0-4-5-4-12 0-24 1-36 1-14 0-29-1-43-1-2 0-8 0-8 8 0 3 3 4 5 4 4 1 16 1 16 12 0 6-4 11-7 15-21 22-42 44-63 67z"><text:p/></draw:path><draw:path draw:style-name="gr3" draw:text-style-name="P6" svg:width="0.0205in" svg:height="0.1508in" svg:x="0.7484in" svg:y="0in" svg:viewBox="0 0 53 384" svg:d="M53 0c-18 0-35 0-53 0 0 6 0 10 0 15 12 0 25 0 37 0 0 118 0 236 0 354-12 0-25 0-37 0 0 5 0 10 0 15 18 0 35 0 53 0 0-127 0-256 0-384z"><text:p/></draw:path></draw:g></text:span><text:span text:style-name="T21">. הטענה הזו נכונה כי ע"פ בעקרון ההחלפה </text:span><text:span text:style-name="T21"><draw:g text:anchor-type="as-char" svg:y="-0.1134in" draw:z-index="223" draw:name="Shape235" draw:style-name="gr1"><svg:title>TexMaths</svg:title><svg:desc>11§display§\forall x \in X. f(x) \in f[X]§svg§600§FALSE§</svg:desc><draw:path draw:style-name="gr2" draw:text-style-name="P5" svg:width="1.2906in" svg:height="0.1358in" svg:x="0.0083in" svg:y="0.0071in" svg:viewBox="0 0 3279 346" svg:d="M1640 346c-547 0-1093 0-1640 0 0-116 0-230 0-346 1093 0 2186 0 3279 0 0 116 0 230 0 346-547 0-1093 0-1639 0z"><text:p/></draw:path><draw:path draw:style-name="gr3" draw:text-style-name="P6" svg:width="0.0846in" svg:height="0.1079in" svg:x="0.0004in" svg:y="0.0071in" svg:viewBox="0 0 216 275" svg:d="M213 14c3-4 3-4 3-6 0-5-4-8-8-8-6 0-8 4-10 9-11 28-21 56-32 85-39 0-78 0-118 0-11-29-21-57-32-85-1-6-3-9-8-9-4 0-8 3-8 8 0 1 0 1 2 6 32 84 65 169 97 252 2 6 3 9 9 9 5 0 6-4 9-7 32-84 65-169 96-254zM55 109c35 0 70 0 106 0-18 45-36 91-53 137-18-46-35-92-53-137z"><text:p/></draw:path><draw:path draw:style-name="gr3" draw:text-style-name="P6" svg:width="0.0752in" svg:height="0.0685in" svg:x="0.0898in" svg:y="0.0453in" svg:viewBox="0 0 192 175" svg:d="M118 54c2-10 11-45 38-45 1 0 11 0 19 4-11 2-19 12-19 21 0 7 5 14 16 14 7 0 20-7 20-23 0-19-23-25-36-25-22 0-36 21-41 30-9-26-30-30-41-30-40 0-62 50-62 59 0 5 3 5 5 5 3 0 4-1 4-5 13-40 38-50 52-50 7 0 20 3 20 25 0 12-6 39-20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6" svg:width="0.076in" svg:height="0.087in" svg:x="0.2268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252in" svg:height="0.1028in" svg:x="0.3622in" svg:y="0.0098in" svg:viewBox="0 0 319 262" svg:d="M177 105c-11-27-21-52-32-77-1-4-1-4-2-5 0-2 7-10 23-11 3-1 8-1 8-8 0-4-6-4-7-4-15 0-32 1-48 1-10 0-34-1-43-1-2 0-8 0-8 8 0 4 5 4 9 4 24 0 26 3 30 12 15 37 29 72 45 108-28 29-54 57-82 86-1 2-3 3-4 4-20 21-37 27-57 28-6 1-9 1-9 8 0 1 0 4 5 4 11 0 25-1 37-1 14 0 28 1 43 1 2 0 6 0 6-8 0-3-3-4-4-4-3 0-16-1-16-12 0-6 6-12 11-17 14-13 26-27 39-40 12-14 23-27 35-39 13 31 27 62 40 91 1 5 1 5 1 6 0 3-7 10-22 11-5 1-8 1-8 8 0 4 5 4 6 4 11 0 38-1 48-1s34 1 43 1c3 0 8 0 8-8 0-4-4-4-7-4-26 0-26-1-33-17-15-35-42-94-51-117 27-28 68-74 80-85 12-9 26-18 49-19 6-1 9-1 9-8 0-1 0-4-6-4-11 0-24 1-36 1-14 0-28-1-43-1-2 0-7 0-7 8 0 2 2 3 5 4 3 0 15 1 15 11 0 6-4 11-7 14-21 22-42 44-63 68z"><text:p/></draw:path><draw:path draw:style-name="gr3" draw:text-style-name="P6" svg:width="0.0157in" svg:height="0.0157in" svg:x="0.5008in" svg:y="0.0972in" svg:viewBox="0 0 41 41" svg:d="M41 21c0-12-9-21-20-21-12 0-21 9-21 21 0 11 9 20 21 20 11 0 20-9 20-20z"><text:p/></draw:path><draw:path draw:style-name="gr3" draw:text-style-name="P6" svg:width="0.0752in" svg:height="0.1374in" svg:x="0.5378in" svg:y="0.0067in" svg:viewBox="0 0 192 350" svg:d="M121 118c11 0 23 0 34 0 8 0 11 0 11-8 0-4-3-4-10-4-11 0-22 0-33 0 4-16 6-30 9-44 1-8 7-36 9-40 3-8 10-13 18-13 2 0 12 0 19 6-16 2-21 16-21 21 0 9 7 14 15 14 9 0 20-9 20-24 0-17-17-26-33-26-13 0-37 7-49 45-2 8-3 12-12 61-9 0-19 0-28 0-6 0-11 0-11 7 0 5 4 5 11 5 9 0 17 0 26 0-10 50-20 100-30 151-7 37-13 72-33 72-1 0-11 0-19-6 18-1 21-16 21-21 0-9-6-13-14-13-10 0-21 8-21 23 0 17 18 26 33 26 21 0 36-23 44-37 12-25 21-71 21-74 8-40 15-80 23-121z"><text:p/></draw:path><draw:path draw:style-name="gr3" draw:text-style-name="P6" svg:width="0.035in" svg:height="0.1512in" svg:x="0.6358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0752in" svg:height="0.0685in" svg:x="0.6839in" svg:y="0.0453in" svg:viewBox="0 0 192 175" svg:d="M118 54c2-10 11-45 38-45 2 0 11 0 20 4-11 2-19 12-19 21 0 7 5 14 15 14 8 0 20-7 20-23 0-19-23-25-36-25-22 0-35 21-39 30-10-26-31-30-42-30-41 0-63 50-63 59 0 5 3 4 5 5 3 0 4-1 5-5 13-40 39-50 52-50 7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6" svg:width="0.0346in" svg:height="0.1512in" svg:x="0.7752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76in" svg:height="0.087in" svg:x="0.8803in" svg:y="0.0307in" svg:viewBox="0 0 194 222" svg:d="M180 120c6 0 14-1 14-9 0-9-8-8-14-8-55 0-109 0-164 0 5-50 49-88 104-88 20 0 41 0 60 0 6 0 14 0 14-7 0-8-8-8-14-8-21 0-40 0-61 0-66 0-119 48-119 111 0 62 53 111 119 111 21 0 40 0 61 0 6 0 14 0 14-7s-8-7-14-7c-19 0-40 0-60 0-55 0-99-37-104-88 55 0 109 0 164 0z"><text:p/></draw:path><draw:path draw:style-name="gr3" draw:text-style-name="P6" svg:width="0.076in" svg:height="0.1374in" svg:x="1.0193in" svg:y="0.0067in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6" svg:width="0.0205in" svg:height="0.1512in" svg:x="1.1205in" svg:y="0in" svg:viewBox="0 0 53 385" svg:d="M53 385c0-5 0-10 0-15-12 0-26 0-38 0 0-118 0-237 0-355 12 0 26 0 38 0 0-5 0-9 0-15-18 0-35 0-53 0 0 129 0 257 0 385 18 0 35 0 53 0z"><text:p/></draw:path><draw:path draw:style-name="gr3" draw:text-style-name="P6" svg:width="0.1248in" svg:height="0.1028in" svg:x="1.1488in" svg:y="0.0098in" svg:viewBox="0 0 318 262" svg:d="M177 105c-11-27-22-52-33-77-1-4-1-4-2-5 0-2 7-10 23-11 4-1 8-1 8-8 0-4-5-4-6-4-16 0-33 1-48 1-10 0-34-1-44-1-2 0-7 0-7 8 0 4 4 4 9 4 23 0 25 3 29 12 15 37 30 72 46 108-28 29-54 57-82 86-2 2-3 3-5 4-19 21-37 27-57 28-5 1-8 1-8 8 0 1 0 4 4 4 12 0 25-1 37-1 14 0 29 1 44 1 2 0 6 0 6-8 0-3-3-2-4-4-3 0-15-1-15-12 0-6 5-12 9-17 14-13 27-27 40-40 12-14 23-27 35-39 13 31 26 62 39 91 2 5 2 5 2 6 0 3-8 10-22 11-4 1-8 1-8 8 0 4 4 4 6 4 11 0 37-1 48-1 10 0 33 1 43 1 3 0 8 0 8-8 0-4-5-4-8-4-25 0-26-1-33-17-15-35-41-94-49-117 26-28 67-74 79-85 11-9 25-18 49-19 5-1 8-1 8-8 0-1 0-4-4-4-13 0-25 1-37 1-14 0-29-1-43-1-2 0-7 0-7 8 0 2 2 3 4 4 3 0 15 1 15 11 0 6-4 11-6 14-21 22-42 44-63 68z"><text:p/></draw:path><draw:path draw:style-name="gr3" draw:text-style-name="P6" svg:width="0.0205in" svg:height="0.1512in" svg:x="1.2862in" svg:y="0in" svg:viewBox="0 0 53 385" svg:d="M53 0c-18 0-35 0-53 0 0 6 0 10 0 15 12 0 25 0 37 0 0 118 0 237 0 355-12 0-25 0-37 0 0 5 0 10 0 15 18 0 35 0 53 0 0-128 0-256 0-385z"><text:p/></draw:path></draw:g></text:span><text:span text:style-name="T21">, ולכן הטענה נכונה באופן טריוויאלי. </text:span></text:p>
            </text:list-item>
            <text:list-item>
              <text:p text:style-name="P44"><text:span text:style-name="T6">יהי </text:span><text:span text:style-name="T6"><draw:g text:anchor-type="as-char" svg:y="-0.1327in" draw:z-index="224" draw:name="Shape236" draw:style-name="gr1"><svg:title>TexMaths</svg:title><svg:desc>11§display§x \in f^{-1}[f[X]]§svg§600§FALSE§</svg:desc><draw:path draw:style-name="gr2" draw:text-style-name="P5" svg:width="0.8909in" svg:height="0.1555in" svg:x="0.0031in" svg:y="0.0075in" svg:viewBox="0 0 2264 396" svg:d="M1133 396c-378 0-756 0-1133 0 0-132 0-264 0-396 755 0 1509 0 2264 0 0 132 0 264 0 396-378 0-755 0-1131 0z"><text:p/></draw:path><draw:path draw:style-name="gr3" draw:text-style-name="P6" svg:width="0.0752in" svg:height="0.0685in" svg:x="-0.0004in" svg:y="0.0661in" svg:viewBox="0 0 192 175" svg:d="M119 54c2-10 11-45 37-45 2 0 12 0 20 4-11 2-19 12-19 21 0 7 5 15 15 15 8 0 20-8 20-24 0-19-22-25-35-25-23 0-36 21-40 30-10-26-31-30-42-30-41 0-63 50-63 60 0 4 4 4 6 4s3-1 4-4c13-41 38-51 52-51 7 0 21 3 21 25 0 12-7 39-21 93-6 24-20 40-37 40-2 0-11 0-19-5 9-2 18-10 18-21s-9-14-14-14c-12 0-22 11-22 23 0 18 20 25 36 25 27 0 40-27 41-29 5 14 19 29 42 29 39 0 62-49 62-59 0-5-4-5-5-5-3 0-4 3-4 5-14 42-40 51-52 51-16 0-21-13-21-26 0-9 2-16 7-34 4-18 8-35 13-53z"><text:p/></draw:path><draw:path draw:style-name="gr3" draw:text-style-name="P6" svg:width="0.0752in" svg:height="0.0878in" svg:x="0.1374in" svg:y="0.0512in" svg:viewBox="0 0 192 224" svg:d="M179 119c7 0 13 0 13-8 0-7-6-7-13-7-55 0-109 0-164 0 5-52 50-89 104-89 20 0 40 0 60 0 7 0 13 0 13-7 0-8-6-8-13-8-20 0-40 0-60 0-66 0-119 49-119 111s53 113 119 113c20 0 40 0 60 0 7 0 13 0 13-8s-6-8-13-8c-20 0-40 0-60 0-54 0-99-37-104-89 55 0 109 0 164 0z"><text:p/></draw:path><draw:path draw:style-name="gr3" draw:text-style-name="P6" svg:width="0.0752in" svg:height="0.1378in" svg:x="0.2764in" svg:y="0.0264in" svg:viewBox="0 0 192 351" svg:d="M121 118c11 0 23 0 34 0 8 0 11 0 11-8 0-4-3-4-10-4-11 0-21 0-32 0 2-16 6-30 8-44 1-8 7-36 9-41 4-7 11-12 18-12 2 0 11 0 19 6-16 2-21 15-21 21 0 9 7 14 15 14 9 0 20-9 20-24 0-17-17-26-33-26-13 0-37 7-49 45-2 8-3 12-12 61-9 0-19 0-28 0-6 0-11 0-11 8 0 4 4 4 11 4 9 0 17 0 26 0-10 51-19 101-29 151-8 38-14 73-34 73-1 0-11 0-19-7 18-1 21-15 21-21 0-9-6-13-14-13-10 0-21 8-21 23 0 18 18 27 33 27 21 0 36-24 44-38 12-24 21-72 21-74 8-39 15-80 23-121z"><text:p/></draw:path><draw:path draw:style-name="gr3" draw:text-style-name="P6" svg:width="0.0717in" svg:height="0.0047in" svg:x="0.3709in" svg:y="0.0413in" svg:viewBox="0 0 183 13" svg:d="M172 13c4 0 11 0 11-6 0-7-6-7-11-7-54 0-107 0-161 0-4 0-11 0-11 7 0 6 7 6 11 6 54 0 107 0 161 0z"><text:p/></draw:path><draw:path draw:style-name="gr3" draw:text-style-name="P6" svg:width="0.0382in" svg:height="0.0705in" svg:x="0.4657in" svg:y="-0.0004in" svg:viewBox="0 0 98 180" svg:d="M60 8c0-8 0-8-7-8-18 18-42 18-53 18 0 3 0 6 0 10 7 0 24 0 38-8 0 46 0 91 0 138 0 9 0 12-26 12-3 0-8 0-11 0 0 3 0 6 0 10 6 0 39-1 48-1s43 1 49 1c0-4 0-7 0-10-3 0-7 0-10 0-28 0-28-3-28-12 0-51 0-101 0-150z"><text:p/></draw:path><draw:path draw:style-name="gr3" draw:text-style-name="P6" svg:width="0.0205in" svg:height="0.1516in" svg:x="0.5402in" svg:y="0.0193in" svg:viewBox="0 0 53 386" svg:d="M53 386c0-4 0-10 0-16-12 0-26 0-38 0 0-117 0-237 0-355 12 0 26 0 38 0 0-5 0-9 0-15-18 0-35 0-53 0 0 129 0 257 0 386 18 0 35 0 53 0z"><text:p/></draw:path><draw:path draw:style-name="gr3" draw:text-style-name="P6" svg:width="0.0752in" svg:height="0.1378in" svg:x="0.5724in" svg:y="0.0264in" svg:viewBox="0 0 192 351" svg:d="M121 118c11 0 22 0 33 0 8 0 12 0 12-8 0-4-4-4-11-4-11 0-21 0-32 0 3-16 6-30 9-44 1-8 7-36 9-41 3-7 10-12 18-12 2 0 11 0 19 6-17 2-21 15-21 21 0 9 7 14 15 14 9 0 20-9 20-24 0-17-17-26-33-26-13 0-38 7-49 45-2 8-3 12-13 61-9 0-18 0-27 0-7 0-11 0-11 8 0 4 4 4 10 4 9 0 18 0 27 0-10 51-20 101-30 151-7 38-13 73-33 73-2 0-12 0-19-7 18-1 21-15 21-21 0-9-6-13-14-13-10 0-21 8-21 23 0 18 16 27 33 27 21 0 36-24 43-38 13-24 22-72 22-74 8-39 15-80 23-121z"><text:p/></draw:path><draw:path draw:style-name="gr3" draw:text-style-name="P6" svg:width="0.0209in" svg:height="0.1516in" svg:x="0.6732in" svg:y="0.0193in" svg:viewBox="0 0 54 386" svg:d="M54 386c0-4 0-10 0-16-12 0-25 0-38 0 0-117 0-237 0-355 13 0 26 0 38 0 0-5 0-9 0-15-18 0-36 0-54 0 0 129 0 257 0 386 18 0 36 0 54 0z"><text:p/></draw:path><draw:path draw:style-name="gr3" draw:text-style-name="P6" svg:width="0.1252in" svg:height="0.1028in" svg:x="0.7016in" svg:y="0.0295in" svg:viewBox="0 0 319 262" svg:d="M177 105c-11-27-21-52-32-77-2-4-1-4-2-5 0-3 7-10 23-12 3 0 8 0 8-7 0-4-6-4-7-4-15 0-32 1-48 1-10 0-34-1-43-1-2 0-8 0-8 8 0 3 5 3 9 3 23 0 26 4 30 13 15 36 29 71 45 107-28 29-54 59-82 88-2 2-3 3-5 5-19 20-36 25-56 26-6 1-9 1-9 8 0 1 0 4 5 4 11 0 25-1 37-1 14 0 28 1 43 1 2 0 6 0 6-7 0-4-3-5-4-5-3 0-16-1-16-12 0-5 6-11 11-15 14-15 26-29 39-42 12-13 23-27 35-39 13 31 27 62 40 92 1 4 1 4 1 5 0 4-7 10-22 11-5 1-8 1-8 8 0 4 5 4 6 4 11 0 38-1 48-1s34 1 43 1c3 0 8 0 8-7 0-5-4-5-7-5-26 0-26-1-33-16-15-36-42-96-51-119 27-27 68-73 80-84 11-9 26-19 49-20 5 0 9 0 9-8-2-1 0-3-6-3-11 0-24 1-36 1-14 0-28-1-43-1-2 0-7 0-7 8 0 2 2 3 5 3 3 1 15 1 15 12 0 6-4 11-7 14-21 23-42 45-63 68z"><text:p/></draw:path><draw:path draw:style-name="gr3" draw:text-style-name="P6" svg:width="0.0205in" svg:height="0.1516in" svg:x="0.839in" svg:y="0.0193in" svg:viewBox="0 0 53 386" svg:d="M53 0c-18 0-35 0-53 0 0 6 0 10 0 15 12 0 25 0 37 0 0 118 0 238 0 355-12 0-25 0-37 0 0 6 0 12 0 16 18 0 35 0 53 0 0-129 0-257 0-386z"><text:p/></draw:path><draw:path draw:style-name="gr3" draw:text-style-name="P6" svg:width="0.0205in" svg:height="0.1516in" svg:x="0.8815in" svg:y="0.0193in" svg:viewBox="0 0 53 386" svg:d="M53 0c-18 0-35 0-53 0 0 6 0 10 0 15 12 0 25 0 37 0 0 118 0 238 0 355-12 0-25 0-37 0 0 6 0 12 0 16 18 0 35 0 53 0 0-129 0-257 0-386z"><text:p/></draw:path></draw:g></text:span><text:span text:style-name="T6">, </text:span><text:span text:style-name="T22">נוכיח </text:span><text:span text:style-name="T22"><draw:g text:anchor-type="as-char" svg:y="-0.1035in" draw:z-index="225" draw:name="Shape237" draw:style-name="gr1"><svg:title>TexMaths</svg:title><svg:desc>11§display§x \in X§svg§600§FALSE§</svg:desc><draw:path draw:style-name="gr2" draw:text-style-name="P5" svg:width="0.3858in" svg:height="0.0933in" svg:x="0.0031in" svg:y="0.0063in" svg:viewBox="0 0 981 238" svg:d="M491 238c-164 0-327 0-491 0 0-79 0-159 0-238 327 0 654 0 981 0 0 79 0 159 0 238-164 0-328 0-490 0z"><text:p/></draw:path><draw:path draw:style-name="gr3" draw:text-style-name="P6" svg:width="0.0752in" svg:height="0.0677in" svg:x="-0.0004in" svg:y="0.0354in" svg:viewBox="0 0 192 173" svg:d="M118 54c3-10 12-46 38-46 2 0 11 0 20 5-11 2-19 12-19 21 0 7 5 13 15 13 8 0 20-6 20-22 0-20-22-25-35-25-23 0-36 20-40 29-10-26-31-29-42-29-41 0-63 49-63 59 0 4 3 2 4 4 4 0 5 0 6-5 13-40 38-50 52-50 7 0 21 4 21 26 0 12-7 37-21 91-7 24-20 40-37 40-2 0-11 0-19-6 10-1 18-9 18-20 0-9-8-13-14-13-12 0-22 10-22 22 0 18 20 25 36 25 27 0 40-26 41-28 4 13 19 28 42 28 39 0 61-49 61-58 0-4-3-4-4-4-3 0-4 2-4 4-14 40-40 50-52 50-16 0-21-11-21-24 0-9 2-18 7-35 4-17 7-35 12-52z"><text:p/></draw:path><draw:path draw:style-name="gr3" draw:text-style-name="P6" svg:width="0.0752in" svg:height="0.0874in" svg:x="0.1374in" svg:y="0.0209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6" svg:width="0.1252in" svg:height="0.1028in" svg:x="0.2717in" svg:y="-0.0004in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29 1 43 1 2 0 7 0 7-7 0-5-4-5-5-5-3 0-16-1-16-12 0-6 7-12 11-17 14-13 27-28 40-42 11-12 23-24 34-36 13 29 27 60 40 91 1 4 2 4 2 5 0 4-8 9-23 11-4 0-8 1-8 8 0 4 5 4 6 4 11 0 38-1 49-1 9 0 33 1 43 1 2 0 7 0 7-7 0-5-4-5-7-5-26 0-26-2-33-17-15-35-41-95-51-118 27-26 68-72 80-83 12-9 26-19 49-20 6 0 9 0 9-8-2-1 0-4-5-4-11 0-25 1-37 1-14 0-28-1-43-1-2 0-6 0-6 8 0 3 1 4 4 4s16 1 16 12c0 6-5 10-8 14-21 22-42 44-63 67z"><text:p/></draw:path></draw:g></text:span><text:span text:style-name="T22">. לפי הגדרת קבוצת המקורות של </text:span><text:span text:style-name="T22"><draw:g text:anchor-type="as-char" svg:y="-0.1075in" draw:z-index="226" draw:name="Shape238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22"><text:s/>על </text:span><text:span text:style-name="T22"><draw:g text:anchor-type="as-char" svg:y="-0.1035in" draw:z-index="227" draw:name="Shape239" draw:style-name="gr1"><svg:title>TexMaths</svg:title><svg:desc>11§display§X§svg§600§FALSE§</svg:desc><draw:path draw:style-name="gr2" draw:text-style-name="P5" svg:width="0.113in" svg:height="0.0874in" svg:x="0.0035in" svg:y="0.0071in" svg:viewBox="0 0 288 223" svg:d="M0 0c96 0 192 0 288 0 0 74 0 149 0 223-96 0-192 0-288 0 0-74 0-149 0-223z"><text:p/></draw:path><draw:path draw:style-name="gr3" draw:text-style-name="P6" svg:width="0.1248in" svg:height="0.1031in" svg:x="-0.0004in" svg:y="0in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22">, ידוע </text:span><text:span text:style-name="T22"><draw:g text:anchor-type="as-char" svg:y="-0.1134in" draw:z-index="228" draw:name="Shape240" draw:style-name="gr1"><svg:title>TexMaths</svg:title><svg:desc>11§display§f(x) \in f[X]§svg§600§FALSE§</svg:desc><draw:path draw:style-name="gr2" draw:text-style-name="P5" svg:width="0.7606in" svg:height="0.1354in" svg:x="-0.0004in" svg:y="0.0071in" svg:viewBox="0 0 1933 345" svg:d="M0 0c644 0 1289 0 1933 0 0 115 0 230 0 345-644 0-1289 0-1933 0 0-115 0-230 0-345z"><text:p/></draw:path><draw:path draw:style-name="gr3" draw:text-style-name="P6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" draw:text-style-name="P6" svg:width="0.0346in" svg:height="0.1508in" svg:x="0.098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6" svg:width="0.0752in" svg:height="0.0681in" svg:x="0.1465in" svg:y="0.0453in" svg:viewBox="0 0 192 174" svg:d="M118 54c2-10 11-46 38-46 1 0 11 0 19 5-11 2-19 12-19 21 0 7 5 13 16 13 7 0 20-6 20-22 0-19-23-25-36-25-22 0-36 20-41 29-9-26-30-29-41-29-40 0-63 50-63 59 0 4 4 4 5 4 4 0 5-1 5-5 13-40 38-50 52-50 7 0 20 4 20 26 0 12-6 38-20 92-6 24-20 40-37 40-2 0-11 0-20-5 10-2 19-10 19-21 0-10-9-13-14-13-12 0-21 10-21 22 0 17 19 25 36 25 26 0 39-26 41-29 4 15 18 29 41 29 40 0 62-50 62-59 0-4-4-4-5-4-3 0-3 1-5 5-13 40-39 50-51 50-16 0-21-13-21-25 0-9 2-18 6-34 5-18 9-35 14-53z"><text:p/></draw:path><draw:path draw:style-name="gr3" draw:text-style-name="P6" svg:width="0.035in" svg:height="0.1508in" svg:x="0.2374in" svg:y="0in" svg:viewBox="0 0 90 384" svg:d="M90 193c0-30-4-77-25-120-24-48-57-73-61-73-2 0-4 1-4 3 0 3 0 3 8 10 37 38 59 99 59 180 0 65-14 132-62 181-5 5-5 5-5 6 0 3 2 4 4 4 4 0 39-26 62-75 19-43 24-85 24-116z"><text:p/></draw:path><draw:path draw:style-name="gr3" draw:text-style-name="P6" svg:width="0.0752in" svg:height="0.087in" svg:x="0.3429in" svg:y="0.0307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6" svg:width="0.0752in" svg:height="0.137in" svg:x="0.4815in" svg:y="0.0071in" svg:viewBox="0 0 192 349" svg:d="M121 118c11 0 22 0 33 0 8 0 12 0 12-9 0-3-4-3-11-3-11 0-21 0-32 0 3-16 6-30 9-44 1-9 7-36 9-41 3-7 10-13 18-13 2 0 11 0 19 7-17 2-21 15-21 21 0 9 7 14 15 14 9 0 20-9 20-24 0-17-17-26-33-26-13 0-38 7-49 45-2 8-3 12-13 61-9 0-18 0-27 0-7 0-11 0-11 6s4 6 10 6c9 0 18 0 27 0-10 50-20 100-30 151-7 37-13 72-33 72-2 0-12 0-19-7 18-1 21-15 21-21 0-9-6-14-14-14-10 0-21 9-21 24 0 17 16 26 33 26 21 0 36-22 43-37 13-25 22-71 22-74 8-40 15-81 23-120z"><text:p/></draw:path><draw:path draw:style-name="gr3" draw:text-style-name="P6" svg:width="0.0209in" svg:height="0.1508in" svg:x="0.5819in" svg:y="0in" svg:viewBox="0 0 54 384" svg:d="M54 384c0-5 0-10 0-15-13 0-25 0-39 0 0-118 0-236 0-354 14 0 26 0 39 0 0-5 0-9 0-15-18 0-36 0-54 0 0 128 0 257 0 384 18 0 36 0 54 0z"><text:p/></draw:path><draw:path draw:style-name="gr3" draw:text-style-name="P6" svg:width="0.1248in" svg:height="0.1031in" svg:x="0.6102in" svg:y="0.0098in" svg:viewBox="0 0 318 263" svg:d="M177 106c-11-27-22-52-33-77-1-4-1-5-1-6 0-2 7-9 22-11 4 0 8 0 8-6s-5-6-6-6c-15 0-32 1-48 1-10 0-34-1-43-1-3 0-8 0-8 8 0 4 5 4 9 4 23 0 25 5 30 12 15 37 29 72 45 108-28 29-54 58-82 87-2 1-3 2-5 3-19 21-36 28-56 29-6 0-9 0-9 8 2 2 0 4 5 4 11 0 25-2 37-2 14 0 28 2 43 2 2 0 6 0 6-9 0-3-3-3-4-3-3-1-16-1-16-12 0-7 6-12 11-18 14-13 26-27 39-40 12-14 23-26 35-38 13 31 25 61 39 92 2 3 1 3 2 4 0 3-7 10-22 12-5 0-8 0-8 7 0 5 5 5 6 5 11 0 37-2 48-2 10 0 34 2 43 2 3 0 8 0 8-8 0-4-5-4-7-4-26-1-28-2-34-18-14-35-41-94-50-117 27-27 67-73 80-84 11-9 26-19 49-20 4 0 8 0 8-8-1-1 0-4-5-4-12 0-24 1-36 1-14 0-29-1-43-1-2 0-8 0-8 8 0 3 3 4 5 4 4 1 16 1 16 12 0 6-4 11-7 15-21 22-42 44-63 67z"><text:p/></draw:path><draw:path draw:style-name="gr3" draw:text-style-name="P6" svg:width="0.0205in" svg:height="0.1508in" svg:x="0.7476in" svg:y="0in" svg:viewBox="0 0 53 384" svg:d="M53 0c-18 0-35 0-53 0 0 6 0 10 0 15 12 0 25 0 37 0 0 118 0 236 0 354-12 0-25 0-37 0 0 5 0 10 0 15 18 0 35 0 53 0 0-127 0-256 0-384z"><text:p/></draw:path></draw:g></text:span><text:span text:style-name="T22">, ובשילוב של הגדרת התמונה ועקרון ההפרדה, נסיק שקיים </text:span><text:span text:style-name="T22"><draw:g text:anchor-type="as-char" svg:y="-0.1035in" draw:z-index="229" draw:name="Shape241" draw:style-name="gr1"><svg:title>TexMaths</svg:title><svg:desc>11§display§a \in X§svg§600§FALSE§</svg:desc><draw:path draw:style-name="gr2" draw:text-style-name="P5" svg:width="0.3795in" svg:height="0.0933in" svg:x="0.0016in" svg:y="0.0063in" svg:viewBox="0 0 965 238" svg:d="M483 238c-162 0-322 0-483 0 0-79 0-159 0-238 321 0 644 0 965 0 0 79 0 159 0 238-161 0-321 0-482 0z"><text:p/></draw:path><draw:path draw:style-name="gr3" draw:text-style-name="P6" svg:width="0.0693in" svg:height="0.0677in" svg:x="-0.0004in" svg:y="0.0354in" svg:viewBox="0 0 177 173" svg:d="M129 24c-7-14-18-24-35-24-46 0-94 56-94 113 0 35 22 60 52 60 7 0 27-2 50-28 3 15 17 28 36 28 13 0 22-8 28-20 7-14 7-26 11-38 0-4-3-4-4-4-5 0-5 2-6 6-6 26-13 48-29 48-10 0-11-10-11-17 0-9 0-12 4-28 4-17 5-20 9-35 4-19 10-37 14-54 2-11 2-11 2-13 0-7-4-10-11-10-9 0-15 7-16 16zM103 124c-1 7-1 8-7 14-17 20-33 27-43 27-20 0-25-20-25-35 0-20 12-67 22-85 11-23 28-37 44-37 25 0 30 32 30 34s-1 5-1 6c-6 26-13 51-20 76z"><text:p/></draw:path><draw:path draw:style-name="gr3" draw:text-style-name="P6" svg:width="0.076in" svg:height="0.0874in" svg:x="0.1287in" svg:y="0.0209in" svg:viewBox="0 0 194 223" svg:d="M180 120c7 0 14 0 14-8s-7-8-14-8c-55 0-108 0-163 0 4-51 48-89 103-89 20 0 41 0 60 0 7 0 14 0 14-7 0-8-7-8-14-8-20 0-40 0-61 0-66 0-119 51-119 112 0 60 53 111 119 111 21 0 41 0 61 0 7 0 14 0 14-8 0-7-7-7-14-7-19 0-40 0-60 0-55 0-99-38-103-88 55 0 108 0 163 0z"><text:p/></draw:path><draw:path draw:style-name="gr3" draw:text-style-name="P6" svg:width="0.1252in" svg:height="0.1028in" svg:x="0.2634in" svg:y="-0.0004in" svg:viewBox="0 0 319 262" svg:d="M177 105c-11-26-21-51-32-76-1-4-2-5-2-6 0-2 7-10 23-11 3 0 8-1 8-8 0-4-5-4-7-4-15 0-32 1-48 1-10 0-33-1-43-1-2 0-7 0-7 8 0 4 4 4 9 4 23 0 25 4 29 12 15 35 29 72 45 108-28 28-54 58-82 86-1 3-3 4-4 5-19 20-37 26-57 27-5 0-9 0-9 8 2 1 0 4 6 4 12 0 24-1 36-1 14 0 30 1 43 1 2 0 7 0 7-7 0-5-4-5-5-5-3 0-15-1-15-12 0-6 6-12 11-17 13-13 26-28 39-42 11-12 23-24 34-36 13 29 27 60 40 91 1 4 2 4 2 5 0 4-8 9-23 11-4 0-8 1-8 8 0 4 5 4 6 4 11 0 38-1 49-1 9 0 33 1 43 1 2 0 7 0 7-7 0-5-4-5-7-5-26 0-26-2-33-17-15-35-41-95-50-118 26-26 67-72 79-83 12-9 26-19 49-20 6 0 9 0 9-8-2-1 0-4-5-4-11 0-25 1-37 1-14 0-28-1-43-1-2 0-6 0-6 8 0 3 1 4 4 4s16 1 16 12c0 6-5 10-8 14-21 22-42 44-63 67z"><text:p/></draw:path></draw:g></text:span><text:span text:style-name="T22"><text:s/>כך ש־</text:span><text:span text:style-name="T22"><draw:g text:anchor-type="as-char" svg:y="-0.1134in" draw:z-index="230" draw:name="Shape242" draw:style-name="gr1"><svg:title>TexMaths</svg:title><svg:desc>11§display§f(a) = f(x)§svg§600§FALSE§</svg:desc><draw:path draw:style-name="gr2" draw:text-style-name="P5" svg:width="0.7575in" svg:height="0.1358in" svg:x="-0.0004in" svg:y="0.0071in" svg:viewBox="0 0 1925 346" svg:d="M963 346c-321 0-642 0-963 0 0-116 0-230 0-346 642 0 1284 0 1925 0 0 116 0 230 0 346-320 0-641 0-962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693in" svg:height="0.0685in" svg:x="0.1484in" svg:y="0.0453in" svg:viewBox="0 0 177 175" svg:d="M129 25c-8-14-19-25-37-25-45 0-92 57-92 113 0 37 21 62 51 62 7 0 27-1 50-29 4 16 17 29 36 29 13 0 22-9 28-21 7-14 12-37 12-38 0-4-4-4-5-4-4 0-5 1-6 7-6 25-13 47-28 47-11 0-12-10-12-17 0-9 1-11 5-29 4-17 4-20 8-34 4-18 10-36 14-54 3-11 3-12 3-13 0-7-5-11-12-11-9 0-14 9-15 17zM103 124c-2 8-2 8-7 15-18 22-33 27-44 27-20 0-24-21-24-36 0-19 12-66 20-84 13-23 30-37 46-37 24 0 29 32 29 34s0 4-1 7c-6 24-12 49-19 74z"><text:p/></draw:path><draw:path draw:style-name="gr3" draw:text-style-name="P6" svg:width="0.035in" svg:height="0.1512in" svg:x="0.2311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6" svg:width="0.1012in" svg:height="0.0354in" svg:x="0.3327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756in" svg:height="0.1374in" svg:x="0.4925in" svg:y="0.0067in" svg:viewBox="0 0 193 350" svg:d="M121 118c11 0 22 0 33 0 8 0 12 0 12-8 0-4-4-4-11-4-11 0-21 0-32 0 4-16 6-30 9-44 1-8 7-36 9-40 3-8 10-13 18-13 2 0 12 0 19 6-17 2-21 16-21 21 0 9 7 14 15 14 10 0 21-9 21-24 0-17-18-26-34-26-13 0-38 7-49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6" svg:width="0.0346in" svg:height="0.1512in" svg:x="0.5906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756in" svg:height="0.0685in" svg:x="0.639in" svg:y="0.0453in" svg:viewBox="0 0 193 175" svg:d="M118 54c2-10 11-45 38-45 1 0 11 0 19 4-11 2-19 12-19 21 0 7 5 14 16 14 7 0 21-7 21-23 0-19-23-25-37-25-22 0-36 21-40 30-10-26-31-30-42-30-40 0-62 50-62 59 0 5 3 5 5 5 3 0 4-1 4-5 13-40 40-50 52-50 7 0 21 3 21 25 0 12-7 39-21 93-6 24-19 39-37 39-2 0-11 0-18-4 8-2 17-10 17-21s-9-13-14-13c-12 0-21 10-21 22 0 17 19 25 36 25 26 0 40-27 41-30 4 15 18 30 42 30 40 0 62-49 62-59 0-4-4-4-5-4-4 0-4 1-5 4-14 41-40 50-52 50-14 0-21-12-21-25 0-9 2-17 7-34 4-18 8-35 13-53z"><text:p/></draw:path><draw:path draw:style-name="gr3" draw:text-style-name="P6" svg:width="0.035in" svg:height="0.1512in" svg:x="0.7299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22">. </text:span><text:span text:style-name="T22"><draw:g text:anchor-type="as-char" svg:y="-0.1075in" draw:z-index="231" draw:name="Shape243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22"><text:s/>חח"ע, אזי </text:span><text:span text:style-name="T22"><draw:g text:anchor-type="as-char" svg:y="-0.0681in" draw:z-index="232" draw:name="Shape244" draw:style-name="gr1"><svg:title>TexMaths</svg:title><svg:desc>11§display§a = x§svg§600§FALSE§</svg:desc><draw:path draw:style-name="gr2" draw:text-style-name="P5" svg:width="0.3472in" svg:height="0.052in" svg:x="0.0016in" svg:y="0.0071in" svg:viewBox="0 0 883 133" svg:d="M0 0c294 0 589 0 883 0 0 44 0 89 0 133-294 0-589 0-883 0 0-44 0-89 0-133z"><text:p/></draw:path><draw:path draw:style-name="gr3" draw:text-style-name="P6" svg:width="0.0693in" svg:height="0.0677in" svg:x="-0.0004in" svg:y="0in" svg:viewBox="0 0 177 173" svg:d="M129 24c-7-14-19-24-35-24-46 0-94 56-94 111 0 37 21 62 52 62 7 0 26-1 49-29 4 16 18 29 35 29 15 0 24-9 29-21 7-14 12-37 12-39 0-3-3-3-4-3-5 0-5 1-6 7-6 25-14 47-29 47-10 0-11-10-11-18 0-7 0-11 4-28 4-16 5-20 9-33 4-19 9-37 13-54 3-11 3-11 3-13 0-7-4-10-11-10-10 0-15 9-16 16zM103 123c-2 7-2 8-7 15-17 21-33 26-44 26-19 0-24-21-24-35 0-20 12-66 20-84 13-22 30-36 46-36 25 0 30 31 30 33s-1 5-1 6c-6 26-13 50-20 75z"><text:p/></draw:path><draw:path draw:style-name="gr3" draw:text-style-name="P6" svg:width="0.1004in" svg:height="0.0346in" svg:x="0.1248in" svg:y="0.0114in" svg:viewBox="0 0 256 89" svg:d="M243 15c7 0 13 0 13-7 0-8-6-8-12-8-78 0-155 0-232 0-4 0-12 0-12 8 0 7 8 7 13 7 77 0 153 0 230 0zM244 89c6 0 12 0 12-6 0-8-6-8-13-8-77 0-153 0-230 0-5 0-13 0-13 8 0 6 8 6 12 6 77 0 154 0 232 0z"><text:p/></draw:path><draw:path draw:style-name="gr3" draw:text-style-name="P6" svg:width="0.0756in" svg:height="0.0677in" svg:x="0.2807in" svg:y="0in" svg:viewBox="0 0 193 173" svg:d="M118 54c2-10 11-45 38-45 2 0 11 0 20 4-11 2-19 12-19 21 0 7 5 13 15 13 9 0 21-6 21-22 0-19-24-25-37-25-22 0-35 20-40 30-9-27-30-30-41-30-41 0-63 50-63 59 0 4 3 4 5 4 3 0 4 0 5-5 13-40 39-49 52-49 7 0 21 3 21 25 0 12-7 38-21 90-7 25-20 40-38 40-2 0-11 0-18-4 10-3 17-10 17-21 0-10-7-13-14-13-11 0-21 9-21 22 0 17 20 25 36 25 26 0 40-27 41-30 4 14 19 30 42 30 39 0 62-50 62-60 0-3-4-3-5-3-3 0-4 1-5 5-13 40-39 49-51 49-15 0-22-12-22-25 0-8 2-17 7-33 4-18 8-34 13-52z"><text:p/></draw:path></draw:g></text:span><text:span text:style-name="T22">, כלומר </text:span><text:span text:style-name="T22"><draw:g text:anchor-type="as-char" svg:y="-0.1035in" draw:z-index="233" draw:name="Shape245" draw:style-name="gr1"><svg:title>TexMaths</svg:title><svg:desc>11§display§x \in X§svg§600§FALSE§</svg:desc><draw:path draw:style-name="gr2" draw:text-style-name="P5" svg:width="0.3858in" svg:height="0.0933in" svg:x="0.0031in" svg:y="0.0063in" svg:viewBox="0 0 981 238" svg:d="M491 238c-164 0-327 0-491 0 0-79 0-159 0-238 327 0 654 0 981 0 0 79 0 159 0 238-164 0-328 0-490 0z"><text:p/></draw:path><draw:path draw:style-name="gr3" draw:text-style-name="P6" svg:width="0.0752in" svg:height="0.0677in" svg:x="-0.0004in" svg:y="0.0354in" svg:viewBox="0 0 192 173" svg:d="M118 54c3-10 12-46 38-46 2 0 11 0 20 5-11 2-19 12-19 21 0 7 5 13 15 13 8 0 20-6 20-22 0-20-22-25-35-25-23 0-36 20-40 29-10-26-31-29-42-29-41 0-63 49-63 59 0 4 3 2 5 4 3 0 4 0 5-5 13-40 38-50 52-50 7 0 21 4 21 26 0 12-7 37-21 91-7 24-20 40-37 40-2 0-11 0-19-6 10-1 18-9 18-20 0-9-8-13-14-13-12 0-22 10-22 22 0 18 20 25 36 25 27 0 40-26 41-28 4 13 19 28 42 28 39 0 61-49 61-58 0-4-3-4-4-4-3 0-4 2-4 4-14 40-40 50-52 50-16 0-21-11-21-24 0-9 2-18 7-35 4-17 7-35 12-52z"><text:p/></draw:path><draw:path draw:style-name="gr3" draw:text-style-name="P6" svg:width="0.0752in" svg:height="0.0874in" svg:x="0.1374in" svg:y="0.0209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6" svg:width="0.1252in" svg:height="0.1028in" svg:x="0.2717in" svg:y="-0.0004in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29 1 43 1 2 0 7 0 7-7 0-5-4-5-5-5-3 0-15-1-15-12 0-6 6-12 10-17 14-13 27-28 40-42 11-12 23-24 34-36 13 29 27 60 40 91 1 4 2 4 2 5 0 4-8 9-23 11-4 0-8 1-8 8 0 4 5 4 6 4 11 0 38-1 49-1 9 0 33 1 43 1 2 0 7 0 7-7 0-5-4-5-7-5-26 0-26-2-33-17-15-35-41-95-51-118 27-26 68-72 80-83 12-9 26-19 49-20 6 0 9 0 9-8-2-1 0-4-5-4-11 0-25 1-37 1-14 0-28-1-43-1-2 0-6 0-6 8 0 3 1 4 4 4s15 1 15 12c0 6-4 10-7 14-21 22-42 44-63 67z"><text:p/></draw:path></draw:g></text:span><text:span text:style-name="T22"><text:s/>כדרוש. </text:span></text:p>
            </text:list-item>
          </text:list>
        </text:list-item>
      </text:list>
      <text:p text:style-name="P13"><text:span text:style-name="T6"><draw:g text:anchor-type="as-char" svg:y="-0.1134in" draw:z-index="234" draw:name="Shape246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span></text:p>
      <text:h text:style-name="Heading_20_3" text:outline-level="3">סעיף (ב)</text:h>
      <text:p text:style-name="P45">טענה: <text:span text:style-name="T6"><draw:g text:anchor-type="as-char" svg:y="-0.1327in" draw:z-index="235" draw:name="Shape247" draw:style-name="gr1"><svg:title>TexMaths</svg:title><svg:desc>11§display§\forall Y \subseteq B. f[f^{-1}[Y]] = Y§svg§600§FALSE§</svg:desc><draw:path draw:style-name="gr2" draw:text-style-name="P5" svg:width="1.5138in" svg:height="0.1555in" svg:x="0.0205in" svg:y="0.0075in" svg:viewBox="0 0 3846 396" svg:d="M1924 396c-642 0-1283 0-1924 0 0-132 0-264 0-396 1282 0 2564 0 3846 0 0 132 0 264 0 396-641 0-1282 0-1922 0z"><text:p/></draw:path><draw:path draw:style-name="gr3" draw:text-style-name="P6" svg:width="0.0846in" svg:height="0.1083in" svg:x="0in" svg:y="0.028in" svg:viewBox="0 0 216 276" svg:d="M213 14c3-4 3-5 3-6 0-5-4-8-8-8-6 0-8 4-10 9-11 28-21 56-32 85-38 0-78 0-117 0-11-29-22-57-33-85-1-6-3-9-8-9-4 0-8 3-8 8 1 2 0 1 2 6 32 84 65 169 97 253 2 5 3 9 9 9 5 0 6-5 9-9 31-84 64-169 96-253zM55 109c35 0 70 0 106 0-18 45-36 92-53 137-18-45-35-92-53-137z"><text:p/></draw:path><draw:path draw:style-name="gr3" draw:text-style-name="P6" svg:width="0.1098in" svg:height="0.1028in" svg:x="0.0898in" svg:y="0.0295in" svg:viewBox="0 0 280 262" svg:d="M217 43c2-1 3-3 5-4 12-13 24-26 51-28 4 0 7 0 7-7 0-3-2-4-4-4-10 0-22 1-32 1-13 0-26-1-38-1-3 0-8 0-8 7 0 4 4 4 5 4 4 0 15 1 15 9 0 6-9 17-11 19-30 34-60 68-89 103-15-38-29-76-43-114-2-6-1-5-2-7 0-10 18-10 23-10s8 0 8-8c0-3-4-3-5-3-11 0-37 1-48 1-10 0-35-1-44-1-3 0-7 0-7 8 0 3 3 3 9 3 23 0 24 4 27 13 17 43 32 85 49 128 0 1 1 6 1 7s-16 63-18 70c-4 20-5 21-36 21-7 0-10 0-10 8 0 4 4 4 5 4 11 0 38-1 49-1s38 1 49 1c3 0 8 0 8-7 0-5-4-5-11-5-1 0-9 0-15 0-8-1-10-2-10-6s3-16 5-23c5-19 9-38 13-56 3-6 3-7 6-12 32-37 64-74 96-110z"><text:p/></draw:path><draw:path draw:style-name="gr3" draw:text-style-name="P6" svg:width="0.0925in" svg:height="0.1169in" svg:x="0.2614in" svg:y="0.0354in" svg:viewBox="0 0 236 298" svg:d="M223 15c7 0 13 0 13-7 0-8-6-8-13-8-35 0-69 0-104 0-66 0-119 51-119 111 0 63 54 113 119 113 35 0 69 0 104 0 7 0 13 0 13-8s-6-8-13-8c-34 0-69 0-103 0-62 0-105-45-105-96 0-52 44-97 105-97 34 0 69 0 103 0zM22 282c-7 0-14 0-14 8s7 8 14 8c67 0 134 0 201 0 7 0 13 0 13-8s-6-8-13-8c-67 0-134 0-201 0z"><text:p/></draw:path><draw:path draw:style-name="gr3" draw:text-style-name="P6" svg:width="0.1083in" svg:height="0.1028in" svg:x="0.4161in" svg:y="0.0295in" svg:viewBox="0 0 276 262" svg:d="M45 233c-3 14-4 17-35 17-7 0-10 0-10 8 0 4 3 4 10 4 46 0 92 0 138 0 61 0 107-44 107-82 0-28-23-50-60-54 40-8 81-37 81-73 0-29-25-53-73-53-42 0-86 0-129 0-7 0-11 0-11 8 0 3 3 3 11 3 1 0 7 0 14 1 8 1 11 1 11 7 0 1-1 2-2 6-18 70-34 139-52 208zM103 122c8-32 17-64 25-96 3-14 4-15 20-15 17 0 33 0 50 0 34 0 43 23 43 41 0 33-33 70-80 70-19 0-39 0-58 0zM87 250c-6 0-7 0-9 0-4 0-5-1-5-4 0-1 0-1 2-9 9-35 17-72 26-107 24 0 50 0 74 0 36 0 44 29 44 45 0 39-34 75-80 75-18 0-35 0-52 0z"><text:p/></draw:path><draw:path draw:style-name="gr3" draw:text-style-name="P6" svg:width="0.0161in" svg:height="0.0157in" svg:x="0.5453in" svg:y="0.1169in" svg:viewBox="0 0 42 41" svg:d="M42 21c0-12-10-21-21-21s-21 9-21 21c0 11 10 20 21 20s21-9 21-20z"><text:p/></draw:path><draw:path draw:style-name="gr3" draw:text-style-name="P6" svg:width="0.0752in" svg:height="0.1378in" svg:x="0.5831in" svg:y="0.0264in" svg:viewBox="0 0 192 351" svg:d="M121 118c11 0 22 0 33 0 8 0 12 0 12-8 0-4-4-4-11-4-11 0-21 0-32 0 2-16 6-30 8-44 2-8 8-36 10-41 3-7 10-12 17-12 3 0 12 0 20 6-17 2-21 15-21 21 0 9 7 14 15 14 9 0 20-9 20-24 0-17-17-26-34-26-13 0-37 7-48 45-2 8-3 12-13 61-9 0-18 0-27 0-7 0-12 0-12 8 0 4 4 4 11 4 9 0 17 0 26 0-10 51-19 101-29 151-7 38-13 73-34 73-1 0-11 0-18-7 18-1 21-15 21-21 0-9-6-13-14-13-10 0-21 8-21 23 0 18 16 27 32 27 22 0 37-24 44-38 12-24 21-72 22-74 8-39 15-80 23-121z"><text:p/></draw:path><draw:path draw:style-name="gr3" draw:text-style-name="P6" svg:width="0.0205in" svg:height="0.1516in" svg:x="0.6835in" svg:y="0.0193in" svg:viewBox="0 0 53 386" svg:d="M53 386c0-4 0-10 0-16-12 0-26 0-38 0 0-117 0-237 0-355 12 0 26 0 38 0 0-5 0-9 0-15-18 0-35 0-53 0 0 129 0 257 0 386 18 0 35 0 53 0z"><text:p/></draw:path><draw:path draw:style-name="gr3" draw:text-style-name="P6" svg:width="0.0752in" svg:height="0.1378in" svg:x="0.7161in" svg:y="0.0264in" svg:viewBox="0 0 192 351" svg:d="M121 118c11 0 23 0 34 0 8 0 11 0 11-8 0-4-3-4-10-4-11 0-22 0-33 0 3-16 6-30 9-44 1-8 7-36 9-41 3-7 10-12 18-12 2 0 11 0 19 6-16 2-21 15-21 21 0 9 7 14 15 14 9 0 20-9 20-24 0-17-17-26-33-26-13 0-37 7-49 45-2 8-3 12-12 61-9 0-19 0-28 0-6 0-11 0-11 8 0 4 4 4 11 4 9 0 17 0 26 0-10 51-20 101-30 151-7 38-13 73-33 73-2 0-11 0-19-7 18-1 21-15 21-21 0-9-6-13-14-13-10 0-21 8-21 23 0 18 16 27 33 27 21 0 36-24 44-38 12-24 21-72 21-74 8-39 15-80 23-121z"><text:p/></draw:path><draw:path draw:style-name="gr3" draw:text-style-name="P6" svg:width="0.0717in" svg:height="0.0047in" svg:x="0.8098in" svg:y="0.0413in" svg:viewBox="0 0 183 13" svg:d="M172 13c4 0 11 0 11-6 0-7-7-7-11-7-54 0-107 0-161 0-4 0-11 0-11 7 0 6 5 6 11 6 54 0 107 0 161 0z"><text:p/></draw:path><draw:path draw:style-name="gr3" draw:text-style-name="P6" svg:width="0.0382in" svg:height="0.0705in" svg:x="0.9051in" svg:y="-0.0004in" svg:viewBox="0 0 98 180" svg:d="M60 8c0-8 0-8-7-8-18 18-42 18-53 18 0 3 0 6 0 10 7 0 24 0 38-8 0 46 0 91 0 138 0 9 0 12-26 12-3 0-8 0-11 0 0 3 0 6 0 10 6 0 39-1 48-1s43 1 49 1c0-4 0-7 0-10-3 0-7 0-10 0-28 0-28-3-28-12 0-51 0-101 0-150z"><text:p/></draw:path><draw:path draw:style-name="gr3" draw:text-style-name="P6" svg:width="0.0205in" svg:height="0.1516in" svg:x="0.9799in" svg:y="0.0193in" svg:viewBox="0 0 53 386" svg:d="M53 386c0-4 0-10 0-16-12 0-26 0-38 0 0-117 0-237 0-355 12 0 26 0 38 0 0-5 0-9 0-15-18 0-35 0-53 0 0 129 0 257 0 386 18 0 35 0 53 0z"><text:p/></draw:path><draw:path draw:style-name="gr3" draw:text-style-name="P6" svg:width="0.1106in" svg:height="0.1028in" svg:x="1.0091in" svg:y="0.0295in" svg:viewBox="0 0 282 262" svg:d="M218 43c2-1 3-3 5-4 11-13 24-26 51-28 4 0 8 0 8-7 0-3-3-4-6-4-10 0-21 1-31 1-13 0-26-1-39-1-3 0-7 0-7 7 0 4 3 4 6 4 2 0 14 1 14 9 0 6-9 17-11 19-30 34-60 68-89 103-15-38-29-76-43-114-2-6-1-5-2-7 0-10 18-10 23-10 4 0 9 0 9-8 0-3-5-3-6-3-11 0-38 1-49 1-9 0-33-1-43-1-3 0-8 0-8 8 0 3 4 3 10 3 23 0 24 4 27 13 16 43 32 85 48 128 1 1 2 6 2 7s-16 63-18 70c-5 20-5 21-36 21-8 0-11 0-11 8 0 4 3 3 5 4 11 0 39-1 50-1 10 0 38 1 49 1 3 0 7 0 7-7 0-5-3-5-11-5-4 0-8 0-14 0-8-1-10-2-10-6s3-16 5-23c5-19 9-38 14-56 2-6 2-7 5-12 32-37 64-74 96-110z"><text:p/></draw:path><draw:path draw:style-name="gr3" draw:text-style-name="P6" svg:width="0.0205in" svg:height="0.1516in" svg:x="1.1295in" svg:y="0.0193in" svg:viewBox="0 0 53 386" svg:d="M53 0c-18 0-35 0-53 0 0 6 0 10 0 15 12 0 25 0 37 0 0 118 0 238 0 355-12 0-25 0-37 0 0 6 0 12 0 16 18 0 35 0 53 0 0-129 0-257 0-386z"><text:p/></draw:path><draw:path draw:style-name="gr3" draw:text-style-name="P6" svg:width="0.0205in" svg:height="0.1516in" svg:x="1.172in" svg:y="0.0193in" svg:viewBox="0 0 53 386" svg:d="M53 0c-18 0-35 0-53 0 0 6 0 10 0 15 12 0 25 0 37 0 0 118 0 238 0 355-12 0-25 0-37 0 0 6 0 12 0 16 18 0 35 0 53 0 0-129 0-257 0-386z"><text:p/></draw:path><draw:path draw:style-name="gr3" draw:text-style-name="P6" svg:width="0.1004in" svg:height="0.035in" svg:x="1.2618in" svg:y="0.077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106in" svg:height="0.1028in" svg:x="1.4189in" svg:y="0.0295in" svg:viewBox="0 0 282 262" svg:d="M218 43c2-1 3-3 5-4 11-13 24-26 51-28 4 0 8 0 8-7 0-3-3-4-6-4-10 0-21 1-32 1-12 0-26-1-38-1-3 0-7 0-7 7 0 4 3 4 6 4 2 0 13 1 13 9 0 6-9 17-10 19-30 34-61 68-90 103-15-38-28-76-42-114-2-6-1-5-2-7 0-10 18-10 22-10 5 0 10 0 10-8 0-3-5-3-6-3-11 0-38 1-49 1-9 0-33-1-43-1-3 0-8 0-8 8 0 3 4 3 9 3 23 0 25 4 28 13 16 43 32 85 48 128 1 1 2 6 2 7s-16 63-18 70c-5 20-5 21-36 21-8 0-11 0-11 8 0 4 3 3 5 4 11 0 39-1 50-1 10 0 38 1 49 1 3 0 7 0 7-7 0-5-3-5-11-5-4 0-8 0-14 0-8-1-10-2-10-6s3-16 4-23c5-19 10-38 15-56 1-6 2-7 5-12 32-37 64-74 96-110z"><text:p/></draw:path></draw:g></text:span><text:span text:style-name="T6"><text:s/>אמ"מ </text:span><text:span text:style-name="T6"><draw:g text:anchor-type="as-char" svg:y="-0.1075in" draw:z-index="236" draw:name="Shape248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על. </text:span></text:p>
      <text:p text:style-name="P46">הוכחה: <text:span text:style-name="T6">נוכיח כל אחת מהגרירות בנפרד. </text:span></text:p>
      <text:list text:style-name="L5">
        <text:list-item>
          <text:p text:style-name="P47"><text:span text:style-name="T6">נניח </text:span><text:span text:style-name="T6"><draw:g text:anchor-type="as-char" svg:y="-0.1075in" draw:z-index="237" draw:name="Shape249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על, נוכיח </text:span><text:span text:style-name="T6"><draw:g text:anchor-type="as-char" svg:y="-0.1327in" draw:z-index="253" draw:name="Shape250" draw:style-name="gr1"><svg:title>TexMaths</svg:title><svg:desc>11§display§\forall Y \subseteq B. f[f^{-1}[Y]]=Y§svg§600§FALSE§</svg:desc><draw:path draw:style-name="gr2" draw:text-style-name="P5" svg:width="1.5138in" svg:height="0.1555in" svg:x="0.0075in" svg:y="0.0075in" svg:viewBox="0 0 3846 396" svg:d="M1924 396c-642 0-1283 0-1924 0 0-132 0-264 0-396 1282 0 2564 0 3846 0 0 132 0 264 0 396-641 0-1282 0-1922 0z"><text:p/></draw:path><draw:path draw:style-name="gr3" draw:text-style-name="P6" svg:width="0.0846in" svg:height="0.1083in" svg:x="-0.0004in" svg:y="0.028in" svg:viewBox="0 0 216 276" svg:d="M213 14c3-4 3-5 3-6 0-5-4-8-8-8-6 0-8 4-10 9-11 28-21 56-32 85-38 0-78 0-117 0-11-29-22-57-33-85-1-6-3-9-8-9-4 0-8 3-8 8 1 2 0 1 2 6 32 84 65 169 97 253 2 5 3 9 9 9 5 0 6-5 9-9 31-84 64-169 96-253zM55 109c35 0 70 0 106 0-18 45-36 92-53 137-18-45-35-92-53-137z"><text:p/></draw:path><draw:path draw:style-name="gr3" draw:text-style-name="P6" svg:width="0.1098in" svg:height="0.1028in" svg:x="0.0898in" svg:y="0.0295in" svg:viewBox="0 0 280 262" svg:d="M217 43c2-1 3-3 5-4 12-13 24-26 51-28 4 0 7 0 7-7 0-3-2-4-4-4-10 0-22 1-32 1-13 0-26-1-38-1-3 0-8 0-8 7 0 4 4 4 5 4 4 0 15 1 15 9 0 6-9 17-11 19-30 34-60 68-89 103-15-38-29-76-43-114-2-6-1-5-2-7 0-10 18-10 23-10s8 0 8-8c0-3-4-3-5-3-11 0-37 1-48 1-10 0-35-1-44-1-3 0-7 0-7 8 0 3 3 3 9 3 23 0 24 4 27 13 17 43 32 85 49 128 0 1 1 6 1 7s-16 63-18 70c-4 20-5 21-36 21-7 0-10 0-10 8 0 4 4 4 5 4 11 0 38-1 49-1s38 1 49 1c3 0 8 0 8-7 0-5-4-5-11-5-1 0-9 0-15 0-8-1-10-2-10-6s3-16 5-23c5-19 9-38 13-56 3-6 3-7 6-12 32-37 64-74 96-110z"><text:p/></draw:path><draw:path draw:style-name="gr3" draw:text-style-name="P6" svg:width="0.0925in" svg:height="0.1169in" svg:x="0.261in" svg:y="0.0354in" svg:viewBox="0 0 236 298" svg:d="M223 15c7 0 13 0 13-7 0-8-6-8-13-8-35 0-69 0-104 0-66 0-119 51-119 111 0 63 54 113 119 113 35 0 69 0 104 0 7 0 13 0 13-8s-6-8-13-8c-34 0-69 0-103 0-62 0-105-45-105-96 0-52 44-97 105-97 34 0 69 0 103 0zM22 282c-7 0-14 0-14 8s7 8 14 8c67 0 134 0 201 0 7 0 13 0 13-8s-6-8-13-8c-67 0-134 0-201 0z"><text:p/></draw:path><draw:path draw:style-name="gr3" draw:text-style-name="P6" svg:width="0.1083in" svg:height="0.1028in" svg:x="0.4157in" svg:y="0.0295in" svg:viewBox="0 0 276 262" svg:d="M45 233c-3 14-4 17-35 17-7 0-10 0-10 8 0 4 3 4 10 4 46 0 92 0 138 0 61 0 107-44 107-82 0-28-23-50-60-54 40-8 81-37 81-73 0-29-25-53-73-53-42 0-86 0-129 0-7 0-11 0-11 8 0 3 3 3 11 3 1 0 7 0 14 1 8 1 11 1 11 7 0 1-1 2-2 6-18 70-34 139-52 208zM103 122c8-32 17-64 25-96 3-14 4-15 20-15 17 0 33 0 50 0 34 0 43 23 43 41 0 33-33 70-80 70-19 0-39 0-58 0zM87 250c-6 0-7 0-9 0-4 0-5-1-5-4 0-1 0-1 2-9 9-35 17-72 26-107 24 0 50 0 74 0 36 0 44 29 44 45 0 39-34 75-80 75-18 0-35 0-52 0z"><text:p/></draw:path><draw:path draw:style-name="gr3" draw:text-style-name="P6" svg:width="0.0161in" svg:height="0.0157in" svg:x="0.5453in" svg:y="0.1169in" svg:viewBox="0 0 42 41" svg:d="M42 21c0-12-10-21-21-21s-21 9-21 21c0 11 10 20 21 20s21-9 21-20z"><text:p/></draw:path><draw:path draw:style-name="gr3" draw:text-style-name="P6" svg:width="0.0752in" svg:height="0.1378in" svg:x="0.5831in" svg:y="0.0264in" svg:viewBox="0 0 192 351" svg:d="M121 118c11 0 22 0 33 0 8 0 12 0 12-8 0-4-4-4-11-4-11 0-21 0-32 0 2-16 6-30 8-44 2-8 8-36 10-41 3-7 10-12 17-12 3 0 12 0 20 6-17 2-21 15-21 21 0 9 7 14 15 14 9 0 20-9 20-24 0-17-17-26-34-26-13 0-37 7-48 45-2 8-3 12-13 61-9 0-18 0-27 0-7 0-12 0-12 8 0 4 4 4 11 4 9 0 17 0 26 0-10 51-19 101-29 151-7 38-13 73-34 73-1 0-11 0-18-7 18-1 21-15 21-21 0-9-6-13-14-13-10 0-21 8-21 23 0 18 16 27 32 27 22 0 37-24 44-38 12-24 21-72 22-74 8-39 15-80 23-121z"><text:p/></draw:path><draw:path draw:style-name="gr3" draw:text-style-name="P6" svg:width="0.0205in" svg:height="0.1516in" svg:x="0.6835in" svg:y="0.0193in" svg:viewBox="0 0 53 386" svg:d="M53 386c0-4 0-10 0-16-12 0-26 0-38 0 0-117 0-237 0-355 12 0 26 0 38 0 0-5 0-9 0-15-18 0-35 0-53 0 0 129 0 257 0 386 18 0 35 0 53 0z"><text:p/></draw:path><draw:path draw:style-name="gr3" draw:text-style-name="P6" svg:width="0.0752in" svg:height="0.1378in" svg:x="0.7157in" svg:y="0.0264in" svg:viewBox="0 0 192 351" svg:d="M121 118c11 0 23 0 34 0 8 0 11 0 11-8 0-4-3-4-10-4-11 0-22 0-33 0 3-16 6-30 9-44 1-8 7-36 9-41 3-7 10-12 18-12 2 0 11 0 19 6-16 2-21 15-21 21 0 9 7 14 15 14 9 0 20-9 20-24 0-17-17-26-33-26-13 0-37 7-49 45-2 8-3 12-12 61-9 0-19 0-28 0-6 0-11 0-11 8 0 4 4 4 11 4 9 0 17 0 26 0-10 51-20 101-30 151-7 38-13 73-33 73-2 0-11 0-19-7 18-1 21-15 21-21 0-9-6-13-14-13-10 0-21 8-21 23 0 18 16 27 33 27 21 0 36-24 44-38 12-24 21-72 21-74 8-39 15-80 23-121z"><text:p/></draw:path><draw:path draw:style-name="gr3" draw:text-style-name="P6" svg:width="0.0717in" svg:height="0.0047in" svg:x="0.8098in" svg:y="0.0413in" svg:viewBox="0 0 183 13" svg:d="M172 13c4 0 11 0 11-6 0-7-7-7-11-7-54 0-107 0-161 0-4 0-11 0-11 7 0 6 5 6 11 6 54 0 107 0 161 0z"><text:p/></draw:path><draw:path draw:style-name="gr3" draw:text-style-name="P6" svg:width="0.0382in" svg:height="0.0705in" svg:x="0.9051in" svg:y="-0.0004in" svg:viewBox="0 0 98 180" svg:d="M60 8c0-8 0-8-7-8-18 18-42 18-53 18 0 3 0 6 0 10 7 0 24 0 38-8 0 46 0 91 0 138 0 9 0 12-26 12-3 0-8 0-11 0 0 3 0 6 0 10 6 0 39-1 48-1s43 1 49 1c0-4 0-7 0-10-3 0-7 0-10 0-28 0-28-3-28-12 0-51 0-101 0-150z"><text:p/></draw:path><draw:path draw:style-name="gr3" draw:text-style-name="P6" svg:width="0.0205in" svg:height="0.1516in" svg:x="0.9795in" svg:y="0.0193in" svg:viewBox="0 0 53 386" svg:d="M53 386c0-4 0-10 0-16-12 0-26 0-38 0 0-117 0-237 0-355 12 0 26 0 38 0 0-5 0-9 0-15-18 0-35 0-53 0 0 129 0 257 0 386 18 0 35 0 53 0z"><text:p/></draw:path><draw:path draw:style-name="gr3" draw:text-style-name="P6" svg:width="0.1106in" svg:height="0.1028in" svg:x="1.0091in" svg:y="0.0295in" svg:viewBox="0 0 282 262" svg:d="M218 43c2-1 3-3 5-4 11-13 24-26 51-28 4 0 8 0 8-7 0-3-3-4-6-4-10 0-21 1-31 1-13 0-26-1-39-1-3 0-7 0-7 7 0 4 3 4 6 4 2 0 14 1 14 9 0 6-9 17-11 19-30 34-60 68-89 103-15-38-29-76-43-114-2-6-1-5-2-7 0-10 18-10 23-10 4 0 9 0 9-8 0-3-5-3-6-3-11 0-38 1-49 1-9 0-33-1-43-1-3 0-8 0-8 8 0 3 4 3 10 3 23 0 24 4 27 13 16 43 32 85 48 128 1 1 2 6 2 7s-16 63-18 70c-5 20-5 21-36 21-8 0-11 0-11 8 0 4 3 3 5 4 11 0 39-1 50-1 10 0 38 1 49 1 3 0 7 0 7-7 0-5-3-5-11-5-4 0-8 0-14 0-8-1-10-2-10-6s3-16 5-23c5-19 9-38 14-56 2-6 2-7 5-12 32-37 64-74 96-110z"><text:p/></draw:path><draw:path draw:style-name="gr3" draw:text-style-name="P6" svg:width="0.0205in" svg:height="0.1516in" svg:x="1.1295in" svg:y="0.0193in" svg:viewBox="0 0 53 386" svg:d="M53 0c-18 0-35 0-53 0 0 6 0 10 0 15 12 0 25 0 37 0 0 118 0 238 0 355-12 0-25 0-37 0 0 6 0 12 0 16 18 0 35 0 53 0 0-129 0-257 0-386z"><text:p/></draw:path><draw:path draw:style-name="gr3" draw:text-style-name="P6" svg:width="0.0205in" svg:height="0.1516in" svg:x="1.1717in" svg:y="0.0193in" svg:viewBox="0 0 53 386" svg:d="M53 0c-18 0-35 0-53 0 0 6 0 10 0 15 12 0 25 0 37 0 0 118 0 238 0 355-12 0-25 0-37 0 0 6 0 12 0 16 18 0 35 0 53 0 0-129 0-257 0-386z"><text:p/></draw:path><draw:path draw:style-name="gr3" draw:text-style-name="P6" svg:width="0.1004in" svg:height="0.035in" svg:x="1.2614in" svg:y="0.077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106in" svg:height="0.1028in" svg:x="1.4185in" svg:y="0.0295in" svg:viewBox="0 0 282 262" svg:d="M218 43c2-1 3-3 5-4 11-13 24-26 51-28 4 0 8 0 8-7 0-3-3-4-6-4-10 0-21 1-32 1-12 0-26-1-38-1-3 0-7 0-7 7 0 4 3 4 6 4 2 0 13 1 13 9 0 6-9 17-10 19-30 34-61 68-90 103-15-38-28-76-42-114-2-6-1-5-2-7 0-10 18-10 22-10 5 0 10 0 10-8 0-3-5-3-6-3-11 0-38 1-49 1-9 0-33-1-43-1-3 0-8 0-8 8 0 3 4 3 9 3 23 0 25 4 28 13 16 43 32 85 48 128 1 1 2 6 2 7s-16 63-18 70c-5 20-5 21-36 21-8 0-11 0-11 8 0 4 3 3 5 4 11 0 39-1 50-1 10 0 38 1 49 1 3 0 7 0 7-7 0-5-3-5-11-5-4 0-8 0-14 0-8-1-10-2-10-6s3-16 4-23c5-19 10-38 15-56 1-6 2-7 5-12 32-37 64-74 96-110z"><text:p/></draw:path></draw:g></text:span><text:span text:style-name="T6"><text:s/>באמצעות הכלה דו כיוונית. </text:span><text:span text:style-name="T23">יהי </text:span><text:span text:style-name="T23"><draw:g text:anchor-type="as-char" svg:y="-0.1035in" draw:z-index="254" draw:name="Shape251" draw:style-name="gr1"><svg:title>TexMaths</svg:title><svg:desc>11§display§Y \subseteq B
§svg§600§FALSE§</svg:desc><draw:path draw:style-name="gr2" draw:text-style-name="P5" svg:width="0.4232in" svg:height="0.1083in" svg:x="0.0024in" svg:y="0.0071in" svg:viewBox="0 0 1076 276" svg:d="M0 0c359 0 717 0 1076 0 0 92 0 185 0 276-359 0-717 0-1076 0 0-91 0-184 0-276z"><text:p/></draw:path><draw:path draw:style-name="gr3" draw:text-style-name="P6" svg:width="0.1102in" svg:height="0.1031in" svg:x="-0.0004in" svg:y="0in" svg:viewBox="0 0 281 263" svg:d="M218 44c1-2 2-3 4-5 12-11 26-25 51-27 4 0 8 0 8-8 0-3-2-4-5-4-10 0-21 1-32 1-12 0-26-1-38-1-2 0-8 0-8 8 0 4 4 4 7 4 2 0 13 1 13 9 0 7-9 17-10 19-30 34-61 68-90 103-15-39-28-78-42-115-2-6-2-6-2-7 0-9 18-9 22-9 5 0 10 0 10-8 0-4-5-4-7-4-10 0-37 1-48 1-10 0-33-1-43-1-2 0-8 0-8 8 0 4 4 4 9 4 23 0 25 3 28 13 16 42 32 84 48 127 0 2 2 6 2 7 0 0-15 62-18 70-5 21-5 22-36 22-8 0-11 0-11 8 0 4 4 4 6 4 11 0 37-1 48-1 10 0 40 1 49 1 4 0 8 0 8-8 0-4-3-4-11-4-1 0-8 0-14 0-9-1-11-2-11-7 0-3 4-16 5-24 5-18 10-35 15-54 1-7 2-8 4-11 32-38 65-74 97-111z"><text:p/></draw:path><draw:path draw:style-name="gr3" draw:text-style-name="P6" svg:width="0.0929in" svg:height="0.1169in" svg:x="0.1713in" svg:y="0.0071in" svg:viewBox="0 0 237 298" svg:d="M223 15c6 0 14 0 14-7 0-8-8-8-14-8-35 0-69 0-104 0-66 0-119 51-119 113 0 60 54 110 119 110 35 0 69 0 104 0 6 0 14 0 14-8 0-7-8-7-14-7-35 0-69 0-103 0-62 0-105-46-105-95 0-53 44-98 105-98 34 0 68 0 103 0zM22 283c-7 0-14 0-14 8 0 7 7 7 14 7 67 0 134 0 201 0 6 0 14 0 14-7 0-8-8-8-14-8-67 0-134 0-201 0z"><text:p/></draw:path><draw:path draw:style-name="gr3" draw:text-style-name="P6" svg:width="0.1083in" svg:height="0.1031in" svg:x="0.3252in" svg:y="0in" svg:viewBox="0 0 276 263" svg:d="M46 233c-4 15-4 18-35 18-7 0-11 0-11 8 0 4 4 4 11 4 46 0 91 0 138 0 61 0 106-45 106-84 0-27-22-49-59-53 39-8 80-35 80-73 0-29-25-53-71-53-43 0-87 0-130 0-8 0-11 0-11 8 0 4 3 4 10 4 1 0 9 0 15 1 7 0 10 1 10 6 0 2 0 3-1 8-18 68-34 138-52 206zM105 123c7-32 16-64 24-96 3-14 3-15 21-15 16 0 33 0 49 0 34 0 42 23 42 40 0 34-33 71-80 71-19 0-38 0-56 0zM87 251c-6 0-7 0-9 0-3 0-4-1-4-5 0-1 0-1 2-8 9-36 18-71 26-107 25 0 49 0 73 0 37 0 44 28 44 45 0 37-34 75-79 75-18 0-35 0-53 0z"><text:p/></draw:path></draw:g></text:span><text:span text:style-name="T6">: </text:span></text:p>
          <text:list>
            <text:list-item>
              <text:p text:style-name="P48"><text:soft-page-break/><text:span text:style-name="T6">יהי </text:span><text:span text:style-name="T6"><draw:g text:anchor-type="as-char" svg:y="-0.1043in" draw:z-index="238" draw:name="Shape252" draw:style-name="gr1"><svg:title>TexMaths</svg:title><svg:desc>11§display§y \in Y§svg§600§FALSE§</svg:desc><draw:path draw:style-name="gr2" draw:text-style-name="P5" svg:width="0.3657in" svg:height="0.1177in" svg:x="0.0031in" svg:y="0.0071in" svg:viewBox="0 0 930 300" svg:d="M0 0c309 0 620 0 930 0 0 100 0 201 0 300-310 0-621 0-930 0 0-99 0-200 0-300z"><text:p/></draw:path><draw:path draw:style-name="gr3" draw:text-style-name="P6" svg:width="0.0697in" svg:height="0.0972in" svg:x="-0.0004in" svg:y="0.0362in" svg:viewBox="0 0 178 248" svg:d="M177 24c1-5 1-6 1-9 0-7-5-11-11-11-4 0-9 3-13 9-1 1-4 13-5 21-4 10-6 20-8 31-6 23-12 46-18 69-2 5-18 32-44 32-20 0-24-17-24-31 0-18 7-42 20-76 7-15 8-20 8-27 0-18-13-32-31-32-38 0-52 56-52 59 0 5 3 2 4 5 5 0 5-1 7-7 10-36 26-48 39-48 3 0 9 0 9 12 0 10-3 20-6 27-16 41-22 63-22 80 0 35 24 45 47 45 15 0 28-5 39-16-5 20-10 38-26 58-9 13-24 24-41 24-6 0-24-1-30-15 6 0 11 0 16-6 5-3 8-7 8-15 0-12-10-13-14-13-9 0-21 5-21 25 0 19 16 33 41 33 39 0 79-35 90-77 12-49 24-99 37-147z"><text:p/></draw:path><draw:path draw:style-name="gr3" draw:text-style-name="P6" svg:width="0.076in" svg:height="0.087in" svg:x="0.1303in" svg:y="0.0217in" svg:viewBox="0 0 194 222" svg:d="M180 120c6 0 14 0 14-8s-8-8-14-8c-54 0-110 0-163 0 4-51 48-89 103-89 20 0 40 0 60 0 6 0 14 0 14-7 0-8-8-8-14-8-20 0-41 0-61 0-66 0-119 50-119 112 0 60 53 110 119 110 20 0 41 0 61 0 6 0 14 0 14-8s-8-8-14-8c-20 0-40 0-60 0-55 0-99-35-103-86 53 0 109 0 163 0z"><text:p/></draw:path><draw:path draw:style-name="gr3" draw:text-style-name="P6" svg:width="0.1102in" svg:height="0.1024in" svg:x="0.2665in" svg:y="0in" svg:viewBox="0 0 281 261" svg:d="M217 44c1-2 3-3 5-6 13-11 25-24 51-26 5 0 8 0 8-8 0-3-2-4-6-4-10 0-21 1-30 1-14 0-27-1-39-1-3 0-8 0-8 8 0 4 4 4 6 4 3 0 14 1 14 9 0 6-9 16-11 18-30 34-59 68-89 102-14-38-29-76-43-114-2-5-2-5-2-6 0-9 18-9 23-9s9 0 9-8c0-4-5-4-6-4-11 0-37 1-48 1-10 0-34-1-43-1-4 0-8 0-8 8 0 4 3 4 9 4 23 0 24 3 28 13 16 42 32 84 48 126 0 1 1 6 1 7s-16 61-18 69c-4 21-5 22-36 22-7 0-10 0-10 8 0 4 4 4 6 4 11 0 37-1 48-1s39 1 50 1c2 0 7 0 7-8 0-4-4-4-11-4-1 0-9 0-15 0-8-1-10-2-10-7 0-2 3-16 5-24 5-17 9-35 14-52 2-8 2-9 5-12 32-38 64-74 96-110z"><text:p/></draw:path></draw:g></text:span><text:span text:style-name="T6">, נוכיח </text:span><text:span text:style-name="T6"><draw:g text:anchor-type="as-char" svg:y="-0.1327in" draw:z-index="239" draw:name="Shape253" draw:style-name="gr1"><svg:title>TexMaths</svg:title><svg:desc>11§display§y \in f[f^{-1}[Y]]§svg§600§FALSE§</svg:desc><draw:path draw:style-name="gr2" draw:text-style-name="P5" svg:width="0.8677in" svg:height="0.1555in" svg:x="0.0031in" svg:y="0.0075in" svg:viewBox="0 0 2205 396" svg:d="M1103 396c-368 0-736 0-1103 0 0-132 0-264 0-396 735 0 1471 0 2205 0 0 132 0 264 0 396-367 0-734 0-1102 0z"><text:p/></draw:path><draw:path draw:style-name="gr3" draw:text-style-name="P6" svg:width="0.0697in" svg:height="0.0976in" svg:x="-0.0004in" svg:y="0.0661in" svg:viewBox="0 0 178 249" svg:d="M177 23c1-4 1-5 1-9 0-6-5-10-11-10-3 0-10 3-13 8-1 2-4 14-6 21-3 10-5 21-7 31-6 23-12 46-18 69-1 7-17 34-44 34-19 0-23-17-23-31 0-18 7-42 20-76 5-16 8-20 8-28 0-18-14-32-32-32-38 0-52 56-52 60s4 4 5 4c4 0 4-1 6-8 11-36 26-47 40-47 3 0 9 0 9 12 0 10-4 20-6 28-17 40-23 62-23 80 0 34 24 46 47 46 15 0 29-6 40-17-6 20-10 39-26 59-10 13-25 23-43 23-5 0-23-1-29-14 6 0 12 0 16-5 5-4 8-8 8-16 0-12-10-13-14-13-9 0-21 5-21 24s16 33 40 33c40 0 80-34 91-78 12-50 25-98 37-148z"><text:p/></draw:path><draw:path draw:style-name="gr3" draw:text-style-name="P6" svg:width="0.0752in" svg:height="0.0878in" svg:x="0.1303in" svg:y="0.0512in" svg:viewBox="0 0 192 224" svg:d="M179 119c7 0 13 0 13-8 0-7-6-7-13-7-55 0-109 0-164 0 5-52 50-89 104-89 20 0 40 0 60 0 7 0 13 0 13-7 0-8-6-8-13-8-20 0-40 0-60 0-66 0-119 49-119 111s53 113 119 113c20 0 40 0 60 0 7 0 13 0 13-8s-6-8-13-8c-20 0-40 0-60 0-54 0-99-37-104-89 55 0 109 0 164 0z"><text:p/></draw:path><draw:path draw:style-name="gr3" draw:text-style-name="P6" svg:width="0.0752in" svg:height="0.1378in" svg:x="0.2693in" svg:y="0.0264in" svg:viewBox="0 0 192 351" svg:d="M121 118c11 0 23 0 34 0 8 0 11 0 11-8 0-4-3-4-10-4-11 0-22 0-33 0 3-16 6-30 9-44 1-8 7-36 9-41 3-7 10-12 18-12 2 0 11 0 19 6-16 2-21 15-21 21 0 9 7 14 15 14 9 0 20-9 20-24 0-17-17-26-33-26-13 0-37 7-49 45-2 8-3 12-12 61-9 0-19 0-28 0-6 0-11 0-11 8 0 4 4 4 11 4 9 0 17 0 26 0-10 51-20 101-30 151-7 38-13 73-33 73-2 0-11 0-19-7 18-1 21-15 21-21 0-9-6-13-14-13-10 0-21 8-21 23 0 18 16 27 33 27 21 0 36-24 44-38 12-24 21-72 21-74 8-39 15-80 23-121z"><text:p/></draw:path><draw:path draw:style-name="gr3" draw:text-style-name="P6" svg:width="0.0205in" svg:height="0.1516in" svg:x="0.3705in" svg:y="0.0193in" svg:viewBox="0 0 53 386" svg:d="M53 386c0-4 0-10 0-16-12 0-26 0-38 0 0-117 0-237 0-355 12 0 26 0 38 0 0-5 0-9 0-15-18 0-35 0-53 0 0 129 0 257 0 386 18 0 35 0 53 0z"><text:p/></draw:path><draw:path draw:style-name="gr3" draw:text-style-name="P6" svg:width="0.076in" svg:height="0.1378in" svg:x="0.4024in" svg:y="0.0264in" svg:viewBox="0 0 194 351" svg:d="M122 118c11 0 22 0 33 0 8 0 11 0 11-8 0-4-3-4-10-4-11 0-21 0-32 0 2-16 6-30 8-44 2-8 8-36 10-41 3-7 10-12 17-12 3 0 13 0 19 6-16 2-21 15-21 21 0 9 8 14 15 14 11 0 22-9 22-24 0-17-18-26-35-26-13 0-37 7-48 45-3 8-4 12-13 61-9 0-18 0-27 0-7 0-12 0-12 8 0 4 4 4 11 4 9 0 17 0 26 0-10 51-19 101-29 151-7 38-13 73-34 73-1 0-11 0-19-7 19-1 22-15 22-21 0-9-7-13-14-13-10 0-22 8-22 23 0 18 18 27 33 27 22 0 37-24 44-38 12-24 21-72 22-74 8-39 15-80 23-121z"><text:p/></draw:path><draw:path draw:style-name="gr3" draw:text-style-name="P6" svg:width="0.0717in" svg:height="0.0047in" svg:x="0.4965in" svg:y="0.0413in" svg:viewBox="0 0 183 13" svg:d="M173 13c3 0 10 0 10-6 0-7-6-7-10-7-54 0-108 0-162 0-4 0-11 0-11 7 0 6 7 6 11 6 54 0 108 0 162 0z"><text:p/></draw:path><draw:path draw:style-name="gr3" draw:text-style-name="P6" svg:width="0.0382in" svg:height="0.0705in" svg:x="0.5917in" svg:y="-0.0004in" svg:viewBox="0 0 98 180" svg:d="M62 8c0-8-2-8-9-8-18 18-42 18-53 18 0 3 0 6 0 10 7 0 24 0 40-8 0 46 0 91 0 138 0 9 0 12-28 12-3 0-7 0-10 0 0 3 0 6 0 10 5 0 38-1 47-1s43 1 49 1c0-4 0-7 0-10-3 0-7 0-10 0-26 0-26-3-26-12 0-51 0-101 0-150z"><text:p/></draw:path><draw:path draw:style-name="gr3" draw:text-style-name="P6" svg:width="0.0205in" svg:height="0.1516in" svg:x="0.6661in" svg:y="0.0193in" svg:viewBox="0 0 53 386" svg:d="M53 386c0-4 0-10 0-16-12 0-26 0-38 0 0-117 0-237 0-355 12 0 26 0 38 0 0-5 0-9 0-15-18 0-35 0-53 0 0 129 0 257 0 386 18 0 35 0 53 0z"><text:p/></draw:path><draw:path draw:style-name="gr3" draw:text-style-name="P6" svg:width="0.1098in" svg:height="0.1028in" svg:x="0.6961in" svg:y="0.0295in" svg:viewBox="0 0 280 262" svg:d="M217 43c2-1 3-3 5-4 12-13 24-26 51-28 4 0 7 0 7-7 0-3-2-4-5-4-10 0-21 1-31 1-13 0-26-1-38-1-4 0-8 0-8 7 0 4 3 4 5 4 4 0 15 1 15 9 0 6-9 17-11 19-30 34-60 68-89 103-15-38-29-76-43-114-2-6-1-5-2-7 0-10 18-10 23-10s8 0 8-8c0-3-4-3-5-3-11 0-39 1-48 1-10 0-35-1-44-1-3 0-7 0-7 8 0 3 3 3 9 3 23 0 24 4 27 13 17 43 32 85 49 128 0 1 1 6 1 7s-16 63-18 70c-4 20-5 21-36 21-8 0-10 0-10 8 0 4 4 4 5 4 10 0 38-1 49-1s38 1 49 1c3 0 7 0 7-7 0-5-3-5-10-5-1 0-9 0-15 0-8-1-10-2-10-6s3-16 5-23c5-19 9-38 13-56 3-6 3-7 6-12 32-37 64-74 96-110z"><text:p/></draw:path><draw:path draw:style-name="gr3" draw:text-style-name="P6" svg:width="0.0205in" svg:height="0.1516in" svg:x="0.8157in" svg:y="0.0193in" svg:viewBox="0 0 53 386" svg:d="M53 0c-18 0-35 0-53 0 0 6 0 10 0 15 12 0 25 0 37 0 0 118 0 238 0 355-12 0-25 0-37 0 0 6 0 12 0 16 18 0 35 0 53 0 0-129 0-257 0-386z"><text:p/></draw:path><draw:path draw:style-name="gr3" draw:text-style-name="P6" svg:width="0.0205in" svg:height="0.1516in" svg:x="0.8583in" svg:y="0.0193in" svg:viewBox="0 0 53 386" svg:d="M53 0c-18 0-35 0-53 0 0 6 0 10 0 15 12 0 25 0 37 0 0 118 0 238 0 355-12 0-25 0-37 0 0 6 0 12 0 16 18 0 35 0 53 0 0-129 0-257 0-386z"><text:p/></draw:path></draw:g></text:span><text:span text:style-name="T6">, או באופן שקול </text:span><text:span text:style-name="T24">(ובה"כ)</text:span><text:span text:style-name="T6">, צ.ל.: </text:span></text:p>
              <text:p text:style-name="P49"><draw:g text:anchor-type="as-char" svg:y="-0.3402in" draw:z-index="246" draw:name="Shape254" draw:style-name="gr1"><svg:title>TexMaths</svg:title><svg:desc>11§latex§\begin{align*}
  &amp;y \in f[f^{-1}[Y]] \\
  \iff &amp;\exists x \in f^{-1}[Y]. f(x) = y
&amp;&amp;\open f[X] \defi \close \\
  \iff &amp;\exists x. x \in A \land f(x) \in Y \land  f(x) = y
&amp;&amp;\open f^{-1} \defi, A \land A \leftrightarrow A, \exists \syx \close \\
\end{align}§svg§600§FALSE§</svg:desc><draw:path draw:style-name="gr2" draw:text-style-name="P5" svg:width="5.0819in" svg:height="0.6642in" svg:x="-0.0004in" svg:y="0.0075in" svg:viewBox="0 0 12909 1688" svg:d="M0 0c4303 0 8606 0 12909 0 0 563 0 1125 0 1688-4303 0-8606 0-12909 0 0-563 0-1125 0-1688z"><text:p/></draw:path><draw:path draw:style-name="gr3" draw:text-style-name="P6" svg:width="0.0697in" svg:height="0.098in" svg:x="0.3177in" svg:y="0.0665in" svg:viewBox="0 0 178 250" svg:d="M177 23c1-4 1-5 1-9 0-6-5-10-11-10-4 0-10 3-13 8-1 2-4 14-6 21-3 10-5 21-7 31-6 23-12 47-18 70-2 6-19 32-44 32-20 0-24-16-24-31 0-17 7-42 20-76 6-15 7-19 7-27 0-18-12-32-30-32-38 0-52 56-52 59 0 5 3 4 4 5 5 0 5-1 7-8 10-36 26-47 38-47 4 0 10 0 10 12 0 10-3 20-6 27-16 41-22 63-22 81 0 35 24 46 47 46 14 0 28-7 39-18-5 21-10 40-26 60-10 13-24 25-42 25-5 0-23-1-29-17 6 0 11 0 16-4s8-9 8-16c0-13-10-14-14-14-9 0-21 7-21 26 0 18 16 33 40 33 40 0 80-36 91-78 12-50 25-99 37-149z"><text:p/></draw:path><draw:path draw:style-name="gr3" draw:text-style-name="P6" svg:width="0.0752in" svg:height="0.0874in" svg:x="0.4484in" svg:y="0.052in" svg:viewBox="0 0 192 223" svg:d="M179 120c7 0 13 0 13-8 0-9-6-9-13-9-55 0-109 0-164 0 5-51 50-88 104-88 20 0 40 0 60 0 7 0 13 0 13-7 0-8-6-8-13-8-20 0-40 0-60 0-67 0-119 49-119 112 0 62 52 111 119 111 20 0 40 0 60 0 7 0 13 0 13-7 0-8-6-8-13-8-20 0-40 0-60 0-54 0-99-36-104-88 55 0 109 0 164 0z"><text:p/></draw:path><draw:path draw:style-name="gr3" draw:text-style-name="P6" svg:width="0.0752in" svg:height="0.1378in" svg:x="0.5874in" svg:y="0.0264in" svg:viewBox="0 0 192 351" svg:d="M121 118c11 0 23 0 34 0 8 0 11 0 11-8 0-4-3-4-10-4-11 0-22 0-33 0 3-15 6-30 9-44 1-8 7-36 9-41 3-7 10-13 18-13 2 0 11 0 19 7-16 1-21 15-21 21 0 9 7 13 15 13 9 0 20-8 20-23 0-17-17-26-33-26-13 0-37 7-49 45-2 8-3 12-12 61-9 0-19 0-28 0-6 0-11 0-11 7 0 5 4 5 11 5 9 0 17 0 26 0-10 50-20 102-30 153-7 37-13 72-33 72-2 0-11 0-19-8 18-1 21-14 21-20 0-9-6-14-14-14-10 0-21 9-21 23 0 18 16 27 33 27 21 0 36-22 44-38 12-24 21-70 21-73 8-41 15-82 23-122z"><text:p/></draw:path><draw:path draw:style-name="gr3" draw:text-style-name="P6" svg:width="0.0205in" svg:height="0.1516in" svg:x="0.6882in" svg:y="0.0193in" svg:viewBox="0 0 53 386" svg:d="M53 386c0-5 0-11 0-15-12 0-26 0-38 0 0-119 0-237 0-356 12 0 26 0 38 0 0-5 0-10 0-15-18 0-35 0-53 0 0 129 0 257 0 386 18 0 35 0 53 0z"><text:p/></draw:path><draw:path draw:style-name="gr3" draw:text-style-name="P6" svg:width="0.0752in" svg:height="0.1378in" svg:x="0.7209in" svg:y="0.0264in" svg:viewBox="0 0 192 351" svg:d="M121 118c11 0 22 0 33 0 8 0 12 0 12-8 0-4-4-4-11-4-11 0-21 0-32 0 2-15 6-30 8-44 2-8 8-36 10-41 3-7 10-13 17-13 3 0 12 0 20 7-17 1-21 15-21 21 0 9 7 13 15 13 9 0 20-8 20-23 0-17-17-26-34-26-13 0-37 7-48 45-2 8-3 12-13 61-9 0-18 0-27 0-7 0-12 0-12 7 0 5 4 5 11 5 9 0 17 0 26 0-10 50-19 102-29 153-7 37-13 72-34 72-1 0-11 0-18-8 18-1 21-14 21-20 0-9-6-14-14-14-10 0-21 9-21 23 0 18 16 27 32 27 22 0 37-22 44-38 12-24 21-70 22-73 8-41 15-82 23-122z"><text:p/></draw:path><draw:path draw:style-name="gr3" draw:text-style-name="P6" svg:width="0.072in" svg:height="0.0047in" svg:x="0.8146in" svg:y="0.0413in" svg:viewBox="0 0 184 13" svg:d="M173 13c4 0 11 0 11-6 0-7-7-7-11-7-54 0-108 0-162 0-4 0-11 0-11 7 0 6 7 6 11 6 54 0 108 0 162 0z"><text:p/></draw:path><draw:path draw:style-name="gr3" draw:text-style-name="P6" svg:width="0.0386in" svg:height="0.0701in" svg:x="0.9098in" svg:y="0in" svg:viewBox="0 0 99 179" svg:d="M62 8c0-8-2-8-9-8-17 16-42 18-53 18 0 3 0 6 0 9 7 0 24 0 40-7 0 46 0 91 0 137 0 9 0 12-28 12-3 0-7 0-10 0 0 4 0 7 0 10 5 0 39-1 49-1 7 0 41 1 48 1 0-3 0-6 0-10-3 0-8 0-11 0-26 0-26-3-26-12 0-49 0-100 0-149z"><text:p/></draw:path><draw:path draw:style-name="gr3" draw:text-style-name="P6" svg:width="0.0205in" svg:height="0.1516in" svg:x="0.985in" svg:y="0.0193in" svg:viewBox="0 0 53 386" svg:d="M53 386c0-5 0-11 0-15-12 0-26 0-38 0 0-119 0-237 0-356 12 0 26 0 38 0 0-5 0-10 0-15-18 0-35 0-53 0 0 129 0 257 0 386 18 0 35 0 53 0z"><text:p/></draw:path><draw:path draw:style-name="gr3" draw:text-style-name="P6" svg:width="0.1106in" svg:height="0.1035in" svg:x="1.0142in" svg:y="0.0291in" svg:viewBox="0 0 282 264" svg:d="M218 44c1-1 3-3 4-4 12-13 25-26 51-28 4 0 9 0 9-7 0-3-3-5-6-5-10 0-21 1-32 1-12 0-26-1-38-1-3 0-8 0-8 8 0 4 4 4 7 4 2 0 13 1 13 9 0 6-9 16-10 19-30 34-61 69-90 103-15-39-28-76-42-114-3-6-2-5-3-7 0-10 19-10 23-10 5 0 10 0 10-8 0-4-6-4-7-4-10 0-37 1-48 1-10 0-35-1-43-1-3 0-8 0-8 8 0 4 4 4 9 4 23 0 25 3 28 13 16 43 32 85 48 128 0 1 1 5 1 6 0 2-16 63-17 71-5 21-5 22-36 22-8 0-11 0-11 8 0 4 4 4 5 4 11 0 38-1 49-1s38 1 49 1c4 0 8 0 8-8 0-4-3-4-11-4-1 0-8 0-14 0-9-1-11-2-11-7 0-2 3-16 5-24 5-19 9-36 13-55 3-7 4-8 6-11 32-37 65-74 97-111z"><text:p/></draw:path><draw:path draw:style-name="gr3" draw:text-style-name="P6" svg:width="0.0205in" svg:height="0.1516in" svg:x="1.1346in" svg:y="0.0193in" svg:viewBox="0 0 53 386" svg:d="M53 0c-18 0-35 0-53 0 0 5 0 10 0 15 12 0 25 0 37 0 0 119 0 237 0 356-12 0-25 0-37 0 0 4 0 10 0 15 18 0 35 0 53 0 0-129 0-257 0-386z"><text:p/></draw:path><draw:path draw:style-name="gr3" draw:text-style-name="P6" svg:width="0.0205in" svg:height="0.1516in" svg:x="1.1768in" svg:y="0.0193in" svg:viewBox="0 0 53 386" svg:d="M53 0c-18 0-35 0-53 0 0 5 0 10 0 15 12 0 25 0 37 0 0 119 0 237 0 356-12 0-25 0-37 0 0 4 0 10 0 15 18 0 35 0 53 0 0-129 0-257 0-386z"><text:p/></draw:path><draw:path draw:style-name="gr3" draw:text-style-name="P6" svg:width="0.1346in" svg:height="0.0835in" svg:x="0.0004in" svg:y="0.302in" svg:viewBox="0 0 343 213" svg:d="M329 152c6 0 14 0 14-8s-8-8-14-8c-82 0-164 0-245 0-17-14-37-24-49-29 13-7 33-17 49-30 81 0 163 0 245 0 6 0 14 0 14-8 0-7-8-7-14-7-76 0-152 0-228 0 19-18 39-52 39-58 0-4-6-4-8-4-3 0-6 0-7 3-8 16-19 35-45 59-26 23-51 34-72 39-7 2-7 2-8 3 0 2 0 2 0 3s0 1 0 2l1 1c1 0 1 1 9 3 52 16 90 51 112 92 4 7 4 8 10 8 2 0 8 0 8-4 0-6-20-39-39-57 76 0 152 0 228 0z"><text:p/></draw:path><draw:path draw:style-name="gr3" draw:text-style-name="P6" svg:width="0.1346in" svg:height="0.0835in" svg:x="0.1272in" svg:y="0.302in" svg:viewBox="0 0 343 213" svg:d="M260 77c16 14 36 24 48 30-13 6-33 16-48 29-82 0-164 0-246 0-6 0-14 0-14 8s8 8 13 8c76 0 153 0 229 0-19 17-39 51-39 57 0 4 6 4 8 4 3 0 6 0 7-3 9-15 20-35 44-58 27-23 53-33 73-40 7-2 7-2 8-3 0-1 0-1 0-2s0-1 0-3l-1-1c-1 0-1 0-9-3-51-15-90-51-112-91-4-8-4-9-10-9-2 0-8 0-8 4 0 6 20 39 39 58-76 0-153 0-229 0-5 0-13 0-13 7 0 8 8 8 14 8 82 0 164 0 246 0z"><text:p/></draw:path><draw:path draw:style-name="gr3" draw:text-style-name="P6" svg:width="0.0677in" svg:height="0.1051in" svg:x="0.3213in" svg:y="0.2756in" svg:viewBox="0 0 173 268" svg:d="M173 14c0-13-1-14-15-14-48 0-95 0-144 0-6 0-14 0-14 8 0 7 8 7 14 7 48 0 96 0 143 0 0 38 0 74 0 111-46 0-92 0-138 0-6 0-14 0-14 8s8 8 14 8c46 0 92 0 138 0 0 37 0 74 0 111-47 0-95 0-143 0-6 0-14 0-14 8 0 7 8 7 14 7 49 0 96 0 144 0 14 0 15-1 15-14 0-80 0-159 0-240z"><text:p/></draw:path><draw:path draw:style-name="gr3" draw:text-style-name="P6" svg:width="0.0752in" svg:height="0.0685in" svg:x="0.402in" svg:y="0.3138in" svg:viewBox="0 0 192 175" svg:d="M119 54c2-10 11-46 37-46 2 0 12 0 20 5-11 2-19 11-19 21 0 6 5 13 15 13 8 0 20-6 20-22 0-20-22-25-35-25-23 0-36 20-40 29-10-26-31-29-42-29-41 0-63 49-63 59 0 4 3 3 4 4 4 0 5 0 6-5 13-40 38-50 52-50 7 0 21 3 21 26 0 12-7 37-21 91-6 25-20 41-37 41-2 0-11 0-19-5 9-2 18-10 18-21 0-10-9-14-14-14-12 0-22 10-22 24 0 17 20 25 36 25 27 0 40-28 41-30 5 14 19 30 42 30 39 0 61-51 61-60 0-4-3-4-4-4-3 0-4 2-4 4-14 42-40 51-52 51-16 0-21-12-21-25 0-9 2-18 7-34 4-18 8-36 13-53z"><text:p/></draw:path><draw:path draw:style-name="gr3" draw:text-style-name="P6" svg:width="0.076in" svg:height="0.0878in" svg:x="0.5398in" svg:y="0.2984in" svg:viewBox="0 0 194 224" svg:d="M179 120c7 0 15 0 15-8s-8-8-15-8c-55 0-109 0-164 0 5-51 50-89 104-89 20 0 40 0 60 0 7 0 15 0 15-7 0-8-8-8-15-8-20 0-40 0-60 0-66 0-119 51-119 112 0 62 53 112 119 112 20 0 40 0 60 0 7 0 15 0 15-7 0-8-8-8-15-8-20 0-40 0-60 0-54 0-99-37-104-89 55 0 109 0 164 0z"><text:p/></draw:path><draw:path draw:style-name="gr3" draw:text-style-name="P6" svg:width="0.076in" svg:height="0.1382in" svg:x="0.6787in" svg:y="0.2732in" svg:viewBox="0 0 194 352" svg:d="M122 118c11 0 22 0 33 0 8 0 11 0 11-8 0-4-3-4-10-4-11 0-21 0-32 0 2-15 6-30 8-44 1-8 7-36 9-40 4-8 11-13 18-13 2 0 13 0 19 6-16 3-21 16-21 21 0 9 8 15 15 15 9 0 22-9 22-25 0-17-19-26-35-26-13 0-37 8-49 45-2 9-3 12-12 61-9 0-18 0-27 0-7 0-12 0-12 7 0 5 4 5 11 5 9 0 17 0 26 0-10 50-19 102-29 153-8 37-14 72-34 72-1 0-11 0-19-6 18-2 22-16 22-21 0-9-7-14-14-14-11 0-22 8-22 24s18 26 33 26c21 0 36-23 44-37 12-25 21-72 21-74 8-41 16-83 24-123z"><text:p/></draw:path><draw:path draw:style-name="gr3" draw:text-style-name="P6" svg:width="0.0717in" svg:height="0.0047in" svg:x="0.7732in" svg:y="0.2882in" svg:viewBox="0 0 183 13" svg:d="M172 13c4 0 11 0 11-6 0-7-6-7-11-7-54 0-107 0-161 0-4 0-11 0-11 7 0 6 7 6 11 6 54 0 107 0 161 0z"><text:p/></draw:path><draw:path draw:style-name="gr3" draw:text-style-name="P6" svg:width="0.0382in" svg:height="0.0701in" svg:x="0.8685in" svg:y="0.2472in" svg:viewBox="0 0 98 179" svg:d="M62 7c0-7-2-7-9-7-18 16-42 16-53 16 0 4 0 7 0 10 7 0 24 0 40-7 0 46 0 92 0 138 0 9 0 12-28 12-3 0-7 0-10 0 0 4 0 7 0 10 5 0 38-1 47-1s43 1 49 1c0-3 0-6 0-10-3 0-7 0-10 0-26 0-26-3-26-12 0-50 0-100 0-150z"><text:p/></draw:path><draw:path draw:style-name="gr3" draw:text-style-name="P6" svg:width="0.0205in" svg:height="0.152in" svg:x="0.9429in" svg:y="0.2665in" svg:viewBox="0 0 53 387" svg:d="M53 387c0-5 0-11 0-15-12 0-26 0-38 0 0-119 0-238 0-357 12 0 26 0 38 0 0-5 0-10 0-15-18 0-35 0-53 0 0 129 0 258 0 387 18 0 35 0 53 0z"><text:p/></draw:path><draw:path draw:style-name="gr3" draw:text-style-name="P6" svg:width="0.1098in" svg:height="0.1035in" svg:x="0.9728in" svg:y="0.2783in" svg:viewBox="0 0 280 264" svg:d="M217 44c2-2 3-3 5-6 12-11 24-24 51-26 4-1 7-1 7-8 0-3-2-4-4-4-11 0-22 1-32 1-13 0-26-1-38-1-3 0-8 0-8 8 0 3 4 4 5 4 4 0 15 1 15 9 0 6-9 16-11 19-30 34-60 69-89 103-15-39-29-77-43-116-2-5-2-5-2-6 0-9 18-9 23-9s8 0 8-8c0-4-4-4-5-4-11 0-37 1-48 1-10 0-35-1-44-1-3 0-7 0-7 8 0 4 3 4 9 4 23 0 24 3 27 13 17 42 32 85 49 127 0 1 1 5 1 6s-16 64-18 71c-4 22-5 23-36 23-7 0-10 0-10 8 0 4 4 4 5 4 10 0 38-1 49-1s38 1 49 1c3 0 8 0 8-8 0-4-4-4-11-4-1 0-9 0-15-1-8 0-10-1-10-6 0-3 3-16 5-24 5-19 9-36 13-55 3-8 3-9 6-12 32-36 64-74 96-110z"><text:p/></draw:path><draw:path draw:style-name="gr3" draw:text-style-name="P6" svg:width="0.0205in" svg:height="0.152in" svg:x="1.0925in" svg:y="0.2665in" svg:viewBox="0 0 53 387" svg:d="M53 0c-18 0-35 0-53 0 0 5 0 10 0 15 12 0 25 0 37 0 0 119 0 238 0 357-12 0-25 0-37 0 0 4 0 10 0 15 18 0 35 0 53 0 0-129 0-258 0-387z"><text:p/></draw:path><draw:path draw:style-name="gr3" draw:text-style-name="P6" svg:width="0.0161in" svg:height="0.0157in" svg:x="1.1445in" svg:y="0.3642in" svg:viewBox="0 0 42 41" svg:d="M42 20c0-11-10-20-21-20s-21 9-21 20 10 21 21 21 21-10 21-21z"><text:p/></draw:path><draw:path draw:style-name="gr3" draw:text-style-name="P6" svg:width="0.076in" svg:height="0.1382in" svg:x="1.1819in" svg:y="0.2732in" svg:viewBox="0 0 194 352" svg:d="M122 118c11 0 22 0 33 0 8 0 12 0 12-8 0-4-4-4-11-4-11 0-21 0-32 0 2-15 6-30 8-44 2-8 8-36 10-40 3-8 10-13 17-13 3 0 13 0 19 6-16 3-21 16-21 21 0 9 8 15 15 15 11 0 22-9 22-25 0-17-18-26-35-26-13 0-37 8-48 45-3 9-4 12-13 61-9 0-18 0-27 0-7 0-12 0-12 7 0 5 4 5 11 5 9 0 17 0 26 0-10 50-19 102-29 153-7 37-13 72-34 72-1 0-11 0-19-6 19-2 22-16 22-21 0-9-7-14-14-14-10 0-22 8-22 24s18 26 33 26c22 0 37-23 44-37 12-25 21-72 22-74 8-41 15-83 23-123z"><text:p/></draw:path><draw:path draw:style-name="gr3" draw:text-style-name="P6" svg:width="0.035in" svg:height="0.152in" svg:x="1.2799in" svg:y="0.2665in" svg:viewBox="0 0 90 387" svg:d="M90 383c0-1 0-2-6-9-49-48-61-121-61-180 0-68 14-135 62-183 5-4 5-6 5-7 0-3-1-4-4-4-4 0-39 26-61 76-20 43-25 86-25 118 0 29 4 77 26 121 23 47 56 72 60 72 3 0 4-1 4-4z"><text:p/></draw:path><draw:path draw:style-name="gr3" draw:text-style-name="P6" svg:width="0.0752in" svg:height="0.0685in" svg:x="1.3287in" svg:y="0.3138in" svg:viewBox="0 0 192 175" svg:d="M118 54c2-10 11-46 38-46 1 0 11 0 19 5-11 2-19 11-19 21 0 6 5 13 16 13 7 0 20-6 20-22 0-20-23-25-36-25-23 0-36 20-41 29-9-26-30-29-41-29-41 0-63 49-63 59 0 4 4 4 5 4 3 0 5 0 5-5 13-40 38-50 52-50 7 0 20 3 20 26 0 12-6 37-20 91-6 25-20 41-37 41-2 0-11 0-20-5 10-2 19-10 19-21 0-10-9-14-14-14-12 0-21 10-21 24 0 17 19 25 36 25 26 0 39-28 40-30 5 14 19 30 42 30 40 0 62-51 62-60 0-4-4-4-5-4-3 0-3 2-5 4-13 42-39 51-51 51-16 0-21-12-21-25 0-9 2-18 6-34 5-18 9-36 14-53z"><text:p/></draw:path><draw:path draw:style-name="gr3" draw:text-style-name="P6" svg:width="0.035in" svg:height="0.152in" svg:x="1.4197in" svg:y="0.2665in" svg:viewBox="0 0 90 387" svg:d="M90 194c0-30-4-77-25-121-24-48-57-73-61-73-2 0-4 2-4 4 0 1 0 3 8 9 37 39 59 100 59 181 0 66-14 134-62 182-5 5-5 6-5 7 0 2 2 4 4 4 4 0 39-26 62-76 20-42 24-84 24-117z"><text:p/></draw:path><draw:path draw:style-name="gr3" draw:text-style-name="P6" svg:width="0.1008in" svg:height="0.035in" svg:x="1.5209in" svg:y="0.325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697in" svg:height="0.098in" svg:x="1.6776in" svg:y="0.3138in" svg:viewBox="0 0 178 250" svg:d="M176 23c2-5 2-7 2-9 0-6-5-11-12-11-3 0-10 4-13 9-1 2-3 13-6 21-2 10-5 20-7 31-6 23-12 46-18 69-1 6-18 33-43 33-20 0-24-16-24-31 0-18 7-42 20-76 5-16 7-21 7-28 0-17-12-31-31-31-37 0-51 56-51 59 0 4 3 4 4 4 4 0 5 0 6-7 11-36 26-48 39-48 4 0 10 0 10 13 0 9-4 19-6 26-16 41-23 63-23 82 0 34 25 46 47 46 15 0 29-7 40-18-6 20-10 39-26 60-10 13-25 24-43 24-5 0-22-1-28-17 5 0 11 0 16-4 4-3 8-9 8-15 0-13-11-15-14-15-9 0-22 7-22 26s16 34 40 34c40 0 81-36 92-80 12-49 24-97 36-147z"><text:p/></draw:path><draw:path draw:style-name="gr3" draw:text-style-name="P6" svg:width="0.0394in" svg:height="0.1819in" svg:x="2.611in" svg:y="0.252in" svg:viewBox="0 0 101 463" svg:d="M101 460c0-1-1-2-2-4-18-18-44-50-61-113-8-35-12-75-12-111 0-101 25-173 71-223 4-4 3-4 4-5 0-4-3-4-5-4-6 0-27 23-31 30-40 46-65 115-65 202 0 55 10 132 60 198 4 4 29 33 36 33 2 0 5 0 5-3z"><text:p/></draw:path><draw:path draw:style-name="gr3" draw:text-style-name="P6" svg:width="0.0752in" svg:height="0.1382in" svg:x="2.6654in" svg:y="0.2732in" svg:viewBox="0 0 192 352" svg:d="M121 118c11 0 23 0 34 0 8 0 11 0 11-8 0-4-3-4-10-4-11 0-21 0-32 0 2-15 6-30 8-44 1-8 7-36 9-40 4-8 11-13 18-13 2 0 11 0 19 6-16 3-21 16-21 21 0 9 7 15 15 15 9 0 20-9 20-25 0-17-17-26-33-26-13 0-37 8-49 45-2 9-3 12-12 61-9 0-19 0-28 0-6 0-11 0-11 7 0 5 4 5 11 5 9 0 17 0 26 0-10 50-19 102-29 153-8 37-14 72-34 72-1 0-11 0-19-6 18-2 21-16 21-21 0-9-6-14-14-14-10 0-21 8-21 24s18 26 33 26c21 0 36-23 44-37 12-25 21-72 21-74 8-41 15-83 23-123z"><text:p/></draw:path><draw:path draw:style-name="gr3" draw:text-style-name="P6" svg:width="0.0205in" svg:height="0.152in" svg:x="2.7665in" svg:y="0.2665in" svg:viewBox="0 0 53 387" svg:d="M53 387c0-5 0-11 0-15-12 0-26 0-38 0 0-119 0-238 0-357 12 0 26 0 38 0 0-5 0-10 0-15-18 0-35 0-53 0 0 129 0 258 0 387 18 0 35 0 53 0z"><text:p/></draw:path><draw:path draw:style-name="gr3" draw:text-style-name="P6" svg:width="0.1252in" svg:height="0.1035in" svg:x="2.7945in" svg:y="0.2783in" svg:viewBox="0 0 319 264" svg:d="M177 104c-11-25-21-50-32-75-1-4-1-4-2-6 0-2 7-10 23-11 3-1 8-1 8-8 0-4-5-4-6-4-16 0-33 1-49 1-9 0-33-1-43-1-2 0-7 0-7 8 0 4 4 4 9 4 23 0 25 3 29 12 15 36 30 72 46 108-28 30-55 58-83 88-1 1-3 3-4 4-19 20-37 27-57 28-5 0-9 0-9 8 2 1 0 4 5 4 13 0 25-1 37-1 14 0 29 1 43 1 3 0 7 0 7-8 0-4-3-3-4-4-4 0-17-1-17-12 0-7 7-12 11-18 14-14 27-27 40-42 11-12 23-25 34-37 13 31 27 62 40 92 1 5 2 5 2 6 0 3-8 10-23 11-5 0-8 1-8 8 0 4 5 4 7 4 10 0 37-1 48-1 10 0 33 1 43 1 2 0 8 0 8-8 0-4-5-4-8-4-25 0-26-1-33-17-15-36-41-96-49-120 26-27 66-72 79-83 11-10 25-19 48-20 6-1 9-1 9-8 0-1 0-4-6-4-11 0-24 1-36 1-14 0-28-1-43-1-2 0-6 0-6 8 0 2 2 3 4 4 3 0 15 1 15 12 0 6-4 10-7 13-21 22-42 45-63 67z"><text:p/></draw:path><draw:path draw:style-name="gr3" draw:text-style-name="P6" svg:width="0.0209in" svg:height="0.152in" svg:x="2.9319in" svg:y="0.2665in" svg:viewBox="0 0 54 387" svg:d="M54 0c-18 0-36 0-54 0 0 5 0 10 0 15 13 0 25 0 38 0 0 119 0 238 0 357-13 0-25 0-38 0 0 4 0 10 0 15 18 0 36 0 54 0 0-129 0-258 0-387z"><text:p/></draw:path><draw:path draw:style-name="gr3" draw:text-style-name="P6" svg:width="0.0748in" svg:height="0.1071in" svg:x="3.0268in" svg:y="0.2756in" svg:viewBox="0 0 191 273" svg:d="M134 247c0 9 0 17 0 26 19-1 39-4 57-5 0-4 0-7 0-12-27 0-30-2-30-22 0-78 0-156 0-234-19 1-37 3-55 4 0 5 0 8 0 12 26 0 29 3 29 21 0 28 0 56 0 84-11-13-27-23-48-23-46 0-87 37-87 87 0 49 38 88 82 88 25 0 42-13 52-26zM134 143c0 26 0 53 0 79 0 8 0 8-4 14-11 19-29 28-45 28-18 0-32-10-41-24-10-17-11-39-11-54 0-14 0-38 12-55 8-12 22-25 43-25 14 0 30 6 42 23 4 6 4 7 4 14z"><text:p/></draw:path><draw:path draw:style-name="gr3" draw:text-style-name="P6" svg:width="0.0587in" svg:height="0.0697in" svg:x="3.1106in" svg:y="0.3138in" svg:viewBox="0 0 150 178" svg:d="M32 76c2-57 35-67 48-67 40 0 43 53 43 67-31 0-60 0-91 0zM32 85c36 0 71 0 108 0 8 0 10 0 10-9 0-38-21-76-70-76-45 0-80 41-80 89 0 52 40 89 85 89 47 0 65-43 65-50 0-4-4-5-6-5-3 0-4 2-5 6-14 39-48 39-52 39-20 0-35-12-44-26-11-18-11-44-11-57z"><text:p/></draw:path><draw:path draw:style-name="gr3" draw:text-style-name="P6" svg:width="0.076in" svg:height="0.1071in" svg:x="3.178in" svg:y="0.2732in" svg:viewBox="0 0 194 273" svg:d="M118 118c17 0 21 5 21 21 0 35 0 69 0 104 0 18-5 18-31 18 0 4 0 7 0 12 13 0 33-1 43-1s28 1 43 1c0-5 0-8 0-12-26 0-30 0-30-18 0-47 0-95 0-142-17 1-33 2-50 3-5 2-4 2-6 2-1 0-1 0-7 0-15 0-31 0-46 0 0-15 0-29 0-43 0-39 34-54 57-54 12 0 27 3 34 13-16 0-18 11-18 18 0 12 9 17 17 17 9 0 18-6 18-17 0-24-21-40-50-40-36 0-82 20-82 62 0 14 0 29 0 44-10 0-21 0-31 0 0 4 0 7 0 12 10 0 21 0 31 0 0 41 0 83 0 125 0 18-5 18-30 18 0 4 0 7 0 12 12 0 33-1 43-1s29 1 43 1c0-5 0-8 0-12-27 0-31 0-31-18 0-42 0-84 0-125 21 0 41 0 62 0z"><text:p/></draw:path><draw:path draw:style-name="gr3" draw:text-style-name="P6" svg:width="0.0764in" svg:height="0.0665in" svg:x="3.263in" svg:y="0.3138in" svg:viewBox="0 0 195 170" svg:d="M31 37c0 34 0 70 0 104 0 17-5 17-31 17 0 5 0 8 0 12 14 0 34-1 44-1s31 1 44 1c0-4 0-7 0-12-26 0-31 0-31-17 0-23 0-48 0-71 0-40 28-62 53-62 24 0 29 21 29 43 0 29 0 60 0 90 0 17-5 17-31 17 0 5 0 8 0 12 13 0 33-1 44-1 10 0 29 1 43 1 0-4 0-7 0-12-20 0-30 0-30-12 0-24 0-49 0-73 0-33 0-46-12-59-6-6-19-14-41-14-28 0-46 16-57 40 0-14 0-27 0-40-19 1-36 2-55 3 0 5 0 8 0 12 27 0 31 4 31 22z"><text:p/></draw:path><draw:path draw:style-name="gr3" draw:text-style-name="P6" svg:width="0.0319in" svg:height="0.1012in" svg:x="3.348in" svg:y="0.2787in" svg:viewBox="0 0 82 258" svg:d="M56 88c-19 1-36 2-55 3 0 5 0 8 0 12 25 0 29 3 29 22 0 34 0 70 0 104 0 17-4 17-30 17 0 5 0 8 0 12 12 0 33-1 43-1 13 0 26 1 39 1 0-4 0-7 0-12-25 0-26-2-26-16 0-47 0-95 0-142zM57 20c0-12-10-20-21-20s-20 10-20 20c0 11 9 21 20 21s21-8 21-21z"><text:p/></draw:path><draw:path draw:style-name="gr3" draw:text-style-name="P6" svg:width="0.0472in" svg:height="0.0949in" svg:x="3.3882in" svg:y="0.287in" svg:viewBox="0 0 121 242" svg:d="M59 82c19 0 37 0 55 0 0-4 0-7 0-12-18 0-36 0-55 0 0-23 0-47 0-70-3 0-6 0-10 0 0 32-12 73-49 75 0 2 0 5 0 7 11 0 22 0 33 0 0 36 0 72 0 107 0 49 35 53 49 53 28 0 39-28 39-53 0-8 0-14 0-22-3 0-7 0-10 0 0 8 0 14 0 22 0 29-12 43-26 43-26 0-26-35-26-42 0-36 0-71 0-108z"><text:p/></draw:path><draw:path draw:style-name="gr3" draw:text-style-name="P6" svg:width="0.0327in" svg:height="0.1012in" svg:x="3.4492in" svg:y="0.2787in" svg:viewBox="0 0 84 258" svg:d="M56 88c-18 1-36 2-54 3 0 5 0 8 0 12 25 0 29 3 29 22 0 34 0 70 0 104 0 17-5 17-31 17 0 5 0 8 0 12 13 0 34-1 43-1 13 0 27 1 41 1 0-4 0-7 0-12-27 0-28-2-28-16 0-47 0-95 0-142zM57 20c0-12-9-20-20-20-12 0-21 10-21 20 0 11 9 21 21 21 11 0 20-8 20-21z"><text:p/></draw:path><draw:path draw:style-name="gr3" draw:text-style-name="P6" svg:width="0.0673in" svg:height="0.0697in" svg:x="3.4909in" svg:y="0.3138in" svg:viewBox="0 0 172 178" svg:d="M172 91c0-49-39-91-86-91-49 0-86 43-86 91 0 50 41 87 86 87 46 0 86-38 86-87zM86 168c-17 0-33-7-44-26-10-17-10-40-10-54 0-15 0-36 10-53s28-26 44-26 33 9 44 25c10 17 10 40 10 54s0 34-9 52c-9 17-25 28-45 28z"><text:p/></draw:path><draw:path draw:style-name="gr3" draw:text-style-name="P6" svg:width="0.0764in" svg:height="0.0665in" svg:x="3.5677in" svg:y="0.3138in" svg:viewBox="0 0 195 170" svg:d="M31 37c0 34 0 70 0 104 0 17-5 17-31 17 0 5 0 8 0 12 14 0 34-1 44-1s30 1 43 1c0-4 0-7 0-12-25 0-30 0-30-17 0-23 0-48 0-71 0-40 28-62 52-62 25 0 28 21 28 43 0 29 0 60 0 90 0 17-3 17-29 17 0 5 0 8 0 12 13 0 33-1 44-1 10 0 29 1 43 1 0-4 0-7 0-12-20 0-30 0-30-12 0-24 0-49 0-73 0-33 0-46-12-59-6-6-19-14-41-14-28 0-46 16-57 40 0-14 0-27 0-40-19 1-36 2-55 3 0 5 0 8 0 12 27 0 31 4 31 22z"><text:p/></draw:path><draw:path draw:style-name="gr3" draw:text-style-name="P6" svg:width="0.0394in" svg:height="0.1819in" svg:x="3.6543in" svg:y="0.252in" svg:viewBox="0 0 101 463" svg:d="M101 232c0-55-10-132-60-198-5-4-30-34-37-34-2 0-4 1-4 4 0 1 0 3 2 4 19 21 44 51 60 113 8 35 12 75 12 111 0 39-4 78-14 116-14 55-37 85-57 106-3 5-3 5-3 6 0 3 2 3 4 3 6 0 28-23 32-29 40-46 65-116 65-202z"><text:p/></draw:path><draw:path draw:style-name="gr3" draw:text-style-name="P6" svg:width="0.1346in" svg:height="0.0831in" svg:x="0.0004in" svg:y="0.5472in" svg:viewBox="0 0 343 212" svg:d="M329 152c6 0 14 0 14-8s-8-8-14-8c-82 0-164 0-245 0-17-14-37-24-49-29 13-7 33-17 49-30 81 0 163 0 245 0 6 0 14-1 14-9 0-9-8-8-14-8-76 0-152 0-228 0 19-17 39-51 39-56 0-4-6-4-8-4-3 0-6 0-7 3-8 15-19 35-45 57-26 25-51 35-72 40-7 2-7 3-8 3 0 1 0 3 0 4s0 1 0 2h1c1 1 1 1 9 3 52 16 90 51 112 93 4 7 4 7 10 7 2 0 8 0 8-4 0-5-20-39-39-56 76 0 152 0 228 0z"><text:p/></draw:path><draw:path draw:style-name="gr3" draw:text-style-name="P6" svg:width="0.1346in" svg:height="0.0831in" svg:x="0.1272in" svg:y="0.5472in" svg:viewBox="0 0 343 212" svg:d="M260 77c16 13 36 23 48 30-13 5-33 15-48 29-82 0-164 0-246 0-6 0-14 0-14 8s8 8 13 8c76 0 153 0 229 0-19 17-39 51-39 56 0 4 6 4 8 4 3 0 6 0 7-3 9-14 20-35 44-57 27-23 53-34 73-40 7-2 7-3 8-3 0-1 0-1 0-2s0-3 0-4h-1c-1-1-1-1-9-3-51-15-90-51-112-92-4-8-4-8-10-8-2 0-8 0-8 4 0 5 20 39 39 56-76 0-153 0-229 0-5 0-13-1-13 8 0 8 8 9 14 9 82 0 164 0 246 0z"><text:p/></draw:path><draw:path draw:style-name="gr3" draw:text-style-name="P6" svg:width="0.0677in" svg:height="0.1047in" svg:x="0.3213in" svg:y="0.522in" svg:viewBox="0 0 173 267" svg:d="M173 13c0-12-1-13-15-13-48 0-95 0-144 0-6 0-14 0-14 8 0 7 8 7 14 7 48 0 96 0 143 0 0 37 0 74 0 110-46 0-92 0-138 0-6 0-14-1-14 8 0 8 8 9 14 9 46 0 92 0 138 0 0 36 0 74 0 110-47 0-95 0-143 0-6 0-14 0-14 8 0 7 8 7 14 7 49 0 96 0 144 0 14 0 15-1 15-13 0-80 0-161 0-241z"><text:p/></draw:path><draw:path draw:style-name="gr3" draw:text-style-name="P6" svg:width="0.0752in" svg:height="0.0685in" svg:x="0.402in" svg:y="0.5602in" svg:viewBox="0 0 192 175" svg:d="M119 54c2-10 11-45 37-45 2 0 12 0 20 4-11 2-19 12-19 21 0 7 5 14 15 14 8 0 20-7 20-23 0-20-22-25-35-25-23 0-36 21-40 30-10-26-31-30-42-30-41 0-63 49-63 59 0 5 3 4 4 5 4 0 5-1 6-5 13-40 38-50 52-50 7 0 21 3 21 25 0 12-7 39-21 92-6 25-20 41-37 41-2 0-11 0-19-5 9-3 18-10 18-21 0-10-9-13-14-13-12 0-22 9-22 22 0 17 20 25 36 25 27 0 40-27 41-29 5 15 19 29 42 29 39 0 61-50 61-60 0-3-3-3-4-3-3 0-4 1-4 5-14 40-40 50-52 50-16 0-21-13-21-26 0-8 2-17 7-34 4-18 8-36 13-53z"><text:p/></draw:path><draw:path draw:style-name="gr3" draw:text-style-name="P6" svg:width="0.0161in" svg:height="0.0157in" svg:x="0.4976in" svg:y="0.611in" svg:viewBox="0 0 42 41" svg:d="M42 21c0-11-10-21-21-21s-21 10-21 21 10 20 21 20 21-9 21-20z"><text:p/></draw:path><draw:path draw:style-name="gr3" draw:text-style-name="P6" svg:width="0.0752in" svg:height="0.0685in" svg:x="0.5315in" svg:y="0.5602in" svg:viewBox="0 0 192 175" svg:d="M118 54c2-10 11-45 38-45 2 0 11 0 19 4-10 2-18 12-18 21 0 7 4 14 15 14 8 0 20-7 20-23 0-20-23-25-36-25-22 0-35 21-41 30-9-26-29-30-41-30-40 0-62 49-62 59 0 5 3 5 4 5 4 0 5-1 6-5 12-40 38-50 52-50 6 0 21 3 21 25 0 12-7 39-21 92-7 25-20 41-38 41-2 0-11 0-18-5 8-3 17-10 17-21 0-10-9-13-14-13-11 0-21 9-21 22 0 17 19 25 36 25 26 0 40-27 41-29 4 15 19 29 42 29 39 0 61-50 61-60 0-3-3-3-4-3-3 0-4 1-6 5-12 40-38 50-51 50-15 0-21-13-21-26 0-8 2-17 6-34 5-18 9-36 14-53z"><text:p/></draw:path><draw:path draw:style-name="gr3" draw:text-style-name="P6" svg:width="0.076in" svg:height="0.0874in" svg:x="0.6689in" svg:y="0.5457in" svg:viewBox="0 0 194 223" svg:d="M180 120c7 0 14 0 14-8s-7-8-14-8c-55 0-109 0-164 0 5-52 49-89 104-89 20 0 41 0 60 0 7 0 14 0 14-7 0-8-7-8-14-8-21 0-40 0-61 0-66 0-119 49-119 112 0 62 53 111 119 111 21 0 40 0 61 0 7 0 14 0 14-7 0-8-7-8-14-8-19 0-40 0-60 0-55 0-99-36-104-88 55 0 109 0 164 0z"><text:p/></draw:path><draw:path draw:style-name="gr3" draw:text-style-name="P6" svg:width="0.1039in" svg:height="0.1083in" svg:x="0.8051in" svg:y="0.5181in" svg:viewBox="0 0 265 276" svg:d="M56 232c-15 26-31 31-47 33-5 0-9 0-9 8 0 2 2 3 5 3 10 0 22-1 33-1 14 0 27 1 39 1 2 0 8 0 8-7 0-4-4-4-7-4-9-1-18-4-18-14 0-5 3-9 6-15 10-16 19-33 29-49 33 0 64 0 97 0 0 9 6 60 6 65 0 11-20 13-28 13-5 0-8 0-8 8 0 3 3 2 4 3 17 0 33-1 48-1 10 0 35 1 44 1 3 0 7 0 7-8 0-3-3-3-9-3-23 0-23-3-24-14-8-81-16-162-24-242-1-8-1-9-8-9-5 0-8 2-10 7-45 74-89 150-134 225zM102 175c26-43 51-85 76-128 5 43 9 85 13 128-29 0-59 0-89 0z"><text:p/></draw:path><draw:path draw:style-name="gr3" draw:text-style-name="P6" svg:width="0.0839in" svg:height="0.0941in" svg:x="0.9563in" svg:y="0.5366in" svg:viewBox="0 0 214 240" svg:d="M117 9c-4-7-6-9-9-9-6 0-7 3-9 9-32 71-64 144-96 215-3 6-3 6-3 8 0 4 3 8 8 8 3 0 5-1 8-8 31-68 61-136 92-205 29 69 60 137 90 205 4 8 8 8 9 8 4 0 7-4 7-8 0-1 0-1-2-7-32-72-64-144-95-216z"><text:p/></draw:path><draw:path draw:style-name="gr3" draw:text-style-name="P6" svg:width="0.0752in" svg:height="0.1378in" svg:x="1.0913in" svg:y="0.5201in" svg:viewBox="0 0 192 351" svg:d="M121 118c11 0 22 0 33 0 8 0 12 0 12-8 0-4-4-4-11-4-11 0-21 0-32 0 3-15 6-30 9-44 1-8 7-36 9-41 3-7 10-13 18-13 2 0 11 0 19 7-17 1-21 15-21 21 0 9 7 13 15 13 9 0 20-8 20-23 0-17-17-26-33-26-13 0-38 7-49 45-2 8-3 12-13 61-9 0-18 0-27 0-7 0-11 0-11 7 0 5 4 5 10 5 9 0 18 0 27 0-10 50-20 102-30 153-7 37-13 72-33 72-2 0-12 0-19-8 18-1 21-14 21-20 0-9-6-14-14-14-10 0-21 9-21 23 0 18 16 27 33 27 21 0 36-22 43-38 13-24 22-70 22-73 8-41 15-82 23-122z"><text:p/></draw:path><draw:path draw:style-name="gr3" draw:text-style-name="P6" svg:width="0.0346in" svg:height="0.1516in" svg:x="1.1894in" svg:y="0.5138in" svg:viewBox="0 0 89 386" svg:d="M89 383c0-1 0-2-7-9-48-48-60-122-60-180 0-69 15-136 63-184 4-5 4-6 4-7 0-2-1-3-3-3-5 0-39 26-62 75-20 43-24 86-24 119 0 29 4 75 25 119 23 48 56 73 61 73 2 0 3-1 3-3z"><text:p/></draw:path><draw:path draw:style-name="gr3" draw:text-style-name="P6" svg:width="0.0752in" svg:height="0.0685in" svg:x="1.2378in" svg:y="0.5602in" svg:viewBox="0 0 192 175" svg:d="M118 54c2-10 11-45 38-45 2 0 11 0 19 4-10 2-18 12-18 21 0 7 4 14 15 14 8 0 20-7 20-23 0-20-23-25-36-25-22 0-35 21-41 30-8-26-29-30-41-30-40 0-62 49-62 59 0 5 3 5 4 5 4 0 5-1 6-5 13-40 38-50 52-50 6 0 21 3 21 25 0 12-7 39-21 92-7 25-20 41-38 41-2 0-11 0-18-5 8-3 17-10 17-21 0-10-9-13-14-13-11 0-21 9-21 22 0 17 19 25 36 25 26 0 40-27 41-29 4 15 19 29 42 29 39 0 61-50 61-60 0-3-3-3-4-3-3 0-4 1-6 5-12 40-38 50-51 50-15 0-21-13-21-26 0-8 2-17 6-34 5-18 9-36 14-53z"><text:p/></draw:path><draw:path draw:style-name="gr3" draw:text-style-name="P6" svg:width="0.0346in" svg:height="0.1516in" svg:x="1.3291in" svg:y="0.5138in" svg:viewBox="0 0 89 386" svg:d="M89 194c0-31-4-77-25-121-23-48-56-73-61-73-2 0-3 1-3 3 0 1 0 2 7 10 38 38 60 99 60 181 0 66-14 133-63 182-4 5-4 6-4 7 0 2 1 3 3 3 5 0 39-26 62-75 20-43 24-86 24-117z"><text:p/></draw:path><draw:path draw:style-name="gr3" draw:text-style-name="P6" svg:width="0.076in" svg:height="0.0874in" svg:x="1.4343in" svg:y="0.5457in" svg:viewBox="0 0 194 223" svg:d="M179 120c7 0 15 0 15-8s-8-8-15-8c-55 0-109 0-164 0 6-52 50-89 105-89 20 0 39 0 59 0 7 0 15 0 15-7 0-8-8-8-15-8-20 0-40 0-60 0-66 0-119 49-119 112 0 62 53 111 119 111 20 0 40 0 60 0 7 0 15 0 15-7 0-8-8-8-15-8-20 0-39 0-59 0-55 0-99-36-105-88 55 0 109 0 164 0z"><text:p/></draw:path><draw:path draw:style-name="gr3" draw:text-style-name="P6" svg:width="0.1106in" svg:height="0.1035in" svg:x="1.5709in" svg:y="0.5228in" svg:viewBox="0 0 282 264" svg:d="M218 45c1-2 3-3 4-5 12-13 25-26 52-28 3 0 8 0 8-7 0-3-3-5-6-5-10 0-21 2-32 2-12 0-26-2-38-2-3 0-8 0-8 8 0 4 4 4 7 4 2 0 13 1 13 9 0 6-9 17-10 19-30 34-61 69-90 103-15-39-28-76-42-114-3-6-2-5-3-7 0-10 19-10 23-10 5 0 10 0 10-8 0-4-6-4-7-4-10 0-37 2-48 2-10 0-33-2-43-2-3 0-8 0-8 8 0 4 4 4 9 4 23 0 25 4 28 13 16 43 32 85 48 128 0 1 1 5 1 6 0 2-16 63-17 71-5 21-5 22-36 23-8 0-11 0-11 8 0 3 4 3 5 3 11 0 38-1 49-1s38 1 49 1c4 0 8 0 8-8 0-3-3-3-11-3-1 0-8 0-14-1-9-1-11-2-11-7 0-2 3-16 5-24 5-18 9-36 13-54 3-8 4-9 6-12 32-36 65-74 97-110z"><text:p/></draw:path><draw:path draw:style-name="gr3" draw:text-style-name="P6" svg:width="0.0846in" svg:height="0.0941in" svg:x="1.7295in" svg:y="0.5366in" svg:viewBox="0 0 216 240" svg:d="M117 9c-4-7-6-9-9-9-6 0-7 3-9 9-32 71-64 144-96 215-2 6-3 6-3 8 0 4 3 8 8 8 3 0 6-1 8-8 31-68 61-136 92-205 31 69 60 137 91 205 3 8 7 8 9 8 4 0 8-4 8-8 0-1 0-1-3-7-32-72-65-144-96-216z"><text:p/></draw:path><draw:path draw:style-name="gr3" draw:text-style-name="P6" svg:width="0.0752in" svg:height="0.1378in" svg:x="1.865in" svg:y="0.5201in" svg:viewBox="0 0 192 351" svg:d="M121 118c11 0 23 0 34 0 8 0 11 0 11-8 0-4-3-4-10-4-11 0-22 0-33 0 3-15 6-30 9-44 1-8 7-36 9-41 3-7 10-13 18-13 2 0 11 0 19 7-16 1-21 15-21 21 0 9 7 13 15 13 9 0 20-8 20-23 0-17-17-26-33-26-13 0-37 7-49 45-2 8-3 12-12 61-9 0-19 0-28 0-6 0-11 0-11 7 0 5 4 5 11 5 9 0 17 0 26 0-10 50-20 102-30 153-7 37-13 72-33 72-2 0-11 0-19-8 18-1 21-14 21-20 0-9-6-14-14-14-10 0-21 9-21 23 0 18 16 27 33 27 21 0 36-22 44-38 12-24 21-70 21-73 8-41 15-82 23-122z"><text:p/></draw:path><draw:path draw:style-name="gr3" draw:text-style-name="P6" svg:width="0.035in" svg:height="0.1516in" svg:x="1.9626in" svg:y="0.5138in" svg:viewBox="0 0 90 386" svg:d="M90 383c0-1 0-2-6-9-49-48-62-122-62-180 0-69 15-136 63-184 5-5 5-6 5-7 0-2-2-3-4-3-4 0-39 26-62 75-20 43-24 86-24 119 0 29 4 75 25 119 23 48 57 73 61 73 2 0 4-1 4-3z"><text:p/></draw:path><draw:path draw:style-name="gr3" draw:text-style-name="P6" svg:width="0.0752in" svg:height="0.0685in" svg:x="2.011in" svg:y="0.5602in" svg:viewBox="0 0 192 175" svg:d="M118 54c2-10 12-45 38-45 2 0 11 0 20 4-11 2-19 12-19 21 0 7 5 14 15 14 8 0 20-7 20-23 0-20-23-25-36-25-22 0-35 21-39 30-10-26-31-30-42-30-41 0-63 49-63 59 0 5 3 4 4 5 4 0 5-1 6-5 13-40 38-50 52-50 7 0 21 3 21 25 0 12-7 39-21 92-7 25-20 41-37 41-3 0-12 0-19-5 9-3 17-10 17-21 0-10-8-13-14-13-11 0-21 9-21 22 0 17 20 25 36 25 26 0 40-27 41-29 4 15 19 29 42 29 39 0 61-50 61-60 0-3-3-3-4-3-3 0-4 1-6 5-12 40-38 50-50 50-16 0-22-13-22-26 0-8 2-17 6-34 5-18 9-36 14-53z"><text:p/></draw:path><draw:path draw:style-name="gr3" draw:text-style-name="P6" svg:width="0.0346in" svg:height="0.1516in" svg:x="2.1028in" svg:y="0.5138in" svg:viewBox="0 0 89 386" svg:d="M89 194c0-31-4-77-25-121-23-48-56-73-61-73-2 0-3 1-3 3 0 1 0 2 7 10 38 38 60 99 60 181 0 66-14 133-63 182-4 5-4 6-4 7 0 2 1 3 3 3 5 0 39-26 62-75 20-43 24-86 24-117z"><text:p/></draw:path><draw:path draw:style-name="gr3" draw:text-style-name="P6" svg:width="0.1004in" svg:height="0.0354in" svg:x="2.2039in" svg:y="0.5709in" svg:viewBox="0 0 256 91" svg:d="M244 16c6 0 12-1 12-8 0-8-6-8-12-8-77 0-155 0-232 0-5 0-12 0-12 8 0 7 7 8 13 8 77 0 154 0 231 0zM244 91c6 0 12 0 12-7 0-8-6-8-12-8-77 0-154 0-231 0-6 0-13 0-13 8 0 7 7 7 12 7 77 0 155 0 232 0z"><text:p/></draw:path><draw:path draw:style-name="gr3" draw:text-style-name="P6" svg:width="0.0697in" svg:height="0.098in" svg:x="2.3602in" svg:y="0.5602in" svg:viewBox="0 0 178 250" svg:d="M177 24c1-5 1-6 1-10 0-6-5-10-11-10-3 0-10 3-13 8-1 2-4 14-6 21-3 10-5 21-7 31-6 23-12 47-18 70-1 6-19 33-44 33-20 0-24-17-24-32 0-17 7-42 20-76 6-15 7-19 7-27 0-18-12-32-30-32-38 0-52 56-52 59 0 5 3 4 4 5 5 0 5-1 7-8 11-36 26-47 40-47 2 0 8 0 8 12 0 10-3 20-6 27-16 41-22 63-22 81 0 35 24 46 47 46 15 0 29-7 39-18-5 21-9 40-25 61-11 12-25 24-43 24-5 0-23-1-29-17 6 0 11 0 16-4 5-3 8-9 8-16 0-13-10-14-14-14-9 0-21 7-21 26 0 18 16 33 40 33 40 0 80-36 91-78 12-50 25-98 37-148z"><text:p/></draw:path><draw:path draw:style-name="gr3" draw:text-style-name="P6" svg:width="0.0394in" svg:height="0.1819in" svg:x="2.611in" svg:y="0.4984in" svg:viewBox="0 0 101 463" svg:d="M101 459c0-1-1-3-2-4-18-18-44-49-61-113-8-35-12-75-12-110 0-102 25-173 71-223 4-4 4-5 4-6 0-3-3-3-5-3-6 0-27 23-31 29-40 47-65 116-65 202 0 55 10 133 60 198 4 4 29 34 36 34 2 0 5 0 5-4z"><text:p/></draw:path><draw:path draw:style-name="gr3" draw:text-style-name="P6" svg:width="0.0752in" svg:height="0.1378in" svg:x="2.6654in" svg:y="0.5201in" svg:viewBox="0 0 192 351" svg:d="M121 118c11 0 23 0 34 0 8 0 11 0 11-8 0-4-3-4-10-4-11 0-21 0-32 0 2-15 6-30 8-44 1-8 7-36 9-41 4-7 11-13 18-13 2 0 11 0 19 7-16 1-21 15-21 21 0 9 7 13 15 13 9 0 20-8 20-23 0-17-17-26-33-26-13 0-37 7-49 45-2 8-3 12-12 61-9 0-19 0-28 0-6 0-11 0-11 7 0 5 4 5 11 5 9 0 17 0 26 0-10 50-19 102-29 153-8 37-14 72-34 72-1 0-11 0-19-8 18-1 21-14 21-20 0-9-6-14-14-14-10 0-21 9-21 23 0 18 18 27 33 27 21 0 36-22 44-38 12-24 21-70 21-73 8-41 15-82 23-122z"><text:p/></draw:path><draw:path draw:style-name="gr3" draw:text-style-name="P6" svg:width="0.0717in" svg:height="0.0047in" svg:x="2.7598in" svg:y="0.535in" svg:viewBox="0 0 183 13" svg:d="M172 13c4 0 11 0 11-6 0-7-6-7-11-7-54 0-107 0-161 0-4 0-11 0-11 7 0 6 7 6 11 6 54 0 107 0 161 0z"><text:p/></draw:path><draw:path draw:style-name="gr3" draw:text-style-name="P6" svg:width="0.0382in" svg:height="0.0701in" svg:x="2.8551in" svg:y="0.4937in" svg:viewBox="0 0 98 179" svg:d="M60 8c0-8 0-8-7-8-18 18-42 18-53 18 0 3 0 6 0 9 7 0 24 0 40-7 0 46 0 91 0 137 0 9 0 12-28 12-3 0-7 0-10 0 0 4 0 7 0 10 5 0 38-1 47-1s43 1 49 1c0-3 0-6 0-10-3 0-7 0-10 0-28 0-28-3-28-12 0-49 0-100 0-149z"><text:p/></draw:path><draw:path draw:style-name="gr3" draw:text-style-name="P6" svg:width="0.0744in" svg:height="0.1067in" svg:x="2.9677in" svg:y="0.522in" svg:viewBox="0 0 190 272" svg:d="M133 246c0 9 0 17 0 26 19-1 39-4 57-5 0-3 0-7 0-11-27 0-29-3-29-22 0-78 0-156 0-234-19 1-38 2-57 3 0 5 0 8 0 12 28 0 30 4 30 22 0 28 0 56 0 84-11-14-27-24-48-24-45 0-86 38-86 88 0 48 37 87 81 87 26 0 43-14 52-26zM133 143c0 26 0 53 0 79 0 7 0 8-3 14-12 19-30 28-46 28-18 0-31-11-41-25-10-16-11-38-11-54 0-15 1-38 12-55 8-12 23-24 44-24 13 0 30 5 42 23 3 6 3 7 3 14z"><text:p/></draw:path><draw:path draw:style-name="gr3" draw:text-style-name="P6" svg:width="0.0587in" svg:height="0.0693in" svg:x="3.0516in" svg:y="0.5591in" svg:viewBox="0 0 150 177" svg:d="M32 76c3-57 35-67 48-67 40 0 44 51 44 67-31 0-61 0-92 0zM32 84c36 0 71 0 108 0 8 0 10 0 10-8 0-39-21-76-70-76-45 0-80 40-80 88 0 52 41 89 85 89 47 0 65-43 65-49 0-5-4-6-6-6-3 0-4 2-4 6-15 39-49 39-53 39-19 0-34-11-43-25-12-19-12-44-12-58z"><text:p/></draw:path><draw:path draw:style-name="gr3" draw:text-style-name="P6" svg:width="0.0752in" svg:height="0.1067in" svg:x="3.1189in" svg:y="0.5201in" svg:viewBox="0 0 192 272" svg:d="M117 118c17 0 20 4 20 21 0 35 0 69 0 104 0 18-4 18-30 18 0 3 0 7 0 11 13 0 33-1 43-1 8 0 28 1 42 1 0-4 0-8 0-11-25 0-29 0-29-18 0-47 0-95 0-142-17 1-32 2-49 3-6 0-6 2-7 2-3 0-1 0-7 0-15 0-30 0-45 0 0-15 0-30 0-44 0-38 33-54 57-54 11 0 25 4 33 13-16 1-19 12-19 17 0 14 11 18 18 18 9 0 18-5 18-18 0-23-21-38-50-38-36 0-81 20-81 62 0 14 0 29 0 44-10 0-21 0-31 0 0 4 0 7 0 12 10 0 21 0 31 0 0 41 0 83 0 125 0 18-5 18-31 18 0 3 0 7 0 11 13 0 33-1 43-1s28 1 43 1c0-4 0-8 0-11-26 0-30 0-30-18 0-42 0-84 0-125 20 0 41 0 61 0z"><text:p/></draw:path><draw:path draw:style-name="gr3" draw:text-style-name="P6" svg:width="0.0764in" svg:height="0.0665in" svg:x="3.2043in" svg:y="0.5602in" svg:viewBox="0 0 195 170" svg:d="M30 38c0 35 0 70 0 104 0 17-5 17-30 17 0 4 0 8 0 11 13 0 33-1 43-1 11 0 31 1 44 1 0-3 0-7 0-11-27 0-31 0-31-17 0-24 0-47 0-72 0-39 28-61 53-61 24 0 28 21 28 43 0 29 0 60 0 90 0 17-4 17-30 17 0 4 0 8 0 11 14 0 34-1 44-1s30 1 44 1c0-3 0-7 0-11-21 0-31 0-31-12 0-24 0-49 0-73 0-33 0-45-12-60-6-6-18-14-41-14-27 0-46 16-57 41 0-14 0-28 0-41-18 1-36 3-54 4 0 5 0 8 0 12 26 0 30 3 30 22z"><text:p/></draw:path><draw:path draw:style-name="gr3" draw:text-style-name="P6" svg:width="0.0327in" svg:height="0.1012in" svg:x="3.2886in" svg:y="0.5256in" svg:viewBox="0 0 84 258" svg:d="M56 88c-18 1-36 3-54 4 0 5 0 8 0 12 25 0 29 3 29 21 0 36 0 70 0 105 0 17-5 17-31 17 0 4 0 8 0 11 13 0 34-1 43-1 13 0 27 1 41 1 0-3 0-7 0-11-27 0-28-2-28-17 0-47 0-95 0-142zM57 21c0-12-9-21-20-21-12 0-21 11-21 21s9 21 21 21c11 0 20-9 20-21z"><text:p/></draw:path><draw:path draw:style-name="gr3" draw:text-style-name="P6" svg:width="0.0472in" svg:height="0.0949in" svg:x="3.3291in" svg:y="0.5339in" svg:viewBox="0 0 121 242" svg:d="M59 84c19 0 37 0 55 0 0-5 0-8 0-13-18 0-36 0-55 0 0-24 0-47 0-71-3 0-6 0-10 0 0 32-11 74-49 75 0 3 0 5 0 9 11 0 22 0 33 0 0 35 0 71 0 106 0 48 36 52 49 52 28 0 39-28 39-52 0-7 0-14 0-22-3 0-7 0-10 0 0 7 0 15 0 21 0 29-11 43-25 43-27 0-27-34-27-41 0-36 0-71 0-107z"><text:p/></draw:path><draw:path draw:style-name="gr3" draw:text-style-name="P6" svg:width="0.0319in" svg:height="0.1012in" svg:x="3.3906in" svg:y="0.5256in" svg:viewBox="0 0 82 258" svg:d="M55 88c-18 1-36 3-54 4 0 5 0 8 0 12 25 0 29 3 29 21 0 36 0 70 0 105 0 17-5 17-30 17 0 4 0 8 0 11 12 0 33-1 42-1 14 0 27 1 40 1 0-3 0-7 0-11-25 0-27-2-27-17 0-47 0-95 0-142zM57 21c0-12-10-21-21-21-12 0-21 11-21 21s9 21 21 21c11 0 21-9 21-21z"><text:p/></draw:path><draw:path draw:style-name="gr3" draw:text-style-name="P6" svg:width="0.0665in" svg:height="0.0693in" svg:x="3.4319in" svg:y="0.5591in" svg:viewBox="0 0 170 177" svg:d="M170 90c0-49-38-90-84-90-49 0-86 42-86 90 0 51 40 87 85 87 47 0 85-37 85-87zM86 167c-18 0-34-8-45-25-9-18-9-41-9-55s0-35 9-53c11-18 28-25 44-25 17 0 34 7 44 25 10 17 10 39 10 53s0 35-9 52c-8 17-26 28-44 28z"><text:p/></draw:path><draw:path draw:style-name="gr3" draw:text-style-name="P6" svg:width="0.076in" svg:height="0.0665in" svg:x="3.5087in" svg:y="0.5602in" svg:viewBox="0 0 194 170" svg:d="M30 38c0 35 0 70 0 104 0 17-5 17-30 17 0 4 0 8 0 11 13 0 33-1 43-1s31 1 44 1c0-3 0-7 0-11-27 0-31 0-31-17 0-24 0-47 0-72 0-39 28-61 53-61 24 0 28 21 28 43 0 29 0 60 0 90 0 17-4 17-30 17 0 4 0 8 0 11 14 0 34-1 44-1s29 1 43 1c0-3 0-7 0-11-20 0-30 0-30-12 0-24 0-49 0-73 0-33 0-45-12-60-6-6-18-14-41-14-27 0-46 16-57 41 0-14 0-28 0-41-18 1-36 3-54 4 0 5 0 8 0 12 26 0 30 3 30 22z"><text:p/></draw:path><draw:path draw:style-name="gr3" draw:text-style-name="P6" svg:width="0.0173in" svg:height="0.0449in" svg:x="3.6012in" svg:y="0.611in" svg:viewBox="0 0 45 115" svg:d="M45 41c0-26-10-41-25-41-12 0-20 10-20 21 0 10 8 20 20 20 5 0 10-1 14-5 1-1 1-1 2-1 0 2 0 0 0 6 0 28-13 51-26 65-5 4-5 4-5 5 0 3 3 4 5 4 4 0 35-29 35-74z"><text:p/></draw:path><draw:path draw:style-name="gr3" draw:text-style-name="P6" svg:width="0.1039in" svg:height="0.1083in" svg:x="3.661in" svg:y="0.5181in" svg:viewBox="0 0 265 276" svg:d="M56 232c-15 26-31 31-47 33-6 0-9 0-9 8 0 2 2 3 5 3 10 0 22-1 33-1 14 0 27 1 39 1 2 0 8 0 8-7 0-4-4-4-7-4-9-1-18-4-18-14 0-5 3-9 6-15 10-16 19-33 29-49 31 0 64 0 96 0 1 9 7 60 7 65 0 11-20 13-28 13-5 0-9 0-9 8 0 3 3 2 5 3 17 0 33-1 48-1 10 0 35 1 44 1 3 0 7 0 7-8 0-3-3-3-9-3-24 0-24-3-25-14-8-81-15-162-23-242-1-8-1-9-8-9-5 0-8 2-10 7-45 74-89 150-134 225zM102 175c26-43 51-85 76-128 5 43 8 85 12 128-29 0-58 0-88 0z"><text:p/></draw:path><draw:path draw:style-name="gr3" draw:text-style-name="P6" svg:width="0.0839in" svg:height="0.0941in" svg:x="3.8122in" svg:y="0.5366in" svg:viewBox="0 0 214 240" svg:d="M117 9c-4-7-6-9-9-9-6 0-7 3-9 9-32 71-65 144-97 215-2 6-2 6-2 8 0 4 3 8 8 8 2 0 5-1 8-8 31-68 61-136 92-205 29 69 60 137 90 205 3 8 8 8 9 8 4 0 7-4 7-8 0-1 0-1-2-7-32-72-64-144-95-216z"><text:p/></draw:path><draw:path draw:style-name="gr3" draw:text-style-name="P6" svg:width="0.1039in" svg:height="0.1083in" svg:x="3.9445in" svg:y="0.5181in" svg:viewBox="0 0 265 276" svg:d="M56 232c-15 26-31 31-47 33-6 0-9 0-9 8 0 2 2 3 5 3 10 0 22-1 33-1 14 0 27 1 39 1 2 0 8 0 8-7 0-4-4-4-7-4-9-1-18-4-18-14 0-5 3-9 6-15 10-16 19-33 29-49 33 0 64 0 97 0 0 9 6 60 6 65 0 11-20 13-28 13-5 0-9 0-9 8 0 3 3 2 5 3 17 0 33-1 48-1 10 0 35 1 44 1 3 0 7 0 7-8 0-3-3-3-9-3-24 0-24-3-25-14-8-81-15-162-23-242-1-8-1-9-8-9-5 0-8 2-10 7-45 74-89 150-134 225zM102 175c26-43 51-85 76-128 5 43 8 85 12 128-29 0-58 0-88 0z"><text:p/></draw:path><draw:path draw:style-name="gr3" draw:text-style-name="P6" svg:width="0.1346in" svg:height="0.0787in" svg:x="4.1043in" svg:y="0.5492in" svg:viewBox="0 0 343 201" svg:d="M42 93c21-16 32-33 35-37 18-26 13-34 20-52 0-4-5-4-8-4-7 0-7 1-8 8-8 37-32 69-76 88-4 1-5 2-5 5 0 2 2 3 5 5 41 16 66 47 76 90 1 4 1 5 8 5 3 0 8 0 8-4 0-1-4-25-20-51-8-12-19-25-35-37 86 0 172 0 258 0-21 15-32 32-34 36-17 28-14 34-21 52 0 4 5 4 8 4 7 0 7 0 9-7 9-38 32-71 75-88 4-2 6-3 6-5 0-3-2-3-3-4-18-7-64-27-79-92-1-4-1-5-8-5-3 0-8 0-8 4 0 1 4 26 20 51 8 12 19 25 35 38-86 0-172 0-258 0z"><text:p/></draw:path><draw:path draw:style-name="gr3" draw:text-style-name="P6" svg:width="0.1043in" svg:height="0.1083in" svg:x="4.2953in" svg:y="0.5181in" svg:viewBox="0 0 266 276" svg:d="M56 232c-15 26-31 31-47 33-5 0-9 0-9 8 0 2 2 3 5 3 11 0 22-1 33-1 14 0 27 1 39 1 3 0 8 0 8-7 0-4-4-4-7-4-9-1-18-4-18-14 0-5 3-9 6-15 10-16 20-33 30-49 32 0 65 0 96 0 0 9 6 60 6 65 0 11-20 13-28 13-5 0-8 0-8 8 0 3 4 3 5 3 16 0 32-1 49-1 8 0 33 1 42 1 3 0 8 0 8-8 0-3-4-3-10-3-23 0-23-3-24-14-8-81-16-162-24-242-1-8-1-9-7-9s-9 2-11 7c-45 74-89 150-134 225zM102 175c26-43 51-85 76-128 5 43 9 85 13 128-29 0-59 0-89 0z"><text:p/></draw:path><draw:path draw:style-name="gr3" draw:text-style-name="P6" svg:width="0.0173in" svg:height="0.0449in" svg:x="4.4173in" svg:y="0.611in" svg:viewBox="0 0 45 115" svg:d="M45 41c0-26-10-41-24-41-13 0-21 10-21 21 0 10 8 20 21 20 4 0 9-1 13-5 1-1 1-1 2-1 0 2 0 0 0 6 0 28-13 51-26 65-3 4-3 4-3 5 0 3 1 4 3 4 4 0 35-29 35-74z"><text:p/></draw:path><draw:path draw:style-name="gr3" draw:text-style-name="P6" svg:width="0.0677in" svg:height="0.1047in" svg:x="4.4799in" svg:y="0.522in" svg:viewBox="0 0 173 267" svg:d="M173 13c0-12-1-13-15-13-48 0-95 0-144 0-6 0-14 0-14 8 0 7 8 7 14 7 48 0 96 0 143 0 0 37 0 74 0 110-46 0-92 0-138 0-6 0-14-1-14 8 0 8 8 9 14 9 46 0 92 0 138 0 0 36 0 74 0 110-47 0-95 0-143 0-6 0-14 0-14 8 0 7 8 7 14 7 49 0 96 0 144 0 14 0 15-1 15-13 0-80 0-161 0-241z"><text:p/></draw:path><draw:path draw:style-name="gr3" draw:text-style-name="P6" svg:width="0.0492in" svg:height="0.0693in" svg:x="4.6122in" svg:y="0.5591in" svg:viewBox="0 0 126 177" svg:d="M67 98c9 2 41 8 41 36 0 19-13 35-44 35-32 0-46-22-54-55-1-5-1-6-5-6-5 0-5 2-5 9 0 17 0 34 0 51 0 7 0 9 4 9 3 0 3 0 10-8 2-3 0-1 8-8 16 16 34 16 42 16 45 0 62-25 62-54 0-20-12-32-16-36-12-12-28-16-44-19-22-4-47-9-47-32 0-13 10-28 43-28 42 0 45 34 45 46 1 3 4 3 5 3 5 0 5-1 5-9 0-13 0-26 0-39 0-7 0-9-5-9-2 0-2 0-8 4-1 3-4 6-6 7-14-11-31-11-36-11-48 0-62 26-62 47 0 15 7 24 16 33 13 10 24 12 51 18z"><text:p/></draw:path><draw:path draw:style-name="gr3" draw:text-style-name="P6" svg:width="0.0736in" svg:height="0.0961in" svg:x="4.6701in" svg:y="0.5614in" svg:viewBox="0 0 188 245" svg:d="M153 36c10-24 30-24 35-24 0-4 0-8 0-12-9 1-20 1-29 1-6 0-25-1-33-1 0 4 0 8 0 12 11 0 18 7 18 17 0 3 0 4-2 8-13 32-27 64-40 96-14-35-28-69-43-104-1-4-2-6-2-7 0-10 14-10 22-10 0-4 0-8 0-12-10 0-35 1-42 1-11 0-26 0-37-1 0 4 0 8 0 12 19 0 25 0 31 13 20 48 38 94 58 141-2 6-8 19-10 23-9 21-20 49-44 49-2 0-11 0-19-8 13-1 16-10 16-16 0-11-8-16-17-16-7 0-15 4-15 16 0 18 15 31 35 31 24 0 41-22 50-44 23-55 45-110 68-165z"><text:p/></draw:path><draw:path draw:style-name="gr3" draw:text-style-name="P6" svg:width="0.076in" svg:height="0.0665in" svg:x="4.7524in" svg:y="0.5602in" svg:viewBox="0 0 194 170" svg:d="M30 38c0 35 0 70 0 104 0 17-5 17-30 17 0 4 0 8 0 11 13 0 33-1 43-1 11 0 31 1 44 1 0-3 0-7 0-11-27 0-31 0-31-17 0-24 0-47 0-72 0-39 28-61 53-61 24 0 28 21 28 43 0 29 0 60 0 90 0 17-4 17-30 17 0 4 0 8 0 11 14 0 34-1 44-1s30 1 43 1c0-3 0-7 0-11-20 0-30 0-30-12 0-24 0-49 0-73 0-33 0-45-12-60-6-6-18-14-41-14-27 0-46 16-57 41 0-14 0-28 0-41-18 1-36 3-54 4 0 5 0 8 0 12 26 0 30 3 30 22z"><text:p/></draw:path><draw:path draw:style-name="gr3" draw:text-style-name="P6" svg:width="0.0472in" svg:height="0.0949in" svg:x="4.8307in" svg:y="0.5339in" svg:viewBox="0 0 121 242" svg:d="M59 84c19 0 37 0 55 0 0-5 0-8 0-13-18 0-36 0-55 0 0-24 0-47 0-71-3 0-6 0-10 0 0 32-12 74-49 75 0 3 0 5 0 9 11 0 21 0 32 0 0 35 0 71 0 106 0 48 36 52 50 52 28 0 39-28 39-52 0-7 0-14 0-22-3 0-7 0-10 0 0 7 0 15 0 21 0 29-12 43-26 43-26 0-26-34-26-41 0-36 0-71 0-107z"><text:p/></draw:path><draw:path draw:style-name="gr3" draw:text-style-name="P6" svg:width="0.0685in" svg:height="0.0693in" svg:x="4.8933in" svg:y="0.5591in" svg:viewBox="0 0 175 177" svg:d="M113 144c1 15 12 32 30 32 8 0 32-6 32-37 0-8 0-15 0-22-3 0-7 0-10 0 0 7 0 14 0 22 0 23-10 25-14 25-12 0-15-18-15-20 0-25 0-52 0-77 0-16 0-32-13-46-15-14-35-21-53-21-32 0-58 19-58 44 0 11 8 18 18 18 11 0 17-8 17-18 0-4-2-18-20-18 10-13 30-17 42-17 19 0 41 14 41 49 0 5 0 10 0 15-20 1-46 2-70 13-30 13-40 34-40 50 0 31 37 41 63 41 25 0 43-15 50-33zM110 80c0 13 0 26 0 39 0 37-28 50-45 50-19 0-35-14-35-33 0-22 16-54 80-56z"><text:p/></draw:path><draw:path draw:style-name="gr3" draw:text-style-name="P6" svg:width="0.0764in" svg:height="0.065in" svg:x="4.965in" svg:y="0.5614in" svg:viewBox="0 0 195 166" svg:d="M106 76c12-16 26-34 36-44 11-14 27-20 45-20 0-4 0-8 0-12-10 1-21 1-31 1-12 0-33-1-37-1 0 4 0 8 0 12 7 1 11 6 11 12s-5 11-6 13c-7 10-16 20-24 30-10-13-20-25-30-38-4-5-4-5-4-7 0-7 7-10 14-10 0-4 0-8 0-12-10 0-36 1-42 1-8 0-26 0-37-1 0 4 0 8 0 12 28 0 28 0 46 23 13 17 26 34 39 51-12 15-24 29-37 45-18 23-41 24-49 24 0 3 0 8 0 11 10 0 22-1 32-1 11 0 27 1 36 1 0-3 0-8 0-11-9-2-11-7-11-12 0-9 11-22 35-50 10 14 19 26 29 39 3 4 9 11 9 13 0 3-5 9-15 10 0 3 0 8 0 11 13 0 33-1 42-1 10 0 26 1 38 1 0-3 0-8 0-11-21 0-29-1-38-12-17-22-34-45-51-67z"><text:p/></draw:path><draw:path draw:style-name="gr3" draw:text-style-name="P6" svg:width="0.0394in" svg:height="0.1819in" svg:x="5.05in" svg:y="0.4984in" svg:viewBox="0 0 101 463" svg:d="M101 232c0-55-10-133-60-198-4-5-29-34-37-34-1 0-4 0-4 3 0 2 1 4 2 5 19 19 44 51 61 112 8 35 12 76 12 111 0 40-4 79-15 117-14 53-37 84-57 106-3 4-2 2-3 5 0 3 3 4 4 4 7 0 28-23 32-29 40-47 65-116 65-202z"><text:p/></draw:path></draw:g></text:p>
              <text:p text:style-name="P50"><text:span text:style-name="T24">משום שידוע </text:span><text:span text:style-name="T24"><draw:g text:anchor-type="as-char" svg:y="-0.1134in" draw:z-index="247" draw:name="Shape255" draw:style-name="gr1"><svg:title>TexMaths</svg:title><svg:desc>11§display§f(x) = y \land y \in Y§svg§600§FALSE§</svg:desc><draw:path draw:style-name="gr2" draw:text-style-name="P5" svg:width="1.1142in" svg:height="0.1358in" svg:x="-0.0004in" svg:y="0.0071in" svg:viewBox="0 0 2831 346" svg:d="M1416 346c-472 0-944 0-1416 0 0-116 0-230 0-346 944 0 1887 0 2831 0 0 116 0 230 0 346-472 0-944 0-1415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0756in" svg:height="0.0685in" svg:x="0.1465in" svg:y="0.0453in" svg:viewBox="0 0 193 175" svg:d="M118 54c2-10 11-45 38-45 2 0 11 0 19 4-10 2-18 12-18 21 0 7 4 14 15 14 8 0 21-7 21-23 0-19-24-25-37-25-22 0-36 21-40 30-10-26-30-30-42-30-40 0-62 50-62 59 0 5 3 5 5 5 3 0 4-1 5-5 12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6" svg:width="0.0346in" svg:height="0.1512in" svg:x="0.237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8in" svg:height="0.0354in" svg:x="0.33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97in" svg:height="0.0976in" svg:x="0.4957in" svg:y="0.0453in" svg:viewBox="0 0 178 249" svg:d="M176 24c2-5 2-6 2-9 0-7-5-11-11-11-4 0-11 3-14 8 0 2-3 14-6 21-2 10-5 21-7 31-6 23-12 46-18 69-1 7-17 33-43 33-20 0-24-16-24-31 0-17 7-41 20-76 6-15 8-19 8-27 0-18-13-32-32-32-37 0-51 56-51 59 0 5 3 5 4 5 4 0 5-1 7-8 10-36 25-47 39-47 3 0 9 0 9 12 0 10-4 20-6 27-16 41-22 63-22 81 0 34 24 46 46 46 15 0 29-7 40-18-6 20-10 40-26 59-10 13-24 24-43 24-5 0-22-1-28-15 5 0 11 0 16-6 4-3 8-8 8-14 0-12-11-13-14-13-9 0-22 5-22 24s17 33 40 33c41 0 81-35 92-77 12-50 24-99 36-148z"><text:p/></draw:path><draw:path draw:style-name="gr3" draw:text-style-name="P6" svg:width="0.0843in" svg:height="0.0937in" svg:x="0.613in" svg:y="0.0217in" svg:viewBox="0 0 215 239" svg:d="M117 9c-4-7-6-9-10-9-5 0-6 3-8 9-32 71-65 143-97 215-2 4-2 5-2 7 0 5 3 8 8 8 2 0 5-1 9-8 29-67 60-135 90-203 31 68 60 136 91 203 3 8 8 8 9 8 4 0 8-3 8-8 0-1 0-2-3-6-32-72-63-145-95-216z"><text:p/></draw:path><draw:path draw:style-name="gr3" draw:text-style-name="P6" svg:width="0.0697in" svg:height="0.0976in" svg:x="0.7441in" svg:y="0.0453in" svg:viewBox="0 0 178 249" svg:d="M177 24c1-5 1-6 1-9 0-7-5-11-11-11-4 0-10 3-14 8 0 2-3 14-4 21-4 10-6 21-8 31-6 23-12 46-18 69-2 7-18 33-44 33-20 0-24-16-24-31 0-17 7-41 20-76 6-15 8-19 8-27 0-18-13-32-32-32-37 0-51 56-51 59 0 5 3 5 4 5 5 0 5-1 7-8 10-36 25-47 39-47 3 0 9 0 9 12 0 10-3 20-6 27-16 41-22 63-22 81 0 34 24 46 47 46 14 0 28-7 39-18-5 20-10 40-26 59-10 13-24 24-41 24-6 0-24-1-30-15 6 0 11 0 16-6 5-3 8-8 8-14 0-12-10-13-14-13-9 0-22 5-22 24s17 33 42 33c39 0 79-35 90-77 12-50 25-99 37-148z"><text:p/></draw:path><draw:path draw:style-name="gr3" draw:text-style-name="P6" svg:width="0.076in" svg:height="0.087in" svg:x="0.8744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1106in" svg:height="0.1028in" svg:x="1.011in" svg:y="0.0098in" svg:viewBox="0 0 282 262" svg:d="M218 44c2-2 3-3 5-5 11-13 25-26 51-27 4-1 8-1 8-8 0-3-3-4-6-4-10 0-21 1-32 1-12 0-25-1-38-1-2 0-7 0-7 7 0 4 3 5 6 5 2 0 14 0 14 9 0 7-10 16-11 18-30 34-59 68-89 103-14-39-29-76-43-114-2-6-1-5-2-7 0-9 18-9 22-9 5 0 10 0 10-8 0-4-5-4-6-4-11 0-38 1-49 1-9 0-33-1-43-1-2 0-8 0-8 8 0 4 4 4 9 4 24 0 25 3 28 12 16 43 32 85 48 128 1 1 2 5 2 7 0 1-15 61-18 69-5 21-5 22-36 22-8 0-11 0-11 8 0 4 3 3 6 4 11 0 38-1 49-1 10 0 39 1 50 1 2 0 6 0 6-8 0-4-3-4-11-4-4 0-8 0-14 0-8-1-10-2-10-7 0-2 3-16 4-24 5-18 10-36 15-54 2-6 2-8 5-11 32-37 64-74 96-110z"><text:p/></draw:path></draw:g></text:span><text:span text:style-name="T24"><text:s/>אז </text:span><text:span text:style-name="T24"><draw:g text:anchor-type="as-char" svg:y="-0.1134in" draw:z-index="248" draw:name="Shape256" draw:style-name="gr1"><svg:title>TexMaths</svg:title><svg:desc>11§display§f(x) \in Y§svg§600§FALSE§</svg:desc><draw:path draw:style-name="gr2" draw:text-style-name="P5" svg:width="0.5815in" svg:height="0.1358in" svg:x="-0.0004in" svg:y="0.0071in" svg:viewBox="0 0 1478 346" svg:d="M740 346c-247 0-494 0-740 0 0-116 0-230 0-346 493 0 985 0 1478 0 0 116 0 230 0 346-246 0-493 0-738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0752in" svg:height="0.0685in" svg:x="0.1465in" svg:y="0.0453in" svg:viewBox="0 0 192 175" svg:d="M118 54c2-10 11-45 38-45 1 0 11 0 19 4-11 2-19 12-19 21 0 7 5 14 16 14 7 0 20-7 20-23 0-19-23-25-36-25-22 0-36 21-41 30-9-26-30-30-41-30-40 0-62 50-62 59 0 5 3 5 4 5 4 0 5-1 5-5 13-40 39-50 52-50 7 0 20 3 20 25 0 12-6 39-20 93-6 24-19 39-37 39-2 0-11 0-18-4 8-2 17-10 17-21s-9-13-14-13c-11 0-21 10-21 22 0 17 19 25 36 25 26 0 40-27 41-30 4 15 19 30 42 30 39 0 61-49 61-59 0-4-3-4-4-4-4 0-4 1-6 4-13 41-38 50-51 50-15 0-21-12-21-25 0-9 2-17 6-34 5-18 9-35 14-53z"><text:p/></draw:path><draw:path draw:style-name="gr3" draw:text-style-name="P6" svg:width="0.035in" svg:height="0.1512in" svg:x="0.2374in" svg:y="0in" svg:viewBox="0 0 90 385" svg:d="M90 193c0-30-4-76-25-120-23-48-57-73-61-73-2 0-4 2-4 4s0 2 8 9c37 38 59 99 59 180 0 65-14 133-62 181-5 6-5 6-5 7 0 2 2 4 4 4 4 0 39-26 62-76 20-41 24-84 24-116z"><text:p/></draw:path><draw:path draw:style-name="gr3" draw:text-style-name="P6" svg:width="0.0752in" svg:height="0.087in" svg:x="0.3425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6" svg:width="0.1106in" svg:height="0.1028in" svg:x="0.4783in" svg:y="0.0098in" svg:viewBox="0 0 282 262" svg:d="M218 44c2-2 3-3 5-5 11-13 24-26 51-27 4-1 8-1 8-8 0-3-3-4-6-4-10 0-21 1-32 1-12 0-25-1-38-1-3 0-7 0-7 7 0 4 3 5 6 5 2 0 14 0 14 9 0 7-10 16-11 18-30 34-60 68-89 103-15-39-29-76-43-114-2-6-1-5-2-7 0-9 18-9 23-9 4 0 9 0 9-8 0-4-5-4-6-4-11 0-38 1-49 1-9 0-33-1-43-1-3 0-8 0-8 8 0 4 4 4 10 4 23 0 24 3 27 12 16 43 32 85 48 128 1 1 2 5 2 7 0 1-16 61-18 69-5 21-5 22-36 22-8 0-11 0-11 8 0 4 3 3 5 4 11 0 39-1 50-1 10 0 38 1 49 1 3 0 7 0 7-8 0-4-3-4-11-4-4 0-8 0-14 0-8-1-10-2-10-7 0-2 3-16 5-24 5-18 9-36 14-54 2-6 2-8 5-11 32-37 64-74 96-110z"><text:p/></draw:path></draw:g></text:span><text:span text:style-name="T24">, ולכן צ.ל. </text:span><text:span text:style-name="T24"><draw:g text:anchor-type="as-char" svg:y="-0.1134in" draw:z-index="249" draw:name="Shape257" draw:style-name="gr1"><svg:title>TexMaths</svg:title><svg:desc>11§display§&amp;\exists x. x \in A \land  f(x) = y§svg§600§FALSE§</svg:desc><draw:path draw:style-name="gr2" draw:text-style-name="P5" svg:width="1.3268in" svg:height="0.1358in" svg:x="-0.0004in" svg:y="0.0071in" svg:viewBox="0 0 3371 346" svg:d="M1687 346c-563 0-1125 0-1687 0 0-116 0-230 0-346 1124 0 2247 0 3371 0 0 116 0 230 0 346-562 0-1124 0-1684 0z"><text:p/></draw:path><draw:path draw:style-name="gr3" draw:text-style-name="P6" svg:width="0.0673in" svg:height="0.1043in" svg:x="0.0004in" svg:y="0.0071in" svg:viewBox="0 0 172 266" svg:d="M172 13c0-12-2-13-14-13-48 0-96 0-145 0-6 0-13 0-13 8 0 7 7 7 13 7 47 0 96 0 143 0 0 37 0 73 0 111-46 0-91 0-137 0-7 0-15-2-15 7 0 8 8 9 15 9 46 0 91 0 137 0 0 36 0 73 0 109-47 0-96 0-143 0-6 0-13 0-13 8 0 7 7 7 13 7 49 0 97 0 145 0 12 0 14-1 14-13 0-79 0-159 0-240z"><text:p/></draw:path><draw:path draw:style-name="gr3" draw:text-style-name="P6" svg:width="0.0752in" svg:height="0.0685in" svg:x="0.0811in" svg:y="0.0453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39-27 41-30 4 15 18 30 42 30 39 0 61-49 61-59 0-4-3-4-4-4-4 0-4 1-6 4-13 41-39 50-51 50-15 0-21-12-21-25 0-9 2-17 6-34 5-18 9-35 14-53z"><text:p/></draw:path><draw:path draw:style-name="gr3" draw:text-style-name="P6" svg:width="0.0161in" svg:height="0.0157in" svg:x="0.1764in" svg:y="0.0972in" svg:viewBox="0 0 42 41" svg:d="M42 21c0-12-10-21-21-21s-21 9-21 21c0 11 10 20 21 20s21-9 21-20z"><text:p/></draw:path><draw:path draw:style-name="gr3" draw:text-style-name="P6" svg:width="0.0752in" svg:height="0.0685in" svg:x="0.2102in" svg:y="0.0453in" svg:viewBox="0 0 192 175" svg:d="M118 54c2-10 11-45 38-45 2 0 11 0 20 4-11 2-19 12-19 21 0 7 5 14 15 14 8 0 20-7 20-23 0-19-23-25-36-25-22 0-35 21-41 30-8-26-29-30-40-30-41 0-63 50-63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6" svg:width="0.076in" svg:height="0.087in" svg:x="0.3472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6" svg:width="0.1043in" svg:height="0.1079in" svg:x="0.4835in" svg:y="0.0043in" svg:viewBox="0 0 266 275" svg:d="M56 231c-15 26-31 31-47 32-5 1-9 1-9 8 0 2 2 4 5 4 11 0 22-1 33-1 14 0 27 1 39 1 2 0 8 0 8-7 0-4-4-5-7-5-9 0-18-3-18-13 0-4 3-9 6-14 10-17 20-32 30-49 32 0 65 0 96 0 0 9 6 60 6 64 0 11-20 12-28 12-5 0-8 0-8 8 0 4 4 4 5 4 16 0 32-1 47-1 10 0 34 1 44 1 3 0 8 0 8-7 0-5-4-5-10-5-23 0-23-2-24-13-8-79-16-160-24-240-1-8-1-10-8-10-5 0-8 3-10 7-45 74-89 149-134 224zM102 175c26-43 51-85 76-127 5 42 9 84 13 127-29 0-59 0-89 0z"><text:p/></draw:path><draw:path draw:style-name="gr3" draw:text-style-name="P6" svg:width="0.0839in" svg:height="0.0937in" svg:x="0.6346in" svg:y="0.0217in" svg:viewBox="0 0 214 239" svg:d="M117 9c-4-7-6-9-9-9-6 0-7 3-9 9-32 71-64 143-96 215-3 4-3 5-3 7 0 5 3 8 8 8 3 0 5-1 8-8 31-67 61-135 92-203 29 68 60 136 90 203 4 8 8 8 9 8 4 0 7-3 7-8 0-1 0-2-2-6-32-72-64-145-95-216z"><text:p/></draw:path><draw:path draw:style-name="gr3" draw:text-style-name="P6" svg:width="0.0752in" svg:height="0.1374in" svg:x="0.7693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2 0-12 7 0 5 5 5 11 5 9 0 18 0 27 0-10 50-20 100-30 151-7 37-13 72-33 72-2 0-12 0-19-6 18-1 21-16 21-21 0-9-6-13-14-13-10 0-21 8-21 23 0 17 16 26 33 26 21 0 36-23 43-37 13-25 22-71 22-74 8-40 15-80 23-121z"><text:p/></draw:path><draw:path draw:style-name="gr3" draw:text-style-name="P6" svg:width="0.0346in" svg:height="0.1512in" svg:x="0.8673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0752in" svg:height="0.0685in" svg:x="0.9157in" svg:y="0.0453in" svg:viewBox="0 0 192 175" svg:d="M118 54c2-10 11-45 38-45 2 0 11 0 19 4-11 2-19 12-19 21 0 7 5 14 16 14 8 0 20-7 20-23 0-19-23-25-36-25-22 0-36 21-41 30-9-26-30-30-41-30-40 0-62 50-62 59 0 5 3 5 4 5 4 0 5-1 5-5 13-40 39-50 53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6" svg:width="0.035in" svg:height="0.1512in" svg:x="1.0067in" svg:y="0in" svg:viewBox="0 0 90 385" svg:d="M90 193c0-30-4-76-25-120-23-48-57-73-61-73-2 0-4 2-4 4s0 2 8 9c38 38 60 99 60 180 0 65-14 133-63 181-5 6-5 6-5 7 0 2 2 4 4 4 4 0 39-26 62-76 20-41 24-84 24-116z"><text:p/></draw:path><draw:path draw:style-name="gr3" draw:text-style-name="P6" svg:width="0.1008in" svg:height="0.0354in" svg:x="1.107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97in" svg:height="0.0976in" svg:x="1.2646in" svg:y="0.0453in" svg:viewBox="0 0 178 249" svg:d="M176 24c2-5 2-6 2-9 0-7-5-11-11-11-4 0-11 3-14 8 0 2-3 14-6 21-2 10-5 21-7 31-6 23-11 46-17 69-2 7-19 33-44 33-20 0-24-16-24-31 0-17 7-41 20-76 6-15 7-19 7-27 0-18-12-32-31-32-37 0-51 56-51 59 0 5 3 5 4 5 5 0 5-1 7-8 10-36 25-47 38-47 4 0 10 0 10 12 0 10-4 20-6 27-16 41-22 63-22 81 0 34 24 46 46 46 15 0 29-7 40-18-6 20-10 40-26 59-10 13-24 24-43 24-5 0-22-1-28-15 5 0 11 0 16-6 4-3 8-8 8-14 0-12-11-13-14-13-9 0-22 5-22 24s17 33 40 33c41 0 81-35 92-77 12-50 24-99 36-148z"><text:p/></draw:path></draw:g></text:span><text:span text:style-name="T24">. </text:span><text:span text:style-name="T6">הטענה </text:span><text:span text:style-name="T24">הזו </text:span><text:span text:style-name="T6">פסוק אמת כי </text:span><text:span text:style-name="T6"><draw:g text:anchor-type="as-char" svg:y="-0.1075in" draw:z-index="240" draw:name="Shape258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על </text:span><text:span text:style-name="T6"><draw:g text:anchor-type="as-char" svg:y="-0.1035in" draw:z-index="241" draw:name="Shape259" draw:style-name="gr1"><svg:title>TexMaths</svg:title><svg:desc>11§display§B§svg§600§FALSE§</svg:desc><draw:path draw:style-name="gr2" draw:text-style-name="P5" svg:width="0.0988in" svg:height="0.0878in" svg:x="0.0012in" svg:y="0.0071in" svg:viewBox="0 0 252 224" svg:d="M0 0c83 0 168 0 252 0 0 75 0 149 0 224-84 0-169 0-252 0 0-75 0-149 0-224z"><text:p/></draw:path><draw:path draw:style-name="gr3" draw:text-style-name="P6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6"><text:s/>ו־</text:span><text:span text:style-name="T6"><draw:g text:anchor-type="as-char" svg:y="-0.1035in" draw:z-index="242" draw:name="Shape260" draw:style-name="gr1"><svg:title>TexMaths</svg:title><svg:desc>11§display§Y \subseteq B§svg§600§FALSE§</svg:desc><draw:path draw:style-name="gr2" draw:text-style-name="P5" svg:width="0.4232in" svg:height="0.1083in" svg:x="0.0024in" svg:y="0.0071in" svg:viewBox="0 0 1076 276" svg:d="M0 0c359 0 717 0 1076 0 0 92 0 185 0 276-359 0-717 0-1076 0 0-91 0-184 0-276z"><text:p/></draw:path><draw:path draw:style-name="gr3" draw:text-style-name="P6" svg:width="0.1102in" svg:height="0.1031in" svg:x="-0.0004in" svg:y="0in" svg:viewBox="0 0 281 263" svg:d="M218 44c1-2 2-3 4-5 12-11 26-25 51-27 4 0 8 0 8-8 0-3-2-4-5-4-10 0-21 1-32 1-12 0-26-1-38-1-2 0-8 0-8 8 0 4 4 4 7 4 2 0 13 1 13 9 0 7-9 17-10 19-30 34-61 68-90 103-15-39-28-78-42-115-2-6-2-6-2-7 0-9 18-9 22-9 5 0 10 0 10-8 0-4-5-4-7-4-10 0-37 1-48 1-10 0-33-1-43-1-2 0-8 0-8 8 0 4 4 4 9 4 23 0 25 3 28 13 16 42 32 84 48 127 0 2 2 6 2 7 0 0-15 62-18 70-5 21-5 22-36 22-8 0-11 0-11 8 0 4 4 4 6 4 11 0 37-1 48-1 10 0 40 1 49 1 4 0 8 0 8-8 0-4-3-4-11-4-1 0-8 0-14 0-9-1-11-2-11-7 0-3 4-16 5-24 5-18 10-35 15-54 1-7 2-8 4-11 32-38 65-74 97-111z"><text:p/></draw:path><draw:path draw:style-name="gr3" draw:text-style-name="P6" svg:width="0.0929in" svg:height="0.1169in" svg:x="0.1713in" svg:y="0.0071in" svg:viewBox="0 0 237 298" svg:d="M223 15c6 0 14 0 14-7 0-8-8-8-14-8-35 0-69 0-104 0-66 0-119 51-119 113 0 60 54 110 119 110 35 0 69 0 104 0 6 0 14 0 14-8 0-7-8-7-14-7-35 0-69 0-103 0-62 0-105-46-105-95 0-53 44-98 105-98 34 0 68 0 103 0zM22 283c-7 0-14 0-14 8 0 7 7 7 14 7 67 0 134 0 201 0 6 0 14 0 14-7 0-8-8-8-14-8-67 0-134 0-201 0z"><text:p/></draw:path><draw:path draw:style-name="gr3" draw:text-style-name="P6" svg:width="0.1083in" svg:height="0.1031in" svg:x="0.3252in" svg:y="0in" svg:viewBox="0 0 276 263" svg:d="M46 233c-4 15-4 18-35 18-7 0-11 0-11 8 0 4 4 4 11 4 46 0 91 0 138 0 61 0 106-45 106-84 0-27-22-49-59-53 39-8 80-35 80-73 0-29-25-53-71-53-43 0-87 0-130 0-8 0-11 0-11 8 0 4 3 4 10 4 1 0 9 0 15 1 7 0 10 1 10 6 0 2 0 3-1 8-18 68-34 138-52 206zM105 123c7-32 16-64 24-96 3-14 3-15 21-15 16 0 33 0 49 0 34 0 42 23 42 40 0 34-33 71-80 71-19 0-38 0-56 0zM87 251c-6 0-7 0-9 0-3 0-4-1-4-5 0-1 0-1 2-8 9-36 18-71 26-107 25 0 49 0 73 0 37 0 44 28 44 45 0 37-34 75-79 75-18 0-35 0-53 0z"><text:p/></draw:path></draw:g></text:span><text:span text:style-name="T6">, </text:span><text:span text:style-name="T24">כדרוש. </text:span></text:p>
            </text:list-item>
            <text:list-item>
              <text:p text:style-name="P50"><text:span text:style-name="T6">יהי </text:span><text:span text:style-name="T6"><draw:g text:anchor-type="as-char" svg:y="-0.1327in" draw:z-index="243" draw:name="Shape261" draw:style-name="gr1"><svg:title>TexMaths</svg:title><svg:desc>11§display§y \in f[f^{-1}[Y]]§svg§600§FALSE§</svg:desc><draw:path draw:style-name="gr2" draw:text-style-name="P5" svg:width="0.8677in" svg:height="0.1555in" svg:x="0.0031in" svg:y="0.0075in" svg:viewBox="0 0 2205 396" svg:d="M1103 396c-368 0-736 0-1103 0 0-132 0-264 0-396 735 0 1471 0 2205 0 0 132 0 264 0 396-367 0-734 0-1102 0z"><text:p/></draw:path><draw:path draw:style-name="gr3" draw:text-style-name="P6" svg:width="0.0697in" svg:height="0.0976in" svg:x="-0.0004in" svg:y="0.0661in" svg:viewBox="0 0 178 249" svg:d="M177 23c1-4 1-5 1-9 0-6-5-10-11-10-3 0-10 3-13 8-1 2-4 14-6 21-3 10-5 21-7 31-6 23-12 46-18 69-1 7-17 34-44 34-19 0-23-17-23-31 0-18 7-42 20-76 5-16 8-20 8-28 0-18-14-32-32-32-38 0-52 56-52 60s4 4 5 4c4 0 4-1 6-8 11-36 26-47 40-47 3 0 9 0 9 12 0 10-4 20-6 28-17 40-23 62-23 80 0 34 24 46 47 46 15 0 29-6 40-17-6 20-10 39-26 59-10 13-25 23-43 23-5 0-23-1-29-14 6 0 12 0 16-5 5-4 8-8 8-16 0-12-10-13-14-13-9 0-21 5-21 24s16 33 40 33c40 0 80-34 91-78 12-50 25-98 37-148z"><text:p/></draw:path><draw:path draw:style-name="gr3" draw:text-style-name="P6" svg:width="0.0752in" svg:height="0.0878in" svg:x="0.1303in" svg:y="0.0512in" svg:viewBox="0 0 192 224" svg:d="M179 119c7 0 13 0 13-8 0-7-6-7-13-7-55 0-109 0-164 0 5-52 50-89 104-89 20 0 40 0 60 0 7 0 13 0 13-7 0-8-6-8-13-8-20 0-40 0-60 0-66 0-119 49-119 111s53 113 119 113c20 0 40 0 60 0 7 0 13 0 13-8s-6-8-13-8c-20 0-40 0-60 0-54 0-99-37-104-89 55 0 109 0 164 0z"><text:p/></draw:path><draw:path draw:style-name="gr3" draw:text-style-name="P6" svg:width="0.0752in" svg:height="0.1378in" svg:x="0.2693in" svg:y="0.0264in" svg:viewBox="0 0 192 351" svg:d="M121 118c11 0 23 0 34 0 8 0 11 0 11-8 0-4-3-4-10-4-11 0-22 0-33 0 3-16 6-30 9-44 1-8 7-36 9-41 3-7 10-12 18-12 2 0 11 0 19 6-16 2-21 15-21 21 0 9 7 14 15 14 9 0 20-9 20-24 0-17-17-26-33-26-13 0-37 7-49 45-2 8-3 12-12 61-9 0-19 0-28 0-6 0-11 0-11 8 0 4 4 4 11 4 9 0 17 0 26 0-10 51-20 101-30 151-7 38-13 73-33 73-2 0-11 0-19-7 18-1 21-15 21-21 0-9-6-13-14-13-10 0-21 8-21 23 0 18 16 27 33 27 21 0 36-24 44-38 12-24 21-72 21-74 8-39 15-80 23-121z"><text:p/></draw:path><draw:path draw:style-name="gr3" draw:text-style-name="P6" svg:width="0.0205in" svg:height="0.1516in" svg:x="0.3705in" svg:y="0.0193in" svg:viewBox="0 0 53 386" svg:d="M53 386c0-4 0-10 0-16-12 0-26 0-38 0 0-117 0-237 0-355 12 0 26 0 38 0 0-5 0-9 0-15-18 0-35 0-53 0 0 129 0 257 0 386 18 0 35 0 53 0z"><text:p/></draw:path><draw:path draw:style-name="gr3" draw:text-style-name="P6" svg:width="0.076in" svg:height="0.1378in" svg:x="0.4024in" svg:y="0.0264in" svg:viewBox="0 0 194 351" svg:d="M122 118c11 0 22 0 33 0 8 0 11 0 11-8 0-4-3-4-10-4-11 0-21 0-32 0 2-16 6-30 8-44 2-8 8-36 10-41 3-7 10-12 17-12 3 0 13 0 19 6-16 2-21 15-21 21 0 9 8 14 15 14 11 0 22-9 22-24 0-17-18-26-35-26-13 0-37 7-48 45-3 8-4 12-13 61-9 0-18 0-27 0-7 0-12 0-12 8 0 4 4 4 11 4 9 0 17 0 26 0-10 51-19 101-29 151-7 38-13 73-34 73-1 0-11 0-19-7 19-1 22-15 22-21 0-9-7-13-14-13-10 0-22 8-22 23 0 18 18 27 33 27 22 0 37-24 44-38 12-24 21-72 22-74 8-39 15-80 23-121z"><text:p/></draw:path><draw:path draw:style-name="gr3" draw:text-style-name="P6" svg:width="0.0717in" svg:height="0.0047in" svg:x="0.4965in" svg:y="0.0413in" svg:viewBox="0 0 183 13" svg:d="M173 13c3 0 10 0 10-6 0-7-6-7-10-7-54 0-108 0-162 0-4 0-11 0-11 7 0 6 7 6 11 6 54 0 108 0 162 0z"><text:p/></draw:path><draw:path draw:style-name="gr3" draw:text-style-name="P6" svg:width="0.0382in" svg:height="0.0705in" svg:x="0.5917in" svg:y="-0.0004in" svg:viewBox="0 0 98 180" svg:d="M62 8c0-8-2-8-9-8-18 18-42 18-53 18 0 3 0 6 0 10 7 0 24 0 40-8 0 46 0 91 0 138 0 9 0 12-28 12-3 0-7 0-10 0 0 3 0 6 0 10 5 0 38-1 47-1s43 1 49 1c0-4 0-7 0-10-3 0-7 0-10 0-26 0-26-3-26-12 0-51 0-101 0-150z"><text:p/></draw:path><draw:path draw:style-name="gr3" draw:text-style-name="P6" svg:width="0.0205in" svg:height="0.1516in" svg:x="0.6661in" svg:y="0.0193in" svg:viewBox="0 0 53 386" svg:d="M53 386c0-4 0-10 0-16-12 0-26 0-38 0 0-117 0-237 0-355 12 0 26 0 38 0 0-5 0-9 0-15-18 0-35 0-53 0 0 129 0 257 0 386 18 0 35 0 53 0z"><text:p/></draw:path><draw:path draw:style-name="gr3" draw:text-style-name="P6" svg:width="0.1098in" svg:height="0.1028in" svg:x="0.6961in" svg:y="0.0295in" svg:viewBox="0 0 280 262" svg:d="M217 43c2-1 3-3 5-4 12-13 24-26 51-28 4 0 7 0 7-7 0-3-2-4-5-4-10 0-21 1-31 1-13 0-26-1-38-1-4 0-8 0-8 7 0 4 3 4 5 4 4 0 15 1 15 9 0 6-9 17-11 19-30 34-60 68-89 103-15-38-29-76-43-114-2-6-1-5-2-7 0-10 18-10 23-10s8 0 8-8c0-3-4-3-5-3-11 0-39 1-48 1-10 0-35-1-44-1-3 0-7 0-7 8 0 3 3 3 9 3 23 0 24 4 27 13 17 43 32 85 49 128 0 1 1 6 1 7s-16 63-18 70c-4 20-5 21-36 21-8 0-10 0-10 8 0 4 4 4 5 4 10 0 38-1 49-1s38 1 49 1c3 0 7 0 7-7 0-5-3-5-10-5-1 0-9 0-15 0-8-1-10-2-10-6s3-16 5-23c5-19 9-38 13-56 3-6 3-7 6-12 32-37 64-74 96-110z"><text:p/></draw:path><draw:path draw:style-name="gr3" draw:text-style-name="P6" svg:width="0.0205in" svg:height="0.1516in" svg:x="0.8157in" svg:y="0.0193in" svg:viewBox="0 0 53 386" svg:d="M53 0c-18 0-35 0-53 0 0 6 0 10 0 15 12 0 25 0 37 0 0 118 0 238 0 355-12 0-25 0-37 0 0 6 0 12 0 16 18 0 35 0 53 0 0-129 0-257 0-386z"><text:p/></draw:path><draw:path draw:style-name="gr3" draw:text-style-name="P6" svg:width="0.0205in" svg:height="0.1516in" svg:x="0.8583in" svg:y="0.0193in" svg:viewBox="0 0 53 386" svg:d="M53 0c-18 0-35 0-53 0 0 6 0 10 0 15 12 0 25 0 37 0 0 118 0 238 0 355-12 0-25 0-37 0 0 6 0 12 0 16 18 0 35 0 53 0 0-129 0-257 0-386z"><text:p/></draw:path></draw:g></text:span><text:span text:style-name="T6">, נוכיח </text:span><text:span text:style-name="T6"><draw:g text:anchor-type="as-char" svg:y="-0.1043in" draw:z-index="244" draw:name="Shape262" draw:style-name="gr1"><svg:title>TexMaths</svg:title><svg:desc>11§display§y \in Y§svg§600§FALSE§</svg:desc><draw:path draw:style-name="gr2" draw:text-style-name="P5" svg:width="0.3657in" svg:height="0.1177in" svg:x="0.0031in" svg:y="0.0071in" svg:viewBox="0 0 930 300" svg:d="M0 0c309 0 620 0 930 0 0 100 0 201 0 300-310 0-621 0-930 0 0-99 0-200 0-300z"><text:p/></draw:path><draw:path draw:style-name="gr3" draw:text-style-name="P6" svg:width="0.0697in" svg:height="0.0972in" svg:x="-0.0004in" svg:y="0.0362in" svg:viewBox="0 0 178 248" svg:d="M177 24c1-5 1-6 1-9 0-7-5-11-11-11-4 0-9 3-13 9-1 1-4 13-5 21-4 10-6 20-8 31-6 23-12 46-18 69-2 5-18 32-44 32-20 0-24-17-24-31 0-18 7-42 20-76 7-15 8-20 8-27 0-18-13-32-31-32-38 0-52 56-52 59 0 5 3 2 4 5 5 0 5-1 7-7 10-36 26-48 39-48 3 0 9 0 9 12 0 10-3 20-6 27-16 41-22 63-22 80 0 35 24 45 47 45 15 0 28-5 39-16-5 20-10 38-26 58-9 13-24 24-41 24-6 0-24-1-30-15 6 0 11 0 16-6 5-3 8-7 8-15 0-12-10-13-14-13-9 0-21 5-21 25 0 19 16 33 41 33 39 0 79-35 90-77 12-49 24-99 37-147z"><text:p/></draw:path><draw:path draw:style-name="gr3" draw:text-style-name="P6" svg:width="0.076in" svg:height="0.087in" svg:x="0.1303in" svg:y="0.0217in" svg:viewBox="0 0 194 222" svg:d="M180 120c6 0 14 0 14-8s-8-8-14-8c-54 0-110 0-163 0 4-51 48-89 103-89 20 0 40 0 60 0 6 0 14 0 14-7 0-8-8-8-14-8-20 0-41 0-61 0-66 0-119 50-119 112 0 60 53 110 119 110 20 0 41 0 61 0 6 0 14 0 14-8s-8-8-14-8c-20 0-40 0-60 0-55 0-99-35-103-86 53 0 109 0 163 0z"><text:p/></draw:path><draw:path draw:style-name="gr3" draw:text-style-name="P6" svg:width="0.1102in" svg:height="0.1024in" svg:x="0.2665in" svg:y="0in" svg:viewBox="0 0 281 261" svg:d="M217 44c1-2 3-3 5-6 13-11 25-24 51-26 5 0 8 0 8-8 0-3-2-4-6-4-10 0-21 1-30 1-14 0-27-1-39-1-3 0-8 0-8 8 0 4 4 4 6 4 3 0 14 1 14 9 0 6-9 16-11 18-30 34-59 68-89 102-14-38-29-76-43-114-2-5-2-5-2-6 0-9 18-9 23-9s9 0 9-8c0-4-5-4-6-4-11 0-37 1-48 1-10 0-34-1-43-1-4 0-8 0-8 8 0 4 3 4 9 4 23 0 24 3 28 13 16 42 32 84 48 126 0 1 1 6 1 7s-16 61-18 69c-4 21-5 22-36 22-7 0-10 0-10 8 0 4 4 4 6 4 11 0 37-1 48-1s39 1 50 1c2 0 7 0 7-8 0-4-4-4-11-4-1 0-9 0-15 0-8-1-10-2-10-7 0-2 3-16 5-24 5-17 9-35 14-52 2-8 2-9 5-12 32-38 64-74 96-110z"><text:p/></draw:path></draw:g></text:span><text:span text:style-name="T6">. באופן שקול, הוכחנו כבר שנתון </text:span><text:span text:style-name="T6"><draw:g text:anchor-type="as-char" svg:y="-0.1134in" draw:z-index="245" draw:name="Shape263" draw:style-name="gr1"><svg:title>TexMaths</svg:title><svg:desc>11§display§&amp;\exists x. x \in A \land f(x) \in Y \land  f(x) = y§svg§600§FALSE§</svg:desc><draw:path draw:style-name="gr2" draw:text-style-name="P5" svg:width="2.1008in" svg:height="0.1358in" svg:x="-0.0004in" svg:y="0.0071in" svg:viewBox="0 0 5337 346" svg:d="M2670 346c-890 0-1780 0-2670 0 0-116 0-230 0-346 1779 0 3558 0 5337 0 0 116 0 230 0 346-889 0-1779 0-2667 0z"><text:p/></draw:path><draw:path draw:style-name="gr3" draw:text-style-name="P6" svg:width="0.0673in" svg:height="0.1043in" svg:x="0.0004in" svg:y="0.0071in" svg:viewBox="0 0 172 266" svg:d="M172 13c0-12-2-13-14-13-48 0-96 0-145 0-6 0-13 0-13 8 0 7 7 7 13 7 47 0 96 0 143 0 0 37 0 73 0 111-46 0-91 0-137 0-7 0-15-2-15 7 0 8 8 9 15 9 46 0 91 0 137 0 0 36 0 73 0 109-47 0-96 0-143 0-6 0-13 0-13 8 0 7 7 7 13 7 49 0 97 0 145 0 12 0 14-1 14-13 0-79 0-159 0-240z"><text:p/></draw:path><draw:path draw:style-name="gr3" draw:text-style-name="P6" svg:width="0.0752in" svg:height="0.0685in" svg:x="0.0811in" svg:y="0.0453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40-27 41-30 4 15 18 30 42 30 39 0 61-49 61-59 0-4-3-4-4-4-4 0-4 1-6 4-13 41-39 50-51 50-15 0-21-12-21-25 0-9 2-17 6-34 5-18 9-35 14-53z"><text:p/></draw:path><draw:path draw:style-name="gr3" draw:text-style-name="P6" svg:width="0.0161in" svg:height="0.0157in" svg:x="0.1764in" svg:y="0.0972in" svg:viewBox="0 0 42 41" svg:d="M42 21c0-12-10-21-21-21s-21 9-21 21c0 11 10 20 21 20s21-9 21-20z"><text:p/></draw:path><draw:path draw:style-name="gr3" draw:text-style-name="P6" svg:width="0.0752in" svg:height="0.0685in" svg:x="0.2102in" svg:y="0.0453in" svg:viewBox="0 0 192 175" svg:d="M118 54c2-10 11-45 38-45 2 0 11 0 20 4-11 2-19 12-19 21 0 7 5 14 15 14 8 0 20-7 20-23 0-19-23-25-36-25-22 0-35 21-41 30-8-26-29-30-40-30-41 0-63 50-63 59 0 5 3 5 4 5 4 0 5-1 6-5 13-40 38-50 52-50 7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6" svg:width="0.076in" svg:height="0.087in" svg:x="0.3472in" svg:y="0.0307in" svg:viewBox="0 0 194 222" svg:d="M180 120c7 0 14 0 14-8 0-9-7-9-14-9-55 0-109 0-164 0 5-50 50-88 104-88 20 0 41 0 60 0 7 0 14 0 14-7 0-8-7-8-14-8-21 0-40 0-61 0-66 0-119 50-119 112s53 110 119 110c21 0 40 0 61 0 7 0 14 0 14-7s-7-7-14-7c-19 0-40 0-60 0-54 0-99-37-104-88 55 0 109 0 164 0z"><text:p/></draw:path><draw:path draw:style-name="gr3" draw:text-style-name="P6" svg:width="0.1043in" svg:height="0.1079in" svg:x="0.4839in" svg:y="0.0043in" svg:viewBox="0 0 266 275" svg:d="M56 231c-15 26-31 31-47 32-5 1-9 1-9 8 0 2 2 4 5 4 11 0 22-1 33-1 14 0 27 1 39 1 3 0 8 0 8-7 0-4-4-5-7-5-9 0-18-3-18-13 0-4 3-9 6-14 10-17 20-32 30-49 32 0 65 0 96 0 0 9 6 60 6 64 0 11-20 12-28 12-5 0-8 0-8 8 0 4 4 4 5 4 16 0 32-1 47-1 10 0 35 1 44 1 3 0 8 0 8-7 0-5-4-5-10-5-23 0-23-2-24-13-8-79-16-160-24-240-1-8-1-10-8-10-5 0-8 3-10 7-45 74-89 149-134 224zM102 175c26-43 51-85 76-127 5 42 9 84 13 127-29 0-59 0-89 0z"><text:p/></draw:path><draw:path draw:style-name="gr3" draw:text-style-name="P6" svg:width="0.0839in" svg:height="0.0937in" svg:x="0.635in" svg:y="0.0217in" svg:viewBox="0 0 214 239" svg:d="M117 9c-4-7-6-9-9-9-6 0-7 3-9 9-32 71-64 143-96 215-3 4-3 5-3 7 0 5 3 8 8 8 3 0 5-1 8-8 31-67 61-135 92-203 29 68 60 136 90 203 4 8 8 8 9 8 4 0 7-3 7-8 0-1 0-2-2-6-32-72-64-145-95-216z"><text:p/></draw:path><draw:path draw:style-name="gr3" draw:text-style-name="P6" svg:width="0.0752in" svg:height="0.1374in" svg:x="0.7701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3" draw:text-style-name="P6" svg:width="0.0346in" svg:height="0.1512in" svg:x="0.8681in" svg:y="0in" svg:viewBox="0 0 89 385" svg:d="M89 381c0-1 0-1-7-8-48-49-60-122-60-179 0-68 15-136 63-183 4-5 4-5 4-7 0-3-1-4-3-4-5 0-39 26-62 76-20 42-24 85-24 118 0 28 4 75 25 119 23 47 56 72 61 72 2 0 3-1 3-4z"><text:p/></draw:path><draw:path draw:style-name="gr3" draw:text-style-name="P6" svg:width="0.0752in" svg:height="0.0685in" svg:x="0.9165in" svg:y="0.0453in" svg:viewBox="0 0 192 175" svg:d="M118 54c2-10 11-45 38-45 2 0 11 0 19 4-10 2-19 12-19 21 0 7 5 14 16 14 8 0 20-7 20-23 0-19-23-25-36-25-22 0-36 21-41 30-9-26-30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6" svg:width="0.035in" svg:height="0.1512in" svg:x="1.0075in" svg:y="0in" svg:viewBox="0 0 90 385" svg:d="M90 194c0-31-4-77-25-121-23-48-56-73-61-73-2 0-4 2-4 4s0 2 8 9c38 38 60 99 60 181 0 64-14 132-63 180-5 6-5 6-5 7 0 2 2 4 4 4 5 0 39-26 62-76 20-41 24-84 24-115z"><text:p/></draw:path><draw:path draw:style-name="gr3" draw:text-style-name="P6" svg:width="0.076in" svg:height="0.087in" svg:x="1.1126in" svg:y="0.0307in" svg:viewBox="0 0 194 222" svg:d="M179 120c7 0 15 0 15-8 0-9-8-9-15-9-55 0-109 0-164 0 6-50 50-88 104-88 20 0 40 0 60 0 7 0 15 0 15-7 0-8-8-8-15-8-20 0-40 0-60 0-66 0-119 50-119 112s53 110 119 110c20 0 40 0 60 0 7 0 15 0 15-7s-8-7-15-7c-20 0-40 0-60 0-54 0-98-37-104-88 55 0 109 0 164 0z"><text:p/></draw:path><draw:path draw:style-name="gr3" draw:text-style-name="P6" svg:width="0.1098in" svg:height="0.1028in" svg:x="1.2492in" svg:y="0.0098in" svg:viewBox="0 0 280 262" svg:d="M217 44c2-2 3-3 5-5 12-13 24-26 51-27 4-1 7-1 7-8 0-3-1-4-4-4-10 0-22 1-32 1-13 0-26-1-38-1-3 0-8 0-8 7 0 4 4 5 5 5 4 0 15 0 15 9 0 7-9 16-10 18-30 34-61 68-90 103-15-39-29-76-43-114-2-6-1-5-2-7 0-9 19-9 23-9 5 0 8 0 8-8 0-4-4-4-5-4-11 0-37 1-48 1-10 0-35-1-43-1-4 0-8 0-8 8 0 4 3 4 9 4 23 0 24 3 28 12 16 43 32 85 48 128 0 1 1 5 1 7 0 1-16 61-18 69-4 21-4 22-36 22-7 0-10 0-10 8 0 4 4 4 5 4 11 0 38-1 49-1s38 1 49 1c4 0 8 0 8-8 0-4-3-4-11-4-1 0-8 0-14 0-9-1-11-2-11-7 0-2 3-16 5-24 5-18 9-36 13-54 3-6 3-8 6-11 32-37 64-74 96-110z"><text:p/></draw:path><draw:path draw:style-name="gr3" draw:text-style-name="P6" svg:width="0.0839in" svg:height="0.0937in" svg:x="1.4079in" svg:y="0.0217in" svg:viewBox="0 0 214 239" svg:d="M117 9c-4-7-6-9-9-9-6 0-7 3-9 9-32 71-64 143-96 215-3 4-3 5-3 7 0 5 3 8 8 8 3 0 5-1 8-8 31-67 61-135 92-203 29 68 60 136 90 203 4 8 8 8 9 8 4 0 7-3 7-8 0-1 0-2-2-6-32-72-64-145-95-216z"><text:p/></draw:path><draw:path draw:style-name="gr3" draw:text-style-name="P6" svg:width="0.0752in" svg:height="0.1374in" svg:x="1.5429in" svg:y="0.0067in" svg:viewBox="0 0 192 350" svg:d="M121 118c11 0 22 0 33 0 8 0 12 0 12-8 0-4-4-4-11-4-11 0-21 0-32 0 3-16 6-30 9-44 1-8 7-36 9-40 3-8 10-13 17-13 3 0 12 0 20 6-17 2-21 16-21 21 0 9 7 14 15 14 9 0 20-9 20-24 0-17-17-26-34-26-12 0-37 7-48 45-2 8-3 12-13 61-9 0-18 0-27 0-7 0-12 0-12 7 0 5 5 5 11 5 9 0 18 0 27 0-10 50-20 100-30 151-7 37-13 72-33 72-2 0-12 0-19-6 18-1 21-16 21-21 0-9-6-13-14-13-10 0-21 8-21 23 0 17 16 26 33 26 21 0 36-23 43-37 13-25 22-71 22-74 8-40 15-80 23-121z"><text:p/></draw:path><draw:path draw:style-name="gr3" draw:text-style-name="P6" svg:width="0.0346in" svg:height="0.1512in" svg:x="1.6409in" svg:y="0in" svg:viewBox="0 0 89 385" svg:d="M89 381c0-1 0-1-7-8-48-49-60-122-60-179 0-68 14-136 63-183 4-5 4-5 4-7 0-3-1-4-3-4-5 0-39 26-62 76-20 42-24 85-24 118 0 28 4 75 25 119 23 47 56 72 61 72 2 0 3-1 3-4z"><text:p/></draw:path><draw:path draw:style-name="gr3" draw:text-style-name="P6" svg:width="0.0752in" svg:height="0.0685in" svg:x="1.6894in" svg:y="0.0453in" svg:viewBox="0 0 192 175" svg:d="M118 54c2-10 11-45 38-45 2 0 11 0 19 4-11 2-19 12-19 21 0 7 5 14 16 14 8 0 20-7 20-23 0-19-23-25-36-25-22 0-36 21-41 30-9-26-30-30-41-30-40 0-62 50-62 59 0 5 3 5 4 5 4 0 5-1 5-5 13-40 39-50 53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6" svg:width="0.035in" svg:height="0.1512in" svg:x="1.7803in" svg:y="0in" svg:viewBox="0 0 90 385" svg:d="M90 194c0-31-4-77-25-121-23-48-57-73-61-73-2 0-4 2-4 4s0 2 8 9c38 38 60 99 60 181 0 64-14 132-63 180-5 6-5 6-5 7 0 2 2 4 4 4 4 0 39-26 62-76 20-41 24-84 24-115z"><text:p/></draw:path><draw:path draw:style-name="gr3" draw:text-style-name="P6" svg:width="0.1008in" svg:height="0.0354in" svg:x="1.881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97in" svg:height="0.0976in" svg:x="2.0386in" svg:y="0.0453in" svg:viewBox="0 0 178 249" svg:d="M176 24c2-5 2-6 2-9 0-7-5-11-11-11-4 0-11 3-14 8 0 2-3 14-6 21-2 10-5 21-7 31-6 23-11 46-17 69-2 7-19 33-44 33-20 0-24-16-24-31 0-17 7-41 20-76 6-15 7-19 7-27 0-18-12-32-31-32-37 0-51 56-51 59 0 5 3 5 4 5 5 0 5-1 7-8 10-36 25-47 38-47 4 0 10 0 10 12 0 10-4 20-6 27-16 41-22 63-22 81 0 34 24 46 46 46 15 0 29-7 40-18-6 20-10 40-26 59-10 13-24 24-43 24-5 0-22-1-28-15 5 0 11 0 16-6 4-3 8-8 8-14 0-12-11-13-14-13-9 0-22 5-22 24s17 33 40 33c41 0 81-35 92-77 12-50 24-99 36-148z"><text:p/></draw:path></draw:g></text:span><text:span text:style-name="T6"><text:s/></text:span><text:span text:style-name="T24">כלומר נגרר לפי טרנזיטיביות </text:span><text:span text:style-name="T24"><draw:g text:anchor-type="as-char" svg:y="-0.1043in" draw:z-index="250" draw:name="Shape264" draw:style-name="gr1"><svg:title>TexMaths</svg:title><svg:desc>11§display§y \in Y§svg§600§FALSE§</svg:desc><draw:path draw:style-name="gr2" draw:text-style-name="P5" svg:width="0.3657in" svg:height="0.1177in" svg:x="0.0031in" svg:y="0.0071in" svg:viewBox="0 0 930 300" svg:d="M0 0c309 0 620 0 930 0 0 100 0 201 0 300-310 0-621 0-930 0 0-99 0-200 0-300z"><text:p/></draw:path><draw:path draw:style-name="gr3" draw:text-style-name="P6" svg:width="0.0697in" svg:height="0.0972in" svg:x="-0.0004in" svg:y="0.0362in" svg:viewBox="0 0 178 248" svg:d="M177 24c1-5 1-6 1-9 0-7-5-11-11-11-4 0-9 3-13 9-1 1-4 13-5 21-4 10-6 20-8 31-6 23-12 46-18 69-2 5-18 32-44 32-20 0-24-17-24-31 0-18 7-42 20-76 7-15 8-20 8-27 0-18-13-32-31-32-38 0-52 56-52 59 0 5 3 2 4 5 5 0 5-1 7-7 10-36 26-48 39-48 3 0 9 0 9 12 0 10-3 20-6 27-16 41-22 63-22 80 0 35 24 45 47 45 15 0 28-5 39-16-5 20-10 38-26 58-9 13-24 24-41 24-6 0-24-1-30-15 6 0 11 0 16-6 5-3 8-7 8-15 0-12-10-13-14-13-9 0-21 5-21 25 0 19 16 33 41 33 39 0 79-35 90-77 12-49 24-99 37-147z"><text:p/></draw:path><draw:path draw:style-name="gr3" draw:text-style-name="P6" svg:width="0.076in" svg:height="0.087in" svg:x="0.1303in" svg:y="0.0217in" svg:viewBox="0 0 194 222" svg:d="M180 120c6 0 14 0 14-8s-8-8-14-8c-54 0-110 0-163 0 4-51 48-89 103-89 20 0 40 0 60 0 6 0 14 0 14-7 0-8-8-8-14-8-20 0-41 0-61 0-66 0-119 50-119 112 0 60 53 110 119 110 20 0 41 0 61 0 6 0 14 0 14-8s-8-8-14-8c-20 0-40 0-60 0-55 0-99-35-103-86 53 0 109 0 163 0z"><text:p/></draw:path><draw:path draw:style-name="gr3" draw:text-style-name="P6" svg:width="0.1102in" svg:height="0.1024in" svg:x="0.2665in" svg:y="0in" svg:viewBox="0 0 281 261" svg:d="M217 44c1-2 3-3 5-6 13-11 25-24 51-26 5 0 8 0 8-8 0-3-2-4-6-4-10 0-21 1-30 1-14 0-27-1-39-1-3 0-8 0-8 8 0 4 4 4 6 4 3 0 14 1 14 9 0 6-9 16-11 18-30 34-59 68-89 102-14-38-29-76-43-114-2-5-2-5-2-6 0-9 18-9 23-9s9 0 9-8c0-4-5-4-6-4-11 0-37 1-48 1-10 0-34-1-43-1-4 0-8 0-8 8 0 4 3 4 9 4 23 0 24 3 28 13 16 42 32 84 48 126 0 1 1 6 1 7s-16 61-18 69c-4 21-5 22-36 22-7 0-10 0-10 8 0 4 4 4 6 4 11 0 37-1 48-1s39 1 50 1c2 0 7 0 7-8 0-4-4-4-11-4-1 0-9 0-15 0-8-1-10-2-10-7 0-2 3-16 5-24 5-17 9-35 14-52 2-8 2-9 5-12 32-38 64-74 96-110z"><text:p/></draw:path></draw:g></text:span><text:span text:style-name="T24"><text:s/>כדרוש. </text:span></text:p>
            </text:list-item>
          </text:list>
        </text:list-item>
        <text:list-item>
          <text:p text:style-name="P51"><text:span text:style-name="T6">נניח </text:span><text:span text:style-name="T6"><draw:g text:anchor-type="as-char" svg:y="-0.1327in" draw:z-index="252" draw:name="Shape265" draw:style-name="gr1"><svg:title>TexMaths</svg:title><svg:desc>11§display§\forall Y \subseteq X. f[f^{-1}[Y]]=Y§svg§600§FALSE§</svg:desc><draw:path draw:style-name="gr2" draw:text-style-name="P5" svg:width="1.5205in" svg:height="0.1555in" svg:x="0.0075in" svg:y="0.0075in" svg:viewBox="0 0 3863 396" svg:d="M1933 396c-645 0-1288 0-1933 0 0-132 0-264 0-396 1288 0 2575 0 3863 0 0 132 0 264 0 396-643 0-1287 0-1930 0z"><text:p/></draw:path><draw:path draw:style-name="gr3" draw:text-style-name="P6" svg:width="0.0846in" svg:height="0.1083in" svg:x="-0.0004in" svg:y="0.028in" svg:viewBox="0 0 216 276" svg:d="M213 14c3-4 3-5 3-6 0-5-4-8-8-8-6 0-8 4-10 9-11 28-21 56-32 85-38 0-78 0-117 0-11-29-22-57-33-85-1-6-3-9-8-9-4 0-8 3-8 8 1 2 0 1 2 6 32 84 65 169 97 253 2 5 3 9 9 9 5 0 6-5 9-9 31-84 64-169 96-253zM55 109c35 0 70 0 106 0-18 45-36 92-53 137-18-45-35-92-53-137z"><text:p/></draw:path><draw:path draw:style-name="gr3" draw:text-style-name="P6" svg:width="0.1098in" svg:height="0.1028in" svg:x="0.0898in" svg:y="0.0295in" svg:viewBox="0 0 280 262" svg:d="M217 43c2-1 3-3 5-4 12-13 24-26 51-28 4 0 7 0 7-7 0-3-2-4-4-4-10 0-22 1-32 1-13 0-26-1-38-1-3 0-8 0-8 7 0 4 4 4 5 4 4 0 15 1 15 9 0 6-9 17-11 19-30 34-60 68-89 103-15-38-29-76-43-114-2-6-1-5-2-7 0-10 18-10 23-10s8 0 8-8c0-3-4-3-5-3-11 0-37 1-48 1-10 0-35-1-44-1-3 0-7 0-7 8 0 3 3 3 9 3 23 0 24 4 27 13 17 43 32 85 49 128 0 1 1 6 1 7s-16 63-18 70c-4 20-5 21-36 21-7 0-10 0-10 8 0 4 4 4 5 4 11 0 38-1 49-1s38 1 49 1c3 0 8 0 8-7 0-5-4-5-11-5-1 0-9 0-15 0-8-1-10-2-10-6s3-16 5-23c5-19 9-38 13-56 3-6 3-7 6-12 32-37 64-74 96-110z"><text:p/></draw:path><draw:path draw:style-name="gr3" draw:text-style-name="P6" svg:width="0.0925in" svg:height="0.1169in" svg:x="0.2614in" svg:y="0.0354in" svg:viewBox="0 0 236 298" svg:d="M223 15c7 0 13 0 13-7 0-8-6-8-13-8-35 0-69 0-104 0-66 0-119 51-119 111 0 63 54 113 119 113 35 0 69 0 104 0 7 0 13 0 13-8s-6-8-13-8c-34 0-69 0-103 0-62 0-105-45-105-96 0-52 44-97 105-97 34 0 69 0 103 0zM22 282c-7 0-14 0-14 8s7 8 14 8c67 0 134 0 201 0 7 0 13 0 13-8s-6-8-13-8c-67 0-134 0-201 0z"><text:p/></draw:path><draw:path draw:style-name="gr3" draw:text-style-name="P6" svg:width="0.1248in" svg:height="0.1028in" svg:x="0.4138in" svg:y="0.0295in" svg:viewBox="0 0 318 262" svg:d="M177 105c-11-27-22-52-33-77-1-4-1-4-2-5 0-3 6-10 23-12 3 0 8 0 8-7 0-4-5-4-6-4-16 0-33 1-49 1-9 0-33-1-43-1-2 0-7 0-7 8 0 3 3 3 9 3 23 0 25 4 29 13 15 36 30 71 46 107-28 29-54 59-82 88-2 2-3 3-5 5-19 20-38 25-57 26-5 1-8 1-8 8 0 1 0 4 4 4 12 0 25-1 37-1 14 0 29 1 44 1 2 0 6 0 6-7 0-4-3-2-4-5-5 0-16-1-16-12 0-5 6-11 10-15 14-15 27-29 40-42 12-13 23-27 35-39 13 31 25 62 39 92 1 4 2 4 2 5 0 4-8 10-23 11-4 1-8 1-8 8 0 4 4 4 7 4 11 0 37-1 48-1 10 0 33 1 43 1 2 0 8 0 8-7 0-5-5-5-8-5-25 0-26-1-33-16-15-36-41-96-50-119 27-27 68-73 80-84 11-9 25-19 48-20 6 0 9 0 9-8-1-1 0-3-5-3-12 0-25 1-36 1-14 0-30-1-43-1-3 0-7 0-7 8 0 2 2 3 4 3 3 1 15 1 15 12 0 6-4 11-7 14-21 23-41 45-62 68z"><text:p/></draw:path><draw:path draw:style-name="gr3" draw:text-style-name="P6" svg:width="0.0161in" svg:height="0.0157in" svg:x="0.552in" svg:y="0.1169in" svg:viewBox="0 0 42 41" svg:d="M42 21c0-12-10-21-21-21s-21 9-21 21c0 11 10 20 21 20s21-9 21-20z"><text:p/></draw:path><draw:path draw:style-name="gr3" draw:text-style-name="P6" svg:width="0.0752in" svg:height="0.1378in" svg:x="0.5894in" svg:y="0.0264in" svg:viewBox="0 0 192 351" svg:d="M121 118c11 0 22 0 33 0 8 0 12 0 12-8 0-4-4-4-11-4-11 0-21 0-32 0 2-16 6-30 8-44 2-8 8-36 10-41 3-7 10-12 17-12 3 0 12 0 20 6-17 2-21 15-21 21 0 9 7 14 15 14 9 0 20-9 20-24 0-17-17-26-34-26-13 0-37 7-48 45-2 8-3 12-13 61-9 0-18 0-27 0-7 0-12 0-12 8 0 4 4 4 11 4 9 0 17 0 26 0-10 51-19 101-29 151-7 38-13 73-34 73-1 0-11 0-18-7 18-1 21-15 21-21 0-9-6-13-14-13-10 0-21 8-21 23 0 18 16 27 32 27 22 0 37-24 44-38 12-24 21-72 22-74 8-39 15-80 23-121z"><text:p/></draw:path><draw:path draw:style-name="gr3" draw:text-style-name="P6" svg:width="0.0205in" svg:height="0.1516in" svg:x="0.6898in" svg:y="0.0193in" svg:viewBox="0 0 53 386" svg:d="M53 386c0-4 0-10 0-16-12 0-26 0-38 0 0-117 0-237 0-355 12 0 26 0 38 0 0-5 0-9 0-15-18 0-35 0-53 0 0 129 0 257 0 386 18 0 35 0 53 0z"><text:p/></draw:path><draw:path draw:style-name="gr3" draw:text-style-name="P6" svg:width="0.0752in" svg:height="0.1378in" svg:x="0.7224in" svg:y="0.0264in" svg:viewBox="0 0 192 351" svg:d="M121 118c11 0 23 0 34 0 8 0 11 0 11-8 0-4-3-4-10-4-11 0-22 0-33 0 3-16 6-30 9-44 1-8 7-36 9-41 3-7 10-12 18-12 2 0 11 0 19 6-16 2-21 15-21 21 0 9 7 14 15 14 9 0 20-9 20-24 0-17-17-26-33-26-13 0-37 7-49 45-2 8-3 12-12 61-9 0-19 0-28 0-6 0-11 0-11 8 0 4 4 4 11 4 9 0 17 0 26 0-10 51-20 101-30 151-7 38-13 73-33 73-2 0-11 0-19-7 18-1 21-15 21-21 0-9-6-13-14-13-10 0-21 8-21 23 0 18 16 27 33 27 21 0 36-24 44-38 12-24 21-72 21-74 8-39 15-80 23-121z"><text:p/></draw:path><draw:path draw:style-name="gr3" draw:text-style-name="P6" svg:width="0.0717in" svg:height="0.0047in" svg:x="0.8165in" svg:y="0.0413in" svg:viewBox="0 0 183 13" svg:d="M172 13c4 0 11 0 11-6 0-7-7-7-11-7-54 0-107 0-161 0-4 0-11 0-11 7 0 6 5 6 11 6 54 0 107 0 161 0z"><text:p/></draw:path><draw:path draw:style-name="gr3" draw:text-style-name="P6" svg:width="0.0382in" svg:height="0.0705in" svg:x="0.9118in" svg:y="-0.0004in" svg:viewBox="0 0 98 180" svg:d="M60 8c0-8 0-8-7-8-18 18-42 18-53 18 0 3 0 6 0 10 7 0 24 0 38-8 0 46 0 91 0 138 0 9 0 12-26 12-3 0-8 0-11 0 0 3 0 6 0 10 6 0 39-1 48-1s43 1 49 1c0-4 0-7 0-10-3 0-7 0-10 0-28 0-28-3-28-12 0-51 0-101 0-150z"><text:p/></draw:path><draw:path draw:style-name="gr3" draw:text-style-name="P6" svg:width="0.0205in" svg:height="0.1516in" svg:x="0.9862in" svg:y="0.0193in" svg:viewBox="0 0 53 386" svg:d="M53 386c0-4 0-10 0-16-12 0-26 0-38 0 0-117 0-237 0-355 12 0 26 0 38 0 0-5 0-9 0-15-18 0-35 0-53 0 0 129 0 257 0 386 18 0 35 0 53 0z"><text:p/></draw:path><draw:path draw:style-name="gr3" draw:text-style-name="P6" svg:width="0.1106in" svg:height="0.1028in" svg:x="1.0157in" svg:y="0.0295in" svg:viewBox="0 0 282 262" svg:d="M218 43c2-1 3-3 5-4 11-13 24-26 51-28 4 0 8 0 8-7 0-3-3-4-6-4-10 0-21 1-31 1-13 0-26-1-39-1-3 0-7 0-7 7 0 4 3 4 6 4 2 0 14 1 14 9 0 6-9 17-11 19-30 34-60 68-89 103-15-38-29-76-43-114-2-6-1-5-2-7 0-10 18-10 23-10s9 0 9-8c0-3-5-3-6-3-11 0-38 1-49 1-9 0-33-1-43-1-3 0-8 0-8 8 0 3 4 3 10 3 23 0 24 4 27 13 16 43 32 85 48 128 1 1 2 6 2 7s-16 63-18 70c-5 20-5 21-36 21-8 0-11 0-11 8 0 4 3 3 5 4 11 0 39-1 50-1 10 0 38 1 49 1 3 0 7 0 7-7 0-5-3-5-11-5-4 0-8 0-14 0-8-1-10-2-10-6s3-16 5-23c5-19 9-38 14-56 2-6 2-7 5-12 32-37 64-74 96-110z"><text:p/></draw:path><draw:path draw:style-name="gr3" draw:text-style-name="P6" svg:width="0.0205in" svg:height="0.1516in" svg:x="1.1358in" svg:y="0.0193in" svg:viewBox="0 0 53 386" svg:d="M53 0c-18 0-35 0-53 0 0 6 0 10 0 15 12 0 25 0 37 0 0 118 0 238 0 355-12 0-25 0-37 0 0 6 0 12 0 16 18 0 35 0 53 0 0-129 0-257 0-386z"><text:p/></draw:path><draw:path draw:style-name="gr3" draw:text-style-name="P6" svg:width="0.0205in" svg:height="0.1516in" svg:x="1.1783in" svg:y="0.0193in" svg:viewBox="0 0 53 386" svg:d="M53 0c-18 0-35 0-53 0 0 6 0 10 0 15 12 0 25 0 37 0 0 118 0 238 0 355-12 0-25 0-37 0 0 6 0 12 0 16 18 0 35 0 53 0 0-129 0-257 0-386z"><text:p/></draw:path><draw:path draw:style-name="gr3" draw:text-style-name="P6" svg:width="0.1004in" svg:height="0.035in" svg:x="1.2681in" svg:y="0.077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106in" svg:height="0.1028in" svg:x="1.4252in" svg:y="0.0295in" svg:viewBox="0 0 282 262" svg:d="M218 43c2-1 3-3 5-4 11-13 24-26 51-28 4 0 8 0 8-7 0-3-3-4-6-4-10 0-21 1-32 1-12 0-26-1-38-1-3 0-7 0-7 7 0 4 3 4 6 4 2 0 13 1 13 9 0 6-9 17-10 19-30 34-61 68-90 103-15-38-28-76-42-114-2-6-1-5-2-7 0-10 18-10 22-10 5 0 10 0 10-8 0-3-5-3-6-3-11 0-38 1-49 1-9 0-33-1-43-1-3 0-8 0-8 8 0 3 4 3 9 3 23 0 25 4 28 13 16 43 32 85 48 128 1 1 2 6 2 7s-16 63-18 70c-5 20-5 21-36 21-8 0-11 0-11 8 0 4 3 3 5 4 11 0 39-1 50-1 10 0 38 1 49 1 3 0 7 0 7-7 0-5-3-5-11-5-4 0-8 0-14 0-8-1-10-2-10-6s3-16 4-23c5-19 10-38 15-56 1-6 2-7 5-12 32-37 64-74 96-110z"><text:p/></draw:path></draw:g></text:span><text:span text:style-name="T6">, ונוכיח </text:span><text:span text:style-name="T6"><draw:g text:anchor-type="as-char" svg:y="-0.1075in" draw:z-index="251" draw:name="Shape266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על. </text:span><text:span text:style-name="T25">נניח בשלילה ש־</text:span><text:span text:style-name="T25"><draw:g text:anchor-type="as-char" svg:y="-0.1075in" draw:z-index="255" draw:name="Shape267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25"> לא על, כלומר קיים </text:span><text:span text:style-name="T25"><draw:g text:anchor-type="as-char" svg:y="-0.1047in" draw:z-index="259" draw:name="Shape268" draw:style-name="gr1"><svg:title>TexMaths</svg:title><svg:desc>11§display§b \in B§svg§600§FALSE§</svg:desc><draw:path draw:style-name="gr2" draw:text-style-name="P5" svg:width="0.3496in" svg:height="0.0953in" svg:x="0.0004in" svg:y="0.0079in" svg:viewBox="0 0 889 243" svg:d="M0 0c296 0 593 0 889 0 0 81 0 162 0 243-296 0-593 0-889 0 0-81 0-162 0-243z"><text:p/></draw:path><draw:path draw:style-name="gr3" draw:text-style-name="P6" svg:width="0.0559in" svg:height="0.1063in" svg:x="-0.0004in" svg:y="0in" svg:viewBox="0 0 143 271" svg:d="M75 4c-2-1 0-4-6-4-8 0-36 3-46 4-3 0-8 0-8 8 0 5 4 5 9 5 19 0 20 2 20 6 0 2-3 16-5 23-11 42-21 84-32 126-5 19-7 26-7 39 0 36 21 60 50 60 45 0 93-57 93-113 0-34-21-61-52-61-17 0-34 11-45 23 10-38 19-77 29-116zM39 149c2-8 2-8 5-12 19-26 36-31 46-31 15 0 24 11 24 36 0 22-12 67-19 81-12 26-30 40-45 40-14 0-26-10-26-39 0-8 0-15 6-40 3-11 5-23 9-35z"><text:p/></draw:path><draw:path draw:style-name="gr3" draw:text-style-name="P6" svg:width="0.076in" svg:height="0.0874in" svg:x="0.1126in" svg:y="0.0232in" svg:viewBox="0 0 194 223" svg:d="M179 119c7 0 15 0 15-8 0-7-8-7-15-7-54 0-109 0-162 0 4-51 48-89 103-89 20 0 40 0 59 0 7 0 15 0 15-7 0-8-8-8-15-8-21 0-40 0-60 0-66 0-119 50-119 111s53 112 119 112c20 0 39 0 60 0 7 0 15 0 15-8s-8-8-15-8c-19 0-39 0-59 0-55 0-99-37-103-88 53 0 108 0 162 0z"><text:p/></draw:path><draw:path draw:style-name="gr3" draw:text-style-name="P6" svg:width="0.1083in" svg:height="0.1031in" svg:x="0.2496in" svg:y="0.002in" svg:viewBox="0 0 276 263" svg:d="M46 233c-4 14-4 17-35 17-7 0-11 0-11 8 0 5 4 5 11 5 46 0 91 0 138 0 61 0 106-46 106-84 0-28-22-49-59-53 39-8 80-37 80-73 0-29-25-53-71-53-44 0-87 0-130 0-8 0-11 0-11 8 0 4 3 4 10 4 1 0 9 0 15 0 7 1 10 1 10 7 0 1 0 2-1 7-18 69-34 138-52 207zM105 122c7-32 16-64 24-96 3-13 3-14 21-14 16 0 33 0 49 0 34 0 42 22 42 40 0 34-33 70-80 70-19 0-38 0-56 0zM87 250c-6 0-7 0-9 0-3-1-4-1-4-4 0-1 0-1 1-9 9-35 19-70 27-106 25 0 49 0 73 0 37 0 44 27 44 44 0 38-34 75-79 75-18 0-35 0-53 0z"><text:p/></draw:path></draw:g></text:span><text:span text:style-name="T25"><text:s/>עבורו </text:span><text:span text:style-name="T25"><draw:g text:anchor-type="as-char" svg:y="-0.1256in" draw:z-index="262" draw:name="Shape269" draw:style-name="gr1"><svg:title>TexMaths</svg:title><svg:desc>11§display§\nexists a \in A. f(a) = b§svg§600§FALSE§</svg:desc><draw:path draw:style-name="gr2" draw:text-style-name="P5" svg:width="1.0469in" svg:height="0.1524in" svg:x="-0.0004in" svg:y="0.0075in" svg:viewBox="0 0 2660 388" svg:d="M1331 388c-444 0-888 0-1331 0 0-130 0-258 0-388 887 0 1773 0 2660 0 0 130 0 258 0 388-444 0-887 0-1329 0z"><text:p/></draw:path><draw:path draw:style-name="gr3" draw:text-style-name="P6" svg:width="0.0673in" svg:height="0.1551in" svg:x="0.0004in" svg:y="-0.0004in" svg:viewBox="0 0 172 395" svg:d="M134 17c1-6 2-7 2-9 0-7-6-8-7-8-7 0-8 7-9 10-5 18-8 36-12 54-32 0-63 0-95 0-6 0-13-1-13 8 0 7 7 8 13 8 31 0 61 0 91 0-8 37-16 73-25 110-20 0-41 0-60 0-7 0-14 0-14 8s7 8 14 8c18 0 38 0 57 0-9 36-17 73-25 110-13 0-26 0-38 0-6 0-13 0-13 7 0 8 7 8 13 8 11 0 23 0 34 0-4 18-2 11-6 29-3 9-6 26-6 27 0 7 6 8 8 8 6 0 8-6 8-9 6-25 6-27 13-55 31 0 62 0 93 0 12 0 15-1 15-13 0-80 0-160 0-240 0-12-3-14-15-14-11 0-23 0-34 0 3-16 8-32 11-47zM96 190c7-37 16-73 24-110 12 0 23 0 35 0 0 37 0 73 0 110-20 0-40 0-59 0zM67 316c9-37 17-74 25-110 21 0 42 0 63 0 0 36 0 73 0 110-30 0-58 0-88 0z"><text:p/></draw:path><draw:path draw:style-name="gr3" draw:text-style-name="P6" svg:width="0.0693in" svg:height="0.0685in" svg:x="0.0823in" svg:y="0.0638in" svg:viewBox="0 0 177 175" svg:d="M129 24c-7-14-18-24-36-24-45 0-93 57-93 113 0 37 22 62 52 62 7 0 27-1 50-29 4 16 17 29 35 29 14 0 22-9 29-21 7-14 11-37 11-38 0-5-3-5-4-5-4 0-5 2-6 8-6 24-13 47-28 47-11 0-13-10-13-18s2-10 6-28c3-17 4-20 8-35 4-18 10-37 14-54 2-10 2-11 2-13 0-7-4-10-11-10-9 0-14 8-16 16zM104 124c-2 8-2 8-7 15-18 22-33 27-44 27-20 0-26-21-26-36 0-19 14-67 22-85 13-22 29-36 46-36 24 0 29 31 29 34 0 2 0 4-1 5-6 26-12 51-19 76z"><text:p/></draw:path><draw:path draw:style-name="gr3" draw:text-style-name="P6" svg:width="0.076in" svg:height="0.0874in" svg:x="0.2118in" svg:y="0.0484in" svg:viewBox="0 0 194 223" svg:d="M179 119c7 0 15 0 15-8s-8-8-15-8c-55 0-109 0-164 0 6-51 50-88 104-88 20 0 40 0 60 0 7 0 15 0 15-7 0-8-8-8-15-8-20 0-40 0-60 0-66 0-119 50-119 111 0 62 53 112 119 112 20 0 40 0 60 0 7 0 15 0 15-7 0-8-8-8-15-8-20 0-40 0-60 0-54 0-98-37-104-89 55 0 109 0 164 0z"><text:p/></draw:path><draw:path draw:style-name="gr3" draw:text-style-name="P6" svg:width="0.1039in" svg:height="0.1079in" svg:x="0.3484in" svg:y="0.022in" svg:viewBox="0 0 265 275" svg:d="M55 231c-15 25-30 31-47 32-5 1-8 1-8 8 0 2 2 4 4 4 11 0 23-1 34-1 13 0 27 1 39 1 2 0 7 0 7-8 0-3-4-4-6-4-9-1-19-3-19-13 0-5 3-9 6-15 10-15 20-32 30-48 31 0 64 0 96 0 1 8 7 59 7 64 0 11-21 12-29 12-4 0-8 0-8 8 0 4 4 4 5 4 15 0 32-1 48-1 10 0 35 1 44 1 3 0 7 0 7-8 0-4-4-4-9-4-24 0-24-2-25-13-8-81-15-161-23-241-1-8-1-9-8-9-6 0-8 2-10 7-45 74-90 149-135 224zM102 175c26-43 51-86 76-128 5 42 8 85 12 128-29 0-58 0-88 0z"><text:p/></draw:path><draw:path draw:style-name="gr3" draw:text-style-name="P6" svg:width="0.0161in" svg:height="0.0157in" svg:x="0.4701in" svg:y="0.1138in" svg:viewBox="0 0 42 41" svg:d="M42 20c0-11-10-20-21-20s-21 8-21 20c0 11 10 21 21 21s21-9 21-21z"><text:p/></draw:path><draw:path draw:style-name="gr3" draw:text-style-name="P6" svg:width="0.076in" svg:height="0.1374in" svg:x="0.5071in" svg:y="0.0232in" svg:viewBox="0 0 194 350" svg:d="M122 118c11 0 22 0 33 0 8 0 11 0 11-8 0-4-3-4-10-4-11 0-21 0-32 0 2-16 6-30 8-44 2-9 7-37 10-41 3-7 10-13 17-13 2 0 13 0 19 7-16 1-21 15-21 21 0 9 8 14 15 14 9 0 22-9 22-24 0-17-19-26-35-26-13 0-37 7-49 45-2 8-3 12-12 61-9 0-18 0-27 0-7 0-12 0-12 6s4 6 11 6c9 0 17 0 26 0-10 50-19 101-29 150-8 38-14 73-34 73-1 0-11 0-19-7 18-1 22-15 22-20 0-9-7-14-14-14-11 0-22 8-22 23 0 18 18 27 33 27 21 0 37-23 44-38 12-24 21-71 22-73 8-40 15-81 23-121z"><text:p/></draw:path><draw:path draw:style-name="gr3" draw:text-style-name="P6" svg:width="0.035in" svg:height="0.1512in" svg:x="0.6047in" svg:y="0.0165in" svg:viewBox="0 0 90 385" svg:d="M90 381c0-1 0-1-6-8-49-50-61-122-61-180 0-68 14-135 62-183 5-4 5-6 5-7 0-2-2-3-4-3-4 0-39 26-62 75-19 43-24 86-24 118 0 30 4 75 25 119 24 48 57 73 61 73 2 0 4-1 4-4z"><text:p/></draw:path><draw:path draw:style-name="gr3" draw:text-style-name="P6" svg:width="0.0693in" svg:height="0.0685in" svg:x="0.6547in" svg:y="0.0638in" svg:viewBox="0 0 177 175" svg:d="M129 24c-7-14-18-24-36-24-45 0-93 57-93 113 0 37 22 62 52 62 7 0 27-1 50-29 2 16 17 29 35 29 14 0 22-9 29-21 7-14 11-37 11-38 0-5-3-5-4-5-5 0-5 2-6 8-6 24-13 47-30 47-9 0-11-10-11-18s0-10 5-28c4-17 5-20 9-35 4-18 10-37 14-54 2-10 2-11 2-13 0-7-4-10-11-10-9 0-15 8-16 16zM103 124c-1 8-1 8-7 15-17 22-33 27-43 27-20 0-26-21-26-36 0-19 13-67 21-85 12-22 30-36 45-36 26 0 31 31 31 34 0 2-1 4-1 5-6 26-13 51-20 76z"><text:p/></draw:path><draw:path draw:style-name="gr3" draw:text-style-name="P6" svg:width="0.0346in" svg:height="0.1512in" svg:x="0.7382in" svg:y="0.0165in" svg:viewBox="0 0 89 385" svg:d="M89 193c0-30-3-77-25-120-23-48-56-73-61-73-2 0-3 1-3 3 0 1 0 3 8 9 37 39 59 100 59 181 0 64-14 133-63 181-4 6-4 6-4 7 0 2 1 4 3 4 5 0 40-26 62-76 20-42 24-83 24-116z"><text:p/></draw:path><draw:path draw:style-name="gr3" draw:text-style-name="P6" svg:width="0.1004in" svg:height="0.035in" svg:x="0.8394in" svg:y="0.074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559in" svg:height="0.1067in" svg:x="0.9984in" svg:y="0.0256in" svg:viewBox="0 0 143 272" svg:d="M75 4c-2-1 0-4-6-4-9 0-36 3-46 4-3 0-8 1-8 8 0 4 4 4 9 4 19 0 20 4 20 7s-3 17-6 24c-11 42-20 84-31 126-5 19-7 26-7 39 0 35 21 60 49 60 47 0 94-56 94-113 0-35-21-61-52-61-17 0-34 11-45 23 10-40 19-78 29-117zM38 151c3-9 3-9 6-14 19-25 36-30 46-30 14 0 24 11 24 36 0 22-12 67-18 81-14 26-31 39-47 39-13 0-25-10-25-38 0-7 0-15 6-39 3-12 5-24 8-35z"><text:p/></draw:path></draw:g></text:span><text:span text:style-name="T25">. נראה דוגמה נגדית להנחת השלילה. נבחר </text:span><text:span text:style-name="T25"><draw:g text:anchor-type="as-char" svg:y="-0.1035in" draw:z-index="256" draw:name="Shape270" draw:style-name="gr1"><svg:title>TexMaths</svg:title><svg:desc>11§display§Y = B§svg§600§FALSE§</svg:desc><draw:path draw:style-name="gr2" draw:text-style-name="P5" svg:width="0.4232in" svg:height="0.0874in" svg:x="0.0024in" svg:y="0.0071in" svg:viewBox="0 0 1076 223" svg:d="M0 0c359 0 717 0 1076 0 0 74 0 149 0 223-359 0-717 0-1076 0 0-74 0-149 0-223z"><text:p/></draw:path><draw:path draw:style-name="gr3" draw:text-style-name="P6" svg:width="0.1102in" svg:height="0.1031in" svg:x="-0.0004in" svg:y="0in" svg:viewBox="0 0 281 263" svg:d="M218 44c1-2 2-3 4-5 12-13 26-25 51-27 4-1 8-1 8-8 0-3-2-4-5-4-10 0-21 1-32 1-12 0-26-1-38-1-2 0-8 0-8 8 0 3 4 4 7 4 2 0 13 1 13 9 0 7-9 17-10 19-30 34-61 68-90 101-15-37-28-76-42-113-2-6-2-6-2-7 0-9 18-9 22-9 5 0 10 0 10-8 0-4-5-4-7-4-10 0-37 1-48 1-10 0-33-1-43-1-2 0-8 0-8 8 0 4 4 4 9 4 23 0 25 3 28 13 16 42 32 84 48 126 0 1 2 6 2 7s-15 63-18 70c-5 21-5 23-36 23-8 0-11 0-11 7 0 5 4 5 6 5 11 0 37-1 48-1 10 0 40 1 49 1 4 0 8 0 8-8 0-4-3-4-11-4-1 0-8 0-14-2-9 0-11-1-11-5 0-3 4-17 5-24 5-18 10-37 15-56 1-6 2-7 4-11 32-36 65-72 97-109z"><text:p/></draw:path><draw:path draw:style-name="gr3" draw:text-style-name="P6" svg:width="0.1004in" svg:height="0.0346in" svg:x="0.1673in" svg:y="0.048in" svg:viewBox="0 0 256 89" svg:d="M243 15c7 0 13 0 13-7 0-8-6-8-12-8-77 0-155 0-232 0-4 0-12 0-12 8 0 7 8 7 13 7 77 0 153 0 230 0zM244 89c6 0 12 0 12-7 0-8-6-8-13-8-77 0-153 0-230 0-5 0-13 0-13 8 0 7 8 7 12 7 77 0 155 0 232 0z"><text:p/></draw:path><draw:path draw:style-name="gr3" draw:text-style-name="P6" svg:width="0.1083in" svg:height="0.1031in" svg:x="0.3252in" svg:y="0in" svg:viewBox="0 0 276 263" svg:d="M46 233c-4 14-4 18-35 18-7 0-11 0-11 7 0 5 4 5 11 5 46 0 91 0 138 0 61 0 106-46 106-84 0-28-22-49-59-53 39-8 80-35 80-73 0-29-25-53-71-53-43 0-87 0-130 0-8 0-11 0-11 8 0 4 3 4 10 4 1 0 9 0 15 1 7 0 10 1 10 6 0 2 0 3-1 7-18 69-34 138-52 207zM105 123c7-32 16-65 24-97 3-13 3-14 21-14 16 0 33 0 49 0 34 0 42 22 42 40 0 34-33 71-80 71-19 0-38 0-56 0zM87 251c-6 0-7 0-9 0-3-2-4-2-4-5 0-1 0-1 2-9 9-35 18-70 26-106 25 0 49 0 73 0 37 0 44 28 44 44 0 38-34 76-79 76-18 0-35 0-53 0z"><text:p/></draw:path></draw:g></text:span><text:span text:style-name="T25">. לפי ההנחה נגרר </text:span><text:span text:style-name="T6"><draw:g text:anchor-type="as-char" svg:y="-0.1319in" draw:z-index="257" draw:name="Shape271" draw:style-name="gr1"><svg:title>TexMaths</svg:title><svg:desc>11§display§f[f^{-1}[B]] = B§svg§600§FALSE§</svg:desc><draw:path draw:style-name="gr2" draw:text-style-name="P5" svg:width="0.9386in" svg:height="0.1543in" svg:x="-0.0004in" svg:y="0.0079in" svg:viewBox="0 0 2385 393" svg:d="M0 0c795 0 1590 0 2385 0 0 131 0 263 0 393-795 0-1590 0-2385 0 0-130 0-262 0-393z"><text:p/></draw:path><draw:path draw:style-name="gr3" draw:text-style-name="P6" svg:width="0.0756in" svg:height="0.137in" svg:x="0in" svg:y="0.026in" svg:viewBox="0 0 193 349" svg:d="M121 118c11 0 22 0 33 0 8 0 12 0 12-8 0-5-4-5-11-5-11 0-21 0-32 0 2-14 6-28 8-42 2-9 8-37 10-41 3-8 10-13 17-13 3 0 13 0 20 7-17 2-21 15-21 20 0 9 7 15 15 15 10 0 21-9 21-24 0-17-18-27-35-27-13 0-37 8-48 45-2 9-3 12-13 60-9 0-18 0-27 0-7 0-12 0-12 8 0 5 5 5 11 5 9 0 17 0 26 0-10 50-19 101-29 151-7 38-13 73-34 73-1 0-11 0-18-8 18-1 21-14 21-21 0-9-6-13-14-13-10 0-21 9-21 23 0 18 17 26 32 26 22 0 37-22 44-37 12-24 21-70 22-74 8-39 15-80 23-120z"><text:p/></draw:path><draw:path draw:style-name="gr3" draw:text-style-name="P6" svg:width="0.0205in" svg:height="0.1504in" svg:x="0.1004in" svg:y="0.0193in" svg:viewBox="0 0 53 383" svg:d="M53 383c0-5 0-9 0-15-12 0-25 0-38 0 0-118 0-235 0-353 13 0 26 0 38 0 0-5 0-10 0-15-18 0-35 0-53 0 0 127 0 256 0 383 18 0 35 0 53 0z"><text:p/></draw:path><draw:path draw:style-name="gr3" draw:text-style-name="P6" svg:width="0.0756in" svg:height="0.137in" svg:x="0.1331in" svg:y="0.026in" svg:viewBox="0 0 193 349" svg:d="M121 118c11 0 22 0 33 0 9 0 12 0 12-8 0-5-3-5-10-5-11 0-22 0-33 0 4-14 6-28 9-42 1-9 7-37 9-41 3-8 10-13 19-13 1 0 11 0 18 7-17 2-21 15-21 20 0 9 7 15 15 15 10 0 21-9 21-24 0-17-18-27-33-27-14 0-38 8-50 45-2 9-3 12-12 60-9 0-19 0-28 0-6 0-11 0-11 8 0 5 4 5 11 5 9 0 17 0 26 0-10 50-20 101-30 151-7 38-13 73-33 73-2 0-11 0-19-8 18-1 21-14 21-21 0-9-6-13-14-13-10 0-21 9-21 23 0 18 17 26 33 26 21 0 36-22 44-37 12-24 21-70 21-74 8-39 15-80 23-120z"><text:p/></draw:path><draw:path draw:style-name="gr3" draw:text-style-name="P6" svg:width="0.0717in" svg:height="0.0047in" svg:x="0.2276in" svg:y="0.0409in" svg:viewBox="0 0 183 13" svg:d="M172 13c4 0 11 0 11-5 0-8-7-8-11-8-54 0-107 0-161 0-4 0-11 0-11 7 0 6 6 6 11 6 54 0 107 0 161 0z"><text:p/></draw:path><draw:path draw:style-name="gr3" draw:text-style-name="P6" svg:width="0.0382in" svg:height="0.0701in" svg:x="0.3228in" svg:y="0in" svg:viewBox="0 0 98 179" svg:d="M61 8c0-8 0-8-8-8-18 16-42 18-53 18 0 3 0 6 0 9 6 0 24 0 39-7 0 46 0 91 0 137 0 9 0 12-27 12-3 0-8 0-11 0 0 3 0 7 0 10 6 0 39-1 49-1 8 0 42 1 48 1 0-3 0-7 0-10-3 0-7 0-10 0-27 0-27-3-27-12 0-50 0-100 0-149z"><text:p/></draw:path><draw:path draw:style-name="gr3" draw:text-style-name="P6" svg:width="0.0205in" svg:height="0.1504in" svg:x="0.3972in" svg:y="0.0193in" svg:viewBox="0 0 53 383" svg:d="M53 383c0-5 0-9 0-15-12 0-25 0-38 0 0-118 0-235 0-353 13 0 26 0 38 0 0-5 0-10 0-15-18 0-35 0-53 0 0 127 0 256 0 383 18 0 35 0 53 0z"><text:p/></draw:path><draw:path draw:style-name="gr3" draw:text-style-name="P6" svg:width="0.1079in" svg:height="0.1024in" svg:x="0.428in" svg:y="0.0295in" svg:viewBox="0 0 275 261" svg:d="M45 232c-3 15-4 18-35 18-7 0-10 0-10 8 0 3 3 3 10 3 46 0 92 0 139 0 60 0 105-43 105-81 0-27-22-50-59-55 40-6 80-35 80-71 0-29-25-54-71-54-43 0-87 0-130 0-8 0-11 0-11 8 0 4 3 4 11 4 4 0 7 0 14 1 7 0 11 1 11 6 0 2-1 3-2 7-18 68-34 138-52 206zM103 122c8-32 17-64 25-96 3-13 4-14 21-14 16 0 33 0 49 0 34 0 42 23 42 40 0 34-33 70-80 70-19 0-38 0-57 0zM86 250c-6 0-6 0-8-1-4 0-5 0-5-3 0-1 0-2 2-9 9-35 17-71 26-106 24 0 49 0 73 0 37 0 45 28 45 45 0 38-34 74-80 74-18 0-36 0-53 0z"><text:p/></draw:path><draw:path draw:style-name="gr3" draw:text-style-name="P6" svg:width="0.0205in" svg:height="0.1504in" svg:x="0.5476in" svg:y="0.0193in" svg:viewBox="0 0 53 383" svg:d="M53 0c-18 0-35 0-53 0 0 5 0 10 0 15 12 0 25 0 37 0 0 118 0 235 0 353-12 0-25 0-37 0 0 6 0 10 0 15 18 0 35 0 53 0 0-127 0-256 0-383z"><text:p/></draw:path><draw:path draw:style-name="gr3" draw:text-style-name="P6" svg:width="0.0205in" svg:height="0.1504in" svg:x="0.5894in" svg:y="0.0193in" svg:viewBox="0 0 53 383" svg:d="M53 0c-18 0-35 0-53 0 0 5 0 10 0 15 12 0 25 0 37 0 0 118 0 235 0 353-12 0-25 0-37 0 0 6 0 10 0 15 18 0 35 0 53 0 0-127 0-256 0-383z"><text:p/></draw:path><draw:path draw:style-name="gr3" draw:text-style-name="P6" svg:width="0.1008in" svg:height="0.035in" svg:x="0.6791in" svg:y="0.078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1083in" svg:height="0.1024in" svg:x="0.8378in" svg:y="0.0295in" svg:viewBox="0 0 276 261" svg:d="M46 232c-4 15-5 18-35 18-7 0-11 0-11 8 0 3 3 3 11 3 46 0 91 0 138 0 61 0 106-43 106-81 0-27-22-50-59-55 39-6 80-35 80-71 0-29-25-54-71-54-43 0-87 0-130 0-8 0-12 0-12 8 0 4 4 4 11 4 1 0 9 0 15 1 7 0 10 1 10 6 0 2 0 3-1 7-18 68-34 138-52 206zM105 122c7-32 15-64 23-96 4-13 4-14 21-14 16 0 34 0 50 0 34 0 42 23 42 40 0 34-33 70-80 70-19 0-38 0-56 0zM87 250c-6 0-7 0-9-1-3 0-4 0-4-3 0-1 0-2 1-9 9-35 19-71 27-106 25 0 49 0 73 0 37 0 44 28 44 45 0 38-34 74-79 74-18 0-35 0-53 0z"><text:p/></draw:path></draw:g></text:span><text:span text:style-name="T25">, או כפי שכבר הוכח, </text:span><text:span text:style-name="T25"><draw:g text:anchor-type="as-char" svg:y="-0.1134in" draw:z-index="258" draw:name="Shape272" draw:style-name="gr1"><svg:title>TexMaths</svg:title><svg:desc>11§display§\forall b \in B. \exists x. x \in A  \land  f(x) = b§svg§600§FALSE§</svg:desc><draw:path draw:style-name="gr2" draw:text-style-name="P5" svg:width="1.8173in" svg:height="0.1358in" svg:x="0.0075in" svg:y="0.0071in" svg:viewBox="0 0 4617 346" svg:d="M2309 346c-770 0-1539 0-2309 0 0-116 0-230 0-346 1539 0 3078 0 4617 0 0 116 0 230 0 346-769 0-1539 0-2308 0z"><text:p/></draw:path><draw:path draw:style-name="gr3" draw:text-style-name="P6" svg:width="0.0846in" svg:height="0.1079in" svg:x="-0.0004in" svg:y="0.0071in" svg:viewBox="0 0 216 275" svg:d="M213 14c3-4 3-4 3-6 0-5-4-8-8-8-6 0-8 4-10 9-11 28-21 56-32 85-38 0-78 0-116 0-11-29-22-57-33-85-2-6-4-9-9-9-4 0-8 3-8 8 0 1 0 1 2 6 32 84 65 169 97 252 2 6 3 9 9 9 5 0 6-4 9-7 32-84 65-169 96-254zM55 109c35 0 70 0 106 0-18 45-36 91-53 137-18-46-35-92-53-137z"><text:p/></draw:path><draw:path draw:style-name="gr3" draw:text-style-name="P6" svg:width="0.0555in" svg:height="0.1063in" svg:x="0.0913in" svg:y="0.0071in" svg:viewBox="0 0 142 271" svg:d="M74 4c0-1 0-4-5-4-8 0-37 3-47 3-3 1-8 1-8 8 0 6 4 6 10 6 19 0 19 2 19 6 0 2-3 16-6 23-9 42-20 84-30 127-6 19-7 25-7 37 0 37 21 61 50 61 45 0 92-57 92-112 0-36-20-62-51-62-18 0-34 11-46 23 10-39 19-77 29-116zM37 150c4-8 4-9 7-13 19-26 36-31 46-31 13 0 24 11 24 36 0 23-13 66-19 80-14 27-31 40-45 40s-27-10-27-38c0-8 0-15 7-39 2-12 5-24 7-35z"><text:p/></draw:path><draw:path draw:style-name="gr3" draw:text-style-name="P6" svg:width="0.076in" svg:height="0.087in" svg:x="0.2043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83in" svg:height="0.1028in" svg:x="0.3417in" svg:y="0.0098in" svg:viewBox="0 0 276 262" svg:d="M46 232c-4 15-4 18-35 18-7 0-11 0-11 8 0 4 4 4 11 4 46 0 91 0 138 0 61 0 106-45 106-83 0-27-22-49-59-53 39-8 80-37 80-73 0-29-25-53-71-53-43 0-87 0-130 0-8 0-11 0-11 8 0 4 3 4 11 4 4 0 8 0 14 0 7 1 10 1 10 7 0 1 0 2-1 7-18 69-34 138-52 206zM105 122c7-32 16-64 24-96 3-13 4-14 21-14 16 0 33 0 49 0 34 0 42 22 42 40 0 34-33 70-80 70-19 0-38 0-56 0zM87 250c-6 0-6 0-9 0s-4-1-4-4c0-2 0-2 2-9 9-36 18-71 26-106 25 0 49 0 73 0 37 0 45 28 45 45 0 36-35 74-80 74-18 0-35 0-53 0z"><text:p/></draw:path><draw:path draw:style-name="gr3" draw:text-style-name="P6" svg:width="0.0157in" svg:height="0.0157in" svg:x="0.4717in" svg:y="0.0972in" svg:viewBox="0 0 41 41" svg:d="M41 21c0-12-9-21-20-21s-21 9-21 21c0 11 10 20 21 20s20-9 20-20z"><text:p/></draw:path><draw:path draw:style-name="gr3" draw:text-style-name="P6" svg:width="0.0673in" svg:height="0.1043in" svg:x="0.5094in" svg:y="0.0071in" svg:viewBox="0 0 172 266" svg:d="M172 13c0-12-1-13-14-13-48 0-96 0-145 0-6 0-13 0-13 8 0 7 7 7 13 7 48 0 96 0 143 0 0 37 0 73 0 111-46 0-91 0-137 0-7 0-13-2-13 7 0 8 6 9 13 9 46 0 91 0 137 0 0 36 0 73 0 109-47 0-95 0-143 0-6 0-13 0-13 8 0 7 7 7 13 7 49 0 97 0 145 0 13 0 14-1 14-13 0-79 0-159 0-240z"><text:p/></draw:path><draw:path draw:style-name="gr3" draw:text-style-name="P6" svg:width="0.0756in" svg:height="0.0685in" svg:x="0.5902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19 25 36 25 26 0 40-27 41-30 4 15 19 30 42 30 39 0 61-49 61-59 0-4-3-4-4-4-3 0-4 1-5 4-13 41-39 50-52 50-14 0-21-12-21-25 0-9 2-17 7-34 4-18 8-35 13-53z"><text:p/></draw:path><draw:path draw:style-name="gr3" draw:text-style-name="P6" svg:width="0.0157in" svg:height="0.0157in" svg:x="0.6858in" svg:y="0.0972in" svg:viewBox="0 0 41 41" svg:d="M41 21c0-12-10-21-21-21-12 0-20 9-20 21 0 11 8 20 20 20 11 0 21-9 21-20z"><text:p/></draw:path><draw:path draw:style-name="gr3" draw:text-style-name="P6" svg:width="0.0756in" svg:height="0.0685in" svg:x="0.7189in" svg:y="0.0453in" svg:viewBox="0 0 193 175" svg:d="M119 54c2-10 11-45 37-45 2 0 11 0 20 4-11 2-19 12-19 21 0 7 5 14 15 14 8 0 21-7 21-23 0-19-22-25-36-25-23 0-36 21-40 30-10-26-31-30-42-30-41 0-63 50-63 59 0 5 3 4 5 5 3 0 4-1 5-5 13-40 39-50 52-50 7 0 21 3 21 25 0 12-7 39-21 93-7 24-20 39-37 39-2 0-11 0-19-4 10-2 18-10 18-21s-8-13-14-13c-12 0-22 10-22 22 0 17 20 25 36 25 27 0 40-27 41-30 4 15 19 30 42 30 39 0 61-49 61-59 0-4-3-4-4-4-3 0-4 1-4 4-14 41-40 50-52 50-15 0-21-12-21-25 0-9 2-17 7-34 4-18 8-35 13-53z"><text:p/></draw:path><draw:path draw:style-name="gr3" draw:text-style-name="P6" svg:width="0.0756in" svg:height="0.087in" svg:x="0.8567in" svg:y="0.0307in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3" draw:text-style-name="P6" svg:width="0.1039in" svg:height="0.1079in" svg:x="0.9929in" svg:y="0.0043in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draw:path draw:style-name="gr3" draw:text-style-name="P6" svg:width="0.0846in" svg:height="0.0937in" svg:x="1.1433in" svg:y="0.0217in" svg:viewBox="0 0 216 239" svg:d="M117 9c-4-7-6-9-9-9-5 0-7 3-9 9-32 71-64 143-96 215-2 4-3 5-3 7 0 5 4 8 8 8 3 0 6-1 10-8 29-67 60-135 90-203 31 68 60 136 91 203 3 8 7 8 9 8 4 0 8-3 8-8 0-1 0-2-3-6-31-72-64-145-96-216z"><text:p/></draw:path><draw:path draw:style-name="gr3" draw:text-style-name="P6" svg:width="0.0756in" svg:height="0.1374in" svg:x="1.2787in" svg:y="0.0067in" svg:viewBox="0 0 193 350" svg:d="M121 118c11 0 23 0 34 0 8 0 11 0 11-8 0-4-3-4-10-4-11 0-21 0-32 0 3-16 6-30 8-44 1-8 7-36 9-40 3-8 10-13 19-13 1 0 11 0 18 6-16 2-21 16-21 21 0 9 7 14 15 14 10 0 21-9 21-24 0-17-18-26-33-26-14 0-38 7-50 45-2 8-3 12-12 61-9 0-19 0-28 0-6 0-11 0-11 7 0 5 4 5 11 5 9 0 17 0 26 0-10 50-20 100-30 151-7 37-13 72-33 72-1 0-11 0-19-6 18-1 21-16 21-21 0-9-6-13-14-13-10 0-21 8-21 23 0 17 18 26 33 26 21 0 36-23 44-37 12-25 21-71 21-74 8-40 15-80 23-121z"><text:p/></draw:path><draw:path draw:style-name="gr3" draw:text-style-name="P6" svg:width="0.035in" svg:height="0.1512in" svg:x="1.3764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0756in" svg:height="0.0685in" svg:x="1.4248in" svg:y="0.0453in" svg:viewBox="0 0 193 175" svg:d="M118 54c2-10 12-45 38-45 2 0 11 0 20 4-11 2-19 12-19 21 0 7 5 14 15 14 8 0 21-7 21-23 0-19-24-25-37-25-22 0-35 21-39 30-10-26-31-30-42-30-41 0-63 50-63 59 0 5 3 4 5 5 3 0 4-1 5-5 13-40 39-50 52-50 7 0 21 3 21 25 0 12-7 39-21 93-7 24-20 39-37 39-3 0-12 0-19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346in" svg:height="0.1512in" svg:x="1.5165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1.617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559in" svg:height="0.1063in" svg:x="1.7768in" svg:y="0.0071in" svg:viewBox="0 0 143 271" svg:d="M75 4c0-1 0-4-6-4-8 0-36 3-47 3-2 1-7 1-7 8 0 6 4 6 9 6 19 0 20 2 20 6 0 2-3 16-5 23-11 42-21 84-32 127-5 19-7 25-7 37 0 37 21 61 50 61 46 0 93-57 93-112 0-36-21-62-52-62-17 0-34 11-45 23 10-39 19-77 29-116zM39 150c2-8 2-9 5-13 19-26 36-31 46-31 15 0 24 11 24 36 0 23-12 66-18 80-13 27-31 40-46 40-14 0-26-10-26-38 0-8 0-15 6-39 3-12 5-24 9-35z"><text:p/></draw:path></draw:g></text:span><text:span text:style-name="T25">, כלומר </text:span><text:span text:style-name="T25"><draw:g text:anchor-type="as-char" svg:y="-0.1134in" draw:z-index="260" draw:name="Shape273" draw:style-name="gr1"><svg:title>TexMaths</svg:title><svg:desc>11§display§\forall b \in B. \exists x \in A. f(x) = b§svg§600§FALSE§</svg:desc><draw:path draw:style-name="gr2" draw:text-style-name="P5" svg:width="1.5614in" svg:height="0.1358in" svg:x="0.0075in" svg:y="0.0071in" svg:viewBox="0 0 3967 346" svg:d="M1984 346c-661 0-1323 0-1984 0 0-116 0-230 0-346 1323 0 2644 0 3967 0 0 116 0 230 0 346-662 0-1323 0-1983 0z"><text:p/></draw:path><draw:path draw:style-name="gr3" draw:text-style-name="P6" svg:width="0.0846in" svg:height="0.1079in" svg:x="-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" draw:text-style-name="P6" svg:width="0.0555in" svg:height="0.1063in" svg:x="0.0913in" svg:y="0.0071in" svg:viewBox="0 0 142 271" svg:d="M74 4c0-1 0-4-5-4-8 0-37 3-47 3-3 1-8 1-8 8 0 6 4 6 10 6 19 0 19 2 19 6 0 2-3 16-6 23-9 42-20 84-30 127-6 19-7 25-7 37 0 37 21 61 50 61 45 0 92-57 92-112 0-36-20-62-52-62-17 0-33 11-45 23 10-39 19-77 29-116zM37 150c3-8 3-9 7-13 19-26 36-31 46-31 13 0 24 11 24 36 0 23-13 66-19 80-14 27-31 40-45 40s-27-10-27-38c0-8 0-15 7-39 2-12 5-24 7-35z"><text:p/></draw:path><draw:path draw:style-name="gr3" draw:text-style-name="P6" svg:width="0.076in" svg:height="0.087in" svg:x="0.2047in" svg:y="0.0307in" svg:viewBox="0 0 194 222" svg:d="M179 120c7 0 15-1 15-9 0-9-8-8-15-8-55 0-109 0-164 0 6-50 50-88 104-88 20 0 41 0 60 0 7 0 15 0 15-7 0-8-8-8-15-8-19 0-40 0-60 0-66 0-119 48-119 111 0 62 53 111 119 111 20 0 41 0 60 0 7 0 15 0 15-7s-8-7-15-7c-19 0-40 0-60 0-54 0-98-37-104-88 55 0 109 0 164 0z"><text:p/></draw:path><draw:path draw:style-name="gr3" draw:text-style-name="P6" svg:width="0.1083in" svg:height="0.1028in" svg:x="0.3417in" svg:y="0.0098in" svg:viewBox="0 0 276 262" svg:d="M46 232c-4 15-4 18-35 18-7 0-11 0-11 8 0 4 3 4 11 4 46 0 91 0 138 0 61 0 106-45 106-83 0-27-22-49-59-53 39-8 80-37 80-73 0-29-25-53-71-53-43 0-87 0-130 0-8 0-11 0-11 8 0 4 3 4 10 4 1 0 9 0 15 0 7 1 10 1 10 7 0 1 0 2-1 7-18 69-34 138-52 206zM105 122c7-32 16-64 24-96 3-13 3-14 21-14 16 0 33 0 49 0 34 0 42 22 42 40 0 34-33 70-80 70-19 0-38 0-56 0zM87 250c-6 0-7 0-9 0-3 0-4-1-4-4 0-2 0-2 1-9 9-36 19-71 27-106 25 0 49 0 73 0 37 0 45 28 45 45 0 36-35 74-80 74-18 0-35 0-53 0z"><text:p/></draw:path><draw:path draw:style-name="gr3" draw:text-style-name="P6" svg:width="0.0157in" svg:height="0.0157in" svg:x="0.4717in" svg:y="0.0972in" svg:viewBox="0 0 41 41" svg:d="M41 21c0-12-9-21-20-21-12 0-21 9-21 21 0 11 9 20 21 20 11 0 20-9 20-20z"><text:p/></draw:path><draw:path draw:style-name="gr3" draw:text-style-name="P6" svg:width="0.0673in" svg:height="0.1043in" svg:x="0.5094in" svg:y="0.0071in" svg:viewBox="0 0 172 266" svg:d="M172 13c0-12-1-13-14-13-48 0-96 0-145 0-6 0-13 0-13 8 0 7 7 7 13 7 48 0 96 0 143 0 0 37 0 73 0 111-46 0-91 0-137 0-7 0-13-2-13 7 0 8 6 9 13 9 46 0 91 0 137 0 0 36 0 73 0 109-47 0-95 0-143 0-6 0-13 0-13 8 0 7 7 7 13 7 49 0 97 0 145 0 13 0 14-1 14-13 0-79 0-159 0-240z"><text:p/></draw:path><draw:path draw:style-name="gr3" draw:text-style-name="P6" svg:width="0.0756in" svg:height="0.0685in" svg:x="0.5902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6" svg:width="0.076in" svg:height="0.087in" svg:x="0.7276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39in" svg:height="0.1079in" svg:x="0.8634in" svg:y="0.0043in" svg:viewBox="0 0 265 275" svg:d="M56 231c-16 26-31 31-48 32-5 1-8 1-8 8 0 2 2 4 4 4 11 0 24-1 35-1 12 0 26 1 38 1 2 0 8 0 8-7 0-4-5-5-7-5-9 0-19-3-19-13 0-4 3-9 6-14 10-17 20-32 30-49 32 0 65 0 96 0 2 9 7 60 7 64 0 11-20 12-29 12-4 0-8 0-8 8 0 4 4 4 5 4 16 0 32-1 49-1 9 0 34 1 44 1 2 0 6 0 6-7 0-5-4-5-9-5-24 0-24-2-25-13-8-79-15-160-23-240-1-8-1-10-8-10-6 0-7 3-10 7-45 74-89 149-134 224zM102 175c26-43 51-85 76-127 5 42 8 84 12 127-29 0-58 0-88 0z"><text:p/></draw:path><draw:path draw:style-name="gr3" draw:text-style-name="P6" svg:width="0.0161in" svg:height="0.0157in" svg:x="0.985in" svg:y="0.0972in" svg:viewBox="0 0 42 41" svg:d="M42 21c0-12-10-21-21-21s-21 9-21 21c0 11 10 20 21 20s21-9 21-20z"><text:p/></draw:path><draw:path draw:style-name="gr3" draw:text-style-name="P6" svg:width="0.076in" svg:height="0.1374in" svg:x="1.0224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0 0-22 8-22 23 0 17 18 26 33 26 22 0 37-23 44-37 12-25 21-71 22-74 8-40 15-80 23-121z"><text:p/></draw:path><draw:path draw:style-name="gr3" draw:text-style-name="P6" svg:width="0.035in" svg:height="0.1512in" svg:x="1.1205in" svg:y="0in" svg:viewBox="0 0 90 385" svg:d="M90 381c0-1 0-1-6-8-49-49-61-122-61-180 0-67 14-135 62-182 5-5 5-5 5-7 0-3-2-4-4-4-3 0-39 26-62 76-18 42-24 85-24 117 0 29 4 76 25 120 25 47 58 72 61 72 2 0 4-1 4-4z"><text:p/></draw:path><draw:path draw:style-name="gr3" draw:text-style-name="P6" svg:width="0.0756in" svg:height="0.0685in" svg:x="1.1689in" svg:y="0.0453in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1 0-19-4 10-2 18-10 18-21s-8-13-14-13c-12 0-22 10-22 22 0 17 20 25 36 25 27 0 40-27 41-30 4 15 19 30 42 30 39 0 61-49 61-59 0-4-3-4-4-4-3 0-4 1-4 4-14 41-40 50-52 50-15 0-21-12-21-25 0-9 2-17 7-34 4-18 7-35 12-53z"><text:p/></draw:path><draw:path draw:style-name="gr3" draw:text-style-name="P6" svg:width="0.0346in" svg:height="0.1512in" svg:x="1.2602in" svg:y="0in" svg:viewBox="0 0 89 385" svg:d="M89 193c0-30-3-76-25-120-23-48-56-73-61-73-2 0-3 2-3 4s0 2 8 9c37 38 59 99 59 180 0 65-14 133-61 181-6 6-6 6-6 7 0 2 1 4 3 4 5 0 40-26 62-76 20-41 24-84 24-116z"><text:p/></draw:path><draw:path draw:style-name="gr3" draw:text-style-name="P6" svg:width="0.1004in" svg:height="0.0354in" svg:x="1.3614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559in" svg:height="0.1063in" svg:x="1.5205in" svg:y="0.0071in" svg:viewBox="0 0 143 271" svg:d="M75 4c0-1 0-4-6-4-8 0-36 3-46 3-3 1-8 1-8 8 0 6 4 6 9 6 19 0 20 2 20 6 0 2-3 16-5 23-11 42-21 84-32 127-5 19-7 25-7 37 0 37 21 61 50 61 46 0 93-57 93-112 0-36-21-62-52-62-17 0-34 11-45 23 10-39 19-77 29-116zM39 150c2-8 2-9 5-13 19-26 36-31 46-31 15 0 24 11 24 36 0 23-12 66-18 80-13 27-31 40-46 40-14 0-26-10-26-38 0-8 0-15 6-39 3-12 5-24 9-35z"><text:p/></draw:path></draw:g></text:span><text:span text:style-name="T25">, וזו </text:span><text:span text:style-name="T26">סתירה</text:span><text:span text:style-name="T25"> להנחת השלילה (שאומרת שקיים </text:span><text:span text:style-name="T25"><draw:g text:anchor-type="as-char" svg:y="-0.1063in" draw:z-index="261" draw:name="Shape274" draw:style-name="gr1"><svg:title>TexMaths</svg:title><svg:desc>11§display§b§svg§600§FALSE§</svg:desc><draw:path draw:style-name="gr2" draw:text-style-name="P5" svg:width="0.0465in" svg:height="0.0906in" svg:x="0.0004in" svg:y="0.0071in" svg:viewBox="0 0 119 231" svg:d="M0 0c40 0 79 0 119 0 0 77 0 154 0 231-40 0-79 0-119 0 0-77 0-154 0-231z"><text:p/></draw:path><draw:path draw:style-name="gr3" draw:text-style-name="P6" svg:width="0.0547in" svg:height="0.1063in" svg:x="-0.0004in" svg:y="0in" svg:viewBox="0 0 140 271" svg:d="M75 4c-3-1 0-4-6-4-9 0-37 3-47 4-2 0-7 0-7 8 0 5 4 5 9 5 19 0 20 2 20 6 0 2-4 16-6 23-11 42-20 84-31 126-5 18-7 25-7 38 0 37 21 61 49 61 44 0 91-57 91-114 0-34-20-60-50-60-18 0-33 11-44 23 9-39 19-77 29-116zM38 149c3-8 3-9 6-13 19-25 35-30 45-30 13 0 24 12 24 35s-13 67-20 81c-13 27-29 40-44 40-13 0-26-10-26-39 0-7 0-14 7-38 2-12 5-24 8-36z"><text:p/></draw:path></draw:g></text:span><text:span text:style-name="T25"><text:s/>עבורו הטענה הזו לא מתקיימת), </text:span><text:span text:style-name="T27">כלומר </text:span><text:span text:style-name="T27"><draw:g text:anchor-type="as-char" svg:y="-0.1075in" draw:z-index="263" draw:name="Shape275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27"><text:s/>על. </text:span></text:p>
        </text:list-item>
      </text:list>
      <text:p text:style-name="P13"><text:span text:style-name="T27"><draw:g text:anchor-type="as-char" svg:y="-0.1134in" draw:z-index="264" draw:name="Shape276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span></text:p>
      <text:h text:style-name="Heading_20_2" text:outline-level="2">שאלה 6</text:h>
      <text:h text:style-name="Heading_20_3" text:outline-level="3">הגדרה</text:h>
      <text:p text:style-name="P52">תהי פונקציה <draw:g text:anchor-type="as-char" svg:y="-0.1075in" draw:z-index="287" draw:name="Shape277" draw:style-name="gr1"><svg:title>TexMaths</svg:title><svg:desc>11§display§f§svg§600§FALSE§</svg:desc><draw:path draw:style-name="gr2" draw:text-style-name="P5" svg:width="0.0673in" svg:height="0.1217in" svg:x="0.0004in" svg:y="0.0075in" svg:viewBox="0 0 172 310" svg:d="M0 0c57 0 115 0 172 0 0 103 0 207 0 310-57 0-115 0-172 0 0-103 0-207 0-310z"><text:p/></draw:path><draw:path draw:style-name="gr3" draw:text-style-name="P6" svg:width="0.0748in" svg:height="0.1374in" svg:x="0.0008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. נגדיר שתי פונקציות: </text:p>
      <text:p text:style-name="P8"><draw:g text:anchor-type="as-char" svg:y="-0.1992in" draw:z-index="277" draw:name="Shape278" draw:style-name="gr1"><svg:title>TexMaths</svg:title><svg:desc>11§latex§\begin{alignat*}{9}
  f_\to \in \powerset(A) \to \powerset(B), &amp;\;f_\to = \lambda U \in \powerset(A). f[U] \\
  f_\oto \in \powerset(B) \to \powerset(A), &amp;\;f_\oto = \lambda V \in \powerset(B). f^{-1}[V]
\end{align}§svg§600§FALSE§</svg:desc><draw:path draw:style-name="gr2" draw:text-style-name="P5" svg:width="3.0543in" svg:height="0.3823in" svg:x="0.0004in" svg:y="0.0079in" svg:viewBox="0 0 7759 972" svg:d="M0 0c2586 0 5172 0 7759 0 0 324 0 648 0 972-2587 0-5173 0-7759 0 0-324 0-648 0-972z"><text:p/></draw:path><draw:path draw:style-name="gr3" draw:text-style-name="P6" svg:width="0.0756in" svg:height="0.1378in" svg:x="0.0008in" svg:y="0.0075in" svg:viewBox="0 0 193 351" svg:d="M121 118c11 0 22 0 33 0 8 0 12 0 12-8 0-4-4-4-11-4-11 0-21 0-32 0 2-15 6-30 8-44 2-8 8-36 10-41 3-7 10-12 17-12 3 0 13 0 20 6-17 1-21 16-21 21 0 9 7 13 15 13 10 0 21-8 21-23 0-17-18-26-35-26-13 0-37 7-48 45-2 8-3 12-13 61-9 0-18 0-27 0-7 0-12 0-12 7 0 5 5 5 11 5 9 0 17 0 26 0-10 50-19 101-29 151-7 39-13 73-34 73-1 0-11 0-18-7 18-1 21-15 21-21 0-8-6-13-14-13-10 0-21 9-21 23 0 18 17 27 32 27 22 0 37-23 44-38 12-24 22-70 22-73 8-41 15-82 23-122z"><text:p/></draw:path><draw:path draw:style-name="gr3" draw:text-style-name="P6" svg:width="0.1043in" svg:height="0.0555in" svg:x="0.0752in" svg:y="0.0823in" svg:viewBox="0 0 266 142" svg:d="M228 77c-34 25-26 41-39 60 0 5 4 5 7 5 4 0 5 0 6-5 3-6 7-24 21-38 16-17 29-21 41-24 1-1 2-2 2-5 0-2-1-2-5-3-39-13-53-41-59-64-1-3-3-3-6-3-5 0-7 0-7 3 0 1 4 19 17 38 5 10 13 16 22 23-73 0-144 0-217 0-4 0-11 0-11 6 0 7 7 7 11 7 73 0 144 0 217 0z"><text:p/></draw:path><draw:path draw:style-name="gr3" draw:text-style-name="P6" svg:width="0.0756in" svg:height="0.0874in" svg:x="0.2512in" svg:y="0.0319in" svg:viewBox="0 0 193 223" svg:d="M179 120c7 0 14-1 14-9 0-9-7-8-14-8-55 0-109 0-164 0 5-51 50-88 104-88 20 0 41 0 60 0 7 0 14 0 14-7 0-8-7-8-14-8-21 0-40 0-61 0-66 0-118 48-118 111 0 62 52 112 118 112 21 0 40 0 61 0 7 0 14 0 14-7 0-8-7-8-14-8-19 0-40 0-60 0-54 0-99-36-104-88 55 0 109 0 164 0z"><text:p/></draw:path><draw:path draw:style-name="gr3" draw:text-style-name="P6" svg:width="0.1079in" svg:height="0.111in" svg:x="0.3854in" svg:y="0.0102in" svg:viewBox="0 0 275 283" svg:d="M127 0c-55 0-97 25-113 44-13 15-14 26-14 27 0 3 1 4 3 4 7 0 16-6 19-8 8-5 9-8 11-15 6-16 17-29 65-31-7 87-30 171-63 252-2 5-1 4-2 6 0 1 1 4 4 4 6 0 25-9 29-19 20-47 52-136 64-243 6 0 13 0 20 0 47 0 92 17 92 56 0 30-27 84-103 86-8 0-12 0-23 7-7 5-10 9-10 11 0 3 2 3 7 3 71 0 162-60 162-124 0-44-53-60-97-60-17 0-34 0-51 0z"><text:p/></draw:path><draw:path draw:style-name="gr3" draw:text-style-name="P6" svg:width="0.035in" svg:height="0.1516in" svg:x="0.5154in" svg:y="0in" svg:viewBox="0 0 90 386" svg:d="M90 382c0-2 0-2-6-8-49-49-61-122-61-182 0-67 14-134 62-182 5-5 5-5 5-6 0-3-2-4-4-4-3 0-39 26-62 75-18 43-24 86-24 117s4 77 26 121c24 48 57 73 60 73 2 0 4-1 4-4z"><text:p/></draw:path><draw:path draw:style-name="gr3" draw:text-style-name="P6" svg:width="0.1039in" svg:height="0.1083in" svg:x="0.5654in" svg:y="0.0051in" svg:viewBox="0 0 265 276" svg:d="M55 232c-15 25-31 31-47 32-5 1-8 1-8 8 0 2 1 4 4 4 11 0 22-1 33-1 14 0 27 1 39 1 3 0 8 0 8-7 0-4-4-5-7-5-9 0-18-3-18-13 0-5 3-9 6-15 10-16 20-33 30-49 32 0 65 0 96 0 2 9 6 60 6 65 0 11-20 12-28 12-5 0-8 0-8 8 0 4 4 4 5 4 16 0 32-1 49-1 8 0 33 1 42 1 3 0 8 0 8-8 0-4-4-4-10-4-23 0-23-2-24-13-8-82-16-162-24-242 0-8 0-9-7-9-6 0-7 2-11 7-45 74-89 150-134 225zM101 175c26-43 52-85 77-128 5 43 8 85 12 128-29 0-59 0-89 0z"><text:p/></draw:path><draw:path draw:style-name="gr3" draw:text-style-name="P6" svg:width="0.0346in" svg:height="0.1516in" svg:x="0.6827in" svg:y="0in" svg:viewBox="0 0 89 386" svg:d="M89 192c0-29-4-75-25-119-23-48-56-73-61-73-2 0-3 1-3 4 0 1 0 1 7 9 38 38 60 99 60 179 0 68-14 135-63 184-4 4-4 4-4 6 0 3 1 4 3 4 5 0 39-26 62-75 20-43 24-86 24-119z"><text:p/></draw:path><draw:path draw:style-name="gr3" draw:text-style-name="P6" svg:width="0.1346in" svg:height="0.0787in" svg:x="0.7835in" svg:y="0.0366in" svg:viewBox="0 0 343 201" svg:d="M301 109c-20 15-31 32-35 36-16 27-13 34-20 52 0 4 5 4 8 4 7 0 7-1 9-7 9-38 31-71 75-88 4-2 5-4 5-6 0-3-1-2-2-3-18-7-64-27-79-92-1-4-1-5-8-5-3 0-8 0-8 4 0 1 4 26 20 51 8 12 19 25 35 37-95 0-191 0-287 0-6 0-14-1-14 8 0 8 8 9 14 9 96 0 192 0 287 0z"><text:p/></draw:path><draw:path draw:style-name="gr3" draw:text-style-name="P6" svg:width="0.1083in" svg:height="0.111in" svg:x="0.9728in" svg:y="0.0102in" svg:viewBox="0 0 276 283" svg:d="M127 0c-54 0-96 25-112 44-14 15-15 26-15 27 0 3 2 4 4 4 7 0 16-6 18-8 9-5 10-8 12-15 6-16 17-29 65-31-7 87-30 171-63 252-2 5-1 4-2 6 0 1 1 4 5 4 5 0 24-9 28-19 20-47 52-136 63-243 6 0 14 0 21 0 47 0 92 17 92 56 0 30-28 84-103 86-8 0-12 0-23 7-7 5-10 9-10 11 0 3 2 3 7 3 71 0 162-60 162-124 0-44-53-60-98-60-17 0-34 0-51 0z"><text:p/></draw:path><draw:path draw:style-name="gr3" draw:text-style-name="P6" svg:width="0.035in" svg:height="0.1516in" svg:x="1.1031in" svg:y="0in" svg:viewBox="0 0 90 386" svg:d="M90 382c0-2 0-2-6-8-49-49-61-122-61-182 0-67 14-134 62-182 5-5 5-5 5-6 0-3-2-4-4-4-3 0-39 26-62 75-20 43-24 86-24 117s4 77 25 121c23 48 58 73 61 73 2 0 4-1 4-4z"><text:p/></draw:path><draw:path draw:style-name="gr3" draw:text-style-name="P6" svg:width="0.1083in" svg:height="0.1031in" svg:x="1.1539in" svg:y="0.0102in" svg:viewBox="0 0 276 263" svg:d="M45 233c-3 16-4 18-35 18-7 0-10 0-10 7 0 5 3 5 10 5 46 0 92 0 139 0 60 0 106-45 106-84 0-27-23-49-60-54 40-7 81-36 81-72 0-29-26-53-72-53-43 0-87 0-130 0-7 0-11 0-11 8 0 3 3 3 11 3 1 0 7 0 14 1 8 1 11 1 11 7 0 1-1 2-2 6-18 70-34 139-52 208zM103 122c8-32 17-64 25-96 3-14 4-15 21-15 16 0 33 0 49 0 34 0 43 23 43 41 0 33-34 70-80 70-19 0-39 0-58 0zM86 251c-5 0-6 0-8 0-4 0-5-1-5-4 0-2 0-2 2-9 9-37 17-72 26-107 24 0 50 0 74 0 36 0 44 27 44 45 0 37-34 75-80 75-18 0-36 0-53 0z"><text:p/></draw:path><draw:path draw:style-name="gr3" draw:text-style-name="P6" svg:width="0.035in" svg:height="0.1516in" svg:x="1.2791in" svg:y="0in" svg:viewBox="0 0 90 386" svg:d="M90 192c0-29-4-75-25-119-24-48-57-73-61-73-2 0-4 1-4 4 0 1 0 1 8 9 37 38 59 99 59 179 0 68-14 135-61 184-6 4-6 4-6 6 0 3 2 4 4 4 4 0 39-26 62-75 20-43 24-86 24-119z"><text:p/></draw:path><draw:path draw:style-name="gr3" draw:text-style-name="P6" svg:width="0.0173in" svg:height="0.0449in" svg:x="1.3425in" svg:y="0.0984in" svg:viewBox="0 0 45 115" svg:d="M45 41c0-26-10-41-24-41-13 0-21 10-21 21 0 10 8 20 21 20 4 0 9-1 13-5 1-1 1-1 2-1 0 2 0 0 0 6 0 28-12 51-25 65-4 3-4 4-4 5 0 3 1 4 3 4 4 0 35-29 35-74z"><text:p/></draw:path><draw:path draw:style-name="gr3" draw:text-style-name="P6" svg:width="0.0756in" svg:height="0.1378in" svg:x="1.4224in" svg:y="0.0075in" svg:viewBox="0 0 193 351" svg:d="M121 118c11 0 22 0 33 0 8 0 12 0 12-8 0-4-4-4-11-4-11 0-21 0-32 0 4-15 6-30 9-44 1-8 7-36 9-41 3-7 10-12 17-12 3 0 13 0 20 6-17 1-21 16-21 21 0 9 7 13 15 13 10 0 21-8 21-23 0-17-18-26-35-26-12 0-37 7-48 45-2 8-3 12-13 61-9 0-18 0-27 0-7 0-12 0-12 7 0 5 5 5 11 5 9 0 17 0 26 0-10 50-19 101-29 151-7 39-13 73-33 73-2 0-12 0-19-7 18-1 21-15 21-21 0-8-6-13-14-13-10 0-21 9-21 23 0 18 17 27 33 27 21 0 36-23 43-38 13-24 22-70 22-73 8-41 15-82 23-122z"><text:p/></draw:path><draw:path draw:style-name="gr3" draw:text-style-name="P6" svg:width="0.1043in" svg:height="0.0555in" svg:x="1.4969in" svg:y="0.0823in" svg:viewBox="0 0 266 142" svg:d="M228 77c-34 25-26 41-39 60 0 5 4 5 7 5 5 0 5 0 8-5 1-6 5-24 19-38 16-17 29-21 41-24 1-1 2-2 2-5 0-2-1-2-5-3-39-13-53-41-59-64-1-3-3-3-6-3-5 0-7 0-7 3 0 1 4 19 17 38 5 10 13 16 22 23-73 0-144 0-217 0-4 0-11 0-11 6 0 7 7 7 11 7 73 0 144 0 217 0z"><text:p/></draw:path><draw:path draw:style-name="gr3" draw:text-style-name="P6" svg:width="0.1008in" svg:height="0.0354in" svg:x="1.6677in" svg:y="0.0579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6" svg:width="0.0748in" svg:height="0.1071in" svg:x="1.828in" svg:y="0.0087in" svg:viewBox="0 0 191 273" svg:d="M118 155c15 41 34 99 40 108s10 9 20 9c4 0 6 0 9 0 4 0 4-3 4-4s-1-2-2-4c-3-3-5-10-9-18-26-73-52-146-79-219-7-23-28-27-46-27-2 0-8 0-8 4 0 3 3 3 4 4 13 2 15 4 25 30 12 36 25 71 37 106-35 35-71 70-106 106-5 4-7 6-7 12s6 11 12 11 9-5 12-9c31-36 63-73 94-109z"><text:p/></draw:path><draw:path draw:style-name="gr3" draw:text-style-name="P6" svg:width="0.1047in" svg:height="0.1067in" svg:x="1.9189in" svg:y="0.0102in" svg:viewBox="0 0 267 272" svg:d="M219 40c4-16 11-28 42-29 2 0 6 0 6-8-1-1 0-3-4-3-13 0-26 1-40 1-13 0-27-1-40-1-3 0-7 0-7 8 0 3 4 3 7 3 22 1 26 9 26 18 0 1 0 6-1 7-11 46-23 93-34 139-13 52-58 85-97 85-26 0-47-17-47-51 1-10 0-12 4-30 12-49 25-100 38-149 3-15 4-19 33-19 9 0 13 0 13-8 0-3-5-3-6-3-11 0-38 1-49 1s-39-1-51-1c-2 0-6 0-6 8 0 3 3 3 11 3 4 0 7 0 14 1 6 1 10 1 10 7 0 2-4 18-6 27-3 11-5 23-9 34-3 15-22 88-24 95-2 11-2 16-2 23 0 46 35 74 76 74 48 0 97-44 109-95 11-46 23-91 34-137z"><text:p/></draw:path><draw:path draw:style-name="gr3" draw:text-style-name="P6" svg:width="0.076in" svg:height="0.0874in" svg:x="2.0839in" svg:y="0.0319in" svg:viewBox="0 0 194 223" svg:d="M180 120c7 0 14-1 14-9 0-9-7-8-14-8-55 0-108 0-163 0 4-51 48-88 103-88 20 0 41 0 60 0 7 0 14 0 14-7 0-8-7-8-14-8-20 0-40 0-61 0-66 0-119 48-119 111 0 62 53 112 119 112 21 0 41 0 61 0 7 0 14 0 14-7 0-8-7-8-14-8-19 0-40 0-60 0-55 0-99-36-103-88 55 0 108 0 163 0z"><text:p/></draw:path><draw:path draw:style-name="gr3" draw:text-style-name="P6" svg:width="0.1083in" svg:height="0.111in" svg:x="2.2185in" svg:y="0.0102in" svg:viewBox="0 0 276 283" svg:d="M127 0c-54 0-96 25-112 44-14 15-15 26-15 27 0 3 2 4 4 4 7 0 16-6 18-8 9-5 10-8 12-15 6-16 17-29 65-31-7 87-30 171-63 252-2 5-1 4-2 6 0 1 1 4 5 4 5 0 24-9 28-19 20-47 52-136 64-243 7 0 13 0 20 0 47 0 92 17 92 56 0 30-28 84-103 86-8 0-12 0-23 7-7 5-10 9-10 11 0 3 2 3 7 3 71 0 162-60 162-124 0-44-53-60-98-60-17 0-34 0-51 0z"><text:p/></draw:path><draw:path draw:style-name="gr3" draw:text-style-name="P6" svg:width="0.035in" svg:height="0.1516in" svg:x="2.3488in" svg:y="0in" svg:viewBox="0 0 90 386" svg:d="M90 382c0-2 0-2-6-8-49-49-61-122-61-182 0-67 14-134 62-182 5-5 5-5 5-6 0-3-2-4-4-4-3 0-39 26-62 75-20 43-24 86-24 117s4 77 25 121c23 48 58 73 61 73 2 0 4-1 4-4z"><text:p/></draw:path><draw:path draw:style-name="gr3" draw:text-style-name="P6" svg:width="0.1039in" svg:height="0.1083in" svg:x="2.398in" svg:y="0.0051in" svg:viewBox="0 0 265 276" svg:d="M56 232c-15 25-31 31-47 32-6 1-9 1-9 8 0 2 2 4 6 4 9 0 22-1 33-1 13 0 26 1 38 1 2 0 8 0 8-7 0-4-4-5-7-5-9 0-17-3-17-13 0-5 2-9 5-15 10-16 19-33 29-49 33 0 65 0 98 0 0 9 5 60 5 65 0 11-20 12-27 12-6 0-9 0-9 8 0 4 3 2 4 4 17 0 33-1 49-1 9 0 34 1 44 1 2 0 6 0 6-8 0-4-3-4-9-4-23 0-23-2-25-13-8-82-15-162-23-242-1-8-1-9-8-9-5 0-7 2-10 7-45 74-89 150-134 225zM102 175c26-43 51-85 76-128 5 43 9 85 13 128-29 0-59 0-89 0z"><text:p/></draw:path><draw:path draw:style-name="gr3" draw:text-style-name="P6" svg:width="0.0346in" svg:height="0.1516in" svg:x="2.5157in" svg:y="0in" svg:viewBox="0 0 89 386" svg:d="M89 192c0-29-4-75-25-119-23-48-56-73-61-73-2 0-3 1-3 4 0 1 0 1 7 9 38 38 60 99 60 179 0 68-14 135-63 184-4 4-4 4-4 6 0 3 1 4 3 4 5 0 39-26 62-75 20-43 24-86 24-119z"><text:p/></draw:path><draw:path draw:style-name="gr3" draw:text-style-name="P6" svg:width="0.0161in" svg:height="0.0157in" svg:x="2.5791in" svg:y="0.0984in" svg:viewBox="0 0 42 41" svg:d="M42 21c0-12-10-21-21-21s-21 9-21 21c0 11 10 20 21 20s21-9 21-20z"><text:p/></draw:path><draw:path draw:style-name="gr3" draw:text-style-name="P6" svg:width="0.076in" svg:height="0.1378in" svg:x="2.6161in" svg:y="0.0075in" svg:viewBox="0 0 194 351" svg:d="M122 118c11 0 22 0 33 0 8 0 12 0 12-8 0-4-4-4-11-4-11 0-21 0-32 0 3-15 6-30 8-44 2-8 8-36 10-41 3-7 10-12 18-12 2 0 12 0 18 6-16 1-21 16-21 21 0 9 8 13 15 13 11 0 22-8 22-23 0-17-18-26-34-26-14 0-38 7-49 45-2 8-4 12-13 61-9 0-18 0-26 0s-13 0-13 7c0 5 4 5 11 5 9 0 17 0 26 0-10 50-19 101-29 151-6 39-13 73-34 73-1 0-11 0-19-7 19-1 22-15 22-21 0-8-7-13-14-13-10 0-22 9-22 23 0 18 18 27 33 27 22 0 37-23 44-38 12-24 21-70 22-73 8-41 15-82 23-122z"><text:p/></draw:path><draw:path draw:style-name="gr3" draw:text-style-name="P6" svg:width="0.0205in" svg:height="0.1516in" svg:x="2.7173in" svg:y="0in" svg:viewBox="0 0 53 386" svg:d="M53 386c0-6 0-11 0-15-12 0-25 0-38 0 0-119 0-237 0-356 13 0 26 0 38 0 0-5 0-10 0-15-18 0-35 0-53 0 0 129 0 257 0 386 18 0 35 0 53 0z"><text:p/></draw:path><draw:path draw:style-name="gr3" draw:text-style-name="P6" svg:width="0.1047in" svg:height="0.1067in" svg:x="2.752in" svg:y="0.0102in" svg:viewBox="0 0 267 272" svg:d="M219 40c4-16 11-28 42-29 2 0 6 0 6-8-1-1 0-3-4-3-13 0-26 1-40 1-13 0-27-1-40-1-3 0-7 0-7 8 0 3 4 3 7 3 22 1 26 9 26 18 0 1 0 6-1 7-11 46-23 93-34 139-13 52-58 85-97 85-26 0-47-17-47-51 1-10 0-12 4-30 12-49 25-100 38-149 3-15 4-19 33-19 9 0 13 0 13-8 0-3-5-3-6-3-11 0-38 1-49 1s-39-1-51-1c-2 0-6 0-6 8 0 3 3 3 11 3 4 0 7 0 14 1 6 1 10 1 10 7 0 2-4 18-6 27-3 11-5 23-9 34-3 15-22 88-24 95-2 11-2 16-2 23 0 46 35 74 76 74 48 0 97-44 109-95 11-46 23-91 34-137z"><text:p/></draw:path><draw:path draw:style-name="gr3" draw:text-style-name="P6" svg:width="0.0205in" svg:height="0.1516in" svg:x="2.8654in" svg:y="0in" svg:viewBox="0 0 53 386" svg:d="M53 0c-18 0-35 0-53 0 0 5 0 10 0 15 12 0 25 0 37 0 0 119 0 237 0 356-12 0-25 0-37 0 0 4 0 9 0 15 18 0 35 0 53 0 0-129 0-257 0-386z"><text:p/></draw:path><draw:path draw:style-name="gr3" draw:text-style-name="P6" svg:width="0.0756in" svg:height="0.1378in" svg:x="0.0008in" svg:y="0.2531in" svg:viewBox="0 0 193 351" svg:d="M121 118c11 0 22 0 33 0 8 0 12 0 12-8 0-4-4-4-11-4-11 0-21 0-32 0 2-15 6-30 8-44 2-8 8-36 10-41 3-7 10-12 17-12 3 0 13 0 20 6-17 1-21 16-21 21 0 9 7 13 15 13 10 0 21-8 21-23 0-17-18-26-35-26-13 0-37 7-48 45-2 8-3 12-13 61-9 0-18 0-27 0-7 0-12 0-12 7 0 5 5 5 11 5 9 0 17 0 26 0-10 50-19 101-29 151-7 39-13 73-34 73-1 0-11 0-18-7 18-1 21-15 21-21 0-8-6-13-14-13-10 0-21 9-21 23 0 18 17 27 32 27 22 0 37-23 44-38 12-24 22-70 22-73 8-41 15-82 23-122z"><text:p/></draw:path><draw:path draw:style-name="gr3" draw:text-style-name="P6" svg:width="0.1043in" svg:height="0.0555in" svg:x="0.0752in" svg:y="0.3283in" svg:viewBox="0 0 266 142" svg:d="M255 77c5 0 11 0 11-7 0-6-6-6-11-6-72 0-144 0-216 0 34-24 38-60 38-61 0-3-3-3-7-3s-5 0-6 4c-11 43-40 56-62 63-1 1-2 2-2 3 0 4 2 4 3 5 39 11 54 37 61 64 1 3 2 3 6 3s7 0 7-5c-5-12-3-18-16-36-6-10-14-17-22-24 72 0 144 0 216 0z"><text:p/></draw:path><draw:path draw:style-name="gr3" draw:text-style-name="P6" svg:width="0.0756in" svg:height="0.0874in" svg:x="0.2512in" svg:y="0.2783in" svg:viewBox="0 0 193 223" svg:d="M179 120c7 0 14 0 14-8 0-9-7-9-14-9-55 0-109 0-164 0 5-51 50-88 104-88 20 0 41 0 60 0 7 0 14 0 14-7 0-8-7-8-14-8-21 0-40 0-61 0-66 0-118 49-118 112 0 62 52 111 118 111 21 0 40 0 61 0 7 0 14 0 14-7 0-8-7-8-14-8-19 0-40 0-60 0-54 0-99-36-104-88 55 0 109 0 164 0z"><text:p/></draw:path><draw:path draw:style-name="gr3" draw:text-style-name="P6" svg:width="0.1079in" svg:height="0.111in" svg:x="0.3854in" svg:y="0.2575in" svg:viewBox="0 0 275 283" svg:d="M127 0c-55 0-97 25-113 44-13 15-14 26-14 27 0 3 1 4 3 4 7 0 16-6 19-8 8-5 9-8 11-15 6-16 17-29 65-31-7 87-30 171-63 252-2 5-1 4-2 6 0 1 1 4 4 4 6 0 25-9 29-19 20-47 52-136 64-243 6 0 13 0 20 0 47 0 92 17 92 56 0 30-27 84-103 86-8 0-12 0-23 7-7 5-10 9-10 11 0 3 2 3 7 3 71 0 162-60 162-124 0-44-53-60-97-60-17 0-34 0-51 0z"><text:p/></draw:path><draw:path draw:style-name="gr3" draw:text-style-name="P6" svg:width="0.035in" svg:height="0.1516in" svg:x="0.5154in" svg:y="0.2461in" svg:viewBox="0 0 90 386" svg:d="M90 382c0-2 0-2-6-8-49-49-61-122-61-180 0-69 14-136 62-184 5-5 5-5 5-6 0-3-2-4-4-4-3 0-39 26-62 75-18 43-24 86-24 119 0 29 4 75 26 119 24 48 57 73 60 73 2 0 4-1 4-4z"><text:p/></draw:path><draw:path draw:style-name="gr3" draw:text-style-name="P6" svg:width="0.1083in" svg:height="0.1031in" svg:x="0.5661in" svg:y="0.2575in" svg:viewBox="0 0 276 263" svg:d="M45 233c-3 16-4 18-35 18-7 0-10 0-10 7 0 5 3 5 10 5 46 0 92 0 139 0 60 0 106-45 106-84 0-27-22-49-60-54 40-7 81-36 81-72 0-29-25-53-71-53-44 0-87 0-131 0-7 0-11 0-11 8 0 3 3 3 11 3 1 0 7 0 14 1 8 1 11 1 11 7 0 1 0 2-1 6-18 70-35 139-53 208zM103 122c8-32 17-64 25-96 3-14 4-15 21-15 16 0 34 0 50 0 34 0 42 23 42 41 0 33-33 70-80 70-19 0-39 0-58 0zM87 251c-6 0-7 0-9 0-4 0-5-1-5-4 0-2 0-2 2-9 9-37 17-72 26-107 24 0 50 0 74 0 37 0 44 27 44 45 0 37-34 75-80 75-18 0-34 0-52 0z"><text:p/></draw:path><draw:path draw:style-name="gr3" draw:text-style-name="P6" svg:width="0.035in" svg:height="0.1516in" svg:x="0.6913in" svg:y="0.2461in" svg:viewBox="0 0 90 386" svg:d="M90 194c0-31-4-77-25-121-23-48-57-73-61-73-2 0-4 1-4 4 0 1 0 1 8 9 38 38 60 99 60 181 0 66-14 133-62 182-6 4-6 4-6 6 0 3 2 4 4 4 4 0 39-26 62-75 20-43 24-86 24-117z"><text:p/></draw:path><draw:path draw:style-name="gr3" draw:text-style-name="P6" svg:width="0.1346in" svg:height="0.0787in" svg:x="0.7925in" svg:y="0.2827in" svg:viewBox="0 0 343 201" svg:d="M301 109c-22 15-31 32-35 36-17 27-14 34-21 52 0 4 6 4 8 4 7 0 8-1 9-7 9-38 32-71 76-88 4-2 5-3 5-5 0-3-2-4-3-4-17-7-64-27-78-92-1-4-2-5-9-5-2 0-8 0-8 4 0 1 5 26 20 51 8 12 20 25 36 37-95 0-191 0-287 0-7 0-14 0-14 9 0 8 7 8 14 8 96 0 192 0 287 0z"><text:p/></draw:path><draw:path draw:style-name="gr3" draw:text-style-name="P6" svg:width="0.1079in" svg:height="0.111in" svg:x="0.9819in" svg:y="0.2575in" svg:viewBox="0 0 275 283" svg:d="M127 0c-55 0-96 25-113 44-13 15-14 26-14 27 0 3 1 4 4 4 6 0 15-6 18-8 8-5 10-8 12-15 6-16 16-29 65-31-8 87-31 171-63 252-2 5-1 4-2 6 0 1 1 4 3 4 7 0 26-9 29-19 21-47 53-136 64-243 6 0 13 0 20 0 47 0 92 17 92 56 0 30-27 84-102 86-8 0-12 0-23 7-8 5-10 9-10 11 0 3 2 3 6 3 71 0 162-60 162-124 0-44-52-60-97-60-17 0-34 0-51 0z"><text:p/></draw:path><draw:path draw:style-name="gr3" draw:text-style-name="P6" svg:width="0.0346in" svg:height="0.1516in" svg:x="1.1122in" svg:y="0.2461in" svg:viewBox="0 0 89 386" svg:d="M89 382c0-2 0-2-6-8-49-49-61-122-61-180 0-69 15-136 63-184 4-5 4-5 4-6 0-3-1-4-3-4-5 0-39 26-62 75-20 43-24 86-24 119 0 29 4 75 25 119 23 48 56 73 61 73 2 0 3-1 3-4z"><text:p/></draw:path><draw:path draw:style-name="gr3" draw:text-style-name="P6" svg:width="0.1039in" svg:height="0.1083in" svg:x="1.1614in" svg:y="0.252in" svg:viewBox="0 0 265 276" svg:d="M56 232c-16 25-31 31-48 32-5 1-8 1-8 8 0 2 2 4 6 4 9 0 22-1 33-1 12 0 26 1 38 1 2 0 8 0 8-7 0-4-5-5-7-5-9 0-19-3-19-13 0-5 4-9 6-15 10-16 20-33 30-49 32 0 65 0 96 0 2 9 7 60 7 65 0 11-20 12-27 12-6 0-10 0-10 8 0 4 4 4 5 4 16 0 33-1 49-1 9 0 34 1 44 1 2 0 6 0 6-8 0-4-4-4-9-4-24 0-24-2-25-13-8-82-15-162-23-242-1-8-1-9-8-9-6 0-7 2-10 7-45 74-89 150-134 225zM102 175c26-43 51-85 76-128 5 43 8 85 12 128-29 0-58 0-88 0z"><text:p/></draw:path><draw:path draw:style-name="gr3" draw:text-style-name="P6" svg:width="0.035in" svg:height="0.1516in" svg:x="1.2791in" svg:y="0.2461in" svg:viewBox="0 0 90 386" svg:d="M90 194c0-31-4-77-25-121-24-48-57-73-61-73-2 0-4 1-4 4 0 1 0 1 8 9 37 38 59 99 59 181 0 66-14 133-61 182-6 4-6 4-6 6 0 3 2 4 4 4 4 0 39-26 62-75 20-43 24-86 24-117z"><text:p/></draw:path><draw:path draw:style-name="gr3" draw:text-style-name="P6" svg:width="0.0173in" svg:height="0.0449in" svg:x="1.3425in" svg:y="0.3441in" svg:viewBox="0 0 45 115" svg:d="M45 41c0-26-10-41-24-41-13 0-21 10-21 21 0 10 8 20 21 20 4 0 9-1 13-5 1-1 1-1 2-1 0 2 0 0 0 6 0 28-12 51-25 65-4 3-4 4-4 5 0 3 1 4 3 4 4 0 35-29 35-74z"><text:p/></draw:path><draw:path draw:style-name="gr3" draw:text-style-name="P6" svg:width="0.0756in" svg:height="0.1378in" svg:x="1.4224in" svg:y="0.2531in" svg:viewBox="0 0 193 351" svg:d="M121 118c11 0 22 0 33 0 8 0 12 0 12-8 0-4-4-4-11-4-11 0-21 0-32 0 4-15 6-30 9-44 1-8 7-36 9-41 3-7 10-12 17-12 3 0 13 0 20 6-17 1-21 16-21 21 0 9 7 13 15 13 10 0 21-8 21-23 0-17-18-26-35-26-12 0-37 7-48 45-2 8-3 12-13 61-9 0-18 0-27 0-7 0-12 0-12 7 0 5 5 5 11 5 9 0 17 0 26 0-10 50-19 101-29 151-7 39-13 73-33 73-2 0-12 0-19-7 18-1 21-15 21-21 0-8-6-13-14-13-10 0-21 9-21 23 0 18 17 27 33 27 21 0 36-23 43-38 13-24 22-70 22-73 8-41 15-82 23-122z"><text:p/></draw:path><draw:path draw:style-name="gr3" draw:text-style-name="P6" svg:width="0.1043in" svg:height="0.0555in" svg:x="1.4969in" svg:y="0.3283in" svg:viewBox="0 0 266 142" svg:d="M255 77c5 0 11 0 11-7 0-6-6-6-11-6-72 0-144 0-216 0 34-24 38-60 38-61 0-3-3-3-7-3s-5 0-6 4c-11 43-40 56-61 63-1 1-3 2-3 3 0 4 2 4 3 5 39 11 54 37 61 64 1 3 3 3 6 3 4 0 7 0 7-5-5-12-3-18-16-36-6-10-14-17-22-24 72 0 144 0 216 0z"><text:p/></draw:path><draw:path draw:style-name="gr3" draw:text-style-name="P6" svg:width="0.1008in" svg:height="0.0354in" svg:x="1.6677in" svg:y="0.3047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6" svg:width="0.0748in" svg:height="0.1071in" svg:x="1.828in" svg:y="0.2547in" svg:viewBox="0 0 191 273" svg:d="M118 155c15 41 34 99 40 108s10 9 20 9c4 0 6 0 9 0 4 0 4-3 4-4s-1-2-2-4c-3-3-5-10-9-18-26-73-52-146-79-219-7-23-28-27-46-27-2 0-8 0-8 4 0 3 3 3 4 4 13 2 15 4 25 30 12 36 25 71 37 106-35 35-71 70-106 106-5 4-7 6-7 12s6 11 12 11 9-5 12-9c31-36 63-73 94-109z"><text:p/></draw:path><draw:path draw:style-name="gr3" draw:text-style-name="P6" svg:width="0.1083in" svg:height="0.1067in" svg:x="1.9173in" svg:y="0.2575in" svg:viewBox="0 0 276 272" svg:d="M221 44c19-31 35-32 50-33 4 0 3-4 5-7 0-3-2-4-5-4-10 0-21 1-32 1-12 0-26-1-39-1-2 0-6 0-6 7 0 4 3 4 5 4 11 1 19 5 19 13 0 6-5 10-7 14-39 63-79 127-119 190-8-69-17-137-26-205 0-7 10-12 28-12 5 0 8 0 8-8 0-3-2-3-4-3-15 0-33 1-48 1-7 0-15-1-21-1-8 0-15 0-21 0-4 0-8 0-8 7 0 4 3 4 10 4 21 0 22 4 23 13 10 79 21 159 31 239 1 8 2 9 8 9 5 0 7-3 11-7 46-74 92-147 138-221z"><text:p/></draw:path><draw:path draw:style-name="gr3" draw:text-style-name="P6" svg:width="0.076in" svg:height="0.0874in" svg:x="2.0862in" svg:y="0.2783in" svg:viewBox="0 0 194 223" svg:d="M180 120c7 0 14 0 14-8 0-9-7-9-14-9-55 0-108 0-163 0 4-51 48-88 103-88 20 0 41 0 60 0 7 0 14 0 14-7 0-8-7-8-14-8-20 0-40 0-61 0-66 0-119 49-119 112 0 62 53 111 119 111 21 0 41 0 61 0 7 0 14 0 14-7 0-8-7-8-14-8-19 0-40 0-60 0-55 0-99-36-103-88 55 0 108 0 163 0z"><text:p/></draw:path><draw:path draw:style-name="gr3" draw:text-style-name="P6" svg:width="0.1079in" svg:height="0.111in" svg:x="2.2205in" svg:y="0.2575in" svg:viewBox="0 0 275 283" svg:d="M127 0c-54 0-96 25-112 44-14 15-15 26-15 27 0 3 2 4 4 4 6 0 15-6 18-8 9-5 10-8 12-15 6-16 17-29 65-31-7 87-31 171-63 252-2 5-1 4-2 6 0 1 1 4 3 4 7 0 26-9 30-19 20-47 52-136 63-243 6 0 14 0 21 0 46 0 92 17 92 56 0 30-28 84-103 86-8 0-12 0-23 7-7 5-10 9-10 11 0 3 2 3 7 3 71 0 161-60 161-124 0-44-52-60-97-60-17 0-34 0-51 0z"><text:p/></draw:path><draw:path draw:style-name="gr3" draw:text-style-name="P6" svg:width="0.035in" svg:height="0.1516in" svg:x="2.3508in" svg:y="0.2461in" svg:viewBox="0 0 90 386" svg:d="M90 382c0-2 0-2-6-8-49-49-62-122-62-180 0-69 15-136 63-184 5-5 5-5 5-6 0-3-2-4-4-4-5 0-39 26-62 75-20 43-24 86-24 119 0 29 4 75 25 119 23 48 56 73 61 73 2 0 4-1 4-4z"><text:p/></draw:path><draw:path draw:style-name="gr3" draw:text-style-name="P6" svg:width="0.1083in" svg:height="0.1031in" svg:x="2.4016in" svg:y="0.2575in" svg:viewBox="0 0 276 263" svg:d="M45 233c-3 16-4 18-35 18-7 0-10 0-10 7 0 5 3 5 10 5 46 0 92 0 139 0 60 0 106-45 106-84 0-27-23-49-60-54 40-7 81-36 81-72 0-29-26-53-72-53-43 0-87 0-130 0-8 0-11 0-11 8 0 3 3 3 11 3 4 0 7 0 14 1s11 1 11 7c0 1-1 2-2 6-18 70-34 139-52 208zM103 122c8-32 17-64 25-96 3-14 4-15 21-15 16 0 33 0 49 0 34 0 43 23 43 41 0 33-34 70-81 70-19 0-38 0-57 0zM86 251c-6 0-6 0-8 0-4 0-5-1-5-4 0-2 0-2 2-9 9-37 17-72 26-107 24 0 49 0 73 0 37 0 45 27 45 45 0 37-34 75-80 75-18 0-36 0-53 0z"><text:p/></draw:path><draw:path draw:style-name="gr3" draw:text-style-name="P6" svg:width="0.035in" svg:height="0.1516in" svg:x="2.5268in" svg:y="0.2461in" svg:viewBox="0 0 90 386" svg:d="M90 194c0-31-4-77-26-121-23-48-56-73-60-73-3 0-4 1-4 4 0 1 0 1 8 9 37 38 59 99 59 181 0 66-14 133-61 182-6 4-6 4-6 6 0 3 1 4 4 4 4 0 39-26 61-75 20-43 25-86 25-117z"><text:p/></draw:path><draw:path draw:style-name="gr3" draw:text-style-name="P6" svg:width="0.0157in" svg:height="0.0157in" svg:x="2.5902in" svg:y="0.3441in" svg:viewBox="0 0 41 41" svg:d="M41 21c0-12-9-21-20-21-12 0-21 9-21 21 0 11 9 20 21 20 11 0 20-9 20-20z"><text:p/></draw:path><draw:path draw:style-name="gr3" draw:text-style-name="P6" svg:width="0.0756in" svg:height="0.1378in" svg:x="2.6276in" svg:y="0.2531in" svg:viewBox="0 0 193 351" svg:d="M121 118c11 0 22 0 33 0 9 0 12 0 12-8 0-4-3-4-10-4-11 0-22 0-33 0 4-15 6-30 9-44 1-8 7-36 9-41 3-7 10-12 19-12 1 0 11 0 18 6-17 1-21 16-21 21 0 9 7 13 15 13 10 0 21-8 21-23 0-17-18-26-33-26-14 0-38 7-50 45-2 8-3 12-13 61-9 0-18 0-27 0-6 0-11 0-11 7 0 5 4 5 11 5 9 0 17 0 26 0-10 50-20 101-30 151-7 39-13 73-33 73-2 0-11 0-19-7 18-1 21-15 21-21 0-8-6-13-14-13-10 0-21 9-21 23 0 18 17 27 33 27 21 0 36-23 44-38 12-24 21-70 21-73 8-41 15-82 23-122z"><text:p/></draw:path><draw:path draw:style-name="gr3" draw:text-style-name="P6" svg:width="0.0717in" svg:height="0.0047in" svg:x="2.722in" svg:y="0.2693in" svg:viewBox="0 0 183 13" svg:d="M172 13c4 0 11 0 11-6 0-7-7-7-11-7-54 0-107 0-161 0-4 0-11 0-11 7 0 6 6 6 11 6 54 0 107 0 161 0z"><text:p/></draw:path><draw:path draw:style-name="gr3" draw:text-style-name="P6" svg:width="0.0382in" svg:height="0.0701in" svg:x="2.8173in" svg:y="0.2268in" svg:viewBox="0 0 98 179" svg:d="M61 8c0-8 0-8-8-8-18 18-42 18-53 18 0 3 0 6 0 9 7 0 24 0 39-7 0 46 0 91 0 137 0 9 0 12-27 12-3 0-8 0-11 0 0 4 0 7 0 10 6 0 39-1 49-1 8 0 42 1 48 1 0-3 0-6 0-10-3 0-7 0-10 0-27 0-27-3-27-12 0-49 0-100 0-149z"><text:p/></draw:path><draw:path draw:style-name="gr3" draw:text-style-name="P6" svg:width="0.0205in" svg:height="0.1516in" svg:x="2.8917in" svg:y="0.2461in" svg:viewBox="0 0 53 386" svg:d="M53 386c0-6 0-11 0-15-12 0-25 0-38 0 0-119 0-237 0-356 13 0 26 0 38 0 0-5 0-10 0-15-18 0-35 0-53 0 0 129 0 257 0 386 18 0 35 0 53 0z"><text:p/></draw:path><draw:path draw:style-name="gr3" draw:text-style-name="P6" svg:width="0.1079in" svg:height="0.1067in" svg:x="2.9248in" svg:y="0.2575in" svg:viewBox="0 0 275 272" svg:d="M221 44c19-31 35-32 50-33 4 0 3-4 4-7 0-3-1-4-4-4-10 0-22 1-32 1-13 0-27-1-39-1-2 0-7 0-7 7 0 4 4 4 6 4 11 1 18 5 18 13 0 6-4 10-6 14-39 63-79 127-119 190-8-69-17-137-26-205 0-7 9-12 26-12 6 0 10 0 10-8 0-3-3-3-5-3-16 0-32 1-47 1-8 0-16-1-22-1-8 0-15 0-21 0-3 0-7 0-7 7 0 4 3 4 10 4 21 0 22 4 23 13 10 79 20 159 30 239 1 8 3 9 7 9 7 0 8-3 11-7 47-74 94-147 140-221z"><text:p/></draw:path><draw:path draw:style-name="gr3" draw:text-style-name="P6" svg:width="0.0205in" svg:height="0.1516in" svg:x="3.0421in" svg:y="0.2461in" svg:viewBox="0 0 53 386" svg:d="M53 0c-18 0-35 0-53 0 0 5 0 10 0 15 12 0 25 0 37 0 0 119 0 237 0 356-12 0-25 0-37 0 0 4 0 9 0 15 18 0 35 0 53 0 0-129 0-257 0-386z"><text:p/></draw:path></draw:g></text:p>
      <text:h text:style-name="P15" text:outline-level="3">סעיף (א) <text:span text:style-name="T28">– הוכחה</text:span></text:h>
      <text:p text:style-name="P52"><text:span text:style-name="T2">צ.ל.: </text:span><draw:g text:anchor-type="as-char" svg:y="-0.1075in" draw:z-index="278" draw:name="Shape279" draw:style-name="gr1"><svg:title>TexMaths</svg:title><svg:desc>11§display§f§svg§600§FALSE§</svg:desc><draw:path draw:style-name="gr2" draw:text-style-name="P5" svg:width="0.0673in" svg:height="0.1217in" svg:x="0.0004in" svg:y="0.0075in" svg:viewBox="0 0 172 310" svg:d="M0 0c57 0 115 0 172 0 0 103 0 207 0 310-57 0-115 0-172 0 0-103 0-207 0-310z"><text:p/></draw:path><draw:path draw:style-name="gr3" draw:text-style-name="P6" svg:width="0.0748in" svg:height="0.1374in" svg:x="0.0008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text:s/>חח"ע גורר <draw:g text:anchor-type="as-char" svg:y="-0.1075in" draw:z-index="279" draw:name="Shape280" draw:style-name="gr1"><svg:title>TexMaths</svg:title><svg:desc>11§display§f_\to§svg§600§FALSE§</svg:desc><draw:path draw:style-name="gr2" draw:text-style-name="P5" svg:width="0.1705in" svg:height="0.1217in" svg:x="0.0004in" svg:y="0.0075in" svg:viewBox="0 0 434 310" svg:d="M0 0c145 0 289 0 434 0 0 103 0 207 0 310-145 0-289 0-434 0 0-103 0-207 0-310z"><text:p/></draw:path><draw:path draw:style-name="gr3" draw:text-style-name="P6" svg:width="0.0752in" svg:height="0.1374in" svg:x="0.0008in" svg:y="0in" svg:viewBox="0 0 192 350" svg:d="M121 118c11 0 22 0 33 0 7 0 11 0 11-8 0-4-4-4-10-4-11 0-22 0-32 0 2-16 4-30 8-44 2-8 6-36 10-40 3-8 9-13 17-13 1 0 12 0 19 6-17 1-21 16-21 21 0 9 8 14 14 14 10 0 22-8 22-24 0-17-18-26-34-26-13 0-37 7-49 45-2 8-4 12-12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" draw:text-style-name="P6" svg:width="0.1035in" svg:height="0.0555in" svg:x="0.0752in" svg:y="0.0756in" svg:viewBox="0 0 264 142" svg:d="M226 77c-34 25-26 40-38 61 0 4 3 4 6 4 6 0 6 0 8-4 1-7 6-25 20-40 15-17 27-20 39-23 1-1 3-2 3-5 0-2-2-3-6-4-37-12-52-40-57-63-1-3-3-3-7-3s-6 0-6 3c0 1 3 19 16 38 6 9 13 16 22 23-72 0-145 0-216 0-5 0-10 0-10 6 0 7 5 7 10 7 71 0 144 0 216 0z"><text:p/></draw:path></draw:g><text:s/>חח"ע</text:p>
      <text:p text:style-name="P53">הוכחה: <text:span text:style-name="T6">נניח </text:span><text:span text:style-name="T6"><draw:g text:anchor-type="as-char" svg:y="-0.1075in" draw:z-index="280" draw:name="Shape281" draw:style-name="gr1"><svg:title>TexMaths</svg:title><svg:desc>11§display§f§svg§600§FALSE§</svg:desc><draw:path draw:style-name="gr2" draw:text-style-name="P5" svg:width="0.0673in" svg:height="0.1217in" svg:x="0.0004in" svg:y="0.0075in" svg:viewBox="0 0 172 310" svg:d="M0 0c57 0 115 0 172 0 0 103 0 207 0 310-57 0-115 0-172 0 0-103 0-207 0-310z"><text:p/></draw:path><draw:path draw:style-name="gr3" draw:text-style-name="P6" svg:width="0.0748in" svg:height="0.1374in" svg:x="0.0008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חח"ע, נוכיח </text:span><text:span text:style-name="T6"><draw:g text:anchor-type="as-char" svg:y="-0.1075in" draw:z-index="281" draw:name="Shape282" draw:style-name="gr1"><svg:title>TexMaths</svg:title><svg:desc>11§display§f_\to§svg§600§FALSE§</svg:desc><draw:path draw:style-name="gr2" draw:text-style-name="P5" svg:width="0.1705in" svg:height="0.1217in" svg:x="0.0004in" svg:y="0.0075in" svg:viewBox="0 0 434 310" svg:d="M0 0c145 0 289 0 434 0 0 103 0 207 0 310-145 0-289 0-434 0 0-103 0-207 0-310z"><text:p/></draw:path><draw:path draw:style-name="gr3" draw:text-style-name="P6" svg:width="0.0752in" svg:height="0.1374in" svg:x="0.0008in" svg:y="0in" svg:viewBox="0 0 192 350" svg:d="M121 118c11 0 22 0 33 0 7 0 11 0 11-8 0-4-4-4-10-4-11 0-22 0-32 0 2-16 4-30 8-44 2-8 6-36 10-40 3-8 9-13 17-13 1 0 12 0 19 6-17 2-21 16-21 21 0 9 8 14 14 14 10 0 22-8 22-24 0-17-18-26-34-26-13 0-37 7-49 45-2 8-4 12-12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" draw:text-style-name="P6" svg:width="0.1035in" svg:height="0.0555in" svg:x="0.0752in" svg:y="0.0756in" svg:viewBox="0 0 264 142" svg:d="M226 77c-34 25-26 40-38 61 0 4 3 4 6 4 6 0 6 0 8-4 1-7 6-25 20-40 15-17 27-20 39-23 1-1 3-2 3-5 0-2-2-3-6-4-37-12-52-40-57-63-1-3-3-3-7-3s-6 0-6 3c0 1 3 19 16 38 6 9 13 16 22 23-72 0-145 0-216 0-5 0-10 0-10 6 0 7 5 7 10 7 71 0 144 0 216 0z"><text:p/></draw:path></draw:g></text:span><text:span text:style-name="T6"><text:s/>חח"ע. באופן שקול, יהי </text:span><text:span text:style-name="T6"><draw:g text:anchor-type="as-char" svg:y="-0.1134in" draw:z-index="282" draw:name="Shape283" draw:style-name="gr1"><svg:title>TexMaths</svg:title><svg:desc>11§display§a_1, a_2 \in \powerset(A)§svg§600§FALSE§</svg:desc><draw:path draw:style-name="gr2" draw:text-style-name="P5" svg:width="0.8701in" svg:height="0.1358in" svg:x="0.0024in" svg:y="0.0071in" svg:viewBox="0 0 2211 346" svg:d="M1105 346c-368 0-737 0-1105 0 0-116 0-230 0-346 737 0 1474 0 2211 0 0 116 0 230 0 346-369 0-737 0-1106 0z"><text:p/></draw:path><draw:path draw:style-name="gr3" draw:text-style-name="P6" svg:width="0.0693in" svg:height="0.0685in" svg:x="0.0004in" svg:y="0.0453in" svg:viewBox="0 0 177 175" svg:d="M129 25c-7-14-18-25-36-25-45 0-93 57-93 113 0 37 22 62 52 62 7 0 27-1 50-29 2 16 17 29 35 29 14 0 22-9 29-21 7-14 11-37 11-38 0-4-3-4-4-4-5 0-5 1-6 7-6 25-13 47-30 47-9 0-11-10-11-17 0-9 0-11 5-29 4-17 5-20 9-34 4-18 10-36 14-54 2-11 2-12 2-13 0-7-4-11-11-11-9 0-15 9-16 17zM103 124c-1 8-1 8-7 15-17 22-32 27-43 27-20 0-26-21-26-36 0-19 13-66 22-84 11-23 29-37 44-37 26 0 31 32 31 34s-1 4-1 7c-6 24-13 49-20 74z"><text:p/></draw:path><draw:path draw:style-name="gr3" draw:text-style-name="P6" svg:width="0.0382in" svg:height="0.0701in" svg:x="0.0866in" svg:y="0.0661in" svg:viewBox="0 0 98 179" svg:d="M60 8c0-8 0-8-7-8-18 17-42 17-53 17 0 3 0 6 0 9 7 0 24 0 38-7 0 46 0 92 0 138 0 9 0 13-26 13-3 0-8 0-11 0 0 3 0 6 0 9 6-1 39-1 48-1s43 0 49 1c0-3 0-6 0-9-3 0-7 0-10 0-28 0-28-4-28-13 0-50 0-100 0-149z"><text:p/></draw:path><draw:path draw:style-name="gr3" draw:text-style-name="P6" svg:width="0.0173in" svg:height="0.0453in" svg:x="0.1563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6" svg:width="0.0689in" svg:height="0.0685in" svg:x="0.2169in" svg:y="0.0453in" svg:viewBox="0 0 176 175" svg:d="M129 25c-8-14-19-25-37-25-45 0-92 57-92 113 0 37 21 62 51 62 7 0 27-1 50-29 3 16 17 29 35 29 14 0 22-9 29-21 7-14 11-37 11-38 0-4-3-4-4-4-4 0-5 1-6 7-7 25-13 47-29 47-11 0-12-10-12-17 0-9 1-11 6-29 4-17 4-20 8-34 4-18 9-36 14-54 3-11 3-12 3-13 0-7-5-11-12-11-9 0-14 9-15 17zM103 124c-2 8-2 8-7 15-18 22-33 27-44 27-20 0-25-21-25-36 0-19 13-66 21-84 12-23 30-37 45-37 25 0 30 32 30 34s0 4-1 7c-7 24-12 49-19 74z"><text:p/></draw:path><draw:path draw:style-name="gr3" draw:text-style-name="P6" svg:width="0.0465in" svg:height="0.0701in" svg:x="0.298in" svg:y="0.0661in" svg:viewBox="0 0 119 179" svg:d="M119 130c-4 0-6 0-9 0-1 5-3 22-7 24-2 2-23 2-27 2-17 0-33 0-50 0 29-25 38-33 54-45 20-16 39-33 39-58 0-33-29-53-63-53s-56 23-56 48c0 14 11 15 14 15 7 0 15-5 15-15 0-4-3-14-17-14 9-19 28-24 40-24 27 0 41 21 41 43 0 23-17 42-26 52-22 21-43 41-65 63-2 3-2 4-2 11 37 0 74 0 111 0 2-16 6-33 8-49z"><text:p/></draw:path><draw:path draw:style-name="gr3" draw:text-style-name="P6" svg:width="0.076in" svg:height="0.087in" svg:x="0.4138in" svg:y="0.0307in" svg:viewBox="0 0 194 222" svg:d="M180 120c7 0 14-1 14-9 0-9-7-8-14-8-55 0-109 0-164 0 5-50 50-88 104-88 20 0 41 0 60 0 7 0 14 0 14-7 0-8-7-8-14-8-21 0-40 0-61 0-66 0-119 48-119 111 0 62 53 111 119 111 21 0 40 0 61 0 7 0 14 0 14-7s-7-7-14-7c-19 0-40 0-60 0-54 0-99-37-104-88 55 0 109 0 164 0z"><text:p/></draw:path><draw:path draw:style-name="gr3" draw:text-style-name="P6" svg:width="0.1083in" svg:height="0.1106in" svg:x="0.5476in" svg:y="0.0098in" svg:viewBox="0 0 276 282" svg:d="M126 0c-53 0-95 26-111 44-14 15-15 26-15 28s2 3 4 3c7 0 16-6 18-8 9-5 10-8 12-15 6-16 17-29 65-31-7 87-30 172-63 251-2 5-1 4-2 7 0 1 1 3 4 3 6 0 25-9 29-19 20-47 52-135 63-242 6 0 14 0 21 0 47 0 92 18 92 57 0 29-29 83-103 85-8 0-12 0-23 8-7 4-10 8-10 11 0 2 2 2 7 2 71 0 162-60 162-123 0-44-53-61-98-61-17 0-34 0-52 0z"><text:p/></draw:path><draw:path draw:style-name="gr3" draw:text-style-name="P6" svg:width="0.035in" svg:height="0.1512in" svg:x="0.678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6" svg:width="0.1039in" svg:height="0.1079in" svg:x="0.7276in" svg:y="0.0043in" svg:viewBox="0 0 265 275" svg:d="M56 231c-15 26-31 31-47 32-6 1-9 1-9 8 0 2 2 4 5 4 10 0 22-1 33-1 14 0 27 1 39 1 2 0 8 0 8-7 0-4-4-5-7-5-9 0-18-3-18-13 0-4 3-9 5-14 10-17 20-32 30-49 31 0 64 0 96 0 1 9 7 60 7 64 0 11-20 12-28 12-5 0-9 0-9 8 0 4 4 4 5 4 17 0 33-1 48-1 10 0 35 1 44 1 3 0 7 0 7-7 0-5-3-5-9-5-24 0-24-2-25-13-8-79-15-160-23-240-1-8-1-10-8-10-6 0-8 3-10 7-45 74-89 149-134 224zM102 175c26-43 51-85 76-127 5 42 8 84 12 127-29 0-58 0-88 0z"><text:p/></draw:path><draw:path draw:style-name="gr3" draw:text-style-name="P6" svg:width="0.035in" svg:height="0.1512in" svg:x="0.8449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6">, כך ש־</text:span><text:span text:style-name="T6"><draw:g text:anchor-type="as-char" svg:y="-0.1102in" draw:z-index="283" draw:name="Shape284" draw:style-name="gr1"><svg:title>TexMaths</svg:title><svg:desc>11§display§a_1 \neq a_2§svg§600§FALSE§</svg:desc><draw:path draw:style-name="gr2" draw:text-style-name="P5" svg:width="0.4697in" svg:height="0.1256in" svg:x="0.0024in" svg:y="0.0079in" svg:viewBox="0 0 1194 320" svg:d="M598 320c-200 0-399 0-598 0 0-107 0-213 0-320 398 0 796 0 1194 0 0 107 0 213 0 320-199 0-398 0-596 0z"><text:p/></draw:path><draw:path draw:style-name="gr3" draw:text-style-name="P6" svg:width="0.0693in" svg:height="0.0685in" svg:x="0.0004in" svg:y="0.0429in" svg:viewBox="0 0 177 175" svg:d="M129 25c-7-14-18-25-35-25-46 0-94 57-94 114 0 36 22 61 52 61 7 0 27-1 50-28 3 15 17 28 36 28 13 0 22-8 28-21 7-14 11-37 11-38 0-5-3-5-4-5-5 0-5 3-6 8-6 26-13 48-29 48-10 0-11-10-11-18 0-9 1-11 4-29 4-16 5-20 9-34 4-19 10-36 14-54 2-11 2-12 2-13 0-7-4-11-11-11-9 0-15 9-16 17zM103 125c-1 7-1 7-7 14-17 22-32 28-43 28-20 0-25-21-25-37 0-19 12-66 22-84 11-23 28-37 44-37 25 0 30 32 30 34s-1 4-1 7c-6 24-13 49-20 75z"><text:p/></draw:path><draw:path draw:style-name="gr3" draw:text-style-name="P6" svg:width="0.0382in" svg:height="0.0705in" svg:x="0.0866in" svg:y="0.061in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3" draw:text-style-name="P6" svg:width="0.0756in" svg:height="0.1413in" svg:x="0.2067in" svg:y="0in" svg:viewBox="0 0 193 360" svg:d="M189 15c4-5 4-6 4-7 0-2-3-8-8-8s-6 2-9 8c-57 112-115 224-173 336-3 6-3 7-3 8 0 3 2 8 8 8 4 0 5-3 9-8 57-113 115-224 172-337z"><text:p/></draw:path><draw:path draw:style-name="gr3" draw:text-style-name="P6" svg:width="0.1004in" svg:height="0.0358in" svg:x="0.1941in" svg:y="0.0528in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6" svg:width="0.0693in" svg:height="0.0685in" svg:x="0.352in" svg:y="0.0429in" svg:viewBox="0 0 177 175" svg:d="M129 25c-7-14-19-25-35-25-46 0-94 57-94 114 0 36 21 61 52 61 7 0 26-1 49-28 4 15 17 28 35 28 15 0 24-8 29-21 7-14 12-37 12-38 0-5-3-5-4-5-5 0-5 3-6 8-6 26-14 48-29 48-10 0-13-10-13-18 0-9 2-11 6-29 4-16 5-20 9-34 4-19 9-36 13-54 3-11 3-12 3-13 0-7-4-11-11-11-10 0-15 9-16 17zM103 125c-2 7-2 7-7 14-17 22-33 28-44 28-19 0-24-21-24-37 0-19 12-66 20-84 13-23 30-37 46-37 25 0 30 32 30 34s-1 4-1 7c-6 24-13 49-20 75z"><text:p/></draw:path><draw:path draw:style-name="gr3" draw:text-style-name="P6" svg:width="0.0469in" svg:height="0.0705in" svg:x="0.4327in" svg:y="0.061in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</text:span><text:span text:style-name="T6">, נניח בשלילה </text:span><text:span text:style-name="T6"><draw:g text:anchor-type="as-char" svg:y="-0.1134in" draw:z-index="284" draw:name="Shape285" draw:style-name="gr1"><svg:title>TexMaths</svg:title><svg:desc>11§display§f_\to(a_1) = f_\to(a_2)§svg§600§FALSE§</svg:desc><draw:path draw:style-name="gr2" draw:text-style-name="P5" svg:width="1.1126in" svg:height="0.1358in" svg:x="0.0004in" svg:y="0.0071in" svg:viewBox="0 0 2827 346" svg:d="M1414 346c-472 0-943 0-1414 0 0-116 0-230 0-346 942 0 1885 0 2827 0 0 116 0 230 0 346-471 0-942 0-1413 0z"><text:p/></draw:path><draw:path draw:style-name="gr3" draw:text-style-name="P6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1043in" svg:height="0.0555in" svg:x="0.0756in" svg:y="0.0807in" svg:viewBox="0 0 266 142" svg:d="M228 77c-34 25-26 40-39 61 0 4 4 4 7 4 5 0 5 0 8-4 1-7 5-25 19-40 16-17 29-20 41-23 1-1 2-2 2-5 0-2-1-3-5-4-39-12-53-40-59-63-1-3-3-3-6-3-5 0-7 0-7 3 0 1 4 19 17 38 5 9 13 16 22 23-73 0-144 0-217 0-4 0-11 0-11 6 0 7 7 7 11 7 73 0 144 0 217 0z"><text:p/></draw:path><draw:path draw:style-name="gr3" draw:text-style-name="P6" svg:width="0.0346in" svg:height="0.1512in" svg:x="0.2114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689in" svg:height="0.0685in" svg:x="0.2618in" svg:y="0.0453in" svg:viewBox="0 0 176 175" svg:d="M128 25c-7-14-18-25-36-25-45 0-92 57-92 113 0 37 21 62 51 62 7 0 27-1 50-29 4 16 17 29 35 29 14 0 22-9 29-21 7-14 11-37 11-38 0-4-3-4-4-4-4 0-5 1-6 7-6 25-13 47-28 47-11 0-13-10-13-17 0-9 2-11 6-29 3-17 4-20 8-34 4-18 10-36 14-54 2-11 2-12 2-13 0-7-4-11-11-11-9 0-14 9-16 17zM103 124c-2 8-2 8-7 15-18 22-33 27-44 27-20 0-26-21-26-36 0-19 14-66 22-84 13-23 29-37 46-37 24 0 29 32 29 34s0 4-1 7c-6 24-12 49-19 74z"><text:p/></draw:path><draw:path draw:style-name="gr3" draw:text-style-name="P6" svg:width="0.0382in" svg:height="0.0701in" svg:x="0.3472in" svg:y="0.0661in" svg:viewBox="0 0 98 179" svg:d="M62 8c0-8-1-8-9-8-18 17-42 17-53 17 0 3 0 6 0 9 7 0 24 0 40-7 0 46 0 92 0 138 0 9 0 13-28 13-3 0-6 0-10 0 0 3 0 6 0 9 5-1 38-1 48-1 8 0 42 0 48 1 0-3 0-6 0-9-3 0-7 0-10 0-26 0-26-4-26-13 0-50 0-100 0-149z"><text:p/></draw:path><draw:path draw:style-name="gr3" draw:text-style-name="P6" svg:width="0.0346in" svg:height="0.1512in" svg:x="0.413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5142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76in" svg:height="0.1374in" svg:x="0.6736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9-1 22-16 22-21 0-9-7-13-14-13-10 0-22 8-22 23 0 17 18 26 33 26 22 0 37-23 44-37 12-25 21-71 22-74 8-40 15-80 23-121z"><text:p/></draw:path><draw:path draw:style-name="gr3" draw:text-style-name="P6" svg:width="0.1043in" svg:height="0.0555in" svg:x="0.7484in" svg:y="0.0807in" svg:viewBox="0 0 266 142" svg:d="M228 77c-34 25-26 40-39 61 0 4 2 4 7 4 4 0 5 0 6-4 3-7 7-25 20-40 17-17 30-20 41-23 2-1 3-2 3-5 0-2-2-3-5-4-39-12-53-40-59-63-1-3-3-3-6-3-5 0-7 0-7 3 0 1 2 19 16 38 6 9 14 16 23 23-73 0-145 0-218 0-3 0-10 0-10 6 0 7 6 7 10 7 73 0 145 0 218 0z"><text:p/></draw:path><draw:path draw:style-name="gr3" draw:text-style-name="P6" svg:width="0.035in" svg:height="0.1512in" svg:x="0.8843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6" svg:width="0.0693in" svg:height="0.0685in" svg:x="0.9343in" svg:y="0.0453in" svg:viewBox="0 0 177 175" svg:d="M129 25c-7-14-19-25-35-25-46 0-94 57-94 113 0 37 21 62 52 62 7 0 26-1 49-29 4 16 18 29 35 29 15 0 24-9 29-21 7-14 12-37 12-38 0-4-3-4-4-4-5 0-5 1-6 7-6 25-14 47-29 47-10 0-11-10-11-17 0-9 0-11 4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469in" svg:height="0.0701in" svg:x="1.0154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3" draw:text-style-name="P6" svg:width="0.035in" svg:height="0.1512in" svg:x="1.0854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"><text:s/>ונראה סתירה. לפי הנחת השלילה, תוך שימוש בכלל </text:span><text:span text:style-name="T6"><draw:g text:anchor-type="as-char" svg:y="-0.1063in" draw:z-index="285" draw:name="Shape286" draw:style-name="gr1"><svg:title>TexMaths</svg:title><svg:desc>11§display§\beta§svg§600§FALSE§</svg:desc><draw:path draw:style-name="gr2" draw:text-style-name="P5" svg:width="0.0709in" svg:height="0.1201in" svg:x="0.0039in" svg:y="0.0071in" svg:viewBox="0 0 181 306" svg:d="M0 0c61 0 120 0 181 0 0 102 0 204 0 306-61 0-120 0-181 0 0-102 0-204 0-306z"><text:p/></draw:path><draw:path draw:style-name="gr3" draw:text-style-name="P6" svg:width="0.0823in" svg:height="0.1358in" svg:x="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6">, נגרר </text:span><text:span text:style-name="T6"><draw:g text:anchor-type="as-char" svg:y="-0.1134in" draw:z-index="286" draw:name="Shape287" draw:style-name="gr1"><svg:title>TexMaths</svg:title><svg:desc>11§display§f[a_1] = f[a_2]§svg§600§FALSE§</svg:desc><draw:path draw:style-name="gr2" draw:text-style-name="P5" svg:width="0.8169in" svg:height="0.1358in" svg:x="0.0004in" svg:y="0.0071in" svg:viewBox="0 0 2076 346" svg:d="M1038 346c-346 0-691 0-1038 0 0-116 0-230 0-346 692 0 1384 0 2076 0 0 116 0 230 0 346-346 0-692 0-1038 0z"><text:p/></draw:path><draw:path draw:style-name="gr3" draw:text-style-name="P6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205in" svg:height="0.1512in" svg:x="0.102in" svg:y="0in" svg:viewBox="0 0 53 385" svg:d="M53 385c0-5 0-10 0-15-12 0-26 0-38 0 0-118 0-237 0-355 12 0 26 0 38 0 0-5 0-9 0-15-18 0-35 0-53 0 0 129 0 257 0 385 18 0 35 0 53 0z"><text:p/></draw:path><draw:path draw:style-name="gr3" draw:text-style-name="P6" svg:width="0.0693in" svg:height="0.0685in" svg:x="0.1323in" svg:y="0.0453in" svg:viewBox="0 0 177 175" svg:d="M129 25c-8-14-19-25-37-25-45 0-92 57-92 113 0 37 21 62 51 62 7 0 27-1 50-29 3 16 17 29 35 29 14 0 22-9 29-21 7-14 12-37 12-38 0-4-4-4-5-4-4 0-4 1-5 7-6 25-14 47-30 47-11 0-12-10-12-17 0-9 1-11 6-29 4-17 4-20 9-34 4-18 9-36 13-54 3-11 3-12 3-13 0-7-5-11-12-11-9 0-14 9-15 17zM103 124c-2 8-2 8-7 15-18 22-33 27-44 27-19 0-24-21-24-36 0-19 12-66 20-84 13-23 30-37 46-37 25 0 30 32 30 34s-1 4-2 7c-6 24-12 49-19 74z"><text:p/></draw:path><draw:path draw:style-name="gr3" draw:text-style-name="P6" svg:width="0.0386in" svg:height="0.0701in" svg:x="0.2177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3" draw:text-style-name="P6" svg:width="0.0205in" svg:height="0.1512in" svg:x="0.278in" svg:y="0in" svg:viewBox="0 0 53 385" svg:d="M53 0c-18 0-35 0-53 0 0 6 0 10 0 15 12 0 25 0 37 0 0 118 0 237 0 355-12 0-25 0-37 0 0 5 0 10 0 15 18 0 35 0 53 0 0-128 0-256 0-385z"><text:p/></draw:path><draw:path draw:style-name="gr3" draw:text-style-name="P6" svg:width="0.1008in" svg:height="0.0354in" svg:x="0.3677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0752in" svg:height="0.1374in" svg:x="0.5276in" svg:y="0.0067in" svg:viewBox="0 0 192 350" svg:d="M121 118c11 0 22 0 33 0 8 0 12 0 12-8 0-4-4-4-11-4-11 0-21 0-32 0 4-16 6-30 9-44 1-8 7-36 9-40 3-8 10-13 17-13 3 0 13 0 20 6-17 2-21 16-21 21 0 9 7 14 15 14 10 0 20-9 20-24 0-17-17-26-34-26-12 0-37 7-48 45-2 8-3 12-13 61-9 0-18 0-27 0-7 0-12 0-12 7 0 5 5 5 11 5 9 0 18 0 27 0-10 50-20 100-30 151-7 37-13 72-33 72-2 0-12 0-19-6 18-1 21-16 21-21 0-9-6-13-14-13-10 0-21 8-21 23 0 17 16 26 33 26 21 0 36-23 43-37 13-25 22-71 22-74 8-40 15-80 23-121z"><text:p/></draw:path><draw:path draw:style-name="gr3" draw:text-style-name="P6" svg:width="0.0209in" svg:height="0.1512in" svg:x="0.628in" svg:y="0in" svg:viewBox="0 0 54 385" svg:d="M54 385c0-5 0-10 0-15-13 0-25 0-39 0 0-118 0-237 0-355 14 0 26 0 39 0 0-5 0-9 0-15-18 0-36 0-54 0 0 129 0 257 0 385 18 0 36 0 54 0z"><text:p/></draw:path><draw:path draw:style-name="gr3" draw:text-style-name="P6" svg:width="0.0693in" svg:height="0.0685in" svg:x="0.6587in" svg:y="0.0453in" svg:viewBox="0 0 177 175" svg:d="M129 25c-8-14-19-25-37-25-45 0-92 57-92 113 0 37 21 62 51 62 7 0 27-1 50-29 4 16 17 29 35 29 14 0 22-9 29-21 7-14 12-37 12-38 0-4-4-4-5-4-4 0-5 1-6 7-6 25-13 47-28 47-11 0-13-10-13-17 0-9 1-11 6-29 4-17 4-20 8-34 4-18 10-36 14-54 3-11 3-12 3-13 0-7-5-11-12-11-9 0-14 9-15 17zM103 124c-2 8-2 8-7 15-18 22-33 27-44 27-20 0-24-21-24-36 0-19 12-66 20-84 13-23 30-37 46-37 24 0 29 32 29 34s0 4-1 7c-6 24-12 49-19 74z"><text:p/></draw:path><draw:path draw:style-name="gr3" draw:text-style-name="P6" svg:width="0.0465in" svg:height="0.0701in" svg:x="0.7398in" svg:y="0.0661in" svg:viewBox="0 0 119 179" svg:d="M119 130c-3 0-6 0-9 0-1 5-3 22-7 24-2 2-23 2-27 2-17 0-33 0-50 0 29-25 39-33 54-45 21-16 39-33 39-58 0-33-29-53-63-53s-56 23-56 48c0 14 11 15 14 15 7 0 15-5 15-15 0-4-3-14-17-14 9-19 28-24 40-24 27 0 42 21 42 43 0 23-18 42-26 52-22 21-44 41-66 63-2 3-2 4-2 11 37 0 74 0 111 0 2-16 6-33 8-49z"><text:p/></draw:path><draw:path draw:style-name="gr3" draw:text-style-name="P6" svg:width="0.0205in" svg:height="0.1512in" svg:x="0.8047in" svg:y="0in" svg:viewBox="0 0 53 385" svg:d="M53 0c-18 0-35 0-53 0 0 6 0 10 0 15 12 0 25 0 37 0 0 118 0 237 0 355-12 0-25 0-37 0 0 5 0 10 0 15 18 0 35 0 53 0 0-128 0-256 0-385z"><text:p/></draw:path></draw:g></text:span><text:span text:style-name="T6">. באופן שקול, תוך שימוש בהגדרת תמונה, </text:span><text:span text:style-name="T29">נסיק </text:span><text:span text:style-name="T29"><draw:g text:anchor-type="as-char" svg:y="-0.1134in" draw:z-index="290" draw:name="Shape288" draw:style-name="gr1"><svg:title>TexMaths</svg:title><svg:desc>11§display§\{f(x) \mid x \in a_1\} = \{f(x) \mid x \in a_2\} §svg§600§FALSE§</svg:desc><draw:path draw:style-name="gr2" draw:text-style-name="P5" svg:width="2.1693in" svg:height="0.1354in" svg:x="0.0004in" svg:y="0.0071in" svg:viewBox="0 0 5511 345" svg:d="M0 0c1837 0 3674 0 5511 0 0 115 0 230 0 345-1837 0-3674 0-5511 0 0-115 0-230 0-345z"><text:p/></draw:path><draw:path draw:style-name="gr3" draw:text-style-name="P6" svg:width="0.0539in" svg:height="0.1508in" svg:x="0.0035in" svg:y="0in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7-33-3-3-3-4-3-18 0-27 0-53 0-81 0-17-2-24-15-36-8-9-19-12-30-14 32-9 45-27 45-49 0-31 0-61 0-92z"><text:p/></draw:path><draw:path draw:style-name="gr3" draw:text-style-name="P6" svg:width="0.076in" svg:height="0.137in" svg:x="0.0768in" svg:y="0.0071in" svg:viewBox="0 0 194 349" svg:d="M122 118c11 0 22 0 33 0 8 0 11 0 11-9 0-3-3-3-10-3-11 0-21 0-32 0 2-16 6-30 8-44 2-9 7-36 10-41 3-7 10-13 17-13 3 0 13 0 19 7-16 2-21 15-21 21 0 9 8 14 15 14 9 0 22-9 22-24 0-17-18-26-35-26-13 0-37 7-49 45-2 8-3 12-12 61-9 0-18 0-26 0s-13 0-13 6 4 6 11 6c9 0 17 0 26 0-10 50-19 100-29 151-8 37-14 72-34 72-1 0-11 0-19-7 19-1 22-15 22-21 0-9-7-14-14-14-10 0-22 9-22 24 0 17 18 26 33 26 22 0 37-22 44-37 12-25 21-71 22-74 8-40 15-81 23-120z"><text:p/></draw:path><draw:path draw:style-name="gr3" draw:text-style-name="P6" svg:width="0.035in" svg:height="0.1508in" svg:x="0.1744in" svg:y="0in" svg:viewBox="0 0 90 384" svg:d="M90 380c0-1 0-1-6-8-49-48-61-121-61-179 0-67 14-135 62-183 5-4 5-4 5-7 0-2-2-3-4-3-3 0-39 26-61 75-20 43-25 86-25 118 0 28 4 76 26 119 23 47 57 72 60 72 2 0 4-1 4-4z"><text:p/></draw:path><draw:path draw:style-name="gr3" draw:text-style-name="P6" svg:width="0.0756in" svg:height="0.0681in" svg:x="0.2232in" svg:y="0.0453in" svg:viewBox="0 0 193 174" svg:d="M119 54c2-10 11-46 37-46 2 0 12 0 20 5-11 2-19 12-19 21 0 7 5 13 15 13 8 0 21-6 21-22 0-19-23-25-36-25-23 0-36 20-40 29-10-26-31-29-42-29-41 0-63 50-63 59 0 4 4 4 6 4s3-1 4-5c13-40 39-50 52-50 7 0 21 4 21 26 0 12-7 38-21 92-6 24-20 40-37 40-2 0-11 0-19-5 9-2 18-10 18-21 0-10-9-13-14-13-12 0-22 10-22 22 0 17 20 25 36 25 27 0 40-26 41-29 5 15 19 29 42 29 40 0 62-50 62-59 0-4-4-4-5-4-3 0-4 1-4 5-14 40-40 50-52 50-16 0-21-13-21-25 0-9 2-18 7-34 4-18 8-35 13-53z"><text:p/></draw:path><draw:path draw:style-name="gr3" draw:text-style-name="P6" svg:width="0.035in" svg:height="0.1508in" svg:x="0.3146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6" svg:width="0.0055in" svg:height="0.1508in" svg:x="0.4252in" svg:y="0in" svg:viewBox="0 0 15 384" svg:d="M15 14c0-7 0-14-7-14-8 0-8 7-8 14 0 119 0 237 0 356 0 8 0 14 8 14 7 0 7-6 7-14 0-119 0-237 0-356z"><text:p/></draw:path><draw:path draw:style-name="gr3" draw:text-style-name="P6" svg:width="0.0756in" svg:height="0.0681in" svg:x="0.4965in" svg:y="0.0453in" svg:viewBox="0 0 193 174" svg:d="M118 54c2-10 11-46 38-46 2 0 11 0 19 5-11 2-19 12-19 21 0 7 5 13 16 13 8 0 21-6 21-22 0-19-24-25-37-25-22 0-36 20-40 29-10-26-31-29-42-29-40 0-62 50-62 59 0 4 3 4 5 4 3 0 4-1 4-5 13-40 40-50 53-50 6 0 21 4 21 26 0 12-7 38-21 92-7 24-20 40-38 40-2 0-11 0-18-5 8-2 17-10 17-21 0-10-9-13-14-13-11 0-21 10-21 22 0 17 19 25 36 25 26 0 40-26 41-29 4 15 19 29 42 29 39 0 61-50 61-59 0-4-3-4-4-4-3 0-4 1-6 5-12 40-38 50-51 50-14 0-21-13-21-25 0-9 2-18 6-34 5-18 9-35 14-53z"><text:p/></draw:path><draw:path draw:style-name="gr3" draw:text-style-name="P6" svg:width="0.076in" svg:height="0.087in" svg:x="0.6335in" svg:y="0.0307in" svg:viewBox="0 0 194 222" svg:d="M180 120c7 0 14 0 14-8 0-7-7-7-14-7-55 0-108 0-163 0 4-52 48-88 103-88 20 0 41 0 60 0 7 0 14-2 14-9 0-8-7-8-14-8-21 0-40 0-61 0-66 0-119 51-119 112 0 62 53 110 119 110 21 0 40 0 61 0 7 0 14 0 14-7 0-8-7-7-14-7-19 0-40 0-60 0-55 0-99-36-103-88 55 0 108 0 163 0z"><text:p/></draw:path><draw:path draw:style-name="gr3" draw:text-style-name="P6" svg:width="0.0693in" svg:height="0.0681in" svg:x="0.7709in" svg:y="0.0453in" svg:viewBox="0 0 177 174" svg:d="M129 24c-7-14-18-24-36-24-45 0-93 56-93 112 0 37 21 62 52 62 7 0 26-1 49-29 3 17 18 29 35 29 15 0 24-9 29-21 7-14 12-37 12-38 0-4-3-4-4-4-5 0-5 1-6 7-6 25-13 48-29 48-10 0-12-10-12-17 0-9 1-12 5-29s5-21 9-35c4-19 10-37 14-54 2-11 2-11 2-13 0-7-4-10-11-10-10 0-15 9-16 16zM103 124c-2 7-2 8-7 15-17 21-33 27-44 27-19 0-25-22-25-36 0-20 13-67 21-85 12-23 30-37 45-37 26 0 31 32 31 34s-1 4-1 6c-6 26-13 51-20 76z"><text:p/></draw:path><draw:path draw:style-name="gr3" draw:text-style-name="P6" svg:width="0.0382in" svg:height="0.0701in" svg:x="0.8571in" svg:y="0.0661in" svg:viewBox="0 0 98 179" svg:d="M60 8c0-7 1-8-7-8-18 18-42 18-53 18 0 3 0 6 0 10 6 0 24 0 38-8 0 45 0 91 0 137 0 9 1 13-26 13-3 0-8 0-11 0 0 3 0 6 0 9 6 0 39-1 48-1s43 1 49 1c0-3 0-6 0-9-3 0-7 0-10 0-28 0-28-4-28-13 0-50 0-100 0-149z"><text:p/></draw:path><draw:path draw:style-name="gr3" draw:text-style-name="P6" svg:width="0.0531in" svg:height="0.1508in" svg:x="0.9248in" svg:y="0in" svg:viewBox="0 0 136 384" svg:d="M55 333c0 15-10 40-52 42-2 2-3 3-3 5 0 4 4 4 8 4 37 0 72-18 73-48 0-29 0-59 0-88 0-15 0-27 16-40 13-11 28-12 36-12 2-1 3-2 3-3 0-5-2-5-5-5-25-1-44-15-48-34-2-4-2-5-2-19 0-25 0-50 0-76 0-16 0-28-18-44-16-12-42-15-55-15-4 0-8 0-8 4s2 4 6 5c24 1 44 13 48 33 1 3 1 4 1 19 0 26 0 52 0 80 0 18 3 24 15 36 9 9 20 12 31 16-32 7-46 25-46 47 0 31 0 62 0 93z"><text:p/></draw:path><draw:path draw:style-name="gr3" draw:text-style-name="P6" svg:width="0.1008in" svg:height="0.035in" svg:x="1.0402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5in" svg:height="0.1508in" svg:x="1.2031in" svg:y="0in" svg:viewBox="0 0 137 384" svg:d="M81 52c0-16 10-41 52-43 2-1 4-2 4-5 0-4-3-4-7-4-39 0-74 20-74 48 0 29 0 59 0 89 0 14 0 26-16 39-14 11-28 12-37 12-2 0-3 2-3 5 0 2 2 2 7 3 25 1 44 15 47 34 2 5 2 6 2 19 0 25 0 50 0 76 0 16 0 28 18 44 15 11 40 15 56 15 4 0 7 0 7-4 0-3-2-3-6-5-24-1-43-13-49-33-1-3-1-4-1-18 0-27 0-53 0-81 0-17-3-24-15-36-8-9-20-12-30-14 31-9 45-27 45-49 0-31 0-61 0-92z"><text:p/></draw:path><draw:path draw:style-name="gr3" draw:text-style-name="P6" svg:width="0.0756in" svg:height="0.137in" svg:x="1.2764in" svg:y="0.0071in" svg:viewBox="0 0 193 349" svg:d="M121 118c11 0 23 0 34 0 8 0 11 0 11-9 0-3-3-3-10-3-11 0-22 0-33 0 4-16 6-30 9-44 1-9 7-36 9-41 3-7 10-13 19-13 1 0 10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4-37 12-25 21-71 21-74 8-40 15-81 23-120z"><text:p/></draw:path><draw:path draw:style-name="gr3" draw:text-style-name="P6" svg:width="0.035in" svg:height="0.1508in" svg:x="1.374in" svg:y="0in" svg:viewBox="0 0 90 384" svg:d="M90 380c0-1 0-1-6-8-49-48-62-121-62-179 0-67 15-135 63-183 5-4 5-4 5-7 0-2-2-3-4-3-5 0-39 26-62 75-20 43-24 86-24 118 0 28 4 76 25 119 23 47 56 72 61 72 2 0 4-1 4-4z"><text:p/></draw:path><draw:path draw:style-name="gr3" draw:text-style-name="P6" svg:width="0.0752in" svg:height="0.0681in" svg:x="1.4228in" svg:y="0.0453in" svg:viewBox="0 0 192 174" svg:d="M118 54c2-10 11-46 38-46 2 0 11 0 20 5-11 2-19 12-19 21 0 7 5 13 15 13 8 0 20-6 20-22 0-19-23-25-36-25-22 0-35 20-41 29-8-26-29-29-40-29-41 0-63 50-63 59 0 4 3 4 4 4 4 0 5-1 6-5 13-40 39-50 52-50 6 0 21 4 21 26 0 12-7 38-21 92-7 24-20 40-38 40-2 0-11 0-18-5 10-2 17-10 17-21 0-10-8-13-14-13-11 0-21 10-21 22 0 17 20 25 36 25 26 0 40-26 41-29 4 15 19 29 42 29 39 0 61-50 61-59 0-4-3-4-4-4-3 0-4 1-6 5-12 40-38 50-50 50-16 0-22-13-22-25 0-9 2-18 7-34 4-18 8-35 13-53z"><text:p/></draw:path><draw:path draw:style-name="gr3" draw:text-style-name="P6" svg:width="0.0346in" svg:height="0.1508in" svg:x="1.5142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0055in" svg:height="0.1508in" svg:x="1.6248in" svg:y="0in" svg:viewBox="0 0 15 384" svg:d="M15 14c0-7 0-14-7-14-8 0-8 7-8 14 0 119 0 237 0 356 0 8 0 14 8 14 7 0 7-6 7-14 0-119 0-237 0-356z"><text:p/></draw:path><draw:path draw:style-name="gr3" draw:text-style-name="P6" svg:width="0.0756in" svg:height="0.0681in" svg:x="1.6957in" svg:y="0.0453in" svg:viewBox="0 0 193 174" svg:d="M119 54c2-10 11-46 37-46 2 0 12 0 20 5-11 2-19 12-19 21 0 7 5 13 15 13 8 0 21-6 21-22 0-19-22-25-36-25-23 0-36 20-40 29-10-26-31-29-42-29-41 0-63 50-63 59 0 4 3 3 5 4 3 0 4-1 5-5 13-40 39-50 52-50 7 0 21 4 21 26 0 12-7 38-21 92-6 24-20 40-37 40-2 0-11 0-19-5 10-2 18-10 18-21 0-10-8-13-14-13-12 0-22 10-22 22 0 17 20 25 36 25 27 0 40-26 41-29 6 15 19 29 42 29 39 0 61-50 61-59 0-4-3-4-4-4-3 0-4 1-4 5-14 40-40 50-52 50-16 0-21-13-21-25 0-9 2-18 7-34 4-18 8-35 13-53z"><text:p/></draw:path><draw:path draw:style-name="gr3" draw:text-style-name="P6" svg:width="0.076in" svg:height="0.087in" svg:x="1.8331in" svg:y="0.0307in" svg:viewBox="0 0 194 222" svg:d="M179 120c7 0 15 0 15-8 0-7-8-7-15-7-55 0-109 0-164 0 5-52 50-88 104-88 20 0 41 0 60 0 7 0 15-2 15-9 0-8-8-8-15-8-19 0-40 0-60 0-66 0-119 51-119 112 0 62 53 110 119 110 20 0 41 0 60 0 7 0 15 0 15-7 0-8-8-7-15-7-19 0-40 0-60 0-54 0-99-36-104-88 55 0 109 0 164 0z"><text:p/></draw:path><draw:path draw:style-name="gr3" draw:text-style-name="P6" svg:width="0.0693in" svg:height="0.0681in" svg:x="1.9705in" svg:y="0.0453in" svg:viewBox="0 0 177 174" svg:d="M129 24c-8-14-19-24-37-24-45 0-92 56-92 112 0 37 21 62 51 62 7 0 27-1 50-29 4 17 17 29 35 29 14 0 22-9 29-21 7-14 12-37 12-38 0-4-4-4-5-4-4 0-5 1-6 7-6 25-13 48-29 48-11 0-12-10-12-17 0-9 2-12 6-29s4-21 8-35c4-19 9-37 14-54 3-11 3-11 3-13 0-7-5-10-12-10-9 0-14 9-15 16zM103 124c-2 7-2 8-7 15-18 21-33 27-44 27-20 0-24-22-24-36 0-20 12-67 20-85 13-23 30-37 46-37 24 0 29 32 29 34s0 4-1 6c-6 26-12 51-19 76z"><text:p/></draw:path><draw:path draw:style-name="gr3" draw:text-style-name="P6" svg:width="0.0469in" svg:height="0.0701in" svg:x="2.0516in" svg:y="0.0661in" svg:viewBox="0 0 120 179" svg:d="M120 130c-3 0-7 0-10 0-1 7-3 22-7 25-2 1-23 1-27 1-17 0-33 0-50 0 29-25 39-32 54-45 21-15 40-33 40-58 0-33-30-53-64-53s-56 24-56 48c0 15 11 16 14 16 7 0 15-5 15-14 0-6-3-15-17-15 9-18 28-25 40-25 27 0 42 21 42 43 0 23-18 42-26 52-22 21-44 41-66 63-2 4-2 4-2 11 37 0 74 0 111 0 3-16 6-33 9-49z"><text:p/></draw:path><draw:path draw:style-name="gr3" draw:text-style-name="P6" svg:width="0.0535in" svg:height="0.1508in" svg:x="2.1236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span><text:span text:style-name="T29"><text:s/></text:span><text:span text:style-name="T30">או באופן שקול:</text:span></text:p>
      <text:p text:style-name="P8"><draw:g text:anchor-type="as-char" svg:y="-0.1134in" draw:z-index="291" draw:name="Shape289" draw:style-name="gr1"><svg:title>TexMaths</svg:title><svg:desc>11§display§\forall y. (\exists x_1 \in a_1. f(x_1) = y) \iff (\exists x_2 \in a_2. f(x_2) = y)§svg§600§FALSE§</svg:desc><draw:path draw:style-name="gr2" draw:text-style-name="P5" svg:width="3.389in" svg:height="0.1358in" svg:x="0.0083in" svg:y="0.0071in" svg:viewBox="0 0 8609 346" svg:d="M4306 346c-1436 0-2870 0-4306 0 0-116 0-230 0-346 2870 0 5739 0 8609 0 0 116 0 230 0 346-1434 0-2869 0-4303 0z"><text:p/></draw:path><draw:path draw:style-name="gr3" draw:text-style-name="P6" svg:width="0.0846in" svg:height="0.1079in" svg:x="0.0004in" svg:y="0.0071in" svg:viewBox="0 0 216 275" svg:d="M213 14c3-4 3-4 3-6 0-5-4-8-8-8-6 0-8 4-10 9-11 28-21 56-32 85-38 0-78 0-116 0-11-29-22-57-33-85-2-6-4-9-9-9-4 0-8 3-8 8 0 1 0 1 2 6 32 84 65 169 97 252 2 6 3 9 9 9 5 0 6-4 9-7 32-84 65-169 96-254zM55 109c35 0 70 0 106 0-18 45-36 91-53 137-18-46-35-92-53-137z"><text:p/></draw:path><draw:path draw:style-name="gr3" draw:text-style-name="P6" svg:width="0.0697in" svg:height="0.0976in" svg:x="0.0898in" svg:y="0.0453in" svg:viewBox="0 0 178 249" svg:d="M176 24c2-5 2-6 2-9 0-7-5-11-12-11-3 0-10 3-13 8-1 2-3 14-6 21-2 10-5 21-7 31-6 23-12 46-18 69-1 7-17 33-43 33-20 0-24-16-24-31 0-17 7-41 20-76 5-15 8-19 8-27 0-18-13-32-32-32-37 0-51 56-51 59 0 5 3 5 4 5 4 0 5-1 6-8 11-36 26-47 40-47 3 0 9 0 9 12 0 10-4 20-6 27-16 41-23 63-23 81 0 34 25 46 47 46 15 0 29-7 40-18-6 20-10 40-26 59-10 13-25 24-43 24-5 0-22-1-28-15 5 0 11 0 16-6 4-3 8-8 8-14 0-12-11-13-14-13-9 0-22 5-22 24s16 33 40 33c40 0 81-35 92-77 12-50 24-99 36-148z"><text:p/></draw:path><draw:path draw:style-name="gr3" draw:text-style-name="P6" svg:width="0.0157in" svg:height="0.0157in" svg:x="0.1783in" svg:y="0.0972in" svg:viewBox="0 0 41 41" svg:d="M41 21c0-12-10-21-21-21s-20 9-20 21c0 11 9 20 20 20s21-9 21-20z"><text:p/></draw:path><draw:path draw:style-name="gr3" draw:text-style-name="P6" svg:width="0.0346in" svg:height="0.1512in" svg:x="0.2224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673in" svg:height="0.1043in" svg:x="0.2752in" svg:y="0.0071in" svg:viewBox="0 0 172 266" svg:d="M172 13c0-12-1-13-14-13-48 0-96 0-145 0-6 0-13 0-13 8 0 7 7 7 13 7 48 0 96 0 143 0 0 37 0 73 0 111-46 0-91 0-137 0-7 0-13-2-13 7 0 8 6 9 13 9 46 0 91 0 137 0 0 36 0 73 0 109-47 0-95 0-143 0-6 0-13 0-13 8 0 7 7 7 13 7 49 0 97 0 145 0 13 0 14-1 14-13 0-79 0-159 0-240z"><text:p/></draw:path><draw:path draw:style-name="gr3" draw:text-style-name="P6" svg:width="0.0756in" svg:height="0.0685in" svg:x="0.3555in" svg:y="0.0453in" svg:viewBox="0 0 193 175" svg:d="M118 54c2-10 11-45 38-45 2 0 11 0 20 4-11 2-19 12-19 21 0 7 5 14 15 14 8 0 21-7 21-23 0-19-24-25-37-25-22 0-35 21-40 30-9-26-30-30-41-30-41 0-63 50-63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386in" svg:height="0.0701in" svg:x="0.4496in" svg:y="0.0661in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3" draw:text-style-name="P6" svg:width="0.076in" svg:height="0.087in" svg:x="0.5614in" svg:y="0.0307in" svg:viewBox="0 0 194 222" svg:d="M180 120c6 0 14-1 14-9 0-9-8-8-14-8-55 0-108 0-163 0 4-50 48-88 103-88 20 0 41 0 60 0 6 0 14 0 14-7 0-8-8-8-14-8-20 0-40 0-61 0-66 0-119 48-119 111 0 62 53 111 119 111 21 0 41 0 61 0 6 0 14 0 14-7s-8-7-14-7c-19 0-40 0-60 0-55 0-99-37-103-88 55 0 108 0 163 0z"><text:p/></draw:path><draw:path draw:style-name="gr3" draw:text-style-name="P6" svg:width="0.0693in" svg:height="0.0685in" svg:x="0.6984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386in" svg:height="0.0701in" svg:x="0.7843in" svg:y="0.0661in" svg:viewBox="0 0 99 179" svg:d="M62 8c0-8-1-8-8-8-18 17-43 17-54 17 0 3 0 6 0 9 7 0 25 0 40-7 0 46 0 92 0 138 0 9 0 13-28 13-3 0-6 0-10 0 0 3 0 6 0 9 6-1 39-1 49-1 8 0 43 0 48 1 0-3 0-6 0-9-3 0-7 0-10 0-27 0-27-4-27-13 0-50 0-100 0-149z"><text:p/></draw:path><draw:path draw:style-name="gr3" draw:text-style-name="P6" svg:width="0.0161in" svg:height="0.0157in" svg:x="0.8539in" svg:y="0.0972in" svg:viewBox="0 0 42 41" svg:d="M42 21c0-12-10-21-21-21s-21 9-21 21c0 11 10 20 21 20s21-9 21-20z"><text:p/></draw:path><draw:path draw:style-name="gr3" draw:text-style-name="P6" svg:width="0.076in" svg:height="0.1374in" svg:x="0.8913in" svg:y="0.0067in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6" svg:width="0.035in" svg:height="0.1512in" svg:x="0.9894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6" svg:width="0.0756in" svg:height="0.0685in" svg:x="1.0382in" svg:y="0.0453in" svg:viewBox="0 0 193 175" svg:d="M118 54c2-10 11-45 38-45 1 0 11 0 19 4-11 2-19 12-19 21 0 7 5 14 16 14 7 0 21-7 21-23 0-19-24-25-37-25-23 0-36 21-40 30-10-26-31-30-42-30-41 0-63 50-63 59 0 5 4 5 6 5s4-1 4-5c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3" draw:text-style-name="P6" svg:width="0.0386in" svg:height="0.0701in" svg:x="1.1323in" svg:y="0.0661in" svg:viewBox="0 0 99 179" svg:d="M62 8c0-8-1-8-9-8-18 17-42 17-53 17 0 3 0 6 0 9 7 0 24 0 40-7 0 46 0 92 0 138 0 9 0 13-28 13-3 0-6 0-10 0 0 3 0 6 0 9 5-1 38-1 49-1 7 0 41 0 48 1 0-3 0-6 0-9-3 0-8 0-11 0-26 0-26-4-26-13 0-50 0-100 0-149z"><text:p/></draw:path><draw:path draw:style-name="gr3" draw:text-style-name="P6" svg:width="0.0346in" svg:height="0.1512in" svg:x="1.1976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6" svg:width="0.1004in" svg:height="0.0354in" svg:x="1.2988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6" svg:width="0.0697in" svg:height="0.0976in" svg:x="1.4551in" svg:y="0.0453in" svg:viewBox="0 0 178 249" svg:d="M177 24c1-5 1-6 1-9 0-7-5-11-11-11-3 0-10 3-13 8-1 2-4 14-5 21-4 10-6 21-8 31-6 23-12 46-18 69-1 7-18 33-44 33-20 0-24-16-24-31 0-17 7-41 20-76 6-15 8-19 8-27 0-18-13-32-31-32-38 0-52 56-52 59 0 5 3 4 4 5 5 0 5-1 7-8 11-36 26-47 40-47 2 0 8 0 8 12 0 10-3 20-6 27-16 41-22 63-22 81 0 34 24 46 47 46 16 0 28-7 39-18-5 20-9 40-26 59-10 13-24 24-41 24-6 0-24-1-30-15 6 0 11 0 16-6 5-3 8-8 8-14 0-12-10-13-14-13-9 0-21 5-21 24s16 33 41 33c39 0 79-35 90-77 12-50 25-99 37-148z"><text:p/></draw:path><draw:path draw:style-name="gr3" draw:text-style-name="P6" svg:width="0.0346in" svg:height="0.1512in" svg:x="1.5398in" svg:y="0in" svg:viewBox="0 0 89 385" svg:d="M89 193c0-30-3-76-25-120-23-48-56-73-61-73-2 0-3 2-3 4s0 2 8 9c37 38 59 99 59 180 0 65-14 133-61 181-6 6-6 6-6 7 0 2 1 4 3 4 5 0 40-26 62-76 20-41 24-84 24-116z"><text:p/></draw:path><draw:path draw:style-name="gr3" draw:text-style-name="P6" svg:width="0.135in" svg:height="0.0827in" svg:x="1.6831in" svg:y="0.0335in" svg:viewBox="0 0 344 211" svg:d="M330 152c7 0 14 0 14-8 0-9-7-9-14-9-81 0-164 0-245 0-17-13-37-23-50-29 15-6 33-16 50-29 81 0 164 0 245 0 7 0 14-1 14-9 0-9-7-7-14-7-76 0-152 0-228 0 18-18 39-52 39-57 0-4-6-4-8-4-3 0-5 0-8 3-7 15-18 36-44 58-26 24-52 34-72 39-7 2-7 3-8 3-1 2-1 2-1 3s0 2 1 3h1c1 1 1 1 9 3 52 16 90 51 112 93 5 6 5 6 10 6 2 0 8 0 8-3 0-4-20-38-39-56 76 0 152 0 228 0z"><text:p/></draw:path><draw:path draw:style-name="gr3" draw:text-style-name="P6" svg:width="0.1346in" svg:height="0.0827in" svg:x="1.8094in" svg:y="0.0335in" svg:viewBox="0 0 343 211" svg:d="M260 77c16 13 35 23 48 29-14 6-33 16-48 29-82 0-164 0-246 0-6 0-14 0-14 9 0 8 7 8 13 8 76 0 153 0 229 0-19 18-38 52-38 56 0 3 4 3 6 3 3 0 7 0 8-3 9-13 19-34 44-56 26-24 53-34 72-40 7-2 6-2 8-3 1-1 1-2 1-3s0-1 0-3h-1c-1-1-1-1-9-3-52-15-91-50-112-92-4-8-5-8-11-8-2 0-6 0-6 4 0 5 19 39 38 57-76 0-153 0-229 0-6 0-13-2-13 7 0 8 8 9 14 9 82 0 164 0 246 0z"><text:p/></draw:path><draw:path draw:style-name="gr3" draw:text-style-name="P6" svg:width="0.035in" svg:height="0.1512in" svg:x="2.0528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0677in" svg:height="0.1043in" svg:x="2.1051in" svg:y="0.0071in" svg:viewBox="0 0 173 266" svg:d="M173 13c0-12-1-13-15-13-48 0-95 0-144 0-6 0-14 0-14 8 0 7 8 7 14 7 48 0 96 0 143 0 0 37 0 73 0 111-46 0-92 0-138 0-7 0-13-2-13 7 0 8 6 9 13 9 46 0 92 0 138 0 0 36 0 73 0 109-47 0-95 0-143 0-6 0-14 0-14 8 0 7 8 7 14 7 49 0 96 0 144 0 14 0 15-1 15-13 0-79 0-159 0-240z"><text:p/></draw:path><draw:path draw:style-name="gr3" draw:text-style-name="P6" svg:width="0.0756in" svg:height="0.0685in" svg:x="2.1858in" svg:y="0.0453in" svg:viewBox="0 0 193 175" svg:d="M119 54c2-10 11-45 37-45 2 0 11 0 20 4-11 2-19 12-19 21 0 7 5 14 15 14 8 0 21-7 21-23 0-19-22-25-36-25-23 0-36 21-40 30-10-26-31-30-42-30-41 0-63 50-63 59 0 5 3 4 5 5 3 0 4-1 5-5 13-40 39-50 52-50 7 0 21 3 21 25 0 12-7 39-21 93-7 24-20 39-37 39-2 0-11 0-19-4 10-2 18-10 18-21s-8-13-14-13c-12 0-22 10-22 22 0 17 20 25 36 25 27 0 40-27 41-30 4 15 19 30 42 30 39 0 61-49 61-59 0-4-3-4-4-4-3 0-4 1-4 4-14 41-40 50-52 50-15 0-21-12-21-25 0-9 2-17 7-34 4-18 8-35 13-53z"><text:p/></draw:path><draw:path draw:style-name="gr3" draw:text-style-name="P6" svg:width="0.0469in" svg:height="0.0701in" svg:x="2.2752in" svg:y="0.0661in" svg:viewBox="0 0 120 179" svg:d="M120 130c-3 0-6 0-9 0-1 5-3 22-8 24-2 2-22 2-26 2-16 0-33 0-49 0 28-25 37-33 53-45 20-16 39-33 39-58 0-33-29-53-63-53s-57 23-57 48c0 14 12 15 15 15 6 0 15-5 15-15 0-4-2-14-17-14 9-19 27-24 40-24 27 0 41 21 41 43 0 23-17 42-26 52-22 21-43 41-65 63-3 3-3 4-3 11 37 0 75 0 112 0 2-16 6-33 8-49z"><text:p/></draw:path><draw:path draw:style-name="gr3" draw:text-style-name="P6" svg:width="0.076in" svg:height="0.087in" svg:x="2.3917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0693in" svg:height="0.0685in" svg:x="2.5287in" svg:y="0.0453in" svg:viewBox="0 0 177 175" svg:d="M129 25c-7-14-18-25-35-25-46 0-94 57-94 113 0 37 21 62 52 62 7 0 27-1 50-29 3 16 17 29 36 29 13 0 22-9 28-21 7-14 11-37 11-38 0-4-3-4-4-4-5 0-5 1-6 7-6 25-13 47-29 47-10 0-11-10-11-17 0-9 0-11 4-29 4-17 5-20 9-34 4-18 10-36 14-54 2-11 2-12 2-13 0-7-4-11-11-11-9 0-15 9-16 17zM103 124c-1 8-1 8-7 15-17 22-33 27-43 27-20 0-25-21-25-36 0-19 12-66 20-84 13-23 30-37 46-37 25 0 30 32 30 34s-1 4-1 7c-6 24-13 49-20 74z"><text:p/></draw:path><draw:path draw:style-name="gr3" draw:text-style-name="P6" svg:width="0.0469in" svg:height="0.0701in" svg:x="2.6098in" svg:y="0.0661in" svg:viewBox="0 0 120 179" svg:d="M120 130c-3 0-6 0-9 0-1 5-3 22-8 24-2 2-23 2-26 2-16 0-33 0-49 0 28-25 37-33 53-45 20-16 39-33 39-58 0-33-29-53-63-53s-57 23-57 48c0 14 12 15 14 15 7 0 15-5 15-15 0-4-1-14-16-14 9-19 27-24 40-24 26 0 41 21 41 43 0 23-17 42-26 52-22 21-43 41-65 63-3 3-3 4-3 11 37 0 75 0 112 0 2-16 6-33 8-49z"><text:p/></draw:path><draw:path draw:style-name="gr3" draw:text-style-name="P6" svg:width="0.0157in" svg:height="0.0157in" svg:x="2.6846in" svg:y="0.0972in" svg:viewBox="0 0 41 41" svg:d="M41 21c0-12-10-21-21-21-12 0-20 9-20 21 0 11 8 20 20 20 11 0 21-9 21-20z"><text:p/></draw:path><draw:path draw:style-name="gr3" draw:text-style-name="P6" svg:width="0.0756in" svg:height="0.1374in" svg:x="2.722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6" svg:width="0.0346in" svg:height="0.1512in" svg:x="2.8201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0756in" svg:height="0.0685in" svg:x="2.8685in" svg:y="0.0453in" svg:viewBox="0 0 193 175" svg:d="M118 54c2-10 11-45 38-45 2 0 11 0 19 4-10 2-18 12-18 21 0 7 4 14 15 14 8 0 21-7 21-23 0-19-24-25-37-25-22 0-36 21-40 30-10-26-31-30-42-30-40 0-62 50-62 59 0 5 3 5 5 5 3 0 4-1 5-5 12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6" svg:width="0.0469in" svg:height="0.0701in" svg:x="2.9575in" svg:y="0.0661in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3" draw:text-style-name="P6" svg:width="0.035in" svg:height="0.1512in" svg:x="3.028in" svg:y="0in" svg:viewBox="0 0 90 385" svg:d="M90 193c0-30-4-76-26-120-23-48-56-73-60-73-2 0-4 2-4 4s0 2 8 9c37 38 59 99 59 180 0 65-14 133-61 181-6 6-6 6-6 7 0 2 2 4 4 4 4 0 39-26 62-76 19-41 24-84 24-116z"><text:p/></draw:path><draw:path draw:style-name="gr3" draw:text-style-name="P6" svg:width="0.1008in" svg:height="0.0354in" svg:x="3.129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97in" svg:height="0.0976in" svg:x="3.2858in" svg:y="0.0453in" svg:viewBox="0 0 178 249" svg:d="M176 24c2-5 2-6 2-9 0-7-5-11-12-11-3 0-10 3-13 8-1 2-3 14-6 21-2 10-5 21-7 31-6 23-12 46-18 69-1 7-17 33-43 33-20 0-24-16-24-31 0-17 7-41 20-76 5-15 8-19 8-27 0-18-14-32-32-32-37 0-51 56-51 59 0 5 3 5 4 5 4 0 5-1 6-8 11-36 26-47 40-47 3 0 9 0 9 12 0 10-4 20-6 27-16 41-23 63-23 81 0 34 24 46 47 46 15 0 29-7 40-18-6 20-10 40-26 59-10 13-25 24-43 24-5 0-23-1-29-15 6 0 12 0 17-6 4-3 8-8 8-14 0-12-11-13-14-13-10 0-22 5-22 24s16 33 40 33c40 0 81-35 91-77 12-50 25-99 37-148z"><text:p/></draw:path><draw:path draw:style-name="gr3" draw:text-style-name="P6" svg:width="0.035in" svg:height="0.1512in" svg:x="3.3701in" svg:y="0in" svg:viewBox="0 0 90 385" svg:d="M90 193c0-30-4-76-25-120-24-48-57-73-61-73-2 0-4 2-4 4s0 2 8 9c37 38 59 99 59 180 0 65-14 133-61 181-6 6-6 6-6 7 0 2 2 4 4 4 4 0 39-26 62-76 20-41 24-84 24-116z"><text:p/></draw:path></draw:g></text:p>
      <text:p text:style-name="P54"><text:span text:style-name="T31">משום ש־</text:span><text:span text:style-name="T31"><draw:g text:anchor-type="as-char" svg:y="-0.1075in" draw:z-index="292" draw:name="Shape290" draw:style-name="gr1"><svg:title>TexMaths</svg:title><svg:desc>11§display§f§svg§600§FALSE§</svg:desc><draw:path draw:style-name="gr2" draw:text-style-name="P5" svg:width="0.0673in" svg:height="0.1217in" svg:x="0.0004in" svg:y="0.0075in" svg:viewBox="0 0 172 310" svg:d="M0 0c57 0 115 0 172 0 0 103 0 207 0 310-57 0-115 0-172 0 0-103 0-207 0-310z"><text:p/></draw:path><draw:path draw:style-name="gr3" draw:text-style-name="P6" svg:width="0.0748in" svg:height="0.1374in" svg:x="0.0008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31"> חח"ע, אז </text:span><text:span text:style-name="T31"><draw:g text:anchor-type="as-char" svg:y="-0.0661in" draw:z-index="293" draw:name="Shape291" draw:style-name="gr1"><svg:title>TexMaths</svg:title><svg:desc>11§display§x_1 = x_2§svg§600§FALSE§</svg:desc><draw:path draw:style-name="gr2" draw:text-style-name="P5" svg:width="0.4819in" svg:height="0.074in" svg:x="0.0039in" svg:y="0.0071in" svg:viewBox="0 0 1225 189" svg:d="M613 189c-204 0-409 0-613 0 0-63 0-126 0-189 409 0 817 0 1225 0 0 63 0 126 0 189-204 0-408 0-612 0z"><text:p/></draw:path><draw:path draw:style-name="gr3" draw:text-style-name="P6" svg:width="0.0752in" svg:height="0.0681in" svg:x="0.0004in" svg:y="0in" svg:viewBox="0 0 192 174" svg:d="M119 54c2-10 11-45 37-45 2 0 11 0 20 4-11 2-19 12-19 21 0 7 5 15 14 15s21-8 21-24c0-19-22-25-35-25-23 0-36 21-40 30-10-26-31-30-42-30-41 0-63 50-63 60 0 4 4 4 6 4s3-1 4-4c13-41 38-51 52-51 7 0 21 3 21 25 0 12-7 39-21 93-6 23-20 38-37 38-2 0-11 0-19-4 9-2 18-10 18-21s-9-12-14-12c-12 0-22 9-22 21 0 17 20 25 36 25 27 0 40-26 41-30 5 15 19 30 42 30 39 0 61-48 61-58 0-4-3-4-4-4-3 0-5 2-5 4-13 41-39 49-51 49-16 0-21-12-21-25 0-9 2-15 7-33 4-18 8-35 13-53z"><text:p/></draw:path><draw:path draw:style-name="gr3" draw:text-style-name="P6" svg:width="0.0382in" svg:height="0.0701in" svg:x="0.0949in" svg:y="0.0189in" svg:viewBox="0 0 98 179" svg:d="M60 8c0-8 0-8-7-8-18 17-42 18-53 18 0 3 0 5 0 8 7 0 24 0 38-7 0 46 0 92 0 138 0 8 0 12-26 12-3 0-8 0-11 0 0 3 0 6 0 10 6 0 39-1 48-1s43 1 49 1c0-4 0-7 0-10-3 0-7 0-10 0-28 0-28-4-28-12 0-50 0-100 0-149z"><text:p/></draw:path><draw:path draw:style-name="gr3" draw:text-style-name="P6" svg:width="0.1004in" svg:height="0.035in" svg:x="0.202in" svg:y="0.0098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3" draw:text-style-name="P6" svg:width="0.0752in" svg:height="0.0681in" svg:x="0.3579in" svg:y="0in" svg:viewBox="0 0 192 174" svg:d="M118 54c2-10 11-45 38-45 2 0 11 0 20 4-11 2-19 12-19 21 0 7 5 15 14 15s21-8 21-24c0-19-23-25-36-25-22 0-35 21-41 30-8-26-29-30-41-30-40 0-62 50-62 60 0 4 3 4 4 4 4 0 5-1 6-4 13-41 38-51 52-51 6 0 21 3 21 25 0 12-7 39-21 93-7 23-20 38-38 38-2 0-11 0-18-4 9-2 17-10 17-21s-8-12-14-12c-11 0-21 9-21 21 0 17 20 25 36 25 26 0 40-26 41-30 4 15 19 30 42 30 39 0 61-48 61-58 0-4-3-4-4-4-3 0-5 2-6 4-12 41-38 49-50 49-16 0-22-12-22-25 0-9 2-15 6-33 5-18 9-35 14-53z"><text:p/></draw:path><draw:path draw:style-name="gr3" draw:text-style-name="P6" svg:width="0.0469in" svg:height="0.0701in" svg:x="0.4469in" svg:y="0.0189in" svg:viewBox="0 0 120 179" svg:d="M120 129c-3 0-7 0-10 0 0 7-3 22-7 24-2 2-23 2-26 2-17 0-34 0-51 0 29-25 39-32 55-44 20-16 39-33 39-58 0-33-29-53-64-53-33 0-56 23-56 49 0 13 12 14 14 14 7 0 15-5 15-14 0-5-3-15-16-15 8-19 27-24 40-24 26 0 40 21 40 43 0 23-16 42-25 52-22 21-43 42-65 63-3 2-3 3-3 11 37 0 74 0 111 0 3-17 6-33 9-50z"><text:p/></draw:path></draw:g></text:span><text:span text:style-name="T31">, ולכן לפי טרנזיטיביות אם קיים איבר ב־</text:span><text:span text:style-name="T31"><draw:g text:anchor-type="as-char" svg:y="-0.0661in" draw:z-index="294" draw:name="Shape292" draw:style-name="gr1"><svg:title>TexMaths</svg:title><svg:desc>11§display§a_1§svg§600§FALSE§</svg:desc><draw:path draw:style-name="gr2" draw:text-style-name="P5" svg:width="0.115in" svg:height="0.074in" svg:x="0.0024in" svg:y="0.0071in" svg:viewBox="0 0 293 189" svg:d="M147 189c-50 0-98 0-147 0 0-63 0-126 0-189 97 0 196 0 293 0 0 63 0 126 0 189-49 0-97 0-146 0z"><text:p/></draw:path><draw:path draw:style-name="gr3" draw:text-style-name="P6" svg:width="0.0697in" svg:height="0.0681in" svg:x="0.0004in" svg:y="0in" svg:viewBox="0 0 178 174" svg:d="M129 25c-6-14-17-25-35-25-45 0-94 57-94 114 0 35 22 60 52 60 8 0 26-1 51-28 2 15 16 28 34 28 14 0 23-9 29-21 6-14 12-36 12-37 0-4-3-4-5-4-4 0-4 2-5 7-7 24-13 46-30 46-10 0-11-10-11-17 0-9 0-11 4-28 5-15 6-20 9-34 5-19 9-36 15-54 2-11 2-12 2-13 0-7-5-11-11-11-10 0-16 9-17 17zM104 125c-1 6-1 6-8 13-16 22-33 27-43 27-20 0-25-21-25-36 0-18 12-65 21-83 12-23 29-37 45-37 25 0 31 32 31 34s-1 4-1 7c-7 24-14 49-20 75z"><text:p/></draw:path><draw:path draw:style-name="gr3" draw:text-style-name="P6" svg:width="0.0386in" svg:height="0.0701in" svg:x="0.0862in" svg:y="0.0189in" svg:viewBox="0 0 99 179" svg:d="M62 8c0-8-1-8-8-8-18 17-43 18-54 18 0 3 0 5 0 8 7 0 25 0 40-7 0 46 0 92 0 138 0 8 0 12-28 12-3 0-6 0-10 0 0 3 0 6 0 10 6 0 39-1 49-1 8 0 42 1 48 1 0-4 0-7 0-10-4 0-7 0-11 0-26 0-26-4-26-12 0-50 0-100 0-149z"><text:p/></draw:path></draw:g></text:span><text:span text:style-name="T31"> באופן שקול האיבר קיים ב־</text:span><text:span text:style-name="T31"><draw:g text:anchor-type="as-char" svg:y="-0.0661in" draw:z-index="295" draw:name="Shape293" draw:style-name="gr1"><svg:title>TexMaths</svg:title><svg:desc>11§display§a_2§svg§600§FALSE§</svg:desc><draw:path draw:style-name="gr2" draw:text-style-name="P5" svg:width="0.1177in" svg:height="0.074in" svg:x="0.0024in" svg:y="0.0071in" svg:viewBox="0 0 300 189" svg:d="M151 189c-51 0-100 0-151 0 0-63 0-126 0-189 100 0 200 0 300 0 0 63 0 126 0 189-50 0-99 0-149 0z"><text:p/></draw:path><draw:path draw:style-name="gr3" draw:text-style-name="P6" svg:width="0.0689in" svg:height="0.0681in" svg:x="0.0004in" svg:y="0in" svg:viewBox="0 0 176 174" svg:d="M129 25c-8-14-19-25-36-25-44 0-93 57-93 114 0 35 21 60 52 60 8 0 26-1 49-28 4 15 17 28 36 28 13 0 22-9 28-21 7-14 11-36 11-37 0-4-3-4-4-4-3 0-4 2-6 7-6 24-13 46-28 46-11 0-12-10-12-17 0-9 1-11 5-28 5-15 5-20 8-34 4-19 9-36 14-54 4-11 4-12 4-13 0-7-6-11-13-11-8 0-14 9-15 17zM104 125c-3 6-3 6-8 13-17 22-33 27-44 27-19 0-24-21-24-36 0-18 12-65 21-83 12-23 29-37 45-37 25 0 29 32 29 34s0 4-1 7c-6 24-13 49-18 75z"><text:p/></draw:path><draw:path draw:style-name="gr3" draw:text-style-name="P6" svg:width="0.0465in" svg:height="0.0701in" svg:x="0.0811in" svg:y="0.0189in" svg:viewBox="0 0 119 179" svg:d="M119 129c-3 0-7 0-9 0-1 7-4 22-7 24s-24 2-27 2c-16 0-33 0-50 0 29-25 38-32 54-44 20-16 39-33 39-58 0-33-29-53-63-53s-56 23-56 49c0 13 11 14 14 14 6 0 15-5 15-14 0-5-3-15-17-15 9-19 27-24 40-24 26 0 41 21 41 43 0 23-17 42-26 52-22 21-43 42-65 63-2 2-2 3-2 11 36 0 73 0 110 0 2-17 6-33 9-50z"><text:p/></draw:path></draw:g></text:span><text:span text:style-name="T31">, כלומר </text:span><text:span text:style-name="T31"><draw:g text:anchor-type="as-char" svg:y="-0.1063in" draw:z-index="296" draw:name="Shape294" draw:style-name="gr1"><svg:title>TexMaths</svg:title><svg:desc>11§display§\forall y. y \in a_1 \iff a \in a_2§svg§600§FALSE§</svg:desc><draw:path draw:style-name="gr2" draw:text-style-name="P5" svg:width="1.4535in" svg:height="0.1201in" svg:x="0.0079in" svg:y="0.0071in" svg:viewBox="0 0 3693 306" svg:d="M0 0c1231 0 2462 0 3693 0 0 102 0 204 0 306-1231 0-2462 0-3693 0 0-102 0-204 0-306z"><text:p/></draw:path><draw:path draw:style-name="gr3" draw:text-style-name="P6" svg:width="0.0839in" svg:height="0.1079in" svg:x="0in" svg:y="0in" svg:viewBox="0 0 214 275" svg:d="M213 14c1-4 1-4 1-6 0-4-2-8-7-8s-7 4-9 9c-11 28-21 56-32 85-40 0-78 0-118 0-11-29-21-57-32-85-2-6-3-9-8-9-4 0-8 4-8 8 0 1 0 1 2 6 32 84 65 169 97 252 1 6 3 9 9 9 5 0 6-4 7-7 33-85 65-169 98-254zM55 109c35 0 69 0 104 0-17 45-34 91-51 137-18-46-35-92-53-137z"><text:p/></draw:path><draw:path draw:style-name="gr3" draw:text-style-name="P6" svg:width="0.0697in" svg:height="0.0976in" svg:x="0.0886in" svg:y="0.0382in" svg:viewBox="0 0 178 249" svg:d="M177 24c1-5 1-6 1-9 0-7-5-11-11-11-3 0-10 3-13 9-1 1-4 13-6 20-2 11-5 21-7 31-6 23-12 46-18 70-1 6-17 32-44 32-19 0-23-16-23-31 0-17 7-41 20-76 5-15 8-19 8-27 0-18-14-32-32-32-38 0-52 56-52 59 0 5 4 5 5 5 4 0 4-1 6-8 11-35 26-47 40-47 3 0 9 0 9 12 0 10-4 20-6 27-17 41-23 63-23 81 0 35 24 45 47 45 15 0 29-6 40-17-6 19-10 39-26 59-10 13-25 24-43 24-5 0-23-1-29-15 6 0 12 0 16-6 5-3 8-8 8-15 0-12-10-14-14-14-9 0-21 6-21 26 0 19 16 33 40 33 40 0 80-35 91-77 12-50 25-99 37-148z"><text:p/></draw:path><draw:path draw:style-name="gr3" draw:text-style-name="P6" svg:width="0.0161in" svg:height="0.0157in" svg:x="0.1776in" svg:y="0.089in" svg:viewBox="0 0 42 41" svg:d="M42 21c0-12-10-21-21-21s-21 9-21 21c0 11 10 20 21 20s21-9 21-20z"><text:p/></draw:path><draw:path draw:style-name="gr3" draw:text-style-name="P6" svg:width="0.0697in" svg:height="0.0976in" svg:x="0.2114in" svg:y="0.0382in" svg:viewBox="0 0 178 249" svg:d="M176 24c2-5 2-6 2-9 0-7-5-11-11-11-4 0-10 3-14 9 0 1-3 13-6 20-2 11-4 21-7 31-6 23-11 46-17 70-2 6-19 32-44 32-20 0-24-16-24-31 0-17 7-41 20-76 6-15 7-19 7-27 0-18-12-32-31-32-37 0-51 56-51 59 0 5 3 5 4 5 5 0 5-1 7-8 10-35 25-47 38-47 4 0 10 0 10 12 0 10-4 20-6 27-16 41-22 63-22 81 0 35 24 45 46 45 15 0 29-6 40-17-6 19-10 39-26 59-10 13-24 24-43 24-4 0-22-1-28-15 5 0 11 0 16-6 4-3 8-8 8-15 0-12-11-14-14-14-9 0-22 6-22 26 0 19 17 33 40 33 41 0 81-35 92-77 12-50 24-99 36-148z"><text:p/></draw:path><draw:path draw:style-name="gr3" draw:text-style-name="P6" svg:width="0.076in" svg:height="0.087in" svg:x="0.3417in" svg:y="0.0236in" svg:viewBox="0 0 194 222" svg:d="M180 120c7 0 14 0 14-8 0-7-7-7-14-7-55 0-109 0-164 0 5-52 49-90 104-90 20 0 41 0 60 0 7 0 14 0 14-7 0-8-7-8-14-8-21 0-40 0-61 0-66 0-119 51-119 112 0 62 53 110 119 110 21 0 40 0 61 0 7 0 14 0 14-7 0-8-7-8-14-8-19 0-40 0-60 0-55 0-99-35-104-87 55 0 109 0 164 0z"><text:p/></draw:path><draw:path draw:style-name="gr3" draw:text-style-name="P6" svg:width="0.0693in" svg:height="0.0681in" svg:x="0.4787in" svg:y="0.0382in" svg:viewBox="0 0 177 174" svg:d="M129 25c-7-14-18-25-36-25-45 0-93 57-93 113 0 37 21 61 52 61 7 0 26 0 49-28 3 16 18 28 35 28 15 0 23-8 29-20 7-14 12-37 12-38 0-4-3-4-4-4-5 0-5 1-6 7-6 25-13 47-30 47-9 0-11-10-11-17 0-9 0-11 5-29 4-15 5-20 9-34 4-19 10-36 14-54 2-11 2-12 2-13 0-7-4-11-11-11-10 0-15 9-16 17zM103 124c-2 8-2 8-7 15-17 22-33 27-44 27-19 0-25-21-25-36 0-19 13-66 21-84 12-23 30-37 45-37 26 0 31 32 31 34s-1 4-1 7c-6 24-13 49-20 74z"><text:p/></draw:path><draw:path draw:style-name="gr3" draw:text-style-name="P6" svg:width="0.0382in" svg:height="0.0697in" svg:x="0.565in" svg:y="0.0571in" svg:viewBox="0 0 98 178" svg:d="M60 8c0-8 0-8-7-8-18 17-42 18-53 18 0 3 0 5 0 8 5 0 24 0 38-6 0 45 0 91 0 137 0 9 0 13-26 13-3 0-8 0-11 0 0 3 0 5 0 8 6-1 39-1 48-1s43 0 49 1c0-3 0-5 0-8-3 0-7 0-10 0-28 0-28-4-28-13 0-50 0-100 0-149z"><text:p/></draw:path><draw:path draw:style-name="gr3" draw:text-style-name="P6" svg:width="0.1346in" svg:height="0.0827in" svg:x="0.7146in" svg:y="0.0256in" svg:viewBox="0 0 343 211" svg:d="M330 152c7 0 13 0 13-8 0-7-6-7-13-7-83 0-164 0-246 0-16-15-36-25-49-30 14-7 33-17 49-30 82 0 163 0 246 0 7 0 13 0 13-8 0-7-6-7-13-7-76 0-153 0-229 0 19-19 39-52 39-58 0-4-5-4-7-4-3 0-7 0-8 3-7 15-18 36-44 58-26 24-52 34-72 39-7 2-7 4-8 4-1 1-1 2-1 3 0 0 0 1 1 2h1c0 1 1 1 8 3 53 16 91 51 113 92 3 7 5 7 10 7 2 0 7 0 7-4s-20-37-39-55c76 0 153 0 229 0z"><text:p/></draw:path><draw:path draw:style-name="gr3" draw:text-style-name="P6" svg:width="0.1346in" svg:height="0.0827in" svg:x="0.8409in" svg:y="0.0256in" svg:viewBox="0 0 343 211" svg:d="M258 77c17 13 37 23 50 30-14 5-33 15-50 30-81 0-163 0-245 0-6 0-13 0-13 7 0 8 7 8 13 8 76 0 153 0 229 0-19 18-40 51-40 55s6 4 8 4c3 0 6 0 8-3 7-14 18-34 44-56 26-23 53-34 72-40 7-2 7-3 8-3 1-1 1-2 1-2 0-1 0-2-1-3h-1c0-2-1-2-8-4-53-15-91-50-113-91-4-8-4-9-10-9-2 0-8 0-8 4 0 6 20 39 40 58-76 0-153 0-229 0-6 0-13 0-13 7 0 8 7 8 13 8 82 0 164 0 245 0z"><text:p/></draw:path><draw:path draw:style-name="gr3" draw:text-style-name="P6" svg:width="0.0693in" svg:height="0.0681in" svg:x="1.0752in" svg:y="0.0382in" svg:viewBox="0 0 177 174" svg:d="M129 25c-7-14-19-25-36-25-45 0-93 57-93 113 0 37 21 61 52 61 7 0 26 0 49-28 3 16 17 28 35 28 15 0 23-8 29-20 7-14 12-37 12-38 0-4-3-4-4-4-5 0-5 1-6 7-6 25-14 47-30 47-9 0-12-10-12-17 0-9 1-11 6-29 4-15 5-20 9-34 4-19 8-36 13-54 3-11 3-12 3-13 0-7-4-11-11-11-10 0-15 9-16 17zM103 124c-2 8-2 8-7 15-17 22-33 27-44 27-19 0-25-21-25-36 0-19 13-66 21-84 12-23 30-37 45-37 26 0 31 32 31 34s-1 4-1 7c-6 24-13 49-20 74z"><text:p/></draw:path><draw:path draw:style-name="gr3" draw:text-style-name="P6" svg:width="0.076in" svg:height="0.087in" svg:x="1.2043in" svg:y="0.0236in" svg:viewBox="0 0 194 222" svg:d="M180 120c7 0 14 0 14-8 0-7-7-7-14-7-55 0-109 0-164 0 5-52 49-90 104-90 20 0 41 0 60 0 7 0 14 0 14-7 0-8-7-8-14-8-21 0-40 0-61 0-66 0-119 51-119 112 0 62 53 110 119 110 21 0 40 0 61 0 7 0 14 0 14-7 0-8-7-8-14-8-19 0-40 0-60 0-55 0-99-35-104-87 55 0 109 0 164 0z"><text:p/></draw:path><draw:path draw:style-name="gr3" draw:text-style-name="P6" svg:width="0.0693in" svg:height="0.0681in" svg:x="1.3413in" svg:y="0.0382in" svg:viewBox="0 0 177 174" svg:d="M129 25c-7-14-18-25-36-25-45 0-93 57-93 113 0 37 21 61 52 61 7 0 26 0 50-28 2 16 17 28 35 28 14 0 22-8 29-20 6-14 11-37 11-38 0-4-3-4-4-4-5 0-5 1-6 7-6 25-13 47-30 47-9 0-11-10-11-17 0-9 0-11 5-29 4-15 5-20 9-34 4-19 10-36 14-54 2-11 2-12 2-13 0-7-4-11-11-11-10 0-15 9-16 17zM103 124c-1 8-1 8-7 15-17 22-33 27-43 27-20 0-26-21-26-36 0-19 13-66 21-84 12-23 30-37 45-37 26 0 31 32 31 34s-1 4-1 7c-6 24-13 49-20 74z"><text:p/></draw:path><draw:path draw:style-name="gr3" draw:text-style-name="P6" svg:width="0.0469in" svg:height="0.0697in" svg:x="1.4224in" svg:y="0.0571in" svg:viewBox="0 0 120 178" svg:d="M120 130c-3 0-6 0-9 0-1 5-4 22-8 24-2 2-23 2-26 2-17 0-33 0-50 0 28-25 38-33 54-45 20-16 39-33 39-58 0-33-29-53-64-53-33 0-56 23-56 48 0 14 12 16 14 16 7 0 15-6 15-14 0-6-2-15-16-15 8-20 27-25 40-25 26 0 40 21 40 43 0 23-16 42-25 52-22 21-43 41-65 63-3 3-3 4-3 10 37 0 75 0 112 0 2-15 6-32 8-48z"><text:p/></draw:path></draw:g></text:span><text:span text:style-name="T31">, וסה"כ </text:span><text:span text:style-name="T31"><draw:g text:anchor-type="as-char" svg:y="-0.0661in" draw:z-index="297" draw:name="Shape295" draw:style-name="gr1"><svg:title>TexMaths</svg:title><svg:desc>11§display§a_1 = a_2§svg§600§FALSE§</svg:desc><draw:path draw:style-name="gr2" draw:text-style-name="P5" svg:width="0.4697in" svg:height="0.074in" svg:x="0.0024in" svg:y="0.0071in" svg:viewBox="0 0 1194 189" svg:d="M598 189c-200 0-399 0-598 0 0-63 0-126 0-189 398 0 796 0 1194 0 0 63 0 126 0 189-199 0-398 0-596 0z"><text:p/></draw:path><draw:path draw:style-name="gr3" draw:text-style-name="P6" svg:width="0.0693in" svg:height="0.0681in" svg:x="0.0004in" svg:y="0in" svg:viewBox="0 0 177 174" svg:d="M129 25c-7-14-18-25-35-25-46 0-94 57-94 114 0 35 22 60 52 60 7 0 27-1 50-28 3 15 17 28 36 28 13 0 22-9 28-21 7-14 11-36 11-37 0-4-3-4-4-4-5 0-5 2-6 7-6 24-13 46-29 46-10 0-11-10-11-17 0-9 1-11 4-28 4-15 5-20 9-34 4-19 10-36 14-54 2-11 2-12 2-13 0-7-4-11-11-11-9 0-15 9-16 17zM103 125c-1 6-1 6-7 13-17 22-32 27-43 27-20 0-25-21-25-36 0-18 12-65 22-83 11-23 28-37 44-37 25 0 30 32 30 34s-1 4-1 7c-6 24-13 49-20 75z"><text:p/></draw:path><draw:path draw:style-name="gr3" draw:text-style-name="P6" svg:width="0.0382in" svg:height="0.0701in" svg:x="0.0866in" svg:y="0.0189in" svg:viewBox="0 0 98 179" svg:d="M61 8c0-8 0-8-8-8-18 17-42 18-53 18 0 3 0 5 0 8 7 0 24 0 39-7 0 46 0 92 0 138 0 8 0 12-27 12-3 0-8 0-11 0 0 3 0 6 0 10 6 0 39-1 49-1 8 0 42 1 48 1 0-4 0-7 0-10-3 0-7 0-10 0-27 0-27-4-27-12 0-50 0-100 0-149z"><text:p/></draw:path><draw:path draw:style-name="gr3" draw:text-style-name="P6" svg:width="0.1004in" svg:height="0.035in" svg:x="0.1941in" svg:y="0.009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693in" svg:height="0.0681in" svg:x="0.352in" svg:y="0in" svg:viewBox="0 0 177 174" svg:d="M129 25c-7-14-19-25-35-25-46 0-94 57-94 114 0 35 21 60 52 60 7 0 26-1 49-28 4 15 17 28 35 28 15 0 24-9 29-21 7-14 12-36 12-37 0-4-3-4-4-4-5 0-5 2-6 7-6 24-14 46-29 46-10 0-13-10-13-17 0-9 2-11 6-28 4-15 5-20 9-34 4-19 9-36 13-54 3-11 3-12 3-13 0-7-4-11-11-11-10 0-15 9-16 17zM103 125c-2 6-2 6-7 13-17 22-33 27-44 27-19 0-24-21-24-36 0-18 12-65 20-83 13-23 30-37 46-37 25 0 30 32 30 34s-1 4-1 7c-6 24-13 49-20 75z"><text:p/></draw:path><draw:path draw:style-name="gr3" draw:text-style-name="P6" svg:width="0.0469in" svg:height="0.0701in" svg:x="0.4327in" svg:y="0.0189in" svg:viewBox="0 0 120 179" svg:d="M120 129c-3 0-7 0-10 0 0 7-3 22-7 24-2 2-23 2-26 2-16 0-34 0-51 0 29-25 39-32 55-44 20-16 39-33 39-58 0-33-29-53-64-53-33 0-56 23-56 49 0 13 12 14 14 14 7 0 15-5 15-14 0-5-3-15-16-15 8-19 27-24 40-24 26 0 41 21 41 43 0 23-17 42-26 52-22 21-43 42-65 63-3 2-3 3-3 11 37 0 74 0 111 0 3-17 6-33 9-50z"><text:p/></draw:path></draw:g></text:span><text:span text:style-name="T31">, בניגוד להנחת השלילה, כדרוש. </text:span></text:p>
      <text:p text:style-name="P13"><draw:g text:anchor-type="as-char" svg:y="-0.1134in" draw:z-index="298" draw:name="Shape296" draw:style-name="gr1"><svg:title>TexMaths</svg:title><svg:desc>11§display§\QED§svg§600§FALSE§</svg:desc><draw:path draw:style-name="gr2" draw:text-style-name="P5" svg:width="0.6894in" svg:height="0.0972in" svg:x="0.0004in" svg:y="0.0071in" svg:viewBox="0 0 1752 248" svg:d="M0 0c584 0 1168 0 1752 0 0 83 0 165 0 248-584 0-1168 0-1752 0 0-83 0-165 0-248z"><text:p/></draw:path><draw:path draw:style-name="gr3" draw:text-style-name="P6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008in" svg:y="0.0925in" svg:viewBox="0 0 41 41" svg:d="M41 21c0-12-9-21-20-21-12 0-21 9-21 21 0 11 9 20 21 20 11 0 20-9 20-20z"><text:p/></draw:path><draw:path draw:style-name="gr3" draw:text-style-name="P6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h text:style-name="P15" text:outline-level="3">סעיף (ב) <text:span text:style-name="T28">– הוכחה</text:span></text:h>
      <text:p text:style-name="P55">נתון: <text:span text:style-name="T6"><draw:g text:anchor-type="as-char" svg:y="-0.1075in" draw:z-index="300" draw:name="Shape297" draw:style-name="gr1"><svg:title>TexMaths</svg:title><svg:desc>11§display§f§svg§600§FALSE§</svg:desc><draw:path draw:style-name="gr2" draw:text-style-name="P5" svg:width="0.0673in" svg:height="0.1217in" svg:x="0.0004in" svg:y="0.0075in" svg:viewBox="0 0 172 310" svg:d="M0 0c57 0 115 0 172 0 0 103 0 207 0 310-57 0-115 0-172 0 0-103 0-207 0-310z"><text:p/></draw:path><draw:path draw:style-name="gr3" draw:text-style-name="P6" svg:width="0.0748in" svg:height="0.1374in" svg:x="0.0008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על </text:span><text:span text:style-name="T6"><draw:g text:anchor-type="as-char" svg:y="-0.1035in" draw:z-index="301" draw:name="Shape298" draw:style-name="gr1"><svg:title>TexMaths</svg:title><svg:desc>11§display§B§svg§600§FALSE§</svg:desc><draw:path draw:style-name="gr2" draw:text-style-name="P5" svg:width="0.0988in" svg:height="0.0878in" svg:x="0.0012in" svg:y="0.0071in" svg:viewBox="0 0 252 224" svg:d="M0 0c83 0 168 0 252 0 0 75 0 149 0 224-84 0-169 0-252 0 0-75 0-149 0-224z"><text:p/></draw:path><draw:path draw:style-name="gr3" draw:text-style-name="P6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6">, כלומר </text:span><text:span text:style-name="T6"><draw:g text:anchor-type="as-char" svg:y="-0.1134in" draw:z-index="299" draw:name="Shape299" draw:style-name="gr1"><svg:title>TexMaths</svg:title><svg:desc>11§display§\forall b \in B. \exists a \in A. f(a) = b§svg§600§FALSE§</svg:desc><draw:path draw:style-name="gr2" draw:text-style-name="P5" svg:width="1.548in" svg:height="0.1358in" svg:x="0.0213in" svg:y="0.0071in" svg:viewBox="0 0 3933 346" svg:d="M1967 346c-656 0-1311 0-1967 0 0-116 0-230 0-346 1311 0 2622 0 3933 0 0 116 0 230 0 346-656 0-1311 0-1966 0z"><text:p/></draw:path><draw:path draw:style-name="gr3" draw:text-style-name="P6" svg:width="0.0846in" svg:height="0.1079in" svg:x="0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" draw:text-style-name="P6" svg:width="0.0555in" svg:height="0.1063in" svg:x="0.0921in" svg:y="0.0071in" svg:viewBox="0 0 142 271" svg:d="M74 4c0-1 0-4-5-4-8 0-37 3-47 3-3 1-8 1-8 8 0 6 4 6 10 6 19 0 19 2 19 6 0 2-3 16-6 23-9 42-20 84-30 127-6 19-7 25-7 37 0 37 21 61 50 61 45 0 92-57 92-112 0-36-20-62-52-62-17 0-33 11-45 23 10-39 19-77 29-116zM37 150c3-8 3-9 7-13 19-26 36-31 46-31 13 0 24 11 24 36 0 23-13 66-19 80-14 27-31 40-45 40s-27-10-27-38c0-8 0-15 7-39 2-12 5-24 7-35z"><text:p/></draw:path><draw:path draw:style-name="gr3" draw:text-style-name="P6" svg:width="0.076in" svg:height="0.087in" svg:x="0.2051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83in" svg:height="0.1028in" svg:x="0.3421in" svg:y="0.0098in" svg:viewBox="0 0 276 262" svg:d="M46 232c-4 15-4 18-35 18-7 0-11 0-11 8 0 4 4 4 11 4 46 0 91 0 138 0 61 0 106-45 106-83 0-27-22-49-59-53 39-8 80-37 80-73 0-29-25-53-71-53-43 0-87 0-130 0-8 0-11 0-11 8 0 4 3 4 10 4 1 0 9 0 15 0 7 1 10 1 10 7 0 1 0 2-1 7-18 69-34 138-52 206zM105 122c7-32 16-64 24-96 3-13 4-14 21-14 16 0 33 0 49 0 34 0 42 22 42 40 0 34-33 70-80 70-19 0-38 0-56 0zM87 250c-6 0-7 0-9 0-3 0-4-1-4-4 0-2 0-2 2-9 9-36 18-71 26-106 25 0 49 0 73 0 37 0 45 28 45 45 0 36-35 74-80 74-18 0-35 0-53 0z"><text:p/></draw:path><draw:path draw:style-name="gr3" draw:text-style-name="P6" svg:width="0.0157in" svg:height="0.0157in" svg:x="0.4724in" svg:y="0.0972in" svg:viewBox="0 0 41 41" svg:d="M41 21c0-12-9-21-20-21-12 0-21 9-21 21 0 11 9 20 21 20 11 0 20-9 20-20z"><text:p/></draw:path><draw:path draw:style-name="gr3" draw:text-style-name="P6" svg:width="0.0673in" svg:height="0.1043in" svg:x="0.5098in" svg:y="0.0071in" svg:viewBox="0 0 172 266" svg:d="M172 13c0-12-1-13-14-13-48 0-96 0-145 0-6 0-13 0-13 8 0 7 7 7 13 7 48 0 96 0 143 0 0 37 0 73 0 111-46 0-91 0-137 0-7 0-13-2-13 7 0 8 6 9 13 9 46 0 91 0 137 0 0 36 0 73 0 109-47 0-95 0-143 0-6 0-13 0-13 8 0 7 7 7 13 7 49 0 97 0 145 0 13 0 14-1 14-13 0-79 0-159 0-240z"><text:p/></draw:path><draw:path draw:style-name="gr3" draw:text-style-name="P6" svg:width="0.0689in" svg:height="0.0685in" svg:x="0.5921in" svg:y="0.0453in" svg:viewBox="0 0 176 175" svg:d="M129 25c-8-14-19-25-37-25-45 0-92 57-92 113 0 37 21 62 51 62 7 0 27-1 50-29 4 16 17 29 35 29 14 0 22-9 29-21 7-14 11-37 11-38 0-4-3-4-4-4-4 0-5 1-6 7-6 25-13 47-28 47-11 0-13-10-13-17 0-9 2-11 6-29 4-17 4-20 8-34 4-18 10-36 14-54 2-11 2-12 2-13 0-7-4-11-11-11-9 0-14 9-15 17zM103 124c-2 8-2 8-7 15-18 22-33 27-44 27-20 0-24-21-24-36 0-19 12-66 20-84 13-23 30-37 46-37 24 0 29 32 29 34s0 4-1 7c-6 24-12 49-19 74z"><text:p/></draw:path><draw:path draw:style-name="gr3" draw:text-style-name="P6" svg:width="0.076in" svg:height="0.087in" svg:x="0.7213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39in" svg:height="0.1079in" svg:x="0.8575in" svg:y="0.0043in" svg:viewBox="0 0 265 275" svg:d="M56 231c-16 26-31 31-48 32-5 1-8 1-8 8 0 2 2 4 4 4 11 0 24-1 35-1 12 0 26 1 38 1 2 0 8 0 8-7 0-4-5-5-7-5-9 0-19-3-19-13 0-4 3-9 6-14 10-17 20-32 30-49 32 0 65 0 96 0 2 9 7 60 7 64 0 11-20 12-27 12-6 0-10 0-10 8 0 4 4 4 5 4 16 0 33-1 49-1 9 0 34 1 44 1 2 0 6 0 6-7 0-5-4-5-9-5-24 0-24-2-25-13-8-79-15-160-23-240-1-8-1-10-8-10-6 0-7 3-10 7-45 74-89 149-134 224zM102 175c26-43 51-85 76-127 5 42 8 84 12 127-29 0-58 0-88 0z"><text:p/></draw:path><draw:path draw:style-name="gr3" draw:text-style-name="P6" svg:width="0.0161in" svg:height="0.0157in" svg:x="0.9791in" svg:y="0.0972in" svg:viewBox="0 0 42 41" svg:d="M42 21c0-12-10-21-21-21s-21 9-21 21c0 11 10 20 21 20s21-9 21-20z"><text:p/></draw:path><draw:path draw:style-name="gr3" draw:text-style-name="P6" svg:width="0.076in" svg:height="0.1374in" svg:x="1.0161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9-1 22-16 22-21 0-9-7-13-14-13-10 0-22 8-22 23 0 17 18 26 33 26 22 0 37-23 44-37 12-25 21-71 22-74 8-40 15-80 23-121z"><text:p/></draw:path><draw:path draw:style-name="gr3" draw:text-style-name="P6" svg:width="0.035in" svg:height="0.1512in" svg:x="1.1142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6" svg:width="0.0693in" svg:height="0.0685in" svg:x="1.1646in" svg:y="0.0453in" svg:viewBox="0 0 177 175" svg:d="M129 25c-7-14-18-25-35-25-46 0-94 57-94 113 0 37 22 62 52 62 7 0 27-1 50-29 3 16 17 29 36 29 13 0 22-9 28-21 7-14 11-37 11-38 0-4-3-4-4-4-5 0-5 1-6 7-6 25-13 47-29 47-10 0-11-10-11-17 0-9 0-11 4-29 4-17 5-20 9-34 4-18 10-36 14-54 2-11 2-12 2-13 0-7-4-11-11-11-9 0-15 9-16 17zM103 124c-1 8-1 8-7 15-17 22-32 27-43 27-20 0-25-21-25-36 0-19 12-66 22-84 11-23 28-37 44-37 25 0 30 32 30 34s-1 4-1 7c-6 24-13 49-20 74z"><text:p/></draw:path><draw:path draw:style-name="gr3" draw:text-style-name="P6" svg:width="0.0346in" svg:height="0.1512in" svg:x="1.2476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6" svg:width="0.1004in" svg:height="0.0354in" svg:x="1.3488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559in" svg:height="0.1063in" svg:x="1.5079in" svg:y="0.0071in" svg:viewBox="0 0 143 271" svg:d="M75 4c0-1 0-4-6-4-8 0-36 3-46 3-3 1-8 1-8 8 0 6 4 6 9 6 19 0 20 2 20 6 0 2-3 16-5 23-11 42-21 84-32 127-5 19-7 25-7 37 0 37 21 61 50 61 46 0 93-57 93-112 0-36-21-62-52-62-17 0-34 11-45 23 10-39 19-77 29-116zM39 150c2-8 2-9 5-13 19-26 36-31 46-31 15 0 24 11 24 36 0 23-12 66-18 80-13 27-31 40-46 40-14 0-26-10-26-38 0-8 0-15 6-39 3-12 5-24 9-35z"><text:p/></draw:path></draw:g></text:span></text:p>
      <text:p text:style-name="P55"><text:soft-page-break/>צ.ל: <text:span text:style-name="T6"><draw:g text:anchor-type="as-char" svg:y="-0.1075in" draw:z-index="302" draw:name="Shape300" draw:style-name="gr1"><svg:title>TexMaths</svg:title><svg:desc>11§display§f_\to§svg§600§FALSE§</svg:desc><draw:path draw:style-name="gr2" draw:text-style-name="P5" svg:width="0.1705in" svg:height="0.1217in" svg:x="0.0004in" svg:y="0.0075in" svg:viewBox="0 0 434 310" svg:d="M0 0c145 0 289 0 434 0 0 103 0 207 0 310-145 0-289 0-434 0 0-103 0-207 0-310z"><text:p/></draw:path><draw:path draw:style-name="gr3" draw:text-style-name="P6" svg:width="0.0752in" svg:height="0.1374in" svg:x="0.0008in" svg:y="0in" svg:viewBox="0 0 192 350" svg:d="M121 118c11 0 22 0 33 0 7 0 11 0 11-8 0-4-4-4-10-4-11 0-22 0-32 0 2-16 4-30 8-44 2-8 6-36 10-40 3-8 9-13 17-13 1 0 12 0 19 6-17 1-21 16-21 21 0 9 8 14 14 14 10 0 22-8 22-24 0-17-18-26-34-26-13 0-37 7-49 45-2 8-4 12-12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" draw:text-style-name="P6" svg:width="0.1035in" svg:height="0.0555in" svg:x="0.0752in" svg:y="0.0756in" svg:viewBox="0 0 264 142" svg:d="M226 77c-34 25-26 40-38 61 0 4 3 4 6 4 6 0 6 0 8-4 1-7 6-25 20-40 15-17 27-20 39-23 1-1 3-2 3-5 0-2-2-3-6-4-37-12-52-40-57-63-1-3-3-3-7-3s-6 0-6 3c0 1 3 19 16 38 6 9 13 16 22 23-72 0-145 0-216 0-5 0-10 0-10 6 0 7 5 7 10 7 71 0 144 0 216 0z"><text:p/></draw:path></draw:g></text:span><text:span text:style-name="T6"><text:s/>על </text:span><text:span text:style-name="T6"><draw:g text:anchor-type="as-char" svg:y="-0.1134in" draw:z-index="303" draw:name="Shape301" draw:style-name="gr1"><svg:title>TexMaths</svg:title><svg:desc>11§display§\powerset(B)§svg§600§FALSE§</svg:desc><draw:path draw:style-name="gr2" draw:text-style-name="P5" svg:width="0.328in" svg:height="0.1354in" svg:x="0.0051in" svg:y="0.0071in" svg:viewBox="0 0 834 345" svg:d="M0 0c279 0 556 0 834 0 0 115 0 230 0 345-278 0-555 0-834 0 0-115 0-230 0-345z"><text:p/></draw:path><draw:path draw:style-name="gr3" draw:text-style-name="P6" svg:width="0.1079in" svg:height="0.1106in" svg:x="0.0004in" svg:y="0.0098in" svg:viewBox="0 0 275 282" svg:d="M127 0c-54 0-96 26-112 45-14 16-15 27-15 28 0 2 2 2 4 2 7 0 16-6 18-7 9-5 10-7 12-15 6-16 17-29 65-31-7 86-30 171-63 250-2 5-2 7-2 8s1 2 3 2c7 0 26-9 30-19 20-47 52-134 63-241 7 0 14 0 21 0 46 0 92 18 92 56 0 29-28 83-103 85-8 1-12 1-23 8-7 4-10 8-10 11s2 3 7 3c70 0 161-59 161-123 0-44-52-62-97-62-17 0-34 0-51 0z"><text:p/></draw:path><draw:path draw:style-name="gr3" draw:text-style-name="P6" svg:width="0.0346in" svg:height="0.1508in" svg:x="0.1311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6" svg:width="0.1083in" svg:height="0.1031in" svg:x="0.1807in" svg:y="0.0098in" svg:viewBox="0 0 276 263" svg:d="M46 232c-4 16-4 19-35 19-7 0-11 0-11 8 0 4 4 4 11 4 46 0 91 0 138 0 61 0 106-46 106-82 0-28-22-51-59-54 40-8 80-37 80-73 0-29-25-54-71-54-44 0-87 0-130 0-8 0-11 0-11 8 0 4 3 4 10 4 1 0 9 0 15 1 7 1 10 1 10 7 0 1 0 2-1 6-18 69-34 138-52 206zM105 122c7-32 16-63 24-94 3-15 3-16 21-16 16 0 33 0 49 0 34 0 42 23 42 40 0 34-33 70-80 70-19 0-38 0-56 0zM87 251c-6 0-7 0-9-1-3 0-4 0-4-3 0-1 0-3 1-9 9-35 19-72 27-107 25 0 49 0 73 0 37 0 44 29 44 45 0 38-34 75-79 75-18 0-35 0-53 0z"><text:p/></draw:path><draw:path draw:style-name="gr3" draw:text-style-name="P6" svg:width="0.0346in" svg:height="0.1508in" svg:x="0.3063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6">, כלומר </text:span><text:span text:style-name="T6"><draw:g text:anchor-type="as-char" svg:y="-0.1134in" draw:z-index="304" draw:name="Shape302" draw:style-name="gr1"><svg:title>TexMaths</svg:title><svg:desc>11§display§\forall b \in \powerset(B). \exists a \in \powerset(A). f_\to(a) = b§svg§600§FALSE§</svg:desc><draw:path draw:style-name="gr2" draw:text-style-name="P5" svg:width="2.1335in" svg:height="0.1354in" svg:x="0.0079in" svg:y="0.0071in" svg:viewBox="0 0 5420 345" svg:d="M0 0c1807 0 3613 0 5420 0 0 115 0 230 0 345-1807 0-3613 0-5420 0 0-115 0-230 0-345z"><text:p/></draw:path><draw:path draw:style-name="gr3" draw:text-style-name="P6" svg:width="0.0839in" svg:height="0.1075in" svg:x="0in" svg:y="0.0075in" svg:viewBox="0 0 214 274" svg:d="M213 14c1-4 1-5 1-6 0-5-2-8-7-8s-7 4-9 9c-11 28-21 56-32 85-40 0-78 0-118 0-11-29-21-57-32-85-2-6-3-9-8-9-4 0-8 3-8 8 1 2 0 1 2 6 32 84 65 168 97 251 1 6 3 9 9 9 5 0 6-4 7-8 33-83 65-168 98-252zM55 109c35 0 69 0 104 0-17 45-34 90-51 135-18-45-35-90-53-135z"><text:p/></draw:path><draw:path draw:style-name="gr3" draw:text-style-name="P6" svg:width="0.0555in" svg:height="0.1059in" svg:x="0.0917in" svg:y="0.0075in" svg:viewBox="0 0 142 270" svg:d="M74 3c-1-1 0-3-5-3-9 0-37 2-47 3-3 0-8 1-8 8 0 4 4 4 10 4 18 0 19 4 19 7s-3 17-6 24c-11 42-21 84-32 126-4 20-5 24-5 37 0 38 20 61 48 61 47 0 94-58 94-111 0-36-21-62-52-62-17 0-33 11-45 23 10-40 19-78 29-117zM37 150c3-9 3-10 6-15 20-24 36-30 47-30 13 0 24 12 24 36 0 23-13 66-19 81-14 26-31 40-47 40-13 0-25-11-25-40 0-6 0-14 6-37 3-12 5-24 8-35z"><text:p/></draw:path><draw:path draw:style-name="gr3" draw:text-style-name="P6" svg:width="0.0752in" svg:height="0.087in" svg:x="0.2047in" svg:y="0.0307in" svg:viewBox="0 0 192 222" svg:d="M179 120c7 0 13 0 13-8 0-7-6-7-13-7-55 0-109 0-164 0 5-52 50-88 104-88 20 0 40 0 60 0 7 0 13-2 13-9 0-8-6-8-13-8-20 0-40 0-60 0-66 0-119 51-119 112 0 62 53 110 119 110 20 0 40 0 60 0 7 0 13 0 13-7 0-8-6-7-13-7-20 0-40 0-60 0-54 0-99-36-104-88 55 0 109 0 164 0z"><text:p/></draw:path><draw:path draw:style-name="gr3" draw:text-style-name="P6" svg:width="0.1079in" svg:height="0.1106in" svg:x="0.339in" svg:y="0.0098in" svg:viewBox="0 0 275 282" svg:d="M126 0c-55 0-95 26-112 45-13 16-14 27-14 28 0 2 1 2 3 2 7 0 16-6 19-7 8-5 9-7 11-15 5-16 16-29 65-31-7 86-30 171-62 250-3 5-3 7-3 8s1 2 4 2c7 0 25-9 29-19 21-47 52-134 64-241 6 0 13 0 20 0 47 0 92 18 92 56 0 29-28 83-102 85-9 1-14 1-23 8-8 4-11 8-11 11s3 3 7 3c71 0 162-59 162-123 0-44-52-62-97-62-17 0-34 0-52 0z"><text:p/></draw:path><draw:path draw:style-name="gr3" draw:text-style-name="P6" svg:width="0.0346in" svg:height="0.1508in" svg:x="0.4693in" svg:y="0in" svg:viewBox="0 0 89 384" svg:d="M89 380c0-1 0-1-7-8-48-48-60-121-60-179 0-67 14-135 62-183 5-4 5-4 5-7 0-2-1-3-3-3-5 0-40 26-62 75-20 43-24 86-24 118 0 28 3 76 25 119 23 47 56 72 61 72 2 0 3-1 3-4z"><text:p/></draw:path><draw:path draw:style-name="gr3" draw:text-style-name="P6" svg:width="0.1083in" svg:height="0.1031in" svg:x="0.5197in" svg:y="0.0098in" svg:viewBox="0 0 276 263" svg:d="M46 232c-4 16-5 19-35 19-7 0-11 0-11 8 0 4 3 4 11 4 46 0 91 0 137 0 62 0 107-46 107-82 0-28-22-51-59-54 39-8 80-37 80-73 0-29-25-54-71-54-43 0-87 0-130 0-8 0-12 0-12 8 0 4 4 4 11 4 1 0 8 0 15 1s10 1 10 7c0 1 0 2-1 6-18 69-34 138-52 206zM104 122c8-32 16-63 24-94 4-15 4-16 20-16 17 0 35 0 51 0 34 0 42 23 42 40 0 34-33 70-80 70-19 0-38 0-57 0zM87 251c-6 0-7 0-9-1-3 0-4 0-4-3 0-1 0-3 1-9 9-35 18-72 27-107 24 0 49 0 73 0 37 0 44 29 44 45 0 38-34 75-79 75-18 0-36 0-53 0z"><text:p/></draw:path><draw:path draw:style-name="gr3" draw:text-style-name="P6" svg:width="0.0346in" svg:height="0.1508in" svg:x="0.6453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0161in" svg:height="0.0161in" svg:x="0.7083in" svg:y="0.0972in" svg:viewBox="0 0 42 42" svg:d="M42 21c0-11-10-21-21-21s-21 10-21 21 10 21 21 21 21-10 21-21z"><text:p/></draw:path><draw:path draw:style-name="gr3" draw:text-style-name="P6" svg:width="0.0673in" svg:height="0.1043in" svg:x="0.7461in" svg:y="0.0075in" svg:viewBox="0 0 172 266" svg:d="M172 13c0-12-2-13-14-13-48 0-96 0-145 0-6 0-13 0-13 8 0 7 7 7 13 7 47 0 96 0 143 0 0 37 0 73 0 111-46 0-91 0-137 0-7 0-14 0-14 7 0 8 7 8 14 8 46 0 91 0 137 0 0 36 0 73 0 109-47 0-96 0-143 0-6 0-13 0-13 8s7 8 13 8c49 0 97 0 145 0 12 0 14-2 14-14 0-79 0-160 0-239z"><text:p/></draw:path><draw:path draw:style-name="gr3" draw:text-style-name="P6" svg:width="0.0693in" svg:height="0.0681in" svg:x="0.8283in" svg:y="0.0453in" svg:viewBox="0 0 177 174" svg:d="M129 24c-7-14-18-24-36-24-45 0-93 56-93 112 0 37 21 62 52 62 7 0 26-1 49-29 3 17 18 29 35 29 15 0 23-9 29-21 7-14 12-37 12-38 0-4-3-4-4-4-5 0-5 1-6 7-6 25-13 48-30 48-9 0-11-10-11-17 0-9 0-12 5-29 4-17 5-21 9-35 4-19 10-37 14-54 2-11 2-11 2-13 0-7-4-10-11-10-10 0-15 9-16 16zM103 124c-2 7-2 8-7 15-17 21-33 27-43 27-20 0-26-22-26-36 0-20 13-67 21-85 12-23 30-37 45-37 26 0 31 32 31 34s-1 4-1 6c-6 26-13 51-20 76z"><text:p/></draw:path><draw:path draw:style-name="gr3" draw:text-style-name="P6" svg:width="0.0752in" svg:height="0.087in" svg:x="0.9579in" svg:y="0.0307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6" svg:width="0.1079in" svg:height="0.1106in" svg:x="1.0917in" svg:y="0.0098in" svg:viewBox="0 0 275 282" svg:d="M125 0c-54 0-95 26-111 45-13 16-14 27-14 28 0 2 1 2 3 2 7 0 16-6 19-7 8-5 9-7 11-15 5-16 16-29 65-31-7 86-30 171-63 250-2 5-2 7-2 8s1 2 4 2c6 0 25-9 29-19 20-47 52-134 64-241 6 0 13 0 20 0 47 0 92 18 92 56 0 29-28 83-103 85-8 1-13 1-24 8-6 4-9 8-9 11s2 3 7 3c71 0 162-59 162-123 0-44-53-62-97-62-17 0-35 0-53 0z"><text:p/></draw:path><draw:path draw:style-name="gr3" draw:text-style-name="P6" svg:width="0.035in" svg:height="0.1508in" svg:x="1.2217in" svg:y="0in" svg:viewBox="0 0 90 384" svg:d="M90 380c0-1 0-1-6-8-49-48-61-121-61-179 0-67 14-135 62-183 5-4 5-4 5-7 0-2-2-3-4-3-4 0-39 26-62 75-19 43-24 86-24 118 0 28 4 76 25 119 24 47 57 72 61 72 2 0 4-1 4-4z"><text:p/></draw:path><draw:path draw:style-name="gr3" draw:text-style-name="P6" svg:width="0.1039in" svg:height="0.1079in" svg:x="1.2709in" svg:y="0.0043in" svg:viewBox="0 0 265 275" svg:d="M56 230c-15 27-31 32-47 33-5 0-9 0-9 8 0 2 2 4 5 4 11 0 22-2 33-2 14 0 27 2 39 2 2 0 8 0 8-7 0-5-4-5-7-5-9-1-18-4-18-14 0-5 3-9 6-14 10-16 20-32 30-48 32 0 65 0 96 0 0 7 6 60 6 63 0 12-20 13-28 13-5 0-8 0-8 8 0 4 4 4 5 4 16 0 32-2 47-2 10 0 35 2 44 2 3 0 7 0 7-9 0-3-3-3-9-3-23 0-23-3-24-14-8-79-16-160-24-240-1-8-1-9-8-9-5 0-8 2-10 7-45 74-89 149-134 223zM102 175c26-43 51-86 76-128 5 42 9 85 13 128-29 0-59 0-89 0z"><text:p/></draw:path><draw:path draw:style-name="gr3" draw:text-style-name="P6" svg:width="0.0346in" svg:height="0.1508in" svg:x="1.3886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0157in" svg:height="0.0161in" svg:x="1.4524in" svg:y="0.0972in" svg:viewBox="0 0 41 42" svg:d="M41 21c0-11-10-21-21-21s-20 10-20 21 9 21 20 21 21-10 21-21z"><text:p/></draw:path><draw:path draw:style-name="gr3" draw:text-style-name="P6" svg:width="0.0752in" svg:height="0.137in" svg:x="1.489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4 6 11 6c9 0 17 0 26 0-10 50-19 100-29 151-7 37-13 72-34 72-1 0-11 0-18-7 18-1 21-15 21-21 0-9-6-14-14-14-10 0-21 9-21 24 0 17 16 26 32 26 22 0 37-22 44-37 12-25 21-71 22-74 8-40 15-81 23-120z"><text:p/></draw:path><draw:path draw:style-name="gr3" draw:text-style-name="P6" svg:width="0.1043in" svg:height="0.0555in" svg:x="1.5642in" svg:y="0.0807in" svg:viewBox="0 0 266 142" svg:d="M228 78c-34 24-39 60-39 61 0 3 3 3 7 3s5 0 6-4c3-7 7-25 21-39 16-16 29-21 40-24 2-1 3-2 3-3 0-4-2-4-5-5-39-12-53-39-59-64-1-3-3-3-6-3-4 0-7 0-7 4 6 13 3 19 17 38 5 9 13 16 22 23-73 0-144 0-217 0-4 0-11 0-11 7 0 6 7 6 11 6 73 0 144 0 217 0z"><text:p/></draw:path><draw:path draw:style-name="gr3" draw:text-style-name="P6" svg:width="0.035in" svg:height="0.1508in" svg:x="1.6996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6" svg:width="0.0693in" svg:height="0.0681in" svg:x="1.75in" svg:y="0.0453in" svg:viewBox="0 0 177 174" svg:d="M129 24c-7-14-18-24-36-24-45 0-93 56-93 112 0 37 22 62 52 62 7 0 27-1 50-29 4 17 17 29 35 29 14 0 22-9 29-21 7-14 11-37 11-38 0-4-3-4-4-4-4 0-5 1-6 7-6 25-13 48-30 48-9 0-11-10-11-17 0-9 2-12 5-29 4-17 5-21 9-35 4-19 10-37 14-54 2-11 2-11 2-13 0-7-4-10-11-10-9 0-15 9-16 16zM104 124c-2 7-2 8-8 15-17 21-32 27-43 27-20 0-26-22-26-36 0-20 14-67 22-85 13-23 29-37 44-37 26 0 31 32 31 34s-1 4-1 6c-6 26-12 51-19 76z"><text:p/></draw:path><draw:path draw:style-name="gr3" draw:text-style-name="P6" svg:width="0.035in" svg:height="0.1508in" svg:x="1.8331in" svg:y="0in" svg:viewBox="0 0 90 384" svg:d="M90 193c0-30-4-77-26-120-23-48-56-73-60-73-3 0-4 1-4 3 0 3 0 3 8 10 37 38 59 99 59 180 0 65-14 132-62 181-5 5-5 5-5 6 0 3 1 4 4 4 4 0 39-26 61-75 20-43 25-85 25-116z"><text:p/></draw:path><draw:path draw:style-name="gr3" draw:text-style-name="P6" svg:width="0.1008in" svg:height="0.035in" svg:x="1.9343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55in" svg:height="0.1059in" svg:x="2.0937in" svg:y="0.0075in" svg:viewBox="0 0 142 270" svg:d="M74 3c-1-1 0-3-5-3-9 0-37 2-47 3-3 0-8 1-8 8 0 4 4 4 9 4 19 0 20 4 20 7s-3 17-6 24c-11 42-21 84-32 126-4 20-5 24-5 37 0 38 20 61 48 61 47 0 94-58 94-111 0-36-21-62-52-62-17 0-33 11-45 23 10-40 19-78 29-117zM37 150c3-9 3-10 6-15 20-24 36-30 47-30 13 0 24 12 24 36 0 23-13 66-19 81-14 26-31 40-47 40-13 0-25-11-25-40 0-6 0-14 6-37 3-12 5-24 8-35z"><text:p/></draw:path></draw:g></text:span></text:p>
      <text:p text:style-name="P55">הוכחה: <text:span text:style-name="T6">יהי </text:span><text:span text:style-name="T6"><draw:g text:anchor-type="as-char" svg:y="-0.1134in" draw:z-index="305" draw:name="Shape303" draw:style-name="gr1"><svg:title>TexMaths</svg:title><svg:desc>11§display§p_b \in \powerset(B)§svg§600§FALSE§</svg:desc><draw:path draw:style-name="gr2" draw:text-style-name="P5" svg:width="0.6567in" svg:height="0.1358in" svg:x="0.0083in" svg:y="0.0071in" svg:viewBox="0 0 1669 346" svg:d="M835 346c-278 0-557 0-835 0 0-116 0-230 0-346 557 0 1112 0 1669 0 0 116 0 230 0 346-279 0-557 0-834 0z"><text:p/></draw:path><draw:path draw:style-name="gr3" draw:text-style-name="P6" svg:width="0.0791in" svg:height="0.0957in" svg:x="0.0004in" svg:y="0.0453in" svg:viewBox="0 0 202 244" svg:d="M30 217c-4 13-4 15-21 15-5 0-9 0-9 8 0 3 2 4 6 4 9 0 20-1 31-1 14 0 27 1 39 1 2 0 6 0 6-7 0-5-3-5-8-5-20 0-20-2-20-5 0-6 16-67 20-76 4 11 15 24 35 24 45 0 93-56 93-113 0-37-22-62-51-62-20 0-39 14-51 29-4-20-21-29-35-29-18 0-25 15-29 22-6 13-12 36-12 37 0 5 5 5 6 5 3 0 3-1 6-9 7-27 15-46 28-46 6 0 12 3 12 17 0 9-1 14-2 20-15 57-30 115-44 171zM98 51c3-11 13-22 20-28 14-12 25-14 32-14 15 0 24 13 24 36s-12 67-20 82c-13 27-31 39-45 39-26 0-31-32-31-34 0-1 0-1 1-6 7-26 12-51 19-75z"><text:p/></draw:path><draw:path draw:style-name="gr3" draw:text-style-name="P6" svg:width="0.0429in" svg:height="0.0744in" svg:x="0.089in" svg:y="0.0626in" svg:viewBox="0 0 110 190" svg:d="M54 9c0-1 1-3 1-5 0-1-1-4-4-4-6 0-28 2-34 3-3 0-7 0-7 7 0 3 4 3 8 3 12 0 12 2 12 5 0 1-3 12-4 18-2 8-4 17-6 25-2 9-18 68-18 72-2 7-2 10-2 13 0 27 18 44 41 44 33 0 69-36 69-77 0-30-22-44-41-44-14 0-26 8-34 15 7-26 12-50 19-75zM41 183c-13 0-21-11-21-28 0-10 2-18 10-49 1-6 1-6 6-11 10-12 22-19 32-19 11 0 20 8 20 26 0 11-6 39-13 55-7 14-21 26-34 26z"><text:p/></draw:path><draw:path draw:style-name="gr3" draw:text-style-name="P6" svg:width="0.076in" svg:height="0.087in" svg:x="0.198in" svg:y="0.0307in" svg:viewBox="0 0 194 222" svg:d="M179 120c7 0 15-1 15-9 0-9-8-8-15-8-55 0-109 0-164 0 6-50 50-88 104-88 20 0 41 0 60 0 7 0 15 0 15-7 0-8-8-8-15-8-19 0-40 0-60 0-66 0-119 48-119 111 0 62 53 111 119 111 20 0 41 0 60 0 7 0 15 0 15-7s-8-7-15-7c-19 0-40 0-60 0-54 0-98-37-104-88 55 0 109 0 164 0z"><text:p/></draw:path><draw:path draw:style-name="gr3" draw:text-style-name="P6" svg:width="0.1079in" svg:height="0.1106in" svg:x="0.3323in" svg:y="0.0098in" svg:viewBox="0 0 275 282" svg:d="M127 0c-55 0-96 26-113 44-13 15-14 26-14 28s1 3 3 3c7 0 16-6 19-8 8-5 9-8 11-15 5-16 17-29 65-31-7 87-30 172-62 251-3 5-2 4-3 7 0 1 1 3 4 3 7 0 25-9 29-19 21-47 52-135 64-242 6 0 13 0 20 0 47 0 92 18 92 57 0 29-27 83-102 85-9 0-13 0-23 8-8 4-11 8-11 11 0 2 3 2 7 2 71 0 162-60 162-123 0-44-52-61-97-61-17 0-34 0-51 0z"><text:p/></draw:path><draw:path draw:style-name="gr3" draw:text-style-name="P6" svg:width="0.035in" svg:height="0.1512in" svg:x="0.4618in" svg:y="0in" svg:viewBox="0 0 90 385" svg:d="M90 381c0-1 0-1-6-8-49-49-61-122-61-180 0-67 14-135 62-182 5-5 5-5 5-7 0-3-1-4-4-4-4 0-39 26-61 76-20 42-25 85-25 117 0 29 4 76 26 120 24 47 56 72 60 72 3 0 4-1 4-4z"><text:p/></draw:path><draw:path draw:style-name="gr3" draw:text-style-name="P6" svg:width="0.1083in" svg:height="0.1028in" svg:x="0.5122in" svg:y="0.0098in" svg:viewBox="0 0 276 262" svg:d="M45 232c-3 15-4 18-35 18-6 0-10 0-10 8 0 4 3 4 10 4 46 0 92 0 138 0 61 0 107-45 107-83 0-27-23-49-60-53 40-8 81-37 81-73 0-29-25-53-73-53-42 0-86 0-129 0-7 0-11 0-11 8 0 4 3 4 11 4 1 0 7 0 14 0 8 1 11 1 11 7 0 1 0 2-1 7-18 69-35 138-53 206zM103 122c8-32 17-64 25-96 3-13 4-14 20-14 17 0 35 0 51 0 33 0 42 22 42 40 0 34-33 70-80 70-19 0-39 0-58 0zM87 250c-6 0-7 0-9 0-4 0-5-1-5-4 0-2 0-2 2-9 9-36 17-71 26-106 24 0 50 0 74 0 36 0 44 28 44 45 0 36-34 74-80 74-18 0-35 0-52 0z"><text:p/></draw:path><draw:path draw:style-name="gr3" draw:text-style-name="P6" svg:width="0.035in" svg:height="0.1512in" svg:x="0.6374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">, נוכיח קיום </text:span><text:span text:style-name="T6"><draw:g text:anchor-type="as-char" svg:y="-0.1134in" draw:z-index="306" draw:name="Shape304" draw:style-name="gr1"><svg:title>TexMaths</svg:title><svg:desc>11§display§p_a \in \powerset(A)§svg§600§FALSE§</svg:desc><draw:path draw:style-name="gr2" draw:text-style-name="P5" svg:width="0.6598in" svg:height="0.1354in" svg:x="0.0079in" svg:y="0.0071in" svg:viewBox="0 0 1677 345" svg:d="M0 0c559 0 1118 0 1677 0 0 115 0 230 0 345-559 0-1118 0-1677 0 0-115 0-230 0-345z"><text:p/></draw:path><draw:path draw:style-name="gr3" draw:text-style-name="P6" svg:width="0.0787in" svg:height="0.0953in" svg:x="0in" svg:y="0.0453in" svg:viewBox="0 0 201 243" svg:d="M30 216c-4 13-4 16-21 16-5 0-9 0-9 7 0 3 2 4 5 4 10 0 21-1 32-1 14 0 27 1 39 1 2 0 6 0 6-7 0-4-3-4-8-4-20 0-20-3-20-6 0-5 16-66 19-76 5 11 16 24 36 24 44 0 92-56 92-112 0-37-22-62-50-62-20 0-39 13-51 29-4-21-21-29-35-29-18 0-25 14-29 22-6 13-12 36-12 37 0 4 3 3 5 4 4 0 4 0 6-9 7-28 14-46 29-46 6 0 12 3 12 18 0 9-1 13-3 19-15 57-29 115-43 171zM98 50c2-10 13-21 20-27 13-12 25-15 32-15 15 0 24 13 24 36 0 22-13 67-20 83-13 26-32 39-46 39-26 0-30-32-30-34 0-1 0-2 1-6 7-26 12-51 19-76z"><text:p/></draw:path><draw:path draw:style-name="gr3" draw:text-style-name="P6" svg:width="0.0535in" svg:height="0.0472in" svg:x="0.0878in" svg:y="0.0894in" svg:viewBox="0 0 137 121" svg:d="M98 15c-6-8-16-15-29-15-34 0-69 37-69 77 0 26 18 44 41 44 14 0 27-8 38-19 6 17 21 19 28 19 10 0 16-5 22-14 5-10 8-26 8-27 0-3-3-3-4-3-3 0-3 1-5 8-4 13-9 30-20 30-7 0-9-7-9-14 0-5 2-14 4-22 1-6 5-17 6-24 2-7 3-13 5-20 1-7 5-20 5-22 0-5-5-7-9-7s-11 3-12 9zM80 85c-2 7-7 13-14 18-2 3-13 12-24 12-10 0-20-8-20-27 0-14 8-44 14-55 12-22 27-25 33-25 20 0 24 20 24 23 0 1 0 3 0 4-4 17-8 33-13 50z"><text:p/></draw:path><draw:path draw:style-name="gr3" draw:text-style-name="P6" svg:width="0.0752in" svg:height="0.087in" svg:x="0.2098in" svg:y="0.0307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6" svg:width="0.1079in" svg:height="0.1106in" svg:x="0.3437in" svg:y="0.0098in" svg:viewBox="0 0 275 282" svg:d="M125 0c-54 0-95 26-111 45-13 16-14 27-14 28 0 2 1 2 3 2 7 0 16-6 19-7 8-5 9-7 11-15 5-16 16-29 65-31-7 86-30 171-63 250-2 5-2 7-2 8s1 2 4 2c6 0 25-9 29-19 20-47 52-134 64-241 6 0 13 0 20 0 47 0 92 18 92 56 0 29-28 83-103 85-8 1-13 1-24 8-6 4-9 8-9 11s2 3 7 3c71 0 162-59 162-123 0-44-53-62-97-62-17 0-35 0-53 0z"><text:p/></draw:path><draw:path draw:style-name="gr3" draw:text-style-name="P6" svg:width="0.035in" svg:height="0.1508in" svg:x="0.4736in" svg:y="0in" svg:viewBox="0 0 90 384" svg:d="M90 380c0-1 0-1-6-8-49-48-61-121-61-179 0-67 14-135 62-183 5-4 5-4 5-7 0-2-2-3-4-3-4 0-39 26-62 75-20 43-24 86-24 118 0 28 4 76 25 119 23 47 57 72 61 72 2 0 4-1 4-4z"><text:p/></draw:path><draw:path draw:style-name="gr3" draw:text-style-name="P6" svg:width="0.1039in" svg:height="0.1079in" svg:x="0.5228in" svg:y="0.0043in" svg:viewBox="0 0 265 275" svg:d="M56 230c-15 27-31 32-47 33-6 0-9 0-9 8 0 2 2 4 5 4 10 0 22-2 33-2 14 0 27 2 39 2 2 0 8 0 8-7 0-5-4-5-7-5-9-1-18-4-18-14 0-5 3-9 6-14 10-16 19-32 29-48 33 0 64 0 97 0 0 7 6 60 6 63 0 12-20 13-28 13-5 0-9 0-9 8 0 4 3 3 5 4 17 0 33-2 48-2 10 0 34 2 44 2 3 0 7 0 7-9 0-3-3-3-9-3-24 0-24-3-25-14-8-79-16-160-23-240-1-8-1-9-8-9-5 0-8 2-10 7-45 74-89 149-134 223zM102 175c26-43 51-86 76-128 5 42 9 85 13 128-29 0-59 0-89 0z"><text:p/></draw:path><draw:path draw:style-name="gr3" draw:text-style-name="P6" svg:width="0.0346in" svg:height="0.1508in" svg:x="0.6406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6"><text:s/>כך ש־</text:span><text:span text:style-name="T6"><draw:g text:anchor-type="as-char" svg:y="-0.1134in" draw:z-index="307" draw:name="Shape305" draw:style-name="gr1"><svg:title>TexMaths</svg:title><svg:desc>11§display§f_\to(p_a) = p_b§svg§600§FALSE§</svg:desc><draw:path draw:style-name="gr2" draw:text-style-name="P5" svg:width="0.7854in" svg:height="0.1358in" svg:x="0.0004in" svg:y="0.0071in" svg:viewBox="0 0 1996 346" svg:d="M998 346c-333 0-666 0-998 0 0-116 0-230 0-346 666 0 1330 0 1996 0 0 116 0 230 0 346-333 0-666 0-998 0z"><text:p/></draw:path><draw:path draw:style-name="gr3" draw:text-style-name="P6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1043in" svg:height="0.0555in" svg:x="0.0752in" svg:y="0.0807in" svg:viewBox="0 0 266 142" svg:d="M228 77c-34 25-26 40-39 61 0 4 4 4 7 4 5 0 5 0 8-4 1-7 5-25 19-40 16-17 29-20 41-23 1-1 2-2 2-5 0-2-1-3-5-4-39-12-52-40-59-63-1-3-3-3-6-3-5 0-7 0-7 3 0 1 4 19 17 38 5 9 13 16 22 23-73 0-144 0-217 0-4 0-11 0-11 6 0 7 7 7 11 7 73 0 144 0 217 0z"><text:p/></draw:path><draw:path draw:style-name="gr3" draw:text-style-name="P6" svg:width="0.0346in" svg:height="0.1512in" svg:x="0.2114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91in" svg:height="0.0957in" svg:x="0.2504in" svg:y="0.0453in" svg:viewBox="0 0 202 244" svg:d="M30 217c-4 13-4 15-21 15-5 0-9 0-9 8 0 3 2 4 6 4 9 0 20-1 31-1 14 0 27 1 39 1 2 0 7 0 7-7 0-5-4-5-9-5-20 0-20-2-20-5 0-6 16-67 20-76 4 11 15 24 35 24 45 0 93-56 93-113 0-37-22-62-51-62-20 0-39 14-51 29-4-20-21-29-35-29-18 0-25 15-29 22-6 13-12 36-12 37 0 5 5 5 6 5 3 0 3-1 6-9 7-27 15-46 28-46 6 0 12 3 12 17 0 9-1 14-2 20-15 57-30 115-44 171zM98 51c3-11 13-22 20-28 14-12 25-14 32-14 15 0 24 13 24 36s-12 67-20 82c-13 27-31 39-45 39-26 0-31-32-31-34 0-1 0-1 1-6 7-26 12-51 19-75z"><text:p/></draw:path><draw:path draw:style-name="gr3" draw:text-style-name="P6" svg:width="0.0543in" svg:height="0.0472in" svg:x="0.3382in" svg:y="0.0898in" svg:viewBox="0 0 139 121" svg:d="M98 15c-6-8-15-15-28-15-35 0-70 37-70 76 0 26 18 45 41 45 15 0 27-8 38-19 6 17 21 19 29 19 9 0 16-5 21-14 5-10 10-26 10-27 0-4-4-3-5-4-4 0-4 1-6 9-4 13-8 28-20 28-7 0-9-5-9-13 0-4 2-14 4-21 3-7 5-18 6-24 2-7 3-14 5-21 3-6 6-20 6-21 0-5-6-9-10-9s-11 4-12 11zM80 85c-1 7-7 13-13 18-2 2-13 10-25 10-10 0-20-6-20-25 0-14 8-44 14-55 12-22 27-26 34-26 19 0 25 21 25 24 0 1-1 2-1 3-5 17-9 34-14 51z"><text:p/></draw:path><draw:path draw:style-name="gr3" draw:text-style-name="P6" svg:width="0.035in" svg:height="0.1512in" svg:x="0.4138in" svg:y="0in" svg:viewBox="0 0 90 385" svg:d="M90 193c0-30-4-76-25-120-24-48-57-73-61-73-2 0-4 2-4 4s0 2 8 9c37 38 59 99 59 180 0 65-14 133-61 181-6 6-6 6-6 7 0 2 2 4 4 4 4 0 39-26 62-76 19-41 24-84 24-116z"><text:p/></draw:path><draw:path draw:style-name="gr3" draw:text-style-name="P6" svg:width="0.1008in" svg:height="0.0354in" svg:x="0.51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87in" svg:height="0.0957in" svg:x="0.6622in" svg:y="0.0453in" svg:viewBox="0 0 201 244" svg:d="M30 217c-4 13-5 15-21 15-5 0-9 0-9 8 0 3 2 4 6 4 9 0 20-1 31-1 14 0 27 1 39 1 2 0 7 0 7-7 0-5-4-5-9-5-20 0-20-2-20-5 0-6 16-67 19-76 5 11 16 24 36 24 44 0 92-56 92-113 0-37-22-62-50-62-20 0-39 14-51 29-4-20-21-29-35-29-18 0-25 15-29 22-6 13-12 36-12 37 0 5 4 4 5 5 4 0 4-1 6-9 7-27 15-46 29-46 6 0 12 3 12 17 0 9-1 14-3 20-15 57-29 115-43 171zM98 51c2-11 13-22 20-28 13-12 25-14 32-14 15 0 24 13 24 36s-13 67-20 82c-13 27-32 39-46 39-25 0-30-32-30-34 0-1 0-1 1-6 7-26 12-51 19-75z"><text:p/></draw:path><draw:path draw:style-name="gr3" draw:text-style-name="P6" svg:width="0.0429in" svg:height="0.0744in" svg:x="0.7508in" svg:y="0.0626in" svg:viewBox="0 0 110 190" svg:d="M54 9c0-1 1-3 1-5 0-1-1-4-4-4-6 0-28 2-36 3-2 0-5 0-5 7 0 3 3 3 7 3 13 0 13 2 13 5 0 1-2 12-5 18-2 8-3 17-5 25-3 9-18 68-19 72-1 7-1 10-1 13 0 27 18 44 40 44 34 0 70-36 70-77 0-30-22-44-41-44-14 0-26 8-34 15 7-26 12-50 19-75zM41 183c-13 0-21-11-21-28 0-10 2-18 10-49 1-6 1-6 6-11 10-12 22-19 32-19 11 0 20 8 20 26 0 11-5 39-14 55-7 14-20 26-33 26z"><text:p/></draw:path></draw:g></text:span><text:span text:style-name="T6">. נבחר </text:span><text:span text:style-name="T6"><draw:g text:anchor-type="as-char" svg:y="-0.1327in" draw:z-index="308" draw:name="Shape306" draw:style-name="gr1"><svg:title>TexMaths</svg:title><svg:desc>11§display§p_a = f^{-1}[p_b]§svg§600§FALSE§</svg:desc><draw:path draw:style-name="gr2" draw:text-style-name="P5" svg:width="0.8in" svg:height="0.1555in" svg:x="0.0083in" svg:y="0.0083in" svg:viewBox="0 0 2033 396" svg:d="M1017 396c-339 0-678 0-1017 0 0-132 0-264 0-396 678 0 1355 0 2033 0 0 132 0 264 0 396-339 0-678 0-1016 0z"><text:p/></draw:path><draw:path draw:style-name="gr3" draw:text-style-name="P6" svg:width="0.0791in" svg:height="0.0961in" svg:x="0.0004in" svg:y="0.0669in" svg:viewBox="0 0 202 245" svg:d="M30 218c-4 14-4 15-21 15-5 0-9 0-9 7 0 4 2 5 6 5 9 0 20-1 31-1 14 0 27 1 39 1 2 0 7 0 7-8 0-4-4-4-9-4-20 0-20-1-20-5 0-5 16-68 20-77 4 11 15 24 35 24 45 0 93-56 93-113 0-37-22-62-51-62-20 0-39 14-51 29-4-21-21-29-35-29-18 0-25 15-29 22-6 13-12 36-12 38 0 4 5 4 6 4 3 0 3-1 6-9 7-27 15-46 28-46 6 0 12 3 12 17 0 9-1 14-2 20-15 58-30 115-44 172zM98 51c3-11 13-22 20-28 14-12 25-14 32-14 15 0 24 13 24 36 0 22-12 67-20 82-13 27-31 40-45 40-26 0-31-32-31-35 0-1 0-1 1-6 7-26 12-50 19-75z"><text:p/></draw:path><draw:path draw:style-name="gr3" draw:text-style-name="P6" svg:width="0.0543in" svg:height="0.0476in" svg:x="0.0882in" svg:y="0.1094in" svg:viewBox="0 0 139 122" svg:d="M98 17c-6-9-15-17-28-17-35 0-70 39-70 77 0 27 18 45 41 45 15 0 27-7 38-18 6 16 21 18 29 18 9 0 16-5 21-14 5-10 10-25 10-26 0-5-4-4-5-5-4 0-4 1-6 9-4 13-8 29-20 29-7 0-9-6-9-14 0-4 2-14 4-21 3-7 5-18 6-24 2-6 3-14 5-21 3-6 6-20 6-21 0-5-6-8-10-8s-11 3-12 11zM80 86c-1 8-7 13-13 18-3 2-13 11-25 11-10 0-20-7-20-27 0-14 8-44 14-54 12-22 27-26 34-26 19 0 25 21 25 24 0 1-1 2-1 3-5 17-9 34-14 51z"><text:p/></draw:path><draw:path draw:style-name="gr3" draw:text-style-name="P6" svg:width="0.1008in" svg:height="0.035in" svg:x="0.2063in" svg:y="0.07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56in" svg:height="0.1378in" svg:x="0.3665in" svg:y="0.0272in" svg:viewBox="0 0 193 351" svg:d="M121 118c11 0 23 0 34 0 8 0 11 0 11-8 0-4-3-4-10-4-11 0-21 0-32 0 3-16 6-30 8-44 1-8 7-36 9-41 4-7 11-12 19-12 1 0 11 0 18 6-16 2-21 15-21 21 0 9 7 14 15 14 10 0 21-9 21-24 0-17-18-26-33-26-14 0-38 7-50 45-2 8-3 12-12 61-9 0-19 0-28 0-6 0-11 0-11 8 0 4 4 4 11 4 9 0 17 0 26 0-10 51-19 101-29 151-8 38-14 73-34 73-1 0-11 0-19-7 18-1 21-15 21-21 0-9-6-13-14-13-10 0-21 8-21 23 0 18 18 27 33 27 21 0 36-24 44-38 12-24 21-72 21-74 8-39 15-80 23-121z"><text:p/></draw:path><draw:path draw:style-name="gr3" draw:text-style-name="P6" svg:width="0.0717in" svg:height="0.0047in" svg:x="0.4606in" svg:y="0.0421in" svg:viewBox="0 0 183 13" svg:d="M172 13c4 0 11 0 11-6 0-7-7-7-11-7-54 0-107 0-161 0-4 0-11 0-11 7 0 6 7 6 11 6 54 0 107 0 161 0z"><text:p/></draw:path><draw:path draw:style-name="gr3" draw:text-style-name="P6" svg:width="0.0382in" svg:height="0.0705in" svg:x="0.5559in" svg:y="0.0004in" svg:viewBox="0 0 98 180" svg:d="M61 8c0-8 0-8-8-8-18 18-42 18-53 18 0 3 0 6 0 10 7 0 24 0 39-8 0 46 0 91 0 138 0 9 0 12-27 12-3 0-8 0-11 0 0 3 0 6 0 10 6 0 39-1 49-1 8 0 42 1 48 1 0-4 0-7 0-10-3 0-7 0-10 0-27 0-27-3-27-12 0-51 0-101 0-150z"><text:p/></draw:path><draw:path draw:style-name="gr3" draw:text-style-name="P6" svg:width="0.0205in" svg:height="0.1516in" svg:x="0.6303in" svg:y="0.0201in" svg:viewBox="0 0 53 386" svg:d="M53 386c0-4 0-10 0-16-12 0-25 0-38 0 0-117 0-237 0-355 13 0 26 0 38 0 0-5 0-9 0-15-18 0-35 0-53 0 0 129 0 257 0 386 18 0 35 0 53 0z"><text:p/></draw:path><draw:path draw:style-name="gr3" draw:text-style-name="P6" svg:width="0.0787in" svg:height="0.0961in" svg:x="0.6496in" svg:y="0.0669in" svg:viewBox="0 0 201 245" svg:d="M30 218c-4 14-5 15-21 15-5 0-9 0-9 7 0 4 2 5 4 5 11 0 22-1 33-1 14 0 26 1 39 1 1 0 7 0 7-8 0-4-5-4-9-4-20 0-20-1-20-5 0-5 16-68 19-77 5 11 16 24 36 24 44 0 92-56 92-113 0-37-22-62-51-62-19 0-38 14-51 29-3-21-20-29-34-29-18 0-25 15-29 22-6 13-12 36-12 38 0 4 4 4 5 4 4 0 4-1 6-9 7-27 15-46 29-46 6 0 12 3 12 17 0 9-1 14-3 20-15 58-29 115-43 172zM98 51c2-11 13-22 20-28 13-12 24-14 31-14 15 0 25 13 25 36 0 22-13 67-20 82-13 27-32 40-46 40-25 0-31-32-31-35 0-1 0-1 1-6 7-26 13-50 20-75z"><text:p/></draw:path><draw:path draw:style-name="gr3" draw:text-style-name="P6" svg:width="0.0429in" svg:height="0.0748in" svg:x="0.7382in" svg:y="0.0831in" svg:viewBox="0 0 110 191" svg:d="M54 9c0-1 1-3 1-5 0-1-1-4-4-4-6 0-29 2-36 3-2 0-5 0-5 6 0 4 3 4 7 4 13 0 13 2 13 5 0 1-2 12-5 18-2 8-3 17-5 25-3 10-18 68-19 72-1 7-1 10-1 14 0 26 18 44 40 44 34 0 70-37 70-77 0-31-22-46-41-46-14 0-26 9-34 16 7-26 12-50 19-75zM40 183c-14 0-20-11-20-28 0-9 2-18 10-49 1-6 1-6 6-11 10-12 22-19 32-19 11 0 20 8 20 27 0 11-5 38-14 54-7 14-20 26-34 26z"><text:p/></draw:path><draw:path draw:style-name="gr3" draw:text-style-name="P6" svg:width="0.0205in" svg:height="0.1516in" svg:x="0.7957in" svg:y="0.0201in" svg:viewBox="0 0 53 386" svg:d="M53 0c-18 0-35 0-53 0 0 6 0 10 0 15 12 0 25 0 37 0 0 118 0 238 0 355-12 0-25 0-37 0 0 6 0 12 0 16 18 0 35 0 53 0 0-129 0-257 0-386z"><text:p/></draw:path></draw:g></text:span><text:span text:style-name="T6">. נסיק, </text:span><text:span text:style-name="T6"><draw:g text:anchor-type="as-char" svg:y="-0.1134in" draw:z-index="309" draw:name="Shape307" draw:style-name="gr1"><svg:title>TexMaths</svg:title><svg:desc>11§display§\forall x \in p_a. x \in A \land f(x) \in p_b§svg§600§FALSE§</svg:desc><draw:path draw:style-name="gr2" draw:text-style-name="P5" svg:width="1.6992in" svg:height="0.1358in" svg:x="0.0083in" svg:y="0.0071in" svg:viewBox="0 0 4317 346" svg:d="M2160 346c-721 0-1440 0-2160 0 0-116 0-230 0-346 1439 0 2878 0 4317 0 0 116 0 230 0 346-719 0-1439 0-2157 0z"><text:p/></draw:path><draw:path draw:style-name="gr3" draw:text-style-name="P6" svg:width="0.0846in" svg:height="0.1079in" svg:x="0.0004in" svg:y="0.0071in" svg:viewBox="0 0 216 275" svg:d="M213 14c3-4 3-4 3-6 0-5-4-8-8-8-6 0-8 4-9 9-11 28-22 56-33 85-38 0-78 0-116 0-11-29-22-57-33-85-2-6-4-9-9-9-4 0-8 3-8 8 0 1 0 1 2 6 32 84 65 169 97 252 2 6 3 9 9 9 5 0 6-4 9-7 32-84 65-169 96-254zM55 109c35 0 70 0 106 0-18 45-36 91-53 137-18-46-35-92-53-137z"><text:p/></draw:path><draw:path draw:style-name="gr3" draw:text-style-name="P6" svg:width="0.0756in" svg:height="0.0685in" svg:x="0.0898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40-27 41-30 4 15 18 30 42 30 39 0 61-49 61-59 0-4-3-4-4-4-4 0-4 1-5 4-14 41-40 50-52 50-14 0-21-12-21-25 0-9 2-17 7-34 4-18 8-35 13-53z"><text:p/></draw:path><draw:path draw:style-name="gr3" draw:text-style-name="P6" svg:width="0.076in" svg:height="0.087in" svg:x="0.2272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0787in" svg:height="0.0957in" svg:x="0.3535in" svg:y="0.0453in" svg:viewBox="0 0 201 244" svg:d="M30 217c-4 13-5 15-21 15-6 0-9 0-9 8 0 3 1 4 4 4 11 0 22-1 33-1 13 0 26 1 38 1 2 0 8 0 8-7 0-5-5-5-10-5-19 0-19-2-19-5 0-6 16-67 19-76 5 11 15 24 35 24 45 0 93-56 93-113 0-37-22-62-51-62-19 0-38 14-51 29-3-20-20-29-34-29-19 0-25 15-29 22-7 13-12 36-12 37 0 5 4 5 5 5 3 0 4-1 6-9 7-27 15-46 29-46 6 0 11 3 11 17 0 9-1 14-2 20-15 57-29 115-43 171zM97 51c3-11 13-22 21-28 13-12 24-14 31-14 15 0 25 13 25 36s-13 67-20 82c-13 27-32 39-46 39-25 0-31-32-31-34 0-1 0-1 1-6 7-26 12-51 19-75z"><text:p/></draw:path><draw:path draw:style-name="gr3" draw:text-style-name="P6" svg:width="0.0539in" svg:height="0.0472in" svg:x="0.4413in" svg:y="0.0898in" svg:viewBox="0 0 138 121" svg:d="M97 15c-6-8-14-15-28-15-34 0-69 37-69 76 0 26 18 45 41 45 14 0 27-8 38-19 5 17 21 19 28 19 10 0 16-5 21-14 6-10 10-26 10-27 0-4-4-4-5-4-3 0-4 1-5 9-4 13-9 28-20 28-8 0-9-5-9-13 0-4 2-14 3-21 3-7 6-18 7-24 2-7 3-14 5-21 2-6 5-20 5-21 0-5-5-9-9-9s-11 4-13 11zM80 85c-2 7-7 13-14 18-2 2-13 10-25 10-10 0-19-6-19-25 0-14 8-44 13-55 13-22 27-26 34-26 19 0 25 21 25 24 0 1-2 2-2 3-4 17-7 34-12 51z"><text:p/></draw:path><draw:path draw:style-name="gr3" draw:text-style-name="P6" svg:width="0.0157in" svg:height="0.0157in" svg:x="0.5217in" svg:y="0.0972in" svg:viewBox="0 0 41 41" svg:d="M41 21c0-12-10-21-21-21-12 0-20 9-20 21 0 11 8 20 20 20 11 0 21-9 21-20z"><text:p/></draw:path><draw:path draw:style-name="gr3" draw:text-style-name="P6" svg:width="0.0756in" svg:height="0.0685in" svg:x="0.5547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3-49 63-59 0-4-5-4-6-4-3 0-4 1-4 4-14 41-40 50-52 50-15 0-21-12-21-25 0-9 2-17 7-34 4-18 8-35 13-53z"><text:p/></draw:path><draw:path draw:style-name="gr3" draw:text-style-name="P6" svg:width="0.076in" svg:height="0.087in" svg:x="0.6925in" svg:y="0.0307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6" svg:width="0.1039in" svg:height="0.1079in" svg:x="0.8291in" svg:y="0.0043in" svg:viewBox="0 0 265 275" svg:d="M55 231c-15 26-30 31-47 32-5 1-8 1-8 8 0 2 2 4 4 4 11 0 24-1 35-1 12 0 26 1 38 1 2 0 7 0 7-7 0-4-4-5-6-5-9 0-19-3-19-13 0-4 3-9 6-14 10-17 20-32 30-49 32 0 65 0 96 0 2 9 7 60 7 64 0 11-20 12-29 12-4 0-8 0-8 8 0 4 4 4 5 4 16 0 32-1 49-1 9 0 34 1 44 1 2 0 6 0 6-7 0-5-4-5-9-5-24 0-24-2-25-13-8-79-15-160-23-240-1-8-1-10-8-10-6 0-7 3-10 7-45 74-90 149-135 224zM102 175c26-43 51-85 76-127 5 42 8 84 12 127-29 0-58 0-88 0z"><text:p/></draw:path><draw:path draw:style-name="gr3" draw:text-style-name="P6" svg:width="0.0843in" svg:height="0.0937in" svg:x="0.9799in" svg:y="0.0217in" svg:viewBox="0 0 215 239" svg:d="M116 9c-4-7-6-9-9-9-5 0-6 3-9 9-32 71-64 143-96 215-2 4-2 5-2 7 0 5 3 8 8 8 2 0 5-1 9-8 29-67 60-135 90-203 31 68 60 136 91 203 3 8 7 8 9 8 4 0 8-3 8-8 0-1 0-2-3-6-32-72-65-145-96-216z"><text:p/></draw:path><draw:path draw:style-name="gr3" draw:text-style-name="P6" svg:width="0.076in" svg:height="0.1374in" svg:x="1.1146in" svg:y="0.0067in" svg:viewBox="0 0 194 350" svg:d="M122 118c11 0 22 0 33 0 8 0 11 0 11-8 0-4-3-4-10-4-11 0-21 0-32 0 3-16 6-30 8-44 1-8 7-36 9-40 4-8 11-13 19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3" draw:text-style-name="P6" svg:width="0.035in" svg:height="0.1512in" svg:x="1.2126in" svg:y="0in" svg:viewBox="0 0 90 385" svg:d="M90 381c0-1 0-1-6-8-49-49-61-122-61-180 0-67 14-135 62-182 5-5 5-5 5-7 0-3-2-4-4-4-3 0-39 26-62 76-20 42-24 85-24 117 0 29 4 76 25 120 25 47 58 72 61 72 2 0 4-1 4-4z"><text:p/></draw:path><draw:path draw:style-name="gr3" draw:text-style-name="P6" svg:width="0.0756in" svg:height="0.0685in" svg:x="1.261in" svg:y="0.0453in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7 0 40-27 41-30 4 15 19 30 42 30 39 0 61-49 61-59 0-4-3-4-4-4-3 0-4 1-4 4-14 41-40 50-52 50-15 0-21-12-21-25 0-9 2-17 7-34 4-18 7-35 12-53z"><text:p/></draw:path><draw:path draw:style-name="gr3" draw:text-style-name="P6" svg:width="0.035in" svg:height="0.1512in" svg:x="1.3524in" svg:y="0in" svg:viewBox="0 0 90 385" svg:d="M90 193c0-30-4-76-26-120-23-48-56-73-61-73-2 0-3 2-3 4s0 2 8 9c37 38 59 99 59 180 0 65-14 133-61 181-6 6-6 6-6 7 0 2 1 4 3 4 5 0 40-26 62-76 20-41 25-84 25-116z"><text:p/></draw:path><draw:path draw:style-name="gr3" draw:text-style-name="P6" svg:width="0.076in" svg:height="0.087in" svg:x="1.4575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0787in" svg:height="0.0957in" svg:x="1.5843in" svg:y="0.0453in" svg:viewBox="0 0 201 244" svg:d="M30 217c-4 13-5 15-21 15-5 0-9 0-9 8 0 3 2 4 4 4 11 0 22-1 33-1 14 0 26 1 39 1 1 0 7 0 7-7 0-5-4-5-9-5-20 0-20-2-20-5 0-6 16-67 19-76 5 11 16 24 36 24 44 0 92-56 92-113 0-37-22-62-50-62-20 0-39 14-51 29-4-20-21-29-35-29-18 0-25 15-29 22-6 13-12 36-12 37 0 5 4 4 5 5 4 0 4-1 6-9 7-27 15-46 29-46 6 0 12 3 12 17 0 9-1 14-3 20-15 57-29 115-43 171zM98 51c2-11 13-22 20-28 13-12 25-14 32-14 15 0 24 13 24 36s-13 67-20 82c-13 27-32 39-46 39-25 0-31-32-31-34 0-1 0-1 2-6 7-26 12-51 19-75z"><text:p/></draw:path><draw:path draw:style-name="gr3" draw:text-style-name="P6" svg:width="0.0429in" svg:height="0.0744in" svg:x="1.6724in" svg:y="0.0626in" svg:viewBox="0 0 110 190" svg:d="M54 9c0-1 1-3 1-5 0-1-1-4-4-4-6 0-28 2-36 3-2 0-5 0-5 7 0 3 3 3 7 3 13 0 13 2 13 5 0 1-2 12-5 18-2 8-3 17-5 25-3 9-18 68-19 72-1 7-1 10-1 13 0 27 18 44 40 44 34 0 70-36 70-77 0-30-22-44-41-44-14 0-26 8-34 15 7-26 12-50 19-75zM41 183c-13 0-21-11-21-28 0-10 2-18 10-49 1-6 1-6 6-11 10-12 22-19 32-19 11 0 20 8 20 26 0 11-5 39-14 55-7 14-20 26-33 26z"><text:p/></draw:path></draw:g></text:span><text:span text:style-name="T6">. נתבונן ב־</text:span><text:span text:style-name="T6"><draw:g text:anchor-type="as-char" svg:y="-0.1134in" draw:z-index="310" draw:name="Shape308" draw:style-name="gr1"><svg:title>TexMaths</svg:title><svg:desc>11§display§f[p_a]§svg§600§FALSE§</svg:desc><draw:path draw:style-name="gr2" draw:text-style-name="P5" svg:width="0.2906in" svg:height="0.1354in" svg:x="0.0004in" svg:y="0.0071in" svg:viewBox="0 0 739 345" svg:d="M0 0c246 0 493 0 739 0 0 115 0 230 0 345-246 0-493 0-739 0 0-115 0-230 0-345z"><text:p/></draw:path><draw:path draw:style-name="gr3" draw:text-style-name="P6" svg:width="0.0752in" svg:height="0.137in" svg:x="0.0008in" svg:y="0.0071in" svg:viewBox="0 0 192 349" svg:d="M121 118c11 0 22 0 33 0 8 0 11-1 11-9 0-3-3-3-10-3-11 0-22 0-32 0 2-16 6-30 8-44 2-9 8-36 10-41 3-7 10-13 17-13 3 0 12 0 19 7-16 2-21 15-21 21 0 9 8 14 14 14 10 0 22-9 22-24 0-17-17-26-34-26-13 0-37 7-48 45-3 8-4 12-13 61-9 0-18 0-27 0-7 0-12 0-12 6 0 5 4 6 11 6 9 0 17 0 26 0-10 50-19 100-29 151-7 37-13 72-34 72-1 0-11 0-18-7 18-1 21-15 21-21 0-9-6-14-14-14-10 0-21 9-21 24 0 17 16 26 32 26 22 0 37-22 44-37 12-25 21-71 22-74 8-40 15-81 23-120z"><text:p/></draw:path><draw:path draw:style-name="gr3" draw:text-style-name="P6" svg:width="0.0205in" svg:height="0.1508in" svg:x="0.1012in" svg:y="0in" svg:viewBox="0 0 53 384" svg:d="M53 384c0-5 0-10 0-15-12 0-26 0-38 0 0-118 0-236 0-354 12 0 26 0 38 0 0-5 0-9 0-15-18 0-35 0-53 0 0 128 0 257 0 384 18 0 35 0 53 0z"><text:p/></draw:path><draw:path draw:style-name="gr3" draw:text-style-name="P6" svg:width="0.0787in" svg:height="0.0953in" svg:x="0.1209in" svg:y="0.0453in" svg:viewBox="0 0 201 243" svg:d="M30 216c-4 13-5 16-21 16-5 0-9 0-9 7 0 3 2 4 4 4 11 0 22-1 33-1 12 0 26 1 39 1 1 0 6 0 6-7 0-4-4-4-9-4-19 0-19-3-19-6 0-5 16-66 19-76 5 11 15 24 35 24 45 0 93-56 93-112 0-37-22-62-51-62-19 0-38 13-51 29-3-21-20-29-34-29-18 0-25 14-29 22-7 13-12 36-12 37 0 4 3 4 5 4 4 0 4 0 6-9 7-28 14-46 29-46 6 0 12 3 12 18 0 9-2 13-3 19-15 57-29 115-43 171zM98 50c2-10 12-21 20-27 13-12 24-15 30-15 16 0 26 13 26 36 0 22-13 67-20 83-13 26-32 39-46 39-26 0-31-32-31-35 0-2 0-1 1-5 7-26 13-51 20-76z"><text:p/></draw:path><draw:path draw:style-name="gr3" draw:text-style-name="P6" svg:width="0.0543in" svg:height="0.0472in" svg:x="0.2079in" svg:y="0.0894in" svg:viewBox="0 0 139 121" svg:d="M98 15c-6-8-14-15-28-15-35 0-70 37-70 77 0 26 18 44 42 44 14 0 27-8 37-19 6 17 21 19 29 19 10 0 16-5 21-14 6-10 10-26 10-27 0-3-4-3-5-3-4 0-4 1-6 8-4 13-8 30-20 30-7 0-9-7-9-14 0-5 2-14 4-22 3-6 5-17 6-24 2-7 3-13 5-20 3-7 6-20 6-22 0-5-6-7-10-7s-10 3-12 9zM80 85c-1 7-7 13-13 18-2 3-13 12-25 12-10 0-20-8-20-27 0-14 8-44 14-55 12-22 27-25 34-25 19 0 25 20 25 23 0 1-2 3-2 4-4 17-8 33-13 50z"><text:p/></draw:path><draw:path draw:style-name="gr3" draw:text-style-name="P6" svg:width="0.0205in" svg:height="0.1508in" svg:x="0.2783in" svg:y="0in" svg:viewBox="0 0 53 384" svg:d="M53 0c-18 0-35 0-53 0 0 6 0 10 0 15 12 0 25 0 37 0 0 118 0 236 0 354-12 0-25 0-37 0 0 5 0 10 0 15 18 0 35 0 53 0 0-127 0-256 0-384z"><text:p/></draw:path></draw:g></text:span><text:span text:style-name="T6">, כלומר ב־</text:span><text:span text:style-name="T6"><draw:g text:anchor-type="as-char" svg:y="-0.1134in" draw:z-index="311" draw:name="Shape309" draw:style-name="gr1"><svg:title>TexMaths</svg:title><svg:desc>11§display§\{f(x) \mid x \in p_a\}§svg§600§FALSE§</svg:desc><draw:path draw:style-name="gr2" draw:text-style-name="P5" svg:width="0.9709in" svg:height="0.1358in" svg:x="0.0004in" svg:y="0.0071in" svg:viewBox="0 0 2467 346" svg:d="M1234 346c-411 0-823 0-1234 0 0-116 0-230 0-346 823 0 1644 0 2467 0 0 116 0 230 0 346-411 0-823 0-1233 0z"><text:p/></draw:path><draw:path draw:style-name="gr3" draw:text-style-name="P6" svg:width="0.0531in" svg:height="0.1512in" svg:x="0.0039in" svg:y="0in" svg:viewBox="0 0 136 385" svg:d="M81 52c0-16 10-41 52-43 2 0 3-2 3-5 0-4-3-4-6-4-40 0-75 20-75 48 0 29 0 59 0 89 0 15 0 27-15 39-14 12-29 12-37 13-2 0-3 1-3 5 0 3 2 3 5 3 26 2 44 14 49 34 1 4 1 5 1 19 0 25 0 51 0 76 0 16 0 29 19 43 15 12 40 16 56 16 3 0 6 0 6-4s-2-4-5-4c-24-2-44-15-49-33-1-5-1-5-1-19 0-27 0-54 0-82 0-17-3-24-15-35-9-8-20-12-31-14 32-10 46-28 46-50 0-31 0-61 0-92z"><text:p/></draw:path><draw:path draw:style-name="gr3" draw:text-style-name="P6" svg:width="0.0752in" svg:height="0.1374in" svg:x="0.0772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4 5 11 5 9 0 17 0 26 0-10 50-19 100-29 151-7 37-13 72-34 72-1 0-11 0-18-6 18-1 21-16 21-21 0-9-6-13-14-13-10 0-21 8-21 23 0 17 16 26 32 26 22 0 37-23 44-37 12-25 21-71 22-74 8-40 15-80 23-121z"><text:p/></draw:path><draw:path draw:style-name="gr3" draw:text-style-name="P6" svg:width="0.0346in" svg:height="0.1512in" svg:x="0.1748in" svg:y="0in" svg:viewBox="0 0 89 385" svg:d="M89 381c0-1 0-1-7-8-48-49-60-122-60-179 0-68 14-136 63-183 4-5 4-5 4-7 0-3-1-4-3-4-5 0-40 26-62 76-20 42-24 85-24 118 0 28 3 75 25 119 23 47 56 72 61 72 2 0 3-1 3-4z"><text:p/></draw:path><draw:path draw:style-name="gr3" draw:text-style-name="P6" svg:width="0.0752in" svg:height="0.0685in" svg:x="0.2236in" svg:y="0.0453in" svg:viewBox="0 0 192 175" svg:d="M118 54c2-10 11-45 38-45 1 0 11 0 19 4-11 2-19 12-19 21 0 7 5 14 16 14 7 0 20-7 20-23 0-19-23-25-36-25-22 0-36 21-41 30-9-26-30-30-41-30-40 0-63 50-63 59 0 5 4 5 5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3" draw:text-style-name="P6" svg:width="0.035in" svg:height="0.1512in" svg:x="0.3146in" svg:y="0in" svg:viewBox="0 0 90 385" svg:d="M90 194c0-31-4-77-25-121-23-48-57-73-61-73-2 0-4 2-4 4s0 2 8 9c37 38 59 99 59 181 0 64-14 132-62 180-5 6-5 6-5 7 0 2 2 4 4 4 4 0 39-26 62-76 20-41 24-84 24-115z"><text:p/></draw:path><draw:path draw:style-name="gr3" draw:text-style-name="P6" svg:width="0.0055in" svg:height="0.1512in" svg:x="0.4252in" svg:y="0in" svg:viewBox="0 0 15 385" svg:d="M15 14c0-6 0-14-7-14-8 0-8 8-8 14 0 119 0 238 0 357 0 7 0 14 8 14 7 0 7-7 7-14 0-119 0-238 0-357z"><text:p/></draw:path><draw:path draw:style-name="gr3" draw:text-style-name="P6" svg:width="0.0752in" svg:height="0.0685in" svg:x="0.4957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6" svg:width="0.076in" svg:height="0.087in" svg:x="0.6331in" svg:y="0.0307in" svg:viewBox="0 0 194 222" svg:d="M180 120c7 0 14 0 14-8 0-9-7-9-14-9-55 0-109 0-164 0 5-50 49-88 104-88 20 0 41 0 60 0 7 0 14 0 14-7 0-8-7-8-14-8-21 0-40 0-61 0-66 0-119 50-119 112s53 110 119 110c21 0 40 0 61 0 7 0 14 0 14-7s-7-7-14-7c-19 0-40 0-60 0-55 0-99-37-104-88 55 0 109 0 164 0z"><text:p/></draw:path><draw:path draw:style-name="gr3" draw:text-style-name="P6" svg:width="0.0787in" svg:height="0.0957in" svg:x="0.7594in" svg:y="0.0453in" svg:viewBox="0 0 201 244" svg:d="M30 217c-4 13-5 15-21 15-5 0-9 0-9 8 0 3 1 4 4 4 11 0 22-1 33-1 12 0 26 1 39 1 1 0 6 0 6-7 0-5-4-5-9-5-19 0-19-2-19-5 0-6 16-67 19-76 5 11 16 24 35 24 45 0 93-56 93-113 0-37-22-62-51-62-19 0-38 14-51 29-3-20-20-29-34-29-18 0-25 15-29 22-7 13-12 36-12 37 0 5 3 5 5 5 4 0 4-1 6-9 7-27 14-46 29-46 6 0 12 3 12 17 0 9-1 14-3 20-15 57-29 115-43 171zM98 51c2-11 13-22 20-28 13-12 24-14 30-14 16 0 26 13 26 36s-13 67-20 82c-13 27-32 39-46 39-26 0-31-32-31-34 0-1 0-1 1-6 7-26 13-51 20-75z"><text:p/></draw:path><draw:path draw:style-name="gr3" draw:text-style-name="P6" svg:width="0.0535in" svg:height="0.0472in" svg:x="0.8476in" svg:y="0.0898in" svg:viewBox="0 0 137 121" svg:d="M98 15c-7-8-16-15-29-15-34 0-69 37-69 76 0 26 18 45 41 45 14 0 27-8 38-19 5 17 21 19 28 19 10 0 16-5 22-14 5-10 8-26 8-27 0-4-3-4-4-4-3 0-3 1-5 9-4 13-9 28-20 28-7 0-9-5-9-13 0-4 2-14 3-21 2-7 6-18 7-24 2-7 3-14 5-21 1-6 5-20 5-21 0-5-5-9-9-9s-11 4-12 11zM80 85c-2 7-7 13-14 18-2 2-13 10-24 10-10 0-20-6-20-25 0-14 8-44 13-55 13-22 27-26 34-26 19 0 24 21 24 24 0 1 0 2-1 3-4 17-7 34-12 51z"><text:p/></draw:path><draw:path draw:style-name="gr3" draw:text-style-name="P6" svg:width="0.0535in" svg:height="0.1512in" svg:x="0.9256in" svg:y="0in" svg:viewBox="0 0 137 385" svg:d="M56 334c0 15-11 40-53 43-2 0-3 2-3 4 0 4 4 4 8 4 37 0 73-18 73-48 0-29 0-58 0-88 0-16 0-28 16-40 14-11 28-11 37-12 1 0 3-1 3-3 0-5-2-5-6-5-25-2-44-15-49-35-1-3-1-4-1-19 0-25 0-50 0-76 0-16 0-28-18-42-16-13-42-17-55-17-4 0-8 0-8 4 0 5 2 5 7 5 24 1 42 14 48 33 1 4 1 4 1 19 0 26 0 54 0 81 0 18 2 24 15 36 8 8 19 12 30 16-32 9-45 25-45 47 0 31 0 62 0 93z"><text:p/></draw:path></draw:g></text:span><text:span text:style-name="T6">. נקבל את הקבוצה </text:span><text:span text:style-name="T6"><draw:g text:anchor-type="as-char" svg:y="-0.1134in" draw:z-index="313" draw:name="Shape310" draw:style-name="gr1"><svg:title>TexMaths</svg:title><svg:desc>11§display§C := \{f(x) \mid x \in A \land f(x) \in p_b\}§svg§600§FALSE§</svg:desc><draw:path draw:style-name="gr2" draw:text-style-name="P5" svg:width="2.0886in" svg:height="0.1354in" svg:x="0.0004in" svg:y="0.0071in" svg:viewBox="0 0 5306 345" svg:d="M0 0c1769 0 3537 0 5306 0 0 115 0 230 0 345-1769 0-3537 0-5306 0 0-115 0-230 0-345z"><text:p/></draw:path><draw:path draw:style-name="gr3" draw:text-style-name="P6" svg:width="0.1075in" svg:height="0.1094in" svg:x="0.0004in" svg:y="0.0071in" svg:viewBox="0 0 274 279" svg:d="M274 3c0-1-1-3-5-3-1 0-1 0-5 4-9 10-19 20-28 30-3-5-20-34-63-34-86 0-173 85-173 174 0 63 45 105 104 105 33 0 63-16 84-33 35-32 42-65 42-68s-3-3-5-3-4 1-4 3c-4 12-13 38-40 61-26 21-50 27-71 27-34 0-75-19-75-78 0-22 8-85 46-130 25-27 61-46 95-46 40 0 62 30 62 74 0 15-2 15-2 20 0 3 5 3 7 3 4 0 4 0 7-8 7-33 16-65 24-98z"><text:p/></draw:path><draw:path draw:style-name="gr3" draw:text-style-name="P6" svg:width="0.0157in" svg:height="0.065in" svg:x="0.1677in" svg:y="0.048in" svg:viewBox="0 0 41 166" svg:d="M41 20c0-11-9-20-20-20s-21 9-21 20 10 21 21 21 20-10 20-21zM41 145c0-11-9-21-20-21s-21 10-21 21 10 21 21 21 20-10 20-21z"><text:p/></draw:path><draw:path draw:style-name="gr3" draw:text-style-name="P6" svg:width="0.1008in" svg:height="0.035in" svg:x="0.205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5in" svg:height="0.1508in" svg:x="0.3685in" svg:y="0in" svg:viewBox="0 0 137 384" svg:d="M81 52c0-16 10-41 52-43 2-1 4-2 4-5 0-4-3-4-7-4-39 0-74 20-75 48 0 29 0 59 0 89 0 14 0 26-15 39-14 11-28 12-37 12-2 0-3 2-3 5 0 2 2 2 5 3 27 1 44 15 49 34 1 5 1 6 1 19 0 25 0 50 0 76 0 16 0 28 19 44 15 11 40 15 56 15 4 0 7 0 7-4 0-3-3-3-6-5-24-1-43-13-49-33-1-3-1-4-1-18 0-27 0-53 0-81 0-17-3-24-15-36-9-9-20-12-31-14 32-9 46-27 46-49 0-31 0-61 0-92z"><text:p/></draw:path><draw:path draw:style-name="gr3" draw:text-style-name="P6" svg:width="0.0752in" svg:height="0.137in" svg:x="0.4417in" svg:y="0.0071in" svg:viewBox="0 0 192 349" svg:d="M121 118c11 0 22 0 33 0 8 0 12 0 12-9 0-3-4-3-11-3-11 0-21 0-32 0 3-16 6-30 9-44 1-9 7-36 9-41 3-7 10-13 18-13 2 0 11 0 19 7-17 2-21 15-21 21 0 9 7 14 15 14 9 0 20-9 20-24 0-17-17-26-33-26-13 0-38 7-49 45-2 8-3 12-13 61-9 0-18 0-27 0-7 0-11 0-11 6s4 6 10 6c9 0 18 0 27 0-10 50-20 100-30 151-7 37-13 72-33 72-2 0-12 0-19-7 18-1 21-15 21-21 0-9-6-14-14-14-10 0-21 9-21 24 0 17 16 26 33 26 21 0 36-22 43-37 13-25 22-71 22-74 8-40 15-81 23-120z"><text:p/></draw:path><draw:path draw:style-name="gr3" draw:text-style-name="P6" svg:width="0.0346in" svg:height="0.1508in" svg:x="0.5394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6" svg:width="0.0752in" svg:height="0.0681in" svg:x="0.5882in" svg:y="0.0453in" svg:viewBox="0 0 192 174" svg:d="M118 54c2-10 11-46 38-46 2 0 11 0 19 5-10 2-18 12-18 21 0 7 4 13 15 13 8 0 20-6 20-22 0-19-23-25-36-25-22 0-35 20-41 29-8-26-29-29-41-29-40 0-62 50-62 59 0 4 3 4 4 4 4 0 5-1 6-5 13-40 38-50 52-50 6 0 21 4 21 26 0 12-7 38-21 92-7 24-20 40-38 40-2 0-11 0-18-5 9-2 17-10 17-21 0-10-8-13-14-13-11 0-21 10-21 22 0 17 19 25 36 25 26 0 40-26 41-29 4 15 19 29 42 29 39 0 61-50 61-59 0-4-3-4-4-4-3 0-4 1-6 5-12 40-38 50-51 50-15 0-21-13-21-25 0-9 2-18 6-34 5-18 9-35 14-53z"><text:p/></draw:path><draw:path draw:style-name="gr3" draw:text-style-name="P6" svg:width="0.0346in" svg:height="0.1508in" svg:x="0.6795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0055in" svg:height="0.1508in" svg:x="0.7902in" svg:y="0in" svg:viewBox="0 0 15 384" svg:d="M15 14c0-7 0-14-7-14-8 0-8 7-8 14 0 119 0 237 0 356 0 8 0 14 8 14 7 0 7-6 7-14 0-119 0-237 0-356z"><text:p/></draw:path><draw:path draw:style-name="gr3" draw:text-style-name="P6" svg:width="0.0752in" svg:height="0.0681in" svg:x="0.8606in" svg:y="0.0453in" svg:viewBox="0 0 192 174" svg:d="M118 54c3-10 12-46 38-46 2 0 11 0 20 5-11 2-19 12-19 21 0 7 5 13 15 13 8 0 20-6 20-22 0-19-22-25-35-25-23 0-36 20-40 29-10-26-31-29-42-29-41 0-63 50-63 59 0 4 3 3 4 4 4 0 5-1 6-5 13-40 38-50 52-50 7 0 21 4 21 26 0 12-7 38-21 92-7 24-20 40-37 40-2 0-12 0-19-5 9-2 18-10 18-21 0-10-9-13-14-13-12 0-22 10-22 22 0 17 20 25 36 25 26 0 40-26 41-29 4 15 19 29 42 29 39 0 61-50 61-59 0-4-3-4-4-4-3 0-4 1-4 5-14 40-40 50-52 50-16 0-21-13-21-25 0-9 2-18 5-34 5-18 9-35 14-53z"><text:p/></draw:path><draw:path draw:style-name="gr3" draw:text-style-name="P6" svg:width="0.0752in" svg:height="0.087in" svg:x="0.9984in" svg:y="0.0307in" svg:viewBox="0 0 192 222" svg:d="M179 120c7 0 13 0 13-8 0-7-6-7-13-7-55 0-109 0-164 0 5-52 50-88 104-88 20 0 40 0 60 0 7 0 13-2 13-9 0-8-6-8-13-8-20 0-40 0-60 0-67 0-119 51-119 112 0 62 52 110 119 110 20 0 40 0 60 0 7 0 13 0 13-7 0-8-6-7-13-7-20 0-40 0-60 0-54 0-99-36-104-88 55 0 109 0 164 0z"><text:p/></draw:path><draw:path draw:style-name="gr3" draw:text-style-name="P6" svg:width="0.1039in" svg:height="0.1079in" svg:x="1.1346in" svg:y="0.0043in" svg:viewBox="0 0 265 275" svg:d="M55 230c-15 27-30 32-47 33-5 0-8 0-8 8 0 2 1 4 4 4 11 0 23-2 34-2 13 0 26 2 39 2 2 0 7 0 7-7 0-5-4-5-6-5-9-1-19-4-19-14 0-5 3-9 6-14 10-16 20-32 30-48 31 0 64 0 96 0 1 7 7 60 7 63 0 12-21 13-29 13-5 0-8 0-8 8 0 4 4 4 5 4 15 0 32-2 48-2 10 0 35 2 43 2 4 0 8 0 8-9 0-3-4-3-9-3-24 0-24-3-25-14-8-79-17-160-24-240 0-8 0-9-7-9-6 0-8 2-10 7-45 74-90 149-135 223zM101 175c25-43 52-86 77-128 5 42 8 85 12 128-29 0-59 0-89 0z"><text:p/></draw:path><draw:path draw:style-name="gr3" draw:text-style-name="P6" svg:width="0.0846in" svg:height="0.0933in" svg:x="1.285in" svg:y="0.0217in" svg:viewBox="0 0 216 238" svg:d="M117 9c-4-7-6-9-9-9-5 0-7 3-9 9-32 71-64 143-96 213-2 6-3 6-3 8 0 5 4 8 8 8 3 0 6-1 10-8 29-67 60-135 90-204 31 69 60 137 91 204 3 8 7 8 9 8 4 0 8-3 8-8-2-1 0-1-3-5-32-72-65-145-96-216z"><text:p/></draw:path><draw:path draw:style-name="gr3" draw:text-style-name="P6" svg:width="0.0752in" svg:height="0.137in" svg:x="1.4201in" svg:y="0.0071in" svg:viewBox="0 0 192 349" svg:d="M121 118c11 0 23 0 34 0 8 0 11 0 11-9 0-3-3-3-10-3-11 0-21 0-32 0 2-16 6-30 8-44 1-9 7-36 9-41 3-7 10-13 18-13 2 0 11 0 19 7-16 2-21 15-21 21 0 9 7 14 15 14 9 0 20-9 20-24 0-17-17-26-33-26-13 0-37 7-49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3" draw:text-style-name="P6" svg:width="0.035in" svg:height="0.1508in" svg:x="1.5181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6" svg:width="0.0752in" svg:height="0.0681in" svg:x="1.5665in" svg:y="0.0453in" svg:viewBox="0 0 192 174" svg:d="M118 54c2-10 12-46 38-46 2 0 11 0 20 5-11 2-19 12-19 21 0 7 5 13 15 13 8 0 20-6 20-22 0-19-23-25-36-25-22 0-35 20-39 29-10-26-31-29-42-29-41 0-63 50-63 59 0 4 3 3 4 4 4 0 5-1 6-5 13-40 38-50 52-50 7 0 21 4 21 26 0 12-7 38-21 92-7 24-20 40-37 40-3 0-12 0-19-5 9-2 17-10 17-21 0-10-8-13-14-13-11 0-21 10-21 22 0 17 20 25 36 25 26 0 40-26 41-29 4 15 19 29 42 29 39 0 61-50 61-59 0-4-3-4-4-4-3 0-4 1-6 5-12 40-38 50-50 50-16 0-22-13-22-25 0-9 3-18 6-34 5-18 9-35 14-53z"><text:p/></draw:path><draw:path draw:style-name="gr3" draw:text-style-name="P6" svg:width="0.0346in" svg:height="0.1508in" svg:x="1.6579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6" svg:width="0.076in" svg:height="0.087in" svg:x="1.7634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6" svg:width="0.0787in" svg:height="0.0953in" svg:x="1.8898in" svg:y="0.0453in" svg:viewBox="0 0 201 243" svg:d="M30 216c-4 13-5 16-21 16-5 0-9 0-9 7 0 3 1 4 4 4 11 0 22-1 33-1 12 0 26 1 39 1 1 0 6 0 6-7 0-4-4-4-8-4-20 0-20-3-20-6 0-5 16-66 19-76 5 11 16 24 35 24 45 0 93-56 93-112 0-37-22-62-51-62-19 0-38 13-51 29-3-21-20-29-34-29-18 0-25 14-29 22-7 13-12 36-12 37 0 4 3 4 5 4 4 0 4 0 6-9 7-28 14-46 29-46 6 0 12 3 12 18 0 9-1 13-3 19-15 57-29 115-43 171zM98 50c2-10 13-21 20-27 13-12 24-15 30-15 16 0 26 13 26 36 0 22-13 67-20 83-13 26-32 39-46 39-26 0-31-32-31-34 0-1 0-2 1-6 7-26 13-51 20-76z"><text:p/></draw:path><draw:path draw:style-name="gr3" draw:text-style-name="P6" svg:width="0.0429in" svg:height="0.074in" svg:x="1.978in" svg:y="0.063in" svg:viewBox="0 0 110 189" svg:d="M54 8c0-1 1-4 1-5s-1-3-4-3c-6 0-29 2-36 2-2 1-5 1-5 7 0 3 3 3 6 3 14 0 14 2 14 5 0 2-3 13-5 18-2 9-4 17-6 26-3 8-17 68-18 71-1 7-1 10-1 13 0 28 18 44 40 44 34 0 70-36 70-76 0-32-22-45-41-45-14 0-26 8-34 15 7-26 12-50 19-75zM40 183c-14 0-21-12-21-28 0-10 3-20 11-49 1-6 1-7 6-12 10-13 22-18 32-18 11 0 20 8 20 26 0 11-6 39-14 54-7 14-20 27-34 27z"><text:p/></draw:path><draw:path draw:style-name="gr3" draw:text-style-name="P6" svg:width="0.0535in" svg:height="0.1508in" svg:x="2.0429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span><text:span text:style-name="T6">. נוכיח שוויון לקבוצה </text:span><text:span text:style-name="T6"><draw:g text:anchor-type="as-char" svg:y="-0.0661in" draw:z-index="312" draw:name="Shape311" draw:style-name="gr1"><svg:title>TexMaths</svg:title><svg:desc>11§display§p_b§svg§600§FALSE§</svg:desc><draw:path draw:style-name="gr2" draw:text-style-name="P5" svg:width="0.1146in" svg:height="0.0799in" svg:x="0.0079in" svg:y="0.0071in" svg:viewBox="0 0 292 204" svg:d="M0 0c98 0 195 0 292 0 0 68 0 136 0 204-97 0-194 0-292 0 0-68 0-136 0-204z"><text:p/></draw:path><draw:path draw:style-name="gr3" draw:text-style-name="P6" svg:width="0.0783in" svg:height="0.0953in" svg:x="0in" svg:y="0in" svg:viewBox="0 0 200 243" svg:d="M30 216c-4 13-5 15-21 15-5 0-9 0-9 8 0 3 2 4 5 4 10 0 21-1 32-1 14 0 26 1 39 1 1 0 6 0 6-8 0-4-4-4-8-4-20 0-20-2-20-5 0-6 16-68 19-78 5 12 16 25 35 25 45 0 92-55 92-112 0-36-22-61-50-61-19 0-38 14-51 28-3-20-20-28-34-28-18 0-25 15-29 22-6 13-12 36-12 37 0 5 3 2 5 5 4 0 4-2 6-10 7-27 14-45 29-45 6 0 12 3 12 17 0 9-1 13-3 20-15 57-29 113-43 170zM98 50c2-11 13-22 20-27 13-12 24-14 30-14 16 0 25 13 25 36 0 22-12 67-19 80-13 27-32 39-46 39-26 0-31-31-31-34 0-1 0-1 1-6 7-24 13-50 20-74z"><text:p/></draw:path><draw:path draw:style-name="gr3" draw:text-style-name="P6" svg:width="0.0425in" svg:height="0.0736in" svg:x="0.0878in" svg:y="0.0161in" svg:viewBox="0 0 109 188" svg:d="M53 9c0-1 1-4 1-5 0-2-1-4-5-4-5 0-27 2-34 3-2 0-5 0-5 6 0 4 3 4 6 4 14 0 14 1 14 3 0 3-4 14-5 20-2 8-4 15-6 24-3 10-18 67-18 71-1 6-1 10-1 14 0 26 16 43 40 43 33 0 69-36 69-75 0-31-22-45-41-45-14 0-25 8-34 15 7-25 12-49 19-74zM40 181c-14 0-21-11-21-28 0-10 2-18 10-48 2-5 2-5 6-12 11-11 23-17 32-17 11 0 20 7 20 26 0 11-6 37-13 52-7 14-21 27-34 27z"><text:p/></draw:path></draw:g></text:span><text:span text:style-name="T6"><text:s/>באמצעות גרירה דו כיוונית;</text:span></text:p>
      <text:list text:style-name="L6">
        <text:list-item>
          <text:p text:style-name="P56"><text:span text:style-name="T6">יהי </text:span><text:span text:style-name="T6"><draw:g text:anchor-type="as-char" svg:y="-0.1071in" draw:z-index="314" draw:name="Shape312" draw:style-name="gr1"><svg:title>TexMaths</svg:title><svg:desc>11§display§y \in C§svg§600§FALSE§</svg:desc><draw:path draw:style-name="gr2" draw:text-style-name="P5" svg:width="0.3657in" svg:height="0.1217in" svg:x="0.0039in" svg:y="0.0071in" svg:viewBox="0 0 930 310" svg:d="M0 0c309 0 620 0 930 0 0 103 0 207 0 310-310 0-621 0-930 0 0-103 0-207 0-310z"><text:p/></draw:path><draw:path draw:style-name="gr3" draw:text-style-name="P6" svg:width="0.0697in" svg:height="0.0976in" svg:x="0.0004in" svg:y="0.0398in" svg:viewBox="0 0 178 249" svg:d="M177 24c1-5 1-6 1-9 0-7-5-11-11-11-4 0-9 3-13 8-1 2-4 14-5 21-4 10-6 21-8 31-6 23-12 46-18 69-2 7-18 33-44 33-20 0-24-16-24-31 0-17 7-41 20-76 7-15 8-19 8-27 0-18-13-32-31-32-38 0-52 56-52 59 0 5 3 3 4 5 5 0 5-1 7-8 11-36 26-47 39-47 3 0 9 0 9 12 0 10-3 20-6 27-16 41-22 63-22 81 0 34 24 46 47 46 15 0 28-7 39-18-5 19-10 39-26 59-9 13-24 24-41 24-6 0-24-1-30-16 6 0 11 0 16-5 5-3 8-8 8-15 0-13-10-14-14-14-9 0-21 6-21 26 0 18 16 33 41 33 39 0 79-36 90-79 12-49 24-97 37-146z"><text:p/></draw:path><draw:path draw:style-name="gr3" draw:text-style-name="P6" svg:width="0.0756in" svg:height="0.087in" svg:x="0.1315in" svg:y="0.0252in" svg:viewBox="0 0 193 222" svg:d="M180 120c6 0 13 0 13-8 0-9-7-9-13-9-56 0-110 0-165 0 5-50 50-88 104-88 20 0 41 0 61 0 6 0 13 0 13-7 0-8-7-8-13-8-21 0-41 0-62 0-66 0-118 49-118 112 0 62 52 110 118 110 21 0 41 0 62 0 6 0 13 0 13-7 0-8-7-8-13-8-20 0-41 0-61 0-54 0-99-37-104-87 55 0 109 0 165 0z"><text:p/></draw:path><draw:path draw:style-name="gr3" draw:text-style-name="P6" svg:width="0.1075in" svg:height="0.1094in" svg:x="0.2697in" svg:y="0in" svg:viewBox="0 0 274 279" svg:d="M274 4c0-2-1-4-4-4-1 0-1 0-6 4-10 10-18 20-27 30-3-5-21-34-64-34-86 0-173 85-173 175 0 63 45 104 105 104 33 0 62-15 83-33 36-31 42-67 42-68 0-2-3-2-4-2-2 0-5 0-5 2-4 11-13 39-39 61-27 22-51 28-72 28-34 0-75-20-75-80 0-21 8-84 47-129 24-27 60-46 94-46 40 0 62 30 62 75 0 15-1 14-1 19 0 3 4 4 6 4 5 0 5-1 7-8 8-33 15-65 24-98z"><text:p/></draw:path></draw:g></text:span><text:span text:style-name="T6">, נוכיח </text:span><text:span text:style-name="T6"><draw:g text:anchor-type="as-char" svg:y="-0.0819in" draw:z-index="315" draw:name="Shape313" draw:style-name="gr1"><svg:title>TexMaths</svg:title><svg:desc>11§display§y \in p_b§svg§600§FALSE§</svg:desc><draw:path draw:style-name="gr2" draw:text-style-name="P5" svg:width="0.3764in" svg:height="0.0969in" svg:x="0.0039in" svg:y="0.0083in" svg:viewBox="0 0 957 247" svg:d="M480 247c-161 0-320 0-480 0 0-83 0-164 0-247 319 0 638 0 957 0 0 83 0 164 0 247-159 0-319 0-477 0z"><text:p/></draw:path><draw:path draw:style-name="gr3" draw:text-style-name="P6" svg:width="0.0697in" svg:height="0.0976in" svg:x="0.0004in" svg:y="0.015in" svg:viewBox="0 0 178 249" svg:d="M177 24c1-5 1-6 1-9 0-7-5-11-11-11-3 0-10 3-13 9-1 1-4 13-5 21-4 10-6 20-8 31-6 23-12 46-18 69-1 6-17 31-44 31-20 0-23-15-23-29 0-18 7-42 20-76 5-16 8-20 8-28 0-18-14-32-32-32-38 0-52 56-52 60s4 4 6 4c3 0 3-1 5-7 11-36 26-48 40-48 3 0 8 0 8 12 0 10-3 20-5 27-17 41-23 63-23 81 0 33 24 45 47 45 16 0 29-6 39-16-5 18-9 38-25 58-9 13-25 24-42 24-6 0-24-1-30-16 6 0 12 0 16-5 5-3 8-7 8-15 0-12-10-13-14-13-9 0-21 5-21 24 0 20 16 34 41 34 39 0 79-35 90-79 12-49 25-97 37-146z"><text:p/></draw:path><draw:path draw:style-name="gr3" draw:text-style-name="P6" svg:width="0.0756in" svg:height="0.0874in" svg:x="0.1311in" svg:y="0.0004in" svg:viewBox="0 0 193 223" svg:d="M179 120c7 0 14 0 14-8 0-7-7-7-14-7-55 0-109 0-164 0 5-52 50-90 104-90 20 0 41 0 60 0 7 0 14 0 14-7 0-8-7-8-14-8-19 0-40 0-60 0-67 0-119 51-119 112s52 111 119 111c20 0 41 0 60 0 7 0 14 0 14-8s-7-8-14-8c-19 0-40 0-60 0-54 0-99-36-104-87 55 0 109 0 164 0z"><text:p/></draw:path><draw:path draw:style-name="gr3" draw:text-style-name="P6" svg:width="0.0787in" svg:height="0.0961in" svg:x="0.2571in" svg:y="0.015in" svg:viewBox="0 0 201 245" svg:d="M30 217c-4 13-4 16-21 16-5 0-9 0-9 7 0 4 2 5 6 5 9 0 20-1 31-1 14 0 27 1 39 1 2 0 7 0 7-8 0-4-4-4-9-4-20 0-20-3-20-6 0-5 16-68 19-76 5 10 16 23 36 23 44 0 92-55 92-112 0-36-22-62-50-62-20 0-39 14-51 30-4-21-21-30-35-30-18 0-25 15-29 22-6 13-12 36-12 38 0 4 4 2 5 4 4 0 4-1 6-9 7-27 15-46 29-46 6 0 12 3 12 17 0 9-1 14-3 20-15 58-29 114-43 171zM98 51c2-11 13-21 20-28 13-11 25-14 32-14 15 0 24 13 24 36s-13 67-20 82c-13 27-32 38-46 38-25 0-30-31-30-33 0-1 0-1 1-5 7-26 12-51 19-76z"><text:p/></draw:path><draw:path draw:style-name="gr3" draw:text-style-name="P6" svg:width="0.0429in" svg:height="0.0736in" svg:x="0.3453in" svg:y="0.0319in" svg:viewBox="0 0 110 188" svg:d="M54 8c0-1 1-4 1-5s-1-3-4-3c-6 0-28 2-36 2-1 0-5 1-5 7 0 3 4 3 7 3 13 0 13 2 13 5 0 2-2 12-5 18-2 8-3 17-5 25-3 9-18 68-19 72-1 7-1 10-1 13 0 26 18 43 40 43 34 0 70-35 70-76 0-30-22-44-41-44-14 0-26 8-34 15 7-26 12-50 19-75zM41 181c-13 0-21-11-21-27 0-10 2-18 10-49 1-6 1-6 6-11 10-12 22-19 32-19 11 0 20 9 20 26 0 11-5 39-14 54-7 13-20 26-33 26z"><text:p/></draw:path></draw:g></text:span><text:span text:style-name="T6">. ידוע </text:span><text:span text:style-name="T6"><draw:g text:anchor-type="as-char" svg:y="-0.1134in" draw:z-index="319" draw:name="Shape314" draw:style-name="gr1"><svg:title>TexMaths</svg:title><svg:desc>11§display§\exists x. f(x) = y \land x \in A \land f(x) \in p_b§svg§600§FALSE§</svg:desc><draw:path draw:style-name="gr2" draw:text-style-name="P5" svg:width="2.1106in" svg:height="0.1354in" svg:x="0.0004in" svg:y="0.0071in" svg:viewBox="0 0 5362 345" svg:d="M0 0c1787 0 3575 0 5362 0 0 115 0 230 0 345-1787 0-3575 0-5362 0 0-115 0-230 0-345z"><text:p/></draw:path><draw:path draw:style-name="gr3" draw:text-style-name="P6" svg:width="0.0677in" svg:height="0.1043in" svg:x="0.0008in" svg:y="0.0075in" svg:viewBox="0 0 173 266" svg:d="M173 13c0-12-1-13-15-13-48 0-95 0-144 0-6 0-14 0-14 8 0 7 8 7 14 7 48 0 96 0 143 0 0 37 0 73 0 111-46 0-91 0-137 0-7 0-15 0-15 7 0 8 8 8 15 8 46 0 91 0 137 0 0 36 0 73 0 109-47 0-95 0-143 0-6 0-14 0-14 8s8 8 14 8c49 0 96 0 144 0 14 0 15-2 15-14 0-79 0-160 0-239z"><text:p/></draw:path><draw:path draw:style-name="gr3" draw:text-style-name="P6" svg:width="0.0752in" svg:height="0.0681in" svg:x="0.0815in" svg:y="0.0453in" svg:viewBox="0 0 192 174" svg:d="M119 54c2-10 11-46 37-46 2 0 12 0 20 5-11 2-19 12-19 21 0 7 5 13 15 13 8 0 20-6 20-22 0-19-22-25-35-25-23 0-36 20-40 29-10-26-31-29-42-29-41 0-63 50-63 59 0 4 4 4 6 4s3-1 4-5c13-40 38-50 52-50 7 0 21 4 21 26 0 12-7 38-21 92-6 24-20 40-37 40-2 0-11 0-19-5 9-2 18-10 18-21 0-10-9-13-14-13-12 0-22 10-22 22 0 17 20 25 36 25 27 0 40-26 41-29 5 15 19 29 42 29 39 0 62-50 62-59 0-4-4-4-5-4-3 0-4 1-4 5-14 40-40 50-52 50-16 0-21-13-21-25 0-9 2-18 7-34 4-18 8-35 13-53z"><text:p/></draw:path><draw:path draw:style-name="gr3" draw:text-style-name="P6" svg:width="0.0161in" svg:height="0.0161in" svg:x="0.1772in" svg:y="0.0972in" svg:viewBox="0 0 42 42" svg:d="M42 21c0-11-10-21-21-21s-21 10-21 21 10 21 21 21 21-10 21-21z"><text:p/></draw:path><draw:path draw:style-name="gr3" draw:text-style-name="P6" svg:width="0.076in" svg:height="0.137in" svg:x="0.2142in" svg:y="0.0071in" svg:viewBox="0 0 194 349" svg:d="M122 118c11 0 22 0 33 0 8 0 11 0 11-9 0-3-3-3-10-3-11 0-21 0-32 0 2-16 6-30 8-44 2-9 7-36 10-41 3-7 10-13 17-13 2 0 13 0 19 7-16 2-21 15-21 21 0 9 8 14 15 14 9 0 22-9 22-24 0-17-19-26-35-26-13 0-37 7-49 45-2 8-3 12-12 61-9 0-18 0-27 0-7 0-12 0-12 6s4 6 11 6c9 0 17 0 26 0-10 50-19 100-29 151-8 37-14 72-34 72-1 0-11 0-19-7 18-1 22-15 22-21 0-9-7-14-14-14-11 0-22 9-22 24 0 17 18 26 33 26 21 0 37-22 44-37 12-25 21-71 22-74 8-40 15-81 23-120z"><text:p/></draw:path><draw:path draw:style-name="gr3" draw:text-style-name="P6" svg:width="0.035in" svg:height="0.1508in" svg:x="0.3122in" svg:y="0in" svg:viewBox="0 0 90 384" svg:d="M90 380c0-1 0-1-6-8-49-48-61-121-61-179 0-67 14-135 62-183 5-4 5-4 5-7 0-2-2-3-4-3-4 0-39 26-62 75-19 43-24 86-24 118 0 28 4 76 26 119 23 47 56 72 60 72 2 0 4-1 4-4z"><text:p/></draw:path><draw:path draw:style-name="gr3" draw:text-style-name="P6" svg:width="0.0752in" svg:height="0.0681in" svg:x="0.3606in" svg:y="0.0453in" svg:viewBox="0 0 192 174" svg:d="M119 54c2-10 11-46 37-46 2 0 12 0 20 5-11 2-19 12-19 21 0 7 5 13 15 13 8 0 20-6 20-22 0-19-22-25-35-25-23 0-36 20-40 29-10-26-31-29-42-29-41 0-63 50-63 59 0 4 3 3 4 4 4 0 5-1 6-5 13-40 38-50 52-50 7 0 21 4 21 26 0 12-7 38-21 92-6 24-20 40-37 40-2 0-11 0-19-5 9-2 18-10 18-21 0-10-9-13-14-13-12 0-22 10-22 22 0 17 20 25 36 25 27 0 40-26 41-29 5 15 19 29 42 29 39 0 61-50 61-59 0-4-3-4-4-4-3 0-4 1-4 5-14 40-40 50-52 50-16 0-21-13-21-25 0-9 2-18 7-34 4-18 8-35 13-53z"><text:p/></draw:path><draw:path draw:style-name="gr3" draw:text-style-name="P6" svg:width="0.035in" svg:height="0.1508in" svg:x="0.452in" svg:y="0in" svg:viewBox="0 0 90 384" svg:d="M90 193c0-30-4-77-26-120-23-48-56-73-60-73-3 0-4 1-4 3 0 3 0 3 8 10 37 38 59 99 59 180 0 65-14 132-62 181-5 5-5 5-5 6 0 3 1 4 4 4 4 0 39-26 61-75 20-43 25-85 25-116z"><text:p/></draw:path><draw:path draw:style-name="gr3" draw:text-style-name="P6" svg:width="0.1008in" svg:height="0.035in" svg:x="0.553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7in" svg:height="0.0972in" svg:x="0.7098in" svg:y="0.0453in" svg:viewBox="0 0 178 248" svg:d="M177 23c1-5 1-5 1-9 0-6-5-10-11-10-3 0-10 3-13 8-1 2-4 14-6 21-2 10-5 20-7 31-6 23-12 46-18 69-1 6-17 33-44 33-19 0-23-17-23-32 0-17 7-40 20-75 5-16 8-20 8-28 0-17-14-31-32-31-38 0-52 56-52 59 0 4 4 4 5 4 4 0 4-1 6-7 11-36 26-48 40-48 3 0 9 0 9 13 0 9-4 20-6 26-17 41-23 63-23 82 0 34 24 45 47 45 15 0 29-7 40-17-6 20-10 38-26 58-10 13-25 25-43 25-5 0-23-2-29-16 6 0 12 0 16-5 5-4 8-9 8-16 0-11-10-13-14-13-9 0-21 6-21 25 0 18 16 33 40 33 40 0 80-36 91-77 12-50 25-99 37-148z"><text:p/></draw:path><draw:path draw:style-name="gr3" draw:text-style-name="P6" svg:width="0.0839in" svg:height="0.0933in" svg:x="0.828in" svg:y="0.0217in" svg:viewBox="0 0 214 238" svg:d="M115 9c-3-7-5-9-8-9-5 0-6 3-9 9-32 71-64 143-96 213-2 6-2 6-2 8 0 5 3 8 8 8 2 0 5-1 8-8 30-67 61-135 91-204 30 69 60 137 91 204 3 8 7 8 9 8 4 0 7-3 7-8-1-1 0-1-2-5-32-72-65-145-97-216z"><text:p/></draw:path><draw:path draw:style-name="gr3" draw:text-style-name="P6" svg:width="0.0752in" svg:height="0.0681in" svg:x="0.9591in" svg:y="0.0453in" svg:viewBox="0 0 192 174" svg:d="M118 54c2-10 11-46 38-46 1 0 11 0 19 5-11 2-19 12-19 21 0 7 5 13 16 13 7 0 20-6 20-22 0-19-23-25-36-25-22 0-36 20-41 29-9-26-30-29-41-29-40 0-62 50-62 59 0 4 3 4 4 4 4 0 5-1 5-5 13-40 39-50 52-50 7 0 20 4 20 26 0 12-6 38-20 92-6 24-19 40-37 40-2 0-11 0-18-5 8-2 17-10 17-21 0-10-9-13-14-13-11 0-21 10-21 22 0 17 19 25 36 25 26 0 40-26 41-29 4 15 19 29 42 29 39 0 61-50 61-59 0-4-3-4-4-4-4 0-4 1-6 5-13 40-38 50-51 50-15 0-21-13-21-25 0-9 2-18 6-34 5-18 9-35 14-53z"><text:p/></draw:path><draw:path draw:style-name="gr3" draw:text-style-name="P6" svg:width="0.076in" svg:height="0.087in" svg:x="1.0961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6" svg:width="0.1039in" svg:height="0.1079in" svg:x="1.2323in" svg:y="0.0043in" svg:viewBox="0 0 265 275" svg:d="M56 230c-15 27-31 32-47 33-6 0-9 0-9 8 0 2 2 4 5 4 10 0 22-2 33-2 14 0 27 2 39 2 2 0 8 0 8-7 0-5-4-5-7-5-9-1-18-4-18-14 0-5 3-9 6-14 10-16 19-32 29-48 31 0 64 0 96 0 1 7 7 60 7 63 0 12-20 13-28 13-5 0-9 0-9 8 0 4 3 3 5 4 17 0 33-2 48-2 10 0 35 2 44 2 3 0 7 0 7-9 0-3-3-3-9-3-24 0-24-3-25-14-8-79-15-160-23-240-1-8-1-9-8-9-5 0-8 2-10 7-45 74-89 149-134 223zM102 175c26-43 51-86 76-128 5 42 8 85 12 128-29 0-58 0-88 0z"><text:p/></draw:path><draw:path draw:style-name="gr3" draw:text-style-name="P6" svg:width="0.0839in" svg:height="0.0933in" svg:x="1.3835in" svg:y="0.0217in" svg:viewBox="0 0 214 238" svg:d="M117 9c-4-7-6-9-9-9-6 0-7 3-9 9-32 71-65 143-97 213-2 6-2 6-2 8 0 5 3 8 8 8 2 0 5-1 8-8 31-67 61-135 92-204 29 69 60 137 90 204 3 8 8 8 9 8 4 0 7-3 7-8-1-1 0-1-2-5-32-72-64-145-95-216z"><text:p/></draw:path><draw:path draw:style-name="gr3" draw:text-style-name="P6" svg:width="0.076in" svg:height="0.137in" svg:x="1.5181in" svg:y="0.0071in" svg:viewBox="0 0 194 349" svg:d="M122 118c11 0 22 0 33 0 8 0 12 0 12-9 0-3-4-3-11-3-11 0-21 0-32 0 2-16 6-30 8-44 2-9 8-36 10-41 3-7 10-13 17-13 3 0 13 0 19 7-16 2-21 15-21 21 0 9 8 14 15 14 11 0 22-9 22-24 0-17-18-26-35-26-13 0-37 7-48 45-2 8-4 12-13 61-9 0-18 0-27 0-7 0-12 0-12 6s4 6 11 6c9 0 17 0 26 0-10 50-19 100-29 151-7 37-13 72-34 72-1 0-11 0-19-7 19-1 22-15 22-21 0-9-7-14-14-14-10 0-22 9-22 24 0 17 18 26 33 26 22 0 37-22 44-37 12-25 21-71 22-74 8-40 15-81 23-120z"><text:p/></draw:path><draw:path draw:style-name="gr3" draw:text-style-name="P6" svg:width="0.0346in" svg:height="0.1508in" svg:x="1.6165in" svg:y="0in" svg:viewBox="0 0 89 384" svg:d="M89 380c0-1 0-1-7-8-48-48-60-121-60-179 0-67 14-135 62-183 5-4 5-4 5-7 0-2-1-3-3-3-5 0-40 26-62 75-20 43-24 86-24 118 0 28 3 76 25 119 23 47 56 72 61 72 2 0 3-1 3-4z"><text:p/></draw:path><draw:path draw:style-name="gr3" draw:text-style-name="P6" svg:width="0.0752in" svg:height="0.0681in" svg:x="1.665in" svg:y="0.0453in" svg:viewBox="0 0 192 174" svg:d="M118 54c2-10 11-46 38-46 1 0 11 0 19 5-11 2-19 12-19 21 0 7 5 13 16 13 7 0 20-6 20-22 0-19-23-25-36-25-23 0-36 20-41 29-9-26-30-29-41-29-41 0-63 50-63 59 0 4 4 4 5 4 3 0 5-1 5-5 13-40 38-50 52-50 7 0 20 4 20 26 0 12-6 38-20 92-6 24-20 40-37 40-2 0-11 0-20-5 10-2 19-10 19-21 0-10-9-13-14-13-12 0-21 10-21 22 0 17 19 25 36 25 26 0 39-26 40-29 5 15 19 29 42 29 40 0 62-50 62-59 0-4-3-4-5-4-3 0-3 1-5 5-13 40-39 50-51 50-16 0-21-13-21-25 0-9 2-18 6-34 5-18 9-35 14-53z"><text:p/></draw:path><draw:path draw:style-name="gr3" draw:text-style-name="P6" svg:width="0.035in" svg:height="0.1508in" svg:x="1.7559in" svg:y="0in" svg:viewBox="0 0 90 384" svg:d="M90 193c0-30-4-77-25-120-24-48-57-73-61-73-2 0-4 1-4 3 0 3 0 3 8 10 37 38 59 99 59 180 0 65-14 132-62 181-5 5-5 5-5 6 0 3 2 4 4 4 4 0 39-26 62-75 20-43 24-85 24-116z"><text:p/></draw:path><draw:path draw:style-name="gr3" draw:text-style-name="P6" svg:width="0.0752in" svg:height="0.087in" svg:x="1.8614in" svg:y="0.0307in" svg:viewBox="0 0 192 222" svg:d="M179 120c7 0 13 0 13-8 0-7-6-7-13-7-55 0-109 0-164 0 5-52 50-88 104-88 20 0 40 0 60 0 7 0 13-2 13-9 0-8-6-8-13-8-20 0-40 0-60 0-67 0-119 51-119 112 0 62 52 110 119 110 20 0 40 0 60 0 7 0 13 0 13-7 0-8-6-7-13-7-20 0-40 0-60 0-54 0-99-36-104-88 55 0 109 0 164 0z"><text:p/></draw:path><draw:path draw:style-name="gr3" draw:text-style-name="P6" svg:width="0.0791in" svg:height="0.0953in" svg:x="1.9874in" svg:y="0.0453in" svg:viewBox="0 0 202 243" svg:d="M30 216c-4 13-4 16-21 16-5 0-9 0-9 7 0 3 2 4 5 4 10 0 21-1 32-1 14 0 27 1 39 1 2 0 6 0 6-7 0-4-3-4-8-4-20 0-20-3-20-6 0-5 16-66 20-76 4 11 15 24 35 24 45 0 93-56 93-112 0-37-22-62-51-62-20 0-39 13-51 29-4-21-21-29-35-29-18 0-25 14-29 22-6 13-12 36-12 37 0 4 3 3 5 4 4 0 4 0 6-9 7-28 14-46 29-46 6 0 12 3 12 18 0 9-1 13-2 19-15 57-30 115-44 171zM98 50c2-10 13-21 20-27 14-12 25-15 32-15 15 0 24 13 24 36 0 22-12 67-20 83-13 26-32 39-46 39-26 0-30-32-30-34 0-1 0-2 1-6 7-26 12-51 19-76z"><text:p/></draw:path><draw:path draw:style-name="gr3" draw:text-style-name="P6" svg:width="0.0429in" svg:height="0.074in" svg:x="2.076in" svg:y="0.063in" svg:viewBox="0 0 110 189" svg:d="M54 8c0-1 1-4 1-5s-1-3-4-3c-6 0-28 2-35 2-2 1-6 1-6 7 0 3 4 3 8 3 12 0 12 2 12 5 0 2-3 13-4 18-2 9-4 17-6 26-2 8-18 68-18 71-2 7-2 10-2 13 0 28 18 44 41 44 33 0 69-36 69-76 0-32-22-45-41-45-14 0-26 8-34 15 7-26 12-50 19-75zM41 183c-14 0-21-12-21-28 0-10 2-20 10-49 1-6 1-7 6-12 10-13 23-18 32-18 11 0 20 8 20 26 0 11-6 39-13 54-7 14-21 27-34 27z"><text:p/></draw:path></draw:g></text:span><text:span text:style-name="T6"><text:s/>מתוך עקרון ההחלפה, כלומר נוכל להציב ולקבל </text:span><text:span text:style-name="T6"><draw:g text:anchor-type="as-char" svg:y="-0.0819in" draw:z-index="316" draw:name="Shape315" draw:style-name="gr1"><svg:title>TexMaths</svg:title><svg:desc>11§display§y \in p_b§svg§600§FALSE§</svg:desc><draw:path draw:style-name="gr2" draw:text-style-name="P5" svg:width="0.3764in" svg:height="0.0969in" svg:x="0.0039in" svg:y="0.0083in" svg:viewBox="0 0 957 247" svg:d="M480 247c-161 0-320 0-480 0 0-83 0-164 0-247 319 0 638 0 957 0 0 83 0 164 0 247-159 0-319 0-477 0z"><text:p/></draw:path><draw:path draw:style-name="gr3" draw:text-style-name="P6" svg:width="0.0697in" svg:height="0.0976in" svg:x="0.0004in" svg:y="0.015in" svg:viewBox="0 0 178 249" svg:d="M177 24c1-5 1-6 1-9 0-7-5-11-11-11-3 0-10 3-13 9-1 1-4 13-5 21-4 10-6 20-8 31-6 23-12 46-18 69-1 6-17 31-44 31-20 0-23-15-23-29 0-18 7-42 20-76 5-16 8-20 8-28 0-18-14-32-32-32-38 0-52 56-52 60s4 4 6 4c3 0 3-1 5-7 11-36 26-48 40-48 3 0 8 0 8 12 0 10-3 20-5 27-17 41-23 63-23 81 0 33 24 45 47 45 16 0 29-6 39-16-5 18-9 38-25 58-9 13-25 24-42 24-6 0-24-1-30-16 6 0 12 0 16-5 5-3 8-7 8-15 0-12-10-13-14-13-9 0-21 5-21 24 0 20 16 34 41 34 39 0 79-35 90-79 12-49 25-97 37-146z"><text:p/></draw:path><draw:path draw:style-name="gr3" draw:text-style-name="P6" svg:width="0.0756in" svg:height="0.0874in" svg:x="0.1311in" svg:y="0.0004in" svg:viewBox="0 0 193 223" svg:d="M179 120c7 0 14 0 14-8 0-7-7-7-14-7-55 0-109 0-164 0 5-52 50-90 104-90 20 0 41 0 60 0 7 0 14 0 14-7 0-8-7-8-14-8-19 0-40 0-60 0-67 0-119 51-119 112s52 111 119 111c20 0 41 0 60 0 7 0 14 0 14-8s-7-8-14-8c-19 0-40 0-60 0-54 0-99-36-104-87 55 0 109 0 164 0z"><text:p/></draw:path><draw:path draw:style-name="gr3" draw:text-style-name="P6" svg:width="0.0787in" svg:height="0.0961in" svg:x="0.2571in" svg:y="0.015in" svg:viewBox="0 0 201 245" svg:d="M30 217c-4 13-4 16-21 16-5 0-9 0-9 7 0 4 2 5 6 5 9 0 20-1 31-1 14 0 27 1 39 1 2 0 7 0 7-8 0-4-4-4-9-4-20 0-20-3-20-6 0-5 16-68 19-76 5 10 16 23 36 23 44 0 92-55 92-112 0-36-22-62-50-62-20 0-39 14-51 30-4-21-21-30-35-30-18 0-25 15-29 22-6 13-12 36-12 38 0 4 4 2 5 4 4 0 4-1 6-9 7-27 15-46 29-46 6 0 12 3 12 17 0 9-1 14-3 20-15 58-29 114-43 171zM98 51c2-11 13-21 20-28 13-11 25-14 32-14 15 0 24 13 24 36s-13 67-20 82c-13 27-32 38-46 38-25 0-30-31-30-33 0-1 0-1 1-5 7-26 12-51 19-76z"><text:p/></draw:path><draw:path draw:style-name="gr3" draw:text-style-name="P6" svg:width="0.0429in" svg:height="0.0736in" svg:x="0.3453in" svg:y="0.0319in" svg:viewBox="0 0 110 188" svg:d="M54 8c0-1 1-4 1-5s-1-3-4-3c-6 0-28 2-36 2-1 0-5 1-5 7 0 3 4 3 7 3 13 0 13 2 13 5 0 2-2 12-5 18-2 8-3 17-5 25-3 9-18 68-19 72-1 7-1 10-1 13 0 26 18 43 40 43 34 0 70-35 70-76 0-30-22-44-41-44-14 0-26 8-34 15 7-26 12-50 19-75zM41 181c-13 0-21-11-21-27 0-10 2-18 10-49 1-6 1-6 6-11 10-12 22-19 32-19 11 0 20 9 20 26 0 11-5 39-14 54-7 13-20 26-33 26z"><text:p/></draw:path></draw:g></text:span><text:span text:style-name="T6"><text:s/>כדרוש. </text:span></text:p>
        </text:list-item>
        <text:list-item>
          <text:p text:style-name="P56"><text:span text:style-name="T6">יהי </text:span><text:span text:style-name="T6"><draw:g text:anchor-type="as-char" svg:y="-0.0819in" draw:z-index="318" draw:name="Shape316" draw:style-name="gr1"><svg:title>TexMaths</svg:title><svg:desc>11§display§y \in p_b§svg§600§FALSE§</svg:desc><draw:path draw:style-name="gr2" draw:text-style-name="P5" svg:width="0.3764in" svg:height="0.0969in" svg:x="0.0039in" svg:y="0.0083in" svg:viewBox="0 0 957 247" svg:d="M480 247c-161 0-320 0-480 0 0-83 0-164 0-247 319 0 638 0 957 0 0 83 0 164 0 247-159 0-319 0-477 0z"><text:p/></draw:path><draw:path draw:style-name="gr3" draw:text-style-name="P6" svg:width="0.0697in" svg:height="0.0976in" svg:x="0.0004in" svg:y="0.015in" svg:viewBox="0 0 178 249" svg:d="M177 24c1-5 1-6 1-9 0-7-5-11-11-11-3 0-10 3-13 9-1 1-4 13-5 21-4 10-6 20-8 31-6 23-12 46-18 69-1 6-17 31-44 31-20 0-23-15-23-29 0-18 7-42 20-76 5-16 8-20 8-28 0-18-14-32-32-32-38 0-52 56-52 60s4 4 6 4c3 0 3-1 5-7 11-36 26-48 40-48 3 0 8 0 8 12 0 10-3 20-5 27-17 41-23 63-23 81 0 33 24 45 47 45 16 0 29-6 39-16-5 18-9 38-25 58-9 13-25 24-42 24-6 0-24-1-30-16 6 0 12 0 16-5 5-3 8-7 8-15 0-12-10-13-14-13-9 0-21 5-21 24 0 20 16 34 41 34 39 0 79-35 90-79 12-49 25-97 37-146z"><text:p/></draw:path><draw:path draw:style-name="gr3" draw:text-style-name="P6" svg:width="0.0756in" svg:height="0.0874in" svg:x="0.1311in" svg:y="0.0004in" svg:viewBox="0 0 193 223" svg:d="M179 120c7 0 14 0 14-8 0-7-7-7-14-7-55 0-109 0-164 0 5-52 50-90 104-90 20 0 41 0 60 0 7 0 14 0 14-7 0-8-7-8-14-8-19 0-40 0-60 0-67 0-119 51-119 112s52 111 119 111c20 0 41 0 60 0 7 0 14 0 14-8s-7-8-14-8c-19 0-40 0-60 0-54 0-99-36-104-87 55 0 109 0 164 0z"><text:p/></draw:path><draw:path draw:style-name="gr3" draw:text-style-name="P6" svg:width="0.0787in" svg:height="0.0961in" svg:x="0.2571in" svg:y="0.015in" svg:viewBox="0 0 201 245" svg:d="M30 217c-4 13-4 16-21 16-5 0-9 0-9 7 0 4 2 5 6 5 9 0 20-1 31-1 14 0 27 1 39 1 2 0 7 0 7-8 0-4-4-4-9-4-20 0-20-3-20-6 0-5 16-68 19-76 5 10 16 23 36 23 44 0 92-55 92-112 0-36-22-62-50-62-20 0-39 14-51 30-4-21-21-30-35-30-18 0-25 15-29 22-6 13-12 36-12 38 0 4 4 2 5 4 4 0 4-1 6-9 7-27 15-46 29-46 6 0 12 3 12 17 0 9-1 14-3 20-15 58-29 114-43 171zM98 51c2-11 13-21 20-28 13-11 25-14 32-14 15 0 24 13 24 36s-13 67-20 82c-13 27-32 38-46 38-25 0-30-31-30-33 0-1 0-1 1-5 7-26 12-51 19-76z"><text:p/></draw:path><draw:path draw:style-name="gr3" draw:text-style-name="P6" svg:width="0.0429in" svg:height="0.0736in" svg:x="0.3453in" svg:y="0.0319in" svg:viewBox="0 0 110 188" svg:d="M54 8c0-1 1-4 1-5s-1-3-4-3c-6 0-28 2-36 2-1 0-5 1-5 7 0 3 4 3 7 3 13 0 13 2 13 5 0 2-2 12-5 18-2 8-3 17-5 25-3 9-18 68-19 72-1 7-1 10-1 13 0 26 18 43 40 43 34 0 70-35 70-76 0-30-22-44-41-44-14 0-26 8-34 15 7-26 12-50 19-75zM41 181c-13 0-21-11-21-27 0-10 2-18 10-49 1-6 1-6 6-11 10-12 22-19 32-19 11 0 20 9 20 26 0 11-5 39-14 54-7 13-20 26-33 26z"><text:p/></draw:path></draw:g></text:span><text:span text:style-name="T6">, נוכיח </text:span><text:span text:style-name="T6"><draw:g text:anchor-type="as-char" svg:y="-0.1071in" draw:z-index="317" draw:name="Shape317" draw:style-name="gr1"><svg:title>TexMaths</svg:title><svg:desc>11§display§y \in C§svg§600§FALSE§</svg:desc><draw:path draw:style-name="gr2" draw:text-style-name="P5" svg:width="0.3657in" svg:height="0.1217in" svg:x="0.0039in" svg:y="0.0071in" svg:viewBox="0 0 930 310" svg:d="M0 0c309 0 620 0 930 0 0 103 0 207 0 310-310 0-621 0-930 0 0-103 0-207 0-310z"><text:p/></draw:path><draw:path draw:style-name="gr3" draw:text-style-name="P6" svg:width="0.0697in" svg:height="0.0976in" svg:x="0.0004in" svg:y="0.0398in" svg:viewBox="0 0 178 249" svg:d="M177 24c1-5 1-6 1-9 0-7-5-11-11-11-4 0-9 3-13 8-1 2-4 14-5 21-4 10-6 21-8 31-6 23-12 46-18 69-2 7-18 33-44 33-20 0-24-16-24-31 0-17 7-41 20-76 7-15 8-19 8-27 0-18-13-32-31-32-38 0-52 56-52 59 0 5 3 3 4 5 5 0 5-1 7-8 11-36 26-47 39-47 3 0 9 0 9 12 0 10-3 20-6 27-16 41-22 63-22 81 0 34 24 46 47 46 15 0 28-7 39-18-5 19-10 39-26 59-9 13-24 24-41 24-6 0-24-1-30-16 6 0 11 0 16-5 5-3 8-8 8-15 0-13-10-14-14-14-9 0-21 6-21 26 0 18 16 33 41 33 39 0 79-36 90-78 12-50 24-98 37-147z"><text:p/></draw:path><draw:path draw:style-name="gr3" draw:text-style-name="P6" svg:width="0.0756in" svg:height="0.087in" svg:x="0.1315in" svg:y="0.0252in" svg:viewBox="0 0 193 222" svg:d="M180 120c6 0 13 0 13-8 0-9-7-9-13-9-56 0-110 0-165 0 5-50 50-88 104-88 20 0 41 0 61 0 6 0 13 0 13-7 0-8-7-8-13-8-21 0-41 0-62 0-66 0-118 49-118 112 0 62 52 110 118 110 21 0 41 0 62 0 6 0 13 0 13-7 0-8-7-8-13-8-20 0-41 0-61 0-54 0-99-37-104-87 55 0 109 0 165 0z"><text:p/></draw:path><draw:path draw:style-name="gr3" draw:text-style-name="P6" svg:width="0.1075in" svg:height="0.1094in" svg:x="0.2697in" svg:y="0in" svg:viewBox="0 0 274 279" svg:d="M274 4c0-2-1-4-4-4-1 0-1 0-6 4-10 10-18 20-27 30-3-5-21-34-64-34-86 0-173 85-173 175 0 63 45 104 105 104 33 0 62-15 83-33 36-31 42-67 42-68 0-2-3-2-4-2-2 0-5 0-5 2-4 11-13 39-39 61-27 22-51 28-72 28-34 0-75-20-75-80 0-21 8-84 47-129 24-27 60-46 94-46 40 0 62 30 62 75 0 15-1 14-1 19 0 3 4 4 6 4 5 0 5-1 7-8 8-33 15-65 24-98z"><text:p/></draw:path></draw:g></text:span><text:span text:style-name="T6">, כלומר את קיום </text:span><text:span text:style-name="T6"><draw:g text:anchor-type="as-char" svg:y="-0.1134in" draw:z-index="320" draw:name="Shape318" draw:style-name="gr1"><svg:title>TexMaths</svg:title><svg:desc>11§display§\exists x. f(x) = y \land x \in A \land f(x) \in p_b§svg§600§FALSE§</svg:desc><draw:path draw:style-name="gr2" draw:text-style-name="P5" svg:width="2.1106in" svg:height="0.1354in" svg:x="0.0004in" svg:y="0.0071in" svg:viewBox="0 0 5362 345" svg:d="M0 0c1787 0 3575 0 5362 0 0 115 0 230 0 345-1787 0-3575 0-5362 0 0-115 0-230 0-345z"><text:p/></draw:path><draw:path draw:style-name="gr3" draw:text-style-name="P6" svg:width="0.0677in" svg:height="0.1043in" svg:x="0.0008in" svg:y="0.0075in" svg:viewBox="0 0 173 266" svg:d="M173 13c0-12-1-13-15-13-48 0-95 0-144 0-6 0-14 0-14 8 0 7 8 7 14 7 48 0 96 0 143 0 0 37 0 73 0 111-46 0-91 0-137 0-7 0-15 0-15 7 0 8 8 8 15 8 46 0 91 0 137 0 0 36 0 73 0 109-47 0-95 0-143 0-6 0-14 0-14 8s8 8 14 8c49 0 96 0 144 0 14 0 15-2 15-14 0-79 0-160 0-239z"><text:p/></draw:path><draw:path draw:style-name="gr3" draw:text-style-name="P6" svg:width="0.0752in" svg:height="0.0681in" svg:x="0.0815in" svg:y="0.0453in" svg:viewBox="0 0 192 174" svg:d="M119 54c2-10 11-46 37-46 2 0 12 0 20 5-11 2-19 12-19 21 0 7 5 13 15 13 8 0 20-6 20-22 0-19-22-25-35-25-23 0-36 20-40 29-10-26-31-29-42-29-41 0-63 50-63 59 0 4 4 4 6 4s3-1 4-5c13-40 38-50 52-50 7 0 21 4 21 26 0 12-7 38-21 92-6 24-20 40-37 40-2 0-11 0-19-5 9-2 18-10 18-21 0-10-9-13-14-13-12 0-22 10-22 22 0 17 20 25 36 25 27 0 40-26 41-29 5 15 19 29 42 29 39 0 62-50 62-59 0-4-4-4-5-4-3 0-4 1-4 5-14 40-40 50-52 50-16 0-21-13-21-25 0-9 2-18 7-34 4-18 8-35 13-53z"><text:p/></draw:path><draw:path draw:style-name="gr3" draw:text-style-name="P6" svg:width="0.0161in" svg:height="0.0161in" svg:x="0.1772in" svg:y="0.0972in" svg:viewBox="0 0 42 42" svg:d="M42 21c0-11-10-21-21-21s-21 10-21 21 10 21 21 21 21-10 21-21z"><text:p/></draw:path><draw:path draw:style-name="gr3" draw:text-style-name="P6" svg:width="0.076in" svg:height="0.137in" svg:x="0.2142in" svg:y="0.0071in" svg:viewBox="0 0 194 349" svg:d="M122 118c11 0 22 0 33 0 8 0 11 0 11-9 0-3-3-3-10-3-11 0-21 0-32 0 2-16 6-30 8-44 2-9 7-36 10-41 3-7 10-13 17-13 2 0 13 0 19 7-16 2-21 15-21 21 0 9 8 14 15 14 9 0 22-9 22-24 0-17-19-26-35-26-13 0-37 7-49 45-2 8-3 12-12 61-9 0-18 0-27 0-7 0-12 0-12 6s4 6 11 6c9 0 17 0 26 0-10 50-19 100-29 151-8 37-14 72-34 72-1 0-11 0-19-7 18-1 22-15 22-21 0-9-7-14-14-14-11 0-22 9-22 24 0 17 18 26 33 26 21 0 37-22 44-37 12-25 21-71 22-74 8-40 15-81 23-120z"><text:p/></draw:path><draw:path draw:style-name="gr3" draw:text-style-name="P6" svg:width="0.035in" svg:height="0.1508in" svg:x="0.3122in" svg:y="0in" svg:viewBox="0 0 90 384" svg:d="M90 380c0-1 0-1-6-8-49-48-61-121-61-179 0-67 14-135 62-183 5-4 5-4 5-7 0-2-2-3-4-3-4 0-39 26-62 75-19 43-24 86-24 118 0 28 4 76 26 119 23 47 56 72 60 72 2 0 4-1 4-4z"><text:p/></draw:path><draw:path draw:style-name="gr3" draw:text-style-name="P6" svg:width="0.0752in" svg:height="0.0681in" svg:x="0.3606in" svg:y="0.0453in" svg:viewBox="0 0 192 174" svg:d="M119 54c2-10 11-46 37-46 2 0 12 0 20 5-11 2-19 12-19 21 0 7 5 13 15 13 8 0 20-6 20-22 0-19-22-25-35-25-23 0-36 20-40 29-10-26-31-29-42-29-41 0-63 50-63 59 0 4 3 3 4 4 4 0 5-1 6-5 13-40 38-50 52-50 7 0 21 4 21 26 0 12-7 38-21 92-6 24-20 40-37 40-2 0-11 0-19-5 9-2 18-10 18-21 0-10-9-13-14-13-12 0-22 10-22 22 0 17 20 25 36 25 27 0 40-26 41-29 5 15 19 29 42 29 39 0 61-50 61-59 0-4-3-4-4-4-3 0-4 1-4 5-14 40-40 50-52 50-16 0-21-13-21-25 0-9 2-18 7-34 4-18 8-35 13-53z"><text:p/></draw:path><draw:path draw:style-name="gr3" draw:text-style-name="P6" svg:width="0.035in" svg:height="0.1508in" svg:x="0.452in" svg:y="0in" svg:viewBox="0 0 90 384" svg:d="M90 193c0-30-4-77-26-120-23-48-56-73-60-73-3 0-4 1-4 3 0 3 0 3 8 10 37 38 59 99 59 180 0 65-14 132-62 181-5 5-5 5-5 6 0 3 1 4 4 4 4 0 39-26 61-75 20-43 25-85 25-116z"><text:p/></draw:path><draw:path draw:style-name="gr3" draw:text-style-name="P6" svg:width="0.1008in" svg:height="0.035in" svg:x="0.553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7in" svg:height="0.0972in" svg:x="0.7098in" svg:y="0.0453in" svg:viewBox="0 0 178 248" svg:d="M177 23c1-5 1-5 1-9 0-6-5-10-11-10-3 0-10 3-13 8-1 2-4 14-6 21-2 10-5 20-7 31-6 23-12 46-18 69-1 6-17 33-44 33-19 0-23-17-23-32 0-17 7-40 20-75 5-16 8-20 8-28 0-17-14-31-32-31-38 0-52 56-52 59 0 4 4 4 5 4 4 0 4-1 6-7 11-36 26-48 40-48 3 0 9 0 9 13 0 9-4 20-6 26-17 41-23 63-23 82 0 34 24 45 47 45 15 0 29-7 40-17-6 20-10 38-26 58-10 13-25 25-43 25-5 0-23-2-29-16 6 0 12 0 16-5 5-4 8-9 8-16 0-11-10-13-14-13-9 0-21 6-21 25 0 18 16 33 40 33 40 0 80-36 91-77 12-50 25-99 37-148z"><text:p/></draw:path><draw:path draw:style-name="gr3" draw:text-style-name="P6" svg:width="0.0839in" svg:height="0.0933in" svg:x="0.828in" svg:y="0.0217in" svg:viewBox="0 0 214 238" svg:d="M115 9c-3-7-5-9-8-9-5 0-6 3-9 9-32 71-64 143-96 213-2 6-2 6-2 8 0 5 3 8 8 8 2 0 5-1 8-8 30-67 61-135 91-204 30 69 60 137 91 204 3 8 7 8 9 8 4 0 7-3 7-8-1-1 0-1-2-5-32-72-65-145-97-216z"><text:p/></draw:path><draw:path draw:style-name="gr3" draw:text-style-name="P6" svg:width="0.0752in" svg:height="0.0681in" svg:x="0.9591in" svg:y="0.0453in" svg:viewBox="0 0 192 174" svg:d="M118 54c2-10 11-46 38-46 1 0 11 0 19 5-11 2-19 12-19 21 0 7 5 13 16 13 7 0 20-6 20-22 0-19-23-25-36-25-22 0-36 20-41 29-9-26-30-29-41-29-40 0-62 50-62 59 0 4 3 4 4 4 4 0 5-1 5-5 13-40 39-50 52-50 7 0 20 4 20 26 0 12-6 38-20 92-6 24-19 40-37 40-2 0-11 0-18-5 8-2 17-10 17-21 0-10-9-13-14-13-11 0-21 10-21 22 0 17 19 25 36 25 26 0 40-26 41-29 4 15 19 29 42 29 39 0 61-50 61-59 0-4-3-4-4-4-4 0-4 1-6 5-13 40-38 50-51 50-15 0-21-13-21-25 0-9 2-18 6-34 5-18 9-35 14-53z"><text:p/></draw:path><draw:path draw:style-name="gr3" draw:text-style-name="P6" svg:width="0.076in" svg:height="0.087in" svg:x="1.0961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6" svg:width="0.1039in" svg:height="0.1079in" svg:x="1.2323in" svg:y="0.0043in" svg:viewBox="0 0 265 275" svg:d="M56 230c-15 27-31 32-47 33-6 0-9 0-9 8 0 2 2 4 5 4 10 0 22-2 33-2 14 0 27 2 39 2 2 0 8 0 8-7 0-5-4-5-7-5-9-1-18-4-18-14 0-5 3-9 6-14 10-16 19-32 29-48 31 0 64 0 96 0 1 7 7 60 7 63 0 12-20 13-28 13-5 0-9 0-9 8 0 4 3 3 5 4 17 0 33-2 48-2 10 0 35 2 44 2 3 0 7 0 7-9 0-3-3-3-9-3-24 0-24-3-25-14-8-79-15-160-23-240-1-8-1-9-8-9-5 0-8 2-10 7-45 74-89 149-134 223zM102 175c26-43 51-86 76-128 5 42 8 85 12 128-29 0-58 0-88 0z"><text:p/></draw:path><draw:path draw:style-name="gr3" draw:text-style-name="P6" svg:width="0.0839in" svg:height="0.0933in" svg:x="1.3835in" svg:y="0.0217in" svg:viewBox="0 0 214 238" svg:d="M117 9c-4-7-6-9-9-9-6 0-7 3-9 9-32 71-65 143-97 213-2 6-2 6-2 8 0 5 3 8 8 8 2 0 5-1 8-8 31-67 61-135 92-204 29 69 60 137 90 204 3 8 8 8 9 8 4 0 7-3 7-8-1-1 0-1-2-5-32-72-64-145-95-216z"><text:p/></draw:path><draw:path draw:style-name="gr3" draw:text-style-name="P6" svg:width="0.076in" svg:height="0.137in" svg:x="1.5181in" svg:y="0.0071in" svg:viewBox="0 0 194 349" svg:d="M122 118c11 0 22 0 33 0 8 0 12 0 12-9 0-3-4-3-11-3-11 0-21 0-32 0 2-16 6-30 8-44 2-9 8-36 10-41 3-7 10-13 17-13 3 0 13 0 19 7-16 2-21 15-21 21 0 9 8 14 15 14 11 0 22-9 22-24 0-17-18-26-35-26-13 0-37 7-48 45-2 8-4 12-13 61-9 0-18 0-27 0-7 0-12 0-12 6s4 6 11 6c9 0 17 0 26 0-10 50-19 100-29 151-7 37-13 72-34 72-1 0-11 0-19-7 19-1 22-15 22-21 0-9-7-14-14-14-10 0-22 9-22 24 0 17 18 26 33 26 22 0 37-22 44-37 12-25 21-71 22-74 8-40 15-81 23-120z"><text:p/></draw:path><draw:path draw:style-name="gr3" draw:text-style-name="P6" svg:width="0.0346in" svg:height="0.1508in" svg:x="1.6165in" svg:y="0in" svg:viewBox="0 0 89 384" svg:d="M89 380c0-1 0-1-7-8-48-48-60-121-60-179 0-67 14-135 62-183 5-4 5-4 5-7 0-2-1-3-3-3-5 0-40 26-62 75-20 43-24 86-24 118 0 28 3 76 25 119 23 47 56 72 61 72 2 0 3-1 3-4z"><text:p/></draw:path><draw:path draw:style-name="gr3" draw:text-style-name="P6" svg:width="0.0752in" svg:height="0.0681in" svg:x="1.665in" svg:y="0.0453in" svg:viewBox="0 0 192 174" svg:d="M118 54c2-10 11-46 38-46 1 0 11 0 19 5-11 2-19 12-19 21 0 7 5 13 16 13 7 0 20-6 20-22 0-19-23-25-36-25-23 0-36 20-41 29-9-26-30-29-41-29-41 0-63 50-63 59 0 4 4 4 5 4 3 0 5-1 5-5 13-40 38-50 52-50 7 0 20 4 20 26 0 12-6 38-20 92-6 24-20 40-37 40-2 0-11 0-20-5 10-2 19-10 19-21 0-10-9-13-14-13-12 0-21 10-21 22 0 17 19 25 36 25 26 0 39-26 40-29 5 15 19 29 42 29 40 0 62-50 62-59 0-4-3-4-5-4-3 0-3 1-5 5-13 40-39 50-51 50-16 0-21-13-21-25 0-9 2-18 6-34 5-18 9-35 14-53z"><text:p/></draw:path><draw:path draw:style-name="gr3" draw:text-style-name="P6" svg:width="0.035in" svg:height="0.1508in" svg:x="1.7559in" svg:y="0in" svg:viewBox="0 0 90 384" svg:d="M90 193c0-30-4-77-25-120-24-48-57-73-61-73-2 0-4 1-4 3 0 3 0 3 8 10 37 38 59 99 59 180 0 65-14 132-62 181-5 5-5 5-5 6 0 3 2 4 4 4 4 0 39-26 62-75 20-43 24-85 24-116z"><text:p/></draw:path><draw:path draw:style-name="gr3" draw:text-style-name="P6" svg:width="0.0752in" svg:height="0.087in" svg:x="1.8614in" svg:y="0.0307in" svg:viewBox="0 0 192 222" svg:d="M179 120c7 0 13 0 13-8 0-7-6-7-13-7-55 0-109 0-164 0 5-52 50-88 104-88 20 0 40 0 60 0 7 0 13-2 13-9 0-8-6-8-13-8-20 0-40 0-60 0-67 0-119 51-119 112 0 62 52 110 119 110 20 0 40 0 60 0 7 0 13 0 13-7 0-8-6-7-13-7-20 0-40 0-60 0-54 0-99-36-104-88 55 0 109 0 164 0z"><text:p/></draw:path><draw:path draw:style-name="gr3" draw:text-style-name="P6" svg:width="0.0791in" svg:height="0.0953in" svg:x="1.9874in" svg:y="0.0453in" svg:viewBox="0 0 202 243" svg:d="M30 216c-4 13-4 16-21 16-5 0-9 0-9 7 0 3 2 4 5 4 10 0 21-1 32-1 14 0 27 1 39 1 2 0 6 0 6-7 0-4-3-4-8-4-20 0-20-3-20-6 0-5 16-66 20-76 4 11 15 24 35 24 45 0 93-56 93-112 0-37-22-62-51-62-20 0-39 13-51 29-4-21-21-29-35-29-18 0-25 14-29 22-6 13-12 36-12 37 0 4 3 3 5 4 4 0 4 0 6-9 7-28 14-46 29-46 6 0 12 3 12 18 0 9-1 13-2 19-15 57-30 115-44 171zM98 50c2-10 13-21 20-27 14-12 25-15 32-15 15 0 24 13 24 36 0 22-12 67-20 83-13 26-32 39-46 39-26 0-30-32-30-34 0-1 0-2 1-6 7-26 12-51 19-76z"><text:p/></draw:path><draw:path draw:style-name="gr3" draw:text-style-name="P6" svg:width="0.0429in" svg:height="0.074in" svg:x="2.076in" svg:y="0.063in" svg:viewBox="0 0 110 189" svg:d="M54 8c0-1 1-4 1-5s-1-3-4-3c-6 0-28 2-35 2-2 1-6 1-6 7 0 3 4 3 8 3 12 0 12 2 12 5 0 2-3 13-4 18-2 9-4 17-6 26-2 8-18 68-18 71-2 7-2 10-2 13 0 28 18 44 41 44 33 0 69-36 69-76 0-32-22-45-41-45-14 0-26 8-34 15 7-26 12-50 19-75zM41 183c-14 0-21-12-21-28 0-10 2-20 10-49 1-6 1-7 6-12 10-13 23-18 32-18 11 0 20 8 20 26 0 11-6 39-13 54-7 14-21 27-34 27z"><text:p/></draw:path></draw:g></text:span><text:span text:style-name="T6">. משום שמתוך המליאות של </text:span><text:span text:style-name="T6"><draw:g text:anchor-type="as-char" svg:y="-0.1075in" draw:z-index="323" draw:name="Shape319" draw:style-name="gr1"><svg:title>TexMaths</svg:title><svg:desc>11§display§f§svg§600§FALSE§</svg:desc><draw:path draw:style-name="gr2" draw:text-style-name="P5" svg:width="0.0673in" svg:height="0.1217in" svg:x="0.0004in" svg:y="0.0075in" svg:viewBox="0 0 172 310" svg:d="M0 0c57 0 115 0 172 0 0 103 0 207 0 310-57 0-115 0-172 0 0-103 0-207 0-310z"><text:p/></draw:path><draw:path draw:style-name="gr3" draw:text-style-name="P6" svg:width="0.0748in" svg:height="0.1374in" svg:x="0.0008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ומהיות </text:span><text:span text:style-name="T6"><draw:g text:anchor-type="as-char" svg:y="-0.0819in" draw:z-index="324" draw:name="Shape320" draw:style-name="gr1"><svg:title>TexMaths</svg:title><svg:desc>11§display§y \in p_b§svg§600§FALSE§</svg:desc><draw:path draw:style-name="gr2" draw:text-style-name="P5" svg:width="0.3764in" svg:height="0.0969in" svg:x="0.0039in" svg:y="0.0083in" svg:viewBox="0 0 957 247" svg:d="M480 247c-161 0-320 0-480 0 0-83 0-164 0-247 319 0 638 0 957 0 0 83 0 164 0 247-159 0-319 0-477 0z"><text:p/></draw:path><draw:path draw:style-name="gr3" draw:text-style-name="P6" svg:width="0.0697in" svg:height="0.0976in" svg:x="0.0004in" svg:y="0.015in" svg:viewBox="0 0 178 249" svg:d="M177 24c1-5 1-6 1-9 0-7-5-11-11-11-3 0-10 3-13 9-1 1-4 13-5 21-4 10-6 20-8 31-6 23-12 46-18 69-1 6-17 31-44 31-20 0-23-15-23-29 0-18 7-42 20-76 5-16 8-20 8-28 0-18-14-32-32-32-38 0-52 56-52 60s4 4 6 4c3 0 3-1 5-7 11-36 26-48 40-48 3 0 8 0 8 12 0 10-3 20-5 27-17 41-23 63-23 81 0 33 24 45 47 45 16 0 29-6 39-16-5 18-9 38-25 58-9 13-25 24-42 24-6 0-24-1-30-16 6 0 12 0 16-5 5-3 8-7 8-15 0-12-10-13-14-13-9 0-21 5-21 24 0 20 16 34 41 34 39 0 79-35 90-79 12-49 25-97 37-146z"><text:p/></draw:path><draw:path draw:style-name="gr3" draw:text-style-name="P6" svg:width="0.0756in" svg:height="0.0874in" svg:x="0.1311in" svg:y="0.0004in" svg:viewBox="0 0 193 223" svg:d="M179 120c7 0 14 0 14-8 0-7-7-7-14-7-55 0-109 0-164 0 5-52 50-90 104-90 20 0 41 0 60 0 7 0 14 0 14-7 0-8-7-8-14-8-19 0-40 0-60 0-67 0-119 51-119 112s52 111 119 111c20 0 41 0 60 0 7 0 14 0 14-8s-7-8-14-8c-19 0-40 0-60 0-54 0-99-36-104-87 55 0 109 0 164 0z"><text:p/></draw:path><draw:path draw:style-name="gr3" draw:text-style-name="P6" svg:width="0.0787in" svg:height="0.0961in" svg:x="0.2571in" svg:y="0.015in" svg:viewBox="0 0 201 245" svg:d="M30 217c-4 13-4 16-21 16-5 0-9 0-9 7 0 4 2 5 6 5 9 0 20-1 31-1 14 0 27 1 39 1 2 0 7 0 7-8 0-4-4-4-9-4-20 0-20-3-20-6 0-5 16-68 19-76 5 10 16 23 36 23 44 0 92-55 92-112 0-36-22-62-50-62-20 0-39 14-51 30-4-21-21-30-35-30-18 0-25 15-29 22-6 13-12 36-12 38 0 4 4 2 5 4 4 0 4-1 6-9 7-27 15-46 29-46 6 0 12 3 12 17 0 9-1 14-3 20-15 58-29 114-43 171zM98 51c2-11 13-21 20-28 13-11 25-14 32-14 15 0 24 13 24 36s-13 67-20 82c-13 27-32 38-46 38-25 0-30-31-30-33 0-1 0-1 1-5 7-26 12-51 19-76z"><text:p/></draw:path><draw:path draw:style-name="gr3" draw:text-style-name="P6" svg:width="0.0429in" svg:height="0.0736in" svg:x="0.3453in" svg:y="0.0319in" svg:viewBox="0 0 110 188" svg:d="M54 8c0-1 1-4 1-5s-1-3-4-3c-6 0-28 2-36 2-1 0-5 1-5 7 0 3 4 3 7 3 13 0 13 2 13 5 0 2-2 12-5 18-2 8-3 17-5 25-3 9-18 68-19 72-1 7-1 10-1 13 0 26 18 43 40 43 34 0 70-35 70-76 0-30-22-44-41-44-14 0-26 8-34 15 7-26 12-50 19-75zM41 181c-13 0-21-11-21-27 0-10 2-18 10-49 1-6 1-6 6-11 10-12 22-19 32-19 11 0 20 9 20 26 0 11-5 39-14 54-7 13-20 26-33 26z"><text:p/></draw:path></draw:g></text:span><text:span text:style-name="T6">, אז קיים </text:span><text:span text:style-name="T6"><draw:g text:anchor-type="as-char" svg:y="-0.1075in" draw:z-index="321" draw:name="Shape321" draw:style-name="gr1"><svg:title>TexMaths</svg:title><svg:desc>11§display§z \in A§svg§600§FALSE§</svg:desc><draw:path draw:style-name="gr2" draw:text-style-name="P5" svg:width="0.3567in" svg:height="0.0984in" svg:x="0.0016in" svg:y="0.0079in" svg:viewBox="0 0 907 251" svg:d="M454 251c-151 0-302 0-454 0 0-84 0-167 0-251 303 0 604 0 907 0 0 84 0 167 0 251-151 0-302 0-453 0z"><text:p/></draw:path><draw:path draw:style-name="gr3" draw:text-style-name="P6" svg:width="0.0642in" svg:height="0.0681in" svg:x="0.0004in" svg:y="0.0425in" svg:viewBox="0 0 164 174" svg:d="M35 139c21-23 32-32 46-44 13-12 24-21 38-36 36-35 45-53 45-55 0-4-3-4-4-4-3 0-4 1-6 4-12 19-20 25-29 25s-14-6-19-12c-8-9-15-17-27-17-29 0-47 36-47 44 0 2 1 4 4 4 4 0 5-2 6-4 8-18 30-18 33-18 8 0 15 3 24 6 15 5 20 5 30 5-15 17-46 44-54 51-12 10-23 21-35 32-26 26-40 47-40 50 0 4 4 4 6 4s3-1 5-6c9-12 21-23 33-23 9 0 13 5 22 16 7 6 14 13 25 13 39 0 61-49 61-58 0-3-2-5-5-5-4 0-4 2-5 6-9 25-34 32-46 32-8 0-16-3-23-5-14-5-19-6-28-6-3 0-6 0-10 1z"><text:p/></draw:path><draw:path draw:style-name="gr3" draw:text-style-name="P6" svg:width="0.076in" svg:height="0.087in" svg:x="0.126in" svg:y="0.028in" svg:viewBox="0 0 194 222" svg:d="M180 119c7 0 14 0 14-8s-7-8-14-8c-55 0-108 0-163 0 4-51 48-88 103-88 20 0 41 0 60 0 7 0 14 0 14-7 0-8-7-8-14-8-20 0-40 0-61 0-66 0-119 50-119 111s53 111 119 111c21 0 41 0 61 0 7 0 14 0 14-7 0-8-7-8-14-8-19 0-40 0-60 0-55 0-99-37-103-88 55 0 108 0 163 0z"><text:p/></draw:path><draw:path draw:style-name="gr3" draw:text-style-name="P6" svg:width="0.1039in" svg:height="0.1079in" svg:x="0.2622in" svg:y="0in" svg:viewBox="0 0 265 275" svg:d="M56 231c-15 25-31 31-48 32-5 0-8 0-8 8 0 2 2 4 6 4 9 0 22-1 33-1 12 0 26 1 38 1 2 0 8 0 8-8 0-4-5-4-7-4-9-1-19-4-19-13 0-5 4-9 6-14 10-17 20-33 30-50 32 0 65 0 96 0 2 8 7 61 7 64 0 12-21 13-29 13-4 0-8 0-8 8 0 4 4 4 5 4 16 0 32-1 49-1 9 0 34 1 42 1 4 0 8 0 8-8 0-4-4-4-9-4-24 0-24-2-25-14-8-79-15-160-23-239-1-8-1-10-8-10-6 0-7 3-10 7-45 74-89 149-134 224zM102 174c26-42 51-84 76-126 4 42 8 84 12 126-29 0-58 0-88 0z"><text:p/></draw:path></draw:g></text:span><text:span text:style-name="T6"><text:s/>כך ש־</text:span><text:span text:style-name="T6"><draw:g text:anchor-type="as-char" svg:y="-0.1134in" draw:z-index="322" draw:name="Shape322" draw:style-name="gr1"><svg:title>TexMaths</svg:title><svg:desc>11§display§f(z) = y§svg§600§FALSE§</svg:desc><draw:path draw:style-name="gr2" draw:text-style-name="P5" svg:width="0.5469in" svg:height="0.1358in" svg:x="0.0004in" svg:y="0.0071in" svg:viewBox="0 0 1390 346" svg:d="M696 346c-232 0-464 0-696 0 0-116 0-230 0-346 464 0 926 0 1390 0 0 116 0 230 0 346-232 0-464 0-694 0z"><text:p/></draw:path><draw:path draw:style-name="gr3" draw:text-style-name="P6" svg:width="0.0752in" svg:height="0.1374in" svg:x="0.0008in" svg:y="0.0067in" svg:viewBox="0 0 192 350" svg:d="M121 118c11 0 22 0 33 0 8 0 12 0 12-8 0-4-4-4-11-4-11 0-21 0-32 0 3-16 6-30 9-44 1-8 6-36 9-40 3-8 10-13 17-13 2 0 12 0 20 6-18 2-21 16-21 21 0 9 7 14 14 14 10 0 21-9 21-24 0-17-17-26-34-26-12 0-37 7-48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3" draw:text-style-name="P6" svg:width="0.0346in" svg:height="0.1512in" svg:x="0.0988in" svg:y="0in" svg:viewBox="0 0 89 385" svg:d="M89 381c0-1 0-1-7-8-48-49-60-122-60-179 0-68 14-136 63-183 4-5 4-5 4-7 0-3-1-4-3-4-5 0-40 26-62 76-20 42-24 85-24 118 0 28 4 75 25 119 23 47 56 72 61 72 2 0 3-1 3-4z"><text:p/></draw:path><draw:path draw:style-name="gr3" draw:text-style-name="P6" svg:width="0.0638in" svg:height="0.0685in" svg:x="0.1492in" svg:y="0.0453in" svg:viewBox="0 0 163 175" svg:d="M34 139c21-22 32-32 46-44 12-12 24-21 38-34 37-37 45-55 45-57 0-4-3-3-4-4-3 0-4 1-6 4-11 19-20 25-29 25-10 0-14-6-20-12-7-9-14-17-26-17-30 0-47 36-47 44 0 2 1 4 5 4s4-2 5-4c7-18 29-18 33-18 7 0 15 3 24 6 15 5 20 5 29 5-14 17-46 46-53 51-11 11-23 22-34 33-27 25-40 47-40 51 0 3 3 3 4 3 4 0 4-1 6-5 9-14 21-24 33-24 9 0 13 4 23 15 7 7 13 14 24 14 39 0 61-49 61-59 0-3-2-4-5-4s-4 3-5 5c-9 25-34 33-46 33-8 0-15-4-24-6-13-5-18-6-26-6-1 0-8 0-11 1z"><text:p/></draw:path><draw:path draw:style-name="gr3" draw:text-style-name="P6" svg:width="0.035in" svg:height="0.1512in" svg:x="0.2283in" svg:y="0in" svg:viewBox="0 0 90 385" svg:d="M90 194c0-31-4-77-26-121-23-48-56-73-60-73-2 0-4 2-4 4s0 2 8 9c37 38 59 99 59 181 0 64-14 132-62 180-5 6-5 6-5 7 0 2 2 4 4 4 4 0 39-26 61-76 20-41 25-84 25-115z"><text:p/></draw:path><draw:path draw:style-name="gr3" draw:text-style-name="P6" svg:width="0.1004in" svg:height="0.0354in" svg:x="0.3291in" svg:y="0.0571in" svg:viewBox="0 0 256 91" svg:d="M243 17c6 0 13-2 13-9 0-8-7-8-12-8-77 0-155 0-232 0-4 0-12 0-12 8 0 7 8 9 13 9 77 0 153 0 230 0zM244 91c5 0 12 0 12-7 0-9-7-9-13-9-77 0-153 0-230 0-5 0-13 0-13 9 0 7 8 7 12 7 77 0 155 0 232 0z"><text:p/></draw:path><draw:path draw:style-name="gr3" draw:text-style-name="P6" svg:width="0.0697in" svg:height="0.0976in" svg:x="0.4854in" svg:y="0.0453in" svg:viewBox="0 0 178 249" svg:d="M176 24c2-5 2-6 2-9 0-7-5-11-11-11-4 0-11 3-14 8 0 2-4 14-6 21-2 10-5 21-7 31-6 23-11 46-17 69-2 7-19 33-44 33-20 0-24-16-24-31 0-17 7-41 20-76 6-15 7-19 7-27 0-18-12-32-31-32-37 0-51 56-51 59 0 5 3 5 4 5 5 0 5-1 7-8 10-36 25-47 38-47 4 0 10 0 10 12 0 10-4 20-6 27-16 41-22 63-22 81 0 34 24 46 47 46 14 0 28-7 38-18-5 20-9 40-25 59-10 13-24 24-42 24-5 0-23-1-29-15 5 0 11 0 16-6 4-3 8-8 8-14 0-12-11-13-14-13-9 0-22 5-22 24s17 33 41 33c40 0 80-35 91-77 12-50 24-99 36-148z"><text:p/></draw:path></draw:g></text:span><text:span text:style-name="T6">, וגם </text:span><text:span text:style-name="T6"><draw:g text:anchor-type="as-char" svg:y="-0.1134in" draw:z-index="325" draw:name="Shape323" draw:style-name="gr1"><svg:title>TexMaths</svg:title><svg:desc>11§display§f(z) \in p_b§svg§600§FALSE§</svg:desc><draw:path draw:style-name="gr2" draw:text-style-name="P5" svg:width="0.5823in" svg:height="0.1354in" svg:x="0.0004in" svg:y="0.0071in" svg:viewBox="0 0 1480 345" svg:d="M0 0c494 0 986 0 1480 0 0 115 0 230 0 345-494 0-986 0-1480 0 0-115 0-230 0-345z"><text:p/></draw:path><draw:path draw:style-name="gr3" draw:text-style-name="P6" svg:width="0.0752in" svg:height="0.137in" svg:x="0.0008in" svg:y="0.0071in" svg:viewBox="0 0 192 349" svg:d="M121 118c11 0 22 0 33 0 8 0 12 0 12-9 0-3-4-3-11-3-11 0-21 0-32 0 2-16 6-30 8-44 2-9 8-36 10-41 3-7 10-13 17-13 3 0 12 0 19 7-16 2-20 15-20 21 0 9 7 14 13 14 11 0 22-9 22-24 0-17-17-26-34-26-13 0-37 7-48 45-2 8-3 12-13 61-9 0-18 0-27 0-7 0-12 0-12 6s4 6 11 6c9 0 17 0 26 0-10 50-19 100-29 151-7 37-13 72-34 72-1 0-11 0-18-7 18-1 21-15 21-21 0-9-6-14-14-14-10 0-21 9-21 24 0 17 16 26 32 26 22 0 37-22 44-37 12-25 21-71 22-74 8-40 15-81 23-120z"><text:p/></draw:path><draw:path draw:style-name="gr3" draw:text-style-name="P6" svg:width="0.035in" svg:height="0.1508in" svg:x="0.0984in" svg:y="0in" svg:viewBox="0 0 90 384" svg:d="M90 380c0-1 0-1-6-8-49-48-61-121-61-179 0-67 14-135 62-183 5-4 5-4 5-7 0-2-2-3-4-3-4 0-39 26-61 75-20 43-25 86-25 118 0 28 4 76 26 119 23 47 56 72 60 72 2 0 4-1 4-4z"><text:p/></draw:path><draw:path draw:style-name="gr3" draw:text-style-name="P6" svg:width="0.0642in" svg:height="0.0681in" svg:x="0.1488in" svg:y="0.0453in" svg:viewBox="0 0 164 174" svg:d="M35 138c21-22 32-32 46-43 0-1 23-21 38-36 36-36 45-53 45-56s-3-3-5-3-3 0-5 4c-11 18-20 25-29 25-10 0-14-6-19-12-8-9-15-17-27-17-30 0-47 35-47 44 0 1 1 4 4 4 4 0 5-2 6-4 7-18 29-19 33-19 7 0 15 4 24 6 15 6 20 6 30 6-15 17-47 44-54 51-12 10-23 21-35 32-26 25-40 47-40 51 0 3 4 3 5 3 3 0 4 0 6-4 9-14 21-25 33-25 9 0 13 4 22 15 7 8 14 14 25 14 39 0 61-48 61-59 0-2-1-4-5-4-3 0-4 2-5 5-9 25-34 33-46 33-8 0-16-3-23-6-14-4-19-6-28-6-3 0-7 0-10 1z"><text:p/></draw:path><draw:path draw:style-name="gr3" draw:text-style-name="P6" svg:width="0.0346in" svg:height="0.1508in" svg:x="0.2287in" svg:y="0in" svg:viewBox="0 0 89 384" svg:d="M89 193c0-30-3-77-25-120-23-48-56-73-61-73-2 0-3 1-3 3 0 3 0 3 8 10 37 38 59 99 59 180 0 65-14 132-62 181-5 5-5 5-5 6 0 3 1 4 3 4 5 0 40-26 62-75 20-43 24-85 24-116z"><text:p/></draw:path><draw:path draw:style-name="gr3" draw:text-style-name="P6" svg:width="0.076in" svg:height="0.087in" svg:x="0.3335in" svg:y="0.0307in" svg:viewBox="0 0 194 222" svg:d="M179 120c7 0 15 0 15-8 0-7-8-7-15-7-54 0-109 0-163 0 5-52 49-88 104-88 20 0 39 0 59 0 7 0 15-2 15-9 0-8-8-8-15-8-20 0-40 0-60 0-66 0-119 51-119 112 0 62 53 110 119 110 20 0 40 0 60 0 7 0 15 0 15-7 0-8-8-7-15-7-20 0-39 0-59 0-55 0-99-36-104-88 54 0 109 0 163 0z"><text:p/></draw:path><draw:path draw:style-name="gr3" draw:text-style-name="P6" svg:width="0.0791in" svg:height="0.0953in" svg:x="0.4594in" svg:y="0.0453in" svg:viewBox="0 0 202 243" svg:d="M30 216c-3 13-4 16-21 16-5 0-9 0-9 7 0 3 2 4 5 4 10 0 22-1 32-1 14 0 27 1 39 1 2 0 6 0 6-7 0-4-3-4-8-4-19 0-19-3-19-6 0-5 15-66 19-76 4 11 15 24 35 24 45 0 93-56 93-112 0-37-22-62-51-62-20 0-38 13-51 29-4-21-21-29-35-29-18 0-24 14-29 22-6 13-12 36-12 37 0 4 5 4 6 4 3 0 4 0 6-9 7-28 15-46 28-46 6 0 12 3 12 18 0 9-1 13-2 19-15 57-30 115-44 171zM98 50c3-10 13-21 20-27 14-12 25-15 32-15 15 0 24 13 24 36 0 22-12 67-20 83-12 26-31 39-45 39-27 0-31-32-31-34 0-1 0-2 1-6 7-26 12-51 19-76z"><text:p/></draw:path><draw:path draw:style-name="gr3" draw:text-style-name="P6" svg:width="0.0429in" svg:height="0.074in" svg:x="0.5476in" svg:y="0.063in" svg:viewBox="0 0 110 189" svg:d="M54 8c0-1 1-4 1-5s-1-3-4-3c-6 0-28 2-35 2-2 1-6 1-6 7 0 3 4 3 8 3 12 0 12 2 12 5 0 2-3 13-4 18-2 9-4 17-6 26-2 8-18 68-18 71-2 7-2 10-2 13 0 28 18 44 41 44 33 0 69-36 69-76 0-32-22-45-41-45-14 0-25 8-34 15 7-26 12-50 19-75zM41 183c-14 0-21-12-21-28 0-10 2-20 10-49 1-6 1-7 6-12 10-13 23-18 32-18 11 0 20 8 20 26 0 11-6 39-13 54-7 14-21 27-34 27z"><text:p/></draw:path></draw:g></text:span><text:span text:style-name="T6"><text:s/>כלומר </text:span><text:span text:style-name="T6"><draw:g text:anchor-type="as-char" svg:y="-0.1134in" draw:z-index="326" draw:name="Shape324" draw:style-name="gr1"><svg:title>TexMaths</svg:title><svg:desc>11§display§y \in f(z)§svg§600§FALSE§</svg:desc><draw:path draw:style-name="gr2" draw:text-style-name="P5" svg:width="0.5205in" svg:height="0.1358in" svg:x="0.0039in" svg:y="0.0071in" svg:viewBox="0 0 1323 346" svg:d="M663 346c-221 0-442 0-663 0 0-116 0-230 0-346 441 0 882 0 1323 0 0 116 0 230 0 346-220 0-441 0-660 0z"><text:p/></draw:path><draw:path draw:style-name="gr3" draw:text-style-name="P6" svg:width="0.0697in" svg:height="0.0976in" svg:x="0.0004in" svg:y="0.0453in" svg:viewBox="0 0 178 249" svg:d="M177 24c1-5 1-6 1-9 0-7-5-11-11-11-3 0-10 3-13 8-1 2-5 14-6 21-3 10-5 21-7 31-6 23-12 46-18 69-1 7-17 33-44 33-20 0-23-16-23-31 0-17 7-41 20-76 5-15 8-19 8-27 0-18-14-32-32-32-38 0-52 56-52 59 0 5 4 5 5 5 4 0 4-1 6-8 11-36 26-47 40-47 3 0 8 0 8 12 0 10-3 20-5 27-17 41-23 63-23 81 0 34 24 46 47 46 15 0 29-7 38-18-4 20-8 40-24 59-10 13-25 24-43 24-5 0-23-1-29-15 6 0 11 0 16-6 5-3 8-8 8-14 0-12-10-13-14-13-9 0-21 5-21 24s16 33 40 33c40 0 80-35 91-77 12-50 25-99 37-148z"><text:p/></draw:path><draw:path draw:style-name="gr3" draw:text-style-name="P6" svg:width="0.0752in" svg:height="0.087in" svg:x="0.1311in" svg:y="0.0307in" svg:viewBox="0 0 192 222" svg:d="M179 120c7 0 13-1 13-9 0-9-6-8-13-8-55 0-109 0-164 0 5-50 50-88 104-88 19 0 40 0 60 0 7 0 13 0 13-7 0-8-6-8-13-8-20 0-41 0-60 0-67 0-119 48-119 111 0 62 52 111 119 111 19 0 40 0 60 0 7 0 13 0 13-7s-6-7-13-7c-20 0-41 0-60 0-54 0-99-37-104-88 55 0 109 0 164 0z"><text:p/></draw:path><draw:path draw:style-name="gr3" draw:text-style-name="P6" svg:width="0.0752in" svg:height="0.1374in" svg:x="0.2697in" svg:y="0.0067in" svg:viewBox="0 0 192 350" svg:d="M121 118c11 0 22 0 33 0 8 0 12 0 12-8 0-4-4-4-11-4-11 0-21 0-32 0 3-16 6-30 9-44 1-8 6-36 9-40 3-8 10-13 18-13 1 0 11 0 19 6-18 2-21 16-21 21 0 9 7 14 14 14 10 0 21-9 21-24 0-17-17-26-33-26-13 0-38 7-49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3" draw:text-style-name="P6" svg:width="0.0346in" svg:height="0.1512in" svg:x="0.3673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0642in" svg:height="0.0685in" svg:x="0.4181in" svg:y="0.0453in" svg:viewBox="0 0 164 175" svg:d="M34 139c21-22 32-32 46-44 12-12 24-21 38-34 37-37 46-55 46-57 0-4-4-3-5-4-3 0-4 1-6 4-11 19-20 25-29 25s-14-6-20-12c-7-9-13-17-26-17-29 0-47 36-47 44 0 2 1 4 5 4s5-2 5-4c7-18 29-18 33-18 7 0 15 3 24 6 15 5 20 5 29 5-13 17-46 46-53 51-11 11-23 22-34 33-27 25-40 47-40 51 0 3 3 3 4 3 4 0 4-1 6-5 10-14 21-24 33-24 9 0 13 4 23 15 7 7 13 14 24 14 39 0 61-49 61-59 0-3-2-4-5-4s-4 3-5 5c-9 25-33 33-46 33-8 0-15-4-24-6-13-5-18-6-26-6-1 0-8 0-11 1z"><text:p/></draw:path><draw:path draw:style-name="gr3" draw:text-style-name="P6" svg:width="0.035in" svg:height="0.1512in" svg:x="0.4972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6"><text:s/>נבחר </text:span><text:span text:style-name="T6"><draw:g text:anchor-type="as-char" svg:y="-0.0681in" draw:z-index="327" draw:name="Shape325" draw:style-name="gr1"><svg:title>TexMaths</svg:title><svg:desc>11§display§x = z§svg§600§FALSE§</svg:desc><draw:path draw:style-name="gr2" draw:text-style-name="P5" svg:width="0.3445in" svg:height="0.052in" svg:x="0.0039in" svg:y="0.0071in" svg:viewBox="0 0 876 133" svg:d="M0 0c292 0 585 0 876 0 0 44 0 89 0 133-291 0-584 0-876 0 0-44 0-89 0-133z"><text:p/></draw:path><draw:path draw:style-name="gr3" draw:text-style-name="P6" svg:width="0.0756in" svg:height="0.0677in" svg:x="0.0004in" svg:y="0in" svg:viewBox="0 0 193 173" svg:d="M118 54c2-10 11-45 38-45 3 0 11 0 20 4-11 2-19 12-19 21 0 7 5 13 15 13 9 0 21-6 21-22 0-19-23-25-37-25-22 0-35 20-39 30-10-27-31-30-42-30-41 0-63 50-63 59 0 4 3 3 5 4 3 0 4 0 5-5 13-40 39-49 52-49 7 0 21 3 21 25 0 12-7 38-21 90-7 25-20 40-37 40-3 0-12 0-19-4 10-3 17-10 17-21 0-10-7-13-13-13-12 0-22 9-22 22 0 17 20 25 36 25 26 0 40-27 41-30 4 14 19 30 42 30 40 0 62-50 62-60 0-3-4-3-5-3-3 0-4 1-5 5-12 40-39 49-51 49-15 0-22-12-22-25 0-8 2-17 7-33 4-18 8-34 13-52z"><text:p/></draw:path><draw:path draw:style-name="gr3" draw:text-style-name="P6" svg:width="0.1004in" svg:height="0.0346in" svg:x="0.1339in" svg:y="0.0114in" svg:viewBox="0 0 256 89" svg:d="M244 15c6 0 12 0 12-7 0-8-6-8-12-8-77 0-154 0-231 0-5 0-13 0-13 8 0 7 8 7 13 7 77 0 154 0 231 0zM244 89c6 0 12 0 12-6 0-8-6-8-12-8-77 0-154 0-231 0-5 0-13 0-13 8 0 6 8 6 13 6 77 0 154 0 231 0z"><text:p/></draw:path><draw:path draw:style-name="gr3" draw:text-style-name="P6" svg:width="0.0642in" svg:height="0.0677in" svg:x="0.2921in" svg:y="0in" svg:viewBox="0 0 164 173" svg:d="M35 137c21-22 32-32 45-45 14-11 25-18 39-33 36-35 45-53 45-56s-3-3-4-3c-3 0-4 1-6 4-12 19-20 25-29 25s-14-6-19-12c-8-9-15-17-28-17-28 0-46 35-46 44 0 2 1 4 4 4 4 0 5-2 6-4 6-18 30-19 33-19 8 0 15 4 24 7 15 5 20 5 30 5-15 17-46 44-54 50-12 11-23 22-35 32-27 25-40 47-40 51 0 3 3 2 4 3 4 0 5-1 7-6 9-13 21-23 33-23 9 0 12 4 22 15 7 7 13 14 25 14 38 0 61-49 61-60 0-1-2-3-4-3-5 0-5 2-6 5-9 25-34 33-47 33-8 0-15-3-22-6-14-4-19-7-28-7-1 0-6 0-10 2z"><text:p/></draw:path></draw:g></text:span><text:span text:style-name="T6">, עליו כבר הוכח כל אשר הכרחי. </text:span></text:p>
        </text:list-item>
      </text:list>
      <text:p text:style-name="P13"><text:span text:style-name="T6"><draw:g text:anchor-type="as-char" svg:y="-0.1134in" draw:z-index="328" draw:name="Shape326" draw:style-name="gr1"><svg:title>TexMaths</svg:title><svg:desc>11§display§\QED§svg§600§FALSE§</svg:desc><draw:path draw:style-name="gr2" draw:text-style-name="P5" svg:width="0.6894in" svg:height="0.0972in" svg:x="0.0004in" svg:y="0.0071in" svg:viewBox="0 0 1752 248" svg:d="M0 0c584 0 1168 0 1752 0 0 83 0 165 0 248-584 0-1168 0-1752 0 0-83 0-165 0-248z"><text:p/></draw:path><draw:path draw:style-name="gr3" draw:text-style-name="P6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008in" svg:y="0.0925in" svg:viewBox="0 0 41 41" svg:d="M41 21c0-12-9-21-20-21-12 0-21 9-21 21 0 11 9 20 21 20 11 0 20-9 20-20z"><text:p/></draw:path><draw:path draw:style-name="gr3" draw:text-style-name="P6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span></text:p>
      <text:h text:style-name="P15" text:outline-level="3">סעיף (ג) <text:span text:style-name="T28">– </text:span><text:span text:style-name="T32">סתירה</text:span></text:h>
      <text:p text:style-name="P57"><text:span text:style-name="T2">צ.ל.: </text:span><text:span text:style-name="T33">לסתור </text:span><draw:g text:anchor-type="as-char" svg:y="-0.1075in" draw:z-index="288" draw:name="Shape 1" draw:style-name="gr1"><svg:title>TexMaths</svg:title><svg:desc>11§display§f§svg§600§FALSE§</svg:desc><draw:path draw:style-name="gr2" draw:text-style-name="P5" svg:width="0.0673in" svg:height="0.1217in" svg:x="0.0004in" svg:y="0.0075in" svg:viewBox="0 0 172 310" svg:d="M0 0c57 0 115 0 172 0 0 103 0 207 0 310-57 0-115 0-172 0 0-103 0-207 0-310z"><text:p/></draw:path><draw:path draw:style-name="gr3" draw:text-style-name="P6" svg:width="0.0748in" svg:height="0.1374in" svg:x="0.0008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text:s/>חח"ע גורר <draw:g text:anchor-type="as-char" svg:y="-0.1075in" draw:z-index="289" draw:name="Shape327" draw:style-name="gr1"><svg:title>TexMaths</svg:title><svg:desc>11§display§f_\oto§svg§600§FALSE§</svg:desc><draw:path draw:style-name="gr2" draw:text-style-name="P5" svg:width="0.1705in" svg:height="0.1217in" svg:x="0.0004in" svg:y="0.0075in" svg:viewBox="0 0 434 310" svg:d="M0 0c145 0 289 0 434 0 0 103 0 207 0 310-145 0-289 0-434 0 0-103 0-207 0-310z"><text:p/></draw:path><draw:path draw:style-name="gr3" draw:text-style-name="P6" svg:width="0.0752in" svg:height="0.1374in" svg:x="0.0008in" svg:y="0in" svg:viewBox="0 0 192 350" svg:d="M121 118c11 0 22 0 33 0 7 0 11 0 11-8 0-4-4-4-10-4-11 0-22 0-32 0 2-16 4-30 8-44 2-8 6-36 10-40 3-8 9-13 17-13 1 0 12 0 19 6-17 2-21 16-21 21 0 9 8 14 14 14 10 0 22-8 22-24 0-17-18-26-34-26-13 0-37 7-49 45-2 8-4 12-12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" draw:text-style-name="P6" svg:width="0.1035in" svg:height="0.0555in" svg:x="0.0752in" svg:y="0.0756in" svg:viewBox="0 0 264 142" svg:d="M253 77c4 0 11 0 11-7 0-6-7-6-11-6-72 0-144 0-216 0 34-24 39-60 39-61 0-3-2-3-7-3-4 0-5 0-6 4-11 43-40 56-61 63-1 0-2 2-2 3 0 4 1 3 2 5 40 11 54 37 61 64 1 3 2 3 6 3 3 0 7 0 7-4-6-14-2-19-16-38-6-9-14-16-23-23 72 0 144 0 216 0z"><text:p/></draw:path></draw:g><text:s/>חח"ע</text:p>
      <text:p text:style-name="P54"><text:span text:style-name="T34">הוכחה: </text:span><text:span text:style-name="T33">נבחר: </text:span></text:p>
      <text:p text:style-name="P8"><draw:g text:anchor-type="as-char" svg:y="-0.1134in" draw:z-index="341" draw:name="Shape328" draw:style-name="gr1"><svg:title>TexMaths</svg:title><svg:desc>11§display§A = \{0\}, B = \{0, 1\}, f = \{ \la 0, 0 \ra \}§svg§600§FALSE§</svg:desc><draw:path draw:style-name="gr2" draw:text-style-name="P5" svg:width="2.1354in" svg:height="0.1358in" svg:x="0.002in" svg:y="0.0071in" svg:viewBox="0 0 5425 346" svg:d="M2714 346c-906 0-1810 0-2714 0 0-116 0-230 0-346 1808 0 3617 0 5425 0 0 116 0 230 0 346-904 0-1808 0-2711 0z"><text:p/></draw:path><draw:path draw:style-name="gr3" draw:text-style-name="P6" svg:width="0.1039in" svg:height="0.1079in" svg:x="-0.0004in" svg:y="0.0043in" svg:viewBox="0 0 265 275" svg:d="M55 231c-15 26-31 31-47 32-5 1-8 1-8 8 0 2 1 4 4 4 11 0 22-1 33-1 14 0 27 1 39 1 3 0 8 0 8-7 0-4-4-5-6-5-10 0-19-3-19-13 0-4 3-9 6-14 10-17 20-32 30-49 32 0 65 0 96 0 2 9 6 60 6 64 0 11-20 12-28 12-5 0-8 0-8 8 0 4 4 4 5 4 16 0 32-1 49-1 8 0 33 1 42 1 3 0 8 0 8-7 0-5-4-5-9-5-24 0-24-2-25-13-8-79-16-160-24-240 0-8 0-10-7-10-6 0-7 3-11 7-45 74-89 149-134 224zM101 175c26-43 52-85 77-127 5 42 8 84 12 127-29 0-59 0-89 0z"><text:p/></draw:path><draw:path draw:style-name="gr3" draw:text-style-name="P6" svg:width="0.1008in" svg:height="0.0354in" svg:x="0.159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1in" svg:height="0.1512in" svg:x="0.3224in" svg:y="0in" svg:viewBox="0 0 136 385" svg:d="M81 52c0-16 10-41 52-43 2 0 3-2 3-5 0-4-2-4-6-4-39 0-74 20-75 48 0 29 0 59 0 89 0 15 0 27-15 39-14 12-28 12-37 13-2 0-3 1-3 5 0 3 2 3 6 3 25 2 44 14 48 34 1 4 1 5 1 19 0 25 0 51 0 76 0 16 0 29 19 43 15 12 40 16 56 16 4 0 6 0 6-4s-2-4-5-4c-24-2-44-15-48-33-2-5-2-5-2-19 0-27 0-54 0-82 0-17-3-24-15-35-9-9-20-12-31-14 32-10 46-28 46-50 0-31 0-61 0-92z"><text:p/></draw:path><draw:path draw:style-name="gr3" draw:text-style-name="P6" svg:width="0.0638in" svg:height="0.1035in" svg:x="0.3933in" svg:y="0.013in" svg:viewBox="0 0 163 264" svg:d="M163 133c0-31-2-61-16-90-18-37-49-43-66-43-23 0-51 10-67 45-12 28-14 57-14 88 0 29 1 64 18 92 16 32 44 39 63 39 21 0 50-7 68-45 12-25 14-55 14-86zM81 255c-15 0-38-9-45-46-4-22-4-58-4-80 0-26 0-51 3-72 7-45 37-49 46-49 13 0 38 7 46 45 4 22 4 52 4 76 0 28 0 55-4 79-7 36-29 47-46 47z"><text:p/></draw:path><draw:path draw:style-name="gr3" draw:text-style-name="P6" svg:width="0.0539in" svg:height="0.1512in" svg:x="0.4744in" svg:y="0in" svg:viewBox="0 0 138 385" svg:d="M56 334c0 15-10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4 16 36 7 8 18 12 29 16-32 9-45 25-45 47 0 31 0 62 0 93z"><text:p/></draw:path><draw:path draw:style-name="gr3" draw:text-style-name="P6" svg:width="0.0173in" svg:height="0.0453in" svg:x="0.5528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1083in" svg:height="0.1028in" svg:x="0.6134in" svg:y="0.0098in" svg:viewBox="0 0 276 262" svg:d="M46 232c-4 15-4 18-35 18-7 0-11 0-11 8 0 4 4 4 11 4 46 0 91 0 138 0 61 0 106-45 106-83 0-27-22-49-59-53 39-8 80-37 80-73 0-29-25-53-71-53-43 0-87 0-130 0-8 0-11 0-11 8 0 4 3 4 11 4 4 0 8 0 14 0 7 1 10 1 10 7 0 1 0 2-1 7-18 69-34 138-52 206zM105 122c7-32 16-64 24-96 3-13 4-14 21-14 16 0 33 0 49 0 34 0 42 22 42 40 0 34-33 70-80 70-19 0-38 0-56 0zM87 250c-6 0-6 0-9 0s-4-1-4-4c0-2 0-2 2-9 9-36 18-71 26-106 25 0 49 0 73 0 37 0 45 28 45 45 0 36-35 74-80 74-18 0-35 0-53 0z"><text:p/></draw:path><draw:path draw:style-name="gr3" draw:text-style-name="P6" svg:width="0.1008in" svg:height="0.0354in" svg:x="0.781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1in" svg:height="0.1512in" svg:x="0.9441in" svg:y="0in" svg:viewBox="0 0 136 385" svg:d="M81 52c0-16 10-41 52-43 2 0 3-2 3-5 0-4-2-4-6-4-39 0-74 20-75 48 0 29 0 59 0 89 0 15 0 27-15 39-14 12-28 12-37 13-2 0-3 1-3 5 0 3 2 3 6 3 26 2 44 14 48 34 1 4 1 5 1 19 0 25 0 51 0 76 0 16 0 29 19 43 15 12 40 16 56 16 4 0 6 0 6-4s-2-4-5-4c-24-2-44-15-48-33-2-5-2-5-2-19 0-27 0-54 0-82 0-17-3-24-15-35-9-9-20-12-31-14 32-10 46-28 46-50 0-31 0-61 0-92z"><text:p/></draw:path><draw:path draw:style-name="gr3" draw:text-style-name="P6" svg:width="0.0638in" svg:height="0.1035in" svg:x="1.0154in" svg:y="0.013in" svg:viewBox="0 0 163 264" svg:d="M163 133c0-31-2-61-16-90-17-37-49-43-66-43-23 0-51 10-67 45-12 28-14 57-14 88 0 29 1 64 18 92 16 32 44 39 63 39 21 0 50-7 68-45 12-25 14-55 14-86zM81 255c-15 0-38-9-45-46-4-22-4-58-4-80 0-26 0-51 3-72 7-45 37-49 46-49 13 0 38 7 46 45 4 22 4 52 4 76 0 28 0 55-4 79-7 36-29 47-46 47z"><text:p/></draw:path><draw:path draw:style-name="gr3" draw:text-style-name="P6" svg:width="0.0173in" svg:height="0.0453in" svg:x="1.098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6" svg:width="0.05in" svg:height="0.1in" svg:x="1.1661in" svg:y="0.013in" svg:viewBox="0 0 128 255" svg:d="M79 10c0-10 0-10-9-10-24 24-57 24-70 24 0 5 0 8 0 12 8 0 31 0 51-10 0 66 0 133 0 199 0 14-1 18-36 18-4 0-8 0-13 0 0 5 0 9 0 12 15-1 48-1 63-1s49 0 63 1c0-3 0-7 0-12-5 0-8 0-12 0-36 0-37-4-37-18 0-72 0-144 0-215z"><text:p/></draw:path><draw:path draw:style-name="gr3" draw:text-style-name="P6" svg:width="0.0539in" svg:height="0.1512in" svg:x="1.2398in" svg:y="0in" svg:viewBox="0 0 138 385" svg:d="M56 334c0 15-10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4 16 36 7 8 18 12 29 16-32 9-45 25-45 47 0 31 0 62 0 93z"><text:p/></draw:path><draw:path draw:style-name="gr3" draw:text-style-name="P6" svg:width="0.0173in" svg:height="0.0453in" svg:x="1.3181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76in" svg:height="0.1374in" svg:x="1.3803in" svg:y="0.0067in" svg:viewBox="0 0 194 350" svg:d="M122 118c11 0 22 0 33 0 8 0 11 0 11-8 0-4-3-4-10-4-11 0-21 0-32 0 3-16 6-30 8-44 1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3" draw:text-style-name="P6" svg:width="0.1004in" svg:height="0.0354in" svg:x="1.5142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6" svg:width="0.0539in" svg:height="0.1512in" svg:x="1.6772in" svg:y="0in" svg:viewBox="0 0 138 385" svg:d="M83 52c0-16 9-41 51-43 2 0 4-2 4-5 0-4-4-4-8-4-39 0-74 20-74 48 0 29 0 59 0 89 0 15 0 27-15 39-13 12-29 12-37 13-2 0-4 1-4 5 0 3 2 3 7 3 25 2 44 14 48 34 1 4 1 5 1 19 0 25 0 51 0 76 0 16 0 29 19 43 15 12 41 16 55 16 4 0 8 0 8-4s-3-4-6-4c-25-2-44-15-48-33-1-5-1-5-1-19 0-27 0-54 0-82 0-17-4-23-17-35-8-8-19-12-30-14 32-10 47-28 47-50 0-31 0-61 0-92z"><text:p/></draw:path><draw:path draw:style-name="gr3" draw:text-style-name="P6" svg:width="0.0339in" svg:height="0.1512in" svg:x="1.7591in" svg:y="0in" svg:viewBox="0 0 87 385" svg:d="M85 15c2-4 2-5 2-7 0-5-3-8-8-8-3 0-6 2-9 9-23 59-45 118-68 177-1 2-2 4-2 8 0 1 0 1 2 5 23 59 45 118 68 176 2 5 4 10 9 10s8-3 8-7c0-1 0-3-2-7-23-59-45-119-68-177 23-60 45-119 68-179z"><text:p/></draw:path><draw:path draw:style-name="gr3" draw:text-style-name="P6" svg:width="0.0638in" svg:height="0.1035in" svg:x="1.8075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6" svg:width="0.0173in" svg:height="0.0453in" svg:x="1.8906in" svg:y="0.0972in" svg:viewBox="0 0 45 116" svg:d="M45 41c0-26-9-41-24-41-13 0-21 10-21 21 0 10 8 20 21 20 4 0 10-1 13-5 1-1 1-1 2-1 0 2 1 0 1 6 0 28-14 51-26 64-4 4-4 5-4 6 0 2 2 5 4 5 3 0 34-30 34-75z"><text:p/></draw:path><draw:path draw:style-name="gr3" draw:text-style-name="P6" svg:width="0.0638in" svg:height="0.1035in" svg:x="1.9512in" svg:y="0.013in" svg:viewBox="0 0 163 264" svg:d="M163 133c0-31-2-61-16-90-17-37-49-43-66-43-23 0-51 10-67 45-12 28-14 57-14 88 0 29 1 64 18 92 16 32 45 39 63 39 21 0 51-7 68-45 12-25 14-55 14-86zM81 255c-15 0-38-9-45-46-4-22-4-58-4-80 0-26 0-51 3-72 8-45 37-49 46-49 13 0 39 7 46 45 4 22 4 52 4 76 0 28 0 55-4 79-6 36-28 47-46 47z"><text:p/></draw:path><draw:path draw:style-name="gr3" draw:text-style-name="P6" svg:width="0.0339in" svg:height="0.1512in" svg:x="2.0295in" svg:y="0in" svg:viewBox="0 0 87 385" svg:d="M85 199c2-4 2-4 2-5 0-2 0-2-2-7-23-59-45-119-68-178-3-7-6-9-9-9-5 0-8 3-8 8 0 1 0 2 2 6 23 60 45 119 68 180-23 58-45 118-68 176-2 4-2 5-2 8 0 4 4 7 8 7 5 0 6-4 9-7 23-60 45-119 68-179z"><text:p/></draw:path><draw:path draw:style-name="gr3" draw:text-style-name="P6" svg:width="0.0539in" svg:height="0.1512in" svg:x="2.0913in" svg:y="0in" svg:viewBox="0 0 138 385" svg:d="M56 334c0 15-11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4 16 36 7 8 18 12 29 16-32 9-45 25-45 47 0 31 0 62 0 93z"><text:p/></draw:path></draw:g></text:p>
      <text:p text:style-name="P58">כמובן ש־<draw:g text:anchor-type="as-char" svg:y="-0.1075in" draw:z-index="342" draw:name="Shape329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 חח"ע כי הוא יחס זהות. עם זאת <draw:g text:anchor-type="as-char" svg:y="-0.1327in" draw:z-index="343" draw:name="Shape330" draw:style-name="gr1"><svg:title>TexMaths</svg:title><svg:desc>11§display§f^{-1}[\{0, 1\}] = \{0\} = f^{-1}[\{0\}]§svg§600§FALSE§</svg:desc><draw:path draw:style-name="gr2" draw:text-style-name="P5" svg:width="1.8768in" svg:height="0.1555in" svg:x="-0.0004in" svg:y="0.0075in" svg:viewBox="0 0 4768 396" svg:d="M2385 396c-795 0-1590 0-2385 0 0-132 0-264 0-396 1589 0 3179 0 4768 0 0 132 0 264 0 396-794 0-1589 0-2383 0z"><text:p/></draw:path><draw:path draw:style-name="gr3" draw:text-style-name="P6" svg:width="0.0752in" svg:height="0.1378in" svg:x="0in" svg:y="0.0264in" svg:viewBox="0 0 192 351" svg:d="M121 118c11 0 22 0 33 0 8 0 12 0 12-8 0-4-4-4-11-4-11 0-21 0-32 0 3-16 6-30 9-44 1-8 7-36 9-41 3-7 10-12 18-12 2 0 11 0 19 6-17 2-21 15-21 21 0 9 7 14 15 14 9 0 20-9 20-24 0-17-17-26-33-26-13 0-37 7-49 45-2 8-3 12-13 61-9 0-18 0-27 0-7 0-11 0-11 8 0 4 4 4 10 4 9 0 18 0 27 0-10 51-20 101-30 151-7 38-13 73-33 73-2 0-11 0-19-7 18-1 21-15 21-21 0-9-6-13-14-13-10 0-21 8-21 23 0 18 16 27 33 27 21 0 36-24 43-38 13-24 22-72 22-74 8-39 15-80 23-121z"><text:p/></draw:path><draw:path draw:style-name="gr3" draw:text-style-name="P6" svg:width="0.0717in" svg:height="0.0047in" svg:x="0.0945in" svg:y="0.0413in" svg:viewBox="0 0 183 13" svg:d="M172 13c4 0 11 0 11-6 0-7-7-7-11-7-54 0-108 0-162 0-3 0-10 0-10 7 0 6 5 6 10 6 54 0 108 0 162 0z"><text:p/></draw:path><draw:path draw:style-name="gr3" draw:text-style-name="P6" svg:width="0.0386in" svg:height="0.0705in" svg:x="0.1894in" svg:y="-0.0004in" svg:viewBox="0 0 99 180" svg:d="M62 8c0-8 0-8-8-8-18 18-42 18-54 18 0 3 0 6 0 10 7 0 25 0 40-8 0 46 0 91 0 138 0 9 0 12-27 12-3 0-8 0-11 0 0 3 0 6 0 10 6 0 39-1 49-1 8 0 42 1 48 1 0-4 0-7 0-10-3 0-7 0-10 0-27 0-27-3-27-12 0-51 0-101 0-150z"><text:p/></draw:path><draw:path draw:style-name="gr3" draw:text-style-name="P6" svg:width="0.0205in" svg:height="0.1516in" svg:x="0.2642in" svg:y="0.0193in" svg:viewBox="0 0 53 386" svg:d="M53 386c0-4 0-10 0-16-12 0-26 0-38 0 0-117 0-237 0-355 12 0 26 0 38 0 0-5 0-9 0-15-18 0-35 0-53 0 0 129 0 257 0 386 18 0 35 0 53 0z"><text:p/></draw:path><draw:path draw:style-name="gr3" draw:text-style-name="P6" svg:width="0.0535in" svg:height="0.1516in" svg:x="0.2992in" svg:y="0.0193in" svg:viewBox="0 0 137 386" svg:d="M81 52c0-16 10-41 53-43 1-1 3-2 3-5 0-4-3-4-7-4-39 0-74 20-74 49 0 28 0 58 0 88 0 15 0 27-15 39-15 11-29 13-38 14-1 0-3 1-3 3 0 4 2 4 7 4 25 3 44 16 48 35 1 3 1 4 1 18 0 26 0 51 0 76 0 17 0 29 19 43 14 13 40 17 55 17 4 0 7 0 7-4 0-5-2-5-6-5-24-1-43-14-49-33-1-4-1-4-1-19 0-26 0-54 0-81 0-17-3-23-15-36-8-7-19-12-30-15 32-9 45-26 45-49 0-30 0-61 0-92z"><text:p/></draw:path><draw:path draw:style-name="gr3" draw:text-style-name="P6" svg:width="0.0638in" svg:height="0.1043in" svg:x="0.3701in" svg:y="0.0319in" svg:viewBox="0 0 163 266" svg:d="M163 135c0-31-2-62-16-91-17-37-49-44-66-44-23 0-50 11-67 46-12 27-14 58-14 89 0 28 2 63 18 92 16 31 45 39 63 39 21 0 51-9 67-44 13-27 15-57 15-87zM81 257c-15 0-37-10-45-45-4-23-4-60-4-82 0-25 0-51 3-72 8-46 36-49 46-49 14 0 39 6 45 45 5 22 5 52 5 76 0 29 0 55-5 80-5 36-27 47-45 47z"><text:p/></draw:path><draw:path draw:style-name="gr3" draw:text-style-name="P6" svg:width="0.0177in" svg:height="0.0453in" svg:x="0.4535in" svg:y="0.1169in" svg:viewBox="0 0 46 116" svg:d="M46 41c0-26-10-41-25-41-13 0-21 10-21 21 0 10 8 20 21 20 4 0 10-1 13-5 1-1 1-1 2-2 0 2 1 1 1 7 0 28-13 52-26 64-4 4-4 5-4 6 0 3 2 5 4 5 3 0 35-30 35-75z"><text:p/></draw:path><draw:path draw:style-name="gr3" draw:text-style-name="P6" svg:width="0.05in" svg:height="0.1008in" svg:x="0.5217in" svg:y="0.0319in" svg:viewBox="0 0 128 257" svg:d="M79 11c0-10 0-11-9-11-24 25-58 25-70 25 0 5 0 8 0 12 8 0 30 0 51-9 0 66 0 132 0 199 0 13-2 18-37 18-4 0-7 0-12 0 0 4 0 9 0 12 13-1 47-1 63-1 15 0 48 0 63 1 0-3 0-8 0-12-5 0-9 0-14 0-34 0-35-5-35-18 0-73 0-144 0-216z"><text:p/></draw:path><draw:path draw:style-name="gr3" draw:text-style-name="P6" svg:width="0.0535in" svg:height="0.1516in" svg:x="0.5949in" svg:y="0.0193in" svg:viewBox="0 0 137 386" svg:d="M56 334c0 16-10 41-53 43-1 0-3 2-3 5 0 4 4 4 8 4 37 0 73-19 73-49 0-28 0-58 0-88 0-15 0-26 17-39 13-12 27-12 36-13 2 0 3-1 3-4s-2-3-6-3c-25-3-44-16-47-36-3-4-3-4-3-18 0-26 0-51 0-76 0-17 0-29-17-45-16-11-43-15-56-15-4 0-8 0-8 4s2 4 7 5c24 1 42 13 48 33 1 3 1 4 1 19 0 26 0 53 0 80 0 19 3 24 15 38 8 7 20 12 30 14-31 9-45 28-45 48 0 31 0 62 0 93z"><text:p/></draw:path><draw:path draw:style-name="gr3" draw:text-style-name="P6" svg:width="0.0209in" svg:height="0.1516in" svg:x="0.6634in" svg:y="0.0193in" svg:viewBox="0 0 54 386" svg:d="M54 0c-18 0-36 0-54 0 0 6 0 10 0 15 13 0 25 0 38 0 0 118 0 238 0 355-13 0-25 0-38 0 0 6 0 12 0 16 18 0 36 0 54 0 0-129 0-257 0-386z"><text:p/></draw:path><draw:path draw:style-name="gr3" draw:text-style-name="P6" svg:width="0.1004in" svg:height="0.035in" svg:x="0.7535in" svg:y="0.077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535in" svg:height="0.1516in" svg:x="0.9161in" svg:y="0.0193in" svg:viewBox="0 0 137 386" svg:d="M81 52c0-16 10-41 53-43 1-1 3-2 3-5 0-4-3-4-7-4-39 0-74 20-74 49 0 28 0 58 0 88 0 15 0 27-15 39-15 11-29 13-38 14-2 0-3 1-3 3 0 4 2 4 7 4 25 3 44 16 48 35 1 3 1 4 1 18 0 26 0 51 0 76 0 17 0 29 19 43 14 13 39 17 55 17 4 0 7 0 7-4 0-5-2-5-6-5-24-1-43-14-49-33-1-4-1-4-1-19 0-26 0-54 0-81 0-17-3-23-15-36-8-7-19-12-30-15 32-9 45-26 45-49 0-30 0-61 0-92z"><text:p/></draw:path><draw:path draw:style-name="gr3" draw:text-style-name="P6" svg:width="0.0638in" svg:height="0.1043in" svg:x="0.9866in" svg:y="0.0319in" svg:viewBox="0 0 163 266" svg:d="M163 135c0-31-2-62-16-91-17-37-49-44-66-44-23 0-50 11-67 46-12 27-14 58-14 89 0 28 2 63 18 92 16 31 45 39 63 39 21 0 51-9 67-44 13-27 15-57 15-87zM81 257c-15 0-38-10-45-45-4-23-4-60-4-82 0-25 0-51 3-72 8-46 36-49 46-49 14 0 39 6 45 45 5 22 5 52 5 76 0 29 0 55-5 80-5 36-27 47-45 47z"><text:p/></draw:path><draw:path draw:style-name="gr3" draw:text-style-name="P6" svg:width="0.0535in" svg:height="0.1516in" svg:x="1.0677in" svg:y="0.0193in" svg:viewBox="0 0 137 386" svg:d="M56 334c0 16-10 41-52 43-2 0-4 2-4 5 0 4 4 4 8 4 38 0 73-19 74-49 0-28 0-58 0-88 0-15 0-26 16-39 13-12 27-12 36-13 2 0 3-1 3-4s-2-3-5-3c-26-3-45-16-48-36-2-4-2-4-2-18 0-26 0-51 0-76 0-17 0-29-18-45-16-11-43-15-56-15-4 0-8 0-8 4s3 4 7 5c24 1 42 13 48 33 1 3 1 4 1 19 0 26 0 53 0 80 0 19 3 24 15 38 8 7 20 12 30 14-31 9-45 28-45 48 0 31 0 62 0 93z"><text:p/></draw:path><draw:path draw:style-name="gr3" draw:text-style-name="P6" svg:width="0.1008in" svg:height="0.035in" svg:x="1.1839in" svg:y="0.077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52in" svg:height="0.1378in" svg:x="1.3441in" svg:y="0.0264in" svg:viewBox="0 0 192 351" svg:d="M121 118c11 0 22 0 33 0 8 0 12 0 12-8 0-4-4-4-11-4-11 0-21 0-32 0 3-16 6-30 9-44 1-8 7-36 9-41 3-7 10-12 18-12 2 0 11 0 19 6-17 2-21 15-21 21 0 9 7 14 15 14 9 0 20-9 20-24 0-17-17-26-33-26-13 0-37 7-49 45-2 8-3 12-13 61-9 0-18 0-27 0-7 0-11 0-11 8 0 4 4 4 10 4 9 0 18 0 27 0-10 51-20 101-30 151-7 38-13 73-33 73-2 0-11 0-19-7 18-1 21-15 21-21 0-9-6-13-14-13-10 0-21 8-21 23 0 18 16 27 33 27 21 0 36-24 43-38 13-24 22-72 22-74 8-39 15-80 23-121z"><text:p/></draw:path><draw:path draw:style-name="gr3" draw:text-style-name="P6" svg:width="0.0717in" svg:height="0.0047in" svg:x="1.4382in" svg:y="0.0413in" svg:viewBox="0 0 183 13" svg:d="M172 13c4 0 11 0 11-6 0-7-7-7-11-7-54 0-108 0-162 0-3 0-10 0-10 7 0 6 5 6 10 6 54 0 108 0 162 0z"><text:p/></draw:path><draw:path draw:style-name="gr3" draw:text-style-name="P6" svg:width="0.0386in" svg:height="0.0705in" svg:x="1.5331in" svg:y="-0.0004in" svg:viewBox="0 0 99 180" svg:d="M62 8c0-8 0-8-8-8-18 18-42 18-54 18 0 3 0 6 0 10 7 0 25 0 40-8 0 46 0 91 0 138 0 9 0 12-27 12-3 0-8 0-11 0 0 3 0 6 0 10 6 0 39-1 49-1 8 0 42 1 48 1 0-4 0-7 0-10-3 0-7 0-10 0-27 0-27-3-27-12 0-51 0-101 0-150z"><text:p/></draw:path><draw:path draw:style-name="gr3" draw:text-style-name="P6" svg:width="0.0205in" svg:height="0.1516in" svg:x="1.6079in" svg:y="0.0193in" svg:viewBox="0 0 53 386" svg:d="M53 386c0-4 0-10 0-16-12 0-26 0-38 0 0-117 0-237 0-355 12 0 26 0 38 0 0-5 0-9 0-15-18 0-35 0-53 0 0 129 0 257 0 386 18 0 35 0 53 0z"><text:p/></draw:path><draw:path draw:style-name="gr3" draw:text-style-name="P6" svg:width="0.0535in" svg:height="0.1516in" svg:x="1.6433in" svg:y="0.0193in" svg:viewBox="0 0 137 386" svg:d="M81 52c0-16 10-41 53-43 2-1 3-2 3-5 0-4-3-4-7-4-39 0-74 20-74 49 0 28 0 58 0 88 0 15 0 27-15 39-15 11-29 13-38 14-1 0-3 1-3 3 0 4 2 4 7 4 25 3 44 16 48 35 1 3 1 4 1 18 0 26 0 51 0 76 0 17 0 29 19 43 14 13 40 17 55 17 4 0 7 0 7-4 0-5-2-5-6-5-24-1-43-14-49-33-1-4-1-4-1-19 0-26 0-54 0-81 0-17-2-23-15-36-8-7-19-12-30-15 32-9 45-26 45-49 0-30 0-61 0-92z"><text:p/></draw:path><draw:path draw:style-name="gr3" draw:text-style-name="P6" svg:width="0.0638in" svg:height="0.1043in" svg:x="1.7142in" svg:y="0.0319in" svg:viewBox="0 0 163 266" svg:d="M163 135c0-31-2-62-16-91-17-37-49-44-66-44-23 0-50 11-67 46-12 27-14 58-14 89 0 28 2 63 18 92 16 31 45 39 63 39 21 0 51-9 67-44 13-27 15-57 15-87zM81 257c-15 0-37-10-45-45-4-23-4-60-4-82 0-25 0-51 3-72 8-46 36-49 46-49 14 0 39 6 47 45 3 22 3 52 3 76 0 29 0 55-5 80-5 36-27 47-45 47z"><text:p/></draw:path><draw:path draw:style-name="gr3" draw:text-style-name="P6" svg:width="0.0531in" svg:height="0.1516in" svg:x="1.7957in" svg:y="0.0193in" svg:viewBox="0 0 136 386" svg:d="M55 334c0 16-10 41-52 43-2 0-3 2-3 5 0 4 3 4 8 4 37 0 72-19 73-49 0-28 0-58 0-88 0-15 0-26 16-39 13-12 27-12 36-13 2 0 3-1 3-4s-2-3-5-3c-27-3-44-16-49-36-1-4-1-4-1-18 0-26 0-51 0-76 0-17 0-29-18-45-16-11-42-15-55-15-5 0-8 0-8 4s2 4 5 5c25 1 44 13 49 33 1 3 1 4 1 19 0 26 0 53 0 80 0 19 2 24 15 38 9 7 20 12 31 14-32 9-46 28-46 48 0 31 0 62 0 93z"><text:p/></draw:path><draw:path draw:style-name="gr3" draw:text-style-name="P6" svg:width="0.0205in" svg:height="0.1516in" svg:x="1.8638in" svg:y="0.0193in" svg:viewBox="0 0 53 386" svg:d="M53 0c-18 0-35 0-53 0 0 6 0 10 0 15 12 0 25 0 37 0 0 118 0 238 0 355-12 0-25 0-37 0 0 6 0 12 0 16 18 0 35 0 53 0 0-129 0-257 0-386z"><text:p/></draw:path></draw:g><text:s/>אך <draw:g text:anchor-type="as-char" svg:y="-0.1134in" draw:z-index="344" draw:name="Shape331" draw:style-name="gr1"><svg:title>TexMaths</svg:title><svg:desc>11§display§\{0, 1\} = \{0\}§svg§600§FALSE§</svg:desc><draw:path draw:style-name="gr2" draw:text-style-name="P5" svg:width="0.7756in" svg:height="0.1354in" svg:x="-0.0004in" svg:y="0.0071in" svg:viewBox="0 0 1971 345" svg:d="M0 0c657 0 1314 0 1971 0 0 115 0 230 0 345-657 0-1314 0-1971 0 0-115 0-230 0-345z"><text:p/></draw:path><draw:path draw:style-name="gr3" draw:text-style-name="P6" svg:width="0.0539in" svg:height="0.1508in" svg:x="0.0028in" svg:y="0in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3" draw:text-style-name="P6" svg:width="0.0638in" svg:height="0.1035in" svg:x="0.0736in" svg:y="0.0126in" svg:viewBox="0 0 163 264" svg:d="M163 133c0-30-2-61-16-89-17-37-49-44-66-44-23 0-50 10-67 46-12 27-14 57-14 87s2 63 18 93c16 31 45 38 63 38 21 0 51-7 68-44 12-27 14-56 14-87zM81 257c-15 0-37-10-45-48-4-22-4-57-4-80 0-24 0-50 3-71 8-46 37-49 46-49 14 0 39 6 47 45 3 22 3 51 3 75 0 30 0 55-4 79-6 36-28 49-46 49z"><text:p/></draw:path><draw:path draw:style-name="gr3" draw:text-style-name="P6" svg:width="0.0177in" svg:height="0.0453in" svg:x="0.1571in" svg:y="0.0972in" svg:viewBox="0 0 46 116" svg:d="M46 41c0-26-10-41-25-41-13 0-21 10-21 21 0 10 8 21 21 21 4 0 10-2 13-6 1-1 1-1 2-1 0 2 1 0 1 6 0 28-14 51-26 65-4 3-4 4-4 5 0 4 2 5 4 5 3 0 35-30 35-75z"><text:p/></draw:path><draw:path draw:style-name="gr3" draw:text-style-name="P6" svg:width="0.0496in" svg:height="0.1008in" svg:x="0.2256in" svg:y="0.0126in" svg:viewBox="0 0 127 257" svg:d="M79 10c0-9 0-10-10-10-23 25-57 25-69 25 0 5 0 8 0 12 8 0 30 0 51-9 0 66 0 132 0 198 0 13-1 18-37 18-4 0-7 0-12 0 0 5 0 9 0 13 13-3 48-3 63-3s48 0 62 3c0-4 0-8 0-13-5 0-8 0-13 0-34 0-35-4-35-18 0-72 0-145 0-216z"><text:p/></draw:path><draw:path draw:style-name="gr3" draw:text-style-name="P6" svg:width="0.0539in" svg:height="0.1508in" svg:x="0.2984in" svg:y="0in" svg:viewBox="0 0 138 384" svg:d="M56 333c0 15-10 40-53 42-1 2-3 3-3 5 0 4 4 4 8 4 37 0 73-18 73-48 0-29 0-59 0-88 0-15 0-27 16-40 14-11 28-12 37-12 1-1 4-2 4-3 0-5-3-5-7-5-25-1-44-15-48-34-2-4-2-5-2-19 0-25 0-50 0-76 0-16 0-28-18-44-16-12-42-15-55-15-4 0-8 0-8 4s2 4 7 5c24 1 43 13 48 33 1 3 1 4 1 19 0 26 0 52 0 80 0 18 3 23 16 36 7 8 18 12 29 16-32 7-45 25-45 47 0 31 0 62 0 93z"><text:p/></draw:path><draw:path draw:style-name="gr3" draw:text-style-name="P6" svg:width="0.1004in" svg:height="0.035in" svg:x="0.4142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539in" svg:height="0.1508in" svg:x="0.5772in" svg:y="0in" svg:viewBox="0 0 138 384" svg:d="M81 52c0-16 10-41 53-43 1-1 4-2 4-5 0-4-4-4-8-4-39 0-74 20-74 48 0 29 0 59 0 89 0 14 0 26-15 39-15 11-29 12-38 12-1 0-3 2-3 5 0 2 2 2 7 3 25 1 44 15 48 34 1 5 1 6 1 19 0 25 0 50 0 76 0 16 0 28 19 44 14 11 39 15 55 15 4 0 8 0 8-4 0-3-3-3-7-5-24-1-43-13-48-33-2-3-2-4-2-18 0-27 0-53 0-81 0-17-3-24-15-36-8-9-19-12-30-14 32-9 45-27 45-49 0-31 0-61 0-92z"><text:p/></draw:path><draw:path draw:style-name="gr3" draw:text-style-name="P6" svg:width="0.0638in" svg:height="0.1035in" svg:x="0.6484in" svg:y="0.0126in" svg:viewBox="0 0 163 264" svg:d="M163 133c0-30-2-61-16-89-17-37-49-44-66-44-23 0-50 10-67 46-12 27-14 57-14 87s2 63 18 93c16 31 45 38 63 38 21 0 51-7 68-44 12-27 14-56 14-87zM81 257c-15 0-38-10-45-48-4-22-4-57-4-80 0-24 0-50 3-71 8-46 37-49 46-49 13 0 39 6 46 45 4 22 4 51 4 75 0 30 0 55-4 79-6 36-28 49-46 49z"><text:p/></draw:path><draw:path draw:style-name="gr3" draw:text-style-name="P6" svg:width="0.0539in" svg:height="0.1508in" svg:x="0.7291in" svg:y="0in" svg:viewBox="0 0 138 384" svg:d="M56 333c0 15-10 40-53 42-1 2-3 3-3 5 0 4 4 4 8 4 37 0 73-18 73-48 0-29 0-59 0-88 0-15 0-27 16-40 14-11 28-12 37-12 2-1 4-2 4-3 0-5-3-5-7-5-25-1-44-15-48-34-2-4-2-5-2-19 0-25 0-50 0-76 0-16 0-28-17-44-16-12-43-15-56-15-4 0-8 0-8 4s2 4 7 5c24 1 43 13 48 33 1 3 1 4 1 19 0 26 0 52 0 80 0 18 3 24 16 36 7 9 19 12 29 16-31 7-45 25-45 47 0 31 0 62 0 93z"><text:p/></draw:path></draw:g><text:s/>גורר <draw:g text:anchor-type="as-char" svg:y="-0.1043in" draw:z-index="345" draw:name="Shape332" draw:style-name="gr1"><svg:title>TexMaths</svg:title><svg:desc>11§display§0 = 1§svg§600§FALSE§</svg:desc><draw:path draw:style-name="gr2" draw:text-style-name="P5" svg:width="0.326in" svg:height="0.0882in" svg:x="0.0016in" svg:y="0.0071in" svg:viewBox="0 0 829 225" svg:d="M0 0c276 0 553 0 829 0 0 75 0 150 0 225-276 0-553 0-829 0 0-75 0-150 0-225z"><text:p/></draw:path><draw:path draw:style-name="gr3" draw:text-style-name="P6" svg:width="0.0638in" svg:height="0.1039in" svg:x="-0.0004in" svg:y="0in" svg:viewBox="0 0 163 265" svg:d="M163 133c0-30-2-61-16-90-18-36-49-43-66-43-23 0-51 10-67 46-13 27-14 57-14 87 0 28 1 63 18 93 16 31 44 39 62 39 21 0 51-8 69-46 12-26 14-56 14-86zM80 256c-14 0-37-9-44-46-4-24-4-59-4-81 0-24 0-51 3-71 7-46 37-49 45-49 14 0 39 6 47 45 3 21 3 51 3 75 0 28 0 54-3 79-7 37-29 48-47 48z"><text:p/></draw:path><draw:path draw:style-name="gr3" draw:text-style-name="P6" svg:width="0.1004in" svg:height="0.035in" svg:x="0.1205in" svg:y="0.0453in" svg:viewBox="0 0 256 90" svg:d="M243 15c7 0 13 0 13-7 0-8-6-8-12-8-78 0-155 0-232 0-5 0-12 0-12 8 0 7 7 7 13 7 77 0 153 0 230 0zM244 90c6 0 12 0 12-7 0-8-6-8-13-8-77 0-153 0-230 0-6 0-13 0-13 8 0 7 7 7 12 7 77 0 154 0 232 0z"><text:p/></draw:path><draw:path draw:style-name="gr3" draw:text-style-name="P6" svg:width="0.05in" svg:height="0.1004in" svg:x="0.2854in" svg:y="0in" svg:viewBox="0 0 128 256" svg:d="M79 10c0-9 0-10-9-10-24 24-58 24-70 24 0 5 0 8 0 12 8 0 31 0 51-10 0 67 0 134 0 200 0 13-1 18-37 18-4 0-7 0-12 0 0 4 0 7 0 12 14-1 48-1 63-1s49 0 63 1c0-5 0-8 0-12-5 0-8 0-13 0-35 0-36-4-36-18 0-72 0-144 0-216z"><text:p/></draw:path></draw:g><text:s/>וזה פסוק שקר. </text:p>
      <text:p text:style-name="P13"><draw:g text:anchor-type="as-char" svg:y="-0.1134in" draw:z-index="346" draw:name="Shape333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P15" text:outline-level="3">סעיף (ד) <text:span text:style-name="T28">– </text:span><text:span text:style-name="T32">סתירה</text:span></text:h>
      <text:p text:style-name="P58"><text:span text:style-name="T2">צ.ל.: </text:span>לסתור שבהינתן <draw:g text:anchor-type="as-char" svg:y="-0.1075in" draw:z-index="329" draw:name="Shape334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text:s/>על, אז <draw:g text:anchor-type="as-char" svg:y="-0.1075in" draw:z-index="330" draw:name="Shape335" draw:style-name="gr1"><svg:title>TexMaths</svg:title><svg:desc>11§display§f_\to§svg§600§FALSE§</svg:desc><draw:path draw:style-name="gr2" draw:text-style-name="P5" svg:width="0.1705in" svg:height="0.1217in" svg:x="-0.0004in" svg:y="0.0075in" svg:viewBox="0 0 434 310" svg:d="M0 0c145 0 289 0 434 0 0 103 0 207 0 310-145 0-289 0-434 0 0-103 0-207 0-310z"><text:p/></draw:path><draw:path draw:style-name="gr3" draw:text-style-name="P6" svg:width="0.0752in" svg:height="0.1374in" svg:x="0in" svg:y="0in" svg:viewBox="0 0 192 350" svg:d="M121 118c11 0 22 0 33 0 7 0 11 0 11-8 0-4-4-4-10-4-11 0-22 0-32 0 2-16 4-30 8-44 2-8 6-36 10-40 3-8 9-13 17-13 1 0 12 0 19 6-17 1-21 16-21 21 0 9 8 14 14 14 10 0 22-8 22-24 0-17-18-26-34-26-13 0-37 7-49 45-2 8-4 12-12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" draw:text-style-name="P6" svg:width="0.1035in" svg:height="0.0555in" svg:x="0.0744in" svg:y="0.0756in" svg:viewBox="0 0 264 142" svg:d="M226 77c-34 25-26 40-38 61 0 4 3 4 6 4 6 0 6 0 8-4 1-7 6-25 20-40 15-17 27-20 39-23 1-1 3-2 3-5 0-2-2-3-6-4-37-12-52-40-57-63-1-3-3-3-7-3s-6 0-6 3c0 1 3 19 16 38 6 9 13 16 22 23-72 0-145 0-216 0-5 0-10 0-10 6 0 7 5 7 10 7 71 0 144 0 216 0z"><text:p/></draw:path></draw:g><text:s/>ח"ע</text:p>
      <text:p text:style-name="P59">הוכחה: <text:span text:style-name="T6">נבחר: </text:span></text:p>
      <text:p text:style-name="P8"><draw:g text:anchor-type="as-char" svg:y="-0.1134in" draw:z-index="331" draw:name="Shape336" draw:style-name="gr1"><svg:title>TexMaths</svg:title><svg:desc>11§display§A = \{0\}, B = \{0, 1\}, f = \{\la 0, 1 \ra, \la 0, 0 \ra\}§svg§600§FALSE§</svg:desc><draw:path draw:style-name="gr2" draw:text-style-name="P5" svg:width="2.5413in" svg:height="0.1358in" svg:x="0.002in" svg:y="0.0071in" svg:viewBox="0 0 6456 346" svg:d="M3228 346c-1076 0-2152 0-3228 0 0-116 0-230 0-346 2152 0 4304 0 6456 0 0 116 0 230 0 346-1076 0-2152 0-3228 0z"><text:p/></draw:path><draw:path draw:style-name="gr3" draw:text-style-name="P6" svg:width="0.1039in" svg:height="0.1079in" svg:x="-0.0004in" svg:y="0.0043in" svg:viewBox="0 0 265 275" svg:d="M55 231c-15 26-31 31-47 32-5 1-8 1-8 8 0 2 1 4 4 4 11 0 22-1 33-1 14 0 27 1 39 1 3 0 8 0 8-7 0-4-4-5-6-5-10 0-19-3-19-13 0-4 3-9 6-14 10-17 20-32 30-49 31 0 64 0 96 0 1 9 6 60 6 64 0 11-20 12-28 12-5 0-8 0-8 8 0 4 4 4 5 4 16 0 32-1 49-1 8 0 33 1 42 1 3 0 8 0 8-7 0-5-4-5-9-5-24 0-24-2-25-13-8-79-17-160-24-240 0-8 0-10-7-10-6 0-8 3-11 7-45 74-89 149-134 224zM101 175c26-43 52-85 77-127 5 42 8 84 12 127-29 0-59 0-89 0z"><text:p/></draw:path><draw:path draw:style-name="gr3" draw:text-style-name="P6" svg:width="0.1008in" svg:height="0.0354in" svg:x="0.159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1in" svg:height="0.1512in" svg:x="0.3224in" svg:y="0in" svg:viewBox="0 0 136 385" svg:d="M81 52c0-16 10-41 52-43 2 0 3-2 3-5 0-4-2-4-6-4-39 0-74 20-75 48 0 29 0 59 0 89 0 15 0 27-15 39-14 12-28 12-37 13-2 0-3 1-3 5 0 3 2 3 6 3 25 2 44 14 48 34 1 4 1 5 1 19 0 25 0 51 0 76 0 16 0 29 19 43 15 12 40 16 56 16 4 0 6 0 6-4s-2-4-5-4c-24-2-44-15-49-33-1-5-1-5-1-19 0-27 0-54 0-82 0-17-3-24-15-35-9-9-20-12-31-14 32-10 46-28 46-50 0-31 0-61 0-92z"><text:p/></draw:path><draw:path draw:style-name="gr3" draw:text-style-name="P6" svg:width="0.0638in" svg:height="0.1035in" svg:x="0.3933in" svg:y="0.013in" svg:viewBox="0 0 163 264" svg:d="M163 133c0-31-2-61-16-90-18-37-49-43-66-43-23 0-51 10-67 45-12 28-14 57-14 88 0 29 1 64 18 92 16 32 44 39 63 39 21 0 50-7 67-45 13-25 15-55 15-86zM81 255c-15 0-38-9-45-46-4-22-4-58-4-80 0-26 0-51 3-72 7-45 37-49 46-49 13 0 38 7 46 45 4 22 4 52 4 76 0 28 0 55-4 79-7 36-29 47-46 47z"><text:p/></draw:path><draw:path draw:style-name="gr3" draw:text-style-name="P6" svg:width="0.0535in" svg:height="0.1512in" svg:x="0.4744in" svg:y="0in" svg:viewBox="0 0 137 385" svg:d="M56 334c0 15-10 40-53 43-2 0-3 2-3 4 0 4 4 4 8 4 37 0 73-18 73-48 0-29 0-58 0-88 0-16 0-28 16-40 14-11 28-11 37-12 1 0 3-1 3-3 0-5-2-5-6-5-25-2-44-15-49-35-1-3-1-4-1-19 0-25 0-50 0-76 0-16 0-28-18-42-16-13-42-17-55-17-4 0-8 0-8 4 0 5 2 5 7 5 24 1 42 14 48 33 1 4 1 4 1 19 0 26 0 54 0 81 0 18 2 24 15 36 8 8 19 12 30 16-32 9-45 25-45 47 0 31 0 62 0 93z"><text:p/></draw:path><draw:path draw:style-name="gr3" draw:text-style-name="P6" svg:width="0.0173in" svg:height="0.0453in" svg:x="0.5528in" svg:y="0.0972in" svg:viewBox="0 0 45 116" svg:d="M45 41c0-26-10-41-25-41-12 0-20 10-20 21 0 10 8 20 20 20 5 0 10-1 14-5 1-1 1-1 1-1 1 0 1 0 1 6 0 28-13 51-26 64-5 4-4 5-4 6 0 2 2 5 4 5 4 0 35-30 35-75z"><text:p/></draw:path><draw:path draw:style-name="gr3" draw:text-style-name="P6" svg:width="0.1083in" svg:height="0.1028in" svg:x="0.6134in" svg:y="0.0098in" svg:viewBox="0 0 276 262" svg:d="M46 232c-4 15-4 18-35 18-7 0-11 0-11 8 0 4 4 4 11 4 46 0 91 0 138 0 61 0 106-45 106-83 0-27-22-49-59-53 39-8 80-37 80-73 0-29-25-53-71-53-43 0-87 0-130 0-8 0-11 0-11 8 0 4 3 4 11 4 4 0 7 0 14 0 7 1 10 1 10 7 0 1 0 2-1 7-18 69-34 138-52 206zM105 122c7-32 16-64 24-96 3-13 4-14 21-14 16 0 33 0 49 0 34 0 42 22 42 40 0 34-33 70-80 70-19 0-38 0-56 0zM87 250c-6 0-7 0-9 0-3 0-4-1-4-4 0-2 0-2 2-9 9-36 18-71 26-106 25 0 49 0 73 0 37 0 45 28 45 45 0 36-35 74-80 74-18 0-35 0-53 0z"><text:p/></draw:path><draw:path draw:style-name="gr3" draw:text-style-name="P6" svg:width="0.1008in" svg:height="0.0354in" svg:x="0.781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1in" svg:height="0.1512in" svg:x="0.9441in" svg:y="0in" svg:viewBox="0 0 136 385" svg:d="M81 52c0-16 10-41 52-43 2 0 3-2 3-5 0-4-2-4-6-4-39 0-74 20-75 48 0 29 0 59 0 89 0 15 0 27-15 39-14 12-28 12-37 13-2 0-3 1-3 5 0 3 2 3 6 3 25 2 43 14 48 34 1 4 1 5 1 19 0 25 0 51 0 76 0 16 0 29 19 43 15 12 40 16 56 16 4 0 6 0 6-4s-2-4-5-4c-24-2-44-15-49-33-1-5-1-5-1-19 0-27 0-54 0-82 0-17-3-24-15-35-9-9-20-12-31-14 32-10 46-28 46-50 0-31 0-61 0-92z"><text:p/></draw:path><draw:path draw:style-name="gr3" draw:text-style-name="P6" svg:width="0.0638in" svg:height="0.1035in" svg:x="1.0154in" svg:y="0.013in" svg:viewBox="0 0 163 264" svg:d="M163 133c0-31-2-61-16-90-17-37-49-43-66-43-23 0-51 10-67 45-12 28-14 57-14 88 0 29 1 64 18 92 16 32 44 39 63 39 21 0 50-7 67-45 13-25 15-55 15-86zM81 255c-15 0-38-9-45-46-4-22-4-58-4-80 0-26 0-51 3-72 7-45 37-49 46-49 13 0 38 7 46 45 4 22 4 52 4 76 0 28 0 55-4 79-7 36-29 47-46 47z"><text:p/></draw:path><draw:path draw:style-name="gr3" draw:text-style-name="P6" svg:width="0.0173in" svg:height="0.0453in" svg:x="1.0984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6" svg:width="0.05in" svg:height="0.1in" svg:x="1.1665in" svg:y="0.013in" svg:viewBox="0 0 128 255" svg:d="M79 10c0-10 0-10-9-10-24 24-58 24-70 24 0 5 0 8 0 12 8 0 31 0 51-10 0 66 0 133 0 199 0 14-2 18-36 18-4 0-8 0-13 0 0 5 0 9 0 12 14-1 47-1 63-1 15 0 49 0 63 1 0-3 0-7 0-12-5 0-8 0-13 0-35 0-36-4-36-18 0-72 0-144 0-215z"><text:p/></draw:path><draw:path draw:style-name="gr3" draw:text-style-name="P6" svg:width="0.0539in" svg:height="0.1512in" svg:x="1.2402in" svg:y="0in" svg:viewBox="0 0 138 385" svg:d="M56 334c0 15-11 40-53 43-2 0-3 2-3 4 0 4 4 4 8 4 37 0 73-18 73-48 0-29 0-58 0-88 0-16 0-28 16-40 13-11 28-11 37-12 1 0 4-1 4-3 0-5-3-5-7-5-25-2-44-15-49-35-1-3-1-4-1-19 0-25 0-50 0-76 0-16 0-28-18-42-16-13-42-17-55-17-4 0-8 0-8 4 0 5 2 5 7 5 24 1 43 14 48 33 1 4 1 4 1 19 0 26 0 54 0 81 0 18 2 24 16 36 7 8 18 12 29 16-32 9-45 25-45 47 0 31 0 62 0 93z"><text:p/></draw:path><draw:path draw:style-name="gr3" draw:text-style-name="P6" svg:width="0.0173in" svg:height="0.0453in" svg:x="1.3181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6" svg:width="0.076in" svg:height="0.1374in" svg:x="1.3803in" svg:y="0.0067in" svg:viewBox="0 0 194 350" svg:d="M122 118c11 0 22 0 33 0 8 0 11 0 11-8 0-4-3-4-10-4-11 0-21 0-32 0 2-16 6-30 8-44 1-8 7-36 9-40 4-8 11-13 18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6-23 44-37 12-25 21-71 21-74 8-40 16-80 24-121z"><text:p/></draw:path><draw:path draw:style-name="gr3" draw:text-style-name="P6" svg:width="0.1004in" svg:height="0.0354in" svg:x="1.5142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539in" svg:height="0.1512in" svg:x="1.6768in" svg:y="0in" svg:viewBox="0 0 138 385" svg:d="M81 52c0-16 11-41 53-43 2 0 4-2 4-5 0-4-4-4-8-4-39 0-74 20-74 48 0 29 0 59 0 89 0 15 0 27-15 39-13 12-29 12-38 13-1 0-3 1-3 5 0 3 2 3 7 3 25 2 44 14 48 34 1 4 1 5 1 19 0 25 0 51 0 76 0 16 0 29 19 43 14 12 41 16 55 16 4 0 8 0 8-4s-3-4-7-4c-24-2-43-15-49-33-1-5-1-5-1-19 0-27 0-54 0-82 0-17-2-23-15-35-8-8-19-12-30-14 32-10 45-28 45-50 0-31 0-61 0-92z"><text:p/></draw:path><draw:path draw:style-name="gr3" draw:text-style-name="P6" svg:width="0.0339in" svg:height="0.1512in" svg:x="1.7587in" svg:y="0in" svg:viewBox="0 0 87 385" svg:d="M85 15c2-4 2-5 2-7 0-5-3-8-8-8-3 0-6 2-9 9-23 59-45 118-68 177-1 2-2 4-2 8 0 1 0 1 2 5 23 59 45 118 68 176 1 5 4 10 9 10s8-3 8-7c0-1 0-3-2-7-23-59-45-119-69-177 24-60 46-119 69-179z"><text:p/></draw:path><draw:path draw:style-name="gr3" draw:text-style-name="P6" svg:width="0.0638in" svg:height="0.1035in" svg:x="1.8075in" svg:y="0.013in" svg:viewBox="0 0 163 264" svg:d="M163 133c0-31-2-61-16-90-17-37-49-43-66-43-23 0-51 10-67 45-12 28-14 57-14 88 0 29 1 64 18 92 16 32 45 39 63 39 21 0 51-7 67-45 13-25 15-55 15-86zM81 255c-15 0-38-9-45-46-4-22-4-58-4-80 0-26 0-51 3-72 8-45 36-49 46-49 12 0 39 7 45 45 5 22 5 52 5 76 0 28 0 55-5 79-5 36-27 47-45 47z"><text:p/></draw:path><draw:path draw:style-name="gr3" draw:text-style-name="P6" svg:width="0.0173in" svg:height="0.0453in" svg:x="1.8906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492in" svg:height="0.1in" svg:x="1.9591in" svg:y="0.013in" svg:viewBox="0 0 126 255" svg:d="M79 10c0-10 0-10-10-10-23 24-57 24-69 24 0 5 0 8 0 12 8 0 30 0 51-10 0 66 0 133 0 199 0 14-1 18-37 18-4 0-7 0-12 0 0 5 0 9 0 12 13-1 47-1 63-1 15 0 48 0 61 1 0-3 0-7 0-12-4 0-7 0-12 0-34 0-35-4-35-18 0-72 0-144 0-215z"><text:p/></draw:path><draw:path draw:style-name="gr3" draw:text-style-name="P6" svg:width="0.0339in" svg:height="0.1512in" svg:x="2.0295in" svg:y="0in" svg:viewBox="0 0 87 385" svg:d="M85 199c2-4 2-4 2-5 0-2 0-2-2-7-23-59-45-119-69-178-2-7-4-9-8-9-5 0-8 3-8 8 0 1 0 2 2 6 23 60 45 119 68 180-23 58-45 118-68 176-2 4-2 5-2 8 0 4 3 7 8 7s6-4 8-7c24-60 46-119 69-179z"><text:p/></draw:path><draw:path draw:style-name="gr3" draw:text-style-name="P6" svg:width="0.0173in" svg:height="0.0453in" svg:x="2.0937in" svg:y="0.0972in" svg:viewBox="0 0 45 116" svg:d="M45 41c0-26-10-41-25-41-12 0-20 10-20 21 0 10 8 20 20 20 5 0 10-1 14-5 1-1 1-1 2-1 0 2 0 0 0 6 0 28-13 51-26 64-5 4-5 5-5 6 0 2 3 5 5 5 4 0 35-30 35-75z"><text:p/></draw:path><draw:path draw:style-name="gr3" draw:text-style-name="P6" svg:width="0.0339in" svg:height="0.1512in" svg:x="2.1646in" svg:y="0in" svg:viewBox="0 0 87 385" svg:d="M85 15c2-4 2-5 2-7 0-5-3-8-8-8-3 0-6 2-9 9-23 59-45 118-68 177 0 2-2 4-2 8 0 1 0 1 2 5 23 59 45 118 68 176 2 5 4 10 9 10s8-3 8-7c0-1 0-3-2-7-23-59-45-119-68-177 23-60 45-119 68-179z"><text:p/></draw:path><draw:path draw:style-name="gr3" draw:text-style-name="P6" svg:width="0.0638in" svg:height="0.1035in" svg:x="2.213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6" svg:width="0.0177in" svg:height="0.0453in" svg:x="2.2961in" svg:y="0.0972in" svg:viewBox="0 0 46 116" svg:d="M46 41c0-26-10-41-25-41-13 0-21 10-21 21 0 10 8 20 21 20 4 0 10-1 13-5 1-1 1-1 2-1 0 2 1 0 1 6 0 28-14 51-26 64-4 4-4 5-4 6 0 2 2 5 4 5 3 0 35-30 35-75z"><text:p/></draw:path><draw:path draw:style-name="gr3" draw:text-style-name="P6" svg:width="0.0638in" svg:height="0.1035in" svg:x="2.3567in" svg:y="0.013in" svg:viewBox="0 0 163 264" svg:d="M163 133c0-31-2-61-16-90-17-37-49-43-66-43-23 0-51 10-67 45-12 28-14 57-14 88 0 29 1 64 18 92 16 32 45 39 63 39 21 0 51-7 67-45 13-25 15-55 15-86zM81 255c-15 0-38-9-45-46-4-22-4-58-4-80 0-26 0-51 3-72 8-45 36-49 46-49 12 0 39 7 45 45 5 22 5 52 5 76 0 28 0 55-5 79-5 36-27 47-45 47z"><text:p/></draw:path><draw:path draw:style-name="gr3" draw:text-style-name="P6" svg:width="0.0339in" svg:height="0.1512in" svg:x="2.4354in" svg:y="0in" svg:viewBox="0 0 87 385" svg:d="M85 199c2-4 2-4 2-5 0-2 0-2-2-7-23-59-45-119-68-178-3-7-6-9-9-9-5 0-8 3-8 8 0 1 0 2 2 6 23 60 45 119 68 180-23 58-45 118-68 176-2 4-2 5-2 8 0 4 4 7 8 7 5 0 6-4 9-7 23-60 45-119 68-179z"><text:p/></draw:path><draw:path draw:style-name="gr3" draw:text-style-name="P6" svg:width="0.0539in" svg:height="0.1512in" svg:x="2.4972in" svg:y="0in" svg:viewBox="0 0 138 385" svg:d="M56 334c0 15-11 40-53 43-2 0-3 2-3 4 0 4 4 4 8 4 37 0 73-18 73-48 0-29 0-58 0-88 0-16 0-28 16-40 14-11 28-11 37-12 1 0 4-1 4-3 0-5-3-5-7-5-25-2-44-15-49-35-1-3-1-4-1-19 0-25 0-50 0-76 0-16 0-28-18-42-16-13-42-17-55-17-4 0-8 0-8 4 0 5 2 5 7 5 24 1 43 14 48 33 1 4 1 4 1 19 0 26 0 54 0 81 0 18 2 24 16 36 7 8 18 12 29 16-32 9-45 25-45 47 0 31 0 62 0 93z"><text:p/></draw:path></draw:g></text:p>
      <text:p text:style-name="P58">משום ש־<draw:g text:anchor-type="as-char" svg:y="-0.1075in" draw:z-index="332" draw:name="Shape337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 על, אז התנאי מתקיים. נמצא את <draw:g text:anchor-type="as-char" svg:y="-0.1075in" draw:z-index="333" draw:name="Shape338" draw:style-name="gr1"><svg:title>TexMaths</svg:title><svg:desc>11§display§f_\to§svg§600§FALSE§</svg:desc><draw:path draw:style-name="gr2" draw:text-style-name="P5" svg:width="0.1705in" svg:height="0.1217in" svg:x="-0.0004in" svg:y="0.0075in" svg:viewBox="0 0 434 310" svg:d="M0 0c145 0 289 0 434 0 0 103 0 207 0 310-145 0-289 0-434 0 0-103 0-207 0-310z"><text:p/></draw:path><draw:path draw:style-name="gr3" draw:text-style-name="P6" svg:width="0.0752in" svg:height="0.1374in" svg:x="0in" svg:y="0in" svg:viewBox="0 0 192 350" svg:d="M121 118c11 0 22 0 33 0 7 0 11 0 11-8 0-4-4-4-10-4-11 0-22 0-32 0 2-16 4-30 8-44 2-8 6-36 10-40 3-8 9-13 17-13 1 0 12 0 19 6-17 1-21 16-21 21 0 9 8 14 14 14 10 0 22-8 22-24 0-17-18-26-34-26-13 0-37 7-49 45-2 8-4 12-12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" draw:text-style-name="P6" svg:width="0.1035in" svg:height="0.0555in" svg:x="0.0744in" svg:y="0.0756in" svg:viewBox="0 0 264 142" svg:d="M226 77c-34 25-26 40-38 61 0 4 3 4 6 4 6 0 6 0 8-4 1-7 6-25 20-40 15-17 27-20 39-23 1-1 3-2 3-5 0-2-2-3-6-4-37-12-52-40-57-63-1-3-3-3-7-3s-6 0-6 3c0 1 3 19 16 38 6 9 13 16 22 23-72 0-145 0-216 0-5 0-10 0-10 6 0 7 5 7 10 7 71 0 144 0 216 0z"><text:p/></draw:path></draw:g>: <draw:g text:anchor-type="as-char" svg:y="-0.1134in" draw:z-index="340" draw:name="Shape339" draw:style-name="gr1"><svg:title>TexMaths</svg:title><svg:desc>11§display§f_\to = \{ \la \{0\}, \{0\} \ra, \la \{1\}, \{0\} \ra, \la \{0, 1\}, \{0\} \ra \}§svg§600§FALSE§</svg:desc><draw:path draw:style-name="gr2" draw:text-style-name="P5" svg:width="2.737in" svg:height="0.1354in" svg:x="-0.0004in" svg:y="0.0071in" svg:viewBox="0 0 6953 345" svg:d="M0 0c2317 0 4636 0 6953 0 0 115 0 230 0 345-2317 0-4636 0-6953 0 0-115 0-230 0-345z"><text:p/></draw:path><draw:path draw:style-name="gr3" draw:text-style-name="P6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" svg:width="0.1043in" svg:height="0.0555in" svg:x="0.0744in" svg:y="0.0807in" svg:viewBox="0 0 266 142" svg:d="M228 78c-34 24-39 60-39 61 0 3 3 3 7 3s5 0 6-4c3-7 7-25 21-39 16-16 29-21 41-24 1-1 2-2 2-3 0-4-1-4-5-5-39-12-53-39-59-64-1-3-3-3-6-3-4 0-7 0-7 4 6 13 3 19 17 38 5 9 13 16 22 23-73 0-144 0-217 0-4 0-11 0-11 7 0 6 7 6 11 6 73 0 144 0 217 0z"><text:p/></draw:path><draw:path draw:style-name="gr3" draw:text-style-name="P6" svg:width="0.1008in" svg:height="0.035in" svg:x="0.246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1in" svg:height="0.1508in" svg:x="0.4094in" svg:y="0in" svg:viewBox="0 0 136 384" svg:d="M81 52c0-16 10-41 52-43 2-1 3-2 3-5 0-4-3-4-6-4-40 0-75 20-75 48 0 29 0 59 0 89 0 14 0 26-15 39-14 11-29 12-37 12-2 0-3 2-3 5 0 2 2 2 5 3 26 1 44 15 49 34 1 5 1 6 1 19 0 25 0 50 0 76 0 16 0 28 19 44 15 11 40 15 56 15 3 0 6 0 6-4 0-3-2-3-5-5-24-1-44-13-49-33-1-3-1-4-1-18 0-27 0-53 0-81 0-17-3-24-15-36-9-9-20-12-31-14 32-9 46-27 46-49 0-31 0-61 0-92z"><text:p/></draw:path><draw:path draw:style-name="gr3" draw:text-style-name="P6" svg:width="0.0335in" svg:height="0.1508in" svg:x="0.4913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6" svg:width="0.0535in" svg:height="0.1508in" svg:x="0.5445in" svg:y="0in" svg:viewBox="0 0 137 384" svg:d="M81 52c0-16 10-41 52-43 2-1 4-2 4-5 0-4-3-4-7-4-39 0-74 20-75 48 0 29 0 59 0 89 0 14 0 26-15 39-14 11-28 12-37 12-2 0-3 2-3 5 0 2 2 2 5 3 27 1 46 15 49 34 1 5 1 6 1 19 0 25 0 50 0 76 0 16 0 28 19 44 15 11 40 15 56 15 4 0 7 0 7-4 0-3-2-3-6-5-24-1-43-13-49-33-1-3-1-4-1-18 0-27 0-53 0-81 0-17-3-23-15-36-8-8-20-12-30-14 31-9 45-27 45-49 0-31 0-61 0-92z"><text:p/></draw:path><draw:path draw:style-name="gr3" draw:text-style-name="P6" svg:width="0.0638in" svg:height="0.1035in" svg:x="0.6154in" svg:y="0.0126in" svg:viewBox="0 0 163 264" svg:d="M163 133c0-30-2-61-16-89-17-37-49-44-66-44-23 0-51 10-67 46-12 27-14 57-14 87s1 63 18 93c16 31 45 38 63 38 21 0 50-7 67-44 13-27 15-56 15-87zM81 257c-15 0-38-10-45-48-4-22-4-57-4-80 0-24 0-50 3-71 8-46 36-49 46-49 12 0 39 6 45 45 5 22 5 51 5 75 0 30 0 55-5 79-5 36-27 49-45 49z"><text:p/></draw:path><draw:path draw:style-name="gr3" draw:text-style-name="P6" svg:width="0.0535in" svg:height="0.1508in" svg:x="0.6965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3 15 36 8 8 19 12 30 16-31 7-45 25-45 47 0 31 0 62 0 93z"><text:p/></draw:path><draw:path draw:style-name="gr3" draw:text-style-name="P6" svg:width="0.0173in" svg:height="0.0453in" svg:x="0.7748in" svg:y="0.0972in" svg:viewBox="0 0 45 116" svg:d="M45 41c0-26-10-41-25-41-12 0-20 10-20 21 0 10 8 21 20 21 5 0 10-2 14-6 1-1 1-1 2-1 0 2 0 0 0 6 0 28-13 51-26 65-5 3-5 4-5 5 0 4 3 5 5 5 4 0 35-30 35-75z"><text:p/></draw:path><draw:path draw:style-name="gr3" draw:text-style-name="P6" svg:width="0.0535in" svg:height="0.1508in" svg:x="0.8402in" svg:y="0in" svg:viewBox="0 0 137 384" svg:d="M81 52c0-16 10-41 53-43 1-1 3-2 3-5 0-4-3-4-7-4-39 0-74 20-74 48 0 29 0 59 0 89 0 14 0 26-15 39-15 11-29 12-38 12-1 0-3 2-3 5 0 2 2 2 7 3 25 1 44 15 48 34 1 5 1 6 1 19 0 25 0 50 0 76 0 16 0 28 19 44 14 11 39 15 55 15 4 0 7 0 7-4 0-3-2-3-6-5-24-1-43-13-49-33-1-3-1-4-1-18 0-27 0-53 0-81 0-17-3-23-15-36-8-8-19-12-30-14 32-9 45-27 45-49 0-31 0-61 0-92z"><text:p/></draw:path><draw:path draw:style-name="gr3" draw:text-style-name="P6" svg:width="0.0638in" svg:height="0.1035in" svg:x="0.911in" svg:y="0.0126in" svg:viewBox="0 0 163 264" svg:d="M163 133c0-30-2-61-16-89-17-37-49-44-66-44-23 0-50 10-67 46-12 27-14 57-14 87s2 63 18 93c16 31 45 38 63 38 21 0 51-7 67-44 13-27 15-56 15-87zM81 257c-15 0-37-10-45-48-4-22-4-57-4-80 0-24 0-50 3-71 8-46 36-49 46-49 14 0 39 6 45 45 5 22 5 51 5 75 0 30 0 55-5 79-5 36-27 49-45 49z"><text:p/></draw:path><draw:path draw:style-name="gr3" draw:text-style-name="P6" svg:width="0.0535in" svg:height="0.1508in" svg:x="0.9921in" svg:y="0in" svg:viewBox="0 0 137 384" svg:d="M56 333c0 15-10 40-52 42-2 2-4 3-4 5 0 4 4 4 9 4 37 0 72-18 73-48 0-29 0-59 0-88 0-15 0-27 16-40 13-11 27-12 36-12 2-1 3-2 3-3 0-5-2-5-5-5-26-1-44-15-48-34-2-4-2-5-2-19 0-25 0-50 0-76 0-16 0-28-18-44-16-12-43-15-55-15-5 0-9 0-9 4s3 4 7 5c24 1 42 13 48 33 1 3 1 4 1 19 0 26 0 52 0 80 0 18 3 24 15 36 9 9 20 12 31 16-32 7-46 25-46 47 0 31 0 62 0 93z"><text:p/></draw:path><draw:path draw:style-name="gr3" draw:text-style-name="P6" svg:width="0.0339in" svg:height="0.1508in" svg:x="1.0657in" svg:y="0in" svg:viewBox="0 0 87 384" svg:d="M85 198c2-4 2-5 2-5 0-1 0-3-2-7-23-59-45-119-69-177-2-7-4-9-8-9-5 0-8 3-8 8 0 1 0 2 2 6 23 60 45 119 68 179-23 58-45 117-68 177-2 4-2 4-2 7 0 4 3 7 8 7s6-4 8-7c24-60 46-119 69-179z"><text:p/></draw:path><draw:path draw:style-name="gr3" draw:text-style-name="P6" svg:width="0.0173in" svg:height="0.0453in" svg:x="1.1299in" svg:y="0.0972in" svg:viewBox="0 0 45 116" svg:d="M45 41c0-26-10-41-25-41-12 0-20 10-20 21 0 10 8 21 20 21 5 0 10-2 14-6 1-1 1-1 1-1 1 0 1 0 1 6 0 28-13 51-26 65-5 3-5 4-5 5 0 4 3 5 5 5 4 0 35-30 35-75z"><text:p/></draw:path><draw:path draw:style-name="gr3" draw:text-style-name="P6" svg:width="0.0339in" svg:height="0.1508in" svg:x="1.2008in" svg:y="0in" svg:viewBox="0 0 87 384" svg:d="M85 14c2-4 2-4 2-6 0-5-3-8-8-8-3 0-6 2-9 9-23 58-45 118-68 177-1 2-2 4-2 7 0 0 0 1 2 5 23 60 45 119 68 177 1 4 4 9 9 9s8-3 8-7c0-2 0-3-2-7-23-60-45-119-69-177 24-60 46-119 69-179z"><text:p/></draw:path><draw:path draw:style-name="gr3" draw:text-style-name="P6" svg:width="0.0531in" svg:height="0.1508in" svg:x="1.2547in" svg:y="0in" svg:viewBox="0 0 136 384" svg:d="M81 52c0-16 10-41 52-43 2-1 3-2 3-5 0-4-2-4-6-4-39 0-74 20-75 48 0 29 0 59 0 89 0 14 0 26-15 39-14 11-28 12-37 12-2 0-3 2-3 5 0 2 2 2 5 3 26 1 44 15 49 34 1 5 1 6 1 19 0 25 0 50 0 76 0 16 0 28 19 44 15 11 40 15 56 15 4 0 6 0 6-4 0-3-2-3-5-5-24-1-44-13-49-33-1-3-1-4-1-18 0-27 0-53 0-81 0-17-3-24-15-36-9-9-20-12-31-14 32-9 46-27 46-49 0-31 0-61 0-92z"><text:p/></draw:path><draw:path draw:style-name="gr3" draw:text-style-name="P6" svg:width="0.05in" svg:height="0.1008in" svg:x="1.3331in" svg:y="0.0126in" svg:viewBox="0 0 128 257" svg:d="M79 10c0-9 0-10-9-10-24 25-57 25-70 25 0 5 0 8 0 12 8 0 31 0 51-9 0 66 0 132 0 198 0 13-2 18-36 18-4 0-8 0-13 0 0 5 0 9 0 13 14-3 47-3 63-3 15 0 49 0 63 3 0-4 0-8 0-13-5 0-8 0-13 0-35 0-36-4-36-18 0-72 0-145 0-216z"><text:p/></draw:path><draw:path draw:style-name="gr3" draw:text-style-name="P6" svg:width="0.0535in" svg:height="0.1508in" svg:x="1.4063in" svg:y="0in" svg:viewBox="0 0 137 384" svg:d="M56 333c0 15-10 40-53 42-2 2-3 3-3 5 0 4 4 4 8 4 37 0 73-18 73-48 0-29 0-59 0-88 0-15 0-27 16-40 14-11 28-12 37-12 1-1 3-2 3-3 0-5-2-5-6-5-25-1-44-15-49-34-1-4-1-5-1-19 0-25 0-50 0-76 0-16 0-28-18-44-16-12-42-15-55-15-4 0-8 0-8 4s2 4 7 5c24 1 42 13 48 33 1 3 1 4 1 19 0 26 0 52 0 80 0 18 2 23 15 36 9 8 19 12 30 16-32 7-45 25-45 47 0 31 0 62 0 93z"><text:p/></draw:path><draw:path draw:style-name="gr3" draw:text-style-name="P6" svg:width="0.0173in" svg:height="0.0453in" svg:x="1.4846in" svg:y="0.0972in" svg:viewBox="0 0 45 116" svg:d="M45 41c0-26-10-41-25-41-12 0-20 10-20 21 0 10 8 21 20 21 4 0 10-2 14-6 1-1 1-1 1-1 1 0 1 0 1 6 0 28-13 51-26 65-5 3-5 4-5 5 0 4 3 5 5 5 4 0 35-30 35-75z"><text:p/></draw:path><draw:path draw:style-name="gr3" draw:text-style-name="P6" svg:width="0.0535in" svg:height="0.1508in" svg:x="1.55in" svg:y="0in" svg:viewBox="0 0 137 384" svg:d="M81 52c0-16 10-41 52-43 2-1 4-2 4-5 0-4-3-4-7-4-39 0-74 20-75 48 0 29 0 59 0 89 0 14 0 26-15 39-14 11-28 12-37 12-2 0-3 2-3 5 0 2 2 2 7 3 25 1 44 15 47 34 1 5 1 6 1 19 0 25 0 50 0 76 0 16 0 28 19 44 15 11 40 15 56 15 4 0 7 0 7-4 0-3-2-3-6-5-24-1-43-13-49-33-1-3-1-4-1-18 0-27 0-53 0-81 0-17-3-24-15-36-8-9-20-12-30-14 31-9 45-27 45-49 0-31 0-61 0-92z"><text:p/></draw:path><draw:path draw:style-name="gr3" draw:text-style-name="P6" svg:width="0.0638in" svg:height="0.1035in" svg:x="1.6209in" svg:y="0.0126in" svg:viewBox="0 0 163 264" svg:d="M163 133c0-30-2-61-16-89-17-37-49-44-66-44-23 0-51 10-67 46-12 27-14 57-14 87s1 63 18 93c16 31 45 38 63 38 21 0 50-7 67-44 13-27 15-56 15-87zM81 257c-15 0-38-10-45-48-4-22-4-57-4-80 0-24 0-50 3-71 8-46 36-49 46-49 12 0 39 6 45 45 5 22 5 51 5 75 0 30 0 55-5 79-5 36-27 49-45 49z"><text:p/></draw:path><draw:path draw:style-name="gr3" draw:text-style-name="P6" svg:width="0.0535in" svg:height="0.1508in" svg:x="1.702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3 15 36 8 8 20 12 30 16-31 7-45 25-45 47 0 31 0 62 0 93z"><text:p/></draw:path><draw:path draw:style-name="gr3" draw:text-style-name="P6" svg:width="0.0335in" svg:height="0.1508in" svg:x="1.7756in" svg:y="0in" svg:viewBox="0 0 86 384" svg:d="M85 198c1-4 1-5 1-5 0-1 0-3-1-7-23-59-45-119-69-177-2-7-4-9-8-9-5 0-8 3-8 8 0 1 0 2 2 6 23 60 45 119 68 179-23 58-45 117-68 177-2 4-2 4-2 7 0 4 3 7 8 7s6-4 7-7c23-60 47-119 70-179z"><text:p/></draw:path><draw:path draw:style-name="gr3" draw:text-style-name="P6" svg:width="0.0173in" svg:height="0.0453in" svg:x="1.8398in" svg:y="0.0972in" svg:viewBox="0 0 45 116" svg:d="M45 41c0-26-10-41-25-41-12 0-20 10-20 21 0 10 8 21 20 21 4 0 10-2 13-6 2-1 1-1 2-1s1 0 1 6c0 28-13 51-26 65-5 3-5 4-5 5 0 4 3 5 5 5 4 0 35-30 35-75z"><text:p/></draw:path><draw:path draw:style-name="gr3" draw:text-style-name="P6" svg:width="0.0335in" svg:height="0.1508in" svg:x="1.9106in" svg:y="0in" svg:viewBox="0 0 86 384" svg:d="M85 14c1-4 1-4 1-6 0-5-4-8-8-8-3 0-5 2-9 9-22 58-45 118-67 177-1 2-2 4-2 7 0 0 0 1 2 5 22 60 45 119 67 177 2 4 5 9 9 9s8-3 8-7c0-2 0-3-1-7-23-60-45-119-69-177 24-60 46-119 69-179z"><text:p/></draw:path><draw:path draw:style-name="gr3" draw:text-style-name="P6" svg:width="0.0535in" svg:height="0.1508in" svg:x="1.9638in" svg:y="0in" svg:viewBox="0 0 137 384" svg:d="M82 52c0-16 10-41 52-43 2-1 3-2 3-5 0-4-3-4-6-4-40 0-75 20-75 48 0 29 0 59 0 89 0 14 0 26-15 39-14 11-29 12-37 12-2 0-4 2-4 5 0 2 3 2 7 3 25 1 44 15 48 34 1 5 1 6 1 19 0 25 0 50 0 76 0 16 0 28 19 44 15 11 40 15 56 15 3 0 6 0 6-4 0-3-2-3-5-5-25-1-44-13-48-33-2-3-2-4-2-18 0-27 0-53 0-81 0-17-3-24-15-36-9-9-20-12-31-14 32-9 46-27 46-49 0-31 0-61 0-92z"><text:p/></draw:path><draw:path draw:style-name="gr3" draw:text-style-name="P6" svg:width="0.0634in" svg:height="0.1035in" svg:x="2.0354in" svg:y="0.0126in" svg:viewBox="0 0 162 264" svg:d="M162 133c0-30-1-61-16-89-17-37-49-44-65-44-23 0-51 10-67 46-13 27-14 57-14 87s1 63 16 93c17 31 46 38 64 38 21 0 51-7 67-44 14-27 15-56 15-87zM80 257c-14 0-37-10-44-48-4-22-4-57-4-80 0-24 0-50 3-71 7-46 36-49 45-49 13 0 39 6 46 45 4 22 4 51 4 75 0 30 0 55-5 79-5 36-27 49-45 49z"><text:p/></draw:path><draw:path draw:style-name="gr3" draw:text-style-name="P6" svg:width="0.0173in" svg:height="0.0453in" svg:x="2.1185in" svg:y="0.0972in" svg:viewBox="0 0 45 116" svg:d="M45 41c0-26-10-41-25-41-12 0-20 10-20 21 0 10 8 21 20 21 5 0 10-2 14-6 1-1 1-1 1-1 1 0 1 0 1 6 0 28-13 51-26 65-5 3-5 4-5 5 0 4 3 5 5 5 4 0 35-30 35-75z"><text:p/></draw:path><draw:path draw:style-name="gr3" draw:text-style-name="P6" svg:width="0.05in" svg:height="0.1008in" svg:x="2.1866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3" draw:text-style-name="P6" svg:width="0.0531in" svg:height="0.1508in" svg:x="2.2602in" svg:y="0in" svg:viewBox="0 0 136 384" svg:d="M55 333c0 15-10 40-52 42-2 2-3 3-3 5 0 4 4 4 8 4 37 0 72-18 73-48 0-29 0-59 0-88 0-15 0-27 16-40 13-11 28-12 36-12 2-1 3-2 3-3 0-5-2-5-5-5-25-1-44-15-49-34-1-4-1-5-1-19 0-25 0-50 0-76 0-16 0-28-18-44-16-12-42-15-55-15-4 0-8 0-8 4s2 4 5 5c25 1 44 13 49 33 1 3 1 4 1 19 0 26 0 52 0 80 0 18 3 24 15 36 9 9 20 12 31 16-32 7-46 25-46 47 0 31 0 62 0 93z"><text:p/></draw:path><draw:path draw:style-name="gr3" draw:text-style-name="P6" svg:width="0.0173in" svg:height="0.0453in" svg:x="2.3382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6" svg:width="0.0531in" svg:height="0.1508in" svg:x="2.4039in" svg:y="0in" svg:viewBox="0 0 136 384" svg:d="M81 52c0-16 10-41 52-43 2-1 3-2 3-5 0-4-3-4-6-4-40 0-75 20-75 48 0 29 0 59 0 89 0 14 0 26-15 39-14 11-29 12-37 12-2 0-3 2-3 5 0 2 2 2 5 3 26 1 44 15 49 34 1 5 1 6 1 19 0 25 0 50 0 76 0 16 0 28 19 44 15 11 40 15 56 15 3 0 6 0 6-4 0-3-2-3-5-5-24-1-44-13-49-33-1-3-1-4-1-18 0-27 0-53 0-81 0-17-3-24-15-36-9-9-20-12-31-14 32-9 46-27 46-49 0-31 0-61 0-92z"><text:p/></draw:path><draw:path draw:style-name="gr3" draw:text-style-name="P6" svg:width="0.0638in" svg:height="0.1035in" svg:x="2.4748in" svg:y="0.0126in" svg:viewBox="0 0 163 264" svg:d="M163 133c0-30-2-61-16-89-18-37-49-44-66-44-23 0-51 10-67 46-13 27-14 57-14 87s1 63 16 93c18 31 46 38 64 38 21 0 51-7 68-44 13-27 15-56 15-87zM80 257c-14 0-37-10-44-48-4-22-4-57-4-80 0-24 0-50 3-71 7-46 36-49 45-49 13 0 39 6 46 45 4 22 4 51 4 75 0 30 0 55-4 79-6 36-28 49-46 49z"><text:p/></draw:path><draw:path draw:style-name="gr3" draw:text-style-name="P6" svg:width="0.0535in" svg:height="0.1508in" svg:x="2.5559in" svg:y="0in" svg:viewBox="0 0 137 384" svg:d="M56 333c0 15-11 40-53 42-2 2-3 3-3 5 0 4 4 4 8 4 37 0 73-18 73-48 0-29 0-59 0-88 0-15 0-27 16-40 13-11 28-12 36-12 2-1 4-2 4-3 0-5-2-5-6-5-25-1-44-15-49-34-1-4-1-5-1-19 0-25 0-50 0-76 0-16 0-28-18-44-16-12-42-15-55-15-4 0-8 0-8 4s2 4 7 5c24 1 42 13 47 33 2 3 2 4 2 19 0 26 0 52 0 80 0 18 2 23 15 36 9 8 19 12 30 16-32 7-45 25-45 47 0 31 0 62 0 93z"><text:p/></draw:path><draw:path draw:style-name="gr3" draw:text-style-name="P6" svg:width="0.0335in" svg:height="0.1508in" svg:x="2.6295in" svg:y="0in" svg:viewBox="0 0 86 384" svg:d="M84 198c2-4 2-5 2-5 0-1 0-3-2-7-22-59-46-119-68-177-2-7-4-9-8-9-5 0-8 3-8 8 0 1 0 2 1 6 23 60 46 119 69 179-23 58-46 117-69 177-1 4-1 4-1 7 0 4 3 7 8 7 4 0 6-4 7-7 23-60 45-119 69-179z"><text:p/></draw:path><draw:path draw:style-name="gr3" draw:text-style-name="P6" svg:width="0.0535in" svg:height="0.1508in" svg:x="2.6909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, שכמובן לא חח"ע. </text:p>
      <text:p text:style-name="P13"><draw:g text:anchor-type="as-char" svg:y="-0.1134in" draw:z-index="334" draw:name="Shape340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P15" text:outline-level="3">סעיף (ה) <text:span text:style-name="T28">– </text:span><text:span text:style-name="T32">הוכחה</text:span></text:h>
      <text:p text:style-name="P59">צ.ל.: <text:span text:style-name="T6">בהינתן </text:span><text:span text:style-name="T6"><draw:g text:anchor-type="as-char" svg:y="-0.1134in" draw:z-index="335" draw:name="Shape341" draw:style-name="gr1"><svg:title>TexMaths</svg:title><svg:desc>11§display§f§svg§600§FALSE§</svg:desc><draw:path draw:style-name="gr2" draw:text-style-name="P5" svg:width="0.0673in" svg:height="0.1217in" svg:x="-0.0004in" svg:y="0.0071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חח"ע, </text:span><text:span text:style-name="T6"><draw:g text:anchor-type="as-char" svg:y="-0.1075in" draw:z-index="336" draw:name="Shape342" draw:style-name="gr1"><svg:title>TexMaths</svg:title><svg:desc>11§display§f_\oto§svg§600§FALSE§</svg:desc><draw:path draw:style-name="gr2" draw:text-style-name="P5" svg:width="0.1705in" svg:height="0.1217in" svg:x="-0.0004in" svg:y="0.0075in" svg:viewBox="0 0 434 310" svg:d="M0 0c145 0 289 0 434 0 0 103 0 207 0 310-145 0-289 0-434 0 0-103 0-207 0-310z"><text:p/></draw:path><draw:path draw:style-name="gr3" draw:text-style-name="P6" svg:width="0.0752in" svg:height="0.1374in" svg:x="0in" svg:y="0in" svg:viewBox="0 0 192 350" svg:d="M121 118c11 0 22 0 33 0 7 0 11 0 11-8 0-4-4-4-10-4-11 0-22 0-32 0 2-16 4-30 8-44 2-8 6-36 10-40 3-8 9-13 17-13 1 0 12 0 19 6-17 2-21 16-21 21 0 9 8 14 14 14 10 0 22-8 22-24 0-17-18-26-34-26-13 0-37 7-49 45-2 8-4 12-12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" draw:text-style-name="P6" svg:width="0.1035in" svg:height="0.0555in" svg:x="0.0744in" svg:y="0.0756in" svg:viewBox="0 0 264 142" svg:d="M253 77c4 0 11 0 11-7 0-6-7-6-11-6-72 0-144 0-216 0 34-24 39-60 39-61 0-3-2-3-7-3-4 0-5 0-6 4-11 43-40 56-61 63-1 0-2 2-2 3 0 4 1 3 2 5 40 11 54 37 61 64 1 3 2 3 6 3 3 0 7 0 7-4-6-14-2-19-16-38-6-9-14-16-23-23 72 0 144 0 216 0z"><text:p/></draw:path></draw:g></text:span><text:span text:style-name="T6"><text:s/>על </text:span><text:span text:style-name="T6"><draw:g text:anchor-type="as-char" svg:y="-0.1134in" draw:z-index="337" draw:name="Shape343" draw:style-name="gr1"><svg:title>TexMaths</svg:title><svg:desc>11§display§\powerset(A)§svg§600§FALSE§</svg:desc><draw:path draw:style-name="gr2" draw:text-style-name="P5" svg:width="0.3197in" svg:height="0.1358in" svg:x="0.0039in" svg:y="0.0071in" svg:viewBox="0 0 813 346" svg:d="M406 346c-135 0-271 0-406 0 0-116 0-230 0-346 271 0 542 0 813 0 0 116 0 230 0 346-136 0-271 0-407 0z"><text:p/></draw:path><draw:path draw:style-name="gr3" draw:text-style-name="P6" svg:width="0.1079in" svg:height="0.1106in" svg:x="-0.0004in" svg:y="0.0098in" svg:viewBox="0 0 275 282" svg:d="M126 0c-54 0-96 26-112 44-13 15-14 26-14 28s1 3 3 3c7 0 16-6 19-8 8-5 9-8 11-15 6-16 17-29 65-31-7 87-30 172-63 251-2 5-1 4-2 7 0 1 1 3 4 3 6 0 25-9 29-19 20-47 52-135 64-242 7 0 13 0 20 0 47 0 92 18 92 57 0 29-28 83-103 85-8 0-12 0-23 8-7 4-10 8-10 11 0 2 2 2 7 2 71 0 162-60 162-123 0-44-53-61-98-61-17 0-34 0-51 0z"><text:p/></draw:path><draw:path draw:style-name="gr3" draw:text-style-name="P6" svg:width="0.035in" svg:height="0.1512in" svg:x="0.1299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1039in" svg:height="0.1079in" svg:x="0.1787in" svg:y="0.0043in" svg:viewBox="0 0 265 275" svg:d="M56 231c-15 26-31 31-47 32-6 1-9 1-9 8 0 2 2 4 6 4 9 0 22-1 33-1 13 0 26 1 38 1 2 0 8 0 8-7 0-4-3-5-7-5-9 0-17-3-17-13 0-4 2-9 5-14 10-17 19-32 29-49 32 0 64 0 97 0 1 9 6 60 6 64 0 11-20 12-27 12-6 0-10 0-10 8 0 4 3 3 5 4 17 0 33-1 49-1 10 0 34 1 44 1 2 0 6 0 6-7 0-5-3-5-8-5-25 0-25-2-26-13-7-79-15-160-23-240-1-8-1-10-8-10-6 0-7 3-9 7-46 74-90 149-135 224zM102 175c26-43 51-85 76-127 4 42 8 84 13 127-30 0-59 0-89 0z"><text:p/></draw:path><draw:path draw:style-name="gr3" draw:text-style-name="P6" svg:width="0.035in" svg:height="0.1512in" svg:x="0.2965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">. </text:span></text:p>
      <text:p text:style-name="P60">הוכחה: <text:span text:style-name="T35">נוכיח ש־</text:span><text:span text:style-name="T6"><draw:g text:anchor-type="as-char" svg:y="-0.1075in" draw:z-index="338" draw:name="Shape344" draw:style-name="gr1"><svg:title>TexMaths</svg:title><svg:desc>11§display§f_\oto§svg§600§FALSE§</svg:desc><draw:path draw:style-name="gr2" draw:text-style-name="P5" svg:width="0.1705in" svg:height="0.1217in" svg:x="-0.0004in" svg:y="0.0075in" svg:viewBox="0 0 434 310" svg:d="M0 0c145 0 289 0 434 0 0 103 0 207 0 310-145 0-289 0-434 0 0-103 0-207 0-310z"><text:p/></draw:path><draw:path draw:style-name="gr3" draw:text-style-name="P6" svg:width="0.0752in" svg:height="0.1374in" svg:x="0in" svg:y="0in" svg:viewBox="0 0 192 350" svg:d="M121 118c11 0 22 0 33 0 7 0 11 0 11-8 0-4-4-4-10-4-11 0-22 0-32 0 2-16 4-30 8-44 2-8 6-36 10-40 3-8 9-13 17-13 1 0 12 0 19 6-17 2-21 16-21 21 0 9 8 14 14 14 10 0 22-8 22-24 0-17-18-26-34-26-13 0-37 7-49 45-2 8-4 12-12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" draw:text-style-name="P6" svg:width="0.1035in" svg:height="0.0555in" svg:x="0.0744in" svg:y="0.0756in" svg:viewBox="0 0 264 142" svg:d="M253 77c4 0 11 0 11-7 0-6-7-6-11-6-72 0-144 0-216 0 34-24 39-60 39-61 0-3-2-3-7-3-4 0-5 0-6 4-11 43-40 56-61 63-1 0-2 2-2 3 0 4 1 3 2 5 40 11 54 37 61 64 1 3 2 3 6 3 3 0 7 0 7-4-6-14-2-19-16-38-6-9-14-16-23-23 72 0 144 0 216 0z"><text:p/></draw:path></draw:g></text:span><text:span text:style-name="T6"> על </text:span><text:span text:style-name="T6"><draw:g text:anchor-type="as-char" svg:y="-0.1134in" draw:z-index="339" draw:name="Shape345" draw:style-name="gr1"><svg:title>TexMaths</svg:title><svg:desc>11§display§\powerset(A)§svg§600§FALSE§</svg:desc><draw:path draw:style-name="gr2" draw:text-style-name="P5" svg:width="0.3197in" svg:height="0.1358in" svg:x="0.0039in" svg:y="0.0071in" svg:viewBox="0 0 813 346" svg:d="M406 346c-135 0-271 0-406 0 0-116 0-230 0-346 271 0 542 0 813 0 0 116 0 230 0 346-136 0-271 0-407 0z"><text:p/></draw:path><draw:path draw:style-name="gr3" draw:text-style-name="P6" svg:width="0.1079in" svg:height="0.1106in" svg:x="-0.0004in" svg:y="0.0098in" svg:viewBox="0 0 275 282" svg:d="M126 0c-54 0-96 26-112 44-13 15-14 26-14 28s1 3 3 3c7 0 16-6 19-8 8-5 9-8 11-15 6-16 17-29 65-31-7 87-30 172-63 251-2 5-1 4-2 7 0 1 1 3 4 3 6 0 25-9 29-19 20-47 52-135 64-242 7 0 13 0 20 0 47 0 92 18 92 57 0 29-28 83-103 85-8 0-12 0-23 8-7 4-10 8-10 11 0 2 2 2 7 2 71 0 162-60 162-123 0-44-53-61-98-61-17 0-34 0-51 0z"><text:p/></draw:path><draw:path draw:style-name="gr3" draw:text-style-name="P6" svg:width="0.035in" svg:height="0.1512in" svg:x="0.1299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1039in" svg:height="0.1079in" svg:x="0.1787in" svg:y="0.0043in" svg:viewBox="0 0 265 275" svg:d="M56 231c-15 26-31 31-47 32-6 1-9 1-9 8 0 2 2 4 6 4 9 0 22-1 33-1 13 0 26 1 38 1 2 0 8 0 8-7 0-4-3-5-7-5-9 0-17-3-17-13 0-4 2-9 5-14 10-17 19-32 29-49 32 0 64 0 97 0 1 9 6 60 6 64 0 11-20 12-27 12-6 0-10 0-10 8 0 4 3 3 5 4 17 0 33-1 49-1 10 0 34 1 44 1 2 0 6 0 6-7 0-5-3-5-8-5-25 0-25-2-26-13-7-79-15-160-23-240-1-8-1-10-8-10-6 0-7 3-9 7-46 74-90 149-135 224zM102 175c26-43 51-85 76-127 4 42 8 84 13 127-30 0-59 0-89 0z"><text:p/></draw:path><draw:path draw:style-name="gr3" draw:text-style-name="P6" svg:width="0.035in" svg:height="0.1512in" svg:x="0.2965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">, כלומר </text:span><text:span text:style-name="T35">יהי </text:span><text:span text:style-name="T35"><draw:g text:anchor-type="as-char" svg:y="-0.1134in" draw:z-index="364" draw:name="Shape346" draw:style-name="gr1"><svg:title>TexMaths</svg:title><svg:desc>11§display§\mathcal{A} \in \powerset(A)§svg§600§FALSE§</svg:desc><draw:path draw:style-name="gr2" draw:text-style-name="P5" svg:width="0.6264in" svg:height="0.1358in" svg:x="0.0031in" svg:y="0.0071in" svg:viewBox="0 0 1592 346" svg:d="M797 346c-266 0-531 0-797 0 0-116 0-230 0-346 531 0 1061 0 1592 0 0 116 0 230 0 346-265 0-530 0-795 0z"><text:p/></draw:path><draw:path draw:style-name="gr3" draw:text-style-name="P6" svg:width="0.1169in" svg:height="0.1165in" svg:x="-0.0004in" svg:y="0.0043in" svg:viewBox="0 0 298 297" svg:d="M219 214c2 24 6 43 9 49 4 18 6 27 23 27 16 0 47-18 47-26 0-2-2-3-4-3-5 0-14 4-15 5-2 2-2 2-3 2-11 0-13-10-19-33-2-14-5-28-9-81-3-39-4-78-4-118 0-8 0-19 0-28 0-7 0-8-3-8-6 0-22 7-29 17-1 1-2 3-3 4-30 66-58 112-79 143-22 35-63 97-84 97-14 0-26-9-30-23-1 0-1-2-2-2-6 0-14 17-14 28 0 16 16 33 34 33 28 0 72-69 80-83 36 0 70 0 105 0zM211 47c0 8 0 15 0 22 0 23 1 46 2 68 0 7 2 37 4 57-24 0-48 0-71 0-5 0-12 0-22 6 28-41 50-82 52-87 20-34 30-56 35-66z"><text:p/></draw:path><draw:path draw:style-name="gr3" draw:text-style-name="P6" svg:width="0.0756in" svg:height="0.087in" svg:x="0.1717in" svg:y="0.0307in" svg:viewBox="0 0 193 222" svg:d="M180 120c7 0 13-1 13-9 0-9-6-8-13-8-55 0-109 0-164 0 5-50 49-88 104-88 20 0 41 0 60 0 7 0 13 0 13-7 0-8-6-8-13-8-21 0-40 0-61 0-66 0-119 48-119 111 0 62 53 111 119 111 21 0 40 0 61 0 7 0 13 0 13-7s-6-7-13-7c-19 0-40 0-60 0-55 0-99-37-104-88 55 0 109 0 164 0z"><text:p/></draw:path><draw:path draw:style-name="gr3" draw:text-style-name="P6" svg:width="0.1079in" svg:height="0.1106in" svg:x="0.3055in" svg:y="0.0098in" svg:viewBox="0 0 275 282" svg:d="M126 0c-53 0-95 26-111 44-14 15-15 26-15 28s2 3 4 3c7 0 16-6 18-8 9-5 10-8 12-15 6-16 17-29 65-31-7 87-30 172-63 251-2 5-1 4-2 7 0 1 1 3 3 3 7 0 26-9 30-19 20-47 52-135 63-242 6 0 14 0 21 0 47 0 92 18 92 57 0 29-29 83-103 85-8 0-12 0-23 8-7 4-10 8-10 11 0 2 2 2 7 2 71 0 161-60 161-123 0-44-52-61-97-61-17 0-34 0-52 0z"><text:p/></draw:path><draw:path draw:style-name="gr3" draw:text-style-name="P6" svg:width="0.0346in" svg:height="0.1512in" svg:x="0.4354in" svg:y="0in" svg:viewBox="0 0 89 385" svg:d="M89 381c0-1 0-1-5-8-49-49-62-122-62-180 0-67 15-135 63-182 4-5 4-5 4-7 0-3-1-4-3-4-5 0-39 26-62 76-20 42-24 85-24 117 0 29 4 76 25 120 23 47 56 72 61 72 2 0 3-1 3-4z"><text:p/></draw:path><draw:path draw:style-name="gr3" draw:text-style-name="P6" svg:width="0.1039in" svg:height="0.1079in" svg:x="0.485in" svg:y="0.0043in" svg:viewBox="0 0 265 275" svg:d="M56 231c-15 26-31 31-48 32-5 1-8 1-8 8 0 2 2 4 5 4 10 0 22-1 33-1 13 0 27 1 39 1 2 0 8 0 8-7 0-4-4-5-7-5-9 0-18-3-18-13 0-4 3-9 5-14 10-17 20-32 30-49 31 0 64 0 96 0 1 9 7 60 7 64 0 11-20 12-28 12-5 0-9 0-9 8 0 4 4 4 5 4 17 0 33-1 48-1 10 0 34 1 44 1 3 0 7 0 7-7 0-5-3-5-9-5-24 0-24-2-25-13-8-79-16-160-23-240-1-8-1-10-8-10s-8 3-10 7c-45 74-89 149-134 224zM102 175c26-43 51-85 76-127 5 42 8 84 12 127-29 0-58 0-88 0z"><text:p/></draw:path><draw:path draw:style-name="gr3" draw:text-style-name="P6" svg:width="0.035in" svg:height="0.1512in" svg:x="0.6024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35">,</text:span><text:span text:style-name="T6"> כך </text:span><text:span text:style-name="T35">נוכיח קיום </text:span><text:span text:style-name="T35"><draw:g text:anchor-type="as-char" svg:y="-0.1134in" draw:z-index="365" draw:name="Shape347" draw:style-name="gr1"><svg:title>TexMaths</svg:title><svg:desc>11§display§\mathcal{B} \in \powerset(B)§svg§600§FALSE§</svg:desc><draw:path draw:style-name="gr2" draw:text-style-name="P5" svg:width="0.6181in" svg:height="0.1358in" svg:x="0.0028in" svg:y="0.0071in" svg:viewBox="0 0 1571 346" svg:d="M786 346c-263 0-524 0-786 0 0-116 0-230 0-346 523 0 1048 0 1571 0 0 116 0 230 0 346-261 0-523 0-785 0z"><text:p/></draw:path><draw:path draw:style-name="gr3" draw:text-style-name="P6" svg:width="0.0961in" svg:height="0.1098in" svg:x="-0.0004in" svg:y="0.0067in" svg:viewBox="0 0 245 280" svg:d="M97 10c0-4 0-4 0-7 0-2 0-3-5-3-3 0-15 6-23 10-17 9-33 15-33 23 0 2 4 2 5 2 5 0 15-5 22-9-5 38-14 87-21 120-15 65-21 89-40 126-2 3-1 3-2 4 0 4 2 3 3 4 7 0 23-7 29-18 5-9 20-37 32-81 7-33 23-84 50-124 18-25 34-36 59-36 21 0 39 13 39 34 0 34-36 46-77 60-4 2-31 11-31 20 0 3 3 3 4 3s11-1 18-1c39 0 71 23 71 59 0 47-41 63-76 63-30 0-44-17-50-22-1-2-1-4-4-4-9 0-29 13-29 20 0 1 16 27 58 27 54 0 134-39 134-101 0-31-22-56-61-63 31-14 76-41 76-77 0-22-18-39-47-39-13 0-63 3-109 61 2-17 6-35 8-51z"><text:p/></draw:path><draw:path draw:style-name="gr3" draw:text-style-name="P6" svg:width="0.076in" svg:height="0.087in" svg:x="0.1543in" svg:y="0.0307in" svg:viewBox="0 0 194 222" svg:d="M179 120c7 0 15-1 15-9 0-9-8-8-15-8-54 0-109 0-163 0 5-50 49-88 104-88 20 0 39 0 59 0 7 0 15 0 15-7 0-8-8-8-15-8-20 0-40 0-60 0-66 0-119 48-119 111 0 62 53 111 119 111 20 0 40 0 60 0 7 0 15 0 15-7s-8-7-15-7c-20 0-39 0-59 0-55 0-99-37-104-88 54 0 109 0 163 0z"><text:p/></draw:path><draw:path draw:style-name="gr3" draw:text-style-name="P6" svg:width="0.1079in" svg:height="0.1106in" svg:x="0.2886in" svg:y="0.0098in" svg:viewBox="0 0 275 282" svg:d="M126 0c-55 0-95 26-112 44-13 15-14 26-14 28s1 3 4 3c6 0 15-6 18-8 8-5 10-8 12-15 6-16 15-29 65-31-8 87-31 172-63 251-2 5-1 4-2 7 0 1 1 3 3 3 7 0 26-9 29-19 21-47 53-135 64-242 6 0 13 0 20 0 47 0 92 18 92 57 0 29-28 83-102 85-9 0-12 0-23 8-8 4-10 8-10 11 0 2 2 2 6 2 71 0 162-60 162-123 0-44-52-61-97-61-17 0-34 0-52 0z"><text:p/></draw:path><draw:path draw:style-name="gr3" draw:text-style-name="P6" svg:width="0.0346in" svg:height="0.1512in" svg:x="0.4181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6" svg:width="0.1083in" svg:height="0.1028in" svg:x="0.4685in" svg:y="0.0098in" svg:viewBox="0 0 276 262" svg:d="M46 232c-4 15-5 18-35 18-7 0-11 0-11 8 0 4 3 4 11 4 46 0 91 0 137 0 61 0 107-45 107-83 0-27-23-49-60-53 40-8 81-37 81-73 0-29-25-53-73-53-42 0-85 0-128 0-8 0-12 0-12 8 0 4 3 4 11 4 1 0 8 0 15 0 7 1 10 1 10 7 0 1 0 2-1 7-18 69-34 138-52 206zM104 122c8-32 16-64 24-96 3-13 4-14 20-14 17 0 35 0 51 0 33 0 42 22 42 40 0 34-33 70-80 70-19 0-38 0-57 0zM87 250c-6 0-7 0-9 0-3 0-5-1-5-4 0-2 0-2 2-9 9-36 17-71 26-106 24 0 50 0 74 0 37 0 44 28 44 45 0 36-34 74-79 74-18 0-36 0-53 0z"><text:p/></draw:path><draw:path draw:style-name="gr3" draw:text-style-name="P6" svg:width="0.035in" svg:height="0.1512in" svg:x="0.5937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35">, </text:span><text:span text:style-name="T35"><draw:g text:anchor-type="as-char" svg:y="-0.1134in" draw:z-index="348" draw:name="Shape348" draw:style-name="gr1"><svg:title>TexMaths</svg:title><svg:desc>11§display§f_\oto(\mathcal{B}) = \mathcal{A}§svg§600§FALSE§</svg:desc><draw:path draw:style-name="gr2" draw:text-style-name="P5" svg:width="0.7339in" svg:height="0.1358in" svg:x="-0.0004in" svg:y="0.0071in" svg:viewBox="0 0 1865 346" svg:d="M934 346c-311 0-623 0-934 0 0-116 0-230 0-346 621 0 1244 0 1865 0 0 116 0 230 0 346-310 0-621 0-931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1043in" svg:height="0.0555in" svg:x="0.0744in" svg:y="0.0807in" svg:viewBox="0 0 266 142" svg:d="M255 77c5 0 11 0 11-7 0-6-6-6-11-6-72 0-144 0-217 0 35-24 39-60 39-61 0-3-3-3-7-3s-5 0-6 4c-11 43-40 57-61 63-1 0-3 2-3 3 0 4 2 3 3 5 39 11 54 37 61 64 1 3 3 3 6 3 4 0 7 0 7-4-6-14-3-19-17-38-5-9-13-16-22-23 73 0 145 0 217 0z"><text:p/></draw:path><draw:path draw:style-name="gr3" draw:text-style-name="P6" svg:width="0.035in" svg:height="0.1512in" svg:x="0.2102in" svg:y="0in" svg:viewBox="0 0 90 385" svg:d="M90 381c0-1 0-1-6-8-49-49-61-122-61-179 0-68 14-136 62-183 5-5 5-5 5-7 0-3-1-4-4-4-4 0-39 26-61 76-20 42-25 85-25 118 0 28 4 75 26 119 23 47 56 72 60 72 3 0 4-1 4-4z"><text:p/></draw:path><draw:path draw:style-name="gr3" draw:text-style-name="P6" svg:width="0.0961in" svg:height="0.1098in" svg:x="0.2591in" svg:y="0.0067in" svg:viewBox="0 0 245 280" svg:d="M97 10c0-4 0-4 0-7 0-2 0-3-5-3-3 0-15 6-23 10-17 9-32 15-32 23 0 2 3 2 4 2 5 0 15-5 22-9-5 38-14 87-21 120-15 65-21 89-40 126-2 3-1 3-2 4 0 4 2 3 3 4 7 0 23-7 29-18 5-9 20-37 32-81 9-33 23-84 50-124 18-25 34-36 59-36 21 0 39 13 39 34 0 34-36 46-77 60-4 2-31 11-31 20 0 3 3 3 4 3 2 0 11-1 18-1 40 0 71 23 71 59 0 47-41 63-76 63-30 0-44-17-48-22-3-2-3-4-6-4-9 0-29 13-29 20 0 1 16 27 58 27 54 0 134-39 134-101 0-31-22-56-61-63 31-14 76-41 76-77 0-22-18-39-47-39-13 0-63 3-109 61 2-17 6-35 8-51z"><text:p/></draw:path><draw:path draw:style-name="gr3" draw:text-style-name="P6" svg:width="0.0346in" svg:height="0.1512in" svg:x="0.3673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1008in" svg:height="0.0354in" svg:x="0.468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169in" svg:height="0.1165in" svg:x="0.6244in" svg:y="0.0043in" svg:viewBox="0 0 298 297" svg:d="M219 214c2 24 6 43 9 49 4 18 6 27 23 27s47-18 47-26c0-2-2-3-3-3-6 0-13 4-15 5-3 2-3 2-4 2-11 0-13-10-18-33-3-14-6-28-9-81-3-39-5-78-5-118 0-8 1-19 1-28 0-7 0-8-4-8-6 0-22 7-29 17-1 1-1 3-2 4-31 66-59 112-79 143-23 35-64 97-85 97-14 0-25-9-30-23-1 0-1-2-2-2-5 0-14 17-14 28 0 16 16 33 35 33 27 0 71-69 79-83 36 0 70 0 105 0zM211 47c0 8 0 15 0 22 0 23 1 46 2 68 1 7 3 37 5 57-24 0-48 0-72 0-5 0-11 0-22 6 28-41 50-82 53-87 19-34 30-56 34-66z"><text:p/></draw:path></draw:g></text:span><text:span text:style-name="T35">. לפי כלל </text:span><text:span text:style-name="T35"><draw:g text:anchor-type="as-char" svg:y="-0.1063in" draw:z-index="347" draw:name="Shape349" draw:style-name="gr1"><svg:title>TexMaths</svg:title><svg:desc>11§display§\beta§svg§600§FALSE§</svg:desc><draw:path draw:style-name="gr2" draw:text-style-name="P5" svg:width="0.0709in" svg:height="0.1201in" svg:x="0.0031in" svg:y="0.0071in" svg:viewBox="0 0 181 306" svg:d="M0 0c61 0 120 0 181 0 0 102 0 204 0 306-61 0-120 0-181 0 0-102 0-204 0-306z"><text:p/></draw:path><draw:path draw:style-name="gr3" draw:text-style-name="P6" svg:width="0.0823in" svg:height="0.1358in" svg:x="-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35">, צ.ל. </text:span><text:span text:style-name="T35"><draw:g text:anchor-type="as-char" svg:y="-0.1319in" draw:z-index="349" draw:name="Shape350" draw:style-name="gr1"><svg:title>TexMaths</svg:title><svg:desc>11§display§f_\oto(\mathcal{B}) = f^{-1}[\mathcal{B}] = \mathcal{A}§svg§600§FALSE§</svg:desc><draw:path draw:style-name="gr2" draw:text-style-name="P5" svg:width="1.3803in" svg:height="0.1543in" svg:x="-0.0004in" svg:y="0.0079in" svg:viewBox="0 0 3507 393" svg:d="M0 0c1169 0 2338 0 3507 0 0 131 0 263 0 393-1169 0-2338 0-3507 0 0-130 0-262 0-393z"><text:p/></draw:path><draw:path draw:style-name="gr3" draw:text-style-name="P6" svg:width="0.0756in" svg:height="0.137in" svg:x="0in" svg:y="0.026in" svg:viewBox="0 0 193 349" svg:d="M121 118c11 0 22 0 33 0 8 0 12 0 12-8 0-5-4-5-11-5-11 0-21 0-32 0 2-14 6-28 8-42 2-9 8-37 10-41 3-8 10-13 17-13 3 0 13 0 20 7-17 2-21 15-21 20 0 9 7 15 15 15 10 0 21-9 21-24 0-17-18-27-35-27-13 0-37 8-48 45-2 9-3 12-13 60-9 0-18 0-27 0-7 0-12 0-12 8 0 5 5 5 11 5 9 0 17 0 26 0-10 50-19 101-29 151-7 38-13 73-34 73-1 0-11 0-18-8 18-1 21-14 21-21 0-9-6-13-14-13-10 0-21 9-21 23 0 18 17 26 32 26 22 0 37-22 44-37 12-24 21-70 22-74 8-39 15-80 23-120z"><text:p/></draw:path><draw:path draw:style-name="gr3" draw:text-style-name="P6" svg:width="0.1043in" svg:height="0.0555in" svg:x="0.0744in" svg:y="0.1008in" svg:viewBox="0 0 266 142" svg:d="M255 78c5 0 11 0 11-7 0-6-6-6-11-6-72 0-144 0-216 0 34-25 25-41 38-61 0-4-3-4-7-4-5 0-5 0-7 4-10 43-39 56-61 63-1 1-2 2-2 3 0 4 2 3 3 5 39 12 54 37 61 63 1 4 2 4 6 4s7 0 7-5c-5-12-3-17-16-36-6-10-14-18-22-23 72 0 144 0 216 0z"><text:p/></draw:path><draw:path draw:style-name="gr3" draw:text-style-name="P6" svg:width="0.035in" svg:height="0.1504in" svg:x="0.2102in" svg:y="0.0193in" svg:viewBox="0 0 90 383" svg:d="M90 379c0-1 0-1-6-8-49-48-61-122-61-179 0-67 14-134 62-182 5-5 5-6 5-7 0-2-1-3-4-3s-39 26-61 75c-19 43-25 84-25 117 0 29 4 76 26 119 24 47 57 72 60 72s4-1 4-4z"><text:p/></draw:path><draw:path draw:style-name="gr3" draw:text-style-name="P6" svg:width="0.0961in" svg:height="0.1094in" svg:x="0.2591in" svg:y="0.026in" svg:viewBox="0 0 245 279" svg:d="M97 11c0-4 0-6 0-7 0-2 0-4-5-4-3 0-15 7-23 10-17 9-32 16-32 23 0 2 3 2 4 2 5 0 15-5 22-9-5 39-13 87-21 121-14 65-21 88-40 124-2 5-2 5-2 6 0 2 2 2 3 2 7 0 23-7 29-18 5-8 20-37 32-80 8-33 23-83 50-123 18-25 35-37 59-37 21 0 39 14 39 34 0 34-36 46-77 60-4 1-30 10-30 20 0 2 2 3 3 3 2 0 11-2 19-2 38 0 70 23 70 60 0 47-41 62-76 62-30 0-44-16-49-22-2-1-2-2-5-2-9 0-28 12-28 19 0 1 15 26 57 26 54 0 134-38 134-99 0-33-22-57-61-64 31-13 76-41 76-76 0-24-18-40-47-40-13 0-63 3-109 62 2-17 6-35 8-51z"><text:p/></draw:path><draw:path draw:style-name="gr3" draw:text-style-name="P6" svg:width="0.0346in" svg:height="0.1504in" svg:x="0.3677in" svg:y="0.0193in" svg:viewBox="0 0 89 383" svg:d="M89 192c0-29-4-77-25-119-23-49-56-73-61-73-2 0-3 1-3 3 0 1 0 2 7 9 38 39 60 100 60 180 0 65-14 132-63 182-4 4-4 4-4 5 0 3 1 4 3 4 5 0 39-26 62-74 20-43 24-86 24-117z"><text:p/></draw:path><draw:path draw:style-name="gr3" draw:text-style-name="P6" svg:width="0.1004in" svg:height="0.035in" svg:x="0.4693in" svg:y="0.0783in" svg:viewBox="0 0 256 90" svg:d="M243 15c6 0 13 0 13-7 0-8-7-8-12-8-77 0-155 0-232 0-5 0-12 0-12 8 0 7 7 7 12 7 77 0 154 0 231 0zM244 90c5 0 12 0 12-8 0-7-7-7-13-7-77 0-154 0-231 0-5 0-12 0-12 7 0 8 7 8 12 8 77 0 155 0 232 0z"><text:p/></draw:path><draw:path draw:style-name="gr3" draw:text-style-name="P6" svg:width="0.076in" svg:height="0.137in" svg:x="0.6291in" svg:y="0.026in" svg:viewBox="0 0 194 349" svg:d="M122 118c11 0 22 0 33 0 8 0 11 0 11-8 0-5-3-5-10-5-11 0-21 0-32 0 3-14 6-28 8-42 2-9 7-37 10-41 3-8 10-13 18-13 1 0 12 0 18 7-16 2-21 15-21 20 0 9 8 15 15 15 10 0 22-9 22-24 0-17-19-27-34-27-14 0-38 8-50 45-2 9-3 12-12 60-9 0-18 0-26 0s-13 0-13 8c0 5 4 5 11 5 9 0 17 0 26 0-10 50-19 101-29 151-8 38-14 73-34 73-1 0-11 0-19-8 18-1 22-14 22-21 0-9-7-13-14-13-11 0-22 9-22 23 0 18 18 26 33 26 21 0 37-22 44-37 12-24 21-70 22-74 8-39 15-80 23-120z"><text:p/></draw:path><draw:path draw:style-name="gr3" draw:text-style-name="P6" svg:width="0.0717in" svg:height="0.0047in" svg:x="0.7228in" svg:y="0.0409in" svg:viewBox="0 0 183 13" svg:d="M172 13c4 0 11 0 11-5 0-8-6-8-11-8-54 0-107 0-161 0-4 0-11 0-11 7 0 6 7 6 11 6 54 0 107 0 161 0z"><text:p/></draw:path><draw:path draw:style-name="gr3" draw:text-style-name="P6" svg:width="0.0382in" svg:height="0.0701in" svg:x="0.8181in" svg:y="0in" svg:viewBox="0 0 98 179" svg:d="M61 8c0-8 0-8-8-8-18 16-42 18-53 18 0 3 0 6 0 9 7 0 24 0 40-7 0 46 0 91 0 137 0 9 0 12-28 12-3 0-6 0-10 0 0 3 0 7 0 10 5 0 38-1 48-1 8 0 42 1 48 1 0-3 0-7 0-10-3 0-7 0-10 0-27 0-27-3-27-12 0-50 0-100 0-149z"><text:p/></draw:path><draw:path draw:style-name="gr3" draw:text-style-name="P6" svg:width="0.0205in" svg:height="0.1504in" svg:x="0.8929in" svg:y="0.0193in" svg:viewBox="0 0 53 383" svg:d="M53 383c0-5 0-9 0-15-12 0-25 0-38 0 0-118 0-235 0-353 13 0 26 0 38 0 0-5 0-10 0-15-18 0-35 0-53 0 0 127 0 256 0 383 18 0 35 0 53 0z"><text:p/></draw:path><draw:path draw:style-name="gr3" draw:text-style-name="P6" svg:width="0.0961in" svg:height="0.1094in" svg:x="0.9217in" svg:y="0.026in" svg:viewBox="0 0 245 279" svg:d="M97 11c0-4 0-6 0-7 0-2 0-4-5-4-3 0-15 7-23 10-17 9-32 16-32 23 0 2 3 2 4 2 5 0 15-5 22-9-5 39-13 87-21 121-14 65-21 88-40 124-2 5-2 5-2 6 0 2 2 2 3 2 7 0 23-7 29-18 5-8 20-37 32-80 8-33 23-83 50-123 18-25 35-37 59-37 21 0 39 14 39 34 0 34-36 46-77 60-4 1-30 10-30 20 0 2 2 3 3 3 2 0 11-2 19-2 38 0 70 23 70 60 0 47-41 62-76 62-30 0-44-16-49-22-2-1-2-2-5-2-9 0-28 12-28 19 0 1 15 26 57 26 54 0 134-38 134-99 0-33-22-57-61-64 31-13 76-41 76-76 0-24-18-40-47-40-13 0-63 3-109 62 2-17 6-35 8-51z"><text:p/></draw:path><draw:path draw:style-name="gr3" draw:text-style-name="P6" svg:width="0.0209in" svg:height="0.1504in" svg:x="1.0248in" svg:y="0.0193in" svg:viewBox="0 0 54 383" svg:d="M54 0c-18 0-36 0-54 0 0 5 0 10 0 15 12 0 25 0 37 0 0 118 0 235 0 353-12 0-25 0-37 0 0 6 0 10 0 15 18 0 36 0 54 0 0-127 0-256 0-383z"><text:p/></draw:path><draw:path draw:style-name="gr3" draw:text-style-name="P6" svg:width="0.1004in" svg:height="0.035in" svg:x="1.115in" svg:y="0.0783in" svg:viewBox="0 0 256 90" svg:d="M243 15c6 0 13 0 13-7 0-8-7-8-12-8-77 0-155 0-232 0-5 0-12 0-12 8 0 7 7 7 12 7 77 0 154 0 231 0zM244 90c5 0 12 0 12-8 0-7-7-7-13-7-77 0-154 0-231 0-5 0-12 0-12 7 0 8 7 8 12 8 77 0 155 0 232 0z"><text:p/></draw:path><draw:path draw:style-name="gr3" draw:text-style-name="P6" svg:width="0.1169in" svg:height="0.1161in" svg:x="1.2709in" svg:y="0.0236in" svg:viewBox="0 0 298 296" svg:d="M220 214c1 23 7 41 8 47 4 18 6 27 23 27s47-18 47-25c0-3-1-3-3-3-6 0-13 5-14 5-4 2-4 2-5 2-11 0-13-11-17-34-4-12-7-26-10-79-3-40-4-79-4-119 0-9 0-19 0-27 0-7 0-8-4-8-6 0-21 5-29 16-1 2-1 4-2 5-31 65-59 111-79 143-23 35-63 96-84 96-14 0-26-10-29-23-1-1-1-3-4-3-5 0-14 19-14 30 0 15 17 32 35 32 27 0 71-70 79-82 36 0 71 0 106 0zM212 47c0 8 0 15 0 22 0 22 0 45 1 67 2 8 3 36 5 56-23 0-47 0-71 0-6 0-12 0-22 7 27-42 50-81 52-86 19-34 30-57 34-66z"><text:p/></draw:path></draw:g></text:span><text:span text:style-name="T35">. לפי הגדרת קבוצת המקורות, </text:span><text:span text:style-name="T35"><draw:g text:anchor-type="as-char" svg:y="-0.1319in" draw:z-index="350" draw:name="Shape351" draw:style-name="gr1"><svg:title>TexMaths</svg:title><svg:desc>11§display§f^{-1}[\mathcal{B}] = \{a \in A \mid f(a) \in \mathcal{B}\}§svg§600§FALSE§</svg:desc><draw:path draw:style-name="gr2" draw:text-style-name="P5" svg:width="1.8583in" svg:height="0.1543in" svg:x="-0.0004in" svg:y="0.0079in" svg:viewBox="0 0 4721 393" svg:d="M0 0c1574 0 3147 0 4721 0 0 131 0 263 0 393-1574 0-3147 0-4721 0 0-130 0-262 0-393z"><text:p/></draw:path><draw:path draw:style-name="gr3" draw:text-style-name="P6" svg:width="0.0752in" svg:height="0.137in" svg:x="0in" svg:y="0.026in" svg:viewBox="0 0 192 349" svg:d="M121 118c11 0 22 0 33 0 8 0 12 0 12-8 0-5-4-5-11-5-11 0-21 0-32 0 2-14 6-28 8-42 2-9 8-37 10-41 3-8 10-13 17-13 3 0 12 0 20 7-17 2-21 15-21 20 0 9 7 15 15 15 9 0 20-9 20-24 0-17-17-27-34-27-13 0-37 8-48 45-2 9-3 12-13 60-9 0-18 0-27 0-7 0-12 0-12 8 0 5 5 5 11 5 9 0 17 0 26 0-10 50-19 101-29 151-7 38-13 73-34 73-1 0-11 0-18-8 18-1 21-14 21-21 0-9-6-13-14-13-10 0-21 9-21 23 0 18 16 26 32 26 22 0 37-22 44-37 12-24 22-70 22-74 8-39 15-80 23-120z"><text:p/></draw:path><draw:path draw:style-name="gr3" draw:text-style-name="P6" svg:width="0.072in" svg:height="0.0047in" svg:x="0.0941in" svg:y="0.0409in" svg:viewBox="0 0 184 13" svg:d="M173 13c4 0 11 0 11-5 0-8-7-8-11-8-54 0-108 0-162 0-4 0-11 0-11 7 0 6 7 6 11 6 54 0 108 0 162 0z"><text:p/></draw:path><draw:path draw:style-name="gr3" draw:text-style-name="P6" svg:width="0.0386in" svg:height="0.0701in" svg:x="0.1894in" svg:y="0in" svg:viewBox="0 0 99 179" svg:d="M62 8c0-8-2-8-9-8-17 16-42 18-53 18 0 3 0 6 0 9 7 0 24 0 40-7 0 46 0 91 0 137 0 9 0 12-28 12-3 0-7 0-10 0 0 3 0 7 0 10 5 0 39-1 49-1 7 0 41 1 48 1 0-3 0-7 0-10-3 0-8 0-11 0-26 0-26-3-26-12 0-50 0-100 0-149z"><text:p/></draw:path><draw:path draw:style-name="gr3" draw:text-style-name="P6" svg:width="0.0205in" svg:height="0.1504in" svg:x="0.2642in" svg:y="0.0193in" svg:viewBox="0 0 53 383" svg:d="M53 383c0-5 0-9 0-15-12 0-26 0-38 0 0-118 0-235 0-353 12 0 26 0 38 0 0-5 0-10 0-15-18 0-35 0-53 0 0 127 0 256 0 383 18 0 35 0 53 0z"><text:p/></draw:path><draw:path draw:style-name="gr3" draw:text-style-name="P6" svg:width="0.0961in" svg:height="0.1094in" svg:x="0.2929in" svg:y="0.026in" svg:viewBox="0 0 245 279" svg:d="M97 11c1-4 1-6 1-7 0-2-1-4-5-4s-16 7-24 10c-17 9-32 16-32 23 0 2 3 2 5 2 4 0 14-5 22-9-5 39-15 87-21 121-14 65-22 88-41 124-2 5-2 5-2 6 0 2 3 2 4 2 6 0 22-7 29-18 4-8 20-37 31-80 9-33 23-83 50-123 18-25 34-37 59-37 21 0 39 14 39 34 0 34-36 46-76 60-5 1-32 10-32 20 0 2 4 3 5 3s10-2 17-2c40 0 72 23 72 60 0 47-42 62-76 62-31 0-45-16-49-22-3-1-3-2-6-2-8 0-27 12-27 19 0 1 14 26 56 26 55 0 135-38 135-99 0-33-22-57-62-64 31-13 76-41 76-76 0-24-18-40-47-40-13 0-62 3-109 62 2-17 6-35 8-51z"><text:p/></draw:path><draw:path draw:style-name="gr3" draw:text-style-name="P6" svg:width="0.0205in" svg:height="0.1504in" svg:x="0.3965in" svg:y="0.0193in" svg:viewBox="0 0 53 383" svg:d="M53 0c-18 0-35 0-53 0 0 5 0 10 0 15 12 0 25 0 37 0 0 118 0 235 0 353-12 0-25 0-37 0 0 6 0 10 0 15 18 0 35 0 53 0 0-127 0-256 0-383z"><text:p/></draw:path><draw:path draw:style-name="gr3" draw:text-style-name="P6" svg:width="0.1008in" svg:height="0.035in" svg:x="0.4858in" svg:y="0.078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535in" svg:height="0.1504in" svg:x="0.6488in" svg:y="0.0193in" svg:viewBox="0 0 137 383" svg:d="M82 51c0-16 10-40 52-43 2 0 3-1 3-4 0-4-3-4-6-4-40 0-75 20-75 48 0 29 0 57 0 87 0 16 0 28-15 41-14 11-29 12-37 12-2 0-4 2-4 4 0 4 3 4 7 5 25 1 44 15 48 33 1 4 1 4 1 18 0 26 0 51 0 76 0 17 0 29 19 44 15 11 40 15 56 15 3 0 6 0 6-4 0-3-2-3-5-4-25-1-44-14-48-33-2-4-2-5-2-19 0-26 0-53 0-80 0-18-3-24-15-35-9-9-20-12-31-16 32-9 46-26 46-49 0-31 0-62 0-92z"><text:p/></draw:path><draw:path draw:style-name="gr3" draw:text-style-name="P6" svg:width="0.0693in" svg:height="0.0681in" svg:x="0.7201in" svg:y="0.0665in" svg:viewBox="0 0 177 174" svg:d="M129 24c-7-14-19-24-36-24-46 0-93 56-93 112 0 36 21 62 52 62 7 0 26-2 49-29 3 17 17 29 35 29 15 0 23-9 29-21 7-15 12-38 12-39 0-3-3-3-4-3-5 0-5 1-6 7-6 25-14 48-30 48-11 0-12-11-12-19 0-7 1-11 6-27 4-17 5-21 9-35 4-18 8-37 13-54 3-11 3-12 3-13 0-7-4-10-11-10-10 0-15 7-16 16zM103 124c-2 7-2 8-7 14-17 21-33 28-44 28-19 0-25-22-25-36 0-20 13-67 21-85 12-23 30-37 45-37 26 0 31 32 31 34s-1 4-1 6c-6 26-13 51-20 76z"><text:p/></draw:path><draw:path draw:style-name="gr3" draw:text-style-name="P6" svg:width="0.076in" svg:height="0.087in" svg:x="0.8492in" svg:y="0.052in" svg:viewBox="0 0 194 222" svg:d="M180 120c7 0 14 0 14-8s-7-8-14-8c-55 0-109 0-164 0 5-51 49-89 104-89 20 0 41 0 60 0 7 0 14 0 14-7 0-8-7-8-14-8-21 0-40 0-61 0-66 0-119 51-119 112 0 62 53 110 119 110 21 0 40 0 61 0 7 0 14 0 14-7s-7-7-14-7c-19 0-40 0-60 0-55 0-99-37-104-88 55 0 109 0 164 0z"><text:p/></draw:path><draw:path draw:style-name="gr3" draw:text-style-name="P6" svg:width="0.1039in" svg:height="0.1075in" svg:x="0.985in" svg:y="0.0256in" svg:viewBox="0 0 265 274" svg:d="M56 230c-15 26-31 31-47 33-6 0-9 0-9 7 0 2 2 4 5 4 10 0 22-2 33-2 14 0 27 2 39 2 2 0 8 0 8-7 0-4-4-4-7-4-9-2-18-5-18-15 0-4 3-8 6-14 10-15 19-32 29-47 33 0 64 0 97 0 0 7 6 59 6 62 0 12-20 14-28 14-5 0-9 0-9 7 0 4 3 2 5 4 17 0 33-2 48-2 10 0 35 2 44 2 3 0 7 0 7-8 0-3-3-3-9-3-24 0-24-4-25-15-8-79-15-159-23-239-1-8-1-9-8-9-5 0-8 2-10 7-45 74-89 149-134 223zM102 175c26-43 51-86 76-128 5 42 8 85 12 128-29 0-58 0-88 0z"><text:p/></draw:path><draw:path draw:style-name="gr3" draw:text-style-name="P6" svg:width="0.0055in" svg:height="0.1504in" svg:x="1.1547in" svg:y="0.0193in" svg:viewBox="0 0 15 383" svg:d="M15 13c0-6 0-13-7-13-8 0-8 7-8 13 0 119 0 237 0 356 0 8 0 14 8 14 7 0 7-6 7-14 0-119 0-237 0-356z"><text:p/></draw:path><draw:path draw:style-name="gr3" draw:text-style-name="P6" svg:width="0.0752in" svg:height="0.137in" svg:x="1.2291in" svg:y="0.026in" svg:viewBox="0 0 192 349" svg:d="M121 118c11 0 22 0 33 0 8 0 12 0 12-8 0-5-4-5-11-5-11 0-21 0-32 0 3-14 6-28 9-42 1-9 7-37 9-41 3-8 10-13 18-13 2 0 11 0 19 7-17 2-21 15-21 20 0 9 7 15 15 15 9 0 20-9 20-24 0-17-17-27-33-27-13 0-37 8-49 45-2 9-3 12-13 60-9 0-18 0-27 0-6 0-11 0-11 8 0 5 4 5 10 5 9 0 18 0 27 0-10 50-20 101-30 151-7 38-13 73-33 73-2 0-11 0-19-8 18-1 21-14 21-21 0-9-6-13-14-13-10 0-21 9-21 23 0 18 16 26 33 26 21 0 36-22 43-37 13-24 22-70 22-74 8-39 15-80 23-120z"><text:p/></draw:path><draw:path draw:style-name="gr3" draw:text-style-name="P6" svg:width="0.0346in" svg:height="0.1504in" svg:x="1.3268in" svg:y="0.0193in" svg:viewBox="0 0 89 383" svg:d="M89 379c0-1 0-1-7-8-47-48-60-122-60-179 0-67 15-134 63-182 4-5 4-6 4-7 0-2-1-3-3-3-5 0-39 26-62 75-20 43-24 84-24 117 0 29 4 76 25 119 23 47 56 72 61 72 2 0 3-1 3-4z"><text:p/></draw:path><draw:path draw:style-name="gr3" draw:text-style-name="P6" svg:width="0.0693in" svg:height="0.0681in" svg:x="1.3772in" svg:y="0.0665in" svg:viewBox="0 0 177 174" svg:d="M129 24c-8-14-19-24-37-24-45 0-92 56-92 112 0 36 21 62 52 62 7 0 26-2 49-29 3 17 17 29 35 29 14 0 23-9 29-21 7-15 12-38 12-39 0-3-3-3-5-3-4 0-4 1-5 7-6 25-14 48-30 48-11 0-12-11-12-19 0-7 1-11 6-27 4-17 4-21 9-35 4-18 8-37 13-54 3-11 3-12 3-13 0-7-4-10-11-10-10 0-15 7-16 16zM103 124c-2 7-2 8-7 14-18 21-33 28-44 28-19 0-25-22-25-36 0-20 13-67 21-85 12-23 30-37 45-37 26 0 31 32 31 34s-1 4-1 6c-6 26-13 51-20 76z"><text:p/></draw:path><draw:path draw:style-name="gr3" draw:text-style-name="P6" svg:width="0.035in" svg:height="0.1504in" svg:x="1.4598in" svg:y="0.0193in" svg:viewBox="0 0 90 383" svg:d="M90 192c0-29-4-77-25-119-23-49-56-73-61-73-2 0-4 1-4 3 0 1 0 2 8 9 38 39 60 100 60 180 0 65-14 132-63 182-5 4-5 4-5 5 0 3 2 4 4 4 5 0 39-26 62-74 20-43 24-86 24-117z"><text:p/></draw:path><draw:path draw:style-name="gr3" draw:text-style-name="P6" svg:width="0.076in" svg:height="0.087in" svg:x="1.5654in" svg:y="0.052in" svg:viewBox="0 0 194 222" svg:d="M179 120c7 0 15 0 15-8s-8-8-15-8c-55 0-109 0-164 0 5-51 50-89 104-89 20 0 40 0 60 0 7 0 15 0 15-7 0-8-8-8-15-8-20 0-40 0-60 0-66 0-119 51-119 112 0 62 53 110 119 110 20 0 40 0 60 0 7 0 15 0 15-7s-8-7-15-7c-20 0-40 0-60 0-54 0-99-37-104-88 55 0 109 0 164 0z"><text:p/></draw:path><draw:path draw:style-name="gr3" draw:text-style-name="P6" svg:width="0.0961in" svg:height="0.1094in" svg:x="1.7012in" svg:y="0.026in" svg:viewBox="0 0 245 279" svg:d="M97 11c1-4 1-6 1-7 0-2-1-4-5-4s-16 7-24 10c-17 9-32 16-32 23 0 2 3 2 5 2 4 0 14-5 22-9-6 39-15 87-21 121-14 65-22 88-41 124-2 5-2 5-2 6 0 2 3 2 4 2 6 0 22-7 29-18 4-8 19-37 31-80 9-33 23-83 50-123 18-25 34-37 59-37 21 0 39 14 39 34 0 34-36 46-77 60-4 1-31 10-31 20 0 2 3 3 4 3 2 0 11-2 18-2 40 0 72 23 72 60 0 47-42 62-77 62-30 0-44-16-48-22-3-1-3-2-6-2-9 0-27 12-27 19 0 1 14 26 56 26 55 0 134-38 134-99 0-33-21-57-61-64 31-13 76-41 76-76 0-24-18-40-47-40-13 0-63 3-109 62 2-17 6-35 8-51z"><text:p/></draw:path><draw:path draw:style-name="gr3" draw:text-style-name="P6" svg:width="0.0535in" svg:height="0.1504in" svg:x="1.8118in" svg:y="0.0193in" svg:viewBox="0 0 137 383" svg:d="M56 332c0 15-10 40-53 43-1 1-3 2-3 4 0 4 4 4 8 4 37 0 73-18 73-48 0-28 0-58 0-88 0-14 0-27 16-38 14-11 28-12 37-12 2-1 3-3 3-5 0-4-2-4-6-4-25-1-44-16-49-34-1-5-1-6-1-19 0-26 0-52 0-77 0-15 0-28-17-43-17-12-43-15-56-15-4 0-8 0-8 4s2 4 7 4c24 2 42 14 48 34 1 3 1 4 1 17 0 27 0 54 0 82 0 17 3 23 15 36 8 8 19 12 30 15-31 9-45 26-45 48 0 30 0 61 0 92z"><text:p/></draw:path></draw:g></text:span><text:span text:style-name="T35">. נבחר את </text:span><text:span text:style-name="T35"><draw:g text:anchor-type="as-char" svg:y="-0.1165in" draw:z-index="366" draw:name="Shape352" draw:style-name="gr1"><svg:title>TexMaths</svg:title><svg:desc>11§display§\mathcal{A}§svg§600§FALSE§</svg:desc><draw:path draw:style-name="gr2" draw:text-style-name="P5" svg:width="0.1043in" svg:height="0.1004in" svg:x="0.0035in" svg:y="0.0075in" svg:viewBox="0 0 266 256" svg:d="M0 0c89 0 177 0 266 0 0 86 0 170 0 256-89 0-177 0-266 0 0-86 0-170 0-256z"><text:p/></draw:path><draw:path draw:style-name="gr3" draw:text-style-name="P6" svg:width="0.1161in" svg:height="0.1157in" svg:x="-0.0004in" svg:y="0in" svg:viewBox="0 0 296 295" svg:d="M218 213c2 24 6 42 8 49 5 17 6 26 22 26 18 0 48-18 48-26 0-1-2-2-4-2-5 0-13 5-14 5-3 2-3 2-4 2-11 0-14-11-18-34-2-12-7-28-9-80-3-39-4-77-4-117 0-10 0-20 0-28 0-7 0-8-5-8s-20 7-27 16c-1 2-2 4-3 5-30 65-57 112-77 142-23 35-63 97-84 97-14 0-26-10-29-23-2-1-2-3-4-3-5 0-14 19-14 30 0 15 16 31 35 31 27 0 70-69 79-82 34 0 69 0 104 0zM210 47c0 7 0 14 0 22 0 23 1 45 2 67 0 8 2 35 3 56-23 0-46 0-69 0-5 0-12 0-22 6 28-42 48-81 51-85 19-34 29-56 35-66z"><text:p/></draw:path></draw:g></text:span><text:span text:style-name="T35"><text:s/>להיות </text:span><text:span text:style-name="T35"><draw:g text:anchor-type="as-char" svg:y="-0.1134in" draw:z-index="352" draw:name="Shape353" draw:style-name="gr1"><svg:title>TexMaths</svg:title><svg:desc>11§display§\mathcal{B} = f[\mathcal{A}]§svg§600§FALSE§</svg:desc><draw:path draw:style-name="gr2" draw:text-style-name="P5" svg:width="0.5701in" svg:height="0.1358in" svg:x="0.0028in" svg:y="0.0071in" svg:viewBox="0 0 1449 346" svg:d="M725 346c-242 0-483 0-725 0 0-116 0-230 0-346 483 0 966 0 1449 0 0 116 0 230 0 346-241 0-483 0-724 0z"><text:p/></draw:path><draw:path draw:style-name="gr3" draw:text-style-name="P6" svg:width="0.0961in" svg:height="0.1098in" svg:x="-0.0004in" svg:y="0.0067in" svg:viewBox="0 0 245 280" svg:d="M97 10c0-4 0-4 0-7 0-2 0-3-5-3-3 0-15 6-23 10-17 9-33 15-33 23 0 2 4 2 5 2 5 0 15-5 22-9-5 38-13 87-21 120-14 65-21 89-40 126-2 3-1 3-2 4 0 4 2 3 3 4 7 0 23-7 29-18 5-9 20-37 32-81 8-33 23-84 50-124 18-25 35-36 59-36 21 0 39 13 39 34 0 34-36 46-77 60-4 2-30 11-30 20 0 3 2 3 3 3 2 0 11-1 19-1 38 0 70 23 70 59 0 47-41 63-76 63-30 0-44-17-49-22-2-2-2-4-5-4-9 0-28 13-28 20 0 1 15 27 57 27 54 0 134-39 134-101 0-31-22-56-61-63 31-14 76-41 76-77 0-22-18-39-47-39-13 0-63 3-109 61 2-17 6-35 8-51z"><text:p/></draw:path><draw:path draw:style-name="gr3" draw:text-style-name="P6" svg:width="0.1008in" svg:height="0.0354in" svg:x="0.1504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0752in" svg:height="0.1374in" svg:x="0.3102in" svg:y="0.0067in" svg:viewBox="0 0 192 350" svg:d="M121 118c11 0 22 0 33 0 8 0 12 0 12-8 0-4-4-4-11-4-11 0-21 0-32 0 2-16 6-30 8-44 2-8 8-36 10-40 3-8 10-13 17-13 3 0 13 0 20 6-17 2-21 16-21 21 0 9 7 14 15 14 10 0 20-9 20-24 0-17-17-26-34-26-13 0-37 7-48 45-2 8-3 12-13 61-9 0-18 0-27 0-7 0-12 0-12 7 0 5 5 5 11 5 9 0 17 0 26 0-10 50-19 100-29 151-7 37-13 72-33 72-2 0-12 0-19-6 18-1 21-16 21-21 0-9-6-13-14-13-10 0-21 8-21 23 0 17 16 26 33 26 21 0 36-23 43-37 12-25 22-71 22-74 8-40 15-80 23-121z"><text:p/></draw:path><draw:path draw:style-name="gr3" draw:text-style-name="P6" svg:width="0.0205in" svg:height="0.1512in" svg:x="0.4106in" svg:y="0in" svg:viewBox="0 0 53 385" svg:d="M53 385c0-5 0-10 0-15-12 0-26 0-38 0 0-118 0-237 0-355 12 0 26 0 38 0 0-5 0-9 0-15-18 0-35 0-53 0 0 129 0 257 0 385 18 0 35 0 53 0z"><text:p/></draw:path><draw:path draw:style-name="gr3" draw:text-style-name="P6" svg:width="0.1169in" svg:height="0.1165in" svg:x="0.4394in" svg:y="0.0043in" svg:viewBox="0 0 298 297" svg:d="M219 214c2 24 7 43 9 49 4 18 6 27 23 27s47-18 47-26c0-2-2-3-3-3-6 0-13 4-15 5-3 2-3 2-4 2-11 0-13-10-17-33-4-14-7-28-10-81-3-39-5-78-5-118 0-8 1-19 1-28 0-7 0-8-4-8-6 0-22 7-29 17-1 1-1 3-2 4-31 66-59 112-79 143-23 35-64 97-85 97-14 0-25-9-29-23-2 0-2-2-3-2-5 0-14 17-14 28 0 16 16 33 35 33 27 0 71-69 79-83 36 0 70 0 105 0zM211 47c0 8 0 15 0 22 0 23 1 46 2 68 1 7 3 37 5 57-24 0-48 0-72 0-5 0-11 0-22 6 28-41 50-82 52-87 20-34 30-56 35-66z"><text:p/></draw:path><draw:path draw:style-name="gr3" draw:text-style-name="P6" svg:width="0.0205in" svg:height="0.1512in" svg:x="0.5602in" svg:y="0in" svg:viewBox="0 0 53 385" svg:d="M53 0c-18 0-35 0-53 0 0 6 0 10 0 15 12 0 25 0 37 0 0 118 0 237 0 355-12 0-25 0-37 0 0 5 0 10 0 15 18 0 35 0 53 0 0-128 0-256 0-385z"><text:p/></draw:path></draw:g></text:span><text:span text:style-name="T35">. לאחר הצבה, נוכיח בהכלה דו כיוונית ש־</text:span><text:span text:style-name="T35"><draw:g text:anchor-type="as-char" svg:y="-0.1134in" draw:z-index="351" draw:name="Shape354" draw:style-name="gr1"><svg:title>TexMaths</svg:title><svg:desc>11§display§\{a \in A \mid f(a) \in f[\mathcal{A}]\} = \mathcal{A}§svg§600§FALSE§</svg:desc><draw:path draw:style-name="gr2" draw:text-style-name="P5" svg:width="1.7402in" svg:height="0.1358in" svg:x="-0.0004in" svg:y="0.0071in" svg:viewBox="0 0 4421 346" svg:d="M2211 346c-737 0-1474 0-2211 0 0-116 0-230 0-346 1474 0 2947 0 4421 0 0 116 0 230 0 346-737 0-1474 0-2210 0z"><text:p/></draw:path><draw:path draw:style-name="gr3" draw:text-style-name="P6" svg:width="0.0531in" svg:height="0.1512in" svg:x="0.0031in" svg:y="0in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8-20-12-31-15 32-9 46-27 46-49 0-31 0-61 0-92z"><text:p/></draw:path><draw:path draw:style-name="gr3" draw:text-style-name="P6" svg:width="0.0693in" svg:height="0.0685in" svg:x="0.074in" svg:y="0.0457in" svg:viewBox="0 0 177 175" svg:d="M129 25c-7-14-19-25-35-25-46 0-94 57-94 113 0 37 21 62 52 62 7 0 26-1 49-29 4 16 17 29 35 29 15 0 24-9 29-21 7-14 12-37 12-38 0-4-3-4-4-4-5 0-5 1-6 7-6 25-14 47-29 47-10 0-11-10-11-17 0-9 0-11 4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76in" svg:height="0.087in" svg:x="0.2031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1039in" svg:height="0.1079in" svg:x="0.3398in" svg:y="0.0043in" svg:viewBox="0 0 265 275" svg:d="M56 231c-15 26-31 31-47 32-5 1-9 1-9 8 0 2 2 4 6 4 9 0 22-1 33-1 13 0 26 1 38 1 2 0 8 0 8-7 0-4-4-5-7-5-9 0-17-3-17-13 0-4 2-9 5-14 10-17 19-32 29-49 33 0 65 0 98 0 0 9 5 60 5 64 0 11-20 12-27 12-6 0-9 0-9 8 0 4 3 3 4 4 17 0 33-1 49-1 9 0 34 1 44 1 2 0 6 0 6-7 0-5-3-5-9-5-23 0-23-2-25-13-8-79-15-160-23-240-1-8-1-10-8-10-5 0-7 3-10 7-45 74-89 149-134 224zM102 175c26-43 51-85 76-127 5 42 9 84 13 127-29 0-59 0-89 0z"><text:p/></draw:path><draw:path draw:style-name="gr3" draw:text-style-name="P6" svg:width="0.0055in" svg:height="0.1512in" svg:x="0.5091in" svg:y="0in" svg:viewBox="0 0 15 385" svg:d="M15 14c0-6 0-14-7-14-8 0-8 8-8 14 0 119 0 238 0 357 0 7 0 14 8 14 7 0 7-7 7-14 0-119 0-238 0-357z"><text:p/></draw:path><draw:path draw:style-name="gr3" draw:text-style-name="P6" svg:width="0.0756in" svg:height="0.1374in" svg:x="0.5835in" svg:y="0.0067in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3" draw:text-style-name="P6" svg:width="0.035in" svg:height="0.1512in" svg:x="0.6815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6" svg:width="0.0693in" svg:height="0.0685in" svg:x="0.7315in" svg:y="0.0457in" svg:viewBox="0 0 177 175" svg:d="M129 25c-7-14-19-25-35-25-47 0-94 57-94 113 0 37 21 62 52 62 7 0 26-1 49-29 4 16 17 29 35 29 15 0 24-9 29-21 7-14 12-37 12-38 0-4-3-4-4-4-5 0-5 1-6 7-6 25-14 47-29 47-10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346in" svg:height="0.1512in" svg:x="0.815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76in" svg:height="0.087in" svg:x="0.9197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076in" svg:height="0.1374in" svg:x="1.0587in" svg:y="0.0067in" svg:viewBox="0 0 194 350" svg:d="M122 118c11 0 22 0 33 0 8 0 11 0 11-8 0-4-3-4-10-4-11 0-21 0-32 0 3-16 6-30 8-44 1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3" draw:text-style-name="P6" svg:width="0.0205in" svg:height="0.1512in" svg:x="1.1594in" svg:y="0in" svg:viewBox="0 0 53 385" svg:d="M53 385c0-5 0-10 0-15-12 0-25 0-38 0 0-118 0-237 0-355 13 0 26 0 38 0 0-5 0-9 0-15-18 0-35 0-53 0 0 129 0 257 0 385 18 0 35 0 53 0z"><text:p/></draw:path><draw:path draw:style-name="gr3" draw:text-style-name="P6" svg:width="0.1165in" svg:height="0.1165in" svg:x="1.1882in" svg:y="0.0043in" svg:viewBox="0 0 297 297" svg:d="M219 214c2 24 7 43 9 49 4 18 5 27 23 27 16 0 46-18 46-26 0-2-1-3-3-3-5 0-13 4-15 5-2 2-3 2-4 2-10 0-12-10-18-33-2-14-5-28-8-81-4-39-5-78-5-118 0-8 0-19 0-28 0-7 0-8-4-8-5 0-21 7-28 17-1 1-2 3-3 4-30 66-58 112-79 143-22 35-63 97-84 97-14 0-26-9-29-23-2 0-2-2-3-2-6 0-14 17-14 28 0 16 17 33 34 33 27 0 72-69 80-83 36 0 70 0 105 0zM211 47c0 8 0 15 0 22 0 23 1 46 2 68 0 7 3 37 4 57-23 0-48 0-71 0-6 0-12 0-22 6 28-41 50-82 52-87 20-34 30-56 35-66z"><text:p/></draw:path><draw:path draw:style-name="gr3" draw:text-style-name="P6" svg:width="0.0209in" svg:height="0.1512in" svg:x="1.3087in" svg:y="0in" svg:viewBox="0 0 54 385" svg:d="M54 0c-18 0-36 0-54 0 0 6 0 10 0 15 12 0 25 0 37 0 0 118 0 237 0 355-12 0-25 0-37 0 0 5 0 10 0 15 18 0 36 0 54 0 0-128 0-256 0-385z"><text:p/></draw:path><draw:path draw:style-name="gr3" draw:text-style-name="P6" svg:width="0.0531in" svg:height="0.1512in" svg:x="1.3587in" svg:y="0in" svg:viewBox="0 0 136 385" svg:d="M55 334c0 15-10 40-52 43-2 0-3 2-3 4 0 4 3 4 8 4 37 0 72-18 73-48 0-29 0-58 0-88 0-16 0-28 16-40 13-11 27-11 36-12 2 0 3-1 3-4 0-4-2-4-5-4-26-2-44-15-48-35-2-3-2-4-2-19 0-25 0-50 0-76 0-16 0-28-18-42-16-13-42-17-55-17-5 0-8 0-8 4 0 5 2 5 6 5 24 1 44 14 48 33 1 4 1 4 1 19 0 26 0 54 0 81 0 18 3 24 15 36 9 8 20 12 31 15-32 10-46 26-46 48 0 31 0 62 0 93z"><text:p/></draw:path><draw:path draw:style-name="gr3" draw:text-style-name="P6" svg:width="0.1008in" svg:height="0.0354in" svg:x="1.474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169in" svg:height="0.1165in" svg:x="1.6307in" svg:y="0.0043in" svg:viewBox="0 0 298 297" svg:d="M219 214c2 24 7 43 9 49 4 18 6 27 23 27s47-18 47-26c0-2-2-3-3-3-6 0-13 4-14 5-4 2-4 2-5 2-11 0-13-10-17-33-4-14-7-28-10-81-3-39-5-78-5-118 0-8 1-19 1-28 0-7 0-8-4-8-6 0-22 7-29 17-1 1-1 3-2 4-31 66-59 112-79 143-23 35-64 97-85 97-14 0-26-9-29-23-2 0-2-2-3-2-5 0-14 17-14 28 0 16 17 33 35 33 27 0 71-69 79-83 36 0 70 0 105 0zM211 47c0 8 0 15 0 22 0 23 1 46 2 68 2 7 3 37 5 57-24 0-47 0-72 0-5 0-11 0-22 6 28-41 50-82 52-87 20-34 31-56 35-66z"><text:p/></draw:path></draw:g></text:span><text:span text:style-name="T35">. </text:span></text:p>
      <text:list text:style-name="L7">
        <text:list-item>
          <text:p text:style-name="P61"><text:span text:style-name="T6">יהי </text:span><text:span text:style-name="T6"><draw:g text:anchor-type="as-char" svg:y="-0.1102in" draw:z-index="353" draw:name="Shape355" draw:style-name="gr1"><svg:title>TexMaths</svg:title><svg:desc>11§display§a \in \mathcal{A}§svg§600§FALSE§</svg:desc><draw:path draw:style-name="gr2" draw:text-style-name="P5" svg:width="0.3713in" svg:height="0.1004in" svg:x="0.0016in" svg:y="0.0075in" svg:viewBox="0 0 944 256" svg:d="M0 0c315 0 629 0 944 0 0 86 0 170 0 256-315 0-629 0-944 0 0-86 0-170 0-256z"><text:p/></draw:path><draw:path draw:style-name="gr3" draw:text-style-name="P6" svg:width="0.0693in" svg:height="0.0673in" svg:x="-0.0004in" svg:y="0.0429in" svg:viewBox="0 0 177 172" svg:d="M129 24c-7-14-19-24-35-24-46 0-94 56-94 112 0 36 21 60 52 60 7 0 26-1 49-27 4 15 17 27 35 27 15 0 24-8 29-20 7-13 8-25 12-37 0-4-3-4-4-4-5 0-5 1-6 6-6 26-14 48-29 48-10 0-11-10-11-17 0-9 0-12 4-28 4-17 5-20 9-35 4-19 9-37 13-54 3-11 3-11 3-13 0-7-4-10-11-10-10 0-15 8-16 16zM103 124c-2 7-2 8-7 14-17 20-33 27-44 27-19 0-24-21-24-35 0-20 12-67 20-85 13-22 30-36 46-36 25 0 30 31 30 33s-1 5-1 6c-6 26-13 51-20 76z"><text:p/></draw:path><draw:path draw:style-name="gr3" draw:text-style-name="P6" svg:width="0.076in" svg:height="0.087in" svg:x="0.1287in" svg:y="0.0283in" svg:viewBox="0 0 194 222" svg:d="M180 119c7 0 14 0 14-8s-7-8-14-8c-55 0-108 0-163 0 4-51 48-88 103-88 20 0 41 0 60 0 7 0 14 0 14-7 0-8-7-8-14-8-20 0-40 0-61 0-66 0-119 49-119 111 0 60 53 111 119 111 21 0 41 0 61 0 7 0 14 0 14-8s-7-8-14-8c-19 0-40 0-60 0-55 0-99-37-103-87 55 0 108 0 163 0z"><text:p/></draw:path><draw:path draw:style-name="gr3" draw:text-style-name="P6" svg:width="0.1169in" svg:height="0.1157in" svg:x="0.2634in" svg:y="0in" svg:viewBox="0 0 298 295" svg:d="M220 213c1 24 7 42 8 49 4 17 6 26 23 26s47-18 47-26c0-1-1-2-3-2-6 0-13 5-14 5-4 2-4 2-5 2-11 0-13-11-17-34-4-12-7-28-10-80-3-39-4-77-4-117 0-10 0-20 0-28 0-7 0-8-4-8-6 0-21 7-29 16-1 2-2 4-2 5-31 65-59 112-79 142-23 35-63 97-84 97-14 0-26-10-29-23-1-1-1-3-4-3-5 0-14 19-14 30 0 15 17 31 35 31 27 0 71-69 79-82 36 0 71 0 106 0zM212 47c0 7 0 14 0 22 0 23 0 45 1 67 2 8 3 35 5 56-24 0-47 0-71 0-6 0-12 0-22 6 27-42 50-81 52-85 19-34 30-56 34-66z"><text:p/></draw:path></draw:g></text:span><text:span text:style-name="T6">. נוכיח </text:span><text:span text:style-name="T6"><draw:g text:anchor-type="as-char" svg:y="-0.1134in" draw:z-index="354" draw:name="Shape356" draw:style-name="gr1"><svg:title>TexMaths</svg:title><svg:desc>11§display§a \in A \land f(a) \in f[A]§svg§600§FALSE§</svg:desc><draw:path draw:style-name="gr2" draw:text-style-name="P5" svg:width="1.2803in" svg:height="0.1354in" svg:x="0.0016in" svg:y="0.0071in" svg:viewBox="0 0 3253 345" svg:d="M0 0c1085 0 2168 0 3253 0 0 115 0 230 0 345-1085 0-2168 0-3253 0 0-115 0-230 0-345z"><text:p/></draw:path><draw:path draw:style-name="gr3" draw:text-style-name="P6" svg:width="0.0693in" svg:height="0.0681in" svg:x="-0.0004in" svg:y="0.0457in" svg:viewBox="0 0 177 174" svg:d="M129 24c-7-14-18-24-35-24-46 0-94 56-94 112 0 37 21 62 52 62 7 0 26-1 49-29 4 17 18 29 35 29 15 0 24-9 29-21 7-14 12-37 12-38 0-4-3-4-4-4-5 0-5 1-6 7-6 25-13 48-29 48-10 0-11-10-11-17 0-9 0-12 4-29s5-21 9-35c4-19 10-37 14-54 2-11 2-11 2-13 0-7-4-10-11-10-10 0-15 9-16 16zM103 124c-2 7-2 8-7 15-17 21-33 27-44 27-19 0-24-22-24-36 0-20 12-67 20-85 13-23 30-37 46-37 25 0 30 32 30 34s-1 4-1 6c-6 26-13 51-20 76z"><text:p/></draw:path><draw:path draw:style-name="gr3" draw:text-style-name="P6" svg:width="0.076in" svg:height="0.087in" svg:x="0.1287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039in" svg:height="0.1079in" svg:x="0.2654in" svg:y="0.0043in" svg:viewBox="0 0 265 275" svg:d="M56 230c-15 27-31 32-47 33-5 0-9 0-9 8 0 2 2 4 6 4 9 0 22-2 33-2 13 0 26 2 38 2 2 0 8 0 8-7 0-5-4-5-7-5-9-1-17-4-17-14 0-5 2-9 5-14 10-16 19-32 29-48 33 0 65 0 98 0 0 7 5 60 5 63 0 12-20 13-27 13-6 0-9 0-9 8 0 4 3 3 4 4 17 0 33-2 49-2 9 0 34 2 44 2 2 0 6 0 6-9 0-3-3-3-9-3-23 0-23-3-24-14-8-79-16-160-24-240-1-8-1-9-8-9-5 0-7 2-10 7-45 74-89 149-134 223zM102 175c26-43 51-86 76-128 5 42 9 85 13 128-29 0-59 0-89 0z"><text:p/></draw:path><draw:path draw:style-name="gr3" draw:text-style-name="P6" svg:width="0.0843in" svg:height="0.0933in" svg:x="0.4161in" svg:y="0.022in" svg:viewBox="0 0 215 238" svg:d="M117 9c-4-7-6-9-9-9-6 0-7 3-9 9-32 71-65 143-97 213-2 6-2 6-2 8 0 5 3 8 8 8 3 0 5-1 9-8 30-67 60-135 91-204 30 69 60 137 90 204 3 8 8 8 9 8 4 0 8-3 8-8-2-1 0-1-3-5-32-72-63-145-95-216z"><text:p/></draw:path><draw:path draw:style-name="gr3" draw:text-style-name="P6" svg:width="0.0756in" svg:height="0.137in" svg:x="0.5516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3" draw:text-style-name="P6" svg:width="0.0346in" svg:height="0.1508in" svg:x="0.6488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6" svg:width="0.0689in" svg:height="0.0681in" svg:x="0.6992in" svg:y="0.0457in" svg:viewBox="0 0 176 174" svg:d="M129 24c-8-14-19-24-37-24-45 0-92 56-92 112 0 37 21 62 51 62 7 0 27-1 50-29 4 17 17 29 35 29 14 0 22-9 29-21 7-14 11-37 11-38 0-4-3-4-4-4-4 0-5 1-6 7-6 25-13 48-28 48-11 0-13-10-13-17 0-9 2-12 6-29 3-17 4-21 8-35 4-19 10-37 14-54 2-11 2-11 2-13 0-7-4-10-11-10-9 0-14 9-15 16zM103 124c-2 7-2 8-7 15-18 21-33 27-44 27-20 0-26-22-26-36 0-20 14-67 22-85 13-23 29-37 46-37 24 0 29 32 29 34s0 4-1 6c-6 26-12 51-19 76z"><text:p/></draw:path><draw:path draw:style-name="gr3" draw:text-style-name="P6" svg:width="0.035in" svg:height="0.1508in" svg:x="0.7819in" svg:y="0in" svg:viewBox="0 0 90 384" svg:d="M90 193c0-30-4-77-25-120-24-48-57-73-61-73-2 0-4 1-4 3 0 3 0 3 8 10 37 38 59 99 59 180 0 65-14 132-61 181-6 5-6 5-6 6 0 3 2 4 4 4 4 0 39-26 62-75 19-43 24-85 24-116z"><text:p/></draw:path><draw:path draw:style-name="gr3" draw:text-style-name="P6" svg:width="0.0756in" svg:height="0.087in" svg:x="0.8874in" svg:y="0.0307in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6" svg:width="0.0756in" svg:height="0.137in" svg:x="1.0268in" svg:y="0.0071in" svg:viewBox="0 0 193 349" svg:d="M121 118c11 0 22 0 33 0 8 0 12 0 12-9 0-3-4-3-11-3-11 0-21 0-32 0 4-16 6-30 9-44 1-9 7-36 9-41 3-7 10-13 19-13 1 0 11 0 18 7-17 2-21 15-21 21 0 9 7 14 15 14 10 0 21-9 21-24 0-17-18-26-33-26-14 0-38 7-50 45-2 8-3 12-13 61-9 0-18 0-27 0-7 0-11 0-11 6s4 6 10 6c9 0 18 0 27 0-10 50-20 100-30 151-7 37-13 72-33 72-2 0-11 0-19-7 18-1 21-15 21-21 0-9-6-14-14-14-10 0-21 9-21 24 0 17 17 26 33 26 21 0 36-22 43-37 13-25 22-71 22-74 8-40 15-81 23-120z"><text:p/></draw:path><draw:path draw:style-name="gr3" draw:text-style-name="P6" svg:width="0.0209in" svg:height="0.1508in" svg:x="1.1272in" svg:y="0in" svg:viewBox="0 0 54 384" svg:d="M54 384c0-5 0-10 0-15-12 0-25 0-37 0 0-118 0-236 0-354 12 0 25 0 37 0 0-5 0-9 0-15-18 0-36 0-54 0 0 128 0 257 0 384 18 0 36 0 54 0z"><text:p/></draw:path><draw:path draw:style-name="gr3" draw:text-style-name="P6" svg:width="0.1039in" svg:height="0.1079in" svg:x="1.1571in" svg:y="0.0043in" svg:viewBox="0 0 265 275" svg:d="M56 230c-16 27-31 32-48 33-5 0-8 0-8 8 0 2 2 4 4 4 11 0 24-2 35-2 12 0 26 2 38 2 2 0 8 0 8-7 0-5-5-5-7-5-9-1-19-4-19-14 0-5 3-9 6-14 10-16 20-32 30-48 32 0 65 0 96 0 2 7 7 60 7 63 0 12-20 13-27 13-6 0-10 0-10 8 0 4 4 4 5 4 16 0 33-2 49-2 9 0 34 2 44 2 2 0 6 0 6-9 0-3-4-3-9-3-24 0-24-3-25-14-8-79-15-160-23-240-1-8-1-9-8-9-6 0-7 2-10 7-45 74-89 149-134 223zM102 175c26-43 51-86 76-128 5 42 8 85 12 128-29 0-58 0-88 0z"><text:p/></draw:path><draw:path draw:style-name="gr3" draw:text-style-name="P6" svg:width="0.0205in" svg:height="0.1508in" svg:x="1.2693in" svg:y="0in" svg:viewBox="0 0 53 384" svg:d="M53 0c-18 0-35 0-53 0 0 6 0 10 0 15 12 0 25 0 37 0 0 118 0 236 0 354-12 0-25 0-37 0 0 5 0 10 0 15 18 0 35 0 53 0 0-127 0-256 0-384z"><text:p/></draw:path></draw:g></text:span><text:span text:style-name="T6">. התנאי הראשון מתקיים לפי הגדרה. נוכיח את התנאי השני, כלומר לפי הגדרת תמונה של קבוצה צ.ל. </text:span><text:span text:style-name="T6"><draw:g text:anchor-type="as-char" svg:y="-0.1134in" draw:z-index="355" draw:name="Shape357" draw:style-name="gr1"><svg:title>TexMaths</svg:title><svg:desc>11§display§f(a) \in \{f(x) \mid x \in \mathcal{A}\}§svg§600§FALSE§</svg:desc><draw:path draw:style-name="gr2" draw:text-style-name="P5" svg:width="1.4173in" svg:height="0.1358in" svg:x="-0.0004in" svg:y="0.0071in" svg:viewBox="0 0 3601 346" svg:d="M1801 346c-600 0-1201 0-1801 0 0-116 0-230 0-346 1201 0 2401 0 3601 0 0 116 0 230 0 346-600 0-1200 0-1800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8-49-60-122-60-179 0-68 15-136 63-183 4-5 4-5 4-7 0-3-1-4-3-4-5 0-39 26-62 76-20 42-24 85-24 118 0 28 4 75 25 119 23 47 56 72 61 72 2 0 3-1 3-4z"><text:p/></draw:path><draw:path draw:style-name="gr3" draw:text-style-name="P6" svg:width="0.0693in" svg:height="0.0685in" svg:x="0.148in" svg:y="0.0457in" svg:viewBox="0 0 177 175" svg:d="M129 25c-8-14-19-25-37-25-45 0-92 57-92 113 0 37 21 62 51 62 8 0 27-1 50-29 3 16 17 29 35 29 14 0 23-9 29-21 7-14 12-37 12-38 0-4-3-4-5-4-4 0-4 1-5 7-6 25-14 47-30 47-11 0-12-10-12-17 0-9 1-11 6-29 4-17 4-20 9-34 4-18 8-36 13-54 3-11 3-12 3-13 0-7-5-11-11-11-10 0-15 9-16 17zM103 124c-2 8-2 8-7 15-18 22-33 27-44 27-19 0-25-21-25-36 0-19 13-66 21-84 12-23 30-37 45-37 26 0 31 32 31 34s-1 4-2 7c-7 24-12 49-19 74z"><text:p/></draw:path><draw:path draw:style-name="gr3" draw:text-style-name="P6" svg:width="0.035in" svg:height="0.1512in" svg:x="0.2307in" svg:y="0in" svg:viewBox="0 0 90 385" svg:d="M90 194c0-31-4-77-25-121-23-48-57-73-61-73-2 0-4 2-4 4s0 2 8 9c38 38 60 99 60 181 0 64-14 132-63 180-5 6-5 6-5 7 0 2 2 4 4 4 4 0 39-26 62-76 20-41 24-84 24-115z"><text:p/></draw:path><draw:path draw:style-name="gr3" draw:text-style-name="P6" svg:width="0.076in" svg:height="0.087in" svg:x="0.3366in" svg:y="0.0307in" svg:viewBox="0 0 194 222" svg:d="M179 120c7 0 15 0 15-8 0-9-8-9-15-9-55 0-109 0-164 0 5-50 50-88 104-88 20 0 40 0 60 0 7 0 15 0 15-7 0-8-8-8-15-8-20 0-40 0-60 0-66 0-119 50-119 112s53 110 119 110c20 0 40 0 60 0 7 0 15 0 15-7s-8-7-15-7c-20 0-40 0-60 0-54 0-99-37-104-88 55 0 109 0 164 0z"><text:p/></draw:path><draw:path draw:style-name="gr3" draw:text-style-name="P6" svg:width="0.0535in" svg:height="0.1512in" svg:x="0.4783in" svg:y="0in" svg:viewBox="0 0 137 385" svg:d="M81 52c0-16 10-41 52-43 2 0 4-2 4-5 0-4-3-4-7-4-39 0-74 20-75 48 0 29 0 59 0 89 0 15 0 27-15 39-14 12-28 12-37 13-2 0-3 1-3 5 0 3 2 3 5 3 27 2 44 14 49 34 1 4 1 5 1 19 0 25 0 51 0 76 0 16 0 29 19 43 15 12 40 16 56 16 4 0 7 0 7-4s-3-4-6-4c-24-2-43-15-49-33-1-5-1-5-1-19 0-27 0-54 0-82 0-17-3-24-15-35-8-8-20-12-31-14 32-10 46-28 46-50 0-31 0-61 0-92z"><text:p/></draw:path><draw:path draw:style-name="gr3" draw:text-style-name="P6" svg:width="0.0752in" svg:height="0.1374in" svg:x="0.5516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3" draw:text-style-name="P6" svg:width="0.0346in" svg:height="0.1512in" svg:x="0.6496in" svg:y="0in" svg:viewBox="0 0 89 385" svg:d="M89 381c0-1 0-1-7-8-48-49-60-122-60-179 0-68 15-136 63-183 4-5 4-5 4-7 0-3-1-4-3-4-5 0-39 26-62 76-20 42-24 85-24 118 0 28 4 75 25 119 23 47 56 72 61 72 2 0 3-1 3-4z"><text:p/></draw:path><draw:path draw:style-name="gr3" draw:text-style-name="P6" svg:width="0.0752in" svg:height="0.0685in" svg:x="0.698in" svg:y="0.0457in" svg:viewBox="0 0 192 175" svg:d="M118 54c2-10 11-45 38-45 2 0 11 0 19 4-10 2-18 12-18 21 0 7 4 14 15 14 8 0 20-7 20-23 0-19-23-25-36-25-22 0-36 21-41 30-9-26-29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6" svg:width="0.0346in" svg:height="0.1512in" svg:x="0.789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0055in" svg:height="0.1512in" svg:x="0.8996in" svg:y="0in" svg:viewBox="0 0 15 385" svg:d="M15 14c0-6 0-14-7-14-8 0-8 8-8 14 0 119 0 238 0 357 0 7 0 14 8 14 7 0 7-7 7-14 0-119 0-238 0-357z"><text:p/></draw:path><draw:path draw:style-name="gr3" draw:text-style-name="P6" svg:width="0.0752in" svg:height="0.0685in" svg:x="0.9705in" svg:y="0.0457in" svg:viewBox="0 0 192 175" svg:d="M118 54c2-10 11-45 38-45 2 0 11 0 20 4-11 2-19 12-19 21 0 7 5 14 15 14 8 0 20-7 20-23 0-19-23-25-36-25-22 0-35 21-39 30-10-26-31-30-42-30-41 0-63 50-63 59 0 5 3 4 4 5 4 0 5-1 6-5 13-40 38-50 52-50 7 0 21 3 21 25 0 12-7 39-21 93-7 24-20 39-37 39-3 0-12 0-19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6" svg:width="0.0752in" svg:height="0.087in" svg:x="1.1079in" svg:y="0.0307in" svg:viewBox="0 0 192 222" svg:d="M179 120c7 0 13 0 13-8 0-9-6-9-13-9-55 0-109 0-164 0 5-50 50-88 104-88 20 0 40 0 60 0 7 0 13 0 13-7 0-8-6-8-13-8-21 0-40 0-61 0-66 0-118 50-118 112s52 110 118 110c21 0 40 0 61 0 7 0 13 0 13-7s-6-7-13-7c-20 0-40 0-60 0-54 0-99-37-104-88 55 0 109 0 164 0z"><text:p/></draw:path><draw:path draw:style-name="gr3" draw:text-style-name="P6" svg:width="0.1169in" svg:height="0.1165in" svg:x="1.2429in" svg:y="0.0043in" svg:viewBox="0 0 298 297" svg:d="M219 214c2 24 6 43 9 49 4 18 6 27 23 27s47-18 47-26c0-2-2-3-4-3-5 0-14 4-15 5-2 2-2 2-3 2-11 0-13-10-19-33-2-14-5-28-8-81-4-39-5-78-5-118 0-8 0-19 0-28 0-7 0-8-3-8-6 0-22 7-29 17-1 1-2 3-3 4-30 66-58 112-79 143-22 35-63 97-84 97-14 0-26-9-30-23-1 0-1-2-2-2-6 0-14 17-14 28 0 16 16 33 34 33 28 0 72-69 80-83 36 0 70 0 105 0zM211 47c0 8 0 15 0 22 0 23 1 46 2 68 0 7 3 37 4 57-23 0-48 0-71 0-5 0-12 0-22 6 28-41 50-82 52-87 20-34 30-56 35-66z"><text:p/></draw:path><draw:path draw:style-name="gr3" draw:text-style-name="P6" svg:width="0.0535in" svg:height="0.1512in" svg:x="1.3713in" svg:y="0in" svg:viewBox="0 0 137 385" svg:d="M56 334c0 15-10 40-53 43-2 0-3 2-3 4 0 4 4 4 8 4 37 0 73-18 73-48 0-29 0-58 0-88 0-16 0-28 16-40 14-11 28-11 37-12 1 0 3-1 3-3 0-5-2-5-6-5-25-2-44-15-49-35-1-3-1-4-1-19 0-25 0-50 0-76 0-16 0-28-18-42-16-13-42-17-55-17-4 0-8 0-8 4 0 5 2 5 7 5 24 1 42 14 48 33 1 4 1 4 1 19 0 26 0 54 0 81 0 18 2 23 15 36 8 7 19 12 30 16-32 9-45 25-45 47 0 31 0 62 0 93z"><text:p/></draw:path></draw:g></text:span><text:span text:style-name="T6"><text:s/>או לפי עקרון ההחלפה צ.ל. </text:span><text:span text:style-name="T6"><draw:g text:anchor-type="as-char" svg:y="-0.1134in" draw:z-index="356" draw:name="Shape358" draw:style-name="gr1"><svg:title>TexMaths</svg:title><svg:desc>11§display§\exists x \in \mathcal{A}. f(a) = f(x)§svg§600§FALSE§</svg:desc><draw:path draw:style-name="gr2" draw:text-style-name="P5" svg:width="1.2783in" svg:height="0.1358in" svg:x="-0.0004in" svg:y="0.0071in" svg:viewBox="0 0 3248 346" svg:d="M1624 346c-542 0-1083 0-1624 0 0-116 0-230 0-346 1082 0 2165 0 3248 0 0 116 0 230 0 346-541 0-1083 0-1624 0z"><text:p/></draw:path><draw:path draw:style-name="gr3" draw:text-style-name="P6" svg:width="0.0673in" svg:height="0.1043in" svg:x="0.0004in" svg:y="0.0075in" svg:viewBox="0 0 172 266" svg:d="M172 13c0-12-2-13-14-13-48 0-96 0-145 0-6 0-13 0-13 8 0 7 7 7 13 7 47 0 96 0 143 0 0 37 0 73 0 111-46 0-91 0-137 0-7 0-15-2-15 7 0 8 8 9 15 9 46 0 91 0 137 0 0 36 0 73 0 109-47 0-96 0-143 0-6 0-13 0-13 8 0 7 7 7 13 7 49 0 97 0 145 0 12 0 14-1 14-13 0-79 0-159 0-240z"><text:p/></draw:path><draw:path draw:style-name="gr3" draw:text-style-name="P6" svg:width="0.0752in" svg:height="0.0685in" svg:x="0.0811in" svg:y="0.0457in" svg:viewBox="0 0 192 175" svg:d="M118 54c2-10 11-45 38-45 1 0 11 0 19 4-11 2-19 12-19 21 0 7 5 14 16 14 7 0 20-7 20-23 0-19-23-25-36-25-22 0-36 21-41 30-9-26-30-30-41-30-40 0-63 50-63 59 0 5 4 5 5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3" draw:text-style-name="P6" svg:width="0.076in" svg:height="0.087in" svg:x="0.2185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6" svg:width="0.1169in" svg:height="0.1165in" svg:x="0.3535in" svg:y="0.0043in" svg:viewBox="0 0 298 297" svg:d="M220 214c1 24 7 43 8 49 4 18 6 27 23 27s47-18 47-26c0-2-1-3-3-3-6 0-13 4-15 5-3 2-3 2-4 2-11 0-13-10-18-33-3-14-6-28-9-81-3-39-5-78-5-118 0-8 1-19 1-28 0-7 0-8-4-8-6 0-21 7-29 17-1 1-1 3-2 4-31 66-59 112-79 143-23 35-63 97-84 97-14 0-26-9-29-23-2 0-2-2-4-2-5 0-14 17-14 28 0 16 16 33 35 33 27 0 71-69 79-83 36 0 71 0 106 0zM212 47c0 8 0 15 0 22 0 23 0 46 1 68 1 7 3 37 5 57-23 0-48 0-71 0-6 0-12 0-22 6 27-41 50-82 52-87 19-34 30-56 34-66z"><text:p/></draw:path><draw:path draw:style-name="gr3" draw:text-style-name="P6" svg:width="0.0161in" svg:height="0.0157in" svg:x="0.4839in" svg:y="0.0972in" svg:viewBox="0 0 42 41" svg:d="M42 21c0-12-10-21-21-21s-21 9-21 21c0 11 10 20 21 20s21-9 21-20z"><text:p/></draw:path><draw:path draw:style-name="gr3" draw:text-style-name="P6" svg:width="0.076in" svg:height="0.1374in" svg:x="0.5209in" svg:y="0.0067in" svg:viewBox="0 0 194 350" svg:d="M122 118c11 0 22 0 33 0 8 0 11 0 11-8 0-4-3-4-10-4-11 0-21 0-32 0 2-16 6-30 8-44 2-8 7-36 10-40 3-8 10-13 17-13 3 0 13 0 19 6-16 2-21 16-21 21 0 9 8 14 15 14 9 0 22-9 22-24 0-17-18-26-35-26-13 0-37 7-49 45-2 8-3 12-12 61-9 0-18 0-27 0-7 0-12 0-12 7 0 5 4 5 11 5 9 0 17 0 26 0-10 50-19 100-29 151-8 37-14 72-34 72-1 0-11 0-19-6 19-1 22-16 22-21 0-9-7-13-14-13-10 0-22 8-22 23 0 17 18 26 33 26 22 0 37-23 44-37 12-25 21-71 22-74 8-40 15-80 23-121z"><text:p/></draw:path><draw:path draw:style-name="gr3" draw:text-style-name="P6" svg:width="0.035in" svg:height="0.1512in" svg:x="0.6189in" svg:y="0in" svg:viewBox="0 0 90 385" svg:d="M90 381c0-1 0-1-6-8-49-49-61-122-61-180 0-67 14-135 62-182 5-5 5-5 5-7 0-3-2-4-4-4-4 0-39 26-62 76-19 42-24 85-24 117 0 29 4 76 26 120 23 47 56 72 60 72 2 0 4-1 4-4z"><text:p/></draw:path><draw:path draw:style-name="gr3" draw:text-style-name="P6" svg:width="0.0693in" svg:height="0.0685in" svg:x="0.6685in" svg:y="0.0457in" svg:viewBox="0 0 177 175" svg:d="M129 25c-7-14-18-25-36-25-45 0-93 57-93 113 0 37 22 62 52 62 7 0 27-1 50-29 2 16 17 29 35 29 14 0 22-9 29-21 7-14 11-37 11-38 0-4-3-4-4-4-5 0-5 1-6 7-6 25-13 47-30 47-9 0-11-10-11-17 0-9 0-11 5-29 4-17 5-20 9-34 4-18 10-36 14-54 2-11 2-12 2-13 0-7-4-11-11-11-9 0-15 9-16 17zM103 124c-1 8-1 8-7 15-17 22-32 27-43 27-20 0-26-21-26-36 0-19 13-66 22-84 11-23 29-37 44-37 26 0 31 32 31 34s-1 4-1 7c-6 24-13 49-20 74z"><text:p/></draw:path><draw:path draw:style-name="gr3" draw:text-style-name="P6" svg:width="0.0346in" svg:height="0.1512in" svg:x="0.7516in" svg:y="0in" svg:viewBox="0 0 89 385" svg:d="M89 193c0-30-3-76-25-120-23-48-56-73-61-73-2 0-3 2-3 4s0 2 8 9c37 38 59 99 59 180 0 65-14 133-62 181-5 6-5 6-5 7 0 2 1 4 3 4 5 0 40-26 62-76 20-41 24-84 24-116z"><text:p/></draw:path><draw:path draw:style-name="gr3" draw:text-style-name="P6" svg:width="0.1004in" svg:height="0.0354in" svg:x="0.8531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752in" svg:height="0.1374in" svg:x="1.0134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5 5 11 5 9 0 17 0 26 0-10 50-19 100-29 151-7 37-13 72-34 72-1 0-11 0-18-6 18-1 21-16 21-21 0-9-6-13-14-13-10 0-21 8-21 23 0 17 16 26 32 26 22 0 37-23 44-37 12-25 21-71 22-74 8-40 15-80 23-121z"><text:p/></draw:path><draw:path draw:style-name="gr3" draw:text-style-name="P6" svg:width="0.0346in" svg:height="0.1512in" svg:x="1.111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0752in" svg:height="0.0685in" svg:x="1.1594in" svg:y="0.0457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3" draw:text-style-name="P6" svg:width="0.035in" svg:height="0.1512in" svg:x="1.2504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6">, נבחר </text:span><text:span text:style-name="T6"><draw:g text:anchor-type="as-char" svg:y="-0.0681in" draw:z-index="357" draw:name="Shape359" draw:style-name="gr1"><svg:title>TexMaths</svg:title><svg:desc>11§display§x = a§svg§600§FALSE§</svg:desc><draw:path draw:style-name="gr2" draw:text-style-name="P5" svg:width="0.3488in" svg:height="0.052in" svg:x="0.0031in" svg:y="0.0071in" svg:viewBox="0 0 887 133" svg:d="M0 0c296 0 592 0 887 0 0 44 0 89 0 133-295 0-591 0-887 0 0-44 0-89 0-133z"><text:p/></draw:path><draw:path draw:style-name="gr3" draw:text-style-name="P6" svg:width="0.0752in" svg:height="0.0677in" svg:x="-0.0004in" svg:y="0in" svg:viewBox="0 0 192 173" svg:d="M118 54c2-10 12-45 38-45 2 0 11 0 20 4-11 2-19 12-19 21 0 7 5 13 15 13 8 0 20-6 20-22 0-19-23-25-36-25-22 0-35 20-39 30-10-27-31-30-42-30-41 0-63 50-63 59 0 4 3 3 4 4 4 0 5 0 6-5 13-40 38-49 52-49 7 0 21 3 21 25 0 12-7 38-21 90-7 25-20 40-37 40-3 0-12 0-19-4 9-3 18-10 18-21 0-10-9-13-14-13-12 0-22 9-22 22 0 17 20 25 36 25 26 0 40-27 41-30 4 14 19 30 42 30 39 0 61-50 61-60 0-3-3-3-4-3-3 0-4 1-6 5-12 40-38 49-50 49-16 0-22-12-22-25 0-8 3-17 6-33 5-18 9-34 14-52z"><text:p/></draw:path><draw:path draw:style-name="gr3" draw:text-style-name="P6" svg:width="0.1008in" svg:height="0.0346in" svg:x="0.1331in" svg:y="0.0114in" svg:viewBox="0 0 257 89" svg:d="M244 15c6 0 13 0 13-7 0-8-7-8-13-8-77 0-154 0-231 0-5 0-13 0-13 8 0 7 8 7 13 7 77 0 154 0 231 0zM244 89c6 0 13 0 13-6 0-8-7-8-13-8-77 0-154 0-231 0-5 0-13 0-13 8 0 6 8 6 13 6 77 0 154 0 231 0z"><text:p/></draw:path><draw:path draw:style-name="gr3" draw:text-style-name="P6" svg:width="0.0693in" svg:height="0.0677in" svg:x="0.2906in" svg:y="0in" svg:viewBox="0 0 177 173" svg:d="M129 24c-7-14-18-24-36-24-45 0-93 56-93 111 0 37 21 62 52 62 7 0 26-1 50-29 2 16 17 29 34 29 15 0 23-9 29-21 7-14 12-37 12-39 0-3-3-3-4-3-5 0-5 1-6 7-6 25-13 47-30 47-9 0-11-10-11-18 0-7 0-11 5-28 4-16 5-20 9-33 4-19 10-37 14-54 2-11 2-11 2-13 0-7-4-10-11-10-10 0-15 9-16 16zM103 123c-1 7-1 8-7 15-17 21-33 26-43 26-20 0-26-21-26-35 0-20 13-66 21-84 12-22 30-36 45-36 26 0 31 31 31 33s-1 5-1 6c-6 26-13 50-20 75z"><text:p/></draw:path></draw:g></text:span><text:span text:style-name="T6">, נקבל </text:span><text:span text:style-name="T6"><draw:g text:anchor-type="as-char" svg:y="-0.1134in" draw:z-index="358" draw:name="Shape360" draw:style-name="gr1"><svg:title>TexMaths</svg:title><svg:desc>11§display§f(a) = f(a)§svg§600§FALSE§</svg:desc><draw:path draw:style-name="gr2" draw:text-style-name="P5" svg:width="0.7504in" svg:height="0.1358in" svg:x="-0.0004in" svg:y="0.0071in" svg:viewBox="0 0 1907 346" svg:d="M953 346c-317 0-635 0-953 0 0-116 0-230 0-346 636 0 1271 0 1907 0 0 116 0 230 0 346-318 0-636 0-954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0693in" svg:height="0.0685in" svg:x="0.148in" svg:y="0.0457in" svg:viewBox="0 0 177 175" svg:d="M129 25c-8-14-19-25-37-25-45 0-92 57-92 113 0 37 21 62 51 62 7 0 27-1 50-29 3 16 17 29 35 29 14 0 22-9 29-21 7-14 12-37 12-38 0-4-4-4-5-4-4 0-5 1-6 7-7 25-13 47-29 47-11 0-12-10-12-17 0-9 1-11 6-29 4-17 4-20 8-34 4-18 9-36 14-54 3-11 3-12 3-13 0-7-5-11-12-11-9 0-14 9-15 17zM103 124c-2 8-2 8-7 15-18 22-33 27-44 27-19 0-25-21-25-36 0-19 13-66 21-84 12-23 30-37 45-37 25 0 30 32 30 34s0 4-1 7c-7 24-12 49-19 74z"><text:p/></draw:path><draw:path draw:style-name="gr3" draw:text-style-name="P6" svg:width="0.035in" svg:height="0.1512in" svg:x="0.2307in" svg:y="0in" svg:viewBox="0 0 90 385" svg:d="M90 193c0-30-4-76-25-120-23-48-57-73-61-73-2 0-4 2-4 4s0 2 8 9c37 38 59 99 59 180 0 65-14 133-62 181-5 6-5 6-5 7 0 2 2 4 4 4 4 0 39-26 62-76 20-41 24-84 24-116z"><text:p/></draw:path><draw:path draw:style-name="gr3" draw:text-style-name="P6" svg:width="0.1008in" svg:height="0.0354in" svg:x="0.332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52in" svg:height="0.1374in" svg:x="0.4921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589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0693in" svg:height="0.0685in" svg:x="0.6402in" svg:y="0.0457in" svg:viewBox="0 0 177 175" svg:d="M129 25c-8-14-19-25-37-25-45 0-92 57-92 113 0 37 21 62 51 62 7 0 27-1 50-29 3 16 17 29 35 29 14 0 22-9 29-21 7-14 12-37 12-38 0-4-4-4-5-4-4 0-5 1-6 7-7 25-13 47-29 47-11 0-12-10-12-17 0-9 1-11 6-29 4-17 4-20 8-34 4-18 9-36 14-54 3-11 3-12 3-13 0-7-5-11-12-11-9 0-14 9-15 17zM103 124c-2 8-2 8-7 15-18 22-33 27-44 27-19 0-25-21-25-36 0-19 13-66 21-84 12-23 30-37 45-37 25 0 30 32 30 34s0 4-1 7c-7 24-12 49-19 74z"><text:p/></draw:path><draw:path draw:style-name="gr3" draw:text-style-name="P6" svg:width="0.035in" svg:height="0.1512in" svg:x="0.7228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6"><text:s/>שמתקיים לפי ח"ע של הפונקציה </text:span><text:span text:style-name="T6"><draw:g text:anchor-type="as-char" svg:y="-0.1075in" draw:z-index="359" draw:name="Shape361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. </text:span></text:p>
        </text:list-item>
        <text:list-item>
          <text:p text:style-name="P61"><text:soft-page-break/><text:span text:style-name="T6">יהי </text:span><text:span text:style-name="T6"><draw:g text:anchor-type="as-char" svg:y="-0.1134in" draw:z-index="360" draw:name="Shape362" draw:style-name="gr1"><svg:title>TexMaths</svg:title><svg:desc>11§display§a \in \{a \in A \mid f(a) \in f[\mathcal{A}]\}§svg§600§FALSE§</svg:desc><draw:path draw:style-name="gr2" draw:text-style-name="P5" svg:width="1.6709in" svg:height="0.1354in" svg:x="0.0161in" svg:y="0.0071in" svg:viewBox="0 0 4245 345" svg:d="M0 0c1415 0 2830 0 4245 0 0 115 0 230 0 345-1415 0-2830 0-4245 0 0-115 0-230 0-345z"><text:p/></draw:path><draw:path draw:style-name="gr3" draw:text-style-name="P6" svg:width="0.0693in" svg:height="0.0681in" svg:x="-0.0004in" svg:y="0.0457in" svg:viewBox="0 0 177 174" svg:d="M129 24c-7-14-18-24-35-24-46 0-94 56-94 112 0 37 21 62 52 62 7 0 26-1 49-29 4 17 18 29 35 29 15 0 24-9 29-21 7-14 12-37 12-38 0-4-3-4-4-4-5 0-5 1-6 7-6 25-13 48-29 48-10 0-11-10-11-17 0-9 0-12 4-29s5-21 9-35c4-19 10-37 14-54 2-11 2-11 2-13 0-7-4-10-11-10-10 0-15 9-16 16zM103 124c-2 7-2 8-7 15-17 21-33 27-44 27-19 0-24-22-24-36 0-20 12-67 20-85 13-23 30-37 46-37 25 0 30 32 30 34s-1 4-1 6c-6 26-13 51-20 76z"><text:p/></draw:path><draw:path draw:style-name="gr3" draw:text-style-name="P6" svg:width="0.076in" svg:height="0.087in" svg:x="0.1287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6" svg:width="0.0535in" svg:height="0.1508in" svg:x="0.2709in" svg:y="0in" svg:viewBox="0 0 137 384" svg:d="M82 52c0-16 10-41 52-43 2-1 3-2 3-5 0-4-3-4-7-4-39 0-74 20-74 48 0 29 0 59 0 89 0 14 0 26-15 39-13 11-29 12-37 12-2 0-4 2-4 5 0 2 3 2 7 3 25 1 44 15 48 34 1 5 1 6 1 19 0 25 0 50 0 76 0 16 0 28 19 44 15 11 41 15 55 15 4 0 7 0 7-4 0-3-2-3-5-5-25-1-44-13-48-33-2-3-2-4-2-18 0-27 0-53 0-81 0-17-3-24-15-36-9-9-20-12-31-14 32-9 46-27 46-49 0-31 0-61 0-92z"><text:p/></draw:path><draw:path draw:style-name="gr3" draw:text-style-name="P6" svg:width="0.0693in" svg:height="0.0681in" svg:x="0.3421in" svg:y="0.0457in" svg:viewBox="0 0 177 174" svg:d="M129 24c-7-14-19-24-35-24-47 0-94 56-94 112 0 37 21 62 52 62 7 0 26-1 49-29 4 17 17 29 35 29 15 0 23-9 29-21 7-14 12-37 12-38 0-4-3-4-4-4-5 0-5 1-6 7-6 25-14 48-30 48-11 0-12-10-12-17 0-9 2-12 6-29s5-21 9-35c4-19 8-37 13-54 3-11 3-11 3-13 0-7-4-10-11-10-10 0-15 9-16 16zM103 124c-2 7-2 8-7 15-17 21-33 27-44 27-19 0-24-22-24-36 0-20 12-67 20-85 13-23 30-37 46-37 25 0 30 32 30 34s-1 4-1 6c-6 26-13 51-20 76z"><text:p/></draw:path><draw:path draw:style-name="gr3" draw:text-style-name="P6" svg:width="0.076in" svg:height="0.087in" svg:x="0.4713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6" svg:width="0.1039in" svg:height="0.1079in" svg:x="0.6079in" svg:y="0.0043in" svg:viewBox="0 0 265 275" svg:d="M56 230c-15 27-31 32-47 33-6 0-9 0-9 8 0 2 2 4 6 4 9 0 22-2 33-2 13 0 26 2 38 2 2 0 8 0 8-7 0-5-4-5-7-5-9-1-17-4-17-14 0-5 2-9 5-14 10-16 19-32 29-48 32 0 65 0 96 0 2 7 7 60 7 63 0 12-20 13-27 13-6 0-10 0-10 8 0 4 3 3 5 4 17 0 33-2 48-2 10 0 35 2 45 2 2 0 6 0 6-9 0-3-3-3-9-3-24 0-24-3-25-14-8-79-15-160-23-240-1-8-1-9-8-9-5 0-7 2-10 7-45 74-89 149-134 223zM102 175c26-43 51-86 76-128 5 42 8 85 12 128-29 0-58 0-88 0z"><text:p/></draw:path><draw:path draw:style-name="gr3" draw:text-style-name="P6" svg:width="0.0055in" svg:height="0.1508in" svg:x="0.7772in" svg:y="0in" svg:viewBox="0 0 15 384" svg:d="M15 14c0-7 0-14-7-14-8 0-8 7-8 14 0 119 0 237 0 356 0 8 0 14 8 14 7 0 7-6 7-14 0-119 0-237 0-356z"><text:p/></draw:path><draw:path draw:style-name="gr3" draw:text-style-name="P6" svg:width="0.0756in" svg:height="0.137in" svg:x="0.8512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1 0-11 6s4 6 10 6c9 0 18 0 27 0-10 50-20 100-30 151-7 37-13 72-33 72-2 0-11 0-19-7 18-1 21-15 21-21 0-9-6-14-14-14-10 0-21 9-21 24 0 17 17 26 33 26 21 0 36-22 43-37 13-25 22-71 22-74 8-40 15-81 23-120z"><text:p/></draw:path><draw:path draw:style-name="gr3" draw:text-style-name="P6" svg:width="0.0346in" svg:height="0.1508in" svg:x="0.9492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6" svg:width="0.0693in" svg:height="0.0681in" svg:x="0.9992in" svg:y="0.0457in" svg:viewBox="0 0 177 174" svg:d="M129 24c-8-14-19-24-37-24-45 0-92 56-92 112 0 37 21 62 51 62 7 0 27-1 50-29 4 17 17 29 35 29 14 0 22-9 29-21 7-14 12-37 12-38 0-4-4-4-5-4-4 0-4 1-6 7-5 25-13 48-29 48-11 0-12-10-12-17 0-9 1-12 6-29 4-17 4-21 9-35 4-19 9-37 13-54 3-11 3-11 3-13 0-7-5-10-12-10-9 0-14 9-15 16zM103 124c-2 7-2 8-7 15-18 21-33 27-44 27-19 0-24-22-24-36 0-20 12-67 20-85 13-23 30-37 45-37 26 0 31 32 31 34s-1 4-2 6c-6 26-12 51-19 76z"><text:p/></draw:path><draw:path draw:style-name="gr3" draw:text-style-name="P6" svg:width="0.035in" svg:height="0.1508in" svg:x="1.0819in" svg:y="0in" svg:viewBox="0 0 90 384" svg:d="M90 193c0-30-4-77-25-120-23-48-57-73-61-73-2 0-4 1-4 3 0 3 0 3 8 10 38 38 60 99 60 180 0 65-14 132-62 181-6 5-6 5-6 6 0 3 2 4 4 4 4 0 39-26 62-75 20-43 24-85 24-116z"><text:p/></draw:path><draw:path draw:style-name="gr3" draw:text-style-name="P6" svg:width="0.0752in" svg:height="0.087in" svg:x="1.1878in" svg:y="0.0307in" svg:viewBox="0 0 192 222" svg:d="M179 120c7 0 13 0 13-8 0-7-6-7-13-7-55 0-109 0-164 0 5-52 50-88 104-88 20 0 40 0 60 0 7 0 13-2 13-9 0-8-6-8-13-8-20 0-40 0-60 0-66 0-119 51-119 112 0 62 53 110 119 110 20 0 40 0 60 0 7 0 13 0 13-7 0-8-6-7-13-7-20 0-40 0-60 0-54 0-99-36-104-88 55 0 109 0 164 0z"><text:p/></draw:path><draw:path draw:style-name="gr3" draw:text-style-name="P6" svg:width="0.0752in" svg:height="0.137in" svg:x="1.3268in" svg:y="0.0071in" svg:viewBox="0 0 192 349" svg:d="M121 118c11 0 23 0 34 0 8 0 11 0 11-9 0-3-3-3-10-3-11 0-22 0-33 0 4-16 6-30 9-44 1-9 7-36 9-41 3-7 10-13 19-13 1 0 11 0 18 7-16 2-21 15-21 21 0 9 7 14 15 14 9 0 20-9 20-24 0-17-17-26-32-26-14 0-38 7-50 45-2 8-3 12-12 61-9 0-19 0-28 0-6 0-11 0-11 6s4 6 11 6c9 0 17 0 26 0-10 50-20 100-30 151-7 37-13 72-33 72-1 0-11 0-19-7 18-1 21-15 21-21 0-9-6-14-14-14-10 0-21 9-21 24 0 17 18 26 33 26 21 0 36-22 44-37 12-25 21-71 21-74 8-40 15-81 23-120z"><text:p/></draw:path><draw:path draw:style-name="gr3" draw:text-style-name="P6" svg:width="0.0205in" svg:height="0.1508in" svg:x="1.4276in" svg:y="0in" svg:viewBox="0 0 53 384" svg:d="M53 384c0-5 0-10 0-15-12 0-26 0-38 0 0-118 0-236 0-354 12 0 26 0 38 0 0-5 0-9 0-15-18 0-35 0-53 0 0 128 0 257 0 384 18 0 35 0 53 0z"><text:p/></draw:path><draw:path draw:style-name="gr3" draw:text-style-name="P6" svg:width="0.1169in" svg:height="0.1161in" svg:x="1.4559in" svg:y="0.0043in" svg:viewBox="0 0 298 296" svg:d="M220 214c2 24 7 41 9 49 3 17 5 25 22 25s47-17 47-25c0-2-1-2-3-2-6 0-13 4-14 4-3 3-4 3-5 3-11 0-13-11-17-35-3-12-7-27-9-79-4-39-5-79-5-118 0-10 0-19 0-28 0-7 0-8-4-8-6 0-21 7-28 17-1 1-2 3-3 4-31 65-59 112-79 143-23 34-63 97-84 97-14 0-26-10-29-23-1-1-1-3-4-3-5 0-14 18-14 29 0 16 17 32 35 32 27 0 72-69 79-82 36 0 71 0 106 0zM212 47c0 8 0 15 0 22 0 22 1 46 3 68 0 7 1 36 3 56-23 0-47 0-71 0-6 0-12 0-22 5 27-41 50-80 52-85 19-34 30-56 35-66z"><text:p/></draw:path><draw:path draw:style-name="gr3" draw:text-style-name="P6" svg:width="0.0205in" svg:height="0.1508in" svg:x="1.5764in" svg:y="0in" svg:viewBox="0 0 53 384" svg:d="M53 0c-18 0-35 0-53 0 0 6 0 10 0 15 12 0 25 0 37 0 0 118 0 236 0 354-12 0-25 0-37 0 0 5 0 10 0 15 18 0 35 0 53 0 0-127 0-256 0-384z"><text:p/></draw:path><draw:path draw:style-name="gr3" draw:text-style-name="P6" svg:width="0.0535in" svg:height="0.1508in" svg:x="1.6264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span><text:span text:style-name="T6">, כלומר </text:span><text:span text:style-name="T6"><draw:g text:anchor-type="as-char" svg:y="-0.1075in" draw:z-index="361" draw:name="Shape363" draw:style-name="gr1"><svg:title>TexMaths</svg:title><svg:desc>11§display§a \in A§svg§600§FALSE§</svg:desc><draw:path draw:style-name="gr2" draw:text-style-name="P5" svg:width="0.3594in" svg:height="0.0984in" svg:x="0.0016in" svg:y="0.0079in" svg:viewBox="0 0 914 251" svg:d="M457 251c-152 0-304 0-457 0 0-84 0-167 0-251 305 0 609 0 914 0 0 84 0 167 0 251-152 0-305 0-457 0z"><text:p/></draw:path><draw:path draw:style-name="gr3" draw:text-style-name="P6" svg:width="0.0693in" svg:height="0.0681in" svg:x="-0.0004in" svg:y="0.0421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6" svg:width="0.0756in" svg:height="0.087in" svg:x="0.1287in" svg:y="0.0276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6" svg:width="0.1039in" svg:height="0.1079in" svg:x="0.2646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6"><text:s/>וגם </text:span><text:span text:style-name="T6"><draw:g text:anchor-type="as-char" svg:y="-0.1134in" draw:z-index="362" draw:name="Shape364" draw:style-name="gr1"><svg:title>TexMaths</svg:title><svg:desc>11§display§f(a) \in f[\mathcal{A}]§svg§600§FALSE§</svg:desc><draw:path draw:style-name="gr2" draw:text-style-name="P5" svg:width="0.7382in" svg:height="0.1354in" svg:x="-0.0004in" svg:y="0.0071in" svg:viewBox="0 0 1876 345" svg:d="M0 0c625 0 1251 0 1876 0 0 115 0 230 0 345-625 0-1251 0-1876 0 0-115 0-230 0-345z"><text:p/></draw:path><draw:path draw:style-name="gr3" draw:text-style-name="P6" svg:width="0.0756in" svg:height="0.137in" svg:x="0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3" draw:text-style-name="P6" svg:width="0.0346in" svg:height="0.1508in" svg:x="0.098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6" svg:width="0.0689in" svg:height="0.0681in" svg:x="0.1484in" svg:y="0.0457in" svg:viewBox="0 0 176 174" svg:d="M129 24c-8-14-19-24-37-24-45 0-92 56-92 112 0 37 21 62 51 62 7 0 27-1 50-29 4 17 17 29 35 29 14 0 22-9 29-21 7-14 11-37 11-38 0-4-3-4-4-4-4 0-5 1-6 7-6 25-13 48-28 48-11 0-13-10-13-17 0-9 2-12 6-29 3-17 4-21 8-35 4-19 10-37 14-54 2-11 2-11 2-13 0-7-4-10-11-10-9 0-14 9-15 16zM103 124c-2 7-2 8-7 15-18 21-33 27-44 27-20 0-26-22-26-36 0-20 14-67 22-85 13-23 29-37 46-37 24 0 29 32 29 34s0 4-1 6c-6 26-12 51-19 76z"><text:p/></draw:path><draw:path draw:style-name="gr3" draw:text-style-name="P6" svg:width="0.035in" svg:height="0.1508in" svg:x="0.2311in" svg:y="0in" svg:viewBox="0 0 90 384" svg:d="M90 193c0-30-4-77-25-120-24-48-57-73-61-73-2 0-4 1-4 3 0 3 0 3 8 10 37 38 59 99 59 180 0 65-14 132-61 181-6 5-6 5-6 6 0 3 2 4 4 4 4 0 39-26 62-75 19-43 24-85 24-116z"><text:p/></draw:path><draw:path draw:style-name="gr3" draw:text-style-name="P6" svg:width="0.0756in" svg:height="0.087in" svg:x="0.3366in" svg:y="0.0307in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6" svg:width="0.0756in" svg:height="0.137in" svg:x="0.4752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3" draw:text-style-name="P6" svg:width="0.0209in" svg:height="0.1508in" svg:x="0.576in" svg:y="0in" svg:viewBox="0 0 54 384" svg:d="M54 384c0-5 0-10 0-15-12 0-25 0-37 0 0-118 0-236 0-354 12 0 25 0 37 0 0-5 0-9 0-15-18 0-36 0-54 0 0 128 0 257 0 384 18 0 36 0 54 0z"><text:p/></draw:path><draw:path draw:style-name="gr3" draw:text-style-name="P6" svg:width="0.1169in" svg:height="0.1161in" svg:x="0.6043in" svg:y="0.0043in" svg:viewBox="0 0 298 296" svg:d="M220 214c1 24 7 41 8 49 4 17 6 25 23 25s47-17 47-25c0-2-1-2-3-2-6 0-13 4-14 4-4 3-4 3-5 3-11 0-13-11-17-35-4-12-7-27-10-79-3-39-5-79-5-118 0-10 1-19 1-28 0-7 0-8-4-8-6 0-21 7-29 17-1 1-1 3-2 4-31 65-59 112-79 143-23 34-63 97-84 97-14 0-26-10-29-23-1-1-1-3-4-3-5 0-14 18-14 29 0 16 17 32 35 32 27 0 71-69 79-82 36 0 71 0 106 0zM212 47c0 8 0 15 0 22 0 22 0 46 1 68 2 7 3 36 5 56-23 0-47 0-71 0-6 0-12 0-22 5 27-41 50-80 52-85 19-34 30-56 34-66z"><text:p/></draw:path><draw:path draw:style-name="gr3" draw:text-style-name="P6" svg:width="0.0205in" svg:height="0.1508in" svg:x="0.7252in" svg:y="0in" svg:viewBox="0 0 53 384" svg:d="M53 0c-18 0-35 0-53 0 0 6 0 10 0 15 12 0 25 0 37 0 0 118 0 236 0 354-12 0-25 0-37 0 0 5 0 10 0 15 18 0 35 0 53 0 0-127 0-256 0-384z"><text:p/></draw:path></draw:g></text:span><text:span text:style-name="T6">, נגרר ישירות </text:span><text:span text:style-name="T6"><draw:g text:anchor-type="as-char" svg:y="-0.1075in" draw:z-index="363" draw:name="Shape365" draw:style-name="gr1"><svg:title>TexMaths</svg:title><svg:desc>11§display§a \in A§svg§600§FALSE§</svg:desc><draw:path draw:style-name="gr2" draw:text-style-name="P5" svg:width="0.3594in" svg:height="0.0984in" svg:x="0.0016in" svg:y="0.0079in" svg:viewBox="0 0 914 251" svg:d="M457 251c-152 0-304 0-457 0 0-84 0-167 0-251 305 0 609 0 914 0 0 84 0 167 0 251-152 0-305 0-457 0z"><text:p/></draw:path><draw:path draw:style-name="gr3" draw:text-style-name="P6" svg:width="0.0693in" svg:height="0.0681in" svg:x="-0.0004in" svg:y="0.0421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6" svg:width="0.0756in" svg:height="0.087in" svg:x="0.1287in" svg:y="0.0276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6" svg:width="0.1039in" svg:height="0.1079in" svg:x="0.2646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6"><text:s/>כדרוש. </text:span></text:p>
        </text:list-item>
      </text:list>
      <text:h text:style-name="Heading_20_2" text:outline-level="2">שאלה 7</text:h>
      <text:h text:style-name="P62" text:outline-level="3">נתון</text:h>
      <text:p text:style-name="P63">תהי <draw:g text:anchor-type="as-char" svg:y="-0.1071in" draw:z-index="367" draw:name="Shape366" draw:style-name="gr1"><svg:title>TexMaths</svg:title><svg:desc>11§display§A, B, C§svg§600§FALSE§</svg:desc><draw:path draw:style-name="gr2" draw:text-style-name="P5" svg:width="0.4717in" svg:height="0.1217in" svg:x="0.002in" svg:y="0.0071in" svg:viewBox="0 0 1199 310" svg:d="M599 310c-200 0-399 0-599 0 0-103 0-207 0-310 399 0 800 0 1199 0 0 103 0 207 0 310-200 0-401 0-600 0z"><text:p/></draw:path><draw:path draw:style-name="gr3" draw:text-style-name="P6" svg:width="0.1035in" svg:height="0.1079in" svg:x="-0.0004in" svg:y="0in" svg:viewBox="0 0 264 275" svg:d="M55 231c-15 25-31 31-47 32-5 1-8 1-8 8 0 2 1 4 4 4 11 0 22-1 33-1 14 0 27 1 39 1 3 0 8 0 8-8 0-3-4-4-7-4-9 0-18-3-18-13 0-5 3-9 6-15 10-16 20-33 30-48 31 0 64 0 96 0 0 8 6 59 6 64 0 11-20 12-28 12-5 0-8 0-8 8 0 4 4 4 5 4 15 0 32-1 47-1 10 0 34 1 44 1 3 0 7 0 7-8 0-4-3-4-9-4-23 0-23-2-24-13-9-79-17-160-24-240-1-8-1-10-8-10-5 0-8 3-10 7-45 74-89 149-134 224zM101 175c25-43 51-85 76-127 4 42 9 84 13 127-29 0-59 0-89 0z"><text:p/></draw:path><draw:path draw:style-name="gr3" draw:text-style-name="P6" svg:width="0.0173in" svg:height="0.0449in" svg:x="0.1213in" svg:y="0.0921in" svg:viewBox="0 0 45 115" svg:d="M45 41c0-26-10-41-25-41-12 0-20 10-20 21 0 10 8 20 20 20 5 0 10-1 14-5 1-1 1-1 2-1 0 2 0 0 0 6 0 28-13 51-26 63-5 5-5 6-5 7 0 2 3 4 5 4 4 0 35-29 35-74z"><text:p/></draw:path><draw:path draw:style-name="gr3" draw:text-style-name="P6" svg:width="0.1083in" svg:height="0.1028in" svg:x="0.1819in" svg:y="0.0043in" svg:viewBox="0 0 276 262" svg:d="M46 232c-4 14-4 18-35 18-7 0-11 0-11 7 0 5 4 5 11 5 46 0 91 0 137 0 62 0 107-45 107-83 0-27-22-49-59-54 39-7 80-36 80-72 0-29-25-53-71-53-43 0-87 0-130 0-8 0-11 0-11 8 0 4 3 4 11 4 4 0 7 0 14 0 7 1 10 1 10 7 0 1 0 2-1 7-18 69-34 138-52 206zM104 122c8-32 17-64 25-96 3-13 4-14 21-14 16 0 33 0 49 0 34 0 42 22 42 40 0 34-33 70-80 70-19 0-38 0-57 0zM87 250c-6 0-6 0-9 0s-4-1-4-5c0-1 0-1 2-9 9-35 17-70 26-105 24 0 49 0 73 0 37 0 45 28 45 45 0 36-35 74-80 74-18 0-36 0-53 0z"><text:p/></draw:path><draw:path draw:style-name="gr3" draw:text-style-name="P6" svg:width="0.0173in" svg:height="0.0449in" svg:x="0.3114in" svg:y="0.0921in" svg:viewBox="0 0 45 115" svg:d="M45 41c0-26-10-41-24-41-13 0-21 10-21 21 0 10 8 20 21 20 4 0 9-1 13-5 1-1 1-1 2-1 0 2 0 0 0 6 0 28-13 51-26 63-3 5-3 6-3 7 0 2 1 4 3 4 4 0 35-29 35-74z"><text:p/></draw:path><draw:path draw:style-name="gr3" draw:text-style-name="P6" svg:width="0.1079in" svg:height="0.1094in" svg:x="0.3732in" svg:y="0.0016in" svg:viewBox="0 0 275 279" svg:d="M275 4c0-1-1-4-4-4-2 0-2 0-6 4-10 10-19 20-27 30-4-5-21-34-64-34-87 0-174 86-174 175 0 63 46 104 106 104 33 0 62-15 82-33 36-31 43-66 43-67 0-3-3-3-4-3-3 0-5 0-6 3-3 11-12 38-38 60-27 22-52 28-72 28-34 0-76-19-76-79 0-22 9-85 47-130 24-27 60-46 95-46 39 0 62 30 62 75 0 15-1 14-1 19 0 3 4 4 5 4 6 0 6-1 8-8 7-33 15-65 24-98z"><text:p/></draw:path></draw:g><text:s/>קבוצות לא ריקות. נתון: </text:p>
      <text:p text:style-name="P8"><draw:g text:anchor-type="as-char" svg:y="-0.1134in" draw:z-index="368" draw:name="Shape367" draw:style-name="gr1"><svg:title>TexMaths</svg:title><svg:desc>11§display§H \colon ((B \cup C) \to A) \to (( B \to A) \times (C \to A))§svg§600§FALSE§</svg:desc><draw:path draw:style-name="gr2" draw:text-style-name="P5" svg:width="2.939in" svg:height="0.1354in" svg:x="0.0016in" svg:y="0.0071in" svg:viewBox="0 0 7466 345" svg:d="M0 0c2488 0 4977 0 7466 0 0 115 0 230 0 345-2489 0-4978 0-7466 0 0-115 0-230 0-345z"><text:p/></draw:path><draw:path draw:style-name="gr3" draw:text-style-name="P6" svg:width="0.128in" svg:height="0.1031in" svg:x="-0.0004in" svg:y="0.0098in" svg:viewBox="0 0 326 263" svg:d="M279 30c4-13 5-18 33-18 10 0 14 0 14-8 0-4-5-4-6-4-11 0-38 1-49 1-13 0-39-1-51-1-2 0-7 0-7 8 0 4 4 4 11 4 5 0 8 0 15 1 6 1 10 1 10 7 0 1 0 2-2 6-7 32-15 63-23 95-39 0-78 0-117 0 7-31 14-60 22-91 4-13 5-18 33-18 10 0 13 0 13-8 0-4-5-4-6-4-11 0-38 1-49 1s-39-1-50-1c-3 0-7 0-7 8 0 4 3 4 11 4 1 0 7 0 14 1 8 1 11 1 11 7 0 1-1 2-2 6-18 69-34 138-52 206-3 16-4 19-35 19-7 0-10 0-10 8 0 4 4 4 5 4 10 0 38-2 49-2 9 0 16 1 25 1 8 0 17 1 26 1 2 0 7 0 7-9 0-3-4-3-11-3-14 0-25 0-25-8 0-2 1-4 1-6 9-36 18-70 26-105 40 0 78 0 118 0-16 64-25 100-26 106-5 12-11 13-36 13-5 0-9 0-9 8 0 4 3 3 5 4 11 0 39-2 50-2 7 0 16 1 24 1 9 0 17 1 25 1 3 0 8 0 8-9 0-3-4-3-11-3-15 0-24 0-24-8 0-2 0-4 1-6 17-69 34-138 51-207z"><text:p/></draw:path><draw:path draw:style-name="gr3" draw:text-style-name="P6" svg:width="0.0157in" svg:height="0.065in" svg:x="0.1626in" svg:y="0.048in" svg:viewBox="0 0 41 166" svg:d="M41 20c0-11-9-20-20-20-12 0-21 9-21 20s9 21 21 21c11 0 20-10 20-21zM41 145c0-11-9-21-20-21-12 0-21 10-21 21s9 21 21 21c11 0 20-10 20-21z"><text:p/></draw:path><draw:path draw:style-name="gr3" draw:text-style-name="P6" svg:width="0.035in" svg:height="0.1508in" svg:x="0.2575in" svg:y="0in" svg:viewBox="0 0 90 384" svg:d="M90 380c0-1 0-1-6-8-49-48-61-121-61-179 0-67 14-135 62-183 5-4 5-4 5-7 0-2-2-3-4-3-3 0-39 26-62 75-20 43-24 86-24 118 0 28 4 76 25 119 25 47 58 72 61 72 2 0 4-1 4-4z"><text:p/></draw:path><draw:path draw:style-name="gr3" draw:text-style-name="P6" svg:width="0.0346in" svg:height="0.1508in" svg:x="0.3165in" svg:y="0in" svg:viewBox="0 0 89 384" svg:d="M89 380c0-1 0-1-7-8-47-48-60-121-60-179 0-67 15-135 63-183 4-4 4-4 4-7 0-2-1-3-3-3-5 0-39 26-62 75-20 43-24 86-24 118 0 28 4 76 25 119 23 47 56 72 61 72 2 0 3-1 3-4z"><text:p/></draw:path><draw:path draw:style-name="gr3" draw:text-style-name="P6" svg:width="0.1079in" svg:height="0.1031in" svg:x="0.3673in" svg:y="0.0098in" svg:viewBox="0 0 275 263" svg:d="M45 232c-4 16-4 19-35 19-7 0-10 0-10 8 0 4 3 4 10 4 46 0 91 0 137 0 62 0 107-46 107-82 0-28-22-51-59-54 40-8 80-37 80-73 0-29-25-54-72-54-42 0-86 0-129 0-8 0-11 0-11 8 0 4 3 4 11 4 4 0 7 0 14 1s10 1 10 7c0 1 0 2-1 6-18 69-34 138-52 206zM103 122c8-32 17-63 25-94 3-15 4-16 20-16 17 0 33 0 50 0 34 0 42 23 42 40 0 34-33 70-80 70-19 0-38 0-57 0zM86 251c-6 0-6 0-8-1-4 0-5 0-5-3 0-1 0-3 2-9 9-35 17-72 26-107 24 0 49 0 73 0 37 0 45 29 45 45 0 38-35 75-80 75-18 0-36 0-53 0z"><text:p/></draw:path><draw:path draw:style-name="gr3" draw:text-style-name="P6" svg:width="0.0846in" svg:height="0.0933in" svg:x="0.526in" svg:y="0.022in" svg:viewBox="0 0 216 238" svg:d="M216 14c0-7 0-14-8-14s-8 7-8 14c0 47 0 93 0 140 0 56-64 68-92 68-18 0-42-3-63-16-30-18-30-42-30-53 0-46 0-92 0-139 0-7 0-14-7-14-8 0-8 7-8 14 0 48 0 94 0 141 0 57 59 83 108 83 50 0 108-27 108-83 0-47 0-93 0-141z"><text:p/></draw:path><draw:path draw:style-name="gr3" draw:text-style-name="P6" svg:width="0.1075in" svg:height="0.1094in" svg:x="0.6606in" svg:y="0.0071in" svg:viewBox="0 0 274 279" svg:d="M274 3c0-1 0-3-3-3-1 0-3 0-7 4-9 10-18 20-26 30-4-5-22-34-65-34-86 0-173 85-173 174 0 63 45 105 104 105 35 0 63-16 84-33 36-32 43-65 43-68s-3-2-4-3c-4 0-5 1-6 3-3 12-12 38-40 61-26 21-50 27-70 27-35 0-76-19-76-78 0-22 8-85 46-130 25-27 61-46 95-46 40 0 63 30 63 74 0 15-1 15-1 20 0 3 4 3 5 3 6 0 6 0 7-8 7-33 16-65 24-98z"><text:p/></draw:path><draw:path draw:style-name="gr3" draw:text-style-name="P6" svg:width="0.0346in" svg:height="0.1508in" svg:x="0.7815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346in" svg:height="0.078in" svg:x="0.8823in" svg:y="0.0362in" svg:viewBox="0 0 343 199" svg:d="M301 108c-21 16-31 32-35 37-16 27-13 33-20 50 0 4 5 4 8 4 7 0 7 0 9-6 9-38 31-70 75-87 4-3 5-4 5-6s-1-3-2-4c-18-7-64-26-79-90-1-5-1-6-8-6-3 0-8 0-8 4 0 2 4 26 20 51 8 12 19 25 35 37-95 0-191 0-287 0-6 0-14 0-14 8s8 8 14 8c96 0 192 0 287 0z"><text:p/></draw:path><draw:path draw:style-name="gr3" draw:text-style-name="P6" svg:width="0.1039in" svg:height="0.1079in" svg:x="1.0736in" svg:y="0.0043in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9 85 13 128-29 0-59 0-89 0z"><text:p/></draw:path><draw:path draw:style-name="gr3" draw:text-style-name="P6" svg:width="0.0346in" svg:height="0.1508in" svg:x="1.1913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346in" svg:height="0.078in" svg:x="1.2925in" svg:y="0.0362in" svg:viewBox="0 0 343 199" svg:d="M301 108c-20 16-32 32-35 37-17 27-13 33-20 50 0 4 5 4 8 4 7 0 7 0 8-6 9-38 32-70 76-87 4-3 5-4 5-6s-2-4-3-4c-17-7-64-26-78-90-1-5-1-6-8-6-3 0-8 0-8 4 0 2 4 26 20 51 8 12 19 25 35 37-95 0-191 0-287 0-7 0-14 0-14 8s7 8 14 8c96 0 192 0 287 0z"><text:p/></draw:path><draw:path draw:style-name="gr3" draw:text-style-name="P6" svg:width="0.0346in" svg:height="0.1508in" svg:x="1.4933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6" svg:width="0.035in" svg:height="0.1508in" svg:x="1.5524in" svg:y="0in" svg:viewBox="0 0 90 384" svg:d="M90 380c0-1 0-1-6-8-49-48-61-121-61-179 0-67 14-135 62-183 5-4 5-4 5-7 0-2-2-3-4-3-3 0-39 26-62 75-20 43-24 86-24 118 0 28 4 76 25 119 24 47 58 72 61 72 2 0 4-1 4-4z"><text:p/></draw:path><draw:path draw:style-name="gr3" draw:text-style-name="P6" svg:width="0.1083in" svg:height="0.1031in" svg:x="1.6028in" svg:y="0.0098in" svg:viewBox="0 0 276 263" svg:d="M45 232c-3 16-4 19-35 19-7 0-10 0-10 8 0 4 3 4 10 4 46 0 92 0 138 0 61 0 107-46 107-82 0-28-23-51-60-54 40-8 81-37 81-73 0-29-25-54-72-54-43 0-87 0-130 0-7 0-11 0-11 8 0 4 3 4 11 4 1 0 7 0 14 1 8 1 11 1 11 7 0 1 0 2-2 6-18 69-34 138-52 206zM103 122c8-32 17-63 25-94 3-15 4-16 20-16 17 0 35 0 51 0 33 0 42 23 42 40 0 34-33 70-80 70-19 0-39 0-58 0zM87 251c-6 0-7 0-9-1-4 0-5 0-5-3 0-1 0-3 2-9 9-35 17-72 26-107 24 0 50 0 74 0 36 0 44 29 44 45 0 38-34 75-80 75-18 0-35 0-52 0z"><text:p/></draw:path><draw:path draw:style-name="gr3" draw:text-style-name="P6" svg:width="0.1346in" svg:height="0.078in" svg:x="1.7701in" svg:y="0.0362in" svg:viewBox="0 0 343 199" svg:d="M301 108c-21 16-32 32-35 37-16 27-13 33-20 50 0 4 5 4 8 4 7 0 7 0 9-6 9-38 31-70 75-87 4-3 5-4 5-6s-2-4-3-4c-17-7-63-26-78-90-1-5-1-6-8-6-3 0-8 0-8 4 0 2 4 26 20 51 8 12 19 25 35 37-95 0-191 0-287 0-6 0-14 0-14 8s8 8 14 8c96 0 192 0 287 0z"><text:p/></draw:path><draw:path draw:style-name="gr3" draw:text-style-name="P6" svg:width="0.1039in" svg:height="0.1079in" svg:x="1.9614in" svg:y="0.0043in" svg:viewBox="0 0 265 275" svg:d="M56 230c-15 27-31 32-47 33-6 0-9 0-9 8 0 2 2 4 6 4 9 0 22-2 33-2 13 0 26 2 38 2 2 0 8 0 8-7 0-5-4-5-7-5-9-1-17-4-17-14 0-5 2-9 5-14 10-16 19-32 29-48 33 0 65 0 98 0 0 7 5 60 5 63 0 12-20 13-28 13-5 0-9 0-9 8 0 4 3 3 5 4 17 0 33-2 48-2 10 0 35 2 45 2 2 0 6 0 6-9 0-3-3-3-9-3-24 0-24-3-25-14-8-79-15-160-23-240-1-8-1-9-8-9-5 0-8 2-10 7-45 74-89 149-134 223zM102 175c26-43 51-86 76-128 5 42 8 85 12 128-29 0-58 0-88 0z"><text:p/></draw:path><draw:path draw:style-name="gr3" draw:text-style-name="P6" svg:width="0.0346in" svg:height="0.1508in" svg:x="2.0791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0732in" svg:height="0.0724in" svg:x="2.1858in" svg:y="0.0398in" svg:viewBox="0 0 187 185" svg:d="M93 81c-25-25-51-50-76-75-6-6-6-6-9-6-5 0-8 3-8 8 0 2 1 3 4 7 27 26 52 51 78 77-26 26-51 51-78 78-3 4-4 5-4 7 0 5 3 8 8 8 3 0 3 0 9-6 25-25 51-50 76-76 27 27 53 53 80 80 1 1 3 2 6 2 5 0 8-3 8-8 0-2 0-2-1-4-1 0-63-61-82-81 24-24 48-47 71-70 2-2 8-8 10-10 0-1 2-2 2-4 0-5-3-8-8-8-3 0-5 1-9 6-25 25-51 50-77 75z"><text:p/></draw:path><draw:path draw:style-name="gr3" draw:text-style-name="P6" svg:width="0.035in" svg:height="0.1508in" svg:x="2.3303in" svg:y="0in" svg:viewBox="0 0 90 384" svg:d="M90 380c0-1 0-1-6-8-49-48-61-121-61-179 0-67 14-135 62-183 5-4 5-4 5-7 0-2-1-3-4-3s-39 26-61 75c-20 43-25 86-25 118 0 28 4 76 26 119 24 47 57 72 60 72s4-1 4-4z"><text:p/></draw:path><draw:path draw:style-name="gr3" draw:text-style-name="P6" svg:width="0.1075in" svg:height="0.1094in" svg:x="2.3823in" svg:y="0.0071in" svg:viewBox="0 0 274 279" svg:d="M274 3c0-1 0-3-3-3s-3 0-7 4c-9 10-18 20-26 30-5-5-22-34-65-34-86 0-173 85-173 174 0 63 45 105 105 105 34 0 62-16 83-33 36-32 43-65 43-68s-4-3-5-3c-3 0-4 1-5 3-3 12-12 38-39 61-27 21-51 27-71 27-35 0-76-19-76-78 0-22 8-85 46-130 25-27 61-46 95-46 40 0 63 30 63 74 0 15-1 15-1 20 0 3 4 3 5 3 5 0 5 0 7-8 7-33 16-65 24-98z"><text:p/></draw:path><draw:path draw:style-name="gr3" draw:text-style-name="P6" svg:width="0.1346in" svg:height="0.078in" svg:x="2.5453in" svg:y="0.0362in" svg:viewBox="0 0 343 199" svg:d="M300 108c-21 16-32 32-34 37-17 27-14 33-21 50 0 4 5 4 8 4 7 0 7 0 9-6 9-38 32-70 75-87 5-3 6-4 6-6s-2-3-3-4c-18-7-64-26-79-90-1-5-1-6-8-6-3 0-8 0-8 4 0 2 4 26 20 51 8 12 19 25 35 37-95 0-191 0-287 0-6 0-13 0-13 8s7 8 13 8c96 0 192 0 287 0z"><text:p/></draw:path><draw:path draw:style-name="gr3" draw:text-style-name="P6" svg:width="0.1039in" svg:height="0.1079in" svg:x="2.7366in" svg:y="0.0043in" svg:viewBox="0 0 265 275" svg:d="M55 230c-15 27-31 32-47 33-5 0-8 0-8 8 0 2 1 4 4 4 11 0 22-2 33-2 14 0 27 2 39 2 3 0 8 0 8-7 0-5-4-5-6-5-10-1-19-4-19-14 0-5 3-9 6-14 10-16 20-32 30-48 32 0 65 0 96 0 2 7 6 60 6 63 0 12-20 13-28 13-5 0-8 0-8 8 0 4 4 4 5 4 16 0 32-2 49-2 8 0 33 2 42 2 3 0 8 0 8-9 0-3-4-3-9-3-24 0-24-3-25-14-8-79-16-160-24-240 0-8 0-9-7-9-6 0-7 2-11 7-45 74-89 149-134 223zM101 175c26-43 52-86 77-128 5 42 8 85 12 128-29 0-59 0-89 0z"><text:p/></draw:path><draw:path draw:style-name="gr3" draw:text-style-name="P6" svg:width="0.0346in" svg:height="0.1508in" svg:x="2.8539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035in" svg:height="0.1508in" svg:x="2.913in" svg:y="0in" svg:viewBox="0 0 90 384" svg:d="M90 193c0-30-4-77-25-120-23-48-56-73-61-73-2 0-4 1-4 3 0 3 0 3 8 10 38 38 60 99 60 180 0 65-14 132-62 181-6 5-6 5-6 6 0 3 2 4 4 4 5 0 39-26 62-75 20-43 24-85 24-116z"><text:p/></draw:path></draw:g></text:p>
      <text:p text:style-name="P8"><draw:g text:anchor-type="as-char" svg:y="-0.1134in" draw:z-index="369" draw:name="Shape368" draw:style-name="gr1"><svg:title>TexMaths</svg:title><svg:desc>11§display§H = \lambda h \in (B \cup C) \to A. \la h|_B, h|_C \ra§svg§600§FALSE§</svg:desc><draw:path draw:style-name="gr2" draw:text-style-name="P5" svg:width="2.2476in" svg:height="0.1354in" svg:x="0.0016in" svg:y="0.0071in" svg:viewBox="0 0 5710 345" svg:d="M0 0c1903 0 3807 0 5710 0 0 115 0 230 0 345-1903 0-3807 0-5710 0 0-115 0-230 0-345z"><text:p/></draw:path><draw:path draw:style-name="gr3" draw:text-style-name="P6" svg:width="0.128in" svg:height="0.1031in" svg:x="-0.0004in" svg:y="0.0098in" svg:viewBox="0 0 326 263" svg:d="M279 30c4-13 5-18 33-18 10 0 14 0 14-8 0-4-5-4-6-4-11 0-38 1-49 1-12 0-39-1-51-1-2 0-7 0-7 8 0 4 4 4 11 4 5 0 8 0 15 1 6 1 10 1 10 7 0 1 0 2-1 6-8 32-16 63-24 95-39 0-78 0-117 0 7-31 14-60 22-91 4-13 5-18 33-18 10 0 13 0 13-8 0-4-4-4-6-4-11 0-38 1-49 1s-39-1-50-1c-3 0-7 0-7 8 0 4 3 4 11 4 1 0 7 0 14 1 8 1 11 1 11 7 0 1-1 2-2 6-18 69-34 138-52 206-3 16-4 19-35 19-7 0-10 0-10 8 0 4 4 4 6 4 9 0 37-2 48-2 9 0 16 1 25 1 8 0 17 1 26 1 2 0 7 0 7-9 0-3-4-3-11-3-14 0-25 0-25-8 0-2 1-4 1-6 9-36 18-70 26-105 40 0 79 0 118 0-16 64-25 100-26 106-5 12-11 13-35 13-6 0-10 0-10 8 0 4 3 3 5 4 11 0 39-2 50-2 7 0 16 1 24 1 9 0 17 1 25 1 3 0 8 0 8-9 0-3-3-3-11-3-14 0-24 0-24-8 0-2 0-4 1-6 17-69 34-138 51-207z"><text:p/></draw:path><draw:path draw:style-name="gr3" draw:text-style-name="P6" svg:width="0.1008in" svg:height="0.035in" svg:x="0.183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48in" svg:height="0.1063in" svg:x="0.3437in" svg:y="0.0079in" svg:viewBox="0 0 191 271" svg:d="M118 154c15 40 34 99 40 108 6 8 10 8 20 8 4 0 6 0 9 0s4-2 4-4c0-1-1-2-2-3-4-4-6-10-9-17-26-73-52-147-79-220-7-22-28-26-47-26-1 0-7 0-7 3 0 4 3 4 4 5 13 2 15 4 25 31 12 34 25 69 37 104-35 35-71 69-106 105-5 4-7 6-7 12s4 11 11 11c6 0 10-5 13-8 31-36 63-73 94-109z"><text:p/></draw:path><draw:path draw:style-name="gr3" draw:text-style-name="P6" svg:width="0.0744in" svg:height="0.1059in" svg:x="0.4323in" svg:y="0.0079in" svg:viewBox="0 0 190 270" svg:d="M90 3c-2-1 0-3-5-3-9 0-37 2-46 3-4 0-8 1-8 8 0 4 3 4 9 4 18 0 19 4 19 7 0 2-1 6-1 8-18 73-37 147-56 221-2 6-2 6-2 9 0 9 9 10 12 10 6 0 12-5 14-10 3-9 5-19 7-29 3-11 6-23 9-35 2-8 4-15 6-24 2-2 5-16 5-18 1-3 13-25 26-35 9-7 20-14 38-14 16 0 21 13 21 27 0 21-16 62-25 85-3 9-5 14-5 22 0 18 13 31 32 31 36 0 50-56 50-60 0-3-3-3-4-3-4 0-4 1-6 7-6 21-18 48-39 48-7 0-10-4-10-13 0-10 3-19 8-28 5-16 23-60 23-83 0-25-16-41-44-41-26 0-43 12-57 30 9-42 19-83 29-124z"><text:p/></draw:path><draw:path draw:style-name="gr3" draw:text-style-name="P6" svg:width="0.076in" svg:height="0.087in" svg:x="0.5665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0346in" svg:height="0.1508in" svg:x="0.713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6" svg:width="0.1079in" svg:height="0.1031in" svg:x="0.7638in" svg:y="0.0098in" svg:viewBox="0 0 275 263" svg:d="M45 232c-4 16-4 19-35 19-7 0-10 0-10 8 0 4 3 4 10 4 46 0 91 0 137 0 62 0 107-46 107-82 0-28-22-51-59-54 40-8 80-37 80-73 0-29-25-54-71-54-43 0-87 0-130 0-8 0-11 0-11 8 0 4 3 4 11 4 4 0 7 0 14 1s10 1 10 7c0 1 0 2-1 6-18 69-34 138-52 206zM103 122c8-32 17-63 25-94 3-15 4-16 21-16 16 0 33 0 49 0 34 0 42 23 42 40 0 34-33 70-80 70-19 0-38 0-57 0zM86 251c-6 0-6 0-8-1-4 0-5 0-5-3 0-1 0-3 2-9 9-35 17-72 26-107 24 0 49 0 73 0 37 0 45 29 45 45 0 38-35 75-80 75-18 0-36 0-53 0z"><text:p/></draw:path><draw:path draw:style-name="gr3" draw:text-style-name="P6" svg:width="0.0846in" svg:height="0.0933in" svg:x="0.9224in" svg:y="0.022in" svg:viewBox="0 0 216 238" svg:d="M216 14c0-7 0-14-8-14s-8 7-8 14c0 47 0 93 0 140 0 56-64 68-92 68-18 0-42-3-63-16-30-18-30-42-30-53 0-46 0-92 0-139 0-7 0-14-7-14-8 0-8 7-8 14 0 48 0 94 0 141 0 57 59 83 108 83 50 0 108-27 108-83 0-47 0-93 0-141z"><text:p/></draw:path><draw:path draw:style-name="gr3" draw:text-style-name="P6" svg:width="0.1075in" svg:height="0.1094in" svg:x="1.0571in" svg:y="0.0071in" svg:viewBox="0 0 274 279" svg:d="M274 3c0-1 0-3-3-3-1 0-3 0-7 4-9 10-18 20-26 30-4-5-22-34-65-34-86 0-173 85-173 174 0 63 45 105 105 105 34 0 62-16 83-33 36-32 43-65 43-68s-3-2-4-3c-4 0-5 1-6 3-3 12-12 38-39 61-27 21-51 27-71 27-35 0-76-19-76-78 0-22 8-85 46-130 25-27 61-46 95-46 40 0 63 30 63 74 0 15-1 15-1 20 0 3 4 3 5 3 6 0 6 0 7-8 7-33 16-65 24-98z"><text:p/></draw:path><draw:path draw:style-name="gr3" draw:text-style-name="P6" svg:width="0.0346in" svg:height="0.1508in" svg:x="1.1776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346in" svg:height="0.078in" svg:x="1.2783in" svg:y="0.0362in" svg:viewBox="0 0 343 199" svg:d="M301 108c-20 16-31 32-35 37-16 27-13 33-20 50 0 4 5 4 8 4 7 0 7 0 9-6 9-38 31-70 75-87 4-3 5-4 5-6s-2-4-3-4c-17-7-63-26-78-90-1-5-1-6-8-6-3 0-8 0-8 4 0 2 4 26 20 51 8 12 19 25 35 37-95 0-191 0-287 0-6 0-14 0-14 8s8 8 14 8c96 0 192 0 287 0z"><text:p/></draw:path><draw:path draw:style-name="gr3" draw:text-style-name="P6" svg:width="0.1039in" svg:height="0.1079in" svg:x="1.4697in" svg:y="0.0043in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6" svg:width="0.0157in" svg:height="0.0161in" svg:x="1.5921in" svg:y="0.0972in" svg:viewBox="0 0 41 42" svg:d="M41 21c0-11-10-21-21-21-12 0-20 10-20 21s8 21 20 21c11 0 21-10 21-21z"><text:p/></draw:path><draw:path draw:style-name="gr3" draw:text-style-name="P6" svg:width="0.0335in" svg:height="0.1508in" svg:x="1.6378in" svg:y="0in" svg:viewBox="0 0 86 384" svg:d="M84 14c2-4 2-4 2-6 0-5-3-8-8-8-3 0-6 2-9 9-22 58-45 118-67 177-1 2-2 4-2 7 0 0 0 1 2 5 22 60 45 119 67 177 1 4 4 9 9 9s8-3 8-7c0-2 0-3-2-7-23-60-45-119-69-177 24-60 46-119 69-179z"><text:p/></draw:path><draw:path draw:style-name="gr3" draw:text-style-name="P6" svg:width="0.0744in" svg:height="0.1059in" svg:x="1.6886in" svg:y="0.0079in" svg:viewBox="0 0 190 270" svg:d="M90 3c-2-1 0-3-5-3-9 0-38 2-48 3-3 0-6 1-6 8 0 4 3 4 9 4 18 0 19 4 19 7-1 2-1 6-2 8-18 73-37 147-56 221-1 6-1 6-1 9 0 9 8 10 11 10 7 0 13-5 14-10 3-9 6-19 8-29 3-11 6-23 9-35 2-8 4-15 6-24 0-2 4-16 5-18 1-3 12-25 25-35 9-7 21-14 38-14 16 0 20 13 20 27 0 21-14 62-24 85-2 9-4 14-4 22 0 18 13 31 32 31 36 0 50-56 50-60 0-3-4-3-5-3-3 0-3 1-6 7-5 21-17 48-39 48-7 0-9-4-9-13 0-10 3-19 7-28 6-16 24-60 24-83 0-25-16-41-45-41-25 0-43 12-58 30 10-42 21-83 31-124z"><text:p/></draw:path><draw:path draw:style-name="gr3" draw:text-style-name="P6" svg:width="0.0055in" svg:height="0.1508in" svg:x="1.7858in" svg:y="0in" svg:viewBox="0 0 15 384" svg:d="M15 14c0-7 0-14-7-14-8 0-8 7-8 14 0 119 0 237 0 356 0 8 0 14 8 14 7 0 7-6 7-14 0-119 0-237 0-356z"><text:p/></draw:path><draw:path draw:style-name="gr3" draw:text-style-name="P6" svg:width="0.0811in" svg:height="0.072in" svg:x="1.8181in" svg:y="0.0634in" svg:viewBox="0 0 207 184" svg:d="M32 163c-3 9-3 11-24 11-5 0-8 0-8 5s3 5 8 5c35 0 69 0 104 0 45 0 81-31 81-57 0-20-18-37-47-39 33-7 61-26 61-51 0-19-21-37-56-37-33 0-66 0-99 0-5 0-9 0-9 6 0 3 3 3 9 3 1 0 5 0 11 1 5 0 5 1 5 3 0 1 0 2-1 7-12 47-23 95-35 143zM75 85c5-22 11-44 16-66 3-9 3-10 14-10 14 0 27 0 41 0 28 0 34 19 34 28 0 22-25 48-61 48-14 0-30 0-44 0zM62 174c-8 0-9 0-9-2 0-1 0-2 1-6 7-25 12-50 19-75 18 0 38 0 57 0 25 0 35 18 35 33 0 27-27 50-59 50-15 0-30 0-44 0z"><text:p/></draw:path><draw:path draw:style-name="gr3" draw:text-style-name="P6" svg:width="0.0173in" svg:height="0.0453in" svg:x="1.928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6" svg:width="0.0744in" svg:height="0.1059in" svg:x="1.9909in" svg:y="0.0079in" svg:viewBox="0 0 190 270" svg:d="M90 3c-2-1 0-3-5-3-9 0-38 2-48 3-3 0-6 1-6 8 0 4 3 4 9 4 18 0 19 4 19 7 0 2-1 6-1 8-18 73-37 147-56 221-2 6-2 6-2 9 0 9 8 10 11 10 7 0 13-5 14-10 3-9 6-19 8-29 3-11 6-23 9-35 2-8 4-15 6-24 0-2 4-16 5-18 1-3 13-25 26-35 8-7 20-14 37-14 16 0 20 13 20 27 0 21-14 62-24 85-2 9-4 14-4 22 0 18 13 31 32 31 36 0 50-56 50-60 0-3-3-3-4-3-4 0-4 1-7 7-5 21-17 48-39 48-7 0-9-4-9-13 0-10 3-19 7-28 6-16 24-60 24-83 0-25-16-41-45-41-25 0-43 12-58 30 10-42 21-83 31-124z"><text:p/></draw:path><draw:path draw:style-name="gr3" draw:text-style-name="P6" svg:width="0.0055in" svg:height="0.1508in" svg:x="2.0882in" svg:y="0in" svg:viewBox="0 0 15 384" svg:d="M15 14c0-7 0-14-7-14-8 0-8 7-8 14 0 119 0 237 0 356 0 8 0 14 8 14 7 0 7-6 7-14 0-119 0-237 0-356z"><text:p/></draw:path><draw:path draw:style-name="gr3" draw:text-style-name="P6" svg:width="0.0819in" svg:height="0.076in" svg:x="2.1201in" svg:y="0.0622in" svg:viewBox="0 0 209 194" svg:d="M209 3c0-1 0-3-3-3-2 0-2 0-5 3-6 7-13 15-19 21-3-3-18-24-52-24-65 0-130 57-130 119 0 44 35 75 84 75 14 0 40-2 68-26 21-18 27-41 27-44s-3-3-4-3c-4 0-4 1-6 5-11 36-48 59-81 59-29 0-60-15-60-58 0-8 1-50 33-84 18-21 47-33 72-33 31 0 50 22 50 53 0 6-1 9-1 11 0 3 4 3 5 3 4 0 4-1 6-7 5-22 11-45 16-67z"><text:p/></draw:path><draw:path draw:style-name="gr3" draw:text-style-name="P6" svg:width="0.0335in" svg:height="0.1508in" svg:x="2.2236in" svg:y="0in" svg:viewBox="0 0 86 384" svg:d="M84 198c2-4 2-5 2-5 0-1 0-3-2-7-22-59-45-119-67-177-3-7-5-9-9-9-5 0-8 3-8 8 0 1 0 2 1 6 23 60 46 119 69 179-23 58-46 117-69 177-1 4-1 4-1 7 0 4 3 7 8 7 4 0 6-4 7-7 24-60 46-119 69-179z"><text:p/></draw:path></draw:g></text:p>
      <text:h text:style-name="P15" text:outline-level="3">סעיף (א)</text:h>
      <text:p text:style-name="P64">צ.ל.: <text:span text:style-name="T6"><draw:g text:anchor-type="as-char" svg:y="-0.1035in" draw:z-index="370" draw:name="Shape369" draw:style-name="gr1"><svg:title>TexMaths</svg:title><svg:desc>11§display§H§svg§600§FALSE§</svg:desc><draw:path draw:style-name="gr2" draw:text-style-name="P5" svg:width="0.1177in" svg:height="0.0874in" svg:x="0.0016in" svg:y="0.0071in" svg:viewBox="0 0 300 223" svg:d="M0 0c100 0 200 0 300 0 0 74 0 149 0 223-100 0-200 0-300 0 0-74 0-149 0-223z"><text:p/></draw:path><draw:path draw:style-name="gr3" draw:text-style-name="P6" svg:width="0.1272in" svg:height="0.1031in" svg:x="-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6"><text:s/>חח"ע</text:span></text:p>
      <text:p text:style-name="P64">הוכחה: <text:span text:style-name="T6">ויהי </text:span><text:span text:style-name="T6"><draw:g text:anchor-type="as-char" svg:y="-0.1063in" draw:z-index="371" draw:name="Shape370" draw:style-name="gr1"><svg:title>TexMaths</svg:title><svg:desc>11§display§x_1, x_2 \in B \cup C§svg§600§FALSE§</svg:desc><draw:path draw:style-name="gr2" draw:text-style-name="P5" svg:width="0.9551in" svg:height="0.1201in" svg:x="0.0031in" svg:y="0.0067in" svg:viewBox="0 0 2427 306" svg:d="M1214 306c-405 0-809 0-1214 0 0-102 0-204 0-306 809 0 1617 0 2427 0 0 102 0 204 0 306-405 0-810 0-1213 0z"><text:p/></draw:path><draw:path draw:style-name="gr3" draw:text-style-name="P6" svg:width="0.0752in" svg:height="0.0685in" svg:x="-0.0004in" svg:y="0.0398in" svg:viewBox="0 0 192 175" svg:d="M119 54c2-10 11-45 37-45 2 0 12 0 20 5-11 1-19 11-19 21 0 6 5 13 15 13 8 0 20-7 20-23 0-19-22-25-35-25-23 0-36 21-40 30-10-26-31-30-42-30-41 0-63 51-63 59 0 5 4 5 6 5s3-1 4-5c13-40 38-50 52-50 7 0 21 3 21 26 0 11-7 38-21 92-6 24-20 39-37 39-2 0-11 0-19-4 9-2 18-10 18-21s-9-13-14-13c-12 0-22 10-22 22 0 17 20 25 36 25 27 0 40-26 41-30 5 15 19 30 42 30 39 0 61-49 61-59 0-4-3-4-4-4-3 0-4 1-4 4-14 41-40 50-52 50-16 0-21-12-21-25 0-8 2-17 7-34 4-18 8-35 13-53z"><text:p/></draw:path><draw:path draw:style-name="gr3" draw:text-style-name="P6" svg:width="0.0382in" svg:height="0.0701in" svg:x="0.0941in" svg:y="0.0591in" svg:viewBox="0 0 98 179" svg:d="M60 8c0-8 0-8-7-8-18 17-42 18-53 18 0 3 0 5 0 8 7 0 24 0 38-6 0 45 0 91 0 137 0 9 0 13-26 13-3 0-7 0-10 0 0 3 0 6 0 9 5 0 38-1 47-1s43 1 49 1c0-3 0-6 0-9-3 0-7 0-10 0-28 0-28-4-28-13 0-50 0-100 0-149z"><text:p/></draw:path><draw:path draw:style-name="gr3" draw:text-style-name="P6" svg:width="0.0173in" svg:height="0.0453in" svg:x="0.1638in" svg:y="0.090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752in" svg:height="0.0685in" svg:x="0.2224in" svg:y="0.0398in" svg:viewBox="0 0 192 175" svg:d="M118 54c2-10 11-45 38-45 2 0 11 0 19 5-10 1-18 11-18 21 0 6 4 13 15 13 8 0 20-7 20-23 0-19-23-25-36-25-22 0-36 21-41 30-9-26-29-30-41-30-40 0-62 51-62 59 0 5 3 5 4 5 4 0 5-1 6-5 13-40 38-50 52-50 6 0 21 3 21 26 0 11-7 38-21 92-7 24-20 39-38 39-2 0-11 0-18-4 8-2 17-10 17-21s-9-13-14-13c-11 0-21 10-21 22 0 17 19 25 36 25 26 0 40-26 41-30 4 15 19 30 42 30 39 0 61-49 61-59 0-4-3-4-4-4-3 0-4 1-6 4-12 41-38 50-51 50-15 0-21-12-21-25 0-8 2-17 6-34 5-18 9-35 14-53z"><text:p/></draw:path><draw:path draw:style-name="gr3" draw:text-style-name="P6" svg:width="0.0469in" svg:height="0.0701in" svg:x="0.3118in" svg:y="0.0591in" svg:viewBox="0 0 120 179" svg:d="M120 130c-3 0-7 0-10 0 0 7-3 22-7 24-2 2-23 2-26 2-17 0-34 0-51 0 29-25 39-33 54-45 21-16 40-33 40-58 0-33-29-53-64-53-33 0-56 23-56 48 0 14 12 16 14 16 7 0 15-6 15-14 0-6-3-15-16-15 8-20 27-25 39-25 27 0 41 21 41 43 0 23-16 42-25 52-22 21-44 41-66 63-2 3-2 4-2 11 37 0 74 0 111 0 3-16 6-33 9-49z"><text:p/></draw:path><draw:path draw:style-name="gr3" draw:text-style-name="P6" svg:width="0.0752in" svg:height="0.087in" svg:x="0.4283in" svg:y="0.0248in" svg:viewBox="0 0 192 222" svg:d="M179 120c7 0 13 0 13-8 0-7-6-7-13-7-55 0-109 0-164 0 5-52 50-90 104-90 20 0 40 0 60 0 7 0 13 0 13-7 0-8-6-8-13-8-20 0-40 0-60 0-66 0-119 51-119 112 0 62 53 110 119 110 20 0 40 0 60 0 7 0 13 0 13-7 0-8-6-8-13-8-20 0-40 0-60 0-54 0-99-35-104-87 55 0 109 0 164 0z"><text:p/></draw:path><draw:path draw:style-name="gr3" draw:text-style-name="P6" svg:width="0.1083in" svg:height="0.1028in" svg:x="0.565in" svg:y="0.0031in" svg:viewBox="0 0 276 262" svg:d="M46 232c-4 16-5 18-35 18-7 0-11 0-11 8 0 4 3 4 11 4 46 0 91 0 137 0 62 0 107-45 107-81 0-29-22-51-59-55 39-8 80-36 80-73 0-29-25-53-71-53-43 0-87 0-130 0-8 0-12 0-12 8 0 4 4 4 11 4 1 0 8 0 15 0 7 1 10 2 10 7 0 1 0 3-1 7-18 69-34 138-52 206zM104 122c8-32 16-64 24-96 4-13 4-14 20-14 17 0 35 0 51 0 34 0 42 22 42 40 0 34-33 70-80 70-19 0-38 0-57 0zM87 250c-6 0-7 0-9 0-3 0-4-1-4-4 0-2 0-2 1-9 9-35 18-71 27-106 24 0 49 0 73 0 37 0 44 29 44 45 0 37-34 74-79 74-18 0-36 0-53 0z"><text:p/></draw:path><draw:path draw:style-name="gr3" draw:text-style-name="P6" svg:width="0.0839in" svg:height="0.0933in" svg:x="0.724in" svg:y="0.0161in" svg:viewBox="0 0 214 238" svg:d="M214 13c0-6 0-13-7-13-8 0-8 7-8 13 0 46 0 93 0 140 0 57-63 69-91 69-18 0-42-3-63-16-30-19-30-43-30-53 0-47 0-94 0-140 0-6 0-13-7-13-8 0-8 7-8 13 0 48 0 95 0 142 0 58 59 83 108 83s106-28 106-83c0-47 0-94 0-142z"><text:p/></draw:path><draw:path draw:style-name="gr3" draw:text-style-name="P6" svg:width="0.1079in" svg:height="0.1098in" svg:x="0.8583in" svg:y="-0.0004in" svg:viewBox="0 0 275 280" svg:d="M275 4c0-1-1-4-5-4-1 0-1 1-5 4-9 10-19 20-28 30-3-5-20-34-63-34-87 0-174 86-174 175 0 63 46 105 106 105 33 0 62-16 82-33 36-32 43-66 43-68 0-3-3-3-4-3-3 0-5 0-6 3-3 10-12 38-38 60-27 22-52 29-72 29-34 0-76-20-76-80 0-22 9-84 47-130 24-26 60-46 95-46 39 0 62 30 62 75 0 15-2 15-2 20 0 3 5 3 6 3 5 0 5-1 8-8 7-33 16-65 24-98z"><text:p/></draw:path></draw:g></text:span><text:span text:style-name="T6">. נניח </text:span><text:span text:style-name="T6"><draw:g text:anchor-type="as-char" svg:y="-0.1134in" draw:z-index="373" draw:name="Shape371" draw:style-name="gr1"><svg:title>TexMaths</svg:title><svg:desc>11§display§H(h_1) = y \land H(h_2) = y§svg§600§FALSE§</svg:desc><draw:path draw:style-name="gr2" draw:text-style-name="P5" svg:width="1.5398in" svg:height="0.1358in" svg:x="0.0016in" svg:y="0.0071in" svg:viewBox="0 0 3912 346" svg:d="M1957 346c-652 0-1305 0-1957 0 0-116 0-230 0-346 1304 0 2608 0 3912 0 0 116 0 230 0 346-651 0-1304 0-1955 0z"><text:p/></draw:path><draw:path draw:style-name="gr3" draw:text-style-name="P6" svg:width="0.128in" svg:height="0.1028in" svg:x="-0.0004in" svg:y="0.0098in" svg:viewBox="0 0 326 262" svg:d="M279 30c4-15 5-18 33-18 10 0 14 0 14-8 0-4-5-4-6-4-11 0-38 1-49 1s-39-1-50-1c-3 0-8 0-8 8 0 4 4 4 11 4 5 0 8 0 15 0 6 1 11 1 11 7 0 1-1 2-2 7-8 31-16 62-24 94-39 0-78 0-117 0 7-31 15-61 23-90 3-15 4-18 32-18 10 0 13 0 13-8 0-4-4-4-6-4-11 0-38 1-49 1s-39-1-50-1c-3 0-7 0-7 8 0 4 3 4 11 4 1 0 7 0 14 0 8 1 11 1 11 7 0 1 0 2-2 7-18 69-34 138-52 206-3 15-4 18-35 18-7 0-10 0-10 8 0 4 4 4 6 4 11 0 38-1 48-1 9 0 18 0 25 0 9 0 17 1 26 1 3 0 7 0 7-8 0-4-3-4-11-4-14 0-25 0-25-7 0-2 1-4 1-6 9-34 18-70 26-105 40 0 79 0 118 0-15 64-25 99-26 106-4 12-11 12-35 12-6 0-9 0-9 8 0 4 4 4 5 4 10 0 38-1 49-1 8 0 16 0 25 0 8 0 16 1 24 1 3 0 9 0 9-8 0-4-4-4-11-4-14 0-25 0-25-7 0-2 1-4 1-6 17-69 34-138 51-207z"><text:p/></draw:path><draw:path draw:style-name="gr3" draw:text-style-name="P6" svg:width="0.0346in" svg:height="0.1512in" svg:x="0.1476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74in" svg:height="0.1063in" svg:x="0.2004in" svg:y="0.0075in" svg:viewBox="0 0 189 271" svg:d="M89 4c0-1 0-4-4-4-9 0-38 3-48 3-3 1-7 1-7 8 0 6 3 6 10 6 18 0 18 2 18 6 0 2-1 6-1 8-18 74-37 147-56 220-1 6-1 7-1 9 0 9 8 11 11 11 7 0 12-5 14-10 3-10 6-20 8-30 2-11 6-22 8-33 3-9 5-17 6-26 1-2 5-15 5-18 1-3 13-24 26-35 9-6 21-13 38-13 16 0 20 13 20 26 0 21-14 64-24 86-3 9-4 13-4 21 0 19 13 32 31 32 36 0 50-56 50-60 0-3-3-3-4-3-3 0-3 1-6 7-5 20-18 47-39 47-7 0-9-3-9-12 0-10 3-19 7-28 6-15 23-61 23-83 0-26-16-42-44-42-25 0-43 12-58 30 10-41 20-82 30-123z"><text:p/></draw:path><draw:path draw:style-name="gr3" draw:text-style-name="P6" svg:width="0.0382in" svg:height="0.0701in" svg:x="0.2913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6" svg:width="0.0346in" svg:height="0.1512in" svg:x="0.3567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4579in" svg:y="0.0571in" svg:viewBox="0 0 256 91" svg:d="M243 17c7 0 13-2 13-9 0-8-6-8-12-8-77 0-155 0-232 0-5 0-12 0-12 8 0 7 7 9 12 9 77 0 154 0 231 0zM244 91c6 0 12 0 12-7 0-9-6-9-13-9-77 0-154 0-231 0-5 0-12 0-12 9 0 7 7 7 12 7 77 0 155 0 232 0z"><text:p/></draw:path><draw:path draw:style-name="gr3" draw:text-style-name="P6" svg:width="0.0697in" svg:height="0.0976in" svg:x="0.6142in" svg:y="0.0457in" svg:viewBox="0 0 178 249" svg:d="M177 24c1-5 1-6 1-9 0-7-5-11-11-11-4 0-10 3-14 8 0 2-3 14-4 21-4 10-6 21-9 31-6 23-11 46-17 69-2 7-18 33-44 33-20 0-24-16-24-31 0-17 7-41 20-76 6-15 8-19 8-27 0-18-13-32-32-32-37 0-51 56-51 59 0 5 3 5 4 5 5 0 5-1 7-8 10-36 25-47 39-47 3 0 9 0 9 12 0 10-3 20-6 27-16 41-22 63-22 81 0 34 24 46 47 46 14 0 28-7 39-18-6 20-10 40-26 59-10 13-24 24-41 24-6 0-24-1-30-15 5 0 11 0 16-6 4-3 8-8 8-14 0-12-10-13-14-13-9 0-22 5-22 24s17 33 42 33c39 0 79-35 90-77 12-50 25-99 37-148z"><text:p/></draw:path><draw:path draw:style-name="gr3" draw:text-style-name="P6" svg:width="0.0843in" svg:height="0.0937in" svg:x="0.7319in" svg:y="0.0217in" svg:viewBox="0 0 215 239" svg:d="M117 9c-4-7-6-9-9-9-6 0-7 3-9 9-32 71-64 143-96 215-3 4-3 5-3 7 0 5 3 8 8 8 3 0 5-1 9-8 30-67 60-135 91-203 30 68 60 136 90 203 3 8 8 8 9 8 4 0 8-3 8-8 0-1 0-2-3-6-32-72-63-145-95-216z"><text:p/></draw:path><draw:path draw:style-name="gr3" draw:text-style-name="P6" svg:width="0.128in" svg:height="0.1028in" svg:x="0.8646in" svg:y="0.0098in" svg:viewBox="0 0 326 262" svg:d="M279 30c4-15 5-18 33-18 10 0 14 0 14-8 0-4-5-4-6-4-11 0-38 1-49 1s-39-1-51-1c-2 0-7 0-7 8 0 4 4 4 11 4 5 0 8 0 15 0 6 1 10 1 10 7 0 1 0 2-1 7-8 31-16 62-24 94-39 0-78 0-117 0 7-31 14-61 22-90 4-15 5-18 33-18 10 0 13 0 13-8 0-4-4-4-6-4-11 0-38 1-49 1s-39-1-50-1c-3 0-7 0-7 8 0 4 3 4 11 4 1 0 7 0 14 0 8 1 11 1 11 7 0 1-1 2-2 7-18 69-34 138-52 206-3 15-4 18-35 18-7 0-10 0-10 8 0 4 4 4 6 4 11 0 37-1 48-1 9 0 16 0 25 0s17 1 26 1c2 0 7 0 7-8 0-4-3-4-11-4-14 0-25 0-25-7 0-2 1-4 1-6 9-34 18-70 26-105 40 0 79 0 118 0-16 64-25 99-26 106-5 12-11 12-35 12-6 0-10 0-10 8 0 4 3 3 5 4 11 0 39-1 50-1 7 0 16 0 24 0 9 0 17 1 25 1 3 0 8 0 8-8 0-4-3-4-10-4-14 0-25 0-25-7 0-2 0-4 1-6 17-69 34-138 51-207z"><text:p/></draw:path><draw:path draw:style-name="gr3" draw:text-style-name="P6" svg:width="0.035in" svg:height="0.1512in" svg:x="1.0122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6" svg:width="0.074in" svg:height="0.1063in" svg:x="1.065in" svg:y="0.0075in" svg:viewBox="0 0 189 271" svg:d="M89 4c0-1 0-4-4-4-9 0-38 3-48 3-3 1-7 1-7 8 0 6 3 6 10 6 17 0 18 2 18 6 0 2-1 6-1 8-18 74-37 147-56 220-1 6-1 7-1 9 0 9 8 11 11 11 6 0 12-5 14-10 3-10 6-20 8-30 2-11 6-22 8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3" draw:text-style-name="P6" svg:width="0.0469in" svg:height="0.0701in" svg:x="1.1508in" svg:y="0.0661in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3" draw:text-style-name="P6" svg:width="0.035in" svg:height="0.1512in" svg:x="1.2209in" svg:y="0in" svg:viewBox="0 0 90 385" svg:d="M90 193c0-30-4-76-25-120-23-48-57-73-61-73-2 0-4 2-4 4s0 2 8 9c38 38 60 99 60 180 0 65-14 133-62 181-6 6-6 6-6 7 0 2 2 4 4 4 4 0 39-26 62-76 20-41 24-84 24-116z"><text:p/></draw:path><draw:path draw:style-name="gr3" draw:text-style-name="P6" svg:width="0.1008in" svg:height="0.0354in" svg:x="1.322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97in" svg:height="0.0976in" svg:x="1.4791in" svg:y="0.0457in" svg:viewBox="0 0 178 249" svg:d="M176 24c2-5 2-6 2-9 0-7-5-11-11-11-4 0-11 3-14 8 0 2-3 14-6 21-2 10-5 21-7 31-6 23-11 46-17 69-2 7-18 33-44 33-20 0-24-16-24-31 0-17 7-41 20-76 6-15 8-19 8-27 0-18-13-32-32-32-37 0-51 56-51 59 0 5 3 5 4 5 5 0 5-1 7-8 10-36 25-47 39-47 3 0 9 0 9 12 0 10-4 20-6 27-16 41-22 63-22 81 0 34 24 46 46 46 15 0 29-7 40-18-6 20-10 40-26 59-10 13-24 24-43 24-5 0-22-1-28-15 5 0 11 0 16-6 4-3 8-8 8-14 0-12-11-13-14-13-9 0-22 5-22 24s17 33 40 33c41 0 81-35 92-77 12-50 24-99 36-148z"><text:p/></draw:path></draw:g></text:span><text:span text:style-name="T6">, נוכיח </text:span><text:span text:style-name="T6"><draw:g text:anchor-type="as-char" svg:y="-0.0661in" draw:z-index="372" draw:name="Shape372" draw:style-name="gr1"><svg:title>TexMaths</svg:title><svg:desc>11§display§x_1 = x_2§svg§600§FALSE§</svg:desc><draw:path draw:style-name="gr2" draw:text-style-name="P5" svg:width="0.4819in" svg:height="0.074in" svg:x="0.0031in" svg:y="0.0071in" svg:viewBox="0 0 1225 189" svg:d="M613 189c-204 0-409 0-613 0 0-63 0-126 0-189 409 0 817 0 1225 0 0 63 0 126 0 189-204 0-408 0-612 0z"><text:p/></draw:path><draw:path draw:style-name="gr3" draw:text-style-name="P6" svg:width="0.0752in" svg:height="0.0681in" svg:x="-0.0004in" svg:y="0in" svg:viewBox="0 0 192 174" svg:d="M119 54c2-10 11-45 37-45 2 0 11 0 20 4-11 2-19 12-19 21 0 7 5 15 14 15s21-8 21-24c0-19-22-25-35-25-23 0-36 21-40 30-10-26-31-30-42-30-41 0-63 50-63 60 0 4 4 4 6 4s3-1 4-4c13-41 38-51 52-51 7 0 21 3 21 25 0 12-7 39-21 93-6 23-20 38-37 38-2 0-11 0-19-4 9-2 18-10 18-21s-9-12-14-12c-12 0-22 9-22 21 0 17 20 25 36 25 27 0 40-26 41-30 5 15 19 30 42 30 39 0 61-48 61-58 0-4-3-4-4-4-3 0-5 2-5 4-13 41-39 49-51 49-16 0-21-12-21-25 0-9 2-15 7-33 4-18 8-35 13-53z"><text:p/></draw:path><draw:path draw:style-name="gr3" draw:text-style-name="P6" svg:width="0.0382in" svg:height="0.0701in" svg:x="0.0941in" svg:y="0.0189in" svg:viewBox="0 0 98 179" svg:d="M60 8c0-8 0-8-7-8-18 17-42 18-53 18 0 3 0 5 0 8 7 0 24 0 38-7 0 46 0 92 0 138 0 8 0 12-26 12-3 0-8 0-11 0 0 3 0 6 0 10 6 0 39-1 48-1s43 1 49 1c0-4 0-7 0-10-3 0-7 0-10 0-28 0-28-4-28-12 0-50 0-100 0-149z"><text:p/></draw:path><draw:path draw:style-name="gr3" draw:text-style-name="P6" svg:width="0.1004in" svg:height="0.035in" svg:x="0.2012in" svg:y="0.0102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3" draw:text-style-name="P6" svg:width="0.0752in" svg:height="0.0681in" svg:x="0.3571in" svg:y="0in" svg:viewBox="0 0 192 174" svg:d="M118 54c2-10 11-45 38-45 2 0 11 0 20 4-11 2-19 12-19 21 0 7 5 15 14 15s21-8 21-24c0-19-23-25-36-25-22 0-35 21-41 30-8-26-29-30-41-30-40 0-62 50-62 60 0 4 3 4 4 4 4 0 5-1 6-4 13-41 38-51 52-51 6 0 21 3 21 25 0 12-7 39-21 93-7 23-20 38-38 38-2 0-11 0-18-4 9-2 17-10 17-21s-8-12-14-12c-11 0-21 9-21 21 0 17 20 25 36 25 26 0 40-26 41-30 4 15 19 30 42 30 39 0 61-48 61-58 0-4-3-4-4-4-3 0-5 2-6 4-12 41-38 49-50 49-16 0-22-12-22-25 0-9 2-15 6-33 5-18 9-35 14-53z"><text:p/></draw:path><draw:path draw:style-name="gr3" draw:text-style-name="P6" svg:width="0.0469in" svg:height="0.0701in" svg:x="0.4461in" svg:y="0.0189in" svg:viewBox="0 0 120 179" svg:d="M120 129c-3 0-7 0-10 0 0 7-3 22-7 24-2 2-23 2-26 2-17 0-34 0-51 0 29-25 39-32 55-44 20-16 39-33 39-58 0-33-29-53-64-53-33 0-56 23-56 49 0 13 12 14 14 14 7 0 15-5 15-14 0-5-3-15-16-15 8-19 27-24 40-24 26 0 40 21 40 43 0 23-16 42-25 52-22 21-43 42-65 63-3 2-3 3-3 11 37 0 74 0 111 0 3-17 6-33 9-50z"><text:p/></draw:path></draw:g></text:span><text:span text:style-name="T6">. נתבונן בנתון </text:span><text:span text:style-name="T6"><draw:g text:anchor-type="as-char" svg:y="-0.1134in" draw:z-index="374" draw:name="Shape373" draw:style-name="gr1"><svg:title>TexMaths</svg:title><svg:desc>11§display§H(h_1) =H(h_2)§svg§600§FALSE§</svg:desc><draw:path draw:style-name="gr2" draw:text-style-name="P5" svg:width="0.9976in" svg:height="0.1358in" svg:x="0.0016in" svg:y="0.0071in" svg:viewBox="0 0 2535 346" svg:d="M1268 346c-423 0-846 0-1268 0 0-116 0-230 0-346 845 0 1690 0 2535 0 0 116 0 230 0 346-423 0-845 0-1267 0z"><text:p/></draw:path><draw:path draw:style-name="gr3" draw:text-style-name="P6" svg:width="0.128in" svg:height="0.1028in" svg:x="-0.0004in" svg:y="0.0098in" svg:viewBox="0 0 326 262" svg:d="M279 30c4-15 5-18 33-18 10 0 14 0 14-8 0-4-5-4-6-4-11 0-38 1-49 1s-39-1-51-1c-2 0-7 0-7 8 0 4 4 4 11 4 5 0 8 0 15 0 6 1 10 1 10 7 0 1 0 2-1 7-8 31-16 62-24 94-39 0-78 0-117 0 7-31 15-61 23-90 3-15 4-18 32-18 10 0 13 0 13-8 0-4-4-4-6-4-11 0-38 1-49 1s-39-1-50-1c-3 0-7 0-7 8 0 4 3 4 11 4 1 0 7 0 14 0 8 1 11 1 11 7 0 1-1 2-2 7-18 69-34 138-52 206-3 15-4 18-35 18-7 0-10 0-10 8 0 4 4 4 6 4 11 0 38-1 48-1 9 0 18 0 25 0 9 0 17 1 26 1 3 0 7 0 7-8 0-4-3-4-11-4-14 0-25 0-25-7 0-2 1-4 1-6 9-34 18-70 26-105 40 0 79 0 118 0-16 64-25 99-26 106-5 12-11 12-35 12-6 0-9 0-9 8 0 4 3 3 4 4 11 0 39-1 50-1 7 0 16 0 25 0 8 0 16 1 24 1 3 0 8 0 8-8 0-4-3-4-10-4-14 0-25 0-25-7 0-2 0-4 1-6 17-69 34-138 51-207z"><text:p/></draw:path><draw:path draw:style-name="gr3" draw:text-style-name="P6" svg:width="0.0346in" svg:height="0.1512in" svg:x="0.1476in" svg:y="0in" svg:viewBox="0 0 89 385" svg:d="M89 381c0-1 0-1-6-8-49-49-61-122-61-180 0-67 14-135 62-182 5-5 5-5 5-7 0-3-1-4-4-4-4 0-39 26-61 76-20 42-24 85-24 117 0 29 3 76 25 120 23 47 56 72 60 72 3 0 4-1 4-4z"><text:p/></draw:path><draw:path draw:style-name="gr3" draw:text-style-name="P6" svg:width="0.074in" svg:height="0.1063in" svg:x="0.2004in" svg:y="0.0075in" svg:viewBox="0 0 189 271" svg:d="M89 4c0-1 0-4-4-4-10 0-38 3-48 3-3 1-7 1-7 8 0 6 3 6 9 6 18 0 19 2 19 6 0 2-1 6-1 8-18 74-37 147-56 220-1 6-1 7-1 9 0 9 8 11 11 11 6 0 12-5 14-10 3-10 6-20 8-30 2-11 6-22 8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3" draw:text-style-name="P6" svg:width="0.0382in" svg:height="0.0701in" svg:x="0.2913in" svg:y="0.0661in" svg:viewBox="0 0 98 179" svg:d="M61 8c0-8 0-8-8-8-18 17-42 17-53 17 0 3 0 6 0 9 6 0 24 0 39-7 0 46 0 92 0 138 0 9 0 13-27 13-3 0-8 0-11 0 0 3 0 6 0 9 6-1 39-1 49-1 8 0 42 0 48 1 0-3 0-6 0-9-3 0-7 0-10 0-27 0-27-4-27-13 0-50 0-100 0-149z"><text:p/></draw:path><draw:path draw:style-name="gr3" draw:text-style-name="P6" svg:width="0.035in" svg:height="0.1512in" svg:x="0.3563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6" svg:width="0.1008in" svg:height="0.0354in" svg:x="0.457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28in" svg:height="0.1028in" svg:x="0.615in" svg:y="0.0098in" svg:viewBox="0 0 326 262" svg:d="M279 30c4-15 5-18 33-18 10 0 14 0 14-8 0-4-5-4-6-4-11 0-38 1-49 1s-39-1-51-1c-2 0-7 0-7 8 0 4 4 4 11 4 5 0 8 0 15 0 6 1 10 1 10 7 0 1 0 2-1 7-8 31-16 62-24 94-39 0-78 0-117 0 7-31 15-61 23-90 3-15 4-18 32-18 10 0 13 0 13-8 0-4-4-4-6-4-11 0-38 1-49 1s-39-1-50-1c-3 0-7 0-7 8 0 4 3 4 11 4 1 0 7 0 14 0 8 1 11 1 11 7 0 1-1 2-2 7-18 69-34 138-52 206-3 15-4 18-35 18-7 0-10 0-10 8 0 4 4 4 6 4 11 0 38-1 48-1 9 0 18 0 25 0 9 0 17 1 26 1 3 0 7 0 7-8 0-4-3-4-11-4-14 0-25 0-25-7 0-2 1-4 1-6 9-34 18-70 26-105 40 0 79 0 118 0-16 64-25 99-26 106-5 12-11 12-35 12-6 0-9 0-9 8 0 4 3 3 4 4 11 0 39-1 50-1 7 0 16 0 25 0 8 0 16 1 24 1 3 0 8 0 8-8 0-4-3-4-10-4-14 0-25 0-25-7 0-2 0-4 1-6 17-69 34-138 51-207z"><text:p/></draw:path><draw:path draw:style-name="gr3" draw:text-style-name="P6" svg:width="0.035in" svg:height="0.1512in" svg:x="0.763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6" svg:width="0.074in" svg:height="0.1063in" svg:x="0.8157in" svg:y="0.0075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3" draw:text-style-name="P6" svg:width="0.0469in" svg:height="0.0701in" svg:x="0.9016in" svg:y="0.0661in" svg:viewBox="0 0 120 179" svg:d="M120 130c-3 0-7 0-10 0 0 5-3 22-7 24-2 2-23 2-26 2-16 0-33 0-49 0 27-25 37-33 53-45 20-16 39-33 39-58 0-33-29-53-64-53-33 0-56 23-56 48 0 14 12 15 14 15 7 0 15-5 15-15 0-4-1-14-16-14 8-19 27-24 40-24 26 0 41 21 41 43 0 23-17 42-26 52-22 21-43 41-65 63-3 3-3 4-3 11 37 0 74 0 111 0 3-16 6-33 9-49z"><text:p/></draw:path><draw:path draw:style-name="gr3" draw:text-style-name="P6" svg:width="0.035in" svg:height="0.1512in" svg:x="0.9717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">: </text:span></text:p>
      <text:p text:style-name="P8"><draw:g text:anchor-type="as-char" svg:y="-0.9327in" draw:z-index="375" draw:name="Shape374" draw:style-name="gr1"><svg:title>TexMaths</svg:title><svg:desc>11§latex§\begin{alignat*}{9}
  &amp;H(h_1) = H(h_2) \\
  \iff &amp;\la h_1|_B, h_1|_C \ra = \la h_2|_A, h_2|_B \ra
&amp;&amp;\;\open \beta \text{ rule} \close \\
  \iff &amp;h_1|_B = h_2|_B \land h_1|_C = h_2|_C
&amp;&amp;\;\open \times \defi \close \\
  \iff &amp;\forall x. (x \in h_1|_B \siff x \in h_2|_B) \land (x \in h_1|_C \siff x \in h_2|_C)
&amp;&amp;\;\open A = B \defi \close \\
  \iff &amp;\forall \la x, y.  (h_1(x) \in B \land f(x) = y \siff h_2(x) \in B \land f(x) = y \in B) \land [...]
&amp;&amp;\;\open \f|_X \defi \close \\
  \iff &amp;\forall \la x, y \ra. (h_1(x) \in B \siff h_2(x) \in B)
&amp;&amp;\;\open \text{logic rules} \close \\
  \iff &amp;\forall \la x, y \ra. h_1(x) = h_2(x) = y \\
  \iff &amp;h_1 = h_2
&amp;&amp;\;\open A = B \defi \close \QED
\end{align}§svg§600§FALSE§</svg:desc><draw:path draw:style-name="gr2" draw:text-style-name="P5" svg:width="7.0437in" svg:height="1.85in" svg:x="-0.0004in" svg:y="0.0075in" svg:viewBox="0 0 17892 4700" svg:d="M8947 4700c-2983 0-5965 0-8947 0 0-1567 0-3133 0-4700 5964 0 11928 0 17892 0 0 1567 0 3133 0 4700-2982 0-5964 0-8945 0z"><text:p/></draw:path><draw:path draw:style-name="gr3" draw:text-style-name="P6" svg:width="0.128in" svg:height="0.1035in" svg:x="0.3193in" svg:y="0.0098in" svg:viewBox="0 0 326 264" svg:d="M279 30c4-15 5-18 33-18 10 0 14 0 14-8 0-4-5-4-6-4-11 0-38 1-49 1s-39-1-50-1c-3 0-8 0-8 8 0 4 4 4 11 4 5 0 8 0 15 0 6 1 11 1 11 7 0 1-1 2-3 7-7 31-15 63-23 94-39 0-78 0-117 0 7-30 15-61 23-90 3-15 4-18 32-18 10 0 13 0 13-8 0-4-5-4-6-4-11 0-38 1-49 1s-39-1-50-1c-3 0-7 0-7 8 0 4 3 4 11 4 1 0 7 0 14 0 8 1 11 1 11 7 0 1-1 2-2 7-18 70-34 138-52 207-3 16-4 19-35 19-7 0-10 0-10 8 0 4 4 4 5 4 11 0 39-1 49-1 9 0 16 0 25 0s17 1 25 1c4 0 8 0 8-8 0-4-3-4-11-4-14 0-25 0-25-7 0-3 1-4 1-6 9-35 18-72 26-107 40 0 78 0 118 0-16 65-25 101-26 107-5 13-11 13-36 13-5 0-8 0-8 8 0 4 3 3 4 4 11 0 39-1 50-1 7 0 16 0 25 0 8 0 16 1 24 1 3 0 8 0 8-8 0-4-4-4-10-4-14 0-25 0-25-7 0-3 0-4 1-6 17-70 34-140 51-209z"><text:p/></draw:path><draw:path draw:style-name="gr3" draw:text-style-name="P6" svg:width="0.0346in" svg:height="0.152in" svg:x="0.4673in" svg:y="-0.0004in" svg:viewBox="0 0 89 387" svg:d="M89 383c0-1 0-2-7-9-48-48-60-121-60-180 0-67 14-135 63-183 4-5 4-5 4-7 0-3-1-4-3-4-5 0-40 26-62 76-20 42-24 85-24 118 0 29 3 77 25 121 23 47 56 72 61 72 2 0 3-1 3-4z"><text:p/></draw:path><draw:path draw:style-name="gr3" draw:text-style-name="P6" svg:width="0.074in" svg:height="0.1071in" svg:x="0.5197in" svg:y="0.0083in" svg:viewBox="0 0 189 273" svg:d="M89 4c0-1 0-4-4-4-9 0-38 3-48 3-3 1-7 1-7 8 0 6 3 6 10 6 18 0 18 2 18 6 0 2-1 6-1 8-19 74-37 148-56 222-1 6-1 7-1 9 0 9 8 11 11 11 7 0 12-6 14-11 2-10 6-19 8-29 2-12 5-23 8-35 3-9 5-16 6-25 1-2 5-16 5-18 1-3 13-25 26-36 9-6 21-13 37-13 17 0 21 13 21 27 0 21-14 63-24 86-3 10-4 14-4 22 0 18 13 32 31 32 36 0 50-57 50-60 0-4-3-4-4-4-4 0-4 1-6 7-5 21-18 48-39 48-7 0-9-4-9-13s3-19 6-28c7-16 24-62 24-84 0-26-16-42-44-42-25 0-43 12-58 31 10-41 20-83 30-124z"><text:p/></draw:path><draw:path draw:style-name="gr3" draw:text-style-name="P6" svg:width="0.0382in" svg:height="0.0701in" svg:x="0.6106in" svg:y="0.0661in" svg:viewBox="0 0 98 179" svg:d="M60 8c0-8 0-8-7-8-18 18-42 18-53 18 0 3 0 6 0 10 7 0 24 0 38-8 0 46 0 91 0 137 0 9 0 14-26 14-3 0-8 0-11 0 0 3 0 5 0 8 6 0 39-1 48-1s43 1 49 1c0-3 0-5 0-8-3 0-7 0-10 0-28 0-28-5-28-14 0-49 0-100 0-149z"><text:p/></draw:path><draw:path draw:style-name="gr3" draw:text-style-name="P6" svg:width="0.0346in" svg:height="0.152in" svg:x="0.676in" svg:y="-0.0004in" svg:viewBox="0 0 89 387" svg:d="M89 194c0-30-4-77-25-121-23-48-56-73-61-73-2 0-3 2-3 4s0 2 7 9c38 39 60 99 60 181 0 66-14 134-63 182-4 5-4 6-4 7 0 2 1 4 3 4 5 0 39-26 62-76 20-43 24-85 24-117z"><text:p/></draw:path><draw:path draw:style-name="gr3" draw:text-style-name="P6" svg:width="0.1004in" svg:height="0.035in" svg:x="0.7776in" svg:y="0.0583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272in" svg:height="0.1035in" svg:x="0.9354in" svg:y="0.0098in" svg:viewBox="0 0 324 264" svg:d="M279 30c4-15 5-18 33-18 10 0 12 0 12-8 0-4-3-4-4-4-11 0-40 1-49 1-13 0-40-1-51-1-3 0-7 0-7 8 0 4 4 4 10 4 1 0 9 0 16 0 6 1 10 1 10 7 0 1 0 2-2 7-7 31-15 63-23 94-39 0-78 0-117 0 7-30 14-61 22-90 3-15 4-18 33-18 10 0 13 0 13-8 0-4-5-4-6-4-11 0-38 1-49 1s-39-1-50-1c-3 0-7 0-7 8 0 4 3 4 11 4 4 0 7 0 14 0 7 1 11 1 11 7 0 1-1 2-2 7-18 70-34 138-52 207-3 16-4 19-35 19-7 0-10 0-10 8 0 4 3 3 4 4 11 0 39-1 50-1 8 0 16 0 25 0 8 0 17 1 24 1 4 0 8 0 8-8 0-4-3-4-10-4-14 0-25 0-25-7 0-3 0-4 1-6 9-35 18-72 26-107 40 0 78 0 118 0-16 65-25 101-26 107-5 13-12 13-36 13-6 0-9 0-9 8 0 4 4 4 5 4 11 0 39-1 50-1 7 0 16 0 24 0 9 0 17 1 25 1 3 0 8 0 8-8 0-4-4-4-11-4-15 0-26 0-26-7 0-3 2-4 3-6 17-70 34-140 51-209z"><text:p/></draw:path><draw:path draw:style-name="gr3" draw:text-style-name="P6" svg:width="0.035in" svg:height="0.152in" svg:x="1.0831in" svg:y="-0.0004in" svg:viewBox="0 0 90 387" svg:d="M90 383c0-1 0-2-6-9-49-48-61-121-61-180 0-67 14-135 62-183 5-5 5-5 5-7 0-3-2-4-4-4-4 0-39 26-62 76-19 42-24 85-24 118 0 29 4 77 26 121 23 47 56 72 60 72 2 0 4-1 4-4z"><text:p/></draw:path><draw:path draw:style-name="gr3" draw:text-style-name="P6" svg:width="0.074in" svg:height="0.1071in" svg:x="1.1362in" svg:y="0.0083in" svg:viewBox="0 0 189 273" svg:d="M89 4c0-1 0-4-5-4-9 0-37 3-47 3-3 1-7 1-7 8 0 6 3 6 8 6 19 0 20 2 20 6 0 2-1 6-1 8-19 74-37 148-56 222-1 6-1 7-1 9 0 9 8 11 11 11 5 0 12-6 14-11 2-10 5-19 7-29 3-12 5-23 9-35 2-9 4-16 6-25 1-2 5-16 5-18 1-3 13-25 26-36 9-6 20-13 37-13s21 13 21 27c0 21-15 63-24 86-3 10-5 14-5 22 0 18 14 32 32 32 36 0 50-57 50-60 0-4-3-4-4-4-5 0-5 1-6 7-6 21-18 48-39 48-7 0-10-4-10-13s3-19 7-28c6-16 24-62 24-84 0-26-16-42-44-42-25 0-43 12-58 31 10-41 20-83 30-124z"><text:p/></draw:path><draw:path draw:style-name="gr3" draw:text-style-name="P6" svg:width="0.0469in" svg:height="0.0701in" svg:x="1.2217in" svg:y="0.0661in" svg:viewBox="0 0 120 179" svg:d="M120 131c-3 0-6 0-9 0-1 5-4 22-8 24-2 2-23 2-26 2-17 0-33 0-50 0 28-25 38-33 54-46 20-15 39-33 39-58 0-33-29-53-64-53-33 0-56 24-56 48 0 15 12 16 14 16 7 0 15-5 15-14 0-6-2-15-16-15 8-20 27-25 40-25 26 0 40 21 40 43 0 24-16 42-25 52-22 22-43 42-65 64-3 3-3 4-3 10 37 0 75 0 112 0 2-16 6-32 8-48z"><text:p/></draw:path><draw:path draw:style-name="gr3" draw:text-style-name="P6" svg:width="0.035in" svg:height="0.152in" svg:x="1.2921in" svg:y="-0.0004in" svg:viewBox="0 0 90 387" svg:d="M90 194c0-30-4-77-25-121-23-48-57-73-61-73-2 0-4 2-4 4s0 2 8 9c37 39 60 99 60 181 0 66-15 134-63 182-5 5-5 6-5 7 0 2 2 4 4 4 4 0 39-26 62-76 20-43 24-85 24-117z"><text:p/></draw:path><draw:path draw:style-name="gr3" draw:text-style-name="P6" svg:width="0.1346in" svg:height="0.0831in" svg:x="0.0004in" svg:y="0.2791in" svg:viewBox="0 0 343 212" svg:d="M330 152c7 0 13 0 13-8s-6-8-14-8c-82 0-164 0-245 0-17-14-37-24-49-29 14-7 33-17 49-30 81 0 163 0 245 0 8 0 14 0 14-8 0-7-6-7-13-7-76 0-153 0-229 0 19-19 39-53 39-58 0-4-5-4-8-4-2 0-6 0-7 3-8 15-18 36-44 58-27 24-52 34-72 39-7 2-8 3-8 5-1 0-1 1-1 2s0 1 0 2h1c1 1 1 1 9 3 52 16 91 51 112 93 4 7 6 7 10 7 3 0 8 0 8-4s-20-39-39-56c76 0 153 0 229 0z"><text:p/></draw:path><draw:path draw:style-name="gr3" draw:text-style-name="P6" svg:width="0.1346in" svg:height="0.0831in" svg:x="0.1272in" svg:y="0.2791in" svg:viewBox="0 0 343 212" svg:d="M260 77c16 13 36 23 49 30-14 5-33 15-49 29-82 0-164 0-246 0-6 0-14 0-14 8s8 8 14 8c76 0 152 0 228 0-18 17-39 52-39 56s6 4 8 4c3 0 6 0 8-3 8-14 19-35 44-57 26-23 52-34 72-40 7-2 7-3 8-3 0-1 0-1 0-2s0-1 0-2l-1-2c-1-1-1-1-9-3-51-15-90-50-112-92-4-8-4-8-10-8-2 0-8 0-8 4 0 5 20 39 39 58-76 0-152 0-228 0-6 0-14 0-14 7 0 8 8 8 14 8 82 0 164 0 246 0z"><text:p/></draw:path><draw:path draw:style-name="gr3" draw:text-style-name="P6" svg:width="0.0335in" svg:height="0.1516in" svg:x="0.3299in" svg:y="0.2445in" svg:viewBox="0 0 86 386" svg:d="M84 14c2-4 2-4 2-6 0-5-4-8-8-8-3 0-5 2-9 9-22 59-45 118-67 177-1 2-2 5-2 8 0 1 0 1 2 6 22 60 45 118 67 177 1 5 4 9 9 9 4 0 8-3 8-7 0-2 0-2-2-6-24-59-46-120-69-179 23-60 45-120 69-180z"><text:p/></draw:path><draw:path draw:style-name="gr3" draw:text-style-name="P6" svg:width="0.0744in" svg:height="0.1067in" svg:x="0.3807in" svg:y="0.2535in" svg:viewBox="0 0 190 272" svg:d="M90 3c-2-1 0-3-5-3-9 0-38 2-48 3-3 0-6 1-6 8 0 4 3 4 9 4 18 0 19 4 19 7-1 2-1 6-2 8-19 75-36 148-55 223-2 6-2 6-2 9 0 9 8 10 11 10 7 0 13-5 14-10 2-10 6-19 8-29 3-12 5-23 9-35 2-9 4-18 6-26 0-3 4-15 5-17 1-4 13-25 25-36 9-6 21-13 37-13 17 0 21 13 21 26 0 21-14 64-24 87-2 9-4 14-4 22 0 18 13 31 32 31 36 0 50-56 50-60 0-3-3-3-5-3-4 0-4 1-6 7-5 21-17 48-39 48-7 0-9-4-9-13 0-10 3-19 6-28 7-16 25-62 25-84 0-26-16-42-45-42-25 0-43 12-58 30 10-41 21-83 31-124z"><text:p/></draw:path><draw:path draw:style-name="gr3" draw:text-style-name="P6" svg:width="0.0386in" svg:height="0.0701in" svg:x="0.4717in" svg:y="0.311in" svg:viewBox="0 0 99 179" svg:d="M62 8c0-8-2-8-9-8-17 17-42 18-53 18 0 3 0 5 0 8 7 0 24 0 40-6 0 46 0 91 0 137 0 9 0 12-28 12-3 0-7 0-10 0 0 4 0 7 0 10 5 0 38-1 49-1 7 0 41 1 48 1 0-3 0-6 0-10-3 0-8 0-11 0-26 0-26-3-26-12 0-49 0-100 0-149z"><text:p/></draw:path><draw:path draw:style-name="gr3" draw:text-style-name="P6" svg:width="0.0055in" svg:height="0.1516in" svg:x="0.5465in" svg:y="0.2445in" svg:viewBox="0 0 15 386" svg:d="M15 14c0-7 0-14-7-14-8 0-8 7-8 14 0 120 0 239 0 359 0 7 0 13 8 13 7 0 7-6 7-13 0-120 0-239 0-359z"><text:p/></draw:path><draw:path draw:style-name="gr3" draw:text-style-name="P6" svg:width="0.0811in" svg:height="0.0724in" svg:x="0.5783in" svg:y="0.3091in" svg:viewBox="0 0 207 185" svg:d="M32 164c-2 9-2 11-23 11-6 0-9 0-9 5s3 5 9 5c35 0 69 0 104 0 45 0 81-31 81-57 0-20-18-37-47-40 33-5 60-26 60-49 0-21-20-39-55-39-33 0-66 0-99 0-6 0-9 0-9 7 0 3 3 3 9 3 3 0 5 0 10 1 6 0 6 1 6 3 0 3 0 3-1 6-12 48-24 96-36 144zM76 85c5-22 11-44 16-66 3-8 3-9 14-9 14 0 27 0 41 0 28 0 33 19 33 29 0 22-24 46-60 46-14 0-30 0-44 0zM63 175c-9 0-9 0-9-2s0-2 1-6c7-25 12-49 19-75 18 0 38 0 57 0 25 0 35 18 35 33 0 27-27 50-60 50-15 0-29 0-43 0z"><text:p/></draw:path><draw:path draw:style-name="gr3" draw:text-style-name="P6" svg:width="0.0173in" svg:height="0.0453in" svg:x="0.6886in" svg:y="0.3429in" svg:viewBox="0 0 45 116" svg:d="M45 41c0-26-10-41-25-41-12 0-20 10-20 21 0 10 8 20 20 20 5 0 10-1 14-5 1-1 1-1 1-1 1 0 1 0 1 6 0 28-13 51-26 65-5 4-5 4-5 5 0 3 3 5 5 5 4 0 35-30 35-75z"><text:p/></draw:path><draw:path draw:style-name="gr3" draw:text-style-name="P6" svg:width="0.0744in" svg:height="0.1067in" svg:x="0.7516in" svg:y="0.2535in" svg:viewBox="0 0 190 272" svg:d="M89 3c-1-1 0-3-4-3-9 0-38 2-48 3-3 0-7 1-7 8 0 4 4 4 10 4 18 0 18 4 18 7 0 2-1 6-1 8-19 75-37 148-56 223-1 6-1 6-1 9 0 9 8 10 11 10 7 0 12-5 14-10 2-10 6-19 8-29 3-12 5-23 9-35 2-9 4-18 6-26 0-3 4-15 4-17 1-4 13-25 26-36 9-6 21-13 37-13 17 0 21 13 21 26 0 21-14 64-24 87-3 9-4 14-4 22 0 18 13 31 31 31 37 0 51-56 51-60 0-3-4-3-5-3-4 0-4 1-6 7-5 21-17 48-39 48-7 0-9-4-9-13 0-10 3-19 6-28 7-16 25-62 25-84 0-26-17-42-45-42-25 0-43 12-58 30 10-41 20-83 30-124z"><text:p/></draw:path><draw:path draw:style-name="gr3" draw:text-style-name="P6" svg:width="0.0382in" svg:height="0.0701in" svg:x="0.8425in" svg:y="0.311in" svg:viewBox="0 0 98 179" svg:d="M62 8c0-8-2-8-9-8-18 17-42 18-53 18 0 3 0 5 0 8 7 0 24 0 40-6 0 46 0 91 0 137 0 9 0 12-28 12-3 0-7 0-10 0 0 4 0 7 0 10 5 0 38-1 47-1s43 1 49 1c0-3 0-6 0-10-3 0-7 0-10 0-26 0-26-3-26-12 0-49 0-100 0-149z"><text:p/></draw:path><draw:path draw:style-name="gr3" draw:text-style-name="P6" svg:width="0.0055in" svg:height="0.1516in" svg:x="0.9173in" svg:y="0.2445in" svg:viewBox="0 0 15 386" svg:d="M15 14c0-7 0-14-7-14-8 0-8 7-8 14 0 120 0 239 0 359 0 7 0 13 8 13 7 0 7-6 7-13 0-120 0-239 0-359z"><text:p/></draw:path><draw:path draw:style-name="gr3" draw:text-style-name="P6" svg:width="0.0819in" svg:height="0.0768in" svg:x="0.9488in" svg:y="0.3067in" svg:viewBox="0 0 209 196" svg:d="M209 3c0-1-1-3-3-3-3 0-4 1-6 3-6 7-13 15-20 21-2-3-17-24-50-24-66 0-130 58-130 120 0 44 34 76 82 76 15 0 41-3 69-27 22-17 27-41 27-44s-3-3-4-3c-4 0-5 1-5 5-11 37-49 59-82 59-29 0-61-15-61-58 0-8 3-51 33-85 19-21 48-33 73-33 32 0 51 23 51 53 0 7-2 10-2 11 0 4 4 4 5 4 4 0 4-1 6-6 6-24 11-46 17-69z"><text:p/></draw:path><draw:path draw:style-name="gr3" draw:text-style-name="P6" svg:width="0.0335in" svg:height="0.1516in" svg:x="1.052in" svg:y="0.2445in" svg:viewBox="0 0 86 386" svg:d="M85 200c1-5 1-5 1-6s0-3-1-7c-23-59-45-119-69-178-2-7-4-9-8-9-5 0-8 3-8 8 0 1 0 2 2 6 23 60 45 120 68 180-23 59-45 119-68 178-2 4-2 5-2 7 0 4 3 7 8 7s6-3 7-7c23-60 47-119 70-179z"><text:p/></draw:path><draw:path draw:style-name="gr3" draw:text-style-name="P6" svg:width="0.1004in" svg:height="0.035in" svg:x="1.1539in" svg:y="0.303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335in" svg:height="0.1516in" svg:x="1.3228in" svg:y="0.2445in" svg:viewBox="0 0 86 386" svg:d="M84 14c2-4 2-4 2-6 0-5-4-8-8-8-3 0-7 2-9 9-23 59-45 118-68 177 0 2-1 5-1 8 0 1 0 1 1 6 23 60 45 118 68 177 1 5 4 9 9 9 4 0 8-3 8-7 0-2 0-2-2-6-24-59-46-120-69-179 23-60 45-120 69-180z"><text:p/></draw:path><draw:path draw:style-name="gr3" draw:text-style-name="P6" svg:width="0.0744in" svg:height="0.1067in" svg:x="1.3732in" svg:y="0.2535in" svg:viewBox="0 0 190 272" svg:d="M90 3c-2-1 0-3-5-3-9 0-38 2-48 3-3 0-7 1-7 8 0 4 4 4 10 4 18 0 18 4 18 7 0 2-1 6-1 8-19 75-37 148-56 223-1 6-1 6-1 9 0 9 8 10 11 10 7 0 12-5 14-10 2-10 6-19 8-29 3-12 5-23 9-35 2-9 4-18 6-26 0-3 4-15 4-17 1-4 13-25 26-36 9-6 21-13 37-13 17 0 21 13 21 26 0 21-14 64-24 87-3 9-4 14-4 22 0 18 13 31 31 31 37 0 51-56 51-60 0-3-4-3-5-3-4 0-4 1-6 7-5 21-17 48-39 48-7 0-9-4-9-13 0-10 3-19 6-28 7-16 25-62 25-84 0-26-17-42-45-42-25 0-43 12-58 30 10-41 21-83 31-124z"><text:p/></draw:path><draw:path draw:style-name="gr3" draw:text-style-name="P6" svg:width="0.0465in" svg:height="0.0701in" svg:x="1.4594in" svg:y="0.311in" svg:viewBox="0 0 119 179" svg:d="M119 130c-4 0-6 0-9 0-1 6-3 22-7 25-2 1-23 1-27 1-17 0-33 0-50 0 29-25 38-32 54-45 20-16 39-33 39-58 0-33-29-53-63-53s-56 23-56 48c0 14 11 16 14 16 7 0 15-6 15-14 0-6-3-15-17-15 9-20 28-25 40-25 27 0 40 21 40 43 0 23-16 42-25 52-22 22-43 42-65 64-2 3-2 3-2 10 37 0 74 0 111 0 2-16 6-33 8-49z"><text:p/></draw:path><draw:path draw:style-name="gr3" draw:text-style-name="P6" svg:width="0.0055in" svg:height="0.1516in" svg:x="1.5394in" svg:y="0.2445in" svg:viewBox="0 0 15 386" svg:d="M15 14c0-7 0-14-7-14-8 0-8 7-8 14 0 120 0 239 0 359 0 7 0 13 8 13 7 0 7-6 7-13 0-120 0-239 0-359z"><text:p/></draw:path><draw:path draw:style-name="gr3" draw:text-style-name="P6" svg:width="0.0803in" svg:height="0.0756in" svg:x="1.5693in" svg:y="0.3059in" svg:viewBox="0 0 205 193" svg:d="M41 161c-10 14-18 21-34 22-3 1-7 1-7 5 0 3 3 5 4 5 7 0 16-2 23-2 9 0 20 2 28 2 2 0 5 0 5-6 0-3-3-4-4-4-2 0-12 0-12-8 0-3 3-8 4-10 8-11 15-23 22-34 26 0 52 0 77 0 3 15 5 30 7 45-1 2-3 7-19 7-3 0-6 0-6 6 0 1 0 4 3 4 9 0 27-2 35-2 6 0 11 0 17 0 4 2 10 2 15 2 3 0 6-3 6-6 0-4-4-4-8-4-16 0-17-3-18-9-7-55-15-111-23-166-1-6-2-8-6-8-6 0-7 2-10 6-33 51-66 103-99 155zM77 121c19-30 37-58 56-88 4 30 9 58 13 88-23 0-46 0-69 0z"><text:p/></draw:path><draw:path draw:style-name="gr3" draw:text-style-name="P6" svg:width="0.0173in" svg:height="0.0453in" svg:x="1.6756in" svg:y="0.3429in" svg:viewBox="0 0 45 116" svg:d="M45 41c0-26-10-41-25-41-12 0-20 10-20 21 0 10 8 20 20 20 4 0 10-1 13-5 2-1 1-1 2-1s1 0 1 6c0 28-13 51-26 65-5 4-5 4-5 5 0 3 3 5 5 5 4 0 35-30 35-75z"><text:p/></draw:path><draw:path draw:style-name="gr3" draw:text-style-name="P6" svg:width="0.074in" svg:height="0.1067in" svg:x="1.7386in" svg:y="0.2535in" svg:viewBox="0 0 189 272" svg:d="M89 3c-1-1 0-3-4-3-9 0-38 2-48 3-3 0-7 1-7 8 0 4 3 4 10 4 18 0 18 4 18 7 0 2-1 6-1 8-19 75-37 148-56 223-1 6-1 6-1 9 0 9 8 10 11 10 7 0 12-5 14-10 2-10 6-19 8-29 2-12 5-23 8-35 3-9 5-18 6-26 1-3 5-15 5-17 1-4 13-25 26-36 9-6 21-13 37-13 17 0 21 13 21 26 0 21-14 64-24 87-3 9-4 14-4 22 0 18 13 31 31 31 36 0 50-56 50-60 0-3-3-3-4-3-4 0-4 1-6 7-5 21-18 48-39 48-7 0-9-4-9-13 0-10 3-19 6-28 7-16 24-62 24-84 0-26-16-42-44-42-25 0-43 12-58 30 10-41 20-83 30-124z"><text:p/></draw:path><draw:path draw:style-name="gr3" draw:text-style-name="P6" svg:width="0.0469in" svg:height="0.0701in" svg:x="1.824in" svg:y="0.311in" svg:viewBox="0 0 120 179" svg:d="M120 130c-3 0-6 0-9 0-1 6-3 22-8 25-2 1-22 1-26 1-17 0-33 0-50 0 29-25 38-32 54-45 20-16 39-33 39-58 0-33-29-53-63-53s-57 23-57 48c0 14 12 16 15 16 6 0 15-6 15-14 0-6-3-15-17-15 9-20 27-25 40-25 27 0 40 21 40 43 0 23-16 42-25 52-22 22-43 42-65 64-3 3-3 3-3 10 37 0 75 0 112 0 2-16 6-33 8-49z"><text:p/></draw:path><draw:path draw:style-name="gr3" draw:text-style-name="P6" svg:width="0.0059in" svg:height="0.1516in" svg:x="1.9039in" svg:y="0.2445in" svg:viewBox="0 0 16 386" svg:d="M16 14c0-7 0-14-8-14s-8 7-8 14c0 120 0 239 0 359 0 7 0 13 8 13s8-6 8-13c0-120 0-239 0-359z"><text:p/></draw:path><draw:path draw:style-name="gr3" draw:text-style-name="P6" svg:width="0.0811in" svg:height="0.0724in" svg:x="1.9358in" svg:y="0.3091in" svg:viewBox="0 0 207 185" svg:d="M32 164c-2 9-3 11-24 11-5 0-8 0-8 5s3 5 8 5c35 0 70 0 105 0 45 0 81-31 81-57 0-20-18-37-47-40 32-5 60-26 60-49 0-21-21-39-56-39-33 0-65 0-98 0-6 0-9 0-9 7 0 3 3 3 9 3 3 0 5 0 10 1 5 0 6 1 6 3 0 3 0 3-1 6-12 48-24 96-36 144zM75 85c5-22 11-44 16-66 2-8 4-9 15-9 13 0 27 0 40 0 28 0 34 19 34 29 0 22-24 46-60 46-16 0-30 0-45 0zM63 175c-9 0-9 0-9-2s0-2 1-6c7-25 12-49 19-75 18 0 38 0 57 0 25 0 35 18 35 33 0 27-27 50-60 50-15 0-29 0-43 0z"><text:p/></draw:path><draw:path draw:style-name="gr3" draw:text-style-name="P6" svg:width="0.0339in" svg:height="0.1516in" svg:x="2.0413in" svg:y="0.2445in" svg:viewBox="0 0 87 386" svg:d="M85 200c2-5 2-5 2-6s0-3-2-7c-22-59-45-119-67-178-4-7-6-9-9-9-5 0-9 3-9 8 0 1 0 2 2 6 23 60 45 120 68 180-23 59-45 119-68 178-2 4-2 5-2 7 0 4 4 7 9 7 4 0 5-3 7-7 24-60 46-119 69-179z"><text:p/></draw:path><draw:path draw:style-name="gr3" draw:text-style-name="P6" svg:width="0.0394in" svg:height="0.1819in" svg:x="4.8079in" svg:y="0.2299in" svg:viewBox="0 0 101 463" svg:d="M101 460c0-2-1-3-2-4-18-19-44-50-61-114-8-34-12-75-12-110 0-102 25-173 71-223 4-3 4-5 4-6 0-3-3-3-5-3-6 0-27 23-31 29-40 47-65 116-65 202 0 55 10 133 60 198 4 5 29 34 36 34 2 0 5 0 5-3z"><text:p/></draw:path><draw:path draw:style-name="gr3" draw:text-style-name="P6" svg:width="0.0827in" svg:height="0.137in" svg:x="4.8591in" svg:y="0.2516in" svg:viewBox="0 0 211 349" svg:d="M211 54c0-30-22-54-53-54-23 0-33 7-47 17-21 15-42 52-49 82-21 81-41 164-62 245 0 3 1 5 4 5 4 0 5-1 5-2 9-36 18-72 27-107 8 23 24 37 53 37s57-13 75-31c19-17 31-41 31-70s-15-48-29-58c23-12 45-37 45-64zM141 118c-5 2-9 2-19 2-4 0-12 1-16-1 1-5 14-3 18-3 9 0 12 0 17 2zM189 44c0 28-14 55-35 67-10-3-18-4-30-4-7 0-29 0-29 12 0 11 19 10 26 10 14 0 21 0 32-6 15 15 16 27 17 44 0 23-8 52-19 67-16 21-41 34-63 34-30 0-44-22-44-49 0-4 0-10 2-18 8-32 17-65 24-96 9-35 37-96 83-96 23 0 36 12 36 35z"><text:p/></draw:path><draw:path draw:style-name="gr3" draw:text-style-name="P6" svg:width="0.0508in" svg:height="0.0669in" svg:x="5.0039in" svg:y="0.2917in" svg:viewBox="0 0 130 171" svg:d="M54 43c0-14 0-29 0-43-18 1-36 3-54 4 0 5 0 8 0 13 26 0 30 2 30 22 0 34 0 69 0 103 0 18-5 18-30 18 0 3 0 7 0 11 15 0 33-2 44-2 15 0 33 0 49 2 0-4 0-8 0-11-3 0-5 0-8 0-29 0-30-5-30-19 0-20 0-40 0-60 0-38 16-72 46-72 2 0 3 0 5 0-2 1-9 5-9 15 0 11 7 17 16 17 7 0 17-5 17-17 0-13-12-24-29-24-28 0-42 26-47 43z"><text:p/></draw:path><draw:path draw:style-name="gr3" draw:text-style-name="P6" svg:width="0.0764in" svg:height="0.0685in" svg:x="5.0638in" svg:y="0.2917in" svg:viewBox="0 0 195 175" svg:d="M139 141c0 11 0 23 0 34 18-1 37-3 56-4 0-4 0-8 0-11-28 0-31-4-31-22 0-47 0-92 0-138-19 1-38 3-56 4 0 5 0 8 0 13 26 0 29 2 29 22 0 23 0 45 0 68 0 34-18 60-47 60-32 0-33-18-33-38 0-43 0-86 0-129-19 1-38 3-57 4 0 5 0 8 0 13 30 0 30 1 30 35 0 20 0 38 0 58 0 30 0 65 59 65 21 0 39-10 50-34z"><text:p/></draw:path><draw:path draw:style-name="gr3" draw:text-style-name="P6" svg:width="0.0335in" svg:height="0.1047in" svg:x="5.1484in" svg:y="0.2535in" svg:viewBox="0 0 86 267" svg:d="M56 0c-19 1-37 2-56 3 0 5 0 8 0 12 27 0 31 4 31 22 0 68 0 135 0 202 0 17-5 17-31 17 0 4 0 8 0 11 13 0 33-1 43-1 9 0 28 1 43 1 0-3 0-7 0-11-26 0-30 0-30-17 0-79 0-160 0-239z"><text:p/></draw:path><draw:path draw:style-name="gr3" draw:text-style-name="P6" svg:width="0.0587in" svg:height="0.0693in" svg:x="5.1902in" svg:y="0.2909in" svg:viewBox="0 0 150 177" svg:d="M33 76c2-57 34-67 47-67 41 0 44 52 44 67-31 0-60 0-91 0zM32 84c36 0 72 0 109 0 7 0 9 0 9-8 0-39-21-76-70-76-44 0-80 40-80 88 0 52 41 89 86 89 47 0 64-43 64-49 0-5-3-6-5-6-3 0-4 3-5 6-14 40-49 40-52 40-20 0-35-12-44-26-12-19-12-44-12-58z"><text:p/></draw:path><draw:path draw:style-name="gr3" draw:text-style-name="P6" svg:width="0.0394in" svg:height="0.1819in" svg:x="5.2602in" svg:y="0.2299in" svg:viewBox="0 0 101 463" svg:d="M101 232c0-55-10-133-60-198-4-4-29-34-37-34-1 0-4 1-4 3 0 3 1 4 2 5 19 20 44 51 60 112 8 35 13 76 13 111 0 40-5 79-15 117-14 54-37 84-57 106-3 4-3 5-3 6 0 2 3 3 4 3 7 0 28-23 32-28 40-48 65-117 65-203z"><text:p/></draw:path><draw:path draw:style-name="gr3" draw:text-style-name="P6" svg:width="0.1346in" svg:height="0.0831in" svg:x="0.0004in" svg:y="0.5244in" svg:viewBox="0 0 343 212" svg:d="M330 151c7 0 13 0 13-8s-6-8-14-8c-82 0-164 0-245 0-17-13-37-23-49-29 14-6 33-16 49-30 81 0 163 0 245 0 8 0 14 0 14-8 0-7-6-7-13-7-76 0-153 0-229 0 19-18 39-52 39-57 0-4-5-4-8-4-2 0-6 0-7 3-8 15-18 36-44 58-27 23-52 34-72 39-7 2-6 2-8 3-1 2-1 2-1 3s0 1 0 2l1 1c1 1 1 1 9 3 52 16 91 51 112 93 4 7 6 7 10 7 3 0 8 0 8-4s-20-39-39-57c76 0 153 0 229 0z"><text:p/></draw:path><draw:path draw:style-name="gr3" draw:text-style-name="P6" svg:width="0.1346in" svg:height="0.0831in" svg:x="0.1272in" svg:y="0.5244in" svg:viewBox="0 0 343 212" svg:d="M260 76c16 14 36 24 49 30-14 6-33 16-49 29-82 0-164 0-246 0-6 0-14 0-14 8s8 8 14 8c76 0 152 0 228 0-18 18-39 53-39 57s6 4 8 4c3 0 6 0 8-3 8-14 19-35 44-57 26-24 52-34 72-40 7-2 7-3 8-4 0-1 0-1 0-2s0-1 0-3h-1c-1-1-1-1-9-3-51-15-90-50-112-92-4-8-4-8-10-8-2 0-8 0-8 4 0 5 20 39 39 57-76 0-152 0-228 0-6 0-14 0-14 7 0 8 8 8 14 8 82 0 164 0 246 0z"><text:p/></draw:path><draw:path draw:style-name="gr3" draw:text-style-name="P6" svg:width="0.0744in" svg:height="0.1071in" svg:x="0.3213in" svg:y="0.4976in" svg:viewBox="0 0 190 273" svg:d="M90 4c-2-1 0-4-5-4-9 0-37 3-47 4-3 0-7 2-7 8 0 5 3 5 9 5 18 0 19 3 19 6 0 2-1 6-1 8-18 74-37 148-56 222-2 6-2 7-2 9 0 9 8 11 12 11 6 0 12-5 14-10 3-10 5-20 7-30 3-11 5-23 9-34 2-9 4-17 6-26 1-2 5-16 5-18 1-3 13-25 26-35 9-7 20-13 38-13 16 0 20 13 20 26 0 21-15 63-24 87-3 9-5 13-5 21 0 19 13 32 32 32 36 0 50-56 50-60s-3-4-4-4c-5 0-5 1-6 8-6 20-18 47-39 47-7 0-10-3-10-12 0-10 3-19 8-28 5-16 23-62 23-85 0-25-16-41-44-41-26 0-43 12-58 30 10-41 20-83 30-124z"><text:p/></draw:path><draw:path draw:style-name="gr3" draw:text-style-name="P6" svg:width="0.0386in" svg:height="0.0701in" svg:x="0.4122in" svg:y="0.5563in" svg:viewBox="0 0 99 179" svg:d="M62 7c0-7 0-7-8-7-18 17-42 17-54 17 0 3 0 6 0 9 7 0 25 0 40-7 0 46 0 92 0 138 0 9 0 12-28 12-3 0-7 0-10 0 0 4 0 7 0 10 6 0 39-1 49-1 8 0 42 1 48 1 0-3 0-6 0-10-3 0-7 0-10 0-27 0-27-3-27-12 0-50 0-100 0-150z"><text:p/></draw:path><draw:path draw:style-name="gr3" draw:text-style-name="P6" svg:width="0.0055in" svg:height="0.1516in" svg:x="0.4874in" svg:y="0.4902in" svg:viewBox="0 0 15 386" svg:d="M15 13c0-6 0-13-7-13-8 0-8 7-8 13 0 120 0 239 0 359 0 8 0 14 8 14 7 0 7-6 7-14 0-120 0-239 0-359z"><text:p/></draw:path><draw:path draw:style-name="gr3" draw:text-style-name="P6" svg:width="0.0811in" svg:height="0.0724in" svg:x="0.5193in" svg:y="0.5543in" svg:viewBox="0 0 207 185" svg:d="M32 164c-3 9-3 11-24 11-5 0-8 0-8 5s3 5 8 5c35 0 69 0 104 0 46 0 80-31 80-58 0-19-17-36-46-39 33-5 61-26 61-49 0-21-21-39-56-39-33 0-66 0-99 0-5 0-9 0-9 6 0 4 3 4 9 4 1 0 5 0 11 0 5 1 5 1 5 4s0 1-1 6c-12 48-23 96-35 144zM75 85c5-22 11-44 16-66 2-8 2-9 15-9s27 0 40 0c28 0 34 18 34 29 0 22-25 46-61 46-15 0-30 0-44 0zM62 175c-8 0-9 0-9-2 0-1 0-2 1-7 6-24 12-49 19-74 18 0 38 0 57 0 26 0 35 17 35 33 0 27-26 50-59 50-15 0-30 0-44 0z"><text:p/></draw:path><draw:path draw:style-name="gr3" draw:text-style-name="P6" svg:width="0.1008in" svg:height="0.035in" svg:x="0.6669in" svg:y="0.547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4in" svg:height="0.1071in" svg:x="0.8276in" svg:y="0.4976in" svg:viewBox="0 0 189 273" svg:d="M89 4c-1-1 0-4-4-4-9 0-38 3-48 4-3 0-7 2-7 8 0 5 3 5 10 5 17 0 18 3 18 6 0 2-1 6-1 8-19 74-37 148-56 222-1 6-1 7-1 9 0 9 8 11 11 11 5 0 12-5 14-10 2-10 6-20 8-30 2-11 5-23 8-34 2-9 4-17 6-26 1-2 5-16 5-18 1-3 13-25 26-35 9-7 21-13 37-13 17 0 21 13 21 26 0 21-15 63-24 87-3 9-5 13-5 21 0 19 14 32 32 32 36 0 50-56 50-60s-3-4-4-4c-5 0-5 1-6 8-6 20-18 47-39 47-7 0-10-3-10-12 0-10 4-19 7-28 6-16 24-62 24-85 0-25-16-41-44-41-25 0-43 12-58 30 10-41 20-83 30-124z"><text:p/></draw:path><draw:path draw:style-name="gr3" draw:text-style-name="P6" svg:width="0.0469in" svg:height="0.0701in" svg:x="0.9134in" svg:y="0.5563in" svg:viewBox="0 0 120 179" svg:d="M120 130c-3 0-6 0-9 0-1 6-4 22-8 25-2 1-23 1-26 1-17 0-33 0-50 0 28-25 38-33 54-45 20-16 39-33 39-58 0-33-29-53-64-53-33 0-56 23-56 48 0 14 12 15 14 15 7 0 15-5 15-15 0-4-2-14-16-14 9-19 27-25 40-25 26 0 40 22 40 44 0 23-16 42-25 52-22 20-43 42-65 63-3 4-3 4-3 11 37 0 75 0 112 0 2-16 6-33 8-49z"><text:p/></draw:path><draw:path draw:style-name="gr3" draw:text-style-name="P6" svg:width="0.0055in" svg:height="0.1516in" svg:x="0.9933in" svg:y="0.4902in" svg:viewBox="0 0 15 386" svg:d="M15 13c0-6 0-13-7-13-8 0-8 7-8 13 0 120 0 239 0 359 0 8 0 14 8 14 7 0 7-6 7-14 0-120 0-239 0-359z"><text:p/></draw:path><draw:path draw:style-name="gr3" draw:text-style-name="P6" svg:width="0.0811in" svg:height="0.0724in" svg:x="1.0252in" svg:y="0.5543in" svg:viewBox="0 0 207 185" svg:d="M32 164c-2 9-3 11-24 11-5 0-8 0-8 5s3 5 8 5c35 0 69 0 104 0 46 0 80-31 80-58 0-19-17-36-46-39 33-5 61-26 61-49 0-21-21-39-56-39-33 0-65 0-98 0-6 0-9 0-9 6 0 4 3 4 9 4 3 0 4 0 10 0 5 1 6 1 6 4s0 1-1 6c-12 48-24 96-36 144zM75 85c5-22 11-44 16-66 2-8 2-9 15-9s27 0 40 0c28 0 34 18 34 29 0 22-25 46-60 46-16 0-30 0-45 0zM62 175c-8 0-8 0-8-2 0-1 0-2 0-7 6-24 12-49 19-74 19 0 38 0 58 0 25 0 35 17 35 33 0 27-27 50-60 50-15 0-30 0-44 0z"><text:p/></draw:path><draw:path draw:style-name="gr3" draw:text-style-name="P6" svg:width="0.0846in" svg:height="0.0941in" svg:x="1.1642in" svg:y="0.513in" svg:viewBox="0 0 216 240" svg:d="M117 8c-4-7-6-8-9-8-5 0-7 3-9 8-32 72-64 144-96 216-2 5-3 6-3 8 0 5 4 8 8 8 3 0 6-1 10-8 29-68 60-137 90-206 31 69 60 138 91 206 3 8 7 8 9 8 4 0 8-3 8-8 0-1 0-2-3-6-32-73-65-146-96-218z"><text:p/></draw:path><draw:path draw:style-name="gr3" draw:text-style-name="P6" svg:width="0.074in" svg:height="0.1071in" svg:x="1.2996in" svg:y="0.4976in" svg:viewBox="0 0 189 273" svg:d="M89 4c-1-1 0-4-4-4-9 0-38 3-48 4-3 0-7 2-7 8 0 5 3 5 10 5 17 0 18 3 18 6 0 2-1 6-1 8-19 74-37 148-56 222-1 6-1 7-1 9 0 9 8 11 11 11 7 0 12-5 14-10 2-10 6-20 8-30 2-11 5-23 8-34 2-9 5-17 6-26 1-2 5-16 5-18 1-3 13-25 26-35 9-7 21-13 37-13 17 0 21 13 21 26 0 21-15 63-24 87-3 9-5 13-5 21 0 19 14 32 32 32 36 0 50-56 50-60s-3-4-4-4c-4 0-4 1-6 8-5 20-18 47-39 47-7 0-9-3-9-12 0-10 3-19 6-28 7-16 24-62 24-85 0-25-16-41-44-41-25 0-43 12-58 30 10-41 20-83 30-124z"><text:p/></draw:path><draw:path draw:style-name="gr3" draw:text-style-name="P6" svg:width="0.0382in" svg:height="0.0701in" svg:x="1.3906in" svg:y="0.5563in" svg:viewBox="0 0 98 179" svg:d="M60 7c0-7 0-7-7-7-18 17-42 17-53 17 0 3 0 6 0 9 7 0 24 0 38-7 0 46 0 92 0 138 0 9 0 12-26 12-3 0-8 0-11 0 0 4 0 7 0 10 6 0 39-1 48-1s43 1 49 1c0-3 0-6 0-10-3 0-7 0-10 0-28 0-28-3-28-12 0-50 0-100 0-150z"><text:p/></draw:path><draw:path draw:style-name="gr3" draw:text-style-name="P6" svg:width="0.0055in" svg:height="0.1516in" svg:x="1.4654in" svg:y="0.4902in" svg:viewBox="0 0 15 386" svg:d="M15 13c0-6 0-13-7-13-8 0-8 7-8 13 0 120 0 239 0 359 0 8 0 14 8 14 7 0 7-6 7-14 0-120 0-239 0-359z"><text:p/></draw:path><draw:path draw:style-name="gr3" draw:text-style-name="P6" svg:width="0.0823in" svg:height="0.0768in" svg:x="1.4969in" svg:y="0.552in" svg:viewBox="0 0 210 196" svg:d="M210 3c0-1-1-3-4-3-1 0-3 0-5 3-6 7-13 15-20 21-2-3-17-24-50-24-66 0-131 58-131 119 0 45 35 77 84 77 14 0 40-3 68-27 22-18 27-41 27-44s-3-3-4-3c-3 0-5 1-6 5-11 36-48 59-81 59-29 0-61-15-61-58 0-8 3-51 33-85 19-21 48-33 73-33 32 0 50 23 50 53 0 7 0 10 0 11 0 3 3 3 4 3 4 0 4 0 5-5 6-24 13-46 18-69z"><text:p/></draw:path><draw:path draw:style-name="gr3" draw:text-style-name="P6" svg:width="0.1008in" svg:height="0.035in" svg:x="1.6429in" svg:y="0.5476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0744in" svg:height="0.1071in" svg:x="1.8031in" svg:y="0.4976in" svg:viewBox="0 0 190 273" svg:d="M90 4c-2-1 0-4-5-4-9 0-37 3-47 4-3 0-7 2-7 8 0 5 3 5 9 5 18 0 19 3 19 6 0 2-1 6-1 8-18 74-37 148-56 222-2 6-2 7-2 9 0 9 8 11 12 11 6 0 12-5 14-10 3-10 5-20 7-30 3-11 5-23 9-34 2-9 4-17 6-26 1-2 5-16 5-18 1-3 13-25 26-35 9-7 20-13 38-13 16 0 20 13 20 26 0 21-15 63-24 87-3 9-5 13-5 21 0 19 13 32 32 32 36 0 50-56 50-60s-3-4-4-4c-5 0-5 1-6 8-6 20-18 47-39 47-7 0-10-3-10-12 0-10 3-19 8-28 5-16 23-62 23-85 0-25-16-41-44-41-26 0-43 12-58 30 10-41 20-83 30-124z"><text:p/></draw:path><draw:path draw:style-name="gr3" draw:text-style-name="P6" svg:width="0.0469in" svg:height="0.0701in" svg:x="1.889in" svg:y="0.5563in" svg:viewBox="0 0 120 179" svg:d="M120 130c-3 0-7 0-10 0 0 6-3 22-7 25-2 1-23 1-26 1-17 0-34 0-51 0 29-25 39-33 55-45 20-16 39-33 39-58 0-33-29-53-64-53-33 0-56 23-56 48 0 14 12 15 14 15 7 0 15-5 15-15 0-4-3-14-16-14 8-19 27-25 40-25 26 0 40 22 40 44 0 23-16 42-25 52-22 20-43 42-65 63-3 4-3 4-3 11 37 0 74 0 111 0 3-16 6-33 9-49z"><text:p/></draw:path><draw:path draw:style-name="gr3" draw:text-style-name="P6" svg:width="0.0055in" svg:height="0.1516in" svg:x="1.9689in" svg:y="0.4902in" svg:viewBox="0 0 15 386" svg:d="M15 13c0-6 0-13-7-13-8 0-8 7-8 13 0 120 0 239 0 359 0 8 0 14 8 14 7 0 7-6 7-14 0-120 0-239 0-359z"><text:p/></draw:path><draw:path draw:style-name="gr3" draw:text-style-name="P6" svg:width="0.0819in" svg:height="0.0768in" svg:x="2.0004in" svg:y="0.552in" svg:viewBox="0 0 209 196" svg:d="M209 3c0-1 0-3-3-3s-3 0-5 3c-6 7-13 15-20 21-3-3-17-24-51-24-65 0-130 58-130 119 0 45 35 77 84 77 14 0 40-3 68-27 21-18 27-41 27-44s-3-3-4-3c-5 0-5 1-6 5-11 36-48 59-81 59-29 0-61-15-61-58 0-8 2-51 33-85 19-21 48-33 73-33 31 0 50 23 50 53 0 7-2 10-2 11 0 3 5 3 6 3 4 0 4 0 5-5 6-24 11-46 17-69z"><text:p/></draw:path><draw:path draw:style-name="gr3" draw:text-style-name="P6" svg:width="0.0394in" svg:height="0.1819in" svg:x="4.8079in" svg:y="0.4748in" svg:viewBox="0 0 101 463" svg:d="M101 459c0-1-1-2-2-3-18-19-44-51-61-114-8-35-12-75-12-111 0-101 25-173 71-222 4-5 4-5 4-6 0-3-3-3-5-3-6 0-27 23-31 29-40 46-65 116-65 202 0 55 10 133 60 198 4 5 29 34 36 34 2 0 5 0 5-4z"><text:p/></draw:path><draw:path draw:style-name="gr3" draw:text-style-name="P6" svg:width="0.0732in" svg:height="0.0728in" svg:x="4.9106in" svg:y="0.5295in" svg:viewBox="0 0 187 186" svg:d="M93 83c-25-26-51-52-77-77-4-6-5-6-8-6-4 0-8 3-8 8 0 2 1 3 5 7 26 26 52 52 77 77-25 27-51 52-77 79-4 4-5 5-5 7 0 5 4 8 8 8 3 0 4-1 8-6 26-25 52-51 77-77 27 27 54 54 81 81 2 1 3 2 5 2 5 0 8-3 8-8 0-1 0-2-1-4 0-1-62-62-82-82 24-23 48-47 71-70 2-2 8-8 10-10 1 0 2-2 2-4 0-5-3-8-8-8-3 0-4 1-9 6-25 25-51 51-77 77z"><text:p/></draw:path><draw:path draw:style-name="gr3" draw:text-style-name="P6" svg:width="0.0744in" svg:height="0.1071in" svg:x="5.0965in" svg:y="0.4976in" svg:viewBox="0 0 190 273" svg:d="M134 248c0 8 0 16 0 25 19-1 38-3 56-5 0-4 0-7 0-12-26 0-29-2-29-21 0-78 0-157 0-235-19 1-38 3-57 4 0 5 0 8 0 13 28 0 31 3 31 22 0 27 0 56 0 83-11-14-28-24-49-24-45 0-86 37-86 88 0 48 38 87 82 87 25 0 42-13 52-25zM134 144c0 27 0 53 0 79 0 7 0 8-4 15-12 18-30 26-46 26-17 0-31-10-41-24-10-17-11-39-11-54 0-14 1-37 12-55 9-12 23-24 44-24 13 0 30 5 42 23 4 6 4 6 4 14z"><text:p/></draw:path><draw:path draw:style-name="gr3" draw:text-style-name="P6" svg:width="0.0587in" svg:height="0.0693in" svg:x="5.1799in" svg:y="0.5358in" svg:viewBox="0 0 150 177" svg:d="M33 76c2-58 34-67 47-67 41 0 44 52 44 67-31 0-60 0-91 0zM32 84c36 0 71 0 108 0 8 0 10 0 10-8 0-39-21-76-70-76-44 0-80 40-80 88 0 52 41 89 86 89 46 0 64-43 64-50 0-4-4-5-5-5-3 0-4 2-5 6-14 39-49 39-52 39-20 0-35-11-44-25-12-19-12-44-12-58z"><text:p/></draw:path><draw:path draw:style-name="gr3" draw:text-style-name="P6" svg:width="0.076in" svg:height="0.1071in" svg:x="5.2476in" svg:y="0.4965in" svg:viewBox="0 0 194 273" svg:d="M118 119c17 0 19 4 19 21 0 34 0 69 0 103 0 18-4 18-29 18 0 4 0 7 0 12 12 0 33-1 43-1s28 1 43 1c0-5 0-8 0-12-27 0-31 0-31-18 0-47 0-93 0-141-17 1-32 3-49 4-6 0-4 0-6 0-1 1-2 1-8 1-15 0-30 0-45 0 0-15 0-30 0-44 0-39 33-54 57-54 12 0 25 4 33 13-15 1-17 11-17 18 0 13 9 17 17 17 9 0 18-5 18-17 0-23-22-40-51-40-35 0-81 20-81 63 0 14 0 29 0 44-10 0-21 0-31 0 0 4 0 7 0 12 10 0 21 0 31 0 0 42 0 82 0 124 0 18-5 18-31 18 0 4 0 7 0 12 13 0 33-1 43-1 9 0 28 1 43 1 0-5 0-8 0-12-26 0-30 0-30-18 0-42 0-82 0-124 21 0 41 0 62 0z"><text:p/></draw:path><draw:path draw:style-name="gr3" draw:text-style-name="P6" svg:width="0.0764in" svg:height="0.0669in" svg:x="5.3331in" svg:y="0.5362in" svg:viewBox="0 0 195 171" svg:d="M30 37c0 35 0 70 0 104 0 17-4 17-30 17 0 5 0 8 0 13 13 0 33-2 44-2 10 0 30 2 43 2 0-5 0-8 0-13-25 0-30 0-30-17 0-23 0-47 0-71 0-40 28-61 52-61s28 21 28 43c0 29 0 59 0 89 0 17-4 17-29 17 0 5 0 8 0 13 13 0 33-2 43-2 11 0 30 2 44 2 0-5 0-8 0-13-20 0-30 0-31-11 0-24 0-49 0-73 0-34 0-45-11-60-6-6-19-14-41-14-28 0-47 17-57 41 0-13 0-28 0-41-19 1-36 3-55 4 0 5 0 8 0 13 27 0 30 2 30 20z"><text:p/></draw:path><draw:path draw:style-name="gr3" draw:text-style-name="P6" svg:width="0.0319in" svg:height="0.1016in" svg:x="5.4177in" svg:y="0.5024in" svg:viewBox="0 0 82 259" svg:d="M55 88c-18 1-36 3-54 4 0 5 0 8 0 13 25 0 29 2 29 20 0 35 0 70 0 104 0 17-5 17-30 17 0 5 0 8 0 13 12 0 33-2 42-2 14 0 27 2 40 2 0-5 0-8 0-13-25 0-27-1-27-16 0-47 0-95 0-142zM57 21c0-12-10-21-21-21-12 0-21 11-21 21s9 20 21 20c11 0 21-8 21-20z"><text:p/></draw:path><draw:path draw:style-name="gr3" draw:text-style-name="P6" svg:width="0.0472in" svg:height="0.0949in" svg:x="5.4575in" svg:y="0.5098in" svg:viewBox="0 0 121 242" svg:d="M59 84c19 0 38 0 56 0 0-5 0-8 0-12-18 0-37 0-56 0 0-25 0-48 0-72-3 0-5 0-8 0-2 32-13 74-51 75 0 3 0 5 0 9 11 0 22 0 33 0 0 35 0 71 0 106 0 48 36 52 51 52 27 0 37-27 37-52 0-7 0-14 0-22-3 0-6 0-9 0 0 7 0 15 0 21 0 29-12 43-26 43-27 0-27-35-27-42 0-35 0-71 0-106z"><text:p/></draw:path><draw:path draw:style-name="gr3" draw:text-style-name="P6" svg:width="0.0319in" svg:height="0.1016in" svg:x="5.5193in" svg:y="0.5024in" svg:viewBox="0 0 82 259" svg:d="M56 88c-19 1-36 3-55 4 0 5 0 8 0 13 25 0 29 2 29 20 0 35 0 70 0 104 0 17-4 17-30 17 0 5 0 8 0 13 12 0 33-2 43-2 13 0 26 2 39 2 0-5 0-8 0-13-25 0-26-1-26-16 0-47 0-95 0-142zM57 21c0-12-10-21-21-21-12 0-20 11-20 21s8 20 20 20c11 0 21-8 21-20z"><text:p/></draw:path><draw:path draw:style-name="gr3" draw:text-style-name="P6" svg:width="0.0673in" svg:height="0.0693in" svg:x="5.5606in" svg:y="0.5358in" svg:viewBox="0 0 172 177" svg:d="M172 90c0-49-40-90-86-90-49 0-86 42-86 90 0 50 40 87 85 87 47 0 87-37 87-87zM86 167c-17 0-34-7-44-25s-10-41-10-55c0-15 0-35 9-53 11-17 28-25 44-25 17 0 34 8 44 24 10 17 10 40 10 54s0 35-8 52c-9 17-27 28-45 28z"><text:p/></draw:path><draw:path draw:style-name="gr3" draw:text-style-name="P6" svg:width="0.0764in" svg:height="0.0669in" svg:x="5.6374in" svg:y="0.5362in" svg:viewBox="0 0 195 171" svg:d="M30 37c0 35 0 70 0 104 0 17-5 17-30 17 0 5 0 8 0 13 13 0 33-2 44-2 10 0 30 2 43 2 0-5 0-8 0-13-27 0-30 0-30-17 0-23 0-47 0-71 0-40 28-61 52-61s28 21 28 43c0 29 0 59 0 89 0 17-4 17-29 17 0 5 0 8 0 13 13 0 33-2 43-2s30 2 44 2c0-5 0-8 0-13-21 0-30 0-31-11 0-24 0-49 0-73 0-34 0-45-12-60-6-6-18-14-40-14-28 0-47 17-58 41 0-13 0-28 0-41-18 1-36 3-54 4 0 5 0 8 0 13 27 0 30 2 30 20z"><text:p/></draw:path><draw:path draw:style-name="gr3" draw:text-style-name="P6" svg:width="0.0394in" svg:height="0.1819in" svg:x="5.7236in" svg:y="0.4748in" svg:viewBox="0 0 101 463" svg:d="M101 231c0-55-10-132-60-198-4-4-29-33-36-33-2 0-5 0-5 3 0 1 1 3 3 5 18 20 43 50 60 112 8 35 12 75 12 111 0 39-4 78-13 117-16 54-39 84-58 106-4 4-3 4-4 5 0 3 3 4 5 4 6 0 27-24 31-29 40-47 65-116 65-203z"><text:p/></draw:path><draw:path draw:style-name="gr3" draw:text-style-name="P6" svg:width="0.1346in" svg:height="0.0835in" svg:x="0.0004in" svg:y="0.7693in" svg:viewBox="0 0 343 213" svg:d="M330 152c7 0 13 0 13-8s-6-8-14-8c-82 0-164 0-245 0-17-14-37-24-49-29 14-7 33-17 49-30 81 0 163 0 245 0 8 0 14 0 14-8 0-7-6-7-13-7-76 0-153 0-229 0 19-18 39-52 39-58 0-4-5-4-8-4-2 0-6 0-7 3-8 16-18 36-44 59-27 23-52 34-72 39-7 2-8 2-8 4-1 0-1 1-1 2s0 1 0 2l1 1c1 0 1 1 9 3 52 16 91 51 112 92 4 7 6 8 10 8 3 0 8 0 8-4 0-5-20-38-39-57 76 0 153 0 229 0z"><text:p/></draw:path><draw:path draw:style-name="gr3" draw:text-style-name="P6" svg:width="0.1346in" svg:height="0.0835in" svg:x="0.1272in" svg:y="0.7693in" svg:viewBox="0 0 343 213" svg:d="M260 77c16 14 36 24 49 30-14 6-33 16-49 29-82 0-164 0-246 0-6 0-14 0-14 8s8 8 14 8c76 0 152 0 228 0-18 17-39 52-39 57 0 4 6 4 8 4 3 0 6 0 8-3 8-14 19-35 44-57 26-24 52-34 72-41 7-2 7-2 8-3 0-1 0-1 0-2s0-1 0-2l-1-2c-1 0-1 0-9-3-51-15-90-50-112-91-4-8-4-9-10-9-2 0-8 0-8 4 0 6 20 39 39 58-76 0-152 0-228 0-6 0-14 0-14 7 0 8 8 8 14 8 82 0 164 0 246 0z"><text:p/></draw:path><draw:path draw:style-name="gr3" draw:text-style-name="P6" svg:width="0.0846in" svg:height="0.1087in" svg:x="0.3134in" svg:y="0.7437in" svg:viewBox="0 0 216 277" svg:d="M213 14c3-3 3-4 3-6 0-4-4-8-9-8s-7 4-9 9c-11 28-21 56-32 85-40 0-78 0-118 0-11-29-21-57-32-85-2-6-3-9-8-9-4 0-8 4-8 8 0 1 0 1 2 6 32 85 65 170 97 254 2 5 3 9 9 9 5 0 6-4 9-9 31-84 64-169 96-254zM55 110c35 0 70 0 106 0-18 46-36 91-53 138-18-47-35-92-53-138z"><text:p/></draw:path><draw:path draw:style-name="gr3" draw:text-style-name="P6" svg:width="0.0752in" svg:height="0.0685in" svg:x="0.4024in" svg:y="0.7823in" svg:viewBox="0 0 192 175" svg:d="M118 54c2-10 11-46 38-46 1 0 11 0 19 5-11 2-19 11-19 21 0 7 5 13 16 13 7 0 20-6 20-22 0-19-23-25-36-25-22 0-36 20-41 29-9-26-30-29-41-29-41 0-63 50-63 59 0 4 4 4 5 4 3 0 5 0 5-5 13-40 38-50 52-50 7 0 20 4 20 26 0 12-6 38-20 93-6 23-20 39-37 39-2 0-11 0-20-5 10-1 19-10 19-20 0-11-9-14-14-14-12 0-21 9-21 23 0 17 19 25 36 25 26 0 39-28 40-30 5 15 19 30 42 30 40 0 62-51 62-59 0-5-3-5-5-5-3 0-3 2-5 5-13 41-39 50-51 50-16 0-21-12-21-25 0-9 2-18 6-34 5-18 9-35 14-53z"><text:p/></draw:path><draw:path draw:style-name="gr3" draw:text-style-name="P6" svg:width="0.0161in" svg:height="0.0157in" svg:x="0.4976in" svg:y="0.8327in" svg:viewBox="0 0 42 41" svg:d="M42 20c0-11-10-20-21-20s-21 9-21 20 10 21 21 21 21-10 21-21z"><text:p/></draw:path><draw:path draw:style-name="gr3" draw:text-style-name="P6" svg:width="0.0346in" svg:height="0.152in" svg:x="0.5421in" svg:y="0.735in" svg:viewBox="0 0 89 387" svg:d="M89 383c0-1 0-2-7-8-48-49-60-122-60-181 0-67 14-135 63-183 4-4 4-5 4-7 0-3-1-4-3-4-5 0-39 26-62 76-20 43-24 86-24 118 0 29 3 77 25 121 23 47 56 72 61 72 2 0 3-1 3-4z"><text:p/></draw:path><draw:path draw:style-name="gr3" draw:text-style-name="P6" svg:width="0.0752in" svg:height="0.0685in" svg:x="0.5909in" svg:y="0.7823in" svg:viewBox="0 0 192 175" svg:d="M118 54c2-10 11-46 38-46 1 0 11 0 19 5-11 2-19 11-19 21 0 7 5 13 16 13 7 0 20-6 20-22 0-19-23-25-36-25-22 0-36 20-41 29-9-26-30-29-41-29-40 0-62 50-62 59 0 4 3 4 4 4 4 0 5 0 5-5 13-40 39-50 52-50 7 0 20 4 20 26 0 12-6 38-20 93-6 23-19 39-37 39-2 0-11 0-18-5 8-1 17-10 17-20 0-11-9-14-14-14-12 0-21 9-21 23 0 17 19 25 36 25 26 0 40-28 41-30 4 15 19 30 42 30 39 0 61-51 61-59 0-5-3-5-4-5-4 0-4 2-6 5-13 41-38 50-51 50-15 0-21-12-21-25 0-9 2-18 6-34 5-18 9-35 14-53z"><text:p/></draw:path><draw:path draw:style-name="gr3" draw:text-style-name="P6" svg:width="0.076in" svg:height="0.0878in" svg:x="0.728in" svg:y="0.7669in" svg:viewBox="0 0 194 224" svg:d="M180 120c7 0 14 0 14-8 0-7-7-7-14-7-55 0-109 0-164 0 5-52 49-90 104-90 20 0 41 0 60 0 7 0 14 0 14-7 0-8-7-8-14-8-21 0-40 0-61 0-66 0-119 51-119 112 0 62 53 112 119 112 21 0 40 0 61 0 7 0 14 0 14-7 0-8-7-8-14-8-19 0-40 0-60 0-55 0-99-37-104-89 55 0 109 0 164 0z"><text:p/></draw:path><draw:path draw:style-name="gr3" draw:text-style-name="P6" svg:width="0.0744in" svg:height="0.1071in" svg:x="0.8677in" svg:y="0.7437in" svg:viewBox="0 0 190 273" svg:d="M90 4c-2-1 0-4-5-4-9 0-38 3-48 4-3 0-6 0-6 8 0 5 3 5 9 5 18 0 19 2 19 6 0 2-1 6-1 8-18 74-37 148-56 222-2 6-2 7-2 9 0 9 8 11 11 11 7 0 13-5 14-10 2-10 6-20 8-30 3-12 5-23 9-35 2-8 4-16 6-25 0-2 4-16 5-18 1-3 13-25 26-35 8-7 20-14 36-14 17 0 21 13 21 27 0 21-14 63-24 87-2 9-4 13-4 21 0 18 13 32 32 32 36 0 50-57 50-60 0-4-3-4-4-4-5 0-5 1-7 7-5 21-17 48-39 48-7 0-9-3-9-13 0-9 3-19 6-27 7-17 25-62 25-85 0-26-16-41-45-41-25 0-43 12-58 30 10-41 21-83 31-124z"><text:p/></draw:path><draw:path draw:style-name="gr3" draw:text-style-name="P6" svg:width="0.0386in" svg:height="0.0705in" svg:x="0.9587in" svg:y="0.8012in" svg:viewBox="0 0 99 180" svg:d="M62 8c0-7-2-8-9-8-17 18-42 18-53 18 0 3 0 6 0 10 7 0 24 0 40-8 0 46 0 91 0 137 0 10 0 14-28 14-3 0-7 0-10 0 0 3 0 6 0 9 5-1 39-1 49-1 7 0 41 0 48 1 0-3 0-6 0-9-3 0-8 0-11 0-26 0-26-4-26-14 0-49 0-100 0-149z"><text:p/></draw:path><draw:path draw:style-name="gr3" draw:text-style-name="P6" svg:width="0.0055in" svg:height="0.152in" svg:x="1.0335in" svg:y="0.735in" svg:viewBox="0 0 15 387" svg:d="M15 14c0-6 0-14-7-14-8 0-8 8-8 14 0 120 0 239 0 359 0 7 0 14 8 14 7 0 7-7 7-14 0-120 0-239 0-359z"><text:p/></draw:path><draw:path draw:style-name="gr3" draw:text-style-name="P6" svg:width="0.0815in" svg:height="0.0724in" svg:x="1.065in" svg:y="0.7996in" svg:viewBox="0 0 208 185" svg:d="M32 163c-2 10-2 12-23 12-5 0-9 0-9 5s3 5 9 5c35 0 69 0 104 0 45 0 81-32 81-58 0-19-18-36-47-39 33-7 61-26 61-49 0-21-21-39-56-39-33 0-66 0-99 0-6 0-9 0-9 6 0 3 3 3 9 3 3 0 5 0 10 1 6 0 6 1 6 3 0 1 0 2-1 7-12 47-24 96-36 143zM76 85c5-22 11-44 16-66 3-9 3-10 14-10 14 0 27 0 41 0 28 0 33 19 33 28 0 22-24 48-60 48-14 0-30 0-44 0zM63 175c-9 0-9 0-9-3s0-1 1-6c7-24 12-49 19-74 18 0 38 0 57 0 25 0 35 17 35 32 0 28-27 51-59 51-15 0-30 0-44 0z"><text:p/></draw:path><draw:path draw:style-name="gr3" draw:text-style-name="P6" svg:width="0.1346in" svg:height="0.0791in" svg:x="1.213in" svg:y="0.7709in" svg:viewBox="0 0 343 202" svg:d="M329 109c8 0 14 0 14-8 0-7-6-7-14-7-96 0-192 0-287 0 21-17 32-32 35-38 18-26 13-34 20-50 0-6-5-6-8-6-7 0-7 1-8 8-8 38-32 70-76 89-4 1-5 1-5 4 0 2 2 4 5 6 41 16 66 46 76 90 1 4 1 5 8 5 3 0 8 0 8-4 0-1-4-25-20-52-8-11-19-25-35-37 95 0 191 0 287 0z"><text:p/></draw:path><draw:path draw:style-name="gr3" draw:text-style-name="P6" svg:width="0.1346in" svg:height="0.0791in" svg:x="1.3398in" svg:y="0.7709in" svg:viewBox="0 0 343 202" svg:d="M301 109c-21 16-32 32-35 37-16 27-20 51-20 52 0 4 5 4 8 4 7 0 7-1 9-7 9-39 31-71 75-88 4-2 5-4 5-6 0-3-2-3-2-4-18-7-64-25-79-90-1-6-1-7-8-7-3 0-8 0-8 6 7 16 4 24 20 50 8 12 19 25 35 38-95 0-191 0-287 0-6 0-14 0-14 7 0 8 8 8 14 8 96 0 192 0 287 0z"><text:p/></draw:path><draw:path draw:style-name="gr3" draw:text-style-name="P6" svg:width="0.0752in" svg:height="0.0685in" svg:x="1.5303in" svg:y="0.7823in" svg:viewBox="0 0 192 175" svg:d="M118 54c3-10 12-46 38-46 2 0 11 0 20 5-11 2-19 11-19 21 0 7 5 13 15 13 8 0 20-6 20-22 0-19-22-25-35-25-23 0-36 20-40 29-10-26-31-29-42-29-41 0-63 50-63 59 0 4 3 3 4 4 4 0 5 0 6-5 13-40 38-50 52-50 7 0 21 4 21 26 0 12-7 38-21 93-7 23-20 39-37 39-2 0-12 0-19-5 9-1 18-10 18-20 0-11-9-14-14-14-12 0-22 9-22 23 0 17 20 25 36 25 26 0 40-28 41-30 4 15 19 30 42 30 39 0 61-51 61-59 0-5-3-5-4-5-3 0-4 2-4 5-14 41-40 50-52 50-16 0-22-12-22-25 0-9 3-18 6-34 5-18 9-35 14-53z"><text:p/></draw:path><draw:path draw:style-name="gr3" draw:text-style-name="P6" svg:width="0.0752in" svg:height="0.0878in" svg:x="1.6677in" svg:y="0.7669in" svg:viewBox="0 0 192 224" svg:d="M179 120c7 0 13 0 13-8 0-7-6-7-13-7-55 0-109 0-164 0 5-52 50-90 104-90 20 0 40 0 60 0 7 0 13 0 13-7 0-8-6-8-13-8-20 0-40 0-60 0-67 0-119 51-119 112 0 62 52 112 119 112 20 0 40 0 60 0 7 0 13 0 13-7 0-8-6-8-13-8-20 0-40 0-60 0-54 0-99-37-104-89 55 0 109 0 164 0z"><text:p/></draw:path><draw:path draw:style-name="gr3" draw:text-style-name="P6" svg:width="0.074in" svg:height="0.1071in" svg:x="1.8075in" svg:y="0.7437in" svg:viewBox="0 0 189 273" svg:d="M89 4c-1-1 0-4-4-4-9 0-38 3-48 4-3 0-7 0-7 8 0 5 3 5 10 5 17 0 18 2 18 6 0 2-1 6-1 8-19 74-37 148-56 222-1 6-1 7-1 9 0 9 8 11 11 11 7 0 12-5 14-10 2-10 6-20 8-30 2-12 5-23 8-35 2-8 5-16 6-25 1-2 5-16 5-18 1-3 13-25 26-35 9-7 21-14 37-14 17 0 21 13 21 27 0 21-15 63-24 87-3 9-5 13-5 21 0 18 14 32 32 32 36 0 50-57 50-60 0-4-3-4-4-4-4 0-4 1-6 7-5 21-18 48-39 48-7 0-9-3-9-13 0-9 3-19 6-27 6-17 24-62 24-85 0-26-16-41-44-41-25 0-43 12-58 30 10-41 20-83 30-124z"><text:p/></draw:path><draw:path draw:style-name="gr3" draw:text-style-name="P6" svg:width="0.0469in" svg:height="0.0705in" svg:x="1.8929in" svg:y="0.8012in" svg:viewBox="0 0 120 180" svg:d="M120 131c-3 0-6 0-9 0-1 5-3 22-8 24-2 2-23 2-26 2-17 0-33 0-50 0 29-25 38-33 54-46 20-15 39-32 39-58 0-32-29-53-63-53s-57 24-57 48c0 15 12 16 14 16 7 0 15-5 15-14 0-5-2-15-16-15 9-18 27-25 40-25 26 0 40 21 40 43 0 24-16 43-25 52-22 22-43 42-65 64-3 3-3 4-3 11 37 0 75 0 112 0 2-16 6-33 8-49z"><text:p/></draw:path><draw:path draw:style-name="gr3" draw:text-style-name="P6" svg:width="0.0055in" svg:height="0.152in" svg:x="1.9728in" svg:y="0.735in" svg:viewBox="0 0 15 387" svg:d="M15 14c0-6 0-14-7-14-8 0-8 8-8 14 0 120 0 239 0 359 0 7 0 14 8 14 7 0 7-7 7-14 0-120 0-239 0-359z"><text:p/></draw:path><draw:path draw:style-name="gr3" draw:text-style-name="P6" svg:width="0.0811in" svg:height="0.0724in" svg:x="2.0047in" svg:y="0.7996in" svg:viewBox="0 0 207 185" svg:d="M32 163c-2 10-3 12-24 12-5 0-8 0-8 5s3 5 8 5c35 0 69 0 104 0 46 0 82-32 82-58 0-19-18-36-48-39 33-7 61-26 61-49 0-21-21-39-56-39-33 0-65 0-98 0-6 0-9 0-9 6 0 3 3 3 9 3 3 0 5 0 10 1 5 0 6 1 6 3 0 1 0 2-1 7-12 47-24 96-36 143zM75 85c5-22 11-44 16-66 2-9 2-10 15-10s27 0 40 0c28 0 34 19 34 28 0 22-24 48-60 48-16 0-30 0-45 0zM62 175c-8 0-8 0-8-3s0-1 1-6c7-24 12-49 19-74 18 0 38 0 57 0 25 0 35 17 35 32 0 28-27 51-60 51-15 0-30 0-44 0z"><text:p/></draw:path><draw:path draw:style-name="gr3" draw:text-style-name="P6" svg:width="0.035in" svg:height="0.152in" svg:x="2.1106in" svg:y="0.735in" svg:viewBox="0 0 90 387" svg:d="M90 194c0-30-4-77-26-121-23-48-56-73-60-73-3 0-4 2-4 4s0 3 8 9c37 39 59 100 59 181 0 66-14 134-62 182-5 5-5 6-5 7 0 2 1 4 4 4 4 0 39-26 61-76 20-41 25-84 25-117z"><text:p/></draw:path><draw:path draw:style-name="gr3" draw:text-style-name="P6" svg:width="0.0846in" svg:height="0.0941in" svg:x="2.2031in" svg:y="0.7583in" svg:viewBox="0 0 216 240" svg:d="M117 8c-4-7-6-8-9-8-6 0-7 2-9 8-32 72-64 144-96 216-3 5-3 6-3 8 0 3 3 8 8 8 3 0 5-1 8-9 31-68 61-136 92-205 29 69 60 137 90 205 4 9 8 9 10 9 3 0 8-5 8-8 0-1 0-2-4-6-32-73-64-146-95-218z"><text:p/></draw:path><draw:path draw:style-name="gr3" draw:text-style-name="P6" svg:width="0.035in" svg:height="0.152in" svg:x="2.3453in" svg:y="0.735in" svg:viewBox="0 0 90 387" svg:d="M90 383c0-1 0-2-6-8-49-49-62-122-62-181 0-67 15-135 63-183 5-4 5-5 5-7 0-3-2-4-4-4-5 0-39 26-62 76-20 43-24 86-24 118 0 29 4 77 25 121 23 47 56 72 61 72 2 0 4-1 4-4z"><text:p/></draw:path><draw:path draw:style-name="gr3" draw:text-style-name="P6" svg:width="0.0752in" svg:height="0.0685in" svg:x="2.3937in" svg:y="0.7823in" svg:viewBox="0 0 192 175" svg:d="M118 54c2-10 11-46 38-46 2 0 11 0 20 5-11 2-19 11-19 21 0 7 5 13 15 13 8 0 20-6 20-22 0-19-23-25-36-25-22 0-35 20-41 29-8-26-29-29-40-29-41 0-63 50-63 59 0 4 3 4 4 4 4 0 5 0 6-5 13-40 38-50 52-50 6 0 21 4 21 26 0 12-7 38-21 93-7 23-20 39-38 39-2 0-11 0-18-5 9-1 17-10 17-20 0-11-8-14-14-14-11 0-21 9-21 23 0 17 20 25 36 25 26 0 40-28 41-30 4 15 19 30 42 30 39 0 61-51 61-59 0-5-3-5-4-5-3 0-4 2-6 5-12 41-38 50-50 50-16 0-22-12-22-25 0-9 2-18 6-34 5-18 9-35 14-53z"><text:p/></draw:path><draw:path draw:style-name="gr3" draw:text-style-name="P6" svg:width="0.076in" svg:height="0.0878in" svg:x="2.5311in" svg:y="0.7669in" svg:viewBox="0 0 194 224" svg:d="M180 120c7 0 14 0 14-8 0-7-7-7-14-7-55 0-109 0-164 0 5-52 50-90 104-90 20 0 41 0 60 0 7 0 14 0 14-7 0-8-7-8-14-8-21 0-40 0-61 0-66 0-119 51-119 112 0 62 53 112 119 112 21 0 40 0 61 0 7 0 14 0 14-7 0-8-7-8-14-8-19 0-40 0-60 0-54 0-99-37-104-89 55 0 109 0 164 0z"><text:p/></draw:path><draw:path draw:style-name="gr3" draw:text-style-name="P6" svg:width="0.074in" svg:height="0.1071in" svg:x="2.6709in" svg:y="0.7437in" svg:viewBox="0 0 189 273" svg:d="M89 4c-1-1 0-4-4-4-10 0-38 3-48 4-3 0-7 0-7 8 0 5 3 5 8 5 19 0 20 2 20 6 0 2-1 6-1 8-19 74-37 148-56 222-1 6-1 7-1 9 0 9 8 11 11 11 5 0 12-5 14-10 2-10 5-20 7-30 3-12 5-23 9-35 2-8 4-16 6-25 1-2 5-16 5-18 1-3 13-25 26-35 9-7 21-14 37-14 17 0 21 13 21 27 0 21-15 63-24 87-3 9-5 13-5 21 0 18 14 32 32 32 36 0 50-57 50-60 0-4-3-4-4-4-5 0-5 1-6 7-6 21-18 48-39 48-7 0-10-3-10-13 0-9 3-19 7-27 6-17 24-62 24-85 0-26-16-41-44-41-25 0-43 12-58 30 10-41 20-83 30-124z"><text:p/></draw:path><draw:path draw:style-name="gr3" draw:text-style-name="P6" svg:width="0.0382in" svg:height="0.0705in" svg:x="2.7618in" svg:y="0.8012in" svg:viewBox="0 0 98 180" svg:d="M60 8c0-7 0-8-7-8-18 18-42 18-53 18 0 3 0 6 0 10 5 0 24 0 38-8 0 46 0 91 0 137 0 10 0 14-26 14-3 0-8 0-11 0 0 3 0 6 0 9 6-1 39-1 48-1s43 0 49 1c0-3 0-6 0-9-3 0-7 0-10 0-28 0-28-4-28-14 0-49 0-100 0-149z"><text:p/></draw:path><draw:path draw:style-name="gr3" draw:text-style-name="P6" svg:width="0.0055in" svg:height="0.152in" svg:x="2.8362in" svg:y="0.735in" svg:viewBox="0 0 15 387" svg:d="M15 14c0-6 0-14-7-14-8 0-8 8-8 14 0 120 0 239 0 359 0 7 0 14 8 14 7 0 7-7 7-14 0-120 0-239 0-359z"><text:p/></draw:path><draw:path draw:style-name="gr3" draw:text-style-name="P6" svg:width="0.0819in" svg:height="0.0768in" svg:x="2.8677in" svg:y="0.7972in" svg:viewBox="0 0 209 196" svg:d="M209 3c0-1 0-3-3-3s-3 0-5 3c-6 7-13 15-20 21-2-3-17-24-50-24-66 0-131 58-131 119 0 44 35 77 84 77 14 0 40-3 68-28 21-17 27-40 27-43 0-4-3-4-4-4-5 0-5 2-6 4-11 38-48 61-81 61-29 0-61-15-61-58 0-8 3-51 33-85 19-21 48-33 73-33 32 0 50 22 50 53 0 7 0 9 0 11 0 3 3 3 4 3 4 0 4-1 5-5 6-24 11-46 17-69z"><text:p/></draw:path><draw:path draw:style-name="gr3" draw:text-style-name="P6" svg:width="0.1346in" svg:height="0.0791in" svg:x="3.0138in" svg:y="0.7709in" svg:viewBox="0 0 343 202" svg:d="M329 109c6 0 14 0 14-8 0-7-8-7-14-7-96 0-192 0-287 0 21-17 32-32 35-38 16-26 13-34 20-50 0-6-5-6-8-6-7 0-7 1-9 8-9 38-31 70-75 89-4 1-5 1-5 4 0 2 1 4 5 6 40 16 66 46 76 90 1 4 1 5 8 5 3 0 8 0 8-4 0-1-4-25-20-52-8-11-19-25-35-37 95 0 191 0 287 0z"><text:p/></draw:path><draw:path draw:style-name="gr3" draw:text-style-name="P6" svg:width="0.1346in" svg:height="0.0791in" svg:x="3.1402in" svg:y="0.7709in" svg:viewBox="0 0 343 202" svg:d="M301 109c-21 16-32 32-35 37-17 27-20 51-20 52 0 4 5 4 8 4 7 0 7-1 8-7 10-39 32-71 76-88 4-2 5-4 5-6 0-3-2-3-3-4-17-7-64-25-78-90-1-6-1-7-8-7-3 0-8 0-8 6 7 16 4 24 20 50 8 12 19 25 35 38-95 0-191 0-287 0-7 0-14 0-14 7 0 8 7 8 14 8 96 0 192 0 287 0z"><text:p/></draw:path><draw:path draw:style-name="gr3" draw:text-style-name="P6" svg:width="0.0752in" svg:height="0.0685in" svg:x="3.3307in" svg:y="0.7823in" svg:viewBox="0 0 192 175" svg:d="M118 54c2-10 11-46 38-46 2 0 11 0 20 5-11 2-19 11-19 21 0 7 5 13 15 13 8 0 20-6 20-22 0-19-23-25-36-25-22 0-35 20-41 29-8-26-29-29-40-29-41 0-63 50-63 59 0 4 3 4 4 4 4 0 5 0 6-5 13-40 38-50 52-50 7 0 21 4 21 26 0 12-7 38-21 93-7 23-20 39-38 39-2 0-11 0-18-5 9-1 17-10 17-20 0-11-8-14-14-14-11 0-21 9-21 23 0 17 20 25 36 25 26 0 40-28 41-30 4 15 19 30 42 30 39 0 61-51 61-59 0-5-3-5-4-5-3 0-4 2-6 5-12 41-38 50-50 50-16 0-22-12-22-25 0-9 2-18 6-34 5-18 9-35 14-53z"><text:p/></draw:path><draw:path draw:style-name="gr3" draw:text-style-name="P6" svg:width="0.0752in" svg:height="0.0878in" svg:x="3.4685in" svg:y="0.7669in" svg:viewBox="0 0 192 224" svg:d="M179 120c7 0 13 0 13-8 0-7-6-7-13-7-55 0-109 0-164 0 5-52 50-90 104-90 20 0 40 0 60 0 7 0 13 0 13-7 0-8-6-8-13-8-21 0-40 0-61 0-66 0-118 51-118 112 0 62 52 112 118 112 21 0 40 0 61 0 7 0 13 0 13-7 0-8-6-8-13-8-20 0-40 0-60 0-54 0-99-37-104-89 55 0 109 0 164 0z"><text:p/></draw:path><draw:path draw:style-name="gr3" draw:text-style-name="P6" svg:width="0.074in" svg:height="0.1071in" svg:x="3.6075in" svg:y="0.7437in" svg:viewBox="0 0 189 273" svg:d="M89 4c-1-1 0-4-4-4-10 0-38 3-48 4-3 0-7 0-7 8 0 5 3 5 8 5 19 0 20 2 20 6 0 2-1 6-1 8-19 74-37 148-56 222-1 6-1 7-1 9 0 9 8 11 11 11 5 0 12-5 14-10 2-10 5-20 7-30 3-12 5-23 9-35 2-8 4-16 6-25 1-2 5-16 5-18 1-3 13-25 26-35 9-7 21-14 37-14 17 0 21 13 21 27 0 21-15 63-24 87-3 9-5 13-5 21 0 18 14 32 32 32 36 0 50-57 50-60 0-4-3-4-4-4-5 0-5 1-6 7-6 21-18 48-39 48-7 0-10-3-10-13 0-9 4-19 7-27 6-17 24-62 24-85 0-26-16-41-44-41-25 0-43 12-58 30 10-41 20-83 30-124z"><text:p/></draw:path><draw:path draw:style-name="gr3" draw:text-style-name="P6" svg:width="0.0469in" svg:height="0.0705in" svg:x="3.6933in" svg:y="0.8012in" svg:viewBox="0 0 120 180" svg:d="M120 131c-3 0-6 0-9 0-1 5-4 22-8 24-2 2-23 2-26 2-17 0-33 0-50 0 28-25 38-33 54-46 20-15 39-32 39-58 0-32-29-53-64-53-33 0-56 24-56 48 0 15 12 16 14 16 7 0 15-5 15-14 0-5-2-15-16-15 8-18 27-25 40-25 26 0 40 21 40 43 0 24-16 43-25 52-22 22-43 42-65 64-3 3-3 4-3 11 37 0 75 0 112 0 2-16 6-33 8-49z"><text:p/></draw:path><draw:path draw:style-name="gr3" draw:text-style-name="P6" svg:width="0.0055in" svg:height="0.152in" svg:x="3.7728in" svg:y="0.735in" svg:viewBox="0 0 15 387" svg:d="M15 14c0-6 0-14-7-14-8 0-8 8-8 14 0 120 0 239 0 359 0 7 0 14 8 14 7 0 7-7 7-14 0-120 0-239 0-359z"><text:p/></draw:path><draw:path draw:style-name="gr3" draw:text-style-name="P6" svg:width="0.0819in" svg:height="0.0768in" svg:x="3.8047in" svg:y="0.7972in" svg:viewBox="0 0 209 196" svg:d="M209 3c0-1 0-3-3-3s-3 0-5 3c-6 7-13 15-20 21-2-3-17-24-50-24-66 0-131 58-131 119 0 44 35 77 84 77 14 0 40-3 68-28 21-17 27-40 27-43 0-4-3-4-4-4-5 0-5 2-6 4-11 38-48 61-81 61-29 0-61-15-61-58 0-8 3-51 33-85 19-21 48-33 73-33 32 0 50 22 50 53 0 7 0 9 0 11 0 3 3 3 4 3 4 0 4-1 5-5 6-24 11-46 17-69z"><text:p/></draw:path><draw:path draw:style-name="gr3" draw:text-style-name="P6" svg:width="0.035in" svg:height="0.152in" svg:x="3.9083in" svg:y="0.735in" svg:viewBox="0 0 90 387" svg:d="M90 194c0-30-4-77-25-121-23-48-57-73-61-73-2 0-4 2-4 4s0 3 8 9c38 39 60 100 60 181 0 66-14 134-63 182-5 5-5 6-5 7 0 2 2 4 4 4 4 0 39-26 62-76 20-41 24-84 24-117z"><text:p/></draw:path><draw:path draw:style-name="gr3" draw:text-style-name="P6" svg:width="0.0394in" svg:height="0.1823in" svg:x="4.8079in" svg:y="0.7197in" svg:viewBox="0 0 101 464" svg:d="M101 460c0-1-1-2-2-3-18-19-44-51-61-114-8-35-12-75-12-111 0-101 25-173 71-223 4-3 3-3 4-5 0-4-3-4-5-4-6 0-27 23-31 30-40 46-65 115-65 202 0 55 10 132 60 198 4 5 29 34 36 34 2 0 5 0 5-4z"><text:p/></draw:path><draw:path draw:style-name="gr3" draw:text-style-name="P6" svg:width="0.1039in" svg:height="0.1087in" svg:x="4.8598in" svg:y="0.7402in" svg:viewBox="0 0 265 277" svg:d="M55 233c-15 26-30 31-47 32-5 0-8 0-8 8 0 2 2 4 4 4 11 0 23-1 34-1 13 0 26 1 39 1 2 0 7 0 7-7 0-5-4-5-6-5-9-1-19-3-19-13 0-4 3-9 6-14 10-17 20-33 30-50 31 0 64 0 96 0 1 8 7 61 7 64 0 12-21 13-29 13-4 0-8 0-8 8 0 4 4 4 5 4 15 0 32-1 48-1 10 0 35 1 44 1 3 0 7 0 7-7 0-5-4-5-9-5-24 0-24-2-25-14-8-80-15-161-23-241-1-8-1-10-8-10-6 0-8 3-10 7-45 76-90 150-135 226zM102 176c26-43 51-85 76-128 5 43 8 85 12 128-29 0-58 0-88 0z"><text:p/></draw:path><draw:path draw:style-name="gr3" draw:text-style-name="P6" svg:width="0.1008in" svg:height="0.035in" svg:x="5.0193in" svg:y="0.793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83in" svg:height="0.1035in" svg:x="5.178in" svg:y="0.7449in" svg:viewBox="0 0 276 264" svg:d="M46 234c-4 15-4 18-35 18-7 0-11 0-11 8 0 4 4 4 11 4 46 0 91 0 137 0 62 0 107-46 107-84 0-27-22-50-59-55 39-6 80-35 80-72 0-29-25-53-71-53-43 0-87 0-130 0-8 0-11 0-11 8 0 4 3 4 11 4 4 0 7 0 14 1 7 0 10 1 10 6 0 2 0 3-1 7-18 70-34 139-52 208zM104 122c8-32 17-64 25-96 3-13 4-14 21-14 16 0 33 0 49 0 34 0 42 23 42 40 0 34-33 70-80 70-19 0-38 0-57 0zM87 252c-6 0-6 0-9 0-3-1-4-1-4-4 0-2 0-3 2-9 9-37 17-72 26-108 24 0 49 0 73 0 37 0 45 29 45 45 0 39-35 76-80 76-18 0-36 0-53 0z"><text:p/></draw:path><draw:path draw:style-name="gr3" draw:text-style-name="P6" svg:width="0.0744in" svg:height="0.1071in" svg:x="5.3508in" svg:y="0.7437in" svg:viewBox="0 0 190 273" svg:d="M134 248c0 8 0 16 0 25 19-1 38-3 56-5 0-4 0-7 0-12-26 0-29-2-29-22 0-78 0-156 0-234-19 1-38 3-57 4 0 5 0 8 0 13 28 0 31 2 31 20 0 28 0 57 0 84-12-13-28-23-49-23-45 0-86 37-86 87 0 49 37 88 81 88 26 0 43-13 53-25zM134 143c0 26 0 53 0 79 0 8 0 8-4 15-12 18-30 27-46 27-18 0-31-10-41-24-10-17-11-39-11-54 0-14 1-37 12-55 8-12 23-25 44-25 13 0 30 6 42 23 4 6 4 7 4 14z"><text:p/></draw:path><draw:path draw:style-name="gr3" draw:text-style-name="P6" svg:width="0.0587in" svg:height="0.0693in" svg:x="5.4343in" svg:y="0.7811in" svg:viewBox="0 0 150 177" svg:d="M33 75c2-57 34-67 47-67 40 0 44 53 44 67-31 0-60 0-91 0zM32 84c36 0 71 0 108 0 8 0 10 0 10-9 0-38-21-75-70-75-45 0-80 40-80 88 0 52 41 89 85 89 47 0 65-43 65-50 0-4-4-5-6-5-3 0-3 2-4 6-14 39-49 39-53 39-19 0-34-12-43-26-12-18-12-44-12-57z"><text:p/></draw:path><draw:path draw:style-name="gr3" draw:text-style-name="P6" svg:width="0.076in" svg:height="0.1071in" svg:x="5.502in" svg:y="0.7417in" svg:viewBox="0 0 194 273" svg:d="M117 118c18 0 20 5 20 21 0 35 0 69 0 104 0 18-4 18-29 18 0 4 0 7 0 12 12 0 33-1 43-1 8 0 28 1 43 1 0-5 0-8 0-12-27 0-31 0-31-18 0-47 0-94 0-142-17 1-32 2-49 4-6 1-4 1-6 1-1 0-2 0-8 0-15 0-30 0-45 0 0-15 0-29 0-43 0-39 33-54 57-54 11 0 25 3 33 13-15 0-17 11-17 18 0 12 9 17 16 17 9 0 18-6 18-17 0-23-21-40-50-40-36 0-81 20-81 62 0 14 0 29 0 44-10 0-21 0-31 0 0 4 0 7 0 12 10 0 21 0 31 0 0 42 0 83 0 125 0 18-5 18-31 18 0 4 0 7 0 12 13 0 33-1 43-1s28 1 43 1c0-5 0-8 0-12-26 0-30 0-30-18 0-42 0-83 0-125 20 0 41 0 61 0z"><text:p/></draw:path><draw:path draw:style-name="gr3" draw:text-style-name="P6" svg:width="0.0764in" svg:height="0.0669in" svg:x="5.587in" svg:y="0.7823in" svg:viewBox="0 0 195 171" svg:d="M30 37c0 35 0 70 0 104 0 17-5 17-30 17 0 5 0 8 0 13 13 0 33-2 44-2 10 0 30 2 43 2 0-5 0-8 0-13-27 0-30 0-30-17 0-23 0-47 0-71 0-40 28-62 52-62s28 21 28 43c0 29 0 60 0 90 0 17-4 17-29 17 0 5 0 8 0 13 13 0 33-2 43-2s30 2 44 2c0-5 0-8 0-13-21 0-30 0-31-12 0-24 0-49 0-73 0-33 0-45-12-59-6-6-18-14-41-14-27 0-46 17-57 41 0-13 0-28 0-41-18 1-36 2-54 3 0 5 0 8 0 12 26 0 30 4 30 22z"><text:p/></draw:path><draw:path draw:style-name="gr3" draw:text-style-name="P6" svg:width="0.0327in" svg:height="0.1016in" svg:x="5.6717in" svg:y="0.7472in" svg:viewBox="0 0 84 259" svg:d="M56 88c-18 1-36 2-54 3 0 5 0 8 0 12 25 0 29 3 29 22 0 35 0 70 0 104 0 17-5 17-31 17 0 5 0 8 0 13 13 0 34-2 43-2 13 0 27 2 41 2 0-5 0-8 0-13-27 0-28-2-28-16 0-47 0-95 0-142zM57 20c0-12-9-20-20-20-12 0-21 10-21 20 0 11 9 21 21 21 11 0 20-8 20-21z"><text:p/></draw:path><draw:path draw:style-name="gr3" draw:text-style-name="P6" svg:width="0.0472in" svg:height="0.0949in" svg:x="5.7118in" svg:y="0.7555in" svg:viewBox="0 0 121 242" svg:d="M59 83c19 0 38 0 56 0 0-5 0-8 0-13-18 0-37 0-56 0 0-23 0-47 0-70-3 0-5 0-8 0-2 32-13 73-51 75 0 2 0 5 0 8 11 0 22 0 33 0 0 35 0 71 0 106 0 49 36 53 49 53 28 0 39-27 39-53 0-7 0-14 0-22-3 0-7 0-10 0 0 8 0 15 0 22 0 29-11 43-25 43-27 0-27-35-27-42 0-36 0-71 0-107z"><text:p/></draw:path><draw:path draw:style-name="gr3" draw:text-style-name="P6" svg:width="0.0319in" svg:height="0.1016in" svg:x="5.7732in" svg:y="0.7472in" svg:viewBox="0 0 82 259" svg:d="M55 88c-18 1-36 2-54 3 0 5 0 8 0 12 25 0 29 3 29 22 0 35 0 70 0 104 0 17-5 17-30 17 0 5 0 8 0 13 12 0 33-2 42-2 14 0 27 2 40 2 0-5 0-8 0-13-25 0-27-2-27-16 0-47 0-95 0-142zM57 20c0-12-10-20-21-20-12 0-20 10-20 20 0 11 8 21 20 21 11 0 21-8 21-21z"><text:p/></draw:path><draw:path draw:style-name="gr3" draw:text-style-name="P6" svg:width="0.0665in" svg:height="0.0693in" svg:x="5.815in" svg:y="0.7811in" svg:viewBox="0 0 170 177" svg:d="M170 90c0-49-38-90-84-90-49 0-86 42-86 90 0 50 40 87 85 87 47 0 85-38 85-87zM86 167c-17 0-34-7-44-26-10-17-10-40-10-54 0-15 0-36 9-53 11-17 28-26 44-26 17 0 34 9 44 25 10 17 10 40 10 54s0 35-9 52c-8 17-26 28-44 28z"><text:p/></draw:path><draw:path draw:style-name="gr3" draw:text-style-name="P6" svg:width="0.0764in" svg:height="0.0669in" svg:x="5.8917in" svg:y="0.7823in" svg:viewBox="0 0 195 171" svg:d="M30 37c0 35 0 70 0 104 0 17-5 17-30 17 0 5 0 8 0 13 13 0 33-2 43-2 11 0 31 2 44 2 0-5 0-8 0-13-27 0-31 0-31-17 0-23 0-47 0-71 0-40 28-62 53-62 24 0 28 21 28 43 0 29 0 60 0 90 0 17-4 17-30 17 0 5 0 8 0 13 14 0 34-2 44-2s30 2 44 2c0-5 0-8 0-13-21 0-31 0-31-12 0-24 0-49 0-73 0-33 0-45-12-59-6-6-18-14-41-14-27 0-46 17-57 41 0-13 0-28 0-41-18 1-36 2-54 3 0 5 0 8 0 12 26 0 30 4 30 22z"><text:p/></draw:path><draw:path draw:style-name="gr3" draw:text-style-name="P6" svg:width="0.0394in" svg:height="0.1823in" svg:x="5.9776in" svg:y="0.7197in" svg:viewBox="0 0 101 464" svg:d="M101 232c0-55-10-132-60-198-4-4-29-34-37-34-1 0-4 1-4 4 0 2 1 3 2 4 19 21 44 51 60 113 9 35 13 75 13 111 0 39-4 78-15 116-14 55-37 86-57 106-3 5-3 5-3 6 0 3 3 4 4 4 7 0 28-24 32-29 40-47 65-117 65-203z"><text:p/></draw:path><draw:path draw:style-name="gr3" draw:text-style-name="P6" svg:width="0.1346in" svg:height="0.0831in" svg:x="0.0004in" svg:y="1.0138in" svg:viewBox="0 0 343 212" svg:d="M330 152c7 0 13 0 13-8s-6-8-14-8c-82 0-164 0-245 0-17-14-37-24-49-29 14-7 33-17 49-30 81 0 163 0 245 0 8 0 14 0 14-8 0-7-6-7-13-7-76 0-153 0-229 0 19-18 39-52 39-58 0-4-5-4-8-4-2 0-6 0-7 3-8 15-18 36-44 58-27 24-52 34-72 40-7 2-8 2-8 4-1 0-1 1-1 2s0 1 0 2l1 1c1 0 1 0 9 2 52 16 91 51 112 93 4 7 6 7 10 7 3 0 8 0 8-3 0-5-20-40-39-57 76 0 153 0 229 0z"><text:p/></draw:path><draw:path draw:style-name="gr3" draw:text-style-name="P6" svg:width="0.1346in" svg:height="0.0831in" svg:x="0.1272in" svg:y="1.0138in" svg:viewBox="0 0 343 212" svg:d="M260 77c16 13 36 24 49 30-14 5-33 16-49 29-82 0-164 0-246 0-6 0-14 0-14 8s8 8 14 8c76 0 152 0 228 0-18 17-39 52-39 57 0 3 6 3 8 3 3 0 6 0 8-2 8-15 19-35 44-58 26-23 52-34 72-40 7-2 7-2 8-3 0-1 0-1 0-2s0-1 0-2l-1-2c-1 0-1-1-9-3-51-15-90-50-112-91-4-8-4-9-10-9-2 0-8 0-8 4 0 6 20 39 39 58-76 0-152 0-228 0-6 0-14 0-14 7 0 8 8 8 14 8 82 0 164 0 246 0z"><text:p/></draw:path><draw:path draw:style-name="gr3" draw:text-style-name="P6" svg:width="0.0846in" svg:height="0.1083in" svg:x="0.3134in" svg:y="0.9882in" svg:viewBox="0 0 216 276" svg:d="M213 14c3-4 3-4 3-6 0-5-4-8-9-8s-7 4-9 9c-11 28-21 56-32 85-40 0-78 0-118 0-11-29-21-57-32-85-2-6-3-9-8-9-4 0-8 3-8 8 0 1 0 1 2 6 32 85 65 169 97 253 2 6 3 9 9 9 5 0 6-3 9-8 31-84 64-169 96-254zM55 109c35 0 70 0 106 0-18 46-36 91-53 137-18-46-35-91-53-137z"><text:p/></draw:path><draw:path draw:style-name="gr3" draw:text-style-name="P6" svg:width="0.0335in" svg:height="0.1516in" svg:x="0.4146in" svg:y="0.9795in" svg:viewBox="0 0 86 386" svg:d="M85 14c1-3 1-4 1-6 0-5-4-8-8-8-3 0-5 2-9 9-22 59-45 118-67 177-1 3-2 5-2 8 0 1 0 2 2 6 22 60 45 118 67 177 2 5 4 9 9 9 4 0 8-3 8-7 0-2 0-2-1-6-23-59-47-120-70-179 23-60 47-120 70-180z"><text:p/></draw:path><draw:path draw:style-name="gr3" draw:text-style-name="P6" svg:width="0.0752in" svg:height="0.0689in" svg:x="0.4614in" svg:y="1.0264in" svg:viewBox="0 0 192 176" svg:d="M118 55c3-11 12-46 38-46 2 0 11 0 20 5-11 1-19 11-19 21 0 6 5 13 15 13 8 0 20-6 20-22 0-20-22-26-35-26-23 0-36 21-40 30-10-26-31-30-42-30-41 0-63 51-63 59 0 5 3 4 4 5 4 0 5-1 6-5 13-40 38-50 52-50 7 0 21 3 21 26 0 11-7 38-21 92-7 24-20 40-37 40-2 0-12 0-19-5 9-2 18-10 18-21 0-10-9-13-14-13-12 0-22 10-22 22 0 17 20 26 36 26 26 0 40-27 41-30 4 15 19 30 42 30 39 0 61-51 61-60 0-4-3-4-4-4-3 0-4 1-4 5-14 40-40 50-52 50-16 0-22-12-22-25 0-9 3-18 6-34 5-18 9-35 14-53z"><text:p/></draw:path><draw:path draw:style-name="gr3" draw:text-style-name="P6" svg:width="0.0173in" svg:height="0.0453in" svg:x="0.5571in" svg:y="1.0776in" svg:viewBox="0 0 45 116" svg:d="M45 41c0-26-10-41-24-41-13 0-21 10-21 21s8 21 21 21c4 0 10-2 13-6 1-1 1-1 2-1 0 2 0 0 0 6 0 28-13 51-25 65-4 4-4 5-4 6 0 2 1 4 3 4 4 0 35-30 35-75z"><text:p/></draw:path><draw:path draw:style-name="gr3" draw:text-style-name="P6" svg:width="0.0697in" svg:height="0.0984in" svg:x="0.6157in" svg:y="1.0264in" svg:viewBox="0 0 178 251" svg:d="M177 24c1-5 1-6 1-9 0-7-5-11-11-11-3 0-10 3-13 9-1 1-4 13-6 21-3 10-5 20-7 31-6 23-12 46-18 69-1 6-17 33-44 33-20 0-23-17-23-32 0-17 6-41 19-76 6-15 7-19 7-27 0-18-12-32-30-32-38 0-52 56-52 59 0 5 3 4 4 5 5 0 5-1 7-7 11-36 26-48 40-48 2 0 8 0 8 12 0 10-3 20-6 27-16 41-22 63-22 82 0 34 24 46 47 46 15 0 29-7 39-18-5 20-9 39-25 60-11 13-25 24-43 24-5 0-23-1-29-16 6 0 11 0 16-5 5-3 8-9 8-15 0-12-10-15-14-15-9 0-21 7-21 26 0 20 16 34 40 34 40 0 80-35 91-79 12-50 25-98 37-148z"><text:p/></draw:path><draw:path draw:style-name="gr3" draw:text-style-name="P6" svg:width="0.0157in" svg:height="0.0161in" svg:x="0.7047in" svg:y="1.0776in" svg:viewBox="0 0 41 42" svg:d="M41 21c0-11-9-21-20-21s-21 10-21 21 10 21 21 21 20-10 20-21z"><text:p/></draw:path><draw:path draw:style-name="gr3" draw:text-style-name="P6" svg:width="0.035in" svg:height="0.1516in" svg:x="0.7488in" svg:y="0.9795in" svg:viewBox="0 0 90 386" svg:d="M90 383c0-1 0-2-6-9-49-48-61-121-61-180 0-67 14-135 62-183 5-5 5-5 5-7 0-3-1-4-4-4-4 0-39 26-61 76-20 42-25 85-25 118 0 29 4 77 26 120 23 48 56 72 60 72 3 0 4-1 4-3z"><text:p/></draw:path><draw:path draw:style-name="gr3" draw:text-style-name="P6" svg:width="0.074in" svg:height="0.1071in" svg:x="0.8016in" svg:y="0.9882in" svg:viewBox="0 0 189 273" svg:d="M89 4c0-1 0-4-4-4-10 0-38 3-48 3-3 1-7 1-7 8 0 6 3 6 8 6 19 0 20 2 20 6 0 2-1 6-1 8-19 74-37 148-56 222-1 6-1 7-1 9 0 9 8 11 11 11 5 0 12-6 14-11 2-10 5-19 7-29 3-12 5-23 9-35 2-9 4-16 6-26 1-3 5-15 5-17 1-3 13-25 26-36 9-6 21-13 37-13 17 0 21 13 21 27 0 21-15 63-24 86-3 9-5 14-5 22 0 18 14 32 32 32 36 0 50-57 50-61 0-3-3-3-4-3-5 0-5 1-6 7-6 21-18 48-39 48-7 0-10-4-10-13 0-10 4-19 7-28 6-16 24-62 24-84 0-26-16-42-44-42-25 0-43 12-58 30 10-41 20-82 30-123z"><text:p/></draw:path><draw:path draw:style-name="gr3" draw:text-style-name="P6" svg:width="0.0382in" svg:height="0.0701in" svg:x="0.8925in" svg:y="1.0453in" svg:viewBox="0 0 98 179" svg:d="M60 8c0-8 0-8-7-8-18 18-42 18-53 18 0 3 0 6 0 10 5 0 24 0 38-8 0 46 0 91 0 137 0 9 0 12-26 12-3 0-8 0-11 0 0 4 0 7 0 10 6 0 39-1 48-1s43 1 49 1c0-3 0-6 0-10-3 0-7 0-10 0-28 0-28-3-28-12 0-49 0-100 0-149z"><text:p/></draw:path><draw:path draw:style-name="gr3" draw:text-style-name="P6" svg:width="0.035in" svg:height="0.1516in" svg:x="0.9642in" svg:y="0.9795in" svg:viewBox="0 0 90 386" svg:d="M90 383c0-1 0-2-6-9-49-48-61-121-61-180 0-67 14-135 62-183 5-5 5-5 5-7 0-3-2-4-4-4-4 0-39 26-62 76-20 42-24 85-24 118 0 29 4 77 25 120 23 48 57 72 61 72 2 0 4-1 4-3z"><text:p/></draw:path><draw:path draw:style-name="gr3" draw:text-style-name="P6" svg:width="0.0752in" svg:height="0.0689in" svg:x="1.0126in" svg:y="1.0264in" svg:viewBox="0 0 192 176" svg:d="M118 55c3-11 12-46 38-46 2 0 11 0 20 5-11 1-19 11-19 21 0 6 5 13 15 13 8 0 20-6 20-22 0-20-22-26-35-26-23 0-36 21-40 30-10-26-31-30-42-30-41 0-63 51-63 59 0 5 3 4 4 5 4 0 5-1 6-5 13-40 38-50 52-50 7 0 21 3 21 26 0 11-7 38-21 92-7 24-20 40-37 40-2 0-12 0-19-5 9-2 18-10 18-21 0-10-9-13-14-13-12 0-22 10-22 22 0 17 20 26 36 26 26 0 40-27 41-30 4 15 19 30 42 30 39 0 61-51 61-60 0-4-3-4-4-4-3 0-4 1-4 5-14 40-40 50-52 50-16 0-21-12-21-25 0-9 2-18 5-34 5-18 9-35 14-53z"><text:p/></draw:path><draw:path draw:style-name="gr3" draw:text-style-name="P6" svg:width="0.0346in" svg:height="0.1516in" svg:x="1.1039in" svg:y="0.9795in" svg:viewBox="0 0 89 386" svg:d="M89 194c0-31-3-77-25-121-23-48-56-73-61-73-2 0-3 2-3 4s0 2 8 9c37 38 59 99 59 181 0 66-14 134-62 182-5 5-5 6-5 7 0 2 1 3 3 3 5 0 40-25 62-75 20-43 24-85 24-117z"><text:p/></draw:path><draw:path draw:style-name="gr3" draw:text-style-name="P6" svg:width="0.076in" svg:height="0.0878in" svg:x="1.2091in" svg:y="1.0118in" svg:viewBox="0 0 194 224" svg:d="M180 120c7 0 14 0 14-8 0-7-7-7-14-7-55 0-109 0-164 0 5-52 49-90 104-90 20 0 41 0 60 0 7 0 14 0 14-7 0-8-7-8-14-8-21 0-40 0-61 0-66 0-119 51-119 112 0 62 53 112 119 112 21 0 40 0 61 0 7 0 14 0 14-7 0-8-7-8-14-8-19 0-40 0-60 0-55 0-99-37-104-89 55 0 109 0 164 0z"><text:p/></draw:path><draw:path draw:style-name="gr3" draw:text-style-name="P6" svg:width="0.1083in" svg:height="0.1035in" svg:x="1.3469in" svg:y="0.9902in" svg:viewBox="0 0 276 264" svg:d="M45 233c-3 16-4 19-35 19-7 0-10 0-10 8 0 4 3 4 10 4 46 0 92 0 138 0 61 0 107-46 107-84 0-28-23-50-60-55 40-6 81-35 81-72 0-29-25-53-73-53-42 0-86 0-129 0-7 0-11 0-11 8 0 4 3 4 11 4 1 0 7 0 14 0 8 1 11 1 11 7 0 1-1 2-2 7-18 70-34 138-52 207zM103 122c8-32 17-64 25-96 3-13 4-14 20-14 17 0 35 0 51 0 33 0 42 22 42 40 0 34-33 70-80 70-19 0-39 0-58 0zM87 252c-6 0-7 0-9-1-4 0-5 0-5-3 0-2 0-3 2-9 9-37 17-72 26-108 24 0 50 0 74 0 36 0 44 29 44 45 0 39-34 76-80 76-18 0-35 0-52 0z"><text:p/></draw:path><draw:path draw:style-name="gr3" draw:text-style-name="P6" svg:width="0.0839in" svg:height="0.0937in" svg:x="1.5059in" svg:y="1.0031in" svg:viewBox="0 0 214 239" svg:d="M117 8c-4-7-6-8-10-8-5 0-6 2-8 8-32 71-65 144-97 215-2 6-2 7-2 8 0 4 3 8 8 8 2 0 5 0 8-8 30-68 61-136 91-205 30 69 60 137 91 205 3 8 8 8 9 8 4 0 7-4 7-8-1-2 0-1-2-5-32-73-64-146-95-218z"><text:p/></draw:path><draw:path draw:style-name="gr3" draw:text-style-name="P6" svg:width="0.076in" svg:height="0.1382in" svg:x="1.6406in" svg:y="0.9858in" svg:viewBox="0 0 194 352" svg:d="M122 118c11 0 22 0 33 0 8 0 12 0 12-8 0-4-4-4-11-4-11 0-21 0-32 0 2-15 6-30 8-44 2-8 8-36 10-40 3-8 10-13 17-13 3 0 13 0 19 6-16 2-21 16-21 21 0 9 8 14 15 14 11 0 22-8 22-24 0-17-18-26-35-26-13 0-37 7-48 45-3 8-4 12-13 61-9 0-18 0-27 0-7 0-12 0-12 7 0 5 4 5 11 5 9 0 17 0 26 0-10 50-19 102-29 153-7 37-13 72-34 72-1 0-11 0-19-6 19-1 22-16 22-21 0-9-7-14-14-14-10 0-22 8-22 23 0 17 18 27 33 27 22 0 37-23 44-37 12-26 21-72 22-75 8-41 15-82 23-122z"><text:p/></draw:path><draw:path draw:style-name="gr3" draw:text-style-name="P6" svg:width="0.035in" svg:height="0.1516in" svg:x="1.7386in" svg:y="0.9795in" svg:viewBox="0 0 90 386" svg:d="M90 383c0-1 0-2-6-9-49-48-61-121-61-180 0-67 14-135 62-183 5-5 5-5 5-7 0-3-1-4-4-4-4 0-39 26-61 76-20 42-25 85-25 118 0 29 4 77 26 120 23 48 56 72 60 72 3 0 4-1 4-3z"><text:p/></draw:path><draw:path draw:style-name="gr3" draw:text-style-name="P6" svg:width="0.0752in" svg:height="0.0689in" svg:x="1.7874in" svg:y="1.0264in" svg:viewBox="0 0 192 176" svg:d="M118 55c2-11 11-46 37-46 2 0 12 0 20 5-11 1-19 11-19 21 0 6 5 13 16 13 7 0 20-6 20-22 0-20-23-26-36-26-23 0-36 21-41 30-9-26-30-30-41-30-41 0-63 51-63 59 0 5 4 5 5 5 3 0 4-1 5-5 13-40 38-50 52-50 7 0 20 3 20 26 0 11-6 38-20 92-6 24-20 40-37 40-2 0-11 0-20-5 10-2 19-10 19-21 0-10-9-13-14-13-12 0-21 10-21 22 0 17 19 26 36 26 26 0 39-27 40-30 5 15 19 30 42 30 40 0 62-51 62-60 0-4-4-4-5-4-3 0-3 1-5 5-13 40-39 50-51 50-16 0-21-12-21-25 0-9 2-18 6-34 5-18 9-35 14-53z"><text:p/></draw:path><draw:path draw:style-name="gr3" draw:text-style-name="P6" svg:width="0.035in" svg:height="0.1516in" svg:x="1.8783in" svg:y="0.9795in" svg:viewBox="0 0 90 386" svg:d="M90 194c0-31-4-77-25-121-24-48-57-73-61-73-2 0-4 2-4 4s0 2 8 9c37 38 59 99 59 181 0 66-14 134-62 182-5 5-5 6-5 7 0 2 2 3 4 3 4 0 39-25 62-75 20-43 24-85 24-117z"><text:p/></draw:path><draw:path draw:style-name="gr3" draw:text-style-name="P6" svg:width="0.1008in" svg:height="0.035in" svg:x="1.9795in" svg:y="1.038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7in" svg:height="0.0984in" svg:x="2.1366in" svg:y="1.0264in" svg:viewBox="0 0 178 251" svg:d="M176 24c2-5 2-6 2-9 0-7-5-11-12-11-3 0-10 3-13 9-1 1-3 13-6 21-2 10-5 20-7 31-6 23-12 46-18 69-1 6-18 33-43 33-20 0-24-17-24-32 0-17 7-41 20-76 5-15 7-19 7-27 0-18-12-32-31-32-37 0-51 56-51 59 0 5 3 5 4 5 4 0 5-1 6-7 11-36 26-48 39-48 4 0 10 0 10 12 0 10-4 20-6 27-16 41-23 63-23 82 0 34 25 46 47 46 15 0 29-7 40-18-6 20-10 39-26 60-10 13-25 24-43 24-5 0-23-1-28-16 5 0 11 0 16-5 4-3 8-9 8-15 0-12-11-15-14-15-9 0-22 7-22 26 0 20 16 34 40 34 40 0 81-35 91-79 12-50 25-98 37-148z"><text:p/></draw:path><draw:path draw:style-name="gr3" draw:text-style-name="P6" svg:width="0.1346in" svg:height="0.0791in" svg:x="2.263in" svg:y="1.0161in" svg:viewBox="0 0 343 202" svg:d="M329 109c6 0 14 0 14-8 0-7-8-7-14-7-96 0-192 0-287 0 21-17 32-32 35-38 16-26 20-50 20-52 0-4-5-4-8-4-7 0-7 1-9 8-9 38-31 70-75 88-4 2-5 2-5 5 0 2 1 4 5 5 40 16 66 47 76 90 1 4 1 6 8 6 3 0 8 0 8-5-7-17-4-25-20-51-8-12-19-25-35-37 95 0 191 0 287 0z"><text:p/></draw:path><draw:path draw:style-name="gr3" draw:text-style-name="P6" svg:width="0.1346in" svg:height="0.0791in" svg:x="2.3894in" svg:y="1.0161in" svg:viewBox="0 0 343 202" svg:d="M301 109c-21 16-32 32-35 37-17 27-13 34-20 51 0 5 5 5 8 5 7 0 7-1 8-8 9-38 32-70 76-88 4-1 5-3 5-5 0-3-2-4-3-4-17-7-64-27-78-91-1-5-1-6-8-6-3 0-8 0-8 4 0 2 4 26 20 52 8 11 19 25 35 38-95 0-191 0-287 0-7 0-14 0-14 7 0 8 7 8 14 8 96 0 192 0 287 0z"><text:p/></draw:path><draw:path draw:style-name="gr3" draw:text-style-name="P6" svg:width="0.0744in" svg:height="0.1071in" svg:x="2.5839in" svg:y="0.9882in" svg:viewBox="0 0 190 273" svg:d="M90 4c0-1 0-4-5-4-9 0-38 3-48 3-3 1-6 1-6 8 0 6 3 6 9 6 18 0 19 2 19 6 0 2-1 6-1 8-18 74-37 148-56 222-2 6-2 7-2 9 0 9 8 11 11 11 7 0 13-6 14-11 2-10 6-19 8-29 3-12 5-23 9-35 2-9 4-16 6-26 0-3 4-15 5-17 1-3 13-25 26-36 8-6 20-13 36-13 17 0 21 13 21 27 0 21-14 63-24 86-2 9-4 14-4 22 0 18 13 32 32 32 36 0 50-57 50-61 0-3-3-3-5-3-4 0-4 1-6 7-5 21-17 48-39 48-7 0-9-4-9-13 0-10 3-19 6-28 7-16 25-62 25-84 0-26-16-42-45-42-25 0-43 12-58 30 10-41 21-82 31-123z"><text:p/></draw:path><draw:path draw:style-name="gr3" draw:text-style-name="P6" svg:width="0.0469in" svg:height="0.0701in" svg:x="2.6701in" svg:y="1.0453in" svg:viewBox="0 0 120 179" svg:d="M120 131c-3 0-7 0-10 0-1 5-3 22-7 24-2 1-23 1-27 1-17 0-33 0-50 0 29-24 39-32 54-45 21-15 40-33 40-58 0-33-30-53-64-53s-56 23-56 48c0 15 11 16 14 16 7 0 15-5 15-14 0-6-3-15-17-15 9-20 28-25 40-25 27 0 41 21 41 43 0 23-17 42-25 52-22 22-44 42-66 64-2 3-2 3-2 10 37 0 74 0 111 0 3-16 6-32 9-48z"><text:p/></draw:path><draw:path draw:style-name="gr3" draw:text-style-name="P6" svg:width="0.0346in" svg:height="0.1516in" svg:x="2.7465in" svg:y="0.9795in" svg:viewBox="0 0 89 386" svg:d="M89 383c0-1 0-2-7-9-48-48-60-121-60-180 0-67 14-135 63-183 4-5 4-5 4-7 0-3-1-4-3-4-5 0-39 26-62 76-20 42-24 85-24 118 0 29 4 77 25 120 23 48 56 72 61 72 2 0 3-1 3-3z"><text:p/></draw:path><draw:path draw:style-name="gr3" draw:text-style-name="P6" svg:width="0.0752in" svg:height="0.0689in" svg:x="2.7953in" svg:y="1.0264in" svg:viewBox="0 0 192 176" svg:d="M118 55c2-11 11-46 38-46 2 0 11 0 19 5-10 1-18 11-18 21 0 6 4 13 15 13 8 0 20-6 20-22 0-20-23-26-36-26-22 0-36 21-41 30-9-26-30-30-41-30-40 0-62 51-62 59 0 5 3 5 4 5 4 0 5-1 6-5 12-40 38-50 52-50 6 0 21 3 21 26 0 11-7 38-21 92-7 24-20 40-38 40-2 0-11 0-18-5 8-2 17-10 17-21 0-10-9-13-14-13-11 0-21 10-21 22 0 17 19 26 36 26 26 0 40-27 41-30 4 15 19 30 42 30 39 0 61-51 61-60 0-4-3-4-4-4-3 0-4 1-6 5-12 40-38 50-51 50-15 0-21-12-21-25 0-9 2-18 6-34 5-18 9-35 14-53z"><text:p/></draw:path><draw:path draw:style-name="gr3" draw:text-style-name="P6" svg:width="0.0346in" svg:height="0.1516in" svg:x="2.8866in" svg:y="0.9795in" svg:viewBox="0 0 89 386" svg:d="M89 194c0-31-4-77-25-121-23-48-56-73-61-73-2 0-3 2-3 4s0 2 7 9c38 38 60 99 60 181 0 66-14 134-63 182-4 5-4 6-4 7 0 2 1 3 3 3 5 0 39-25 62-75 20-43 24-85 24-117z"><text:p/></draw:path><draw:path draw:style-name="gr3" draw:text-style-name="P6" svg:width="0.076in" svg:height="0.0878in" svg:x="2.9917in" svg:y="1.0118in" svg:viewBox="0 0 194 224" svg:d="M179 120c7 0 15 0 15-8 0-7-8-7-15-7-55 0-109 0-164 0 6-52 50-90 105-90 20 0 39 0 59 0 7 0 15 0 15-7 0-8-8-8-15-8-20 0-40 0-60 0-66 0-119 51-119 112 0 62 53 112 119 112 20 0 40 0 60 0 7 0 15 0 15-7 0-8-8-8-15-8-20 0-39 0-59 0-55 0-99-37-105-89 55 0 109 0 164 0z"><text:p/></draw:path><draw:path draw:style-name="gr3" draw:text-style-name="P6" svg:width="0.1083in" svg:height="0.1035in" svg:x="3.1291in" svg:y="0.9902in" svg:viewBox="0 0 276 264" svg:d="M46 233c-4 16-4 19-35 19-7 0-11 0-11 8 0 4 4 4 11 4 46 0 91 0 137 0 62 0 107-46 107-84 0-28-22-50-59-55 39-6 80-35 80-72 0-29-25-53-71-53-43 0-87 0-130 0-8 0-11 0-11 8 0 4 3 4 11 4 4 0 7 0 14 0 7 1 10 1 10 7 0 1 0 2-1 7-18 70-34 138-52 207zM104 122c8-32 17-64 25-96 3-13 4-14 21-14 16 0 33 0 49 0 34 0 42 22 42 40 0 34-33 70-80 70-19 0-38 0-57 0zM87 252c-6 0-6 0-9-1-3 0-4 0-4-3 0-2 0-3 2-9 9-37 17-72 26-108 24 0 49 0 73 0 37 0 45 29 45 45 0 39-35 76-80 76-18 0-36 0-53 0z"><text:p/></draw:path><draw:path draw:style-name="gr3" draw:text-style-name="P6" svg:width="0.0846in" svg:height="0.0937in" svg:x="3.2878in" svg:y="1.0031in" svg:viewBox="0 0 216 239" svg:d="M117 8c-4-7-6-8-9-8-6 0-7 2-9 8-32 71-64 144-96 215-2 6-3 7-3 8 0 4 3 8 8 8 3 0 6 0 8-8 31-68 61-136 92-205 31 69 60 137 91 205 3 8 7 8 9 8 4 0 8-4 8-8-2-2 0-1-3-5-32-73-65-146-96-218z"><text:p/></draw:path><draw:path draw:style-name="gr3" draw:text-style-name="P6" svg:width="0.0752in" svg:height="0.1382in" svg:x="3.4232in" svg:y="0.9858in" svg:viewBox="0 0 192 352" svg:d="M121 118c11 0 23 0 34 0 8 0 11 0 11-8 0-4-3-4-10-4-11 0-22 0-33 0 3-15 6-30 9-44 1-8 7-36 9-40 3-8 10-13 18-13 2 0 11 0 19 6-16 2-21 16-21 21 0 9 7 14 15 14 9 0 20-8 20-24 0-17-17-26-33-26-13 0-37 7-49 45-2 8-3 12-12 61-9 0-19 0-28 0-6 0-11 0-11 7 0 5 4 5 11 5 9 0 17 0 26 0-10 50-20 102-30 153-7 37-13 72-33 72-2 0-11 0-19-6 18-1 21-16 21-21 0-9-6-14-14-14-10 0-21 8-21 23 0 17 16 27 33 27 21 0 36-23 44-37 12-26 21-72 21-75 8-41 15-82 23-122z"><text:p/></draw:path><draw:path draw:style-name="gr3" draw:text-style-name="P6" svg:width="0.035in" svg:height="0.1516in" svg:x="3.5209in" svg:y="0.9795in" svg:viewBox="0 0 90 386" svg:d="M90 383c0-1 0-2-6-9-49-48-62-121-62-180 0-67 15-135 63-183 5-5 5-5 5-7 0-3-2-4-4-4-4 0-39 26-62 76-20 42-24 85-24 118 0 29 4 77 25 120 23 48 57 72 61 72 2 0 4-1 4-3z"><text:p/></draw:path><draw:path draw:style-name="gr3" draw:text-style-name="P6" svg:width="0.0752in" svg:height="0.0689in" svg:x="3.5689in" svg:y="1.0264in" svg:viewBox="0 0 192 176" svg:d="M118 55c2-11 11-46 38-46 2 0 11 0 20 5-11 1-19 11-19 21 0 6 5 13 15 13 8 0 20-6 20-22 0-20-23-26-36-26-22 0-35 21-39 30-10-26-31-30-42-30-41 0-63 51-63 59 0 5 3 5 4 5 4 0 5-1 6-5 13-40 38-50 52-50 7 0 21 3 21 26 0 11-7 38-21 92-7 24-20 40-38 40-2 0-11 0-18-5 9-2 17-10 17-21 0-10-8-13-14-13-11 0-21 10-21 22 0 17 20 26 36 26 26 0 40-27 41-30 4 15 19 30 42 30 39 0 61-51 61-60 0-4-3-4-4-4-3 0-4 1-6 5-12 40-38 50-50 50-16 0-22-12-22-25 0-9 2-18 6-34 5-18 9-35 14-53z"><text:p/></draw:path><draw:path draw:style-name="gr3" draw:text-style-name="P6" svg:width="0.0346in" svg:height="0.1516in" svg:x="3.6602in" svg:y="0.9795in" svg:viewBox="0 0 89 386" svg:d="M89 194c0-31-4-77-25-121-23-48-56-73-61-73-2 0-3 2-3 4s0 2 7 9c38 38 60 99 60 181 0 66-14 134-63 182-4 5-4 6-4 7 0 2 1 3 3 3 5 0 39-25 62-75 20-43 24-85 24-117z"><text:p/></draw:path><draw:path draw:style-name="gr3" draw:text-style-name="P6" svg:width="0.1004in" svg:height="0.035in" svg:x="3.7618in" svg:y="1.038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697in" svg:height="0.0984in" svg:x="3.9181in" svg:y="1.0264in" svg:viewBox="0 0 178 251" svg:d="M177 24c1-5 1-6 1-9 0-7-5-11-11-11-4 0-10 3-13 9-1 1-4 13-6 21-3 10-5 20-7 31-6 23-12 46-18 69-1 6-19 33-44 33-20 0-24-17-24-32 0-17 7-41 20-76 6-15 7-19 7-27 0-18-12-32-30-32-38 0-52 56-52 59 0 5 3 4 4 5 5 0 5-1 7-7 10-36 26-48 38-48 4 0 10 0 10 12 0 10-3 20-6 27-16 41-22 63-22 82 0 34 24 46 47 46 15 0 28-7 39-18-5 20-9 39-26 60-10 13-24 24-42 24-5 0-23-1-29-16 6 0 11 0 16-5 5-3 8-9 8-15 0-12-10-15-14-15-9 0-21 7-21 26 0 20 16 34 40 34 40 0 80-35 91-79 12-50 25-98 37-148z"><text:p/></draw:path><draw:path draw:style-name="gr3" draw:text-style-name="P6" svg:width="0.0752in" svg:height="0.0878in" svg:x="4.0488in" svg:y="1.0118in" svg:viewBox="0 0 192 224" svg:d="M179 120c7 0 13 0 13-8 0-7-6-7-13-7-55 0-109 0-164 0 5-52 50-90 104-90 20 0 40 0 60 0 7 0 13 0 13-7 0-8-6-8-13-8-20 0-40 0-60 0-67 0-119 51-119 112 0 62 52 112 119 112 20 0 40 0 60 0 7 0 13 0 13-7 0-8-6-8-13-8-20 0-40 0-60 0-54 0-99-37-104-89 55 0 109 0 164 0z"><text:p/></draw:path><draw:path draw:style-name="gr3" draw:text-style-name="P6" svg:width="0.1083in" svg:height="0.1035in" svg:x="4.1862in" svg:y="0.9902in" svg:viewBox="0 0 276 264" svg:d="M46 233c-4 16-5 19-35 19-7 0-11 0-11 8 0 4 3 4 11 4 46 0 91 0 137 0 62 0 107-46 107-84 0-28-22-50-59-55 39-6 80-35 80-72 0-29-25-53-71-53-43 0-87 0-130 0-8 0-12 0-12 8 0 4 4 4 11 4 1 0 8 0 15 0 7 1 10 1 10 7 0 1 0 2-1 7-18 70-34 138-52 207zM104 122c8-32 16-64 24-96 4-13 4-14 20-14 17 0 35 0 51 0 34 0 42 22 42 40 0 34-33 70-80 70-19 0-38 0-57 0zM87 252c-6 0-7 0-9-1-3 0-4 0-4-3 0-2 0-3 1-9 9-37 18-72 27-108 24 0 49 0 73 0 37 0 44 29 44 45 0 39-34 76-79 76-18 0-36 0-53 0z"><text:p/></draw:path><draw:path draw:style-name="gr3" draw:text-style-name="P6" svg:width="0.0346in" svg:height="0.1516in" svg:x="4.3118in" svg:y="0.9795in" svg:viewBox="0 0 89 386" svg:d="M89 194c0-31-4-77-25-121-23-48-56-73-61-73-2 0-3 2-3 4s0 2 7 9c38 38 60 99 60 181 0 66-14 134-63 182-4 5-4 6-4 7 0 2 1 3 3 3 5 0 39-25 62-75 20-43 24-85 24-117z"><text:p/></draw:path><draw:path draw:style-name="gr3" draw:text-style-name="P6" svg:width="0.0839in" svg:height="0.0937in" svg:x="4.4043in" svg:y="1.0031in" svg:viewBox="0 0 214 239" svg:d="M115 8c-2-7-4-8-8-8-5 0-6 2-8 8-32 71-65 144-97 215-2 6-2 7-2 8 0 4 3 8 8 8 2 0 5 0 8-8 30-68 61-136 91-205 30 69 60 137 91 205 3 8 8 8 9 8 4 0 7-4 7-8-1-2 0-1-2-5-32-73-65-146-97-218z"><text:p/></draw:path><draw:path draw:style-name="gr3" draw:text-style-name="P6" svg:width="0.0205in" svg:height="0.1516in" svg:x="4.5492in" svg:y="0.9795in" svg:viewBox="0 0 53 386" svg:d="M53 386c0-5 0-10 0-15-12 0-26 0-38 0 0-119 0-237 0-356 12 0 26 0 38 0 0-5 0-9 0-15-18 0-35 0-53 0 0 129 0 257 0 386 18 0 35 0 53 0z"><text:p/></draw:path><draw:path draw:style-name="gr3" draw:text-style-name="P6" svg:width="0.0157in" svg:height="0.0161in" svg:x="4.5866in" svg:y="1.0776in" svg:viewBox="0 0 41 42" svg:d="M41 21c0-11-10-21-21-21s-20 10-20 21 9 21 20 21 21-10 21-21z"><text:p/></draw:path><draw:path draw:style-name="gr3" draw:text-style-name="P6" svg:width="0.0157in" svg:height="0.0161in" svg:x="4.6287in" svg:y="1.0776in" svg:viewBox="0 0 41 42" svg:d="M41 21c0-11-9-21-20-21s-21 10-21 21 10 21 21 21 20-10 20-21z"><text:p/></draw:path><draw:path draw:style-name="gr3" draw:text-style-name="P6" svg:width="0.0157in" svg:height="0.0161in" svg:x="4.6713in" svg:y="1.0776in" svg:viewBox="0 0 41 42" svg:d="M41 21c0-11-10-21-21-21-12 0-20 10-20 21s8 21 20 21c11 0 21-10 21-21z"><text:p/></draw:path><draw:path draw:style-name="gr3" draw:text-style-name="P6" svg:width="0.0205in" svg:height="0.1516in" svg:x="4.7035in" svg:y="0.9795in" svg:viewBox="0 0 53 386" svg:d="M53 0c-18 0-35 0-53 0 0 6 0 10 0 15 12 0 25 0 37 0 0 119 0 237 0 356-12 0-25 0-37 0 0 5 0 10 0 15 18 0 35 0 53 0 0-129 0-257 0-386z"><text:p/></draw:path><draw:path draw:style-name="gr3" draw:text-style-name="P6" svg:width="0.0394in" svg:height="0.1819in" svg:x="4.8079in" svg:y="0.9646in" svg:viewBox="0 0 101 463" svg:d="M101 460c0-2-1-2-2-3-18-20-44-51-61-114-8-35-12-76-12-111 0-102 25-173 71-223 4-3 4-5 4-6 0-3-3-3-5-3-6 0-27 23-31 29-40 47-65 116-65 202 0 55 10 133 60 198 4 6 29 34 36 34 2 0 5 0 5-3z"><text:p/></draw:path><draw:path draw:style-name="gr3" draw:text-style-name="P6" svg:width="0.0055in" svg:height="0.1516in" svg:x="4.8724in" svg:y="0.9795in" svg:viewBox="0 0 15 386" svg:d="M15 14c0-7 0-14-7-14-8 0-8 7-8 14 0 120 0 239 0 359 0 7 0 13 8 13 7 0 7-6 7-13 0-120 0-239 0-359z"><text:p/></draw:path><draw:path draw:style-name="gr3" draw:text-style-name="P6" svg:width="0.0941in" svg:height="0.0724in" svg:x="4.902in" svg:y="1.0437in" svg:viewBox="0 0 240 185" svg:d="M137 81c9-8 17-16 26-25 35-34 45-45 69-46 4 0 8 0 8-6 0-3-4-4-5-4-7 0-17 1-25 1-7 0-24-1-31-1-2 0-5 1-5 7 1 1 0 3 3 3s10 1 10 7c0 4-4 8-7 11-2 2-37 36-47 46-9-18-19-35-27-53 0-1-2-3-2-4 0-2 6-6 15-7 2 0 5 0 5-6-1-1 0-4-4-4-6 0-12 1-18 1-5 0-12 0-17 0s-11 0-17 0c-4 0-10-1-14-1-1 0-6 0-6 7 0 3 4 3 8 3 15 0 17 3 20 9 12 24 25 49 37 73-5 6-10 10-15 16-5 5-18 17-22 22-33 33-44 45-68 45-5 1-8 1-8 7 0 1 1 3 4 3 8 0 17-1 26-1 4 0 11 0 15 1 6 0 11 0 15 0 3 0 6 0 6-6 0-3-3-4-4-4-3 0-9 0-9-7 0-4 4-7 10-13 18-17 36-36 55-54 11 21 22 43 33 64 1 3 1 2 1 3 0 3-5 7-15 7-2 1-5 1-5 7 1 1 0 3 4 3 6 0 11 0 18 0 5 0 12-1 18-1 5 0 11 0 16 1 4 0 10 0 14 0 1 0 6 0 6-6 0-4-3-4-8-4-15 0-16-2-19-7-14-28-29-58-44-87z"><text:p/></draw:path><draw:path draw:style-name="gr3" draw:text-style-name="P6" svg:width="0.0748in" svg:height="0.1071in" svg:x="5.0681in" svg:y="0.9882in" svg:viewBox="0 0 191 273" svg:d="M134 246c0 9 0 18 0 27 19-1 39-3 57-5 0-4 0-7 0-12-27 0-30-3-30-22 0-78 0-156 0-234-19 1-37 3-55 4 0 5 0 8 0 13 26 0 29 2 29 20 0 28 0 57 0 84-11-14-27-24-48-24-46 0-87 38-87 88 0 49 38 88 82 88 25 0 42-13 52-27zM134 143c0 26 0 53 0 79 0 8 0 8-4 15-11 18-29 27-45 27-18 0-32-10-41-25-10-16-11-38-11-54 0-14 0-38 11-54 9-12 23-25 44-25 13 0 30 5 42 23 4 6 4 7 4 14z"><text:p/></draw:path><draw:path draw:style-name="gr3" draw:text-style-name="P6" svg:width="0.0587in" svg:height="0.0697in" svg:x="5.1524in" svg:y="1.0256in" svg:viewBox="0 0 150 178" svg:d="M32 76c2-57 35-67 48-67 40 0 43 52 43 67-31 0-60 0-91 0zM32 84c36 0 71 0 108 0 7 0 10 0 10-8 0-39-21-76-70-76-45 0-80 40-80 88 0 52 40 90 85 90 47 0 65-43 65-50 0-5-4-5-6-5-3 0-4 2-5 6-14 39-49 39-52 39-20 0-35-12-44-26-11-19-11-44-11-58z"><text:p/></draw:path><draw:path draw:style-name="gr3" draw:text-style-name="P6" svg:width="0.076in" svg:height="0.1071in" svg:x="5.2193in" svg:y="0.9858in" svg:viewBox="0 0 194 273" svg:d="M118 118c17 0 19 5 19 21 0 35 0 69 0 104 0 18-3 18-29 18 0 4 0 7 0 12 13-1 33-1 43-1s28 0 43 1c0-5 0-8 0-12-26 0-30 0-30-18 0-47 0-94 0-142-17 1-33 2-50 4-5 0-4 1-6 1-1 0-1 0-7 0-15 0-31 0-46 0 0-15 0-30 0-44 0-38 33-53 57-53 12 0 25 3 33 12-15 1-17 12-17 18 0 13 9 18 17 18 9 0 18-6 18-18 0-22-21-39-50-39-36 0-82 20-82 62 0 14 0 29 0 44-10 0-21 0-31 0 0 4 0 7 0 12 10 0 21 0 31 0 0 42 0 83 0 125 0 18-5 18-30 18 0 4 0 7 0 12 12-1 33-1 43-1 9 0 29 0 43 1 0-5 0-8 0-12-27 0-31 0-31-18 0-42 0-83 0-125 21 0 41 0 62 0z"><text:p/></draw:path><draw:path draw:style-name="gr3" draw:text-style-name="P6" svg:width="0.0764in" svg:height="0.0673in" svg:x="5.3047in" svg:y="1.0264in" svg:viewBox="0 0 195 172" svg:d="M31 39c0 34 0 69 0 103 0 18-5 18-31 18 0 4 0 7 0 12 14-1 34-1 44-1s30 0 43 1c0-5 0-8 0-12-25 0-30 0-30-18 0-24 0-47 0-72 0-39 28-61 52-61 25 0 28 21 28 43 0 29 0 60 0 90 0 18-3 18-29 18 0 4 0 7 0 12 13-1 33-1 44-1 10 0 29 0 43 1 0-5 0-8 0-12-20 0-30 0-30-13 0-24 0-49 0-73 0-33 0-45-12-60-6-6-19-14-41-14-28 0-46 17-57 41 0-13 0-28 0-41-19 1-36 3-55 4 0 5 0 8 0 13 27 0 31 3 31 22z"><text:p/></draw:path><draw:path draw:style-name="gr3" draw:text-style-name="P6" svg:width="0.0319in" svg:height="0.1016in" svg:x="5.3898in" svg:y="0.9921in" svg:viewBox="0 0 82 259" svg:d="M56 87c-19 1-36 3-55 4 0 5 0 8 0 12 25 0 29 3 29 21 0 36 0 70 0 105 0 17-5 17-30 17 0 5 0 8 0 13 12-2 33-2 43-2 13 0 26 0 39 2 0-5 0-8 0-13-25 0-26-2-26-17 0-47 0-95 0-142zM57 20c0-12-10-20-21-20-12 0-20 10-20 20 0 11 8 21 20 21 11 0 21-9 21-21z"><text:p/></draw:path><draw:path draw:style-name="gr3" draw:text-style-name="P6" svg:width="0.0472in" svg:height="0.0949in" svg:x="5.4299in" svg:y="1.0004in" svg:viewBox="0 0 121 242" svg:d="M59 83c19 0 37 0 55 0 0-5 0-8 0-13-18 0-36 0-55 0 0-23 0-47 0-70-3 0-6 0-10 0 0 31-12 73-49 74 0 3 0 5 0 9 11 0 22 0 33 0 0 35 0 71 0 106 0 48 35 53 49 53 28 0 39-27 39-53 0-7 0-14 0-22-3 0-7 0-10 0 0 7 0 15 0 21 0 29-12 44-26 44-26 0-26-35-26-42 0-36 0-71 0-107z"><text:p/></draw:path><draw:path draw:style-name="gr3" draw:text-style-name="P6" svg:width="0.0319in" svg:height="0.1016in" svg:x="5.4909in" svg:y="0.9921in" svg:viewBox="0 0 82 259" svg:d="M56 87c-18 1-36 3-54 4 0 5 0 8 0 12 24 0 29 3 29 21 0 36 0 70 0 105 0 17-5 17-31 17 0 5 0 8 0 13 12-2 33-2 43-2 13 0 26 0 39 2 0-5 0-8 0-13-25 0-26-2-26-17 0-47 0-95 0-142zM57 20c0-12-10-20-20-20-12 0-21 10-21 20 0 11 9 21 21 21 10 0 20-9 20-21z"><text:p/></draw:path><draw:path draw:style-name="gr3" draw:text-style-name="P6" svg:width="0.0673in" svg:height="0.0697in" svg:x="5.5327in" svg:y="1.0256in" svg:viewBox="0 0 172 178" svg:d="M172 90c0-49-39-90-86-90-49 0-86 43-86 90 0 51 41 88 86 88 46 0 86-38 86-88zM86 168c-17 0-33-8-44-26-10-17-10-41-10-54 0-15 0-36 10-54 10-17 28-25 44-25s32 9 43 25c10 17 11 39 11 54 0 13 0 34-9 52-9 17-25 28-45 28z"><text:p/></draw:path><draw:path draw:style-name="gr3" draw:text-style-name="P6" svg:width="0.0764in" svg:height="0.0673in" svg:x="5.6091in" svg:y="1.0264in" svg:viewBox="0 0 195 172" svg:d="M31 39c0 34 0 69 0 103 0 18-5 18-31 18 0 4 0 7 0 12 13-1 33-1 44-1 10 0 30 0 43 1 0-5 0-8 0-12-25 0-30 0-30-18 0-24 0-47 0-72 0-39 28-61 52-61s28 21 28 43c0 29 0 60 0 90 0 18-4 18-29 18 0 4 0 7 0 12 13-1 33-1 44-1 10 0 29 0 43 1 0-5 0-8 0-12-20 0-30 0-30-13 0-24 0-49 0-73 0-33 0-45-12-60-6-6-19-14-41-14-28 0-46 17-57 41 0-13 0-28 0-41-19 1-36 3-55 4 0 5 0 8 0 13 27 0 31 3 31 22z"><text:p/></draw:path><draw:path draw:style-name="gr3" draw:text-style-name="P6" svg:width="0.039in" svg:height="0.1819in" svg:x="5.6957in" svg:y="0.9646in" svg:viewBox="0 0 100 463" svg:d="M100 232c0-55-9-133-59-198-5-4-30-34-37-34-2 0-4 1-4 3 0 3 0 4 2 5 19 20 43 51 60 113 8 35 12 75 12 110 0 40-4 79-14 117-15 54-37 86-57 106-3 4-3 5-3 6 0 3 2 3 4 3 6 0 27-23 32-28 40-48 64-117 64-203z"><text:p/></draw:path><draw:path draw:style-name="gr3" draw:text-style-name="P6" svg:width="0.1346in" svg:height="0.0831in" svg:x="0.0004in" svg:y="1.2591in" svg:viewBox="0 0 343 212" svg:d="M330 152c7 0 13 0 13-8s-6-8-14-8c-82 0-164 0-245 0-17-14-37-24-49-29 14-7 33-17 49-31 81 0 163 0 245 0 8 0 14 0 14-8 0-7-6-7-13-7-76 0-153 0-229 0 19-18 39-52 39-57 0-4-5-4-8-4-2 0-6 0-7 3-8 15-18 36-44 58-27 23-52 34-72 39-7 2-6 2-8 3-1 2-1 3-1 4s0 1 0 2h1c1 1 1 1 9 3 52 16 91 51 112 93 4 7 6 7 10 7 3 0 8 0 8-4s-20-39-39-56c76 0 153 0 229 0z"><text:p/></draw:path><draw:path draw:style-name="gr3" draw:text-style-name="P6" svg:width="0.1346in" svg:height="0.0831in" svg:x="0.1272in" svg:y="1.2591in" svg:viewBox="0 0 343 212" svg:d="M260 76c16 14 36 24 49 31-14 5-33 15-49 29-82 0-164 0-246 0-6 0-14 0-14 8s8 8 14 8c76 0 152 0 228 0-18 17-39 52-39 56s6 4 8 4c3 0 6 0 8-3 8-14 19-35 44-57 26-23 52-34 72-40 7-2 7-3 8-3 0-1 0-1 0-2s0-2 0-4h-1c-1-1-1-1-9-3-51-15-90-50-112-92-4-8-4-8-10-8-2 0-8 0-8 4 0 5 20 39 39 57-76 0-152 0-228 0-6 0-14 0-14 7 0 8 8 8 14 8 82 0 164 0 246 0z"><text:p/></draw:path><draw:path draw:style-name="gr3" draw:text-style-name="P6" svg:width="0.0846in" svg:height="0.1083in" svg:x="0.3134in" svg:y="1.2331in" svg:viewBox="0 0 216 276" svg:d="M213 14c3-4 3-5 3-6 0-5-4-8-9-8s-7 4-9 9c-11 28-21 56-32 85-40 0-78 0-118 0-11-29-21-57-32-85-2-6-3-9-8-9-4 0-8 3-8 8 1 2 0 1 2 6 32 85 65 169 97 253 2 6 3 9 9 9 5 0 6-4 9-8 31-84 64-169 96-254zM55 109c35 0 70 0 106 0-18 46-36 91-53 137-18-46-35-91-53-137z"><text:p/></draw:path><draw:path draw:style-name="gr3" draw:text-style-name="P6" svg:width="0.0335in" svg:height="0.1516in" svg:x="0.4146in" svg:y="1.2248in" svg:viewBox="0 0 86 386" svg:d="M85 14c1-4 1-4 1-6 0-5-4-8-8-8-3 0-5 2-9 9-22 59-45 118-67 177-1 2-2 4-2 8 0 1 0 1 2 5 22 60 45 119 67 178 2 5 4 9 9 9 4 0 8-3 8-7 0-2 0-3-1-6-23-59-47-120-70-179 23-60 47-120 70-180z"><text:p/></draw:path><draw:path draw:style-name="gr3" draw:text-style-name="P6" svg:width="0.0752in" svg:height="0.0685in" svg:x="0.4614in" svg:y="1.2713in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2 0-19-4 9-2 18-10 18-21s-9-13-14-13c-12 0-22 10-22 22 0 17 20 25 36 25 26 0 40-26 41-29 4 15 19 29 42 29 39 0 61-50 61-59 0-4-3-4-4-4-3 0-4 1-4 4-14 41-40 50-52 50-16 0-22-12-22-25 0-8 3-17 6-34 5-18 9-35 14-53z"><text:p/></draw:path><draw:path draw:style-name="gr3" draw:text-style-name="P6" svg:width="0.0173in" svg:height="0.0453in" svg:x="0.5571in" svg:y="1.3228in" svg:viewBox="0 0 45 116" svg:d="M45 41c0-26-10-41-24-41-13 0-21 10-21 21 0 10 8 20 21 20 4 0 10-1 13-5 1-1 1-1 2-1 0 2 0 0 0 6 0 28-13 51-25 65-4 4-4 4-4 5 0 3 1 5 3 5 4 0 35-30 35-75z"><text:p/></draw:path><draw:path draw:style-name="gr3" draw:text-style-name="P6" svg:width="0.0697in" svg:height="0.098in" svg:x="0.6157in" svg:y="1.2713in" svg:viewBox="0 0 178 250" svg:d="M177 23c1-4 1-5 1-9 0-6-5-10-11-10-3 0-10 3-13 8-1 2-4 14-6 21-3 10-5 21-7 31-6 23-12 47-18 70-1 6-17 32-44 32-20 0-23-16-23-31 0-17 6-41 19-76 6-15 7-19 7-27 0-18-12-32-30-32-38 0-52 56-52 59 0 5 3 4 4 5 5 0 5-1 7-8 11-36 26-47 40-47 2 0 8 0 8 12 0 10-3 20-6 27-16 41-22 63-22 81 0 35 24 46 47 46 15 0 29-7 39-18-5 21-9 40-25 61-11 12-25 24-43 24-5 0-23-1-29-16 6 0 11 0 16-5 5-3 8-9 8-16 0-12-10-14-14-14-9 0-21 7-21 26 0 18 16 33 40 33 40 0 80-35 91-78 12-50 25-99 37-149z"><text:p/></draw:path><draw:path draw:style-name="gr3" draw:text-style-name="P6" svg:width="0.0339in" svg:height="0.1516in" svg:x="0.7in" svg:y="1.2248in" svg:viewBox="0 0 87 386" svg:d="M85 199c2-4 2-4 2-5 0-3 0-3-2-7-23-59-45-119-69-178-2-7-4-9-8-9-5 0-8 3-8 8 0 1 0 2 2 5 23 61 45 120 68 181-23 59-45 119-68 178-2 4-2 4-2 7 0 4 3 7 8 7s6-3 8-7c24-60 46-120 69-180z"><text:p/></draw:path><draw:path draw:style-name="gr3" draw:text-style-name="P6" svg:width="0.0157in" svg:height="0.0157in" svg:x="0.7642in" svg:y="1.3228in" svg:viewBox="0 0 41 41" svg:d="M41 21c0-11-10-21-21-21-12 0-20 10-20 21s8 20 20 20c11 0 21-9 21-20z"><text:p/></draw:path><draw:path draw:style-name="gr3" draw:text-style-name="P6" svg:width="0.035in" svg:height="0.1516in" svg:x="0.8083in" svg:y="1.2248in" svg:viewBox="0 0 90 386" svg:d="M90 383c0-1 0-2-6-9-49-48-62-122-62-180 0-69 15-136 63-184 5-4 5-6 5-7 0-2-2-3-4-3-4 0-39 26-62 75-20 43-24 86-24 119 0 29 4 76 25 120 23 47 57 72 61 72 2 0 4-1 4-3z"><text:p/></draw:path><draw:path draw:style-name="gr3" draw:text-style-name="P6" svg:width="0.0744in" svg:height="0.1067in" svg:x="0.8606in" svg:y="1.2331in" svg:viewBox="0 0 190 272" svg:d="M90 3c-2-1 0-3-5-3-9 0-38 2-48 3-2 0-6 1-6 8 0 4 3 4 9 4 18 0 19 4 19 7 0 2-1 6-1 8-18 75-37 148-56 223-2 6-2 6-2 8 0 9 8 11 11 11 7 0 13-5 14-10 2-10 6-20 8-30 3-11 5-23 9-34 2-9 4-18 6-26 1-3 4-15 5-18s13-24 26-35c8-7 20-13 36-13 17 0 21 13 21 26 0 21-14 64-23 87-3 9-5 13-5 21 0 19 13 32 32 32 36 0 50-56 50-60 0-3-3-3-4-3-5 0-5 1-7 7-5 21-17 47-39 47-6 0-9-3-9-12 0-10 3-19 6-28 7-16 25-62 25-84 0-26-16-42-45-42-25 0-43 12-58 30 10-41 21-83 31-124z"><text:p/></draw:path><draw:path draw:style-name="gr3" draw:text-style-name="P6" svg:width="0.0386in" svg:height="0.0701in" svg:x="0.9516in" svg:y="1.2909in" svg:viewBox="0 0 99 179" svg:d="M62 8c0-8-2-8-9-8-17 17-42 17-53 17 0 3 0 6 0 9 7 0 24 0 40-7 0 46 0 92 0 138 0 9 0 12-28 12-3 0-7 0-10 0 0 4 0 7 0 10 5 0 39-1 49-1 7 0 41 1 48 1 0-3 0-6 0-10-3 0-8 0-11 0-26 0-26-3-26-12 0-49 0-100 0-149z"><text:p/></draw:path><draw:path draw:style-name="gr3" draw:text-style-name="P6" svg:width="0.0346in" svg:height="0.1516in" svg:x="1.0236in" svg:y="1.2248in" svg:viewBox="0 0 89 386" svg:d="M89 383c0-1 0-2-7-9-48-48-60-122-60-180 0-69 15-136 63-184 4-4 4-6 4-7 0-2-1-3-3-3-5 0-39 26-62 75-20 43-24 86-24 119 0 29 4 76 25 120 23 47 56 72 61 72 2 0 3-1 3-3z"><text:p/></draw:path><draw:path draw:style-name="gr3" draw:text-style-name="P6" svg:width="0.0752in" svg:height="0.0685in" svg:x="1.072in" svg:y="1.271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6 41-29 4 15 19 29 42 29 39 0 61-50 61-59 0-4-3-4-4-4-3 0-4 1-6 4-12 41-38 50-50 50-16 0-22-12-22-25 0-8 2-17 6-34 5-18 9-35 14-53z"><text:p/></draw:path><draw:path draw:style-name="gr3" draw:text-style-name="P6" svg:width="0.0346in" svg:height="0.1516in" svg:x="1.1634in" svg:y="1.2248in" svg:viewBox="0 0 89 386" svg:d="M89 194c0-31-4-77-25-121-23-48-56-73-61-73-2 0-3 1-3 3 0 1 0 3 7 9 38 39 60 100 60 182 0 66-14 133-63 182-4 5-4 6-4 7 0 2 1 3 3 3 5 0 39-26 62-75 20-43 24-85 24-117z"><text:p/></draw:path><draw:path draw:style-name="gr3" draw:text-style-name="P6" svg:width="0.076in" svg:height="0.0874in" svg:x="1.2685in" svg:y="1.2567in" svg:viewBox="0 0 194 223" svg:d="M179 120c7 0 15 0 15-8 0-9-8-9-15-9-55 0-109 0-164 0 6-51 50-88 105-88 20 0 39 0 59 0 7 0 15 0 15-7 0-8-8-8-15-8-20 0-40 0-60 0-66 0-119 50-119 112s53 111 119 111c20 0 40 0 60 0 7 0 15 0 15-7 0-8-8-8-15-8-20 0-39 0-59 0-55 0-99-36-105-88 55 0 109 0 164 0z"><text:p/></draw:path><draw:path draw:style-name="gr3" draw:text-style-name="P6" svg:width="0.1079in" svg:height="0.1035in" svg:x="1.4063in" svg:y="1.2346in" svg:viewBox="0 0 275 264" svg:d="M45 234c-4 16-4 18-35 18-7 0-10 0-10 8 0 4 3 4 10 4 46 0 91 0 137 0 62 0 107-45 107-84 0-27-22-49-59-53 40-8 80-37 80-73 0-29-25-54-72-54-42 0-86 0-129 0-8 0-11 0-11 8 0 4 3 4 11 4 4 0 7 0 14 1s10 1 10 7c0 1 0 2-1 6-18 70-34 139-52 208zM103 123c8-32 17-64 25-95 3-15 4-16 20-16 17 0 33 0 50 0 34 0 42 23 42 40 0 34-33 71-81 71-18 0-37 0-56 0zM86 252c-6 0-6 0-8 0-4 0-5-1-5-3 0-1 0-3 2-9 9-36 17-73 26-109 24 0 49 0 73 0 37 0 45 29 45 46 0 38-34 75-80 75-18 0-36 0-53 0z"><text:p/></draw:path><draw:path draw:style-name="gr3" draw:text-style-name="P6" svg:width="0.1346in" svg:height="0.0787in" svg:x="1.5736in" svg:y="1.2614in" svg:viewBox="0 0 343 201" svg:d="M330 109c7 0 13 0 13-8 0-9-6-9-13-9-96 0-191 0-287 0 21-15 31-31 34-36 18-26 14-34 21-52 0-4-5-4-8-4-6 0-8 1-9 8-8 37-32 69-74 88-5 1-7 2-7 5 0 2 2 4 7 5 39 16 66 47 74 90 1 4 3 5 9 5 3 0 8 0 8-4 0-1-3-25-20-51-8-12-19-25-35-37 96 0 191 0 287 0z"><text:p/></draw:path><draw:path draw:style-name="gr3" draw:text-style-name="P6" svg:width="0.1346in" svg:height="0.0787in" svg:x="1.7004in" svg:y="1.2614in" svg:viewBox="0 0 343 201" svg:d="M301 109c-22 15-32 32-35 36-17 28-14 34-21 52 0 4 5 4 8 4 7 0 8 0 9-7 9-38 32-71 76-88 4-1 5-3 5-5 0-3-2-4-3-4-17-7-64-27-78-91-1-5-2-6-9-6-3 0-8 0-8 4 0 2 4 26 20 51 8 12 19 25 36 37-95 0-192 0-288 0-6 0-13 0-13 9 0 8 7 8 13 8 96 0 193 0 288 0z"><text:p/></draw:path><draw:path draw:style-name="gr3" draw:text-style-name="P6" svg:width="0.074in" svg:height="0.1067in" svg:x="1.8949in" svg:y="1.2331in" svg:viewBox="0 0 189 272" svg:d="M89 3c-1-1 0-3-4-3-9 0-38 2-48 3-3 0-7 1-7 8 0 4 3 4 10 4 18 0 18 4 18 7 0 2-1 6-1 8-19 75-37 148-56 223-1 6-1 6-1 8 0 9 8 11 11 11 7 0 12-5 14-10 2-10 6-20 8-30 2-11 5-23 8-34 3-9 5-18 6-26 1-3 5-15 5-18 1-3 13-24 26-35 9-7 21-13 37-13 17 0 21 13 21 26 0 21-14 64-24 87-3 9-4 13-4 21 0 19 13 32 31 32 36 0 50-56 50-60 0-3-3-3-4-3-4 0-4 1-6 7-5 21-18 47-39 47-7 0-9-3-9-12 0-10 3-19 6-28 7-16 24-62 24-84 0-26-16-42-44-42-25 0-43 12-58 30 10-41 20-83 30-124z"><text:p/></draw:path><draw:path draw:style-name="gr3" draw:text-style-name="P6" svg:width="0.0469in" svg:height="0.0701in" svg:x="1.9807in" svg:y="1.2909in" svg:viewBox="0 0 120 179" svg:d="M120 130c-3 0-6 0-9 0-1 6-3 22-8 25-2 1-22 1-26 1-17 0-33 0-50 0 29-25 38-33 54-45 20-16 39-33 39-58 0-33-29-53-63-53s-57 23-57 48c0 14 12 16 15 16 6 0 15-6 15-14 0-6-3-16-17-16 9-19 27-24 40-24 27 0 40 21 40 43 0 23-16 42-25 52-22 20-43 42-65 63-3 4-3 4-3 11 37 0 75 0 112 0 2-16 6-33 8-49z"><text:p/></draw:path><draw:path draw:style-name="gr3" draw:text-style-name="P6" svg:width="0.035in" svg:height="0.1516in" svg:x="2.0571in" svg:y="1.2248in" svg:viewBox="0 0 90 386" svg:d="M90 383c0-1 0-2-6-9-49-48-61-122-61-180 0-69 14-136 62-184 5-4 5-6 5-7 0-2-1-3-4-3-4 0-39 26-61 75-20 43-25 86-25 119 0 29 4 76 26 120 23 47 56 72 60 72 3 0 4-1 4-3z"><text:p/></draw:path><draw:path draw:style-name="gr3" draw:text-style-name="P6" svg:width="0.0752in" svg:height="0.0685in" svg:x="2.1055in" svg:y="1.2713in" svg:viewBox="0 0 192 175" svg:d="M119 54c2-10 11-45 37-45 2 0 12 0 20 4-11 2-19 12-19 21 0 7 5 14 16 14 7 0 19-7 19-23 0-19-22-25-35-25-23 0-36 21-40 30-10-26-31-30-42-30-41 0-63 50-63 59 0 5 4 5 6 5s3-1 4-5c13-40 38-50 52-50 7 0 21 3 21 25 0 12-7 39-21 93-6 24-20 39-37 39-2 0-11 0-19-4 9-2 18-10 18-21s-9-13-14-13c-12 0-22 10-22 22 0 17 20 25 37 25 26 0 39-26 40-29 5 15 19 29 42 29 40 0 62-50 62-59 0-4-4-4-5-4-3 0-3 1-4 4-14 41-40 50-52 50-16 0-21-12-21-25 0-8 2-17 7-34 4-18 8-35 13-53z"><text:p/></draw:path><draw:path draw:style-name="gr3" draw:text-style-name="P6" svg:width="0.035in" svg:height="0.1516in" svg:x="2.1972in" svg:y="1.2248in" svg:viewBox="0 0 90 386" svg:d="M90 194c0-31-4-77-25-121-24-48-57-73-61-73-2 0-4 1-4 3 0 1 0 3 8 9 37 39 59 100 59 182 0 66-14 133-62 182-5 5-5 6-5 7 0 2 2 3 4 3 4 0 39-26 62-75 19-43 24-85 24-117z"><text:p/></draw:path><draw:path draw:style-name="gr3" draw:text-style-name="P6" svg:width="0.0752in" svg:height="0.0874in" svg:x="2.3028in" svg:y="1.2567in" svg:viewBox="0 0 192 223" svg:d="M179 120c7 0 13 0 13-8 0-9-6-9-13-9-55 0-109 0-164 0 5-51 50-88 104-88 20 0 40 0 60 0 7 0 13 0 13-7 0-8-6-8-13-8-21 0-40 0-61 0-66 0-118 50-118 112s52 111 118 111c21 0 40 0 61 0 7 0 13 0 13-7 0-8-6-8-13-8-20 0-40 0-60 0-54 0-99-36-104-88 55 0 109 0 164 0z"><text:p/></draw:path><draw:path draw:style-name="gr3" draw:text-style-name="P6" svg:width="0.1083in" svg:height="0.1035in" svg:x="2.4402in" svg:y="1.2346in" svg:viewBox="0 0 276 264" svg:d="M46 234c-4 16-5 18-35 18-7 0-11 0-11 8 0 4 3 4 11 4 46 0 91 0 137 0 62 0 107-45 107-84 0-27-22-49-59-53 39-8 80-37 80-73 0-29-25-54-71-54-43 0-87 0-130 0-8 0-12 0-12 8 0 4 4 4 11 4 1 0 8 0 15 1s10 1 10 7c0 1 0 2-1 6-18 70-34 139-52 208zM104 123c8-32 16-64 24-95 4-15 4-16 20-16 17 0 35 0 51 0 34 0 42 23 42 40 0 34-33 71-80 71-19 0-38 0-57 0zM87 252c-6 0-7 0-9 0-3 0-4-1-4-3 0-1 0-3 1-9 9-36 18-73 27-109 24 0 49 0 73 0 37 0 44 29 44 46 0 38-34 75-79 75-18 0-36 0-53 0z"><text:p/></draw:path><draw:path draw:style-name="gr3" draw:text-style-name="P6" svg:width="0.0346in" svg:height="0.1516in" svg:x="2.5657in" svg:y="1.2248in" svg:viewBox="0 0 89 386" svg:d="M89 194c0-31-4-77-25-121-23-48-56-73-61-73-2 0-3 1-3 3 0 1 0 3 7 9 38 39 60 100 60 182 0 66-14 133-63 182-4 5-4 6-4 7 0 2 1 3 3 3 5 0 39-26 62-75 20-43 24-85 24-117z"><text:p/></draw:path><draw:path draw:style-name="gr3" draw:text-style-name="P6" svg:width="0.0394in" svg:height="0.1819in" svg:x="4.8079in" svg:y="1.2094in" svg:viewBox="0 0 101 463" svg:d="M101 459c0-1-1-2-2-3-18-19-44-50-61-114-8-35-12-75-12-110 0-102 25-174 71-223 4-3 4-5 4-6 0-3-3-3-5-3-6 0-27 23-31 29-40 47-65 116-65 202 0 55 10 133 60 198 4 5 29 34 36 34 2 0 5 0 5-4z"><text:p/></draw:path><draw:path draw:style-name="gr3" draw:text-style-name="P6" svg:width="0.0335in" svg:height="0.1047in" svg:x="4.8594in" svg:y="1.2331in" svg:viewBox="0 0 86 267" svg:d="M56 0c-19 1-37 2-56 3 0 5 0 8 0 12 27 0 31 4 31 22 0 68 0 135 0 202 0 16-5 16-31 16 0 5 0 8 0 12 13 0 33-1 43-1s28 1 43 1c0-4 0-7 0-12-26 0-30 0-30-16 0-79 0-160 0-239z"><text:p/></draw:path><draw:path draw:style-name="gr3" draw:text-style-name="P6" svg:width="0.0673in" svg:height="0.0693in" svg:x="4.9012in" svg:y="1.2709in" svg:viewBox="0 0 172 177" svg:d="M172 90c0-49-39-90-86-90-49 0-86 42-86 90 0 50 41 87 86 87 46 0 86-37 86-87zM86 167c-17 0-34-7-44-25s-10-41-10-55 0-35 10-53c10-17 28-25 44-25s33 8 43 25 10 39 10 53 0 35-8 52c-9 17-25 28-45 28z"><text:p/></draw:path><draw:path draw:style-name="gr3" draw:text-style-name="P6" svg:width="0.0689in" svg:height="0.1in" svg:x="4.9772in" svg:y="1.2701in" svg:viewBox="0 0 176 255" svg:d="M75 109c-34 0-34-39-34-47 0-11 1-23 6-33 4-5 12-16 28-16 33 0 33 39 33 48 0 11 0 23-6 33-3 4-12 15-27 15zM30 124c0-2 0-11 6-18 16 11 31 12 39 12 36 0 62-27 62-56 0-15-6-29-16-38 14-13 29-15 35-15 1 0 2 0 5 0-5 2-7 6-7 11 0 6 4 11 11 11 4 0 11-3 11-12 0-7-4-19-20-19-8 0-24 2-41 19-16-13-31-15-40-15-37 0-63 27-63 57 0 17 9 31 18 40-5 6-11 18-11 32 0 12 4 27 16 34-23 7-35 23-35 39 0 27 37 49 85 49 46 0 85-20 85-50 0-14-5-33-24-44-21-10-43-10-67-10-10 0-26 0-28-1-14-1-21-14-21-26zM86 246c-40 0-66-19-66-40 0-18 14-32 32-33 7 0 15 0 23 0 33 0 76 0 76 33 0 21-28 40-65 40z"><text:p/></draw:path><draw:path draw:style-name="gr3" draw:text-style-name="P6" svg:width="0.0319in" svg:height="0.1016in" svg:x="5.0539in" svg:y="1.2362in" svg:viewBox="0 0 82 259" svg:d="M56 88c-18 1-36 3-54 4 0 5 0 8 0 13 24 0 29 2 29 20 0 36 0 70 0 105 0 16-5 16-31 16 0 5 0 8 0 13 12 0 33-2 43-2 13 0 26 2 39 2 0-5 0-8 0-13-25 0-26-1-26-16 0-47 0-95 0-142zM57 21c0-12-10-21-20-21-12 0-21 11-21 21s9 21 21 21c10 0 20-9 20-21z"><text:p/></draw:path><draw:path draw:style-name="gr3" draw:text-style-name="P6" svg:width="0.0575in" svg:height="0.0693in" svg:x="5.0965in" svg:y="1.2709in" svg:viewBox="0 0 147 177" svg:d="M32 89c0-64 32-79 53-79 3 0 27 0 40 14-15 1-17 12-17 18 0 10 6 17 17 17 10 0 18-6 18-17 0-27-30-42-59-42-49 0-84 42-84 89 0 50 38 88 84 88 51 0 63-46 63-49 0-5-3-5-5-5-3 0-3 1-5 5-11 35-36 39-50 39-21 0-55-16-55-78z"><text:p/></draw:path><draw:path draw:style-name="gr3" draw:text-style-name="P6" svg:width="0.0508in" svg:height="0.0669in" svg:x="5.2138in" svg:y="1.2713in" svg:viewBox="0 0 130 171" svg:d="M54 43c0-14 0-29 0-43-18 1-36 3-54 4 0 5 0 8 0 13 27 0 31 2 31 20 0 36 0 70 0 105 0 16-5 16-31 16 0 5 0 8 0 13 15 0 34-2 44-2 15 0 34 0 49 2 0-5 0-8 0-13-2 0-5 0-7 0-29 0-30-3-30-17 0-20 0-40 0-60 0-38 17-72 45-72 3 0 3 0 5 0-2 0-9 5-9 15 0 11 9 17 16 17 8 0 17-6 17-18 0-13-11-23-29-23-27 0-42 26-47 43z"><text:p/></draw:path><draw:path draw:style-name="gr3" draw:text-style-name="P6" svg:width="0.0764in" svg:height="0.0685in" svg:x="5.274in" svg:y="1.2713in" svg:viewBox="0 0 195 175" svg:d="M140 141c0 11 0 23 0 34 18-1 36-3 55-4 0-5 0-8 0-13-27 0-30-2-30-20 0-47 0-92 0-138-19 1-39 3-57 4 0 5 0 8 0 13 27 0 31 2 31 20 0 24 0 47 0 70 0 34-19 59-48 59-33 0-34-17-34-37 0-43 0-86 0-129-19 1-38 3-57 4 0 5 0 8 0 13 31 0 31 1 31 35 0 20 0 38 0 58 0 30 0 65 58 65 22 0 39-11 51-34z"><text:p/></draw:path><draw:path draw:style-name="gr3" draw:text-style-name="P6" svg:width="0.0335in" svg:height="0.1047in" svg:x="5.3591in" svg:y="1.2331in" svg:viewBox="0 0 86 267" svg:d="M56 0c-19 1-37 2-56 3 0 5 0 8 0 12 27 0 30 4 30 22 0 68 0 135 0 202 0 16-4 16-30 16 0 5 0 8 0 12 13 0 33-1 43-1s28 1 43 1c0-4 0-7 0-12-27 0-30 0-30-16 0-79 0-160 0-239z"><text:p/></draw:path><draw:path draw:style-name="gr3" draw:text-style-name="P6" svg:width="0.0587in" svg:height="0.0693in" svg:x="5.4004in" svg:y="1.2709in" svg:viewBox="0 0 150 177" svg:d="M32 76c2-58 35-67 48-67 40 0 44 52 44 67-31 0-61 0-92 0zM32 84c36 0 71 0 108 0 8 0 10 0 10-8 0-39-21-76-70-76-45 0-80 40-80 88 0 52 41 89 85 89 47 0 65-43 65-49 0-5-4-6-6-6-3 0-4 2-4 6-15 39-49 39-53 39-19 0-34-11-43-25-12-19-12-44-12-58z"><text:p/></draw:path><draw:path draw:style-name="gr3" draw:text-style-name="P6" svg:width="0.0492in" svg:height="0.0693in" svg:x="5.4689in" svg:y="1.2709in" svg:viewBox="0 0 126 177" svg:d="M67 98c9 2 41 8 41 36 0 19-13 34-44 34-32 0-46-22-54-54-1-5-1-6-6-6-4 0-4 2-4 9 0 17 0 34 0 51 0 7 0 9 4 9 1 0 3 0 9-8 1-1 1-1 8-8 17 16 35 16 43 16 45 0 62-25 62-54 0-20-12-32-16-36-13-12-28-15-44-19-22-4-47-9-47-32 0-13 10-28 43-28 42 0 44 34 45 46 0 3 3 2 4 3 6 0 6-1 6-9 0-13 0-26 0-39 0-7 0-9-5-9-2 0-2 0-8 4-1 3-5 6-6 7-14-11-31-11-36-11-48 0-62 25-62 47 0 14 5 25 16 33 13 10 24 12 51 18z"><text:p/></draw:path><draw:path draw:style-name="gr3" draw:text-style-name="P6" svg:width="0.0394in" svg:height="0.1819in" svg:x="5.5303in" svg:y="1.2094in" svg:viewBox="0 0 101 463" svg:d="M101 232c0-55-10-133-60-198-4-5-29-34-37-34-1 0-4 0-4 3s1 4 2 5c19 20 44 50 61 112 8 35 12 75 12 111 0 40-4 78-15 117-14 54-37 84-57 106-3 4-2 4-3 5 0 3 3 4 4 4 7 0 28-23 32-28 40-48 65-117 65-203z"><text:p/></draw:path><draw:path draw:style-name="gr3" draw:text-style-name="P6" svg:width="0.1346in" svg:height="0.0831in" svg:x="0.0004in" svg:y="1.4874in" svg:viewBox="0 0 343 212" svg:d="M330 152c7 0 13 0 13-8s-6-8-14-8c-82 0-164 0-245 0-17-14-37-24-49-29 14-7 33-17 49-30 81 0 163 0 245 0 8 0 14-1 14-9 0-9-6-7-13-7-76 0-153 0-229 0 19-18 39-52 39-57 0-4-5-4-8-4-2 0-6 0-7 3-8 15-18 36-44 58-27 24-52 34-72 39-7 2-6 2-8 3-1 2-1 3-1 4s0 1 0 2h1c1 1 1 1 9 3 52 16 91 51 112 93 4 7 6 7 10 7 3 0 8 0 8-4s-20-39-39-56c76 0 153 0 229 0z"><text:p/></draw:path><draw:path draw:style-name="gr3" draw:text-style-name="P6" svg:width="0.1346in" svg:height="0.0831in" svg:x="0.1272in" svg:y="1.4874in" svg:viewBox="0 0 343 212" svg:d="M260 77c16 13 36 23 49 30-14 5-33 15-49 29-82 0-164 0-246 0-6 0-14 0-14 8s8 8 14 8c76 0 152 0 228 0-18 17-39 52-39 56s6 4 8 4c3 0 6 0 8-3 8-14 19-35 44-57 26-23 52-34 72-40 7-2 7-3 8-3 0-1 0-1 0-2s0-2 0-4h-1c-1-1-1-1-9-3-51-15-90-50-112-92-4-8-4-8-10-8-2 0-8 0-8 4 0 5 20 39 39 57-76 0-152 0-228 0-6 0-14-2-14 7 0 8 8 9 14 9 82 0 164 0 246 0z"><text:p/></draw:path><draw:path draw:style-name="gr3" draw:text-style-name="P6" svg:width="0.0846in" svg:height="0.1083in" svg:x="0.3134in" svg:y="1.4618in" svg:viewBox="0 0 216 276" svg:d="M213 14c3-4 3-5 3-6 0-5-4-8-9-8s-7 4-9 9c-11 28-21 56-32 85-40 0-78 0-118 0-11-29-21-57-32-85-2-6-3-9-8-9-4 0-8 3-8 8 1 2 0 1 2 6 32 85 65 169 97 253 2 6 3 9 9 9 5 0 6-4 9-8 31-84 64-169 96-254zM55 109c35 0 70 0 106 0-18 46-36 91-53 137-18-46-35-91-53-137z"><text:p/></draw:path><draw:path draw:style-name="gr3" draw:text-style-name="P6" svg:width="0.0335in" svg:height="0.1516in" svg:x="0.4146in" svg:y="1.4531in" svg:viewBox="0 0 86 386" svg:d="M85 14c1-4 1-4 1-6 0-5-4-8-8-8-3 0-5 2-9 9-22 59-45 118-67 177-1 2-2 4-2 8 0 1 0 1 2 6 22 60 45 118 67 177 2 5 4 9 9 9 4 0 8-3 8-7 0-2 0-3-1-6-23-59-47-120-70-179 23-60 47-120 70-180z"><text:p/></draw:path><draw:path draw:style-name="gr3" draw:text-style-name="P6" svg:width="0.0752in" svg:height="0.0685in" svg:x="0.4614in" svg:y="1.5in" svg:viewBox="0 0 192 175" svg:d="M118 54c3-10 12-45 38-45 2 0 11 0 20 4-11 2-19 12-19 21 0 7 5 14 15 14 8 0 20-7 20-23 0-19-22-25-35-25-23 0-36 21-40 30-10-26-31-30-42-30-41 0-63 50-63 59 0 5 3 4 4 5 4 0 5-1 6-5 13-40 38-50 52-50 7 0 21 3 21 25 0 12-7 39-21 93-7 24-20 40-37 40-2 0-12 0-19-5 9-2 18-10 18-21 0-10-9-13-14-13-12 0-22 10-22 22 0 17 20 25 36 25 26 0 40-26 41-29 4 15 19 29 42 29 39 0 61-50 61-59 0-4-3-4-4-4-3 0-4 1-4 5-14 40-40 50-52 50-16 0-22-13-22-26 0-8 3-17 6-34 5-18 9-35 14-53z"><text:p/></draw:path><draw:path draw:style-name="gr3" draw:text-style-name="P6" svg:width="0.0173in" svg:height="0.0453in" svg:x="0.5571in" svg:y="1.5512in" svg:viewBox="0 0 45 116" svg:d="M45 41c0-26-10-41-24-41-13 0-21 10-21 21 0 10 8 20 21 20 4 0 10-1 13-5 1-1 1-1 2-1 0 2 0 0 0 6 0 28-13 51-25 65-4 4-4 4-4 5 0 3 1 5 3 5 4 0 35-30 35-75z"><text:p/></draw:path><draw:path draw:style-name="gr3" draw:text-style-name="P6" svg:width="0.0697in" svg:height="0.098in" svg:x="0.6157in" svg:y="1.5in" svg:viewBox="0 0 178 250" svg:d="M177 24c1-5 1-6 1-10 0-6-5-10-11-10-3 0-10 3-13 8-1 2-4 14-6 21-3 10-5 21-7 31-6 23-12 47-18 70-1 6-17 33-44 33-20 0-23-17-23-32 0-17 6-41 19-76 6-15 7-19 7-27 0-18-12-32-30-32-38 0-52 56-52 59 0 5 3 4 4 5 5 0 5-1 7-8 11-36 26-47 40-47 2 0 8 0 8 12 0 10-3 20-6 27-16 41-22 63-22 81 0 35 24 46 47 46 15 0 29-7 39-18-5 21-9 40-25 61-11 13-25 24-43 24-5 0-23-1-29-16 6 0 11 0 16-5 5-3 8-9 8-16 0-12-10-14-14-14-9 0-21 7-21 26 0 18 16 33 40 33 40 0 80-35 91-78 12-50 25-98 37-148z"><text:p/></draw:path><draw:path draw:style-name="gr3" draw:text-style-name="P6" svg:width="0.0339in" svg:height="0.1516in" svg:x="0.7in" svg:y="1.4531in" svg:viewBox="0 0 87 386" svg:d="M85 200c2-5 2-5 2-6s0-3-2-7c-23-59-45-119-69-178-2-7-4-9-8-9-5 0-8 3-8 8 0 1 0 2 2 6 23 60 45 120 68 180-23 59-45 119-68 178-2 4-2 4-2 7 0 4 3 7 8 7s6-3 8-7c24-60 46-119 69-179z"><text:p/></draw:path><draw:path draw:style-name="gr3" draw:text-style-name="P6" svg:width="0.0157in" svg:height="0.0157in" svg:x="0.7642in" svg:y="1.5512in" svg:viewBox="0 0 41 41" svg:d="M41 21c0-11-10-21-21-21-12 0-20 10-20 21s8 20 20 20c11 0 21-9 21-20z"><text:p/></draw:path><draw:path draw:style-name="gr3" draw:text-style-name="P6" svg:width="0.074in" svg:height="0.1067in" svg:x="0.8016in" svg:y="1.4618in" svg:viewBox="0 0 189 272" svg:d="M89 3c-1-1 0-3-4-3-10 0-38 2-48 3-3 0-7 1-7 8 0 4 3 4 8 4 19 0 20 4 20 7 0 2-1 6-1 8-19 75-37 148-56 223-1 6-1 6-1 8 0 10 8 11 11 11 5 0 12-5 14-10 2-10 5-20 7-30 3-11 5-23 9-34 2-9 4-18 6-26 1-3 5-15 5-18 1-3 13-24 26-35 9-6 21-13 37-13 17 0 21 13 21 26 0 21-15 64-24 87-3 9-5 13-5 21 0 19 14 32 32 32 36 0 50-56 50-60 0-3-3-3-4-3-5 0-5 1-6 7-6 21-18 48-39 48-7 0-10-4-10-13 0-10 4-19 7-28 6-16 24-62 24-84 0-26-16-42-44-42-25 0-43 12-58 30 10-41 20-83 30-124z"><text:p/></draw:path><draw:path draw:style-name="gr3" draw:text-style-name="P6" svg:width="0.0382in" svg:height="0.0701in" svg:x="0.8925in" svg:y="1.5193in" svg:viewBox="0 0 98 179" svg:d="M60 8c0-8 0-8-7-8-18 17-42 18-53 18 0 3 0 5 0 8 5 0 24 0 38-6 0 46 0 91 0 137 0 9 0 12-26 12-3 0-8 0-11 0 0 4 0 7 0 10 6 0 39-1 48-1s43 1 49 1c0-3 0-6 0-10-3 0-7 0-10 0-28 0-28-3-28-12 0-49 0-100 0-149z"><text:p/></draw:path><draw:path draw:style-name="gr3" draw:text-style-name="P6" svg:width="0.035in" svg:height="0.1516in" svg:x="0.9642in" svg:y="1.4531in" svg:viewBox="0 0 90 386" svg:d="M90 383c0-1 0-2-6-9-49-48-61-122-61-180 0-69 14-136 62-184 5-4 5-6 5-7 0-2-2-3-4-3-4 0-39 26-62 75-20 43-24 86-24 119 0 29 4 77 25 120 23 47 57 72 61 72 2 0 4-1 4-3z"><text:p/></draw:path><draw:path draw:style-name="gr3" draw:text-style-name="P6" svg:width="0.0752in" svg:height="0.0685in" svg:x="1.0126in" svg:y="1.5in" svg:viewBox="0 0 192 175" svg:d="M118 54c3-10 12-45 38-45 2 0 11 0 20 4-11 2-19 12-19 21 0 7 5 14 15 14 8 0 20-7 20-23 0-19-22-25-35-25-23 0-36 21-40 30-10-26-31-30-42-30-41 0-63 50-63 59 0 5 3 4 4 5 4 0 5-1 6-5 13-40 38-50 52-50 7 0 21 3 21 25 0 12-7 39-21 93-7 24-20 40-37 40-2 0-12 0-19-5 9-2 18-10 18-21 0-10-9-13-14-13-12 0-22 10-22 22 0 17 20 25 36 25 26 0 40-26 41-29 4 15 19 29 42 29 39 0 61-50 61-59 0-4-3-4-4-4-3 0-4 1-4 5-14 40-40 50-52 50-16 0-21-13-21-26 0-8 2-17 5-34 5-18 9-35 14-53z"><text:p/></draw:path><draw:path draw:style-name="gr3" draw:text-style-name="P6" svg:width="0.0346in" svg:height="0.1516in" svg:x="1.1039in" svg:y="1.4531in" svg:viewBox="0 0 89 386" svg:d="M89 194c0-31-3-77-25-121-23-48-56-73-61-73-2 0-3 1-3 3 0 1 0 3 8 9 37 39 59 100 59 182 0 66-14 134-62 182-5 5-5 6-5 7 0 2 1 3 3 3 5 0 40-26 62-75 20-43 24-85 24-117z"><text:p/></draw:path><draw:path draw:style-name="gr3" draw:text-style-name="P6" svg:width="0.1008in" svg:height="0.0354in" svg:x="1.2055in" svg:y="1.511in" svg:viewBox="0 0 257 91" svg:d="M244 17c6 0 13 0 13-9 0-8-7-8-13-8-77 0-155 0-232 0-4 0-12 0-12 8 0 9 8 9 13 9 77 0 154 0 231 0zM244 91c6 0 13 0 13-7 0-8-7-8-13-8-77 0-154 0-231 0-5 0-13 0-13 8 0 7 8 7 12 7 77 0 155 0 232 0z"><text:p/></draw:path><draw:path draw:style-name="gr3" draw:text-style-name="P6" svg:width="0.0744in" svg:height="0.1067in" svg:x="1.3657in" svg:y="1.4618in" svg:viewBox="0 0 190 272" svg:d="M90 3c-2-1 0-3-5-3-9 0-37 2-47 3-3 0-7 1-7 8 0 4 3 4 9 4 18 0 19 4 19 7 0 2-1 6-1 8-18 75-37 148-56 223-2 6-2 6-2 8 0 10 9 11 12 11 6 0 12-5 14-10 3-10 5-20 7-30 3-11 5-23 9-34 2-9 4-18 6-26 1-3 5-15 5-18 1-3 13-24 26-35 9-6 20-13 38-13 16 0 20 13 20 26 0 21-15 64-24 87-3 9-5 13-5 21 0 19 13 32 32 32 36 0 50-56 50-60 0-3-3-3-4-3-5 0-5 1-6 7-6 21-18 48-39 48-7 0-10-4-10-13 0-10 3-19 8-28 5-16 23-62 23-84 0-26-16-42-44-42-26 0-43 12-58 30 10-41 20-83 30-124z"><text:p/></draw:path><draw:path draw:style-name="gr3" draw:text-style-name="P6" svg:width="0.0469in" svg:height="0.0701in" svg:x="1.4516in" svg:y="1.5193in" svg:viewBox="0 0 120 179" svg:d="M120 130c-3 0-7 0-10 0 0 6-3 22-7 25-2 1-23 1-26 1-17 0-34 0-51 0 29-25 39-33 55-45 20-16 39-33 39-58 0-33-29-53-64-53-33 0-56 23-56 48 0 14 12 16 14 16 7 0 15-6 15-14 0-6-3-15-16-15 8-20 27-25 40-25 26 0 40 21 40 43 0 23-16 42-25 52-22 22-43 42-65 64-3 3-3 3-3 10 37 0 74 0 111 0 3-16 6-33 9-49z"><text:p/></draw:path><draw:path draw:style-name="gr3" draw:text-style-name="P6" svg:width="0.035in" svg:height="0.1516in" svg:x="1.5283in" svg:y="1.4531in" svg:viewBox="0 0 90 386" svg:d="M90 383c0-1 0-2-6-9-49-48-62-122-62-180 0-69 15-136 63-184 5-4 5-6 5-7 0-2-2-3-4-3-4 0-39 26-62 75-20 43-24 86-24 119 0 29 4 77 25 120 23 47 57 72 61 72 2 0 4-1 4-3z"><text:p/></draw:path><draw:path draw:style-name="gr3" draw:text-style-name="P6" svg:width="0.0752in" svg:height="0.0685in" svg:x="1.5768in" svg:y="1.5in" svg:viewBox="0 0 192 175" svg:d="M118 54c2-10 12-45 38-45 2 0 11 0 20 4-11 2-19 12-19 21 0 7 5 14 15 14 8 0 20-7 20-23 0-19-23-25-36-25-22 0-35 21-39 30-10-26-31-30-42-30-41 0-63 50-63 59 0 5 3 4 4 5 4 0 5-1 6-5 13-40 38-50 52-50 7 0 21 3 21 25 0 12-7 39-21 93-7 24-20 40-37 40-3 0-12 0-19-5 9-2 17-10 17-21 0-10-8-13-14-13-11 0-21 10-21 22 0 17 20 25 36 25 26 0 40-26 41-29 4 15 19 29 42 29 39 0 61-50 61-59 0-4-3-4-4-4-3 0-4 1-6 5-12 40-38 50-50 50-16 0-22-13-22-26 0-8 3-17 6-34 5-18 9-35 14-53z"><text:p/></draw:path><draw:path draw:style-name="gr3" draw:text-style-name="P6" svg:width="0.0346in" svg:height="0.1516in" svg:x="1.6681in" svg:y="1.4531in" svg:viewBox="0 0 89 386" svg:d="M89 194c0-31-3-77-25-121-23-48-56-73-61-73-2 0-3 1-3 3 0 1 0 3 8 9 37 39 59 100 59 182 0 66-14 134-63 182-4 5-4 6-4 7 0 2 1 3 3 3 5 0 39-26 62-75 20-43 24-85 24-117z"><text:p/></draw:path><draw:path draw:style-name="gr3" draw:text-style-name="P6" svg:width="0.1004in" svg:height="0.0354in" svg:x="1.7697in" svg:y="1.511in" svg:viewBox="0 0 256 91" svg:d="M244 17c6 0 12 0 12-9 0-8-6-8-12-8-77 0-155 0-232 0-5 0-12 0-12 8 0 9 7 9 13 9 77 0 154 0 231 0zM244 91c6 0 12 0 12-7 0-8-6-8-12-8-77 0-154 0-231 0-6 0-13 0-13 8 0 7 7 7 12 7 77 0 155 0 232 0z"><text:p/></draw:path><draw:path draw:style-name="gr3" draw:text-style-name="P6" svg:width="0.0697in" svg:height="0.098in" svg:x="1.926in" svg:y="1.5in" svg:viewBox="0 0 178 250" svg:d="M177 24c1-5 1-6 1-10 0-6-5-10-11-10-3 0-10 3-13 8-1 2-4 14-6 21-3 10-5 21-7 31-6 23-12 47-18 70-1 6-19 33-44 33-20 0-24-17-24-32 0-17 7-41 20-76 6-15 7-19 7-27 0-18-12-32-30-32-38 0-52 56-52 59 0 5 3 4 4 5 5 0 5-1 7-8 11-36 26-47 40-47 2 0 8 0 8 12 0 10-3 20-6 27-16 41-22 63-22 81 0 35 24 46 47 46 15 0 29-7 39-18-5 21-9 40-25 61-11 13-25 24-43 24-5 0-23-1-29-16 6 0 11 0 16-5 5-3 8-9 8-16 0-12-10-14-14-14-9 0-21 7-21 26 0 18 16 33 40 33 40 0 80-35 91-78 12-50 25-98 37-148z"><text:p/></draw:path><draw:path draw:style-name="gr3" draw:text-style-name="P6" svg:width="0.1346in" svg:height="0.0831in" svg:x="0.0004in" svg:y="1.7327in" svg:viewBox="0 0 343 212" svg:d="M330 151c7 0 13 0 13-8s-6-8-14-8c-82 0-164 0-245 0-17-13-37-23-49-29 14-6 33-16 49-30 81 0 163 0 245 0 8 0 14 0 14-8 0-7-6-7-13-7-76 0-153 0-229 0 19-18 39-52 39-57 0-4-5-4-8-4-2 0-6 0-7 2-8 16-18 35-44 59-27 23-52 34-72 39-7 2-8 2-8 3-1 2-1 2-1 3s0 1 0 2l1 1c1 0 1 1 9 3 52 16 91 51 112 93 4 7 6 7 10 7 3 0 8 0 8-4 0-6-20-39-39-57 76 0 153 0 229 0z"><text:p/></draw:path><draw:path draw:style-name="gr3" draw:text-style-name="P6" svg:width="0.1346in" svg:height="0.0831in" svg:x="0.1272in" svg:y="1.7327in" svg:viewBox="0 0 343 212" svg:d="M260 76c16 14 36 24 49 30-14 6-33 16-49 29-82 0-164 0-246 0-6 0-14 0-14 8s8 8 14 8c76 0 152 0 228 0-18 18-39 51-39 57 0 4 6 4 8 4 3 0 6 0 8-3 8-14 19-35 44-57 26-24 52-34 72-40 7-3 7-3 8-4 0-1 0-1 0-2s0-1 0-3l-1-1c-1 0-1 0-9-2-51-15-90-50-112-92-4-8-4-8-10-8-2 0-8 0-8 4 0 5 20 39 39 57-76 0-152 0-228 0-6 0-14 0-14 7 0 8 8 8 14 8 82 0 164 0 246 0z"><text:p/></draw:path><draw:path draw:style-name="gr3" draw:text-style-name="P6" svg:width="0.0744in" svg:height="0.1071in" svg:x="0.3213in" svg:y="1.7063in" svg:viewBox="0 0 190 273" svg:d="M90 4c-2-1 0-4-5-4-9 0-37 3-47 4-3 0-7 2-7 8 0 5 3 5 9 5 18 0 19 3 19 6 0 2-1 6-1 8-18 74-37 148-56 222-2 6-2 7-2 9 0 9 8 11 12 11 6 0 12-5 14-10 3-10 5-20 7-30 3-11 5-23 9-34 2-9 4-17 6-26 1-2 5-16 5-18 1-3 13-25 26-35 9-7 20-13 38-13 16 0 20 13 20 26 0 21-15 63-24 87-3 9-5 13-5 21 0 19 13 32 32 32 36 0 50-56 50-60s-3-4-4-4c-5 0-5 1-6 8-6 20-18 47-39 47-7 0-10-3-10-12 0-10 3-20 8-28 5-16 23-62 23-85 0-25-16-41-44-41-26 0-43 12-58 30 10-41 20-83 30-124z"><text:p/></draw:path><draw:path draw:style-name="gr3" draw:text-style-name="P6" svg:width="0.0386in" svg:height="0.0701in" svg:x="0.4122in" svg:y="1.7646in" svg:viewBox="0 0 99 179" svg:d="M62 7c0-7 0-7-8-7-18 17-42 17-54 17 0 3 0 6 0 9 7 0 25 0 40-7 0 46 0 92 0 138 0 9 0 12-28 12-3 0-7 0-10 0 0 4 0 7 0 10 6 0 39-1 49-1 8 0 42 1 48 1 0-3 0-6 0-10-3 0-7 0-10 0-27 0-27-3-27-12 0-50 0-100 0-150z"><text:p/></draw:path><draw:path draw:style-name="gr3" draw:text-style-name="P6" svg:width="0.1004in" svg:height="0.035in" svg:x="0.5201in" svg:y="1.7563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744in" svg:height="0.1071in" svg:x="0.6803in" svg:y="1.7063in" svg:viewBox="0 0 190 273" svg:d="M90 4c-2-1 0-4-5-4-9 0-38 3-48 4-3 0-6 2-6 8 0 5 3 5 9 5 18 0 19 3 19 6 0 2-1 6-1 8-18 74-37 148-56 222-2 6-2 7-2 9 0 9 8 11 11 11 7 0 13-5 14-10 2-10 6-20 8-30 3-11 5-23 9-34 2-9 4-17 6-26 0-2 4-16 5-18 1-3 13-25 26-35 8-7 20-13 36-13 17 0 21 13 21 26 0 21-14 63-24 87-2 9-4 13-4 21 0 19 13 32 32 32 36 0 50-56 50-60s-3-4-5-4c-4 0-4 1-6 8-5 20-17 47-39 47-7 0-9-3-9-12 0-10 3-20 6-28 7-16 25-62 25-85 0-25-16-41-45-41-25 0-43 12-58 30 10-41 21-83 31-124z"><text:p/></draw:path><draw:path draw:style-name="gr3" draw:text-style-name="P6" svg:width="0.0469in" svg:height="0.0701in" svg:x="0.7665in" svg:y="1.7646in" svg:viewBox="0 0 120 179" svg:d="M120 130c-3 0-7 0-10 0-1 5-3 22-7 24-2 2-23 2-27 2-17 0-33 0-50 0 29-25 39-33 54-45 21-16 40-33 40-59 0-32-30-52-64-52s-56 23-56 48c0 14 11 15 14 15 7 0 15-5 15-15 0-4-3-14-17-14 9-19 28-25 40-25 27 0 41 22 41 43 0 24-17 43-25 53-22 20-44 42-66 63-2 3-2 4-2 11 37 0 74 0 111 0 3-16 6-33 9-49z"><text:p/></draw:path><draw:path draw:style-name="gr3" draw:text-style-name="P6" svg:width="0.0394in" svg:height="0.1823in" svg:x="4.8079in" svg:y="1.6827in" svg:viewBox="0 0 101 464" svg:d="M101 460c0-1-1-2-2-3-18-19-44-51-61-114-8-35-12-75-12-111 0-101 25-173 71-222 4-4 4-4 4-6 0-4-3-4-5-4-6 0-27 24-31 30-40 46-65 116-65 202 0 55 10 132 60 198 4 5 29 34 36 34 2 0 5 0 5-4z"><text:p/></draw:path><draw:path draw:style-name="gr3" draw:text-style-name="P6" svg:width="0.1039in" svg:height="0.1083in" svg:x="4.8598in" svg:y="1.7035in" svg:viewBox="0 0 265 276" svg:d="M55 232c-15 25-30 31-47 32-5 1-8 1-8 8 0 2 2 4 4 4 11 0 23-1 34-1 13 0 26 1 39 1 2 0 7 0 7-8 0-3-4-4-6-4-9 0-19-3-19-13 0-5 3-9 6-14 10-17 20-33 30-50 31 0 64 0 96 0 1 8 7 61 7 65 0 11-21 12-29 12-4 0-8 0-8 8 0 4 4 4 5 4 15 0 32-1 48-1 10 0 35 1 44 1 3 0 7 0 7-8 0-4-4-4-9-4-24 0-24-2-25-13-8-80-15-162-23-242-1-8-1-9-8-9-6 0-8 2-10 7-45 74-90 150-135 225zM102 175c26-43 51-85 76-128 5 43 8 85 12 128-29 0-58 0-88 0z"><text:p/></draw:path><draw:path draw:style-name="gr3" draw:text-style-name="P6" svg:width="0.1008in" svg:height="0.035in" svg:x="5.0193in" svg:y="1.756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83in" svg:height="0.1035in" svg:x="5.178in" svg:y="1.7083in" svg:viewBox="0 0 276 264" svg:d="M46 234c-4 15-4 18-35 18-7 0-11 0-11 8 0 4 4 4 11 4 46 0 91 0 137 0 62 0 107-45 107-84 0-27-22-49-59-53 39-8 80-37 80-73 0-29-25-54-71-54-43 0-87 0-130 0-8 0-11 0-11 8 0 4 3 4 11 4 4 0 7 0 14 1 7 0 10 1 10 6 0 2 0 3-1 7-18 70-34 139-52 208zM104 123c8-32 17-65 25-97 3-13 4-14 21-14 16 0 33 0 49 0 34 0 42 23 42 40 0 34-33 71-80 71-19 0-38 0-57 0zM87 252c-6 0-6 0-9 0s-4-1-4-4c0-2 0-2 2-9 9-37 17-72 26-108 24 0 49 0 73 0 37 0 45 29 45 45 0 39-35 76-80 76-18 0-36 0-53 0z"><text:p/></draw:path><draw:path draw:style-name="gr3" draw:text-style-name="P6" svg:width="0.0744in" svg:height="0.1071in" svg:x="5.3508in" svg:y="1.7063in" svg:viewBox="0 0 190 273" svg:d="M134 248c0 8 0 16 0 25 19-1 38-3 56-5 0-4 0-7 0-12-26 0-29-2-29-21 0-78 0-157 0-235-19 1-38 3-57 4 0 5 0 8 0 13 28 0 31 3 31 22 0 27 0 56 0 83-12-14-28-24-49-24-45 0-86 37-86 88 0 48 37 87 81 87 26 0 43-13 53-25zM134 144c0 27 0 53 0 79 0 7 0 8-4 15-12 18-30 26-46 26-18 0-31-10-41-24-10-17-11-39-11-54 0-14 1-37 12-55 8-12 23-24 44-24 13 0 30 5 42 23 4 6 4 6 4 14z"><text:p/></draw:path><draw:path draw:style-name="gr3" draw:text-style-name="P6" svg:width="0.0587in" svg:height="0.0693in" svg:x="5.4343in" svg:y="1.7441in" svg:viewBox="0 0 150 177" svg:d="M33 76c2-58 34-68 47-68 40 0 44 53 44 68-31 0-60 0-91 0zM32 84c36 0 71 0 108 0 8 0 10 0 10-8 0-39-21-76-70-76-45 0-80 40-80 88 0 52 41 89 85 89 47 0 65-43 65-50 0-4-4-5-6-5-3 0-3 2-4 6-14 39-49 39-53 39-19 0-34-11-43-25-12-19-12-44-12-58z"><text:p/></draw:path><draw:path draw:style-name="gr3" draw:text-style-name="P6" svg:width="0.076in" svg:height="0.1071in" svg:x="5.502in" svg:y="1.7047in" svg:viewBox="0 0 194 273" svg:d="M117 119c18 0 20 4 20 21 0 34 0 69 0 103 0 18-4 18-29 18 0 4 0 7 0 12 12 0 33-1 43-1 8 0 28 1 43 1 0-5 0-8 0-12-27 0-31 0-31-18 0-47 0-94 0-142-17 1-32 4-49 5-6 0-4 0-6 0-1 1-2 1-8 1-15 0-30 0-45 0 0-15 0-30 0-44 0-39 33-54 57-54 11 0 25 4 33 13-15 0-17 11-17 18 0 13 9 17 16 17 9 0 18-6 18-17 0-23-21-40-50-40-36 0-81 20-81 63 0 14 0 29 0 44-10 0-21 0-31 0 0 4 0 7 0 12 10 0 21 0 31 0 0 42 0 82 0 124 0 18-5 18-31 18 0 4 0 7 0 12 13 0 33-1 43-1s28 1 43 1c0-5 0-8 0-12-26 0-30 0-30-18 0-42 0-82 0-124 20 0 41 0 61 0z"><text:p/></draw:path><draw:path draw:style-name="gr3" draw:text-style-name="P6" svg:width="0.0764in" svg:height="0.0669in" svg:x="5.587in" svg:y="1.7449in" svg:viewBox="0 0 195 171" svg:d="M30 37c0 35 0 70 0 104 0 17-5 17-30 17 0 5 0 8 0 13 13 0 33-2 44-2 10 0 30 2 43 2 0-5 0-8 0-13-27 0-30 0-30-17 0-23 0-47 0-71 0-40 28-61 52-61s28 21 28 43c0 29 0 59 0 89 0 17-4 17-29 17 0 5 0 8 0 13 13 0 33-2 43-2s30 2 44 2c0-5 0-8 0-13-21 0-30 0-31-11 0-24 0-49 0-73 0-34 0-46-12-60-6-6-18-14-41-14-27 0-46 17-57 41 0-13 0-28 0-41-18 1-36 3-54 4 0 5 0 8 0 13 26 0 30 2 30 20z"><text:p/></draw:path><draw:path draw:style-name="gr3" draw:text-style-name="P6" svg:width="0.0327in" svg:height="0.1016in" svg:x="5.6717in" svg:y="1.7098in" svg:viewBox="0 0 84 259" svg:d="M56 88c-18 1-36 3-54 4 0 5 0 8 0 13 25 0 29 2 29 20 0 35 0 70 0 104 0 17-5 17-31 17 0 5 0 8 0 13 13 0 34-2 43-2 13 0 27 2 41 2 0-5 0-8 0-13-27 0-28-2-28-16 0-47 0-95 0-142zM57 21c0-13-9-21-20-21-12 0-21 11-21 21s9 20 21 20c11 0 20-8 20-20z"><text:p/></draw:path><draw:path draw:style-name="gr3" draw:text-style-name="P6" svg:width="0.0472in" svg:height="0.0949in" svg:x="5.7118in" svg:y="1.7189in" svg:viewBox="0 0 121 242" svg:d="M59 84c19 0 38 0 56 0 0-5 0-8 0-12-18 0-37 0-56 0 0-25 0-48 0-72-3 0-5 0-8 0-2 32-13 73-51 75 0 3 0 5 0 9 11 0 22 0 33 0 0 35 0 71 0 106 0 48 36 52 49 52 28 0 39-27 39-52 0-7 0-14 0-22-3 0-7 0-10 0 0 7 0 15 0 21 0 29-11 43-25 43-27 0-27-35-27-42 0-35 0-71 0-106z"><text:p/></draw:path><draw:path draw:style-name="gr3" draw:text-style-name="P6" svg:width="0.0319in" svg:height="0.1016in" svg:x="5.7732in" svg:y="1.7098in" svg:viewBox="0 0 82 259" svg:d="M55 88c-18 1-36 3-54 4 0 5 0 8 0 13 25 0 29 2 29 20 0 35 0 70 0 104 0 17-5 17-30 17 0 5 0 8 0 13 12 0 33-2 42-2 14 0 27 2 40 2 0-5 0-8 0-13-25 0-27-2-27-16 0-47 0-95 0-142zM57 21c0-13-10-21-21-21-12 0-20 11-20 21s8 20 20 20c11 0 21-8 21-20z"><text:p/></draw:path><draw:path draw:style-name="gr3" draw:text-style-name="P6" svg:width="0.0665in" svg:height="0.0693in" svg:x="5.815in" svg:y="1.7441in" svg:viewBox="0 0 170 177" svg:d="M170 90c0-49-38-90-84-90-49 0-86 42-86 90 0 50 40 87 85 87 47 0 85-37 85-87zM86 167c-17 0-34-7-44-25s-10-41-10-55c0-15 0-36 9-53 11-17 28-26 44-26 17 0 34 9 44 25 10 17 10 40 10 54s0 35-9 52c-8 17-26 28-44 28z"><text:p/></draw:path><draw:path draw:style-name="gr3" draw:text-style-name="P6" svg:width="0.0764in" svg:height="0.0669in" svg:x="5.8917in" svg:y="1.7449in" svg:viewBox="0 0 195 171" svg:d="M30 37c0 35 0 70 0 104 0 17-5 17-30 17 0 5 0 8 0 13 13 0 33-2 43-2 11 0 31 2 44 2 0-5 0-8 0-13-27 0-31 0-31-17 0-23 0-47 0-71 0-40 28-61 53-61 24 0 28 21 28 43 0 29 0 59 0 89 0 17-4 17-30 17 0 5 0 8 0 13 14 0 34-2 44-2s30 2 44 2c0-5 0-8 0-13-21 0-31 0-31-11 0-24 0-49 0-73 0-34 0-46-12-60-6-6-18-14-41-14-27 0-46 17-57 41 0-13 0-28 0-41-18 1-36 3-54 4 0 5 0 8 0 13 26 0 30 2 30 20z"><text:p/></draw:path><draw:path draw:style-name="gr3" draw:text-style-name="P6" svg:width="0.0394in" svg:height="0.1823in" svg:x="5.9776in" svg:y="1.6827in" svg:viewBox="0 0 101 464" svg:d="M101 232c0-55-10-132-60-198-4-4-29-34-37-34-1 0-4 1-4 4 0 2 1 3 2 5 19 20 44 50 60 112 9 35 13 75 13 111 0 39-4 78-15 117-14 54-37 85-57 107-3 3-2 3-3 4 0 3 3 4 4 4 7 0 28-24 32-29 40-47 65-116 65-203z"><text:p/></draw:path><draw:path draw:style-name="gr3" draw:text-style-name="P6" svg:width="0.1256in" svg:height="0.1114in" svg:x="6.3535in" svg:y="1.7031in" svg:viewBox="0 0 320 284" svg:d="M59 223c-10 0-21 1-33 6-7 3-16 8-22 14-3 5-4 10-4 14 0 6 3 11 9 16 11 9 27 11 45 11 23 0 50-7 77-17 22 9 44 17 72 17 16 0 33-8 50-19 18-11 34-25 44-39 1-2 1-2 1-3s-1-3-3-3c-1 0-4 0-5 0s-2 0-3 1c-8 12-21 24-36 33s-29 13-40 13c-22 0-38-5-54-12 8-3 16-7 23-12 44-26 84-61 110-99 20-27 30-55 30-78 0-9-1-15-3-23-10-28-39-43-78-43-22 0-49 8-75 22-23 12-46 31-61 51-13 18-19 37-19 52 0 4 0 7 1 11 4 18 19 28 43 28 16 0 35-4 55-13 15-9 31-20 40-34 10-14 13-26 13-36 0-15-7-28-17-38-1 0-1-1-2-1-3 1-5 1-7 2-1 1-2 2-2 3v1l1 2c5 5 10 14 10 24 0 11-6 24-16 39-7 11-18 22-33 30-14 9-28 12-40 12-19 0-29-9-30-22 0-1 0-1 0-2 0-15 10-35 24-55 12-18 30-35 52-47 22-14 44-20 62-20 31 0 51 14 56 37 0 2 0 6 0 8 0 24-15 55-37 86-24 35-56 69-95 97-7 3-14 7-20 12-2-1-5-3-7-4-22-11-44-22-76-22zM27 244c2 0 4 0 5 0 5 0 12 1 17 1 27 0 48 7 68 16-22 9-43 14-62 14-15 0-29-2-36-9-3-1-4-4-4-7 0-4 1-8 5-13 1-1 3-2 7-2z"><text:p/></draw:path><draw:path draw:style-name="gr3" draw:text-style-name="P6" svg:width="0.0157in" svg:height="0.0157in" svg:x="6.4976in" svg:y="1.7957in" svg:viewBox="0 0 41 41" svg:d="M41 21c0-12-10-21-21-21-12 0-20 9-20 21 0 11 8 20 20 20 11 0 21-9 21-20z"><text:p/></draw:path><draw:path draw:style-name="gr3" draw:text-style-name="P6" svg:width="0.1008in" svg:height="0.1087in" svg:x="6.5339in" svg:y="1.7043in" svg:viewBox="0 0 257 277" svg:d="M224 37c1-1 1-1 3-2v-1c0-2-2-3-4-3-6 0-14 3-22 6-7 6-14 13-18 19-6 9-10 18-10 25 0 3 0 5 1 7 3 10 13 14 25 14 7 0 15-3 24-8 9-6 17-14 21-21 9-12 13-23 13-34 0-6-1-13-4-17-9-15-28-22-51-22-16 0-35 7-52 17-19 9-35 24-46 39-11 16-16 31-16 44 0 6 0 11 2 16 1 1 2 4 3 5-7 2-16 7-25 10-19 10-37 23-48 38-13 19-20 38-20 53 0 9 1 17 5 23 11 22 38 32 70 32 16 0 35-4 55-14 17-9 33-22 43-35 6-10 10-19 10-27 0-6-3-12-6-16-11-13-29-18-49-18-27 0-55 35-60 66 0 0 0 1 1 1 0 1 1 3 2 3h2c1 0 1-2 2-2 2 0 2-1 2-2 4-27 29-57 48-57 18 0 31 3 37 13 1 2 1 6 1 9 0 7-4 15-10 25-9 12-20 25-34 33-16 9-31 12-42 12-28 0-47-8-53-26-1-4-1-8-1-11 0-16 9-36 23-58 10-13 22-26 38-35 5-4 12-6 17-8 10 6 23 11 39 11 3 0 8-1 12-2 2-1 5-4 7-6 3-2 3-4 3-5 0-5-5-7-7-8-7-3-15-4-24-4-6 0-12 0-19 1-1-1-2-3-2-5 0-1 0-3 0-4 0-13 9-30 21-49 9-12 19-24 32-34 12-8 25-12 35-12 21 0 37 5 44 16 2 3 3 7 3 13 0 8-2 16-10 27-4 7-10 14-17 18s-13 7-18 7c-12 0-17-5-17-13 0-5 3-13 9-22 4-5 8-11 15-14 5-4 11-5 15-5 1 0 2-1 2-3zM130 124c7 0 14 0 18 3 3 1 2 1 3 1 0 1 0 1 0 1-1 1-3 2-4 2-2 1-4 1-6 1-10 0-18-2-23-7 4-1 8-1 12-1z"><text:p/></draw:path><draw:path draw:style-name="gr3" draw:text-style-name="P6" svg:width="0.0157in" svg:height="0.0157in" svg:x="6.6535in" svg:y="1.7957in" svg:viewBox="0 0 41 41" svg:d="M41 21c0-12-9-21-20-21-12 0-21 9-21 21 0 11 9 20 21 20 11 0 20-9 20-20z"><text:p/></draw:path><draw:path draw:style-name="gr3" draw:text-style-name="P6" svg:width="0.1193in" svg:height="0.1122in" svg:x="6.6925in" svg:y="1.7043in" svg:viewBox="0 0 304 286" svg:d="M304 56c0-1-2-2-4-2-6 0-13 1-20 2-9-34-40-56-92-56-45 0-107 28-136 69-16 22-25 44-25 61 0 24 16 39 46 39 27 0 63-27 83-56 13-17 21-35 21-50 0-2 0-5-1-6s-1-2-3-2c-1 0-3 0-4 0-1 1-2 2-2 3 0 15-6 33-20 52-18 26-50 51-72 51-20 0-29-11-29-27s9-37 25-61c27-37 79-64 115-64 47 0 75 20 83 52-38 17-77 62-106 104-28 39-57 80-82 98-8-4-18-8-32-8-1 0-2 0-3 0-14 0-37 1-45 11-1 2-1 4-1 5 0 8 29 10 46 10 5 0 8 0 12 0 9 0 19-3 28-7 13 5 24 12 40 12 9 0 18-1 30-5 44-17 79-58 99-95 20-36 30-70 30-99 0-7 0-14-1-20 4-3 10-5 15-5 1 0 1 0 2-1 1-2 3-3 3-5zM245 184c-18 35-49 72-90 88-10 4-19 5-27 5-13 0-22-3-32-7 36-20 72-62 100-101 25-36 53-75 77-94 0 4 0 9 0 12 0 27-9 60-28 97zM59 272c-34 0-25-1-37-2 3-5 14-6 26-6 9 0 17 2 25 4-5 3-9 4-14 4z"><text:p/></draw:path><draw:path draw:style-name="gr3" draw:text-style-name="P6" svg:width="0.0157in" svg:height="0.0157in" svg:x="6.8283in" svg:y="1.7957in" svg:viewBox="0 0 41 41" svg:d="M41 21c0-12-10-21-21-21-12 0-20 9-20 21 0 11 8 20 20 20 11 0 21-9 21-20z"><text:p/></draw:path><draw:path draw:style-name="gr3" draw:text-style-name="P6" svg:width="0.1008in" svg:height="0.1039in" svg:x="6.9504in" svg:y="1.7071in" svg:viewBox="0 0 257 265" svg:d="M257 13c0-12-1-13-14-13-77 0-153 0-230 0-12 0-13 1-13 13 0 79 0 159 0 238 0 13 1 14 14 14 76 0 153 0 229 0 13 0 14-1 14-13 0-79 0-160 0-239z"><text:p/></draw:path></draw:g></text:p>
      <text:h text:style-name="P15" text:outline-level="3">סעיף (ב)</text:h>
      <text:p text:style-name="P65">צ.ל.: <text:span text:style-name="T6"><draw:g text:anchor-type="as-char" svg:y="-0.1035in" draw:z-index="376" draw:name="Shape375" draw:style-name="gr1"><svg:title>TexMaths</svg:title><svg:desc>11§display§H§svg§600§FALSE§</svg:desc><draw:path draw:style-name="gr2" draw:text-style-name="P5" svg:width="0.1177in" svg:height="0.0874in" svg:x="0.0016in" svg:y="0.0071in" svg:viewBox="0 0 300 223" svg:d="M0 0c100 0 200 0 300 0 0 74 0 149 0 223-100 0-200 0-300 0 0-74 0-149 0-223z"><text:p/></draw:path><draw:path draw:style-name="gr3" draw:text-style-name="P6" svg:width="0.1272in" svg:height="0.1031in" svg:x="-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6"><text:s/>על אם ורק אם </text:span><text:span text:style-name="T6"><draw:g text:anchor-type="as-char" svg:y="-0.1193in" draw:z-index="377" draw:name="Shape376" draw:style-name="gr1"><svg:title>TexMaths</svg:title><svg:desc>11§display§B \cap C = \emptyset§svg§600§FALSE§</svg:desc><draw:path draw:style-name="gr2" draw:text-style-name="P5" svg:width="0.6665in" svg:height="0.1126in" svg:x="0.0008in" svg:y="0.0075in" svg:viewBox="0 0 1694 287" svg:d="M0 0c565 0 1129 0 1694 0 0 96 0 192 0 287-565 0-1129 0-1694 0 0-95 0-191 0-287z"><text:p/></draw:path><draw:path draw:style-name="gr3" draw:text-style-name="P6" svg:width="0.1083in" svg:height="0.1031in" svg:x="-0.0004in" svg:y="0.0138in" svg:viewBox="0 0 276 263" svg:d="M45 232c-3 16-4 19-35 19-7 0-10 0-10 8 0 4 3 4 10 4 46 0 92 0 138 0 61 0 107-46 107-84 0-26-23-49-60-53 40-7 81-36 81-72 0-29-26-54-73-54-42 0-86 0-129 0-7 0-11 0-11 8 0 4 3 4 11 4 1 0 7 0 14 1 8 0 11 1 11 6 0 2-1 3-2 7-18 69-34 138-52 206zM103 122c8-32 17-64 25-96 3-13 4-14 20-14 17 0 33 0 50 0 34 0 43 23 43 40 0 34-34 70-80 70-19 0-39 0-58 0zM86 251c-5 0-6 0-8-1-4 0-5 0-5-3 0-1 0-3 2-9 9-35 17-72 26-107 24 0 50 0 74 0 36 0 44 29 44 44 0 39-34 76-80 76-18 0-36 0-53 0z"><text:p/></draw:path><draw:path draw:style-name="gr3" draw:text-style-name="P6" svg:width="0.0839in" svg:height="0.0933in" svg:x="0.1587in" svg:y="0.0264in" svg:viewBox="0 0 214 238" svg:d="M214 84c0-59-59-84-107-84-50 0-107 28-107 84 0 47 0 93 0 141 0 6 0 13 8 13 7 0 7-7 7-13 0-47 0-93 0-139 0-58 63-71 92-71 17 0 41 4 62 17 30 19 30 44 30 54 0 46 0 92 0 139 0 6 0 13 8 13 7 0 7-7 7-13 0-48 0-94 0-141z"><text:p/></draw:path><draw:path draw:style-name="gr3" draw:text-style-name="P6" svg:width="0.1079in" svg:height="0.1098in" svg:x="0.2925in" svg:y="0.0102in" svg:viewBox="0 0 275 280" svg:d="M275 4c0-1-1-4-5-4-1 0-2 1-6 6-9 9-18 19-27 29-3-5-22-35-64-35-86 0-173 86-173 174 0 64 46 106 104 106 35 0 64-16 84-33 36-32 43-66 43-68 0-4-3-2-5-4-3 0-4 1-5 4-3 12-12 39-38 61-28 22-52 28-72 28-35 0-76-20-76-80 0-22 8-83 47-129 24-27 60-47 94-47 39 0 63 30 63 75 0 15-2 15-2 20 0 3 5 3 6 3 5 0 5 0 7-8 8-33 16-65 25-98z"><text:p/></draw:path><draw:path draw:style-name="gr3" draw:text-style-name="P6" svg:width="0.1008in" svg:height="0.035in" svg:x="0.4551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1in" svg:height="0.1283in" svg:x="0.6142in" svg:y="0in" svg:viewBox="0 0 156 327" svg:d="M132 8c0-5-3-8-9-8-5 0-6 4-9 12-4 16-1 2-5 18-5-2-17-8-31-8-22 0-47 11-62 41-15 32-16 66-16 101 0 24 0 94 33 123-9 30-9 31-9 32 0 5 3 8 8 8s8-4 10-12c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</text:span></text:p>
      <text:p text:style-name="P65">הוכחה: <text:span text:style-name="T6">נפצל לשתי גרירות;</text:span></text:p>
      <text:list text:style-name="L8">
        <text:list-item>
          <text:p text:style-name="P66"><text:span text:style-name="T6">נניח </text:span><text:span text:style-name="T6"><draw:g text:anchor-type="as-char" svg:y="-0.1193in" draw:z-index="378" draw:name="Shape377" draw:style-name="gr1"><svg:title>TexMaths</svg:title><svg:desc>11§display§B \cap C = \emptyset§svg§600§FALSE§</svg:desc><draw:path draw:style-name="gr2" draw:text-style-name="P5" svg:width="0.6665in" svg:height="0.1126in" svg:x="0.0008in" svg:y="0.0075in" svg:viewBox="0 0 1694 287" svg:d="M0 0c565 0 1129 0 1694 0 0 96 0 192 0 287-565 0-1129 0-1694 0 0-95 0-191 0-287z"><text:p/></draw:path><draw:path draw:style-name="gr3" draw:text-style-name="P6" svg:width="0.1083in" svg:height="0.1031in" svg:x="-0.0004in" svg:y="0.0138in" svg:viewBox="0 0 276 263" svg:d="M45 232c-3 16-4 19-35 19-7 0-10 0-10 8 0 4 3 4 10 4 46 0 92 0 138 0 61 0 107-46 107-84 0-26-23-49-60-53 40-7 81-36 81-72 0-29-26-54-73-54-42 0-86 0-129 0-7 0-11 0-11 8 0 4 3 4 11 4 1 0 7 0 14 1 8 0 11 1 11 6 0 2-1 3-2 7-18 69-34 138-52 206zM103 122c8-32 17-64 25-96 3-13 4-14 20-14 17 0 33 0 50 0 34 0 43 23 43 40 0 34-34 70-80 70-19 0-39 0-58 0zM86 251c-5 0-6 0-8-1-4 0-5 0-5-3 0-1 0-3 2-9 9-35 17-72 26-107 24 0 50 0 74 0 36 0 44 29 44 44 0 39-34 76-80 76-18 0-36 0-53 0z"><text:p/></draw:path><draw:path draw:style-name="gr3" draw:text-style-name="P6" svg:width="0.0839in" svg:height="0.0933in" svg:x="0.1587in" svg:y="0.0264in" svg:viewBox="0 0 214 238" svg:d="M214 84c0-59-59-84-107-84-50 0-107 28-107 84 0 47 0 93 0 141 0 6 0 13 8 13 7 0 7-7 7-13 0-47 0-93 0-139 0-58 63-71 92-71 17 0 41 4 62 17 30 19 30 44 30 54 0 46 0 92 0 139 0 6 0 13 8 13 7 0 7-7 7-13 0-48 0-94 0-141z"><text:p/></draw:path><draw:path draw:style-name="gr3" draw:text-style-name="P6" svg:width="0.1079in" svg:height="0.1098in" svg:x="0.2925in" svg:y="0.0102in" svg:viewBox="0 0 275 280" svg:d="M275 4c0-1-1-4-5-4-1 0-2 1-6 6-9 9-18 19-27 29-3-5-22-35-64-35-86 0-173 86-173 174 0 64 46 106 104 106 35 0 64-16 84-33 36-32 43-66 43-68 0-4-3-2-5-4-3 0-4 1-5 4-3 12-12 39-38 61-28 22-52 28-72 28-35 0-76-20-76-80 0-22 8-83 47-129 24-27 60-47 94-47 39 0 63 30 63 75 0 15-2 15-2 20 0 3 5 3 6 3 5 0 5 0 7-8 8-33 16-65 25-98z"><text:p/></draw:path><draw:path draw:style-name="gr3" draw:text-style-name="P6" svg:width="0.1008in" svg:height="0.035in" svg:x="0.4551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1in" svg:height="0.1283in" svg:x="0.6142in" svg:y="0in" svg:viewBox="0 0 156 327" svg:d="M132 8c0-5-3-8-9-8-5 0-6 4-9 12-4 16-1 2-5 18-5-2-17-8-31-8-22 0-47 11-62 41-15 32-16 66-16 101 0 24 0 94 33 123-9 30-9 31-9 32 0 5 3 8 8 8s8-4 10-12c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</text:span><text:span text:style-name="T6">. נוכיח </text:span><text:span text:style-name="T6"><draw:g text:anchor-type="as-char" svg:y="-0.1035in" draw:z-index="379" draw:name="Shape378" draw:style-name="gr1"><svg:title>TexMaths</svg:title><svg:desc>11§display§H§svg§600§FALSE§</svg:desc><draw:path draw:style-name="gr2" draw:text-style-name="P5" svg:width="0.1177in" svg:height="0.0874in" svg:x="0.0016in" svg:y="0.0071in" svg:viewBox="0 0 300 223" svg:d="M0 0c100 0 200 0 300 0 0 74 0 149 0 223-100 0-200 0-300 0 0-74 0-149 0-223z"><text:p/></draw:path><draw:path draw:style-name="gr3" draw:text-style-name="P6" svg:width="0.1272in" svg:height="0.1031in" svg:x="-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6"><text:s/>על. יהי </text:span><text:span text:style-name="T6"><draw:g text:anchor-type="as-char" svg:y="-0.1134in" draw:z-index="380" draw:name="Shape379" draw:style-name="gr1"><svg:title>TexMaths</svg:title><svg:desc>11§display§\la f_1, f_2 \ra \in (B \to A) \times (C \to A)§svg§600§FALSE§</svg:desc><draw:path draw:style-name="gr2" draw:text-style-name="P5" svg:width="1.9929in" svg:height="0.1358in" svg:x="-0.0004in" svg:y="0.0071in" svg:viewBox="0 0 5063 346" svg:d="M2532 346c-845 0-1688 0-2532 0 0-116 0-230 0-346 1687 0 3376 0 5063 0 0 116 0 230 0 346-843 0-1687 0-2531 0z"><text:p/></draw:path><draw:path draw:style-name="gr3" draw:text-style-name="P6" svg:width="0.0335in" svg:height="0.1512in" svg:x="0.0087in" svg:y="0in" svg:viewBox="0 0 86 385" svg:d="M84 15c2-4 2-5 2-7 0-5-3-8-8-8-3 0-5 2-9 9-22 59-45 118-67 177-1 2-2 4-2 8 0 1 0 1 2 5 22 59 45 118 67 176 3 5 4 10 9 10s8-3 8-7c0-1 0-3-2-7-23-59-45-119-69-177 24-60 46-119 69-179z"><text:p/></draw:path><draw:path draw:style-name="gr3" draw:text-style-name="P6" svg:width="0.076in" svg:height="0.1374in" svg:x="0.0591in" svg:y="0.0067in" svg:viewBox="0 0 194 350" svg:d="M122 118c11 0 22 0 33 0 8 0 12 0 12-8 0-4-4-4-11-4-11 0-21 0-32 0 3-16 6-30 8-44 2-8 8-36 10-40 3-8 10-13 18-13 2 0 12 0 18 6-16 2-21 16-21 21 0 9 8 14 15 14 11 0 22-9 22-24 0-17-18-26-34-26-14 0-38 7-49 45-2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6" svg:width="0.0382in" svg:height="0.0701in" svg:x="0.1374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6" svg:width="0.0173in" svg:height="0.0453in" svg:x="0.2071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76in" svg:height="0.1374in" svg:x="0.2693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3" draw:text-style-name="P6" svg:width="0.0469in" svg:height="0.0701in" svg:x="0.3425in" svg:y="0.0661in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3" draw:text-style-name="P6" svg:width="0.0335in" svg:height="0.1512in" svg:x="0.413in" svg:y="0in" svg:viewBox="0 0 86 385" svg:d="M84 199c2-4 2-4 2-5 0-2 0-2-2-7-22-59-45-119-67-178-3-7-5-9-9-9-5 0-8 3-8 8 0 1 0 2 1 6 23 60 46 119 69 180-23 58-46 118-69 176-1 4-1 5-1 8 0 4 3 7 8 7 4 0 6-4 7-7 24-60 46-119 69-179z"><text:p/></draw:path><draw:path draw:style-name="gr3" draw:text-style-name="P6" svg:width="0.0756in" svg:height="0.087in" svg:x="0.5185in" svg:y="0.0307in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3" draw:text-style-name="P6" svg:width="0.035in" svg:height="0.1512in" svg:x="0.6646in" svg:y="0in" svg:viewBox="0 0 90 385" svg:d="M90 381c0-1 0-1-6-8-49-49-61-122-61-179 0-68 14-136 62-183 5-5 5-5 5-7 0-3-2-4-4-4-3 0-39 26-62 76-20 42-24 85-24 118 0 28 4 75 25 119 23 47 58 72 61 72 2 0 4-1 4-4z"><text:p/></draw:path><draw:path draw:style-name="gr3" draw:text-style-name="P6" svg:width="0.1083in" svg:height="0.1028in" svg:x="0.715in" svg:y="0.0098in" svg:viewBox="0 0 276 262" svg:d="M45 232c-3 15-4 18-35 18-7 0-10 0-10 8 0 4 3 4 10 4 46 0 92 0 139 0 60 0 106-45 106-83 0-27-23-49-60-53 40-8 81-37 81-73 0-29-26-53-72-53-43 0-87 0-130 0-7 0-11 0-11 8 0 4 3 4 11 4 1 0 7 0 14 0 8 1 11 1 11 7 0 1-1 2-2 7-18 69-34 138-52 206zM103 122c8-32 17-64 25-96 3-13 4-14 21-14 16 0 33 0 49 0 34 0 43 22 43 40 0 34-34 70-80 70-19 0-39 0-58 0zM86 250c-5 0-6 0-8 0-4 0-5-1-5-4 0-2 0-2 2-9 9-36 17-71 26-106 24 0 50 0 74 0 36 0 44 28 44 45 0 36-34 74-80 74-18 0-36 0-53 0z"><text:p/></draw:path><draw:path draw:style-name="gr3" draw:text-style-name="P6" svg:width="0.1346in" svg:height="0.0787in" svg:x="0.8823in" svg:y="0.0362in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3" draw:text-style-name="P6" svg:width="0.1039in" svg:height="0.1079in" svg:x="1.0732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3" draw:text-style-name="P6" svg:width="0.035in" svg:height="0.1512in" svg:x="1.1906in" svg:y="0in" svg:viewBox="0 0 90 385" svg:d="M90 194c0-31-4-77-25-121-24-48-57-73-61-73-2 0-4 2-4 4s0 2 8 9c37 38 59 99 59 181 0 64-14 132-61 180-6 6-6 6-6 7 0 2 2 4 4 4 4 0 39-26 62-76 20-41 24-84 24-115z"><text:p/></draw:path><draw:path draw:style-name="gr3" draw:text-style-name="P6" svg:width="0.0728in" svg:height="0.0728in" svg:x="1.2976in" svg:y="0.0394in" svg:viewBox="0 0 186 186" svg:d="M94 83c-27-26-52-52-79-77-4-5-5-6-7-6-5 0-8 3-8 8 0 2 0 3 4 7 26 27 52 52 77 79-25 25-51 50-77 77-4 4-4 5-4 7 0 5 3 8 8 8 2 0 3-1 7-5 26-27 52-52 77-78 27 27 54 53 81 81 1 0 3 2 5 2 5 0 8-3 8-8 0-1 0-2-1-4 0-1-62-62-82-80 25-25 48-48 72-72 1-2 8-7 10-9 0-1 1-3 1-5 0-5-3-8-8-8-3 0-4 1-9 6-25 25-50 51-75 77z"><text:p/></draw:path><draw:path draw:style-name="gr3" draw:text-style-name="P6" svg:width="0.035in" svg:height="0.1512in" svg:x="1.4421in" svg:y="0in" svg:viewBox="0 0 90 385" svg:d="M90 381c0-1 0-1-6-8-49-49-62-122-62-179 0-68 15-136 63-183 5-5 5-5 5-7 0-3-2-4-4-4-3 0-39 26-62 76-20 42-24 85-24 118 0 28 4 75 25 119 23 47 58 72 61 72 2 0 4-1 4-4z"><text:p/></draw:path><draw:path draw:style-name="gr3" draw:text-style-name="P6" svg:width="0.1079in" svg:height="0.1098in" svg:x="1.4937in" svg:y="0.0067in" svg:viewBox="0 0 275 280" svg:d="M275 3c0-1-1-3-4-3-1 0-1 0-6 4-9 10-19 20-27 30-4-5-21-34-64-34-86 0-174 85-174 175 0 63 46 105 106 105 33 0 62-16 83-33 35-32 42-66 42-68 0-3-3-3-4-3-3 0-5 0-6 3-3 11-12 38-38 60-27 22-51 29-72 29-34 0-76-20-76-80 0-22 9-85 48-130 23-27 59-46 94-46 40 0 62 30 62 75 0 15-1 14-1 19 0 3 4 4 5 4 6 0 6-1 8-8 8-33 16-66 24-99z"><text:p/></draw:path><draw:path draw:style-name="gr3" draw:text-style-name="P6" svg:width="0.1346in" svg:height="0.0787in" svg:x="1.6567in" svg:y="0.0362in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3" draw:text-style-name="P6" svg:width="0.1039in" svg:height="0.1079in" svg:x="1.848in" svg:y="0.0043in" svg:viewBox="0 0 265 275" svg:d="M56 231c-15 26-31 31-48 32-5 1-8 1-8 8 0 2 2 4 6 4 9 0 22-1 33-1 12 0 26 1 38 1 2 0 8 0 8-7 0-4-5-5-7-5-9 0-19-3-19-13 0-4 4-9 6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3" draw:text-style-name="P6" svg:width="0.035in" svg:height="0.1512in" svg:x="1.9654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6">, נוכיח קיום </text:span><text:span text:style-name="T6"><draw:g text:anchor-type="as-char" svg:y="-0.1134in" draw:z-index="382" draw:name="Shape380" draw:style-name="gr1"><svg:title>TexMaths</svg:title><svg:desc>11§display§h \in ((B \cup C) \to A)§svg§600§FALSE§</svg:desc><draw:path draw:style-name="gr2" draw:text-style-name="P5" svg:width="1.2409in" svg:height="0.1358in" svg:x="-0.0004in" svg:y="0.0071in" svg:viewBox="0 0 3153 346" svg:d="M1577 346c-526 0-1051 0-1577 0 0-116 0-230 0-346 1051 0 2102 0 3153 0 0 116 0 230 0 346-526 0-1051 0-1576 0z"><text:p/></draw:path><draw:path draw:style-name="gr3" draw:text-style-name="P6" svg:width="0.074in" svg:height="0.1063in" svg:x="0.0004in" svg:y="0.0075in" svg:viewBox="0 0 189 271" svg:d="M89 4c0-1 0-4-5-4-9 0-37 3-47 3-3 1-7 1-7 8 0 6 3 6 8 6 19 0 20 2 20 6 0 2-1 6-1 8-19 74-37 147-56 220-1 6-1 7-1 9 0 9 8 11 11 11 5 0 12-5 14-10 2-10 5-20 7-30 3-11 5-22 9-33 2-9 4-17 6-26 1-2 5-15 5-18 1-3 13-24 26-35 9-6 20-13 37-13s21 13 21 26c0 21-15 64-24 86-3 9-5 13-5 21 0 19 13 32 32 32 36 0 50-56 50-60 0-3-3-3-4-3-5 0-5 1-6 7-6 20-18 47-39 47-7 0-10-3-10-12 0-10 3-19 7-28 6-15 24-61 24-83 0-26-16-42-44-42-26 0-43 12-58 30 10-41 20-82 30-123z"><text:p/></draw:path><draw:path draw:style-name="gr3" draw:text-style-name="P6" svg:width="0.076in" svg:height="0.087in" svg:x="0.1343in" svg:y="0.0307in" svg:viewBox="0 0 194 222" svg:d="M180 120c7 0 14 0 14-8 0-9-7-9-14-9-55 0-109 0-164 0 5-50 49-88 104-88 20 0 41 0 60 0 7 0 14 0 14-7 0-8-7-8-14-8-21 0-40 0-61 0-66 0-119 50-119 112s53 110 119 110c21 0 40 0 61 0 7 0 14 0 14-7s-7-7-14-7c-19 0-40 0-60 0-55 0-99-37-104-88 55 0 109 0 164 0z"><text:p/></draw:path><draw:path draw:style-name="gr3" draw:text-style-name="P6" svg:width="0.0346in" svg:height="0.1512in" svg:x="0.2807in" svg:y="0in" svg:viewBox="0 0 89 385" svg:d="M89 381c0-1 0-1-7-8-48-49-60-122-60-179 0-68 14-136 63-183 4-5 4-5 4-7 0-3-1-4-3-4-5 0-39 26-62 76-20 42-24 85-24 118 0 28 4 75 25 119 23 47 56 72 61 72 2 0 3-1 3-4z"><text:p/></draw:path><draw:path draw:style-name="gr3" draw:text-style-name="P6" svg:width="0.035in" svg:height="0.1512in" svg:x="0.3394in" svg:y="0in" svg:viewBox="0 0 90 385" svg:d="M90 381c0-1 0-1-6-8-49-49-61-122-61-179 0-68 14-136 62-183 5-5 5-5 5-7 0-3-2-4-4-4-4 0-39 26-62 76-19 42-24 85-24 118 0 28 4 75 26 119 23 47 56 72 60 72 2 0 4-1 4-4z"><text:p/></draw:path><draw:path draw:style-name="gr3" draw:text-style-name="P6" svg:width="0.1083in" svg:height="0.1028in" svg:x="0.3902in" svg:y="0.0098in" svg:viewBox="0 0 276 262" svg:d="M45 232c-3 15-4 18-35 18-7 0-10 0-10 8 0 4 3 4 10 4 46 0 92 0 138 0 61 0 107-45 107-83 0-27-23-49-60-53 40-8 81-37 81-73 0-29-25-53-73-53-42 0-86 0-129 0-7 0-11 0-11 8 0 4 3 4 11 4 1 0 7 0 14 0 8 1 11 1 11 7 0 1 0 2-2 7-18 69-34 138-52 206zM103 122c8-32 17-64 25-96 3-13 4-14 20-14 17 0 33 0 50 0 34 0 43 22 43 40 0 34-33 70-80 70-19 0-39 0-58 0zM87 250c-6 0-7 0-9 0-4 0-5-1-5-4 0-2 0-2 2-9 9-36 17-71 26-106 24 0 50 0 74 0 36 0 44 28 44 45 0 36-34 74-80 74-18 0-35 0-52 0z"><text:p/></draw:path><draw:path draw:style-name="gr3" draw:text-style-name="P6" svg:width="0.0839in" svg:height="0.0937in" svg:x="0.5492in" svg:y="0.0217in" svg:viewBox="0 0 214 239" svg:d="M214 14c0-6 0-14-7-14-8 0-8 8-8 14 0 47 0 93 0 140 0 57-63 70-92 70-18 0-42-4-62-16-30-19-30-44-30-54 0-47 0-93 0-140 0-6 0-14-7-14-8 0-8 8-8 14 0 48 0 94 0 141 0 59 58 84 107 84 50 0 107-28 107-83 0-47 0-94 0-142z"><text:p/></draw:path><draw:path draw:style-name="gr3" draw:text-style-name="P6" svg:width="0.1079in" svg:height="0.1098in" svg:x="0.6827in" svg:y="0.0067in" svg:viewBox="0 0 275 280" svg:d="M275 3c0-1-1-3-4-3-2 0-3 0-7 4-9 10-18 20-26 30-4-5-22-34-65-34-86 0-173 85-173 175 0 63 46 105 104 105 35 0 64-16 84-33 36-32 43-66 43-68 0-3-3-2-4-3-3 0-5 0-6 3-3 11-12 38-38 60-28 22-52 29-72 29-35 0-76-20-76-80 0-22 8-85 47-130 24-27 60-46 94-46 40 0 63 30 63 75 0 15-1 14-1 19 0 3 4 4 5 4 6 0 6-1 7-8 8-33 16-66 25-99z"><text:p/></draw:path><draw:path draw:style-name="gr3" draw:text-style-name="P6" svg:width="0.0346in" svg:height="0.1512in" svg:x="0.8035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1346in" svg:height="0.0787in" svg:x="0.9047in" svg:y="0.0362in" svg:viewBox="0 0 343 201" svg:d="M301 109c-21 15-32 32-35 36-17 27-20 51-20 52 0 4 5 4 8 4 7 0 7-1 8-7 10-38 32-71 76-88 4-1 5-3 5-5 0-3-2-4-3-4-17-7-64-27-78-91-1-5-1-6-8-6-3 0-8 0-8 4 0 2 4 26 20 51 8 12 19 25 35 37-95 0-191 0-287 0-6 0-14 0-14 9 0 8 8 8 14 8 96 0 192 0 287 0z"><text:p/></draw:path><draw:path draw:style-name="gr3" draw:text-style-name="P6" svg:width="0.1039in" svg:height="0.1079in" svg:x="1.0961in" svg:y="0.0043in" svg:viewBox="0 0 265 275" svg:d="M56 231c-15 26-31 31-48 32-5 1-8 1-8 8 0 2 2 4 5 4 10 0 22-1 33-1 13 0 27 1 39 1 2 0 8 0 8-7 0-4-4-5-7-5-9 0-18-3-18-13 0-4 3-9 5-14 10-17 20-32 30-49 31 0 64 0 96 0 1 9 7 60 7 64 0 11-20 12-28 12-5 0-9 0-9 8 0 4 4 4 5 4 17 0 33-1 48-1 10 0 35 1 44 1 3 0 7 0 7-7 0-5-3-5-9-5-24 0-24-2-25-13-8-79-15-160-23-240-1-8-1-10-8-10-6 0-8 3-10 7-45 74-89 149-134 224zM102 175c26-43 51-85 76-127 5 42 8 84 12 127-29 0-58 0-88 0z"><text:p/></draw:path><draw:path draw:style-name="gr3" draw:text-style-name="P6" svg:width="0.035in" svg:height="0.1512in" svg:x="1.2134in" svg:y="0in" svg:viewBox="0 0 90 385" svg:d="M90 194c0-31-4-77-25-121-23-48-57-73-61-73-2 0-4 2-4 4s0 2 8 9c37 38 59 99 59 181 0 64-14 132-62 180-5 6-5 6-5 7 0 2 2 4 4 4 4 0 39-26 62-76 20-41 24-84 24-115z"><text:p/></draw:path></draw:g></text:span><text:span text:style-name="T6"><text:s/>כך ש־</text:span><text:span text:style-name="T6"><draw:g text:anchor-type="as-char" svg:y="-0.1134in" draw:z-index="381" draw:name="Shape381" draw:style-name="gr1"><svg:title>TexMaths</svg:title><svg:desc>11§display§H(h) = \la f_1, f_2 \ra§svg§600§FALSE§</svg:desc><draw:path draw:style-name="gr2" draw:text-style-name="P5" svg:width="0.9858in" svg:height="0.1358in" svg:x="0.0016in" svg:y="0.0071in" svg:viewBox="0 0 2505 346" svg:d="M1254 346c-418 0-836 0-1254 0 0-116 0-230 0-346 835 0 1670 0 2505 0 0 116 0 230 0 346-417 0-835 0-1251 0z"><text:p/></draw:path><draw:path draw:style-name="gr3" draw:text-style-name="P6" svg:width="0.128in" svg:height="0.1028in" svg:x="-0.0004in" svg:y="0.0098in" svg:viewBox="0 0 326 262" svg:d="M279 30c4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6 64-25 99-26 106-5 12-11 12-36 12-5 0-8 0-8 8 0 4 4 4 5 4 10 0 38-1 49-1 8 0 16 0 25 0 8 0 16 1 24 1 3 0 8 0 8-8 0-4-4-4-10-4-14 0-25 0-25-7 0-2 1-4 1-6 17-69 34-138 51-207z"><text:p/></draw:path><draw:path draw:style-name="gr3" draw:text-style-name="P6" svg:width="0.0346in" svg:height="0.1512in" svg:x="0.1476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074in" svg:height="0.1063in" svg:x="0.2in" svg:y="0.0075in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3" draw:text-style-name="P6" svg:width="0.0346in" svg:height="0.1512in" svg:x="0.2882in" svg:y="0in" svg:viewBox="0 0 89 385" svg:d="M89 193c0-30-3-76-25-120-23-48-56-73-61-73-2 0-3 2-3 4s0 2 8 9c37 38 59 99 59 180 0 65-14 133-62 181-5 6-5 6-5 7 0 2 1 4 3 4 5 0 40-26 62-76 20-41 24-84 24-116z"><text:p/></draw:path><draw:path draw:style-name="gr3" draw:text-style-name="P6" svg:width="0.1004in" svg:height="0.0354in" svg:x="0.3894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6" svg:width="0.0335in" svg:height="0.1512in" svg:x="0.5579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6" svg:width="0.076in" svg:height="0.1374in" svg:x="0.6079in" svg:y="0.0067in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3" draw:text-style-name="P6" svg:width="0.0386in" svg:height="0.0701in" svg:x="0.6858in" svg:y="0.0661in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3" draw:text-style-name="P6" svg:width="0.0173in" svg:height="0.0453in" svg:x="0.7559in" svg:y="0.0972in" svg:viewBox="0 0 45 116" svg:d="M45 41c0-26-10-41-25-41-12 0-20 10-20 21 0 10 8 20 20 20 4 0 10-1 13-5 1-1 1-1 2-1s1 0 1 6c0 28-13 51-26 64-5 4-5 5-5 6 0 2 3 5 5 5 4 0 35-30 35-75z"><text:p/></draw:path><draw:path draw:style-name="gr3" draw:text-style-name="P6" svg:width="0.0752in" svg:height="0.1374in" svg:x="0.8185in" svg:y="0.0067in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6" svg:width="0.0469in" svg:height="0.0701in" svg:x="0.8917in" svg:y="0.0661in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3" draw:text-style-name="P6" svg:width="0.0339in" svg:height="0.1512in" svg:x="0.9614in" svg:y="0in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6">. נבחר </text:span><text:span text:style-name="T6"><draw:g text:anchor-type="as-char" svg:y="-0.1075in" draw:z-index="383" draw:name="Shape382" draw:style-name="gr1"><svg:title>TexMaths</svg:title><svg:desc>11§display§h = f_1 \cup f_2§svg§600§FALSE§</svg:desc><draw:path draw:style-name="gr2" draw:text-style-name="P5" svg:width="0.715in" svg:height="0.122in" svg:x="-0.0004in" svg:y="0.0075in" svg:viewBox="0 0 1817 311" svg:d="M0 0c605 0 1212 0 1817 0 0 103 0 208 0 311-605 0-1212 0-1817 0 0-103 0-208 0-311z"><text:p/></draw:path><draw:path draw:style-name="gr3" draw:text-style-name="P6" svg:width="0.0744in" svg:height="0.1067in" svg:x="0in" svg:y="0.002in" svg:viewBox="0 0 190 272" svg:d="M90 4c0-1 0-4-5-4-9 0-37 3-48 3-2 1-6 1-6 8 0 5 3 5 9 5 18 0 19 3 19 7 0 2-1 6-1 8-18 73-37 147-56 221-2 5-2 6-2 9 0 8 8 11 12 11 6 0 12-5 14-10 3-10 5-20 7-30 3-11 6-23 9-34 2-9 4-18 6-26 2-3 4-15 5-18s13-24 26-35c8-6 20-13 37-13 16 0 20 13 20 26 0 21-14 64-23 87-3 9-5 13-5 21 0 18 13 32 32 32 36 0 50-57 50-60s-3-3-4-3c-4 0-4 1-7 6-5 20-17 48-38 48-7 0-10-4-10-12 0-10 3-19 7-28 6-16 24-62 24-84 0-26-16-42-45-42-25 0-43 12-58 29 10-40 21-81 31-122z"><text:p/></draw:path><draw:path draw:style-name="gr3" draw:text-style-name="P6" svg:width="0.1004in" svg:height="0.0354in" svg:x="0.1303in" svg:y="0.052in" svg:viewBox="0 0 256 91" svg:d="M243 16c7 0 13 0 13-8s-6-8-12-8c-77 0-155 0-232 0-5 0-12 0-12 8s7 8 13 8c77 0 153 0 230 0zM244 91c6 0 12 1 12-7s-6-9-13-9c-77 0-153 0-230 0-6 0-13 1-13 9s7 7 12 7c77 0 155 0 232 0z"><text:p/></draw:path><draw:path draw:style-name="gr3" draw:text-style-name="P6" svg:width="0.076in" svg:height="0.1378in" svg:x="0.2906in" svg:y="0in" svg:viewBox="0 0 194 351" svg:d="M122 118c11 0 22 0 33 0 8 0 12 0 12-8 0-4-4-4-11-4-11 0-21 0-32 0 3-15 6-30 8-44 2-8 8-36 10-40 3-8 10-13 18-13 2 0 12 0 18 6-16 1-21 16-21 21 0 9 8 13 15 13 11 0 22-7 22-23 0-17-18-26-34-26-14 0-38 7-49 45-3 8-4 12-13 61-9 0-18 0-26 0s-13 0-13 7c0 5 4 5 11 5 9 0 17 0 26 0-10 50-19 101-29 151-6 38-13 73-34 73-1 0-11 0-19-7 19-1 22-15 22-21 0-8-7-13-14-13-10 0-22 8-22 23 0 18 18 27 33 27 22 0 37-23 44-38 12-24 21-71 22-73 8-41 15-82 23-122z"><text:p/></draw:path><draw:path draw:style-name="gr3" draw:text-style-name="P6" svg:width="0.0382in" svg:height="0.0701in" svg:x="0.3689in" svg:y="0.0591in" svg:viewBox="0 0 98 179" svg:d="M61 8c0-8 0-8-8-8-18 16-42 16-53 16 0 4 0 7 0 10 7 0 24 0 39-7 0 46 0 92 0 138 0 9 0 12-27 12-3 0-8 0-11 0 0 4 0 7 0 10 6-1 39-1 49-1 8 0 42 0 48 1 0-3 0-6 0-10-3 0-7 0-10 0-27 0-27-3-27-12 0-49 0-100 0-149z"><text:p/></draw:path><draw:path draw:style-name="gr3" draw:text-style-name="P6" svg:width="0.0843in" svg:height="0.0937in" svg:x="0.4677in" svg:y="0.0165in" svg:viewBox="0 0 215 239" svg:d="M215 13c0-6 0-13-8-13s-8 7-8 13c0 46 0 94 0 140 0 58-63 70-91 70-18 0-42-3-63-16-30-19-30-44-30-54 0-46 0-94 0-140 0-6 0-13-7-13-8 0-8 7-8 13 0 47 0 94 0 141 0 59 59 85 108 85s107-28 107-84c0-47 0-95 0-142z"><text:p/></draw:path><draw:path draw:style-name="gr3" draw:text-style-name="P6" svg:width="0.076in" svg:height="0.1378in" svg:x="0.6024in" svg:y="0in" svg:viewBox="0 0 194 351" svg:d="M122 118c11 0 22 0 33 0 8 0 11 0 11-8 0-4-3-4-10-4-11 0-21 0-32 0 3-15 6-30 8-44 2-8 8-36 10-40 3-8 10-13 18-13 2 0 12 0 18 6-16 1-21 16-21 21 0 9 8 13 15 13 11 0 22-7 22-23 0-17-18-26-34-26-14 0-38 7-49 45-3 8-4 12-13 61-9 0-18 0-26 0s-13 0-13 7c0 5 4 5 11 5 9 0 17 0 26 0-10 50-19 101-29 151-6 38-13 73-34 73-1 0-11 0-19-7 19-1 22-15 22-21 0-8-7-13-14-13-10 0-22 8-22 23 0 18 18 27 33 27 22 0 37-23 44-38 12-24 21-71 22-73 8-41 15-82 23-122z"><text:p/></draw:path><draw:path draw:style-name="gr3" draw:text-style-name="P6" svg:width="0.0469in" svg:height="0.0701in" svg:x="0.6756in" svg:y="0.0591in" svg:viewBox="0 0 120 179" svg:d="M120 130c-3 0-6 0-9 0-1 5-4 22-8 24-2 2-23 2-26 2-16 0-33 0-49 0 27-25 37-33 53-45 20-16 39-33 39-58 0-33-29-53-64-53-33 0-56 23-56 48 0 14 12 15 14 15 7 0 15-5 15-15 0-4-1-14-16-14 8-19 27-24 40-24 26 0 41 21 41 43 0 23-17 42-26 51-22 21-43 43-65 64-3 2-3 4-3 11 37 0 75 0 112 0 2-16 6-33 8-49z"><text:p/></draw:path></draw:g></text:span><text:span text:style-name="T6">. נוכיח ש־</text:span><text:span text:style-name="T6"><draw:g text:anchor-type="as-char" svg:y="-0.1063in" draw:z-index="384" draw:name="Shape383" draw:style-name="gr1"><svg:title>TexMaths</svg:title><svg:desc>11§display§h§svg§600§FALSE§</svg:desc><draw:path draw:style-name="gr2" draw:text-style-name="P5" svg:width="0.0665in" svg:height="0.0906in" svg:x="-0.0004in" svg:y="0.0071in" svg:viewBox="0 0 170 231" svg:d="M0 0c56 0 114 0 170 0 0 77 0 154 0 231-56 0-114 0-170 0 0-77 0-154 0-231z"><text:p/></draw:path><draw:path draw:style-name="gr3" draw:text-style-name="P6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6"> פונ’, ונוכיח שהיא מקיימת את התנאי: </text:span></text:p>
          <text:list>
            <text:list-item>
              <text:p text:style-name="P67"><text:span text:style-name="T6"><draw:g text:anchor-type="as-char" svg:y="-0.1063in" draw:z-index="385" draw:name="Shape384" draw:style-name="gr1"><svg:title>TexMaths</svg:title><svg:desc>11§display§h§svg§600§FALSE§</svg:desc><draw:path draw:style-name="gr2" draw:text-style-name="P5" svg:width="0.0665in" svg:height="0.0906in" svg:x="-0.0004in" svg:y="0.0071in" svg:viewBox="0 0 170 231" svg:d="M0 0c56 0 114 0 170 0 0 77 0 154 0 231-56 0-114 0-170 0 0-77 0-154 0-231z"><text:p/></draw:path><draw:path draw:style-name="gr3" draw:text-style-name="P6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6"><text:s/></text:span><text:span text:style-name="T36">פונ’: נוכיח מליאות וחד ערכיות;</text:span></text:p>
              <text:list>
                <text:list-item>
                  <text:p text:style-name="P68"><text:span text:style-name="T6">מליאות ב־</text:span><text:span text:style-name="T6"><draw:g text:anchor-type="as-char" svg:y="-0.1134in" draw:z-index="386" draw:name="Shape385" draw:style-name="gr1"><svg:title>TexMaths</svg:title><svg:desc>11§display§(B \cup C)§svg§600§FALSE§</svg:desc><draw:path draw:style-name="gr2" draw:text-style-name="P5" svg:width="0.4984in" svg:height="0.1354in" svg:x="-0.0004in" svg:y="0.0071in" svg:viewBox="0 0 1267 345" svg:d="M0 0c423 0 845 0 1267 0 0 115 0 230 0 345-422 0-844 0-1267 0 0-115 0-230 0-345z"><text:p/></draw:path><draw:path draw:style-name="gr3" draw:text-style-name="P6" svg:width="0.0346in" svg:height="0.1508in" svg:x="0.0071in" svg:y="0in" svg:viewBox="0 0 89 384" svg:d="M89 380c0-1 0-1-6-8-49-48-61-121-61-179 0-67 14-135 63-183 4-4 4-4 4-7 0-2-1-3-3-3-5 0-39 26-62 75-20 43-24 86-24 118 0 28 4 76 25 119 23 47 56 72 61 72 2 0 3-1 3-4z"><text:p/></draw:path><draw:path draw:style-name="gr3" draw:text-style-name="P6" svg:width="0.1083in" svg:height="0.1031in" svg:x="0.0575in" svg:y="0.0098in" svg:viewBox="0 0 276 263" svg:d="M46 232c-4 16-5 19-35 19-7 0-11 0-11 8 0 4 3 4 11 4 46 0 91 0 138 0 61 0 106-46 106-82 0-28-22-51-59-54 40-8 80-37 80-73 0-29-25-54-71-54-43 0-87 0-130 0-8 0-12 0-12 8 0 4 4 4 11 4 1 0 9 0 15 1 7 1 10 1 10 7 0 1 0 2-1 6-18 69-34 138-52 206zM105 122c7-32 15-63 23-94 4-15 4-16 21-16 16 0 34 0 50 0 34 0 42 23 42 40 0 34-33 70-80 70-19 0-38 0-56 0zM87 251c-6 0-7 0-9-1-3 0-4 0-4-3 0-1 0-3 1-9 9-35 19-72 27-107 25 0 49 0 73 0 38 0 44 29 44 45 0 38-34 75-79 75-18 0-35 0-53 0z"><text:p/></draw:path><draw:path draw:style-name="gr3" draw:text-style-name="P6" svg:width="0.0843in" svg:height="0.0933in" svg:x="0.2165in" svg:y="0.022in" svg:viewBox="0 0 215 238" svg:d="M215 14c0-7 0-14-8-14s-8 7-8 14c0 47 0 93 0 140 0 56-62 68-92 68-17 0-42-3-62-16-30-18-30-42-30-53 0-46 0-92 0-139 0-7 0-14-7-14-8 0-8 7-8 14 0 48 0 94 0 141 0 57 58 83 107 83 50 0 108-27 108-83 0-47 0-93 0-141z"><text:p/></draw:path><draw:path draw:style-name="gr3" draw:text-style-name="P6" svg:width="0.1075in" svg:height="0.1094in" svg:x="0.3504in" svg:y="0.0071in" svg:viewBox="0 0 274 279" svg:d="M274 3c0-1 0-3-4-3-1 0-1 0-6 4-9 10-17 20-26 30-5-5-22-34-65-34-86 0-173 85-173 174 0 63 45 105 105 105 34 0 62-16 83-33 37-32 43-65 43-68s-4-3-5-3c-2 0-4 1-5 3-3 12-12 38-39 61-27 21-51 27-71 27-35 0-76-19-76-78 0-22 8-85 46-130 25-27 61-46 95-46 40 0 63 30 63 74 0 15-1 15-1 20 0 3 3 3 5 3 5 0 5 0 7-8 8-33 15-65 24-98z"><text:p/></draw:path><draw:path draw:style-name="gr3" draw:text-style-name="P6" svg:width="0.0346in" svg:height="0.1508in" svg:x="0.4713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6">. יהי </text:span><text:span text:style-name="T6"><draw:g text:anchor-type="as-char" svg:y="-0.1063in" draw:z-index="387" draw:name="Shape386" draw:style-name="gr1"><svg:title>TexMaths</svg:title><svg:desc>11§display§x \in B \cup C§svg§600§FALSE§</svg:desc><draw:path draw:style-name="gr2" draw:text-style-name="P5" svg:width="0.6642in" svg:height="0.0969in" svg:x="0.0031in" svg:y="0.0067in" svg:viewBox="0 0 1688 247" svg:d="M844 247c-281 0-563 0-844 0 0-83 0-164 0-247 563 0 1125 0 1688 0 0 83 0 164 0 247-282 0-563 0-844 0z"><text:p/></draw:path><draw:path draw:style-name="gr3" draw:text-style-name="P6" svg:width="0.0752in" svg:height="0.0681in" svg:x="-0.0004in" svg:y="0.0398in" svg:viewBox="0 0 192 174" svg:d="M119 54c2-10 11-45 37-45 2 0 12 0 20 4-11 2-19 12-19 21 0 7 5 14 15 14 8 0 20-7 20-23 0-19-22-25-35-25-23 0-36 21-40 30-10-26-31-30-42-30-41 0-63 50-63 60 0 4 4 4 6 4s3-1 4-4c13-41 38-51 52-51 7 0 21 3 21 25 0 12-7 39-21 93-6 23-20 38-37 38-2 0-11 0-19-5 9-1 18-9 18-19 0-11-9-14-14-14-12 0-22 10-22 23 0 16 20 24 36 24 27 0 40-26 41-29 5 14 19 29 42 29 39 0 61-48 61-58 0-5-3-5-4-5-3 0-4 3-4 5-14 42-40 49-52 49-16 0-21-11-21-24 0-9 2-18 7-34 4-18 8-35 13-53z"><text:p/></draw:path><draw:path draw:style-name="gr3" draw:text-style-name="P6" svg:width="0.0752in" svg:height="0.0874in" svg:x="0.1374in" svg:y="0.0248in" svg:viewBox="0 0 192 223" svg:d="M179 119c7 0 13 0 13-8 0-7-6-7-13-7-55 0-109 0-164 0 5-52 50-89 104-89 20 0 40 0 60 0 7 0 13 0 13-7 0-8-6-8-13-8-20 0-40 0-60 0-66 0-119 50-119 111s53 112 119 112c20 0 40 0 60 0 7 0 13 0 13-8s-6-8-13-8c-20 0-40 0-60 0-54 0-99-37-104-88 55 0 109 0 164 0z"><text:p/></draw:path><draw:path draw:style-name="gr3" draw:text-style-name="P6" svg:width="0.1083in" svg:height="0.1028in" svg:x="0.2744in" svg:y="0.0031in" svg:viewBox="0 0 276 262" svg:d="M46 233c-4 14-5 17-35 17-7 0-11 0-11 8 0 4 3 4 11 4 46 0 91 0 137 0 62 0 107-45 107-83 0-27-22-49-59-53 39-8 80-37 80-73 0-29-25-53-72-53-42 0-86 0-129 0-8 0-12 0-12 8 0 4 4 4 11 4 1 0 8 0 15 0 7 1 10 1 10 7 0 1 0 2-1 7-18 69-34 138-52 207zM104 122c8-32 16-64 24-96 4-13 4-14 20-14 17 0 35 0 51 0 34 0 42 22 42 40 0 34-33 70-80 70-19 0-38 0-57 0zM87 250c-6 0-7 0-9 0-3-1-4-1-4-4 0-1 0-2 1-9 9-35 18-72 27-107 24 0 49 0 73 0 37 0 44 29 44 44 0 39-34 76-79 76-18 0-36 0-53 0z"><text:p/></draw:path><draw:path draw:style-name="gr3" draw:text-style-name="P6" svg:width="0.0839in" svg:height="0.0933in" svg:x="0.4331in" svg:y="0.0161in" svg:viewBox="0 0 214 238" svg:d="M214 13c0-6 0-13-7-13-8 0-8 7-8 13 0 47 0 93 0 140 0 56-63 70-91 70-18 0-42-5-63-18-30-19-30-43-30-52 0-47 0-93 0-140 0-6 0-13-7-13-8 0-8 7-8 13 0 47 0 94 0 141 0 58 59 84 108 84s106-28 106-83c0-47 0-94 0-142z"><text:p/></draw:path><draw:path draw:style-name="gr3" draw:text-style-name="P6" svg:width="0.1079in" svg:height="0.1098in" svg:x="0.5673in" svg:y="-0.0004in" svg:viewBox="0 0 275 280" svg:d="M275 4c0-1-1-4-5-4-1 0-1 1-5 4-9 10-19 20-28 30-3-5-20-34-63-34-87 0-174 85-174 174 0 63 46 106 106 106 33 0 62-16 82-34 36-31 43-66 43-67 0-5-3-5-5-5s-4 1-5 5c-3 11-12 38-38 60-27 22-52 29-72 29-34 0-76-21-76-81 0-22 9-83 47-129 24-26 60-46 95-46 38 0 62 30 62 75 0 15-2 14-2 19 0 3 5 4 6 4 5 0 5-1 8-8 7-33 16-65 24-98z"><text:p/></draw:path></draw:g></text:span><text:span text:style-name="T6">, נוכיח קיום </text:span><text:span text:style-name="T6"><draw:g text:anchor-type="as-char" svg:y="-0.1083in" draw:z-index="389" draw:name="Shape387" draw:style-name="gr1"><svg:title>TexMaths</svg:title><svg:desc>11§display§y \in A§svg§600§FALSE§</svg:desc><draw:path draw:style-name="gr2" draw:text-style-name="P5" svg:width="0.3587in" svg:height="0.1232in" svg:x="0.0031in" svg:y="0.0079in" svg:viewBox="0 0 912 314" svg:d="M0 0c304 0 608 0 912 0 0 104 0 210 0 314-304 0-608 0-912 0 0-104 0-210 0-314z"><text:p/></draw:path><draw:path draw:style-name="gr3" draw:text-style-name="P6" svg:width="0.0697in" svg:height="0.0972in" svg:x="-0.0004in" svg:y="0.0413in" svg:viewBox="0 0 178 248" svg:d="M177 23c1-4 1-5 1-9 0-6-5-10-11-10-4 0-10 3-13 8-1 2-5 14-6 21-3 10-5 21-7 31-6 23-12 46-18 69-2 6-19 33-44 33-20 0-24-17-24-31 0-17 7-42 20-76 6-15 7-19 7-27 0-18-12-32-30-32-38 0-52 56-52 59 0 5 3 3 4 5 5 0 5-1 7-8 10-36 26-47 38-47 4 0 10 0 10 12 0 10-3 20-6 27-16 41-22 63-22 81 0 34 24 46 47 46 14 0 28-7 38-18-4 20-9 39-25 58-10 13-24 24-42 24-5 0-23-1-29-15 6 0 11 0 16-5 5-4 8-8 8-16 0-12-10-13-14-13-9 0-21 6-21 24 0 20 16 34 40 34 40 0 80-35 91-78 12-49 24-99 37-147z"><text:p/></draw:path><draw:path draw:style-name="gr3" draw:text-style-name="P6" svg:width="0.0756in" svg:height="0.087in" svg:x="0.1299in" svg:y="0.0268in" svg:viewBox="0 0 193 222" svg:d="M180 119c7 0 13 0 13-8s-6-8-13-8c-55 0-109 0-164 0 5-51 49-88 104-88 20 0 39 0 60 0 7 0 13 0 13-7 0-8-6-8-13-8-21 0-40 0-61 0-66 0-119 48-119 111 0 61 53 111 119 111 21 0 40 0 61 0 7 0 13 0 13-8s-6-8-13-8c-21 0-40 0-60 0-55 0-99-36-104-87 55 0 109 0 164 0z"><text:p/></draw:path><draw:path draw:style-name="gr3" draw:text-style-name="P6" svg:width="0.1039in" svg:height="0.1079in" svg:x="0.2657in" svg:y="0in" svg:viewBox="0 0 265 275" svg:d="M56 231c-15 25-31 30-47 32-6 1-9 1-9 7 0 2 2 5 5 5 10 0 22-2 33-2 13 0 27 2 39 2 2 0 8 0 8-8 0-3-4-4-7-4-9 0-18-4-18-14 0-4 3-8 5-14 10-16 20-33 30-49 31 0 64 0 96 0 1 7 7 60 7 64 0 11-20 13-28 13-5 0-10 0-10 7 0 5 5 5 6 5 16 0 33-2 48-2 10 0 34 2 44 2 2 0 7 0 7-8 0-4-5-4-9-4-24 0-24-3-25-14-8-80-16-160-23-240-1-8-1-9-8-9s-8 2-10 7c-45 74-89 149-134 224zM102 175c25-43 51-86 76-128 3 42 8 85 12 128-30 0-58 0-88 0z"><text:p/></draw:path></draw:g></text:span><text:span text:style-name="T6"><text:s/>כך ש־</text:span><text:span text:style-name="T6"><draw:g text:anchor-type="as-char" svg:y="-0.1134in" draw:z-index="390" draw:name="Shape388" draw:style-name="gr1"><svg:title>TexMaths</svg:title><svg:desc>11§display§ \la x, y \ra \in h§svg§600§FALSE§</svg:desc><draw:path draw:style-name="gr2" draw:text-style-name="P5" svg:width="0.6051in" svg:height="0.1358in" svg:x="-0.0004in" svg:y="0.0071in" svg:viewBox="0 0 1538 346" svg:d="M770 346c-258 0-514 0-770 0 0-116 0-230 0-346 512 0 1026 0 1538 0 0 116 0 230 0 346-256 0-512 0-768 0z"><text:p/></draw:path><draw:path draw:style-name="gr3" draw:text-style-name="P6" svg:width="0.0335in" svg:height="0.1512in" svg:x="0.0087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6" svg:width="0.0752in" svg:height="0.0685in" svg:x="0.0555in" svg:y="0.0457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1 50-15 0-21-12-21-25 0-9 2-17 6-34 5-18 9-35 14-53z"><text:p/></draw:path><draw:path draw:style-name="gr3" draw:text-style-name="P6" svg:width="0.0173in" svg:height="0.0453in" svg:x="0.1512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6" svg:width="0.0697in" svg:height="0.0976in" svg:x="0.2102in" svg:y="0.0457in" svg:viewBox="0 0 178 249" svg:d="M176 24c2-5 2-6 2-9 0-7-5-11-12-11-3 0-10 3-13 8-1 2-3 14-6 21-2 10-5 21-7 31-6 23-12 46-18 69-1 7-18 33-43 33-20 0-24-16-24-31 0-17 7-41 20-76 5-15 7-19 7-27 0-18-12-32-31-32-37 0-51 56-51 59 0 5 3 5 4 5 4 0 5-1 7-8 10-36 25-47 38-47 4 0 10 0 10 12 0 10-4 20-6 27-16 41-23 63-23 81 0 34 25 46 47 46 15 0 29-7 40-18-6 20-10 40-26 59-10 13-25 24-43 24-5 0-22-1-28-15 5 0 11 0 16-6 4-3 8-8 8-14 0-12-11-13-14-13-9 0-22 5-22 24s17 33 40 33c40 0 81-35 91-77 12-50 25-99 37-148z"><text:p/></draw:path><draw:path draw:style-name="gr3" draw:text-style-name="P6" svg:width="0.0335in" svg:height="0.1512in" svg:x="0.2941in" svg:y="0in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6" svg:width="0.0752in" svg:height="0.087in" svg:x="0.3992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6" svg:width="0.0744in" svg:height="0.1063in" svg:x="0.5382in" svg:y="0.0075in" svg:viewBox="0 0 190 271" svg:d="M90 4c0-1 0-4-5-4-9 0-37 3-48 3-2 1-6 1-6 8 0 6 3 6 9 6 18 0 19 2 19 6 0 2-1 6-1 8-18 74-37 147-56 220-2 6-2 7-2 9 0 9 8 11 12 11 6 0 12-5 14-10 3-10 5-20 7-30 3-11 5-22 9-33 2-9 4-17 6-26 1-2 4-15 5-18s13-24 26-35c8-6 20-13 36-13 17 0 21 13 21 26 0 21-14 64-23 86-3 9-5 13-5 21 0 19 13 32 32 32 36 0 50-56 50-60 0-3-3-3-4-3-5 0-5 1-7 7-5 20-17 47-39 47-6 0-9-3-9-12 0-10 3-19 6-28 7-15 25-61 25-83 0-26-16-42-45-42-25 0-43 12-58 30 10-41 21-82 31-123z"><text:p/></draw:path></draw:g></text:span><text:span text:style-name="T6">. נפצל למקרים: אם </text:span><text:span text:style-name="T6"><draw:g text:anchor-type="as-char" svg:y="-0.1035in" draw:z-index="388" draw:name="Shape389" draw:style-name="gr1"><svg:title>TexMaths</svg:title><svg:desc>11§display§x \in B§svg§600§FALSE§</svg:desc><draw:path draw:style-name="gr2" draw:text-style-name="P5" svg:width="0.3717in" svg:height="0.0933in" svg:x="0.0031in" svg:y="0.0067in" svg:viewBox="0 0 945 238" svg:d="M473 238c-158 0-316 0-473 0 0-79 0-159 0-238 315 0 630 0 945 0 0 79 0 159 0 238-158 0-315 0-472 0z"><text:p/></draw:path><draw:path draw:style-name="gr3" draw:text-style-name="P6" svg:width="0.0752in" svg:height="0.0677in" svg:x="-0.0004in" svg:y="0.0362in" svg:viewBox="0 0 192 173" svg:d="M119 54c2-10 11-46 37-46 2 0 11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3" draw:text-style-name="P6" svg:width="0.0752in" svg:height="0.0874in" svg:x="0.1374in" svg:y="0.0209in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3" draw:text-style-name="P6" svg:width="0.1083in" svg:height="0.1028in" svg:x="0.274in" svg:y="-0.0004in" svg:viewBox="0 0 276 262" svg:d="M45 232c-3 15-4 18-35 18-6 0-10 0-10 8 0 4 3 4 10 4 46 0 92 0 138 0 61 0 107-46 107-83 0-26-23-49-60-53 40-7 81-36 81-72 0-29-25-54-73-54-42 0-86 0-129 0-7 0-11 0-11 8 0 4 3 4 11 4 1 0 7 0 14 1 8 0 11 1 11 6 0 2 0 3-1 7-18 68-35 138-53 206zM103 122c8-32 17-64 25-96 3-13 4-14 20-14 17 0 33 0 51 0 33 0 42 23 42 40 0 34-33 70-80 70-19 0-39 0-58 0zM87 250c-6 0-7 0-9 0-4-1-5-1-5-4 0-1 0-2 2-9 9-35 17-71 26-106 24 0 50 0 74 0 36 0 44 27 44 44 0 38-34 75-80 75-18 0-35 0-52 0z"><text:p/></draw:path></draw:g></text:span><text:span text:style-name="T6">, נבחר </text:span><text:span text:style-name="T6"><draw:g text:anchor-type="as-char" svg:y="-0.1134in" draw:z-index="391" draw:name="Shape390" draw:style-name="gr1"><svg:title>TexMaths</svg:title><svg:desc>11§display§y = f_1(x) \in B§svg§600§FALSE§</svg:desc><draw:path draw:style-name="gr2" draw:text-style-name="P5" svg:width="0.9161in" svg:height="0.1354in" svg:x="0.0031in" svg:y="0.0071in" svg:viewBox="0 0 2328 345" svg:d="M0 0c776 0 1552 0 2328 0 0 115 0 230 0 345-776 0-1552 0-2328 0 0-115 0-230 0-345z"><text:p/></draw:path><draw:path draw:style-name="gr3" draw:text-style-name="P6" svg:width="0.0697in" svg:height="0.0972in" svg:x="-0.0004in" svg:y="0.0457in" svg:viewBox="0 0 178 248" svg:d="M177 23c1-5 1-5 1-9 0-6-5-10-11-10-4 0-10 3-13 8-1 2-4 14-5 21-4 10-6 20-8 31-6 23-12 46-18 69-1 6-18 33-44 33-20 0-24-17-24-32 0-17 7-40 20-75 6-16 8-20 8-28 0-17-13-31-31-31-38 0-52 56-52 59 0 4 3 3 4 4 5 0 5-1 7-7 11-36 26-48 40-48 2 0 8 0 8 13 0 9-3 20-6 26-16 41-22 63-22 82 0 34 24 45 47 45 16 0 28-7 39-17-5 20-9 38-26 58-10 13-24 25-41 25-6 0-24-2-30-16 6 0 11 0 16-5 5-4 8-9 8-16 0-11-10-13-14-13-9 0-21 6-21 25 0 18 16 33 41 33 39 0 79-36 90-77 12-50 25-99 37-148z"><text:p/></draw:path><draw:path draw:style-name="gr3" draw:text-style-name="P6" svg:width="0.1012in" svg:height="0.035in" svg:x="0.1264in" svg:y="0.0571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6" svg:width="0.0756in" svg:height="0.137in" svg:x="0.2866in" svg:y="0.0071in" svg:viewBox="0 0 193 349" svg:d="M121 118c11 0 22 0 33 0 8 0 12 0 12-9 0-3-4-3-10-3-11 0-22 0-33 0 4-16 6-30 9-44 1-9 7-36 9-41 3-7 10-13 19-13 1 0 11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3-37 13-25 22-71 22-74 8-40 15-81 23-120z"><text:p/></draw:path><draw:path draw:style-name="gr3" draw:text-style-name="P6" svg:width="0.0386in" svg:height="0.0701in" svg:x="0.3646in" svg:y="0.0661in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3" draw:text-style-name="P6" svg:width="0.0346in" svg:height="0.1508in" svg:x="0.4366in" svg:y="0in" svg:viewBox="0 0 89 384" svg:d="M89 380c0-1 0-1-6-8-49-48-61-121-61-179 0-67 14-135 63-183 4-4 4-4 4-7 0-2-1-3-3-3-5 0-39 26-62 75-20 43-24 86-24 118 0 28 4 76 25 119 23 47 56 72 61 72 2 0 3-1 3-4z"><text:p/></draw:path><draw:path draw:style-name="gr3" draw:text-style-name="P6" svg:width="0.0756in" svg:height="0.0681in" svg:x="0.4846in" svg:y="0.0457in" svg:viewBox="0 0 193 174" svg:d="M118 54c2-10 11-46 38-46 1 0 11 0 19 5-11 2-19 12-19 21 0 7 5 13 16 13 7 0 21-6 21-22 0-19-24-25-37-25-22 0-36 20-40 29-10-26-31-29-42-29-40 0-62 50-62 59 0 4 3 4 5 4 3 0 4-1 4-5 13-40 40-50 52-50 7 0 21 4 21 26 0 12-7 38-21 92-6 24-19 40-37 40-2 0-11 0-18-5 8-2 17-10 17-21 0-10-9-13-14-13-11 0-21 10-21 22 0 17 19 25 36 25 26 0 40-26 41-29 4 15 19 29 42 29 39 0 61-50 61-59 0-4-3-4-4-4-4 0-4 1-5 5-14 40-39 50-52 50-14 0-21-13-21-25 0-9 2-18 7-34 4-18 8-35 13-53z"><text:p/></draw:path><draw:path draw:style-name="gr3" draw:text-style-name="P6" svg:width="0.035in" svg:height="0.1508in" svg:x="0.5756in" svg:y="0in" svg:viewBox="0 0 90 384" svg:d="M90 193c0-30-4-77-25-120-23-48-57-73-61-73-2 0-4 1-4 3 0 3 0 3 8 10 37 38 60 99 60 180 0 65-14 132-62 181-6 5-6 5-6 6 0 3 2 4 4 4 4 0 39-26 62-75 20-43 24-85 24-116z"><text:p/></draw:path><draw:path draw:style-name="gr3" draw:text-style-name="P6" svg:width="0.0756in" svg:height="0.087in" svg:x="0.6811in" svg:y="0.0307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6" svg:width="0.1083in" svg:height="0.1031in" svg:x="0.8185in" svg:y="0.0098in" svg:viewBox="0 0 276 263" svg:d="M46 232c-4 16-5 19-35 19-7 0-11 0-11 8 0 4 3 4 11 4 46 0 91 0 138 0 61 0 106-46 106-82 0-28-22-51-59-54 40-8 80-37 80-73 0-29-25-54-71-54-43 0-87 0-130 0-8 0-12 0-12 8 0 4 4 4 11 4 1 0 9 0 15 1 7 1 10 1 10 7 0 1 0 2-1 6-18 69-34 138-52 206zM105 122c7-32 15-63 23-94 4-15 4-16 21-16 16 0 34 0 50 0 34 0 42 23 42 40 0 34-33 70-80 70-19 0-38 0-56 0zM87 251c-6 0-7 0-9-1-3 0-4 0-4-3 0-1 0-3 1-9 9-35 19-72 27-107 25 0 49 0 73 0 37 0 44 29 44 45 0 38-34 75-79 75-18 0-35 0-53 0z"><text:p/></draw:path></draw:g></text:span><text:span text:style-name="T6"><text:s/>כך ש־</text:span><text:span text:style-name="T6"><draw:g text:anchor-type="as-char" svg:y="-0.1134in" draw:z-index="392" draw:name="Shape391" draw:style-name="gr1"><svg:title>TexMaths</svg:title><svg:desc>11§display§\la x, f_1(x) \ra \in f_1 \cup f_2§svg§600§FALSE§</svg:desc><draw:path draw:style-name="gr2" draw:text-style-name="P5" svg:width="1.2307in" svg:height="0.1358in" svg:x="-0.0004in" svg:y="0.0071in" svg:viewBox="0 0 3127 346" svg:d="M1564 346c-521 0-1043 0-1564 0 0-116 0-230 0-346 1043 0 2084 0 3127 0 0 116 0 230 0 346-521 0-1043 0-1563 0z"><text:p/></draw:path><draw:path draw:style-name="gr3" draw:text-style-name="P6" svg:width="0.0335in" svg:height="0.1512in" svg:x="0.0087in" svg:y="0in" svg:viewBox="0 0 86 385" svg:d="M84 15c2-4 2-5 2-7 0-5-4-8-8-8-3 0-5 2-9 9-22 59-45 118-67 177-1 2-2 4-2 8 0 1 0 1 2 5 22 59 45 118 67 176 2 5 4 10 9 10 4 0 8-3 8-7 0-1 0-3-2-7-24-59-46-119-69-177 23-60 45-119 69-179z"><text:p/></draw:path><draw:path draw:style-name="gr3" draw:text-style-name="P6" svg:width="0.0752in" svg:height="0.0685in" svg:x="0.0555in" svg:y="0.0457in" svg:viewBox="0 0 192 175" svg:d="M118 54c2-10 11-45 38-45 2 0 11 0 20 4-11 2-19 12-19 21 0 7 5 14 15 14 8 0 20-7 20-23 0-19-23-25-36-25-22 0-35 21-41 30-8-26-29-30-40-30-41 0-63 50-63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6" svg:width="0.0173in" svg:height="0.0453in" svg:x="0.1512in" svg:y="0.0972in" svg:viewBox="0 0 45 116" svg:d="M45 41c0-26-10-41-25-41-12 0-20 10-20 21 0 10 8 20 20 20 5 0 10-1 14-5 1-1 1-1 2-1 0 2 0 0 0 6 0 28-13 51-26 64-5 4-5 5-5 6 0 2 3 5 5 5 4 0 35-30 35-75z"><text:p/></draw:path><draw:path draw:style-name="gr3" draw:text-style-name="P6" svg:width="0.076in" svg:height="0.1374in" svg:x="0.2134in" svg:y="0.0067in" svg:viewBox="0 0 194 350" svg:d="M122 118c11 0 22 0 33 0 8 0 12 0 12-8 0-4-4-4-11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6" svg:width="0.0382in" svg:height="0.0701in" svg:x="0.2921in" svg:y="0.0661in" svg:viewBox="0 0 98 179" svg:d="M60 8c0-8 0-8-7-8-18 17-42 17-53 17 0 3 0 6 0 9 7 0 24 0 38-7 0 46 0 92 0 138 0 9 0 13-26 13-3 0-8 0-11 0 0 3 0 6 0 9 6-1 39-1 48-1s43 0 49 1c0-3 0-6 0-9-3 0-7 0-10 0-28 0-28-4-28-13 0-50 0-100 0-149z"><text:p/></draw:path><draw:path draw:style-name="gr3" draw:text-style-name="P6" svg:width="0.035in" svg:height="0.1512in" svg:x="0.3634in" svg:y="0in" svg:viewBox="0 0 90 385" svg:d="M90 381c0-1 0-1-6-8-49-49-61-122-61-179 0-68 14-136 62-183 5-5 5-5 5-7 0-3-2-4-4-4-4 0-39 26-62 76-20 42-24 85-24 118 0 28 4 75 25 119 23 47 57 72 61 72 2 0 4-1 4-4z"><text:p/></draw:path><draw:path draw:style-name="gr3" draw:text-style-name="P6" svg:width="0.0752in" svg:height="0.0685in" svg:x="0.4118in" svg:y="0.0457in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2 0-19-4 9-2 18-10 18-21s-9-13-14-13c-12 0-22 10-22 22 0 17 20 25 36 25 26 0 40-27 41-30 4 15 19 30 42 30 39 0 61-49 61-59 0-4-3-4-4-4-3 0-4 1-4 4-14 41-40 50-52 50-16 0-21-12-21-25 0-9 2-17 5-34 5-18 9-35 14-53z"><text:p/></draw:path><draw:path draw:style-name="gr3" draw:text-style-name="P6" svg:width="0.0346in" svg:height="0.1512in" svg:x="0.5031in" svg:y="0in" svg:viewBox="0 0 89 385" svg:d="M89 194c0-31-3-77-25-121-23-48-56-73-61-73-2 0-3 2-3 4s0 2 8 9c37 38 59 99 59 181 0 64-14 132-63 180-4 6-4 6-4 7 0 2 1 4 3 4 5 0 40-26 62-76 20-41 24-84 24-115z"><text:p/></draw:path><draw:path draw:style-name="gr3" draw:text-style-name="P6" svg:width="0.0335in" svg:height="0.1512in" svg:x="0.5622in" svg:y="0in" svg:viewBox="0 0 86 385" svg:d="M84 199c2-4 2-4 2-5 0-2 0-2-2-7-22-59-46-119-68-178-2-7-4-9-8-9-5 0-8 3-8 8 0 1 0 2 2 6 23 60 45 119 68 180-23 58-45 118-68 176-2 4-2 5-2 8 0 4 3 7 8 7 4 0 6-4 7-7 23-60 45-119 69-179z"><text:p/></draw:path><draw:path draw:style-name="gr3" draw:text-style-name="P6" svg:width="0.076in" svg:height="0.087in" svg:x="0.6673in" svg:y="0.0307in" svg:viewBox="0 0 194 222" svg:d="M179 120c7 0 15 0 15-8 0-9-8-9-15-9-55 0-109 0-164 0 6-50 50-88 104-88 20 0 40 0 60 0 7 0 15 0 15-7 0-8-8-8-15-8-20 0-40 0-60 0-66 0-119 50-119 112s53 110 119 110c20 0 40 0 60 0 7 0 15 0 15-7s-8-7-15-7c-20 0-40 0-60 0-54 0-98-37-104-88 55 0 109 0 164 0z"><text:p/></draw:path><draw:path draw:style-name="gr3" draw:text-style-name="P6" svg:width="0.0752in" svg:height="0.1374in" svg:x="0.8063in" svg:y="0.0067in" svg:viewBox="0 0 192 350" svg:d="M122 118c11 0 22 0 33 0 8 0 11 0 11-8 0-4-3-4-10-4-11 0-21 0-32 0 2-16 6-30 8-44 1-8 7-36 9-40 4-8 11-13 18-13 2 0 11 0 19 6-16 2-21 16-21 21 0 9 7 14 15 14 9 0 20-9 20-24 0-17-17-26-33-26-13 0-37 7-49 45-2 8-3 12-12 61-9 0-19 0-28 0-6 0-11 0-11 7 0 5 4 5 11 5 9 0 17 0 26 0-10 50-19 100-29 151-8 37-14 72-34 72-1 0-11 0-19-6 18-1 22-16 22-21 0-9-7-13-14-13-11 0-22 8-22 23 0 17 18 26 33 26 21 0 36-23 44-37 12-25 21-71 21-74 8-40 16-80 24-121z"><text:p/></draw:path><draw:path draw:style-name="gr3" draw:text-style-name="P6" svg:width="0.0386in" svg:height="0.0701in" svg:x="0.8843in" svg:y="0.0661in" svg:viewBox="0 0 99 179" svg:d="M62 8c0-8-2-8-8-8-18 17-43 17-54 17 0 3 0 6 0 9 7 0 25 0 40-7 0 46 0 92 0 138 0 9 0 13-28 13-3 0-7 0-10 0 0 3 0 6 0 9 6-1 39-1 49-1 7 0 41 0 48 1 0-3 0-6 0-9-3 0-7 0-10 0-27 0-27-4-27-13 0-50 0-100 0-149z"><text:p/></draw:path><draw:path draw:style-name="gr3" draw:text-style-name="P6" svg:width="0.0839in" svg:height="0.0937in" svg:x="0.9835in" svg:y="0.0217in" svg:viewBox="0 0 214 239" svg:d="M214 14c0-6 0-14-7-14-8 0-8 8-8 14 0 47 0 93 0 140 0 57-63 70-92 70-18 0-42-4-62-16-30-19-30-44-30-54 0-47 0-93 0-140 0-6 0-14-7-14-8 0-8 8-8 14 0 48 0 94 0 141 0 59 58 84 107 84 50 0 107-28 107-83 0-47 0-94 0-142z"><text:p/></draw:path><draw:path draw:style-name="gr3" draw:text-style-name="P6" svg:width="0.076in" svg:height="0.1374in" svg:x="1.1181in" svg:y="0.0067in" svg:viewBox="0 0 194 350" svg:d="M122 118c11 0 22 0 33 0 8 0 11 0 11-8 0-4-3-4-10-4-11 0-21 0-32 0 2-16 6-30 8-44 1-8 7-36 9-40 4-8 11-13 18-13 2 0 11 0 19 6-16 2-21 16-21 21 0 9 8 14 15 14 9 0 22-9 22-24 0-17-19-26-35-26-13 0-37 7-49 45-2 8-3 12-12 61-9 0-19 0-28 0-6 0-11 0-11 7 0 5 4 5 11 5 9 0 17 0 26 0-10 50-19 100-29 151-8 37-14 72-34 72-1 0-11 0-19-6 18-1 22-16 22-21 0-9-7-13-14-13-11 0-22 8-22 23 0 17 18 26 33 26 21 0 36-23 44-37 12-25 21-71 21-74 8-40 16-80 24-121z"><text:p/></draw:path><draw:path draw:style-name="gr3" draw:text-style-name="P6" svg:width="0.0469in" svg:height="0.0701in" svg:x="1.1913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/draw:g></text:span><text:span text:style-name="T6"> לפי הגדרה, ובאופן דומה במקרה השני נבחר </text:span><text:span text:style-name="T6"><draw:g text:anchor-type="as-char" svg:y="-0.1134in" draw:z-index="393" draw:name="Shape392" draw:style-name="gr1"><svg:title>TexMaths</svg:title><svg:desc>11§display§y = f_2(x)§svg§600§FALSE§</svg:desc><draw:path draw:style-name="gr2" draw:text-style-name="P5" svg:width="0.5992in" svg:height="0.1354in" svg:x="0.0031in" svg:y="0.0071in" svg:viewBox="0 0 1523 345" svg:d="M0 0c507 0 1015 0 1523 0 0 115 0 230 0 345-508 0-1016 0-1523 0 0-115 0-230 0-345z"><text:p/></draw:path><draw:path draw:style-name="gr3" draw:text-style-name="P6" svg:width="0.0697in" svg:height="0.0972in" svg:x="-0.0004in" svg:y="0.0457in" svg:viewBox="0 0 178 248" svg:d="M177 23c1-5 1-5 1-9 0-6-5-10-11-10-4 0-10 3-13 8-1 2-4 14-5 21-4 10-6 20-8 31-6 23-12 46-18 69-2 6-18 33-44 33-20 0-24-17-24-32 0-17 7-40 20-75 6-16 8-20 8-28 0-17-13-31-31-31-38 0-52 56-52 59 0 4 3 3 4 4 5 0 5-1 7-7 10-36 26-48 39-48 3 0 9 0 9 13 0 9-3 20-6 26-16 41-22 63-22 82 0 34 24 45 47 45 14 0 28-7 39-17-5 20-10 38-26 58-10 13-24 25-41 25-6 0-24-2-30-16 6 0 11 0 16-5 5-4 8-9 8-16 0-11-10-13-14-13-9 0-21 6-21 25 0 18 16 33 41 33 39 0 79-36 90-77 12-50 25-99 37-148z"><text:p/></draw:path><draw:path draw:style-name="gr3" draw:text-style-name="P6" svg:width="0.1004in" svg:height="0.035in" svg:x="0.126in" svg:y="0.0571in" svg:viewBox="0 0 256 90" svg:d="M243 15c7 0 13 0 13-7 0-8-6-8-12-8-77 0-154 0-231 0-5 0-13 0-13 8 0 7 8 7 13 7 77 0 153 0 230 0zM244 90c6 0 12 0 12-7 0-8-6-8-13-8-77 0-153 0-230 0-5 0-13 0-13 8 0 7 8 7 13 7 77 0 154 0 231 0z"><text:p/></draw:path><draw:path draw:style-name="gr3" draw:text-style-name="P6" svg:width="0.0756in" svg:height="0.137in" svg:x="0.2862in" svg:y="0.0071in" svg:viewBox="0 0 193 349" svg:d="M121 118c11 0 22 0 33 0 8 0 11 0 11-9 0-3-3-3-10-3-11 0-21 0-32 0 2-16 6-30 8-44 2-9 8-36 10-41 3-7 10-13 17-13 3 0 13 0 19 7-16 2-21 15-21 21 0 9 8 14 15 14 11 0 22-9 22-24 0-17-18-26-35-26-13 0-37 7-48 45-3 8-4 12-13 61-9 0-18 0-27 0-7 0-12 0-12 6s4 6 11 6c9 0 17 0 26 0-10 50-19 100-29 151-7 37-13 72-34 72-1 0-11 0-19-7 19-1 22-15 22-21 0-9-7-14-14-14-10 0-21 9-21 24 0 17 17 26 32 26 22 0 37-22 44-37 12-25 21-71 22-74 8-40 15-81 23-120z"><text:p/></draw:path><draw:path draw:style-name="gr3" draw:text-style-name="P6" svg:width="0.0469in" svg:height="0.0701in" svg:x="0.3587in" svg:y="0.0661in" svg:viewBox="0 0 120 179" svg:d="M120 130c-3 0-6 0-9 0-1 7-4 22-8 25-2 1-23 1-26 1-16 0-33 0-49 0 27-25 37-32 53-45 20-15 39-33 39-58 0-33-29-53-64-53-33 0-56 24-56 48 0 15 12 16 14 16 7 0 15-5 15-14 0-6-1-15-16-15 8-18 27-25 40-25 26 0 41 21 41 43 0 23-17 42-26 52-22 21-43 41-65 63-3 4-3 4-3 11 37 0 75 0 112 0 2-16 6-33 8-49z"><text:p/></draw:path><draw:path draw:style-name="gr3" draw:text-style-name="P6" svg:width="0.035in" svg:height="0.1508in" svg:x="0.4354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6" svg:width="0.0756in" svg:height="0.0681in" svg:x="0.4839in" svg:y="0.0457in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3" draw:text-style-name="P6" svg:width="0.0346in" svg:height="0.1508in" svg:x="0.5752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6">. </text:span></text:p>
                </text:list-item>
                <text:list-item>
                  <text:p text:style-name="P68"><text:span text:style-name="T6">חד־ערכיות: יהי </text:span><text:span text:style-name="T6"><draw:g text:anchor-type="as-char" svg:y="-0.1063in" draw:z-index="394" draw:name="Shape393" draw:style-name="gr1"><svg:title>TexMaths</svg:title><svg:desc>11§display§x \in B \cup C§svg§600§FALSE§</svg:desc><draw:path draw:style-name="gr2" draw:text-style-name="P5" svg:width="0.6642in" svg:height="0.0969in" svg:x="0.0031in" svg:y="0.0067in" svg:viewBox="0 0 1688 247" svg:d="M844 247c-281 0-563 0-844 0 0-83 0-164 0-247 563 0 1125 0 1688 0 0 83 0 164 0 247-282 0-563 0-844 0z"><text:p/></draw:path><draw:path draw:style-name="gr3" draw:text-style-name="P6" svg:width="0.0752in" svg:height="0.0681in" svg:x="-0.0004in" svg:y="0.0398in" svg:viewBox="0 0 192 174" svg:d="M119 54c2-10 11-45 37-45 2 0 12 0 20 4-11 2-19 12-19 21 0 7 5 14 15 14 8 0 20-7 20-23 0-19-22-25-35-25-23 0-36 21-40 30-10-26-31-30-42-30-41 0-63 50-63 60 0 4 4 4 6 4s3-1 4-4c13-41 38-51 52-51 7 0 21 3 21 25 0 12-7 39-21 93-6 23-20 38-37 38-2 0-11 0-19-5 9-1 18-9 18-19 0-11-9-14-14-14-12 0-22 10-22 23 0 16 20 24 36 24 27 0 40-26 41-29 5 14 19 29 42 29 39 0 61-48 61-58 0-5-3-5-4-5-3 0-4 3-4 5-14 42-40 49-52 49-16 0-21-11-21-24 0-9 2-18 7-34 4-18 8-35 13-53z"><text:p/></draw:path><draw:path draw:style-name="gr3" draw:text-style-name="P6" svg:width="0.0752in" svg:height="0.0874in" svg:x="0.1374in" svg:y="0.0248in" svg:viewBox="0 0 192 223" svg:d="M179 119c7 0 13 0 13-8 0-7-6-7-13-7-55 0-109 0-164 0 5-52 50-89 104-89 20 0 40 0 60 0 7 0 13 0 13-7 0-8-6-8-13-8-20 0-40 0-60 0-66 0-119 50-119 111s53 112 119 112c20 0 40 0 60 0 7 0 13 0 13-8s-6-8-13-8c-20 0-40 0-60 0-54 0-99-37-104-88 55 0 109 0 164 0z"><text:p/></draw:path><draw:path draw:style-name="gr3" draw:text-style-name="P6" svg:width="0.1083in" svg:height="0.1028in" svg:x="0.2744in" svg:y="0.0031in" svg:viewBox="0 0 276 262" svg:d="M46 233c-4 14-5 17-35 17-7 0-11 0-11 8 0 4 3 4 11 4 46 0 91 0 137 0 62 0 107-45 107-83 0-27-22-49-59-53 39-8 80-37 80-73 0-29-25-53-72-53-42 0-86 0-129 0-8 0-12 0-12 8 0 4 4 4 11 4 1 0 8 0 15 0 7 1 10 1 10 7 0 1 0 2-1 7-18 69-34 138-52 207zM104 122c8-32 16-64 24-96 4-13 4-14 20-14 17 0 35 0 51 0 34 0 42 22 42 40 0 34-33 70-80 70-19 0-38 0-57 0zM87 250c-6 0-7 0-9 0-3-1-4-1-4-4 0-1 0-2 1-9 9-35 18-72 27-107 24 0 49 0 73 0 37 0 44 29 44 44 0 39-34 76-79 76-18 0-36 0-53 0z"><text:p/></draw:path><draw:path draw:style-name="gr3" draw:text-style-name="P6" svg:width="0.0839in" svg:height="0.0933in" svg:x="0.4331in" svg:y="0.0161in" svg:viewBox="0 0 214 238" svg:d="M214 13c0-6 0-13-7-13-8 0-8 7-8 13 0 47 0 93 0 140 0 56-63 70-91 70-18 0-42-5-63-18-30-19-30-43-30-52 0-47 0-93 0-140 0-6 0-13-7-13-8 0-8 7-8 13 0 47 0 94 0 141 0 58 59 84 108 84s106-28 106-83c0-47 0-94 0-142z"><text:p/></draw:path><draw:path draw:style-name="gr3" draw:text-style-name="P6" svg:width="0.1079in" svg:height="0.1098in" svg:x="0.5673in" svg:y="-0.0004in" svg:viewBox="0 0 275 280" svg:d="M275 4c0-1-1-4-5-4-1 0-1 1-5 4-9 10-19 20-28 30-3-5-20-34-63-34-87 0-174 85-174 174 0 63 46 106 106 106 33 0 62-16 82-34 36-31 43-66 43-67 0-5-3-5-5-5s-4 1-5 5c-3 11-12 38-38 60-27 22-52 29-72 29-34 0-76-21-76-81 0-22 9-83 47-129 24-26 60-46 95-46 38 0 62 30 62 75 0 15-2 14-2 19 0 3 5 4 6 4 5 0 5-1 8-8 7-33 16-65 24-98z"><text:p/></draw:path></draw:g></text:span><text:span text:style-name="T6">, ויהי </text:span><text:span text:style-name="T6"><draw:g text:anchor-type="as-char" svg:y="-0.0681in" draw:z-index="395" draw:name="Shape394" draw:style-name="gr1"><svg:title>TexMaths</svg:title><svg:desc>11§display§y_1, y_2§svg§600§FALSE§</svg:desc><draw:path draw:style-name="gr2" draw:text-style-name="P5" svg:width="0.3224in" svg:height="0.0815in" svg:x="0.0031in" svg:y="0.0071in" svg:viewBox="0 0 820 208" svg:d="M0 0c273 0 547 0 820 0 0 69 0 139 0 208-273 0-547 0-820 0 0-69 0-139 0-208z"><text:p/></draw:path><draw:path draw:style-name="gr3" draw:text-style-name="P6" svg:width="0.0697in" svg:height="0.0972in" svg:x="-0.0004in" svg:y="0in" svg:viewBox="0 0 178 248" svg:d="M177 23c1-5 1-5 1-9 0-6-5-10-11-10-4 0-10 3-13 8-1 2-4 14-5 21-4 10-6 21-8 31-6 23-12 46-18 68-2 6-18 33-44 33-20 0-24-17-24-32 0-16 7-39 20-74 6-16 8-19 8-27 0-18-13-32-31-32-38 0-52 56-52 59 0 4 3 3 4 4 5 0 5 0 7-7 10-36 26-47 39-47 3 0 9 0 9 12 0 10-3 20-6 26-16 41-22 63-22 81 0 34 24 45 47 45 14 0 28-7 39-17-5 20-10 39-26 59-10 13-24 24-41 24-6 0-24-1-30-15 6 0 11 0 16-6 5-3 8-8 8-15 0-12-10-14-14-14-9 0-21 6-21 26 0 19 16 33 41 33 39 0 79-35 90-78 12-49 24-98 37-147z"><text:p/></draw:path><draw:path draw:style-name="gr3" draw:text-style-name="P6" svg:width="0.0382in" svg:height="0.0697in" svg:x="0.0815in" svg:y="0.0189in" svg:viewBox="0 0 98 178" svg:d="M61 8c0-7 0-8-8-8-18 18-42 18-53 18 0 3 0 6 0 10 7 0 24 0 40-8 0 45 0 91 0 136 0 9 0 13-28 13-3 0-6 0-10 0 0 3 0 6 0 9 5 0 38-1 48-1 8 0 42 1 48 1 0-3 0-6 0-9-3 0-7 0-10 0-27 0-27-4-27-13 0-49 0-99 0-148z"><text:p/></draw:path><draw:path draw:style-name="gr3" draw:text-style-name="P6" svg:width="0.0173in" svg:height="0.0453in" svg:x="0.1512in" svg:y="0.0504in" svg:viewBox="0 0 45 116" svg:d="M45 41c0-26-10-41-25-41-12 0-20 10-20 21 0 10 8 20 20 20 5 0 10-1 14-5 1-1 1-1 2-1 0 2 0 0 0 6 0 28-13 52-26 64-4 4-4 5-4 6 0 2 2 5 4 5 4 0 35-30 35-75z"><text:p/></draw:path><draw:path draw:style-name="gr3" draw:text-style-name="P6" svg:width="0.0697in" svg:height="0.0972in" svg:x="0.2098in" svg:y="0in" svg:viewBox="0 0 178 248" svg:d="M176 23c2-5 2-5 2-9 0-6-5-10-11-10-4 0-11 3-14 8 0 2-3 14-6 21-2 10-5 21-7 31-6 23-11 46-17 68-2 6-18 33-44 33-20 0-24-17-24-32 0-16 7-39 20-74 6-16 8-19 8-27 0-18-13-32-32-32-37 0-51 56-51 59 0 4 3 4 4 4 5 0 5 0 7-7 10-36 25-47 39-47 3 0 9 0 9 12 0 10-4 20-6 26-16 41-22 63-22 81 0 34 24 45 46 45 15 0 29-7 40-17-6 20-10 39-26 59-10 13-24 24-41 24-6 0-24-1-30-15 5 0 11 0 16-6 4-3 8-8 8-15 0-12-11-14-14-14-9 0-22 6-22 26 0 19 17 33 42 33 39 0 79-35 90-78 12-49 24-98 36-147z"><text:p/></draw:path><draw:path draw:style-name="gr3" draw:text-style-name="P6" svg:width="0.0469in" svg:height="0.0697in" svg:x="0.2866in" svg:y="0.0189in" svg:viewBox="0 0 120 178" svg:d="M120 129c-3 0-6 0-9 0-1 6-4 22-8 25-2 1-23 1-26 1-16 0-33 0-49 0 28-25 37-32 53-44 20-16 39-33 39-58 0-32-29-53-64-53-33 0-56 24-56 48 0 15 12 16 14 16 7 0 15-5 15-14 0-5-1-15-16-15 9-18 27-25 40-25 26 0 41 21 41 43 0 23-17 42-26 52-22 21-43 42-65 62-3 3-3 4-3 11 37 0 75 0 112 0 2-16 6-33 8-49z"><text:p/></draw:path></draw:g></text:span><text:span text:style-name="T6"><text:s/>כך ש־</text:span><text:span text:style-name="T6"><draw:g text:anchor-type="as-char" svg:y="-0.1134in" draw:z-index="396" draw:name="Shape395" draw:style-name="gr1"><svg:title>TexMaths</svg:title><svg:desc>11§display§\la x, y_1 \ra \in h \land \la x, y_2 \ra \in h§svg§600§FALSE§</svg:desc><draw:path draw:style-name="gr2" draw:text-style-name="P5" svg:width="1.5272in" svg:height="0.1358in" svg:x="-0.0004in" svg:y="0.0071in" svg:viewBox="0 0 3880 346" svg:d="M1940 346c-646 0-1293 0-1940 0 0-116 0-230 0-346 1294 0 2586 0 3880 0 0 116 0 230 0 346-647 0-1294 0-1940 0z"><text:p/></draw:path><draw:path draw:style-name="gr3" draw:text-style-name="P6" svg:width="0.0335in" svg:height="0.1512in" svg:x="0.0087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0756in" svg:height="0.0685in" svg:x="0.0555in" svg:y="0.0457in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173in" svg:height="0.0453in" svg:x="0.1512in" svg:y="0.0972in" svg:viewBox="0 0 45 116" svg:d="M45 41c0-26-10-41-25-41-12 0-20 10-20 21 0 10 8 20 20 20 5 0 10-1 14-5 1-1 1-1 2-1 0 2 0 0 0 6 0 28-13 51-26 64-4 4-4 5-4 6 0 2 2 5 4 5 4 0 35-30 35-75z"><text:p/></draw:path><draw:path draw:style-name="gr3" draw:text-style-name="P6" svg:width="0.0697in" svg:height="0.0976in" svg:x="0.2102in" svg:y="0.0457in" svg:viewBox="0 0 178 249" svg:d="M177 24c1-5 1-6 1-9 0-7-5-11-11-11-4 0-10 3-14 8 0 2-3 14-4 21-4 10-6 21-8 31-6 23-12 46-18 69-2 7-18 33-44 33-20 0-24-16-24-31 0-17 7-41 20-76 6-15 8-19 8-27 0-18-13-32-32-32-37 0-51 56-51 59 0 5 3 5 4 5 5 0 5-1 7-8 10-36 25-47 39-47 3 0 9 0 9 12 0 10-3 20-6 27-16 41-22 63-22 81 0 34 24 46 47 46 14 0 28-7 39-18-5 20-10 40-26 59-10 13-24 24-41 24-6 0-24-1-30-15 6 0 11 0 16-6 5-3 8-8 8-14 0-12-10-13-14-13-9 0-22 5-22 24s17 33 42 33c39 0 79-35 90-77 12-50 25-99 37-148z"><text:p/></draw:path><draw:path draw:style-name="gr3" draw:text-style-name="P6" svg:width="0.0382in" svg:height="0.0701in" svg:x="0.2921in" svg:y="0.0661in" svg:viewBox="0 0 98 179" svg:d="M61 8c0-8 0-8-8-8-18 17-42 17-53 17 0 3 0 6 0 9 7 0 24 0 40-7 0 46 0 92 0 138 0 9 0 13-28 13-3 0-6 0-10 0 0 3 0 6 0 9 5-1 38-1 48-1 8 0 42 0 48 1 0-3 0-6 0-9-3 0-7 0-10 0-27 0-27-4-27-13 0-50 0-100 0-149z"><text:p/></draw:path><draw:path draw:style-name="gr3" draw:text-style-name="P6" svg:width="0.0335in" svg:height="0.1512in" svg:x="0.3571in" svg:y="0in" svg:viewBox="0 0 86 385" svg:d="M85 199c1-4 1-5 1-6 0-3 0-1-1-6-23-59-45-119-68-178-3-7-5-9-9-9-5 0-8 3-8 8 0 1 0 2 2 6 23 60 45 119 68 179-23 58-45 117-68 177-2 4-2 5-2 8 0 4 3 7 8 7s6-4 7-7c24-60 47-119 70-179z"><text:p/></draw:path><draw:path draw:style-name="gr3" draw:text-style-name="P6" svg:width="0.076in" svg:height="0.087in" svg:x="0.4626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0744in" svg:height="0.1063in" svg:x="0.602in" svg:y="0.0075in" svg:viewBox="0 0 190 271" svg:d="M90 4c0-1 0-4-5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7 0 51-56 51-60 0-3-4-3-5-3-3 0-3 1-6 7-5 20-17 47-39 47-7 0-9-3-9-12 0-10 3-19 7-28 6-15 24-61 24-83 0-26-17-42-45-42-25 0-43 12-58 30 10-41 21-82 31-123z"><text:p/></draw:path><draw:path draw:style-name="gr3" draw:text-style-name="P6" svg:width="0.0843in" svg:height="0.0937in" svg:x="0.7236in" svg:y="0.0217in" svg:viewBox="0 0 215 239" svg:d="M116 9c-4-7-6-9-9-9-5 0-6 3-9 9-32 71-64 143-96 215-2 4-2 5-2 7 0 5 3 8 8 8 2 0 5-1 9-8 29-67 60-135 90-203 31 68 60 136 91 203 3 8 7 8 9 8 4 0 8-3 8-8 0-1 0-2-3-6-32-72-65-145-96-216z"><text:p/></draw:path><draw:path draw:style-name="gr3" draw:text-style-name="P6" svg:width="0.0335in" svg:height="0.1512in" svg:x="0.8665in" svg:y="0in" svg:viewBox="0 0 86 385" svg:d="M85 15c1-4 1-5 1-7 0-5-3-8-8-8-3 0-5 2-9 9-22 59-45 118-67 177-1 2-2 4-2 7 0 2 0 2 2 6 22 59 45 118 67 176 3 5 5 10 9 10 5 0 8-3 8-7 0-1 0-3-1-7-23-59-45-119-68-178 23-60 45-119 68-178z"><text:p/></draw:path><draw:path draw:style-name="gr3" draw:text-style-name="P6" svg:width="0.0756in" svg:height="0.0685in" svg:x="0.9134in" svg:y="0.0457in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7 0 40-27 41-30 4 15 19 30 42 30 39 0 61-49 61-59 0-4-3-4-4-4-3 0-4 1-4 4-14 41-40 50-52 50-15 0-21-12-21-25 0-9 2-17 7-34 4-18 7-35 12-53z"><text:p/></draw:path><draw:path draw:style-name="gr3" draw:text-style-name="P6" svg:width="0.0173in" svg:height="0.0453in" svg:x="1.0091in" svg:y="0.0972in" svg:viewBox="0 0 45 116" svg:d="M45 41c0-26-10-41-24-41-13 0-21 10-21 21 0 10 8 20 21 20 4 0 10-1 13-5 1-1 1-1 2-1 0 2 0 0 0 6 0 28-13 51-25 64-4 4-4 5-4 6 0 2 1 5 3 5 4 0 35-30 35-75z"><text:p/></draw:path><draw:path draw:style-name="gr3" draw:text-style-name="P6" svg:width="0.0697in" svg:height="0.0976in" svg:x="1.0681in" svg:y="0.0457in" svg:viewBox="0 0 178 249" svg:d="M177 24c1-5 1-6 1-9 0-7-5-11-11-11-3 0-10 3-13 8-1 2-4 14-5 21-4 10-6 21-8 31-6 23-12 46-18 69-1 7-18 33-44 33-20 0-24-16-24-31 0-17 7-41 20-76 6-15 8-19 8-27 0-18-13-32-31-32-38 0-52 56-52 59 0 5 3 4 4 5 5 0 5-1 7-8 11-36 26-47 40-47 2 0 8 0 8 12 0 10-3 20-6 27-16 41-22 63-22 81 0 34 24 46 47 46 16 0 29-7 39-18-5 20-9 40-25 59-11 13-25 24-42 24-6 0-24-1-30-15 6 0 11 0 16-6 5-3 8-8 8-14 0-12-10-13-14-13-9 0-21 5-21 24s16 33 41 33c39 0 79-35 90-77 12-50 25-99 37-148z"><text:p/></draw:path><draw:path draw:style-name="gr3" draw:text-style-name="P6" svg:width="0.0469in" svg:height="0.0701in" svg:x="1.1453in" svg:y="0.0661in" svg:viewBox="0 0 120 179" svg:d="M120 130c-3 0-7 0-10 0-1 5-3 22-7 24-2 2-23 2-27 2-17 0-33 0-50 0 29-25 39-33 54-45 21-16 40-33 40-58 0-33-30-53-64-53s-56 23-56 48c0 14 11 15 14 15 7 0 15-5 15-15 0-4-3-14-17-14 9-19 28-24 40-24 27 0 42 21 42 43 0 23-18 42-26 52-22 21-44 41-66 63-2 3-2 4-2 11 37 0 74 0 111 0 3-16 6-33 9-49z"><text:p/></draw:path><draw:path draw:style-name="gr3" draw:text-style-name="P6" svg:width="0.0339in" svg:height="0.1512in" svg:x="1.215in" svg:y="0in" svg:viewBox="0 0 87 385" svg:d="M85 199c2-4 2-5 2-6 0-3 0-1-2-6-23-59-45-119-68-178-3-7-5-9-9-9-5 0-8 3-8 8 0 1 0 2 2 6 23 60 45 119 68 179-23 58-45 117-68 177-2 4-2 5-2 8 0 4 3 7 8 7s6-4 9-7c23-60 45-119 68-179z"><text:p/></draw:path><draw:path draw:style-name="gr3" draw:text-style-name="P6" svg:width="0.076in" svg:height="0.087in" svg:x="1.3205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0744in" svg:height="0.1063in" svg:x="1.4602in" svg:y="0.0075in" svg:viewBox="0 0 190 271" svg:d="M90 4c0-1 0-4-5-4-9 0-38 3-48 3-2 1-6 1-6 8 0 6 3 6 9 6 18 0 19 2 19 6 0 2-1 6-1 8-18 74-37 147-56 220-2 6-2 7-2 9 0 9 8 11 11 11 7 0 13-5 14-10 3-10 6-20 8-30 3-11 6-22 9-33 2-9 4-17 6-26 2-2 4-15 5-18s13-24 26-35c8-6 20-13 37-13 16 0 20 13 20 26 0 21-14 64-23 86-3 9-5 13-5 21 0 19 13 32 32 32 36 0 50-56 50-60 0-3-3-3-4-3-4 0-4 1-7 7-5 20-17 47-39 47-7 0-9-3-9-12 0-10 3-19 7-28 6-15 24-61 24-83 0-26-16-42-45-42-25 0-43 12-58 30 10-41 21-82 31-123z"><text:p/></draw:path></draw:g></text:span><text:span text:style-name="T6">. נוכיח </text:span><text:span text:style-name="T6"><draw:g text:anchor-type="as-char" svg:y="-0.0681in" draw:z-index="397" draw:name="Shape396" draw:style-name="gr1"><svg:title>TexMaths</svg:title><svg:desc>11§display§y_1 =y_2§svg§600§FALSE§</svg:desc><draw:path draw:style-name="gr2" draw:text-style-name="P5" svg:width="0.4575in" svg:height="0.0819in" svg:x="0.0031in" svg:y="0.0067in" svg:viewBox="0 0 1163 209" svg:d="M582 209c-195 0-389 0-582 0 0-69 0-140 0-209 388 0 775 0 1163 0 0 69 0 140 0 209-193 0-388 0-581 0z"><text:p/></draw:path><draw:path draw:style-name="gr3" draw:text-style-name="P6" svg:width="0.0697in" svg:height="0.0976in" svg:x="-0.0004in" svg:y="-0.0004in" svg:viewBox="0 0 178 249" svg:d="M177 24c1-5 1-6 1-10 0-6-5-10-11-10-3 0-10 3-13 8-1 2-4 14-6 21-3 10-5 21-7 31-6 23-12 46-18 69-1 7-17 32-44 32-19 0-23-16-23-30 0-17 7-41 20-76 5-15 8-19 8-27 0-18-14-32-32-32-38 0-52 56-52 59 0 5 4 5 5 5 4 0 4-1 6-8 11-36 26-47 40-47 3 0 9 0 9 12 0 10-4 20-6 27-17 41-23 63-23 81 0 33 24 45 47 45 15 0 29-7 39-18-5 20-9 39-25 60-10 13-25 24-43 24-5 0-23-1-29-16 6 0 12 0 16-5 5-3 8-9 8-15 0-12-10-13-14-13-9 0-21 5-21 24 0 20 16 34 40 34 40 0 80-35 91-79 12-49 25-97 37-146z"><text:p/></draw:path><draw:path draw:style-name="gr3" draw:text-style-name="P6" svg:width="0.0386in" svg:height="0.0697in" svg:x="0.0815in" svg:y="0.0185in" svg:viewBox="0 0 99 178" svg:d="M62 8c0-8-2-8-9-8-17 17-42 17-53 17 0 3 0 6 0 9 7 0 24 0 40-7 0 45 0 91 0 136 0 10 0 14-28 14-3 0-7 0-10 0 0 3 0 6 0 9 5-1 39-1 49-1 7 0 41 0 48 1 0-3 0-6 0-9-3 0-8 0-11 0-26 0-26-4-26-14 0-48 0-98 0-147z"><text:p/></draw:path><draw:path draw:style-name="gr3" draw:text-style-name="P6" svg:width="0.1008in" svg:height="0.035in" svg:x="0.189in" svg:y="0.01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7in" svg:height="0.0976in" svg:x="0.3449in" svg:y="-0.0004in" svg:viewBox="0 0 178 249" svg:d="M176 24c2-5 2-6 2-10 0-6-5-10-12-10-3 0-10 3-13 8-1 2-3 14-6 21-2 10-5 21-7 31-6 23-12 46-18 69-1 7-18 32-43 32-20 0-24-16-24-30 0-17 7-41 20-76 5-15 7-19 7-27 0-18-12-32-31-32-37 0-51 56-51 59 0 5 3 5 4 5 4 0 5-1 6-8 11-36 26-47 39-47 4 0 10 0 10 12 0 10-4 20-6 27-16 41-23 63-23 81 0 33 24 45 47 45 15 0 29-7 40-18-6 20-10 39-26 60-10 13-25 24-43 24-5 0-23-1-29-16 6 0 12 0 17-5 4-3 8-9 8-15 0-12-11-13-14-13-9 0-22 5-22 24 0 20 16 34 40 34 40 0 81-35 91-79 12-49 25-97 37-146z"><text:p/></draw:path><draw:path draw:style-name="gr3" draw:text-style-name="P6" svg:width="0.0469in" svg:height="0.0697in" svg:x="0.4217in" svg:y="0.0185in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6">. נניח בשלילה שלא כן. נפצל למקרים: </text:span></text:p>
                  <text:list>
                    <text:list-item>
                      <text:p text:style-name="P68"><text:span text:style-name="T6">אם </text:span><text:span text:style-name="T6"><draw:g text:anchor-type="as-char" svg:y="-0.1134in" draw:z-index="398" draw:name="Shape397" draw:style-name="gr1"><svg:title>TexMaths</svg:title><svg:desc>11§display§x \in B \setminus C§svg§600§FALSE§</svg:desc><draw:path draw:style-name="gr2" draw:text-style-name="P5" svg:width="0.6386in" svg:height="0.1354in" svg:x="0.0031in" svg:y="0.0071in" svg:viewBox="0 0 1623 345" svg:d="M0 0c541 0 1082 0 1623 0 0 115 0 230 0 345-541 0-1082 0-1623 0 0-115 0-230 0-345z"><text:p/></draw:path><draw:path draw:style-name="gr3" draw:text-style-name="P6" svg:width="0.0752in" svg:height="0.0681in" svg:x="-0.0004in" svg:y="0.0457in" svg:viewBox="0 0 192 174" svg:d="M118 54c2-10 12-46 38-46 2 0 11 0 20 5-11 2-19 12-19 21 0 7 5 13 15 13 8 0 20-6 20-22 0-19-23-25-36-25-22 0-35 20-39 29-10-26-31-29-42-29-41 0-63 50-63 59 0 4 3 3 4 4 4 0 5-1 6-5 13-40 38-50 52-50 7 0 21 4 21 26 0 12-7 38-21 92-7 24-20 40-37 40-3 0-12 0-19-5 9-2 18-10 18-21 0-10-9-13-14-13-12 0-22 10-22 22 0 17 20 25 36 25 26 0 40-26 41-29 4 15 19 29 42 29 39 0 61-50 61-59 0-4-3-4-4-4-3 0-4 1-6 5-12 40-38 50-50 50-16 0-22-13-22-25 0-9 3-18 6-34 5-18 9-35 14-53z"><text:p/></draw:path><draw:path draw:style-name="gr3" draw:text-style-name="P6" svg:width="0.0752in" svg:height="0.087in" svg:x="0.1374in" svg:y="0.0307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6" svg:width="0.1083in" svg:height="0.1031in" svg:x="0.2748in" svg:y="0.0098in" svg:viewBox="0 0 276 263" svg:d="M45 232c-3 16-4 19-35 19-7 0-10 0-10 8 0 4 3 4 10 4 46 0 92 0 138 0 61 0 107-46 107-82 0-28-23-51-60-54 40-8 81-37 81-73 0-29-25-54-73-54-42 0-86 0-129 0-7 0-11 0-11 8 0 4 3 4 11 4 1 0 7 0 14 1 8 1 11 1 11 7 0 1-1 2-2 6-18 69-34 138-52 206zM103 122c8-32 17-63 25-94 3-15 4-16 20-16 17 0 33 0 50 0 34 0 43 23 43 40 0 34-33 70-80 70-19 0-39 0-58 0zM87 251c-6 0-7 0-9-1-4 0-5 0-5-3 0-1 0-3 2-9 9-35 17-72 26-107 24 0 50 0 74 0 36 0 44 29 44 45 0 38-34 75-80 75-18 0-35 0-52 0z"><text:p/></draw:path><draw:path draw:style-name="gr3" draw:text-style-name="P6" svg:width="0.0587in" svg:height="0.1508in" svg:x="0.4331in" svg:y="0in" svg:viewBox="0 0 150 384" svg:d="M133 375c2 5 4 9 9 9 4 0 8-3 8-7 0-2 0-2-2-7-44-120-89-241-133-361-2-7-3-9-7-9-5 0-8 3-8 8 0 1 0 1 1 6 44 120 88 241 132 361z"><text:p/></draw:path><draw:path draw:style-name="gr3" draw:text-style-name="P6" svg:width="0.1075in" svg:height="0.1094in" svg:x="0.5421in" svg:y="0.0071in" svg:viewBox="0 0 274 279" svg:d="M274 3c0-1-1-3-5-3-1 0-1 0-5 4-9 10-19 20-28 30-3-5-20-34-63-34-86 0-173 85-173 174 0 63 45 105 104 105 33 0 63-16 84-33 35-32 42-65 42-68s-3-3-5-3-4 1-4 3c-4 12-13 38-40 61-26 21-50 27-71 27-34 0-75-19-75-78 0-22 8-85 46-130 23-27 61-46 95-46 40 0 62 30 62 74 0 15-2 15-2 20 0 3 5 3 7 3 4 0 4 0 7-8 7-33 16-65 24-98z"><text:p/></draw:path></draw:g></text:span><text:span text:style-name="T6">, אז </text:span><text:span text:style-name="T6"><draw:g text:anchor-type="as-char" svg:y="-0.1134in" draw:z-index="399" draw:name="Shape398" draw:style-name="gr1"><svg:title>TexMaths</svg:title><svg:desc>11§display§\la x, y_1 \ra, \la x, y_2 \ra \not\in f_2§svg§600§FALSE§</svg:desc><draw:path draw:style-name="gr2" draw:text-style-name="P5" svg:width="1.1972in" svg:height="0.1358in" svg:x="-0.0004in" svg:y="0.0071in" svg:viewBox="0 0 3042 346" svg:d="M1522 346c-508 0-1015 0-1522 0 0-116 0-230 0-346 1014 0 2028 0 3042 0 0 116 0 230 0 346-507 0-1014 0-1520 0z"><text:p/></draw:path><draw:path draw:style-name="gr3" draw:text-style-name="P6" svg:width="0.0335in" svg:height="0.1512in" svg:x="0.0087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0756in" svg:height="0.0685in" svg:x="0.0555in" svg:y="0.0457in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173in" svg:height="0.0453in" svg:x="0.1512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697in" svg:height="0.0976in" svg:x="0.2102in" svg:y="0.0457in" svg:viewBox="0 0 178 249" svg:d="M176 24c2-5 2-6 2-9 0-7-5-11-11-11-4 0-10 3-14 8 0 2-3 14-6 21-2 10-4 21-7 31-6 23-11 46-17 69-2 7-18 33-44 33-20 0-24-16-24-31 0-17 7-41 20-76 6-15 8-19 8-27 0-18-13-32-32-32-37 0-51 56-51 59 0 5 3 5 4 5 5 0 5-1 7-8 10-36 25-47 39-47 3 0 9 0 9 12 0 10-3 20-6 27-16 41-22 63-22 81 0 34 24 46 47 46 14 0 28-7 39-18-6 20-10 40-26 59-10 13-24 24-41 24-6 0-24-1-30-15 5 0 11 0 16-6 4-3 8-8 8-14 0-12-11-13-14-13-9 0-22 5-22 24s17 33 42 33c39 0 79-35 90-77 12-50 24-99 36-148z"><text:p/></draw:path><draw:path draw:style-name="gr3" draw:text-style-name="P6" svg:width="0.0382in" svg:height="0.0701in" svg:x="0.2921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6" svg:width="0.0335in" svg:height="0.1512in" svg:x="0.3571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" svg:width="0.0173in" svg:height="0.0453in" svg:x="0.4209in" svg:y="0.0972in" svg:viewBox="0 0 45 116" svg:d="M45 41c0-26-9-41-24-41-13 0-21 10-21 21 0 10 8 20 21 20 4 0 10-1 13-5 1-1 1-1 2-1 0 2 1 0 1 6 0 28-14 51-26 64-4 4-4 5-4 6 0 2 2 5 4 5 3 0 34-30 34-75z"><text:p/></draw:path><draw:path draw:style-name="gr3" draw:text-style-name="P6" svg:width="0.0335in" svg:height="0.1512in" svg:x="0.4921in" svg:y="0in" svg:viewBox="0 0 86 385" svg:d="M85 15c1-4 1-5 1-7 0-5-3-8-8-8-3 0-5 2-9 9-22 59-45 118-67 177-1 2-2 4-2 7 0 2 0 2 2 6 22 59 45 118 67 176 3 5 4 10 9 10s8-3 8-7c0-1 0-3-1-7-23-59-46-119-70-178 24-60 47-119 70-178z"><text:p/></draw:path><draw:path draw:style-name="gr3" draw:text-style-name="P6" svg:width="0.0756in" svg:height="0.0685in" svg:x="0.539in" svg:y="0.0457in" svg:viewBox="0 0 193 175" svg:d="M118 54c2-10 11-45 38-45 2 0 11 0 20 4-11 2-19 12-19 21 0 7 5 14 15 14 8 0 21-7 21-23 0-19-24-25-37-25-22 0-35 21-40 30-9-26-30-30-41-30-41 0-63 50-63 59 0 5 3 4 5 5 3 0 4-1 5-5 13-40 39-50 52-50 7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173in" svg:height="0.0453in" svg:x="0.6343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6" svg:width="0.0697in" svg:height="0.0976in" svg:x="0.6933in" svg:y="0.0457in" svg:viewBox="0 0 178 249" svg:d="M177 24c1-5 1-6 1-9 0-7-5-11-11-11-4 0-10 3-14 8 0 2-3 14-4 21-4 10-6 21-8 31-6 23-12 46-18 69-2 7-18 33-44 33-20 0-24-16-24-31 0-17 7-41 20-76 6-15 8-19 8-27 0-18-13-32-32-32-37 0-51 56-51 59 0 5 3 4 4 5 5 0 5-1 7-8 10-36 25-47 39-47 3 0 9 0 9 12 0 10-3 20-6 27-16 41-22 63-22 81 0 34 24 46 47 46 14 0 28-7 39-18-5 20-10 40-26 59-10 13-24 24-41 24-6 0-24-1-30-15 6 0 11 0 16-6 5-3 8-8 8-14 0-12-10-13-14-13-9 0-22 5-22 24s17 33 42 33c39 0 79-35 90-77 12-50 25-99 37-148z"><text:p/></draw:path><draw:path draw:style-name="gr3" draw:text-style-name="P6" svg:width="0.0465in" svg:height="0.0701in" svg:x="0.7701in" svg:y="0.0661in" svg:viewBox="0 0 119 179" svg:d="M119 130c-3 0-6 0-9 0-1 5-3 22-8 24-1 2-22 2-26 2-17 0-33 0-50 0 29-25 38-33 54-45 20-16 39-33 39-58 0-33-29-53-63-53s-56 23-56 48c0 14 11 15 14 15 6 0 15-5 15-15 0-4-3-14-17-14 9-19 27-24 40-24 27 0 40 21 40 43 0 23-16 42-25 52-22 21-43 41-65 63-2 3-2 4-2 11 37 0 74 0 111 0 2-16 6-33 8-49z"><text:p/></draw:path><draw:path draw:style-name="gr3" draw:text-style-name="P6" svg:width="0.0335in" svg:height="0.1512in" svg:x="0.8402in" svg:y="0in" svg:viewBox="0 0 86 385" svg:d="M85 199c1-4 1-5 1-6 0-3 0-1-1-6-23-59-45-119-68-178-3-7-5-9-9-9-5 0-8 3-8 8 0 1 0 2 2 6 23 60 45 119 68 179-23 58-45 117-68 177-2 4-2 5-2 8 0 4 3 7 8 7s6-4 7-7c24-60 47-119 70-179z"><text:p/></draw:path><draw:path draw:style-name="gr3" draw:text-style-name="P6" svg:width="0.0756in" svg:height="0.1409in" svg:x="0.9543in" svg:y="0.0043in" svg:viewBox="0 0 193 359" svg:d="M189 15c4-5 4-6 4-7 0-2-3-8-8-8s-6 2-9 8c-58 112-115 223-174 336-2 5-2 6-2 7 0 4 2 8 8 8 4 0 5-2 7-8 59-112 116-223 174-336z"><text:p/></draw:path><draw:path draw:style-name="gr3" draw:text-style-name="P6" svg:width="0.076in" svg:height="0.087in" svg:x="0.9457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076in" svg:height="0.1374in" svg:x="1.0846in" svg:y="0.0067in" svg:viewBox="0 0 194 350" svg:d="M122 118c11 0 22 0 33 0 8 0 11 0 11-8 0-4-3-4-10-4-11 0-21 0-32 0 3-16 6-30 8-44 1-8 7-36 9-40 4-8 11-13 19-13 1 0 11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3" draw:text-style-name="P6" svg:width="0.0469in" svg:height="0.0701in" svg:x="1.1579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6"><text:s/>ולכן הם ב־</text:span><text:span text:style-name="T6"><draw:g text:anchor-type="as-char" svg:y="-0.1075in" draw:z-index="400" draw:name="Shape399" draw:style-name="gr1"><svg:title>TexMaths</svg:title><svg:desc>11§display§f_1§svg§600§FALSE§</svg:desc><draw:path draw:style-name="gr2" draw:text-style-name="P5" svg:width="0.1079in" svg:height="0.1217in" svg:x="-0.0004in" svg:y="0.0075in" svg:viewBox="0 0 275 310" svg:d="M0 0c91 0 183 0 275 0 0 103 0 207 0 310-92 0-184 0-275 0 0-103 0-207 0-310z"><text:p/></draw:path><draw:path draw:style-name="gr3" draw:text-style-name="P6" svg:width="0.0744in" svg:height="0.1374in" svg:x="0in" svg:y="0in" svg:viewBox="0 0 190 350" svg:d="M120 118c11 0 22 0 33 0 6 0 11 0 11-8 0-4-5-4-10-4-11 0-22 0-32 0 2-16 5-30 9-44 1-8 6-36 9-40 3-8 9-13 18-13 0 0 10 0 18 6-18 1-20 16-20 21 0 9 6 13 13 13 10 0 21-7 21-23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3" draw:text-style-name="P6" svg:width="0.0382in" svg:height="0.0697in" svg:x="0.0772in" svg:y="0.0591in" svg:viewBox="0 0 98 178" svg:d="M60 8c0-8 0-8-7-8-18 17-42 16-53 16 0 4 0 7 0 10 7 0 24 0 38-7 0 46 0 92 0 138 0 9 0 12-26 12-3 0-7 0-10 0 0 4 0 6 0 9 5-1 38-1 47-1s43 0 49 1c0-3 0-5 0-9-4 0-7 0-10 0-28 0-28-3-28-12 0-50 0-100 0-149z"><text:p/></draw:path></draw:g></text:span><text:span text:style-name="T6">, ומשום ש־</text:span><text:span text:style-name="T6"><draw:g text:anchor-type="as-char" svg:y="-0.1075in" draw:z-index="401" draw:name="Shape400" draw:style-name="gr1"><svg:title>TexMaths</svg:title><svg:desc>11§display§f_1§svg§600§FALSE§</svg:desc><draw:path draw:style-name="gr2" draw:text-style-name="P5" svg:width="0.1079in" svg:height="0.1217in" svg:x="-0.0004in" svg:y="0.0075in" svg:viewBox="0 0 275 310" svg:d="M0 0c91 0 183 0 275 0 0 103 0 207 0 310-92 0-184 0-275 0 0-103 0-207 0-310z"><text:p/></draw:path><draw:path draw:style-name="gr3" draw:text-style-name="P6" svg:width="0.0744in" svg:height="0.1374in" svg:x="0in" svg:y="0in" svg:viewBox="0 0 190 350" svg:d="M120 118c11 0 22 0 33 0 6 0 11 0 11-8 0-4-5-4-10-4-11 0-22 0-32 0 2-16 5-30 9-44 1-8 6-36 9-40 3-8 9-13 18-13 0 0 10 0 18 6-18 1-20 16-20 21 0 9 6 13 13 13 10 0 21-7 21-23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3" draw:text-style-name="P6" svg:width="0.0382in" svg:height="0.0697in" svg:x="0.0772in" svg:y="0.0591in" svg:viewBox="0 0 98 178" svg:d="M60 8c0-8 0-8-7-8-18 17-42 16-53 16 0 4 0 7 0 10 7 0 24 0 38-7 0 46 0 92 0 138 0 9 0 12-26 12-3 0-7 0-10 0 0 4 0 6 0 9 5-1 38-1 47-1s43 0 49 1c0-3 0-5 0-9-4 0-7 0-10 0-28 0-28-3-28-12 0-50 0-100 0-149z"><text:p/></draw:path></draw:g></text:span><text:span text:style-name="T6"> ח"ע אז </text:span><text:span text:style-name="T6"><draw:g text:anchor-type="as-char" svg:y="-0.0681in" draw:z-index="402" draw:name="Shape401" draw:style-name="gr1"><svg:title>TexMaths</svg:title><svg:desc>11§display§y_1 = y_2§svg§600§FALSE§</svg:desc><draw:path draw:style-name="gr2" draw:text-style-name="P5" svg:width="0.4575in" svg:height="0.0819in" svg:x="0.0031in" svg:y="0.0067in" svg:viewBox="0 0 1163 209" svg:d="M582 209c-195 0-389 0-582 0 0-69 0-140 0-209 388 0 775 0 1163 0 0 69 0 140 0 209-193 0-388 0-581 0z"><text:p/></draw:path><draw:path draw:style-name="gr3" draw:text-style-name="P6" svg:width="0.0697in" svg:height="0.0976in" svg:x="-0.0004in" svg:y="-0.0004in" svg:viewBox="0 0 178 249" svg:d="M177 24c1-5 1-6 1-10 0-6-5-10-11-10-3 0-10 3-13 8-1 2-4 14-6 21-3 10-5 21-7 31-6 23-12 46-18 69-1 7-17 32-44 32-19 0-23-16-23-30 0-17 7-41 20-76 5-15 8-19 8-27 0-18-14-32-32-32-38 0-52 56-52 59 0 5 4 5 5 5 4 0 4-1 6-8 11-36 26-47 40-47 3 0 9 0 9 12 0 10-4 20-6 27-17 41-23 63-23 81 0 33 24 45 47 45 15 0 29-7 39-18-5 20-9 39-25 60-10 13-25 24-43 24-5 0-23-1-29-16 6 0 12 0 16-5 5-3 8-9 8-15 0-12-10-13-14-13-9 0-21 5-21 24 0 20 16 34 40 34 40 0 80-35 91-79 12-49 25-97 37-146z"><text:p/></draw:path><draw:path draw:style-name="gr3" draw:text-style-name="P6" svg:width="0.0386in" svg:height="0.0697in" svg:x="0.0815in" svg:y="0.0185in" svg:viewBox="0 0 99 178" svg:d="M62 8c0-8-2-8-9-8-17 17-42 17-53 17 0 3 0 6 0 9 7 0 24 0 40-7 0 45 0 91 0 136 0 10 0 14-28 14-3 0-7 0-10 0 0 3 0 6 0 9 5-1 39-1 49-1 7 0 41 0 48 1 0-3 0-6 0-9-3 0-8 0-11 0-26 0-26-4-26-14 0-48 0-98 0-147z"><text:p/></draw:path><draw:path draw:style-name="gr3" draw:text-style-name="P6" svg:width="0.1008in" svg:height="0.035in" svg:x="0.189in" svg:y="0.01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7in" svg:height="0.0976in" svg:x="0.3449in" svg:y="-0.0004in" svg:viewBox="0 0 178 249" svg:d="M176 24c2-5 2-6 2-10 0-6-5-10-12-10-3 0-10 3-13 8-1 2-3 14-6 21-2 10-5 21-7 31-6 23-12 46-18 69-1 7-18 32-43 32-20 0-24-16-24-30 0-17 7-41 20-76 5-15 7-19 7-27 0-18-12-32-31-32-37 0-51 56-51 59 0 5 3 5 4 5 4 0 5-1 6-8 11-36 26-47 39-47 4 0 10 0 10 12 0 10-4 20-6 27-16 41-23 63-23 81 0 33 24 45 47 45 15 0 29-7 40-18-6 20-10 39-26 60-10 13-25 24-43 24-5 0-23-1-29-16 6 0 12 0 17-5 4-3 8-9 8-15 0-12-11-13-14-13-9 0-22 5-22 24 0 20 16 34 40 34 40 0 81-35 91-79 12-49 25-97 37-146z"><text:p/></draw:path><draw:path draw:style-name="gr3" draw:text-style-name="P6" svg:width="0.0469in" svg:height="0.0697in" svg:x="0.4217in" svg:y="0.0185in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6">. </text:span></text:p>
                    </text:list-item>
                    <text:list-item>
                      <text:p text:style-name="P69"><text:soft-page-break/><text:span text:style-name="T36">אם </text:span><text:span text:style-name="T36"><draw:g text:anchor-type="as-char" svg:y="-0.1134in" draw:z-index="405" draw:name="Shape402" draw:style-name="gr1"><svg:title>TexMaths</svg:title><svg:desc>11§display§x \in C \setminus B§svg§600§FALSE§</svg:desc><draw:path draw:style-name="gr2" draw:text-style-name="P5" svg:width="0.6343in" svg:height="0.1354in" svg:x="0.0031in" svg:y="0.0071in" svg:viewBox="0 0 1612 345" svg:d="M0 0c538 0 1074 0 1612 0 0 115 0 230 0 345-538 0-1074 0-1612 0 0-115 0-230 0-345z"><text:p/></draw:path><draw:path draw:style-name="gr3" draw:text-style-name="P6" svg:width="0.0752in" svg:height="0.0681in" svg:x="-0.0004in" svg:y="0.0457in" svg:viewBox="0 0 192 174" svg:d="M118 54c2-10 11-46 38-46 2 0 11 0 20 5-11 2-19 12-19 21 0 7 5 13 15 13 8 0 20-6 20-22 0-19-23-25-36-25-22 0-35 20-39 29-10-26-31-29-42-29-41 0-63 50-63 59 0 4 3 3 4 4 4 0 5-1 6-5 13-40 38-50 52-50 7 0 21 4 21 26 0 12-7 38-21 92-7 24-20 40-37 40-3 0-12 0-19-5 9-2 17-10 17-21 0-10-8-13-14-13-11 0-21 10-21 22 0 17 20 25 36 25 26 0 40-26 41-29 4 15 19 29 42 29 39 0 61-50 61-59 0-4-3-4-4-4-3 0-4 1-6 5-12 40-38 50-50 50-16 0-22-13-22-25 0-9 2-18 6-34 5-18 9-35 14-53z"><text:p/></draw:path><draw:path draw:style-name="gr3" draw:text-style-name="P6" svg:width="0.0756in" svg:height="0.087in" svg:x="0.137in" svg:y="0.0307in" svg:viewBox="0 0 193 222" svg:d="M180 120c7 0 13 0 13-8 0-7-6-7-13-7-55 0-109 0-164 0 5-52 49-88 104-88 20 0 41 0 60 0 7 0 13-2 13-9 0-8-6-8-13-8-21 0-40 0-61 0-66 0-119 51-119 112 0 62 53 110 119 110 21 0 40 0 61 0 7 0 13 0 13-7 0-8-6-7-13-7-19 0-40 0-60 0-55 0-99-36-104-88 55 0 109 0 164 0z"><text:p/></draw:path><draw:path draw:style-name="gr3" draw:text-style-name="P6" svg:width="0.1079in" svg:height="0.1094in" svg:x="0.2752in" svg:y="0.0071in" svg:viewBox="0 0 275 279" svg:d="M275 3c0-1-1-3-5-3-1 0-2 0-5 4-9 10-19 20-28 30-3-5-20-34-63-34-87 0-174 85-174 174 0 63 46 105 106 105 33 0 62-16 82-33 36-32 43-65 43-68s-3-3-5-3-4 1-5 3c-3 12-12 38-38 61-27 21-52 27-72 27-34 0-76-19-76-78 0-22 9-85 47-130 24-27 60-46 95-46 38 0 62 30 62 74 0 15-2 15-2 20 0 3 5 3 6 3 5 0 5 0 8-8 7-33 16-65 24-98z"><text:p/></draw:path><draw:path draw:style-name="gr3" draw:text-style-name="P6" svg:width="0.0591in" svg:height="0.1508in" svg:x="0.4291in" svg:y="0in" svg:viewBox="0 0 151 384" svg:d="M134 375c2 5 3 9 9 9 4 0 8-3 8-7 0-2 0-2-3-7-44-120-88-241-132-361-2-7-3-9-8-9s-8 3-8 8c0 1 0 1 2 6 44 120 88 241 132 361z"><text:p/></draw:path><draw:path draw:style-name="gr3" draw:text-style-name="P6" svg:width="0.1083in" svg:height="0.1031in" svg:x="0.537in" svg:y="0.0098in" svg:viewBox="0 0 276 263" svg:d="M46 232c-4 16-4 19-35 19-7 0-11 0-11 8 0 4 3 4 11 4 46 0 91 0 137 0 62 0 107-46 107-82 0-28-22-51-59-54 39-8 80-37 80-73 0-29-25-54-72-54-42 0-86 0-129 0-8 0-11 0-11 8 0 4 3 4 10 4 1 0 8 0 15 1s10 1 10 7c0 1 0 2-1 6-18 69-34 138-52 206zM104 122c8-32 17-63 25-94 3-15 3-16 19-16 17 0 35 0 51 0 34 0 42 23 42 40 0 34-33 70-80 70-19 0-38 0-57 0zM87 251c-6 0-7 0-9-1-3 0-4 0-4-3 0-1 0-3 1-9 9-35 18-72 27-107 24 0 49 0 73 0 37 0 44 29 44 45 0 38-34 75-79 75-18 0-36 0-53 0z"><text:p/></draw:path></draw:g></text:span><text:span text:style-name="T36">, אז </text:span><text:span text:style-name="T36"><draw:g text:anchor-type="as-char" svg:y="-0.1134in" draw:z-index="406" draw:name="Shape403" draw:style-name="gr1"><svg:title>TexMaths</svg:title><svg:desc>11§display§\la x, y_1 \ra, \la x, y_2 \ra \not\in f_1§svg§600§FALSE§</svg:desc><draw:path draw:style-name="gr2" draw:text-style-name="P5" svg:width="1.1941in" svg:height="0.1358in" svg:x="-0.0004in" svg:y="0.0071in" svg:viewBox="0 0 3034 346" svg:d="M1518 346c-507 0-1012 0-1518 0 0-116 0-230 0-346 1011 0 2023 0 3034 0 0 116 0 230 0 346-505 0-1011 0-1516 0z"><text:p/></draw:path><draw:path draw:style-name="gr3" draw:text-style-name="P6" svg:width="0.0335in" svg:height="0.1512in" svg:x="0.0087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6" svg:width="0.0756in" svg:height="0.0685in" svg:x="0.0555in" svg:y="0.0457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173in" svg:height="0.0453in" svg:x="0.1512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697in" svg:height="0.0976in" svg:x="0.2102in" svg:y="0.0457in" svg:viewBox="0 0 178 249" svg:d="M176 24c2-5 2-6 2-9 0-7-5-11-11-11-4 0-10 3-14 8 0 2-3 14-6 21-2 10-4 21-7 31-6 23-11 46-17 69-2 7-18 33-44 33-20 0-24-16-24-31 0-17 7-41 20-76 6-15 8-19 8-27 0-18-13-32-32-32-37 0-51 56-51 59 0 5 3 5 4 5 5 0 5-1 7-8 10-36 25-47 39-47 3 0 9 0 9 12 0 10-4 20-6 27-16 41-22 63-22 81 0 34 24 46 47 46 14 0 28-7 39-18-6 20-10 40-26 59-10 13-24 24-41 24-6 0-24-1-30-15 5 0 11 0 16-6 4-3 8-8 8-14 0-12-11-13-14-13-9 0-22 5-22 24s17 33 42 33c39 0 79-35 90-77 12-50 24-99 36-148z"><text:p/></draw:path><draw:path draw:style-name="gr3" draw:text-style-name="P6" svg:width="0.0382in" svg:height="0.0701in" svg:x="0.2921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6" svg:width="0.0335in" svg:height="0.1512in" svg:x="0.3571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" svg:width="0.0173in" svg:height="0.0453in" svg:x="0.4209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335in" svg:height="0.1512in" svg:x="0.4921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0756in" svg:height="0.0685in" svg:x="0.539in" svg:y="0.0457in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173in" svg:height="0.0453in" svg:x="0.6343in" svg:y="0.0972in" svg:viewBox="0 0 45 116" svg:d="M45 41c0-26-10-41-25-41-12 0-20 10-20 21 0 10 8 20 20 20 5 0 10-1 14-5 1-1 1-1 2-1 0 2 0 0 0 6 0 28-13 51-26 64-4 4-4 5-4 6 0 2 2 5 4 5 4 0 35-30 35-75z"><text:p/></draw:path><draw:path draw:style-name="gr3" draw:text-style-name="P6" svg:width="0.0697in" svg:height="0.0976in" svg:x="0.6933in" svg:y="0.0457in" svg:viewBox="0 0 178 249" svg:d="M176 24c2-5 2-6 2-9 0-7-5-11-11-11-4 0-10 3-14 8 0 2-3 14-6 21-2 10-4 21-7 31-6 23-11 46-17 69-2 7-18 33-44 33-20 0-24-16-24-31 0-17 7-41 20-76 6-15 8-19 8-27 0-18-13-32-32-32-37 0-51 56-51 59 0 5 3 5 4 5 5 0 5-1 7-8 10-36 25-47 39-47 3 0 9 0 9 12 0 10-3 20-6 27-16 41-22 63-22 81 0 34 24 46 47 46 14 0 28-7 39-18-6 20-10 40-26 59-10 13-24 24-41 24-6 0-24-1-30-15 5 0 11 0 16-6 4-3 8-8 8-14 0-12-11-13-14-13-9 0-22 5-22 24s17 33 42 33c39 0 79-35 90-77 12-50 24-99 36-148z"><text:p/></draw:path><draw:path draw:style-name="gr3" draw:text-style-name="P6" svg:width="0.0469in" svg:height="0.0701in" svg:x="0.7701in" svg:y="0.0661in" svg:viewBox="0 0 120 179" svg:d="M120 130c-3 0-6 0-9 0-1 5-3 22-8 24-2 2-23 2-26 2-16 0-33 0-49 0 28-25 37-33 53-45 20-16 39-33 39-58 0-33-29-53-63-53s-57 23-57 48c0 14 12 15 14 15 7 0 16-5 16-15 0-4-2-14-17-14 9-19 27-24 40-24 27 0 41 21 41 43 0 23-17 42-26 52-22 21-43 41-65 63-3 3-3 4-3 11 37 0 75 0 112 0 2-16 6-33 8-49z"><text:p/></draw:path><draw:path draw:style-name="gr3" draw:text-style-name="P6" svg:width="0.0335in" svg:height="0.1512in" svg:x="0.8402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" svg:width="0.0756in" svg:height="0.1409in" svg:x="0.9547in" svg:y="0.0043in" svg:viewBox="0 0 193 359" svg:d="M189 15c4-5 4-6 4-7 0-2-3-8-8-8s-6 2-9 8c-58 112-115 223-174 336-2 5-2 6-2 7 0 4 2 8 8 8 4 0 5-2 7-8 59-112 116-223 174-336z"><text:p/></draw:path><draw:path draw:style-name="gr3" draw:text-style-name="P6" svg:width="0.076in" svg:height="0.087in" svg:x="0.9461in" svg:y="0.0307in" svg:viewBox="0 0 194 222" svg:d="M179 120c7 0 15-1 15-9 0-9-8-8-15-8-55 0-109 0-164 0 6-50 50-88 104-88 20 0 41 0 60 0 7 0 15 0 15-7 0-8-8-8-15-8-19 0-40 0-60 0-66 0-119 48-119 111 0 62 53 111 119 111 20 0 41 0 60 0 7 0 15 0 15-7s-8-7-15-7c-19 0-40 0-60 0-54 0-98-37-104-88 55 0 109 0 164 0z"><text:p/></draw:path><draw:path draw:style-name="gr3" draw:text-style-name="P6" svg:width="0.0756in" svg:height="0.1374in" svg:x="1.085in" svg:y="0.0067in" svg:viewBox="0 0 193 350" svg:d="M121 118c11 0 23 0 34 0 8 0 11 0 11-8 0-4-3-4-10-4-11 0-21 0-32 0 3-16 6-30 8-44 1-8 7-36 9-40 3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6" svg:width="0.0386in" svg:height="0.0701in" svg:x="1.163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/draw:g></text:span><text:span text:style-name="T36"><text:s/>ולכן הם ב־</text:span><text:span text:style-name="T36"><draw:g text:anchor-type="as-char" svg:y="-0.1075in" draw:z-index="407" draw:name="Shape404" draw:style-name="gr1"><svg:title>TexMaths</svg:title><svg:desc>11§display§f_2§svg§600§FALSE§</svg:desc><draw:path draw:style-name="gr2" draw:text-style-name="P5" svg:width="0.1114in" svg:height="0.1217in" svg:x="-0.0004in" svg:y="0.0075in" svg:viewBox="0 0 284 310" svg:d="M0 0c95 0 190 0 284 0 0 103 0 207 0 310-94 0-189 0-284 0 0-103 0-207 0-310z"><text:p/></draw:path><draw:path draw:style-name="gr3" draw:text-style-name="P6" svg:width="0.0748in" svg:height="0.1374in" svg:x="0in" svg:y="0in" svg:viewBox="0 0 191 350" svg:d="M120 118c11 0 22 0 34 0 8 0 10 0 10-8 0-4-2-4-9-4-11 0-22 0-32 0 3-16 5-30 8-44 1-8 7-36 9-40 3-8 10-13 19-13 1 0 10 0 17 6-16 2-19 16-19 21 0 9 6 14 13 14 10 0 21-8 21-24 0-17-18-26-32-26-13 0-38 7-50 45-2 8-3 12-12 61-9 0-18 0-26 0s-13 0-13 7c0 5 4 5 11 5 8 0 17 0 26 0-10 50-20 100-29 150-8 38-14 73-34 73-1 0-11 0-19-7 19-1 22-15 22-20 0-9-7-14-14-14-10 0-21 8-21 23 0 18 17 27 32 27 22 0 37-23 44-38 12-24 21-71 21-73 8-41 15-81 23-121z"><text:p/></draw:path><draw:path draw:style-name="gr3" draw:text-style-name="P6" svg:width="0.0465in" svg:height="0.0697in" svg:x="0.0724in" svg:y="0.0591in" svg:viewBox="0 0 119 178" svg:d="M119 130c-3 0-7 0-9 0-1 5-4 22-7 24s-24 2-27 2c-16 0-33 0-50 0 29-25 38-33 54-45 20-16 39-33 39-58 0-33-29-53-63-53s-56 23-56 48c0 14 11 15 14 15 7 0 15-5 15-15 0-4-3-14-17-14 9-19 27-24 40-24 27 0 41 21 41 43 0 23-17 42-26 51-22 21-43 42-65 64-2 2-2 4-2 10 37 0 74 0 111 0 3-15 5-32 8-48z"><text:p/></draw:path></draw:g></text:span><text:span text:style-name="T36">, ומשום ש־</text:span><text:span text:style-name="T36"><draw:g text:anchor-type="as-char" svg:y="-0.1075in" draw:z-index="403" draw:name="Shape405" draw:style-name="gr1"><svg:title>TexMaths</svg:title><svg:desc>11§display§f_1§svg§600§FALSE§</svg:desc><draw:path draw:style-name="gr2" draw:text-style-name="P5" svg:width="0.1079in" svg:height="0.1217in" svg:x="-0.0004in" svg:y="0.0075in" svg:viewBox="0 0 275 310" svg:d="M0 0c91 0 183 0 275 0 0 103 0 207 0 310-92 0-184 0-275 0 0-103 0-207 0-310z"><text:p/></draw:path><draw:path draw:style-name="gr3" draw:text-style-name="P6" svg:width="0.0744in" svg:height="0.1374in" svg:x="0in" svg:y="0in" svg:viewBox="0 0 190 350" svg:d="M120 118c11 0 22 0 33 0 6 0 11 0 11-8 0-4-5-4-10-4-11 0-22 0-32 0 2-16 5-30 9-44 1-8 6-36 9-40 3-8 9-13 18-13 0 0 10 0 18 6-18 1-20 16-20 21 0 9 6 13 13 13 10 0 21-7 21-23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3" draw:text-style-name="P6" svg:width="0.0382in" svg:height="0.0697in" svg:x="0.0772in" svg:y="0.0591in" svg:viewBox="0 0 98 178" svg:d="M60 8c0-8 0-8-7-8-18 17-42 16-53 16 0 4 0 7 0 10 7 0 24 0 38-7 0 46 0 92 0 138 0 9 0 12-26 12-3 0-7 0-10 0 0 4 0 6 0 9 5-1 38-1 47-1s43 0 49 1c0-3 0-5 0-9-4 0-7 0-10 0-28 0-28-3-28-12 0-50 0-100 0-149z"><text:p/></draw:path></draw:g></text:span><text:span text:style-name="T36"> ח"ע אז </text:span><text:span text:style-name="T36"><draw:g text:anchor-type="as-char" svg:y="-0.0681in" draw:z-index="404" draw:name="Shape406" draw:style-name="gr1"><svg:title>TexMaths</svg:title><svg:desc>11§display§y_1 = y_2§svg§600§FALSE§</svg:desc><draw:path draw:style-name="gr2" draw:text-style-name="P5" svg:width="0.4575in" svg:height="0.0819in" svg:x="0.0031in" svg:y="0.0067in" svg:viewBox="0 0 1163 209" svg:d="M582 209c-195 0-389 0-582 0 0-69 0-140 0-209 388 0 775 0 1163 0 0 69 0 140 0 209-193 0-388 0-581 0z"><text:p/></draw:path><draw:path draw:style-name="gr3" draw:text-style-name="P6" svg:width="0.0697in" svg:height="0.0976in" svg:x="-0.0004in" svg:y="-0.0004in" svg:viewBox="0 0 178 249" svg:d="M177 24c1-5 1-6 1-10 0-6-5-10-11-10-3 0-10 3-13 8-1 2-4 14-6 21-3 10-5 21-7 31-6 23-12 46-18 69-1 7-17 32-44 32-19 0-23-16-23-30 0-17 7-41 20-76 5-15 8-19 8-27 0-18-14-32-32-32-38 0-52 56-52 59 0 5 4 5 5 5 4 0 4-1 6-8 11-36 26-47 40-47 3 0 9 0 9 12 0 10-4 20-6 27-17 41-23 63-23 81 0 33 24 45 47 45 15 0 29-7 39-18-5 20-9 39-25 60-10 13-25 24-43 24-5 0-23-1-29-16 6 0 12 0 16-5 5-3 8-9 8-15 0-12-10-13-14-13-9 0-21 5-21 24 0 20 16 34 40 34 40 0 80-35 91-79 12-49 25-97 37-146z"><text:p/></draw:path><draw:path draw:style-name="gr3" draw:text-style-name="P6" svg:width="0.0386in" svg:height="0.0697in" svg:x="0.0815in" svg:y="0.0185in" svg:viewBox="0 0 99 178" svg:d="M62 8c0-8-2-8-9-8-17 17-42 17-53 17 0 3 0 6 0 9 7 0 24 0 40-7 0 45 0 91 0 136 0 10 0 14-28 14-3 0-7 0-10 0 0 3 0 6 0 9 5-1 39-1 49-1 7 0 41 0 48 1 0-3 0-6 0-9-3 0-8 0-11 0-26 0-26-4-26-14 0-48 0-98 0-147z"><text:p/></draw:path><draw:path draw:style-name="gr3" draw:text-style-name="P6" svg:width="0.1008in" svg:height="0.035in" svg:x="0.189in" svg:y="0.01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7in" svg:height="0.0976in" svg:x="0.3449in" svg:y="-0.0004in" svg:viewBox="0 0 178 249" svg:d="M176 24c2-5 2-6 2-10 0-6-5-10-12-10-3 0-10 3-13 8-1 2-3 14-6 21-2 10-5 21-7 31-6 23-12 46-18 69-1 7-18 32-43 32-20 0-24-16-24-30 0-17 7-41 20-76 5-15 7-19 7-27 0-18-12-32-31-32-37 0-51 56-51 59 0 5 3 5 4 5 4 0 5-1 6-8 11-36 26-47 39-47 4 0 10 0 10 12 0 10-4 20-6 27-16 41-23 63-23 81 0 33 24 45 47 45 15 0 29-7 40-18-6 20-10 39-26 60-10 13-25 24-43 24-5 0-23-1-29-16 6 0 12 0 17-5 4-3 8-9 8-15 0-12-11-13-14-13-9 0-22 5-22 24 0 20 16 34 40 34 40 0 81-35 91-79 12-49 25-97 37-146z"><text:p/></draw:path><draw:path draw:style-name="gr3" draw:text-style-name="P6" svg:width="0.0469in" svg:height="0.0697in" svg:x="0.4217in" svg:y="0.0185in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36">. </text:span></text:p>
                    </text:list-item>
                    <text:list-item>
                      <text:p text:style-name="P70"><text:span text:style-name="T6">אם </text:span><text:span text:style-name="T6"><draw:g text:anchor-type="as-char" svg:y="-0.1063in" draw:z-index="408" draw:name="Shape407" draw:style-name="gr1"><svg:title>TexMaths</svg:title><svg:desc>11§display§x \in C \cap B§svg§600§FALSE§</svg:desc><draw:path draw:style-name="gr2" draw:text-style-name="P5" svg:width="0.6602in" svg:height="0.0969in" svg:x="0.0031in" svg:y="0.0067in" svg:viewBox="0 0 1678 247" svg:d="M839 247c-280 0-560 0-839 0 0-83 0-164 0-247 559 0 1119 0 1678 0 0 83 0 164 0 247-280 0-559 0-839 0z"><text:p/></draw:path><draw:path draw:style-name="gr3" draw:text-style-name="P6" svg:width="0.0756in" svg:height="0.0681in" svg:x="-0.0004in" svg:y="0.0398in" svg:viewBox="0 0 193 174" svg:d="M118 54c3-10 12-45 38-45 2 0 11 0 20 4-11 2-19 12-19 21 0 7 5 14 15 14 8 0 21-7 21-23 0-19-22-25-36-25-23 0-36 21-40 30-10-26-31-30-42-30-41 0-63 50-63 60 0 4 3 2 5 4 3 0 4-1 5-4 13-41 39-51 52-51 7 0 21 3 21 25 0 12-7 39-21 93-7 23-20 38-37 38-2 0-11 0-19-5 10-1 18-9 18-19 0-11-8-14-14-14-12 0-22 10-22 23 0 16 20 24 36 24 27 0 40-26 41-29 4 14 19 29 42 29 39 0 61-48 61-58 0-5-3-5-4-5-3 0-4 3-4 5-14 42-40 49-52 49-15 0-21-11-21-24 0-9 2-18 7-34 4-18 7-35 12-53z"><text:p/></draw:path><draw:path draw:style-name="gr3" draw:text-style-name="P6" svg:width="0.0756in" svg:height="0.0874in" svg:x="0.1374in" svg:y="0.0248in" svg:viewBox="0 0 193 223" svg:d="M179 119c7 0 14 0 14-8 0-7-7-7-14-7-55 0-109 0-164 0 5-52 50-89 104-89 20 0 41 0 60 0 7 0 14 0 14-7 0-8-7-8-14-8-21 0-40 0-61 0-66 0-118 50-118 111s52 112 118 112c21 0 40 0 61 0 7 0 14 0 14-8s-7-8-14-8c-19 0-40 0-60 0-54 0-99-37-104-88 55 0 109 0 164 0z"><text:p/></draw:path><draw:path draw:style-name="gr3" draw:text-style-name="P6" svg:width="0.1075in" svg:height="0.1098in" svg:x="0.276in" svg:y="-0.0004in" svg:viewBox="0 0 274 280" svg:d="M274 4c0-1-1-4-4-4-2 0-2 1-6 4-9 10-19 20-27 30-4-5-21-34-64-34-86 0-173 85-173 174 0 63 45 106 105 106 33 0 62-16 83-34 35-31 42-66 42-67 0-5-3-5-4-5-3 0-5 1-6 5-3 11-12 38-38 60-27 22-51 29-72 29-34 0-75-21-75-81 0-22 8-83 46-129 24-26 61-46 95-46 40 0 62 30 62 75 0 15-1 14-1 19 0 3 4 4 6 4 5 0 5-1 7-8 7-33 16-65 24-98z"><text:p/></draw:path><draw:path draw:style-name="gr3" draw:text-style-name="P6" svg:width="0.0843in" svg:height="0.0933in" svg:x="0.4299in" svg:y="0.0161in" svg:viewBox="0 0 215 238" svg:d="M215 84c0-59-60-84-108-84-51 0-107 26-107 84 0 46 0 93 0 140 0 6 0 14 8 14 7 0 7-8 7-14 0-47 0-93 0-139 0-57 63-70 92-70 17 0 42 4 62 17 30 19 30 43 30 54 0 46 0 91 0 138 0 6 0 14 8 14s8-8 8-14c0-47 0-94 0-140z"><text:p/></draw:path><draw:path draw:style-name="gr3" draw:text-style-name="P6" svg:width="0.1083in" svg:height="0.1028in" svg:x="0.5626in" svg:y="0.0031in" svg:viewBox="0 0 276 262" svg:d="M46 233c-4 14-5 17-35 17-7 0-11 0-11 8 0 4 3 4 11 4 46 0 91 0 138 0 60 0 106-45 106-83 0-27-23-49-60-53 40-8 81-37 81-73 0-29-25-53-72-53-43 0-87 0-130 0-7 0-11 0-11 8 0 4 3 4 11 4 1 0 9 0 14 0 8 1 11 1 11 7 0 1 0 2-1 7-18 69-34 138-52 207zM105 122c7-32 15-64 23-96 3-13 4-14 21-14 16 0 34 0 50 0 33 0 42 22 42 40 0 34-33 70-80 70-19 0-38 0-56 0zM87 250c-6 0-7 0-9 0-4-1-5-1-5-4 0-1 0-2 2-9 9-35 17-72 26-107 24 0 50 0 74 0 36 0 44 29 44 44 0 39-34 76-80 76-18 0-34 0-52 0z"><text:p/></draw:path></draw:g></text:span><text:span text:style-name="T6"><text:s/></text:span><text:span text:style-name="T37">אז </text:span><text:span text:style-name="T37"><draw:g text:anchor-type="as-char" svg:y="-0.1193in" draw:z-index="409" draw:name="Shape408" draw:style-name="gr1"><svg:title>TexMaths</svg:title><svg:desc>11§display§x \in \emptyset§svg§600§FALSE§</svg:desc><draw:path draw:style-name="gr2" draw:text-style-name="P5" svg:width="0.3248in" svg:height="0.1126in" svg:x="0.0031in" svg:y="0.0075in" svg:viewBox="0 0 826 287" svg:d="M0 0c275 0 551 0 826 0 0 96 0 192 0 287-275 0-551 0-826 0 0-95 0-191 0-287z"><text:p/></draw:path><draw:path draw:style-name="gr3" draw:text-style-name="P6" svg:width="0.0756in" svg:height="0.0681in" svg:x="-0.0004in" svg:y="0.05in" svg:viewBox="0 0 193 174" svg:d="M118 54c2-10 11-46 38-46 2 0 11 0 19 5-10 2-18 11-18 21 0 7 4 13 15 13 8 0 21-6 21-22 0-19-24-25-37-25-22 0-35 20-40 29-9-26-30-29-41-29-41 0-63 50-63 59 0 4 3 3 5 4 3 0 4-1 5-5 13-40 39-50 52-50 7 0 21 4 21 26 0 12-7 38-21 92-7 24-20 39-37 39-3 0-12 0-19-4 10-2 17-10 17-21 0-10-8-13-14-13-11 0-21 10-21 22 0 16 20 25 36 25 26 0 40-26 41-29 4 15 19 29 42 29 39 0 61-50 61-58 0-5-3-5-4-5-3 0-4 1-5 5-13 40-39 49-51 49-15 0-22-11-22-24 0-9 2-18 7-34 4-18 8-35 13-53z"><text:p/></draw:path><draw:path draw:style-name="gr3" draw:text-style-name="P6" svg:width="0.076in" svg:height="0.0878in" svg:x="0.137in" svg:y="0.035in" svg:viewBox="0 0 194 224" svg:d="M179 120c7 0 15 0 15-8 0-7-8-7-15-7-54 0-109 0-162 0 4-52 48-90 103-90 20 0 40 0 59 0 7 0 15 0 15-7 0-8-8-8-15-8-21 0-40 0-60 0-66 0-119 51-119 112s53 112 119 112c20 0 39 0 60 0 7 0 15 0 15-8s-8-8-15-8c-19 0-39 0-59 0-55 0-99-37-103-88 53 0 108 0 162 0z"><text:p/></draw:path><draw:path draw:style-name="gr3" draw:text-style-name="P6" svg:width="0.061in" svg:height="0.1283in" svg:x="0.2748in" svg:y="0in" svg:viewBox="0 0 156 327" svg:d="M132 8c0-5-3-8-8-8-6 0-7 4-10 12-4 16-1 2-4 18-5-2-18-8-32-8-22 0-47 11-61 41-15 32-17 66-17 101 0 24 0 94 33 123-9 30-9 31-9 32 0 5 4 8 8 8 7 0 8-4 10-12 4-15 0-2 4-18 10 6 21 8 32 8 43 0 61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</text:span><text:span text:style-name="T37"><text:s/>והטענה נכונה באופן ריק. </text:span></text:p>
                    </text:list-item>
                  </text:list>
                </text:list-item>
              </text:list>
            </text:list-item>
            <text:list-item>
              <text:p text:style-name="P71"><text:span text:style-name="T37"><draw:g text:anchor-type="as-char" svg:y="-0.1063in" draw:z-index="410" draw:name="Shape409" draw:style-name="gr1"><svg:title>TexMaths</svg:title><svg:desc>11§display§h§svg§600§FALSE§</svg:desc><draw:path draw:style-name="gr2" draw:text-style-name="P5" svg:width="0.0665in" svg:height="0.0906in" svg:x="-0.0004in" svg:y="0.0071in" svg:viewBox="0 0 170 231" svg:d="M0 0c56 0 114 0 170 0 0 77 0 154 0 231-56 0-114 0-170 0 0-77 0-154 0-231z"><text:p/></draw:path><draw:path draw:style-name="gr3" draw:text-style-name="P6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37"><text:s/>מקיימת </text:span><text:span text:style-name="T37"><draw:g text:anchor-type="as-char" svg:y="-0.1134in" draw:z-index="411" draw:name="Shape410" draw:style-name="gr1"><svg:title>TexMaths</svg:title><svg:desc>11§display§H(h) = \la f_1, f_2 \ra§svg§600§FALSE§</svg:desc><draw:path draw:style-name="gr2" draw:text-style-name="P5" svg:width="0.9858in" svg:height="0.1358in" svg:x="0.0016in" svg:y="0.0071in" svg:viewBox="0 0 2505 346" svg:d="M1254 346c-418 0-836 0-1254 0 0-116 0-230 0-346 835 0 1670 0 2505 0 0 116 0 230 0 346-417 0-835 0-1251 0z"><text:p/></draw:path><draw:path draw:style-name="gr3" draw:text-style-name="P6" svg:width="0.128in" svg:height="0.1028in" svg:x="-0.0004in" svg:y="0.0098in" svg:viewBox="0 0 326 262" svg:d="M279 30c4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6 64-25 99-26 106-5 12-11 12-36 12-5 0-8 0-8 8 0 4 4 4 5 4 10 0 38-1 49-1 8 0 16 0 25 0 8 0 16 1 24 1 3 0 8 0 8-8 0-4-4-4-10-4-14 0-25 0-25-7 0-2 1-4 1-6 17-69 34-138 51-207z"><text:p/></draw:path><draw:path draw:style-name="gr3" draw:text-style-name="P6" svg:width="0.0346in" svg:height="0.1512in" svg:x="0.1476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074in" svg:height="0.1063in" svg:x="0.2in" svg:y="0.0075in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3" draw:text-style-name="P6" svg:width="0.0346in" svg:height="0.1512in" svg:x="0.2882in" svg:y="0in" svg:viewBox="0 0 89 385" svg:d="M89 193c0-30-3-76-25-120-23-48-56-73-61-73-2 0-3 2-3 4s0 2 8 9c37 38 59 99 59 180 0 65-14 133-62 181-5 6-5 6-5 7 0 2 1 4 3 4 5 0 40-26 62-76 20-41 24-84 24-116z"><text:p/></draw:path><draw:path draw:style-name="gr3" draw:text-style-name="P6" svg:width="0.1004in" svg:height="0.0354in" svg:x="0.3894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6" svg:width="0.0335in" svg:height="0.1512in" svg:x="0.5579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6" svg:width="0.076in" svg:height="0.1374in" svg:x="0.6079in" svg:y="0.0067in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3" draw:text-style-name="P6" svg:width="0.0386in" svg:height="0.0701in" svg:x="0.6858in" svg:y="0.0661in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3" draw:text-style-name="P6" svg:width="0.0173in" svg:height="0.0453in" svg:x="0.7559in" svg:y="0.0972in" svg:viewBox="0 0 45 116" svg:d="M45 41c0-26-10-41-25-41-12 0-20 10-20 21 0 10 8 20 20 20 4 0 10-1 13-5 1-1 1-1 2-1s1 0 1 6c0 28-13 51-26 64-5 4-5 5-5 6 0 2 3 5 5 5 4 0 35-30 35-75z"><text:p/></draw:path><draw:path draw:style-name="gr3" draw:text-style-name="P6" svg:width="0.0752in" svg:height="0.1374in" svg:x="0.8185in" svg:y="0.0067in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6" svg:width="0.0469in" svg:height="0.0701in" svg:x="0.8917in" svg:y="0.0661in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3" draw:text-style-name="P6" svg:width="0.0339in" svg:height="0.1512in" svg:x="0.9614in" svg:y="0in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37">: נשתמש בכלל </text:span><text:span text:style-name="T37"><draw:g text:anchor-type="as-char" svg:y="-0.1063in" draw:z-index="412" draw:name="Shape411" draw:style-name="gr1"><svg:title>TexMaths</svg:title><svg:desc>11§display§\beta§svg§600§FALSE§</svg:desc><draw:path draw:style-name="gr2" draw:text-style-name="P5" svg:width="0.0709in" svg:height="0.1201in" svg:x="0.0031in" svg:y="0.0071in" svg:viewBox="0 0 181 306" svg:d="M0 0c61 0 120 0 181 0 0 102 0 204 0 306-61 0-120 0-181 0 0-102 0-204 0-306z"><text:p/></draw:path><draw:path draw:style-name="gr3" draw:text-style-name="P6" svg:width="0.0823in" svg:height="0.1358in" svg:x="-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37"><text:s/>וכלל </text:span><text:span text:style-name="T37"><draw:g text:anchor-type="as-char" svg:y="-0.0681in" draw:z-index="413" draw:name="Shape412" draw:style-name="gr1"><svg:title>TexMaths</svg:title><svg:desc>11§display§\alpha§svg§600§FALSE§</svg:desc><draw:path draw:style-name="gr2" draw:text-style-name="P5" svg:width="0.0748in" svg:height="0.052in" svg:x="0.0016in" svg:y="0.0071in" svg:viewBox="0 0 191 133" svg:d="M0 0c64 0 127 0 191 0 0 44 0 89 0 133-64 0-127 0-191 0 0-44 0-89 0-133z"><text:p/></draw:path><draw:path draw:style-name="gr3" draw:text-style-name="P6" svg:width="0.0843in" svg:height="0.0677in" svg:x="-0.0004in" svg:y="0in" svg:viewBox="0 0 215 173" svg:d="M167 79c0-60-35-79-63-79-52 0-104 55-104 108 0 35 23 65 63 65 24 0 51-9 80-32 5 20 17 32 35 32 21 0 32-21 32-28 0-2-2-3-4-3-3 0-4 1-5 3-8 19-21 19-22 19-12 0-12-30-12-38 0-9 0-9 4-14 37-45 30-59 44-89 0-1 0-4-4-4s-4 1-5 7c-8 25-20 54-39 75 0-7 0-14 0-22zM142 131c-33 29-63 33-78 33-23 0-35-16-35-42 0-18 9-58 23-78 17-29 38-35 51-35 38 0 38 49 38 79 0 13 0 36 1 43z"><text:p/></draw:path></draw:g></text:span><text:span text:style-name="T37">, נקבל שצ.ל.: </text:span></text:p>
              <text:p text:style-name="P72"><draw:g text:anchor-type="as-char" svg:y="-0.1134in" draw:z-index="414" draw:name="Shape413" draw:style-name="gr1"><svg:title>TexMaths</svg:title><svg:desc>11§display§\la (f_1 \cup f_2) |_B, (f_1 \cup f_2) |_C \ra = \la f_1, f_2 \ra§svg§600§FALSE§</svg:desc><draw:path draw:style-name="gr2" draw:text-style-name="P5" svg:width="2.265in" svg:height="0.1354in" svg:x="-0.0004in" svg:y="0.0071in" svg:viewBox="0 0 5754 345" svg:d="M0 0c1918 0 3836 0 5754 0 0 115 0 230 0 345-1918 0-3836 0-5754 0 0-115 0-230 0-345z"><text:p/></draw:path><draw:path draw:style-name="gr3" draw:text-style-name="P6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35in" svg:height="0.1508in" svg:x="0.0657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6" svg:width="0.0756in" svg:height="0.137in" svg:x="0.1185in" svg:y="0.0071in" svg:viewBox="0 0 193 349" svg:d="M121 118c11 0 22 0 33 0 8 0 12 0 12-9 0-3-4-3-10-3-11 0-22 0-33 0 4-16 6-30 9-44 1-9 7-36 9-41 3-7 10-13 19-13 1 0 11 0 18 7-17 2-21 15-21 21 0 9 7 14 15 14 10 0 21-9 21-24 0-17-18-26-33-26-14 0-38 7-50 45-2 8-3 12-13 61-9 0-18 0-27 0-6 0-11 0-11 6s4 6 10 6c9 0 18 0 27 0-10 50-20 100-30 151-7 37-13 72-33 72-2 0-11 0-19-7 18-1 21-15 21-21 0-9-6-14-14-14-10 0-21 9-21 24 0 17 17 26 33 26 21 0 36-22 43-37 13-25 22-71 22-74 8-40 15-81 23-120z"><text:p/></draw:path><draw:path draw:style-name="gr3" draw:text-style-name="P6" svg:width="0.0386in" svg:height="0.0701in" svg:x="0.1965in" svg:y="0.0661in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3" draw:text-style-name="P6" svg:width="0.0846in" svg:height="0.0933in" svg:x="0.2949in" svg:y="0.022in" svg:viewBox="0 0 216 238" svg:d="M216 14c0-7 0-14-8-14s-8 7-8 14c0 47 0 93 0 140 0 56-64 68-92 68-18 0-42-3-63-16-30-18-30-42-30-53 0-46 0-92 0-139 0-7 0-14-7-14-8 0-8 7-8 14 0 48 0 94 0 141 0 57 59 83 108 83 50 0 108-27 108-83 0-47 0-93 0-141z"><text:p/></draw:path><draw:path draw:style-name="gr3" draw:text-style-name="P6" svg:width="0.0756in" svg:height="0.137in" svg:x="0.4303in" svg:y="0.0071in" svg:viewBox="0 0 193 349" svg:d="M121 118c11 0 22 0 33 0 9 0 12 0 12-9 0-3-3-3-10-3-11 0-22 0-33 0 4-16 6-30 9-44 1-9 7-36 9-41 3-7 10-13 19-13 1 0 11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4-37 12-25 21-71 21-74 8-40 15-81 23-120z"><text:p/></draw:path><draw:path draw:style-name="gr3" draw:text-style-name="P6" svg:width="0.0469in" svg:height="0.0701in" svg:x="0.5035in" svg:y="0.0661in" svg:viewBox="0 0 120 179" svg:d="M120 130c-3 0-7 0-10 0-1 7-3 22-7 25-2 1-23 1-27 1-17 0-33 0-50 0 29-25 39-32 54-45 21-15 40-33 40-58 0-33-30-53-64-53-33 0-56 24-56 48 0 15 11 16 14 16 7 0 15-5 15-14 0-6-3-15-17-15 9-18 28-25 40-25 27 0 42 21 42 43 0 23-18 42-26 52-22 21-44 41-66 63-2 4-2 4-2 11 37 0 74 0 111 0 3-16 6-33 9-49z"><text:p/></draw:path><draw:path draw:style-name="gr3" draw:text-style-name="P6" svg:width="0.035in" svg:height="0.1508in" svg:x="0.5736in" svg:y="0in" svg:viewBox="0 0 90 384" svg:d="M90 193c0-30-4-77-26-120-23-48-56-73-60-73-3 0-4 1-4 3 0 3 0 3 8 10 37 38 59 99 59 180 0 65-14 132-61 181-6 5-6 5-6 6 0 3 1 4 4 4 4 0 39-26 61-75 20-43 25-85 25-116z"><text:p/></draw:path><draw:path draw:style-name="gr3" draw:text-style-name="P6" svg:width="0.0055in" svg:height="0.1508in" svg:x="0.6421in" svg:y="0in" svg:viewBox="0 0 15 384" svg:d="M15 14c0-7 0-14-7-14-8 0-8 7-8 14 0 119 0 237 0 356 0 8 0 14 8 14 7 0 7-6 7-14 0-119 0-237 0-356z"><text:p/></draw:path><draw:path draw:style-name="gr3" draw:text-style-name="P6" svg:width="0.0811in" svg:height="0.072in" svg:x="0.674in" svg:y="0.0634in" svg:viewBox="0 0 207 184" svg:d="M32 163c-2 9-3 11-24 11-5 0-8 0-8 5s3 5 8 5c35 0 69 0 104 0 46 0 82-31 82-57 0-20-18-37-48-39 33-7 61-26 61-51 0-19-21-37-56-37-33 0-65 0-98 0-6 0-9 0-9 6 0 3 3 3 9 3 3 0 5 0 10 1 5 0 6 1 6 3 0 1 0 2-1 7-12 47-24 95-36 143zM75 85c5-22 11-44 16-66 3-9 4-10 15-10 13 0 27 0 40 0 28 0 34 19 34 28 0 22-24 48-60 48-15 0-30 0-45 0zM62 174c-8 0-8 0-8-2 0-1 0-2 1-6 7-25 12-50 19-75 18 0 38 0 57 0 25 0 35 18 35 33 0 27-27 50-60 50-15 0-30 0-44 0z"><text:p/></draw:path><draw:path draw:style-name="gr3" draw:text-style-name="P6" svg:width="0.0173in" svg:height="0.0453in" svg:x="0.7843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6" svg:width="0.035in" svg:height="0.1508in" svg:x="0.8539in" svg:y="0in" svg:viewBox="0 0 90 384" svg:d="M90 380c0-1 0-1-6-8-49-48-62-121-62-179 0-67 15-135 63-183 5-4 5-4 5-7 0-2-2-3-4-3-5 0-39 26-62 75-20 43-24 86-24 118 0 28 4 76 25 119 23 47 56 72 61 72 2 0 4-1 4-4z"><text:p/></draw:path><draw:path draw:style-name="gr3" draw:text-style-name="P6" svg:width="0.076in" svg:height="0.137in" svg:x="0.9059in" svg:y="0.0071in" svg:viewBox="0 0 194 349" svg:d="M122 118c11 0 22 0 33 0 8 0 12 0 12-9 0-3-4-3-11-3-11 0-21 0-32 0 3-16 6-30 8-44 2-9 8-36 10-41 3-7 10-13 18-13 2 0 12 0 18 7-16 2-21 15-21 21 0 9 8 14 15 14 11 0 22-9 22-24 0-17-18-26-34-26-14 0-38 7-49 45-2 8-4 12-13 61-9 0-18 0-26 0s-13 0-13 6 4 6 11 6c9 0 17 0 26 0-10 50-19 100-29 151-6 37-13 72-34 72-1 0-11 0-19-7 19-1 22-15 22-21 0-9-7-14-14-14-10 0-22 9-22 24 0 17 18 26 33 26 22 0 37-22 44-37 12-25 21-71 22-74 8-40 15-81 23-120z"><text:p/></draw:path><draw:path draw:style-name="gr3" draw:text-style-name="P6" svg:width="0.0382in" svg:height="0.0701in" svg:x="0.9843in" svg:y="0.0661in" svg:viewBox="0 0 98 179" svg:d="M61 8c0-7 0-8-8-8-18 18-42 18-53 18 0 3 0 6 0 10 7 0 24 0 39-8 0 45 0 91 0 137 0 9 0 13-27 13-3 0-8 0-11 0 0 3 0 6 0 9 6 0 39-1 49-1 8 0 42 1 48 1 0-3 0-6 0-9-3 0-7 0-10 0-27 0-27-4-27-13 0-50 0-100 0-149z"><text:p/></draw:path><draw:path draw:style-name="gr3" draw:text-style-name="P6" svg:width="0.0843in" svg:height="0.0933in" svg:x="1.0831in" svg:y="0.022in" svg:viewBox="0 0 215 238" svg:d="M215 14c0-7 0-14-8-14s-8 7-8 14c0 47 0 93 0 140 0 56-63 68-91 68-18 0-42-3-63-16-30-18-30-42-30-53 0-46 0-92 0-139 0-7 0-14-7-14-8 0-8 7-8 14 0 48 0 94 0 141 0 57 59 83 108 83s107-27 107-83c0-47 0-93 0-141z"><text:p/></draw:path><draw:path draw:style-name="gr3" draw:text-style-name="P6" svg:width="0.0756in" svg:height="0.137in" svg:x="1.2177in" svg:y="0.0071in" svg:viewBox="0 0 193 349" svg:d="M121 118c11 0 22 0 33 0 8 0 12 0 12-9 0-3-4-3-11-3-11 0-21 0-32 0 2-16 6-30 8-44 2-9 8-36 10-41 3-7 10-13 17-13 3 0 13 0 19 7-16 2-20 15-20 21 0 9 7 14 15 14 10 0 21-9 21-24 0-17-18-26-35-26-13 0-37 7-48 45-2 8-4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3" draw:text-style-name="P6" svg:width="0.0469in" svg:height="0.0701in" svg:x="1.2906in" svg:y="0.0661in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6" svg:width="0.0346in" svg:height="0.1508in" svg:x="1.361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0055in" svg:height="0.1508in" svg:x="1.4295in" svg:y="0in" svg:viewBox="0 0 15 384" svg:d="M15 14c0-7 0-14-7-14-8 0-8 7-8 14 0 119 0 237 0 356 0 8 0 14 8 14 7 0 7-6 7-14 0-119 0-237 0-356z"><text:p/></draw:path><draw:path draw:style-name="gr3" draw:text-style-name="P6" svg:width="0.0819in" svg:height="0.076in" svg:x="1.461in" svg:y="0.0622in" svg:viewBox="0 0 209 194" svg:d="M209 3c0-1-1-3-3-3s-2 0-6 3c-6 7-12 15-18 21-4-3-18-24-52-24-65 0-130 57-130 119 0 44 34 75 84 75 14 0 39-2 68-26 21-18 27-41 27-44s-3-3-5-3c-3 0-3 1-5 5-11 36-49 59-81 59-29 0-60-15-60-58 0-8 1-50 33-84 18-21 46-33 72-33 31 0 50 22 50 53 0 6-1 9-1 11 0 3 3 3 5 3 4 0 4-1 6-7 5-22 11-45 16-67z"><text:p/></draw:path><draw:path draw:style-name="gr3" draw:text-style-name="P6" svg:width="0.0339in" svg:height="0.1508in" svg:x="1.5642in" svg:y="0in" svg:viewBox="0 0 87 384" svg:d="M85 198c2-4 2-5 2-5 0-1 0-3-2-7-22-59-45-119-67-177-4-7-7-9-10-9-5 0-8 3-8 8 0 1 0 2 2 6 23 60 45 119 68 179-23 58-45 117-68 177-2 4-2 4-2 7 0 4 4 7 8 7 5 0 6-4 9-7 23-60 45-119 68-179z"><text:p/></draw:path><draw:path draw:style-name="gr3" draw:text-style-name="P6" svg:width="0.1008in" svg:height="0.035in" svg:x="1.666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335in" svg:height="0.1508in" svg:x="1.835in" svg:y="0in" svg:viewBox="0 0 86 384" svg:d="M84 14c2-4 2-4 2-6 0-5-3-8-8-8-3 0-5 2-9 9-22 58-45 118-67 177-1 2-2 4-2 7 0 0 0 1 2 5 22 60 45 119 67 177 3 4 4 9 9 9s8-3 8-7c0-2 0-3-2-7-23-60-45-119-69-177 24-60 46-119 69-179z"><text:p/></draw:path><draw:path draw:style-name="gr3" draw:text-style-name="P6" svg:width="0.076in" svg:height="0.137in" svg:x="1.885in" svg:y="0.0071in" svg:viewBox="0 0 194 349" svg:d="M122 118c11 0 22 0 33 0 8 0 12 0 12-9 0-3-4-3-11-3-11 0-21 0-32 0 3-16 6-30 8-44 2-9 8-36 10-41 3-7 10-13 18-13 2 0 12 0 18 7-16 2-21 15-21 21 0 9 8 14 15 14 11 0 22-9 22-24 0-17-18-26-34-26-14 0-38 7-49 45-2 8-4 12-13 61-9 0-18 0-26 0s-13 0-13 6 4 6 11 6c9 0 17 0 26 0-10 50-19 100-29 151-6 37-13 72-34 72-1 0-11 0-19-7 19-1 22-15 22-21 0-9-7-14-14-14-10 0-22 9-22 24 0 17 18 26 33 26 22 0 37-22 44-37 12-25 21-71 22-74 8-40 15-81 23-120z"><text:p/></draw:path><draw:path draw:style-name="gr3" draw:text-style-name="P6" svg:width="0.0382in" svg:height="0.0701in" svg:x="1.9634in" svg:y="0.0661in" svg:viewBox="0 0 98 179" svg:d="M61 8c0-7 0-8-8-8-18 18-42 18-53 18 0 3 0 6 0 10 7 0 24 0 39-8 0 45 0 91 0 137 0 9 0 13-27 13-3 0-8 0-11 0 0 3 0 6 0 9 6 0 39-1 49-1 8 0 42 1 48 1 0-3 0-6 0-9-3 0-7 0-10 0-27 0-27-4-27-13 0-50 0-100 0-149z"><text:p/></draw:path><draw:path draw:style-name="gr3" draw:text-style-name="P6" svg:width="0.0173in" svg:height="0.0453in" svg:x="2.0331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6" svg:width="0.076in" svg:height="0.137in" svg:x="2.0957in" svg:y="0.0071in" svg:viewBox="0 0 194 349" svg:d="M122 118c11 0 22 0 33 0 8 0 11 0 11-9 0-3-3-3-10-3-11 0-21 0-32 0 3-16 6-30 8-44 2-9 7-36 10-41 3-7 10-13 18-13 1 0 12 0 18 7-16 2-21 15-21 21 0 9 8 14 15 14 10 0 22-9 22-24 0-17-19-26-34-26-14 0-38 7-50 45-2 8-3 12-12 61-9 0-18 0-26 0s-13 0-13 6 4 6 11 6c9 0 17 0 26 0-10 50-19 100-29 151-8 37-14 72-34 72-1 0-11 0-19-7 18-1 22-15 22-21 0-9-7-14-14-14-11 0-22 9-22 24 0 17 18 26 33 26 21 0 37-22 44-37 12-25 21-71 22-74 8-40 15-81 23-120z"><text:p/></draw:path><draw:path draw:style-name="gr3" draw:text-style-name="P6" svg:width="0.0469in" svg:height="0.0701in" svg:x="2.1689in" svg:y="0.0661in" svg:viewBox="0 0 120 179" svg:d="M120 130c-3 0-6 0-9 0-1 7-4 22-8 25-2 1-23 1-26 1-16 0-33 0-49 0 27-25 37-32 53-45 20-15 39-33 39-58 0-33-29-53-64-53-33 0-56 24-56 48 0 15 12 16 14 16 7 0 15-5 15-14 0-6-1-15-16-15 8-18 27-25 40-25 26 0 41 21 41 43 0 23-17 42-26 52-22 21-43 41-65 63-3 4-3 4-3 11 37 0 75 0 112 0 2-16 6-33 8-49z"><text:p/></draw:path><draw:path draw:style-name="gr3" draw:text-style-name="P6" svg:width="0.0335in" svg:height="0.1508in" svg:x="2.239in" svg:y="0in" svg:viewBox="0 0 86 384" svg:d="M84 198c2-4 2-5 2-5 0-1 0-3-2-7-22-59-45-119-67-177-3-7-5-9-9-9-5 0-8 3-8 8 0 1 0 2 1 6 23 60 46 119 69 179-23 58-46 117-69 177-1 4-1 4-1 7 0 4 3 7 8 7 4 0 6-4 7-7 24-60 46-119 69-179z"><text:p/></draw:path></draw:g></text:p>
              <text:p text:style-name="P73">שמתקיים באופן ברור (אפשר להוכיח את זה אבל זה נראה לי די מיותר), בהתחשב בזה שהתחומים של <draw:g text:anchor-type="as-char" svg:y="-0.1075in" draw:z-index="415" draw:name="Shape414" draw:style-name="gr1"><svg:title>TexMaths</svg:title><svg:desc>11§display§f_1§svg§600§FALSE§</svg:desc><draw:path draw:style-name="gr2" draw:text-style-name="P5" svg:width="0.1079in" svg:height="0.1217in" svg:x="-0.0004in" svg:y="0.0075in" svg:viewBox="0 0 275 310" svg:d="M0 0c91 0 183 0 275 0 0 103 0 207 0 310-92 0-184 0-275 0 0-103 0-207 0-310z"><text:p/></draw:path><draw:path draw:style-name="gr3" draw:text-style-name="P6" svg:width="0.0744in" svg:height="0.1374in" svg:x="0in" svg:y="0in" svg:viewBox="0 0 190 350" svg:d="M120 118c11 0 22 0 33 0 6 0 11 0 11-8 0-4-5-4-10-4-11 0-22 0-32 0 2-16 5-30 9-44 1-8 6-36 9-40 3-8 9-13 18-13 0 0 10 0 18 6-18 2-20 16-20 21 0 9 6 14 13 14 10 0 21-8 21-24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3" draw:text-style-name="P6" svg:width="0.0382in" svg:height="0.0697in" svg:x="0.0772in" svg:y="0.0591in" svg:viewBox="0 0 98 178" svg:d="M60 8c0-8 0-8-7-8-18 17-42 16-53 16 0 4 0 7 0 10 7 0 24 0 38-7 0 46 0 92 0 138 0 9 0 12-26 12-3 0-7 0-10 0 0 4 0 6 0 9 5-1 38-1 47-1s43 0 49 1c0-3 0-5 0-9-4 0-7 0-10 0-28 0-28-3-28-12 0-50 0-100 0-149z"><text:p/></draw:path></draw:g><text:s/>ו־<draw:g text:anchor-type="as-char" svg:y="-0.1075in" draw:z-index="416" draw:name="Shape415" draw:style-name="gr1"><svg:title>TexMaths</svg:title><svg:desc>11§display§f_2§svg§600§FALSE§</svg:desc><draw:path draw:style-name="gr2" draw:text-style-name="P5" svg:width="0.1114in" svg:height="0.1217in" svg:x="-0.0004in" svg:y="0.0075in" svg:viewBox="0 0 284 310" svg:d="M0 0c95 0 190 0 284 0 0 103 0 207 0 310-94 0-189 0-284 0 0-103 0-207 0-310z"><text:p/></draw:path><draw:path draw:style-name="gr3" draw:text-style-name="P6" svg:width="0.0748in" svg:height="0.1374in" svg:x="0in" svg:y="0in" svg:viewBox="0 0 191 350" svg:d="M120 118c11 0 22 0 34 0 8 0 10 0 10-8 0-4-2-4-9-4-11 0-22 0-32 0 3-16 5-30 8-44 1-8 7-36 9-40 3-8 10-13 19-13 1 0 10 0 17 6-16 2-19 16-19 21 0 9 6 14 13 14 10 0 21-8 21-24 0-17-18-26-32-26-13 0-38 7-50 45-2 8-3 12-12 61-9 0-18 0-26 0s-13 0-13 7c0 5 4 5 11 5 8 0 17 0 26 0-10 50-20 100-29 150-8 38-14 73-34 73-1 0-11 0-19-7 19-1 22-15 22-20 0-9-7-14-14-14-10 0-21 8-21 23 0 18 17 27 32 27 22 0 37-23 44-38 12-24 21-71 21-73 8-41 15-81 23-121z"><text:p/></draw:path><draw:path draw:style-name="gr3" draw:text-style-name="P6" svg:width="0.0465in" svg:height="0.0697in" svg:x="0.0724in" svg:y="0.0591in" svg:viewBox="0 0 119 178" svg:d="M119 130c-3 0-7 0-9 0-1 5-4 22-7 24s-24 2-27 2c-16 0-33 0-50 0 29-25 38-33 54-45 20-16 39-33 39-58 0-33-29-53-63-53s-56 23-56 48c0 14 11 15 14 15 7 0 15-5 15-15 0-4-3-14-17-14 9-19 27-24 40-24 27 0 41 21 41 43 0 23-17 42-26 52-22 20-43 41-65 63-2 2-2 4-2 10 37 0 74 0 111 0 3-15 5-32 8-48z"><text:p/></draw:path></draw:g> הם <draw:g text:anchor-type="as-char" svg:y="-0.1071in" draw:z-index="417" draw:name="Shape416" draw:style-name="gr1"><svg:title>TexMaths</svg:title><svg:desc>11§display§A, B§svg§600§FALSE§</svg:desc><draw:path draw:style-name="gr2" draw:text-style-name="P5" svg:width="0.2803in" svg:height="0.1217in" svg:x="0.0024in" svg:y="0.0071in" svg:viewBox="0 0 713 310" svg:d="M357 310c-119 0-238 0-357 0 0-103 0-207 0-310 238 0 475 0 713 0 0 103 0 207 0 310-119 0-238 0-356 0z"><text:p/></draw:path><draw:path draw:style-name="gr3" draw:text-style-name="P6" svg:width="0.1039in" svg:height="0.1079in" svg:x="-0.0004in" svg:y="0in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79-15-160-23-240-1-8-1-10-8-10-5 0-8 3-10 7-45 74-89 149-134 224zM102 175c26-43 51-85 76-127 5 42 9 84 13 127-29 0-59 0-89 0z"><text:p/></draw:path><draw:path draw:style-name="gr3" draw:text-style-name="P6" svg:width="0.0173in" svg:height="0.0453in" svg:x="0.1217in" svg:y="0.0921in" svg:viewBox="0 0 45 116" svg:d="M45 41c0-26-10-41-25-41-12 0-20 10-20 21 0 10 8 20 20 20 4 0 10-1 14-5 1-1 1-1 1-1 1 0 1 0 1 6 0 28-13 51-26 64-5 4-5 5-5 6 0 2 3 5 5 5 4 0 35-30 35-75z"><text:p/></draw:path><draw:path draw:style-name="gr3" draw:text-style-name="P6" svg:width="0.1083in" svg:height="0.1028in" svg:x="0.1819in" svg:y="0.0043in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9 9-35 17-70 26-105 24 0 49 0 74 0 37 0 44 28 44 45 0 36-34 74-79 74-18 0-36 0-53 0z"><text:p/></draw:path></draw:g><text:s/>בהתאמה שהן קבוצות זרות. </text:p>
            </text:list-item>
          </text:list>
        </text:list-item>
        <text:list-item>
          <text:p text:style-name="P74"><text:span text:style-name="T6">נניח </text:span><text:span text:style-name="T6"><draw:g text:anchor-type="as-char" svg:y="-0.1035in" draw:z-index="418" draw:name="Shape417" draw:style-name="gr1"><svg:title>TexMaths</svg:title><svg:desc>11§display§H§svg§600§FALSE§</svg:desc><draw:path draw:style-name="gr2" draw:text-style-name="P5" svg:width="0.1177in" svg:height="0.0874in" svg:x="0.0016in" svg:y="0.0071in" svg:viewBox="0 0 300 223" svg:d="M0 0c100 0 200 0 300 0 0 74 0 149 0 223-100 0-200 0-300 0 0-74 0-149 0-223z"><text:p/></draw:path><draw:path draw:style-name="gr3" draw:text-style-name="P6" svg:width="0.1272in" svg:height="0.1031in" svg:x="-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6"><text:s/>על, נוכיח </text:span><text:span text:style-name="T6"><draw:g text:anchor-type="as-char" svg:y="-0.1193in" draw:z-index="419" draw:name="Shape418" draw:style-name="gr1"><svg:title>TexMaths</svg:title><svg:desc>11§display§B \cap C = \emptyset§svg§600§FALSE§</svg:desc><draw:path draw:style-name="gr2" draw:text-style-name="P5" svg:width="0.6665in" svg:height="0.1126in" svg:x="0.0008in" svg:y="0.0075in" svg:viewBox="0 0 1694 287" svg:d="M0 0c565 0 1129 0 1694 0 0 96 0 192 0 287-565 0-1129 0-1694 0 0-95 0-191 0-287z"><text:p/></draw:path><draw:path draw:style-name="gr3" draw:text-style-name="P6" svg:width="0.1083in" svg:height="0.1031in" svg:x="-0.0004in" svg:y="0.0138in" svg:viewBox="0 0 276 263" svg:d="M45 232c-3 16-4 19-35 19-7 0-10 0-10 8 0 4 3 4 10 4 46 0 92 0 138 0 61 0 107-46 107-84 0-26-23-49-60-53 40-7 81-36 81-72 0-29-26-54-73-54-42 0-86 0-129 0-7 0-11 0-11 8 0 4 3 4 11 4 1 0 7 0 14 1 8 0 11 1 11 6 0 2-1 3-2 7-18 69-34 138-52 206zM103 122c8-32 17-64 25-96 3-13 4-14 20-14 17 0 33 0 50 0 34 0 43 23 43 40 0 34-34 70-80 70-19 0-39 0-58 0zM86 251c-5 0-6 0-8-1-4 0-5 0-5-3 0-1 0-3 2-9 9-35 17-72 26-107 24 0 50 0 74 0 36 0 44 29 44 44 0 39-34 76-80 76-18 0-36 0-53 0z"><text:p/></draw:path><draw:path draw:style-name="gr3" draw:text-style-name="P6" svg:width="0.0839in" svg:height="0.0933in" svg:x="0.1587in" svg:y="0.0264in" svg:viewBox="0 0 214 238" svg:d="M214 84c0-59-59-84-107-84-50 0-107 28-107 84 0 47 0 93 0 141 0 6 0 13 8 13 7 0 7-7 7-13 0-47 0-93 0-139 0-58 63-71 92-71 17 0 41 4 62 17 30 19 30 44 30 54 0 46 0 92 0 139 0 6 0 13 8 13 7 0 7-7 7-13 0-48 0-94 0-141z"><text:p/></draw:path><draw:path draw:style-name="gr3" draw:text-style-name="P6" svg:width="0.1079in" svg:height="0.1098in" svg:x="0.2925in" svg:y="0.0102in" svg:viewBox="0 0 275 280" svg:d="M275 4c0-1-1-4-5-4-1 0-2 1-6 6-9 9-18 19-27 29-3-5-22-35-64-35-86 0-173 86-173 174 0 64 46 106 104 106 35 0 64-16 84-33 36-32 43-66 43-68 0-4-3-2-5-4-3 0-4 1-5 4-3 12-12 39-38 61-28 22-52 28-72 28-35 0-76-20-76-80 0-22 8-83 47-129 24-27 60-47 94-47 39 0 63 30 63 75 0 15-2 15-2 20 0 3 5 3 6 3 5 0 5 0 7-8 8-33 16-65 25-98z"><text:p/></draw:path><draw:path draw:style-name="gr3" draw:text-style-name="P6" svg:width="0.1008in" svg:height="0.035in" svg:x="0.4551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1in" svg:height="0.1283in" svg:x="0.6142in" svg:y="0in" svg:viewBox="0 0 156 327" svg:d="M132 8c0-5-3-8-9-8-5 0-6 4-9 12-4 16-1 2-5 18-5-2-17-8-31-8-22 0-47 11-62 41-15 32-16 66-16 101 0 24 0 94 33 123-9 30-9 31-9 32 0 5 3 8 8 8s8-4 10-12c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</text:span><text:span text:style-name="T6">. נניח בשלילה שלא כן, ונראה דוגמה נגדית. לפי השקילות הלוגית </text:span><text:span text:style-name="T6"><draw:g text:anchor-type="as-char" svg:y="-0.1134in" draw:z-index="420" draw:name="Shape419" draw:style-name="gr1"><svg:title>TexMaths</svg:title><svg:desc>11§display§\forall x. A \land B \iff (\forall x. A) \land (\forall x. B)§svg§600§FALSE§</svg:desc><draw:path draw:style-name="gr2" draw:text-style-name="P5" svg:width="2.1075in" svg:height="0.1358in" svg:x="0.0075in" svg:y="0.0071in" svg:viewBox="0 0 5354 346" svg:d="M2677 346c-893 0-1785 0-2677 0 0-116 0-230 0-346 1784 0 3570 0 5354 0 0 116 0 230 0 346-892 0-1784 0-2677 0z"><text:p/></draw:path><draw:path draw:style-name="gr3" draw:text-style-name="P6" svg:width="0.0846in" svg:height="0.1079in" svg:x="-0.0004in" svg:y="0.0075in" svg:viewBox="0 0 216 275" svg:d="M213 14c3-4 3-4 3-6 0-5-4-8-8-8-6 0-8 4-10 9-11 28-21 56-32 85-38 0-78 0-116 0-11-29-22-57-33-85-2-6-4-9-9-9-4 0-8 3-8 8 0 1 0 1 2 6 32 84 65 169 97 252 2 6 3 9 9 9 5 0 6-4 9-7 32-84 65-169 96-254zM55 109c35 0 70 0 106 0-18 45-36 91-53 137-18-46-35-92-53-137z"><text:p/></draw:path><draw:path draw:style-name="gr3" draw:text-style-name="P6" svg:width="0.0756in" svg:height="0.0685in" svg:x="0.089in" svg:y="0.0457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40-27 41-30 4 15 18 30 42 30 39 0 61-49 61-59 0-4-3-4-4-4-4 0-4 1-5 4-14 41-40 50-52 50-14 0-21-12-21-25 0-9 2-17 7-34 4-18 8-35 13-53z"><text:p/></draw:path><draw:path draw:style-name="gr3" draw:text-style-name="P6" svg:width="0.0157in" svg:height="0.0157in" svg:x="0.1846in" svg:y="0.0972in" svg:viewBox="0 0 41 41" svg:d="M41 21c0-12-10-21-21-21s-20 9-20 21c0 11 9 20 20 20s21-9 21-20z"><text:p/></draw:path><draw:path draw:style-name="gr3" draw:text-style-name="P6" svg:width="0.1039in" svg:height="0.1079in" svg:x="0.2189in" svg:y="0.0043in" svg:viewBox="0 0 265 275" svg:d="M56 231c-15 26-31 31-47 32-6 1-9 1-9 8 0 2 2 4 6 4 9 0 22-1 33-1 13 0 26 1 38 1 2 0 8 0 8-7 0-4-4-5-7-5-9 0-17-3-17-13 0-4 2-9 5-14 10-17 19-32 29-49 32 0 65 0 96 0 2 9 7 60 7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3" draw:text-style-name="P6" svg:width="0.0843in" svg:height="0.0937in" svg:x="0.3701in" svg:y="0.0217in" svg:viewBox="0 0 215 239" svg:d="M117 9c-4-7-6-9-9-9-6 0-7 3-9 9-32 71-65 143-97 215-2 4-2 5-2 7 0 5 3 8 8 8 2 0 5-1 9-8 30-67 60-135 91-203 30 68 60 136 90 203 3 8 8 8 9 8 4 0 8-3 8-8 0-1 0-2-3-6-32-72-63-145-95-216z"><text:p/></draw:path><draw:path draw:style-name="gr3" draw:text-style-name="P6" svg:width="0.1083in" svg:height="0.1028in" svg:x="0.5035in" svg:y="0.0098in" svg:viewBox="0 0 276 262" svg:d="M45 232c-3 15-4 18-35 18-7 0-10 0-10 8 0 4 3 4 10 4 46 0 92 0 139 0 60 0 106-45 106-83 0-27-23-49-60-53 40-8 81-37 81-73 0-29-26-53-72-53-43 0-87 0-130 0-8 0-11 0-11 8 0 4 3 4 11 4 4 0 7 0 14 0 7 1 11 1 11 7 0 1-1 2-2 7-18 69-34 138-52 206zM103 122c8-32 17-64 25-96 3-13 4-14 21-14 16 0 33 0 49 0 34 0 43 22 43 40 0 34-34 70-81 70-19 0-38 0-57 0zM86 250c-6 0-6 0-8 0-4 0-5-1-5-4 0-2 0-2 2-9 9-36 17-71 26-106 24 0 49 0 73 0 37 0 45 28 45 45 0 36-34 74-80 74-18 0-36 0-53 0z"><text:p/></draw:path><draw:path draw:style-name="gr3" draw:text-style-name="P6" svg:width="0.1346in" svg:height="0.0827in" svg:x="0.713in" svg:y="0.0335in" svg:viewBox="0 0 343 211" svg:d="M330 152c7 0 13 0 13-8 0-9-6-9-14-9-81 0-164 0-245 0-17-13-36-23-49-28 15-7 33-17 49-30 81 0 164 0 245 0 8 0 14-1 14-9 0-9-6-7-13-7-76 0-153 0-229 0 19-18 39-52 39-57 0-4-5-4-8-4-2 0-5 0-7 3-8 15-18 36-44 58-26 24-52 34-72 39-7 2-6 2-8 3-1 2-1 3-1 4 0 0 0 1 0 2h1c1 1 1 1 9 3 53 16 91 51 112 93 5 6 6 6 10 6 3 0 8 0 8-3 0-4-20-38-39-56 76 0 153 0 229 0z"><text:p/></draw:path><draw:path draw:style-name="gr3" draw:text-style-name="P6" svg:width="0.1346in" svg:height="0.0827in" svg:x="0.8394in" svg:y="0.0335in" svg:viewBox="0 0 343 211" svg:d="M260 77c16 13 36 23 49 30-14 5-33 15-49 28-82 0-164 0-246 0-6 0-14 0-14 9 0 8 8 8 14 8 76 0 152 0 228 0-18 18-38 52-38 56 0 3 5 3 7 3 4 0 6 0 8-3 8-13 19-34 44-56 26-24 52-34 73-40 6-2 6-3 7-3 0-1 0-2 0-2 0-1 0-2 0-4h-1c-1-1-1-1-9-3-51-15-90-50-112-92-4-8-4-8-10-8-2 0-7 0-7 4 0 5 19 39 38 57-76 0-152 0-228 0-6 0-14-2-14 7 0 8 8 9 14 9 82 0 164 0 246 0z"><text:p/></draw:path><draw:path draw:style-name="gr3" draw:text-style-name="P6" svg:width="0.0346in" svg:height="0.1512in" svg:x="1.0827in" svg:y="0in" svg:viewBox="0 0 89 385" svg:d="M89 381c0-1 0-1-6-8-49-49-61-122-61-179 0-68 14-136 62-183 5-5 5-5 5-7 0-3-1-4-3-4-5 0-40 26-62 76-20 42-24 85-24 118 0 28 3 75 25 119 23 47 56 72 61 72 2 0 3-1 3-4z"><text:p/></draw:path><draw:path draw:style-name="gr3" draw:text-style-name="P6" svg:width="0.0846in" svg:height="0.1079in" svg:x="1.1264in" svg:y="0.0075in" svg:viewBox="0 0 216 275" svg:d="M213 14c3-4 3-4 3-6 0-5-4-8-8-8-6 0-8 4-9 9-11 28-22 56-33 85-38 0-78 0-116 0-11-29-21-57-32-85-3-6-5-9-10-9-4 0-8 3-8 8 0 1 0 1 3 6 32 84 64 169 96 252 2 6 4 9 9 9s6-4 9-7c32-84 65-169 96-254zM55 109c35 0 70 0 106 0-18 45-36 91-53 137-18-46-35-92-53-137z"><text:p/></draw:path><draw:path draw:style-name="gr3" draw:text-style-name="P6" svg:width="0.0756in" svg:height="0.0685in" svg:x="1.2157in" svg:y="0.0457in" svg:viewBox="0 0 193 175" svg:d="M118 54c2-10 11-45 38-45 2 0 11 0 19 4-10 2-19 12-19 21 0 7 5 14 16 14 8 0 21-7 21-23 0-19-24-25-37-25-22 0-36 21-40 30-10-26-31-30-42-30-40 0-62 50-62 59 0 5 3 5 5 5 3 0 4-1 4-5 13-40 40-50 53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6" svg:width="0.0157in" svg:height="0.0157in" svg:x="1.3114in" svg:y="0.0972in" svg:viewBox="0 0 41 41" svg:d="M41 21c0-12-10-21-21-21s-20 9-20 21c0 11 9 20 20 20s21-9 21-20z"><text:p/></draw:path><draw:path draw:style-name="gr3" draw:text-style-name="P6" svg:width="0.1039in" svg:height="0.1079in" svg:x="1.3457in" svg:y="0.0043in" svg:viewBox="0 0 265 275" svg:d="M56 231c-15 26-31 31-47 32-5 1-9 1-9 8 0 2 2 4 6 4 9 0 22-1 33-1 13 0 26 1 38 1 2 0 8 0 8-7 0-4-4-5-7-5-9 0-17-3-17-13 0-4 2-9 5-14 10-17 19-32 29-49 33 0 65 0 98 0 0 9 5 60 5 64 0 11-20 12-27 12-6 0-9 0-9 8 0 4 3 3 4 4 17 0 33-1 49-1 9 0 34 1 44 1 2 0 6 0 6-7 0-5-3-5-9-5-23 0-23-2-24-13-8-79-16-160-24-240-1-8-1-10-8-10-5 0-7 3-10 7-45 74-89 149-134 224zM102 175c26-43 51-85 76-127 5 42 9 84 13 127-29 0-59 0-89 0z"><text:p/></draw:path><draw:path draw:style-name="gr3" draw:text-style-name="P6" svg:width="0.0346in" svg:height="0.1512in" svg:x="1.4634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0843in" svg:height="0.0937in" svg:x="1.5563in" svg:y="0.0217in" svg:viewBox="0 0 215 239" svg:d="M116 9c-3-7-5-9-9-9-5 0-6 3-8 9-32 71-65 143-97 215-2 4-2 5-2 7 0 5 3 8 8 8 2 0 5-1 9-8 29-67 60-135 90-203 31 68 60 136 91 203 3 8 8 8 9 8 4 0 8-3 8-8 0-1 0-2-3-6-32-72-65-145-96-216z"><text:p/></draw:path><draw:path draw:style-name="gr3" draw:text-style-name="P6" svg:width="0.0346in" svg:height="0.1512in" svg:x="1.6984in" svg:y="0in" svg:viewBox="0 0 89 385" svg:d="M89 381c0-1 0-1-6-8-49-49-61-122-61-179 0-68 14-136 62-183 5-5 5-5 5-7 0-3-1-4-3-4-5 0-40 26-62 76-20 42-24 85-24 118 0 28 3 75 25 119 23 47 56 72 61 72 2 0 3-1 3-4z"><text:p/></draw:path><draw:path draw:style-name="gr3" draw:text-style-name="P6" svg:width="0.0846in" svg:height="0.1079in" svg:x="1.7421in" svg:y="0.0075in" svg:viewBox="0 0 216 275" svg:d="M213 14c3-4 3-4 3-6 0-5-4-8-8-8-6 0-8 4-9 9-11 28-22 56-33 85-38 0-78 0-116 0-11-29-22-57-33-85-2-6-4-9-9-9-4 0-8 3-8 8 0 1 0 1 2 6 32 84 65 169 97 252 2 6 3 9 9 9 5 0 6-4 9-7 32-84 65-169 96-254zM55 109c35 0 70 0 106 0-18 45-36 91-53 137-18-46-35-92-53-137z"><text:p/></draw:path><draw:path draw:style-name="gr3" draw:text-style-name="P6" svg:width="0.0756in" svg:height="0.0685in" svg:x="1.8311in" svg:y="0.0457in" svg:viewBox="0 0 193 175" svg:d="M118 54c2-10 11-45 38-45 2 0 11 0 19 4-11 2-19 12-19 21 0 7 5 14 16 14 8 0 21-7 21-23 0-19-24-25-37-25-22 0-36 21-40 30-10-26-31-30-42-30-40 0-62 50-62 59 0 5 3 5 5 5 3 0 4-1 4-5 13-40 40-50 53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6" svg:width="0.0157in" svg:height="0.0157in" svg:x="1.9268in" svg:y="0.0972in" svg:viewBox="0 0 41 41" svg:d="M41 21c0-12-10-21-21-21s-20 9-20 21c0 11 9 20 20 20s21-9 21-20z"><text:p/></draw:path><draw:path draw:style-name="gr3" draw:text-style-name="P6" svg:width="0.1083in" svg:height="0.1028in" svg:x="1.9626in" svg:y="0.0098in" svg:viewBox="0 0 276 262" svg:d="M45 232c-3 15-4 18-35 18-7 0-10 0-10 8 0 4 3 4 10 4 46 0 92 0 139 0 60 0 106-45 106-83 0-27-23-49-60-53 40-8 81-37 81-73 0-29-25-53-72-53-43 0-87 0-130 0-7 0-11 0-11 8 0 4 3 4 11 4 1 0 7 0 14 0 8 1 11 1 11 7 0 1-1 2-2 7-18 69-34 138-52 206zM103 122c8-32 17-64 25-96 3-13 4-14 21-14 16 0 33 0 49 0 34 0 43 22 43 40 0 34-33 70-80 70-19 0-39 0-58 0zM87 250c-6 0-7 0-9 0-4 0-5-1-5-4 0-2 0-2 2-9 9-36 17-71 26-106 24 0 50 0 74 0 36 0 44 28 44 45 0 36-34 74-80 74-18 0-34 0-52 0z"><text:p/></draw:path><draw:path draw:style-name="gr3" draw:text-style-name="P6" svg:width="0.035in" svg:height="0.1512in" svg:x="2.0874in" svg:y="0in" svg:viewBox="0 0 90 385" svg:d="M90 194c0-31-4-77-25-121-24-48-57-73-61-73-2 0-4 2-4 4s0 2 8 9c37 38 59 99 59 181 0 64-14 132-61 180-6 6-6 6-6 7 0 2 2 4 4 4 4 0 39-26 62-76 20-41 24-84 24-115z"><text:p/></draw:path></draw:g></text:span><text:span text:style-name="T6">, ניתן לבחור </text:span><text:span text:style-name="T6"><draw:g text:anchor-type="as-char" svg:y="-0.1071in" draw:z-index="421" draw:name="Shape420" draw:style-name="gr1"><svg:title>TexMaths</svg:title><svg:desc>11§display§A, B, C§svg§600§FALSE§</svg:desc><draw:path draw:style-name="gr2" draw:text-style-name="P5" svg:width="0.4717in" svg:height="0.1217in" svg:x="0.002in" svg:y="0.0071in" svg:viewBox="0 0 1199 310" svg:d="M599 310c-200 0-399 0-599 0 0-103 0-207 0-310 399 0 800 0 1199 0 0 103 0 207 0 310-200 0-401 0-600 0z"><text:p/></draw:path><draw:path draw:style-name="gr3" draw:text-style-name="P6" svg:width="0.1035in" svg:height="0.1079in" svg:x="-0.0004in" svg:y="0in" svg:viewBox="0 0 264 275" svg:d="M55 231c-15 25-31 31-47 32-5 1-8 1-8 8 0 2 1 4 4 4 11 0 22-1 33-1 14 0 27 1 39 1 3 0 8 0 8-8 0-3-4-4-7-4-9 0-18-3-18-13 0-5 3-9 6-15 10-16 20-33 30-48 31 0 64 0 96 0 0 8 6 59 6 64 0 11-20 12-28 12-5 0-8 0-8 8 0 4 4 4 5 4 15 0 32-1 47-1 10 0 34 1 44 1 3 0 7 0 7-8 0-4-3-4-9-4-23 0-23-2-24-13-9-80-17-160-24-240-1-8-1-10-8-10-5 0-8 3-10 7-45 74-89 149-134 224zM101 175c25-43 51-85 76-127 4 42 9 84 13 127-29 0-59 0-89 0z"><text:p/></draw:path><draw:path draw:style-name="gr3" draw:text-style-name="P6" svg:width="0.0173in" svg:height="0.0453in" svg:x="0.1213in" svg:y="0.0921in" svg:viewBox="0 0 45 116" svg:d="M45 41c0-26-10-41-25-41-12 0-20 10-20 21 0 10 8 20 20 20 5 0 10-1 14-5 1-1 1-1 2-1 0 2 0 0 0 6 0 28-13 51-26 64-5 4-5 5-5 6 0 2 3 5 5 5 4 0 35-30 35-75z"><text:p/></draw:path><draw:path draw:style-name="gr3" draw:text-style-name="P6" svg:width="0.1083in" svg:height="0.1028in" svg:x="0.1819in" svg:y="0.0043in" svg:viewBox="0 0 276 262" svg:d="M46 232c-4 14-4 18-35 18-7 0-11 0-11 7 0 5 4 5 11 5 46 0 91 0 137 0 62 0 107-45 107-83 0-27-22-49-59-54 39-7 80-36 80-72 0-29-25-53-71-53-43 0-87 0-130 0-8 0-11 0-11 8 0 4 3 4 11 4 4 0 7 0 14 0 7 1 10 1 10 7 0 1 0 2-1 7-18 69-34 138-52 206zM104 122c8-32 17-64 25-96 3-13 4-14 21-14 16 0 33 0 49 0 34 0 42 22 42 40 0 34-33 70-80 70-19 0-38 0-57 0zM87 250c-6 0-6 0-9 0s-4-1-4-5c0-1 0-1 2-9 9-35 17-70 26-105 24 0 49 0 73 0 37 0 45 28 45 45 0 36-35 74-80 74-18 0-36 0-53 0z"><text:p/></draw:path><draw:path draw:style-name="gr3" draw:text-style-name="P6" svg:width="0.0173in" svg:height="0.0453in" svg:x="0.3114in" svg:y="0.0921in" svg:viewBox="0 0 45 116" svg:d="M45 41c0-26-10-41-24-41-13 0-21 10-21 21 0 10 8 20 21 20 4 0 9-1 13-5 1-1 1-1 2-1 0 2 0 0 0 6 0 28-13 51-26 64-3 4-3 5-3 6 0 2 1 5 3 5 4 0 35-30 35-75z"><text:p/></draw:path><draw:path draw:style-name="gr3" draw:text-style-name="P6" svg:width="0.1079in" svg:height="0.1094in" svg:x="0.3732in" svg:y="0.0016in" svg:viewBox="0 0 275 279" svg:d="M275 4c0-1-1-4-4-4-2 0-2 0-6 4-10 10-19 20-27 30-4-5-21-34-64-34-87 0-174 86-174 175 0 63 46 104 106 104 33 0 62-15 82-33 36-32 43-66 43-67 0-3-3-3-4-3-3 0-5 0-6 3-3 11-12 38-38 60-27 22-52 28-72 28-34 0-76-20-76-79 0-22 9-85 47-130 24-27 60-46 95-46 39 0 62 30 62 75 0 15-1 14-1 19 0 3 4 4 5 4 6 0 6-1 8-8 7-33 15-65 24-98z"><text:p/></draw:path></draw:g></text:span><text:span text:style-name="T6"><text:s/>עבור שאלה זו. נבחר: </text:span></text:p>
          <text:p text:style-name="P72"><draw:g text:anchor-type="as-char" svg:y="-0.1134in" draw:z-index="426" draw:name="Shape421" draw:style-name="gr1"><svg:title>TexMaths</svg:title><svg:desc>11§display§A = \{0, 3\}, B = \{0, 1\}, C = \{1, 2\}§svg§600§FALSE§</svg:desc><draw:path draw:style-name="gr2" draw:text-style-name="P5" svg:width="2.1894in" svg:height="0.1354in" svg:x="0.0024in" svg:y="0.0071in" svg:viewBox="0 0 5562 345" svg:d="M0 0c1854 0 3708 0 5562 0 0 115 0 230 0 345-1854 0-3708 0-5562 0 0-115 0-230 0-345z"><text:p/></draw:path><draw:path draw:style-name="gr3" draw:text-style-name="P6" svg:width="0.1039in" svg:height="0.1079in" svg:x="-0.0004in" svg:y="0.0043in" svg:viewBox="0 0 265 275" svg:d="M56 230c-15 27-31 32-47 33-6 0-9 0-9 8 0 2 2 4 5 4 10 0 22-2 33-2 14 0 27 2 39 2 2 0 8 0 8-7 0-5-4-5-7-5-9-1-17-4-17-14 0-5 2-9 5-14 10-16 19-32 29-48 33 0 64 0 97 0 0 7 6 60 6 63 0 12-20 13-28 13-5 0-9 0-9 8 0 4 3 3 5 4 17 0 33-2 49-2 9 0 34 2 43 2 3 0 7 0 7-9 0-3-3-3-9-3-24 0-24-3-25-14-8-79-15-160-23-240-1-8-1-9-8-9-5 0-8 2-10 7-45 74-89 149-134 223zM102 175c26-43 51-86 76-128 5 42 9 85 13 128-29 0-59 0-89 0z"><text:p/></draw:path><draw:path draw:style-name="gr3" draw:text-style-name="P6" svg:width="0.1004in" svg:height="0.035in" svg:x="0.1594in" svg:y="0.0571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6" svg:width="0.0535in" svg:height="0.1508in" svg:x="0.3224in" svg:y="0in" svg:viewBox="0 0 137 384" svg:d="M81 52c0-16 11-41 53-43 2-1 3-2 3-5 0-4-3-4-7-4-39 0-74 20-74 48 0 29 0 59 0 89 0 14 0 26-15 39-14 11-29 12-37 12-2 0-4 2-4 5 0 2 2 2 7 3 25 1 44 15 48 34 1 5 1 6 1 19 0 25 0 50 0 76 0 16 0 28 19 44 15 11 40 15 55 15 4 0 7 0 7-4 0-3-2-3-6-5-24-1-43-13-47-33-3-3-3-4-3-18 0-27 0-53 0-81 0-17-3-23-15-36-9-8-19-12-30-14 32-9 45-27 45-49 0-31 0-61 0-92z"><text:p/></draw:path><draw:path draw:style-name="gr3" draw:text-style-name="P6" svg:width="0.0638in" svg:height="0.1035in" svg:x="0.3933in" svg:y="0.0126in" svg:viewBox="0 0 163 264" svg:d="M163 133c0-30-1-61-16-89-17-37-49-44-64-44-24 0-52 10-69 46-12 27-14 57-14 87s2 63 18 93c16 31 45 38 63 38 21 0 51-7 68-44 13-27 14-56 14-87zM81 257c-14 0-37-10-45-48-3-22-3-57-3-80 0-24 0-50 2-71 8-46 37-49 46-49 14 0 39 6 47 45 3 22 3 51 3 75 0 30 0 55-4 79-6 36-28 49-46 49z"><text:p/></draw:path><draw:path draw:style-name="gr3" draw:text-style-name="P6" svg:width="0.0173in" svg:height="0.0453in" svg:x="0.4768in" svg:y="0.0972in" svg:viewBox="0 0 45 116" svg:d="M45 41c0-26-10-41-25-41-12 0-20 10-20 21 0 10 8 21 20 21 4 0 10-2 14-6 1-1 1-1 1-1 1 0 1 0 1 6 0 28-13 51-26 65-4 3-5 4-5 5 0 4 3 5 5 5 4 0 35-30 35-75z"><text:p/></draw:path><draw:path draw:style-name="gr3" draw:text-style-name="P6" svg:width="0.063in" svg:height="0.1035in" svg:x="0.5374in" svg:y="0.0126in" svg:viewBox="0 0 161 264" svg:d="M97 121c31-10 54-37 54-67 0-32-34-54-72-54s-68 23-68 53c0 13 9 20 20 20 12 0 20-8 20-20 0-19-19-19-25-19 12-19 38-24 52-24 15 0 36 9 36 43 0 5 0 27-9 44-13 19-26 20-36 20-3 1-12 1-14 1-3 1-7 1-7 5 0 5 4 5 10 5s11 0 17 0c32 0 46 25 46 64 0 50-26 61-44 61-17 0-45-6-58-28 13 2 25-7 25-21s-11-21-22-21c-9 0-22 5-22 21 0 35 36 60 78 60 47 0 83-35 83-72 0-32-25-62-64-71z"><text:p/></draw:path><draw:path draw:style-name="gr3" draw:text-style-name="P6" svg:width="0.0531in" svg:height="0.1508in" svg:x="0.6185in" svg:y="0in" svg:viewBox="0 0 136 384" svg:d="M55 333c0 15-10 40-52 42-2 2-3 3-3 5 0 4 3 4 8 4 37 0 72-18 73-48 0-29 0-59 0-88 0-15 0-27 16-40 13-11 27-12 36-12 2-1 3-2 3-3 0-5-2-5-5-5-25-1-44-15-48-34-2-4-2-5-2-19 0-25 0-50 0-76 0-16 0-28-18-44-16-12-42-15-55-15-5 0-8 0-8 4s2 4 6 5c24 1 44 13 48 33 1 3 1 4 1 19 0 26 0 52 0 80 0 18 3 24 15 36 9 9 20 12 31 16-32 7-46 25-46 47 0 31 0 62 0 93z"><text:p/></draw:path><draw:path draw:style-name="gr3" draw:text-style-name="P6" svg:width="0.0173in" svg:height="0.0453in" svg:x="0.6965in" svg:y="0.0972in" svg:viewBox="0 0 45 116" svg:d="M45 41c0-26-9-41-24-41-13 0-21 10-21 21 0 10 8 21 21 21 4 0 10-2 13-6 1-1 1-1 2-1 0 2 1 0 1 6 0 28-14 51-26 65-4 3-4 4-4 5 0 4 2 5 3 5 4 0 35-30 35-75z"><text:p/></draw:path><draw:path draw:style-name="gr3" draw:text-style-name="P6" svg:width="0.1083in" svg:height="0.1031in" svg:x="0.7575in" svg:y="0.0098in" svg:viewBox="0 0 276 263" svg:d="M45 232c-3 16-4 19-35 19-7 0-10 0-10 8 0 4 3 4 10 4 46 0 92 0 139 0 60 0 106-46 106-82 0-28-23-51-60-54 40-8 81-37 81-73 0-29-25-54-72-54-43 0-87 0-130 0-7 0-11 0-11 8 0 4 3 4 11 4 1 0 7 0 14 1 8 1 11 1 11 7 0 1 0 2-2 6-18 69-34 138-52 206zM103 122c8-32 17-63 25-94 3-15 4-16 21-16 16 0 34 0 50 0 33 0 42 23 42 40 0 34-33 70-80 70-19 0-39 0-58 0zM87 251c-6 0-7 0-9-1-4 0-5 0-5-3 0-1 0-3 2-9 9-35 17-72 26-107 24 0 50 0 74 0 36 0 44 29 44 45 0 38-34 75-80 75-18 0-34 0-52 0z"><text:p/></draw:path><draw:path draw:style-name="gr3" draw:text-style-name="P6" svg:width="0.1004in" svg:height="0.035in" svg:x="0.9252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535in" svg:height="0.1508in" svg:x="1.0878in" svg:y="0in" svg:viewBox="0 0 137 384" svg:d="M81 52c0-16 10-41 53-43 1-1 3-2 3-5 0-4-3-4-7-4-39 0-74 20-74 48 0 29 0 59 0 89 0 14 0 26-15 39-15 11-29 12-38 12-1 0-3 2-3 5 0 2 2 2 7 3 25 1 44 15 48 34 1 5 1 6 1 19 0 25 0 50 0 76 0 16 0 28 19 44 14 11 39 15 55 15 4 0 7 0 7-4 0-3-2-3-6-5-24-1-43-13-49-33-1-3-1-4-1-18 0-27 0-53 0-81 0-17-3-23-15-36-8-8-19-12-30-14 32-9 45-27 45-49 0-31 0-61 0-92z"><text:p/></draw:path><draw:path draw:style-name="gr3" draw:text-style-name="P6" svg:width="0.0638in" svg:height="0.1035in" svg:x="1.1587in" svg:y="0.0126in" svg:viewBox="0 0 163 264" svg:d="M163 133c0-30-2-61-16-89-17-37-49-44-66-44-23 0-50 10-67 46-12 27-14 57-14 87s2 63 18 93c16 31 45 38 63 38 21 0 51-7 67-44 13-27 15-56 15-87zM81 257c-15 0-37-10-45-48-4-22-4-57-4-80 0-24 0-50 3-71 8-46 36-49 46-49 14 0 39 6 46 45 4 22 4 51 4 75 0 30 0 55-4 79-6 36-28 49-46 49z"><text:p/></draw:path><draw:path draw:style-name="gr3" draw:text-style-name="P6" svg:width="0.0177in" svg:height="0.0453in" svg:x="1.2417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6" svg:width="0.05in" svg:height="0.1008in" svg:x="1.3102in" svg:y="0.0126in" svg:viewBox="0 0 128 257" svg:d="M79 10c0-9 0-10-9-10-24 25-58 25-70 25 0 5 0 8 0 12 8 0 30 0 51-9 0 66 0 132 0 198 0 13-2 18-37 18-4 0-7 0-12 0 0 5 0 9 0 13 13-3 47-3 63-3 15 0 48 0 63 3 0-4 0-8 0-13-5 0-9 0-14 0-34 0-35-4-35-18 0-72 0-145 0-216z"><text:p/></draw:path><draw:path draw:style-name="gr3" draw:text-style-name="P6" svg:width="0.0535in" svg:height="0.1508in" svg:x="1.3835in" svg:y="0in" svg:viewBox="0 0 137 384" svg:d="M56 333c0 15-10 40-52 42-2 2-4 3-4 5 0 4 4 4 8 4 37 0 73-18 75-48 0-29 0-59 0-88 0-15 0-27 15-40 13-11 27-12 36-12 2-1 3-2 3-3 0-5-2-5-6-5-25-1-44-15-47-34-1-4-1-5-1-19 0-25 0-50 0-76 0-16 0-28-19-44-16-12-43-15-56-15-4 0-8 0-8 4s2 4 7 5c24 1 43 13 48 33 1 3 1 4 1 19 0 26 0 52 0 80 0 18 3 24 16 36 7 9 19 12 29 16-31 7-45 25-45 47 0 31 0 62 0 93z"><text:p/></draw:path><draw:path draw:style-name="gr3" draw:text-style-name="P6" svg:width="0.0173in" svg:height="0.0453in" svg:x="1.4618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6" svg:width="0.1079in" svg:height="0.1094in" svg:x="1.5236in" svg:y="0.0071in" svg:viewBox="0 0 275 279" svg:d="M275 3c0-1-1-3-4-3-1 0-1 0-6 4-9 10-19 20-27 30-4-5-21-34-64-34-86 0-174 85-174 174 0 63 46 105 106 105 33 0 62-16 83-33 35-32 42-65 42-68s-3-3-4-3c-3 0-5 1-6 3-3 12-12 38-38 61-27 21-51 27-72 27-34 0-76-19-76-78 0-22 9-85 48-130 23-27 59-46 94-46 40 0 62 30 62 74 0 15-1 15-1 20 0 3 4 3 6 3 5 0 5 0 7-8 8-33 16-65 24-98z"><text:p/></draw:path><draw:path draw:style-name="gr3" draw:text-style-name="P6" svg:width="0.1008in" svg:height="0.035in" svg:x="1.6866in" svg:y="0.0571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6" svg:width="0.0539in" svg:height="0.1508in" svg:x="1.8496in" svg:y="0in" svg:viewBox="0 0 138 384" svg:d="M81 52c0-16 10-41 53-43 1-1 4-2 4-5 0-4-4-4-8-4-39 0-74 20-74 48 0 29 0 59 0 89 0 14 0 26-15 39-15 11-29 12-38 12-2 0-3 2-3 5 0 2 2 2 7 3 25 1 44 15 48 34 1 5 1 6 1 19 0 25 0 50 0 76 0 16 0 28 18 44 15 11 40 15 56 15 4 0 8 0 8-4 0-3-3-3-7-5-24-1-43-13-49-33-1-3-1-4-1-18 0-27 0-53 0-81 0-17-3-23-15-36-8-8-19-12-30-14 32-9 45-27 45-49 0-31 0-61 0-92z"><text:p/></draw:path><draw:path draw:style-name="gr3" draw:text-style-name="P6" svg:width="0.05in" svg:height="0.1008in" svg:x="1.9287in" svg:y="0.0126in" svg:viewBox="0 0 128 257" svg:d="M79 10c0-9 0-10-9-10-24 25-58 25-70 25 0 5 0 8 0 12 8 0 30 0 51-9 0 66 0 132 0 198 0 13-2 18-37 18-4 0-7 0-12 0 0 5 0 9 0 13 13-3 47-3 63-3 15 0 48 0 63 3 0-4 0-8 0-13-5 0-9 0-14 0-34 0-35-4-35-18 0-72 0-145 0-216z"><text:p/></draw:path><draw:path draw:style-name="gr3" draw:text-style-name="P6" svg:width="0.0173in" svg:height="0.0453in" svg:x="2.0039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6" svg:width="0.0602in" svg:height="0.1008in" svg:x="2.0661in" svg:y="0.0126in" svg:viewBox="0 0 154 257" svg:d="M30 227c13-13 27-27 40-40 61-53 84-74 84-112 0-44-35-75-81-75-44 0-73 36-73 70 0 21 19 21 20 21 6 0 21-4 21-19 0-10-8-20-21-20-4 0-4 0-5 0 9-26 30-40 52-40 35 0 52 32 52 63s-20 62-41 86c-24 27-49 54-74 81-4 4-4 5-4 15 47 0 96 0 143 0 3-22 8-45 11-67-3 0-7 0-10 0-2 10-4 27-8 34-3 3-28 3-37 3-23 0-46 0-69 0z"><text:p/></draw:path><draw:path draw:style-name="gr3" draw:text-style-name="P6" svg:width="0.0535in" svg:height="0.1508in" svg:x="2.1457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p>
          <text:p text:style-name="P74">לפי היותה על, לכל <draw:g text:anchor-type="as-char" svg:y="-0.1134in" draw:z-index="422" draw:name="Shape422" draw:style-name="gr1"><svg:title>TexMaths</svg:title><svg:desc>11§display§\la f_1, f_2 \ra \in (B \to A) \times (C \to A)§svg§600§FALSE§</svg:desc><draw:path draw:style-name="gr2" draw:text-style-name="P5" svg:width="1.9929in" svg:height="0.1358in" svg:x="-0.0004in" svg:y="0.0071in" svg:viewBox="0 0 5063 346" svg:d="M2532 346c-845 0-1688 0-2532 0 0-116 0-230 0-346 1687 0 3376 0 5063 0 0 116 0 230 0 346-843 0-1687 0-2531 0z"><text:p/></draw:path><draw:path draw:style-name="gr3" draw:text-style-name="P6" svg:width="0.0335in" svg:height="0.1512in" svg:x="0.0087in" svg:y="0in" svg:viewBox="0 0 86 385" svg:d="M84 15c2-4 2-5 2-7 0-5-3-8-8-8-3 0-5 2-9 9-22 59-45 118-67 177-1 2-2 4-2 8 0 1 0 1 2 5 22 59 45 118 67 176 3 5 4 10 9 10s8-3 8-7c0-1 0-3-2-7-23-59-45-119-69-177 24-60 46-119 69-179z"><text:p/></draw:path><draw:path draw:style-name="gr3" draw:text-style-name="P6" svg:width="0.076in" svg:height="0.1374in" svg:x="0.0591in" svg:y="0.0067in" svg:viewBox="0 0 194 350" svg:d="M122 118c11 0 22 0 33 0 8 0 12 0 12-8 0-4-4-4-11-4-11 0-21 0-32 0 3-16 6-30 8-44 2-8 8-36 10-40 3-8 10-13 18-13 2 0 12 0 18 6-16 2-21 16-21 21 0 9 8 14 15 14 11 0 22-9 22-24 0-17-18-26-34-26-14 0-38 7-49 45-2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6" svg:width="0.0382in" svg:height="0.0701in" svg:x="0.1374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6" svg:width="0.0173in" svg:height="0.0453in" svg:x="0.2071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76in" svg:height="0.1374in" svg:x="0.2693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3" draw:text-style-name="P6" svg:width="0.0469in" svg:height="0.0701in" svg:x="0.3425in" svg:y="0.0661in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3" draw:text-style-name="P6" svg:width="0.0335in" svg:height="0.1512in" svg:x="0.413in" svg:y="0in" svg:viewBox="0 0 86 385" svg:d="M84 199c2-4 2-4 2-5 0-2 0-2-2-7-22-59-45-119-67-178-3-7-5-9-9-9-5 0-8 3-8 8 0 1 0 2 1 6 23 60 46 119 69 180-23 58-46 118-69 176-1 4-1 5-1 8 0 4 3 7 8 7 4 0 6-4 7-7 24-60 46-119 69-179z"><text:p/></draw:path><draw:path draw:style-name="gr3" draw:text-style-name="P6" svg:width="0.0756in" svg:height="0.087in" svg:x="0.5185in" svg:y="0.0307in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3" draw:text-style-name="P6" svg:width="0.035in" svg:height="0.1512in" svg:x="0.6646in" svg:y="0in" svg:viewBox="0 0 90 385" svg:d="M90 381c0-1 0-1-6-8-49-49-61-122-61-179 0-68 14-136 62-183 5-5 5-5 5-7 0-3-2-4-4-4-3 0-39 26-62 76-20 42-24 85-24 118 0 28 4 75 25 119 23 47 58 72 61 72 2 0 4-1 4-4z"><text:p/></draw:path><draw:path draw:style-name="gr3" draw:text-style-name="P6" svg:width="0.1083in" svg:height="0.1028in" svg:x="0.715in" svg:y="0.0098in" svg:viewBox="0 0 276 262" svg:d="M45 232c-3 15-4 18-35 18-7 0-10 0-10 8 0 4 3 4 10 4 46 0 92 0 139 0 60 0 106-45 106-83 0-27-23-49-60-53 40-8 81-37 81-73 0-29-26-53-72-53-43 0-87 0-130 0-7 0-11 0-11 8 0 4 3 4 11 4 1 0 7 0 14 0 8 1 11 1 11 7 0 1-1 2-2 7-18 69-34 138-52 206zM103 122c8-32 17-64 25-96 3-13 4-14 21-14 16 0 33 0 49 0 34 0 43 22 43 40 0 34-34 70-80 70-19 0-39 0-58 0zM86 250c-5 0-6 0-8 0-4 0-5-1-5-4 0-2 0-2 2-9 9-36 17-71 26-106 24 0 50 0 74 0 36 0 44 28 44 45 0 36-34 74-80 74-18 0-36 0-53 0z"><text:p/></draw:path><draw:path draw:style-name="gr3" draw:text-style-name="P6" svg:width="0.1346in" svg:height="0.0787in" svg:x="0.8823in" svg:y="0.0362in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3" draw:text-style-name="P6" svg:width="0.1039in" svg:height="0.1079in" svg:x="1.0732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3" draw:text-style-name="P6" svg:width="0.035in" svg:height="0.1512in" svg:x="1.1906in" svg:y="0in" svg:viewBox="0 0 90 385" svg:d="M90 194c0-31-4-77-25-121-24-48-57-73-61-73-2 0-4 2-4 4s0 2 8 9c37 38 59 99 59 181 0 64-14 132-61 180-6 6-6 6-6 7 0 2 2 4 4 4 4 0 39-26 62-76 20-41 24-84 24-115z"><text:p/></draw:path><draw:path draw:style-name="gr3" draw:text-style-name="P6" svg:width="0.0728in" svg:height="0.0728in" svg:x="1.2976in" svg:y="0.0394in" svg:viewBox="0 0 186 186" svg:d="M94 83c-27-26-52-52-79-77-4-5-5-6-7-6-5 0-8 3-8 8 0 2 0 3 4 7 26 27 52 52 77 79-25 25-51 50-77 77-4 4-4 5-4 7 0 5 3 8 8 8 2 0 3-1 7-5 26-27 52-52 77-78 27 27 54 53 81 81 1 0 3 2 5 2 5 0 8-3 8-8 0-1 0-2-1-4 0-1-62-62-82-80 25-25 48-48 72-72 1-2 8-7 10-9 0-1 1-3 1-5 0-5-3-8-8-8-3 0-4 1-9 6-25 25-50 51-75 77z"><text:p/></draw:path><draw:path draw:style-name="gr3" draw:text-style-name="P6" svg:width="0.035in" svg:height="0.1512in" svg:x="1.4421in" svg:y="0in" svg:viewBox="0 0 90 385" svg:d="M90 381c0-1 0-1-6-8-49-49-62-122-62-179 0-68 15-136 63-183 5-5 5-5 5-7 0-3-2-4-4-4-3 0-39 26-62 76-20 42-24 85-24 118 0 28 4 75 25 119 23 47 58 72 61 72 2 0 4-1 4-4z"><text:p/></draw:path><draw:path draw:style-name="gr3" draw:text-style-name="P6" svg:width="0.1079in" svg:height="0.1098in" svg:x="1.4937in" svg:y="0.0067in" svg:viewBox="0 0 275 280" svg:d="M275 3c0-1-1-3-4-3-1 0-1 0-6 4-9 10-19 20-27 30-4-5-21-34-64-34-86 0-174 85-174 175 0 63 46 105 106 105 33 0 62-16 83-33 35-32 42-66 42-68 0-3-3-3-4-3-3 0-5 0-6 3-3 11-12 38-38 60-27 22-51 29-72 29-34 0-76-20-76-80 0-22 9-85 48-130 23-27 59-46 94-46 40 0 62 30 62 75 0 15-1 14-1 19 0 3 4 4 5 4 6 0 6-1 8-8 8-33 16-66 24-99z"><text:p/></draw:path><draw:path draw:style-name="gr3" draw:text-style-name="P6" svg:width="0.1346in" svg:height="0.0787in" svg:x="1.6567in" svg:y="0.0362in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3" draw:text-style-name="P6" svg:width="0.1039in" svg:height="0.1079in" svg:x="1.848in" svg:y="0.0043in" svg:viewBox="0 0 265 275" svg:d="M56 231c-15 26-31 31-48 32-5 1-8 1-8 8 0 2 2 4 6 4 9 0 22-1 33-1 12 0 26 1 38 1 2 0 8 0 8-7 0-4-5-5-7-5-9 0-19-3-19-13 0-4 4-9 6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3" draw:text-style-name="P6" svg:width="0.035in" svg:height="0.1512in" svg:x="1.9654in" svg:y="0in" svg:viewBox="0 0 90 385" svg:d="M90 194c0-31-4-77-25-121-23-48-57-73-61-73-2 0-4 2-4 4s0 2 8 9c37 38 59 99 59 181 0 64-14 132-61 180-6 6-6 6-6 7 0 2 2 4 4 4 4 0 39-26 62-76 20-41 24-84 24-115z"><text:p/></draw:path></draw:g><text:s/>קיימת <draw:g text:anchor-type="as-char" svg:y="-0.1063in" draw:z-index="423" draw:name="Shape423" draw:style-name="gr1"><svg:title>TexMaths</svg:title><svg:desc>11§display§h§svg§600§FALSE§</svg:desc><draw:path draw:style-name="gr2" draw:text-style-name="P5" svg:width="0.0665in" svg:height="0.0906in" svg:x="-0.0004in" svg:y="0.0071in" svg:viewBox="0 0 170 231" svg:d="M0 0c56 0 114 0 170 0 0 77 0 154 0 231-56 0-114 0-170 0 0-77 0-154 0-231z"><text:p/></draw:path><draw:path draw:style-name="gr3" draw:text-style-name="P6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text:s/>כך ש־<draw:g text:anchor-type="as-char" svg:y="-0.1138in" draw:z-index="424" draw:name="Shape424" draw:style-name="gr1"><svg:title>TexMaths</svg:title><svg:desc>11§display§H(h) = \la f_, f_2\ra§svg§600§FALSE§</svg:desc><draw:path draw:style-name="gr2" draw:text-style-name="P5" svg:width="0.8941in" svg:height="0.1409in" svg:x="0.0016in" svg:y="0.0075in" svg:viewBox="0 0 2272 359" svg:d="M1136 359c-378 0-758 0-1136 0 0-120 0-239 0-359 758 0 1514 0 2272 0 0 120 0 239 0 359-378 0-758 0-1136 0z"><text:p/></draw:path><draw:path draw:style-name="gr3" draw:text-style-name="P6" svg:width="0.1276in" svg:height="0.1028in" svg:x="0in" svg:y="0.0102in" svg:viewBox="0 0 325 262" svg:d="M279 30c4-15 5-18 33-18 10 0 13 0 13-8 0-4-4-4-5-4-11 0-38 1-49 1s-39-1-50-1c-3 0-8 0-8 8 0 4 4 4 11 4 5 0 8 0 15 0 6 1 11 1 11 7 0 1-1 2-3 6-7 32-15 63-23 95-39 0-78 0-117 0 7-30 15-61 23-90 3-15 4-18 32-18 10 0 13 0 13-8 0-4-5-4-6-4-11 0-38 1-49 1s-39-1-50-1c-3 0-7 0-7 8 0 4 3 4 11 4 1 0 7 0 14 0 8 1 11 1 11 7 0 1 0 2-2 6-18 69-34 138-52 208-3 14-4 17-35 17-7 0-10 0-10 8 0 4 4 4 5 4 11 0 39-1 49-1 9 0 17 0 25 0 9 0 17 1 25 1 4 0 8 0 8-7 0-5-3-5-11-5-14 0-25 0-25-6 0-3 1-5 1-7 9-35 18-70 26-105 40 0 78 0 118 0-16 63-25 99-26 106-5 12-11 12-36 12-5 0-8 0-8 8 0 4 4 4 5 4 10 0 38-1 49-1 8 0 16 0 25 0 8 0 16 1 24 1 3 0 8 0 8-7 0-5-4-5-10-5-14 0-25 0-25-6 0-3 0-5 1-7 17-69 34-138 51-207z"><text:p/></draw:path><draw:path draw:style-name="gr3" draw:text-style-name="P6" svg:width="0.0346in" svg:height="0.1512in" svg:x="0.148in" svg:y="0in" svg:viewBox="0 0 89 385" svg:d="M89 381c0-1 0-3-7-9-48-48-60-121-60-180 0-67 14-134 63-181 4-6 4-6 4-7 0-3-1-4-3-4-5 0-40 26-62 76-20 41-24 84-24 116 0 31 3 77 25 121 23 47 56 72 61 72 2 0 3-2 3-4z"><text:p/></draw:path><draw:path draw:style-name="gr3" draw:text-style-name="P6" svg:width="0.074in" svg:height="0.1063in" svg:x="0.2004in" svg:y="0.0087in" svg:viewBox="0 0 189 271" svg:d="M89 4c0-1 0-4-4-4-9 0-38 3-48 3-3 1-7 1-7 8 0 5 3 5 10 5 17 0 18 3 18 6 0 2-1 5-1 8-19 73-37 148-56 221-1 6-1 7-1 9 0 9 8 11 11 11 7 0 12-4 14-10 2-10 6-20 8-30s5-23 8-34c2-8 5-17 6-26 1-2 5-15 5-17 1-4 13-25 26-36 9-6 21-13 37-13 17 0 21 13 21 27 0 20-15 62-24 86-3 9-5 13-5 21 0 19 14 32 32 32 36 0 50-56 50-59 0-5-3-5-4-5-4 0-4 1-6 8-6 20-18 47-39 47-7 0-10-3-10-12 0-10 4-20 7-27 6-17 24-63 24-85 0-25-16-41-44-41-25 0-43 12-58 29 10-40 20-81 30-122z"><text:p/></draw:path><draw:path draw:style-name="gr3" draw:text-style-name="P6" svg:width="0.0346in" svg:height="0.1512in" svg:x="0.2882in" svg:y="0in" svg:viewBox="0 0 89 385" svg:d="M89 192c0-30-3-76-25-120-23-47-56-72-61-72-2 0-3 2-3 4 0 1 0 1 8 9 37 37 59 99 59 179 0 66-14 134-63 182-4 4-4 6-4 7 0 2 1 4 3 4 5 0 40-26 62-76 20-41 24-84 24-117z"><text:p/></draw:path><draw:path draw:style-name="gr3" draw:text-style-name="P6" svg:width="0.1004in" svg:height="0.035in" svg:x="0.3898in" svg:y="0.0579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335in" svg:height="0.1512in" svg:x="0.5587in" svg:y="0in" svg:viewBox="0 0 86 385" svg:d="M84 14c2-3 2-4 2-6 0-5-4-8-8-8-3 0-7 2-9 9-23 59-45 117-68 176 0 3-1 5-1 7 0 1 0 2 1 7 23 59 45 117 68 176 1 5 4 10 9 10 4 0 8-4 8-8 0-2 0-2-2-6-24-59-46-120-69-179 23-59 45-118 69-178z"><text:p/></draw:path><draw:path draw:style-name="gr3" draw:text-style-name="P6" svg:width="0.0752in" svg:height="0.1374in" svg:x="0.6087in" svg:y="0.0075in" svg:viewBox="0 0 192 350" svg:d="M121 117c11 0 23 0 34 0 8 0 11 0 11-7 0-5-3-5-10-5-11 0-21 0-32 0 2-14 6-29 8-44 1-7 7-35 9-39 4-8 10-13 18-13 2 0 11 0 19 6-16 1-21 16-21 21 0 9 7 13 15 13 9 0 20-8 20-23 0-17-17-26-33-26-13 0-37 7-49 45-2 8-3 12-12 60-9 0-19 0-28 0-6 0-11 0-11 8 0 4 4 4 11 4 9 0 17 0 26 0-10 51-19 101-29 152-8 37-14 72-34 72-1 0-11 0-19-6 18-1 21-16 21-21 0-9-6-13-14-13-10 0-21 7-21 23s18 26 33 26c21 0 36-23 44-37 12-24 21-72 21-74 8-40 15-81 23-122z"><text:p/></draw:path><draw:path draw:style-name="gr3" draw:text-style-name="P6" svg:width="0.013in" svg:height="0.0323in" svg:x="0.687in" svg:y="0.1252in" svg:viewBox="0 0 34 83" svg:d="M26 27c0 15-2 32-21 49-1 1-2 2-2 3 0 2 2 4 5 4s26-22 26-53c0-17-7-30-19-30-8 0-15 8-15 15 0 9 7 16 15 16 7 0 8-2 11-4z"><text:p/></draw:path><draw:path draw:style-name="gr3" draw:text-style-name="P6" svg:width="0.0752in" svg:height="0.1374in" svg:x="0.7268in" svg:y="0.0075in" svg:viewBox="0 0 192 350" svg:d="M121 117c11 0 23 0 34 0 8 0 11 0 11-7 0-5-3-5-10-5-11 0-21 0-32 0 2-14 6-29 8-44 1-7 7-35 9-39 4-8 10-13 18-13 2 0 11 0 19 6-16 1-21 16-21 21 0 9 7 13 15 13 9 0 20-8 20-23 0-17-17-26-33-26-13 0-37 7-49 45-2 8-3 12-12 60-9 0-19 0-28 0-6 0-11 0-11 8 0 4 4 4 11 4 9 0 17 0 26 0-10 51-19 101-29 152-8 37-14 72-34 72-1 0-11 0-19-6 18-1 21-16 21-21 0-9-6-13-14-13-10 0-21 7-21 23s18 26 33 26c21 0 36-23 44-37 12-24 21-72 21-74 8-40 15-81 23-122z"><text:p/></draw:path><draw:path draw:style-name="gr3" draw:text-style-name="P6" svg:width="0.0469in" svg:height="0.0697in" svg:x="0.8in" svg:y="0.0665in" svg:viewBox="0 0 120 178" svg:d="M120 129c-3 0-7 0-10 0 0 6-3 22-7 25-2 2-23 2-26 2-17 0-34 0-51 0 29-25 39-33 55-46 20-16 39-32 39-58 0-32-29-52-64-52-33 0-56 23-56 48 0 13 12 15 14 15 7 0 15-5 15-15 0-4-3-14-16-14 8-19 27-25 39-25 27 0 41 22 41 43 0 24-16 42-25 52-22 21-44 43-66 64-2 2-2 3-2 10 37 0 74 0 111 0 3-17 6-32 9-49z"><text:p/></draw:path><draw:path draw:style-name="gr3" draw:text-style-name="P6" svg:width="0.0339in" svg:height="0.1512in" svg:x="0.8697in" svg:y="0in" svg:viewBox="0 0 87 385" svg:d="M85 199c2-5 2-6 2-7s0-1-2-7c-22-59-45-117-67-176-4-7-6-9-10-9s-8 3-8 8c0 1 0 2 2 6 23 60 45 119 68 178-23 59-45 118-68 178-2 4-2 5-2 7 0 4 4 8 8 8 5 0 6-4 8-8 24-59 46-119 69-178z"><text:p/></draw:path></draw:g>. כחלק מהדוגמה הנגדית שלנו, נבחר <draw:g text:anchor-type="as-char" svg:y="-0.1134in" draw:z-index="427" draw:name="Shape425" draw:style-name="gr1"><svg:title>TexMaths</svg:title><svg:desc>11§display§f_1 = \{ \la 0, 0 \ra, \la 1, 3 \ra \}§svg§600§FALSE§</svg:desc><draw:path draw:style-name="gr2" draw:text-style-name="P5" svg:width="1.2142in" svg:height="0.1354in" svg:x="-0.0004in" svg:y="0.0071in" svg:viewBox="0 0 3085 345" svg:d="M0 0c1029 0 2056 0 3085 0 0 115 0 230 0 345-1029 0-2056 0-3085 0 0-115 0-230 0-345z"><text:p/></draw:path><draw:path draw:style-name="gr3" draw:text-style-name="P6" svg:width="0.0756in" svg:height="0.137in" svg:x="0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1-71 22-74 8-40 15-81 23-120z"><text:p/></draw:path><draw:path draw:style-name="gr3" draw:text-style-name="P6" svg:width="0.0382in" svg:height="0.0701in" svg:x="0.078in" svg:y="0.0661in" svg:viewBox="0 0 98 179" svg:d="M61 8c0-7 0-8-8-8-18 18-42 18-53 18 0 3 0 6 0 10 7 0 24 0 39-8 0 45 0 91 0 137 0 9 0 13-27 13-3 0-6 0-10 0 0 3 0 6 0 9 5 0 38-1 48-1 8 0 42 1 48 1 0-3 0-6 0-9-3 0-7 0-10 0-27 0-27-4-27-13 0-50 0-100 0-149z"><text:p/></draw:path><draw:path draw:style-name="gr3" draw:text-style-name="P6" svg:width="0.1004in" svg:height="0.035in" svg:x="0.1854in" svg:y="0.0571in" svg:viewBox="0 0 256 90" svg:d="M243 15c7 0 13 0 13-7 0-8-6-8-12-8-77 0-155 0-232 0-4 0-12 0-12 8 0 7 8 7 13 7 77 0 153 0 230 0zM244 90c6 0 12 0 12-7 0-8-6-8-13-8-77 0-153 0-230 0-5 0-13 0-13 8 0 7 8 7 12 7 77 0 155 0 232 0z"><text:p/></draw:path><draw:path draw:style-name="gr3" draw:text-style-name="P6" svg:width="0.0539in" svg:height="0.1508in" svg:x="0.3484in" svg:y="0in" svg:viewBox="0 0 138 384" svg:d="M81 52c0-16 11-41 53-43 2-1 4-2 4-5 0-4-4-4-8-4-39 0-74 20-74 48 0 29 0 59 0 89 0 14 0 26-15 39-15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3" draw:text-style-name="P6" svg:width="0.0339in" svg:height="0.1508in" svg:x="0.4303in" svg:y="0in" svg:viewBox="0 0 87 384" svg:d="M85 14c2-4 2-4 2-6 0-5-4-8-8-8s-6 2-10 9c-22 58-45 118-67 177-1 2-2 4-2 7 0 0 0 1 2 5 22 60 45 119 67 177 3 4 5 9 10 9 4 0 8-3 8-7 0-2 0-3-2-7-23-60-45-119-68-177 23-60 45-119 68-179z"><text:p/></draw:path><draw:path draw:style-name="gr3" draw:text-style-name="P6" svg:width="0.0638in" svg:height="0.1035in" svg:x="0.4787in" svg:y="0.0126in" svg:viewBox="0 0 163 264" svg:d="M163 133c0-31-2-61-16-89-17-37-49-44-66-44-23 0-51 10-67 46-12 27-14 56-14 87 0 30 1 63 18 93 16 31 44 38 63 38 21 0 50-7 68-44 12-27 14-56 14-87zM81 257c-15 0-38-10-45-48-4-22-4-57-4-80 0-24 0-50 3-71 8-46 37-49 46-49 13 0 38 6 46 45 4 22 4 51 4 75 0 30 0 55-4 79-6 36-29 49-46 49z"><text:p/></draw:path><draw:path draw:style-name="gr3" draw:text-style-name="P6" svg:width="0.0173in" svg:height="0.0453in" svg:x="0.5618in" svg:y="0.0972in" svg:viewBox="0 0 45 116" svg:d="M45 41c0-26-10-41-24-41-13 0-21 10-21 21 0 10 8 21 21 21 4 0 9-2 13-6 1-1 1-1 2-1 0 2 0 0 0 6 0 28-12 51-25 65-4 3-4 4-4 5 0 4 1 5 3 5 4 0 35-30 35-75z"><text:p/></draw:path><draw:path draw:style-name="gr3" draw:text-style-name="P6" svg:width="0.0638in" svg:height="0.1035in" svg:x="0.622in" svg:y="0.0126in" svg:viewBox="0 0 163 264" svg:d="M163 133c0-31-2-61-16-89-18-37-49-44-66-44-23 0-51 10-67 46-13 27-14 56-14 87 0 30 1 63 17 93 17 31 45 38 63 38 21 0 51-7 69-44 12-27 14-56 14-87zM80 257c-14 0-37-10-44-48-4-22-4-57-4-80 0-24 0-50 3-71 7-46 37-49 45-49 14 0 39 6 47 45 3 22 3 51 3 75 0 30 0 55-3 79-7 36-29 49-47 49z"><text:p/></draw:path><draw:path draw:style-name="gr3" draw:text-style-name="P6" svg:width="0.0335in" svg:height="0.1508in" svg:x="0.7004in" svg:y="0in" svg:viewBox="0 0 86 384" svg:d="M85 198c1-4 1-5 1-5 0-1 0-3-1-7-23-59-45-119-68-177-3-7-5-9-9-9-5 0-8 3-8 8 0 1 0 2 2 6 23 60 45 119 68 179-23 58-45 117-68 177-2 4-2 4-2 7 0 4 3 7 8 7s6-4 7-7c24-60 47-119 70-179z"><text:p/></draw:path><draw:path draw:style-name="gr3" draw:text-style-name="P6" svg:width="0.0177in" svg:height="0.0453in" svg:x="0.7642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6" svg:width="0.0335in" svg:height="0.1508in" svg:x="0.8354in" svg:y="0in" svg:viewBox="0 0 86 384" svg:d="M85 14c1-4 1-4 1-6 0-5-3-8-8-8-3 0-5 2-9 9-22 58-45 118-67 177-1 2-2 4-2 7 0 0 0 1 2 5 22 60 45 119 67 177 3 4 4 9 9 9s8-3 8-7c0-2 0-3-1-7-23-60-46-119-70-177 24-60 47-119 70-179z"><text:p/></draw:path><draw:path draw:style-name="gr3" draw:text-style-name="P6" svg:width="0.05in" svg:height="0.1008in" svg:x="0.8913in" svg:y="0.0126in" svg:viewBox="0 0 128 257" svg:d="M79 10c0-9 0-10-9-10-24 25-58 25-70 25 0 5 0 8 0 12 8 0 31 0 51-9 0 66 0 132 0 198 0 13-1 18-36 18-4 0-8 0-13 0 0 5 0 9 0 13 15-3 48-3 63-3s49 0 63 3c0-4 0-8 0-13-5 0-8 0-12 0-36 0-37-4-37-18 0-72 0-145 0-216z"><text:p/></draw:path><draw:path draw:style-name="gr3" draw:text-style-name="P6" svg:width="0.0173in" svg:height="0.0453in" svg:x="0.9673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6" svg:width="0.063in" svg:height="0.1035in" svg:x="1.028in" svg:y="0.0126in" svg:viewBox="0 0 161 264" svg:d="M97 121c31-10 54-37 54-67 0-32-34-54-72-54s-68 23-68 53c0 13 9 20 20 20 12 0 20-9 20-20 0-19-19-19-25-19 13-19 38-24 52-24 16 0 36 9 36 43 0 5 0 27-9 44-13 19-26 20-36 20-2 1-12 1-14 1-3 1-7 1-7 5 0 5 4 5 10 5s11 0 17 0c32 0 46 25 46 64 0 50-26 61-44 61-16 0-45-6-58-28 13 2 25-7 25-21s-11-21-22-21c-9 0-22 5-22 21 0 35 36 60 78 60 47 0 83-35 83-72 0-32-25-62-64-71z"><text:p/></draw:path><draw:path draw:style-name="gr3" draw:text-style-name="P6" svg:width="0.0335in" svg:height="0.1508in" svg:x="1.1063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6" svg:width="0.0539in" svg:height="0.1508in" svg:x="1.1677in" svg:y="0in" svg:viewBox="0 0 138 384" svg:d="M56 333c0 15-10 40-53 42-1 2-3 3-3 5 0 4 4 4 8 4 37 0 73-18 73-48 0-29 0-59 0-88 0-15 0-27 16-40 14-11 28-12 37-12 2-1 4-2 4-3 0-5-3-5-7-5-25-1-44-15-48-34-2-4-2-5-2-19 0-25 0-50 0-76 0-16 0-28-17-44-16-12-43-15-56-15-4 0-8 0-8 4s2 4 7 5c24 1 43 13 48 33 1 3 1 4 1 19 0 26 0 52 0 80 0 18 3 23 16 36 7 8 18 12 29 16-31 7-45 25-45 47 0 31 0 62 0 93z"><text:p/></draw:path></draw:g><text:s/>ו־<draw:g text:anchor-type="as-char" svg:y="-0.1134in" draw:z-index="425" draw:name="Shape426" draw:style-name="gr1"><svg:title>TexMaths</svg:title><svg:desc>11§display§f_2 = \{ \la 1, 0 \ra, \la 2, 0 \ra \}§svg§600§FALSE§</svg:desc><draw:path draw:style-name="gr2" draw:text-style-name="P5" svg:width="1.2142in" svg:height="0.1354in" svg:x="-0.0004in" svg:y="0.0071in" svg:viewBox="0 0 3085 345" svg:d="M0 0c1029 0 2056 0 3085 0 0 115 0 230 0 345-1029 0-2056 0-3085 0 0-115 0-230 0-345z"><text:p/></draw:path><draw:path draw:style-name="gr3" draw:text-style-name="P6" svg:width="0.0756in" svg:height="0.137in" svg:x="0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1-71 22-74 8-40 15-81 23-120z"><text:p/></draw:path><draw:path draw:style-name="gr3" draw:text-style-name="P6" svg:width="0.0469in" svg:height="0.0701in" svg:x="0.0728in" svg:y="0.0661in" svg:viewBox="0 0 120 179" svg:d="M120 130c-3 0-6 0-9 0-1 7-3 22-8 25-2 1-22 1-26 1-16 0-33 0-49 0 28-25 37-32 53-45 20-15 39-33 39-58 0-33-29-53-63-53s-57 24-57 48c0 15 12 16 15 16 6 0 15-5 15-14 0-6-2-15-17-15 9-18 27-25 40-25 27 0 41 21 41 43 0 23-17 42-26 52-22 21-43 41-65 63-3 4-3 4-3 11 37 0 75 0 112 0 2-16 6-33 8-49z"><text:p/></draw:path><draw:path draw:style-name="gr3" draw:text-style-name="P6" svg:width="0.1004in" svg:height="0.035in" svg:x="0.1854in" svg:y="0.0571in" svg:viewBox="0 0 256 90" svg:d="M243 15c7 0 13 0 13-7 0-8-6-8-12-8-77 0-155 0-232 0-4 0-12 0-12 8 0 7 8 7 13 7 77 0 153 0 230 0zM244 90c6 0 12 0 12-7 0-8-6-8-13-8-77 0-153 0-230 0-5 0-13 0-13 8 0 7 8 7 12 7 77 0 155 0 232 0z"><text:p/></draw:path><draw:path draw:style-name="gr3" draw:text-style-name="P6" svg:width="0.0539in" svg:height="0.1508in" svg:x="0.3484in" svg:y="0in" svg:viewBox="0 0 138 384" svg:d="M81 52c0-16 11-41 53-43 2-1 4-2 4-5 0-4-4-4-8-4-39 0-74 20-74 48 0 29 0 59 0 89 0 14 0 26-15 39-15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3" draw:text-style-name="P6" svg:width="0.0339in" svg:height="0.1508in" svg:x="0.4303in" svg:y="0in" svg:viewBox="0 0 87 384" svg:d="M85 14c2-4 2-4 2-6 0-5-4-8-8-8s-6 2-10 9c-22 58-45 118-67 177-1 2-2 4-2 7 0 0 0 1 2 5 22 60 45 119 67 177 3 4 5 9 10 9 4 0 8-3 8-7 0-2 0-3-2-7-23-60-45-119-68-177 23-60 45-119 68-179z"><text:p/></draw:path><draw:path draw:style-name="gr3" draw:text-style-name="P6" svg:width="0.05in" svg:height="0.1008in" svg:x="0.4862in" svg:y="0.0126in" svg:viewBox="0 0 128 257" svg:d="M79 10c0-9 0-10-9-10-23 25-57 25-70 25 0 5 0 8 0 12 9 0 31 0 51-9 0 66 0 132 0 198 0 13-1 18-36 18-4 0-7 0-12 0 0 5 0 9 0 13 14-3 45-3 62-3 15 0 49 0 63 3 0-4 0-8 0-13-5 0-8 0-12 0-35 0-37-4-37-18 0-72 0-145 0-216z"><text:p/></draw:path><draw:path draw:style-name="gr3" draw:text-style-name="P6" svg:width="0.0173in" svg:height="0.0453in" svg:x="0.5618in" svg:y="0.0972in" svg:viewBox="0 0 45 116" svg:d="M45 41c0-26-10-41-24-41-13 0-21 10-21 21 0 10 8 21 21 21 4 0 9-2 13-6 1-1 1-1 2-1 0 2 0 0 0 6 0 28-12 51-25 65-4 3-4 4-4 5 0 4 1 5 3 5 4 0 35-30 35-75z"><text:p/></draw:path><draw:path draw:style-name="gr3" draw:text-style-name="P6" svg:width="0.0638in" svg:height="0.1035in" svg:x="0.622in" svg:y="0.0126in" svg:viewBox="0 0 163 264" svg:d="M163 133c0-31-2-61-16-89-18-37-49-44-66-44-23 0-51 10-67 46-13 27-14 56-14 87 0 30 1 63 17 93 17 31 45 38 63 38 21 0 51-7 69-44 12-27 14-56 14-87zM80 257c-14 0-37-10-44-48-4-22-4-57-4-80 0-24 0-50 3-71 7-46 37-49 45-49 14 0 39 6 47 45 3 22 3 51 3 75 0 30 0 55-3 79-7 36-29 49-47 49z"><text:p/></draw:path><draw:path draw:style-name="gr3" draw:text-style-name="P6" svg:width="0.0335in" svg:height="0.1508in" svg:x="0.7004in" svg:y="0in" svg:viewBox="0 0 86 384" svg:d="M85 198c1-4 1-5 1-5 0-1 0-3-1-7-23-59-45-119-68-177-3-7-5-9-9-9-5 0-8 3-8 8 0 1 0 2 2 6 23 60 45 119 68 179-23 58-45 117-68 177-2 4-2 4-2 7 0 4 3 7 8 7s6-4 7-7c24-60 47-119 70-179z"><text:p/></draw:path><draw:path draw:style-name="gr3" draw:text-style-name="P6" svg:width="0.0177in" svg:height="0.0453in" svg:x="0.7642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6" svg:width="0.0335in" svg:height="0.1508in" svg:x="0.8354in" svg:y="0in" svg:viewBox="0 0 86 384" svg:d="M85 14c1-4 1-4 1-6 0-5-3-8-8-8-3 0-5 2-9 9-22 58-45 118-67 177-1 2-2 4-2 7 0 0 0 1 2 5 22 60 45 119 67 177 3 4 4 9 9 9s8-3 8-7c0-2 0-3-1-7-23-60-46-119-70-177 24-60 47-119 70-179z"><text:p/></draw:path><draw:path draw:style-name="gr3" draw:text-style-name="P6" svg:width="0.0602in" svg:height="0.1008in" svg:x="0.8858in" svg:y="0.0126in" svg:viewBox="0 0 154 257" svg:d="M30 227c13-13 27-27 40-40 61-53 84-74 84-112 0-44-35-75-82-75-43 0-72 36-72 70 0 21 19 21 20 21 6 0 20-4 20-19 0-10-7-20-20-20-3 0-5 0-6 0 9-26 30-40 53-40 35 0 52 32 52 63s-20 62-41 86c-25 27-49 54-75 81-3 4-3 5-3 15 47 0 96 0 143 0 3-22 8-45 11-67-3 0-7 0-10 0-2 10-4 27-9 34-2 3-27 3-36 3-23 0-46 0-69 0z"><text:p/></draw:path><draw:path draw:style-name="gr3" draw:text-style-name="P6" svg:width="0.0173in" svg:height="0.0453in" svg:x="0.9673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6" svg:width="0.0638in" svg:height="0.1035in" svg:x="1.0276in" svg:y="0.0126in" svg:viewBox="0 0 163 264" svg:d="M163 133c0-31-1-61-16-89-17-37-49-44-64-44-25 0-52 10-69 46-12 27-14 56-14 87 0 30 2 63 18 93 16 31 45 38 63 38 21 0 51-7 68-44 13-27 14-56 14-87zM81 257c-14 0-37-10-45-48-3-22-3-57-3-80 0-24 0-50 2-71 8-46 37-49 46-49 14 0 39 6 47 45 3 22 3 51 3 75 0 30 0 55-4 79-6 36-28 49-46 49z"><text:p/></draw:path><draw:path draw:style-name="gr3" draw:text-style-name="P6" svg:width="0.0335in" svg:height="0.1508in" svg:x="1.1063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6" svg:width="0.0539in" svg:height="0.1508in" svg:x="1.1677in" svg:y="0in" svg:viewBox="0 0 138 384" svg:d="M56 333c0 15-10 40-53 42-1 2-3 3-3 5 0 4 4 4 8 4 37 0 73-18 73-48 0-29 0-59 0-88 0-15 0-27 16-40 14-11 28-12 37-12 2-1 4-2 4-3 0-5-3-5-7-5-25-1-44-15-48-34-2-4-2-5-2-19 0-25 0-50 0-76 0-16 0-28-17-44-16-12-43-15-56-15-4 0-8 0-8 4s2 4 7 5c24 1 43 13 48 33 1 3 1 4 1 19 0 26 0 52 0 80 0 18 3 23 16 36 7 8 18 12 29 16-31 7-45 25-45 47 0 31 0 62 0 93z"><text:p/></draw:path></draw:g>. בניגוד לכך, קיום <draw:g text:anchor-type="as-char" svg:y="-0.1063in" draw:z-index="428" draw:name="Shape427" draw:style-name="gr1"><svg:title>TexMaths</svg:title><svg:desc>11§display§h§svg§600§FALSE§</svg:desc><draw:path draw:style-name="gr2" draw:text-style-name="P5" svg:width="0.0665in" svg:height="0.0906in" svg:x="-0.0004in" svg:y="0.0071in" svg:viewBox="0 0 170 231" svg:d="M0 0c56 0 114 0 170 0 0 77 0 154 0 231-56 0-114 0-170 0 0-77 0-154 0-231z"><text:p/></draw:path><draw:path draw:style-name="gr3" draw:text-style-name="P6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text:s/>כזו יגרור שחלק ממנה (הצמצום ב־A ששווה ל־<draw:g text:anchor-type="as-char" svg:y="-0.1075in" draw:z-index="429" draw:name="Shape428" draw:style-name="gr1"><svg:title>TexMaths</svg:title><svg:desc>11§display§f_1§svg§600§FALSE§</svg:desc><draw:path draw:style-name="gr2" draw:text-style-name="P5" svg:width="0.1079in" svg:height="0.1217in" svg:x="-0.0004in" svg:y="0.0075in" svg:viewBox="0 0 275 310" svg:d="M0 0c91 0 183 0 275 0 0 103 0 207 0 310-92 0-184 0-275 0 0-103 0-207 0-310z"><text:p/></draw:path><draw:path draw:style-name="gr3" draw:text-style-name="P6" svg:width="0.0744in" svg:height="0.1374in" svg:x="0in" svg:y="0in" svg:viewBox="0 0 190 350" svg:d="M120 118c11 0 22 0 33 0 6 0 11 0 11-8 0-4-5-4-10-4-11 0-22 0-32 0 2-16 5-30 9-44 1-8 6-36 9-40 3-8 9-13 18-13 0 0 10 0 18 6-18 1-20 16-20 21 0 9 6 13 13 13 10 0 21-7 21-23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3" draw:text-style-name="P6" svg:width="0.0382in" svg:height="0.0697in" svg:x="0.0772in" svg:y="0.0591in" svg:viewBox="0 0 98 178" svg:d="M60 8c0-8 0-8-7-8-18 17-42 16-53 16 0 4 0 7 0 10 7 0 24 0 38-7 0 46 0 92 0 138 0 9 0 12-26 12-3 0-7 0-10 0 0 4 0 6 0 9 5-1 38-1 47-1s43 0 49 1c0-3 0-5 0-9-4 0-7 0-10 0-28 0-28-3-28-12 0-50 0-100 0-149z"><text:p/></draw:path></draw:g>) יכלול <draw:g text:anchor-type="as-char" svg:y="-0.1134in" draw:z-index="430" draw:name="Shape429" draw:style-name="gr1"><svg:title>TexMaths</svg:title><svg:desc>11§display§\la 1, 3 \ra§svg§600§FALSE§</svg:desc><draw:path draw:style-name="gr2" draw:text-style-name="P5" svg:width="0.3051in" svg:height="0.1358in" svg:x="-0.0004in" svg:y="0.0071in" svg:viewBox="0 0 776 346" svg:d="M388 346c-129 0-258 0-388 0 0-116 0-230 0-346 259 0 517 0 776 0 0 116 0 230 0 346-129 0-259 0-388 0z"><text:p/></draw:path><draw:path draw:style-name="gr3" draw:text-style-name="P6" svg:width="0.0335in" svg:height="0.1512in" svg:x="0.0087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6" svg:width="0.05in" svg:height="0.1in" svg:x="0.0646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6" svg:width="0.0173in" svg:height="0.0453in" svg:x="0.1406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6" svg:width="0.063in" svg:height="0.1035in" svg:x="0.2008in" svg:y="0.013in" svg:viewBox="0 0 161 264" svg:d="M96 121c32-11 55-37 55-68 0-32-34-53-72-53-39 0-68 23-68 52 0 13 8 21 20 21s20-9 20-20c0-20-19-20-25-20 13-19 38-24 52-24 16 0 36 9 36 44 0 4 0 26-11 44s-24 20-34 20c-3 0-12 1-15 1-2 0-6 1-6 4 0 5 4 5 10 5s11 0 17 0c32 0 46 26 46 63 0 52-26 63-44 63-16 0-45-6-59-29 14 2 26-7 26-20 0-15-11-22-22-22-9 0-22 5-22 23 0 34 36 59 78 59 47 0 83-35 83-74 0-31-25-61-65-69z"><text:p/></draw:path><draw:path draw:style-name="gr3" draw:text-style-name="P6" svg:width="0.0339in" svg:height="0.1512in" svg:x="0.2787in" svg:y="0in" svg:viewBox="0 0 87 385" svg:d="M85 199c2-4 2-5 2-6 0-3 0-1-2-6-22-59-45-119-67-178-4-7-7-9-10-9-5 0-8 3-8 8 0 1 0 2 2 6 23 60 45 119 68 179-23 58-45 117-68 177-2 4-2 5-2 8 0 4 4 7 8 7 5 0 6-4 9-7 23-60 45-119 68-179z"><text:p/></draw:path></draw:g>, אך הצמצום ב־B יכלול <draw:g text:anchor-type="as-char" svg:y="-0.1134in" draw:z-index="431" draw:name="Shape430" draw:style-name="gr1"><svg:title>TexMaths</svg:title><svg:desc>11§display§\la 1, 0 \ra§svg§600§FALSE§</svg:desc><draw:path draw:style-name="gr2" draw:text-style-name="P5" svg:width="0.3051in" svg:height="0.1358in" svg:x="-0.0004in" svg:y="0.0071in" svg:viewBox="0 0 776 346" svg:d="M388 346c-129 0-258 0-388 0 0-116 0-230 0-346 259 0 517 0 776 0 0 116 0 230 0 346-129 0-259 0-388 0z"><text:p/></draw:path><draw:path draw:style-name="gr3" draw:text-style-name="P6" svg:width="0.0335in" svg:height="0.1512in" svg:x="0.0087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6" svg:width="0.05in" svg:height="0.1in" svg:x="0.0646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6" svg:width="0.0173in" svg:height="0.0453in" svg:x="0.1406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6" svg:width="0.0638in" svg:height="0.1035in" svg:x="0.2004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6" svg:width="0.0339in" svg:height="0.1512in" svg:x="0.2787in" svg:y="0in" svg:viewBox="0 0 87 385" svg:d="M85 199c2-4 2-5 2-6 0-3 0-1-2-6-22-59-45-119-67-178-4-7-7-9-10-9-5 0-8 3-8 8 0 1 0 2 2 6 23 60 45 119 68 179-23 58-45 117-68 177-2 4-2 5-2 8 0 4 4 7 8 7 5 0 6-4 9-7 23-60 45-119 68-179z"><text:p/></draw:path></draw:g>, כלומר <draw:g text:anchor-type="as-char" svg:y="-0.1134in" draw:z-index="433" draw:name="Shape431" draw:style-name="gr1"><svg:title>TexMaths</svg:title><svg:desc>11§display§\la 1, 3 \ra \in h \land \la 1, 0 \ra \in h§svg§600§FALSE§</svg:desc><draw:path draw:style-name="gr2" draw:text-style-name="P5" svg:width="1.3724in" svg:height="0.1358in" svg:x="-0.0004in" svg:y="0.0071in" svg:viewBox="0 0 3487 346" svg:d="M1744 346c-582 0-1163 0-1744 0 0-116 0-230 0-346 1162 0 2325 0 3487 0 0 116 0 230 0 346-581 0-1162 0-1743 0z"><text:p/></draw:path><draw:path draw:style-name="gr3" draw:text-style-name="P6" svg:width="0.0335in" svg:height="0.1512in" svg:x="0.0087in" svg:y="0in" svg:viewBox="0 0 86 385" svg:d="M84 15c2-4 2-5 2-7 0-5-3-8-8-8-3 0-5 2-9 9-22 59-45 118-67 177-1 2-2 4-2 8 0 1 0 1 2 5 22 59 45 118 67 176 3 5 4 10 9 10s8-3 8-7c0-1 0-3-2-7-23-59-45-119-69-177 24-60 46-119 69-179z"><text:p/></draw:path><draw:path draw:style-name="gr3" draw:text-style-name="P6" svg:width="0.05in" svg:height="0.1in" svg:x="0.0646in" svg:y="0.013in" svg:viewBox="0 0 128 255" svg:d="M79 10c0-10 0-10-9-10-24 24-58 24-70 24 0 5 0 8 0 12 8 0 31 0 51-10 0 66 0 133 0 199 0 14-1 18-36 18-4 0-8 0-13 0 0 5 0 9 0 12 15-1 48-1 63-1s49 0 63 1c0-3 0-7 0-12-5 0-8 0-12 0-36 0-37-4-37-18 0-72 0-144 0-215z"><text:p/></draw:path><draw:path draw:style-name="gr3" draw:text-style-name="P6" svg:width="0.0173in" svg:height="0.0453in" svg:x="0.1406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626in" svg:height="0.1035in" svg:x="0.2016in" svg:y="0.013in" svg:viewBox="0 0 160 264" svg:d="M96 121c31-11 54-37 54-68 0-32-34-53-72-53s-68 23-68 52c0 13 9 21 20 21 12 0 20-9 20-20 0-20-19-20-25-20 12-19 38-24 52-24 15 0 37 9 37 44 0 4-1 26-11 44-12 18-25 20-35 20-2 0-12 1-14 1-3 0-7 1-7 4 0 5 4 5 10 5s11 0 17 0c32 0 46 26 46 63 0 52-26 63-44 63-17 0-45-6-58-29 13 2 25-7 25-20 0-15-11-22-22-22-9 0-21 5-21 23 0 34 35 59 78 59 46 0 82-35 82-74 0-31-25-61-64-69z"><text:p/></draw:path><draw:path draw:style-name="gr3" draw:text-style-name="P6" svg:width="0.0335in" svg:height="0.1512in" svg:x="0.2795in" svg:y="0in" svg:viewBox="0 0 86 385" svg:d="M84 199c2-4 2-4 2-5 0-2 0-2-2-7-22-59-45-119-67-178-3-7-5-9-9-9-5 0-8 3-8 8 0 1 0 2 2 6 23 60 45 119 68 180-23 58-45 118-68 176-2 4-2 5-2 8 0 4 3 7 8 7 4 0 6-4 7-7 24-60 46-119 69-179z"><text:p/></draw:path><draw:path draw:style-name="gr3" draw:text-style-name="P6" svg:width="0.076in" svg:height="0.087in" svg:x="0.385in" svg:y="0.0307in" svg:viewBox="0 0 194 222" svg:d="M179 120c7 0 15 0 15-8 0-9-8-9-15-9-55 0-109 0-164 0 6-50 50-88 104-88 20 0 41 0 60 0 7 0 15 0 15-7 0-8-8-8-15-8-19 0-40 0-60 0-66 0-119 50-119 112s53 110 119 110c20 0 41 0 60 0 7 0 15 0 15-7s-8-7-15-7c-19 0-40 0-60 0-54 0-98-37-104-88 55 0 109 0 164 0z"><text:p/></draw:path><draw:path draw:style-name="gr3" draw:text-style-name="P6" svg:width="0.074in" svg:height="0.1063in" svg:x="0.5248in" svg:y="0.0075in" svg:viewBox="0 0 189 271" svg:d="M89 4c0-1 0-4-4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6 0 50-56 50-60 0-3-3-3-4-3-3 0-3 1-6 7-5 20-18 47-39 47-7 0-9-3-9-12 0-10 3-19 7-28 6-15 23-61 23-83 0-26-16-42-44-42-25 0-43 12-58 30 10-41 20-82 30-123z"><text:p/></draw:path><draw:path draw:style-name="gr3" draw:text-style-name="P6" svg:width="0.0846in" svg:height="0.0937in" svg:x="0.6461in" svg:y="0.0217in" svg:viewBox="0 0 216 239" svg:d="M117 9c-4-7-6-9-9-9-5 0-6 3-9 9-32 71-64 143-96 215-2 4-3 5-3 7 0 5 4 8 9 8 2 0 5-1 9-8 29-67 60-135 90-203 31 68 60 136 91 203 3 8 7 8 9 8 4 0 8-3 8-8 0-1 0-2-3-6-31-72-64-145-96-216z"><text:p/></draw:path><draw:path draw:style-name="gr3" draw:text-style-name="P6" svg:width="0.0339in" svg:height="0.1512in" svg:x="0.7894in" svg:y="0in" svg:viewBox="0 0 87 385" svg:d="M85 15c2-4 2-5 2-7 0-5-4-8-8-8s-6 2-10 9c-22 59-45 118-67 177-1 2-2 4-2 8 0 1 0 1 2 5 22 59 45 118 67 176 3 5 5 10 10 10 4 0 8-3 8-7 0-1 0-3-2-7-23-59-45-119-68-177 23-60 45-119 68-179z"><text:p/></draw:path><draw:path draw:style-name="gr3" draw:text-style-name="P6" svg:width="0.05in" svg:height="0.1in" svg:x="0.8453in" svg:y="0.013in" svg:viewBox="0 0 128 255" svg:d="M79 10c0-10 0-10-9-10-23 24-57 24-70 24 0 5 0 8 0 12 8 0 31 0 51-10 0 66 0 133 0 199 0 14-1 18-36 18-4 0-7 0-12 0 0 5 0 9 0 12 14-1 45-1 62-1 15 0 49 0 63 1 0-3 0-7 0-12-5 0-8 0-12 0-35 0-37-4-37-18 0-72 0-144 0-215z"><text:p/></draw:path><draw:path draw:style-name="gr3" draw:text-style-name="P6" svg:width="0.0173in" svg:height="0.0453in" svg:x="0.9209in" svg:y="0.0972in" svg:viewBox="0 0 45 116" svg:d="M45 41c0-26-10-41-24-41-13 0-21 10-21 21 0 10 8 20 21 20 4 0 10-1 13-5 1-1 1-1 2-1 0 2 0 0 0 6 0 28-13 51-25 64-4 4-4 5-4 6 0 2 1 5 3 5 4 0 35-30 35-75z"><text:p/></draw:path><draw:path draw:style-name="gr3" draw:text-style-name="P6" svg:width="0.0638in" svg:height="0.1035in" svg:x="0.9815in" svg:y="0.013in" svg:viewBox="0 0 163 264" svg:d="M163 133c0-31-2-61-16-90-18-37-49-43-66-43-23 0-51 10-67 45-12 28-14 57-14 88 0 29 1 64 18 92 16 32 44 39 63 39 21 0 50-7 68-45 12-25 14-55 14-86zM81 255c-15 0-38-9-45-46-4-22-4-58-4-80 0-26 0-51 3-72 7-45 37-49 46-49 13 0 38 7 46 45 4 22 4 52 4 76 0 28 0 55-4 79-7 36-29 47-46 47z"><text:p/></draw:path><draw:path draw:style-name="gr3" draw:text-style-name="P6" svg:width="0.0335in" svg:height="0.1512in" svg:x="1.0602in" svg:y="0in" svg:viewBox="0 0 86 385" svg:d="M85 199c1-4 1-4 1-5 0-2 0-2-1-7-23-59-45-119-68-178-3-7-5-9-9-9-5 0-8 3-8 8 0 1 0 2 2 6 23 60 45 119 68 180-23 58-45 118-68 176-2 4-2 5-2 8 0 4 3 7 8 7s6-4 7-7c24-60 47-119 70-179z"><text:p/></draw:path><draw:path draw:style-name="gr3" draw:text-style-name="P6" svg:width="0.076in" svg:height="0.087in" svg:x="1.1657in" svg:y="0.0307in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" draw:text-style-name="P6" svg:width="0.0744in" svg:height="0.1063in" svg:x="1.3051in" svg:y="0.0075in" svg:viewBox="0 0 190 271" svg:d="M90 4c0-1 0-4-5-4-9 0-38 3-48 3-2 1-6 1-6 8 0 6 3 6 9 6 18 0 19 2 19 6 0 2-1 6-1 8-18 74-37 147-56 220-2 6-2 7-2 9 0 9 8 11 11 11 7 0 13-5 14-10 3-10 6-20 8-30 3-11 6-22 9-33 2-9 4-17 6-26 2-2 4-15 5-18s13-24 26-35c8-6 20-13 37-13 16 0 20 13 20 26 0 21-14 64-24 86-2 9-4 13-4 21 0 19 13 32 32 32 36 0 50-56 50-60 0-3-3-3-4-3-4 0-4 1-7 7-5 20-17 47-39 47-7 0-9-3-9-12 0-10 3-19 7-28 6-15 24-61 24-83 0-26-16-42-45-42-25 0-43 12-58 30 10-41 21-82 31-123z"><text:p/></draw:path></draw:g><text:s/>וזו סתירה להיות <draw:g text:anchor-type="as-char" svg:y="-0.1063in" draw:z-index="432" draw:name="Shape432" draw:style-name="gr1"><svg:title>TexMaths</svg:title><svg:desc>11§display§h§svg§600§FALSE§</svg:desc><draw:path draw:style-name="gr2" draw:text-style-name="P5" svg:width="0.0665in" svg:height="0.0906in" svg:x="-0.0004in" svg:y="0.0071in" svg:viewBox="0 0 170 231" svg:d="M0 0c56 0 114 0 170 0 0 77 0 154 0 231-56 0-114 0-170 0 0-77 0-154 0-231z"><text:p/></draw:path><draw:path draw:style-name="gr3" draw:text-style-name="P6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text:s/>פונקציה (כלומר ח"ע). </text:p>
        </text:list-item>
      </text:list>
      <text:p text:style-name="P13"><draw:g text:anchor-type="as-char" svg:y="-0.1134in" draw:z-index="434" draw:name="Shape433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p text:style-name="P75">~ סוף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Quicksand" svg:font-family="Quicksand" style:font-adornments="Regular" style:font-pitch="variable"/>
    <style:font-face style:name="Rubik" svg:font-family="Rubik" style:font-adornments="Light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.0398in" fo:margin-bottom="0.0193in" style:contextual-spacing="false" fo:line-height="150%" fo:text-align="justify" style:justify-single-word="false" fo:text-indent="0in" style:auto-text-indent="false" style:page-number="auto" style:writing-mode="rl-tb">
        <style:tab-stops/>
      </style:paragraph-properties>
      <style:text-properties style:font-name="Quicksand" fo:font-family="Quicksand" style:font-style-name="Regular" style:font-pitch="variable" fo:font-size="11pt" fo:font-weight="normal" style:font-name-complex="Rubik" style:font-family-complex="Rubik" style:font-style-name-complex="Light" style:font-pitch-complex="variable" style:font-size-complex="11pt" style:language-complex="he" style:country-complex="IL" style:font-weight-complex="250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256d54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 style:border-line-width-bottom="0.0102in 0.0102in 0.0102in" fo:padding="0.0193in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39in" fo:margin-bottom="0.0709in" style:contextual-spacing="false" style:page-number="auto" fo:padding="0.0193in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padding="0.0193in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in" fo:margin-right="0in" fo:margin-top="0.0398in" fo:margin-bottom="0in" style:contextual-spacing="true" fo:line-height="100%" fo:text-indent="0in" style:auto-text-indent="false" style:page-number="auto" fo:background-color="#dddddd" fo:padding="0.0398in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071in 0.0173in 0.0071in" fo:padding="0.0193in" fo:border-left="none" fo:border-right="none" fo:border-top="none" fo:border-bottom="2.24pt double-thin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User_20_Index_20_6" style:display-name="User Index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0.3937in" fo:margin-right="0.3937in" fo:margin-top="0.0398in" fo:margin-bottom="0.1965in" style:contextual-spacing="false" fo:text-indent="0in" style:auto-text-indent="false" style:page-number="auto" fo:background-color="#eeeeee" fo:padding-left="0.0193in" fo:padding-right="0.1181in" fo:padding-top="0.0193in" fo:padding-bottom="0.0193in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th" style:family="paragraph" style:parent-style-name="Standard" style:master-page-name="">
      <style:paragraph-properties fo:margin-left="0.0398in" fo:margin-right="0.0398in" fo:line-height="150%" fo:text-align="center" style:justify-single-word="false" fo:text-indent="0in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User_20_Index_20_7" style:display-name="User Index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.0398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e" style:family="paragraph" style:parent-style-name="Standard">
      <style:text-properties style:font-name="Noto Serif Display SemiCondensed" fo:font-family="'Noto Serif Display SemiCondensed'" style:font-style-name="SemiCondensed" style:font-family-generic="roman" style:font-pitch="variable" fo:font-weight="normal" style:font-name-complex="Noto Serif Hebrew ExtCond SemBd" style:font-family-complex="'Noto Serif Hebrew ExtCond SemBd'" style:font-style-name-complex="ExtraCondensed SemiBold" style:font-family-generic-complex="roman" style:font-pitch-complex="variable" style:font-size-complex="9pt" style:font-weight-complex="600"/>
    </style:style>
    <style:style style:name="Matי" style:family="paragraph" style:parent-style-name="Text_20_body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XI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22:50:51.412945435</meta:creation-date>
    <meta:editing-duration>P1DT5H24M36S</meta:editing-duration>
    <meta:editing-cycles>45</meta:editing-cycles>
    <meta:generator>LibreOffice/24.8.3.2$Linux_X86_64 LibreOffice_project/480$Build-2</meta:generator>
    <dc:title>Math</dc:title>
    <dc:date>2024-12-30T20:33:43.366216093</dc:date>
    <meta:print-date>2024-12-30T20:33:27.820594202</meta:print-date>
    <meta:printed-by>PDF files</meta:printed-by>
    <meta:document-statistic meta:table-count="0" meta:image-count="0" meta:object-count="0" meta:page-count="11" meta:paragraph-count="196" meta:word-count="1403" meta:character-count="6730" meta:non-whitespace-character-count="5268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usepackage{mathrsfs}§§§\def\N     {\mathbb{N}}§\def\Z     {\mathbb{Z}}§\def\R     {\mathbb{R}}§\def\Q     {\mathbb{Q}}§§\def\powerset {\mathcal{P}}§§\def\siff  {\longleftrightarrow}§\def\ssiff {\leftrightarrow}§\def\so    {\longrightarrow}§\def\sso   {\rightarrow}§§\def\epsi  {\epsilon}§\def\vepsi {\varepsilon}§§\def\Neven {\N_{\mathrm{even}}}§\def\Nodd  {\N_{\mathrm{odd }}}§\def\Zeven {\Z_{\mathrm{even}}}§\def\Zodd  {\Z_{\mathrm{odd }}}§\def\Np    {\N_+}§§\def\open  {\big(}§\def\qopen {\quad\big(}§\def\close {\big)}§\def\also  {\text{, }}§\def\defi  {\text{ definition}}§\def\given {\text{given }}§\def\case  {\text{if }}§\def\syx   {\text{ syntax}}§§\def\ra    {\rangle}§\def\la    {\langle}§§\def\oto   {\leftarrow}§§\def\QED   {\quad\quad\mathscr{Q.E.D.}\;\;\blacksquare}§\def\QEF   {\quad\quad\mathscr{Q.E.F.}\;\;\blacksquare}§\def\eQED  {\mathscr{Q.E.D.}\;\;\blacksquare}§\def\eQEF  {\mathscr{Q.E.F.}\;\;\blacksquare}§\def\jQED  {\mathscr{Q.E.D.}}§\def\jQEF  {\mathscr{Q.E.F.}}§§\def\dom{\text{dom}}§\def\Im {\text{Im}}§\def\range{\text{range}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Math" xlink:href="../../../.config/libreoffice/4/user/template/Math.ott" meta:date="2023-12-28T22:50:51.033056429"/>
  </office:meta>
</office:document-meta>
</file>